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51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de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– mean(x)</text:p>
          </table:table-cell>
          <table:table-cell office:value-type="string" calcext:value-type="string">
            <text:p>y-mean(y)</text:p>
          </table:table-cell>
          <table:table-cell office:value-type="string" calcext:value-type="string">
            <text:p>G^2</text:p>
          </table:table-cell>
          <table:table-cell office:value-type="string" calcext:value-type="string">
            <text:p>G*H</text:p>
          </table:table-cell>
          <table:table-cell office:value-type="string" calcext:value-type="string">
            <text:p>H^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^2</text:p>
          </table:table-cell>
          <table:table-cell/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]" office:value-type="float" office:value="1" calcext:value-type="float">
            <text:p>1</text:p>
          </table:table-cell>
          <table:table-cell table:formula="of:=LOG([.A2]*[.$Q$1])" office:value-type="float" office:value="-0.751291264399082" calcext:value-type="float">
            <text:p>-0.751291264399082</text:p>
          </table:table-cell>
          <table:table-cell table:formula="of:=[.E2]-AVERAGE([.E$3:.E$1200])" office:value-type="float" office:value="-11.0091819699499" calcext:value-type="float">
            <text:p>-11.0091819699499</text:p>
          </table:table-cell>
          <table:table-cell table:formula="of:=[.F2]-AVERAGE([.F$3:.F$1200])" office:value-type="float" office:value="-3.21716396056816" calcext:value-type="float">
            <text:p>-3.21716396056816</text:p>
          </table:table-cell>
          <table:table-cell table:formula="of:=[.G2]*[.G2]" office:value-type="float" office:value="121.20208764747" calcext:value-type="float">
            <text:p>121.20208764747</text:p>
          </table:table-cell>
          <table:table-cell table:formula="of:=[.G2]*[.H2]" office:value-type="float" office:value="35.4183434690597" calcext:value-type="float">
            <text:p>35.4183434690597</text:p>
          </table:table-cell>
          <table:table-cell table:formula="of:=[.H2]*[.H2]" office:value-type="float" office:value="10.3501439491786" calcext:value-type="float">
            <text:p>10.3501439491786</text:p>
          </table:table-cell>
          <table:table-cell table:formula="of:=SUM([.J3:.J1200])/SUM([.I3:.I1200])" office:value-type="float" office:value="0.26258875205627" calcext:value-type="float">
            <text:p>0.26258875205627</text:p>
          </table:table-cell>
          <table:table-cell table:formula="of:=AVERAGE([.F3:.F1200])-[.L2]*AVERAGE([.E3:.E1200])" office:value-type="float" office:value="-0.687603410536731" calcext:value-type="float">
            <text:p>-0.687603410536731</text:p>
          </table:table-cell>
          <table:table-cell table:formula="of:=[.L2]* SQRT(SUM([.I3:.I1200]))/SQRT(SUM([.K3:.K1200]))" office:value-type="float" office:value="0.967101323205974" calcext:value-type="float">
            <text:p>0.967101323205974</text:p>
          </table:table-cell>
          <table:table-cell table:formula="of:=[.N2]*[.N2]" office:value-type="float" office:value="0.935284969346745" calcext:value-type="float">
            <text:p>0.9352849693467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]" office:value-type="float" office:value="2" calcext:value-type="float">
            <text:p>2</text:p>
          </table:table-cell>
          <table:table-cell table:formula="of:=LOG([.A3]*[.$Q$1])" office:value-type="float" office:value="-0.342944147142896" calcext:value-type="float">
            <text:p>-0.342944147142896</text:p>
          </table:table-cell>
          <table:table-cell table:formula="of:=[.E3]-AVERAGE([.E$3:.E$1200])" office:value-type="float" office:value="-10.0091819699499" calcext:value-type="float">
            <text:p>-10.0091819699499</text:p>
          </table:table-cell>
          <table:table-cell table:formula="of:=[.F3]-AVERAGE([.F$3:.F$1200])" office:value-type="float" office:value="-2.80881684331198" calcext:value-type="float">
            <text:p>-2.80881684331198</text:p>
          </table:table-cell>
          <table:table-cell table:formula="of:=[.G3]*[.G3]" office:value-type="float" office:value="100.18372370757" calcext:value-type="float">
            <text:p>100.18372370757</text:p>
          </table:table-cell>
          <table:table-cell table:formula="of:=[.G3]*[.H3]" office:value-type="float" office:value="28.1139589049699" calcext:value-type="float">
            <text:p>28.1139589049699</text:p>
          </table:table-cell>
          <table:table-cell table:formula="of:=[.H3]*[.H3]" office:value-type="float" office:value="7.88945205927306" calcext:value-type="float">
            <text:p>7.88945205927306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4]" office:value-type="float" office:value="2" calcext:value-type="float">
            <text:p>2</text:p>
          </table:table-cell>
          <table:table-cell table:formula="of:=LOG([.A4]*[.$Q$1])" office:value-type="float" office:value="0.0500315623684017" calcext:value-type="float">
            <text:p>0.050031562368402</text:p>
          </table:table-cell>
          <table:table-cell table:formula="of:=[.E4]-AVERAGE([.E$3:.E$1200])" office:value-type="float" office:value="-10.0091819699499" calcext:value-type="float">
            <text:p>-10.0091819699499</text:p>
          </table:table-cell>
          <table:table-cell table:formula="of:=[.F4]-AVERAGE([.F$3:.F$1200])" office:value-type="float" office:value="-2.41584113380068" calcext:value-type="float">
            <text:p>-2.41584113380068</text:p>
          </table:table-cell>
          <table:table-cell table:formula="of:=[.G4]*[.G4]" office:value-type="float" office:value="100.18372370757" calcext:value-type="float">
            <text:p>100.18372370757</text:p>
          </table:table-cell>
          <table:table-cell table:formula="of:=[.G4]*[.H4]" office:value-type="float" office:value="24.1805935187011" calcext:value-type="float">
            <text:p>24.1805935187011</text:p>
          </table:table-cell>
          <table:table-cell table:formula="of:=[.H4]*[.H4]" office:value-type="float" office:value="5.83628838376335" calcext:value-type="float">
            <text:p>5.83628838376335</text:p>
          </table:table-cell>
          <table:table-cell/>
          <table:table-cell table:formula="of:=EXP([.M2])/[.Q1]" office:value-type="float" office:value="5027.7958257606" calcext:value-type="float">
            <text:p>5027.795825760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]" office:value-type="float" office:value="2" calcext:value-type="float">
            <text:p>2</text:p>
          </table:table-cell>
          <table:table-cell table:formula="of:=LOG([.A5]*[.$Q$1])" office:value-type="float" office:value="-0.324038450357831" calcext:value-type="float">
            <text:p>-0.324038450357831</text:p>
          </table:table-cell>
          <table:table-cell table:formula="of:=[.E5]-AVERAGE([.E$3:.E$1200])" office:value-type="float" office:value="-10.0091819699499" calcext:value-type="float">
            <text:p>-10.0091819699499</text:p>
          </table:table-cell>
          <table:table-cell table:formula="of:=[.F5]-AVERAGE([.F$3:.F$1200])" office:value-type="float" office:value="-2.78991114652691" calcext:value-type="float">
            <text:p>-2.78991114652691</text:p>
          </table:table-cell>
          <table:table-cell table:formula="of:=[.G5]*[.G5]" office:value-type="float" office:value="100.18372370757" calcext:value-type="float">
            <text:p>100.18372370757</text:p>
          </table:table-cell>
          <table:table-cell table:formula="of:=[.G5]*[.H5]" office:value-type="float" office:value="27.9247283455795" calcext:value-type="float">
            <text:p>27.9247283455795</text:p>
          </table:table-cell>
          <table:table-cell table:formula="of:=[.H5]*[.H5]" office:value-type="float" office:value="7.7836042055151" calcext:value-type="float">
            <text:p>7.7836042055151</text:p>
          </table:table-cell>
          <table:table-cell table:number-columns-repeated="6"/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]" office:value-type="float" office:value="3" calcext:value-type="float">
            <text:p>3</text:p>
          </table:table-cell>
          <table:table-cell table:formula="of:=LOG([.A6]*[.$Q$1])" office:value-type="float" office:value="-0.186752699102395" calcext:value-type="float">
            <text:p>-0.186752699102395</text:p>
          </table:table-cell>
          <table:table-cell table:formula="of:=[.E6]-AVERAGE([.E$3:.E$1200])" office:value-type="float" office:value="-9.00918196994992" calcext:value-type="float">
            <text:p>-9.00918196994992</text:p>
          </table:table-cell>
          <table:table-cell table:formula="of:=[.F6]-AVERAGE([.F$3:.F$1200])" office:value-type="float" office:value="-2.65262539527148" calcext:value-type="float">
            <text:p>-2.65262539527148</text:p>
          </table:table-cell>
          <table:table-cell table:formula="of:=[.G6]*[.G6]" office:value-type="float" office:value="81.1653597676706" calcext:value-type="float">
            <text:p>81.1653597676706</text:p>
          </table:table-cell>
          <table:table-cell table:formula="of:=[.G6]*[.H6]" office:value-type="float" office:value="23.897984884111" calcext:value-type="float">
            <text:p>23.897984884111</text:p>
          </table:table-cell>
          <table:table-cell table:formula="of:=[.H6]*[.H6]" office:value-type="float" office:value="7.03642148763915" calcext:value-type="float">
            <text:p>7.03642148763915</text:p>
          </table:table-cell>
          <table:table-cell table:number-columns-repeated="6"/>
        </table:table-row>
        <table:table-row table:style-name="ro1">
          <table:table-cell office:value-type="float" office:value="18429" calcext:value-type="float">
            <text:p>184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]" office:value-type="float" office:value="3" calcext:value-type="float">
            <text:p>3</text:p>
          </table:table-cell>
          <table:table-cell table:formula="of:=LOG([.A7]*[.$Q$1])" office:value-type="float" office:value="0.265501770039226" calcext:value-type="float">
            <text:p>0.265501770039226</text:p>
          </table:table-cell>
          <table:table-cell table:formula="of:=[.E7]-AVERAGE([.E$3:.E$1200])" office:value-type="float" office:value="-9.00918196994992" calcext:value-type="float">
            <text:p>-9.00918196994992</text:p>
          </table:table-cell>
          <table:table-cell table:formula="of:=[.F7]-AVERAGE([.F$3:.F$1200])" office:value-type="float" office:value="-2.20037092612985" calcext:value-type="float">
            <text:p>-2.20037092612985</text:p>
          </table:table-cell>
          <table:table-cell table:formula="of:=[.G7]*[.G7]" office:value-type="float" office:value="81.1653597676706" calcext:value-type="float">
            <text:p>81.1653597676706</text:p>
          </table:table-cell>
          <table:table-cell table:formula="of:=[.G7]*[.H7]" office:value-type="float" office:value="19.8235420748911" calcext:value-type="float">
            <text:p>19.8235420748911</text:p>
          </table:table-cell>
          <table:table-cell table:formula="of:=[.H7]*[.H7]" office:value-type="float" office:value="4.84163221255756" calcext:value-type="float">
            <text:p>4.84163221255756</text:p>
          </table:table-cell>
          <table:table-cell table:number-columns-repeated="6"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" office:value-type="float" office:value="3" calcext:value-type="float">
            <text:p>3</text:p>
          </table:table-cell>
          <table:table-cell table:formula="of:=LOG([.A8]*[.$Q$1])" office:value-type="float" office:value="-0.181444220702197" calcext:value-type="float">
            <text:p>-0.181444220702197</text:p>
          </table:table-cell>
          <table:table-cell table:formula="of:=[.E8]-AVERAGE([.E$3:.E$1200])" office:value-type="float" office:value="-9.00918196994992" calcext:value-type="float">
            <text:p>-9.00918196994992</text:p>
          </table:table-cell>
          <table:table-cell table:formula="of:=[.F8]-AVERAGE([.F$3:.F$1200])" office:value-type="float" office:value="-2.64731691687128" calcext:value-type="float">
            <text:p>-2.64731691687128</text:p>
          </table:table-cell>
          <table:table-cell table:formula="of:=[.G8]*[.G8]" office:value-type="float" office:value="81.1653597676706" calcext:value-type="float">
            <text:p>81.1653597676706</text:p>
          </table:table-cell>
          <table:table-cell table:formula="of:=[.G8]*[.H8]" office:value-type="float" office:value="23.8501598362201" calcext:value-type="float">
            <text:p>23.8501598362201</text:p>
          </table:table-cell>
          <table:table-cell table:formula="of:=[.H8]*[.H8]" office:value-type="float" office:value="7.00828685835285" calcext:value-type="float">
            <text:p>7.00828685835285</text:p>
          </table:table-cell>
          <table:table-cell table:number-columns-repeated="6"/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" office:value-type="float" office:value="2" calcext:value-type="float">
            <text:p>2</text:p>
          </table:table-cell>
          <table:table-cell table:formula="of:=LOG([.A9]*[.$Q$1])" office:value-type="float" office:value="-0.169411331314856" calcext:value-type="float">
            <text:p>-0.169411331314856</text:p>
          </table:table-cell>
          <table:table-cell table:formula="of:=[.E9]-AVERAGE([.E$3:.E$1200])" office:value-type="float" office:value="-10.0091819699499" calcext:value-type="float">
            <text:p>-10.0091819699499</text:p>
          </table:table-cell>
          <table:table-cell table:formula="of:=[.F9]-AVERAGE([.F$3:.F$1200])" office:value-type="float" office:value="-2.63528402748394" calcext:value-type="float">
            <text:p>-2.63528402748394</text:p>
          </table:table-cell>
          <table:table-cell table:formula="of:=[.G9]*[.G9]" office:value-type="float" office:value="100.18372370757" calcext:value-type="float">
            <text:p>100.18372370757</text:p>
          </table:table-cell>
          <table:table-cell table:formula="of:=[.G9]*[.H9]" office:value-type="float" office:value="26.3770373735892" calcext:value-type="float">
            <text:p>26.3770373735892</text:p>
          </table:table-cell>
          <table:table-cell table:formula="of:=[.H9]*[.H9]" office:value-type="float" office:value="6.94472190551196" calcext:value-type="float">
            <text:p>6.94472190551196</text:p>
          </table:table-cell>
          <table:table-cell table:number-columns-repeated="6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0]" office:value-type="float" office:value="3" calcext:value-type="float">
            <text:p>3</text:p>
          </table:table-cell>
          <table:table-cell table:formula="of:=LOG([.A10]*[.$Q$1])" office:value-type="float" office:value="-0.186018924363528" calcext:value-type="float">
            <text:p>-0.186018924363528</text:p>
          </table:table-cell>
          <table:table-cell table:formula="of:=[.E10]-AVERAGE([.E$3:.E$1200])" office:value-type="float" office:value="-9.00918196994992" calcext:value-type="float">
            <text:p>-9.00918196994992</text:p>
          </table:table-cell>
          <table:table-cell table:formula="of:=[.F10]-AVERAGE([.F$3:.F$1200])" office:value-type="float" office:value="-2.65189162053261" calcext:value-type="float">
            <text:p>-2.65189162053261</text:p>
          </table:table-cell>
          <table:table-cell table:formula="of:=[.G10]*[.G10]" office:value-type="float" office:value="81.1653597676706" calcext:value-type="float">
            <text:p>81.1653597676706</text:p>
          </table:table-cell>
          <table:table-cell table:formula="of:=[.G10]*[.H10]" office:value-type="float" office:value="23.8913741739636" calcext:value-type="float">
            <text:p>23.8913741739636</text:p>
          </table:table-cell>
          <table:table-cell table:formula="of:=[.H10]*[.H10]" office:value-type="float" office:value="7.03252916705107" calcext:value-type="float">
            <text:p>7.03252916705107</text:p>
          </table:table-cell>
          <table:table-cell table:number-columns-repeated="6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]" office:value-type="float" office:value="3" calcext:value-type="float">
            <text:p>3</text:p>
          </table:table-cell>
          <table:table-cell table:formula="of:=LOG([.A11]*[.$Q$1])" office:value-type="float" office:value="-0.173795576500747" calcext:value-type="float">
            <text:p>-0.173795576500747</text:p>
          </table:table-cell>
          <table:table-cell table:formula="of:=[.E11]-AVERAGE([.E$3:.E$1200])" office:value-type="float" office:value="-9.00918196994992" calcext:value-type="float">
            <text:p>-9.00918196994992</text:p>
          </table:table-cell>
          <table:table-cell table:formula="of:=[.F11]-AVERAGE([.F$3:.F$1200])" office:value-type="float" office:value="-2.63966827266983" calcext:value-type="float">
            <text:p>-2.63966827266983</text:p>
          </table:table-cell>
          <table:table-cell table:formula="of:=[.G11]*[.G11]" office:value-type="float" office:value="81.1653597676706" calcext:value-type="float">
            <text:p>81.1653597676706</text:p>
          </table:table-cell>
          <table:table-cell table:formula="of:=[.G11]*[.H11]" office:value-type="float" office:value="23.7812518087859" calcext:value-type="float">
            <text:p>23.7812518087859</text:p>
          </table:table-cell>
          <table:table-cell table:formula="of:=[.H11]*[.H11]" office:value-type="float" office:value="6.96784858973971" calcext:value-type="float">
            <text:p>6.96784858973971</text:p>
          </table:table-cell>
          <table:table-cell table:number-columns-repeated="6"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2]" office:value-type="float" office:value="3" calcext:value-type="float">
            <text:p>3</text:p>
          </table:table-cell>
          <table:table-cell table:formula="of:=LOG([.A12]*[.$Q$1])" office:value-type="float" office:value="-0.17979854051436" calcext:value-type="float">
            <text:p>-0.17979854051436</text:p>
          </table:table-cell>
          <table:table-cell table:formula="of:=[.E12]-AVERAGE([.E$3:.E$1200])" office:value-type="float" office:value="-9.00918196994992" calcext:value-type="float">
            <text:p>-9.00918196994992</text:p>
          </table:table-cell>
          <table:table-cell table:formula="of:=[.F12]-AVERAGE([.F$3:.F$1200])" office:value-type="float" office:value="-2.64567123668344" calcext:value-type="float">
            <text:p>-2.64567123668344</text:p>
          </table:table-cell>
          <table:table-cell table:formula="of:=[.G12]*[.G12]" office:value-type="float" office:value="81.1653597676706" calcext:value-type="float">
            <text:p>81.1653597676706</text:p>
          </table:table-cell>
          <table:table-cell table:formula="of:=[.G12]*[.H12]" office:value-type="float" office:value="23.8353336039436" calcext:value-type="float">
            <text:p>23.8353336039436</text:p>
          </table:table-cell>
          <table:table-cell table:formula="of:=[.H12]*[.H12]" office:value-type="float" office:value="6.99957629261409" calcext:value-type="float">
            <text:p>6.99957629261409</text:p>
          </table:table-cell>
          <table:table-cell table:number-columns-repeated="6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3]" office:value-type="float" office:value="3" calcext:value-type="float">
            <text:p>3</text:p>
          </table:table-cell>
          <table:table-cell table:formula="of:=LOG([.A13]*[.$Q$1])" office:value-type="float" office:value="-0.171662399940996" calcext:value-type="float">
            <text:p>-0.171662399940996</text:p>
          </table:table-cell>
          <table:table-cell table:formula="of:=[.E13]-AVERAGE([.E$3:.E$1200])" office:value-type="float" office:value="-9.00918196994992" calcext:value-type="float">
            <text:p>-9.00918196994992</text:p>
          </table:table-cell>
          <table:table-cell table:formula="of:=[.F13]-AVERAGE([.F$3:.F$1200])" office:value-type="float" office:value="-2.63753509611008" calcext:value-type="float">
            <text:p>-2.63753509611008</text:p>
          </table:table-cell>
          <table:table-cell table:formula="of:=[.G13]*[.G13]" office:value-type="float" office:value="81.1653597676706" calcext:value-type="float">
            <text:p>81.1653597676706</text:p>
          </table:table-cell>
          <table:table-cell table:formula="of:=[.G13]*[.H13]" office:value-type="float" office:value="23.762033632985" calcext:value-type="float">
            <text:p>23.762033632985</text:p>
          </table:table-cell>
          <table:table-cell table:formula="of:=[.H13]*[.H13]" office:value-type="float" office:value="6.95659138321239" calcext:value-type="float">
            <text:p>6.95659138321239</text:p>
          </table:table-cell>
          <table:table-cell table:number-columns-repeated="6"/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4]" office:value-type="float" office:value="3" calcext:value-type="float">
            <text:p>3</text:p>
          </table:table-cell>
          <table:table-cell table:formula="of:=LOG([.A14]*[.$Q$1])" office:value-type="float" office:value="-0.164626547529991" calcext:value-type="float">
            <text:p>-0.164626547529991</text:p>
          </table:table-cell>
          <table:table-cell table:formula="of:=[.E14]-AVERAGE([.E$3:.E$1200])" office:value-type="float" office:value="-9.00918196994992" calcext:value-type="float">
            <text:p>-9.00918196994992</text:p>
          </table:table-cell>
          <table:table-cell table:formula="of:=[.F14]-AVERAGE([.F$3:.F$1200])" office:value-type="float" office:value="-2.63049924369907" calcext:value-type="float">
            <text:p>-2.63049924369907</text:p>
          </table:table-cell>
          <table:table-cell table:formula="of:=[.G14]*[.G14]" office:value-type="float" office:value="81.1653597676706" calcext:value-type="float">
            <text:p>81.1653597676706</text:p>
          </table:table-cell>
          <table:table-cell table:formula="of:=[.G14]*[.H14]" office:value-type="float" office:value="23.6986463583006" calcext:value-type="float">
            <text:p>23.6986463583006</text:p>
          </table:table-cell>
          <table:table-cell table:formula="of:=[.H14]*[.H14]" office:value-type="float" office:value="6.91952627110139" calcext:value-type="float">
            <text:p>6.91952627110139</text:p>
          </table:table-cell>
          <table:table-cell table:number-columns-repeated="6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5]" office:value-type="float" office:value="2" calcext:value-type="float">
            <text:p>2</text:p>
          </table:table-cell>
          <table:table-cell table:formula="of:=LOG([.A15]*[.$Q$1])" office:value-type="float" office:value="-0.0589857562944303" calcext:value-type="float">
            <text:p>-0.05898575629443</text:p>
          </table:table-cell>
          <table:table-cell table:formula="of:=[.E15]-AVERAGE([.E$3:.E$1200])" office:value-type="float" office:value="-10.0091819699499" calcext:value-type="float">
            <text:p>-10.0091819699499</text:p>
          </table:table-cell>
          <table:table-cell table:formula="of:=[.F15]-AVERAGE([.F$3:.F$1200])" office:value-type="float" office:value="-2.52485845246351" calcext:value-type="float">
            <text:p>-2.52485845246351</text:p>
          </table:table-cell>
          <table:table-cell table:formula="of:=[.G15]*[.G15]" office:value-type="float" office:value="100.18372370757" calcext:value-type="float">
            <text:p>100.18372370757</text:p>
          </table:table-cell>
          <table:table-cell table:formula="of:=[.G15]*[.H15]" office:value-type="float" office:value="25.2717676990734" calcext:value-type="float">
            <text:p>25.2717676990734</text:p>
          </table:table-cell>
          <table:table-cell table:formula="of:=[.H15]*[.H15]" office:value-type="float" office:value="6.37491020497644" calcext:value-type="float">
            <text:p>6.37491020497644</text:p>
          </table:table-cell>
          <table:table-cell table:number-columns-repeated="6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6]" office:value-type="float" office:value="3" calcext:value-type="float">
            <text:p>3</text:p>
          </table:table-cell>
          <table:table-cell table:formula="of:=LOG([.A16]*[.$Q$1])" office:value-type="float" office:value="-0.054679159207725" calcext:value-type="float">
            <text:p>-0.054679159207725</text:p>
          </table:table-cell>
          <table:table-cell table:formula="of:=[.E16]-AVERAGE([.E$3:.E$1200])" office:value-type="float" office:value="-9.00918196994992" calcext:value-type="float">
            <text:p>-9.00918196994992</text:p>
          </table:table-cell>
          <table:table-cell table:formula="of:=[.F16]-AVERAGE([.F$3:.F$1200])" office:value-type="float" office:value="-2.52055185537681" calcext:value-type="float">
            <text:p>-2.52055185537681</text:p>
          </table:table-cell>
          <table:table-cell table:formula="of:=[.G16]*[.G16]" office:value-type="float" office:value="81.1653597676706" calcext:value-type="float">
            <text:p>81.1653597676706</text:p>
          </table:table-cell>
          <table:table-cell table:formula="of:=[.G16]*[.H16]" office:value-type="float" office:value="22.7081103297845" calcext:value-type="float">
            <text:p>22.7081103297845</text:p>
          </table:table-cell>
          <table:table-cell table:formula="of:=[.H16]*[.H16]" office:value-type="float" office:value="6.35318165564346" calcext:value-type="float">
            <text:p>6.35318165564346</text:p>
          </table:table-cell>
          <table:table-cell table:number-columns-repeated="6"/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]" office:value-type="float" office:value="4" calcext:value-type="float">
            <text:p>4</text:p>
          </table:table-cell>
          <table:table-cell table:formula="of:=LOG([.A17]*[.$Q$1])" office:value-type="float" office:value="-0.0591350240332784" calcext:value-type="float">
            <text:p>-0.059135024033278</text:p>
          </table:table-cell>
          <table:table-cell table:formula="of:=[.E17]-AVERAGE([.E$3:.E$1200])" office:value-type="float" office:value="-8.00918196994992" calcext:value-type="float">
            <text:p>-8.00918196994992</text:p>
          </table:table-cell>
          <table:table-cell table:formula="of:=[.F17]-AVERAGE([.F$3:.F$1200])" office:value-type="float" office:value="-2.52500772020236" calcext:value-type="float">
            <text:p>-2.52500772020236</text:p>
          </table:table-cell>
          <table:table-cell table:formula="of:=[.G17]*[.G17]" office:value-type="float" office:value="64.1469958277708" calcext:value-type="float">
            <text:p>64.1469958277708</text:p>
          </table:table-cell>
          <table:table-cell table:formula="of:=[.G17]*[.H17]" office:value-type="float" office:value="20.2232463066291" calcext:value-type="float">
            <text:p>20.2232463066291</text:p>
          </table:table-cell>
          <table:table-cell table:formula="of:=[.H17]*[.H17]" office:value-type="float" office:value="6.37566398708151" calcext:value-type="float">
            <text:p>6.37566398708151</text:p>
          </table:table-cell>
          <table:table-cell table:number-columns-repeated="6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]" office:value-type="float" office:value="4" calcext:value-type="float">
            <text:p>4</text:p>
          </table:table-cell>
          <table:table-cell table:formula="of:=LOG([.A18]*[.$Q$1])" office:value-type="float" office:value="-0.0576446502923232" calcext:value-type="float">
            <text:p>-0.057644650292323</text:p>
          </table:table-cell>
          <table:table-cell table:formula="of:=[.E18]-AVERAGE([.E$3:.E$1200])" office:value-type="float" office:value="-8.00918196994992" calcext:value-type="float">
            <text:p>-8.00918196994992</text:p>
          </table:table-cell>
          <table:table-cell table:formula="of:=[.F18]-AVERAGE([.F$3:.F$1200])" office:value-type="float" office:value="-2.5235173464614" calcext:value-type="float">
            <text:p>-2.5235173464614</text:p>
          </table:table-cell>
          <table:table-cell table:formula="of:=[.G18]*[.G18]" office:value-type="float" office:value="64.1469958277708" calcext:value-type="float">
            <text:p>64.1469958277708</text:p>
          </table:table-cell>
          <table:table-cell table:formula="of:=[.G18]*[.H18]" office:value-type="float" office:value="20.2113096321345" calcext:value-type="float">
            <text:p>20.2113096321345</text:p>
          </table:table-cell>
          <table:table-cell table:formula="of:=[.H18]*[.H18]" office:value-type="float" office:value="6.36813979789161" calcext:value-type="float">
            <text:p>6.36813979789161</text:p>
          </table:table-cell>
          <table:table-cell table:number-columns-repeated="6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]" office:value-type="float" office:value="4" calcext:value-type="float">
            <text:p>4</text:p>
          </table:table-cell>
          <table:table-cell table:formula="of:=LOG([.A19]*[.$Q$1])" office:value-type="float" office:value="-0.0542852859401398" calcext:value-type="float">
            <text:p>-0.05428528594014</text:p>
          </table:table-cell>
          <table:table-cell table:formula="of:=[.E19]-AVERAGE([.E$3:.E$1200])" office:value-type="float" office:value="-8.00918196994992" calcext:value-type="float">
            <text:p>-8.00918196994992</text:p>
          </table:table-cell>
          <table:table-cell table:formula="of:=[.F19]-AVERAGE([.F$3:.F$1200])" office:value-type="float" office:value="-2.52015798210922" calcext:value-type="float">
            <text:p>-2.52015798210922</text:p>
          </table:table-cell>
          <table:table-cell table:formula="of:=[.G19]*[.G19]" office:value-type="float" office:value="64.1469958277708" calcext:value-type="float">
            <text:p>64.1469958277708</text:p>
          </table:table-cell>
          <table:table-cell table:formula="of:=[.G19]*[.H19]" office:value-type="float" office:value="20.1844038717345" calcext:value-type="float">
            <text:p>20.1844038717345</text:p>
          </table:table-cell>
          <table:table-cell table:formula="of:=[.H19]*[.H19]" office:value-type="float" office:value="6.35119625478882" calcext:value-type="float">
            <text:p>6.35119625478882</text:p>
          </table:table-cell>
          <table:table-cell table:number-columns-repeated="6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0]" office:value-type="float" office:value="4" calcext:value-type="float">
            <text:p>4</text:p>
          </table:table-cell>
          <table:table-cell table:formula="of:=LOG([.A20]*[.$Q$1])" office:value-type="float" office:value="-0.0405769780568948" calcext:value-type="float">
            <text:p>-0.040576978056895</text:p>
          </table:table-cell>
          <table:table-cell table:formula="of:=[.E20]-AVERAGE([.E$3:.E$1200])" office:value-type="float" office:value="-8.00918196994992" calcext:value-type="float">
            <text:p>-8.00918196994992</text:p>
          </table:table-cell>
          <table:table-cell table:formula="of:=[.F20]-AVERAGE([.F$3:.F$1200])" office:value-type="float" office:value="-2.50644967422598" calcext:value-type="float">
            <text:p>-2.50644967422598</text:p>
          </table:table-cell>
          <table:table-cell table:formula="of:=[.G20]*[.G20]" office:value-type="float" office:value="64.1469958277708" calcext:value-type="float">
            <text:p>64.1469958277708</text:p>
          </table:table-cell>
          <table:table-cell table:formula="of:=[.G20]*[.H20]" office:value-type="float" office:value="20.0746115393975" calcext:value-type="float">
            <text:p>20.0746115393975</text:p>
          </table:table-cell>
          <table:table-cell table:formula="of:=[.H20]*[.H20]" office:value-type="float" office:value="6.2822899694275" calcext:value-type="float">
            <text:p>6.2822899694275</text:p>
          </table:table-cell>
          <table:table-cell table:number-columns-repeated="6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LOG([.A21]*[.$Q$1])" office:value-type="float" office:value="-0.0342340358173138" calcext:value-type="float">
            <text:p>-0.034234035817314</text:p>
          </table:table-cell>
          <table:table-cell table:formula="of:=[.E21]-AVERAGE([.E$3:.E$1200])" office:value-type="float" office:value="-9.00918196994992" calcext:value-type="float">
            <text:p>-9.00918196994992</text:p>
          </table:table-cell>
          <table:table-cell table:formula="of:=[.F21]-AVERAGE([.F$3:.F$1200])" office:value-type="float" office:value="-2.50010673198639" calcext:value-type="float">
            <text:p>-2.50010673198639</text:p>
          </table:table-cell>
          <table:table-cell table:formula="of:=[.G21]*[.G21]" office:value-type="float" office:value="81.1653597676706" calcext:value-type="float">
            <text:p>81.1653597676706</text:p>
          </table:table-cell>
          <table:table-cell table:formula="of:=[.G21]*[.H21]" office:value-type="float" office:value="22.5239164927622" calcext:value-type="float">
            <text:p>22.5239164927622</text:p>
          </table:table-cell>
          <table:table-cell table:formula="of:=[.H21]*[.H21]" office:value-type="float" office:value="6.25053367132369" calcext:value-type="float">
            <text:p>6.25053367132369</text:p>
          </table:table-cell>
          <table:table-cell table:number-columns-repeated="6"/>
        </table:table-row>
        <table:table-row table:style-name="ro1">
          <table:table-cell office:value-type="float" office:value="11298" calcext:value-type="float">
            <text:p>112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]" office:value-type="float" office:value="4" calcext:value-type="float">
            <text:p>4</text:p>
          </table:table-cell>
          <table:table-cell table:formula="of:=LOG([.A22]*[.$Q$1])" office:value-type="float" office:value="0.0530015704003085" calcext:value-type="float">
            <text:p>0.053001570400309</text:p>
          </table:table-cell>
          <table:table-cell table:formula="of:=[.E22]-AVERAGE([.E$3:.E$1200])" office:value-type="float" office:value="-8.00918196994992" calcext:value-type="float">
            <text:p>-8.00918196994992</text:p>
          </table:table-cell>
          <table:table-cell table:formula="of:=[.F22]-AVERAGE([.F$3:.F$1200])" office:value-type="float" office:value="-2.41287112576877" calcext:value-type="float">
            <text:p>-2.41287112576877</text:p>
          </table:table-cell>
          <table:table-cell table:formula="of:=[.G22]*[.G22]" office:value-type="float" office:value="64.1469958277708" calcext:value-type="float">
            <text:p>64.1469958277708</text:p>
          </table:table-cell>
          <table:table-cell table:formula="of:=[.G22]*[.H22]" office:value-type="float" office:value="19.32512391632" calcext:value-type="float">
            <text:p>19.32512391632</text:p>
          </table:table-cell>
          <table:table-cell table:formula="of:=[.H22]*[.H22]" office:value-type="float" office:value="5.82194706956866" calcext:value-type="float">
            <text:p>5.82194706956866</text:p>
          </table:table-cell>
          <table:table-cell table:number-columns-repeated="6"/>
        </table:table-row>
        <table:table-row table:style-name="ro1">
          <table:table-cell office:value-type="float" office:value="8983" calcext:value-type="float">
            <text:p>89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]" office:value-type="float" office:value="4" calcext:value-type="float">
            <text:p>4</text:p>
          </table:table-cell>
          <table:table-cell table:formula="of:=LOG([.A23]*[.$Q$1])" office:value-type="float" office:value="-0.0465786003189648" calcext:value-type="float">
            <text:p>-0.046578600318965</text:p>
          </table:table-cell>
          <table:table-cell table:formula="of:=[.E23]-AVERAGE([.E$3:.E$1200])" office:value-type="float" office:value="-8.00918196994992" calcext:value-type="float">
            <text:p>-8.00918196994992</text:p>
          </table:table-cell>
          <table:table-cell table:formula="of:=[.F23]-AVERAGE([.F$3:.F$1200])" office:value-type="float" office:value="-2.51245129648805" calcext:value-type="float">
            <text:p>-2.51245129648805</text:p>
          </table:table-cell>
          <table:table-cell table:formula="of:=[.G23]*[.G23]" office:value-type="float" office:value="64.1469958277708" calcext:value-type="float">
            <text:p>64.1469958277708</text:p>
          </table:table-cell>
          <table:table-cell table:formula="of:=[.G23]*[.H23]" office:value-type="float" office:value="20.1226796242093" calcext:value-type="float">
            <text:p>20.1226796242093</text:p>
          </table:table-cell>
          <table:table-cell table:formula="of:=[.H23]*[.H23]" office:value-type="float" office:value="6.31241151722446" calcext:value-type="float">
            <text:p>6.31241151722446</text:p>
          </table:table-cell>
          <table:table-cell table:number-columns-repeated="6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4]" office:value-type="float" office:value="4" calcext:value-type="float">
            <text:p>4</text:p>
          </table:table-cell>
          <table:table-cell table:formula="of:=LOG([.A24]*[.$Q$1])" office:value-type="float" office:value="-0.0300718105718839" calcext:value-type="float">
            <text:p>-0.030071810571884</text:p>
          </table:table-cell>
          <table:table-cell table:formula="of:=[.E24]-AVERAGE([.E$3:.E$1200])" office:value-type="float" office:value="-8.00918196994992" calcext:value-type="float">
            <text:p>-8.00918196994992</text:p>
          </table:table-cell>
          <table:table-cell table:formula="of:=[.F24]-AVERAGE([.F$3:.F$1200])" office:value-type="float" office:value="-2.49594450674096" calcext:value-type="float">
            <text:p>-2.49594450674096</text:p>
          </table:table-cell>
          <table:table-cell table:formula="of:=[.G24]*[.G24]" office:value-type="float" office:value="64.1469958277708" calcext:value-type="float">
            <text:p>64.1469958277708</text:p>
          </table:table-cell>
          <table:table-cell table:formula="of:=[.G24]*[.H24]" office:value-type="float" office:value="19.9904737413853" calcext:value-type="float">
            <text:p>19.9904737413853</text:p>
          </table:table-cell>
          <table:table-cell table:formula="of:=[.H24]*[.H24]" office:value-type="float" office:value="6.2297389807304" calcext:value-type="float">
            <text:p>6.2297389807304</text:p>
          </table:table-cell>
          <table:table-cell table:number-columns-repeated="6"/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LOG([.A25]*[.$Q$1])" office:value-type="float" office:value="-0.0523702526156454" calcext:value-type="float">
            <text:p>-0.052370252615646</text:p>
          </table:table-cell>
          <table:table-cell table:formula="of:=[.E25]-AVERAGE([.E$3:.E$1200])" office:value-type="float" office:value="-9.00918196994992" calcext:value-type="float">
            <text:p>-9.00918196994992</text:p>
          </table:table-cell>
          <table:table-cell table:formula="of:=[.F25]-AVERAGE([.F$3:.F$1200])" office:value-type="float" office:value="-2.51824294878473" calcext:value-type="float">
            <text:p>-2.51824294878473</text:p>
          </table:table-cell>
          <table:table-cell table:formula="of:=[.G25]*[.G25]" office:value-type="float" office:value="81.1653597676706" calcext:value-type="float">
            <text:p>81.1653597676706</text:p>
          </table:table-cell>
          <table:table-cell table:formula="of:=[.G25]*[.H25]" office:value-type="float" office:value="22.6873089701449" calcext:value-type="float">
            <text:p>22.6873089701449</text:p>
          </table:table-cell>
          <table:table-cell table:formula="of:=[.H25]*[.H25]" office:value-type="float" office:value="6.34154754910399" calcext:value-type="float">
            <text:p>6.34154754910399</text:p>
          </table:table-cell>
          <table:table-cell table:number-columns-repeated="6"/>
        </table:table-row>
        <table:table-row table:style-name="ro1">
          <table:table-cell office:value-type="float" office:value="21936" calcext:value-type="float">
            <text:p>219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6]" office:value-type="float" office:value="4" calcext:value-type="float">
            <text:p>4</text:p>
          </table:table-cell>
          <table:table-cell table:formula="of:=LOG([.A26]*[.$Q$1])" office:value-type="float" office:value="0.341157437445437" calcext:value-type="float">
            <text:p>0.341157437445437</text:p>
          </table:table-cell>
          <table:table-cell table:formula="of:=[.E26]-AVERAGE([.E$3:.E$1200])" office:value-type="float" office:value="-8.00918196994992" calcext:value-type="float">
            <text:p>-8.00918196994992</text:p>
          </table:table-cell>
          <table:table-cell table:formula="of:=[.F26]-AVERAGE([.F$3:.F$1200])" office:value-type="float" office:value="-2.12471525872364" calcext:value-type="float">
            <text:p>-2.12471525872364</text:p>
          </table:table-cell>
          <table:table-cell table:formula="of:=[.G26]*[.G26]" office:value-type="float" office:value="64.1469958277708" calcext:value-type="float">
            <text:p>64.1469958277708</text:p>
          </table:table-cell>
          <table:table-cell table:formula="of:=[.G26]*[.H26]" office:value-type="float" office:value="17.0172311414469" calcext:value-type="float">
            <text:p>17.0172311414469</text:p>
          </table:table-cell>
          <table:table-cell table:formula="of:=[.H26]*[.H26]" office:value-type="float" office:value="4.51441493065308" calcext:value-type="float">
            <text:p>4.51441493065308</text:p>
          </table:table-cell>
          <table:table-cell table:number-columns-repeated="6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]" office:value-type="float" office:value="4" calcext:value-type="float">
            <text:p>4</text:p>
          </table:table-cell>
          <table:table-cell table:formula="of:=LOG([.A27]*[.$Q$1])" office:value-type="float" office:value="0.00117101494140079" calcext:value-type="float">
            <text:p>0.001171014941401</text:p>
          </table:table-cell>
          <table:table-cell table:formula="of:=[.E27]-AVERAGE([.E$3:.E$1200])" office:value-type="float" office:value="-8.00918196994992" calcext:value-type="float">
            <text:p>-8.00918196994992</text:p>
          </table:table-cell>
          <table:table-cell table:formula="of:=[.F27]-AVERAGE([.F$3:.F$1200])" office:value-type="float" office:value="-2.46470168122768" calcext:value-type="float">
            <text:p>-2.46470168122768</text:p>
          </table:table-cell>
          <table:table-cell table:formula="of:=[.G27]*[.G27]" office:value-type="float" office:value="64.1469958277708" calcext:value-type="float">
            <text:p>64.1469958277708</text:p>
          </table:table-cell>
          <table:table-cell table:formula="of:=[.G27]*[.H27]" office:value-type="float" office:value="19.740244266594" calcext:value-type="float">
            <text:p>19.740244266594</text:p>
          </table:table-cell>
          <table:table-cell table:formula="of:=[.H27]*[.H27]" office:value-type="float" office:value="6.07475437744655" calcext:value-type="float">
            <text:p>6.07475437744655</text:p>
          </table:table-cell>
          <table:table-cell table:number-columns-repeated="6"/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]" office:value-type="float" office:value="4" calcext:value-type="float">
            <text:p>4</text:p>
          </table:table-cell>
          <table:table-cell table:formula="of:=LOG([.A28]*[.$Q$1])" office:value-type="float" office:value="0.0715138050950892" calcext:value-type="float">
            <text:p>0.071513805095089</text:p>
          </table:table-cell>
          <table:table-cell table:formula="of:=[.E28]-AVERAGE([.E$3:.E$1200])" office:value-type="float" office:value="-8.00918196994992" calcext:value-type="float">
            <text:p>-8.00918196994992</text:p>
          </table:table-cell>
          <table:table-cell table:formula="of:=[.F28]-AVERAGE([.F$3:.F$1200])" office:value-type="float" office:value="-2.39435889107399" calcext:value-type="float">
            <text:p>-2.39435889107399</text:p>
          </table:table-cell>
          <table:table-cell table:formula="of:=[.G28]*[.G28]" office:value-type="float" office:value="64.1469958277708" calcext:value-type="float">
            <text:p>64.1469958277708</text:p>
          </table:table-cell>
          <table:table-cell table:formula="of:=[.G28]*[.H28]" office:value-type="float" office:value="19.1768560599791" calcext:value-type="float">
            <text:p>19.1768560599791</text:p>
          </table:table-cell>
          <table:table-cell table:formula="of:=[.H28]*[.H28]" office:value-type="float" office:value="5.73295449926507" calcext:value-type="float">
            <text:p>5.73295449926507</text:p>
          </table:table-cell>
          <table:table-cell table:number-columns-repeated="6"/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]" office:value-type="float" office:value="3" calcext:value-type="float">
            <text:p>3</text:p>
          </table:table-cell>
          <table:table-cell table:formula="of:=LOG([.A29]*[.$Q$1])" office:value-type="float" office:value="-0.0646439070544268" calcext:value-type="float">
            <text:p>-0.064643907054427</text:p>
          </table:table-cell>
          <table:table-cell table:formula="of:=[.E29]-AVERAGE([.E$3:.E$1200])" office:value-type="float" office:value="-9.00918196994992" calcext:value-type="float">
            <text:p>-9.00918196994992</text:p>
          </table:table-cell>
          <table:table-cell table:formula="of:=[.F29]-AVERAGE([.F$3:.F$1200])" office:value-type="float" office:value="-2.53051660322351" calcext:value-type="float">
            <text:p>-2.53051660322351</text:p>
          </table:table-cell>
          <table:table-cell table:formula="of:=[.G29]*[.G29]" office:value-type="float" office:value="81.1653597676706" calcext:value-type="float">
            <text:p>81.1653597676706</text:p>
          </table:table-cell>
          <table:table-cell table:formula="of:=[.G29]*[.H29]" office:value-type="float" office:value="22.7978845564201" calcext:value-type="float">
            <text:p>22.7978845564201</text:p>
          </table:table-cell>
          <table:table-cell table:formula="of:=[.H29]*[.H29]" office:value-type="float" office:value="6.40351427918984" calcext:value-type="float">
            <text:p>6.40351427918984</text:p>
          </table:table-cell>
          <table:table-cell table:number-columns-repeated="6"/>
        </table:table-row>
        <table:table-row table:style-name="ro1"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LOG([.A30]*[.$Q$1])" office:value-type="float" office:value="-0.0521743155575494" calcext:value-type="float">
            <text:p>-0.052174315557549</text:p>
          </table:table-cell>
          <table:table-cell table:formula="of:=[.E30]-AVERAGE([.E$3:.E$1200])" office:value-type="float" office:value="-9.00918196994992" calcext:value-type="float">
            <text:p>-9.00918196994992</text:p>
          </table:table-cell>
          <table:table-cell table:formula="of:=[.F30]-AVERAGE([.F$3:.F$1200])" office:value-type="float" office:value="-2.51804701172663" calcext:value-type="float">
            <text:p>-2.51804701172663</text:p>
          </table:table-cell>
          <table:table-cell table:formula="of:=[.G30]*[.G30]" office:value-type="float" office:value="81.1653597676706" calcext:value-type="float">
            <text:p>81.1653597676706</text:p>
          </table:table-cell>
          <table:table-cell table:formula="of:=[.G30]*[.H30]" office:value-type="float" office:value="22.6855437375338" calcext:value-type="float">
            <text:p>22.6855437375338</text:p>
          </table:table-cell>
          <table:table-cell table:formula="of:=[.H30]*[.H30]" office:value-type="float" office:value="6.34056075326541" calcext:value-type="float">
            <text:p>6.34056075326541</text:p>
          </table:table-cell>
          <table:table-cell table:number-columns-repeated="6"/>
        </table:table-row>
        <table:table-row table:style-name="ro1">
          <table:table-cell office:value-type="float" office:value="10974" calcext:value-type="float">
            <text:p>109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LOG([.A31]*[.$Q$1])" office:value-type="float" office:value="0.0403649558600606" calcext:value-type="float">
            <text:p>0.040364955860061</text:p>
          </table:table-cell>
          <table:table-cell table:formula="of:=[.E31]-AVERAGE([.E$3:.E$1200])" office:value-type="float" office:value="-9.00918196994992" calcext:value-type="float">
            <text:p>-9.00918196994992</text:p>
          </table:table-cell>
          <table:table-cell table:formula="of:=[.F31]-AVERAGE([.F$3:.F$1200])" office:value-type="float" office:value="-2.42550774030902" calcext:value-type="float">
            <text:p>-2.42550774030902</text:p>
          </table:table-cell>
          <table:table-cell table:formula="of:=[.G31]*[.G31]" office:value-type="float" office:value="81.1653597676706" calcext:value-type="float">
            <text:p>81.1653597676706</text:p>
          </table:table-cell>
          <table:table-cell table:formula="of:=[.G31]*[.H31]" office:value-type="float" office:value="21.851840601966" calcext:value-type="float">
            <text:p>21.851840601966</text:p>
          </table:table-cell>
          <table:table-cell table:formula="of:=[.H31]*[.H31]" office:value-type="float" office:value="5.88308779829897" calcext:value-type="float">
            <text:p>5.88308779829897</text:p>
          </table:table-cell>
          <table:table-cell table:number-columns-repeated="6"/>
        </table:table-row>
        <table:table-row table:style-name="ro1">
          <table:table-cell office:value-type="float" office:value="22699" calcext:value-type="float">
            <text:p>226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2]" office:value-type="float" office:value="4" calcext:value-type="float">
            <text:p>4</text:p>
          </table:table-cell>
          <table:table-cell table:formula="of:=LOG([.A32]*[.$Q$1])" office:value-type="float" office:value="0.3560067248562" calcext:value-type="float">
            <text:p>0.3560067248562</text:p>
          </table:table-cell>
          <table:table-cell table:formula="of:=[.E32]-AVERAGE([.E$3:.E$1200])" office:value-type="float" office:value="-8.00918196994992" calcext:value-type="float">
            <text:p>-8.00918196994992</text:p>
          </table:table-cell>
          <table:table-cell table:formula="of:=[.F32]-AVERAGE([.F$3:.F$1200])" office:value-type="float" office:value="-2.10986597131288" calcext:value-type="float">
            <text:p>-2.10986597131288</text:p>
          </table:table-cell>
          <table:table-cell table:formula="of:=[.G32]*[.G32]" office:value-type="float" office:value="64.1469958277708" calcext:value-type="float">
            <text:p>64.1469958277708</text:p>
          </table:table-cell>
          <table:table-cell table:formula="of:=[.G32]*[.H32]" office:value-type="float" office:value="16.89830049645" calcext:value-type="float">
            <text:p>16.89830049645</text:p>
          </table:table-cell>
          <table:table-cell table:formula="of:=[.H32]*[.H32]" office:value-type="float" office:value="4.45153441690404" calcext:value-type="float">
            <text:p>4.45153441690404</text:p>
          </table:table-cell>
          <table:table-cell table:number-columns-repeated="6"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3]" office:value-type="float" office:value="4" calcext:value-type="float">
            <text:p>4</text:p>
          </table:table-cell>
          <table:table-cell table:formula="of:=LOG([.A33]*[.$Q$1])" office:value-type="float" office:value="0.0628075331721593" calcext:value-type="float">
            <text:p>0.062807533172159</text:p>
          </table:table-cell>
          <table:table-cell table:formula="of:=[.E33]-AVERAGE([.E$3:.E$1200])" office:value-type="float" office:value="-8.00918196994992" calcext:value-type="float">
            <text:p>-8.00918196994992</text:p>
          </table:table-cell>
          <table:table-cell table:formula="of:=[.F33]-AVERAGE([.F$3:.F$1200])" office:value-type="float" office:value="-2.40306516299692" calcext:value-type="float">
            <text:p>-2.40306516299692</text:p>
          </table:table-cell>
          <table:table-cell table:formula="of:=[.G33]*[.G33]" office:value-type="float" office:value="64.1469958277708" calcext:value-type="float">
            <text:p>64.1469958277708</text:p>
          </table:table-cell>
          <table:table-cell table:formula="of:=[.G33]*[.H33]" office:value-type="float" office:value="19.2465861760897" calcext:value-type="float">
            <text:p>19.2465861760897</text:p>
          </table:table-cell>
          <table:table-cell table:formula="of:=[.H33]*[.H33]" office:value-type="float" office:value="5.77472217760942" calcext:value-type="float">
            <text:p>5.77472217760942</text:p>
          </table:table-cell>
          <table:table-cell table:number-columns-repeated="6"/>
        </table:table-row>
        <table:table-row table:style-name="ro1">
          <table:table-cell office:value-type="float" office:value="12547" calcext:value-type="float">
            <text:p>125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4]" office:value-type="float" office:value="4" calcext:value-type="float">
            <text:p>4</text:p>
          </table:table-cell>
          <table:table-cell table:formula="of:=LOG([.A34]*[.$Q$1])" office:value-type="float" office:value="0.0985398979928617" calcext:value-type="float">
            <text:p>0.098539897992862</text:p>
          </table:table-cell>
          <table:table-cell table:formula="of:=[.E34]-AVERAGE([.E$3:.E$1200])" office:value-type="float" office:value="-8.00918196994992" calcext:value-type="float">
            <text:p>-8.00918196994992</text:p>
          </table:table-cell>
          <table:table-cell table:formula="of:=[.F34]-AVERAGE([.F$3:.F$1200])" office:value-type="float" office:value="-2.36733279817622" calcext:value-type="float">
            <text:p>-2.36733279817622</text:p>
          </table:table-cell>
          <table:table-cell table:formula="of:=[.G34]*[.G34]" office:value-type="float" office:value="64.1469958277708" calcext:value-type="float">
            <text:p>64.1469958277708</text:p>
          </table:table-cell>
          <table:table-cell table:formula="of:=[.G34]*[.H34]" office:value-type="float" office:value="18.9603991640241" calcext:value-type="float">
            <text:p>18.9603991640241</text:p>
          </table:table-cell>
          <table:table-cell table:formula="of:=[.H34]*[.H34]" office:value-type="float" office:value="5.60426457732085" calcext:value-type="float">
            <text:p>5.60426457732085</text:p>
          </table:table-cell>
          <table:table-cell table:number-columns-repeated="6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5]" office:value-type="float" office:value="4" calcext:value-type="float">
            <text:p>4</text:p>
          </table:table-cell>
          <table:table-cell table:formula="of:=LOG([.A35]*[.$Q$1])" office:value-type="float" office:value="0.05595140532915" calcext:value-type="float">
            <text:p>0.05595140532915</text:p>
          </table:table-cell>
          <table:table-cell table:formula="of:=[.E35]-AVERAGE([.E$3:.E$1200])" office:value-type="float" office:value="-8.00918196994992" calcext:value-type="float">
            <text:p>-8.00918196994992</text:p>
          </table:table-cell>
          <table:table-cell table:formula="of:=[.F35]-AVERAGE([.F$3:.F$1200])" office:value-type="float" office:value="-2.40992129083993" calcext:value-type="float">
            <text:p>-2.40992129083993</text:p>
          </table:table-cell>
          <table:table-cell table:formula="of:=[.G35]*[.G35]" office:value-type="float" office:value="64.1469958277708" calcext:value-type="float">
            <text:p>64.1469958277708</text:p>
          </table:table-cell>
          <table:table-cell table:formula="of:=[.G35]*[.H35]" office:value-type="float" office:value="19.3014981515936" calcext:value-type="float">
            <text:p>19.3014981515936</text:p>
          </table:table-cell>
          <table:table-cell table:formula="of:=[.H35]*[.H35]" office:value-type="float" office:value="5.8077206280436" calcext:value-type="float">
            <text:p>5.8077206280436</text:p>
          </table:table-cell>
          <table:table-cell table:number-columns-repeated="6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6]" office:value-type="float" office:value="5" calcext:value-type="float">
            <text:p>5</text:p>
          </table:table-cell>
          <table:table-cell table:formula="of:=LOG([.A36]*[.$Q$1])" office:value-type="float" office:value="0.0610753236297918" calcext:value-type="float">
            <text:p>0.061075323629792</text:p>
          </table:table-cell>
          <table:table-cell table:formula="of:=[.E36]-AVERAGE([.E$3:.E$1200])" office:value-type="float" office:value="-7.00918196994992" calcext:value-type="float">
            <text:p>-7.00918196994992</text:p>
          </table:table-cell>
          <table:table-cell table:formula="of:=[.F36]-AVERAGE([.F$3:.F$1200])" office:value-type="float" office:value="-2.40479737253929" calcext:value-type="float">
            <text:p>-2.40479737253929</text:p>
          </table:table-cell>
          <table:table-cell table:formula="of:=[.G36]*[.G36]" office:value-type="float" office:value="49.128631887871" calcext:value-type="float">
            <text:p>49.128631887871</text:p>
          </table:table-cell>
          <table:table-cell table:formula="of:=[.G36]*[.H36]" office:value-type="float" office:value="16.8556623849853" calcext:value-type="float">
            <text:p>16.8556623849853</text:p>
          </table:table-cell>
          <table:table-cell table:formula="of:=[.H36]*[.H36]" office:value-type="float" office:value="5.78305040297187" calcext:value-type="float">
            <text:p>5.78305040297187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7]" office:value-type="float" office:value="5" calcext:value-type="float">
            <text:p>5</text:p>
          </table:table-cell>
          <table:table-cell table:formula="of:=LOG([.A37]*[.$Q$1])" office:value-type="float" office:value="0.0791812460476248" calcext:value-type="float">
            <text:p>0.079181246047625</text:p>
          </table:table-cell>
          <table:table-cell table:formula="of:=[.E37]-AVERAGE([.E$3:.E$1200])" office:value-type="float" office:value="-7.00918196994992" calcext:value-type="float">
            <text:p>-7.00918196994992</text:p>
          </table:table-cell>
          <table:table-cell table:formula="of:=[.F37]-AVERAGE([.F$3:.F$1200])" office:value-type="float" office:value="-2.38669145012146" calcext:value-type="float">
            <text:p>-2.38669145012146</text:p>
          </table:table-cell>
          <table:table-cell table:formula="of:=[.G37]*[.G37]" office:value-type="float" office:value="49.128631887871" calcext:value-type="float">
            <text:p>49.128631887871</text:p>
          </table:table-cell>
          <table:table-cell table:formula="of:=[.G37]*[.H37]" office:value-type="float" office:value="16.7287546800249" calcext:value-type="float">
            <text:p>16.7287546800249</text:p>
          </table:table-cell>
          <table:table-cell table:formula="of:=[.H37]*[.H37]" office:value-type="float" office:value="5.69629607808286" calcext:value-type="float">
            <text:p>5.69629607808286</text:p>
          </table:table-cell>
          <table:table-cell table:number-columns-repeated="6"/>
        </table:table-row>
        <table:table-row table:style-name="ro1">
          <table:table-cell office:value-type="float" office:value="11345" calcext:value-type="float">
            <text:p>113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LOG([.A38]*[.$Q$1])" office:value-type="float" office:value="0.0548045002209548" calcext:value-type="float">
            <text:p>0.054804500220955</text:p>
          </table:table-cell>
          <table:table-cell table:formula="of:=[.E38]-AVERAGE([.E$3:.E$1200])" office:value-type="float" office:value="-9.00918196994992" calcext:value-type="float">
            <text:p>-9.00918196994992</text:p>
          </table:table-cell>
          <table:table-cell table:formula="of:=[.F38]-AVERAGE([.F$3:.F$1200])" office:value-type="float" office:value="-2.41106819594813" calcext:value-type="float">
            <text:p>-2.41106819594813</text:p>
          </table:table-cell>
          <table:table-cell table:formula="of:=[.G38]*[.G38]" office:value-type="float" office:value="81.1653597676706" calcext:value-type="float">
            <text:p>81.1653597676706</text:p>
          </table:table-cell>
          <table:table-cell table:formula="of:=[.G38]*[.H38]" office:value-type="float" office:value="21.7217521192555" calcext:value-type="float">
            <text:p>21.7217521192555</text:p>
          </table:table-cell>
          <table:table-cell table:formula="of:=[.H38]*[.H38]" office:value-type="float" office:value="5.81324984551255" calcext:value-type="float">
            <text:p>5.81324984551255</text:p>
          </table:table-cell>
          <table:table-cell table:number-columns-repeated="6"/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" office:value-type="float" office:value="4" calcext:value-type="float">
            <text:p>4</text:p>
          </table:table-cell>
          <table:table-cell table:formula="of:=LOG([.A39]*[.$Q$1])" office:value-type="float" office:value="0.0607356034493186" calcext:value-type="float">
            <text:p>0.060735603449319</text:p>
          </table:table-cell>
          <table:table-cell table:formula="of:=[.E39]-AVERAGE([.E$3:.E$1200])" office:value-type="float" office:value="-8.00918196994992" calcext:value-type="float">
            <text:p>-8.00918196994992</text:p>
          </table:table-cell>
          <table:table-cell table:formula="of:=[.F39]-AVERAGE([.F$3:.F$1200])" office:value-type="float" office:value="-2.40513709271976" calcext:value-type="float">
            <text:p>-2.40513709271976</text:p>
          </table:table-cell>
          <table:table-cell table:formula="of:=[.G39]*[.G39]" office:value-type="float" office:value="64.1469958277708" calcext:value-type="float">
            <text:p>64.1469958277708</text:p>
          </table:table-cell>
          <table:table-cell table:formula="of:=[.G39]*[.H39]" office:value-type="float" office:value="19.2631806382689" calcext:value-type="float">
            <text:p>19.2631806382689</text:p>
          </table:table-cell>
          <table:table-cell table:formula="of:=[.H39]*[.H39]" office:value-type="float" office:value="5.78468443477647" calcext:value-type="float">
            <text:p>5.78468443477647</text:p>
          </table:table-cell>
          <table:table-cell table:number-columns-repeated="6"/>
        </table:table-row>
        <table:table-row table:style-name="ro1">
          <table:table-cell office:value-type="float" office:value="27574" calcext:value-type="float">
            <text:p>275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40]" office:value-type="float" office:value="5" calcext:value-type="float">
            <text:p>5</text:p>
          </table:table-cell>
          <table:table-cell table:formula="of:=LOG([.A40]*[.$Q$1])" office:value-type="float" office:value="0.440499771253411" calcext:value-type="float">
            <text:p>0.440499771253411</text:p>
          </table:table-cell>
          <table:table-cell table:formula="of:=[.E40]-AVERAGE([.E$3:.E$1200])" office:value-type="float" office:value="-7.00918196994992" calcext:value-type="float">
            <text:p>-7.00918196994992</text:p>
          </table:table-cell>
          <table:table-cell table:formula="of:=[.F40]-AVERAGE([.F$3:.F$1200])" office:value-type="float" office:value="-2.02537292491567" calcext:value-type="float">
            <text:p>-2.02537292491567</text:p>
          </table:table-cell>
          <table:table-cell table:formula="of:=[.G40]*[.G40]" office:value-type="float" office:value="49.128631887871" calcext:value-type="float">
            <text:p>49.128631887871</text:p>
          </table:table-cell>
          <table:table-cell table:formula="of:=[.G40]*[.H40]" office:value-type="float" office:value="14.1962073877436" calcext:value-type="float">
            <text:p>14.1962073877436</text:p>
          </table:table-cell>
          <table:table-cell table:formula="of:=[.H40]*[.H40]" office:value-type="float" office:value="4.10213548498145" calcext:value-type="float">
            <text:p>4.10213548498145</text:p>
          </table:table-cell>
          <table:table-cell table:number-columns-repeated="6"/>
        </table:table-row>
        <table:table-row table:style-name="ro1">
          <table:table-cell office:value-type="float" office:value="27990" calcext:value-type="float">
            <text:p>279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41]" office:value-type="float" office:value="4" calcext:value-type="float">
            <text:p>4</text:p>
          </table:table-cell>
          <table:table-cell table:formula="of:=LOG([.A41]*[.$Q$1])" office:value-type="float" office:value="0.447002898466162" calcext:value-type="float">
            <text:p>0.447002898466162</text:p>
          </table:table-cell>
          <table:table-cell table:formula="of:=[.E41]-AVERAGE([.E$3:.E$1200])" office:value-type="float" office:value="-8.00918196994992" calcext:value-type="float">
            <text:p>-8.00918196994992</text:p>
          </table:table-cell>
          <table:table-cell table:formula="of:=[.F41]-AVERAGE([.F$3:.F$1200])" office:value-type="float" office:value="-2.01886979770292" calcext:value-type="float">
            <text:p>-2.01886979770292</text:p>
          </table:table-cell>
          <table:table-cell table:formula="of:=[.G41]*[.G41]" office:value-type="float" office:value="64.1469958277708" calcext:value-type="float">
            <text:p>64.1469958277708</text:p>
          </table:table-cell>
          <table:table-cell table:formula="of:=[.G41]*[.H41]" office:value-type="float" office:value="16.1694955834386" calcext:value-type="float">
            <text:p>16.1694955834386</text:p>
          </table:table-cell>
          <table:table-cell table:formula="of:=[.H41]*[.H41]" office:value-type="float" office:value="4.07583526007702" calcext:value-type="float">
            <text:p>4.07583526007702</text:p>
          </table:table-cell>
          <table:table-cell table:number-columns-repeated="6"/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42]" office:value-type="float" office:value="4" calcext:value-type="float">
            <text:p>4</text:p>
          </table:table-cell>
          <table:table-cell table:formula="of:=LOG([.A42]*[.$Q$1])" office:value-type="float" office:value="0.541579243946581" calcext:value-type="float">
            <text:p>0.541579243946581</text:p>
          </table:table-cell>
          <table:table-cell table:formula="of:=[.E42]-AVERAGE([.E$3:.E$1200])" office:value-type="float" office:value="-8.00918196994992" calcext:value-type="float">
            <text:p>-8.00918196994992</text:p>
          </table:table-cell>
          <table:table-cell table:formula="of:=[.F42]-AVERAGE([.F$3:.F$1200])" office:value-type="float" office:value="-1.9242934522225" calcext:value-type="float">
            <text:p>-1.9242934522225</text:p>
          </table:table-cell>
          <table:table-cell table:formula="of:=[.G42]*[.G42]" office:value-type="float" office:value="64.1469958277708" calcext:value-type="float">
            <text:p>64.1469958277708</text:p>
          </table:table-cell>
          <table:table-cell table:formula="of:=[.G42]*[.H42]" office:value-type="float" office:value="15.4120164224331" calcext:value-type="float">
            <text:p>15.4120164224331</text:p>
          </table:table-cell>
          <table:table-cell table:formula="of:=[.H42]*[.H42]" office:value-type="float" office:value="3.70290529026639" calcext:value-type="float">
            <text:p>3.70290529026639</text:p>
          </table:table-cell>
          <table:table-cell table:number-columns-repeated="6"/>
        </table:table-row>
        <table:table-row table:style-name="ro1">
          <table:table-cell office:value-type="float" office:value="26070" calcext:value-type="float">
            <text:p>260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43]" office:value-type="float" office:value="5" calcext:value-type="float">
            <text:p>5</text:p>
          </table:table-cell>
          <table:table-cell table:formula="of:=LOG([.A43]*[.$Q$1])" office:value-type="float" office:value="0.416141031168329" calcext:value-type="float">
            <text:p>0.416141031168329</text:p>
          </table:table-cell>
          <table:table-cell table:formula="of:=[.E43]-AVERAGE([.E$3:.E$1200])" office:value-type="float" office:value="-7.00918196994992" calcext:value-type="float">
            <text:p>-7.00918196994992</text:p>
          </table:table-cell>
          <table:table-cell table:formula="of:=[.F43]-AVERAGE([.F$3:.F$1200])" office:value-type="float" office:value="-2.04973166500075" calcext:value-type="float">
            <text:p>-2.04973166500075</text:p>
          </table:table-cell>
          <table:table-cell table:formula="of:=[.G43]*[.G43]" office:value-type="float" office:value="49.128631887871" calcext:value-type="float">
            <text:p>49.128631887871</text:p>
          </table:table-cell>
          <table:table-cell table:formula="of:=[.G43]*[.H43]" office:value-type="float" office:value="14.3669422295587" calcext:value-type="float">
            <text:p>14.3669422295587</text:p>
          </table:table-cell>
          <table:table-cell table:formula="of:=[.H43]*[.H43]" office:value-type="float" office:value="4.20139989850675" calcext:value-type="float">
            <text:p>4.20139989850675</text:p>
          </table:table-cell>
          <table:table-cell table:number-columns-repeated="6"/>
        </table:table-row>
        <table:table-row table:style-name="ro1">
          <table:table-cell office:value-type="float" office:value="14066" calcext:value-type="float">
            <text:p>140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4]" office:value-type="float" office:value="4" calcext:value-type="float">
            <text:p>4</text:p>
          </table:table-cell>
          <table:table-cell table:formula="of:=LOG([.A44]*[.$Q$1])" office:value-type="float" office:value="0.148170613077387" calcext:value-type="float">
            <text:p>0.148170613077387</text:p>
          </table:table-cell>
          <table:table-cell table:formula="of:=[.E44]-AVERAGE([.E$3:.E$1200])" office:value-type="float" office:value="-8.00918196994992" calcext:value-type="float">
            <text:p>-8.00918196994992</text:p>
          </table:table-cell>
          <table:table-cell table:formula="of:=[.F44]-AVERAGE([.F$3:.F$1200])" office:value-type="float" office:value="-2.31770208309169" calcext:value-type="float">
            <text:p>-2.31770208309169</text:p>
          </table:table-cell>
          <table:table-cell table:formula="of:=[.G44]*[.G44]" office:value-type="float" office:value="64.1469958277708" calcext:value-type="float">
            <text:p>64.1469958277708</text:p>
          </table:table-cell>
          <table:table-cell table:formula="of:=[.G44]*[.H44]" office:value-type="float" office:value="18.5628977356134" calcext:value-type="float">
            <text:p>18.5628977356134</text:p>
          </table:table-cell>
          <table:table-cell table:formula="of:=[.H44]*[.H44]" office:value-type="float" office:value="5.37174294596757" calcext:value-type="float">
            <text:p>5.37174294596757</text:p>
          </table:table-cell>
          <table:table-cell table:number-columns-repeated="6"/>
        </table:table-row>
        <table:table-row table:style-name="ro1">
          <table:table-cell office:value-type="float" office:value="15290" calcext:value-type="float">
            <text:p>152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5]" office:value-type="float" office:value="4" calcext:value-type="float">
            <text:p>4</text:p>
          </table:table-cell>
          <table:table-cell table:formula="of:=LOG([.A45]*[.$Q$1])" office:value-type="float" office:value="0.18440748541232" calcext:value-type="float">
            <text:p>0.18440748541232</text:p>
          </table:table-cell>
          <table:table-cell table:formula="of:=[.E45]-AVERAGE([.E$3:.E$1200])" office:value-type="float" office:value="-8.00918196994992" calcext:value-type="float">
            <text:p>-8.00918196994992</text:p>
          </table:table-cell>
          <table:table-cell table:formula="of:=[.F45]-AVERAGE([.F$3:.F$1200])" office:value-type="float" office:value="-2.28146521075676" calcext:value-type="float">
            <text:p>-2.28146521075676</text:p>
          </table:table-cell>
          <table:table-cell table:formula="of:=[.G45]*[.G45]" office:value-type="float" office:value="64.1469958277708" calcext:value-type="float">
            <text:p>64.1469958277708</text:p>
          </table:table-cell>
          <table:table-cell table:formula="of:=[.G45]*[.H45]" office:value-type="float" office:value="18.272670031061" calcext:value-type="float">
            <text:p>18.272670031061</text:p>
          </table:table-cell>
          <table:table-cell table:formula="of:=[.H45]*[.H45]" office:value-type="float" office:value="5.20508350789339" calcext:value-type="float">
            <text:p>5.20508350789339</text:p>
          </table:table-cell>
          <table:table-cell table:number-columns-repeated="6"/>
        </table:table-row>
        <table:table-row table:style-name="ro1">
          <table:table-cell office:value-type="float" office:value="14997" calcext:value-type="float">
            <text:p>149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6]" office:value-type="float" office:value="5" calcext:value-type="float">
            <text:p>5</text:p>
          </table:table-cell>
          <table:table-cell table:formula="of:=LOG([.A46]*[.$Q$1])" office:value-type="float" office:value="0.176004391472253" calcext:value-type="float">
            <text:p>0.176004391472253</text:p>
          </table:table-cell>
          <table:table-cell table:formula="of:=[.E46]-AVERAGE([.E$3:.E$1200])" office:value-type="float" office:value="-7.00918196994992" calcext:value-type="float">
            <text:p>-7.00918196994992</text:p>
          </table:table-cell>
          <table:table-cell table:formula="of:=[.F46]-AVERAGE([.F$3:.F$1200])" office:value-type="float" office:value="-2.28986830469683" calcext:value-type="float">
            <text:p>-2.28986830469683</text:p>
          </table:table-cell>
          <table:table-cell table:formula="of:=[.G46]*[.G46]" office:value-type="float" office:value="49.128631887871" calcext:value-type="float">
            <text:p>49.128631887871</text:p>
          </table:table-cell>
          <table:table-cell table:formula="of:=[.G46]*[.H46]" office:value-type="float" office:value="16.0501036348408" calcext:value-type="float">
            <text:p>16.0501036348408</text:p>
          </table:table-cell>
          <table:table-cell table:formula="of:=[.H46]*[.H46]" office:value-type="float" office:value="5.24349685285513" calcext:value-type="float">
            <text:p>5.24349685285513</text:p>
          </table:table-cell>
          <table:table-cell table:number-columns-repeated="6"/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7]" office:value-type="float" office:value="6" calcext:value-type="float">
            <text:p>6</text:p>
          </table:table-cell>
          <table:table-cell table:formula="of:=LOG([.A47]*[.$Q$1])" office:value-type="float" office:value="0.170848203643309" calcext:value-type="float">
            <text:p>0.170848203643309</text:p>
          </table:table-cell>
          <table:table-cell table:formula="of:=[.E47]-AVERAGE([.E$3:.E$1200])" office:value-type="float" office:value="-6.00918196994992" calcext:value-type="float">
            <text:p>-6.00918196994992</text:p>
          </table:table-cell>
          <table:table-cell table:formula="of:=[.F47]-AVERAGE([.F$3:.F$1200])" office:value-type="float" office:value="-2.29502449252577" calcext:value-type="float">
            <text:p>-2.29502449252577</text:p>
          </table:table-cell>
          <table:table-cell table:formula="of:=[.G47]*[.G47]" office:value-type="float" office:value="36.1102679479711" calcext:value-type="float">
            <text:p>36.1102679479711</text:p>
          </table:table-cell>
          <table:table-cell table:formula="of:=[.G47]*[.H47]" office:value-type="float" office:value="13.7912198010793" calcext:value-type="float">
            <text:p>13.7912198010793</text:p>
          </table:table-cell>
          <table:table-cell table:formula="of:=[.H47]*[.H47]" office:value-type="float" office:value="5.26713742129317" calcext:value-type="float">
            <text:p>5.26713742129317</text:p>
          </table:table-cell>
          <table:table-cell table:number-columns-repeated="6"/>
        </table:table-row>
        <table:table-row table:style-name="ro1">
          <table:table-cell office:value-type="float" office:value="15209" calcext:value-type="float">
            <text:p>152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8]" office:value-type="float" office:value="5" calcext:value-type="float">
            <text:p>5</text:p>
          </table:table-cell>
          <table:table-cell table:formula="of:=LOG([.A48]*[.$Q$1])" office:value-type="float" office:value="0.182100659893949" calcext:value-type="float">
            <text:p>0.182100659893949</text:p>
          </table:table-cell>
          <table:table-cell table:formula="of:=[.E48]-AVERAGE([.E$3:.E$1200])" office:value-type="float" office:value="-7.00918196994992" calcext:value-type="float">
            <text:p>-7.00918196994992</text:p>
          </table:table-cell>
          <table:table-cell table:formula="of:=[.F48]-AVERAGE([.F$3:.F$1200])" office:value-type="float" office:value="-2.28377203627513" calcext:value-type="float">
            <text:p>-2.28377203627513</text:p>
          </table:table-cell>
          <table:table-cell table:formula="of:=[.G48]*[.G48]" office:value-type="float" office:value="49.128631887871" calcext:value-type="float">
            <text:p>49.128631887871</text:p>
          </table:table-cell>
          <table:table-cell table:formula="of:=[.G48]*[.H48]" office:value-type="float" office:value="16.0073737801355" calcext:value-type="float">
            <text:p>16.0073737801355</text:p>
          </table:table-cell>
          <table:table-cell table:formula="of:=[.H48]*[.H48]" office:value-type="float" office:value="5.21561471367226" calcext:value-type="float">
            <text:p>5.21561471367226</text:p>
          </table:table-cell>
          <table:table-cell table:number-columns-repeated="6"/>
        </table:table-row>
        <table:table-row table:style-name="ro1">
          <table:table-cell office:value-type="float" office:value="14062" calcext:value-type="float">
            <text:p>140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9]" office:value-type="float" office:value="5" calcext:value-type="float">
            <text:p>5</text:p>
          </table:table-cell>
          <table:table-cell table:formula="of:=LOG([.A49]*[.$Q$1])" office:value-type="float" office:value="0.148047093599335" calcext:value-type="float">
            <text:p>0.148047093599335</text:p>
          </table:table-cell>
          <table:table-cell table:formula="of:=[.E49]-AVERAGE([.E$3:.E$1200])" office:value-type="float" office:value="-7.00918196994992" calcext:value-type="float">
            <text:p>-7.00918196994992</text:p>
          </table:table-cell>
          <table:table-cell table:formula="of:=[.F49]-AVERAGE([.F$3:.F$1200])" office:value-type="float" office:value="-2.31782560256975" calcext:value-type="float">
            <text:p>-2.31782560256975</text:p>
          </table:table-cell>
          <table:table-cell table:formula="of:=[.G49]*[.G49]" office:value-type="float" office:value="49.128631887871" calcext:value-type="float">
            <text:p>49.128631887871</text:p>
          </table:table-cell>
          <table:table-cell table:formula="of:=[.G49]*[.H49]" office:value-type="float" office:value="16.2460614230202" calcext:value-type="float">
            <text:p>16.2460614230202</text:p>
          </table:table-cell>
          <table:table-cell table:formula="of:=[.H49]*[.H49]" office:value-type="float" office:value="5.3723155239278" calcext:value-type="float">
            <text:p>5.3723155239278</text:p>
          </table:table-cell>
          <table:table-cell table:number-columns-repeated="6"/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0]" office:value-type="float" office:value="4" calcext:value-type="float">
            <text:p>4</text:p>
          </table:table-cell>
          <table:table-cell table:formula="of:=LOG([.A50]*[.$Q$1])" office:value-type="float" office:value="0.155639633759776" calcext:value-type="float">
            <text:p>0.155639633759776</text:p>
          </table:table-cell>
          <table:table-cell table:formula="of:=[.E50]-AVERAGE([.E$3:.E$1200])" office:value-type="float" office:value="-8.00918196994992" calcext:value-type="float">
            <text:p>-8.00918196994992</text:p>
          </table:table-cell>
          <table:table-cell table:formula="of:=[.F50]-AVERAGE([.F$3:.F$1200])" office:value-type="float" office:value="-2.3102330624093" calcext:value-type="float">
            <text:p>-2.3102330624093</text:p>
          </table:table-cell>
          <table:table-cell table:formula="of:=[.G50]*[.G50]" office:value-type="float" office:value="64.1469958277708" calcext:value-type="float">
            <text:p>64.1469958277708</text:p>
          </table:table-cell>
          <table:table-cell table:formula="of:=[.G50]*[.H50]" office:value-type="float" office:value="18.5030769898308" calcext:value-type="float">
            <text:p>18.5030769898308</text:p>
          </table:table-cell>
          <table:table-cell table:formula="of:=[.H50]*[.H50]" office:value-type="float" office:value="5.33717680264907" calcext:value-type="float">
            <text:p>5.33717680264907</text:p>
          </table:table-cell>
          <table:table-cell table:number-columns-repeated="6"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1]" office:value-type="float" office:value="4" calcext:value-type="float">
            <text:p>4</text:p>
          </table:table-cell>
          <table:table-cell table:formula="of:=LOG([.A51]*[.$Q$1])" office:value-type="float" office:value="0.11806622171401" calcext:value-type="float">
            <text:p>0.11806622171401</text:p>
          </table:table-cell>
          <table:table-cell table:formula="of:=[.E51]-AVERAGE([.E$3:.E$1200])" office:value-type="float" office:value="-8.00918196994992" calcext:value-type="float">
            <text:p>-8.00918196994992</text:p>
          </table:table-cell>
          <table:table-cell table:formula="of:=[.F51]-AVERAGE([.F$3:.F$1200])" office:value-type="float" office:value="-2.34780647445507" calcext:value-type="float">
            <text:p>-2.34780647445507</text:p>
          </table:table-cell>
          <table:table-cell table:formula="of:=[.G51]*[.G51]" office:value-type="float" office:value="64.1469958277708" calcext:value-type="float">
            <text:p>64.1469958277708</text:p>
          </table:table-cell>
          <table:table-cell table:formula="of:=[.G51]*[.H51]" office:value-type="float" office:value="18.8040092841372" calcext:value-type="float">
            <text:p>18.8040092841372</text:p>
          </table:table-cell>
          <table:table-cell table:formula="of:=[.H51]*[.H51]" office:value-type="float" office:value="5.51219524149315" calcext:value-type="float">
            <text:p>5.51219524149315</text:p>
          </table:table-cell>
          <table:table-cell table:number-columns-repeated="6"/>
        </table:table-row>
        <table:table-row table:style-name="ro1">
          <table:table-cell office:value-type="float" office:value="14158" calcext:value-type="float">
            <text:p>141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2]" office:value-type="float" office:value="3" calcext:value-type="float">
            <text:p>3</text:p>
          </table:table-cell>
          <table:table-cell table:formula="of:=LOG([.A52]*[.$Q$1])" office:value-type="float" office:value="0.151001907992831" calcext:value-type="float">
            <text:p>0.151001907992831</text:p>
          </table:table-cell>
          <table:table-cell table:formula="of:=[.E52]-AVERAGE([.E$3:.E$1200])" office:value-type="float" office:value="-9.00918196994992" calcext:value-type="float">
            <text:p>-9.00918196994992</text:p>
          </table:table-cell>
          <table:table-cell table:formula="of:=[.F52]-AVERAGE([.F$3:.F$1200])" office:value-type="float" office:value="-2.31487078817625" calcext:value-type="float">
            <text:p>-2.31487078817625</text:p>
          </table:table-cell>
          <table:table-cell table:formula="of:=[.G52]*[.G52]" office:value-type="float" office:value="81.1653597676706" calcext:value-type="float">
            <text:p>81.1653597676706</text:p>
          </table:table-cell>
          <table:table-cell table:formula="of:=[.G52]*[.H52]" office:value-type="float" office:value="20.8550921676012" calcext:value-type="float">
            <text:p>20.8550921676012</text:p>
          </table:table-cell>
          <table:table-cell table:formula="of:=[.H52]*[.H52]" office:value-type="float" office:value="5.35862676595173" calcext:value-type="float">
            <text:p>5.35862676595173</text:p>
          </table:table-cell>
          <table:table-cell table:number-columns-repeated="6"/>
        </table:table-row>
        <table:table-row table:style-name="ro1">
          <table:table-cell office:value-type="float" office:value="135911" calcext:value-type="float">
            <text:p>1359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3]" office:value-type="float" office:value="6" calcext:value-type="float">
            <text:p>6</text:p>
          </table:table-cell>
          <table:table-cell table:formula="of:=LOG([.A53]*[.$Q$1])" office:value-type="float" office:value="1.13325460791698" calcext:value-type="float">
            <text:p>1.13325460791698</text:p>
          </table:table-cell>
          <table:table-cell table:formula="of:=[.E53]-AVERAGE([.E$3:.E$1200])" office:value-type="float" office:value="-6.00918196994992" calcext:value-type="float">
            <text:p>-6.00918196994992</text:p>
          </table:table-cell>
          <table:table-cell table:formula="of:=[.F53]-AVERAGE([.F$3:.F$1200])" office:value-type="float" office:value="-1.3326180882521" calcext:value-type="float">
            <text:p>-1.3326180882521</text:p>
          </table:table-cell>
          <table:table-cell table:formula="of:=[.G53]*[.G53]" office:value-type="float" office:value="36.1102679479711" calcext:value-type="float">
            <text:p>36.1102679479711</text:p>
          </table:table-cell>
          <table:table-cell table:formula="of:=[.G53]*[.H53]" office:value-type="float" office:value="8.00794458875363" calcext:value-type="float">
            <text:p>8.00794458875363</text:p>
          </table:table-cell>
          <table:table-cell table:formula="of:=[.H53]*[.H53]" office:value-type="float" office:value="1.77587096913668" calcext:value-type="float">
            <text:p>1.77587096913668</text:p>
          </table:table-cell>
          <table:table-cell table:number-columns-repeated="6"/>
        </table:table-row>
        <table:table-row table:style-name="ro1">
          <table:table-cell office:value-type="float" office:value="37133" calcext:value-type="float">
            <text:p>371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4]" office:value-type="float" office:value="4" calcext:value-type="float">
            <text:p>4</text:p>
          </table:table-cell>
          <table:table-cell table:formula="of:=LOG([.A54]*[.$Q$1])" office:value-type="float" office:value="0.569760037586349" calcext:value-type="float">
            <text:p>0.569760037586349</text:p>
          </table:table-cell>
          <table:table-cell table:formula="of:=[.E54]-AVERAGE([.E$3:.E$1200])" office:value-type="float" office:value="-8.00918196994992" calcext:value-type="float">
            <text:p>-8.00918196994992</text:p>
          </table:table-cell>
          <table:table-cell table:formula="of:=[.F54]-AVERAGE([.F$3:.F$1200])" office:value-type="float" office:value="-1.89611265858273" calcext:value-type="float">
            <text:p>-1.89611265858273</text:p>
          </table:table-cell>
          <table:table-cell table:formula="of:=[.G54]*[.G54]" office:value-type="float" office:value="64.1469958277708" calcext:value-type="float">
            <text:p>64.1469958277708</text:p>
          </table:table-cell>
          <table:table-cell table:formula="of:=[.G54]*[.H54]" office:value-type="float" office:value="15.1863113181146" calcext:value-type="float">
            <text:p>15.1863113181146</text:p>
          </table:table-cell>
          <table:table-cell table:formula="of:=[.H54]*[.H54]" office:value-type="float" office:value="3.59524321403767" calcext:value-type="float">
            <text:p>3.59524321403767</text:p>
          </table:table-cell>
          <table:table-cell table:number-columns-repeated="6"/>
        </table:table-row>
        <table:table-row table:style-name="ro1">
          <table:table-cell office:value-type="float" office:value="21273" calcext:value-type="float">
            <text:p>212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5]" office:value-type="float" office:value="4" calcext:value-type="float">
            <text:p>4</text:p>
          </table:table-cell>
          <table:table-cell table:formula="of:=LOG([.A55]*[.$Q$1])" office:value-type="float" office:value="0.3278287400942" calcext:value-type="float">
            <text:p>0.3278287400942</text:p>
          </table:table-cell>
          <table:table-cell table:formula="of:=[.E55]-AVERAGE([.E$3:.E$1200])" office:value-type="float" office:value="-8.00918196994992" calcext:value-type="float">
            <text:p>-8.00918196994992</text:p>
          </table:table-cell>
          <table:table-cell table:formula="of:=[.F55]-AVERAGE([.F$3:.F$1200])" office:value-type="float" office:value="-2.13804395607488" calcext:value-type="float">
            <text:p>-2.13804395607488</text:p>
          </table:table-cell>
          <table:table-cell table:formula="of:=[.G55]*[.G55]" office:value-type="float" office:value="64.1469958277708" calcext:value-type="float">
            <text:p>64.1469958277708</text:p>
          </table:table-cell>
          <table:table-cell table:formula="of:=[.G55]*[.H55]" office:value-type="float" office:value="17.1239831039553" calcext:value-type="float">
            <text:p>17.1239831039553</text:p>
          </table:table-cell>
          <table:table-cell table:formula="of:=[.H55]*[.H55]" office:value-type="float" office:value="4.57123195810833" calcext:value-type="float">
            <text:p>4.57123195810833</text:p>
          </table:table-cell>
          <table:table-cell table:number-columns-repeated="6"/>
        </table:table-row>
        <table:table-row table:style-name="ro1">
          <table:table-cell office:value-type="float" office:value="15181" calcext:value-type="float">
            <text:p>1518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6]" office:value-type="float" office:value="6" calcext:value-type="float">
            <text:p>6</text:p>
          </table:table-cell>
          <table:table-cell table:formula="of:=LOG([.A56]*[.$Q$1])" office:value-type="float" office:value="0.18130038026682" calcext:value-type="float">
            <text:p>0.18130038026682</text:p>
          </table:table-cell>
          <table:table-cell table:formula="of:=[.E56]-AVERAGE([.E$3:.E$1200])" office:value-type="float" office:value="-6.00918196994992" calcext:value-type="float">
            <text:p>-6.00918196994992</text:p>
          </table:table-cell>
          <table:table-cell table:formula="of:=[.F56]-AVERAGE([.F$3:.F$1200])" office:value-type="float" office:value="-2.28457231590226" calcext:value-type="float">
            <text:p>-2.28457231590226</text:p>
          </table:table-cell>
          <table:table-cell table:formula="of:=[.G56]*[.G56]" office:value-type="float" office:value="36.1102679479711" calcext:value-type="float">
            <text:p>36.1102679479711</text:p>
          </table:table-cell>
          <table:table-cell table:formula="of:=[.G56]*[.H56]" office:value-type="float" office:value="13.7284107697666" calcext:value-type="float">
            <text:p>13.7284107697666</text:p>
          </table:table-cell>
          <table:table-cell table:formula="of:=[.H56]*[.H56]" office:value-type="float" office:value="5.21927066658702" calcext:value-type="float">
            <text:p>5.21927066658702</text:p>
          </table:table-cell>
          <table:table-cell table:number-columns-repeated="6"/>
        </table:table-row>
        <table:table-row table:style-name="ro1">
          <table:table-cell office:value-type="float" office:value="39783" calcext:value-type="float">
            <text:p>397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7]" office:value-type="float" office:value="6" calcext:value-type="float">
            <text:p>6</text:p>
          </table:table-cell>
          <table:table-cell table:formula="of:=LOG([.A57]*[.$Q$1])" office:value-type="float" office:value="0.599697529776849" calcext:value-type="float">
            <text:p>0.599697529776849</text:p>
          </table:table-cell>
          <table:table-cell table:formula="of:=[.E57]-AVERAGE([.E$3:.E$1200])" office:value-type="float" office:value="-6.00918196994992" calcext:value-type="float">
            <text:p>-6.00918196994992</text:p>
          </table:table-cell>
          <table:table-cell table:formula="of:=[.F57]-AVERAGE([.F$3:.F$1200])" office:value-type="float" office:value="-1.86617516639223" calcext:value-type="float">
            <text:p>-1.86617516639223</text:p>
          </table:table-cell>
          <table:table-cell table:formula="of:=[.G57]*[.G57]" office:value-type="float" office:value="36.1102679479711" calcext:value-type="float">
            <text:p>36.1102679479711</text:p>
          </table:table-cell>
          <table:table-cell table:formula="of:=[.G57]*[.H57]" office:value-type="float" office:value="11.2141861626525" calcext:value-type="float">
            <text:p>11.2141861626525</text:p>
          </table:table-cell>
          <table:table-cell table:formula="of:=[.H57]*[.H57]" office:value-type="float" office:value="3.48260975165907" calcext:value-type="float">
            <text:p>3.48260975165907</text:p>
          </table:table-cell>
          <table:table-cell table:number-columns-repeated="6"/>
        </table:table-row>
        <table:table-row table:style-name="ro1">
          <table:table-cell office:value-type="float" office:value="17887" calcext:value-type="float">
            <text:p>178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8]" office:value-type="float" office:value="5" calcext:value-type="float">
            <text:p>5</text:p>
          </table:table-cell>
          <table:table-cell table:formula="of:=LOG([.A58]*[.$Q$1])" office:value-type="float" office:value="0.252537506990004" calcext:value-type="float">
            <text:p>0.252537506990004</text:p>
          </table:table-cell>
          <table:table-cell table:formula="of:=[.E58]-AVERAGE([.E$3:.E$1200])" office:value-type="float" office:value="-7.00918196994992" calcext:value-type="float">
            <text:p>-7.00918196994992</text:p>
          </table:table-cell>
          <table:table-cell table:formula="of:=[.F58]-AVERAGE([.F$3:.F$1200])" office:value-type="float" office:value="-2.21333518917908" calcext:value-type="float">
            <text:p>-2.21333518917908</text:p>
          </table:table-cell>
          <table:table-cell table:formula="of:=[.G58]*[.G58]" office:value-type="float" office:value="49.128631887871" calcext:value-type="float">
            <text:p>49.128631887871</text:p>
          </table:table-cell>
          <table:table-cell table:formula="of:=[.G58]*[.H58]" office:value-type="float" office:value="15.5136691014497" calcext:value-type="float">
            <text:p>15.5136691014497</text:p>
          </table:table-cell>
          <table:table-cell table:formula="of:=[.H58]*[.H58]" office:value-type="float" office:value="4.89885265965838" calcext:value-type="float">
            <text:p>4.89885265965838</text:p>
          </table:table-cell>
          <table:table-cell table:number-columns-repeated="6"/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9]" office:value-type="float" office:value="3" calcext:value-type="float">
            <text:p>3</text:p>
          </table:table-cell>
          <table:table-cell table:formula="of:=LOG([.A59]*[.$Q$1])" office:value-type="float" office:value="0.222742476026601" calcext:value-type="float">
            <text:p>0.222742476026601</text:p>
          </table:table-cell>
          <table:table-cell table:formula="of:=[.E59]-AVERAGE([.E$3:.E$1200])" office:value-type="float" office:value="-9.00918196994992" calcext:value-type="float">
            <text:p>-9.00918196994992</text:p>
          </table:table-cell>
          <table:table-cell table:formula="of:=[.F59]-AVERAGE([.F$3:.F$1200])" office:value-type="float" office:value="-2.24313022014248" calcext:value-type="float">
            <text:p>-2.24313022014248</text:p>
          </table:table-cell>
          <table:table-cell table:formula="of:=[.G59]*[.G59]" office:value-type="float" office:value="81.1653597676706" calcext:value-type="float">
            <text:p>81.1653597676706</text:p>
          </table:table-cell>
          <table:table-cell table:formula="of:=[.G59]*[.H59]" office:value-type="float" office:value="20.2087683355574" calcext:value-type="float">
            <text:p>20.2087683355574</text:p>
          </table:table-cell>
          <table:table-cell table:formula="of:=[.H59]*[.H59]" office:value-type="float" office:value="5.03163318451645" calcext:value-type="float">
            <text:p>5.03163318451645</text:p>
          </table:table-cell>
          <table:table-cell table:number-columns-repeated="6"/>
        </table:table-row>
        <table:table-row table:style-name="ro1">
          <table:table-cell office:value-type="float" office:value="99275" calcext:value-type="float">
            <text:p>992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0]" office:value-type="float" office:value="7" calcext:value-type="float">
            <text:p>7</text:p>
          </table:table-cell>
          <table:table-cell table:formula="of:=LOG([.A60]*[.$Q$1])" office:value-type="float" office:value="0.99683989573592" calcext:value-type="float">
            <text:p>0.99683989573592</text:p>
          </table:table-cell>
          <table:table-cell table:formula="of:=[.E60]-AVERAGE([.E$3:.E$1200])" office:value-type="float" office:value="-5.00918196994992" calcext:value-type="float">
            <text:p>-5.00918196994992</text:p>
          </table:table-cell>
          <table:table-cell table:formula="of:=[.F60]-AVERAGE([.F$3:.F$1200])" office:value-type="float" office:value="-1.46903280043316" calcext:value-type="float">
            <text:p>-1.46903280043316</text:p>
          </table:table-cell>
          <table:table-cell table:formula="of:=[.G60]*[.G60]" office:value-type="float" office:value="25.0919040080713" calcext:value-type="float">
            <text:p>25.0919040080713</text:p>
          </table:table-cell>
          <table:table-cell table:formula="of:=[.G60]*[.H60]" office:value-type="float" office:value="7.35865261719482" calcext:value-type="float">
            <text:p>7.35865261719482</text:p>
          </table:table-cell>
          <table:table-cell table:formula="of:=[.H60]*[.H60]" office:value-type="float" office:value="2.15805736874849" calcext:value-type="float">
            <text:p>2.15805736874849</text:p>
          </table:table-cell>
          <table:table-cell table:number-columns-repeated="6"/>
        </table:table-row>
        <table:table-row table:style-name="ro1">
          <table:table-cell office:value-type="float" office:value="16733" calcext:value-type="float">
            <text:p>167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1]" office:value-type="float" office:value="5" calcext:value-type="float">
            <text:p>5</text:p>
          </table:table-cell>
          <table:table-cell table:formula="of:=LOG([.A61]*[.$Q$1])" office:value-type="float" office:value="0.223573811054688" calcext:value-type="float">
            <text:p>0.223573811054688</text:p>
          </table:table-cell>
          <table:table-cell table:formula="of:=[.E61]-AVERAGE([.E$3:.E$1200])" office:value-type="float" office:value="-7.00918196994992" calcext:value-type="float">
            <text:p>-7.00918196994992</text:p>
          </table:table-cell>
          <table:table-cell table:formula="of:=[.F61]-AVERAGE([.F$3:.F$1200])" office:value-type="float" office:value="-2.24229888511439" calcext:value-type="float">
            <text:p>-2.24229888511439</text:p>
          </table:table-cell>
          <table:table-cell table:formula="of:=[.G61]*[.G61]" office:value-type="float" office:value="49.128631887871" calcext:value-type="float">
            <text:p>49.128631887871</text:p>
          </table:table-cell>
          <table:table-cell table:formula="of:=[.G61]*[.H61]" office:value-type="float" office:value="15.7166809167826" calcext:value-type="float">
            <text:p>15.7166809167826</text:p>
          </table:table-cell>
          <table:table-cell table:formula="of:=[.H61]*[.H61]" office:value-type="float" office:value="5.02790429018525" calcext:value-type="float">
            <text:p>5.02790429018525</text:p>
          </table:table-cell>
          <table:table-cell table:number-columns-repeated="6"/>
        </table:table-row>
        <table:table-row table:style-name="ro1">
          <table:table-cell office:value-type="float" office:value="16452" calcext:value-type="float">
            <text:p>164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2]" office:value-type="float" office:value="4" calcext:value-type="float">
            <text:p>4</text:p>
          </table:table-cell>
          <table:table-cell table:formula="of:=LOG([.A62]*[.$Q$1])" office:value-type="float" office:value="0.216218700837137" calcext:value-type="float">
            <text:p>0.216218700837137</text:p>
          </table:table-cell>
          <table:table-cell table:formula="of:=[.E62]-AVERAGE([.E$3:.E$1200])" office:value-type="float" office:value="-8.00918196994992" calcext:value-type="float">
            <text:p>-8.00918196994992</text:p>
          </table:table-cell>
          <table:table-cell table:formula="of:=[.F62]-AVERAGE([.F$3:.F$1200])" office:value-type="float" office:value="-2.24965399533194" calcext:value-type="float">
            <text:p>-2.24965399533194</text:p>
          </table:table-cell>
          <table:table-cell table:formula="of:=[.G62]*[.G62]" office:value-type="float" office:value="64.1469958277708" calcext:value-type="float">
            <text:p>64.1469958277708</text:p>
          </table:table-cell>
          <table:table-cell table:formula="of:=[.G62]*[.H62]" office:value-type="float" office:value="18.0178882180384" calcext:value-type="float">
            <text:p>18.0178882180384</text:p>
          </table:table-cell>
          <table:table-cell table:formula="of:=[.H62]*[.H62]" office:value-type="float" office:value="5.06094309871298" calcext:value-type="float">
            <text:p>5.06094309871298</text:p>
          </table:table-cell>
          <table:table-cell table:number-columns-repeated="6"/>
        </table:table-row>
        <table:table-row table:style-name="ro1">
          <table:table-cell office:value-type="float" office:value="16904" calcext:value-type="float">
            <text:p>169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3]" office:value-type="float" office:value="5" calcext:value-type="float">
            <text:p>5</text:p>
          </table:table-cell>
          <table:table-cell table:formula="of:=LOG([.A63]*[.$Q$1])" office:value-type="float" office:value="0.227989484044257" calcext:value-type="float">
            <text:p>0.227989484044257</text:p>
          </table:table-cell>
          <table:table-cell table:formula="of:=[.E63]-AVERAGE([.E$3:.E$1200])" office:value-type="float" office:value="-7.00918196994992" calcext:value-type="float">
            <text:p>-7.00918196994992</text:p>
          </table:table-cell>
          <table:table-cell table:formula="of:=[.F63]-AVERAGE([.F$3:.F$1200])" office:value-type="float" office:value="-2.23788321212482" calcext:value-type="float">
            <text:p>-2.23788321212482</text:p>
          </table:table-cell>
          <table:table-cell table:formula="of:=[.G63]*[.G63]" office:value-type="float" office:value="49.128631887871" calcext:value-type="float">
            <text:p>49.128631887871</text:p>
          </table:table-cell>
          <table:table-cell table:formula="of:=[.G63]*[.H63]" office:value-type="float" office:value="15.6857306612789" calcext:value-type="float">
            <text:p>15.6857306612789</text:p>
          </table:table-cell>
          <table:table-cell table:formula="of:=[.H63]*[.H63]" office:value-type="float" office:value="5.00812127111012" calcext:value-type="float">
            <text:p>5.00812127111012</text:p>
          </table:table-cell>
          <table:table-cell table:number-columns-repeated="6"/>
        </table:table-row>
        <table:table-row table:style-name="ro1">
          <table:table-cell office:value-type="float" office:value="18098" calcext:value-type="float">
            <text:p>1809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4]" office:value-type="float" office:value="7" calcext:value-type="float">
            <text:p>7</text:p>
          </table:table-cell>
          <table:table-cell table:formula="of:=LOG([.A64]*[.$Q$1])" office:value-type="float" office:value="0.257630583877158" calcext:value-type="float">
            <text:p>0.257630583877158</text:p>
          </table:table-cell>
          <table:table-cell table:formula="of:=[.E64]-AVERAGE([.E$3:.E$1200])" office:value-type="float" office:value="-5.00918196994992" calcext:value-type="float">
            <text:p>-5.00918196994992</text:p>
          </table:table-cell>
          <table:table-cell table:formula="of:=[.F64]-AVERAGE([.F$3:.F$1200])" office:value-type="float" office:value="-2.20824211229192" calcext:value-type="float">
            <text:p>-2.20824211229192</text:p>
          </table:table-cell>
          <table:table-cell table:formula="of:=[.G64]*[.G64]" office:value-type="float" office:value="25.0919040080713" calcext:value-type="float">
            <text:p>25.0919040080713</text:p>
          </table:table-cell>
          <table:table-cell table:formula="of:=[.G64]*[.H64]" office:value-type="float" office:value="11.0614865741768" calcext:value-type="float">
            <text:p>11.0614865741768</text:p>
          </table:table-cell>
          <table:table-cell table:formula="of:=[.H64]*[.H64]" office:value-type="float" office:value="4.87633322649949" calcext:value-type="float">
            <text:p>4.87633322649949</text:p>
          </table:table-cell>
          <table:table-cell table:number-columns-repeated="6"/>
        </table:table-row>
        <table:table-row table:style-name="ro1">
          <table:table-cell office:value-type="float" office:value="16885" calcext:value-type="float">
            <text:p>168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5]" office:value-type="float" office:value="6" calcext:value-type="float">
            <text:p>6</text:p>
          </table:table-cell>
          <table:table-cell table:formula="of:=LOG([.A65]*[.$Q$1])" office:value-type="float" office:value="0.22750106497143" calcext:value-type="float">
            <text:p>0.22750106497143</text:p>
          </table:table-cell>
          <table:table-cell table:formula="of:=[.E65]-AVERAGE([.E$3:.E$1200])" office:value-type="float" office:value="-6.00918196994992" calcext:value-type="float">
            <text:p>-6.00918196994992</text:p>
          </table:table-cell>
          <table:table-cell table:formula="of:=[.F65]-AVERAGE([.F$3:.F$1200])" office:value-type="float" office:value="-2.23837163119765" calcext:value-type="float">
            <text:p>-2.23837163119765</text:p>
          </table:table-cell>
          <table:table-cell table:formula="of:=[.G65]*[.G65]" office:value-type="float" office:value="36.1102679479711" calcext:value-type="float">
            <text:p>36.1102679479711</text:p>
          </table:table-cell>
          <table:table-cell table:formula="of:=[.G65]*[.H65]" office:value-type="float" office:value="13.4507824482403" calcext:value-type="float">
            <text:p>13.4507824482403</text:p>
          </table:table-cell>
          <table:table-cell table:formula="of:=[.H65]*[.H65]" office:value-type="float" office:value="5.01030755935043" calcext:value-type="float">
            <text:p>5.01030755935043</text:p>
          </table:table-cell>
          <table:table-cell table:number-columns-repeated="6"/>
        </table:table-row>
        <table:table-row table:style-name="ro1">
          <table:table-cell office:value-type="float" office:value="21822" calcext:value-type="float">
            <text:p>218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6]" office:value-type="float" office:value="5" calcext:value-type="float">
            <text:p>5</text:p>
          </table:table-cell>
          <table:table-cell table:formula="of:=LOG([.A66]*[.$Q$1])" office:value-type="float" office:value="0.338894551438355" calcext:value-type="float">
            <text:p>0.338894551438355</text:p>
          </table:table-cell>
          <table:table-cell table:formula="of:=[.E66]-AVERAGE([.E$3:.E$1200])" office:value-type="float" office:value="-7.00918196994992" calcext:value-type="float">
            <text:p>-7.00918196994992</text:p>
          </table:table-cell>
          <table:table-cell table:formula="of:=[.F66]-AVERAGE([.F$3:.F$1200])" office:value-type="float" office:value="-2.12697814473072" calcext:value-type="float">
            <text:p>-2.12697814473072</text:p>
          </table:table-cell>
          <table:table-cell table:formula="of:=[.G66]*[.G66]" office:value-type="float" office:value="49.128631887871" calcext:value-type="float">
            <text:p>49.128631887871</text:p>
          </table:table-cell>
          <table:table-cell table:formula="of:=[.G66]*[.H66]" office:value-type="float" office:value="14.9083768625241" calcext:value-type="float">
            <text:p>14.9083768625241</text:p>
          </table:table-cell>
          <table:table-cell table:formula="of:=[.H66]*[.H66]" office:value-type="float" office:value="4.52403602816216" calcext:value-type="float">
            <text:p>4.52403602816216</text:p>
          </table:table-cell>
          <table:table-cell table:number-columns-repeated="6"/>
        </table:table-row>
        <table:table-row table:style-name="ro1">
          <table:table-cell office:value-type="float" office:value="17658" calcext:value-type="float">
            <text:p>176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7]" office:value-type="float" office:value="4" calcext:value-type="float">
            <text:p>4</text:p>
          </table:table-cell>
          <table:table-cell table:formula="of:=LOG([.A67]*[.$Q$1])" office:value-type="float" office:value="0.246941512483255" calcext:value-type="float">
            <text:p>0.246941512483255</text:p>
          </table:table-cell>
          <table:table-cell table:formula="of:=[.E67]-AVERAGE([.E$3:.E$1200])" office:value-type="float" office:value="-8.00918196994992" calcext:value-type="float">
            <text:p>-8.00918196994992</text:p>
          </table:table-cell>
          <table:table-cell table:formula="of:=[.F67]-AVERAGE([.F$3:.F$1200])" office:value-type="float" office:value="-2.21893118368583" calcext:value-type="float">
            <text:p>-2.21893118368583</text:p>
          </table:table-cell>
          <table:table-cell table:formula="of:=[.G67]*[.G67]" office:value-type="float" office:value="64.1469958277708" calcext:value-type="float">
            <text:p>64.1469958277708</text:p>
          </table:table-cell>
          <table:table-cell table:formula="of:=[.G67]*[.H67]" office:value-type="float" office:value="17.7718236289361" calcext:value-type="float">
            <text:p>17.7718236289361</text:p>
          </table:table-cell>
          <table:table-cell table:formula="of:=[.H67]*[.H67]" office:value-type="float" office:value="4.92365559793338" calcext:value-type="float">
            <text:p>4.92365559793338</text:p>
          </table:table-cell>
          <table:table-cell table:number-columns-repeated="6"/>
        </table:table-row>
        <table:table-row table:style-name="ro1">
          <table:table-cell office:value-type="float" office:value="16820" calcext:value-type="float">
            <text:p>168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8]" office:value-type="float" office:value="5" calcext:value-type="float">
            <text:p>5</text:p>
          </table:table-cell>
          <table:table-cell table:formula="of:=LOG([.A68]*[.$Q$1])" office:value-type="float" office:value="0.225825991461893" calcext:value-type="float">
            <text:p>0.225825991461893</text:p>
          </table:table-cell>
          <table:table-cell table:formula="of:=[.E68]-AVERAGE([.E$3:.E$1200])" office:value-type="float" office:value="-7.00918196994992" calcext:value-type="float">
            <text:p>-7.00918196994992</text:p>
          </table:table-cell>
          <table:table-cell table:formula="of:=[.F68]-AVERAGE([.F$3:.F$1200])" office:value-type="float" office:value="-2.24004670470719" calcext:value-type="float">
            <text:p>-2.24004670470719</text:p>
          </table:table-cell>
          <table:table-cell table:formula="of:=[.G68]*[.G68]" office:value-type="float" office:value="49.128631887871" calcext:value-type="float">
            <text:p>49.128631887871</text:p>
          </table:table-cell>
          <table:table-cell table:formula="of:=[.G68]*[.H68]" office:value-type="float" office:value="15.7008949744793" calcext:value-type="float">
            <text:p>15.7008949744793</text:p>
          </table:table-cell>
          <table:table-cell table:formula="of:=[.H68]*[.H68]" office:value-type="float" office:value="5.01780923926953" calcext:value-type="float">
            <text:p>5.01780923926953</text:p>
          </table:table-cell>
          <table:table-cell table:number-columns-repeated="6"/>
        </table:table-row>
        <table:table-row table:style-name="ro1">
          <table:table-cell office:value-type="float" office:value="17390" calcext:value-type="float">
            <text:p>173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9]" office:value-type="float" office:value="5" calcext:value-type="float">
            <text:p>5</text:p>
          </table:table-cell>
          <table:table-cell table:formula="of:=LOG([.A69]*[.$Q$1])" office:value-type="float" office:value="0.240299582002712" calcext:value-type="float">
            <text:p>0.240299582002712</text:p>
          </table:table-cell>
          <table:table-cell table:formula="of:=[.E69]-AVERAGE([.E$3:.E$1200])" office:value-type="float" office:value="-7.00918196994992" calcext:value-type="float">
            <text:p>-7.00918196994992</text:p>
          </table:table-cell>
          <table:table-cell table:formula="of:=[.F69]-AVERAGE([.F$3:.F$1200])" office:value-type="float" office:value="-2.22557311416637" calcext:value-type="float">
            <text:p>-2.22557311416637</text:p>
          </table:table-cell>
          <table:table-cell table:formula="of:=[.G69]*[.G69]" office:value-type="float" office:value="49.128631887871" calcext:value-type="float">
            <text:p>49.128631887871</text:p>
          </table:table-cell>
          <table:table-cell table:formula="of:=[.G69]*[.H69]" office:value-type="float" office:value="15.5994469446202" calcext:value-type="float">
            <text:p>15.5994469446202</text:p>
          </table:table-cell>
          <table:table-cell table:formula="of:=[.H69]*[.H69]" office:value-type="float" office:value="4.95317568650019" calcext:value-type="float">
            <text:p>4.95317568650019</text:p>
          </table:table-cell>
          <table:table-cell table:number-columns-repeated="6"/>
        </table:table-row>
        <table:table-row table:style-name="ro1">
          <table:table-cell office:value-type="float" office:value="17551" calcext:value-type="float">
            <text:p>175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0]" office:value-type="float" office:value="6" calcext:value-type="float">
            <text:p>6</text:p>
          </table:table-cell>
          <table:table-cell table:formula="of:=LOG([.A70]*[.$Q$1])" office:value-type="float" office:value="0.244301866221177" calcext:value-type="float">
            <text:p>0.244301866221177</text:p>
          </table:table-cell>
          <table:table-cell table:formula="of:=[.E70]-AVERAGE([.E$3:.E$1200])" office:value-type="float" office:value="-6.00918196994992" calcext:value-type="float">
            <text:p>-6.00918196994992</text:p>
          </table:table-cell>
          <table:table-cell table:formula="of:=[.F70]-AVERAGE([.F$3:.F$1200])" office:value-type="float" office:value="-2.2215708299479" calcext:value-type="float">
            <text:p>-2.2215708299479</text:p>
          </table:table-cell>
          <table:table-cell table:formula="of:=[.G70]*[.G70]" office:value-type="float" office:value="36.1102679479711" calcext:value-type="float">
            <text:p>36.1102679479711</text:p>
          </table:table-cell>
          <table:table-cell table:formula="of:=[.G70]*[.H70]" office:value-type="float" office:value="13.3498233762896" calcext:value-type="float">
            <text:p>13.3498233762896</text:p>
          </table:table-cell>
          <table:table-cell table:formula="of:=[.H70]*[.H70]" office:value-type="float" office:value="4.93537695247542" calcext:value-type="float">
            <text:p>4.93537695247542</text:p>
          </table:table-cell>
          <table:table-cell table:number-columns-repeated="6"/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1]" office:value-type="float" office:value="6" calcext:value-type="float">
            <text:p>6</text:p>
          </table:table-cell>
          <table:table-cell table:formula="of:=LOG([.A71]*[.$Q$1])" office:value-type="float" office:value="0.241546480596548" calcext:value-type="float">
            <text:p>0.241546480596548</text:p>
          </table:table-cell>
          <table:table-cell table:formula="of:=[.E71]-AVERAGE([.E$3:.E$1200])" office:value-type="float" office:value="-6.00918196994992" calcext:value-type="float">
            <text:p>-6.00918196994992</text:p>
          </table:table-cell>
          <table:table-cell table:formula="of:=[.F71]-AVERAGE([.F$3:.F$1200])" office:value-type="float" office:value="-2.22432621557253" calcext:value-type="float">
            <text:p>-2.22432621557253</text:p>
          </table:table-cell>
          <table:table-cell table:formula="of:=[.G71]*[.G71]" office:value-type="float" office:value="36.1102679479711" calcext:value-type="float">
            <text:p>36.1102679479711</text:p>
          </table:table-cell>
          <table:table-cell table:formula="of:=[.G71]*[.H71]" office:value-type="float" office:value="13.3663809899054" calcext:value-type="float">
            <text:p>13.3663809899054</text:p>
          </table:table-cell>
          <table:table-cell table:formula="of:=[.H71]*[.H71]" office:value-type="float" office:value="4.94762711328322" calcext:value-type="float">
            <text:p>4.94762711328322</text:p>
          </table:table-cell>
          <table:table-cell table:number-columns-repeated="6"/>
        </table:table-row>
        <table:table-row table:style-name="ro1">
          <table:table-cell office:value-type="float" office:value="21079" calcext:value-type="float">
            <text:p>210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2]" office:value-type="float" office:value="5" calcext:value-type="float">
            <text:p>5</text:p>
          </table:table-cell>
          <table:table-cell table:formula="of:=LOG([.A72]*[.$Q$1])" office:value-type="float" office:value="0.323850003846802" calcext:value-type="float">
            <text:p>0.323850003846802</text:p>
          </table:table-cell>
          <table:table-cell table:formula="of:=[.E72]-AVERAGE([.E$3:.E$1200])" office:value-type="float" office:value="-7.00918196994992" calcext:value-type="float">
            <text:p>-7.00918196994992</text:p>
          </table:table-cell>
          <table:table-cell table:formula="of:=[.F72]-AVERAGE([.F$3:.F$1200])" office:value-type="float" office:value="-2.14202269232228" calcext:value-type="float">
            <text:p>-2.14202269232228</text:p>
          </table:table-cell>
          <table:table-cell table:formula="of:=[.G72]*[.G72]" office:value-type="float" office:value="49.128631887871" calcext:value-type="float">
            <text:p>49.128631887871</text:p>
          </table:table-cell>
          <table:table-cell table:formula="of:=[.G72]*[.H72]" office:value-type="float" office:value="15.0138268342489" calcext:value-type="float">
            <text:p>15.0138268342489</text:p>
          </table:table-cell>
          <table:table-cell table:formula="of:=[.H72]*[.H72]" office:value-type="float" office:value="4.58826121442358" calcext:value-type="float">
            <text:p>4.58826121442358</text:p>
          </table:table-cell>
          <table:table-cell table:number-columns-repeated="6"/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3]" office:value-type="float" office:value="6" calcext:value-type="float">
            <text:p>6</text:p>
          </table:table-cell>
          <table:table-cell table:formula="of:=LOG([.A73]*[.$Q$1])" office:value-type="float" office:value="0.231367631401711" calcext:value-type="float">
            <text:p>0.231367631401711</text:p>
          </table:table-cell>
          <table:table-cell table:formula="of:=[.E73]-AVERAGE([.E$3:.E$1200])" office:value-type="float" office:value="-6.00918196994992" calcext:value-type="float">
            <text:p>-6.00918196994992</text:p>
          </table:table-cell>
          <table:table-cell table:formula="of:=[.F73]-AVERAGE([.F$3:.F$1200])" office:value-type="float" office:value="-2.23450506476737" calcext:value-type="float">
            <text:p>-2.23450506476737</text:p>
          </table:table-cell>
          <table:table-cell table:formula="of:=[.G73]*[.G73]" office:value-type="float" office:value="36.1102679479711" calcext:value-type="float">
            <text:p>36.1102679479711</text:p>
          </table:table-cell>
          <table:table-cell table:formula="of:=[.G73]*[.H73]" office:value-type="float" office:value="13.4275475469618" calcext:value-type="float">
            <text:p>13.4275475469618</text:p>
          </table:table-cell>
          <table:table-cell table:formula="of:=[.H73]*[.H73]" office:value-type="float" office:value="4.99301288447103" calcext:value-type="float">
            <text:p>4.99301288447103</text:p>
          </table:table-cell>
          <table:table-cell table:number-columns-repeated="6"/>
        </table:table-row>
        <table:table-row table:style-name="ro1">
          <table:table-cell office:value-type="float" office:value="17915" calcext:value-type="float">
            <text:p>179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4]" office:value-type="float" office:value="5" calcext:value-type="float">
            <text:p>5</text:p>
          </table:table-cell>
          <table:table-cell table:formula="of:=LOG([.A74]*[.$Q$1])" office:value-type="float" office:value="0.253216812502129" calcext:value-type="float">
            <text:p>0.253216812502129</text:p>
          </table:table-cell>
          <table:table-cell table:formula="of:=[.E74]-AVERAGE([.E$3:.E$1200])" office:value-type="float" office:value="-7.00918196994992" calcext:value-type="float">
            <text:p>-7.00918196994992</text:p>
          </table:table-cell>
          <table:table-cell table:formula="of:=[.F74]-AVERAGE([.F$3:.F$1200])" office:value-type="float" office:value="-2.21265588366695" calcext:value-type="float">
            <text:p>-2.21265588366695</text:p>
          </table:table-cell>
          <table:table-cell table:formula="of:=[.G74]*[.G74]" office:value-type="float" office:value="49.128631887871" calcext:value-type="float">
            <text:p>49.128631887871</text:p>
          </table:table-cell>
          <table:table-cell table:formula="of:=[.G74]*[.H74]" office:value-type="float" office:value="15.508907725502" calcext:value-type="float">
            <text:p>15.508907725502</text:p>
          </table:table-cell>
          <table:table-cell table:formula="of:=[.H74]*[.H74]" office:value-type="float" office:value="4.89584605952598" calcext:value-type="float">
            <text:p>4.89584605952598</text:p>
          </table:table-cell>
          <table:table-cell table:number-columns-repeated="6"/>
        </table:table-row>
        <table:table-row table:style-name="ro1">
          <table:table-cell office:value-type="float" office:value="17814" calcext:value-type="float">
            <text:p>178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5]" office:value-type="float" office:value="5" calcext:value-type="float">
            <text:p>5</text:p>
          </table:table-cell>
          <table:table-cell table:formula="of:=LOG([.A75]*[.$Q$1])" office:value-type="float" office:value="0.250761447979688" calcext:value-type="float">
            <text:p>0.250761447979688</text:p>
          </table:table-cell>
          <table:table-cell table:formula="of:=[.E75]-AVERAGE([.E$3:.E$1200])" office:value-type="float" office:value="-7.00918196994992" calcext:value-type="float">
            <text:p>-7.00918196994992</text:p>
          </table:table-cell>
          <table:table-cell table:formula="of:=[.F75]-AVERAGE([.F$3:.F$1200])" office:value-type="float" office:value="-2.21511124818939" calcext:value-type="float">
            <text:p>-2.21511124818939</text:p>
          </table:table-cell>
          <table:table-cell table:formula="of:=[.G75]*[.G75]" office:value-type="float" office:value="49.128631887871" calcext:value-type="float">
            <text:p>49.128631887871</text:p>
          </table:table-cell>
          <table:table-cell table:formula="of:=[.G75]*[.H75]" office:value-type="float" office:value="15.5261178222423" calcext:value-type="float">
            <text:p>15.5261178222423</text:p>
          </table:table-cell>
          <table:table-cell table:formula="of:=[.H75]*[.H75]" office:value-type="float" office:value="4.90671784185517" calcext:value-type="float">
            <text:p>4.90671784185517</text:p>
          </table:table-cell>
          <table:table-cell table:number-columns-repeated="6"/>
        </table:table-row>
        <table:table-row table:style-name="ro1">
          <table:table-cell office:value-type="float" office:value="16642" calcext:value-type="float">
            <text:p>166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6]" office:value-type="float" office:value="6" calcext:value-type="float">
            <text:p>6</text:p>
          </table:table-cell>
          <table:table-cell table:formula="of:=LOG([.A76]*[.$Q$1])" office:value-type="float" office:value="0.221205517674004" calcext:value-type="float">
            <text:p>0.221205517674004</text:p>
          </table:table-cell>
          <table:table-cell table:formula="of:=[.E76]-AVERAGE([.E$3:.E$1200])" office:value-type="float" office:value="-6.00918196994992" calcext:value-type="float">
            <text:p>-6.00918196994992</text:p>
          </table:table-cell>
          <table:table-cell table:formula="of:=[.F76]-AVERAGE([.F$3:.F$1200])" office:value-type="float" office:value="-2.24466717849508" calcext:value-type="float">
            <text:p>-2.24466717849508</text:p>
          </table:table-cell>
          <table:table-cell table:formula="of:=[.G76]*[.G76]" office:value-type="float" office:value="36.1102679479711" calcext:value-type="float">
            <text:p>36.1102679479711</text:p>
          </table:table-cell>
          <table:table-cell table:formula="of:=[.G76]*[.H76]" office:value-type="float" office:value="13.488613537551" calcext:value-type="float">
            <text:p>13.488613537551</text:p>
          </table:table-cell>
          <table:table-cell table:formula="of:=[.H76]*[.H76]" office:value-type="float" office:value="5.03853074221305" calcext:value-type="float">
            <text:p>5.03853074221305</text:p>
          </table:table-cell>
          <table:table-cell table:number-columns-repeated="6"/>
        </table:table-row>
        <table:table-row table:style-name="ro1">
          <table:table-cell office:value-type="float" office:value="16747" calcext:value-type="float">
            <text:p>167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7]" office:value-type="float" office:value="6" calcext:value-type="float">
            <text:p>6</text:p>
          </table:table-cell>
          <table:table-cell table:formula="of:=LOG([.A77]*[.$Q$1])" office:value-type="float" office:value="0.223937020319982" calcext:value-type="float">
            <text:p>0.223937020319982</text:p>
          </table:table-cell>
          <table:table-cell table:formula="of:=[.E77]-AVERAGE([.E$3:.E$1200])" office:value-type="float" office:value="-6.00918196994992" calcext:value-type="float">
            <text:p>-6.00918196994992</text:p>
          </table:table-cell>
          <table:table-cell table:formula="of:=[.F77]-AVERAGE([.F$3:.F$1200])" office:value-type="float" office:value="-2.2419356758491" calcext:value-type="float">
            <text:p>-2.2419356758491</text:p>
          </table:table-cell>
          <table:table-cell table:formula="of:=[.G77]*[.G77]" office:value-type="float" office:value="36.1102679479711" calcext:value-type="float">
            <text:p>36.1102679479711</text:p>
          </table:table-cell>
          <table:table-cell table:formula="of:=[.G77]*[.H77]" office:value-type="float" office:value="13.4721994410999" calcext:value-type="float">
            <text:p>13.4721994410999</text:p>
          </table:table-cell>
          <table:table-cell table:formula="of:=[.H77]*[.H77]" office:value-type="float" office:value="5.02627557464496" calcext:value-type="float">
            <text:p>5.02627557464496</text:p>
          </table:table-cell>
          <table:table-cell table:number-columns-repeated="6"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8]" office:value-type="float" office:value="5" calcext:value-type="float">
            <text:p>5</text:p>
          </table:table-cell>
          <table:table-cell table:formula="of:=LOG([.A78]*[.$Q$1])" office:value-type="float" office:value="0.265572461743118" calcext:value-type="float">
            <text:p>0.265572461743118</text:p>
          </table:table-cell>
          <table:table-cell table:formula="of:=[.E78]-AVERAGE([.E$3:.E$1200])" office:value-type="float" office:value="-7.00918196994992" calcext:value-type="float">
            <text:p>-7.00918196994992</text:p>
          </table:table-cell>
          <table:table-cell table:formula="of:=[.F78]-AVERAGE([.F$3:.F$1200])" office:value-type="float" office:value="-2.20030023442596" calcext:value-type="float">
            <text:p>-2.20030023442596</text:p>
          </table:table-cell>
          <table:table-cell table:formula="of:=[.G78]*[.G78]" office:value-type="float" office:value="49.128631887871" calcext:value-type="float">
            <text:p>49.128631887871</text:p>
          </table:table-cell>
          <table:table-cell table:formula="of:=[.G78]*[.H78]" office:value-type="float" office:value="15.422304731615" calcext:value-type="float">
            <text:p>15.422304731615</text:p>
          </table:table-cell>
          <table:table-cell table:formula="of:=[.H78]*[.H78]" office:value-type="float" office:value="4.84132112161495" calcext:value-type="float">
            <text:p>4.84132112161495</text:p>
          </table:table-cell>
          <table:table-cell table:number-columns-repeated="6"/>
        </table:table-row>
        <table:table-row table:style-name="ro1">
          <table:table-cell office:value-type="float" office:value="16568" calcext:value-type="float">
            <text:p>165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9]" office:value-type="float" office:value="4" calcext:value-type="float">
            <text:p>4</text:p>
          </table:table-cell>
          <table:table-cell table:formula="of:=LOG([.A79]*[.$Q$1])" office:value-type="float" office:value="0.219270085885396" calcext:value-type="float">
            <text:p>0.219270085885396</text:p>
          </table:table-cell>
          <table:table-cell table:formula="of:=[.E79]-AVERAGE([.E$3:.E$1200])" office:value-type="float" office:value="-8.00918196994992" calcext:value-type="float">
            <text:p>-8.00918196994992</text:p>
          </table:table-cell>
          <table:table-cell table:formula="of:=[.F79]-AVERAGE([.F$3:.F$1200])" office:value-type="float" office:value="-2.24660261028368" calcext:value-type="float">
            <text:p>-2.24660261028368</text:p>
          </table:table-cell>
          <table:table-cell table:formula="of:=[.G79]*[.G79]" office:value-type="float" office:value="64.1469958277708" calcext:value-type="float">
            <text:p>64.1469958277708</text:p>
          </table:table-cell>
          <table:table-cell table:formula="of:=[.G79]*[.H79]" office:value-type="float" office:value="17.9934491199265" calcext:value-type="float">
            <text:p>17.9934491199265</text:p>
          </table:table-cell>
          <table:table-cell table:formula="of:=[.H79]*[.H79]" office:value-type="float" office:value="5.04722328853347" calcext:value-type="float">
            <text:p>5.04722328853347</text:p>
          </table:table-cell>
          <table:table-cell table:number-columns-repeated="6"/>
        </table:table-row>
        <table:table-row table:style-name="ro1">
          <table:table-cell office:value-type="float" office:value="255051" calcext:value-type="float">
            <text:p>25505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0]" office:value-type="float" office:value="7" calcext:value-type="float">
            <text:p>7</text:p>
          </table:table-cell>
          <table:table-cell table:formula="of:=LOG([.A80]*[.$Q$1])" office:value-type="float" office:value="1.4066270306456" calcext:value-type="float">
            <text:p>1.4066270306456</text:p>
          </table:table-cell>
          <table:table-cell table:formula="of:=[.E80]-AVERAGE([.E$3:.E$1200])" office:value-type="float" office:value="-5.00918196994992" calcext:value-type="float">
            <text:p>-5.00918196994992</text:p>
          </table:table-cell>
          <table:table-cell table:formula="of:=[.F80]-AVERAGE([.F$3:.F$1200])" office:value-type="float" office:value="-1.05924566552348" calcext:value-type="float">
            <text:p>-1.05924566552348</text:p>
          </table:table-cell>
          <table:table-cell table:formula="of:=[.G80]*[.G80]" office:value-type="float" office:value="25.0919040080713" calcext:value-type="float">
            <text:p>25.0919040080713</text:p>
          </table:table-cell>
          <table:table-cell table:formula="of:=[.G80]*[.H80]" office:value-type="float" office:value="5.3059542894878" calcext:value-type="float">
            <text:p>5.3059542894878</text:p>
          </table:table-cell>
          <table:table-cell table:formula="of:=[.H80]*[.H80]" office:value-type="float" office:value="1.12200137993027" calcext:value-type="float">
            <text:p>1.12200137993027</text:p>
          </table:table-cell>
          <table:table-cell table:number-columns-repeated="6"/>
        </table:table-row>
        <table:table-row table:style-name="ro1">
          <table:table-cell office:value-type="float" office:value="19931" calcext:value-type="float">
            <text:p>199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1]" office:value-type="float" office:value="4" calcext:value-type="float">
            <text:p>4</text:p>
          </table:table-cell>
          <table:table-cell table:formula="of:=LOG([.A81]*[.$Q$1])" office:value-type="float" office:value="0.299529089146387" calcext:value-type="float">
            <text:p>0.299529089146387</text:p>
          </table:table-cell>
          <table:table-cell table:formula="of:=[.E81]-AVERAGE([.E$3:.E$1200])" office:value-type="float" office:value="-8.00918196994992" calcext:value-type="float">
            <text:p>-8.00918196994992</text:p>
          </table:table-cell>
          <table:table-cell table:formula="of:=[.F81]-AVERAGE([.F$3:.F$1200])" office:value-type="float" office:value="-2.16634360702269" calcext:value-type="float">
            <text:p>-2.16634360702269</text:p>
          </table:table-cell>
          <table:table-cell table:formula="of:=[.G81]*[.G81]" office:value-type="float" office:value="64.1469958277708" calcext:value-type="float">
            <text:p>64.1469958277708</text:p>
          </table:table-cell>
          <table:table-cell table:formula="of:=[.G81]*[.H81]" office:value-type="float" office:value="17.3506401580824" calcext:value-type="float">
            <text:p>17.3506401580824</text:p>
          </table:table-cell>
          <table:table-cell table:formula="of:=[.H81]*[.H81]" office:value-type="float" office:value="4.6930446236881" calcext:value-type="float">
            <text:p>4.6930446236881</text:p>
          </table:table-cell>
          <table:table-cell table:number-columns-repeated="6"/>
        </table:table-row>
        <table:table-row table:style-name="ro1">
          <table:table-cell office:value-type="float" office:value="68972" calcext:value-type="float">
            <text:p>6897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2]" office:value-type="float" office:value="7" calcext:value-type="float">
            <text:p>7</text:p>
          </table:table-cell>
          <table:table-cell table:formula="of:=LOG([.A82]*[.$Q$1])" office:value-type="float" office:value="0.838672819527731" calcext:value-type="float">
            <text:p>0.838672819527731</text:p>
          </table:table-cell>
          <table:table-cell table:formula="of:=[.E82]-AVERAGE([.E$3:.E$1200])" office:value-type="float" office:value="-5.00918196994992" calcext:value-type="float">
            <text:p>-5.00918196994992</text:p>
          </table:table-cell>
          <table:table-cell table:formula="of:=[.F82]-AVERAGE([.F$3:.F$1200])" office:value-type="float" office:value="-1.62719987664135" calcext:value-type="float">
            <text:p>-1.62719987664135</text:p>
          </table:table-cell>
          <table:table-cell table:formula="of:=[.G82]*[.G82]" office:value-type="float" office:value="25.0919040080713" calcext:value-type="float">
            <text:p>25.0919040080713</text:p>
          </table:table-cell>
          <table:table-cell table:formula="of:=[.G82]*[.H82]" office:value-type="float" office:value="8.15094028357657" calcext:value-type="float">
            <text:p>8.15094028357657</text:p>
          </table:table-cell>
          <table:table-cell table:formula="of:=[.H82]*[.H82]" office:value-type="float" office:value="2.64777943854162" calcext:value-type="float">
            <text:p>2.64777943854162</text:p>
          </table:table-cell>
          <table:table-cell table:number-columns-repeated="6"/>
        </table:table-row>
        <table:table-row table:style-name="ro1">
          <table:table-cell office:value-type="float" office:value="19758" calcext:value-type="float">
            <text:p>1975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3]" office:value-type="float" office:value="4" calcext:value-type="float">
            <text:p>4</text:p>
          </table:table-cell>
          <table:table-cell table:formula="of:=LOG([.A83]*[.$Q$1])" office:value-type="float" office:value="0.295742981095551" calcext:value-type="float">
            <text:p>0.295742981095551</text:p>
          </table:table-cell>
          <table:table-cell table:formula="of:=[.E83]-AVERAGE([.E$3:.E$1200])" office:value-type="float" office:value="-8.00918196994992" calcext:value-type="float">
            <text:p>-8.00918196994992</text:p>
          </table:table-cell>
          <table:table-cell table:formula="of:=[.F83]-AVERAGE([.F$3:.F$1200])" office:value-type="float" office:value="-2.17012971507353" calcext:value-type="float">
            <text:p>-2.17012971507353</text:p>
          </table:table-cell>
          <table:table-cell table:formula="of:=[.G83]*[.G83]" office:value-type="float" office:value="64.1469958277708" calcext:value-type="float">
            <text:p>64.1469958277708</text:p>
          </table:table-cell>
          <table:table-cell table:formula="of:=[.G83]*[.H83]" office:value-type="float" office:value="17.3809637864195" calcext:value-type="float">
            <text:p>17.3809637864195</text:p>
          </table:table-cell>
          <table:table-cell table:formula="of:=[.H83]*[.H83]" office:value-type="float" office:value="4.70946298024512" calcext:value-type="float">
            <text:p>4.70946298024512</text:p>
          </table:table-cell>
          <table:table-cell table:number-columns-repeated="6"/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4]" office:value-type="float" office:value="6" calcext:value-type="float">
            <text:p>6</text:p>
          </table:table-cell>
          <table:table-cell table:formula="of:=LOG([.A84]*[.$Q$1])" office:value-type="float" office:value="0.307987817159015" calcext:value-type="float">
            <text:p>0.307987817159015</text:p>
          </table:table-cell>
          <table:table-cell table:formula="of:=[.E84]-AVERAGE([.E$3:.E$1200])" office:value-type="float" office:value="-6.00918196994992" calcext:value-type="float">
            <text:p>-6.00918196994992</text:p>
          </table:table-cell>
          <table:table-cell table:formula="of:=[.F84]-AVERAGE([.F$3:.F$1200])" office:value-type="float" office:value="-2.15788487901007" calcext:value-type="float">
            <text:p>-2.15788487901007</text:p>
          </table:table-cell>
          <table:table-cell table:formula="of:=[.G84]*[.G84]" office:value-type="float" office:value="36.1102679479711" calcext:value-type="float">
            <text:p>36.1102679479711</text:p>
          </table:table-cell>
          <table:table-cell table:formula="of:=[.G84]*[.H84]" office:value-type="float" office:value="12.9671229081748" calcext:value-type="float">
            <text:p>12.9671229081748</text:p>
          </table:table-cell>
          <table:table-cell table:formula="of:=[.H84]*[.H84]" office:value-type="float" office:value="4.65646715106028" calcext:value-type="float">
            <text:p>4.65646715106028</text:p>
          </table:table-cell>
          <table:table-cell table:number-columns-repeated="6"/>
        </table:table-row>
        <table:table-row table:style-name="ro1">
          <table:table-cell office:value-type="float" office:value="19593" calcext:value-type="float">
            <text:p>195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5]" office:value-type="float" office:value="6" calcext:value-type="float">
            <text:p>6</text:p>
          </table:table-cell>
          <table:table-cell table:formula="of:=LOG([.A85]*[.$Q$1])" office:value-type="float" office:value="0.292100938480419" calcext:value-type="float">
            <text:p>0.292100938480419</text:p>
          </table:table-cell>
          <table:table-cell table:formula="of:=[.E85]-AVERAGE([.E$3:.E$1200])" office:value-type="float" office:value="-6.00918196994992" calcext:value-type="float">
            <text:p>-6.00918196994992</text:p>
          </table:table-cell>
          <table:table-cell table:formula="of:=[.F85]-AVERAGE([.F$3:.F$1200])" office:value-type="float" office:value="-2.17377175768866" calcext:value-type="float">
            <text:p>-2.17377175768866</text:p>
          </table:table-cell>
          <table:table-cell table:formula="of:=[.G85]*[.G85]" office:value-type="float" office:value="36.1102679479711" calcext:value-type="float">
            <text:p>36.1102679479711</text:p>
          </table:table-cell>
          <table:table-cell table:formula="of:=[.G85]*[.H85]" office:value-type="float" office:value="13.062590053089" calcext:value-type="float">
            <text:p>13.062590053089</text:p>
          </table:table-cell>
          <table:table-cell table:formula="of:=[.H85]*[.H85]" office:value-type="float" office:value="4.72528365452485" calcext:value-type="float">
            <text:p>4.72528365452485</text:p>
          </table:table-cell>
          <table:table-cell table:number-columns-repeated="6"/>
        </table:table-row>
        <table:table-row table:style-name="ro1">
          <table:table-cell office:value-type="float" office:value="19223" calcext:value-type="float">
            <text:p>192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6]" office:value-type="float" office:value="6" calcext:value-type="float">
            <text:p>6</text:p>
          </table:table-cell>
          <table:table-cell table:formula="of:=LOG([.A86]*[.$Q$1])" office:value-type="float" office:value="0.283821165943059" calcext:value-type="float">
            <text:p>0.283821165943059</text:p>
          </table:table-cell>
          <table:table-cell table:formula="of:=[.E86]-AVERAGE([.E$3:.E$1200])" office:value-type="float" office:value="-6.00918196994992" calcext:value-type="float">
            <text:p>-6.00918196994992</text:p>
          </table:table-cell>
          <table:table-cell table:formula="of:=[.F86]-AVERAGE([.F$3:.F$1200])" office:value-type="float" office:value="-2.18205153022602" calcext:value-type="float">
            <text:p>-2.18205153022602</text:p>
          </table:table-cell>
          <table:table-cell table:formula="of:=[.G86]*[.G86]" office:value-type="float" office:value="36.1102679479711" calcext:value-type="float">
            <text:p>36.1102679479711</text:p>
          </table:table-cell>
          <table:table-cell table:formula="of:=[.G86]*[.H86]" office:value-type="float" office:value="13.1123447129358" calcext:value-type="float">
            <text:p>13.1123447129358</text:p>
          </table:table-cell>
          <table:table-cell table:formula="of:=[.H86]*[.H86]" office:value-type="float" office:value="4.76134888056172" calcext:value-type="float">
            <text:p>4.76134888056172</text:p>
          </table:table-cell>
          <table:table-cell table:number-columns-repeated="6"/>
        </table:table-row>
        <table:table-row table:style-name="ro1">
          <table:table-cell office:value-type="float" office:value="19830" calcext:value-type="float">
            <text:p>198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7]" office:value-type="float" office:value="5" calcext:value-type="float">
            <text:p>5</text:p>
          </table:table-cell>
          <table:table-cell table:formula="of:=LOG([.A87]*[.$Q$1])" office:value-type="float" office:value="0.297322714205303" calcext:value-type="float">
            <text:p>0.297322714205303</text:p>
          </table:table-cell>
          <table:table-cell table:formula="of:=[.E87]-AVERAGE([.E$3:.E$1200])" office:value-type="float" office:value="-7.00918196994992" calcext:value-type="float">
            <text:p>-7.00918196994992</text:p>
          </table:table-cell>
          <table:table-cell table:formula="of:=[.F87]-AVERAGE([.F$3:.F$1200])" office:value-type="float" office:value="-2.16854998196378" calcext:value-type="float">
            <text:p>-2.16854998196378</text:p>
          </table:table-cell>
          <table:table-cell table:formula="of:=[.G87]*[.G87]" office:value-type="float" office:value="49.128631887871" calcext:value-type="float">
            <text:p>49.128631887871</text:p>
          </table:table-cell>
          <table:table-cell table:formula="of:=[.G87]*[.H87]" office:value-type="float" office:value="15.1997614345157" calcext:value-type="float">
            <text:p>15.1997614345157</text:p>
          </table:table-cell>
          <table:table-cell table:formula="of:=[.H87]*[.H87]" office:value-type="float" office:value="4.7026090242751" calcext:value-type="float">
            <text:p>4.7026090242751</text:p>
          </table:table-cell>
          <table:table-cell table:number-columns-repeated="6"/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8]" office:value-type="float" office:value="4" calcext:value-type="float">
            <text:p>4</text:p>
          </table:table-cell>
          <table:table-cell table:formula="of:=LOG([.A88]*[.$Q$1])" office:value-type="float" office:value="0.302547372487485" calcext:value-type="float">
            <text:p>0.302547372487485</text:p>
          </table:table-cell>
          <table:table-cell table:formula="of:=[.E88]-AVERAGE([.E$3:.E$1200])" office:value-type="float" office:value="-8.00918196994992" calcext:value-type="float">
            <text:p>-8.00918196994992</text:p>
          </table:table-cell>
          <table:table-cell table:formula="of:=[.F88]-AVERAGE([.F$3:.F$1200])" office:value-type="float" office:value="-2.1633253236816" calcext:value-type="float">
            <text:p>-2.1633253236816</text:p>
          </table:table-cell>
          <table:table-cell table:formula="of:=[.G88]*[.G88]" office:value-type="float" office:value="64.1469958277708" calcext:value-type="float">
            <text:p>64.1469958277708</text:p>
          </table:table-cell>
          <table:table-cell table:formula="of:=[.G88]*[.H88]" office:value-type="float" office:value="17.3264661775667" calcext:value-type="float">
            <text:p>17.3264661775667</text:p>
          </table:table-cell>
          <table:table-cell table:formula="of:=[.H88]*[.H88]" office:value-type="float" office:value="4.67997645608208" calcext:value-type="float">
            <text:p>4.67997645608208</text:p>
          </table:table-cell>
          <table:table-cell table:number-columns-repeated="6"/>
        </table:table-row>
        <table:table-row table:style-name="ro1">
          <table:table-cell office:value-type="float" office:value="19409" calcext:value-type="float">
            <text:p>194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9]" office:value-type="float" office:value="6" calcext:value-type="float">
            <text:p>6</text:p>
          </table:table-cell>
          <table:table-cell table:formula="of:=LOG([.A89]*[.$Q$1])" office:value-type="float" office:value="0.288003160031862" calcext:value-type="float">
            <text:p>0.288003160031862</text:p>
          </table:table-cell>
          <table:table-cell table:formula="of:=[.E89]-AVERAGE([.E$3:.E$1200])" office:value-type="float" office:value="-6.00918196994992" calcext:value-type="float">
            <text:p>-6.00918196994992</text:p>
          </table:table-cell>
          <table:table-cell table:formula="of:=[.F89]-AVERAGE([.F$3:.F$1200])" office:value-type="float" office:value="-2.17786953613722" calcext:value-type="float">
            <text:p>-2.17786953613722</text:p>
          </table:table-cell>
          <table:table-cell table:formula="of:=[.G89]*[.G89]" office:value-type="float" office:value="36.1102679479711" calcext:value-type="float">
            <text:p>36.1102679479711</text:p>
          </table:table-cell>
          <table:table-cell table:formula="of:=[.G89]*[.H89]" office:value-type="float" office:value="13.087214349459" calcext:value-type="float">
            <text:p>13.087214349459</text:p>
          </table:table-cell>
          <table:table-cell table:formula="of:=[.H89]*[.H89]" office:value-type="float" office:value="4.74311571643454" calcext:value-type="float">
            <text:p>4.74311571643454</text:p>
          </table:table-cell>
          <table:table-cell table:number-columns-repeated="6"/>
        </table:table-row>
        <table:table-row table:style-name="ro1">
          <table:table-cell office:value-type="float" office:value="20716" calcext:value-type="float">
            <text:p>207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0]" office:value-type="float" office:value="5" calcext:value-type="float">
            <text:p>5</text:p>
          </table:table-cell>
          <table:table-cell table:formula="of:=LOG([.A90]*[.$Q$1])" office:value-type="float" office:value="0.316305902345856" calcext:value-type="float">
            <text:p>0.316305902345856</text:p>
          </table:table-cell>
          <table:table-cell table:formula="of:=[.E90]-AVERAGE([.E$3:.E$1200])" office:value-type="float" office:value="-7.00918196994992" calcext:value-type="float">
            <text:p>-7.00918196994992</text:p>
          </table:table-cell>
          <table:table-cell table:formula="of:=[.F90]-AVERAGE([.F$3:.F$1200])" office:value-type="float" office:value="-2.14956679382322" calcext:value-type="float">
            <text:p>-2.14956679382322</text:p>
          </table:table-cell>
          <table:table-cell table:formula="of:=[.G90]*[.G90]" office:value-type="float" office:value="49.128631887871" calcext:value-type="float">
            <text:p>49.128631887871</text:p>
          </table:table-cell>
          <table:table-cell table:formula="of:=[.G90]*[.H90]" office:value-type="float" office:value="15.0667048144688" calcext:value-type="float">
            <text:p>15.0667048144688</text:p>
          </table:table-cell>
          <table:table-cell table:formula="of:=[.H90]*[.H90]" office:value-type="float" office:value="4.62063740110746" calcext:value-type="float">
            <text:p>4.62063740110746</text:p>
          </table:table-cell>
          <table:table-cell table:number-columns-repeated="6"/>
        </table:table-row>
        <table:table-row table:style-name="ro1">
          <table:table-cell office:value-type="float" office:value="68456" calcext:value-type="float">
            <text:p>684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1]" office:value-type="float" office:value="5" calcext:value-type="float">
            <text:p>5</text:p>
          </table:table-cell>
          <table:table-cell table:formula="of:=LOG([.A91]*[.$Q$1])" office:value-type="float" office:value="0.835411518981237" calcext:value-type="float">
            <text:p>0.835411518981237</text:p>
          </table:table-cell>
          <table:table-cell table:formula="of:=[.E91]-AVERAGE([.E$3:.E$1200])" office:value-type="float" office:value="-7.00918196994992" calcext:value-type="float">
            <text:p>-7.00918196994992</text:p>
          </table:table-cell>
          <table:table-cell table:formula="of:=[.F91]-AVERAGE([.F$3:.F$1200])" office:value-type="float" office:value="-1.63046117718784" calcext:value-type="float">
            <text:p>-1.63046117718784</text:p>
          </table:table-cell>
          <table:table-cell table:formula="of:=[.G91]*[.G91]" office:value-type="float" office:value="49.128631887871" calcext:value-type="float">
            <text:p>49.128631887871</text:p>
          </table:table-cell>
          <table:table-cell table:formula="of:=[.G91]*[.H91]" office:value-type="float" office:value="11.4281990858484" calcext:value-type="float">
            <text:p>11.4281990858484</text:p>
          </table:table-cell>
          <table:table-cell table:formula="of:=[.H91]*[.H91]" office:value-type="float" office:value="2.65840365031677" calcext:value-type="float">
            <text:p>2.65840365031677</text:p>
          </table:table-cell>
          <table:table-cell table:number-columns-repeated="6"/>
        </table:table-row>
        <table:table-row table:style-name="ro1">
          <table:table-cell office:value-type="float" office:value="20567" calcext:value-type="float">
            <text:p>205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2]" office:value-type="float" office:value="5" calcext:value-type="float">
            <text:p>5</text:p>
          </table:table-cell>
          <table:table-cell table:formula="of:=LOG([.A92]*[.$Q$1])" office:value-type="float" office:value="0.313170948064998" calcext:value-type="float">
            <text:p>0.313170948064998</text:p>
          </table:table-cell>
          <table:table-cell table:formula="of:=[.E92]-AVERAGE([.E$3:.E$1200])" office:value-type="float" office:value="-7.00918196994992" calcext:value-type="float">
            <text:p>-7.00918196994992</text:p>
          </table:table-cell>
          <table:table-cell table:formula="of:=[.F92]-AVERAGE([.F$3:.F$1200])" office:value-type="float" office:value="-2.15270174810408" calcext:value-type="float">
            <text:p>-2.15270174810408</text:p>
          </table:table-cell>
          <table:table-cell table:formula="of:=[.G92]*[.G92]" office:value-type="float" office:value="49.128631887871" calcext:value-type="float">
            <text:p>49.128631887871</text:p>
          </table:table-cell>
          <table:table-cell table:formula="of:=[.G92]*[.H92]" office:value-type="float" office:value="15.0886782794908" calcext:value-type="float">
            <text:p>15.0886782794908</text:p>
          </table:table-cell>
          <table:table-cell table:formula="of:=[.H92]*[.H92]" office:value-type="float" office:value="4.63412481629037" calcext:value-type="float">
            <text:p>4.63412481629037</text:p>
          </table:table-cell>
          <table:table-cell table:number-columns-repeated="6"/>
        </table:table-row>
        <table:table-row table:style-name="ro1">
          <table:table-cell office:value-type="float" office:value="19297" calcext:value-type="float">
            <text:p>192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3]" office:value-type="float" office:value="6" calcext:value-type="float">
            <text:p>6</text:p>
          </table:table-cell>
          <table:table-cell table:formula="of:=LOG([.A93]*[.$Q$1])" office:value-type="float" office:value="0.285489796846293" calcext:value-type="float">
            <text:p>0.285489796846293</text:p>
          </table:table-cell>
          <table:table-cell table:formula="of:=[.E93]-AVERAGE([.E$3:.E$1200])" office:value-type="float" office:value="-6.00918196994992" calcext:value-type="float">
            <text:p>-6.00918196994992</text:p>
          </table:table-cell>
          <table:table-cell table:formula="of:=[.F93]-AVERAGE([.F$3:.F$1200])" office:value-type="float" office:value="-2.18038289932279" calcext:value-type="float">
            <text:p>-2.18038289932279</text:p>
          </table:table-cell>
          <table:table-cell table:formula="of:=[.G93]*[.G93]" office:value-type="float" office:value="36.1102679479711" calcext:value-type="float">
            <text:p>36.1102679479711</text:p>
          </table:table-cell>
          <table:table-cell table:formula="of:=[.G93]*[.H93]" office:value-type="float" office:value="13.1023176061976" calcext:value-type="float">
            <text:p>13.1023176061976</text:p>
          </table:table-cell>
          <table:table-cell table:formula="of:=[.H93]*[.H93]" office:value-type="float" office:value="4.75406958765925" calcext:value-type="float">
            <text:p>4.75406958765925</text:p>
          </table:table-cell>
          <table:table-cell table:number-columns-repeated="6"/>
        </table:table-row>
        <table:table-row table:style-name="ro1">
          <table:table-cell office:value-type="float" office:value="20426" calcext:value-type="float">
            <text:p>204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4]" office:value-type="float" office:value="5" calcext:value-type="float">
            <text:p>5</text:p>
          </table:table-cell>
          <table:table-cell table:formula="of:=LOG([.A94]*[.$Q$1])" office:value-type="float" office:value="0.31018332757169" calcext:value-type="float">
            <text:p>0.31018332757169</text:p>
          </table:table-cell>
          <table:table-cell table:formula="of:=[.E94]-AVERAGE([.E$3:.E$1200])" office:value-type="float" office:value="-7.00918196994992" calcext:value-type="float">
            <text:p>-7.00918196994992</text:p>
          </table:table-cell>
          <table:table-cell table:formula="of:=[.F94]-AVERAGE([.F$3:.F$1200])" office:value-type="float" office:value="-2.15568936859739" calcext:value-type="float">
            <text:p>-2.15568936859739</text:p>
          </table:table-cell>
          <table:table-cell table:formula="of:=[.G94]*[.G94]" office:value-type="float" office:value="49.128631887871" calcext:value-type="float">
            <text:p>49.128631887871</text:p>
          </table:table-cell>
          <table:table-cell table:formula="of:=[.G94]*[.H94]" office:value-type="float" office:value="15.1096190551856" calcext:value-type="float">
            <text:p>15.1096190551856</text:p>
          </table:table-cell>
          <table:table-cell table:formula="of:=[.H94]*[.H94]" office:value-type="float" office:value="4.64699665388382" calcext:value-type="float">
            <text:p>4.64699665388382</text:p>
          </table:table-cell>
          <table:table-cell table:number-columns-repeated="6"/>
        </table:table-row>
        <table:table-row table:style-name="ro1">
          <table:table-cell office:value-type="float" office:value="330102" calcext:value-type="float">
            <text:p>3301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5]" office:value-type="float" office:value="8" calcext:value-type="float">
            <text:p>8</text:p>
          </table:table-cell>
          <table:table-cell table:formula="of:=LOG([.A95]*[.$Q$1])" office:value-type="float" office:value="1.51864815561275" calcext:value-type="float">
            <text:p>1.51864815561275</text:p>
          </table:table-cell>
          <table:table-cell table:formula="of:=[.E95]-AVERAGE([.E$3:.E$1200])" office:value-type="float" office:value="-4.00918196994992" calcext:value-type="float">
            <text:p>-4.00918196994992</text:p>
          </table:table-cell>
          <table:table-cell table:formula="of:=[.F95]-AVERAGE([.F$3:.F$1200])" office:value-type="float" office:value="-0.947224540556332" calcext:value-type="float">
            <text:p>-0.947224540556332</text:p>
          </table:table-cell>
          <table:table-cell table:formula="of:=[.G95]*[.G95]" office:value-type="float" office:value="16.0735400681715" calcext:value-type="float">
            <text:p>16.0735400681715</text:p>
          </table:table-cell>
          <table:table-cell table:formula="of:=[.G95]*[.H95]" office:value-type="float" office:value="3.79759554949254" calcext:value-type="float">
            <text:p>3.79759554949254</text:p>
          </table:table-cell>
          <table:table-cell table:formula="of:=[.H95]*[.H95]" office:value-type="float" office:value="0.897234330232154" calcext:value-type="float">
            <text:p>0.897234330232154</text:p>
          </table:table-cell>
          <table:table-cell table:number-columns-repeated="6"/>
        </table:table-row>
        <table:table-row table:style-name="ro1">
          <table:table-cell office:value-type="float" office:value="15983" calcext:value-type="float">
            <text:p>159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6]" office:value-type="float" office:value="4" calcext:value-type="float">
            <text:p>4</text:p>
          </table:table-cell>
          <table:table-cell table:formula="of:=LOG([.A96]*[.$Q$1])" office:value-type="float" office:value="0.203658299456247" calcext:value-type="float">
            <text:p>0.203658299456247</text:p>
          </table:table-cell>
          <table:table-cell table:formula="of:=[.E96]-AVERAGE([.E$3:.E$1200])" office:value-type="float" office:value="-8.00918196994992" calcext:value-type="float">
            <text:p>-8.00918196994992</text:p>
          </table:table-cell>
          <table:table-cell table:formula="of:=[.F96]-AVERAGE([.F$3:.F$1200])" office:value-type="float" office:value="-2.26221439671283" calcext:value-type="float">
            <text:p>-2.26221439671283</text:p>
          </table:table-cell>
          <table:table-cell table:formula="of:=[.G96]*[.G96]" office:value-type="float" office:value="64.1469958277708" calcext:value-type="float">
            <text:p>64.1469958277708</text:p>
          </table:table-cell>
          <table:table-cell table:formula="of:=[.G96]*[.H96]" office:value-type="float" office:value="18.1184867583136" calcext:value-type="float">
            <text:p>18.1184867583136</text:p>
          </table:table-cell>
          <table:table-cell table:formula="of:=[.H96]*[.H96]" office:value-type="float" office:value="5.11761397669481" calcext:value-type="float">
            <text:p>5.11761397669481</text:p>
          </table:table-cell>
          <table:table-cell table:number-columns-repeated="6"/>
        </table:table-row>
        <table:table-row table:style-name="ro1">
          <table:table-cell office:value-type="float" office:value="19044" calcext:value-type="float">
            <text:p>190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7]" office:value-type="float" office:value="5" calcext:value-type="float">
            <text:p>5</text:p>
          </table:table-cell>
          <table:table-cell table:formula="of:=LOG([.A97]*[.$Q$1])" office:value-type="float" office:value="0.279758172802473" calcext:value-type="float">
            <text:p>0.279758172802473</text:p>
          </table:table-cell>
          <table:table-cell table:formula="of:=[.E97]-AVERAGE([.E$3:.E$1200])" office:value-type="float" office:value="-7.00918196994992" calcext:value-type="float">
            <text:p>-7.00918196994992</text:p>
          </table:table-cell>
          <table:table-cell table:formula="of:=[.F97]-AVERAGE([.F$3:.F$1200])" office:value-type="float" office:value="-2.18611452336661" calcext:value-type="float">
            <text:p>-2.18611452336661</text:p>
          </table:table-cell>
          <table:table-cell table:formula="of:=[.G97]*[.G97]" office:value-type="float" office:value="49.128631887871" calcext:value-type="float">
            <text:p>49.128631887871</text:p>
          </table:table-cell>
          <table:table-cell table:formula="of:=[.G97]*[.H97]" office:value-type="float" office:value="15.3228745014269" calcext:value-type="float">
            <text:p>15.3228745014269</text:p>
          </table:table-cell>
          <table:table-cell table:formula="of:=[.H97]*[.H97]" office:value-type="float" office:value="4.77909670927441" calcext:value-type="float">
            <text:p>4.77909670927441</text:p>
          </table:table-cell>
          <table:table-cell table:number-columns-repeated="6"/>
        </table:table-row>
        <table:table-row table:style-name="ro1">
          <table:table-cell office:value-type="float" office:value="20654" calcext:value-type="float">
            <text:p>2065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8]" office:value-type="float" office:value="4" calcext:value-type="float">
            <text:p>4</text:p>
          </table:table-cell>
          <table:table-cell table:formula="of:=LOG([.A98]*[.$Q$1])" office:value-type="float" office:value="0.315004172684897" calcext:value-type="float">
            <text:p>0.315004172684897</text:p>
          </table:table-cell>
          <table:table-cell table:formula="of:=[.E98]-AVERAGE([.E$3:.E$1200])" office:value-type="float" office:value="-8.00918196994992" calcext:value-type="float">
            <text:p>-8.00918196994992</text:p>
          </table:table-cell>
          <table:table-cell table:formula="of:=[.F98]-AVERAGE([.F$3:.F$1200])" office:value-type="float" office:value="-2.15086852348418" calcext:value-type="float">
            <text:p>-2.15086852348418</text:p>
          </table:table-cell>
          <table:table-cell table:formula="of:=[.G98]*[.G98]" office:value-type="float" office:value="64.1469958277708" calcext:value-type="float">
            <text:p>64.1469958277708</text:p>
          </table:table-cell>
          <table:table-cell table:formula="of:=[.G98]*[.H98]" office:value-type="float" office:value="17.2266973980223" calcext:value-type="float">
            <text:p>17.2266973980223</text:p>
          </table:table-cell>
          <table:table-cell table:formula="of:=[.H98]*[.H98]" office:value-type="float" office:value="4.62623540531503" calcext:value-type="float">
            <text:p>4.62623540531503</text:p>
          </table:table-cell>
          <table:table-cell table:number-columns-repeated="6"/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99]" office:value-type="float" office:value="3" calcext:value-type="float">
            <text:p>3</text:p>
          </table:table-cell>
          <table:table-cell table:formula="of:=LOG([.A99]*[.$Q$1])" office:value-type="float" office:value="0.362388216588698" calcext:value-type="float">
            <text:p>0.362388216588698</text:p>
          </table:table-cell>
          <table:table-cell table:formula="of:=[.E99]-AVERAGE([.E$3:.E$1200])" office:value-type="float" office:value="-9.00918196994992" calcext:value-type="float">
            <text:p>-9.00918196994992</text:p>
          </table:table-cell>
          <table:table-cell table:formula="of:=[.F99]-AVERAGE([.F$3:.F$1200])" office:value-type="float" office:value="-2.10348447958038" calcext:value-type="float">
            <text:p>-2.10348447958038</text:p>
          </table:table-cell>
          <table:table-cell table:formula="of:=[.G99]*[.G99]" office:value-type="float" office:value="81.1653597676706" calcext:value-type="float">
            <text:p>81.1653597676706</text:p>
          </table:table-cell>
          <table:table-cell table:formula="of:=[.G99]*[.H99]" office:value-type="float" office:value="18.9506744475051" calcext:value-type="float">
            <text:p>18.9506744475051</text:p>
          </table:table-cell>
          <table:table-cell table:formula="of:=[.H99]*[.H99]" office:value-type="float" office:value="4.42464695583555" calcext:value-type="float">
            <text:p>4.42464695583555</text:p>
          </table:table-cell>
          <table:table-cell table:number-columns-repeated="6"/>
        </table:table-row>
        <table:table-row table:style-name="ro1">
          <table:table-cell office:value-type="float" office:value="32834" calcext:value-type="float">
            <text:p>328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0]" office:value-type="float" office:value="5" calcext:value-type="float">
            <text:p>5</text:p>
          </table:table-cell>
          <table:table-cell table:formula="of:=LOG([.A100]*[.$Q$1])" office:value-type="float" office:value="0.516323793850495" calcext:value-type="float">
            <text:p>0.516323793850495</text:p>
          </table:table-cell>
          <table:table-cell table:formula="of:=[.E100]-AVERAGE([.E$3:.E$1200])" office:value-type="float" office:value="-7.00918196994992" calcext:value-type="float">
            <text:p>-7.00918196994992</text:p>
          </table:table-cell>
          <table:table-cell table:formula="of:=[.F100]-AVERAGE([.F$3:.F$1200])" office:value-type="float" office:value="-1.94954890231859" calcext:value-type="float">
            <text:p>-1.94954890231859</text:p>
          </table:table-cell>
          <table:table-cell table:formula="of:=[.G100]*[.G100]" office:value-type="float" office:value="49.128631887871" calcext:value-type="float">
            <text:p>49.128631887871</text:p>
          </table:table-cell>
          <table:table-cell table:formula="of:=[.G100]*[.H100]" office:value-type="float" office:value="13.6647430156671" calcext:value-type="float">
            <text:p>13.6647430156671</text:p>
          </table:table-cell>
          <table:table-cell table:formula="of:=[.H100]*[.H100]" office:value-type="float" office:value="3.8007409225316" calcext:value-type="float">
            <text:p>3.8007409225316</text:p>
          </table:table-cell>
          <table:table-cell table:number-columns-repeated="6"/>
        </table:table-row>
        <table:table-row table:style-name="ro1">
          <table:table-cell office:value-type="float" office:value="28012" calcext:value-type="float">
            <text:p>280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1]" office:value-type="float" office:value="4" calcext:value-type="float">
            <text:p>4</text:p>
          </table:table-cell>
          <table:table-cell table:formula="of:=LOG([.A101]*[.$Q$1])" office:value-type="float" office:value="0.447344117675954" calcext:value-type="float">
            <text:p>0.447344117675954</text:p>
          </table:table-cell>
          <table:table-cell table:formula="of:=[.E101]-AVERAGE([.E$3:.E$1200])" office:value-type="float" office:value="-8.00918196994992" calcext:value-type="float">
            <text:p>-8.00918196994992</text:p>
          </table:table-cell>
          <table:table-cell table:formula="of:=[.F101]-AVERAGE([.F$3:.F$1200])" office:value-type="float" office:value="-2.01852857849313" calcext:value-type="float">
            <text:p>-2.01852857849313</text:p>
          </table:table-cell>
          <table:table-cell table:formula="of:=[.G101]*[.G101]" office:value-type="float" office:value="64.1469958277708" calcext:value-type="float">
            <text:p>64.1469958277708</text:p>
          </table:table-cell>
          <table:table-cell table:formula="of:=[.G101]*[.H101]" office:value-type="float" office:value="16.1667626966958" calcext:value-type="float">
            <text:p>16.1667626966958</text:p>
          </table:table-cell>
          <table:table-cell table:formula="of:=[.H101]*[.H101]" office:value-type="float" office:value="4.07445762219348" calcext:value-type="float">
            <text:p>4.07445762219348</text:p>
          </table:table-cell>
          <table:table-cell table:number-columns-repeated="6"/>
        </table:table-row>
        <table:table-row table:style-name="ro1">
          <table:table-cell office:value-type="float" office:value="167832" calcext:value-type="float">
            <text:p>1678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2]" office:value-type="float" office:value="8" calcext:value-type="float">
            <text:p>8</text:p>
          </table:table-cell>
          <table:table-cell table:formula="of:=LOG([.A102]*[.$Q$1])" office:value-type="float" office:value="1.22487476995185" calcext:value-type="float">
            <text:p>1.22487476995185</text:p>
          </table:table-cell>
          <table:table-cell table:formula="of:=[.E102]-AVERAGE([.E$3:.E$1200])" office:value-type="float" office:value="-4.00918196994992" calcext:value-type="float">
            <text:p>-4.00918196994992</text:p>
          </table:table-cell>
          <table:table-cell table:formula="of:=[.F102]-AVERAGE([.F$3:.F$1200])" office:value-type="float" office:value="-1.24099792621724" calcext:value-type="float">
            <text:p>-1.24099792621724</text:p>
          </table:table-cell>
          <table:table-cell table:formula="of:=[.G102]*[.G102]" office:value-type="float" office:value="16.0735400681715" calcext:value-type="float">
            <text:p>16.0735400681715</text:p>
          </table:table-cell>
          <table:table-cell table:formula="of:=[.G102]*[.H102]" office:value-type="float" office:value="4.97538651053538" calcext:value-type="float">
            <text:p>4.97538651053538</text:p>
          </table:table-cell>
          <table:table-cell table:formula="of:=[.H102]*[.H102]" office:value-type="float" office:value="1.54007585287548" calcext:value-type="float">
            <text:p>1.54007585287548</text:p>
          </table:table-cell>
          <table:table-cell table:number-columns-repeated="6"/>
        </table:table-row>
        <table:table-row table:style-name="ro1">
          <table:table-cell office:value-type="float" office:value="22484" calcext:value-type="float">
            <text:p>2248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3]" office:value-type="float" office:value="6" calcext:value-type="float">
            <text:p>6</text:p>
          </table:table-cell>
          <table:table-cell table:formula="of:=LOG([.A103]*[.$Q$1])" office:value-type="float" office:value="0.3518735766209" calcext:value-type="float">
            <text:p>0.3518735766209</text:p>
          </table:table-cell>
          <table:table-cell table:formula="of:=[.E103]-AVERAGE([.E$3:.E$1200])" office:value-type="float" office:value="-6.00918196994992" calcext:value-type="float">
            <text:p>-6.00918196994992</text:p>
          </table:table-cell>
          <table:table-cell table:formula="of:=[.F103]-AVERAGE([.F$3:.F$1200])" office:value-type="float" office:value="-2.11399911954818" calcext:value-type="float">
            <text:p>-2.11399911954818</text:p>
          </table:table-cell>
          <table:table-cell table:formula="of:=[.G103]*[.G103]" office:value-type="float" office:value="36.1102679479711" calcext:value-type="float">
            <text:p>36.1102679479711</text:p>
          </table:table-cell>
          <table:table-cell table:formula="of:=[.G103]*[.H103]" office:value-type="float" office:value="12.7034053936789" calcext:value-type="float">
            <text:p>12.7034053936789</text:p>
          </table:table-cell>
          <table:table-cell table:formula="of:=[.H103]*[.H103]" office:value-type="float" office:value="4.46899227745048" calcext:value-type="float">
            <text:p>4.46899227745048</text:p>
          </table:table-cell>
          <table:table-cell table:number-columns-repeated="6"/>
        </table:table-row>
        <table:table-row table:style-name="ro1">
          <table:table-cell office:value-type="float" office:value="23715" calcext:value-type="float">
            <text:p>237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4]" office:value-type="float" office:value="8" calcext:value-type="float">
            <text:p>8</text:p>
          </table:table-cell>
          <table:table-cell table:formula="of:=LOG([.A104]*[.$Q$1])" office:value-type="float" office:value="0.37502312898789" calcext:value-type="float">
            <text:p>0.37502312898789</text:p>
          </table:table-cell>
          <table:table-cell table:formula="of:=[.E104]-AVERAGE([.E$3:.E$1200])" office:value-type="float" office:value="-4.00918196994992" calcext:value-type="float">
            <text:p>-4.00918196994992</text:p>
          </table:table-cell>
          <table:table-cell table:formula="of:=[.F104]-AVERAGE([.F$3:.F$1200])" office:value-type="float" office:value="-2.09084956718119" calcext:value-type="float">
            <text:p>-2.09084956718119</text:p>
          </table:table-cell>
          <table:table-cell table:formula="of:=[.G104]*[.G104]" office:value-type="float" office:value="16.0735400681715" calcext:value-type="float">
            <text:p>16.0735400681715</text:p>
          </table:table-cell>
          <table:table-cell table:formula="of:=[.G104]*[.H104]" office:value-type="float" office:value="8.38259638662041" calcext:value-type="float">
            <text:p>8.38259638662041</text:p>
          </table:table-cell>
          <table:table-cell table:formula="of:=[.H104]*[.H104]" office:value-type="float" office:value="4.37165191258177" calcext:value-type="float">
            <text:p>4.37165191258177</text:p>
          </table:table-cell>
          <table:table-cell table:number-columns-repeated="6"/>
        </table:table-row>
        <table:table-row table:style-name="ro1">
          <table:table-cell office:value-type="float" office:value="68273" calcext:value-type="float">
            <text:p>682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5]" office:value-type="float" office:value="6" calcext:value-type="float">
            <text:p>6</text:p>
          </table:table-cell>
          <table:table-cell table:formula="of:=LOG([.A105]*[.$Q$1])" office:value-type="float" office:value="0.834248986707253" calcext:value-type="float">
            <text:p>0.834248986707253</text:p>
          </table:table-cell>
          <table:table-cell table:formula="of:=[.E105]-AVERAGE([.E$3:.E$1200])" office:value-type="float" office:value="-6.00918196994992" calcext:value-type="float">
            <text:p>-6.00918196994992</text:p>
          </table:table-cell>
          <table:table-cell table:formula="of:=[.F105]-AVERAGE([.F$3:.F$1200])" office:value-type="float" office:value="-1.63162370946183" calcext:value-type="float">
            <text:p>-1.63162370946183</text:p>
          </table:table-cell>
          <table:table-cell table:formula="of:=[.G105]*[.G105]" office:value-type="float" office:value="36.1102679479711" calcext:value-type="float">
            <text:p>36.1102679479711</text:p>
          </table:table-cell>
          <table:table-cell table:formula="of:=[.G105]*[.H105]" office:value-type="float" office:value="9.80472377664082" calcext:value-type="float">
            <text:p>9.80472377664082</text:p>
          </table:table-cell>
          <table:table-cell table:formula="of:=[.H105]*[.H105]" office:value-type="float" office:value="2.66219592927797" calcext:value-type="float">
            <text:p>2.66219592927797</text:p>
          </table:table-cell>
          <table:table-cell table:number-columns-repeated="6"/>
        </table:table-row>
        <table:table-row table:style-name="ro1">
          <table:table-cell office:value-type="float" office:value="21589" calcext:value-type="float">
            <text:p>215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6]" office:value-type="float" office:value="6" calcext:value-type="float">
            <text:p>6</text:p>
          </table:table-cell>
          <table:table-cell table:formula="of:=LOG([.A106]*[.$Q$1])" office:value-type="float" office:value="0.3342325263296" calcext:value-type="float">
            <text:p>0.3342325263296</text:p>
          </table:table-cell>
          <table:table-cell table:formula="of:=[.E106]-AVERAGE([.E$3:.E$1200])" office:value-type="float" office:value="-6.00918196994992" calcext:value-type="float">
            <text:p>-6.00918196994992</text:p>
          </table:table-cell>
          <table:table-cell table:formula="of:=[.F106]-AVERAGE([.F$3:.F$1200])" office:value-type="float" office:value="-2.13164016983948" calcext:value-type="float">
            <text:p>-2.13164016983948</text:p>
          </table:table-cell>
          <table:table-cell table:formula="of:=[.G106]*[.G106]" office:value-type="float" office:value="36.1102679479711" calcext:value-type="float">
            <text:p>36.1102679479711</text:p>
          </table:table-cell>
          <table:table-cell table:formula="of:=[.G106]*[.H106]" office:value-type="float" office:value="12.8094136750204" calcext:value-type="float">
            <text:p>12.8094136750204</text:p>
          </table:table-cell>
          <table:table-cell table:formula="of:=[.H106]*[.H106]" office:value-type="float" office:value="4.54388981367329" calcext:value-type="float">
            <text:p>4.54388981367329</text:p>
          </table:table-cell>
          <table:table-cell table:number-columns-repeated="6"/>
        </table:table-row>
        <table:table-row table:style-name="ro1">
          <table:table-cell office:value-type="float" office:value="22048" calcext:value-type="float">
            <text:p>220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7]" office:value-type="float" office:value="4" calcext:value-type="float">
            <text:p>4</text:p>
          </table:table-cell>
          <table:table-cell table:formula="of:=LOG([.A107]*[.$Q$1])" office:value-type="float" office:value="0.343369200227532" calcext:value-type="float">
            <text:p>0.343369200227532</text:p>
          </table:table-cell>
          <table:table-cell table:formula="of:=[.E107]-AVERAGE([.E$3:.E$1200])" office:value-type="float" office:value="-8.00918196994992" calcext:value-type="float">
            <text:p>-8.00918196994992</text:p>
          </table:table-cell>
          <table:table-cell table:formula="of:=[.F107]-AVERAGE([.F$3:.F$1200])" office:value-type="float" office:value="-2.12250349594155" calcext:value-type="float">
            <text:p>-2.12250349594155</text:p>
          </table:table-cell>
          <table:table-cell table:formula="of:=[.G107]*[.G107]" office:value-type="float" office:value="64.1469958277708" calcext:value-type="float">
            <text:p>64.1469958277708</text:p>
          </table:table-cell>
          <table:table-cell table:formula="of:=[.G107]*[.H107]" office:value-type="float" office:value="16.9995167308507" calcext:value-type="float">
            <text:p>16.9995167308507</text:p>
          </table:table-cell>
          <table:table-cell table:formula="of:=[.H107]*[.H107]" office:value-type="float" office:value="4.5050210902841" calcext:value-type="float">
            <text:p>4.5050210902841</text:p>
          </table:table-cell>
          <table:table-cell table:number-columns-repeated="6"/>
        </table:table-row>
        <table:table-row table:style-name="ro1">
          <table:table-cell office:value-type="float" office:value="21971" calcext:value-type="float">
            <text:p>219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8]" office:value-type="float" office:value="6" calcext:value-type="float">
            <text:p>6</text:p>
          </table:table-cell>
          <table:table-cell table:formula="of:=LOG([.A108]*[.$Q$1])" office:value-type="float" office:value="0.341849824084752" calcext:value-type="float">
            <text:p>0.341849824084752</text:p>
          </table:table-cell>
          <table:table-cell table:formula="of:=[.E108]-AVERAGE([.E$3:.E$1200])" office:value-type="float" office:value="-6.00918196994992" calcext:value-type="float">
            <text:p>-6.00918196994992</text:p>
          </table:table-cell>
          <table:table-cell table:formula="of:=[.F108]-AVERAGE([.F$3:.F$1200])" office:value-type="float" office:value="-2.12402287208433" calcext:value-type="float">
            <text:p>-2.12402287208433</text:p>
          </table:table-cell>
          <table:table-cell table:formula="of:=[.G108]*[.G108]" office:value-type="float" office:value="36.1102679479711" calcext:value-type="float">
            <text:p>36.1102679479711</text:p>
          </table:table-cell>
          <table:table-cell table:formula="of:=[.G108]*[.H108]" office:value-type="float" office:value="12.7636399466904" calcext:value-type="float">
            <text:p>12.7636399466904</text:p>
          </table:table-cell>
          <table:table-cell table:formula="of:=[.H108]*[.H108]" office:value-type="float" office:value="4.51147316113736" calcext:value-type="float">
            <text:p>4.51147316113736</text:p>
          </table:table-cell>
          <table:table-cell table:number-columns-repeated="6"/>
        </table:table-row>
        <table:table-row table:style-name="ro1">
          <table:table-cell office:value-type="float" office:value="21993" calcext:value-type="float">
            <text:p>2199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9]" office:value-type="float" office:value="4" calcext:value-type="float">
            <text:p>4</text:p>
          </table:table-cell>
          <table:table-cell table:formula="of:=LOG([.A109]*[.$Q$1])" office:value-type="float" office:value="0.342284474225749" calcext:value-type="float">
            <text:p>0.342284474225749</text:p>
          </table:table-cell>
          <table:table-cell table:formula="of:=[.E109]-AVERAGE([.E$3:.E$1200])" office:value-type="float" office:value="-8.00918196994992" calcext:value-type="float">
            <text:p>-8.00918196994992</text:p>
          </table:table-cell>
          <table:table-cell table:formula="of:=[.F109]-AVERAGE([.F$3:.F$1200])" office:value-type="float" office:value="-2.12358822194333" calcext:value-type="float">
            <text:p>-2.12358822194333</text:p>
          </table:table-cell>
          <table:table-cell table:formula="of:=[.G109]*[.G109]" office:value-type="float" office:value="64.1469958277708" calcext:value-type="float">
            <text:p>64.1469958277708</text:p>
          </table:table-cell>
          <table:table-cell table:formula="of:=[.G109]*[.H109]" office:value-type="float" office:value="17.0082044987865" calcext:value-type="float">
            <text:p>17.0082044987865</text:p>
          </table:table-cell>
          <table:table-cell table:formula="of:=[.H109]*[.H109]" office:value-type="float" office:value="4.50962693637644" calcext:value-type="float">
            <text:p>4.50962693637644</text:p>
          </table:table-cell>
          <table:table-cell table:number-columns-repeated="6"/>
        </table:table-row>
        <table:table-row table:style-name="ro1">
          <table:table-cell office:value-type="float" office:value="86603" calcext:value-type="float">
            <text:p>866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10]" office:value-type="float" office:value="7" calcext:value-type="float">
            <text:p>7</text:p>
          </table:table-cell>
          <table:table-cell table:formula="of:=LOG([.A110]*[.$Q$1])" office:value-type="float" office:value="0.937532936600245" calcext:value-type="float">
            <text:p>0.937532936600245</text:p>
          </table:table-cell>
          <table:table-cell table:formula="of:=[.E110]-AVERAGE([.E$3:.E$1200])" office:value-type="float" office:value="-5.00918196994992" calcext:value-type="float">
            <text:p>-5.00918196994992</text:p>
          </table:table-cell>
          <table:table-cell table:formula="of:=[.F110]-AVERAGE([.F$3:.F$1200])" office:value-type="float" office:value="-1.52833975956884" calcext:value-type="float">
            <text:p>-1.52833975956884</text:p>
          </table:table-cell>
          <table:table-cell table:formula="of:=[.G110]*[.G110]" office:value-type="float" office:value="25.0919040080713" calcext:value-type="float">
            <text:p>25.0919040080713</text:p>
          </table:table-cell>
          <table:table-cell table:formula="of:=[.G110]*[.H110]" office:value-type="float" office:value="7.6557319675898" calcext:value-type="float">
            <text:p>7.6557319675898</text:p>
          </table:table-cell>
          <table:table-cell table:formula="of:=[.H110]*[.H110]" office:value-type="float" office:value="2.33582242067893" calcext:value-type="float">
            <text:p>2.33582242067893</text:p>
          </table:table-cell>
          <table:table-cell table:number-columns-repeated="6"/>
        </table:table-row>
        <table:table-row table:style-name="ro1">
          <table:table-cell office:value-type="float" office:value="89259" calcext:value-type="float">
            <text:p>892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11]" office:value-type="float" office:value="8" calcext:value-type="float">
            <text:p>8</text:p>
          </table:table-cell>
          <table:table-cell table:formula="of:=LOG([.A111]*[.$Q$1])" office:value-type="float" office:value="0.950652016977795" calcext:value-type="float">
            <text:p>0.950652016977795</text:p>
          </table:table-cell>
          <table:table-cell table:formula="of:=[.E111]-AVERAGE([.E$3:.E$1200])" office:value-type="float" office:value="-4.00918196994992" calcext:value-type="float">
            <text:p>-4.00918196994992</text:p>
          </table:table-cell>
          <table:table-cell table:formula="of:=[.F111]-AVERAGE([.F$3:.F$1200])" office:value-type="float" office:value="-1.51522067919129" calcext:value-type="float">
            <text:p>-1.51522067919129</text:p>
          </table:table-cell>
          <table:table-cell table:formula="of:=[.G111]*[.G111]" office:value-type="float" office:value="16.0735400681715" calcext:value-type="float">
            <text:p>16.0735400681715</text:p>
          </table:table-cell>
          <table:table-cell table:formula="of:=[.G111]*[.H111]" office:value-type="float" office:value="6.07479542750897" calcext:value-type="float">
            <text:p>6.07479542750897</text:p>
          </table:table-cell>
          <table:table-cell table:formula="of:=[.H111]*[.H111]" office:value-type="float" office:value="2.2958937066489" calcext:value-type="float">
            <text:p>2.2958937066489</text:p>
          </table:table-cell>
          <table:table-cell table:number-columns-repeated="6"/>
        </table:table-row>
        <table:table-row table:style-name="ro1">
          <table:table-cell office:value-type="float" office:value="28836" calcext:value-type="float">
            <text:p>288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12]" office:value-type="float" office:value="5" calcext:value-type="float">
            <text:p>5</text:p>
          </table:table-cell>
          <table:table-cell table:formula="of:=LOG([.A112]*[.$Q$1])" office:value-type="float" office:value="0.459935016851525" calcext:value-type="float">
            <text:p>0.459935016851525</text:p>
          </table:table-cell>
          <table:table-cell table:formula="of:=[.E112]-AVERAGE([.E$3:.E$1200])" office:value-type="float" office:value="-7.00918196994992" calcext:value-type="float">
            <text:p>-7.00918196994992</text:p>
          </table:table-cell>
          <table:table-cell table:formula="of:=[.F112]-AVERAGE([.F$3:.F$1200])" office:value-type="float" office:value="-2.00593767931756" calcext:value-type="float">
            <text:p>-2.00593767931756</text:p>
          </table:table-cell>
          <table:table-cell table:formula="of:=[.G112]*[.G112]" office:value-type="float" office:value="49.128631887871" calcext:value-type="float">
            <text:p>49.128631887871</text:p>
          </table:table-cell>
          <table:table-cell table:formula="of:=[.G112]*[.H112]" office:value-type="float" office:value="14.0599822147158" calcext:value-type="float">
            <text:p>14.0599822147158</text:p>
          </table:table-cell>
          <table:table-cell table:formula="of:=[.H112]*[.H112]" office:value-type="float" office:value="4.0237859733059" calcext:value-type="float">
            <text:p>4.0237859733059</text:p>
          </table:table-cell>
          <table:table-cell table:number-columns-repeated="6"/>
        </table:table-row>
        <table:table-row table:style-name="ro1">
          <table:table-cell office:value-type="float" office:value="197744" calcext:value-type="float">
            <text:p>19774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13]" office:value-type="float" office:value="8" calcext:value-type="float">
            <text:p>8</text:p>
          </table:table-cell>
          <table:table-cell table:formula="of:=LOG([.A113]*[.$Q$1])" office:value-type="float" office:value="1.29610331489324" calcext:value-type="float">
            <text:p>1.29610331489324</text:p>
          </table:table-cell>
          <table:table-cell table:formula="of:=[.E113]-AVERAGE([.E$3:.E$1200])" office:value-type="float" office:value="-4.00918196994992" calcext:value-type="float">
            <text:p>-4.00918196994992</text:p>
          </table:table-cell>
          <table:table-cell table:formula="of:=[.F113]-AVERAGE([.F$3:.F$1200])" office:value-type="float" office:value="-1.16976938127584" calcext:value-type="float">
            <text:p>-1.16976938127584</text:p>
          </table:table-cell>
          <table:table-cell table:formula="of:=[.G113]*[.G113]" office:value-type="float" office:value="16.0735400681715" calcext:value-type="float">
            <text:p>16.0735400681715</text:p>
          </table:table-cell>
          <table:table-cell table:formula="of:=[.G113]*[.H113]" office:value-type="float" office:value="4.68981831241058" calcext:value-type="float">
            <text:p>4.68981831241058</text:p>
          </table:table-cell>
          <table:table-cell table:formula="of:=[.H113]*[.H113]" office:value-type="float" office:value="1.36836040537047" calcext:value-type="float">
            <text:p>1.36836040537047</text:p>
          </table:table-cell>
          <table:table-cell table:number-columns-repeated="6"/>
        </table:table-row>
        <table:table-row table:style-name="ro1">
          <table:table-cell office:value-type="float" office:value="25966" calcext:value-type="float">
            <text:p>2596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14]" office:value-type="float" office:value="5" calcext:value-type="float">
            <text:p>5</text:p>
          </table:table-cell>
          <table:table-cell table:formula="of:=LOG([.A114]*[.$Q$1])" office:value-type="float" office:value="0.414405052758883" calcext:value-type="float">
            <text:p>0.414405052758883</text:p>
          </table:table-cell>
          <table:table-cell table:formula="of:=[.E114]-AVERAGE([.E$3:.E$1200])" office:value-type="float" office:value="-7.00918196994992" calcext:value-type="float">
            <text:p>-7.00918196994992</text:p>
          </table:table-cell>
          <table:table-cell table:formula="of:=[.F114]-AVERAGE([.F$3:.F$1200])" office:value-type="float" office:value="-2.0514676434102" calcext:value-type="float">
            <text:p>-2.0514676434102</text:p>
          </table:table-cell>
          <table:table-cell table:formula="of:=[.G114]*[.G114]" office:value-type="float" office:value="49.128631887871" calcext:value-type="float">
            <text:p>49.128631887871</text:p>
          </table:table-cell>
          <table:table-cell table:formula="of:=[.G114]*[.H114]" office:value-type="float" office:value="14.3791100181264" calcext:value-type="float">
            <text:p>14.3791100181264</text:p>
          </table:table-cell>
          <table:table-cell table:formula="of:=[.H114]*[.H114]" office:value-type="float" office:value="4.20851949195899" calcext:value-type="float">
            <text:p>4.20851949195899</text:p>
          </table:table-cell>
          <table:table-cell table:number-columns-repeated="6"/>
        </table:table-row>
        <table:table-row table:style-name="ro1">
          <table:table-cell office:value-type="float" office:value="25449" calcext:value-type="float">
            <text:p>254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15]" office:value-type="float" office:value="5" calcext:value-type="float">
            <text:p>5</text:p>
          </table:table-cell>
          <table:table-cell table:formula="of:=LOG([.A115]*[.$Q$1])" office:value-type="float" office:value="0.405670721721326" calcext:value-type="float">
            <text:p>0.405670721721326</text:p>
          </table:table-cell>
          <table:table-cell table:formula="of:=[.E115]-AVERAGE([.E$3:.E$1200])" office:value-type="float" office:value="-7.00918196994992" calcext:value-type="float">
            <text:p>-7.00918196994992</text:p>
          </table:table-cell>
          <table:table-cell table:formula="of:=[.F115]-AVERAGE([.F$3:.F$1200])" office:value-type="float" office:value="-2.06020197444775" calcext:value-type="float">
            <text:p>-2.06020197444775</text:p>
          </table:table-cell>
          <table:table-cell table:formula="of:=[.G115]*[.G115]" office:value-type="float" office:value="49.128631887871" calcext:value-type="float">
            <text:p>49.128631887871</text:p>
          </table:table-cell>
          <table:table-cell table:formula="of:=[.G115]*[.H115]" office:value-type="float" office:value="14.4403305337544" calcext:value-type="float">
            <text:p>14.4403305337544</text:p>
          </table:table-cell>
          <table:table-cell table:formula="of:=[.H115]*[.H115]" office:value-type="float" office:value="4.24443217551843" calcext:value-type="float">
            <text:p>4.24443217551843</text:p>
          </table:table-cell>
          <table:table-cell table:number-columns-repeated="6"/>
        </table:table-row>
        <table:table-row table:style-name="ro1">
          <table:table-cell office:value-type="float" office:value="376175" calcext:value-type="float">
            <text:p>3761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16]" office:value-type="float" office:value="10" calcext:value-type="float">
            <text:p>10</text:p>
          </table:table-cell>
          <table:table-cell table:formula="of:=LOG([.A116]*[.$Q$1])" office:value-type="float" office:value="1.57538992964386" calcext:value-type="float">
            <text:p>1.57538992964386</text:p>
          </table:table-cell>
          <table:table-cell table:formula="of:=[.E116]-AVERAGE([.E$3:.E$1200])" office:value-type="float" office:value="-2.00918196994992" calcext:value-type="float">
            <text:p>-2.00918196994992</text:p>
          </table:table-cell>
          <table:table-cell table:formula="of:=[.F116]-AVERAGE([.F$3:.F$1200])" office:value-type="float" office:value="-0.890482766525218" calcext:value-type="float">
            <text:p>-0.890482766525218</text:p>
          </table:table-cell>
          <table:table-cell table:formula="of:=[.G116]*[.G116]" office:value-type="float" office:value="4.03681218837182" calcext:value-type="float">
            <text:p>4.03681218837182</text:p>
          </table:table-cell>
          <table:table-cell table:formula="of:=[.G116]*[.H116]" office:value-type="float" office:value="1.78914191905359" calcext:value-type="float">
            <text:p>1.78914191905359</text:p>
          </table:table-cell>
          <table:table-cell table:formula="of:=[.H116]*[.H116]" office:value-type="float" office:value="0.792959557478407" calcext:value-type="float">
            <text:p>0.792959557478407</text:p>
          </table:table-cell>
          <table:table-cell table:number-columns-repeated="6"/>
        </table:table-row>
        <table:table-row table:style-name="ro1">
          <table:table-cell office:value-type="float" office:value="27060" calcext:value-type="float">
            <text:p>270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17]" office:value-type="float" office:value="5" calcext:value-type="float">
            <text:p>5</text:p>
          </table:table-cell>
          <table:table-cell table:formula="of:=LOG([.A117]*[.$Q$1])" office:value-type="float" office:value="0.432327792261604" calcext:value-type="float">
            <text:p>0.432327792261604</text:p>
          </table:table-cell>
          <table:table-cell table:formula="of:=[.E117]-AVERAGE([.E$3:.E$1200])" office:value-type="float" office:value="-7.00918196994992" calcext:value-type="float">
            <text:p>-7.00918196994992</text:p>
          </table:table-cell>
          <table:table-cell table:formula="of:=[.F117]-AVERAGE([.F$3:.F$1200])" office:value-type="float" office:value="-2.03354490390748" calcext:value-type="float">
            <text:p>-2.03354490390748</text:p>
          </table:table-cell>
          <table:table-cell table:formula="of:=[.G117]*[.G117]" office:value-type="float" office:value="49.128631887871" calcext:value-type="float">
            <text:p>49.128631887871</text:p>
          </table:table-cell>
          <table:table-cell table:formula="of:=[.G117]*[.H117]" office:value-type="float" office:value="14.2534862755518" calcext:value-type="float">
            <text:p>14.2534862755518</text:p>
          </table:table-cell>
          <table:table-cell table:formula="of:=[.H117]*[.H117]" office:value-type="float" office:value="4.13530487620807" calcext:value-type="float">
            <text:p>4.13530487620807</text:p>
          </table:table-cell>
          <table:table-cell table:number-columns-repeated="6"/>
        </table:table-row>
        <table:table-row table:style-name="ro1">
          <table:table-cell office:value-type="float" office:value="25354" calcext:value-type="float">
            <text:p>2535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18]" office:value-type="float" office:value="5" calcext:value-type="float">
            <text:p>5</text:p>
          </table:table-cell>
          <table:table-cell table:formula="of:=LOG([.A118]*[.$Q$1])" office:value-type="float" office:value="0.404046485992296" calcext:value-type="float">
            <text:p>0.404046485992296</text:p>
          </table:table-cell>
          <table:table-cell table:formula="of:=[.E118]-AVERAGE([.E$3:.E$1200])" office:value-type="float" office:value="-7.00918196994992" calcext:value-type="float">
            <text:p>-7.00918196994992</text:p>
          </table:table-cell>
          <table:table-cell table:formula="of:=[.F118]-AVERAGE([.F$3:.F$1200])" office:value-type="float" office:value="-2.06182621017678" calcext:value-type="float">
            <text:p>-2.06182621017678</text:p>
          </table:table-cell>
          <table:table-cell table:formula="of:=[.G118]*[.G118]" office:value-type="float" office:value="49.128631887871" calcext:value-type="float">
            <text:p>49.128631887871</text:p>
          </table:table-cell>
          <table:table-cell table:formula="of:=[.G118]*[.H118]" office:value-type="float" office:value="14.4517150975413" calcext:value-type="float">
            <text:p>14.4517150975413</text:p>
          </table:table-cell>
          <table:table-cell table:formula="of:=[.H118]*[.H118]" office:value-type="float" office:value="4.25112732097196" calcext:value-type="float">
            <text:p>4.25112732097196</text:p>
          </table:table-cell>
          <table:table-cell table:number-columns-repeated="6"/>
        </table:table-row>
        <table:table-row table:style-name="ro1">
          <table:table-cell office:value-type="float" office:value="420786" calcext:value-type="float">
            <text:p>42078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19]" office:value-type="float" office:value="10" calcext:value-type="float">
            <text:p>10</text:p>
          </table:table-cell>
          <table:table-cell table:formula="of:=LOG([.A119]*[.$Q$1])" office:value-type="float" office:value="1.62406128194442" calcext:value-type="float">
            <text:p>1.62406128194442</text:p>
          </table:table-cell>
          <table:table-cell table:formula="of:=[.E119]-AVERAGE([.E$3:.E$1200])" office:value-type="float" office:value="-2.00918196994992" calcext:value-type="float">
            <text:p>-2.00918196994992</text:p>
          </table:table-cell>
          <table:table-cell table:formula="of:=[.F119]-AVERAGE([.F$3:.F$1200])" office:value-type="float" office:value="-0.841811414224662" calcext:value-type="float">
            <text:p>-0.841811414224662</text:p>
          </table:table-cell>
          <table:table-cell table:formula="of:=[.G119]*[.G119]" office:value-type="float" office:value="4.03681218837182" calcext:value-type="float">
            <text:p>4.03681218837182</text:p>
          </table:table-cell>
          <table:table-cell table:formula="of:=[.G119]*[.H119]" office:value-type="float" office:value="1.69135231555823" calcext:value-type="float">
            <text:p>1.69135231555823</text:p>
          </table:table-cell>
          <table:table-cell table:formula="of:=[.H119]*[.H119]" office:value-type="float" office:value="0.708646457118925" calcext:value-type="float">
            <text:p>0.708646457118925</text:p>
          </table:table-cell>
          <table:table-cell table:number-columns-repeated="6"/>
        </table:table-row>
        <table:table-row table:style-name="ro1">
          <table:table-cell office:value-type="float" office:value="25726" calcext:value-type="float">
            <text:p>257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0]" office:value-type="float" office:value="6" calcext:value-type="float">
            <text:p>6</text:p>
          </table:table-cell>
          <table:table-cell table:formula="of:=LOG([.A120]*[.$Q$1])" office:value-type="float" office:value="0.410372265301954" calcext:value-type="float">
            <text:p>0.410372265301954</text:p>
          </table:table-cell>
          <table:table-cell table:formula="of:=[.E120]-AVERAGE([.E$3:.E$1200])" office:value-type="float" office:value="-6.00918196994992" calcext:value-type="float">
            <text:p>-6.00918196994992</text:p>
          </table:table-cell>
          <table:table-cell table:formula="of:=[.F120]-AVERAGE([.F$3:.F$1200])" office:value-type="float" office:value="-2.05550043086713" calcext:value-type="float">
            <text:p>-2.05550043086713</text:p>
          </table:table-cell>
          <table:table-cell table:formula="of:=[.G120]*[.G120]" office:value-type="float" office:value="36.1102679479711" calcext:value-type="float">
            <text:p>36.1102679479711</text:p>
          </table:table-cell>
          <table:table-cell table:formula="of:=[.G120]*[.H120]" office:value-type="float" office:value="12.351876128391" calcext:value-type="float">
            <text:p>12.351876128391</text:p>
          </table:table-cell>
          <table:table-cell table:formula="of:=[.H120]*[.H120]" office:value-type="float" office:value="4.22508202129494" calcext:value-type="float">
            <text:p>4.22508202129494</text:p>
          </table:table-cell>
          <table:table-cell table:number-columns-repeated="6"/>
        </table:table-row>
        <table:table-row table:style-name="ro1">
          <table:table-cell office:value-type="float" office:value="25905" calcext:value-type="float">
            <text:p>259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1]" office:value-type="float" office:value="4" calcext:value-type="float">
            <text:p>4</text:p>
          </table:table-cell>
          <table:table-cell table:formula="of:=LOG([.A121]*[.$Q$1])" office:value-type="float" office:value="0.41338359662314" calcext:value-type="float">
            <text:p>0.41338359662314</text:p>
          </table:table-cell>
          <table:table-cell table:formula="of:=[.E121]-AVERAGE([.E$3:.E$1200])" office:value-type="float" office:value="-8.00918196994992" calcext:value-type="float">
            <text:p>-8.00918196994992</text:p>
          </table:table-cell>
          <table:table-cell table:formula="of:=[.F121]-AVERAGE([.F$3:.F$1200])" office:value-type="float" office:value="-2.05248909954594" calcext:value-type="float">
            <text:p>-2.05248909954594</text:p>
          </table:table-cell>
          <table:table-cell table:formula="of:=[.G121]*[.G121]" office:value-type="float" office:value="64.1469958277708" calcext:value-type="float">
            <text:p>64.1469958277708</text:p>
          </table:table-cell>
          <table:table-cell table:formula="of:=[.G121]*[.H121]" office:value-type="float" office:value="16.4387586896021" calcext:value-type="float">
            <text:p>16.4387586896021</text:p>
          </table:table-cell>
          <table:table-cell table:formula="of:=[.H121]*[.H121]" office:value-type="float" office:value="4.21271150375491" calcext:value-type="float">
            <text:p>4.21271150375491</text:p>
          </table:table-cell>
          <table:table-cell table:number-columns-repeated="6"/>
        </table:table-row>
        <table:table-row table:style-name="ro1">
          <table:table-cell office:value-type="float" office:value="29871" calcext:value-type="float">
            <text:p>2987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2]" office:value-type="float" office:value="7" calcext:value-type="float">
            <text:p>7</text:p>
          </table:table-cell>
          <table:table-cell table:formula="of:=LOG([.A122]*[.$Q$1])" office:value-type="float" office:value="0.475249761847929" calcext:value-type="float">
            <text:p>0.475249761847929</text:p>
          </table:table-cell>
          <table:table-cell table:formula="of:=[.E122]-AVERAGE([.E$3:.E$1200])" office:value-type="float" office:value="-5.00918196994992" calcext:value-type="float">
            <text:p>-5.00918196994992</text:p>
          </table:table-cell>
          <table:table-cell table:formula="of:=[.F122]-AVERAGE([.F$3:.F$1200])" office:value-type="float" office:value="-1.99062293432115" calcext:value-type="float">
            <text:p>-1.99062293432115</text:p>
          </table:table-cell>
          <table:table-cell table:formula="of:=[.G122]*[.G122]" office:value-type="float" office:value="25.0919040080713" calcext:value-type="float">
            <text:p>25.0919040080713</text:p>
          </table:table-cell>
          <table:table-cell table:formula="of:=[.G122]*[.H122]" office:value-type="float" office:value="9.97139251157031" calcext:value-type="float">
            <text:p>9.97139251157031</text:p>
          </table:table-cell>
          <table:table-cell table:formula="of:=[.H122]*[.H122]" office:value-type="float" office:value="3.96257966664535" calcext:value-type="float">
            <text:p>3.96257966664535</text:p>
          </table:table-cell>
          <table:table-cell table:number-columns-repeated="6"/>
        </table:table-row>
        <table:table-row table:style-name="ro1">
          <table:table-cell office:value-type="float" office:value="26744" calcext:value-type="float">
            <text:p>2674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3]" office:value-type="float" office:value="7" calcext:value-type="float">
            <text:p>7</text:p>
          </table:table-cell>
          <table:table-cell table:formula="of:=LOG([.A123]*[.$Q$1])" office:value-type="float" office:value="0.427226363584512" calcext:value-type="float">
            <text:p>0.427226363584512</text:p>
          </table:table-cell>
          <table:table-cell table:formula="of:=[.E123]-AVERAGE([.E$3:.E$1200])" office:value-type="float" office:value="-5.00918196994992" calcext:value-type="float">
            <text:p>-5.00918196994992</text:p>
          </table:table-cell>
          <table:table-cell table:formula="of:=[.F123]-AVERAGE([.F$3:.F$1200])" office:value-type="float" office:value="-2.03864633258457" calcext:value-type="float">
            <text:p>-2.03864633258457</text:p>
          </table:table-cell>
          <table:table-cell table:formula="of:=[.G123]*[.G123]" office:value-type="float" office:value="25.0919040080713" calcext:value-type="float">
            <text:p>25.0919040080713</text:p>
          </table:table-cell>
          <table:table-cell table:formula="of:=[.G123]*[.H123]" office:value-type="float" office:value="10.2119504522871" calcext:value-type="float">
            <text:p>10.2119504522871</text:p>
          </table:table-cell>
          <table:table-cell table:formula="of:=[.H123]*[.H123]" office:value-type="float" office:value="4.15607886936051" calcext:value-type="float">
            <text:p>4.15607886936051</text:p>
          </table:table-cell>
          <table:table-cell table:number-columns-repeated="6"/>
        </table:table-row>
        <table:table-row table:style-name="ro1">
          <table:table-cell office:value-type="float" office:value="26328" calcext:value-type="float">
            <text:p>263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4]" office:value-type="float" office:value="6" calcext:value-type="float">
            <text:p>6</text:p>
          </table:table-cell>
          <table:table-cell table:formula="of:=LOG([.A124]*[.$Q$1])" office:value-type="float" office:value="0.420417869286317" calcext:value-type="float">
            <text:p>0.420417869286317</text:p>
          </table:table-cell>
          <table:table-cell table:formula="of:=[.E124]-AVERAGE([.E$3:.E$1200])" office:value-type="float" office:value="-6.00918196994992" calcext:value-type="float">
            <text:p>-6.00918196994992</text:p>
          </table:table-cell>
          <table:table-cell table:formula="of:=[.F124]-AVERAGE([.F$3:.F$1200])" office:value-type="float" office:value="-2.04545482688276" calcext:value-type="float">
            <text:p>-2.04545482688276</text:p>
          </table:table-cell>
          <table:table-cell table:formula="of:=[.G124]*[.G124]" office:value-type="float" office:value="36.1102679479711" calcext:value-type="float">
            <text:p>36.1102679479711</text:p>
          </table:table-cell>
          <table:table-cell table:formula="of:=[.G124]*[.H124]" office:value-type="float" office:value="12.2915102660509" calcext:value-type="float">
            <text:p>12.2915102660509</text:p>
          </table:table-cell>
          <table:table-cell table:formula="of:=[.H124]*[.H124]" office:value-type="float" office:value="4.183885448818" calcext:value-type="float">
            <text:p>4.183885448818</text:p>
          </table:table-cell>
          <table:table-cell table:number-columns-repeated="6"/>
        </table:table-row>
        <table:table-row table:style-name="ro1">
          <table:table-cell office:value-type="float" office:value="26910" calcext:value-type="float">
            <text:p>269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5]" office:value-type="float" office:value="5" calcext:value-type="float">
            <text:p>5</text:p>
          </table:table-cell>
          <table:table-cell table:formula="of:=LOG([.A125]*[.$Q$1])" office:value-type="float" office:value="0.429913697763755" calcext:value-type="float">
            <text:p>0.429913697763755</text:p>
          </table:table-cell>
          <table:table-cell table:formula="of:=[.E125]-AVERAGE([.E$3:.E$1200])" office:value-type="float" office:value="-7.00918196994992" calcext:value-type="float">
            <text:p>-7.00918196994992</text:p>
          </table:table-cell>
          <table:table-cell table:formula="of:=[.F125]-AVERAGE([.F$3:.F$1200])" office:value-type="float" office:value="-2.03595899840533" calcext:value-type="float">
            <text:p>-2.03595899840533</text:p>
          </table:table-cell>
          <table:table-cell table:formula="of:=[.G125]*[.G125]" office:value-type="float" office:value="49.128631887871" calcext:value-type="float">
            <text:p>49.128631887871</text:p>
          </table:table-cell>
          <table:table-cell table:formula="of:=[.G125]*[.H125]" office:value-type="float" office:value="14.2704071031799" calcext:value-type="float">
            <text:p>14.2704071031799</text:p>
          </table:table-cell>
          <table:table-cell table:formula="of:=[.H125]*[.H125]" office:value-type="float" office:value="4.14512904318762" calcext:value-type="float">
            <text:p>4.14512904318762</text:p>
          </table:table-cell>
          <table:table-cell table:number-columns-repeated="6"/>
        </table:table-row>
        <table:table-row table:style-name="ro1">
          <table:table-cell office:value-type="float" office:value="26179" calcext:value-type="float">
            <text:p>2617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6]" office:value-type="float" office:value="4" calcext:value-type="float">
            <text:p>4</text:p>
          </table:table-cell>
          <table:table-cell table:formula="of:=LOG([.A126]*[.$Q$1])" office:value-type="float" office:value="0.417953053109446" calcext:value-type="float">
            <text:p>0.417953053109446</text:p>
          </table:table-cell>
          <table:table-cell table:formula="of:=[.E126]-AVERAGE([.E$3:.E$1200])" office:value-type="float" office:value="-8.00918196994992" calcext:value-type="float">
            <text:p>-8.00918196994992</text:p>
          </table:table-cell>
          <table:table-cell table:formula="of:=[.F126]-AVERAGE([.F$3:.F$1200])" office:value-type="float" office:value="-2.04791964305963" calcext:value-type="float">
            <text:p>-2.04791964305963</text:p>
          </table:table-cell>
          <table:table-cell table:formula="of:=[.G126]*[.G126]" office:value-type="float" office:value="64.1469958277708" calcext:value-type="float">
            <text:p>64.1469958277708</text:p>
          </table:table-cell>
          <table:table-cell table:formula="of:=[.G126]*[.H126]" office:value-type="float" office:value="16.4021610810995" calcext:value-type="float">
            <text:p>16.4021610810995</text:p>
          </table:table-cell>
          <table:table-cell table:formula="of:=[.H126]*[.H126]" office:value-type="float" office:value="4.1939748644295" calcext:value-type="float">
            <text:p>4.1939748644295</text:p>
          </table:table-cell>
          <table:table-cell table:number-columns-repeated="6"/>
        </table:table-row>
        <table:table-row table:style-name="ro1">
          <table:table-cell office:value-type="float" office:value="305641" calcext:value-type="float">
            <text:p>30564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7]" office:value-type="float" office:value="9" calcext:value-type="float">
            <text:p>9</text:p>
          </table:table-cell>
          <table:table-cell table:formula="of:=LOG([.A127]*[.$Q$1])" office:value-type="float" office:value="1.48521161194362" calcext:value-type="float">
            <text:p>1.48521161194362</text:p>
          </table:table-cell>
          <table:table-cell table:formula="of:=[.E127]-AVERAGE([.E$3:.E$1200])" office:value-type="float" office:value="-3.00918196994992" calcext:value-type="float">
            <text:p>-3.00918196994992</text:p>
          </table:table-cell>
          <table:table-cell table:formula="of:=[.F127]-AVERAGE([.F$3:.F$1200])" office:value-type="float" office:value="-0.980661084225465" calcext:value-type="float">
            <text:p>-0.980661084225465</text:p>
          </table:table-cell>
          <table:table-cell table:formula="of:=[.G127]*[.G127]" office:value-type="float" office:value="9.05517612827166" calcext:value-type="float">
            <text:p>9.05517612827166</text:p>
          </table:table-cell>
          <table:table-cell table:formula="of:=[.G127]*[.H127]" office:value-type="float" office:value="2.9509876532828" calcext:value-type="float">
            <text:p>2.9509876532828</text:p>
          </table:table-cell>
          <table:table-cell table:formula="of:=[.H127]*[.H127]" office:value-type="float" office:value="0.961696162114264" calcext:value-type="float">
            <text:p>0.961696162114264</text:p>
          </table:table-cell>
          <table:table-cell table:number-columns-repeated="6"/>
        </table:table-row>
        <table:table-row table:style-name="ro1">
          <table:table-cell office:value-type="float" office:value="25528" calcext:value-type="float">
            <text:p>255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8]" office:value-type="float" office:value="4" calcext:value-type="float">
            <text:p>4</text:p>
          </table:table-cell>
          <table:table-cell table:formula="of:=LOG([.A128]*[.$Q$1])" office:value-type="float" office:value="0.407016791185454" calcext:value-type="float">
            <text:p>0.407016791185454</text:p>
          </table:table-cell>
          <table:table-cell table:formula="of:=[.E128]-AVERAGE([.E$3:.E$1200])" office:value-type="float" office:value="-8.00918196994992" calcext:value-type="float">
            <text:p>-8.00918196994992</text:p>
          </table:table-cell>
          <table:table-cell table:formula="of:=[.F128]-AVERAGE([.F$3:.F$1200])" office:value-type="float" office:value="-2.05885590498363" calcext:value-type="float">
            <text:p>-2.05885590498363</text:p>
          </table:table-cell>
          <table:table-cell table:formula="of:=[.G128]*[.G128]" office:value-type="float" office:value="64.1469958277708" calcext:value-type="float">
            <text:p>64.1469958277708</text:p>
          </table:table-cell>
          <table:table-cell table:formula="of:=[.G128]*[.H128]" office:value-type="float" office:value="16.4897515929198" calcext:value-type="float">
            <text:p>16.4897515929198</text:p>
          </table:table-cell>
          <table:table-cell table:formula="of:=[.H128]*[.H128]" office:value-type="float" office:value="4.23888763748595" calcext:value-type="float">
            <text:p>4.23888763748595</text:p>
          </table:table-cell>
          <table:table-cell table:number-columns-repeated="6"/>
        </table:table-row>
        <table:table-row table:style-name="ro1">
          <table:table-cell office:value-type="float" office:value="26182" calcext:value-type="float">
            <text:p>261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9]" office:value-type="float" office:value="5" calcext:value-type="float">
            <text:p>5</text:p>
          </table:table-cell>
          <table:table-cell table:formula="of:=LOG([.A129]*[.$Q$1])" office:value-type="float" office:value="0.418002818524436" calcext:value-type="float">
            <text:p>0.418002818524436</text:p>
          </table:table-cell>
          <table:table-cell table:formula="of:=[.E129]-AVERAGE([.E$3:.E$1200])" office:value-type="float" office:value="-7.00918196994992" calcext:value-type="float">
            <text:p>-7.00918196994992</text:p>
          </table:table-cell>
          <table:table-cell table:formula="of:=[.F129]-AVERAGE([.F$3:.F$1200])" office:value-type="float" office:value="-2.04786987764464" calcext:value-type="float">
            <text:p>-2.04786987764464</text:p>
          </table:table-cell>
          <table:table-cell table:formula="of:=[.G129]*[.G129]" office:value-type="float" office:value="49.128631887871" calcext:value-type="float">
            <text:p>49.128631887871</text:p>
          </table:table-cell>
          <table:table-cell table:formula="of:=[.G129]*[.H129]" office:value-type="float" office:value="14.3538926231904" calcext:value-type="float">
            <text:p>14.3538926231904</text:p>
          </table:table-cell>
          <table:table-cell table:formula="of:=[.H129]*[.H129]" office:value-type="float" office:value="4.19377103576429" calcext:value-type="float">
            <text:p>4.19377103576429</text:p>
          </table:table-cell>
          <table:table-cell table:number-columns-repeated="6"/>
        </table:table-row>
        <table:table-row table:style-name="ro1">
          <table:table-cell office:value-type="float" office:value="28226" calcext:value-type="float">
            <text:p>2822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30]" office:value-type="float" office:value="5" calcext:value-type="float">
            <text:p>5</text:p>
          </table:table-cell>
          <table:table-cell table:formula="of:=LOG([.A130]*[.$Q$1])" office:value-type="float" office:value="0.450649337197135" calcext:value-type="float">
            <text:p>0.450649337197135</text:p>
          </table:table-cell>
          <table:table-cell table:formula="of:=[.E130]-AVERAGE([.E$3:.E$1200])" office:value-type="float" office:value="-7.00918196994992" calcext:value-type="float">
            <text:p>-7.00918196994992</text:p>
          </table:table-cell>
          <table:table-cell table:formula="of:=[.F130]-AVERAGE([.F$3:.F$1200])" office:value-type="float" office:value="-2.01522335897195" calcext:value-type="float">
            <text:p>-2.01522335897195</text:p>
          </table:table-cell>
          <table:table-cell table:formula="of:=[.G130]*[.G130]" office:value-type="float" office:value="49.128631887871" calcext:value-type="float">
            <text:p>49.128631887871</text:p>
          </table:table-cell>
          <table:table-cell table:formula="of:=[.G130]*[.H130]" office:value-type="float" office:value="14.1250672331281" calcext:value-type="float">
            <text:p>14.1250672331281</text:p>
          </table:table-cell>
          <table:table-cell table:formula="of:=[.H130]*[.H130]" office:value-type="float" office:value="4.06112518654617" calcext:value-type="float">
            <text:p>4.06112518654617</text:p>
          </table:table-cell>
          <table:table-cell table:number-columns-repeated="6"/>
        </table:table-row>
        <table:table-row table:style-name="ro1">
          <table:table-cell office:value-type="float" office:value="26418" calcext:value-type="float">
            <text:p>264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31]" office:value-type="float" office:value="5" calcext:value-type="float">
            <text:p>5</text:p>
          </table:table-cell>
          <table:table-cell table:formula="of:=LOG([.A131]*[.$Q$1])" office:value-type="float" office:value="0.421899935843169" calcext:value-type="float">
            <text:p>0.421899935843169</text:p>
          </table:table-cell>
          <table:table-cell table:formula="of:=[.E131]-AVERAGE([.E$3:.E$1200])" office:value-type="float" office:value="-7.00918196994992" calcext:value-type="float">
            <text:p>-7.00918196994992</text:p>
          </table:table-cell>
          <table:table-cell table:formula="of:=[.F131]-AVERAGE([.F$3:.F$1200])" office:value-type="float" office:value="-2.04397276032591" calcext:value-type="float">
            <text:p>-2.04397276032591</text:p>
          </table:table-cell>
          <table:table-cell table:formula="of:=[.G131]*[.G131]" office:value-type="float" office:value="49.128631887871" calcext:value-type="float">
            <text:p>49.128631887871</text:p>
          </table:table-cell>
          <table:table-cell table:formula="of:=[.G131]*[.H131]" office:value-type="float" office:value="14.3265770187451" calcext:value-type="float">
            <text:p>14.3265770187451</text:p>
          </table:table-cell>
          <table:table-cell table:formula="of:=[.H131]*[.H131]" office:value-type="float" office:value="4.17782464495433" calcext:value-type="float">
            <text:p>4.17782464495433</text:p>
          </table:table-cell>
          <table:table-cell table:number-columns-repeated="6"/>
        </table:table-row>
        <table:table-row table:style-name="ro1">
          <table:table-cell office:value-type="float" office:value="34981" calcext:value-type="float">
            <text:p>3498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32]" office:value-type="float" office:value="5" calcext:value-type="float">
            <text:p>5</text:p>
          </table:table-cell>
          <table:table-cell table:formula="of:=LOG([.A132]*[.$Q$1])" office:value-type="float" office:value="0.54383222047354" calcext:value-type="float">
            <text:p>0.54383222047354</text:p>
          </table:table-cell>
          <table:table-cell table:formula="of:=[.E132]-AVERAGE([.E$3:.E$1200])" office:value-type="float" office:value="-7.00918196994992" calcext:value-type="float">
            <text:p>-7.00918196994992</text:p>
          </table:table-cell>
          <table:table-cell table:formula="of:=[.F132]-AVERAGE([.F$3:.F$1200])" office:value-type="float" office:value="-1.92204047569554" calcext:value-type="float">
            <text:p>-1.92204047569554</text:p>
          </table:table-cell>
          <table:table-cell table:formula="of:=[.G132]*[.G132]" office:value-type="float" office:value="49.128631887871" calcext:value-type="float">
            <text:p>49.128631887871</text:p>
          </table:table-cell>
          <table:table-cell table:formula="of:=[.G132]*[.H132]" office:value-type="float" office:value="13.4719314477591" calcext:value-type="float">
            <text:p>13.4719314477591</text:p>
          </table:table-cell>
          <table:table-cell table:formula="of:=[.H132]*[.H132]" office:value-type="float" office:value="3.69423959021194" calcext:value-type="float">
            <text:p>3.69423959021194</text:p>
          </table:table-cell>
          <table:table-cell table:number-columns-repeated="6"/>
        </table:table-row>
        <table:table-row table:style-name="ro1">
          <table:table-cell office:value-type="float" office:value="57142" calcext:value-type="float">
            <text:p>5714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33]" office:value-type="float" office:value="5" calcext:value-type="float">
            <text:p>5</text:p>
          </table:table-cell>
          <table:table-cell table:formula="of:=LOG([.A133]*[.$Q$1])" office:value-type="float" office:value="0.756955436847618" calcext:value-type="float">
            <text:p>0.756955436847618</text:p>
          </table:table-cell>
          <table:table-cell table:formula="of:=[.E133]-AVERAGE([.E$3:.E$1200])" office:value-type="float" office:value="-7.00918196994992" calcext:value-type="float">
            <text:p>-7.00918196994992</text:p>
          </table:table-cell>
          <table:table-cell table:formula="of:=[.F133]-AVERAGE([.F$3:.F$1200])" office:value-type="float" office:value="-1.70891725932146" calcext:value-type="float">
            <text:p>-1.70891725932146</text:p>
          </table:table-cell>
          <table:table-cell table:formula="of:=[.G133]*[.G133]" office:value-type="float" office:value="49.128631887871" calcext:value-type="float">
            <text:p>49.128631887871</text:p>
          </table:table-cell>
          <table:table-cell table:formula="of:=[.G133]*[.H133]" office:value-type="float" office:value="11.9781120421722" calcext:value-type="float">
            <text:p>11.9781120421722</text:p>
          </table:table-cell>
          <table:table-cell table:formula="of:=[.H133]*[.H133]" office:value-type="float" office:value="2.92039819920678" calcext:value-type="float">
            <text:p>2.92039819920678</text:p>
          </table:table-cell>
          <table:table-cell table:number-columns-repeated="6"/>
        </table:table-row>
        <table:table-row table:style-name="ro1">
          <table:table-cell office:value-type="float" office:value="30056" calcext:value-type="float">
            <text:p>300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34]" office:value-type="float" office:value="6" calcext:value-type="float">
            <text:p>6</text:p>
          </table:table-cell>
          <table:table-cell table:formula="of:=LOG([.A134]*[.$Q$1])" office:value-type="float" office:value="0.477931182055328" calcext:value-type="float">
            <text:p>0.477931182055328</text:p>
          </table:table-cell>
          <table:table-cell table:formula="of:=[.E134]-AVERAGE([.E$3:.E$1200])" office:value-type="float" office:value="-6.00918196994992" calcext:value-type="float">
            <text:p>-6.00918196994992</text:p>
          </table:table-cell>
          <table:table-cell table:formula="of:=[.F134]-AVERAGE([.F$3:.F$1200])" office:value-type="float" office:value="-1.98794151411375" calcext:value-type="float">
            <text:p>-1.98794151411375</text:p>
          </table:table-cell>
          <table:table-cell table:formula="of:=[.G134]*[.G134]" office:value-type="float" office:value="36.1102679479711" calcext:value-type="float">
            <text:p>36.1102679479711</text:p>
          </table:table-cell>
          <table:table-cell table:formula="of:=[.G134]*[.H134]" office:value-type="float" office:value="11.9459023039273" calcext:value-type="float">
            <text:p>11.9459023039273</text:p>
          </table:table-cell>
          <table:table-cell table:formula="of:=[.H134]*[.H134]" office:value-type="float" office:value="3.95191146353688" calcext:value-type="float">
            <text:p>3.95191146353688</text:p>
          </table:table-cell>
          <table:table-cell table:number-columns-repeated="6"/>
        </table:table-row>
        <table:table-row table:style-name="ro1">
          <table:table-cell office:value-type="float" office:value="248954" calcext:value-type="float">
            <text:p>24895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35]" office:value-type="float" office:value="8" calcext:value-type="float">
            <text:p>8</text:p>
          </table:table-cell>
          <table:table-cell table:formula="of:=LOG([.A135]*[.$Q$1])" office:value-type="float" office:value="1.39611910857481" calcext:value-type="float">
            <text:p>1.39611910857481</text:p>
          </table:table-cell>
          <table:table-cell table:formula="of:=[.E135]-AVERAGE([.E$3:.E$1200])" office:value-type="float" office:value="-4.00918196994992" calcext:value-type="float">
            <text:p>-4.00918196994992</text:p>
          </table:table-cell>
          <table:table-cell table:formula="of:=[.F135]-AVERAGE([.F$3:.F$1200])" office:value-type="float" office:value="-1.06975358759427" calcext:value-type="float">
            <text:p>-1.06975358759427</text:p>
          </table:table-cell>
          <table:table-cell table:formula="of:=[.G135]*[.G135]" office:value-type="float" office:value="16.0735400681715" calcext:value-type="float">
            <text:p>16.0735400681715</text:p>
          </table:table-cell>
          <table:table-cell table:formula="of:=[.G135]*[.H135]" office:value-type="float" office:value="4.28883679567218" calcext:value-type="float">
            <text:p>4.28883679567218</text:p>
          </table:table-cell>
          <table:table-cell table:formula="of:=[.H135]*[.H135]" office:value-type="float" office:value="1.14437273817081" calcext:value-type="float">
            <text:p>1.14437273817081</text:p>
          </table:table-cell>
          <table:table-cell table:number-columns-repeated="6"/>
        </table:table-row>
        <table:table-row table:style-name="ro1">
          <table:table-cell office:value-type="float" office:value="60055" calcext:value-type="float">
            <text:p>600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36]" office:value-type="float" office:value="6" calcext:value-type="float">
            <text:p>6</text:p>
          </table:table-cell>
          <table:table-cell table:formula="of:=LOG([.A136]*[.$Q$1])" office:value-type="float" office:value="0.77854917130615" calcext:value-type="float">
            <text:p>0.77854917130615</text:p>
          </table:table-cell>
          <table:table-cell table:formula="of:=[.E136]-AVERAGE([.E$3:.E$1200])" office:value-type="float" office:value="-6.00918196994992" calcext:value-type="float">
            <text:p>-6.00918196994992</text:p>
          </table:table-cell>
          <table:table-cell table:formula="of:=[.F136]-AVERAGE([.F$3:.F$1200])" office:value-type="float" office:value="-1.68732352486293" calcext:value-type="float">
            <text:p>-1.68732352486293</text:p>
          </table:table-cell>
          <table:table-cell table:formula="of:=[.G136]*[.G136]" office:value-type="float" office:value="36.1102679479711" calcext:value-type="float">
            <text:p>36.1102679479711</text:p>
          </table:table-cell>
          <table:table-cell table:formula="of:=[.G136]*[.H136]" office:value-type="float" office:value="10.1394341030787" calcext:value-type="float">
            <text:p>10.1394341030787</text:p>
          </table:table-cell>
          <table:table-cell table:formula="of:=[.H136]*[.H136]" office:value-type="float" office:value="2.84706067755587" calcext:value-type="float">
            <text:p>2.84706067755587</text:p>
          </table:table-cell>
          <table:table-cell table:number-columns-repeated="6"/>
        </table:table-row>
        <table:table-row table:style-name="ro1">
          <table:table-cell office:value-type="float" office:value="32689" calcext:value-type="float">
            <text:p>326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37]" office:value-type="float" office:value="7" calcext:value-type="float">
            <text:p>7</text:p>
          </table:table-cell>
          <table:table-cell table:formula="of:=LOG([.A137]*[.$Q$1])" office:value-type="float" office:value="0.514401635137583" calcext:value-type="float">
            <text:p>0.514401635137583</text:p>
          </table:table-cell>
          <table:table-cell table:formula="of:=[.E137]-AVERAGE([.E$3:.E$1200])" office:value-type="float" office:value="-5.00918196994992" calcext:value-type="float">
            <text:p>-5.00918196994992</text:p>
          </table:table-cell>
          <table:table-cell table:formula="of:=[.F137]-AVERAGE([.F$3:.F$1200])" office:value-type="float" office:value="-1.9514710610315" calcext:value-type="float">
            <text:p>-1.9514710610315</text:p>
          </table:table-cell>
          <table:table-cell table:formula="of:=[.G137]*[.G137]" office:value-type="float" office:value="25.0919040080713" calcext:value-type="float">
            <text:p>25.0919040080713</text:p>
          </table:table-cell>
          <table:table-cell table:formula="of:=[.G137]*[.H137]" office:value-type="float" office:value="9.77527365379801" calcext:value-type="float">
            <text:p>9.77527365379801</text:p>
          </table:table-cell>
          <table:table-cell table:formula="of:=[.H137]*[.H137]" office:value-type="float" office:value="3.8082393020434" calcext:value-type="float">
            <text:p>3.8082393020434</text:p>
          </table:table-cell>
          <table:table-cell table:number-columns-repeated="6"/>
        </table:table-row>
        <table:table-row table:style-name="ro1">
          <table:table-cell office:value-type="float" office:value="350280" calcext:value-type="float">
            <text:p>35028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38]" office:value-type="float" office:value="10" calcext:value-type="float">
            <text:p>10</text:p>
          </table:table-cell>
          <table:table-cell table:formula="of:=LOG([.A138]*[.$Q$1])" office:value-type="float" office:value="1.54441534103564" calcext:value-type="float">
            <text:p>1.54441534103564</text:p>
          </table:table-cell>
          <table:table-cell table:formula="of:=[.E138]-AVERAGE([.E$3:.E$1200])" office:value-type="float" office:value="-2.00918196994992" calcext:value-type="float">
            <text:p>-2.00918196994992</text:p>
          </table:table-cell>
          <table:table-cell table:formula="of:=[.F138]-AVERAGE([.F$3:.F$1200])" office:value-type="float" office:value="-0.921457355133441" calcext:value-type="float">
            <text:p>-0.921457355133441</text:p>
          </table:table-cell>
          <table:table-cell table:formula="of:=[.G138]*[.G138]" office:value-type="float" office:value="4.03681218837182" calcext:value-type="float">
            <text:p>4.03681218837182</text:p>
          </table:table-cell>
          <table:table-cell table:formula="of:=[.G138]*[.H138]" office:value-type="float" office:value="1.85137550401185" calcext:value-type="float">
            <text:p>1.85137550401185</text:p>
          </table:table-cell>
          <table:table-cell table:formula="of:=[.H138]*[.H138]" office:value-type="float" office:value="0.849083657329517" calcext:value-type="float">
            <text:p>0.849083657329517</text:p>
          </table:table-cell>
          <table:table-cell table:number-columns-repeated="6"/>
        </table:table-row>
        <table:table-row table:style-name="ro1">
          <table:table-cell office:value-type="float" office:value="148037" calcext:value-type="float">
            <text:p>14803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39]" office:value-type="float" office:value="10" calcext:value-type="float">
            <text:p>10</text:p>
          </table:table-cell>
          <table:table-cell table:formula="of:=LOG([.A139]*[.$Q$1])" office:value-type="float" office:value="1.17037027544599" calcext:value-type="float">
            <text:p>1.17037027544599</text:p>
          </table:table-cell>
          <table:table-cell table:formula="of:=[.E139]-AVERAGE([.E$3:.E$1200])" office:value-type="float" office:value="-2.00918196994992" calcext:value-type="float">
            <text:p>-2.00918196994992</text:p>
          </table:table-cell>
          <table:table-cell table:formula="of:=[.F139]-AVERAGE([.F$3:.F$1200])" office:value-type="float" office:value="-1.29550242072309" calcext:value-type="float">
            <text:p>-1.29550242072309</text:p>
          </table:table-cell>
          <table:table-cell table:formula="of:=[.G139]*[.G139]" office:value-type="float" office:value="4.03681218837182" calcext:value-type="float">
            <text:p>4.03681218837182</text:p>
          </table:table-cell>
          <table:table-cell table:formula="of:=[.G139]*[.H139]" office:value-type="float" office:value="2.6029001057433" calcext:value-type="float">
            <text:p>2.6029001057433</text:p>
          </table:table-cell>
          <table:table-cell table:formula="of:=[.H139]*[.H139]" office:value-type="float" office:value="1.67832652209938" calcext:value-type="float">
            <text:p>1.67832652209938</text:p>
          </table:table-cell>
          <table:table-cell table:number-columns-repeated="6"/>
        </table:table-row>
        <table:table-row table:style-name="ro1">
          <table:table-cell office:value-type="float" office:value="456081" calcext:value-type="float">
            <text:p>45608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40]" office:value-type="float" office:value="10" calcext:value-type="float">
            <text:p>10</text:p>
          </table:table-cell>
          <table:table-cell table:formula="of:=LOG([.A140]*[.$Q$1])" office:value-type="float" office:value="1.65904198022815" calcext:value-type="float">
            <text:p>1.65904198022815</text:p>
          </table:table-cell>
          <table:table-cell table:formula="of:=[.E140]-AVERAGE([.E$3:.E$1200])" office:value-type="float" office:value="-2.00918196994992" calcext:value-type="float">
            <text:p>-2.00918196994992</text:p>
          </table:table-cell>
          <table:table-cell table:formula="of:=[.F140]-AVERAGE([.F$3:.F$1200])" office:value-type="float" office:value="-0.806830715940928" calcext:value-type="float">
            <text:p>-0.806830715940928</text:p>
          </table:table-cell>
          <table:table-cell table:formula="of:=[.G140]*[.G140]" office:value-type="float" office:value="4.03681218837182" calcext:value-type="float">
            <text:p>4.03681218837182</text:p>
          </table:table-cell>
          <table:table-cell table:formula="of:=[.G140]*[.H140]" office:value-type="float" office:value="1.62106972727029" calcext:value-type="float">
            <text:p>1.62106972727029</text:p>
          </table:table-cell>
          <table:table-cell table:formula="of:=[.H140]*[.H140]" office:value-type="float" office:value="0.650975804185751" calcext:value-type="float">
            <text:p>0.650975804185751</text:p>
          </table:table-cell>
          <table:table-cell table:number-columns-repeated="6"/>
        </table:table-row>
        <table:table-row table:style-name="ro1">
          <table:table-cell office:value-type="float" office:value="30440" calcext:value-type="float">
            <text:p>3044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41]" office:value-type="float" office:value="6" calcext:value-type="float">
            <text:p>6</text:p>
          </table:table-cell>
          <table:table-cell table:formula="of:=LOG([.A141]*[.$Q$1])" office:value-type="float" office:value="0.483444648098535" calcext:value-type="float">
            <text:p>0.483444648098535</text:p>
          </table:table-cell>
          <table:table-cell table:formula="of:=[.E141]-AVERAGE([.E$3:.E$1200])" office:value-type="float" office:value="-6.00918196994992" calcext:value-type="float">
            <text:p>-6.00918196994992</text:p>
          </table:table-cell>
          <table:table-cell table:formula="of:=[.F141]-AVERAGE([.F$3:.F$1200])" office:value-type="float" office:value="-1.98242804807055" calcext:value-type="float">
            <text:p>-1.98242804807055</text:p>
          </table:table-cell>
          <table:table-cell table:formula="of:=[.G141]*[.G141]" office:value-type="float" office:value="36.1102679479711" calcext:value-type="float">
            <text:p>36.1102679479711</text:p>
          </table:table-cell>
          <table:table-cell table:formula="of:=[.G141]*[.H141]" office:value-type="float" office:value="11.9127708831885" calcext:value-type="float">
            <text:p>11.9127708831885</text:p>
          </table:table-cell>
          <table:table-cell table:formula="of:=[.H141]*[.H141]" office:value-type="float" office:value="3.93002096577679" calcext:value-type="float">
            <text:p>3.93002096577679</text:p>
          </table:table-cell>
          <table:table-cell table:number-columns-repeated="6"/>
        </table:table-row>
        <table:table-row table:style-name="ro1">
          <table:table-cell office:value-type="float" office:value="29420" calcext:value-type="float">
            <text:p>294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42]" office:value-type="float" office:value="5" calcext:value-type="float">
            <text:p>5</text:p>
          </table:table-cell>
          <table:table-cell table:formula="of:=LOG([.A142]*[.$Q$1])" office:value-type="float" office:value="0.468642668391511" calcext:value-type="float">
            <text:p>0.468642668391511</text:p>
          </table:table-cell>
          <table:table-cell table:formula="of:=[.E142]-AVERAGE([.E$3:.E$1200])" office:value-type="float" office:value="-7.00918196994992" calcext:value-type="float">
            <text:p>-7.00918196994992</text:p>
          </table:table-cell>
          <table:table-cell table:formula="of:=[.F142]-AVERAGE([.F$3:.F$1200])" office:value-type="float" office:value="-1.99723002777757" calcext:value-type="float">
            <text:p>-1.99723002777757</text:p>
          </table:table-cell>
          <table:table-cell table:formula="of:=[.G142]*[.G142]" office:value-type="float" office:value="49.128631887871" calcext:value-type="float">
            <text:p>49.128631887871</text:p>
          </table:table-cell>
          <table:table-cell table:formula="of:=[.G142]*[.H142]" office:value-type="float" office:value="13.9989487005411" calcext:value-type="float">
            <text:p>13.9989487005411</text:p>
          </table:table-cell>
          <table:table-cell table:formula="of:=[.H142]*[.H142]" office:value-type="float" office:value="3.98892778385639" calcext:value-type="float">
            <text:p>3.98892778385639</text:p>
          </table:table-cell>
          <table:table-cell table:number-columns-repeated="6"/>
        </table:table-row>
        <table:table-row table:style-name="ro1">
          <table:table-cell office:value-type="float" office:value="33003" calcext:value-type="float">
            <text:p>3300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43]" office:value-type="float" office:value="6" calcext:value-type="float">
            <text:p>6</text:p>
          </table:table-cell>
          <table:table-cell table:formula="of:=LOG([.A143]*[.$Q$1])" office:value-type="float" office:value="0.518553419399928" calcext:value-type="float">
            <text:p>0.518553419399928</text:p>
          </table:table-cell>
          <table:table-cell table:formula="of:=[.E143]-AVERAGE([.E$3:.E$1200])" office:value-type="float" office:value="-6.00918196994992" calcext:value-type="float">
            <text:p>-6.00918196994992</text:p>
          </table:table-cell>
          <table:table-cell table:formula="of:=[.F143]-AVERAGE([.F$3:.F$1200])" office:value-type="float" office:value="-1.94731927676915" calcext:value-type="float">
            <text:p>-1.94731927676915</text:p>
          </table:table-cell>
          <table:table-cell table:formula="of:=[.G143]*[.G143]" office:value-type="float" office:value="36.1102679479711" calcext:value-type="float">
            <text:p>36.1102679479711</text:p>
          </table:table-cell>
          <table:table-cell table:formula="of:=[.G143]*[.H143]" office:value-type="float" office:value="11.7017958876971" calcext:value-type="float">
            <text:p>11.7017958876971</text:p>
          </table:table-cell>
          <table:table-cell table:formula="of:=[.H143]*[.H143]" office:value-type="float" office:value="3.79205236567674" calcext:value-type="float">
            <text:p>3.79205236567674</text:p>
          </table:table-cell>
          <table:table-cell table:number-columns-repeated="6"/>
        </table:table-row>
        <table:table-row table:style-name="ro1">
          <table:table-cell office:value-type="float" office:value="46144" calcext:value-type="float">
            <text:p>4614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44]" office:value-type="float" office:value="6" calcext:value-type="float">
            <text:p>6</text:p>
          </table:table-cell>
          <table:table-cell table:formula="of:=LOG([.A144]*[.$Q$1])" office:value-type="float" office:value="0.664115238703316" calcext:value-type="float">
            <text:p>0.664115238703316</text:p>
          </table:table-cell>
          <table:table-cell table:formula="of:=[.E144]-AVERAGE([.E$3:.E$1200])" office:value-type="float" office:value="-6.00918196994992" calcext:value-type="float">
            <text:p>-6.00918196994992</text:p>
          </table:table-cell>
          <table:table-cell table:formula="of:=[.F144]-AVERAGE([.F$3:.F$1200])" office:value-type="float" office:value="-1.80175745746576" calcext:value-type="float">
            <text:p>-1.80175745746576</text:p>
          </table:table-cell>
          <table:table-cell table:formula="of:=[.G144]*[.G144]" office:value-type="float" office:value="36.1102679479711" calcext:value-type="float">
            <text:p>36.1102679479711</text:p>
          </table:table-cell>
          <table:table-cell table:formula="of:=[.G144]*[.H144]" office:value-type="float" office:value="10.8270884276261" calcext:value-type="float">
            <text:p>10.8270884276261</text:p>
          </table:table-cell>
          <table:table-cell table:formula="of:=[.H144]*[.H144]" office:value-type="float" office:value="3.2463299355335" calcext:value-type="float">
            <text:p>3.2463299355335</text:p>
          </table:table-cell>
          <table:table-cell table:number-columns-repeated="6"/>
        </table:table-row>
        <table:table-row table:style-name="ro1">
          <table:table-cell office:value-type="float" office:value="34250" calcext:value-type="float">
            <text:p>3425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45]" office:value-type="float" office:value="8" calcext:value-type="float">
            <text:p>8</text:p>
          </table:table-cell>
          <table:table-cell table:formula="of:=LOG([.A145]*[.$Q$1])" office:value-type="float" office:value="0.534660575828444" calcext:value-type="float">
            <text:p>0.534660575828444</text:p>
          </table:table-cell>
          <table:table-cell table:formula="of:=[.E145]-AVERAGE([.E$3:.E$1200])" office:value-type="float" office:value="-4.00918196994992" calcext:value-type="float">
            <text:p>-4.00918196994992</text:p>
          </table:table-cell>
          <table:table-cell table:formula="of:=[.F145]-AVERAGE([.F$3:.F$1200])" office:value-type="float" office:value="-1.93121212034064" calcext:value-type="float">
            <text:p>-1.93121212034064</text:p>
          </table:table-cell>
          <table:table-cell table:formula="of:=[.G145]*[.G145]" office:value-type="float" office:value="16.0735400681715" calcext:value-type="float">
            <text:p>16.0735400681715</text:p>
          </table:table-cell>
          <table:table-cell table:formula="of:=[.G145]*[.H145]" office:value-type="float" office:value="7.74258081301843" calcext:value-type="float">
            <text:p>7.74258081301843</text:p>
          </table:table-cell>
          <table:table-cell table:formula="of:=[.H145]*[.H145]" office:value-type="float" office:value="3.72958025375058" calcext:value-type="float">
            <text:p>3.72958025375058</text:p>
          </table:table-cell>
          <table:table-cell table:number-columns-repeated="6"/>
        </table:table-row>
        <table:table-row table:style-name="ro1">
          <table:table-cell office:value-type="float" office:value="149424" calcext:value-type="float">
            <text:p>1494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46]" office:value-type="float" office:value="8" calcext:value-type="float">
            <text:p>8</text:p>
          </table:table-cell>
          <table:table-cell table:formula="of:=LOG([.A146]*[.$Q$1])" office:value-type="float" office:value="1.1744203580581" calcext:value-type="float">
            <text:p>1.1744203580581</text:p>
          </table:table-cell>
          <table:table-cell table:formula="of:=[.E146]-AVERAGE([.E$3:.E$1200])" office:value-type="float" office:value="-4.00918196994992" calcext:value-type="float">
            <text:p>-4.00918196994992</text:p>
          </table:table-cell>
          <table:table-cell table:formula="of:=[.F146]-AVERAGE([.F$3:.F$1200])" office:value-type="float" office:value="-1.29145233811098" calcext:value-type="float">
            <text:p>-1.29145233811098</text:p>
          </table:table-cell>
          <table:table-cell table:formula="of:=[.G146]*[.G146]" office:value-type="float" office:value="16.0735400681715" calcext:value-type="float">
            <text:p>16.0735400681715</text:p>
          </table:table-cell>
          <table:table-cell table:formula="of:=[.G146]*[.H146]" office:value-type="float" office:value="5.1776674290042" calcext:value-type="float">
            <text:p>5.1776674290042</text:p>
          </table:table-cell>
          <table:table-cell table:formula="of:=[.H146]*[.H146]" office:value-type="float" office:value="1.66784914161231" calcext:value-type="float">
            <text:p>1.66784914161231</text:p>
          </table:table-cell>
          <table:table-cell table:number-columns-repeated="6"/>
        </table:table-row>
        <table:table-row table:style-name="ro1">
          <table:table-cell office:value-type="float" office:value="37096" calcext:value-type="float">
            <text:p>3709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47]" office:value-type="float" office:value="5" calcext:value-type="float">
            <text:p>5</text:p>
          </table:table-cell>
          <table:table-cell table:formula="of:=LOG([.A147]*[.$Q$1])" office:value-type="float" office:value="0.569327082887748" calcext:value-type="float">
            <text:p>0.569327082887748</text:p>
          </table:table-cell>
          <table:table-cell table:formula="of:=[.E147]-AVERAGE([.E$3:.E$1200])" office:value-type="float" office:value="-7.00918196994992" calcext:value-type="float">
            <text:p>-7.00918196994992</text:p>
          </table:table-cell>
          <table:table-cell table:formula="of:=[.F147]-AVERAGE([.F$3:.F$1200])" office:value-type="float" office:value="-1.89654561328133" calcext:value-type="float">
            <text:p>-1.89654561328133</text:p>
          </table:table-cell>
          <table:table-cell table:formula="of:=[.G147]*[.G147]" office:value-type="float" office:value="49.128631887871" calcext:value-type="float">
            <text:p>49.128631887871</text:p>
          </table:table-cell>
          <table:table-cell table:formula="of:=[.G147]*[.H147]" office:value-type="float" office:value="13.2932333177991" calcext:value-type="float">
            <text:p>13.2932333177991</text:p>
          </table:table-cell>
          <table:table-cell table:formula="of:=[.H147]*[.H147]" office:value-type="float" office:value="3.59688526325667" calcext:value-type="float">
            <text:p>3.59688526325667</text:p>
          </table:table-cell>
          <table:table-cell table:number-columns-repeated="6"/>
        </table:table-row>
        <table:table-row table:style-name="ro1">
          <table:table-cell office:value-type="float" office:value="32132" calcext:value-type="float">
            <text:p>321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48]" office:value-type="float" office:value="4" calcext:value-type="float">
            <text:p>4</text:p>
          </table:table-cell>
          <table:table-cell table:formula="of:=LOG([.A148]*[.$Q$1])" office:value-type="float" office:value="0.506937758291367" calcext:value-type="float">
            <text:p>0.506937758291367</text:p>
          </table:table-cell>
          <table:table-cell table:formula="of:=[.E148]-AVERAGE([.E$3:.E$1200])" office:value-type="float" office:value="-8.00918196994992" calcext:value-type="float">
            <text:p>-8.00918196994992</text:p>
          </table:table-cell>
          <table:table-cell table:formula="of:=[.F148]-AVERAGE([.F$3:.F$1200])" office:value-type="float" office:value="-1.95893493787771" calcext:value-type="float">
            <text:p>-1.95893493787771</text:p>
          </table:table-cell>
          <table:table-cell table:formula="of:=[.G148]*[.G148]" office:value-type="float" office:value="64.1469958277708" calcext:value-type="float">
            <text:p>64.1469958277708</text:p>
          </table:table-cell>
          <table:table-cell table:formula="of:=[.G148]*[.H148]" office:value-type="float" office:value="15.6894663847551" calcext:value-type="float">
            <text:p>15.6894663847551</text:p>
          </table:table-cell>
          <table:table-cell table:formula="of:=[.H148]*[.H148]" office:value-type="float" office:value="3.83742609083796" calcext:value-type="float">
            <text:p>3.83742609083796</text:p>
          </table:table-cell>
          <table:table-cell table:number-columns-repeated="6"/>
        </table:table-row>
        <table:table-row table:style-name="ro1">
          <table:table-cell office:value-type="float" office:value="926032" calcext:value-type="float">
            <text:p>92603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49]" office:value-type="float" office:value="10" calcext:value-type="float">
            <text:p>10</text:p>
          </table:table-cell>
          <table:table-cell table:formula="of:=LOG([.A149]*[.$Q$1])" office:value-type="float" office:value="1.96662599443928" calcext:value-type="float">
            <text:p>1.96662599443928</text:p>
          </table:table-cell>
          <table:table-cell table:formula="of:=[.E149]-AVERAGE([.E$3:.E$1200])" office:value-type="float" office:value="-2.00918196994992" calcext:value-type="float">
            <text:p>-2.00918196994992</text:p>
          </table:table-cell>
          <table:table-cell table:formula="of:=[.F149]-AVERAGE([.F$3:.F$1200])" office:value-type="float" office:value="-0.499246701729805" calcext:value-type="float">
            <text:p>-0.499246701729805</text:p>
          </table:table-cell>
          <table:table-cell table:formula="of:=[.G149]*[.G149]" office:value-type="float" office:value="4.03681218837182" calcext:value-type="float">
            <text:p>4.03681218837182</text:p>
          </table:table-cell>
          <table:table-cell table:formula="of:=[.G149]*[.H149]" office:value-type="float" office:value="1.00307747167249" calcext:value-type="float">
            <text:p>1.00307747167249</text:p>
          </table:table-cell>
          <table:table-cell table:formula="of:=[.H149]*[.H149]" office:value-type="float" office:value="0.249247269188089" calcext:value-type="float">
            <text:p>0.249247269188089</text:p>
          </table:table-cell>
          <table:table-cell table:number-columns-repeated="6"/>
        </table:table-row>
        <table:table-row table:style-name="ro1">
          <table:table-cell office:value-type="float" office:value="39687" calcext:value-type="float">
            <text:p>3968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0]" office:value-type="float" office:value="5" calcext:value-type="float">
            <text:p>5</text:p>
          </table:table-cell>
          <table:table-cell table:formula="of:=LOG([.A150]*[.$Q$1])" office:value-type="float" office:value="0.598648271175041" calcext:value-type="float">
            <text:p>0.598648271175041</text:p>
          </table:table-cell>
          <table:table-cell table:formula="of:=[.E150]-AVERAGE([.E$3:.E$1200])" office:value-type="float" office:value="-7.00918196994992" calcext:value-type="float">
            <text:p>-7.00918196994992</text:p>
          </table:table-cell>
          <table:table-cell table:formula="of:=[.F150]-AVERAGE([.F$3:.F$1200])" office:value-type="float" office:value="-1.86722442499404" calcext:value-type="float">
            <text:p>-1.86722442499404</text:p>
          </table:table-cell>
          <table:table-cell table:formula="of:=[.G150]*[.G150]" office:value-type="float" office:value="49.128631887871" calcext:value-type="float">
            <text:p>49.128631887871</text:p>
          </table:table-cell>
          <table:table-cell table:formula="of:=[.G150]*[.H150]" office:value-type="float" office:value="13.0877157735183" calcext:value-type="float">
            <text:p>13.0877157735183</text:p>
          </table:table-cell>
          <table:table-cell table:formula="of:=[.H150]*[.H150]" office:value-type="float" office:value="3.48652705329432" calcext:value-type="float">
            <text:p>3.48652705329432</text:p>
          </table:table-cell>
          <table:table-cell table:number-columns-repeated="6"/>
        </table:table-row>
        <table:table-row table:style-name="ro1">
          <table:table-cell office:value-type="float" office:value="228706" calcext:value-type="float">
            <text:p>2287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1]" office:value-type="float" office:value="7" calcext:value-type="float">
            <text:p>7</text:p>
          </table:table-cell>
          <table:table-cell table:formula="of:=LOG([.A151]*[.$Q$1])" office:value-type="float" office:value="1.35927755827842" calcext:value-type="float">
            <text:p>1.35927755827842</text:p>
          </table:table-cell>
          <table:table-cell table:formula="of:=[.E151]-AVERAGE([.E$3:.E$1200])" office:value-type="float" office:value="-5.00918196994992" calcext:value-type="float">
            <text:p>-5.00918196994992</text:p>
          </table:table-cell>
          <table:table-cell table:formula="of:=[.F151]-AVERAGE([.F$3:.F$1200])" office:value-type="float" office:value="-1.10659513789066" calcext:value-type="float">
            <text:p>-1.10659513789066</text:p>
          </table:table-cell>
          <table:table-cell table:formula="of:=[.G151]*[.G151]" office:value-type="float" office:value="25.0919040080713" calcext:value-type="float">
            <text:p>25.0919040080713</text:p>
          </table:table-cell>
          <table:table-cell table:formula="of:=[.G151]*[.H151]" office:value-type="float" office:value="5.54313641275616" calcext:value-type="float">
            <text:p>5.54313641275616</text:p>
          </table:table-cell>
          <table:table-cell table:formula="of:=[.H151]*[.H151]" office:value-type="float" office:value="1.22455279920326" calcext:value-type="float">
            <text:p>1.22455279920326</text:p>
          </table:table-cell>
          <table:table-cell table:number-columns-repeated="6"/>
        </table:table-row>
        <table:table-row table:style-name="ro1">
          <table:table-cell office:value-type="float" office:value="260487" calcext:value-type="float">
            <text:p>26048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2]" office:value-type="float" office:value="9" calcext:value-type="float">
            <text:p>9</text:p>
          </table:table-cell>
          <table:table-cell table:formula="of:=LOG([.A152]*[.$Q$1])" office:value-type="float" office:value="1.41578605404958" calcext:value-type="float">
            <text:p>1.41578605404958</text:p>
          </table:table-cell>
          <table:table-cell table:formula="of:=[.E152]-AVERAGE([.E$3:.E$1200])" office:value-type="float" office:value="-3.00918196994992" calcext:value-type="float">
            <text:p>-3.00918196994992</text:p>
          </table:table-cell>
          <table:table-cell table:formula="of:=[.F152]-AVERAGE([.F$3:.F$1200])" office:value-type="float" office:value="-1.0500866421195" calcext:value-type="float">
            <text:p>-1.0500866421195</text:p>
          </table:table-cell>
          <table:table-cell table:formula="of:=[.G152]*[.G152]" office:value-type="float" office:value="9.05517612827166" calcext:value-type="float">
            <text:p>9.05517612827166</text:p>
          </table:table-cell>
          <table:table-cell table:formula="of:=[.G152]*[.H152]" office:value-type="float" office:value="3.15990179035126" calcext:value-type="float">
            <text:p>3.15990179035126</text:p>
          </table:table-cell>
          <table:table-cell table:formula="of:=[.H152]*[.H152]" office:value-type="float" office:value="1.10268195595782" calcext:value-type="float">
            <text:p>1.10268195595782</text:p>
          </table:table-cell>
          <table:table-cell table:number-columns-repeated="6"/>
        </table:table-row>
        <table:table-row table:style-name="ro1">
          <table:table-cell office:value-type="float" office:value="38548" calcext:value-type="float">
            <text:p>385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3]" office:value-type="float" office:value="8" calcext:value-type="float">
            <text:p>8</text:p>
          </table:table-cell>
          <table:table-cell table:formula="of:=LOG([.A153]*[.$Q$1])" office:value-type="float" office:value="0.586001850311851" calcext:value-type="float">
            <text:p>0.586001850311851</text:p>
          </table:table-cell>
          <table:table-cell table:formula="of:=[.E153]-AVERAGE([.E$3:.E$1200])" office:value-type="float" office:value="-4.00918196994992" calcext:value-type="float">
            <text:p>-4.00918196994992</text:p>
          </table:table-cell>
          <table:table-cell table:formula="of:=[.F153]-AVERAGE([.F$3:.F$1200])" office:value-type="float" office:value="-1.87987084585723" calcext:value-type="float">
            <text:p>-1.87987084585723</text:p>
          </table:table-cell>
          <table:table-cell table:formula="of:=[.G153]*[.G153]" office:value-type="float" office:value="16.0735400681715" calcext:value-type="float">
            <text:p>16.0735400681715</text:p>
          </table:table-cell>
          <table:table-cell table:formula="of:=[.G153]*[.H153]" office:value-type="float" office:value="7.5367443010453" calcext:value-type="float">
            <text:p>7.5367443010453</text:p>
          </table:table-cell>
          <table:table-cell table:formula="of:=[.H153]*[.H153]" office:value-type="float" office:value="3.53391439710398" calcext:value-type="float">
            <text:p>3.53391439710398</text:p>
          </table:table-cell>
          <table:table-cell table:number-columns-repeated="6"/>
        </table:table-row>
        <table:table-row table:style-name="ro1">
          <table:table-cell office:value-type="float" office:value="36909" calcext:value-type="float">
            <text:p>3690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4]" office:value-type="float" office:value="5" calcext:value-type="float">
            <text:p>5</text:p>
          </table:table-cell>
          <table:table-cell table:formula="of:=LOG([.A154]*[.$Q$1])" office:value-type="float" office:value="0.56713227872681" calcext:value-type="float">
            <text:p>0.56713227872681</text:p>
          </table:table-cell>
          <table:table-cell table:formula="of:=[.E154]-AVERAGE([.E$3:.E$1200])" office:value-type="float" office:value="-7.00918196994992" calcext:value-type="float">
            <text:p>-7.00918196994992</text:p>
          </table:table-cell>
          <table:table-cell table:formula="of:=[.F154]-AVERAGE([.F$3:.F$1200])" office:value-type="float" office:value="-1.89874041744227" calcext:value-type="float">
            <text:p>-1.89874041744227</text:p>
          </table:table-cell>
          <table:table-cell table:formula="of:=[.G154]*[.G154]" office:value-type="float" office:value="49.128631887871" calcext:value-type="float">
            <text:p>49.128631887871</text:p>
          </table:table-cell>
          <table:table-cell table:formula="of:=[.G154]*[.H154]" office:value-type="float" office:value="13.3086170995515" calcext:value-type="float">
            <text:p>13.3086170995515</text:p>
          </table:table-cell>
          <table:table-cell table:formula="of:=[.H154]*[.H154]" office:value-type="float" office:value="3.60521517282885" calcext:value-type="float">
            <text:p>3.60521517282885</text:p>
          </table:table-cell>
          <table:table-cell table:number-columns-repeated="6"/>
        </table:table-row>
        <table:table-row table:style-name="ro1">
          <table:table-cell office:value-type="float" office:value="35544" calcext:value-type="float">
            <text:p>3554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5]" office:value-type="float" office:value="7" calcext:value-type="float">
            <text:p>7</text:p>
          </table:table-cell>
          <table:table-cell table:formula="of:=LOG([.A155]*[.$Q$1])" office:value-type="float" office:value="0.550766300232815" calcext:value-type="float">
            <text:p>0.550766300232815</text:p>
          </table:table-cell>
          <table:table-cell table:formula="of:=[.E155]-AVERAGE([.E$3:.E$1200])" office:value-type="float" office:value="-5.00918196994992" calcext:value-type="float">
            <text:p>-5.00918196994992</text:p>
          </table:table-cell>
          <table:table-cell table:formula="of:=[.F155]-AVERAGE([.F$3:.F$1200])" office:value-type="float" office:value="-1.91510639593627" calcext:value-type="float">
            <text:p>-1.91510639593627</text:p>
          </table:table-cell>
          <table:table-cell table:formula="of:=[.G155]*[.G155]" office:value-type="float" office:value="25.0919040080713" calcext:value-type="float">
            <text:p>25.0919040080713</text:p>
          </table:table-cell>
          <table:table-cell table:formula="of:=[.G155]*[.H155]" office:value-type="float" office:value="9.59311642905971" calcext:value-type="float">
            <text:p>9.59311642905971</text:p>
          </table:table-cell>
          <table:table-cell table:formula="of:=[.H155]*[.H155]" office:value-type="float" office:value="3.66763250775599" calcext:value-type="float">
            <text:p>3.66763250775599</text:p>
          </table:table-cell>
          <table:table-cell table:number-columns-repeated="6"/>
        </table:table-row>
        <table:table-row table:style-name="ro1">
          <table:table-cell office:value-type="float" office:value="340065" calcext:value-type="float">
            <text:p>34006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6]" office:value-type="float" office:value="9" calcext:value-type="float">
            <text:p>9</text:p>
          </table:table-cell>
          <table:table-cell table:formula="of:=LOG([.A156]*[.$Q$1])" office:value-type="float" office:value="1.53156193599312" calcext:value-type="float">
            <text:p>1.53156193599312</text:p>
          </table:table-cell>
          <table:table-cell table:formula="of:=[.E156]-AVERAGE([.E$3:.E$1200])" office:value-type="float" office:value="-3.00918196994992" calcext:value-type="float">
            <text:p>-3.00918196994992</text:p>
          </table:table-cell>
          <table:table-cell table:formula="of:=[.F156]-AVERAGE([.F$3:.F$1200])" office:value-type="float" office:value="-0.934310760175961" calcext:value-type="float">
            <text:p>-0.934310760175961</text:p>
          </table:table-cell>
          <table:table-cell table:formula="of:=[.G156]*[.G156]" office:value-type="float" office:value="9.05517612827166" calcext:value-type="float">
            <text:p>9.05517612827166</text:p>
          </table:table-cell>
          <table:table-cell table:formula="of:=[.G156]*[.H156]" office:value-type="float" office:value="2.8115110938517" calcext:value-type="float">
            <text:p>2.8115110938517</text:p>
          </table:table-cell>
          <table:table-cell table:formula="of:=[.H156]*[.H156]" office:value-type="float" office:value="0.872936596580583" calcext:value-type="float">
            <text:p>0.872936596580583</text:p>
          </table:table-cell>
          <table:table-cell table:number-columns-repeated="6"/>
        </table:table-row>
        <table:table-row table:style-name="ro1">
          <table:table-cell office:value-type="float" office:value="38143" calcext:value-type="float">
            <text:p>381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7]" office:value-type="float" office:value="5" calcext:value-type="float">
            <text:p>5</text:p>
          </table:table-cell>
          <table:table-cell table:formula="of:=LOG([.A157]*[.$Q$1])" office:value-type="float" office:value="0.581414847918366" calcext:value-type="float">
            <text:p>0.581414847918366</text:p>
          </table:table-cell>
          <table:table-cell table:formula="of:=[.E157]-AVERAGE([.E$3:.E$1200])" office:value-type="float" office:value="-7.00918196994992" calcext:value-type="float">
            <text:p>-7.00918196994992</text:p>
          </table:table-cell>
          <table:table-cell table:formula="of:=[.F157]-AVERAGE([.F$3:.F$1200])" office:value-type="float" office:value="-1.88445784825072" calcext:value-type="float">
            <text:p>-1.88445784825072</text:p>
          </table:table-cell>
          <table:table-cell table:formula="of:=[.G157]*[.G157]" office:value-type="float" office:value="49.128631887871" calcext:value-type="float">
            <text:p>49.128631887871</text:p>
          </table:table-cell>
          <table:table-cell table:formula="of:=[.G157]*[.H157]" office:value-type="float" office:value="13.2085079730895" calcext:value-type="float">
            <text:p>13.2085079730895</text:p>
          </table:table-cell>
          <table:table-cell table:formula="of:=[.H157]*[.H157]" office:value-type="float" office:value="3.55118138183371" calcext:value-type="float">
            <text:p>3.55118138183371</text:p>
          </table:table-cell>
          <table:table-cell table:number-columns-repeated="6"/>
        </table:table-row>
        <table:table-row table:style-name="ro1">
          <table:table-cell office:value-type="float" office:value="31924" calcext:value-type="float">
            <text:p>319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8]" office:value-type="float" office:value="5" calcext:value-type="float">
            <text:p>5</text:p>
          </table:table-cell>
          <table:table-cell table:formula="of:=LOG([.A158]*[.$Q$1])" office:value-type="float" office:value="0.504117302136429" calcext:value-type="float">
            <text:p>0.504117302136429</text:p>
          </table:table-cell>
          <table:table-cell table:formula="of:=[.E158]-AVERAGE([.E$3:.E$1200])" office:value-type="float" office:value="-7.00918196994992" calcext:value-type="float">
            <text:p>-7.00918196994992</text:p>
          </table:table-cell>
          <table:table-cell table:formula="of:=[.F158]-AVERAGE([.F$3:.F$1200])" office:value-type="float" office:value="-1.96175539403265" calcext:value-type="float">
            <text:p>-1.96175539403265</text:p>
          </table:table-cell>
          <table:table-cell table:formula="of:=[.G158]*[.G158]" office:value-type="float" office:value="49.128631887871" calcext:value-type="float">
            <text:p>49.128631887871</text:p>
          </table:table-cell>
          <table:table-cell table:formula="of:=[.G158]*[.H158]" office:value-type="float" office:value="13.7503005373057" calcext:value-type="float">
            <text:p>13.7503005373057</text:p>
          </table:table-cell>
          <table:table-cell table:formula="of:=[.H158]*[.H158]" office:value-type="float" office:value="3.8484842260162" calcext:value-type="float">
            <text:p>3.8484842260162</text:p>
          </table:table-cell>
          <table:table-cell table:number-columns-repeated="6"/>
        </table:table-row>
        <table:table-row table:style-name="ro1">
          <table:table-cell office:value-type="float" office:value="4289227" calcext:value-type="float">
            <text:p>42892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59]" office:value-type="float" office:value="13" calcext:value-type="float">
            <text:p>13</text:p>
          </table:table-cell>
          <table:table-cell table:formula="of:=LOG([.A159]*[.$Q$1])" office:value-type="float" office:value="2.63237903113966" calcext:value-type="float">
            <text:p>2.63237903113966</text:p>
          </table:table-cell>
          <table:table-cell table:formula="of:=[.E159]-AVERAGE([.E$3:.E$1200])" office:value-type="float" office:value="0.990818030050084" calcext:value-type="float">
            <text:p>0.990818030050084</text:p>
          </table:table-cell>
          <table:table-cell table:formula="of:=[.F159]-AVERAGE([.F$3:.F$1200])" office:value-type="float" office:value="0.166506334970582" calcext:value-type="float">
            <text:p>0.166506334970582</text:p>
          </table:table-cell>
          <table:table-cell table:formula="of:=[.G159]*[.G159]" office:value-type="float" office:value="0.981720368672329" calcext:value-type="float">
            <text:p>0.981720368672329</text:p>
          </table:table-cell>
          <table:table-cell table:formula="of:=[.G159]*[.H159]" office:value-type="float" office:value="0.164977478806411" calcext:value-type="float">
            <text:p>0.164977478806411</text:p>
          </table:table-cell>
          <table:table-cell table:formula="of:=[.H159]*[.H159]" office:value-type="float" office:value="0.0277243595853355" calcext:value-type="float">
            <text:p>0.027724359585336</text:p>
          </table:table-cell>
          <table:table-cell table:number-columns-repeated="6"/>
        </table:table-row>
        <table:table-row table:style-name="ro1">
          <table:table-cell office:value-type="float" office:value="129671" calcext:value-type="float">
            <text:p>12967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0]" office:value-type="float" office:value="8" calcext:value-type="float">
            <text:p>8</text:p>
          </table:table-cell>
          <table:table-cell table:formula="of:=LOG([.A160]*[.$Q$1])" office:value-type="float" office:value="1.11284286006087" calcext:value-type="float">
            <text:p>1.11284286006087</text:p>
          </table:table-cell>
          <table:table-cell table:formula="of:=[.E160]-AVERAGE([.E$3:.E$1200])" office:value-type="float" office:value="-4.00918196994992" calcext:value-type="float">
            <text:p>-4.00918196994992</text:p>
          </table:table-cell>
          <table:table-cell table:formula="of:=[.F160]-AVERAGE([.F$3:.F$1200])" office:value-type="float" office:value="-1.35302983610821" calcext:value-type="float">
            <text:p>-1.35302983610821</text:p>
          </table:table-cell>
          <table:table-cell table:formula="of:=[.G160]*[.G160]" office:value-type="float" office:value="16.0735400681715" calcext:value-type="float">
            <text:p>16.0735400681715</text:p>
          </table:table-cell>
          <table:table-cell table:formula="of:=[.G160]*[.H160]" office:value-type="float" office:value="5.42454282372932" calcext:value-type="float">
            <text:p>5.42454282372932</text:p>
          </table:table-cell>
          <table:table-cell table:formula="of:=[.H160]*[.H160]" office:value-type="float" office:value="1.83068973739901" calcext:value-type="float">
            <text:p>1.83068973739901</text:p>
          </table:table-cell>
          <table:table-cell table:number-columns-repeated="6"/>
        </table:table-row>
        <table:table-row table:style-name="ro1">
          <table:table-cell office:value-type="float" office:value="36465" calcext:value-type="float">
            <text:p>3646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1]" office:value-type="float" office:value="6" calcext:value-type="float">
            <text:p>6</text:p>
          </table:table-cell>
          <table:table-cell table:formula="of:=LOG([.A161]*[.$Q$1])" office:value-type="float" office:value="0.561876217899017" calcext:value-type="float">
            <text:p>0.561876217899017</text:p>
          </table:table-cell>
          <table:table-cell table:formula="of:=[.E161]-AVERAGE([.E$3:.E$1200])" office:value-type="float" office:value="-6.00918196994992" calcext:value-type="float">
            <text:p>-6.00918196994992</text:p>
          </table:table-cell>
          <table:table-cell table:formula="of:=[.F161]-AVERAGE([.F$3:.F$1200])" office:value-type="float" office:value="-1.90399647827006" calcext:value-type="float">
            <text:p>-1.90399647827006</text:p>
          </table:table-cell>
          <table:table-cell table:formula="of:=[.G161]*[.G161]" office:value-type="float" office:value="36.1102679479711" calcext:value-type="float">
            <text:p>36.1102679479711</text:p>
          </table:table-cell>
          <table:table-cell table:formula="of:=[.G161]*[.H161]" office:value-type="float" office:value="11.4414613080686" calcext:value-type="float">
            <text:p>11.4414613080686</text:p>
          </table:table-cell>
          <table:table-cell table:formula="of:=[.H161]*[.H161]" office:value-type="float" office:value="3.62520258926481" calcext:value-type="float">
            <text:p>3.62520258926481</text:p>
          </table:table-cell>
          <table:table-cell table:number-columns-repeated="6"/>
        </table:table-row>
        <table:table-row table:style-name="ro1">
          <table:table-cell office:value-type="float" office:value="40671" calcext:value-type="float">
            <text:p>4067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2]" office:value-type="float" office:value="7" calcext:value-type="float">
            <text:p>7</text:p>
          </table:table-cell>
          <table:table-cell table:formula="of:=LOG([.A162]*[.$Q$1])" office:value-type="float" office:value="0.609284850770526" calcext:value-type="float">
            <text:p>0.609284850770526</text:p>
          </table:table-cell>
          <table:table-cell table:formula="of:=[.E162]-AVERAGE([.E$3:.E$1200])" office:value-type="float" office:value="-5.00918196994992" calcext:value-type="float">
            <text:p>-5.00918196994992</text:p>
          </table:table-cell>
          <table:table-cell table:formula="of:=[.F162]-AVERAGE([.F$3:.F$1200])" office:value-type="float" office:value="-1.85658784539855" calcext:value-type="float">
            <text:p>-1.85658784539855</text:p>
          </table:table-cell>
          <table:table-cell table:formula="of:=[.G162]*[.G162]" office:value-type="float" office:value="25.0919040080713" calcext:value-type="float">
            <text:p>25.0919040080713</text:p>
          </table:table-cell>
          <table:table-cell table:formula="of:=[.G162]*[.H162]" office:value-type="float" office:value="9.2999863607986" calcext:value-type="float">
            <text:p>9.2999863607986</text:p>
          </table:table-cell>
          <table:table-cell table:formula="of:=[.H162]*[.H162]" office:value-type="float" office:value="3.44691842768165" calcext:value-type="float">
            <text:p>3.44691842768165</text:p>
          </table:table-cell>
          <table:table-cell table:number-columns-repeated="6"/>
        </table:table-row>
        <table:table-row table:style-name="ro1">
          <table:table-cell office:value-type="float" office:value="52410" calcext:value-type="float">
            <text:p>524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3]" office:value-type="float" office:value="4" calcext:value-type="float">
            <text:p>4</text:p>
          </table:table-cell>
          <table:table-cell table:formula="of:=LOG([.A163]*[.$Q$1])" office:value-type="float" office:value="0.719414159702593" calcext:value-type="float">
            <text:p>0.719414159702593</text:p>
          </table:table-cell>
          <table:table-cell table:formula="of:=[.E163]-AVERAGE([.E$3:.E$1200])" office:value-type="float" office:value="-8.00918196994992" calcext:value-type="float">
            <text:p>-8.00918196994992</text:p>
          </table:table-cell>
          <table:table-cell table:formula="of:=[.F163]-AVERAGE([.F$3:.F$1200])" office:value-type="float" office:value="-1.74645853646649" calcext:value-type="float">
            <text:p>-1.74645853646649</text:p>
          </table:table-cell>
          <table:table-cell table:formula="of:=[.G163]*[.G163]" office:value-type="float" office:value="64.1469958277708" calcext:value-type="float">
            <text:p>64.1469958277708</text:p>
          </table:table-cell>
          <table:table-cell table:formula="of:=[.G163]*[.H163]" office:value-type="float" office:value="13.9877042215325" calcext:value-type="float">
            <text:p>13.9877042215325</text:p>
          </table:table-cell>
          <table:table-cell table:formula="of:=[.H163]*[.H163]" office:value-type="float" office:value="3.05011741959666" calcext:value-type="float">
            <text:p>3.05011741959666</text:p>
          </table:table-cell>
          <table:table-cell table:number-columns-repeated="6"/>
        </table:table-row>
        <table:table-row table:style-name="ro1">
          <table:table-cell office:value-type="float" office:value="44740" calcext:value-type="float">
            <text:p>447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4]" office:value-type="float" office:value="6" calcext:value-type="float">
            <text:p>6</text:p>
          </table:table-cell>
          <table:table-cell table:formula="of:=LOG([.A164]*[.$Q$1])" office:value-type="float" office:value="0.650695979760611" calcext:value-type="float">
            <text:p>0.650695979760611</text:p>
          </table:table-cell>
          <table:table-cell table:formula="of:=[.E164]-AVERAGE([.E$3:.E$1200])" office:value-type="float" office:value="-6.00918196994992" calcext:value-type="float">
            <text:p>-6.00918196994992</text:p>
          </table:table-cell>
          <table:table-cell table:formula="of:=[.F164]-AVERAGE([.F$3:.F$1200])" office:value-type="float" office:value="-1.81517671640847" calcext:value-type="float">
            <text:p>-1.81517671640847</text:p>
          </table:table-cell>
          <table:table-cell table:formula="of:=[.G164]*[.G164]" office:value-type="float" office:value="36.1102679479711" calcext:value-type="float">
            <text:p>36.1102679479711</text:p>
          </table:table-cell>
          <table:table-cell table:formula="of:=[.G164]*[.H164]" office:value-type="float" office:value="10.9077271965147" calcext:value-type="float">
            <text:p>10.9077271965147</text:p>
          </table:table-cell>
          <table:table-cell table:formula="of:=[.H164]*[.H164]" office:value-type="float" office:value="3.29486651179144" calcext:value-type="float">
            <text:p>3.29486651179144</text:p>
          </table:table-cell>
          <table:table-cell table:number-columns-repeated="6"/>
        </table:table-row>
        <table:table-row table:style-name="ro1">
          <table:table-cell office:value-type="float" office:value="100456" calcext:value-type="float">
            <text:p>10045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5]" office:value-type="float" office:value="5" calcext:value-type="float">
            <text:p>5</text:p>
          </table:table-cell>
          <table:table-cell table:formula="of:=LOG([.A165]*[.$Q$1])" office:value-type="float" office:value="1.00197588124427" calcext:value-type="float">
            <text:p>1.00197588124427</text:p>
          </table:table-cell>
          <table:table-cell table:formula="of:=[.E165]-AVERAGE([.E$3:.E$1200])" office:value-type="float" office:value="-7.00918196994992" calcext:value-type="float">
            <text:p>-7.00918196994992</text:p>
          </table:table-cell>
          <table:table-cell table:formula="of:=[.F165]-AVERAGE([.F$3:.F$1200])" office:value-type="float" office:value="-1.46389681492482" calcext:value-type="float">
            <text:p>-1.46389681492482</text:p>
          </table:table-cell>
          <table:table-cell table:formula="of:=[.G165]*[.G165]" office:value-type="float" office:value="49.128631887871" calcext:value-type="float">
            <text:p>49.128631887871</text:p>
          </table:table-cell>
          <table:table-cell table:formula="of:=[.G165]*[.H165]" office:value-type="float" office:value="10.2607191610381" calcext:value-type="float">
            <text:p>10.2607191610381</text:p>
          </table:table-cell>
          <table:table-cell table:formula="of:=[.H165]*[.H165]" office:value-type="float" office:value="2.14299388474702" calcext:value-type="float">
            <text:p>2.14299388474702</text:p>
          </table:table-cell>
          <table:table-cell table:number-columns-repeated="6"/>
        </table:table-row>
        <table:table-row table:style-name="ro1">
          <table:table-cell office:value-type="float" office:value="218960" calcext:value-type="float">
            <text:p>21896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6]" office:value-type="float" office:value="8" calcext:value-type="float">
            <text:p>8</text:p>
          </table:table-cell>
          <table:table-cell table:formula="of:=LOG([.A166]*[.$Q$1])" office:value-type="float" office:value="1.34036478440207" calcext:value-type="float">
            <text:p>1.34036478440207</text:p>
          </table:table-cell>
          <table:table-cell table:formula="of:=[.E166]-AVERAGE([.E$3:.E$1200])" office:value-type="float" office:value="-4.00918196994992" calcext:value-type="float">
            <text:p>-4.00918196994992</text:p>
          </table:table-cell>
          <table:table-cell table:formula="of:=[.F166]-AVERAGE([.F$3:.F$1200])" office:value-type="float" office:value="-1.12550791176701" calcext:value-type="float">
            <text:p>-1.12550791176701</text:p>
          </table:table-cell>
          <table:table-cell table:formula="of:=[.G166]*[.G166]" office:value-type="float" office:value="16.0735400681715" calcext:value-type="float">
            <text:p>16.0735400681715</text:p>
          </table:table-cell>
          <table:table-cell table:formula="of:=[.G166]*[.H166]" office:value-type="float" office:value="4.51236602689229" calcext:value-type="float">
            <text:p>4.51236602689229</text:p>
          </table:table-cell>
          <table:table-cell table:formula="of:=[.H166]*[.H166]" office:value-type="float" office:value="1.26676805945014" calcext:value-type="float">
            <text:p>1.26676805945014</text:p>
          </table:table-cell>
          <table:table-cell table:number-columns-repeated="6"/>
        </table:table-row>
        <table:table-row table:style-name="ro1">
          <table:table-cell office:value-type="float" office:value="50968" calcext:value-type="float">
            <text:p>5096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7]" office:value-type="float" office:value="6" calcext:value-type="float">
            <text:p>6</text:p>
          </table:table-cell>
          <table:table-cell table:formula="of:=LOG([.A167]*[.$Q$1])" office:value-type="float" office:value="0.707297592073985" calcext:value-type="float">
            <text:p>0.707297592073985</text:p>
          </table:table-cell>
          <table:table-cell table:formula="of:=[.E167]-AVERAGE([.E$3:.E$1200])" office:value-type="float" office:value="-6.00918196994992" calcext:value-type="float">
            <text:p>-6.00918196994992</text:p>
          </table:table-cell>
          <table:table-cell table:formula="of:=[.F167]-AVERAGE([.F$3:.F$1200])" office:value-type="float" office:value="-1.7585751040951" calcext:value-type="float">
            <text:p>-1.7585751040951</text:p>
          </table:table-cell>
          <table:table-cell table:formula="of:=[.G167]*[.G167]" office:value-type="float" office:value="36.1102679479711" calcext:value-type="float">
            <text:p>36.1102679479711</text:p>
          </table:table-cell>
          <table:table-cell table:formula="of:=[.G167]*[.H167]" office:value-type="float" office:value="10.567597808331" calcext:value-type="float">
            <text:p>10.567597808331</text:p>
          </table:table-cell>
          <table:table-cell table:formula="of:=[.H167]*[.H167]" office:value-type="float" office:value="3.09258639674308" calcext:value-type="float">
            <text:p>3.09258639674308</text:p>
          </table:table-cell>
          <table:table-cell table:number-columns-repeated="6"/>
        </table:table-row>
        <table:table-row table:style-name="ro1">
          <table:table-cell office:value-type="float" office:value="39759" calcext:value-type="float">
            <text:p>3975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8]" office:value-type="float" office:value="8" calcext:value-type="float">
            <text:p>8</text:p>
          </table:table-cell>
          <table:table-cell table:formula="of:=LOG([.A168]*[.$Q$1])" office:value-type="float" office:value="0.599435452688469" calcext:value-type="float">
            <text:p>0.599435452688469</text:p>
          </table:table-cell>
          <table:table-cell table:formula="of:=[.E168]-AVERAGE([.E$3:.E$1200])" office:value-type="float" office:value="-4.00918196994992" calcext:value-type="float">
            <text:p>-4.00918196994992</text:p>
          </table:table-cell>
          <table:table-cell table:formula="of:=[.F168]-AVERAGE([.F$3:.F$1200])" office:value-type="float" office:value="-1.86643724348061" calcext:value-type="float">
            <text:p>-1.86643724348061</text:p>
          </table:table-cell>
          <table:table-cell table:formula="of:=[.G168]*[.G168]" office:value-type="float" office:value="16.0735400681715" calcext:value-type="float">
            <text:p>16.0735400681715</text:p>
          </table:table-cell>
          <table:table-cell table:formula="of:=[.G168]*[.H168]" office:value-type="float" office:value="7.48288654460549" calcext:value-type="float">
            <text:p>7.48288654460549</text:p>
          </table:table-cell>
          <table:table-cell table:formula="of:=[.H168]*[.H168]" office:value-type="float" office:value="3.48358798385151" calcext:value-type="float">
            <text:p>3.48358798385151</text:p>
          </table:table-cell>
          <table:table-cell table:number-columns-repeated="6"/>
        </table:table-row>
        <table:table-row table:style-name="ro1">
          <table:table-cell office:value-type="float" office:value="115977" calcext:value-type="float">
            <text:p>11597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9]" office:value-type="float" office:value="9" calcext:value-type="float">
            <text:p>9</text:p>
          </table:table-cell>
          <table:table-cell table:formula="of:=LOG([.A169]*[.$Q$1])" office:value-type="float" office:value="1.06437187057622" calcext:value-type="float">
            <text:p>1.06437187057622</text:p>
          </table:table-cell>
          <table:table-cell table:formula="of:=[.E169]-AVERAGE([.E$3:.E$1200])" office:value-type="float" office:value="-3.00918196994992" calcext:value-type="float">
            <text:p>-3.00918196994992</text:p>
          </table:table-cell>
          <table:table-cell table:formula="of:=[.F169]-AVERAGE([.F$3:.F$1200])" office:value-type="float" office:value="-1.40150082559286" calcext:value-type="float">
            <text:p>-1.40150082559286</text:p>
          </table:table-cell>
          <table:table-cell table:formula="of:=[.G169]*[.G169]" office:value-type="float" office:value="9.05517612827166" calcext:value-type="float">
            <text:p>9.05517612827166</text:p>
          </table:table-cell>
          <table:table-cell table:formula="of:=[.G169]*[.H169]" office:value-type="float" office:value="4.21737101524396" calcext:value-type="float">
            <text:p>4.21737101524396</text:p>
          </table:table-cell>
          <table:table-cell table:formula="of:=[.H169]*[.H169]" office:value-type="float" office:value="1.96420456413747" calcext:value-type="float">
            <text:p>1.96420456413747</text:p>
          </table:table-cell>
          <table:table-cell table:number-columns-repeated="6"/>
        </table:table-row>
        <table:table-row table:style-name="ro1">
          <table:table-cell office:value-type="float" office:value="56709" calcext:value-type="float">
            <text:p>5670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70]" office:value-type="float" office:value="5" calcext:value-type="float">
            <text:p>5</text:p>
          </table:table-cell>
          <table:table-cell table:formula="of:=LOG([.A170]*[.$Q$1])" office:value-type="float" office:value="0.753651989054452" calcext:value-type="float">
            <text:p>0.753651989054452</text:p>
          </table:table-cell>
          <table:table-cell table:formula="of:=[.E170]-AVERAGE([.E$3:.E$1200])" office:value-type="float" office:value="-7.00918196994992" calcext:value-type="float">
            <text:p>-7.00918196994992</text:p>
          </table:table-cell>
          <table:table-cell table:formula="of:=[.F170]-AVERAGE([.F$3:.F$1200])" office:value-type="float" office:value="-1.71222070711463" calcext:value-type="float">
            <text:p>-1.71222070711463</text:p>
          </table:table-cell>
          <table:table-cell table:formula="of:=[.G170]*[.G170]" office:value-type="float" office:value="49.128631887871" calcext:value-type="float">
            <text:p>49.128631887871</text:p>
          </table:table-cell>
          <table:table-cell table:formula="of:=[.G170]*[.H170]" office:value-type="float" office:value="12.0012665088828" calcext:value-type="float">
            <text:p>12.0012665088828</text:p>
          </table:table-cell>
          <table:table-cell table:formula="of:=[.H170]*[.H170]" office:value-type="float" office:value="2.93169974987212" calcext:value-type="float">
            <text:p>2.93169974987212</text:p>
          </table:table-cell>
          <table:table-cell table:number-columns-repeated="6"/>
        </table:table-row>
        <table:table-row table:style-name="ro1">
          <table:table-cell office:value-type="float" office:value="187506" calcext:value-type="float">
            <text:p>18750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1]" office:value-type="float" office:value="7" calcext:value-type="float">
            <text:p>7</text:p>
          </table:table-cell>
          <table:table-cell table:formula="of:=LOG([.A171]*[.$Q$1])" office:value-type="float" office:value="1.2730151692648" calcext:value-type="float">
            <text:p>1.2730151692648</text:p>
          </table:table-cell>
          <table:table-cell table:formula="of:=[.E171]-AVERAGE([.E$3:.E$1200])" office:value-type="float" office:value="-5.00918196994992" calcext:value-type="float">
            <text:p>-5.00918196994992</text:p>
          </table:table-cell>
          <table:table-cell table:formula="of:=[.F171]-AVERAGE([.F$3:.F$1200])" office:value-type="float" office:value="-1.19285752690428" calcext:value-type="float">
            <text:p>-1.19285752690428</text:p>
          </table:table-cell>
          <table:table-cell table:formula="of:=[.G171]*[.G171]" office:value-type="float" office:value="25.0919040080713" calcext:value-type="float">
            <text:p>25.0919040080713</text:p>
          </table:table-cell>
          <table:table-cell table:formula="of:=[.G171]*[.H171]" office:value-type="float" office:value="5.97524041648795" calcext:value-type="float">
            <text:p>5.97524041648795</text:p>
          </table:table-cell>
          <table:table-cell table:formula="of:=[.H171]*[.H171]" office:value-type="float" office:value="1.42290907949219" calcext:value-type="float">
            <text:p>1.42290907949219</text:p>
          </table:table-cell>
          <table:table-cell table:number-columns-repeated="6"/>
        </table:table-row>
        <table:table-row table:style-name="ro1">
          <table:table-cell office:value-type="float" office:value="261698" calcext:value-type="float">
            <text:p>26169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2]" office:value-type="float" office:value="8" calcext:value-type="float">
            <text:p>8</text:p>
          </table:table-cell>
          <table:table-cell table:formula="of:=LOG([.A172]*[.$Q$1])" office:value-type="float" office:value="1.41780040360173" calcext:value-type="float">
            <text:p>1.41780040360173</text:p>
          </table:table-cell>
          <table:table-cell table:formula="of:=[.E172]-AVERAGE([.E$3:.E$1200])" office:value-type="float" office:value="-4.00918196994992" calcext:value-type="float">
            <text:p>-4.00918196994992</text:p>
          </table:table-cell>
          <table:table-cell table:formula="of:=[.F172]-AVERAGE([.F$3:.F$1200])" office:value-type="float" office:value="-1.04807229256735" calcext:value-type="float">
            <text:p>-1.04807229256735</text:p>
          </table:table-cell>
          <table:table-cell table:formula="of:=[.G172]*[.G172]" office:value-type="float" office:value="16.0735400681715" calcext:value-type="float">
            <text:p>16.0735400681715</text:p>
          </table:table-cell>
          <table:table-cell table:formula="of:=[.G172]*[.H172]" office:value-type="float" office:value="4.20191253856508" calcext:value-type="float">
            <text:p>4.20191253856508</text:p>
          </table:table-cell>
          <table:table-cell table:formula="of:=[.H172]*[.H172]" office:value-type="float" office:value="1.09845553044737" calcext:value-type="float">
            <text:p>1.09845553044737</text:p>
          </table:table-cell>
          <table:table-cell table:number-columns-repeated="6"/>
        </table:table-row>
        <table:table-row table:style-name="ro1">
          <table:table-cell office:value-type="float" office:value="58078" calcext:value-type="float">
            <text:p>580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3]" office:value-type="float" office:value="5" calcext:value-type="float">
            <text:p>5</text:p>
          </table:table-cell>
          <table:table-cell table:formula="of:=LOG([.A173]*[.$Q$1])" office:value-type="float" office:value="0.764011652390398" calcext:value-type="float">
            <text:p>0.764011652390398</text:p>
          </table:table-cell>
          <table:table-cell table:formula="of:=[.E173]-AVERAGE([.E$3:.E$1200])" office:value-type="float" office:value="-7.00918196994992" calcext:value-type="float">
            <text:p>-7.00918196994992</text:p>
          </table:table-cell>
          <table:table-cell table:formula="of:=[.F173]-AVERAGE([.F$3:.F$1200])" office:value-type="float" office:value="-1.70186104377868" calcext:value-type="float">
            <text:p>-1.70186104377868</text:p>
          </table:table-cell>
          <table:table-cell table:formula="of:=[.G173]*[.G173]" office:value-type="float" office:value="49.128631887871" calcext:value-type="float">
            <text:p>49.128631887871</text:p>
          </table:table-cell>
          <table:table-cell table:formula="of:=[.G173]*[.H173]" office:value-type="float" office:value="11.9286537434137" calcext:value-type="float">
            <text:p>11.9286537434137</text:p>
          </table:table-cell>
          <table:table-cell table:formula="of:=[.H173]*[.H173]" office:value-type="float" office:value="2.89633101233147" calcext:value-type="float">
            <text:p>2.89633101233147</text:p>
          </table:table-cell>
          <table:table-cell table:number-columns-repeated="6"/>
        </table:table-row>
        <table:table-row table:style-name="ro1">
          <table:table-cell office:value-type="float" office:value="42114" calcext:value-type="float">
            <text:p>421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4]" office:value-type="float" office:value="6" calcext:value-type="float">
            <text:p>6</text:p>
          </table:table-cell>
          <table:table-cell table:formula="of:=LOG([.A174]*[.$Q$1])" office:value-type="float" office:value="0.624426492795857" calcext:value-type="float">
            <text:p>0.624426492795857</text:p>
          </table:table-cell>
          <table:table-cell table:formula="of:=[.E174]-AVERAGE([.E$3:.E$1200])" office:value-type="float" office:value="-6.00918196994992" calcext:value-type="float">
            <text:p>-6.00918196994992</text:p>
          </table:table-cell>
          <table:table-cell table:formula="of:=[.F174]-AVERAGE([.F$3:.F$1200])" office:value-type="float" office:value="-1.84144620337322" calcext:value-type="float">
            <text:p>-1.84144620337322</text:p>
          </table:table-cell>
          <table:table-cell table:formula="of:=[.G174]*[.G174]" office:value-type="float" office:value="36.1102679479711" calcext:value-type="float">
            <text:p>36.1102679479711</text:p>
          </table:table-cell>
          <table:table-cell table:formula="of:=[.G174]*[.H174]" office:value-type="float" office:value="11.0655853239431" calcext:value-type="float">
            <text:p>11.0655853239431</text:p>
          </table:table-cell>
          <table:table-cell table:formula="of:=[.H174]*[.H174]" office:value-type="float" office:value="3.39092411991766" calcext:value-type="float">
            <text:p>3.39092411991766</text:p>
          </table:table-cell>
          <table:table-cell table:number-columns-repeated="6"/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5]" office:value-type="float" office:value="7" calcext:value-type="float">
            <text:p>7</text:p>
          </table:table-cell>
          <table:table-cell table:formula="of:=LOG([.A175]*[.$Q$1])" office:value-type="float" office:value="0.674273113931344" calcext:value-type="float">
            <text:p>0.674273113931344</text:p>
          </table:table-cell>
          <table:table-cell table:formula="of:=[.E175]-AVERAGE([.E$3:.E$1200])" office:value-type="float" office:value="-5.00918196994992" calcext:value-type="float">
            <text:p>-5.00918196994992</text:p>
          </table:table-cell>
          <table:table-cell table:formula="of:=[.F175]-AVERAGE([.F$3:.F$1200])" office:value-type="float" office:value="-1.79159958223774" calcext:value-type="float">
            <text:p>-1.79159958223774</text:p>
          </table:table-cell>
          <table:table-cell table:formula="of:=[.G175]*[.G175]" office:value-type="float" office:value="25.0919040080713" calcext:value-type="float">
            <text:p>25.0919040080713</text:p>
          </table:table-cell>
          <table:table-cell table:formula="of:=[.G175]*[.H175]" office:value-type="float" office:value="8.97444832471507" calcext:value-type="float">
            <text:p>8.97444832471507</text:p>
          </table:table-cell>
          <table:table-cell table:formula="of:=[.H175]*[.H175]" office:value-type="float" office:value="3.20982906307443" calcext:value-type="float">
            <text:p>3.20982906307443</text:p>
          </table:table-cell>
          <table:table-cell table:number-columns-repeated="6"/>
        </table:table-row>
        <table:table-row table:style-name="ro1">
          <table:table-cell office:value-type="float" office:value="39970" calcext:value-type="float">
            <text:p>3997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6]" office:value-type="float" office:value="6" calcext:value-type="float">
            <text:p>6</text:p>
          </table:table-cell>
          <table:table-cell table:formula="of:=LOG([.A176]*[.$Q$1])" office:value-type="float" office:value="0.601734148260105" calcext:value-type="float">
            <text:p>0.601734148260105</text:p>
          </table:table-cell>
          <table:table-cell table:formula="of:=[.E176]-AVERAGE([.E$3:.E$1200])" office:value-type="float" office:value="-6.00918196994992" calcext:value-type="float">
            <text:p>-6.00918196994992</text:p>
          </table:table-cell>
          <table:table-cell table:formula="of:=[.F176]-AVERAGE([.F$3:.F$1200])" office:value-type="float" office:value="-1.86413854790898" calcext:value-type="float">
            <text:p>-1.86413854790898</text:p>
          </table:table-cell>
          <table:table-cell table:formula="of:=[.G176]*[.G176]" office:value-type="float" office:value="36.1102679479711" calcext:value-type="float">
            <text:p>36.1102679479711</text:p>
          </table:table-cell>
          <table:table-cell table:formula="of:=[.G176]*[.H176]" office:value-type="float" office:value="11.2019477515832" calcext:value-type="float">
            <text:p>11.2019477515832</text:p>
          </table:table-cell>
          <table:table-cell table:formula="of:=[.H176]*[.H176]" office:value-type="float" office:value="3.47501252580018" calcext:value-type="float">
            <text:p>3.47501252580018</text:p>
          </table:table-cell>
          <table:table-cell table:number-columns-repeated="6"/>
        </table:table-row>
        <table:table-row table:style-name="ro1">
          <table:table-cell office:value-type="float" office:value="52202" calcext:value-type="float">
            <text:p>522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7]" office:value-type="float" office:value="7" calcext:value-type="float">
            <text:p>7</text:p>
          </table:table-cell>
          <table:table-cell table:formula="of:=LOG([.A177]*[.$Q$1])" office:value-type="float" office:value="0.717687142318825" calcext:value-type="float">
            <text:p>0.717687142318825</text:p>
          </table:table-cell>
          <table:table-cell table:formula="of:=[.E177]-AVERAGE([.E$3:.E$1200])" office:value-type="float" office:value="-5.00918196994992" calcext:value-type="float">
            <text:p>-5.00918196994992</text:p>
          </table:table-cell>
          <table:table-cell table:formula="of:=[.F177]-AVERAGE([.F$3:.F$1200])" office:value-type="float" office:value="-1.74818555385026" calcext:value-type="float">
            <text:p>-1.74818555385026</text:p>
          </table:table-cell>
          <table:table-cell table:formula="of:=[.G177]*[.G177]" office:value-type="float" office:value="25.0919040080713" calcext:value-type="float">
            <text:p>25.0919040080713</text:p>
          </table:table-cell>
          <table:table-cell table:formula="of:=[.G177]*[.H177]" office:value-type="float" office:value="8.75697955647361" calcext:value-type="float">
            <text:p>8.75697955647361</text:p>
          </table:table-cell>
          <table:table-cell table:formula="of:=[.H177]*[.H177]" office:value-type="float" office:value="3.05615273069072" calcext:value-type="float">
            <text:p>3.05615273069072</text:p>
          </table:table-cell>
          <table:table-cell table:number-columns-repeated="6"/>
        </table:table-row>
        <table:table-row table:style-name="ro1">
          <table:table-cell office:value-type="float" office:value="58122" calcext:value-type="float">
            <text:p>581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8]" office:value-type="float" office:value="5" calcext:value-type="float">
            <text:p>5</text:p>
          </table:table-cell>
          <table:table-cell table:formula="of:=LOG([.A178]*[.$Q$1])" office:value-type="float" office:value="0.764340550120468" calcext:value-type="float">
            <text:p>0.764340550120468</text:p>
          </table:table-cell>
          <table:table-cell table:formula="of:=[.E178]-AVERAGE([.E$3:.E$1200])" office:value-type="float" office:value="-7.00918196994992" calcext:value-type="float">
            <text:p>-7.00918196994992</text:p>
          </table:table-cell>
          <table:table-cell table:formula="of:=[.F178]-AVERAGE([.F$3:.F$1200])" office:value-type="float" office:value="-1.70153214604861" calcext:value-type="float">
            <text:p>-1.70153214604861</text:p>
          </table:table-cell>
          <table:table-cell table:formula="of:=[.G178]*[.G178]" office:value-type="float" office:value="49.128631887871" calcext:value-type="float">
            <text:p>49.128631887871</text:p>
          </table:table-cell>
          <table:table-cell table:formula="of:=[.G178]*[.H178]" office:value-type="float" office:value="11.9263484393741" calcext:value-type="float">
            <text:p>11.9263484393741</text:p>
          </table:table-cell>
          <table:table-cell table:formula="of:=[.H178]*[.H178]" office:value-type="float" office:value="2.8952116440368" calcext:value-type="float">
            <text:p>2.8952116440368</text:p>
          </table:table-cell>
          <table:table-cell table:number-columns-repeated="6"/>
        </table:table-row>
        <table:table-row table:style-name="ro1">
          <table:table-cell office:value-type="float" office:value="43885" calcext:value-type="float">
            <text:p>4388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79]" office:value-type="float" office:value="6" calcext:value-type="float">
            <text:p>6</text:p>
          </table:table-cell>
          <table:table-cell table:formula="of:=LOG([.A179]*[.$Q$1])" office:value-type="float" office:value="0.642316102692609" calcext:value-type="float">
            <text:p>0.642316102692609</text:p>
          </table:table-cell>
          <table:table-cell table:formula="of:=[.E179]-AVERAGE([.E$3:.E$1200])" office:value-type="float" office:value="-6.00918196994992" calcext:value-type="float">
            <text:p>-6.00918196994992</text:p>
          </table:table-cell>
          <table:table-cell table:formula="of:=[.F179]-AVERAGE([.F$3:.F$1200])" office:value-type="float" office:value="-1.82355659347647" calcext:value-type="float">
            <text:p>-1.82355659347647</text:p>
          </table:table-cell>
          <table:table-cell table:formula="of:=[.G179]*[.G179]" office:value-type="float" office:value="36.1102679479711" calcext:value-type="float">
            <text:p>36.1102679479711</text:p>
          </table:table-cell>
          <table:table-cell table:formula="of:=[.G179]*[.H179]" office:value-type="float" office:value="10.9580834027021" calcext:value-type="float">
            <text:p>10.9580834027021</text:p>
          </table:table-cell>
          <table:table-cell table:formula="of:=[.H179]*[.H179]" office:value-type="float" office:value="3.32535864961151" calcext:value-type="float">
            <text:p>3.32535864961151</text:p>
          </table:table-cell>
          <table:table-cell table:number-columns-repeated="6"/>
        </table:table-row>
        <table:table-row table:style-name="ro1">
          <table:table-cell office:value-type="float" office:value="42024" calcext:value-type="float">
            <text:p>420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80]" office:value-type="float" office:value="6" calcext:value-type="float">
            <text:p>6</text:p>
          </table:table-cell>
          <table:table-cell table:formula="of:=LOG([.A180]*[.$Q$1])" office:value-type="float" office:value="0.623497387795052" calcext:value-type="float">
            <text:p>0.623497387795052</text:p>
          </table:table-cell>
          <table:table-cell table:formula="of:=[.E180]-AVERAGE([.E$3:.E$1200])" office:value-type="float" office:value="-6.00918196994992" calcext:value-type="float">
            <text:p>-6.00918196994992</text:p>
          </table:table-cell>
          <table:table-cell table:formula="of:=[.F180]-AVERAGE([.F$3:.F$1200])" office:value-type="float" office:value="-1.84237530837403" calcext:value-type="float">
            <text:p>-1.84237530837403</text:p>
          </table:table-cell>
          <table:table-cell table:formula="of:=[.G180]*[.G180]" office:value-type="float" office:value="36.1102679479711" calcext:value-type="float">
            <text:p>36.1102679479711</text:p>
          </table:table-cell>
          <table:table-cell table:formula="of:=[.G180]*[.H180]" office:value-type="float" office:value="11.0711684849621" calcext:value-type="float">
            <text:p>11.0711684849621</text:p>
          </table:table-cell>
          <table:table-cell table:formula="of:=[.H180]*[.H180]" office:value-type="float" office:value="3.3943467769063" calcext:value-type="float">
            <text:p>3.3943467769063</text:p>
          </table:table-cell>
          <table:table-cell table:number-columns-repeated="6"/>
        </table:table-row>
        <table:table-row table:style-name="ro1">
          <table:table-cell office:value-type="float" office:value="167990" calcext:value-type="float">
            <text:p>16799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81]" office:value-type="float" office:value="6" calcext:value-type="float">
            <text:p>6</text:p>
          </table:table-cell>
          <table:table-cell table:formula="of:=LOG([.A181]*[.$Q$1])" office:value-type="float" office:value="1.22528343009444" calcext:value-type="float">
            <text:p>1.22528343009444</text:p>
          </table:table-cell>
          <table:table-cell table:formula="of:=[.E181]-AVERAGE([.E$3:.E$1200])" office:value-type="float" office:value="-6.00918196994992" calcext:value-type="float">
            <text:p>-6.00918196994992</text:p>
          </table:table-cell>
          <table:table-cell table:formula="of:=[.F181]-AVERAGE([.F$3:.F$1200])" office:value-type="float" office:value="-1.24058926607464" calcext:value-type="float">
            <text:p>-1.24058926607464</text:p>
          </table:table-cell>
          <table:table-cell table:formula="of:=[.G181]*[.G181]" office:value-type="float" office:value="36.1102679479711" calcext:value-type="float">
            <text:p>36.1102679479711</text:p>
          </table:table-cell>
          <table:table-cell table:formula="of:=[.G181]*[.H181]" office:value-type="float" office:value="7.45492664980911" calcext:value-type="float">
            <text:p>7.45492664980911</text:p>
          </table:table-cell>
          <table:table-cell table:formula="of:=[.H181]*[.H181]" office:value-type="float" office:value="1.53906172709961" calcext:value-type="float">
            <text:p>1.53906172709961</text:p>
          </table:table-cell>
          <table:table-cell table:number-columns-repeated="6"/>
        </table:table-row>
        <table:table-row table:style-name="ro1">
          <table:table-cell office:value-type="float" office:value="40074" calcext:value-type="float">
            <text:p>400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82]" office:value-type="float" office:value="4" calcext:value-type="float">
            <text:p>4</text:p>
          </table:table-cell>
          <table:table-cell table:formula="of:=LOG([.A182]*[.$Q$1])" office:value-type="float" office:value="0.602862693848378" calcext:value-type="float">
            <text:p>0.602862693848378</text:p>
          </table:table-cell>
          <table:table-cell table:formula="of:=[.E182]-AVERAGE([.E$3:.E$1200])" office:value-type="float" office:value="-8.00918196994992" calcext:value-type="float">
            <text:p>-8.00918196994992</text:p>
          </table:table-cell>
          <table:table-cell table:formula="of:=[.F182]-AVERAGE([.F$3:.F$1200])" office:value-type="float" office:value="-1.8630100023207" calcext:value-type="float">
            <text:p>-1.8630100023207</text:p>
          </table:table-cell>
          <table:table-cell table:formula="of:=[.G182]*[.G182]" office:value-type="float" office:value="64.1469958277708" calcext:value-type="float">
            <text:p>64.1469958277708</text:p>
          </table:table-cell>
          <table:table-cell table:formula="of:=[.G182]*[.H182]" office:value-type="float" office:value="14.9211861204233" calcext:value-type="float">
            <text:p>14.9211861204233</text:p>
          </table:table-cell>
          <table:table-cell table:formula="of:=[.H182]*[.H182]" office:value-type="float" office:value="3.47080626874699" calcext:value-type="float">
            <text:p>3.47080626874699</text:p>
          </table:table-cell>
          <table:table-cell table:number-columns-repeated="6"/>
        </table:table-row>
        <table:table-row table:style-name="ro1">
          <table:table-cell office:value-type="float" office:value="47147" calcext:value-type="float">
            <text:p>4714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83]" office:value-type="float" office:value="6" calcext:value-type="float">
            <text:p>6</text:p>
          </table:table-cell>
          <table:table-cell table:formula="of:=LOG([.A183]*[.$Q$1])" office:value-type="float" office:value="0.673454063459422" calcext:value-type="float">
            <text:p>0.673454063459422</text:p>
          </table:table-cell>
          <table:table-cell table:formula="of:=[.E183]-AVERAGE([.E$3:.E$1200])" office:value-type="float" office:value="-6.00918196994992" calcext:value-type="float">
            <text:p>-6.00918196994992</text:p>
          </table:table-cell>
          <table:table-cell table:formula="of:=[.F183]-AVERAGE([.F$3:.F$1200])" office:value-type="float" office:value="-1.79241863270966" calcext:value-type="float">
            <text:p>-1.79241863270966</text:p>
          </table:table-cell>
          <table:table-cell table:formula="of:=[.G183]*[.G183]" office:value-type="float" office:value="36.1102679479711" calcext:value-type="float">
            <text:p>36.1102679479711</text:p>
          </table:table-cell>
          <table:table-cell table:formula="of:=[.G183]*[.H183]" office:value-type="float" office:value="10.7709697302812" calcext:value-type="float">
            <text:p>10.7709697302812</text:p>
          </table:table-cell>
          <table:table-cell table:formula="of:=[.H183]*[.H183]" office:value-type="float" office:value="3.21276455488476" calcext:value-type="float">
            <text:p>3.21276455488476</text:p>
          </table:table-cell>
          <table:table-cell table:number-columns-repeated="6"/>
        </table:table-row>
        <table:table-row table:style-name="ro1">
          <table:table-cell office:value-type="float" office:value="505086" calcext:value-type="float">
            <text:p>50508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84]" office:value-type="float" office:value="9" calcext:value-type="float">
            <text:p>9</text:p>
          </table:table-cell>
          <table:table-cell table:formula="of:=LOG([.A184]*[.$Q$1])" office:value-type="float" office:value="1.70336533088216" calcext:value-type="float">
            <text:p>1.70336533088216</text:p>
          </table:table-cell>
          <table:table-cell table:formula="of:=[.E184]-AVERAGE([.E$3:.E$1200])" office:value-type="float" office:value="-3.00918196994992" calcext:value-type="float">
            <text:p>-3.00918196994992</text:p>
          </table:table-cell>
          <table:table-cell table:formula="of:=[.F184]-AVERAGE([.F$3:.F$1200])" office:value-type="float" office:value="-0.762507365286924" calcext:value-type="float">
            <text:p>-0.762507365286924</text:p>
          </table:table-cell>
          <table:table-cell table:formula="of:=[.G184]*[.G184]" office:value-type="float" office:value="9.05517612827166" calcext:value-type="float">
            <text:p>9.05517612827166</text:p>
          </table:table-cell>
          <table:table-cell table:formula="of:=[.G184]*[.H184]" office:value-type="float" office:value="2.29452341557543" calcext:value-type="float">
            <text:p>2.29452341557543</text:p>
          </table:table-cell>
          <table:table-cell table:formula="of:=[.H184]*[.H184]" office:value-type="float" office:value="0.581417482116807" calcext:value-type="float">
            <text:p>0.581417482116807</text:p>
          </table:table-cell>
          <table:table-cell table:number-columns-repeated="6"/>
        </table:table-row>
        <table:table-row table:style-name="ro1">
          <table:table-cell office:value-type="float" office:value="297003" calcext:value-type="float">
            <text:p>29700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85]" office:value-type="float" office:value="9" calcext:value-type="float">
            <text:p>9</text:p>
          </table:table-cell>
          <table:table-cell table:formula="of:=LOG([.A185]*[.$Q$1])" office:value-type="float" office:value="1.47276083610801" calcext:value-type="float">
            <text:p>1.47276083610801</text:p>
          </table:table-cell>
          <table:table-cell table:formula="of:=[.E185]-AVERAGE([.E$3:.E$1200])" office:value-type="float" office:value="-3.00918196994992" calcext:value-type="float">
            <text:p>-3.00918196994992</text:p>
          </table:table-cell>
          <table:table-cell table:formula="of:=[.F185]-AVERAGE([.F$3:.F$1200])" office:value-type="float" office:value="-0.993111860061076" calcext:value-type="float">
            <text:p>-0.993111860061076</text:p>
          </table:table-cell>
          <table:table-cell table:formula="of:=[.G185]*[.G185]" office:value-type="float" office:value="9.05517612827166" calcext:value-type="float">
            <text:p>9.05517612827166</text:p>
          </table:table-cell>
          <table:table-cell table:formula="of:=[.G185]*[.H185]" office:value-type="float" office:value="2.98845430343921" calcext:value-type="float">
            <text:p>2.98845430343921</text:p>
          </table:table-cell>
          <table:table-cell table:formula="of:=[.H185]*[.H185]" office:value-type="float" office:value="0.986271166593969" calcext:value-type="float">
            <text:p>0.986271166593969</text:p>
          </table:table-cell>
          <table:table-cell table:number-columns-repeated="6"/>
        </table:table-row>
        <table:table-row table:style-name="ro1">
          <table:table-cell office:value-type="float" office:value="55270" calcext:value-type="float">
            <text:p>5527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86]" office:value-type="float" office:value="8" calcext:value-type="float">
            <text:p>8</text:p>
          </table:table-cell>
          <table:table-cell table:formula="of:=LOG([.A186]*[.$Q$1])" office:value-type="float" office:value="0.742489464581775" calcext:value-type="float">
            <text:p>0.742489464581775</text:p>
          </table:table-cell>
          <table:table-cell table:formula="of:=[.E186]-AVERAGE([.E$3:.E$1200])" office:value-type="float" office:value="-4.00918196994992" calcext:value-type="float">
            <text:p>-4.00918196994992</text:p>
          </table:table-cell>
          <table:table-cell table:formula="of:=[.F186]-AVERAGE([.F$3:.F$1200])" office:value-type="float" office:value="-1.72338323158731" calcext:value-type="float">
            <text:p>-1.72338323158731</text:p>
          </table:table-cell>
          <table:table-cell table:formula="of:=[.G186]*[.G186]" office:value-type="float" office:value="16.0735400681715" calcext:value-type="float">
            <text:p>16.0735400681715</text:p>
          </table:table-cell>
          <table:table-cell table:formula="of:=[.G186]*[.H186]" office:value-type="float" office:value="6.90935697939385" calcext:value-type="float">
            <text:p>6.90935697939385</text:p>
          </table:table-cell>
          <table:table-cell table:formula="of:=[.H186]*[.H186]" office:value-type="float" office:value="2.9700497629163" calcext:value-type="float">
            <text:p>2.9700497629163</text:p>
          </table:table-cell>
          <table:table-cell table:number-columns-repeated="6"/>
        </table:table-row>
        <table:table-row table:style-name="ro1">
          <table:table-cell office:value-type="float" office:value="46048" calcext:value-type="float">
            <text:p>4604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87]" office:value-type="float" office:value="6" calcext:value-type="float">
            <text:p>6</text:p>
          </table:table-cell>
          <table:table-cell table:formula="of:=LOG([.A187]*[.$Q$1])" office:value-type="float" office:value="0.663210772256511" calcext:value-type="float">
            <text:p>0.663210772256511</text:p>
          </table:table-cell>
          <table:table-cell table:formula="of:=[.E187]-AVERAGE([.E$3:.E$1200])" office:value-type="float" office:value="-6.00918196994992" calcext:value-type="float">
            <text:p>-6.00918196994992</text:p>
          </table:table-cell>
          <table:table-cell table:formula="of:=[.F187]-AVERAGE([.F$3:.F$1200])" office:value-type="float" office:value="-1.80266192391257" calcext:value-type="float">
            <text:p>-1.80266192391257</text:p>
          </table:table-cell>
          <table:table-cell table:formula="of:=[.G187]*[.G187]" office:value-type="float" office:value="36.1102679479711" calcext:value-type="float">
            <text:p>36.1102679479711</text:p>
          </table:table-cell>
          <table:table-cell table:formula="of:=[.G187]*[.H187]" office:value-type="float" office:value="10.8325235310906" calcext:value-type="float">
            <text:p>10.8325235310906</text:p>
          </table:table-cell>
          <table:table-cell table:formula="of:=[.H187]*[.H187]" office:value-type="float" office:value="3.24959001192417" calcext:value-type="float">
            <text:p>3.24959001192417</text:p>
          </table:table-cell>
          <table:table-cell table:number-columns-repeated="6"/>
        </table:table-row>
        <table:table-row table:style-name="ro1">
          <table:table-cell office:value-type="float" office:value="57957" calcext:value-type="float">
            <text:p>5795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88]" office:value-type="float" office:value="5" calcext:value-type="float">
            <text:p>5</text:p>
          </table:table-cell>
          <table:table-cell table:formula="of:=LOG([.A188]*[.$Q$1])" office:value-type="float" office:value="0.763105897206911" calcext:value-type="float">
            <text:p>0.763105897206911</text:p>
          </table:table-cell>
          <table:table-cell table:formula="of:=[.E188]-AVERAGE([.E$3:.E$1200])" office:value-type="float" office:value="-7.00918196994992" calcext:value-type="float">
            <text:p>-7.00918196994992</text:p>
          </table:table-cell>
          <table:table-cell table:formula="of:=[.F188]-AVERAGE([.F$3:.F$1200])" office:value-type="float" office:value="-1.70276679896217" calcext:value-type="float">
            <text:p>-1.70276679896217</text:p>
          </table:table-cell>
          <table:table-cell table:formula="of:=[.G188]*[.G188]" office:value-type="float" office:value="49.128631887871" calcext:value-type="float">
            <text:p>49.128631887871</text:p>
          </table:table-cell>
          <table:table-cell table:formula="of:=[.G188]*[.H188]" office:value-type="float" office:value="11.935002346315" calcext:value-type="float">
            <text:p>11.935002346315</text:p>
          </table:table-cell>
          <table:table-cell table:formula="of:=[.H188]*[.H188]" office:value-type="float" office:value="2.89941477164787" calcext:value-type="float">
            <text:p>2.89941477164787</text:p>
          </table:table-cell>
          <table:table-cell table:number-columns-repeated="6"/>
        </table:table-row>
        <table:table-row table:style-name="ro1">
          <table:table-cell office:value-type="float" office:value="9240732" calcext:value-type="float">
            <text:p>924073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89]" office:value-type="float" office:value="13" calcext:value-type="float">
            <text:p>13</text:p>
          </table:table-cell>
          <table:table-cell table:formula="of:=LOG([.A189]*[.$Q$1])" office:value-type="float" office:value="2.96570637500464" calcext:value-type="float">
            <text:p>2.96570637500464</text:p>
          </table:table-cell>
          <table:table-cell table:formula="of:=[.E189]-AVERAGE([.E$3:.E$1200])" office:value-type="float" office:value="0.990818030050084" calcext:value-type="float">
            <text:p>0.990818030050084</text:p>
          </table:table-cell>
          <table:table-cell table:formula="of:=[.F189]-AVERAGE([.F$3:.F$1200])" office:value-type="float" office:value="0.499833678835564" calcext:value-type="float">
            <text:p>0.499833678835564</text:p>
          </table:table-cell>
          <table:table-cell table:formula="of:=[.G189]*[.G189]" office:value-type="float" office:value="0.981720368672329" calcext:value-type="float">
            <text:p>0.981720368672329</text:p>
          </table:table-cell>
          <table:table-cell table:formula="of:=[.G189]*[.H189]" office:value-type="float" office:value="0.49524422101654" calcext:value-type="float">
            <text:p>0.49524422101654</text:p>
          </table:table-cell>
          <table:table-cell table:formula="of:=[.H189]*[.H189]" office:value-type="float" office:value="0.249833706498294" calcext:value-type="float">
            <text:p>0.249833706498294</text:p>
          </table:table-cell>
          <table:table-cell table:number-columns-repeated="6"/>
        </table:table-row>
        <table:table-row table:style-name="ro1">
          <table:table-cell office:value-type="float" office:value="79457" calcext:value-type="float">
            <text:p>7945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90]" office:value-type="float" office:value="5" calcext:value-type="float">
            <text:p>5</text:p>
          </table:table-cell>
          <table:table-cell table:formula="of:=LOG([.A190]*[.$Q$1])" office:value-type="float" office:value="0.900132163688871" calcext:value-type="float">
            <text:p>0.900132163688871</text:p>
          </table:table-cell>
          <table:table-cell table:formula="of:=[.E190]-AVERAGE([.E$3:.E$1200])" office:value-type="float" office:value="-7.00918196994992" calcext:value-type="float">
            <text:p>-7.00918196994992</text:p>
          </table:table-cell>
          <table:table-cell table:formula="of:=[.F190]-AVERAGE([.F$3:.F$1200])" office:value-type="float" office:value="-1.56574053248021" calcext:value-type="float">
            <text:p>-1.56574053248021</text:p>
          </table:table-cell>
          <table:table-cell table:formula="of:=[.G190]*[.G190]" office:value-type="float" office:value="49.128631887871" calcext:value-type="float">
            <text:p>49.128631887871</text:p>
          </table:table-cell>
          <table:table-cell table:formula="of:=[.G190]*[.H190]" office:value-type="float" office:value="10.9745603098801" calcext:value-type="float">
            <text:p>10.9745603098801</text:p>
          </table:table-cell>
          <table:table-cell table:formula="of:=[.H190]*[.H190]" office:value-type="float" office:value="2.45154341505141" calcext:value-type="float">
            <text:p>2.45154341505141</text:p>
          </table:table-cell>
          <table:table-cell table:number-columns-repeated="6"/>
        </table:table-row>
        <table:table-row table:style-name="ro1">
          <table:table-cell office:value-type="float" office:value="71334" calcext:value-type="float">
            <text:p>7133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91]" office:value-type="float" office:value="5" calcext:value-type="float">
            <text:p>5</text:p>
          </table:table-cell>
          <table:table-cell table:formula="of:=LOG([.A191]*[.$Q$1])" office:value-type="float" office:value="0.853296577437496" calcext:value-type="float">
            <text:p>0.853296577437496</text:p>
          </table:table-cell>
          <table:table-cell table:formula="of:=[.E191]-AVERAGE([.E$3:.E$1200])" office:value-type="float" office:value="-7.00918196994992" calcext:value-type="float">
            <text:p>-7.00918196994992</text:p>
          </table:table-cell>
          <table:table-cell table:formula="of:=[.F191]-AVERAGE([.F$3:.F$1200])" office:value-type="float" office:value="-1.61257611873159" calcext:value-type="float">
            <text:p>-1.61257611873159</text:p>
          </table:table-cell>
          <table:table-cell table:formula="of:=[.G191]*[.G191]" office:value-type="float" office:value="49.128631887871" calcext:value-type="float">
            <text:p>49.128631887871</text:p>
          </table:table-cell>
          <table:table-cell table:formula="of:=[.G191]*[.H191]" office:value-type="float" office:value="11.3028394565852" calcext:value-type="float">
            <text:p>11.3028394565852</text:p>
          </table:table-cell>
          <table:table-cell table:formula="of:=[.H191]*[.H191]" office:value-type="float" office:value="2.60040173870342" calcext:value-type="float">
            <text:p>2.60040173870342</text:p>
          </table:table-cell>
          <table:table-cell table:number-columns-repeated="6"/>
        </table:table-row>
        <table:table-row table:style-name="ro1">
          <table:table-cell office:value-type="float" office:value="94825" calcext:value-type="float">
            <text:p>9482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92]" office:value-type="float" office:value="5" calcext:value-type="float">
            <text:p>5</text:p>
          </table:table-cell>
          <table:table-cell table:formula="of:=LOG([.A192]*[.$Q$1])" office:value-type="float" office:value="0.976922851374828" calcext:value-type="float">
            <text:p>0.976922851374828</text:p>
          </table:table-cell>
          <table:table-cell table:formula="of:=[.E192]-AVERAGE([.E$3:.E$1200])" office:value-type="float" office:value="-7.00918196994992" calcext:value-type="float">
            <text:p>-7.00918196994992</text:p>
          </table:table-cell>
          <table:table-cell table:formula="of:=[.F192]-AVERAGE([.F$3:.F$1200])" office:value-type="float" office:value="-1.48894984479425" calcext:value-type="float">
            <text:p>-1.48894984479425</text:p>
          </table:table-cell>
          <table:table-cell table:formula="of:=[.G192]*[.G192]" office:value-type="float" office:value="49.128631887871" calcext:value-type="float">
            <text:p>49.128631887871</text:p>
          </table:table-cell>
          <table:table-cell table:formula="of:=[.G192]*[.H192]" office:value-type="float" office:value="10.4363204062916" calcext:value-type="float">
            <text:p>10.4363204062916</text:p>
          </table:table-cell>
          <table:table-cell table:formula="of:=[.H192]*[.H192]" office:value-type="float" office:value="2.21697164031283" calcext:value-type="float">
            <text:p>2.21697164031283</text:p>
          </table:table-cell>
          <table:table-cell table:number-columns-repeated="6"/>
        </table:table-row>
        <table:table-row table:style-name="ro1">
          <table:table-cell office:value-type="float" office:value="50326" calcext:value-type="float">
            <text:p>5032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93]" office:value-type="float" office:value="9" calcext:value-type="float">
            <text:p>9</text:p>
          </table:table-cell>
          <table:table-cell table:formula="of:=LOG([.A193]*[.$Q$1])" office:value-type="float" office:value="0.701792413270917" calcext:value-type="float">
            <text:p>0.701792413270917</text:p>
          </table:table-cell>
          <table:table-cell table:formula="of:=[.E193]-AVERAGE([.E$3:.E$1200])" office:value-type="float" office:value="-3.00918196994992" calcext:value-type="float">
            <text:p>-3.00918196994992</text:p>
          </table:table-cell>
          <table:table-cell table:formula="of:=[.F193]-AVERAGE([.F$3:.F$1200])" office:value-type="float" office:value="-1.76408028289816" calcext:value-type="float">
            <text:p>-1.76408028289816</text:p>
          </table:table-cell>
          <table:table-cell table:formula="of:=[.G193]*[.G193]" office:value-type="float" office:value="9.05517612827166" calcext:value-type="float">
            <text:p>9.05517612827166</text:p>
          </table:table-cell>
          <table:table-cell table:formula="of:=[.G193]*[.H193]" office:value-type="float" office:value="5.3084385808413" calcext:value-type="float">
            <text:p>5.3084385808413</text:p>
          </table:table-cell>
          <table:table-cell table:formula="of:=[.H193]*[.H193]" office:value-type="float" office:value="3.11197924451007" calcext:value-type="float">
            <text:p>3.11197924451007</text:p>
          </table:table-cell>
          <table:table-cell table:number-columns-repeated="6"/>
        </table:table-row>
        <table:table-row table:style-name="ro1">
          <table:table-cell office:value-type="float" office:value="217705" calcext:value-type="float">
            <text:p>21770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94]" office:value-type="float" office:value="9" calcext:value-type="float">
            <text:p>9</text:p>
          </table:table-cell>
          <table:table-cell table:formula="of:=LOG([.A194]*[.$Q$1])" office:value-type="float" office:value="1.33786840353569" calcext:value-type="float">
            <text:p>1.33786840353569</text:p>
          </table:table-cell>
          <table:table-cell table:formula="of:=[.E194]-AVERAGE([.E$3:.E$1200])" office:value-type="float" office:value="-3.00918196994992" calcext:value-type="float">
            <text:p>-3.00918196994992</text:p>
          </table:table-cell>
          <table:table-cell table:formula="of:=[.F194]-AVERAGE([.F$3:.F$1200])" office:value-type="float" office:value="-1.12800429263339" calcext:value-type="float">
            <text:p>-1.12800429263339</text:p>
          </table:table-cell>
          <table:table-cell table:formula="of:=[.G194]*[.G194]" office:value-type="float" office:value="9.05517612827166" calcext:value-type="float">
            <text:p>9.05517612827166</text:p>
          </table:table-cell>
          <table:table-cell table:formula="of:=[.G194]*[.H194]" office:value-type="float" office:value="3.39437017941851" calcext:value-type="float">
            <text:p>3.39437017941851</text:p>
          </table:table-cell>
          <table:table-cell table:formula="of:=[.H194]*[.H194]" office:value-type="float" office:value="1.27239368419936" calcext:value-type="float">
            <text:p>1.27239368419936</text:p>
          </table:table-cell>
          <table:table-cell table:number-columns-repeated="6"/>
        </table:table-row>
        <table:table-row table:style-name="ro1">
          <table:table-cell office:value-type="float" office:value="97785" calcext:value-type="float">
            <text:p>9778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95]" office:value-type="float" office:value="6" calcext:value-type="float">
            <text:p>6</text:p>
          </table:table-cell>
          <table:table-cell table:formula="of:=LOG([.A195]*[.$Q$1])" office:value-type="float" office:value="0.990272240095868" calcext:value-type="float">
            <text:p>0.990272240095868</text:p>
          </table:table-cell>
          <table:table-cell table:formula="of:=[.E195]-AVERAGE([.E$3:.E$1200])" office:value-type="float" office:value="-6.00918196994992" calcext:value-type="float">
            <text:p>-6.00918196994992</text:p>
          </table:table-cell>
          <table:table-cell table:formula="of:=[.F195]-AVERAGE([.F$3:.F$1200])" office:value-type="float" office:value="-1.47560045607321" calcext:value-type="float">
            <text:p>-1.47560045607321</text:p>
          </table:table-cell>
          <table:table-cell table:formula="of:=[.G195]*[.G195]" office:value-type="float" office:value="36.1102679479711" calcext:value-type="float">
            <text:p>36.1102679479711</text:p>
          </table:table-cell>
          <table:table-cell table:formula="of:=[.G195]*[.H195]" office:value-type="float" office:value="8.86715165548502" calcext:value-type="float">
            <text:p>8.86715165548502</text:p>
          </table:table-cell>
          <table:table-cell table:formula="of:=[.H195]*[.H195]" office:value-type="float" office:value="2.17739670596347" calcext:value-type="float">
            <text:p>2.17739670596347</text:p>
          </table:table-cell>
          <table:table-cell table:number-columns-repeated="6"/>
        </table:table-row>
        <table:table-row table:style-name="ro1">
          <table:table-cell office:value-type="float" office:value="56997" calcext:value-type="float">
            <text:p>5699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96]" office:value-type="float" office:value="7" calcext:value-type="float">
            <text:p>7</text:p>
          </table:table-cell>
          <table:table-cell table:formula="of:=LOG([.A196]*[.$Q$1])" office:value-type="float" office:value="0.755851997466644" calcext:value-type="float">
            <text:p>0.755851997466644</text:p>
          </table:table-cell>
          <table:table-cell table:formula="of:=[.E196]-AVERAGE([.E$3:.E$1200])" office:value-type="float" office:value="-5.00918196994992" calcext:value-type="float">
            <text:p>-5.00918196994992</text:p>
          </table:table-cell>
          <table:table-cell table:formula="of:=[.F196]-AVERAGE([.F$3:.F$1200])" office:value-type="float" office:value="-1.71002069870244" calcext:value-type="float">
            <text:p>-1.71002069870244</text:p>
          </table:table-cell>
          <table:table-cell table:formula="of:=[.G196]*[.G196]" office:value-type="float" office:value="25.0919040080713" calcext:value-type="float">
            <text:p>25.0919040080713</text:p>
          </table:table-cell>
          <table:table-cell table:formula="of:=[.G196]*[.H196]" office:value-type="float" office:value="8.5658048521814" calcext:value-type="float">
            <text:p>8.5658048521814</text:p>
          </table:table-cell>
          <table:table-cell table:formula="of:=[.H196]*[.H196]" office:value-type="float" office:value="2.92417078999077" calcext:value-type="float">
            <text:p>2.92417078999077</text:p>
          </table:table-cell>
          <table:table-cell table:number-columns-repeated="6"/>
        </table:table-row>
        <table:table-row table:style-name="ro1">
          <table:table-cell office:value-type="float" office:value="105818" calcext:value-type="float">
            <text:p>1058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97]" office:value-type="float" office:value="7" calcext:value-type="float">
            <text:p>7</text:p>
          </table:table-cell>
          <table:table-cell table:formula="of:=LOG([.A197]*[.$Q$1])" office:value-type="float" office:value="1.02455954894455" calcext:value-type="float">
            <text:p>1.02455954894455</text:p>
          </table:table-cell>
          <table:table-cell table:formula="of:=[.E197]-AVERAGE([.E$3:.E$1200])" office:value-type="float" office:value="-5.00918196994992" calcext:value-type="float">
            <text:p>-5.00918196994992</text:p>
          </table:table-cell>
          <table:table-cell table:formula="of:=[.F197]-AVERAGE([.F$3:.F$1200])" office:value-type="float" office:value="-1.44131314722453" calcext:value-type="float">
            <text:p>-1.44131314722453</text:p>
          </table:table-cell>
          <table:table-cell table:formula="of:=[.G197]*[.G197]" office:value-type="float" office:value="25.0919040080713" calcext:value-type="float">
            <text:p>25.0919040080713</text:p>
          </table:table-cell>
          <table:table-cell table:formula="of:=[.G197]*[.H197]" office:value-type="float" office:value="7.21979983012887" calcext:value-type="float">
            <text:p>7.21979983012887</text:p>
          </table:table-cell>
          <table:table-cell table:formula="of:=[.H197]*[.H197]" office:value-type="float" office:value="2.07738358836227" calcext:value-type="float">
            <text:p>2.07738358836227</text:p>
          </table:table-cell>
          <table:table-cell table:number-columns-repeated="6"/>
        </table:table-row>
        <table:table-row table:style-name="ro1">
          <table:table-cell office:value-type="float" office:value="58833" calcext:value-type="float">
            <text:p>588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98]" office:value-type="float" office:value="7" calcext:value-type="float">
            <text:p>7</text:p>
          </table:table-cell>
          <table:table-cell table:formula="of:=LOG([.A198]*[.$Q$1])" office:value-type="float" office:value="0.769620994405243" calcext:value-type="float">
            <text:p>0.769620994405243</text:p>
          </table:table-cell>
          <table:table-cell table:formula="of:=[.E198]-AVERAGE([.E$3:.E$1200])" office:value-type="float" office:value="-5.00918196994992" calcext:value-type="float">
            <text:p>-5.00918196994992</text:p>
          </table:table-cell>
          <table:table-cell table:formula="of:=[.F198]-AVERAGE([.F$3:.F$1200])" office:value-type="float" office:value="-1.69625170176384" calcext:value-type="float">
            <text:p>-1.69625170176384</text:p>
          </table:table-cell>
          <table:table-cell table:formula="of:=[.G198]*[.G198]" office:value-type="float" office:value="25.0919040080713" calcext:value-type="float">
            <text:p>25.0919040080713</text:p>
          </table:table-cell>
          <table:table-cell table:formula="of:=[.G198]*[.H198]" office:value-type="float" office:value="8.49683344097228" calcext:value-type="float">
            <text:p>8.49683344097228</text:p>
          </table:table-cell>
          <table:table-cell table:formula="of:=[.H198]*[.H198]" office:value-type="float" office:value="2.87726983573672" calcext:value-type="float">
            <text:p>2.87726983573672</text:p>
          </table:table-cell>
          <table:table-cell table:number-columns-repeated="6"/>
        </table:table-row>
        <table:table-row table:style-name="ro1">
          <table:table-cell office:value-type="float" office:value="193764" calcext:value-type="float">
            <text:p>19376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99]" office:value-type="float" office:value="7" calcext:value-type="float">
            <text:p>7</text:p>
          </table:table-cell>
          <table:table-cell table:formula="of:=LOG([.A199]*[.$Q$1])" office:value-type="float" office:value="1.28727309132332" calcext:value-type="float">
            <text:p>1.28727309132332</text:p>
          </table:table-cell>
          <table:table-cell table:formula="of:=[.E199]-AVERAGE([.E$3:.E$1200])" office:value-type="float" office:value="-5.00918196994992" calcext:value-type="float">
            <text:p>-5.00918196994992</text:p>
          </table:table-cell>
          <table:table-cell table:formula="of:=[.F199]-AVERAGE([.F$3:.F$1200])" office:value-type="float" office:value="-1.17859960484576" calcext:value-type="float">
            <text:p>-1.17859960484576</text:p>
          </table:table-cell>
          <table:table-cell table:formula="of:=[.G199]*[.G199]" office:value-type="float" office:value="25.0919040080713" calcext:value-type="float">
            <text:p>25.0919040080713</text:p>
          </table:table-cell>
          <table:table-cell table:formula="of:=[.G199]*[.H199]" office:value-type="float" office:value="5.90381989038348" calcext:value-type="float">
            <text:p>5.90381989038348</text:p>
          </table:table-cell>
          <table:table-cell table:formula="of:=[.H199]*[.H199]" office:value-type="float" office:value="1.38909702854258" calcext:value-type="float">
            <text:p>1.38909702854258</text:p>
          </table:table-cell>
          <table:table-cell table:number-columns-repeated="6"/>
        </table:table-row>
        <table:table-row table:style-name="ro1">
          <table:table-cell office:value-type="float" office:value="78594" calcext:value-type="float">
            <text:p>7859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00]" office:value-type="float" office:value="8" calcext:value-type="float">
            <text:p>8</text:p>
          </table:table-cell>
          <table:table-cell table:formula="of:=LOG([.A200]*[.$Q$1])" office:value-type="float" office:value="0.895389392523463" calcext:value-type="float">
            <text:p>0.895389392523463</text:p>
          </table:table-cell>
          <table:table-cell table:formula="of:=[.E200]-AVERAGE([.E$3:.E$1200])" office:value-type="float" office:value="-4.00918196994992" calcext:value-type="float">
            <text:p>-4.00918196994992</text:p>
          </table:table-cell>
          <table:table-cell table:formula="of:=[.F200]-AVERAGE([.F$3:.F$1200])" office:value-type="float" office:value="-1.57048330364562" calcext:value-type="float">
            <text:p>-1.57048330364562</text:p>
          </table:table-cell>
          <table:table-cell table:formula="of:=[.G200]*[.G200]" office:value-type="float" office:value="16.0735400681715" calcext:value-type="float">
            <text:p>16.0735400681715</text:p>
          </table:table-cell>
          <table:table-cell table:formula="of:=[.G200]*[.H200]" office:value-type="float" office:value="6.29635334508339" calcext:value-type="float">
            <text:p>6.29635334508339</text:p>
          </table:table-cell>
          <table:table-cell table:formula="of:=[.H200]*[.H200]" office:value-type="float" office:value="2.46641780702965" calcext:value-type="float">
            <text:p>2.46641780702965</text:p>
          </table:table-cell>
          <table:table-cell table:number-columns-repeated="6"/>
        </table:table-row>
        <table:table-row table:style-name="ro1">
          <table:table-cell office:value-type="float" office:value="61332" calcext:value-type="float">
            <text:p>6133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01]" office:value-type="float" office:value="4" calcext:value-type="float">
            <text:p>4</text:p>
          </table:table-cell>
          <table:table-cell table:formula="of:=LOG([.A201]*[.$Q$1])" office:value-type="float" office:value="0.787687127002862" calcext:value-type="float">
            <text:p>0.787687127002862</text:p>
          </table:table-cell>
          <table:table-cell table:formula="of:=[.E201]-AVERAGE([.E$3:.E$1200])" office:value-type="float" office:value="-8.00918196994992" calcext:value-type="float">
            <text:p>-8.00918196994992</text:p>
          </table:table-cell>
          <table:table-cell table:formula="of:=[.F201]-AVERAGE([.F$3:.F$1200])" office:value-type="float" office:value="-1.67818556916622" calcext:value-type="float">
            <text:p>-1.67818556916622</text:p>
          </table:table-cell>
          <table:table-cell table:formula="of:=[.G201]*[.G201]" office:value-type="float" office:value="64.1469958277708" calcext:value-type="float">
            <text:p>64.1469958277708</text:p>
          </table:table-cell>
          <table:table-cell table:formula="of:=[.G201]*[.H201]" office:value-type="float" office:value="13.4408936027962" calcext:value-type="float">
            <text:p>13.4408936027962</text:p>
          </table:table-cell>
          <table:table-cell table:formula="of:=[.H201]*[.H201]" office:value-type="float" office:value="2.81630680455775" calcext:value-type="float">
            <text:p>2.81630680455775</text:p>
          </table:table-cell>
          <table:table-cell table:number-columns-repeated="6"/>
        </table:table-row>
        <table:table-row table:style-name="ro1">
          <table:table-cell office:value-type="float" office:value="159332" calcext:value-type="float">
            <text:p>15933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02]" office:value-type="float" office:value="7" calcext:value-type="float">
            <text:p>7</text:p>
          </table:table-cell>
          <table:table-cell table:formula="of:=LOG([.A202]*[.$Q$1])" office:value-type="float" office:value="1.2023030076138" calcext:value-type="float">
            <text:p>1.2023030076138</text:p>
          </table:table-cell>
          <table:table-cell table:formula="of:=[.E202]-AVERAGE([.E$3:.E$1200])" office:value-type="float" office:value="-5.00918196994992" calcext:value-type="float">
            <text:p>-5.00918196994992</text:p>
          </table:table-cell>
          <table:table-cell table:formula="of:=[.F202]-AVERAGE([.F$3:.F$1200])" office:value-type="float" office:value="-1.26356968855528" calcext:value-type="float">
            <text:p>-1.26356968855528</text:p>
          </table:table-cell>
          <table:table-cell table:formula="of:=[.G202]*[.G202]" office:value-type="float" office:value="25.0919040080713" calcext:value-type="float">
            <text:p>25.0919040080713</text:p>
          </table:table-cell>
          <table:table-cell table:formula="of:=[.G202]*[.H202]" office:value-type="float" office:value="6.32945050168633" calcext:value-type="float">
            <text:p>6.32945050168633</text:p>
          </table:table-cell>
          <table:table-cell table:formula="of:=[.H202]*[.H202]" office:value-type="float" office:value="1.59660835783568" calcext:value-type="float">
            <text:p>1.59660835783568</text:p>
          </table:table-cell>
          <table:table-cell table:number-columns-repeated="6"/>
        </table:table-row>
        <table:table-row table:style-name="ro1">
          <table:table-cell office:value-type="float" office:value="75742" calcext:value-type="float">
            <text:p>7574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03]" office:value-type="float" office:value="7" calcext:value-type="float">
            <text:p>7</text:p>
          </table:table-cell>
          <table:table-cell table:formula="of:=LOG([.A203]*[.$Q$1])" office:value-type="float" office:value="0.879336768668303" calcext:value-type="float">
            <text:p>0.879336768668303</text:p>
          </table:table-cell>
          <table:table-cell table:formula="of:=[.E203]-AVERAGE([.E$3:.E$1200])" office:value-type="float" office:value="-5.00918196994992" calcext:value-type="float">
            <text:p>-5.00918196994992</text:p>
          </table:table-cell>
          <table:table-cell table:formula="of:=[.F203]-AVERAGE([.F$3:.F$1200])" office:value-type="float" office:value="-1.58653592750078" calcext:value-type="float">
            <text:p>-1.58653592750078</text:p>
          </table:table-cell>
          <table:table-cell table:formula="of:=[.G203]*[.G203]" office:value-type="float" office:value="25.0919040080713" calcext:value-type="float">
            <text:p>25.0919040080713</text:p>
          </table:table-cell>
          <table:table-cell table:formula="of:=[.G203]*[.H203]" office:value-type="float" office:value="7.94724716271466" calcext:value-type="float">
            <text:p>7.94724716271466</text:p>
          </table:table-cell>
          <table:table-cell table:formula="of:=[.H203]*[.H203]" office:value-type="float" office:value="2.51709624925075" calcext:value-type="float">
            <text:p>2.51709624925075</text:p>
          </table:table-cell>
          <table:table-cell table:number-columns-repeated="6"/>
        </table:table-row>
        <table:table-row table:style-name="ro1">
          <table:table-cell office:value-type="float" office:value="55564" calcext:value-type="float">
            <text:p>5556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04]" office:value-type="float" office:value="6" calcext:value-type="float">
            <text:p>6</text:p>
          </table:table-cell>
          <table:table-cell table:formula="of:=LOG([.A204]*[.$Q$1])" office:value-type="float" office:value="0.744793502641482" calcext:value-type="float">
            <text:p>0.744793502641482</text:p>
          </table:table-cell>
          <table:table-cell table:formula="of:=[.E204]-AVERAGE([.E$3:.E$1200])" office:value-type="float" office:value="-6.00918196994992" calcext:value-type="float">
            <text:p>-6.00918196994992</text:p>
          </table:table-cell>
          <table:table-cell table:formula="of:=[.F204]-AVERAGE([.F$3:.F$1200])" office:value-type="float" office:value="-1.7210791935276" calcext:value-type="float">
            <text:p>-1.7210791935276</text:p>
          </table:table-cell>
          <table:table-cell table:formula="of:=[.G204]*[.G204]" office:value-type="float" office:value="36.1102679479711" calcext:value-type="float">
            <text:p>36.1102679479711</text:p>
          </table:table-cell>
          <table:table-cell table:formula="of:=[.G204]*[.H204]" office:value-type="float" office:value="10.342278058602" calcext:value-type="float">
            <text:p>10.342278058602</text:p>
          </table:table-cell>
          <table:table-cell table:formula="of:=[.H204]*[.H204]" office:value-type="float" office:value="2.96211359039361" calcext:value-type="float">
            <text:p>2.96211359039361</text:p>
          </table:table-cell>
          <table:table-cell table:number-columns-repeated="6"/>
        </table:table-row>
        <table:table-row table:style-name="ro1">
          <table:table-cell office:value-type="float" office:value="79247" calcext:value-type="float">
            <text:p>7924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05]" office:value-type="float" office:value="7" calcext:value-type="float">
            <text:p>7</text:p>
          </table:table-cell>
          <table:table-cell table:formula="of:=LOG([.A205]*[.$Q$1])" office:value-type="float" office:value="0.898982830408949" calcext:value-type="float">
            <text:p>0.898982830408949</text:p>
          </table:table-cell>
          <table:table-cell table:formula="of:=[.E205]-AVERAGE([.E$3:.E$1200])" office:value-type="float" office:value="-5.00918196994992" calcext:value-type="float">
            <text:p>-5.00918196994992</text:p>
          </table:table-cell>
          <table:table-cell table:formula="of:=[.F205]-AVERAGE([.F$3:.F$1200])" office:value-type="float" office:value="-1.56688986576013" calcext:value-type="float">
            <text:p>-1.56688986576013</text:p>
          </table:table-cell>
          <table:table-cell table:formula="of:=[.G205]*[.G205]" office:value-type="float" office:value="25.0919040080713" calcext:value-type="float">
            <text:p>25.0919040080713</text:p>
          </table:table-cell>
          <table:table-cell table:formula="of:=[.G205]*[.H205]" office:value-type="float" office:value="7.8488364644629" calcext:value-type="float">
            <text:p>7.8488364644629</text:p>
          </table:table-cell>
          <table:table-cell table:formula="of:=[.H205]*[.H205]" office:value-type="float" office:value="2.4551438514218" calcext:value-type="float">
            <text:p>2.4551438514218</text:p>
          </table:table-cell>
          <table:table-cell table:number-columns-repeated="6"/>
        </table:table-row>
        <table:table-row table:style-name="ro1">
          <table:table-cell office:value-type="float" office:value="162935" calcext:value-type="float">
            <text:p>16293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06]" office:value-type="float" office:value="5" calcext:value-type="float">
            <text:p>5</text:p>
          </table:table-cell>
          <table:table-cell table:formula="of:=LOG([.A206]*[.$Q$1])" office:value-type="float" office:value="1.21201438494794" calcext:value-type="float">
            <text:p>1.21201438494794</text:p>
          </table:table-cell>
          <table:table-cell table:formula="of:=[.E206]-AVERAGE([.E$3:.E$1200])" office:value-type="float" office:value="-7.00918196994992" calcext:value-type="float">
            <text:p>-7.00918196994992</text:p>
          </table:table-cell>
          <table:table-cell table:formula="of:=[.F206]-AVERAGE([.F$3:.F$1200])" office:value-type="float" office:value="-1.25385831122114" calcext:value-type="float">
            <text:p>-1.25385831122114</text:p>
          </table:table-cell>
          <table:table-cell table:formula="of:=[.G206]*[.G206]" office:value-type="float" office:value="49.128631887871" calcext:value-type="float">
            <text:p>49.128631887871</text:p>
          </table:table-cell>
          <table:table-cell table:formula="of:=[.G206]*[.H206]" office:value-type="float" office:value="8.78852106788304" calcext:value-type="float">
            <text:p>8.78852106788304</text:p>
          </table:table-cell>
          <table:table-cell table:formula="of:=[.H206]*[.H206]" office:value-type="float" office:value="1.57216066461832" calcext:value-type="float">
            <text:p>1.57216066461832</text:p>
          </table:table-cell>
          <table:table-cell table:number-columns-repeated="6"/>
        </table:table-row>
        <table:table-row table:style-name="ro1">
          <table:table-cell office:value-type="float" office:value="67893" calcext:value-type="float">
            <text:p>6789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07]" office:value-type="float" office:value="6" calcext:value-type="float">
            <text:p>6</text:p>
          </table:table-cell>
          <table:table-cell table:formula="of:=LOG([.A207]*[.$Q$1])" office:value-type="float" office:value="0.831824999345475" calcext:value-type="float">
            <text:p>0.831824999345475</text:p>
          </table:table-cell>
          <table:table-cell table:formula="of:=[.E207]-AVERAGE([.E$3:.E$1200])" office:value-type="float" office:value="-6.00918196994992" calcext:value-type="float">
            <text:p>-6.00918196994992</text:p>
          </table:table-cell>
          <table:table-cell table:formula="of:=[.F207]-AVERAGE([.F$3:.F$1200])" office:value-type="float" office:value="-1.63404769682361" calcext:value-type="float">
            <text:p>-1.63404769682361</text:p>
          </table:table-cell>
          <table:table-cell table:formula="of:=[.G207]*[.G207]" office:value-type="float" office:value="36.1102679479711" calcext:value-type="float">
            <text:p>36.1102679479711</text:p>
          </table:table-cell>
          <table:table-cell table:formula="of:=[.G207]*[.H207]" office:value-type="float" office:value="9.8192899577906" calcext:value-type="float">
            <text:p>9.8192899577906</text:p>
          </table:table-cell>
          <table:table-cell table:formula="of:=[.H207]*[.H207]" office:value-type="float" office:value="2.67011187549453" calcext:value-type="float">
            <text:p>2.67011187549453</text:p>
          </table:table-cell>
          <table:table-cell table:number-columns-repeated="6"/>
        </table:table-row>
        <table:table-row table:style-name="ro1">
          <table:table-cell office:value-type="float" office:value="61743" calcext:value-type="float">
            <text:p>6174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08]" office:value-type="float" office:value="4" calcext:value-type="float">
            <text:p>4</text:p>
          </table:table-cell>
          <table:table-cell table:formula="of:=LOG([.A208]*[.$Q$1])" office:value-type="float" office:value="0.790587727377897" calcext:value-type="float">
            <text:p>0.790587727377897</text:p>
          </table:table-cell>
          <table:table-cell table:formula="of:=[.E208]-AVERAGE([.E$3:.E$1200])" office:value-type="float" office:value="-8.00918196994992" calcext:value-type="float">
            <text:p>-8.00918196994992</text:p>
          </table:table-cell>
          <table:table-cell table:formula="of:=[.F208]-AVERAGE([.F$3:.F$1200])" office:value-type="float" office:value="-1.67528496879118" calcext:value-type="float">
            <text:p>-1.67528496879118</text:p>
          </table:table-cell>
          <table:table-cell table:formula="of:=[.G208]*[.G208]" office:value-type="float" office:value="64.1469958277708" calcext:value-type="float">
            <text:p>64.1469958277708</text:p>
          </table:table-cell>
          <table:table-cell table:formula="of:=[.G208]*[.H208]" office:value-type="float" office:value="13.4176621665705" calcext:value-type="float">
            <text:p>13.4176621665705</text:p>
          </table:table-cell>
          <table:table-cell table:formula="of:=[.H208]*[.H208]" office:value-type="float" office:value="2.80657972665768" calcext:value-type="float">
            <text:p>2.80657972665768</text:p>
          </table:table-cell>
          <table:table-cell table:number-columns-repeated="6"/>
        </table:table-row>
        <table:table-row table:style-name="ro1">
          <table:table-cell office:value-type="float" office:value="1446901" calcext:value-type="float">
            <text:p>144690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09]" office:value-type="float" office:value="10" calcext:value-type="float">
            <text:p>10</text:p>
          </table:table-cell>
          <table:table-cell table:formula="of:=LOG([.A209]*[.$Q$1])" office:value-type="float" office:value="2.16043881679659" calcext:value-type="float">
            <text:p>2.16043881679659</text:p>
          </table:table-cell>
          <table:table-cell table:formula="of:=[.E209]-AVERAGE([.E$3:.E$1200])" office:value-type="float" office:value="-2.00918196994992" calcext:value-type="float">
            <text:p>-2.00918196994992</text:p>
          </table:table-cell>
          <table:table-cell table:formula="of:=[.F209]-AVERAGE([.F$3:.F$1200])" office:value-type="float" office:value="-0.305433879372493" calcext:value-type="float">
            <text:p>-0.305433879372493</text:p>
          </table:table-cell>
          <table:table-cell table:formula="of:=[.G209]*[.G209]" office:value-type="float" office:value="4.03681218837182" calcext:value-type="float">
            <text:p>4.03681218837182</text:p>
          </table:table-cell>
          <table:table-cell table:formula="of:=[.G209]*[.H209]" office:value-type="float" office:value="0.61367224344707" calcext:value-type="float">
            <text:p>0.61367224344707</text:p>
          </table:table-cell>
          <table:table-cell table:formula="of:=[.H209]*[.H209]" office:value-type="float" office:value="0.0932898546685305" calcext:value-type="float">
            <text:p>0.093289854668531</text:p>
          </table:table-cell>
          <table:table-cell table:number-columns-repeated="6"/>
        </table:table-row>
        <table:table-row table:style-name="ro1">
          <table:table-cell office:value-type="float" office:value="155397" calcext:value-type="float">
            <text:p>15539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10]" office:value-type="float" office:value="7" calcext:value-type="float">
            <text:p>7</text:p>
          </table:table-cell>
          <table:table-cell table:formula="of:=LOG([.A210]*[.$Q$1])" office:value-type="float" office:value="1.19144263032061" calcext:value-type="float">
            <text:p>1.19144263032061</text:p>
          </table:table-cell>
          <table:table-cell table:formula="of:=[.E210]-AVERAGE([.E$3:.E$1200])" office:value-type="float" office:value="-5.00918196994992" calcext:value-type="float">
            <text:p>-5.00918196994992</text:p>
          </table:table-cell>
          <table:table-cell table:formula="of:=[.F210]-AVERAGE([.F$3:.F$1200])" office:value-type="float" office:value="-1.27443006584847" calcext:value-type="float">
            <text:p>-1.27443006584847</text:p>
          </table:table-cell>
          <table:table-cell table:formula="of:=[.G210]*[.G210]" office:value-type="float" office:value="25.0919040080713" calcext:value-type="float">
            <text:p>25.0919040080713</text:p>
          </table:table-cell>
          <table:table-cell table:formula="of:=[.G210]*[.H210]" office:value-type="float" office:value="6.38385210781024" calcext:value-type="float">
            <text:p>6.38385210781024</text:p>
          </table:table-cell>
          <table:table-cell table:formula="of:=[.H210]*[.H210]" office:value-type="float" office:value="1.62417199273854" calcext:value-type="float">
            <text:p>1.62417199273854</text:p>
          </table:table-cell>
          <table:table-cell table:number-columns-repeated="6"/>
        </table:table-row>
        <table:table-row table:style-name="ro1">
          <table:table-cell office:value-type="float" office:value="59882" calcext:value-type="float">
            <text:p>5988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11]" office:value-type="float" office:value="5" calcext:value-type="float">
            <text:p>5</text:p>
          </table:table-cell>
          <table:table-cell table:formula="of:=LOG([.A211]*[.$Q$1])" office:value-type="float" office:value="0.777296296922495" calcext:value-type="float">
            <text:p>0.777296296922495</text:p>
          </table:table-cell>
          <table:table-cell table:formula="of:=[.E211]-AVERAGE([.E$3:.E$1200])" office:value-type="float" office:value="-7.00918196994992" calcext:value-type="float">
            <text:p>-7.00918196994992</text:p>
          </table:table-cell>
          <table:table-cell table:formula="of:=[.F211]-AVERAGE([.F$3:.F$1200])" office:value-type="float" office:value="-1.68857639924659" calcext:value-type="float">
            <text:p>-1.68857639924659</text:p>
          </table:table-cell>
          <table:table-cell table:formula="of:=[.G211]*[.G211]" office:value-type="float" office:value="49.128631887871" calcext:value-type="float">
            <text:p>49.128631887871</text:p>
          </table:table-cell>
          <table:table-cell table:formula="of:=[.G211]*[.H211]" office:value-type="float" office:value="11.8355392524821" calcext:value-type="float">
            <text:p>11.8355392524821</text:p>
          </table:table-cell>
          <table:table-cell table:formula="of:=[.H211]*[.H211]" office:value-type="float" office:value="2.85129025609257" calcext:value-type="float">
            <text:p>2.85129025609257</text:p>
          </table:table-cell>
          <table:table-cell table:number-columns-repeated="6"/>
        </table:table-row>
        <table:table-row table:style-name="ro1">
          <table:table-cell office:value-type="float" office:value="80896" calcext:value-type="float">
            <text:p>8089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12]" office:value-type="float" office:value="6" calcext:value-type="float">
            <text:p>6</text:p>
          </table:table-cell>
          <table:table-cell table:formula="of:=LOG([.A212]*[.$Q$1])" office:value-type="float" office:value="0.907927047930253" calcext:value-type="float">
            <text:p>0.907927047930253</text:p>
          </table:table-cell>
          <table:table-cell table:formula="of:=[.E212]-AVERAGE([.E$3:.E$1200])" office:value-type="float" office:value="-6.00918196994992" calcext:value-type="float">
            <text:p>-6.00918196994992</text:p>
          </table:table-cell>
          <table:table-cell table:formula="of:=[.F212]-AVERAGE([.F$3:.F$1200])" office:value-type="float" office:value="-1.55794564823883" calcext:value-type="float">
            <text:p>-1.55794564823883</text:p>
          </table:table-cell>
          <table:table-cell table:formula="of:=[.G212]*[.G212]" office:value-type="float" office:value="36.1102679479711" calcext:value-type="float">
            <text:p>36.1102679479711</text:p>
          </table:table-cell>
          <table:table-cell table:formula="of:=[.G212]*[.H212]" office:value-type="float" office:value="9.3619788995587" calcext:value-type="float">
            <text:p>9.3619788995587</text:p>
          </table:table-cell>
          <table:table-cell table:formula="of:=[.H212]*[.H212]" office:value-type="float" office:value="2.4271946428663" calcext:value-type="float">
            <text:p>2.4271946428663</text:p>
          </table:table-cell>
          <table:table-cell table:number-columns-repeated="6"/>
        </table:table-row>
        <table:table-row table:style-name="ro1">
          <table:table-cell office:value-type="float" office:value="93153" calcext:value-type="float">
            <text:p>9315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13]" office:value-type="float" office:value="7" calcext:value-type="float">
            <text:p>7</text:p>
          </table:table-cell>
          <table:table-cell table:formula="of:=LOG([.A213]*[.$Q$1])" office:value-type="float" office:value="0.96919684594687" calcext:value-type="float">
            <text:p>0.96919684594687</text:p>
          </table:table-cell>
          <table:table-cell table:formula="of:=[.E213]-AVERAGE([.E$3:.E$1200])" office:value-type="float" office:value="-5.00918196994992" calcext:value-type="float">
            <text:p>-5.00918196994992</text:p>
          </table:table-cell>
          <table:table-cell table:formula="of:=[.F213]-AVERAGE([.F$3:.F$1200])" office:value-type="float" office:value="-1.49667585022221" calcext:value-type="float">
            <text:p>-1.49667585022221</text:p>
          </table:table-cell>
          <table:table-cell table:formula="of:=[.G213]*[.G213]" office:value-type="float" office:value="25.0919040080713" calcext:value-type="float">
            <text:p>25.0919040080713</text:p>
          </table:table-cell>
          <table:table-cell table:formula="of:=[.G213]*[.H213]" office:value-type="float" office:value="7.49712168379256" calcext:value-type="float">
            <text:p>7.49712168379256</text:p>
          </table:table-cell>
          <table:table-cell table:formula="of:=[.H213]*[.H213]" office:value-type="float" office:value="2.24003860063838" calcext:value-type="float">
            <text:p>2.24003860063838</text:p>
          </table:table-cell>
          <table:table-cell table:number-columns-repeated="6"/>
        </table:table-row>
        <table:table-row table:style-name="ro1">
          <table:table-cell office:value-type="float" office:value="79528" calcext:value-type="float">
            <text:p>7952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14]" office:value-type="float" office:value="6" calcext:value-type="float">
            <text:p>6</text:p>
          </table:table-cell>
          <table:table-cell table:formula="of:=LOG([.A214]*[.$Q$1])" office:value-type="float" office:value="0.900520060789415" calcext:value-type="float">
            <text:p>0.900520060789415</text:p>
          </table:table-cell>
          <table:table-cell table:formula="of:=[.E214]-AVERAGE([.E$3:.E$1200])" office:value-type="float" office:value="-6.00918196994992" calcext:value-type="float">
            <text:p>-6.00918196994992</text:p>
          </table:table-cell>
          <table:table-cell table:formula="of:=[.F214]-AVERAGE([.F$3:.F$1200])" office:value-type="float" office:value="-1.56535263537967" calcext:value-type="float">
            <text:p>-1.56535263537967</text:p>
          </table:table-cell>
          <table:table-cell table:formula="of:=[.G214]*[.G214]" office:value-type="float" office:value="36.1102679479711" calcext:value-type="float">
            <text:p>36.1102679479711</text:p>
          </table:table-cell>
          <table:table-cell table:formula="of:=[.G214]*[.H214]" office:value-type="float" office:value="9.40648883313707" calcext:value-type="float">
            <text:p>9.40648883313707</text:p>
          </table:table-cell>
          <table:table-cell table:formula="of:=[.H214]*[.H214]" office:value-type="float" office:value="2.45032887309007" calcext:value-type="float">
            <text:p>2.45032887309007</text:p>
          </table:table-cell>
          <table:table-cell table:number-columns-repeated="6"/>
        </table:table-row>
        <table:table-row table:style-name="ro1">
          <table:table-cell office:value-type="float" office:value="163542" calcext:value-type="float">
            <text:p>1635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15]" office:value-type="float" office:value="7" calcext:value-type="float">
            <text:p>7</text:p>
          </table:table-cell>
          <table:table-cell table:formula="of:=LOG([.A215]*[.$Q$1])" office:value-type="float" office:value="1.21362930455497" calcext:value-type="float">
            <text:p>1.21362930455497</text:p>
          </table:table-cell>
          <table:table-cell table:formula="of:=[.E215]-AVERAGE([.E$3:.E$1200])" office:value-type="float" office:value="-5.00918196994992" calcext:value-type="float">
            <text:p>-5.00918196994992</text:p>
          </table:table-cell>
          <table:table-cell table:formula="of:=[.F215]-AVERAGE([.F$3:.F$1200])" office:value-type="float" office:value="-1.25224339161411" calcext:value-type="float">
            <text:p>-1.25224339161411</text:p>
          </table:table-cell>
          <table:table-cell table:formula="of:=[.G215]*[.G215]" office:value-type="float" office:value="25.0919040080713" calcext:value-type="float">
            <text:p>25.0919040080713</text:p>
          </table:table-cell>
          <table:table-cell table:formula="of:=[.G215]*[.H215]" office:value-type="float" office:value="6.27271501926234" calcext:value-type="float">
            <text:p>6.27271501926234</text:p>
          </table:table-cell>
          <table:table-cell table:formula="of:=[.H215]*[.H215]" office:value-type="float" office:value="1.56811351184122" calcext:value-type="float">
            <text:p>1.56811351184122</text:p>
          </table:table-cell>
          <table:table-cell table:number-columns-repeated="6"/>
        </table:table-row>
        <table:table-row table:style-name="ro1">
          <table:table-cell office:value-type="float" office:value="91578" calcext:value-type="float">
            <text:p>9157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16]" office:value-type="float" office:value="6" calcext:value-type="float">
            <text:p>6</text:p>
          </table:table-cell>
          <table:table-cell table:formula="of:=LOG([.A216]*[.$Q$1])" office:value-type="float" office:value="0.961791154604996" calcext:value-type="float">
            <text:p>0.961791154604996</text:p>
          </table:table-cell>
          <table:table-cell table:formula="of:=[.E216]-AVERAGE([.E$3:.E$1200])" office:value-type="float" office:value="-6.00918196994992" calcext:value-type="float">
            <text:p>-6.00918196994992</text:p>
          </table:table-cell>
          <table:table-cell table:formula="of:=[.F216]-AVERAGE([.F$3:.F$1200])" office:value-type="float" office:value="-1.50408154156409" calcext:value-type="float">
            <text:p>-1.50408154156409</text:p>
          </table:table-cell>
          <table:table-cell table:formula="of:=[.G216]*[.G216]" office:value-type="float" office:value="36.1102679479711" calcext:value-type="float">
            <text:p>36.1102679479711</text:p>
          </table:table-cell>
          <table:table-cell table:formula="of:=[.G216]*[.H216]" office:value-type="float" office:value="9.03829968090138" calcext:value-type="float">
            <text:p>9.03829968090138</text:p>
          </table:table-cell>
          <table:table-cell table:formula="of:=[.H216]*[.H216]" office:value-type="float" office:value="2.26226128367379" calcext:value-type="float">
            <text:p>2.26226128367379</text:p>
          </table:table-cell>
          <table:table-cell table:number-columns-repeated="6"/>
        </table:table-row>
        <table:table-row table:style-name="ro1">
          <table:table-cell office:value-type="float" office:value="160415" calcext:value-type="float">
            <text:p>1604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17]" office:value-type="float" office:value="8" calcext:value-type="float">
            <text:p>8</text:p>
          </table:table-cell>
          <table:table-cell table:formula="of:=LOG([.A217]*[.$Q$1])" office:value-type="float" office:value="1.20524497562299" calcext:value-type="float">
            <text:p>1.20524497562299</text:p>
          </table:table-cell>
          <table:table-cell table:formula="of:=[.E217]-AVERAGE([.E$3:.E$1200])" office:value-type="float" office:value="-4.00918196994992" calcext:value-type="float">
            <text:p>-4.00918196994992</text:p>
          </table:table-cell>
          <table:table-cell table:formula="of:=[.F217]-AVERAGE([.F$3:.F$1200])" office:value-type="float" office:value="-1.26062772054609" calcext:value-type="float">
            <text:p>-1.26062772054609</text:p>
          </table:table-cell>
          <table:table-cell table:formula="of:=[.G217]*[.G217]" office:value-type="float" office:value="16.0735400681715" calcext:value-type="float">
            <text:p>16.0735400681715</text:p>
          </table:table-cell>
          <table:table-cell table:formula="of:=[.G217]*[.H217]" office:value-type="float" office:value="5.05408592803243" calcext:value-type="float">
            <text:p>5.05408592803243</text:p>
          </table:table-cell>
          <table:table-cell table:formula="of:=[.H217]*[.H217]" office:value-type="float" office:value="1.58918224980922" calcext:value-type="float">
            <text:p>1.58918224980922</text:p>
          </table:table-cell>
          <table:table-cell table:number-columns-repeated="6"/>
        </table:table-row>
        <table:table-row table:style-name="ro1">
          <table:table-cell office:value-type="float" office:value="96104" calcext:value-type="float">
            <text:p>9610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18]" office:value-type="float" office:value="5" calcext:value-type="float">
            <text:p>5</text:p>
          </table:table-cell>
          <table:table-cell table:formula="of:=LOG([.A218]*[.$Q$1])" office:value-type="float" office:value="0.982741464065788" calcext:value-type="float">
            <text:p>0.982741464065788</text:p>
          </table:table-cell>
          <table:table-cell table:formula="of:=[.E218]-AVERAGE([.E$3:.E$1200])" office:value-type="float" office:value="-7.00918196994992" calcext:value-type="float">
            <text:p>-7.00918196994992</text:p>
          </table:table-cell>
          <table:table-cell table:formula="of:=[.F218]-AVERAGE([.F$3:.F$1200])" office:value-type="float" office:value="-1.48313123210329" calcext:value-type="float">
            <text:p>-1.48313123210329</text:p>
          </table:table-cell>
          <table:table-cell table:formula="of:=[.G218]*[.G218]" office:value-type="float" office:value="49.128631887871" calcext:value-type="float">
            <text:p>49.128631887871</text:p>
          </table:table-cell>
          <table:table-cell table:formula="of:=[.G218]*[.H218]" office:value-type="float" office:value="10.395536691128" calcext:value-type="float">
            <text:p>10.395536691128</text:p>
          </table:table-cell>
          <table:table-cell table:formula="of:=[.H218]*[.H218]" office:value-type="float" office:value="2.19967825164023" calcext:value-type="float">
            <text:p>2.19967825164023</text:p>
          </table:table-cell>
          <table:table-cell table:number-columns-repeated="6"/>
        </table:table-row>
        <table:table-row table:style-name="ro1">
          <table:table-cell office:value-type="float" office:value="64494" calcext:value-type="float">
            <text:p>6449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19]" office:value-type="float" office:value="5" calcext:value-type="float">
            <text:p>5</text:p>
          </table:table-cell>
          <table:table-cell table:formula="of:=LOG([.A219]*[.$Q$1])" office:value-type="float" office:value="0.809519313269417" calcext:value-type="float">
            <text:p>0.809519313269417</text:p>
          </table:table-cell>
          <table:table-cell table:formula="of:=[.E219]-AVERAGE([.E$3:.E$1200])" office:value-type="float" office:value="-7.00918196994992" calcext:value-type="float">
            <text:p>-7.00918196994992</text:p>
          </table:table-cell>
          <table:table-cell table:formula="of:=[.F219]-AVERAGE([.F$3:.F$1200])" office:value-type="float" office:value="-1.65635338289966" calcext:value-type="float">
            <text:p>-1.65635338289966</text:p>
          </table:table-cell>
          <table:table-cell table:formula="of:=[.G219]*[.G219]" office:value-type="float" office:value="49.128631887871" calcext:value-type="float">
            <text:p>49.128631887871</text:p>
          </table:table-cell>
          <table:table-cell table:formula="of:=[.G219]*[.H219]" office:value-type="float" office:value="11.6096822672859" calcext:value-type="float">
            <text:p>11.6096822672859</text:p>
          </table:table-cell>
          <table:table-cell table:formula="of:=[.H219]*[.H219]" office:value-type="float" office:value="2.74350652904316" calcext:value-type="float">
            <text:p>2.74350652904316</text:p>
          </table:table-cell>
          <table:table-cell table:number-columns-repeated="6"/>
        </table:table-row>
        <table:table-row table:style-name="ro1">
          <table:table-cell office:value-type="float" office:value="72010" calcext:value-type="float">
            <text:p>720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20]" office:value-type="float" office:value="7" calcext:value-type="float">
            <text:p>7</text:p>
          </table:table-cell>
          <table:table-cell table:formula="of:=LOG([.A220]*[.$Q$1])" office:value-type="float" office:value="0.857392810920901" calcext:value-type="float">
            <text:p>0.857392810920901</text:p>
          </table:table-cell>
          <table:table-cell table:formula="of:=[.E220]-AVERAGE([.E$3:.E$1200])" office:value-type="float" office:value="-5.00918196994992" calcext:value-type="float">
            <text:p>-5.00918196994992</text:p>
          </table:table-cell>
          <table:table-cell table:formula="of:=[.F220]-AVERAGE([.F$3:.F$1200])" office:value-type="float" office:value="-1.60847988524818" calcext:value-type="float">
            <text:p>-1.60847988524818</text:p>
          </table:table-cell>
          <table:table-cell table:formula="of:=[.G220]*[.G220]" office:value-type="float" office:value="25.0919040080713" calcext:value-type="float">
            <text:p>25.0919040080713</text:p>
          </table:table-cell>
          <table:table-cell table:formula="of:=[.G220]*[.H220]" office:value-type="float" office:value="8.05716844021229" calcext:value-type="float">
            <text:p>8.05716844021229</text:p>
          </table:table-cell>
          <table:table-cell table:formula="of:=[.H220]*[.H220]" office:value-type="float" office:value="2.587207541248" calcext:value-type="float">
            <text:p>2.587207541248</text:p>
          </table:table-cell>
          <table:table-cell table:number-columns-repeated="6"/>
        </table:table-row>
        <table:table-row table:style-name="ro1">
          <table:table-cell office:value-type="float" office:value="1713731" calcext:value-type="float">
            <text:p>171373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21]" office:value-type="float" office:value="9" calcext:value-type="float">
            <text:p>9</text:p>
          </table:table-cell>
          <table:table-cell table:formula="of:=LOG([.A221]*[.$Q$1])" office:value-type="float" office:value="2.2339426528357" calcext:value-type="float">
            <text:p>2.2339426528357</text:p>
          </table:table-cell>
          <table:table-cell table:formula="of:=[.E221]-AVERAGE([.E$3:.E$1200])" office:value-type="float" office:value="-3.00918196994992" calcext:value-type="float">
            <text:p>-3.00918196994992</text:p>
          </table:table-cell>
          <table:table-cell table:formula="of:=[.F221]-AVERAGE([.F$3:.F$1200])" office:value-type="float" office:value="-0.231930043333378" calcext:value-type="float">
            <text:p>-0.231930043333378</text:p>
          </table:table-cell>
          <table:table-cell table:formula="of:=[.G221]*[.G221]" office:value-type="float" office:value="9.05517612827166" calcext:value-type="float">
            <text:p>9.05517612827166</text:p>
          </table:table-cell>
          <table:table-cell table:formula="of:=[.G221]*[.H221]" office:value-type="float" office:value="0.697919704688504" calcext:value-type="float">
            <text:p>0.697919704688504</text:p>
          </table:table-cell>
          <table:table-cell table:formula="of:=[.H221]*[.H221]" office:value-type="float" office:value="0.0537915450006226" calcext:value-type="float">
            <text:p>0.053791545000623</text:p>
          </table:table-cell>
          <table:table-cell table:number-columns-repeated="6"/>
        </table:table-row>
        <table:table-row table:style-name="ro1">
          <table:table-cell office:value-type="float" office:value="70916" calcext:value-type="float">
            <text:p>709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22]" office:value-type="float" office:value="6" calcext:value-type="float">
            <text:p>6</text:p>
          </table:table-cell>
          <table:table-cell table:formula="of:=LOG([.A222]*[.$Q$1])" office:value-type="float" office:value="0.850744231343442" calcext:value-type="float">
            <text:p>0.850744231343442</text:p>
          </table:table-cell>
          <table:table-cell table:formula="of:=[.E222]-AVERAGE([.E$3:.E$1200])" office:value-type="float" office:value="-6.00918196994992" calcext:value-type="float">
            <text:p>-6.00918196994992</text:p>
          </table:table-cell>
          <table:table-cell table:formula="of:=[.F222]-AVERAGE([.F$3:.F$1200])" office:value-type="float" office:value="-1.61512846482564" calcext:value-type="float">
            <text:p>-1.61512846482564</text:p>
          </table:table-cell>
          <table:table-cell table:formula="of:=[.G222]*[.G222]" office:value-type="float" office:value="36.1102679479711" calcext:value-type="float">
            <text:p>36.1102679479711</text:p>
          </table:table-cell>
          <table:table-cell table:formula="of:=[.G222]*[.H222]" office:value-type="float" office:value="9.70560084998311" calcext:value-type="float">
            <text:p>9.70560084998311</text:p>
          </table:table-cell>
          <table:table-cell table:formula="of:=[.H222]*[.H222]" office:value-type="float" office:value="2.60863995789002" calcext:value-type="float">
            <text:p>2.60863995789002</text:p>
          </table:table-cell>
          <table:table-cell table:number-columns-repeated="6"/>
        </table:table-row>
        <table:table-row table:style-name="ro1">
          <table:table-cell office:value-type="float" office:value="372485" calcext:value-type="float">
            <text:p>3724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23]" office:value-type="float" office:value="9" calcext:value-type="float">
            <text:p>9</text:p>
          </table:table-cell>
          <table:table-cell table:formula="of:=LOG([.A223]*[.$Q$1])" office:value-type="float" office:value="1.57110878836379" calcext:value-type="float">
            <text:p>1.57110878836379</text:p>
          </table:table-cell>
          <table:table-cell table:formula="of:=[.E223]-AVERAGE([.E$3:.E$1200])" office:value-type="float" office:value="-3.00918196994992" calcext:value-type="float">
            <text:p>-3.00918196994992</text:p>
          </table:table-cell>
          <table:table-cell table:formula="of:=[.F223]-AVERAGE([.F$3:.F$1200])" office:value-type="float" office:value="-0.894763907805292" calcext:value-type="float">
            <text:p>-0.894763907805292</text:p>
          </table:table-cell>
          <table:table-cell table:formula="of:=[.G223]*[.G223]" office:value-type="float" office:value="9.05517612827166" calcext:value-type="float">
            <text:p>9.05517612827166</text:p>
          </table:table-cell>
          <table:table-cell table:formula="of:=[.G223]*[.H223]" office:value-type="float" office:value="2.69250741872961" calcext:value-type="float">
            <text:p>2.69250741872961</text:p>
          </table:table-cell>
          <table:table-cell table:formula="of:=[.H223]*[.H223]" office:value-type="float" office:value="0.800602450710998" calcext:value-type="float">
            <text:p>0.800602450710998</text:p>
          </table:table-cell>
          <table:table-cell table:number-columns-repeated="6"/>
        </table:table-row>
        <table:table-row table:style-name="ro1">
          <table:table-cell office:value-type="float" office:value="121688" calcext:value-type="float">
            <text:p>12168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24]" office:value-type="float" office:value="7" calcext:value-type="float">
            <text:p>7</text:p>
          </table:table-cell>
          <table:table-cell table:formula="of:=LOG([.A224]*[.$Q$1])" office:value-type="float" office:value="1.08524775332673" calcext:value-type="float">
            <text:p>1.08524775332673</text:p>
          </table:table-cell>
          <table:table-cell table:formula="of:=[.E224]-AVERAGE([.E$3:.E$1200])" office:value-type="float" office:value="-5.00918196994992" calcext:value-type="float">
            <text:p>-5.00918196994992</text:p>
          </table:table-cell>
          <table:table-cell table:formula="of:=[.F224]-AVERAGE([.F$3:.F$1200])" office:value-type="float" office:value="-1.38062494284236" calcext:value-type="float">
            <text:p>-1.38062494284236</text:p>
          </table:table-cell>
          <table:table-cell table:formula="of:=[.G224]*[.G224]" office:value-type="float" office:value="25.0919040080713" calcext:value-type="float">
            <text:p>25.0919040080713</text:p>
          </table:table-cell>
          <table:table-cell table:formula="of:=[.G224]*[.H224]" office:value-type="float" office:value="6.91580157094906" calcext:value-type="float">
            <text:p>6.91580157094906</text:p>
          </table:table-cell>
          <table:table-cell table:formula="of:=[.H224]*[.H224]" office:value-type="float" office:value="1.90612523279846" calcext:value-type="float">
            <text:p>1.90612523279846</text:p>
          </table:table-cell>
          <table:table-cell table:number-columns-repeated="6"/>
        </table:table-row>
        <table:table-row table:style-name="ro1">
          <table:table-cell office:value-type="float" office:value="652268" calcext:value-type="float">
            <text:p>65226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25]" office:value-type="float" office:value="9" calcext:value-type="float">
            <text:p>9</text:p>
          </table:table-cell>
          <table:table-cell table:formula="of:=LOG([.A225]*[.$Q$1])" office:value-type="float" office:value="1.81442607273632" calcext:value-type="float">
            <text:p>1.81442607273632</text:p>
          </table:table-cell>
          <table:table-cell table:formula="of:=[.E225]-AVERAGE([.E$3:.E$1200])" office:value-type="float" office:value="-3.00918196994992" calcext:value-type="float">
            <text:p>-3.00918196994992</text:p>
          </table:table-cell>
          <table:table-cell table:formula="of:=[.F225]-AVERAGE([.F$3:.F$1200])" office:value-type="float" office:value="-0.65144662343276" calcext:value-type="float">
            <text:p>-0.65144662343276</text:p>
          </table:table-cell>
          <table:table-cell table:formula="of:=[.G225]*[.G225]" office:value-type="float" office:value="9.05517612827166" calcext:value-type="float">
            <text:p>9.05517612827166</text:p>
          </table:table-cell>
          <table:table-cell table:formula="of:=[.G225]*[.H225]" office:value-type="float" office:value="1.96032143361861" calcext:value-type="float">
            <text:p>1.96032143361861</text:p>
          </table:table-cell>
          <table:table-cell table:formula="of:=[.H225]*[.H225]" office:value-type="float" office:value="0.424382703181944" calcext:value-type="float">
            <text:p>0.424382703181944</text:p>
          </table:table-cell>
          <table:table-cell table:number-columns-repeated="6"/>
        </table:table-row>
        <table:table-row table:style-name="ro1">
          <table:table-cell office:value-type="float" office:value="39613" calcext:value-type="float">
            <text:p>396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26]" office:value-type="float" office:value="4" calcext:value-type="float">
            <text:p>4</text:p>
          </table:table-cell>
          <table:table-cell table:formula="of:=LOG([.A226]*[.$Q$1])" office:value-type="float" office:value="0.597837733949585" calcext:value-type="float">
            <text:p>0.597837733949585</text:p>
          </table:table-cell>
          <table:table-cell table:formula="of:=[.E226]-AVERAGE([.E$3:.E$1200])" office:value-type="float" office:value="-8.00918196994992" calcext:value-type="float">
            <text:p>-8.00918196994992</text:p>
          </table:table-cell>
          <table:table-cell table:formula="of:=[.F226]-AVERAGE([.F$3:.F$1200])" office:value-type="float" office:value="-1.8680349622195" calcext:value-type="float">
            <text:p>-1.8680349622195</text:p>
          </table:table-cell>
          <table:table-cell table:formula="of:=[.G226]*[.G226]" office:value-type="float" office:value="64.1469958277708" calcext:value-type="float">
            <text:p>64.1469958277708</text:p>
          </table:table-cell>
          <table:table-cell table:formula="of:=[.G226]*[.H226]" office:value-type="float" office:value="14.9614319386445" calcext:value-type="float">
            <text:p>14.9614319386445</text:p>
          </table:table-cell>
          <table:table-cell table:formula="of:=[.H226]*[.H226]" office:value-type="float" office:value="3.48955462007439" calcext:value-type="float">
            <text:p>3.48955462007439</text:p>
          </table:table-cell>
          <table:table-cell table:number-columns-repeated="6"/>
        </table:table-row>
        <table:table-row table:style-name="ro1">
          <table:table-cell office:value-type="float" office:value="111242" calcext:value-type="float">
            <text:p>11124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227]" office:value-type="float" office:value="6" calcext:value-type="float">
            <text:p>6</text:p>
          </table:table-cell>
          <table:table-cell table:formula="of:=LOG([.A227]*[.$Q$1])" office:value-type="float" office:value="1.04626878836504" calcext:value-type="float">
            <text:p>1.04626878836504</text:p>
          </table:table-cell>
          <table:table-cell table:formula="of:=[.E227]-AVERAGE([.E$3:.E$1200])" office:value-type="float" office:value="-6.00918196994992" calcext:value-type="float">
            <text:p>-6.00918196994992</text:p>
          </table:table-cell>
          <table:table-cell table:formula="of:=[.F227]-AVERAGE([.F$3:.F$1200])" office:value-type="float" office:value="-1.41960390780404" calcext:value-type="float">
            <text:p>-1.41960390780404</text:p>
          </table:table-cell>
          <table:table-cell table:formula="of:=[.G227]*[.G227]" office:value-type="float" office:value="36.1102679479711" calcext:value-type="float">
            <text:p>36.1102679479711</text:p>
          </table:table-cell>
          <table:table-cell table:formula="of:=[.G227]*[.H227]" office:value-type="float" office:value="8.53065820724647" calcext:value-type="float">
            <text:p>8.53065820724647</text:p>
          </table:table-cell>
          <table:table-cell table:formula="of:=[.H227]*[.H227]" office:value-type="float" office:value="2.0152752550525" calcext:value-type="float">
            <text:p>2.0152752550525</text:p>
          </table:table-cell>
          <table:table-cell table:number-columns-repeated="6"/>
        </table:table-row>
        <table:table-row table:style-name="ro1">
          <table:table-cell office:value-type="float" office:value="136369" calcext:value-type="float">
            <text:p>13636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228]" office:value-type="float" office:value="6" calcext:value-type="float">
            <text:p>6</text:p>
          </table:table-cell>
          <table:table-cell table:formula="of:=LOG([.A228]*[.$Q$1])" office:value-type="float" office:value="1.13471565581114" calcext:value-type="float">
            <text:p>1.13471565581114</text:p>
          </table:table-cell>
          <table:table-cell table:formula="of:=[.E228]-AVERAGE([.E$3:.E$1200])" office:value-type="float" office:value="-6.00918196994992" calcext:value-type="float">
            <text:p>-6.00918196994992</text:p>
          </table:table-cell>
          <table:table-cell table:formula="of:=[.F228]-AVERAGE([.F$3:.F$1200])" office:value-type="float" office:value="-1.33115704035795" calcext:value-type="float">
            <text:p>-1.33115704035795</text:p>
          </table:table-cell>
          <table:table-cell table:formula="of:=[.G228]*[.G228]" office:value-type="float" office:value="36.1102679479711" calcext:value-type="float">
            <text:p>36.1102679479711</text:p>
          </table:table-cell>
          <table:table-cell table:formula="of:=[.G228]*[.H228]" office:value-type="float" office:value="7.99916488609086" calcext:value-type="float">
            <text:p>7.99916488609086</text:p>
          </table:table-cell>
          <table:table-cell table:formula="of:=[.H228]*[.H228]" office:value-type="float" office:value="1.77197906609452" calcext:value-type="float">
            <text:p>1.77197906609452</text:p>
          </table:table-cell>
          <table:table-cell table:number-columns-repeated="6"/>
        </table:table-row>
        <table:table-row table:style-name="ro1">
          <table:table-cell office:value-type="float" office:value="90193" calcext:value-type="float">
            <text:p>9019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229]" office:value-type="float" office:value="7" calcext:value-type="float">
            <text:p>7</text:p>
          </table:table-cell>
          <table:table-cell table:formula="of:=LOG([.A229]*[.$Q$1])" office:value-type="float" office:value="0.955172832671189" calcext:value-type="float">
            <text:p>0.955172832671189</text:p>
          </table:table-cell>
          <table:table-cell table:formula="of:=[.E229]-AVERAGE([.E$3:.E$1200])" office:value-type="float" office:value="-5.00918196994992" calcext:value-type="float">
            <text:p>-5.00918196994992</text:p>
          </table:table-cell>
          <table:table-cell table:formula="of:=[.F229]-AVERAGE([.F$3:.F$1200])" office:value-type="float" office:value="-1.51069986349789" calcext:value-type="float">
            <text:p>-1.51069986349789</text:p>
          </table:table-cell>
          <table:table-cell table:formula="of:=[.G229]*[.G229]" office:value-type="float" office:value="25.0919040080713" calcext:value-type="float">
            <text:p>25.0919040080713</text:p>
          </table:table-cell>
          <table:table-cell table:formula="of:=[.G229]*[.H229]" office:value-type="float" office:value="7.56737051823944" calcext:value-type="float">
            <text:p>7.56737051823944</text:p>
          </table:table-cell>
          <table:table-cell table:formula="of:=[.H229]*[.H229]" office:value-type="float" office:value="2.28221407757255" calcext:value-type="float">
            <text:p>2.28221407757255</text:p>
          </table:table-cell>
          <table:table-cell table:number-columns-repeated="6"/>
        </table:table-row>
        <table:table-row table:style-name="ro1">
          <table:table-cell office:value-type="float" office:value="42725" calcext:value-type="float">
            <text:p>4272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230]" office:value-type="float" office:value="7" calcext:value-type="float">
            <text:p>7</text:p>
          </table:table-cell>
          <table:table-cell table:formula="of:=LOG([.A230]*[.$Q$1])" office:value-type="float" office:value="0.630682071392774" calcext:value-type="float">
            <text:p>0.630682071392774</text:p>
          </table:table-cell>
          <table:table-cell table:formula="of:=[.E230]-AVERAGE([.E$3:.E$1200])" office:value-type="float" office:value="-5.00918196994992" calcext:value-type="float">
            <text:p>-5.00918196994992</text:p>
          </table:table-cell>
          <table:table-cell table:formula="of:=[.F230]-AVERAGE([.F$3:.F$1200])" office:value-type="float" office:value="-1.83519062477631" calcext:value-type="float">
            <text:p>-1.83519062477631</text:p>
          </table:table-cell>
          <table:table-cell table:formula="of:=[.G230]*[.G230]" office:value-type="float" office:value="25.0919040080713" calcext:value-type="float">
            <text:p>25.0919040080713</text:p>
          </table:table-cell>
          <table:table-cell table:formula="of:=[.G230]*[.H230]" office:value-type="float" office:value="9.19280378905059" calcext:value-type="float">
            <text:p>9.19280378905059</text:p>
          </table:table-cell>
          <table:table-cell table:formula="of:=[.H230]*[.H230]" office:value-type="float" office:value="3.36792462926685" calcext:value-type="float">
            <text:p>3.36792462926685</text:p>
          </table:table-cell>
          <table:table-cell table:number-columns-repeated="6"/>
        </table:table-row>
        <table:table-row table:style-name="ro1">
          <table:table-cell office:value-type="float" office:value="154062" calcext:value-type="float">
            <text:p>15406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231]" office:value-type="float" office:value="8" calcext:value-type="float">
            <text:p>8</text:p>
          </table:table-cell>
          <table:table-cell table:formula="of:=LOG([.A231]*[.$Q$1])" office:value-type="float" office:value="1.18769553148004" calcext:value-type="float">
            <text:p>1.18769553148004</text:p>
          </table:table-cell>
          <table:table-cell table:formula="of:=[.E231]-AVERAGE([.E$3:.E$1200])" office:value-type="float" office:value="-4.00918196994992" calcext:value-type="float">
            <text:p>-4.00918196994992</text:p>
          </table:table-cell>
          <table:table-cell table:formula="of:=[.F231]-AVERAGE([.F$3:.F$1200])" office:value-type="float" office:value="-1.27817716468904" calcext:value-type="float">
            <text:p>-1.27817716468904</text:p>
          </table:table-cell>
          <table:table-cell table:formula="of:=[.G231]*[.G231]" office:value-type="float" office:value="16.0735400681715" calcext:value-type="float">
            <text:p>16.0735400681715</text:p>
          </table:table-cell>
          <table:table-cell table:formula="of:=[.G231]*[.H231]" office:value-type="float" office:value="5.12444484307299" calcext:value-type="float">
            <text:p>5.12444484307299</text:p>
          </table:table-cell>
          <table:table-cell table:formula="of:=[.H231]*[.H231]" office:value-type="float" office:value="1.6337368643325" calcext:value-type="float">
            <text:p>1.6337368643325</text:p>
          </table:table-cell>
          <table:table-cell table:number-columns-repeated="6"/>
        </table:table-row>
        <table:table-row table:style-name="ro1">
          <table:table-cell office:value-type="float" office:value="279377" calcext:value-type="float">
            <text:p>27937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32]" office:value-type="float" office:value="7" calcext:value-type="float">
            <text:p>7</text:p>
          </table:table-cell>
          <table:table-cell table:formula="of:=LOG([.A232]*[.$Q$1])" office:value-type="float" office:value="1.44619064950815" calcext:value-type="float">
            <text:p>1.44619064950815</text:p>
          </table:table-cell>
          <table:table-cell table:formula="of:=[.E232]-AVERAGE([.E$3:.E$1200])" office:value-type="float" office:value="-5.00918196994992" calcext:value-type="float">
            <text:p>-5.00918196994992</text:p>
          </table:table-cell>
          <table:table-cell table:formula="of:=[.F232]-AVERAGE([.F$3:.F$1200])" office:value-type="float" office:value="-1.01968204666093" calcext:value-type="float">
            <text:p>-1.01968204666093</text:p>
          </table:table-cell>
          <table:table-cell table:formula="of:=[.G232]*[.G232]" office:value-type="float" office:value="25.0919040080713" calcext:value-type="float">
            <text:p>25.0919040080713</text:p>
          </table:table-cell>
          <table:table-cell table:formula="of:=[.G232]*[.H232]" office:value-type="float" office:value="5.10777292321554" calcext:value-type="float">
            <text:p>5.10777292321554</text:p>
          </table:table-cell>
          <table:table-cell table:formula="of:=[.H232]*[.H232]" office:value-type="float" office:value="1.03975147628262" calcext:value-type="float">
            <text:p>1.03975147628262</text:p>
          </table:table-cell>
          <table:table-cell table:number-columns-repeated="6"/>
        </table:table-row>
        <table:table-row table:style-name="ro1">
          <table:table-cell office:value-type="float" office:value="484468" calcext:value-type="float">
            <text:p>4844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33]" office:value-type="float" office:value="10" calcext:value-type="float">
            <text:p>10</text:p>
          </table:table-cell>
          <table:table-cell table:formula="of:=LOG([.A233]*[.$Q$1])" office:value-type="float" office:value="1.68526509638702" calcext:value-type="float">
            <text:p>1.68526509638702</text:p>
          </table:table-cell>
          <table:table-cell table:formula="of:=[.E233]-AVERAGE([.E$3:.E$1200])" office:value-type="float" office:value="-2.00918196994992" calcext:value-type="float">
            <text:p>-2.00918196994992</text:p>
          </table:table-cell>
          <table:table-cell table:formula="of:=[.F233]-AVERAGE([.F$3:.F$1200])" office:value-type="float" office:value="-0.780607599782061" calcext:value-type="float">
            <text:p>-0.780607599782061</text:p>
          </table:table-cell>
          <table:table-cell table:formula="of:=[.G233]*[.G233]" office:value-type="float" office:value="4.03681218837182" calcext:value-type="float">
            <text:p>4.03681218837182</text:p>
          </table:table-cell>
          <table:table-cell table:formula="of:=[.G233]*[.H233]" office:value-type="float" office:value="1.568382715088" calcext:value-type="float">
            <text:p>1.568382715088</text:p>
          </table:table-cell>
          <table:table-cell table:formula="of:=[.H233]*[.H233]" office:value-type="float" office:value="0.609348224837511" calcext:value-type="float">
            <text:p>0.609348224837511</text:p>
          </table:table-cell>
          <table:table-cell table:number-columns-repeated="6"/>
        </table:table-row>
        <table:table-row table:style-name="ro1">
          <table:table-cell office:value-type="float" office:value="57820985" calcext:value-type="float">
            <text:p>5782098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34]" office:value-type="float" office:value="16" calcext:value-type="float">
            <text:p>16</text:p>
          </table:table-cell>
          <table:table-cell table:formula="of:=LOG([.A234]*[.$Q$1])" office:value-type="float" office:value="3.76208548575077" calcext:value-type="float">
            <text:p>3.76208548575077</text:p>
          </table:table-cell>
          <table:table-cell table:formula="of:=[.E234]-AVERAGE([.E$3:.E$1200])" office:value-type="float" office:value="3.99081803005008" calcext:value-type="float">
            <text:p>3.99081803005008</text:p>
          </table:table-cell>
          <table:table-cell table:formula="of:=[.F234]-AVERAGE([.F$3:.F$1200])" office:value-type="float" office:value="1.29621278958169" calcext:value-type="float">
            <text:p>1.29621278958169</text:p>
          </table:table-cell>
          <table:table-cell table:formula="of:=[.G234]*[.G234]" office:value-type="float" office:value="15.9266285489728" calcext:value-type="float">
            <text:p>15.9266285489728</text:p>
          </table:table-cell>
          <table:table-cell table:formula="of:=[.G234]*[.H234]" office:value-type="float" office:value="5.17294937144414" calcext:value-type="float">
            <text:p>5.17294937144414</text:p>
          </table:table-cell>
          <table:table-cell table:formula="of:=[.H234]*[.H234]" office:value-type="float" office:value="1.68016759587516" calcext:value-type="float">
            <text:p>1.68016759587516</text:p>
          </table:table-cell>
          <table:table-cell table:number-columns-repeated="6"/>
        </table:table-row>
        <table:table-row table:style-name="ro1">
          <table:table-cell office:value-type="float" office:value="80084" calcext:value-type="float">
            <text:p>8008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35]" office:value-type="float" office:value="6" calcext:value-type="float">
            <text:p>6</text:p>
          </table:table-cell>
          <table:table-cell table:formula="of:=LOG([.A235]*[.$Q$1])" office:value-type="float" office:value="0.90354575696056" calcext:value-type="float">
            <text:p>0.90354575696056</text:p>
          </table:table-cell>
          <table:table-cell table:formula="of:=[.E235]-AVERAGE([.E$3:.E$1200])" office:value-type="float" office:value="-6.00918196994992" calcext:value-type="float">
            <text:p>-6.00918196994992</text:p>
          </table:table-cell>
          <table:table-cell table:formula="of:=[.F235]-AVERAGE([.F$3:.F$1200])" office:value-type="float" office:value="-1.56232693920852" calcext:value-type="float">
            <text:p>-1.56232693920852</text:p>
          </table:table-cell>
          <table:table-cell table:formula="of:=[.G235]*[.G235]" office:value-type="float" office:value="36.1102679479711" calcext:value-type="float">
            <text:p>36.1102679479711</text:p>
          </table:table-cell>
          <table:table-cell table:formula="of:=[.G235]*[.H235]" office:value-type="float" office:value="9.38830687425888" calcext:value-type="float">
            <text:p>9.38830687425888</text:p>
          </table:table-cell>
          <table:table-cell table:formula="of:=[.H235]*[.H235]" office:value-type="float" office:value="2.44086546497666" calcext:value-type="float">
            <text:p>2.44086546497666</text:p>
          </table:table-cell>
          <table:table-cell table:number-columns-repeated="6"/>
        </table:table-row>
        <table:table-row table:style-name="ro1">
          <table:table-cell office:value-type="float" office:value="394634" calcext:value-type="float">
            <text:p>39463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36]" office:value-type="float" office:value="9" calcext:value-type="float">
            <text:p>9</text:p>
          </table:table-cell>
          <table:table-cell table:formula="of:=LOG([.A236]*[.$Q$1])" office:value-type="float" office:value="1.59619449950785" calcext:value-type="float">
            <text:p>1.59619449950785</text:p>
          </table:table-cell>
          <table:table-cell table:formula="of:=[.E236]-AVERAGE([.E$3:.E$1200])" office:value-type="float" office:value="-3.00918196994992" calcext:value-type="float">
            <text:p>-3.00918196994992</text:p>
          </table:table-cell>
          <table:table-cell table:formula="of:=[.F236]-AVERAGE([.F$3:.F$1200])" office:value-type="float" office:value="-0.869678196661226" calcext:value-type="float">
            <text:p>-0.869678196661226</text:p>
          </table:table-cell>
          <table:table-cell table:formula="of:=[.G236]*[.G236]" office:value-type="float" office:value="9.05517612827166" calcext:value-type="float">
            <text:p>9.05517612827166</text:p>
          </table:table-cell>
          <table:table-cell table:formula="of:=[.G236]*[.H236]" office:value-type="float" office:value="2.61701994905152" calcext:value-type="float">
            <text:p>2.61701994905152</text:p>
          </table:table-cell>
          <table:table-cell table:formula="of:=[.H236]*[.H236]" office:value-type="float" office:value="0.756340165747922" calcext:value-type="float">
            <text:p>0.756340165747922</text:p>
          </table:table-cell>
          <table:table-cell table:number-columns-repeated="6"/>
        </table:table-row>
        <table:table-row table:style-name="ro1">
          <table:table-cell office:value-type="float" office:value="144758" calcext:value-type="float">
            <text:p>14475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37]" office:value-type="float" office:value="7" calcext:value-type="float">
            <text:p>7</text:p>
          </table:table-cell>
          <table:table-cell table:formula="of:=LOG([.A237]*[.$Q$1])" office:value-type="float" office:value="1.16064257419463" calcext:value-type="float">
            <text:p>1.16064257419463</text:p>
          </table:table-cell>
          <table:table-cell table:formula="of:=[.E237]-AVERAGE([.E$3:.E$1200])" office:value-type="float" office:value="-5.00918196994992" calcext:value-type="float">
            <text:p>-5.00918196994992</text:p>
          </table:table-cell>
          <table:table-cell table:formula="of:=[.F237]-AVERAGE([.F$3:.F$1200])" office:value-type="float" office:value="-1.30523012197445" calcext:value-type="float">
            <text:p>-1.30523012197445</text:p>
          </table:table-cell>
          <table:table-cell table:formula="of:=[.G237]*[.G237]" office:value-type="float" office:value="25.0919040080713" calcext:value-type="float">
            <text:p>25.0919040080713</text:p>
          </table:table-cell>
          <table:table-cell table:formula="of:=[.G237]*[.H237]" office:value-type="float" office:value="6.53813519362995" calcext:value-type="float">
            <text:p>6.53813519362995</text:p>
          </table:table-cell>
          <table:table-cell table:formula="of:=[.H237]*[.H237]" office:value-type="float" office:value="1.70362567130944" calcext:value-type="float">
            <text:p>1.70362567130944</text:p>
          </table:table-cell>
          <table:table-cell table:number-columns-repeated="6"/>
        </table:table-row>
        <table:table-row table:style-name="ro1">
          <table:table-cell office:value-type="float" office:value="94545" calcext:value-type="float">
            <text:p>9454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38]" office:value-type="float" office:value="6" calcext:value-type="float">
            <text:p>6</text:p>
          </table:table-cell>
          <table:table-cell table:formula="of:=LOG([.A238]*[.$Q$1])" office:value-type="float" office:value="0.975638566181296" calcext:value-type="float">
            <text:p>0.975638566181296</text:p>
          </table:table-cell>
          <table:table-cell table:formula="of:=[.E238]-AVERAGE([.E$3:.E$1200])" office:value-type="float" office:value="-6.00918196994992" calcext:value-type="float">
            <text:p>-6.00918196994992</text:p>
          </table:table-cell>
          <table:table-cell table:formula="of:=[.F238]-AVERAGE([.F$3:.F$1200])" office:value-type="float" office:value="-1.49023412998778" calcext:value-type="float">
            <text:p>-1.49023412998778</text:p>
          </table:table-cell>
          <table:table-cell table:formula="of:=[.G238]*[.G238]" office:value-type="float" office:value="36.1102679479711" calcext:value-type="float">
            <text:p>36.1102679479711</text:p>
          </table:table-cell>
          <table:table-cell table:formula="of:=[.G238]*[.H238]" office:value-type="float" office:value="8.95508806492659" calcext:value-type="float">
            <text:p>8.95508806492659</text:p>
          </table:table-cell>
          <table:table-cell table:formula="of:=[.H238]*[.H238]" office:value-type="float" office:value="2.22079776218045" calcext:value-type="float">
            <text:p>2.22079776218045</text:p>
          </table:table-cell>
          <table:table-cell table:number-columns-repeated="6"/>
        </table:table-row>
        <table:table-row table:style-name="ro1">
          <table:table-cell office:value-type="float" office:value="87329" calcext:value-type="float">
            <text:p>873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39]" office:value-type="float" office:value="5" calcext:value-type="float">
            <text:p>5</text:p>
          </table:table-cell>
          <table:table-cell table:formula="of:=LOG([.A239]*[.$Q$1])" office:value-type="float" office:value="0.941158487102611" calcext:value-type="float">
            <text:p>0.941158487102611</text:p>
          </table:table-cell>
          <table:table-cell table:formula="of:=[.E239]-AVERAGE([.E$3:.E$1200])" office:value-type="float" office:value="-7.00918196994992" calcext:value-type="float">
            <text:p>-7.00918196994992</text:p>
          </table:table-cell>
          <table:table-cell table:formula="of:=[.F239]-AVERAGE([.F$3:.F$1200])" office:value-type="float" office:value="-1.52471420906647" calcext:value-type="float">
            <text:p>-1.52471420906647</text:p>
          </table:table-cell>
          <table:table-cell table:formula="of:=[.G239]*[.G239]" office:value-type="float" office:value="49.128631887871" calcext:value-type="float">
            <text:p>49.128631887871</text:p>
          </table:table-cell>
          <table:table-cell table:formula="of:=[.G239]*[.H239]" office:value-type="float" office:value="10.6869993435151" calcext:value-type="float">
            <text:p>10.6869993435151</text:p>
          </table:table-cell>
          <table:table-cell table:formula="of:=[.H239]*[.H239]" office:value-type="float" office:value="2.32475341932919" calcext:value-type="float">
            <text:p>2.32475341932919</text:p>
          </table:table-cell>
          <table:table-cell table:number-columns-repeated="6"/>
        </table:table-row>
        <table:table-row table:style-name="ro1">
          <table:table-cell office:value-type="float" office:value="81916" calcext:value-type="float">
            <text:p>8191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240]" office:value-type="float" office:value="6" calcext:value-type="float">
            <text:p>6</text:p>
          </table:table-cell>
          <table:table-cell table:formula="of:=LOG([.A240]*[.$Q$1])" office:value-type="float" office:value="0.91336873732877" calcext:value-type="float">
            <text:p>0.91336873732877</text:p>
          </table:table-cell>
          <table:table-cell table:formula="of:=[.E240]-AVERAGE([.E$3:.E$1200])" office:value-type="float" office:value="-6.00918196994992" calcext:value-type="float">
            <text:p>-6.00918196994992</text:p>
          </table:table-cell>
          <table:table-cell table:formula="of:=[.F240]-AVERAGE([.F$3:.F$1200])" office:value-type="float" office:value="-1.55250395884031" calcext:value-type="float">
            <text:p>-1.55250395884031</text:p>
          </table:table-cell>
          <table:table-cell table:formula="of:=[.G240]*[.G240]" office:value-type="float" office:value="36.1102679479711" calcext:value-type="float">
            <text:p>36.1102679479711</text:p>
          </table:table-cell>
          <table:table-cell table:formula="of:=[.G240]*[.H240]" office:value-type="float" office:value="9.32927879773906" calcext:value-type="float">
            <text:p>9.32927879773906</text:p>
          </table:table-cell>
          <table:table-cell table:formula="of:=[.H240]*[.H240]" office:value-type="float" office:value="2.41026854221484" calcext:value-type="float">
            <text:p>2.41026854221484</text:p>
          </table:table-cell>
          <table:table-cell table:number-columns-repeated="6"/>
        </table:table-row>
        <table:table-row table:style-name="ro1">
          <table:table-cell office:value-type="float" office:value="2436158" calcext:value-type="float">
            <text:p>243615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241]" office:value-type="float" office:value="12" calcext:value-type="float">
            <text:p>12</text:p>
          </table:table-cell>
          <table:table-cell table:formula="of:=LOG([.A241]*[.$Q$1])" office:value-type="float" office:value="2.38670545157288" calcext:value-type="float">
            <text:p>2.38670545157288</text:p>
          </table:table-cell>
          <table:table-cell table:formula="of:=[.E241]-AVERAGE([.E$3:.E$1200])" office:value-type="float" office:value="-0.00918196994991583" calcext:value-type="float">
            <text:p>-0.009181969949916</text:p>
          </table:table-cell>
          <table:table-cell table:formula="of:=[.F241]-AVERAGE([.F$3:.F$1200])" office:value-type="float" office:value="-0.0791672445962055" calcext:value-type="float">
            <text:p>-0.079167244596206</text:p>
          </table:table-cell>
          <table:table-cell table:formula="of:=[.G241]*[.G241]" office:value-type="float" office:value="0.0000843085721611572" calcext:value-type="float">
            <text:p>8.43085721611572E-05</text:p>
          </table:table-cell>
          <table:table-cell table:formula="of:=[.G241]*[.H241]" office:value-type="float" office:value="0.000726911260899995" calcext:value-type="float">
            <text:p>0.0007269112609</text:p>
          </table:table-cell>
          <table:table-cell table:formula="of:=[.H241]*[.H241]" office:value-type="float" office:value="0.00626745261695543" calcext:value-type="float">
            <text:p>0.006267452616955</text:p>
          </table:table-cell>
          <table:table-cell table:number-columns-repeated="6"/>
        </table:table-row>
        <table:table-row table:style-name="ro1">
          <table:table-cell office:value-type="float" office:value="510833" calcext:value-type="float">
            <text:p>5108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242]" office:value-type="float" office:value="10" calcext:value-type="float">
            <text:p>10</text:p>
          </table:table-cell>
          <table:table-cell table:formula="of:=LOG([.A242]*[.$Q$1])" office:value-type="float" office:value="1.70827894508115" calcext:value-type="float">
            <text:p>1.70827894508115</text:p>
          </table:table-cell>
          <table:table-cell table:formula="of:=[.E242]-AVERAGE([.E$3:.E$1200])" office:value-type="float" office:value="-2.00918196994992" calcext:value-type="float">
            <text:p>-2.00918196994992</text:p>
          </table:table-cell>
          <table:table-cell table:formula="of:=[.F242]-AVERAGE([.F$3:.F$1200])" office:value-type="float" office:value="-0.757593751087931" calcext:value-type="float">
            <text:p>-0.757593751087931</text:p>
          </table:table-cell>
          <table:table-cell table:formula="of:=[.G242]*[.G242]" office:value-type="float" office:value="4.03681218837182" calcext:value-type="float">
            <text:p>4.03681218837182</text:p>
          </table:table-cell>
          <table:table-cell table:formula="of:=[.G242]*[.H242]" office:value-type="float" office:value="1.5221437052326" calcext:value-type="float">
            <text:p>1.5221437052326</text:p>
          </table:table-cell>
          <table:table-cell table:formula="of:=[.H242]*[.H242]" office:value-type="float" office:value="0.573948291687482" calcext:value-type="float">
            <text:p>0.573948291687482</text:p>
          </table:table-cell>
          <table:table-cell table:number-columns-repeated="6"/>
        </table:table-row>
        <table:table-row table:style-name="ro1">
          <table:table-cell office:value-type="float" office:value="84772" calcext:value-type="float">
            <text:p>8477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243]" office:value-type="float" office:value="8" calcext:value-type="float">
            <text:p>8</text:p>
          </table:table-cell>
          <table:table-cell table:formula="of:=LOG([.A243]*[.$Q$1])" office:value-type="float" office:value="0.928252429455735" calcext:value-type="float">
            <text:p>0.928252429455735</text:p>
          </table:table-cell>
          <table:table-cell table:formula="of:=[.E243]-AVERAGE([.E$3:.E$1200])" office:value-type="float" office:value="-4.00918196994992" calcext:value-type="float">
            <text:p>-4.00918196994992</text:p>
          </table:table-cell>
          <table:table-cell table:formula="of:=[.F243]-AVERAGE([.F$3:.F$1200])" office:value-type="float" office:value="-1.53762026671335" calcext:value-type="float">
            <text:p>-1.53762026671335</text:p>
          </table:table-cell>
          <table:table-cell table:formula="of:=[.G243]*[.G243]" office:value-type="float" office:value="16.0735400681715" calcext:value-type="float">
            <text:p>16.0735400681715</text:p>
          </table:table-cell>
          <table:table-cell table:formula="of:=[.G243]*[.H243]" office:value-type="float" office:value="6.16459944993673" calcext:value-type="float">
            <text:p>6.16459944993673</text:p>
          </table:table-cell>
          <table:table-cell table:formula="of:=[.H243]*[.H243]" office:value-type="float" office:value="2.36427608460762" calcext:value-type="float">
            <text:p>2.36427608460762</text:p>
          </table:table-cell>
          <table:table-cell table:number-columns-repeated="6"/>
        </table:table-row>
        <table:table-row table:style-name="ro1">
          <table:table-cell office:value-type="float" office:value="112311" calcext:value-type="float">
            <text:p>11231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244]" office:value-type="float" office:value="6" calcext:value-type="float">
            <text:p>6</text:p>
          </table:table-cell>
          <table:table-cell table:formula="of:=LOG([.A244]*[.$Q$1])" office:value-type="float" office:value="1.05042229415412" calcext:value-type="float">
            <text:p>1.05042229415412</text:p>
          </table:table-cell>
          <table:table-cell table:formula="of:=[.E244]-AVERAGE([.E$3:.E$1200])" office:value-type="float" office:value="-6.00918196994992" calcext:value-type="float">
            <text:p>-6.00918196994992</text:p>
          </table:table-cell>
          <table:table-cell table:formula="of:=[.F244]-AVERAGE([.F$3:.F$1200])" office:value-type="float" office:value="-1.41545040201496" calcext:value-type="float">
            <text:p>-1.41545040201496</text:p>
          </table:table-cell>
          <table:table-cell table:formula="of:=[.G244]*[.G244]" office:value-type="float" office:value="36.1102679479711" calcext:value-type="float">
            <text:p>36.1102679479711</text:p>
          </table:table-cell>
          <table:table-cell table:formula="of:=[.G244]*[.H244]" office:value-type="float" office:value="8.50569903514664" calcext:value-type="float">
            <text:p>8.50569903514664</text:p>
          </table:table-cell>
          <table:table-cell table:formula="of:=[.H244]*[.H244]" office:value-type="float" office:value="2.0034998405643" calcext:value-type="float">
            <text:p>2.0034998405643</text:p>
          </table:table-cell>
          <table:table-cell table:number-columns-repeated="6"/>
        </table:table-row>
        <table:table-row table:style-name="ro1">
          <table:table-cell office:value-type="float" office:value="9961441" calcext:value-type="float">
            <text:p>996144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245]" office:value-type="float" office:value="12" calcext:value-type="float">
            <text:p>12</text:p>
          </table:table-cell>
          <table:table-cell table:formula="of:=LOG([.A245]*[.$Q$1])" office:value-type="float" office:value="2.99832216704634" calcext:value-type="float">
            <text:p>2.99832216704634</text:p>
          </table:table-cell>
          <table:table-cell table:formula="of:=[.E245]-AVERAGE([.E$3:.E$1200])" office:value-type="float" office:value="-0.00918196994991583" calcext:value-type="float">
            <text:p>-0.009181969949916</text:p>
          </table:table-cell>
          <table:table-cell table:formula="of:=[.F245]-AVERAGE([.F$3:.F$1200])" office:value-type="float" office:value="0.532449470877258" calcext:value-type="float">
            <text:p>0.532449470877258</text:p>
          </table:table-cell>
          <table:table-cell table:formula="of:=[.G245]*[.G245]" office:value-type="float" office:value="0.0000843085721611572" calcext:value-type="float">
            <text:p>8.43085721611572E-05</text:p>
          </table:table-cell>
          <table:table-cell table:formula="of:=[.G245]*[.H245]" office:value-type="float" office:value="-0.00488893504144356" calcext:value-type="float">
            <text:p>-0.004888935041444</text:p>
          </table:table-cell>
          <table:table-cell table:formula="of:=[.H245]*[.H245]" office:value-type="float" office:value="0.283502439037472" calcext:value-type="float">
            <text:p>0.283502439037472</text:p>
          </table:table-cell>
          <table:table-cell table:number-columns-repeated="6"/>
        </table:table-row>
        <table:table-row table:style-name="ro1">
          <table:table-cell office:value-type="float" office:value="4413809" calcext:value-type="float">
            <text:p>441380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246]" office:value-type="float" office:value="14" calcext:value-type="float">
            <text:p>14</text:p>
          </table:table-cell>
          <table:table-cell table:formula="of:=LOG([.A246]*[.$Q$1])" office:value-type="float" office:value="2.64481353588482" calcext:value-type="float">
            <text:p>2.64481353588482</text:p>
          </table:table-cell>
          <table:table-cell table:formula="of:=[.E246]-AVERAGE([.E$3:.E$1200])" office:value-type="float" office:value="1.99081803005008" calcext:value-type="float">
            <text:p>1.99081803005008</text:p>
          </table:table-cell>
          <table:table-cell table:formula="of:=[.F246]-AVERAGE([.F$3:.F$1200])" office:value-type="float" office:value="0.178940839715735" calcext:value-type="float">
            <text:p>0.178940839715735</text:p>
          </table:table-cell>
          <table:table-cell table:formula="of:=[.G246]*[.G246]" office:value-type="float" office:value="3.9633564287725" calcext:value-type="float">
            <text:p>3.9633564287725</text:p>
          </table:table-cell>
          <table:table-cell table:formula="of:=[.G246]*[.H246]" office:value-type="float" office:value="0.356238650018387" calcext:value-type="float">
            <text:p>0.356238650018387</text:p>
          </table:table-cell>
          <table:table-cell table:formula="of:=[.H246]*[.H246]" office:value-type="float" office:value="0.0320198241181724" calcext:value-type="float">
            <text:p>0.032019824118172</text:p>
          </table:table-cell>
          <table:table-cell table:number-columns-repeated="6"/>
        </table:table-row>
        <table:table-row table:style-name="ro1">
          <table:table-cell office:value-type="float" office:value="9279256" calcext:value-type="float">
            <text:p>927925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247]" office:value-type="float" office:value="14" calcext:value-type="float">
            <text:p>14</text:p>
          </table:table-cell>
          <table:table-cell table:formula="of:=LOG([.A247]*[.$Q$1])" office:value-type="float" office:value="2.96751315638614" calcext:value-type="float">
            <text:p>2.96751315638614</text:p>
          </table:table-cell>
          <table:table-cell table:formula="of:=[.E247]-AVERAGE([.E$3:.E$1200])" office:value-type="float" office:value="1.99081803005008" calcext:value-type="float">
            <text:p>1.99081803005008</text:p>
          </table:table-cell>
          <table:table-cell table:formula="of:=[.F247]-AVERAGE([.F$3:.F$1200])" office:value-type="float" office:value="0.501640460217056" calcext:value-type="float">
            <text:p>0.501640460217056</text:p>
          </table:table-cell>
          <table:table-cell table:formula="of:=[.G247]*[.G247]" office:value-type="float" office:value="3.9633564287725" calcext:value-type="float">
            <text:p>3.9633564287725</text:p>
          </table:table-cell>
          <table:table-cell table:formula="of:=[.G247]*[.H247]" office:value-type="float" office:value="0.998674872802737" calcext:value-type="float">
            <text:p>0.998674872802737</text:p>
          </table:table-cell>
          <table:table-cell table:formula="of:=[.H247]*[.H247]" office:value-type="float" office:value="0.25164315132678" calcext:value-type="float">
            <text:p>0.25164315132678</text:p>
          </table:table-cell>
          <table:table-cell table:number-columns-repeated="6"/>
        </table:table-row>
        <table:table-row table:style-name="ro1">
          <table:table-cell office:value-type="float" office:value="117792" calcext:value-type="float">
            <text:p>11779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248]" office:value-type="float" office:value="7" calcext:value-type="float">
            <text:p>7</text:p>
          </table:table-cell>
          <table:table-cell table:formula="of:=LOG([.A248]*[.$Q$1])" office:value-type="float" office:value="1.07111579576657" calcext:value-type="float">
            <text:p>1.07111579576657</text:p>
          </table:table-cell>
          <table:table-cell table:formula="of:=[.E248]-AVERAGE([.E$3:.E$1200])" office:value-type="float" office:value="-5.00918196994992" calcext:value-type="float">
            <text:p>-5.00918196994992</text:p>
          </table:table-cell>
          <table:table-cell table:formula="of:=[.F248]-AVERAGE([.F$3:.F$1200])" office:value-type="float" office:value="-1.39475690040251" calcext:value-type="float">
            <text:p>-1.39475690040251</text:p>
          </table:table-cell>
          <table:table-cell table:formula="of:=[.G248]*[.G248]" office:value-type="float" office:value="25.0919040080713" calcext:value-type="float">
            <text:p>25.0919040080713</text:p>
          </table:table-cell>
          <table:table-cell table:formula="of:=[.G248]*[.H248]" office:value-type="float" office:value="6.98659111795947" calcext:value-type="float">
            <text:p>6.98659111795947</text:p>
          </table:table-cell>
          <table:table-cell table:formula="of:=[.H248]*[.H248]" office:value-type="float" office:value="1.94534681122041" calcext:value-type="float">
            <text:p>1.94534681122041</text:p>
          </table:table-cell>
          <table:table-cell table:number-columns-repeated="6"/>
        </table:table-row>
        <table:table-row table:style-name="ro1">
          <table:table-cell office:value-type="float" office:value="133601" calcext:value-type="float">
            <text:p>13360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249]" office:value-type="float" office:value="7" calcext:value-type="float">
            <text:p>7</text:p>
          </table:table-cell>
          <table:table-cell table:formula="of:=LOG([.A249]*[.$Q$1])" office:value-type="float" office:value="1.12580970883456" calcext:value-type="float">
            <text:p>1.12580970883456</text:p>
          </table:table-cell>
          <table:table-cell table:formula="of:=[.E249]-AVERAGE([.E$3:.E$1200])" office:value-type="float" office:value="-5.00918196994992" calcext:value-type="float">
            <text:p>-5.00918196994992</text:p>
          </table:table-cell>
          <table:table-cell table:formula="of:=[.F249]-AVERAGE([.F$3:.F$1200])" office:value-type="float" office:value="-1.34006298733452" calcext:value-type="float">
            <text:p>-1.34006298733452</text:p>
          </table:table-cell>
          <table:table-cell table:formula="of:=[.G249]*[.G249]" office:value-type="float" office:value="25.0919040080713" calcext:value-type="float">
            <text:p>25.0919040080713</text:p>
          </table:table-cell>
          <table:table-cell table:formula="of:=[.G249]*[.H249]" office:value-type="float" office:value="6.7126193547533" calcext:value-type="float">
            <text:p>6.7126193547533</text:p>
          </table:table-cell>
          <table:table-cell table:formula="of:=[.H249]*[.H249]" office:value-type="float" office:value="1.79576881002392" calcext:value-type="float">
            <text:p>1.79576881002392</text:p>
          </table:table-cell>
          <table:table-cell table:number-columns-repeated="6"/>
        </table:table-row>
        <table:table-row table:style-name="ro1">
          <table:table-cell office:value-type="float" office:value="1177799" calcext:value-type="float">
            <text:p>117779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250]" office:value-type="float" office:value="10" calcext:value-type="float">
            <text:p>10</text:p>
          </table:table-cell>
          <table:table-cell table:formula="of:=LOG([.A250]*[.$Q$1])" office:value-type="float" office:value="2.07107118124985" calcext:value-type="float">
            <text:p>2.07107118124985</text:p>
          </table:table-cell>
          <table:table-cell table:formula="of:=[.E250]-AVERAGE([.E$3:.E$1200])" office:value-type="float" office:value="-2.00918196994992" calcext:value-type="float">
            <text:p>-2.00918196994992</text:p>
          </table:table-cell>
          <table:table-cell table:formula="of:=[.F250]-AVERAGE([.F$3:.F$1200])" office:value-type="float" office:value="-0.394801514919228" calcext:value-type="float">
            <text:p>-0.394801514919228</text:p>
          </table:table-cell>
          <table:table-cell table:formula="of:=[.G250]*[.G250]" office:value-type="float" office:value="4.03681218837182" calcext:value-type="float">
            <text:p>4.03681218837182</text:p>
          </table:table-cell>
          <table:table-cell table:formula="of:=[.G250]*[.H250]" office:value-type="float" office:value="0.793228085484626" calcext:value-type="float">
            <text:p>0.793228085484626</text:p>
          </table:table-cell>
          <table:table-cell table:formula="of:=[.H250]*[.H250]" office:value-type="float" office:value="0.155868236182518" calcext:value-type="float">
            <text:p>0.155868236182518</text:p>
          </table:table-cell>
          <table:table-cell table:number-columns-repeated="6"/>
        </table:table-row>
        <table:table-row table:style-name="ro1">
          <table:table-cell office:value-type="float" office:value="283584" calcext:value-type="float">
            <text:p>28358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251]" office:value-type="float" office:value="11" calcext:value-type="float">
            <text:p>11</text:p>
          </table:table-cell>
          <table:table-cell table:formula="of:=LOG([.A251]*[.$Q$1])" office:value-type="float" office:value="1.4526817240155" calcext:value-type="float">
            <text:p>1.4526817240155</text:p>
          </table:table-cell>
          <table:table-cell table:formula="of:=[.E251]-AVERAGE([.E$3:.E$1200])" office:value-type="float" office:value="-1.00918196994992" calcext:value-type="float">
            <text:p>-1.00918196994992</text:p>
          </table:table-cell>
          <table:table-cell table:formula="of:=[.F251]-AVERAGE([.F$3:.F$1200])" office:value-type="float" office:value="-1.01319097215358" calcext:value-type="float">
            <text:p>-1.01319097215358</text:p>
          </table:table-cell>
          <table:table-cell table:formula="of:=[.G251]*[.G251]" office:value-type="float" office:value="1.01844824847199" calcext:value-type="float">
            <text:p>1.01844824847199</text:p>
          </table:table-cell>
          <table:table-cell table:formula="of:=[.G251]*[.H251]" office:value-type="float" office:value="1.02249406121342" calcext:value-type="float">
            <text:p>1.02249406121342</text:p>
          </table:table-cell>
          <table:table-cell table:formula="of:=[.H251]*[.H251]" office:value-type="float" office:value="1.02655594605352" calcext:value-type="float">
            <text:p>1.02655594605352</text:p>
          </table:table-cell>
          <table:table-cell table:number-columns-repeated="6"/>
        </table:table-row>
        <table:table-row table:style-name="ro1">
          <table:table-cell office:value-type="float" office:value="87039" calcext:value-type="float">
            <text:p>8703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252]" office:value-type="float" office:value="6" calcext:value-type="float">
            <text:p>6</text:p>
          </table:table-cell>
          <table:table-cell table:formula="of:=LOG([.A252]*[.$Q$1])" office:value-type="float" office:value="0.939713892728913" calcext:value-type="float">
            <text:p>0.939713892728913</text:p>
          </table:table-cell>
          <table:table-cell table:formula="of:=[.E252]-AVERAGE([.E$3:.E$1200])" office:value-type="float" office:value="-6.00918196994992" calcext:value-type="float">
            <text:p>-6.00918196994992</text:p>
          </table:table-cell>
          <table:table-cell table:formula="of:=[.F252]-AVERAGE([.F$3:.F$1200])" office:value-type="float" office:value="-1.52615880344017" calcext:value-type="float">
            <text:p>-1.52615880344017</text:p>
          </table:table-cell>
          <table:table-cell table:formula="of:=[.G252]*[.G252]" office:value-type="float" office:value="36.1102679479711" calcext:value-type="float">
            <text:p>36.1102679479711</text:p>
          </table:table-cell>
          <table:table-cell table:formula="of:=[.G252]*[.H252]" office:value-type="float" office:value="9.170965964913" calcext:value-type="float">
            <text:p>9.170965964913</text:p>
          </table:table-cell>
          <table:table-cell table:formula="of:=[.H252]*[.H252]" office:value-type="float" office:value="2.32916069331793" calcext:value-type="float">
            <text:p>2.32916069331793</text:p>
          </table:table-cell>
          <table:table-cell table:number-columns-repeated="6"/>
        </table:table-row>
        <table:table-row table:style-name="ro1">
          <table:table-cell office:value-type="float" office:value="234740" calcext:value-type="float">
            <text:p>23474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253]" office:value-type="float" office:value="7" calcext:value-type="float">
            <text:p>7</text:p>
          </table:table-cell>
          <table:table-cell table:formula="of:=LOG([.A253]*[.$Q$1])" office:value-type="float" office:value="1.37058710024668" calcext:value-type="float">
            <text:p>1.37058710024668</text:p>
          </table:table-cell>
          <table:table-cell table:formula="of:=[.E253]-AVERAGE([.E$3:.E$1200])" office:value-type="float" office:value="-5.00918196994992" calcext:value-type="float">
            <text:p>-5.00918196994992</text:p>
          </table:table-cell>
          <table:table-cell table:formula="of:=[.F253]-AVERAGE([.F$3:.F$1200])" office:value-type="float" office:value="-1.0952855959224" calcext:value-type="float">
            <text:p>-1.0952855959224</text:p>
          </table:table-cell>
          <table:table-cell table:formula="of:=[.G253]*[.G253]" office:value-type="float" office:value="25.0919040080713" calcext:value-type="float">
            <text:p>25.0919040080713</text:p>
          </table:table-cell>
          <table:table-cell table:formula="of:=[.G253]*[.H253]" office:value-type="float" office:value="5.48648485904036" calcext:value-type="float">
            <text:p>5.48648485904036</text:p>
          </table:table-cell>
          <table:table-cell table:formula="of:=[.H253]*[.H253]" office:value-type="float" office:value="1.1996505366351" calcext:value-type="float">
            <text:p>1.1996505366351</text:p>
          </table:table-cell>
          <table:table-cell table:number-columns-repeated="6"/>
        </table:table-row>
        <table:table-row table:style-name="ro1">
          <table:table-cell office:value-type="float" office:value="317155" calcext:value-type="float">
            <text:p>31715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254]" office:value-type="float" office:value="7" calcext:value-type="float">
            <text:p>7</text:p>
          </table:table-cell>
          <table:table-cell table:formula="of:=LOG([.A254]*[.$Q$1])" office:value-type="float" office:value="1.50127156251038" calcext:value-type="float">
            <text:p>1.50127156251038</text:p>
          </table:table-cell>
          <table:table-cell table:formula="of:=[.E254]-AVERAGE([.E$3:.E$1200])" office:value-type="float" office:value="-5.00918196994992" calcext:value-type="float">
            <text:p>-5.00918196994992</text:p>
          </table:table-cell>
          <table:table-cell table:formula="of:=[.F254]-AVERAGE([.F$3:.F$1200])" office:value-type="float" office:value="-0.964601133658702" calcext:value-type="float">
            <text:p>-0.964601133658702</text:p>
          </table:table-cell>
          <table:table-cell table:formula="of:=[.G254]*[.G254]" office:value-type="float" office:value="25.0919040080713" calcext:value-type="float">
            <text:p>25.0919040080713</text:p>
          </table:table-cell>
          <table:table-cell table:formula="of:=[.G254]*[.H254]" office:value-type="float" office:value="4.83186260691642" calcext:value-type="float">
            <text:p>4.83186260691642</text:p>
          </table:table-cell>
          <table:table-cell table:formula="of:=[.H254]*[.H254]" office:value-type="float" office:value="0.930455347055653" calcext:value-type="float">
            <text:p>0.930455347055653</text:p>
          </table:table-cell>
          <table:table-cell table:number-columns-repeated="6"/>
        </table:table-row>
        <table:table-row table:style-name="ro1">
          <table:table-cell office:value-type="float" office:value="129101" calcext:value-type="float">
            <text:p>12910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255]" office:value-type="float" office:value="5" calcext:value-type="float">
            <text:p>5</text:p>
          </table:table-cell>
          <table:table-cell table:formula="of:=LOG([.A255]*[.$Q$1])" office:value-type="float" office:value="1.11092960626952" calcext:value-type="float">
            <text:p>1.11092960626952</text:p>
          </table:table-cell>
          <table:table-cell table:formula="of:=[.E255]-AVERAGE([.E$3:.E$1200])" office:value-type="float" office:value="-7.00918196994992" calcext:value-type="float">
            <text:p>-7.00918196994992</text:p>
          </table:table-cell>
          <table:table-cell table:formula="of:=[.F255]-AVERAGE([.F$3:.F$1200])" office:value-type="float" office:value="-1.35494308989956" calcext:value-type="float">
            <text:p>-1.35494308989956</text:p>
          </table:table-cell>
          <table:table-cell table:formula="of:=[.G255]*[.G255]" office:value-type="float" office:value="49.128631887871" calcext:value-type="float">
            <text:p>49.128631887871</text:p>
          </table:table-cell>
          <table:table-cell table:formula="of:=[.G255]*[.H255]" office:value-type="float" office:value="9.49704267603224" calcext:value-type="float">
            <text:p>9.49704267603224</text:p>
          </table:table-cell>
          <table:table-cell table:formula="of:=[.H255]*[.H255]" office:value-type="float" office:value="1.83587077686658" calcext:value-type="float">
            <text:p>1.83587077686658</text:p>
          </table:table-cell>
          <table:table-cell table:number-columns-repeated="6"/>
        </table:table-row>
        <table:table-row table:style-name="ro1">
          <table:table-cell office:value-type="float" office:value="265671" calcext:value-type="float">
            <text:p>26567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56]" office:value-type="float" office:value="7" calcext:value-type="float">
            <text:p>7</text:p>
          </table:table-cell>
          <table:table-cell table:formula="of:=LOG([.A256]*[.$Q$1])" office:value-type="float" office:value="1.42434415046845" calcext:value-type="float">
            <text:p>1.42434415046845</text:p>
          </table:table-cell>
          <table:table-cell table:formula="of:=[.E256]-AVERAGE([.E$3:.E$1200])" office:value-type="float" office:value="-5.00918196994992" calcext:value-type="float">
            <text:p>-5.00918196994992</text:p>
          </table:table-cell>
          <table:table-cell table:formula="of:=[.F256]-AVERAGE([.F$3:.F$1200])" office:value-type="float" office:value="-1.04152854570064" calcext:value-type="float">
            <text:p>-1.04152854570064</text:p>
          </table:table-cell>
          <table:table-cell table:formula="of:=[.G256]*[.G256]" office:value-type="float" office:value="25.0919040080713" calcext:value-type="float">
            <text:p>25.0919040080713</text:p>
          </table:table-cell>
          <table:table-cell table:formula="of:=[.G256]*[.H256]" office:value-type="float" office:value="5.21720601231178" calcext:value-type="float">
            <text:p>5.21720601231178</text:p>
          </table:table-cell>
          <table:table-cell table:formula="of:=[.H256]*[.H256]" office:value-type="float" office:value="1.08478171150928" calcext:value-type="float">
            <text:p>1.08478171150928</text:p>
          </table:table-cell>
          <table:table-cell table:number-columns-repeated="6"/>
        </table:table-row>
        <table:table-row table:style-name="ro1">
          <table:table-cell office:value-type="float" office:value="110075" calcext:value-type="float">
            <text:p>11007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57]" office:value-type="float" office:value="6" calcext:value-type="float">
            <text:p>6</text:p>
          </table:table-cell>
          <table:table-cell table:formula="of:=LOG([.A257]*[.$Q$1])" office:value-type="float" office:value="1.04168869413156" calcext:value-type="float">
            <text:p>1.04168869413156</text:p>
          </table:table-cell>
          <table:table-cell table:formula="of:=[.E257]-AVERAGE([.E$3:.E$1200])" office:value-type="float" office:value="-6.00918196994992" calcext:value-type="float">
            <text:p>-6.00918196994992</text:p>
          </table:table-cell>
          <table:table-cell table:formula="of:=[.F257]-AVERAGE([.F$3:.F$1200])" office:value-type="float" office:value="-1.42418400203752" calcext:value-type="float">
            <text:p>-1.42418400203752</text:p>
          </table:table-cell>
          <table:table-cell table:formula="of:=[.G257]*[.G257]" office:value-type="float" office:value="36.1102679479711" calcext:value-type="float">
            <text:p>36.1102679479711</text:p>
          </table:table-cell>
          <table:table-cell table:formula="of:=[.G257]*[.H257]" office:value-type="float" office:value="8.55818082693496" calcext:value-type="float">
            <text:p>8.55818082693496</text:p>
          </table:table-cell>
          <table:table-cell table:formula="of:=[.H257]*[.H257]" office:value-type="float" office:value="2.0283000716596" calcext:value-type="float">
            <text:p>2.0283000716596</text:p>
          </table:table-cell>
          <table:table-cell table:number-columns-repeated="6"/>
        </table:table-row>
        <table:table-row table:style-name="ro1">
          <table:table-cell office:value-type="float" office:value="69982" calcext:value-type="float">
            <text:p>6998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58]" office:value-type="float" office:value="6" calcext:value-type="float">
            <text:p>6</text:p>
          </table:table-cell>
          <table:table-cell table:formula="of:=LOG([.A258]*[.$Q$1])" office:value-type="float" office:value="0.84498634992957" calcext:value-type="float">
            <text:p>0.84498634992957</text:p>
          </table:table-cell>
          <table:table-cell table:formula="of:=[.E258]-AVERAGE([.E$3:.E$1200])" office:value-type="float" office:value="-6.00918196994992" calcext:value-type="float">
            <text:p>-6.00918196994992</text:p>
          </table:table-cell>
          <table:table-cell table:formula="of:=[.F258]-AVERAGE([.F$3:.F$1200])" office:value-type="float" office:value="-1.62088634623951" calcext:value-type="float">
            <text:p>-1.62088634623951</text:p>
          </table:table-cell>
          <table:table-cell table:formula="of:=[.G258]*[.G258]" office:value-type="float" office:value="36.1102679479711" calcext:value-type="float">
            <text:p>36.1102679479711</text:p>
          </table:table-cell>
          <table:table-cell table:formula="of:=[.G258]*[.H258]" office:value-type="float" office:value="9.74020100716047" calcext:value-type="float">
            <text:p>9.74020100716047</text:p>
          </table:table-cell>
          <table:table-cell table:formula="of:=[.H258]*[.H258]" office:value-type="float" office:value="2.62727254742567" calcext:value-type="float">
            <text:p>2.62727254742567</text:p>
          </table:table-cell>
          <table:table-cell table:number-columns-repeated="6"/>
        </table:table-row>
        <table:table-row table:style-name="ro1">
          <table:table-cell office:value-type="float" office:value="63221" calcext:value-type="float">
            <text:p>6322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59]" office:value-type="float" office:value="6" calcext:value-type="float">
            <text:p>6</text:p>
          </table:table-cell>
          <table:table-cell table:formula="of:=LOG([.A259]*[.$Q$1])" office:value-type="float" office:value="0.800861361023446" calcext:value-type="float">
            <text:p>0.800861361023446</text:p>
          </table:table-cell>
          <table:table-cell table:formula="of:=[.E259]-AVERAGE([.E$3:.E$1200])" office:value-type="float" office:value="-6.00918196994992" calcext:value-type="float">
            <text:p>-6.00918196994992</text:p>
          </table:table-cell>
          <table:table-cell table:formula="of:=[.F259]-AVERAGE([.F$3:.F$1200])" office:value-type="float" office:value="-1.66501133514563" calcext:value-type="float">
            <text:p>-1.66501133514563</text:p>
          </table:table-cell>
          <table:table-cell table:formula="of:=[.G259]*[.G259]" office:value-type="float" office:value="36.1102679479711" calcext:value-type="float">
            <text:p>36.1102679479711</text:p>
          </table:table-cell>
          <table:table-cell table:formula="of:=[.G259]*[.H259]" office:value-type="float" office:value="10.0053560949194" calcext:value-type="float">
            <text:p>10.0053560949194</text:p>
          </table:table-cell>
          <table:table-cell table:formula="of:=[.H259]*[.H259]" office:value-type="float" office:value="2.77226274616345" calcext:value-type="float">
            <text:p>2.77226274616345</text:p>
          </table:table-cell>
          <table:table-cell table:number-columns-repeated="6"/>
        </table:table-row>
        <table:table-row table:style-name="ro1">
          <table:table-cell office:value-type="float" office:value="63110" calcext:value-type="float">
            <text:p>631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60]" office:value-type="float" office:value="5" calcext:value-type="float">
            <text:p>5</text:p>
          </table:table-cell>
          <table:table-cell table:formula="of:=LOG([.A260]*[.$Q$1])" office:value-type="float" office:value="0.800098180174775" calcext:value-type="float">
            <text:p>0.800098180174775</text:p>
          </table:table-cell>
          <table:table-cell table:formula="of:=[.E260]-AVERAGE([.E$3:.E$1200])" office:value-type="float" office:value="-7.00918196994992" calcext:value-type="float">
            <text:p>-7.00918196994992</text:p>
          </table:table-cell>
          <table:table-cell table:formula="of:=[.F260]-AVERAGE([.F$3:.F$1200])" office:value-type="float" office:value="-1.66577451599431" calcext:value-type="float">
            <text:p>-1.66577451599431</text:p>
          </table:table-cell>
          <table:table-cell table:formula="of:=[.G260]*[.G260]" office:value-type="float" office:value="49.128631887871" calcext:value-type="float">
            <text:p>49.128631887871</text:p>
          </table:table-cell>
          <table:table-cell table:formula="of:=[.G260]*[.H260]" office:value-type="float" office:value="11.6757167035093" calcext:value-type="float">
            <text:p>11.6757167035093</text:p>
          </table:table-cell>
          <table:table-cell table:formula="of:=[.H260]*[.H260]" office:value-type="float" office:value="2.77480473813606" calcext:value-type="float">
            <text:p>2.77480473813606</text:p>
          </table:table-cell>
          <table:table-cell table:number-columns-repeated="6"/>
        </table:table-row>
        <table:table-row table:style-name="ro1">
          <table:table-cell office:value-type="float" office:value="117564" calcext:value-type="float">
            <text:p>11756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61]" office:value-type="float" office:value="8" calcext:value-type="float">
            <text:p>8</text:p>
          </table:table-cell>
          <table:table-cell table:formula="of:=LOG([.A261]*[.$Q$1])" office:value-type="float" office:value="1.07027435409651" calcext:value-type="float">
            <text:p>1.07027435409651</text:p>
          </table:table-cell>
          <table:table-cell table:formula="of:=[.E261]-AVERAGE([.E$3:.E$1200])" office:value-type="float" office:value="-4.00918196994992" calcext:value-type="float">
            <text:p>-4.00918196994992</text:p>
          </table:table-cell>
          <table:table-cell table:formula="of:=[.F261]-AVERAGE([.F$3:.F$1200])" office:value-type="float" office:value="-1.39559834207257" calcext:value-type="float">
            <text:p>-1.39559834207257</text:p>
          </table:table-cell>
          <table:table-cell table:formula="of:=[.G261]*[.G261]" office:value-type="float" office:value="16.0735400681715" calcext:value-type="float">
            <text:p>16.0735400681715</text:p>
          </table:table-cell>
          <table:table-cell table:formula="of:=[.G261]*[.H261]" office:value-type="float" office:value="5.59520771032934" calcext:value-type="float">
            <text:p>5.59520771032934</text:p>
          </table:table-cell>
          <table:table-cell table:formula="of:=[.H261]*[.H261]" office:value-type="float" office:value="1.9476947323957" calcext:value-type="float">
            <text:p>1.9476947323957</text:p>
          </table:table-cell>
          <table:table-cell table:number-columns-repeated="6"/>
        </table:table-row>
        <table:table-row table:style-name="ro1">
          <table:table-cell office:value-type="float" office:value="73952" calcext:value-type="float">
            <text:p>7395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62]" office:value-type="float" office:value="5" calcext:value-type="float">
            <text:p>5</text:p>
          </table:table-cell>
          <table:table-cell table:formula="of:=LOG([.A262]*[.$Q$1])" office:value-type="float" office:value="0.868949923799015" calcext:value-type="float">
            <text:p>0.868949923799015</text:p>
          </table:table-cell>
          <table:table-cell table:formula="of:=[.E262]-AVERAGE([.E$3:.E$1200])" office:value-type="float" office:value="-7.00918196994992" calcext:value-type="float">
            <text:p>-7.00918196994992</text:p>
          </table:table-cell>
          <table:table-cell table:formula="of:=[.F262]-AVERAGE([.F$3:.F$1200])" office:value-type="float" office:value="-1.59692277237007" calcext:value-type="float">
            <text:p>-1.59692277237007</text:p>
          </table:table-cell>
          <table:table-cell table:formula="of:=[.G262]*[.G262]" office:value-type="float" office:value="49.128631887871" calcext:value-type="float">
            <text:p>49.128631887871</text:p>
          </table:table-cell>
          <table:table-cell table:formula="of:=[.G262]*[.H262]" office:value-type="float" office:value="11.1931223034987" calcext:value-type="float">
            <text:p>11.1931223034987</text:p>
          </table:table-cell>
          <table:table-cell table:formula="of:=[.H262]*[.H262]" office:value-type="float" office:value="2.5501623409141" calcext:value-type="float">
            <text:p>2.5501623409141</text:p>
          </table:table-cell>
          <table:table-cell table:number-columns-repeated="6"/>
        </table:table-row>
        <table:table-row table:style-name="ro1">
          <table:table-cell office:value-type="float" office:value="64001" calcext:value-type="float">
            <text:p>6400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63]" office:value-type="float" office:value="5" calcext:value-type="float">
            <text:p>5</text:p>
          </table:table-cell>
          <table:table-cell table:formula="of:=LOG([.A263]*[.$Q$1])" office:value-type="float" office:value="0.806186759782153" calcext:value-type="float">
            <text:p>0.806186759782153</text:p>
          </table:table-cell>
          <table:table-cell table:formula="of:=[.E263]-AVERAGE([.E$3:.E$1200])" office:value-type="float" office:value="-7.00918196994992" calcext:value-type="float">
            <text:p>-7.00918196994992</text:p>
          </table:table-cell>
          <table:table-cell table:formula="of:=[.F263]-AVERAGE([.F$3:.F$1200])" office:value-type="float" office:value="-1.65968593638693" calcext:value-type="float">
            <text:p>-1.65968593638693</text:p>
          </table:table-cell>
          <table:table-cell table:formula="of:=[.G263]*[.G263]" office:value-type="float" office:value="49.128631887871" calcext:value-type="float">
            <text:p>49.128631887871</text:p>
          </table:table-cell>
          <table:table-cell table:formula="of:=[.G263]*[.H263]" office:value-type="float" office:value="11.6330407411027" calcext:value-type="float">
            <text:p>11.6330407411027</text:p>
          </table:table-cell>
          <table:table-cell table:formula="of:=[.H263]*[.H263]" office:value-type="float" office:value="2.75455740744055" calcext:value-type="float">
            <text:p>2.75455740744055</text:p>
          </table:table-cell>
          <table:table-cell table:number-columns-repeated="6"/>
        </table:table-row>
        <table:table-row table:style-name="ro1">
          <table:table-cell office:value-type="float" office:value="1033072" calcext:value-type="float">
            <text:p>103307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64]" office:value-type="float" office:value="10" calcext:value-type="float">
            <text:p>10</text:p>
          </table:table-cell>
          <table:table-cell table:formula="of:=LOG([.A264]*[.$Q$1])" office:value-type="float" office:value="2.0141305907481" calcext:value-type="float">
            <text:p>2.0141305907481</text:p>
          </table:table-cell>
          <table:table-cell table:formula="of:=[.E264]-AVERAGE([.E$3:.E$1200])" office:value-type="float" office:value="-2.00918196994992" calcext:value-type="float">
            <text:p>-2.00918196994992</text:p>
          </table:table-cell>
          <table:table-cell table:formula="of:=[.F264]-AVERAGE([.F$3:.F$1200])" office:value-type="float" office:value="-0.451742105420983" calcext:value-type="float">
            <text:p>-0.451742105420983</text:p>
          </table:table-cell>
          <table:table-cell table:formula="of:=[.G264]*[.G264]" office:value-type="float" office:value="4.03681218837182" calcext:value-type="float">
            <text:p>4.03681218837182</text:p>
          </table:table-cell>
          <table:table-cell table:formula="of:=[.G264]*[.H264]" office:value-type="float" office:value="0.907632093279052" calcext:value-type="float">
            <text:p>0.907632093279052</text:p>
          </table:table-cell>
          <table:table-cell table:formula="of:=[.H264]*[.H264]" office:value-type="float" office:value="0.204070929810182" calcext:value-type="float">
            <text:p>0.204070929810182</text:p>
          </table:table-cell>
          <table:table-cell table:number-columns-repeated="6"/>
        </table:table-row>
        <table:table-row table:style-name="ro1">
          <table:table-cell office:value-type="float" office:value="64981" calcext:value-type="float">
            <text:p>6498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65]" office:value-type="float" office:value="5" calcext:value-type="float">
            <text:p>5</text:p>
          </table:table-cell>
          <table:table-cell table:formula="of:=LOG([.A265]*[.$Q$1])" office:value-type="float" office:value="0.812786390467569" calcext:value-type="float">
            <text:p>0.812786390467569</text:p>
          </table:table-cell>
          <table:table-cell table:formula="of:=[.E265]-AVERAGE([.E$3:.E$1200])" office:value-type="float" office:value="-7.00918196994992" calcext:value-type="float">
            <text:p>-7.00918196994992</text:p>
          </table:table-cell>
          <table:table-cell table:formula="of:=[.F265]-AVERAGE([.F$3:.F$1200])" office:value-type="float" office:value="-1.65308630570151" calcext:value-type="float">
            <text:p>-1.65308630570151</text:p>
          </table:table-cell>
          <table:table-cell table:formula="of:=[.G265]*[.G265]" office:value-type="float" office:value="49.128631887871" calcext:value-type="float">
            <text:p>49.128631887871</text:p>
          </table:table-cell>
          <table:table-cell table:formula="of:=[.G265]*[.H265]" office:value-type="float" office:value="11.5867827286941" calcext:value-type="float">
            <text:p>11.5867827286941</text:p>
          </table:table-cell>
          <table:table-cell table:formula="of:=[.H265]*[.H265]" office:value-type="float" office:value="2.73269433409787" calcext:value-type="float">
            <text:p>2.73269433409787</text:p>
          </table:table-cell>
          <table:table-cell table:number-columns-repeated="6"/>
        </table:table-row>
        <table:table-row table:style-name="ro1">
          <table:table-cell office:value-type="float" office:value="223423" calcext:value-type="float">
            <text:p>2234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66]" office:value-type="float" office:value="7" calcext:value-type="float">
            <text:p>7</text:p>
          </table:table-cell>
          <table:table-cell table:formula="of:=LOG([.A266]*[.$Q$1])" office:value-type="float" office:value="1.34912787898069" calcext:value-type="float">
            <text:p>1.34912787898069</text:p>
          </table:table-cell>
          <table:table-cell table:formula="of:=[.E266]-AVERAGE([.E$3:.E$1200])" office:value-type="float" office:value="-5.00918196994992" calcext:value-type="float">
            <text:p>-5.00918196994992</text:p>
          </table:table-cell>
          <table:table-cell table:formula="of:=[.F266]-AVERAGE([.F$3:.F$1200])" office:value-type="float" office:value="-1.11674481718839" calcext:value-type="float">
            <text:p>-1.11674481718839</text:p>
          </table:table-cell>
          <table:table-cell table:formula="of:=[.G266]*[.G266]" office:value-type="float" office:value="25.0919040080713" calcext:value-type="float">
            <text:p>25.0919040080713</text:p>
          </table:table-cell>
          <table:table-cell table:formula="of:=[.G266]*[.H266]" office:value-type="float" office:value="5.59397800329511" calcext:value-type="float">
            <text:p>5.59397800329511</text:p>
          </table:table-cell>
          <table:table-cell table:formula="of:=[.H266]*[.H266]" office:value-type="float" office:value="1.24711898671714" calcext:value-type="float">
            <text:p>1.24711898671714</text:p>
          </table:table-cell>
          <table:table-cell table:number-columns-repeated="6"/>
        </table:table-row>
        <table:table-row table:style-name="ro1">
          <table:table-cell office:value-type="float" office:value="83604" calcext:value-type="float">
            <text:p>8360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67]" office:value-type="float" office:value="7" calcext:value-type="float">
            <text:p>7</text:p>
          </table:table-cell>
          <table:table-cell table:formula="of:=LOG([.A267]*[.$Q$1])" office:value-type="float" office:value="0.922227056582194" calcext:value-type="float">
            <text:p>0.922227056582194</text:p>
          </table:table-cell>
          <table:table-cell table:formula="of:=[.E267]-AVERAGE([.E$3:.E$1200])" office:value-type="float" office:value="-5.00918196994992" calcext:value-type="float">
            <text:p>-5.00918196994992</text:p>
          </table:table-cell>
          <table:table-cell table:formula="of:=[.F267]-AVERAGE([.F$3:.F$1200])" office:value-type="float" office:value="-1.54364563958689" calcext:value-type="float">
            <text:p>-1.54364563958689</text:p>
          </table:table-cell>
          <table:table-cell table:formula="of:=[.G267]*[.G267]" office:value-type="float" office:value="25.0919040080713" calcext:value-type="float">
            <text:p>25.0919040080713</text:p>
          </table:table-cell>
          <table:table-cell table:formula="of:=[.G267]*[.H267]" office:value-type="float" office:value="7.73240190581044" calcext:value-type="float">
            <text:p>7.73240190581044</text:p>
          </table:table-cell>
          <table:table-cell table:formula="of:=[.H267]*[.H267]" office:value-type="float" office:value="2.38284186061561" calcext:value-type="float">
            <text:p>2.38284186061561</text:p>
          </table:table-cell>
          <table:table-cell table:number-columns-repeated="6"/>
        </table:table-row>
        <table:table-row table:style-name="ro1">
          <table:table-cell office:value-type="float" office:value="132627" calcext:value-type="float">
            <text:p>13262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68]" office:value-type="float" office:value="7" calcext:value-type="float">
            <text:p>7</text:p>
          </table:table-cell>
          <table:table-cell table:formula="of:=LOG([.A268]*[.$Q$1])" office:value-type="float" office:value="1.12263194606992" calcext:value-type="float">
            <text:p>1.12263194606992</text:p>
          </table:table-cell>
          <table:table-cell table:formula="of:=[.E268]-AVERAGE([.E$3:.E$1200])" office:value-type="float" office:value="-5.00918196994992" calcext:value-type="float">
            <text:p>-5.00918196994992</text:p>
          </table:table-cell>
          <table:table-cell table:formula="of:=[.F268]-AVERAGE([.F$3:.F$1200])" office:value-type="float" office:value="-1.34324075009916" calcext:value-type="float">
            <text:p>-1.34324075009916</text:p>
          </table:table-cell>
          <table:table-cell table:formula="of:=[.G268]*[.G268]" office:value-type="float" office:value="25.0919040080713" calcext:value-type="float">
            <text:p>25.0919040080713</text:p>
          </table:table-cell>
          <table:table-cell table:formula="of:=[.G268]*[.H268]" office:value-type="float" office:value="6.7285373466987" calcext:value-type="float">
            <text:p>6.7285373466987</text:p>
          </table:table-cell>
          <table:table-cell table:formula="of:=[.H268]*[.H268]" office:value-type="float" office:value="1.80429571272695" calcext:value-type="float">
            <text:p>1.80429571272695</text:p>
          </table:table-cell>
          <table:table-cell table:number-columns-repeated="6"/>
        </table:table-row>
        <table:table-row table:style-name="ro1">
          <table:table-cell office:value-type="float" office:value="68236" calcext:value-type="float">
            <text:p>6823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69]" office:value-type="float" office:value="5" calcext:value-type="float">
            <text:p>5</text:p>
          </table:table-cell>
          <table:table-cell table:formula="of:=LOG([.A269]*[.$Q$1])" office:value-type="float" office:value="0.834013560526943" calcext:value-type="float">
            <text:p>0.834013560526943</text:p>
          </table:table-cell>
          <table:table-cell table:formula="of:=[.E269]-AVERAGE([.E$3:.E$1200])" office:value-type="float" office:value="-7.00918196994992" calcext:value-type="float">
            <text:p>-7.00918196994992</text:p>
          </table:table-cell>
          <table:table-cell table:formula="of:=[.F269]-AVERAGE([.F$3:.F$1200])" office:value-type="float" office:value="-1.63185913564214" calcext:value-type="float">
            <text:p>-1.63185913564214</text:p>
          </table:table-cell>
          <table:table-cell table:formula="of:=[.G269]*[.G269]" office:value-type="float" office:value="49.128631887871" calcext:value-type="float">
            <text:p>49.128631887871</text:p>
          </table:table-cell>
          <table:table-cell table:formula="of:=[.G269]*[.H269]" office:value-type="float" office:value="11.4379976310409" calcext:value-type="float">
            <text:p>11.4379976310409</text:p>
          </table:table-cell>
          <table:table-cell table:formula="of:=[.H269]*[.H269]" office:value-type="float" office:value="2.6629642385787" calcext:value-type="float">
            <text:p>2.6629642385787</text:p>
          </table:table-cell>
          <table:table-cell table:number-columns-repeated="6"/>
        </table:table-row>
        <table:table-row table:style-name="ro1">
          <table:table-cell office:value-type="float" office:value="104299" calcext:value-type="float">
            <text:p>10429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70]" office:value-type="float" office:value="6" calcext:value-type="float">
            <text:p>6</text:p>
          </table:table-cell>
          <table:table-cell table:formula="of:=LOG([.A270]*[.$Q$1])" office:value-type="float" office:value="1.01828014450933" calcext:value-type="float">
            <text:p>1.01828014450933</text:p>
          </table:table-cell>
          <table:table-cell table:formula="of:=[.E270]-AVERAGE([.E$3:.E$1200])" office:value-type="float" office:value="-6.00918196994992" calcext:value-type="float">
            <text:p>-6.00918196994992</text:p>
          </table:table-cell>
          <table:table-cell table:formula="of:=[.F270]-AVERAGE([.F$3:.F$1200])" office:value-type="float" office:value="-1.44759255165975" calcext:value-type="float">
            <text:p>-1.44759255165975</text:p>
          </table:table-cell>
          <table:table-cell table:formula="of:=[.G270]*[.G270]" office:value-type="float" office:value="36.1102679479711" calcext:value-type="float">
            <text:p>36.1102679479711</text:p>
          </table:table-cell>
          <table:table-cell table:formula="of:=[.G270]*[.H270]" office:value-type="float" office:value="8.69884706126756" calcext:value-type="float">
            <text:p>8.69884706126756</text:p>
          </table:table-cell>
          <table:table-cell table:formula="of:=[.H270]*[.H270]" office:value-type="float" office:value="2.09552419562078" calcext:value-type="float">
            <text:p>2.09552419562078</text:p>
          </table:table-cell>
          <table:table-cell table:number-columns-repeated="6"/>
        </table:table-row>
        <table:table-row table:style-name="ro1">
          <table:table-cell office:value-type="float" office:value="105897" calcext:value-type="float">
            <text:p>10589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271]" office:value-type="float" office:value="6" calcext:value-type="float">
            <text:p>6</text:p>
          </table:table-cell>
          <table:table-cell table:formula="of:=LOG([.A271]*[.$Q$1])" office:value-type="float" office:value="1.02488365697339" calcext:value-type="float">
            <text:p>1.02488365697339</text:p>
          </table:table-cell>
          <table:table-cell table:formula="of:=[.E271]-AVERAGE([.E$3:.E$1200])" office:value-type="float" office:value="-6.00918196994992" calcext:value-type="float">
            <text:p>-6.00918196994992</text:p>
          </table:table-cell>
          <table:table-cell table:formula="of:=[.F271]-AVERAGE([.F$3:.F$1200])" office:value-type="float" office:value="-1.44098903919569" calcext:value-type="float">
            <text:p>-1.44098903919569</text:p>
          </table:table-cell>
          <table:table-cell table:formula="of:=[.G271]*[.G271]" office:value-type="float" office:value="36.1102679479711" calcext:value-type="float">
            <text:p>36.1102679479711</text:p>
          </table:table-cell>
          <table:table-cell table:formula="of:=[.G271]*[.H271]" office:value-type="float" office:value="8.65916535323019" calcext:value-type="float">
            <text:p>8.65916535323019</text:p>
          </table:table-cell>
          <table:table-cell table:formula="of:=[.H271]*[.H271]" office:value-type="float" office:value="2.07644941108212" calcext:value-type="float">
            <text:p>2.07644941108212</text:p>
          </table:table-cell>
          <table:table-cell table:number-columns-repeated="6"/>
        </table:table-row>
        <table:table-row table:style-name="ro1">
          <table:table-cell office:value-type="float" office:value="102563" calcext:value-type="float">
            <text:p>10256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272]" office:value-type="float" office:value="6" calcext:value-type="float">
            <text:p>6</text:p>
          </table:table-cell>
          <table:table-cell table:formula="of:=LOG([.A272]*[.$Q$1])" office:value-type="float" office:value="1.01099071561069" calcext:value-type="float">
            <text:p>1.01099071561069</text:p>
          </table:table-cell>
          <table:table-cell table:formula="of:=[.E272]-AVERAGE([.E$3:.E$1200])" office:value-type="float" office:value="-6.00918196994992" calcext:value-type="float">
            <text:p>-6.00918196994992</text:p>
          </table:table-cell>
          <table:table-cell table:formula="of:=[.F272]-AVERAGE([.F$3:.F$1200])" office:value-type="float" office:value="-1.45488198055839" calcext:value-type="float">
            <text:p>-1.45488198055839</text:p>
          </table:table-cell>
          <table:table-cell table:formula="of:=[.G272]*[.G272]" office:value-type="float" office:value="36.1102679479711" calcext:value-type="float">
            <text:p>36.1102679479711</text:p>
          </table:table-cell>
          <table:table-cell table:formula="of:=[.G272]*[.H272]" office:value-type="float" office:value="8.74265056597652" calcext:value-type="float">
            <text:p>8.74265056597652</text:p>
          </table:table-cell>
          <table:table-cell table:formula="of:=[.H272]*[.H272]" office:value-type="float" office:value="2.11668157735351" calcext:value-type="float">
            <text:p>2.11668157735351</text:p>
          </table:table-cell>
          <table:table-cell table:number-columns-repeated="6"/>
        </table:table-row>
        <table:table-row table:style-name="ro1">
          <table:table-cell office:value-type="float" office:value="77177" calcext:value-type="float">
            <text:p>7717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273]" office:value-type="float" office:value="6" calcext:value-type="float">
            <text:p>6</text:p>
          </table:table-cell>
          <table:table-cell table:formula="of:=LOG([.A273]*[.$Q$1])" office:value-type="float" office:value="0.88748789280537" calcext:value-type="float">
            <text:p>0.88748789280537</text:p>
          </table:table-cell>
          <table:table-cell table:formula="of:=[.E273]-AVERAGE([.E$3:.E$1200])" office:value-type="float" office:value="-6.00918196994992" calcext:value-type="float">
            <text:p>-6.00918196994992</text:p>
          </table:table-cell>
          <table:table-cell table:formula="of:=[.F273]-AVERAGE([.F$3:.F$1200])" office:value-type="float" office:value="-1.57838480336371" calcext:value-type="float">
            <text:p>-1.57838480336371</text:p>
          </table:table-cell>
          <table:table-cell table:formula="of:=[.G273]*[.G273]" office:value-type="float" office:value="36.1102679479711" calcext:value-type="float">
            <text:p>36.1102679479711</text:p>
          </table:table-cell>
          <table:table-cell table:formula="of:=[.G273]*[.H273]" office:value-type="float" office:value="9.48480150201615" calcext:value-type="float">
            <text:p>9.48480150201615</text:p>
          </table:table-cell>
          <table:table-cell table:formula="of:=[.H273]*[.H273]" office:value-type="float" office:value="2.4912985874895" calcext:value-type="float">
            <text:p>2.4912985874895</text:p>
          </table:table-cell>
          <table:table-cell table:number-columns-repeated="6"/>
        </table:table-row>
        <table:table-row table:style-name="ro1">
          <table:table-cell office:value-type="float" office:value="23702298" calcext:value-type="float">
            <text:p>2370229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274]" office:value-type="float" office:value="14" calcext:value-type="float">
            <text:p>14</text:p>
          </table:table-cell>
          <table:table-cell table:formula="of:=LOG([.A274]*[.$Q$1])" office:value-type="float" office:value="3.37479045404125" calcext:value-type="float">
            <text:p>3.37479045404125</text:p>
          </table:table-cell>
          <table:table-cell table:formula="of:=[.E274]-AVERAGE([.E$3:.E$1200])" office:value-type="float" office:value="1.99081803005008" calcext:value-type="float">
            <text:p>1.99081803005008</text:p>
          </table:table-cell>
          <table:table-cell table:formula="of:=[.F274]-AVERAGE([.F$3:.F$1200])" office:value-type="float" office:value="0.908917757872165" calcext:value-type="float">
            <text:p>0.908917757872165</text:p>
          </table:table-cell>
          <table:table-cell table:formula="of:=[.G274]*[.G274]" office:value-type="float" office:value="3.9633564287725" calcext:value-type="float">
            <text:p>3.9633564287725</text:p>
          </table:table-cell>
          <table:table-cell table:formula="of:=[.G274]*[.H274]" office:value-type="float" office:value="1.8094898602046" calcext:value-type="float">
            <text:p>1.8094898602046</text:p>
          </table:table-cell>
          <table:table-cell table:formula="of:=[.H274]*[.H274]" office:value-type="float" office:value="0.826131490575363" calcext:value-type="float">
            <text:p>0.826131490575363</text:p>
          </table:table-cell>
          <table:table-cell table:number-columns-repeated="6"/>
        </table:table-row>
        <table:table-row table:style-name="ro1">
          <table:table-cell office:value-type="float" office:value="138390" calcext:value-type="float">
            <text:p>13839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75]" office:value-type="float" office:value="7" calcext:value-type="float">
            <text:p>7</text:p>
          </table:table-cell>
          <table:table-cell table:formula="of:=LOG([.A275]*[.$Q$1])" office:value-type="float" office:value="1.14110470932793" calcext:value-type="float">
            <text:p>1.14110470932793</text:p>
          </table:table-cell>
          <table:table-cell table:formula="of:=[.E275]-AVERAGE([.E$3:.E$1200])" office:value-type="float" office:value="-5.00918196994992" calcext:value-type="float">
            <text:p>-5.00918196994992</text:p>
          </table:table-cell>
          <table:table-cell table:formula="of:=[.F275]-AVERAGE([.F$3:.F$1200])" office:value-type="float" office:value="-1.32476798684115" calcext:value-type="float">
            <text:p>-1.32476798684115</text:p>
          </table:table-cell>
          <table:table-cell table:formula="of:=[.G275]*[.G275]" office:value-type="float" office:value="25.0919040080713" calcext:value-type="float">
            <text:p>25.0919040080713</text:p>
          </table:table-cell>
          <table:table-cell table:formula="of:=[.G275]*[.H275]" office:value-type="float" office:value="6.63600391405154" calcext:value-type="float">
            <text:p>6.63600391405154</text:p>
          </table:table-cell>
          <table:table-cell table:formula="of:=[.H275]*[.H275]" office:value-type="float" office:value="1.75501021895916" calcext:value-type="float">
            <text:p>1.75501021895916</text:p>
          </table:table-cell>
          <table:table-cell table:number-columns-repeated="6"/>
        </table:table-row>
        <table:table-row table:style-name="ro1">
          <table:table-cell office:value-type="float" office:value="746590" calcext:value-type="float">
            <text:p>74659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76]" office:value-type="float" office:value="10" calcext:value-type="float">
            <text:p>10</text:p>
          </table:table-cell>
          <table:table-cell table:formula="of:=LOG([.A276]*[.$Q$1])" office:value-type="float" office:value="1.873082168588" calcext:value-type="float">
            <text:p>1.873082168588</text:p>
          </table:table-cell>
          <table:table-cell table:formula="of:=[.E276]-AVERAGE([.E$3:.E$1200])" office:value-type="float" office:value="-2.00918196994992" calcext:value-type="float">
            <text:p>-2.00918196994992</text:p>
          </table:table-cell>
          <table:table-cell table:formula="of:=[.F276]-AVERAGE([.F$3:.F$1200])" office:value-type="float" office:value="-0.592790527581078" calcext:value-type="float">
            <text:p>-0.592790527581078</text:p>
          </table:table-cell>
          <table:table-cell table:formula="of:=[.G276]*[.G276]" office:value-type="float" office:value="4.03681218837182" calcext:value-type="float">
            <text:p>4.03681218837182</text:p>
          </table:table-cell>
          <table:table-cell table:formula="of:=[.G276]*[.H276]" office:value-type="float" office:value="1.191024039973" calcext:value-type="float">
            <text:p>1.191024039973</text:p>
          </table:table-cell>
          <table:table-cell table:formula="of:=[.H276]*[.H276]" office:value-type="float" office:value="0.351400609589852" calcext:value-type="float">
            <text:p>0.351400609589852</text:p>
          </table:table-cell>
          <table:table-cell table:number-columns-repeated="6"/>
        </table:table-row>
        <table:table-row table:style-name="ro1">
          <table:table-cell office:value-type="float" office:value="456424" calcext:value-type="float">
            <text:p>45642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77]" office:value-type="float" office:value="9" calcext:value-type="float">
            <text:p>9</text:p>
          </table:table-cell>
          <table:table-cell table:formula="of:=LOG([.A277]*[.$Q$1])" office:value-type="float" office:value="1.65936847271709" calcext:value-type="float">
            <text:p>1.65936847271709</text:p>
          </table:table-cell>
          <table:table-cell table:formula="of:=[.E277]-AVERAGE([.E$3:.E$1200])" office:value-type="float" office:value="-3.00918196994992" calcext:value-type="float">
            <text:p>-3.00918196994992</text:p>
          </table:table-cell>
          <table:table-cell table:formula="of:=[.F277]-AVERAGE([.F$3:.F$1200])" office:value-type="float" office:value="-0.806504223451991" calcext:value-type="float">
            <text:p>-0.806504223451991</text:p>
          </table:table-cell>
          <table:table-cell table:formula="of:=[.G277]*[.G277]" office:value-type="float" office:value="9.05517612827166" calcext:value-type="float">
            <text:p>9.05517612827166</text:p>
          </table:table-cell>
          <table:table-cell table:formula="of:=[.G277]*[.H277]" office:value-type="float" office:value="2.42691796790019" calcext:value-type="float">
            <text:p>2.42691796790019</text:p>
          </table:table-cell>
          <table:table-cell table:formula="of:=[.H277]*[.H277]" office:value-type="float" office:value="0.6504490624459" calcext:value-type="float">
            <text:p>0.6504490624459</text:p>
          </table:table-cell>
          <table:table-cell table:number-columns-repeated="6"/>
        </table:table-row>
        <table:table-row table:style-name="ro1">
          <table:table-cell office:value-type="float" office:value="1135364" calcext:value-type="float">
            <text:p>113536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78]" office:value-type="float" office:value="10" calcext:value-type="float">
            <text:p>10</text:p>
          </table:table-cell>
          <table:table-cell table:formula="of:=LOG([.A278]*[.$Q$1])" office:value-type="float" office:value="2.05513511954483" calcext:value-type="float">
            <text:p>2.05513511954483</text:p>
          </table:table-cell>
          <table:table-cell table:formula="of:=[.E278]-AVERAGE([.E$3:.E$1200])" office:value-type="float" office:value="-2.00918196994992" calcext:value-type="float">
            <text:p>-2.00918196994992</text:p>
          </table:table-cell>
          <table:table-cell table:formula="of:=[.F278]-AVERAGE([.F$3:.F$1200])" office:value-type="float" office:value="-0.410737576624249" calcext:value-type="float">
            <text:p>-0.410737576624249</text:p>
          </table:table-cell>
          <table:table-cell table:formula="of:=[.G278]*[.G278]" office:value-type="float" office:value="4.03681218837182" calcext:value-type="float">
            <text:p>4.03681218837182</text:p>
          </table:table-cell>
          <table:table-cell table:formula="of:=[.G278]*[.H278]" office:value-type="float" office:value="0.825246533334363" calcext:value-type="float">
            <text:p>0.825246533334363</text:p>
          </table:table-cell>
          <table:table-cell table:formula="of:=[.H278]*[.H278]" office:value-type="float" office:value="0.168705356851161" calcext:value-type="float">
            <text:p>0.168705356851161</text:p>
          </table:table-cell>
          <table:table-cell table:number-columns-repeated="6"/>
        </table:table-row>
        <table:table-row table:style-name="ro1">
          <table:table-cell office:value-type="float" office:value="64764500" calcext:value-type="float">
            <text:p>6476450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79]" office:value-type="float" office:value="20" calcext:value-type="float">
            <text:p>20</text:p>
          </table:table-cell>
          <table:table-cell table:formula="of:=LOG([.A279]*[.$Q$1])" office:value-type="float" office:value="3.81133701700029" calcext:value-type="float">
            <text:p>3.81133701700029</text:p>
          </table:table-cell>
          <table:table-cell table:formula="of:=[.E279]-AVERAGE([.E$3:.E$1200])" office:value-type="float" office:value="7.99081803005008" calcext:value-type="float">
            <text:p>7.99081803005008</text:p>
          </table:table-cell>
          <table:table-cell table:formula="of:=[.F279]-AVERAGE([.F$3:.F$1200])" office:value-type="float" office:value="1.34546432083121" calcext:value-type="float">
            <text:p>1.34546432083121</text:p>
          </table:table-cell>
          <table:table-cell table:formula="of:=[.G279]*[.G279]" office:value-type="float" office:value="63.8531727893735" calcext:value-type="float">
            <text:p>63.8531727893735</text:p>
          </table:table-cell>
          <table:table-cell table:formula="of:=[.G279]*[.H279]" office:value-type="float" office:value="10.7513605536871" calcext:value-type="float">
            <text:p>10.7513605536871</text:p>
          </table:table-cell>
          <table:table-cell table:formula="of:=[.H279]*[.H279]" office:value-type="float" office:value="1.81027423862978" calcext:value-type="float">
            <text:p>1.81027423862978</text:p>
          </table:table-cell>
          <table:table-cell table:number-columns-repeated="6"/>
        </table:table-row>
        <table:table-row table:style-name="ro1">
          <table:table-cell office:value-type="float" office:value="141492" calcext:value-type="float">
            <text:p>14149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80]" office:value-type="float" office:value="6" calcext:value-type="float">
            <text:p>6</text:p>
          </table:table-cell>
          <table:table-cell table:formula="of:=LOG([.A280]*[.$Q$1])" office:value-type="float" office:value="1.15073188541456" calcext:value-type="float">
            <text:p>1.15073188541456</text:p>
          </table:table-cell>
          <table:table-cell table:formula="of:=[.E280]-AVERAGE([.E$3:.E$1200])" office:value-type="float" office:value="-6.00918196994992" calcext:value-type="float">
            <text:p>-6.00918196994992</text:p>
          </table:table-cell>
          <table:table-cell table:formula="of:=[.F280]-AVERAGE([.F$3:.F$1200])" office:value-type="float" office:value="-1.31514081075452" calcext:value-type="float">
            <text:p>-1.31514081075452</text:p>
          </table:table-cell>
          <table:table-cell table:formula="of:=[.G280]*[.G280]" office:value-type="float" office:value="36.1102679479711" calcext:value-type="float">
            <text:p>36.1102679479711</text:p>
          </table:table-cell>
          <table:table-cell table:formula="of:=[.G280]*[.H280]" office:value-type="float" office:value="7.9029204479314" calcext:value-type="float">
            <text:p>7.9029204479314</text:p>
          </table:table-cell>
          <table:table-cell table:formula="of:=[.H280]*[.H280]" office:value-type="float" office:value="1.72959535211207" calcext:value-type="float">
            <text:p>1.72959535211207</text:p>
          </table:table-cell>
          <table:table-cell table:number-columns-repeated="6"/>
        </table:table-row>
        <table:table-row table:style-name="ro1">
          <table:table-cell office:value-type="float" office:value="667090" calcext:value-type="float">
            <text:p>66709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81]" office:value-type="float" office:value="8" calcext:value-type="float">
            <text:p>8</text:p>
          </table:table-cell>
          <table:table-cell table:formula="of:=LOG([.A281]*[.$Q$1])" office:value-type="float" office:value="1.82418443041818" calcext:value-type="float">
            <text:p>1.82418443041818</text:p>
          </table:table-cell>
          <table:table-cell table:formula="of:=[.E281]-AVERAGE([.E$3:.E$1200])" office:value-type="float" office:value="-4.00918196994992" calcext:value-type="float">
            <text:p>-4.00918196994992</text:p>
          </table:table-cell>
          <table:table-cell table:formula="of:=[.F281]-AVERAGE([.F$3:.F$1200])" office:value-type="float" office:value="-0.641688265750901" calcext:value-type="float">
            <text:p>-0.641688265750901</text:p>
          </table:table-cell>
          <table:table-cell table:formula="of:=[.G281]*[.G281]" office:value-type="float" office:value="16.0735400681715" calcext:value-type="float">
            <text:p>16.0735400681715</text:p>
          </table:table-cell>
          <table:table-cell table:formula="of:=[.G281]*[.H281]" office:value-type="float" office:value="2.57264502537694" calcext:value-type="float">
            <text:p>2.57264502537694</text:p>
          </table:table-cell>
          <table:table-cell table:formula="of:=[.H281]*[.H281]" office:value-type="float" office:value="0.411763830402399" calcext:value-type="float">
            <text:p>0.411763830402399</text:p>
          </table:table-cell>
          <table:table-cell table:number-columns-repeated="6"/>
        </table:table-row>
        <table:table-row table:style-name="ro1">
          <table:table-cell office:value-type="float" office:value="120647" calcext:value-type="float">
            <text:p>12064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82]" office:value-type="float" office:value="7" calcext:value-type="float">
            <text:p>7</text:p>
          </table:table-cell>
          <table:table-cell table:formula="of:=LOG([.A282]*[.$Q$1])" office:value-type="float" office:value="1.08151652724237" calcext:value-type="float">
            <text:p>1.08151652724237</text:p>
          </table:table-cell>
          <table:table-cell table:formula="of:=[.E282]-AVERAGE([.E$3:.E$1200])" office:value-type="float" office:value="-5.00918196994992" calcext:value-type="float">
            <text:p>-5.00918196994992</text:p>
          </table:table-cell>
          <table:table-cell table:formula="of:=[.F282]-AVERAGE([.F$3:.F$1200])" office:value-type="float" office:value="-1.38435616892672" calcext:value-type="float">
            <text:p>-1.38435616892672</text:p>
          </table:table-cell>
          <table:table-cell table:formula="of:=[.G282]*[.G282]" office:value-type="float" office:value="25.0919040080713" calcext:value-type="float">
            <text:p>25.0919040080713</text:p>
          </table:table-cell>
          <table:table-cell table:formula="of:=[.G282]*[.H282]" office:value-type="float" office:value="6.93449196137664" calcext:value-type="float">
            <text:p>6.93449196137664</text:p>
          </table:table-cell>
          <table:table-cell table:formula="of:=[.H282]*[.H282]" office:value-type="float" office:value="1.91644200244545" calcext:value-type="float">
            <text:p>1.91644200244545</text:p>
          </table:table-cell>
          <table:table-cell table:number-columns-repeated="6"/>
        </table:table-row>
        <table:table-row table:style-name="ro1">
          <table:table-cell office:value-type="float" office:value="122196" calcext:value-type="float">
            <text:p>12219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83]" office:value-type="float" office:value="7" calcext:value-type="float">
            <text:p>7</text:p>
          </table:table-cell>
          <table:table-cell table:formula="of:=LOG([.A283]*[.$Q$1])" office:value-type="float" office:value="1.08705698981521" calcext:value-type="float">
            <text:p>1.08705698981521</text:p>
          </table:table-cell>
          <table:table-cell table:formula="of:=[.E283]-AVERAGE([.E$3:.E$1200])" office:value-type="float" office:value="-5.00918196994992" calcext:value-type="float">
            <text:p>-5.00918196994992</text:p>
          </table:table-cell>
          <table:table-cell table:formula="of:=[.F283]-AVERAGE([.F$3:.F$1200])" office:value-type="float" office:value="-1.37881570635387" calcext:value-type="float">
            <text:p>-1.37881570635387</text:p>
          </table:table-cell>
          <table:table-cell table:formula="of:=[.G283]*[.G283]" office:value-type="float" office:value="25.0919040080713" calcext:value-type="float">
            <text:p>25.0919040080713</text:p>
          </table:table-cell>
          <table:table-cell table:formula="of:=[.G283]*[.H283]" office:value-type="float" office:value="6.90673877615157" calcext:value-type="float">
            <text:p>6.90673877615157</text:p>
          </table:table-cell>
          <table:table-cell table:formula="of:=[.H283]*[.H283]" office:value-type="float" office:value="1.90113275208812" calcext:value-type="float">
            <text:p>1.90113275208812</text:p>
          </table:table-cell>
          <table:table-cell table:number-columns-repeated="6"/>
        </table:table-row>
        <table:table-row table:style-name="ro1">
          <table:table-cell office:value-type="float" office:value="124741" calcext:value-type="float">
            <text:p>12474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84]" office:value-type="float" office:value="7" calcext:value-type="float">
            <text:p>7</text:p>
          </table:table-cell>
          <table:table-cell table:formula="of:=LOG([.A284]*[.$Q$1])" office:value-type="float" office:value="1.09600922129874" calcext:value-type="float">
            <text:p>1.09600922129874</text:p>
          </table:table-cell>
          <table:table-cell table:formula="of:=[.E284]-AVERAGE([.E$3:.E$1200])" office:value-type="float" office:value="-5.00918196994992" calcext:value-type="float">
            <text:p>-5.00918196994992</text:p>
          </table:table-cell>
          <table:table-cell table:formula="of:=[.F284]-AVERAGE([.F$3:.F$1200])" office:value-type="float" office:value="-1.36986347487035" calcext:value-type="float">
            <text:p>-1.36986347487035</text:p>
          </table:table-cell>
          <table:table-cell table:formula="of:=[.G284]*[.G284]" office:value-type="float" office:value="25.0919040080713" calcext:value-type="float">
            <text:p>25.0919040080713</text:p>
          </table:table-cell>
          <table:table-cell table:formula="of:=[.G284]*[.H284]" office:value-type="float" office:value="6.86189541961347" calcext:value-type="float">
            <text:p>6.86189541961347</text:p>
          </table:table-cell>
          <table:table-cell table:formula="of:=[.H284]*[.H284]" office:value-type="float" office:value="1.87652593978386" calcext:value-type="float">
            <text:p>1.87652593978386</text:p>
          </table:table-cell>
          <table:table-cell table:number-columns-repeated="6"/>
        </table:table-row>
        <table:table-row table:style-name="ro1">
          <table:table-cell office:value-type="float" office:value="919430" calcext:value-type="float">
            <text:p>91943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85]" office:value-type="float" office:value="11" calcext:value-type="float">
            <text:p>11</text:p>
          </table:table-cell>
          <table:table-cell table:formula="of:=LOG([.A285]*[.$Q$1])" office:value-type="float" office:value="1.96351867020165" calcext:value-type="float">
            <text:p>1.96351867020165</text:p>
          </table:table-cell>
          <table:table-cell table:formula="of:=[.E285]-AVERAGE([.E$3:.E$1200])" office:value-type="float" office:value="-1.00918196994992" calcext:value-type="float">
            <text:p>-1.00918196994992</text:p>
          </table:table-cell>
          <table:table-cell table:formula="of:=[.F285]-AVERAGE([.F$3:.F$1200])" office:value-type="float" office:value="-0.502354025967433" calcext:value-type="float">
            <text:p>-0.502354025967433</text:p>
          </table:table-cell>
          <table:table-cell table:formula="of:=[.G285]*[.G285]" office:value-type="float" office:value="1.01844824847199" calcext:value-type="float">
            <text:p>1.01844824847199</text:p>
          </table:table-cell>
          <table:table-cell table:formula="of:=[.G285]*[.H285]" office:value-type="float" office:value="0.506966625538085" calcext:value-type="float">
            <text:p>0.506966625538085</text:p>
          </table:table-cell>
          <table:table-cell table:formula="of:=[.H285]*[.H285]" office:value-type="float" office:value="0.252359567405688" calcext:value-type="float">
            <text:p>0.252359567405688</text:p>
          </table:table-cell>
          <table:table-cell table:number-columns-repeated="6"/>
        </table:table-row>
        <table:table-row table:style-name="ro1">
          <table:table-cell office:value-type="float" office:value="329126" calcext:value-type="float">
            <text:p>32912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86]" office:value-type="float" office:value="9" calcext:value-type="float">
            <text:p>9</text:p>
          </table:table-cell>
          <table:table-cell table:formula="of:=LOG([.A286]*[.$Q$1])" office:value-type="float" office:value="1.51736219165479" calcext:value-type="float">
            <text:p>1.51736219165479</text:p>
          </table:table-cell>
          <table:table-cell table:formula="of:=[.E286]-AVERAGE([.E$3:.E$1200])" office:value-type="float" office:value="-3.00918196994992" calcext:value-type="float">
            <text:p>-3.00918196994992</text:p>
          </table:table-cell>
          <table:table-cell table:formula="of:=[.F286]-AVERAGE([.F$3:.F$1200])" office:value-type="float" office:value="-0.948510504514289" calcext:value-type="float">
            <text:p>-0.948510504514289</text:p>
          </table:table-cell>
          <table:table-cell table:formula="of:=[.G286]*[.G286]" office:value-type="float" office:value="9.05517612827166" calcext:value-type="float">
            <text:p>9.05517612827166</text:p>
          </table:table-cell>
          <table:table-cell table:formula="of:=[.G286]*[.H286]" office:value-type="float" office:value="2.8542407084925" calcext:value-type="float">
            <text:p>2.8542407084925</text:p>
          </table:table-cell>
          <table:table-cell table:formula="of:=[.H286]*[.H286]" office:value-type="float" office:value="0.899672177173951" calcext:value-type="float">
            <text:p>0.899672177173951</text:p>
          </table:table-cell>
          <table:table-cell table:number-columns-repeated="6"/>
        </table:table-row>
        <table:table-row table:style-name="ro1">
          <table:table-cell office:value-type="float" office:value="144005" calcext:value-type="float">
            <text:p>14400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87]" office:value-type="float" office:value="7" calcext:value-type="float">
            <text:p>7</text:p>
          </table:table-cell>
          <table:table-cell table:formula="of:=LOG([.A287]*[.$Q$1])" office:value-type="float" office:value="1.15837757150297" calcext:value-type="float">
            <text:p>1.15837757150297</text:p>
          </table:table-cell>
          <table:table-cell table:formula="of:=[.E287]-AVERAGE([.E$3:.E$1200])" office:value-type="float" office:value="-5.00918196994992" calcext:value-type="float">
            <text:p>-5.00918196994992</text:p>
          </table:table-cell>
          <table:table-cell table:formula="of:=[.F287]-AVERAGE([.F$3:.F$1200])" office:value-type="float" office:value="-1.30749512466611" calcext:value-type="float">
            <text:p>-1.30749512466611</text:p>
          </table:table-cell>
          <table:table-cell table:formula="of:=[.G287]*[.G287]" office:value-type="float" office:value="25.0919040080713" calcext:value-type="float">
            <text:p>25.0919040080713</text:p>
          </table:table-cell>
          <table:table-cell table:formula="of:=[.G287]*[.H287]" office:value-type="float" office:value="6.54948100427492" calcext:value-type="float">
            <text:p>6.54948100427492</text:p>
          </table:table-cell>
          <table:table-cell table:formula="of:=[.H287]*[.H287]" office:value-type="float" office:value="1.70954350102566" calcext:value-type="float">
            <text:p>1.70954350102566</text:p>
          </table:table-cell>
          <table:table-cell table:number-columns-repeated="6"/>
        </table:table-row>
        <table:table-row table:style-name="ro1">
          <table:table-cell office:value-type="float" office:value="134508" calcext:value-type="float">
            <text:p>13450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88]" office:value-type="float" office:value="6" calcext:value-type="float">
            <text:p>6</text:p>
          </table:table-cell>
          <table:table-cell table:formula="of:=LOG([.A288]*[.$Q$1])" office:value-type="float" office:value="1.12874811521228" calcext:value-type="float">
            <text:p>1.12874811521228</text:p>
          </table:table-cell>
          <table:table-cell table:formula="of:=[.E288]-AVERAGE([.E$3:.E$1200])" office:value-type="float" office:value="-6.00918196994992" calcext:value-type="float">
            <text:p>-6.00918196994992</text:p>
          </table:table-cell>
          <table:table-cell table:formula="of:=[.F288]-AVERAGE([.F$3:.F$1200])" office:value-type="float" office:value="-1.3371245809568" calcext:value-type="float">
            <text:p>-1.3371245809568</text:p>
          </table:table-cell>
          <table:table-cell table:formula="of:=[.G288]*[.G288]" office:value-type="float" office:value="36.1102679479711" calcext:value-type="float">
            <text:p>36.1102679479711</text:p>
          </table:table-cell>
          <table:table-cell table:formula="of:=[.G288]*[.H288]" office:value-type="float" office:value="8.03502492346247" calcext:value-type="float">
            <text:p>8.03502492346247</text:p>
          </table:table-cell>
          <table:table-cell table:formula="of:=[.H288]*[.H288]" office:value-type="float" office:value="1.78790214499891" calcext:value-type="float">
            <text:p>1.78790214499891</text:p>
          </table:table-cell>
          <table:table-cell table:number-columns-repeated="6"/>
        </table:table-row>
        <table:table-row table:style-name="ro1">
          <table:table-cell office:value-type="float" office:value="154677" calcext:value-type="float">
            <text:p>15467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289]" office:value-type="float" office:value="7" calcext:value-type="float">
            <text:p>7</text:p>
          </table:table-cell>
          <table:table-cell table:formula="of:=LOG([.A289]*[.$Q$1])" office:value-type="float" office:value="1.18942574023009" calcext:value-type="float">
            <text:p>1.18942574023009</text:p>
          </table:table-cell>
          <table:table-cell table:formula="of:=[.E289]-AVERAGE([.E$3:.E$1200])" office:value-type="float" office:value="-5.00918196994992" calcext:value-type="float">
            <text:p>-5.00918196994992</text:p>
          </table:table-cell>
          <table:table-cell table:formula="of:=[.F289]-AVERAGE([.F$3:.F$1200])" office:value-type="float" office:value="-1.27644695593899" calcext:value-type="float">
            <text:p>-1.27644695593899</text:p>
          </table:table-cell>
          <table:table-cell table:formula="of:=[.G289]*[.G289]" office:value-type="float" office:value="25.0919040080713" calcext:value-type="float">
            <text:p>25.0919040080713</text:p>
          </table:table-cell>
          <table:table-cell table:formula="of:=[.G289]*[.H289]" office:value-type="float" office:value="6.39395507728704" calcext:value-type="float">
            <text:p>6.39395507728704</text:p>
          </table:table-cell>
          <table:table-cell table:formula="of:=[.H289]*[.H289]" office:value-type="float" office:value="1.62931683132591" calcext:value-type="float">
            <text:p>1.62931683132591</text:p>
          </table:table-cell>
          <table:table-cell table:number-columns-repeated="6"/>
        </table:table-row>
        <table:table-row table:style-name="ro1">
          <table:table-cell office:value-type="float" office:value="176800" calcext:value-type="float">
            <text:p>17680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290]" office:value-type="float" office:value="7" calcext:value-type="float">
            <text:p>7</text:p>
          </table:table-cell>
          <table:table-cell table:formula="of:=LOG([.A290]*[.$Q$1])" office:value-type="float" office:value="1.24748226067705" calcext:value-type="float">
            <text:p>1.24748226067705</text:p>
          </table:table-cell>
          <table:table-cell table:formula="of:=[.E290]-AVERAGE([.E$3:.E$1200])" office:value-type="float" office:value="-5.00918196994992" calcext:value-type="float">
            <text:p>-5.00918196994992</text:p>
          </table:table-cell>
          <table:table-cell table:formula="of:=[.F290]-AVERAGE([.F$3:.F$1200])" office:value-type="float" office:value="-1.21839043549203" calcext:value-type="float">
            <text:p>-1.21839043549203</text:p>
          </table:table-cell>
          <table:table-cell table:formula="of:=[.G290]*[.G290]" office:value-type="float" office:value="25.0919040080713" calcext:value-type="float">
            <text:p>25.0919040080713</text:p>
          </table:table-cell>
          <table:table-cell table:formula="of:=[.G290]*[.H290]" office:value-type="float" office:value="6.10313940182609" calcext:value-type="float">
            <text:p>6.10313940182609</text:p>
          </table:table-cell>
          <table:table-cell table:formula="of:=[.H290]*[.H290]" office:value-type="float" office:value="1.48447525329845" calcext:value-type="float">
            <text:p>1.48447525329845</text:p>
          </table:table-cell>
          <table:table-cell table:number-columns-repeated="6"/>
        </table:table-row>
        <table:table-row table:style-name="ro1">
          <table:table-cell office:value-type="float" office:value="101698" calcext:value-type="float">
            <text:p>10169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291]" office:value-type="float" office:value="7" calcext:value-type="float">
            <text:p>7</text:p>
          </table:table-cell>
          <table:table-cell table:formula="of:=LOG([.A291]*[.$Q$1])" office:value-type="float" office:value="1.00731241214099" calcext:value-type="float">
            <text:p>1.00731241214099</text:p>
          </table:table-cell>
          <table:table-cell table:formula="of:=[.E291]-AVERAGE([.E$3:.E$1200])" office:value-type="float" office:value="-5.00918196994992" calcext:value-type="float">
            <text:p>-5.00918196994992</text:p>
          </table:table-cell>
          <table:table-cell table:formula="of:=[.F291]-AVERAGE([.F$3:.F$1200])" office:value-type="float" office:value="-1.45856028402809" calcext:value-type="float">
            <text:p>-1.45856028402809</text:p>
          </table:table-cell>
          <table:table-cell table:formula="of:=[.G291]*[.G291]" office:value-type="float" office:value="25.0919040080713" calcext:value-type="float">
            <text:p>25.0919040080713</text:p>
          </table:table-cell>
          <table:table-cell table:formula="of:=[.G291]*[.H291]" office:value-type="float" office:value="7.30619387683855" calcext:value-type="float">
            <text:p>7.30619387683855</text:p>
          </table:table-cell>
          <table:table-cell table:formula="of:=[.H291]*[.H291]" office:value-type="float" office:value="2.12739810214411" calcext:value-type="float">
            <text:p>2.12739810214411</text:p>
          </table:table-cell>
          <table:table-cell table:number-columns-repeated="6"/>
        </table:table-row>
        <table:table-row table:style-name="ro1">
          <table:table-cell office:value-type="float" office:value="1561273" calcext:value-type="float">
            <text:p>156127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292]" office:value-type="float" office:value="12" calcext:value-type="float">
            <text:p>12</text:p>
          </table:table-cell>
          <table:table-cell table:formula="of:=LOG([.A292]*[.$Q$1])" office:value-type="float" office:value="2.19347884926819" calcext:value-type="float">
            <text:p>2.19347884926819</text:p>
          </table:table-cell>
          <table:table-cell table:formula="of:=[.E292]-AVERAGE([.E$3:.E$1200])" office:value-type="float" office:value="-0.00918196994991583" calcext:value-type="float">
            <text:p>-0.009181969949916</text:p>
          </table:table-cell>
          <table:table-cell table:formula="of:=[.F292]-AVERAGE([.F$3:.F$1200])" office:value-type="float" office:value="-0.272393846900895" calcext:value-type="float">
            <text:p>-0.272393846900895</text:p>
          </table:table-cell>
          <table:table-cell table:formula="of:=[.G292]*[.G292]" office:value-type="float" office:value="0.0000843085721611572" calcext:value-type="float">
            <text:p>8.43085721611572E-05</text:p>
          </table:table-cell>
          <table:table-cell table:formula="of:=[.G292]*[.H292]" office:value-type="float" office:value="0.00250111211678599" calcext:value-type="float">
            <text:p>0.002501112116786</text:p>
          </table:table-cell>
          <table:table-cell table:formula="of:=[.H292]*[.H292]" office:value-type="float" office:value="0.0741984078294681" calcext:value-type="float">
            <text:p>0.074198407829468</text:p>
          </table:table-cell>
          <table:table-cell table:number-columns-repeated="6"/>
        </table:table-row>
        <table:table-row table:style-name="ro1">
          <table:table-cell office:value-type="float" office:value="182765" calcext:value-type="float">
            <text:p>18276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293]" office:value-type="float" office:value="7" calcext:value-type="float">
            <text:p>7</text:p>
          </table:table-cell>
          <table:table-cell table:formula="of:=LOG([.A293]*[.$Q$1])" office:value-type="float" office:value="1.26189303077295" calcext:value-type="float">
            <text:p>1.26189303077295</text:p>
          </table:table-cell>
          <table:table-cell table:formula="of:=[.E293]-AVERAGE([.E$3:.E$1200])" office:value-type="float" office:value="-5.00918196994992" calcext:value-type="float">
            <text:p>-5.00918196994992</text:p>
          </table:table-cell>
          <table:table-cell table:formula="of:=[.F293]-AVERAGE([.F$3:.F$1200])" office:value-type="float" office:value="-1.20397966539613" calcext:value-type="float">
            <text:p>-1.20397966539613</text:p>
          </table:table-cell>
          <table:table-cell table:formula="of:=[.G293]*[.G293]" office:value-type="float" office:value="25.0919040080713" calcext:value-type="float">
            <text:p>25.0919040080713</text:p>
          </table:table-cell>
          <table:table-cell table:formula="of:=[.G293]*[.H293]" office:value-type="float" office:value="6.03095323208861" calcext:value-type="float">
            <text:p>6.03095323208861</text:p>
          </table:table-cell>
          <table:table-cell table:formula="of:=[.H293]*[.H293]" office:value-type="float" office:value="1.44956703468737" calcext:value-type="float">
            <text:p>1.44956703468737</text:p>
          </table:table-cell>
          <table:table-cell table:number-columns-repeated="6"/>
        </table:table-row>
        <table:table-row table:style-name="ro1">
          <table:table-cell office:value-type="float" office:value="417828" calcext:value-type="float">
            <text:p>41782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294]" office:value-type="float" office:value="8" calcext:value-type="float">
            <text:p>8</text:p>
          </table:table-cell>
          <table:table-cell table:formula="of:=LOG([.A294]*[.$Q$1])" office:value-type="float" office:value="1.62099754009148" calcext:value-type="float">
            <text:p>1.62099754009148</text:p>
          </table:table-cell>
          <table:table-cell table:formula="of:=[.E294]-AVERAGE([.E$3:.E$1200])" office:value-type="float" office:value="-4.00918196994992" calcext:value-type="float">
            <text:p>-4.00918196994992</text:p>
          </table:table-cell>
          <table:table-cell table:formula="of:=[.F294]-AVERAGE([.F$3:.F$1200])" office:value-type="float" office:value="-0.844875156077602" calcext:value-type="float">
            <text:p>-0.844875156077602</text:p>
          </table:table-cell>
          <table:table-cell table:formula="of:=[.G294]*[.G294]" office:value-type="float" office:value="16.0735400681715" calcext:value-type="float">
            <text:p>16.0735400681715</text:p>
          </table:table-cell>
          <table:table-cell table:formula="of:=[.G294]*[.H294]" office:value-type="float" office:value="3.38725824260494" calcext:value-type="float">
            <text:p>3.38725824260494</text:p>
          </table:table-cell>
          <table:table-cell table:formula="of:=[.H294]*[.H294]" office:value-type="float" office:value="0.713814029357152" calcext:value-type="float">
            <text:p>0.713814029357152</text:p>
          </table:table-cell>
          <table:table-cell table:number-columns-repeated="6"/>
        </table:table-row>
        <table:table-row table:style-name="ro1">
          <table:table-cell office:value-type="float" office:value="90769" calcext:value-type="float">
            <text:p>9076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295]" office:value-type="float" office:value="6" calcext:value-type="float">
            <text:p>6</text:p>
          </table:table-cell>
          <table:table-cell table:formula="of:=LOG([.A295]*[.$Q$1])" office:value-type="float" office:value="0.957937550859372" calcext:value-type="float">
            <text:p>0.957937550859372</text:p>
          </table:table-cell>
          <table:table-cell table:formula="of:=[.E295]-AVERAGE([.E$3:.E$1200])" office:value-type="float" office:value="-6.00918196994992" calcext:value-type="float">
            <text:p>-6.00918196994992</text:p>
          </table:table-cell>
          <table:table-cell table:formula="of:=[.F295]-AVERAGE([.F$3:.F$1200])" office:value-type="float" office:value="-1.50793514530971" calcext:value-type="float">
            <text:p>-1.50793514530971</text:p>
          </table:table-cell>
          <table:table-cell table:formula="of:=[.G295]*[.G295]" office:value-type="float" office:value="36.1102679479711" calcext:value-type="float">
            <text:p>36.1102679479711</text:p>
          </table:table-cell>
          <table:table-cell table:formula="of:=[.G295]*[.H295]" office:value-type="float" office:value="9.06145668704891" calcext:value-type="float">
            <text:p>9.06145668704891</text:p>
          </table:table-cell>
          <table:table-cell table:formula="of:=[.H295]*[.H295]" office:value-type="float" office:value="2.27386840246021" calcext:value-type="float">
            <text:p>2.27386840246021</text:p>
          </table:table-cell>
          <table:table-cell table:number-columns-repeated="6"/>
        </table:table-row>
        <table:table-row table:style-name="ro1">
          <table:table-cell office:value-type="float" office:value="325346" calcext:value-type="float">
            <text:p>32534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296]" office:value-type="float" office:value="9" calcext:value-type="float">
            <text:p>9</text:p>
          </table:table-cell>
          <table:table-cell table:formula="of:=LOG([.A296]*[.$Q$1])" office:value-type="float" office:value="1.51234547162433" calcext:value-type="float">
            <text:p>1.51234547162433</text:p>
          </table:table-cell>
          <table:table-cell table:formula="of:=[.E296]-AVERAGE([.E$3:.E$1200])" office:value-type="float" office:value="-3.00918196994992" calcext:value-type="float">
            <text:p>-3.00918196994992</text:p>
          </table:table-cell>
          <table:table-cell table:formula="of:=[.F296]-AVERAGE([.F$3:.F$1200])" office:value-type="float" office:value="-0.953527224544747" calcext:value-type="float">
            <text:p>-0.953527224544747</text:p>
          </table:table-cell>
          <table:table-cell table:formula="of:=[.G296]*[.G296]" office:value-type="float" office:value="9.05517612827166" calcext:value-type="float">
            <text:p>9.05517612827166</text:p>
          </table:table-cell>
          <table:table-cell table:formula="of:=[.G296]*[.H296]" office:value-type="float" office:value="2.86933693195644" calcext:value-type="float">
            <text:p>2.86933693195644</text:p>
          </table:table-cell>
          <table:table-cell table:formula="of:=[.H296]*[.H296]" office:value-type="float" office:value="0.909214167948008" calcext:value-type="float">
            <text:p>0.909214167948008</text:p>
          </table:table-cell>
          <table:table-cell table:number-columns-repeated="6"/>
        </table:table-row>
        <table:table-row table:style-name="ro1">
          <table:table-cell office:value-type="float" office:value="193130" calcext:value-type="float">
            <text:p>1931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297]" office:value-type="float" office:value="7" calcext:value-type="float">
            <text:p>7</text:p>
          </table:table-cell>
          <table:table-cell table:formula="of:=LOG([.A297]*[.$Q$1])" office:value-type="float" office:value="1.28584974049344" calcext:value-type="float">
            <text:p>1.28584974049344</text:p>
          </table:table-cell>
          <table:table-cell table:formula="of:=[.E297]-AVERAGE([.E$3:.E$1200])" office:value-type="float" office:value="-5.00918196994992" calcext:value-type="float">
            <text:p>-5.00918196994992</text:p>
          </table:table-cell>
          <table:table-cell table:formula="of:=[.F297]-AVERAGE([.F$3:.F$1200])" office:value-type="float" office:value="-1.18002295567564" calcext:value-type="float">
            <text:p>-1.18002295567564</text:p>
          </table:table-cell>
          <table:table-cell table:formula="of:=[.G297]*[.G297]" office:value-type="float" office:value="25.0919040080713" calcext:value-type="float">
            <text:p>25.0919040080713</text:p>
          </table:table-cell>
          <table:table-cell table:formula="of:=[.G297]*[.H297]" office:value-type="float" office:value="5.91094971369742" calcext:value-type="float">
            <text:p>5.91094971369742</text:p>
          </table:table-cell>
          <table:table-cell table:formula="of:=[.H297]*[.H297]" office:value-type="float" office:value="1.39245417592147" calcext:value-type="float">
            <text:p>1.39245417592147</text:p>
          </table:table-cell>
          <table:table-cell table:number-columns-repeated="6"/>
        </table:table-row>
        <table:table-row table:style-name="ro1">
          <table:table-cell office:value-type="float" office:value="1199247" calcext:value-type="float">
            <text:p>119924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298]" office:value-type="float" office:value="11" calcext:value-type="float">
            <text:p>11</text:p>
          </table:table-cell>
          <table:table-cell table:formula="of:=LOG([.A298]*[.$Q$1])" office:value-type="float" office:value="2.07890864072136" calcext:value-type="float">
            <text:p>2.07890864072136</text:p>
          </table:table-cell>
          <table:table-cell table:formula="of:=[.E298]-AVERAGE([.E$3:.E$1200])" office:value-type="float" office:value="-1.00918196994992" calcext:value-type="float">
            <text:p>-1.00918196994992</text:p>
          </table:table-cell>
          <table:table-cell table:formula="of:=[.F298]-AVERAGE([.F$3:.F$1200])" office:value-type="float" office:value="-0.386964055447719" calcext:value-type="float">
            <text:p>-0.386964055447719</text:p>
          </table:table-cell>
          <table:table-cell table:formula="of:=[.G298]*[.G298]" office:value-type="float" office:value="1.01844824847199" calcext:value-type="float">
            <text:p>1.01844824847199</text:p>
          </table:table-cell>
          <table:table-cell table:formula="of:=[.G298]*[.H298]" office:value-type="float" office:value="0.390517147776538" calcext:value-type="float">
            <text:p>0.390517147776538</text:p>
          </table:table-cell>
          <table:table-cell table:formula="of:=[.H298]*[.H298]" office:value-type="float" office:value="0.149741180208545" calcext:value-type="float">
            <text:p>0.149741180208545</text:p>
          </table:table-cell>
          <table:table-cell table:number-columns-repeated="6"/>
        </table:table-row>
        <table:table-row table:style-name="ro1">
          <table:table-cell office:value-type="float" office:value="129119" calcext:value-type="float">
            <text:p>12911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299]" office:value-type="float" office:value="5" calcext:value-type="float">
            <text:p>5</text:p>
          </table:table-cell>
          <table:table-cell table:formula="of:=LOG([.A299]*[.$Q$1])" office:value-type="float" office:value="1.11099015386991" calcext:value-type="float">
            <text:p>1.11099015386991</text:p>
          </table:table-cell>
          <table:table-cell table:formula="of:=[.E299]-AVERAGE([.E$3:.E$1200])" office:value-type="float" office:value="-7.00918196994992" calcext:value-type="float">
            <text:p>-7.00918196994992</text:p>
          </table:table-cell>
          <table:table-cell table:formula="of:=[.F299]-AVERAGE([.F$3:.F$1200])" office:value-type="float" office:value="-1.35488254229917" calcext:value-type="float">
            <text:p>-1.35488254229917</text:p>
          </table:table-cell>
          <table:table-cell table:formula="of:=[.G299]*[.G299]" office:value-type="float" office:value="49.128631887871" calcext:value-type="float">
            <text:p>49.128631887871</text:p>
          </table:table-cell>
          <table:table-cell table:formula="of:=[.G299]*[.H299]" office:value-type="float" office:value="9.49661828688324" calcext:value-type="float">
            <text:p>9.49661828688324</text:p>
          </table:table-cell>
          <table:table-cell table:formula="of:=[.H299]*[.H299]" office:value-type="float" office:value="1.83570670342706" calcext:value-type="float">
            <text:p>1.83570670342706</text:p>
          </table:table-cell>
          <table:table-cell table:number-columns-repeated="6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300]" office:value-type="float" office:value="9" calcext:value-type="float">
            <text:p>9</text:p>
          </table:table-cell>
          <table:table-cell table:formula="of:=LOG([.A300]*[.$Q$1])" office:value-type="float" office:value="1.36804502620868" calcext:value-type="float">
            <text:p>1.36804502620868</text:p>
          </table:table-cell>
          <table:table-cell table:formula="of:=[.E300]-AVERAGE([.E$3:.E$1200])" office:value-type="float" office:value="-3.00918196994992" calcext:value-type="float">
            <text:p>-3.00918196994992</text:p>
          </table:table-cell>
          <table:table-cell table:formula="of:=[.F300]-AVERAGE([.F$3:.F$1200])" office:value-type="float" office:value="-1.0978276699604" calcext:value-type="float">
            <text:p>-1.0978276699604</text:p>
          </table:table-cell>
          <table:table-cell table:formula="of:=[.G300]*[.G300]" office:value-type="float" office:value="9.05517612827166" calcext:value-type="float">
            <text:p>9.05517612827166</text:p>
          </table:table-cell>
          <table:table-cell table:formula="of:=[.G300]*[.H300]" office:value-type="float" office:value="3.30356323055698" calcext:value-type="float">
            <text:p>3.30356323055698</text:p>
          </table:table-cell>
          <table:table-cell table:formula="of:=[.H300]*[.H300]" office:value-type="float" office:value="1.20522559293069" calcext:value-type="float">
            <text:p>1.20522559293069</text:p>
          </table:table-cell>
          <table:table-cell table:number-columns-repeated="6"/>
        </table:table-row>
        <table:table-row table:style-name="ro1">
          <table:table-cell office:value-type="float" office:value="759240" calcext:value-type="float">
            <text:p>75924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301]" office:value-type="float" office:value="9" calcext:value-type="float">
            <text:p>9</text:p>
          </table:table-cell>
          <table:table-cell table:formula="of:=LOG([.A301]*[.$Q$1])" office:value-type="float" office:value="1.88037908050677" calcext:value-type="float">
            <text:p>1.88037908050677</text:p>
          </table:table-cell>
          <table:table-cell table:formula="of:=[.E301]-AVERAGE([.E$3:.E$1200])" office:value-type="float" office:value="-3.00918196994992" calcext:value-type="float">
            <text:p>-3.00918196994992</text:p>
          </table:table-cell>
          <table:table-cell table:formula="of:=[.F301]-AVERAGE([.F$3:.F$1200])" office:value-type="float" office:value="-0.585493615662307" calcext:value-type="float">
            <text:p>-0.585493615662307</text:p>
          </table:table-cell>
          <table:table-cell table:formula="of:=[.G301]*[.G301]" office:value-type="float" office:value="9.05517612827166" calcext:value-type="float">
            <text:p>9.05517612827166</text:p>
          </table:table-cell>
          <table:table-cell table:formula="of:=[.G301]*[.H301]" office:value-type="float" office:value="1.7618568317718" calcext:value-type="float">
            <text:p>1.7618568317718</text:p>
          </table:table-cell>
          <table:table-cell table:formula="of:=[.H301]*[.H301]" office:value-type="float" office:value="0.342802773981322" calcext:value-type="float">
            <text:p>0.342802773981322</text:p>
          </table:table-cell>
          <table:table-cell table:number-columns-repeated="6"/>
        </table:table-row>
        <table:table-row table:style-name="ro1">
          <table:table-cell office:value-type="float" office:value="1322075" calcext:value-type="float">
            <text:p>132207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302]" office:value-type="float" office:value="11" calcext:value-type="float">
            <text:p>11</text:p>
          </table:table-cell>
          <table:table-cell table:formula="of:=LOG([.A302]*[.$Q$1])" office:value-type="float" office:value="2.12125609294254" calcext:value-type="float">
            <text:p>2.12125609294254</text:p>
          </table:table-cell>
          <table:table-cell table:formula="of:=[.E302]-AVERAGE([.E$3:.E$1200])" office:value-type="float" office:value="-1.00918196994992" calcext:value-type="float">
            <text:p>-1.00918196994992</text:p>
          </table:table-cell>
          <table:table-cell table:formula="of:=[.F302]-AVERAGE([.F$3:.F$1200])" office:value-type="float" office:value="-0.344616603226544" calcext:value-type="float">
            <text:p>-0.344616603226544</text:p>
          </table:table-cell>
          <table:table-cell table:formula="of:=[.G302]*[.G302]" office:value-type="float" office:value="1.01844824847199" calcext:value-type="float">
            <text:p>1.01844824847199</text:p>
          </table:table-cell>
          <table:table-cell table:formula="of:=[.G302]*[.H302]" office:value-type="float" office:value="0.347780862521612" calcext:value-type="float">
            <text:p>0.347780862521612</text:p>
          </table:table-cell>
          <table:table-cell table:formula="of:=[.H302]*[.H302]" office:value-type="float" office:value="0.118760603219401" calcext:value-type="float">
            <text:p>0.118760603219401</text:p>
          </table:table-cell>
          <table:table-cell table:number-columns-repeated="6"/>
        </table:table-row>
        <table:table-row table:style-name="ro1">
          <table:table-cell office:value-type="float" office:value="1574363" calcext:value-type="float">
            <text:p>157436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303]" office:value-type="float" office:value="11" calcext:value-type="float">
            <text:p>11</text:p>
          </table:table-cell>
          <table:table-cell table:formula="of:=LOG([.A303]*[.$Q$1])" office:value-type="float" office:value="2.19710487460565" calcext:value-type="float">
            <text:p>2.19710487460565</text:p>
          </table:table-cell>
          <table:table-cell table:formula="of:=[.E303]-AVERAGE([.E$3:.E$1200])" office:value-type="float" office:value="-1.00918196994992" calcext:value-type="float">
            <text:p>-1.00918196994992</text:p>
          </table:table-cell>
          <table:table-cell table:formula="of:=[.F303]-AVERAGE([.F$3:.F$1200])" office:value-type="float" office:value="-0.268767821563427" calcext:value-type="float">
            <text:p>-0.268767821563427</text:p>
          </table:table-cell>
          <table:table-cell table:formula="of:=[.G303]*[.G303]" office:value-type="float" office:value="1.01844824847199" calcext:value-type="float">
            <text:p>1.01844824847199</text:p>
          </table:table-cell>
          <table:table-cell table:formula="of:=[.G303]*[.H303]" office:value-type="float" office:value="0.271235639624527" calcext:value-type="float">
            <text:p>0.271235639624527</text:p>
          </table:table-cell>
          <table:table-cell table:formula="of:=[.H303]*[.H303]" office:value-type="float" office:value="0.0722361419079502" calcext:value-type="float">
            <text:p>0.07223614190795</text:p>
          </table:table-cell>
          <table:table-cell table:number-columns-repeated="6"/>
        </table:table-row>
        <table:table-row table:style-name="ro1">
          <table:table-cell office:value-type="float" office:value="1108005" calcext:value-type="float">
            <text:p>110800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304]" office:value-type="float" office:value="10" calcext:value-type="float">
            <text:p>10</text:p>
          </table:table-cell>
          <table:table-cell table:formula="of:=LOG([.A304]*[.$Q$1])" office:value-type="float" office:value="2.04454172020063" calcext:value-type="float">
            <text:p>2.04454172020063</text:p>
          </table:table-cell>
          <table:table-cell table:formula="of:=[.E304]-AVERAGE([.E$3:.E$1200])" office:value-type="float" office:value="-2.00918196994992" calcext:value-type="float">
            <text:p>-2.00918196994992</text:p>
          </table:table-cell>
          <table:table-cell table:formula="of:=[.F304]-AVERAGE([.F$3:.F$1200])" office:value-type="float" office:value="-0.421330975968448" calcext:value-type="float">
            <text:p>-0.421330975968448</text:p>
          </table:table-cell>
          <table:table-cell table:formula="of:=[.G304]*[.G304]" office:value-type="float" office:value="4.03681218837182" calcext:value-type="float">
            <text:p>4.03681218837182</text:p>
          </table:table-cell>
          <table:table-cell table:formula="of:=[.G304]*[.H304]" office:value-type="float" office:value="0.846530600297207" calcext:value-type="float">
            <text:p>0.846530600297207</text:p>
          </table:table-cell>
          <table:table-cell table:formula="of:=[.H304]*[.H304]" office:value-type="float" office:value="0.177519791310525" calcext:value-type="float">
            <text:p>0.177519791310525</text:p>
          </table:table-cell>
          <table:table-cell table:number-columns-repeated="6"/>
        </table:table-row>
        <table:table-row table:style-name="ro1">
          <table:table-cell office:value-type="float" office:value="486128" calcext:value-type="float">
            <text:p>4861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305]" office:value-type="float" office:value="9" calcext:value-type="float">
            <text:p>9</text:p>
          </table:table-cell>
          <table:table-cell table:formula="of:=LOG([.A305]*[.$Q$1])" office:value-type="float" office:value="1.68675063628804" calcext:value-type="float">
            <text:p>1.68675063628804</text:p>
          </table:table-cell>
          <table:table-cell table:formula="of:=[.E305]-AVERAGE([.E$3:.E$1200])" office:value-type="float" office:value="-3.00918196994992" calcext:value-type="float">
            <text:p>-3.00918196994992</text:p>
          </table:table-cell>
          <table:table-cell table:formula="of:=[.F305]-AVERAGE([.F$3:.F$1200])" office:value-type="float" office:value="-0.779122059881036" calcext:value-type="float">
            <text:p>-0.779122059881036</text:p>
          </table:table-cell>
          <table:table-cell table:formula="of:=[.G305]*[.G305]" office:value-type="float" office:value="9.05517612827166" calcext:value-type="float">
            <text:p>9.05517612827166</text:p>
          </table:table-cell>
          <table:table-cell table:formula="of:=[.G305]*[.H305]" office:value-type="float" office:value="2.34452005498425" calcext:value-type="float">
            <text:p>2.34452005498425</text:p>
          </table:table-cell>
          <table:table-cell table:formula="of:=[.H305]*[.H305]" office:value-type="float" office:value="0.607031184193269" calcext:value-type="float">
            <text:p>0.607031184193269</text:p>
          </table:table-cell>
          <table:table-cell table:number-columns-repeated="6"/>
        </table:table-row>
        <table:table-row table:style-name="ro1">
          <table:table-cell office:value-type="float" office:value="5887811" calcext:value-type="float">
            <text:p>58878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306]" office:value-type="float" office:value="13" calcext:value-type="float">
            <text:p>13</text:p>
          </table:table-cell>
          <table:table-cell table:formula="of:=LOG([.A306]*[.$Q$1])" office:value-type="float" office:value="2.76995386060687" calcext:value-type="float">
            <text:p>2.76995386060687</text:p>
          </table:table-cell>
          <table:table-cell table:formula="of:=[.E306]-AVERAGE([.E$3:.E$1200])" office:value-type="float" office:value="0.990818030050084" calcext:value-type="float">
            <text:p>0.990818030050084</text:p>
          </table:table-cell>
          <table:table-cell table:formula="of:=[.F306]-AVERAGE([.F$3:.F$1200])" office:value-type="float" office:value="0.304081164437793" calcext:value-type="float">
            <text:p>0.304081164437793</text:p>
          </table:table-cell>
          <table:table-cell table:formula="of:=[.G306]*[.G306]" office:value-type="float" office:value="0.981720368672329" calcext:value-type="float">
            <text:p>0.981720368672329</text:p>
          </table:table-cell>
          <table:table-cell table:formula="of:=[.G306]*[.H306]" office:value-type="float" office:value="0.301289100323589" calcext:value-type="float">
            <text:p>0.301289100323589</text:p>
          </table:table-cell>
          <table:table-cell table:formula="of:=[.H306]*[.H306]" office:value-type="float" office:value="0.092465354565844" calcext:value-type="float">
            <text:p>0.092465354565844</text:p>
          </table:table-cell>
          <table:table-cell table:number-columns-repeated="6"/>
        </table:table-row>
        <table:table-row table:style-name="ro1">
          <table:table-cell office:value-type="float" office:value="167852" calcext:value-type="float">
            <text:p>16785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07]" office:value-type="float" office:value="7" calcext:value-type="float">
            <text:p>7</text:p>
          </table:table-cell>
          <table:table-cell table:formula="of:=LOG([.A307]*[.$Q$1])" office:value-type="float" office:value="1.22492652034596" calcext:value-type="float">
            <text:p>1.22492652034596</text:p>
          </table:table-cell>
          <table:table-cell table:formula="of:=[.E307]-AVERAGE([.E$3:.E$1200])" office:value-type="float" office:value="-5.00918196994992" calcext:value-type="float">
            <text:p>-5.00918196994992</text:p>
          </table:table-cell>
          <table:table-cell table:formula="of:=[.F307]-AVERAGE([.F$3:.F$1200])" office:value-type="float" office:value="-1.24094617582312" calcext:value-type="float">
            <text:p>-1.24094617582312</text:p>
          </table:table-cell>
          <table:table-cell table:formula="of:=[.G307]*[.G307]" office:value-type="float" office:value="25.0919040080713" calcext:value-type="float">
            <text:p>25.0919040080713</text:p>
          </table:table-cell>
          <table:table-cell table:formula="of:=[.G307]*[.H307]" office:value-type="float" office:value="6.2161252096115" calcext:value-type="float">
            <text:p>6.2161252096115</text:p>
          </table:table-cell>
          <table:table-cell table:formula="of:=[.H307]*[.H307]" office:value-type="float" office:value="1.53994741129004" calcext:value-type="float">
            <text:p>1.53994741129004</text:p>
          </table:table-cell>
          <table:table-cell table:number-columns-repeated="6"/>
        </table:table-row>
        <table:table-row table:style-name="ro1">
          <table:table-cell office:value-type="float" office:value="241924" calcext:value-type="float">
            <text:p>24192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08]" office:value-type="float" office:value="8" calcext:value-type="float">
            <text:p>8</text:p>
          </table:table-cell>
          <table:table-cell table:formula="of:=LOG([.A308]*[.$Q$1])" office:value-type="float" office:value="1.38367895455675" calcext:value-type="float">
            <text:p>1.38367895455675</text:p>
          </table:table-cell>
          <table:table-cell table:formula="of:=[.E308]-AVERAGE([.E$3:.E$1200])" office:value-type="float" office:value="-4.00918196994992" calcext:value-type="float">
            <text:p>-4.00918196994992</text:p>
          </table:table-cell>
          <table:table-cell table:formula="of:=[.F308]-AVERAGE([.F$3:.F$1200])" office:value-type="float" office:value="-1.08219374161233" calcext:value-type="float">
            <text:p>-1.08219374161233</text:p>
          </table:table-cell>
          <table:table-cell table:formula="of:=[.G308]*[.G308]" office:value-type="float" office:value="16.0735400681715" calcext:value-type="float">
            <text:p>16.0735400681715</text:p>
          </table:table-cell>
          <table:table-cell table:formula="of:=[.G308]*[.H308]" office:value-type="float" office:value="4.33871163686478" calcext:value-type="float">
            <text:p>4.33871163686478</text:p>
          </table:table-cell>
          <table:table-cell table:formula="of:=[.H308]*[.H308]" office:value-type="float" office:value="1.17114329438489" calcext:value-type="float">
            <text:p>1.17114329438489</text:p>
          </table:table-cell>
          <table:table-cell table:number-columns-repeated="6"/>
        </table:table-row>
        <table:table-row table:style-name="ro1">
          <table:table-cell office:value-type="float" office:value="200593" calcext:value-type="float">
            <text:p>20059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09]" office:value-type="float" office:value="7" calcext:value-type="float">
            <text:p>7</text:p>
          </table:table-cell>
          <table:table-cell table:formula="of:=LOG([.A309]*[.$Q$1])" office:value-type="float" office:value="1.30231577357764" calcext:value-type="float">
            <text:p>1.30231577357764</text:p>
          </table:table-cell>
          <table:table-cell table:formula="of:=[.E309]-AVERAGE([.E$3:.E$1200])" office:value-type="float" office:value="-5.00918196994992" calcext:value-type="float">
            <text:p>-5.00918196994992</text:p>
          </table:table-cell>
          <table:table-cell table:formula="of:=[.F309]-AVERAGE([.F$3:.F$1200])" office:value-type="float" office:value="-1.16355692259144" calcext:value-type="float">
            <text:p>-1.16355692259144</text:p>
          </table:table-cell>
          <table:table-cell table:formula="of:=[.G309]*[.G309]" office:value-type="float" office:value="25.0919040080713" calcext:value-type="float">
            <text:p>25.0919040080713</text:p>
          </table:table-cell>
          <table:table-cell table:formula="of:=[.G309]*[.H309]" office:value-type="float" office:value="5.82846835765547" calcext:value-type="float">
            <text:p>5.82846835765547</text:p>
          </table:table-cell>
          <table:table-cell table:formula="of:=[.H309]*[.H309]" office:value-type="float" office:value="1.35386471211047" calcext:value-type="float">
            <text:p>1.35386471211047</text:p>
          </table:table-cell>
          <table:table-cell table:number-columns-repeated="6"/>
        </table:table-row>
        <table:table-row table:style-name="ro1">
          <table:table-cell office:value-type="float" office:value="1621527" calcext:value-type="float">
            <text:p>162152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10]" office:value-type="float" office:value="12" calcext:value-type="float">
            <text:p>12</text:p>
          </table:table-cell>
          <table:table-cell table:formula="of:=LOG([.A310]*[.$Q$1])" office:value-type="float" office:value="2.20992418449427" calcext:value-type="float">
            <text:p>2.20992418449427</text:p>
          </table:table-cell>
          <table:table-cell table:formula="of:=[.E310]-AVERAGE([.E$3:.E$1200])" office:value-type="float" office:value="-0.00918196994991583" calcext:value-type="float">
            <text:p>-0.009181969949916</text:p>
          </table:table-cell>
          <table:table-cell table:formula="of:=[.F310]-AVERAGE([.F$3:.F$1200])" office:value-type="float" office:value="-0.255948511674806" calcext:value-type="float">
            <text:p>-0.255948511674806</text:p>
          </table:table-cell>
          <table:table-cell table:formula="of:=[.G310]*[.G310]" office:value-type="float" office:value="0.0000843085721611572" calcext:value-type="float">
            <text:p>8.43085721611572E-05</text:p>
          </table:table-cell>
          <table:table-cell table:formula="of:=[.G310]*[.H310]" office:value-type="float" office:value="0.00235011154292375" calcext:value-type="float">
            <text:p>0.002350111542924</text:p>
          </table:table-cell>
          <table:table-cell table:formula="of:=[.H310]*[.H310]" office:value-type="float" office:value="0.0655096406285484" calcext:value-type="float">
            <text:p>0.065509640628548</text:p>
          </table:table-cell>
          <table:table-cell table:number-columns-repeated="6"/>
        </table:table-row>
        <table:table-row table:style-name="ro1">
          <table:table-cell office:value-type="float" office:value="100795" calcext:value-type="float">
            <text:p>10079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11]" office:value-type="float" office:value="6" calcext:value-type="float">
            <text:p>6</text:p>
          </table:table-cell>
          <table:table-cell table:formula="of:=LOG([.A311]*[.$Q$1])" office:value-type="float" office:value="1.00343898919019" calcext:value-type="float">
            <text:p>1.00343898919019</text:p>
          </table:table-cell>
          <table:table-cell table:formula="of:=[.E311]-AVERAGE([.E$3:.E$1200])" office:value-type="float" office:value="-6.00918196994992" calcext:value-type="float">
            <text:p>-6.00918196994992</text:p>
          </table:table-cell>
          <table:table-cell table:formula="of:=[.F311]-AVERAGE([.F$3:.F$1200])" office:value-type="float" office:value="-1.46243370697889" calcext:value-type="float">
            <text:p>-1.46243370697889</text:p>
          </table:table-cell>
          <table:table-cell table:formula="of:=[.G311]*[.G311]" office:value-type="float" office:value="36.1102679479711" calcext:value-type="float">
            <text:p>36.1102679479711</text:p>
          </table:table-cell>
          <table:table-cell table:formula="of:=[.G311]*[.H311]" office:value-type="float" office:value="8.78803026422458" calcext:value-type="float">
            <text:p>8.78803026422458</text:p>
          </table:table-cell>
          <table:table-cell table:formula="of:=[.H311]*[.H311]" office:value-type="float" office:value="2.13871234730802" calcext:value-type="float">
            <text:p>2.13871234730802</text:p>
          </table:table-cell>
          <table:table-cell table:number-columns-repeated="6"/>
        </table:table-row>
        <table:table-row table:style-name="ro1">
          <table:table-cell office:value-type="float" office:value="220013" calcext:value-type="float">
            <text:p>22001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12]" office:value-type="float" office:value="10" calcext:value-type="float">
            <text:p>10</text:p>
          </table:table-cell>
          <table:table-cell table:formula="of:=LOG([.A312]*[.$Q$1])" office:value-type="float" office:value="1.34244834291976" calcext:value-type="float">
            <text:p>1.34244834291976</text:p>
          </table:table-cell>
          <table:table-cell table:formula="of:=[.E312]-AVERAGE([.E$3:.E$1200])" office:value-type="float" office:value="-2.00918196994992" calcext:value-type="float">
            <text:p>-2.00918196994992</text:p>
          </table:table-cell>
          <table:table-cell table:formula="of:=[.F312]-AVERAGE([.F$3:.F$1200])" office:value-type="float" office:value="-1.12342435324932" calcext:value-type="float">
            <text:p>-1.12342435324932</text:p>
          </table:table-cell>
          <table:table-cell table:formula="of:=[.G312]*[.G312]" office:value-type="float" office:value="4.03681218837182" calcext:value-type="float">
            <text:p>4.03681218837182</text:p>
          </table:table-cell>
          <table:table-cell table:formula="of:=[.G312]*[.H312]" office:value-type="float" office:value="2.25716395515117" calcext:value-type="float">
            <text:p>2.25716395515117</text:p>
          </table:table-cell>
          <table:table-cell table:formula="of:=[.H312]*[.H312]" office:value-type="float" office:value="1.26208227747365" calcext:value-type="float">
            <text:p>1.26208227747365</text:p>
          </table:table-cell>
          <table:table-cell table:number-columns-repeated="6"/>
        </table:table-row>
        <table:table-row table:style-name="ro1">
          <table:table-cell office:value-type="float" office:value="94141554" calcext:value-type="float">
            <text:p>9414155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13]" office:value-type="float" office:value="18" calcext:value-type="float">
            <text:p>18</text:p>
          </table:table-cell>
          <table:table-cell table:formula="of:=LOG([.A313]*[.$Q$1])" office:value-type="float" office:value="3.97378136295353" calcext:value-type="float">
            <text:p>3.97378136295353</text:p>
          </table:table-cell>
          <table:table-cell table:formula="of:=[.E313]-AVERAGE([.E$3:.E$1200])" office:value-type="float" office:value="5.99081803005008" calcext:value-type="float">
            <text:p>5.99081803005008</text:p>
          </table:table-cell>
          <table:table-cell table:formula="of:=[.F313]-AVERAGE([.F$3:.F$1200])" office:value-type="float" office:value="1.50790866678445" calcext:value-type="float">
            <text:p>1.50790866678445</text:p>
          </table:table-cell>
          <table:table-cell table:formula="of:=[.G313]*[.G313]" office:value-type="float" office:value="35.8899006691732" calcext:value-type="float">
            <text:p>35.8899006691732</text:p>
          </table:table-cell>
          <table:table-cell table:formula="of:=[.G313]*[.H313]" office:value-type="float" office:value="9.03360642864104" calcext:value-type="float">
            <text:p>9.03360642864104</text:p>
          </table:table-cell>
          <table:table-cell table:formula="of:=[.H313]*[.H313]" office:value-type="float" office:value="2.27378854736364" calcext:value-type="float">
            <text:p>2.27378854736364</text:p>
          </table:table-cell>
          <table:table-cell table:number-columns-repeated="6"/>
        </table:table-row>
        <table:table-row table:style-name="ro1">
          <table:table-cell office:value-type="float" office:value="153469" calcext:value-type="float">
            <text:p>15346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14]" office:value-type="float" office:value="7" calcext:value-type="float">
            <text:p>7</text:p>
          </table:table-cell>
          <table:table-cell table:formula="of:=LOG([.A314]*[.$Q$1])" office:value-type="float" office:value="1.18602066327515" calcext:value-type="float">
            <text:p>1.18602066327515</text:p>
          </table:table-cell>
          <table:table-cell table:formula="of:=[.E314]-AVERAGE([.E$3:.E$1200])" office:value-type="float" office:value="-5.00918196994992" calcext:value-type="float">
            <text:p>-5.00918196994992</text:p>
          </table:table-cell>
          <table:table-cell table:formula="of:=[.F314]-AVERAGE([.F$3:.F$1200])" office:value-type="float" office:value="-1.27985203289393" calcext:value-type="float">
            <text:p>-1.27985203289393</text:p>
          </table:table-cell>
          <table:table-cell table:formula="of:=[.G314]*[.G314]" office:value-type="float" office:value="25.0919040080713" calcext:value-type="float">
            <text:p>25.0919040080713</text:p>
          </table:table-cell>
          <table:table-cell table:formula="of:=[.G314]*[.H314]" office:value-type="float" office:value="6.41101172737601" calcext:value-type="float">
            <text:p>6.41101172737601</text:p>
          </table:table-cell>
          <table:table-cell table:formula="of:=[.H314]*[.H314]" office:value-type="float" office:value="1.63802122610272" calcext:value-type="float">
            <text:p>1.63802122610272</text:p>
          </table:table-cell>
          <table:table-cell table:number-columns-repeated="6"/>
        </table:table-row>
        <table:table-row table:style-name="ro1">
          <table:table-cell office:value-type="float" office:value="339323" calcext:value-type="float">
            <text:p>33932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315]" office:value-type="float" office:value="9" calcext:value-type="float">
            <text:p>9</text:p>
          </table:table-cell>
          <table:table-cell table:formula="of:=LOG([.A315]*[.$Q$1])" office:value-type="float" office:value="1.53061329800217" calcext:value-type="float">
            <text:p>1.53061329800217</text:p>
          </table:table-cell>
          <table:table-cell table:formula="of:=[.E315]-AVERAGE([.E$3:.E$1200])" office:value-type="float" office:value="-3.00918196994992" calcext:value-type="float">
            <text:p>-3.00918196994992</text:p>
          </table:table-cell>
          <table:table-cell table:formula="of:=[.F315]-AVERAGE([.F$3:.F$1200])" office:value-type="float" office:value="-0.935259398166915" calcext:value-type="float">
            <text:p>-0.935259398166915</text:p>
          </table:table-cell>
          <table:table-cell table:formula="of:=[.G315]*[.G315]" office:value-type="float" office:value="9.05517612827166" calcext:value-type="float">
            <text:p>9.05517612827166</text:p>
          </table:table-cell>
          <table:table-cell table:formula="of:=[.G315]*[.H315]" office:value-type="float" office:value="2.81436571819009" calcext:value-type="float">
            <text:p>2.81436571819009</text:p>
          </table:table-cell>
          <table:table-cell table:formula="of:=[.H315]*[.H315]" office:value-type="float" office:value="0.874710141859539" calcext:value-type="float">
            <text:p>0.874710141859539</text:p>
          </table:table-cell>
          <table:table-cell table:number-columns-repeated="6"/>
        </table:table-row>
        <table:table-row table:style-name="ro1">
          <table:table-cell office:value-type="float" office:value="74944" calcext:value-type="float">
            <text:p>7494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316]" office:value-type="float" office:value="6" calcext:value-type="float">
            <text:p>6</text:p>
          </table:table-cell>
          <table:table-cell table:formula="of:=LOG([.A316]*[.$Q$1])" office:value-type="float" office:value="0.87473686905625" calcext:value-type="float">
            <text:p>0.87473686905625</text:p>
          </table:table-cell>
          <table:table-cell table:formula="of:=[.E316]-AVERAGE([.E$3:.E$1200])" office:value-type="float" office:value="-6.00918196994992" calcext:value-type="float">
            <text:p>-6.00918196994992</text:p>
          </table:table-cell>
          <table:table-cell table:formula="of:=[.F316]-AVERAGE([.F$3:.F$1200])" office:value-type="float" office:value="-1.59113582711283" calcext:value-type="float">
            <text:p>-1.59113582711283</text:p>
          </table:table-cell>
          <table:table-cell table:formula="of:=[.G316]*[.G316]" office:value-type="float" office:value="36.1102679479711" calcext:value-type="float">
            <text:p>36.1102679479711</text:p>
          </table:table-cell>
          <table:table-cell table:formula="of:=[.G316]*[.H316]" office:value-type="float" office:value="9.56142472402777" calcext:value-type="float">
            <text:p>9.56142472402777</text:p>
          </table:table-cell>
          <table:table-cell table:formula="of:=[.H316]*[.H316]" office:value-type="float" office:value="2.53171322032203" calcext:value-type="float">
            <text:p>2.53171322032203</text:p>
          </table:table-cell>
          <table:table-cell table:number-columns-repeated="6"/>
        </table:table-row>
        <table:table-row table:style-name="ro1">
          <table:table-cell office:value-type="float" office:value="100085" calcext:value-type="float">
            <text:p>10008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317]" office:value-type="float" office:value="6" calcext:value-type="float">
            <text:p>6</text:p>
          </table:table-cell>
          <table:table-cell table:formula="of:=LOG([.A317]*[.$Q$1])" office:value-type="float" office:value="1.00036899350958" calcext:value-type="float">
            <text:p>1.00036899350958</text:p>
          </table:table-cell>
          <table:table-cell table:formula="of:=[.E317]-AVERAGE([.E$3:.E$1200])" office:value-type="float" office:value="-6.00918196994992" calcext:value-type="float">
            <text:p>-6.00918196994992</text:p>
          </table:table-cell>
          <table:table-cell table:formula="of:=[.F317]-AVERAGE([.F$3:.F$1200])" office:value-type="float" office:value="-1.4655037026595" calcext:value-type="float">
            <text:p>-1.4655037026595</text:p>
          </table:table-cell>
          <table:table-cell table:formula="of:=[.G317]*[.G317]" office:value-type="float" office:value="36.1102679479711" calcext:value-type="float">
            <text:p>36.1102679479711</text:p>
          </table:table-cell>
          <table:table-cell table:formula="of:=[.G317]*[.H317]" office:value-type="float" office:value="8.80647842691629" calcext:value-type="float">
            <text:p>8.80647842691629</text:p>
          </table:table-cell>
          <table:table-cell table:formula="of:=[.H317]*[.H317]" office:value-type="float" office:value="2.1477011025087" calcext:value-type="float">
            <text:p>2.1477011025087</text:p>
          </table:table-cell>
          <table:table-cell table:number-columns-repeated="6"/>
        </table:table-row>
        <table:table-row table:style-name="ro1">
          <table:table-cell office:value-type="float" office:value="160394" calcext:value-type="float">
            <text:p>16039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318]" office:value-type="float" office:value="7" calcext:value-type="float">
            <text:p>7</text:p>
          </table:table-cell>
          <table:table-cell table:formula="of:=LOG([.A318]*[.$Q$1])" office:value-type="float" office:value="1.2051881182148" calcext:value-type="float">
            <text:p>1.2051881182148</text:p>
          </table:table-cell>
          <table:table-cell table:formula="of:=[.E318]-AVERAGE([.E$3:.E$1200])" office:value-type="float" office:value="-5.00918196994992" calcext:value-type="float">
            <text:p>-5.00918196994992</text:p>
          </table:table-cell>
          <table:table-cell table:formula="of:=[.F318]-AVERAGE([.F$3:.F$1200])" office:value-type="float" office:value="-1.26068457795428" calcext:value-type="float">
            <text:p>-1.26068457795428</text:p>
          </table:table-cell>
          <table:table-cell table:formula="of:=[.G318]*[.G318]" office:value-type="float" office:value="25.0919040080713" calcext:value-type="float">
            <text:p>25.0919040080713</text:p>
          </table:table-cell>
          <table:table-cell table:formula="of:=[.G318]*[.H318]" office:value-type="float" office:value="6.31499845768252" calcext:value-type="float">
            <text:p>6.31499845768252</text:p>
          </table:table-cell>
          <table:table-cell table:formula="of:=[.H318]*[.H318]" office:value-type="float" office:value="1.58932560509177" calcext:value-type="float">
            <text:p>1.58932560509177</text:p>
          </table:table-cell>
          <table:table-cell table:number-columns-repeated="6"/>
        </table:table-row>
        <table:table-row table:style-name="ro1">
          <table:table-cell office:value-type="float" office:value="135538" calcext:value-type="float">
            <text:p>13553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319]" office:value-type="float" office:value="7" calcext:value-type="float">
            <text:p>7</text:p>
          </table:table-cell>
          <table:table-cell table:formula="of:=LOG([.A319]*[.$Q$1])" office:value-type="float" office:value="1.13206107289784" calcext:value-type="float">
            <text:p>1.13206107289784</text:p>
          </table:table-cell>
          <table:table-cell table:formula="of:=[.E319]-AVERAGE([.E$3:.E$1200])" office:value-type="float" office:value="-5.00918196994992" calcext:value-type="float">
            <text:p>-5.00918196994992</text:p>
          </table:table-cell>
          <table:table-cell table:formula="of:=[.F319]-AVERAGE([.F$3:.F$1200])" office:value-type="float" office:value="-1.33381162327124" calcext:value-type="float">
            <text:p>-1.33381162327124</text:p>
          </table:table-cell>
          <table:table-cell table:formula="of:=[.G319]*[.G319]" office:value-type="float" office:value="25.0919040080713" calcext:value-type="float">
            <text:p>25.0919040080713</text:p>
          </table:table-cell>
          <table:table-cell table:formula="of:=[.G319]*[.H319]" office:value-type="float" office:value="6.68130513459994" calcext:value-type="float">
            <text:p>6.68130513459994</text:p>
          </table:table-cell>
          <table:table-cell table:formula="of:=[.H319]*[.H319]" office:value-type="float" office:value="1.77905344637347" calcext:value-type="float">
            <text:p>1.77905344637347</text:p>
          </table:table-cell>
          <table:table-cell table:number-columns-repeated="6"/>
        </table:table-row>
        <table:table-row table:style-name="ro1">
          <table:table-cell office:value-type="float" office:value="237374" calcext:value-type="float">
            <text:p>23737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320]" office:value-type="float" office:value="7" calcext:value-type="float">
            <text:p>7</text:p>
          </table:table-cell>
          <table:table-cell table:formula="of:=LOG([.A320]*[.$Q$1])" office:value-type="float" office:value="1.37543314816994" calcext:value-type="float">
            <text:p>1.37543314816994</text:p>
          </table:table-cell>
          <table:table-cell table:formula="of:=[.E320]-AVERAGE([.E$3:.E$1200])" office:value-type="float" office:value="-5.00918196994992" calcext:value-type="float">
            <text:p>-5.00918196994992</text:p>
          </table:table-cell>
          <table:table-cell table:formula="of:=[.F320]-AVERAGE([.F$3:.F$1200])" office:value-type="float" office:value="-1.09043954799914" calcext:value-type="float">
            <text:p>-1.09043954799914</text:p>
          </table:table-cell>
          <table:table-cell table:formula="of:=[.G320]*[.G320]" office:value-type="float" office:value="25.0919040080713" calcext:value-type="float">
            <text:p>25.0919040080713</text:p>
          </table:table-cell>
          <table:table-cell table:formula="of:=[.G320]*[.H320]" office:value-type="float" office:value="5.46221012315762" calcext:value-type="float">
            <text:p>5.46221012315762</text:p>
          </table:table-cell>
          <table:table-cell table:formula="of:=[.H320]*[.H320]" office:value-type="float" office:value="1.18905840784056" calcext:value-type="float">
            <text:p>1.18905840784056</text:p>
          </table:table-cell>
          <table:table-cell table:number-columns-repeated="6"/>
        </table:table-row>
        <table:table-row table:style-name="ro1">
          <table:table-cell office:value-type="float" office:value="66334" calcext:value-type="float">
            <text:p>6633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321]" office:value-type="float" office:value="10" calcext:value-type="float">
            <text:p>10</text:p>
          </table:table-cell>
          <table:table-cell table:formula="of:=LOG([.A321]*[.$Q$1])" office:value-type="float" office:value="0.821736186436773" calcext:value-type="float">
            <text:p>0.821736186436773</text:p>
          </table:table-cell>
          <table:table-cell table:formula="of:=[.E321]-AVERAGE([.E$3:.E$1200])" office:value-type="float" office:value="-2.00918196994992" calcext:value-type="float">
            <text:p>-2.00918196994992</text:p>
          </table:table-cell>
          <table:table-cell table:formula="of:=[.F321]-AVERAGE([.F$3:.F$1200])" office:value-type="float" office:value="-1.64413650973231" calcext:value-type="float">
            <text:p>-1.64413650973231</text:p>
          </table:table-cell>
          <table:table-cell table:formula="of:=[.G321]*[.G321]" office:value-type="float" office:value="4.03681218837182" calcext:value-type="float">
            <text:p>4.03681218837182</text:p>
          </table:table-cell>
          <table:table-cell table:formula="of:=[.G321]*[.H321]" office:value-type="float" office:value="3.30336943149054" calcext:value-type="float">
            <text:p>3.30336943149054</text:p>
          </table:table-cell>
          <table:table-cell table:formula="of:=[.H321]*[.H321]" office:value-type="float" office:value="2.70318486263473" calcext:value-type="float">
            <text:p>2.70318486263473</text:p>
          </table:table-cell>
          <table:table-cell table:number-columns-repeated="6"/>
        </table:table-row>
        <table:table-row table:style-name="ro1">
          <table:table-cell office:value-type="float" office:value="203632" calcext:value-type="float">
            <text:p>20363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322]" office:value-type="float" office:value="7" calcext:value-type="float">
            <text:p>7</text:p>
          </table:table-cell>
          <table:table-cell table:formula="of:=LOG([.A322]*[.$Q$1])" office:value-type="float" office:value="1.3088460267659" calcext:value-type="float">
            <text:p>1.3088460267659</text:p>
          </table:table-cell>
          <table:table-cell table:formula="of:=[.E322]-AVERAGE([.E$3:.E$1200])" office:value-type="float" office:value="-5.00918196994992" calcext:value-type="float">
            <text:p>-5.00918196994992</text:p>
          </table:table-cell>
          <table:table-cell table:formula="of:=[.F322]-AVERAGE([.F$3:.F$1200])" office:value-type="float" office:value="-1.15702666940318" calcext:value-type="float">
            <text:p>-1.15702666940318</text:p>
          </table:table-cell>
          <table:table-cell table:formula="of:=[.G322]*[.G322]" office:value-type="float" office:value="25.0919040080713" calcext:value-type="float">
            <text:p>25.0919040080713</text:p>
          </table:table-cell>
          <table:table-cell table:formula="of:=[.G322]*[.H322]" office:value-type="float" office:value="5.79575713112562" calcext:value-type="float">
            <text:p>5.79575713112562</text:p>
          </table:table-cell>
          <table:table-cell table:formula="of:=[.H322]*[.H322]" office:value-type="float" office:value="1.33871071371022" calcext:value-type="float">
            <text:p>1.33871071371022</text:p>
          </table:table-cell>
          <table:table-cell table:number-columns-repeated="6"/>
        </table:table-row>
        <table:table-row table:style-name="ro1">
          <table:table-cell office:value-type="float" office:value="842280" calcext:value-type="float">
            <text:p>84228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323]" office:value-type="float" office:value="10" calcext:value-type="float">
            <text:p>10</text:p>
          </table:table-cell>
          <table:table-cell table:formula="of:=LOG([.A323]*[.$Q$1])" office:value-type="float" office:value="1.92545648845984" calcext:value-type="float">
            <text:p>1.92545648845984</text:p>
          </table:table-cell>
          <table:table-cell table:formula="of:=[.E323]-AVERAGE([.E$3:.E$1200])" office:value-type="float" office:value="-2.00918196994992" calcext:value-type="float">
            <text:p>-2.00918196994992</text:p>
          </table:table-cell>
          <table:table-cell table:formula="of:=[.F323]-AVERAGE([.F$3:.F$1200])" office:value-type="float" office:value="-0.540416207709243" calcext:value-type="float">
            <text:p>-0.540416207709243</text:p>
          </table:table-cell>
          <table:table-cell table:formula="of:=[.G323]*[.G323]" office:value-type="float" office:value="4.03681218837182" calcext:value-type="float">
            <text:p>4.03681218837182</text:p>
          </table:table-cell>
          <table:table-cell table:formula="of:=[.G323]*[.H323]" office:value-type="float" office:value="1.08579450079812" calcext:value-type="float">
            <text:p>1.08579450079812</text:p>
          </table:table-cell>
          <table:table-cell table:formula="of:=[.H323]*[.H323]" office:value-type="float" office:value="0.29204967755484" calcext:value-type="float">
            <text:p>0.29204967755484</text:p>
          </table:table-cell>
          <table:table-cell table:number-columns-repeated="6"/>
        </table:table-row>
        <table:table-row table:style-name="ro1">
          <table:table-cell office:value-type="float" office:value="14052123" calcext:value-type="float">
            <text:p>1405212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324]" office:value-type="float" office:value="14" calcext:value-type="float">
            <text:p>14</text:p>
          </table:table-cell>
          <table:table-cell table:formula="of:=LOG([.A324]*[.$Q$1])" office:value-type="float" office:value="3.14774194257085" calcext:value-type="float">
            <text:p>3.14774194257085</text:p>
          </table:table-cell>
          <table:table-cell table:formula="of:=[.E324]-AVERAGE([.E$3:.E$1200])" office:value-type="float" office:value="1.99081803005008" calcext:value-type="float">
            <text:p>1.99081803005008</text:p>
          </table:table-cell>
          <table:table-cell table:formula="of:=[.F324]-AVERAGE([.F$3:.F$1200])" office:value-type="float" office:value="0.681869246401767" calcext:value-type="float">
            <text:p>0.681869246401767</text:p>
          </table:table-cell>
          <table:table-cell table:formula="of:=[.G324]*[.G324]" office:value-type="float" office:value="3.9633564287725" calcext:value-type="float">
            <text:p>3.9633564287725</text:p>
          </table:table-cell>
          <table:table-cell table:formula="of:=[.G324]*[.H324]" office:value-type="float" office:value="1.3574775898733" calcext:value-type="float">
            <text:p>1.3574775898733</text:p>
          </table:table-cell>
          <table:table-cell table:formula="of:=[.H324]*[.H324]" office:value-type="float" office:value="0.464945669188514" calcext:value-type="float">
            <text:p>0.464945669188514</text:p>
          </table:table-cell>
          <table:table-cell table:number-columns-repeated="6"/>
        </table:table-row>
        <table:table-row table:style-name="ro1">
          <table:table-cell office:value-type="float" office:value="1121239" calcext:value-type="float">
            <text:p>112123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325]" office:value-type="float" office:value="11" calcext:value-type="float">
            <text:p>11</text:p>
          </table:table-cell>
          <table:table-cell table:formula="of:=LOG([.A325]*[.$Q$1])" office:value-type="float" office:value="2.04969819539419" calcext:value-type="float">
            <text:p>2.04969819539419</text:p>
          </table:table-cell>
          <table:table-cell table:formula="of:=[.E325]-AVERAGE([.E$3:.E$1200])" office:value-type="float" office:value="-1.00918196994992" calcext:value-type="float">
            <text:p>-1.00918196994992</text:p>
          </table:table-cell>
          <table:table-cell table:formula="of:=[.F325]-AVERAGE([.F$3:.F$1200])" office:value-type="float" office:value="-0.416174500774889" calcext:value-type="float">
            <text:p>-0.416174500774889</text:p>
          </table:table-cell>
          <table:table-cell table:formula="of:=[.G325]*[.G325]" office:value-type="float" office:value="1.01844824847199" calcext:value-type="float">
            <text:p>1.01844824847199</text:p>
          </table:table-cell>
          <table:table-cell table:formula="of:=[.G325]*[.H325]" office:value-type="float" office:value="0.419995802534926" calcext:value-type="float">
            <text:p>0.419995802534926</text:p>
          </table:table-cell>
          <table:table-cell table:formula="of:=[.H325]*[.H325]" office:value-type="float" office:value="0.173201215095228" calcext:value-type="float">
            <text:p>0.173201215095228</text:p>
          </table:table-cell>
          <table:table-cell table:number-columns-repeated="6"/>
        </table:table-row>
        <table:table-row table:style-name="ro1">
          <table:table-cell office:value-type="float" office:value="480534" calcext:value-type="float">
            <text:p>48053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326]" office:value-type="float" office:value="9" calcext:value-type="float">
            <text:p>9</text:p>
          </table:table-cell>
          <table:table-cell table:formula="of:=LOG([.A326]*[.$Q$1])" office:value-type="float" office:value="1.68172412143222" calcext:value-type="float">
            <text:p>1.68172412143222</text:p>
          </table:table-cell>
          <table:table-cell table:formula="of:=[.E326]-AVERAGE([.E$3:.E$1200])" office:value-type="float" office:value="-3.00918196994992" calcext:value-type="float">
            <text:p>-3.00918196994992</text:p>
          </table:table-cell>
          <table:table-cell table:formula="of:=[.F326]-AVERAGE([.F$3:.F$1200])" office:value-type="float" office:value="-0.784148574736857" calcext:value-type="float">
            <text:p>-0.784148574736857</text:p>
          </table:table-cell>
          <table:table-cell table:formula="of:=[.G326]*[.G326]" office:value-type="float" office:value="9.05517612827166" calcext:value-type="float">
            <text:p>9.05517612827166</text:p>
          </table:table-cell>
          <table:table-cell table:formula="of:=[.G326]*[.H326]" office:value-type="float" office:value="2.35964575286007" calcext:value-type="float">
            <text:p>2.35964575286007</text:p>
          </table:table-cell>
          <table:table-cell table:formula="of:=[.H326]*[.H326]" office:value-type="float" office:value="0.614888987261844" calcext:value-type="float">
            <text:p>0.614888987261844</text:p>
          </table:table-cell>
          <table:table-cell table:number-columns-repeated="6"/>
        </table:table-row>
        <table:table-row table:style-name="ro1">
          <table:table-cell office:value-type="float" office:value="2274986" calcext:value-type="float">
            <text:p>227498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327]" office:value-type="float" office:value="12" calcext:value-type="float">
            <text:p>12</text:p>
          </table:table-cell>
          <table:table-cell table:formula="of:=LOG([.A327]*[.$Q$1])" office:value-type="float" office:value="2.35697872840348" calcext:value-type="float">
            <text:p>2.35697872840348</text:p>
          </table:table-cell>
          <table:table-cell table:formula="of:=[.E327]-AVERAGE([.E$3:.E$1200])" office:value-type="float" office:value="-0.00918196994991583" calcext:value-type="float">
            <text:p>-0.009181969949916</text:p>
          </table:table-cell>
          <table:table-cell table:formula="of:=[.F327]-AVERAGE([.F$3:.F$1200])" office:value-type="float" office:value="-0.1088939677656" calcext:value-type="float">
            <text:p>-0.1088939677656</text:p>
          </table:table-cell>
          <table:table-cell table:formula="of:=[.G327]*[.G327]" office:value-type="float" office:value="0.0000843085721611572" calcext:value-type="float">
            <text:p>8.43085721611572E-05</text:p>
          </table:table-cell>
          <table:table-cell table:formula="of:=[.G327]*[.H327]" office:value-type="float" office:value="0.000999861139750844" calcext:value-type="float">
            <text:p>0.000999861139751</text:p>
          </table:table-cell>
          <table:table-cell table:formula="of:=[.H327]*[.H327]" office:value-type="float" office:value="0.0118578962157356" calcext:value-type="float">
            <text:p>0.011857896215736</text:p>
          </table:table-cell>
          <table:table-cell table:number-columns-repeated="6"/>
        </table:table-row>
        <table:table-row table:style-name="ro1">
          <table:table-cell office:value-type="float" office:value="125960" calcext:value-type="float">
            <text:p>12596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328]" office:value-type="float" office:value="7" calcext:value-type="float">
            <text:p>7</text:p>
          </table:table-cell>
          <table:table-cell table:formula="of:=LOG([.A328]*[.$Q$1])" office:value-type="float" office:value="1.10023265196451" calcext:value-type="float">
            <text:p>1.10023265196451</text:p>
          </table:table-cell>
          <table:table-cell table:formula="of:=[.E328]-AVERAGE([.E$3:.E$1200])" office:value-type="float" office:value="-5.00918196994992" calcext:value-type="float">
            <text:p>-5.00918196994992</text:p>
          </table:table-cell>
          <table:table-cell table:formula="of:=[.F328]-AVERAGE([.F$3:.F$1200])" office:value-type="float" office:value="-1.36564004420457" calcext:value-type="float">
            <text:p>-1.36564004420457</text:p>
          </table:table-cell>
          <table:table-cell table:formula="of:=[.G328]*[.G328]" office:value-type="float" office:value="25.0919040080713" calcext:value-type="float">
            <text:p>25.0919040080713</text:p>
          </table:table-cell>
          <table:table-cell table:formula="of:=[.G328]*[.H328]" office:value-type="float" office:value="6.84073948687116" calcext:value-type="float">
            <text:p>6.84073948687116</text:p>
          </table:table-cell>
          <table:table-cell table:formula="of:=[.H328]*[.H328]" office:value-type="float" office:value="1.86497273033507" calcext:value-type="float">
            <text:p>1.86497273033507</text:p>
          </table:table-cell>
          <table:table-cell table:number-columns-repeated="6"/>
        </table:table-row>
        <table:table-row table:style-name="ro1">
          <table:table-cell office:value-type="float" office:value="140288" calcext:value-type="float">
            <text:p>14028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329]" office:value-type="float" office:value="7" calcext:value-type="float">
            <text:p>7</text:p>
          </table:table-cell>
          <table:table-cell table:formula="of:=LOG([.A329]*[.$Q$1])" office:value-type="float" office:value="1.14702052379622" calcext:value-type="float">
            <text:p>1.14702052379622</text:p>
          </table:table-cell>
          <table:table-cell table:formula="of:=[.E329]-AVERAGE([.E$3:.E$1200])" office:value-type="float" office:value="-5.00918196994992" calcext:value-type="float">
            <text:p>-5.00918196994992</text:p>
          </table:table-cell>
          <table:table-cell table:formula="of:=[.F329]-AVERAGE([.F$3:.F$1200])" office:value-type="float" office:value="-1.31885217237286" calcext:value-type="float">
            <text:p>-1.31885217237286</text:p>
          </table:table-cell>
          <table:table-cell table:formula="of:=[.G329]*[.G329]" office:value-type="float" office:value="25.0919040080713" calcext:value-type="float">
            <text:p>25.0919040080713</text:p>
          </table:table-cell>
          <table:table-cell table:formula="of:=[.G329]*[.H329]" office:value-type="float" office:value="6.60637052287942" calcext:value-type="float">
            <text:p>6.60637052287942</text:p>
          </table:table-cell>
          <table:table-cell table:formula="of:=[.H329]*[.H329]" office:value-type="float" office:value="1.73937105257262" calcext:value-type="float">
            <text:p>1.73937105257262</text:p>
          </table:table-cell>
          <table:table-cell table:number-columns-repeated="6"/>
        </table:table-row>
        <table:table-row table:style-name="ro1">
          <table:table-cell office:value-type="float" office:value="158763" calcext:value-type="float">
            <text:p>15876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330]" office:value-type="float" office:value="6" calcext:value-type="float">
            <text:p>6</text:p>
          </table:table-cell>
          <table:table-cell table:formula="of:=LOG([.A330]*[.$Q$1])" office:value-type="float" office:value="1.20074929678045" calcext:value-type="float">
            <text:p>1.20074929678045</text:p>
          </table:table-cell>
          <table:table-cell table:formula="of:=[.E330]-AVERAGE([.E$3:.E$1200])" office:value-type="float" office:value="-6.00918196994992" calcext:value-type="float">
            <text:p>-6.00918196994992</text:p>
          </table:table-cell>
          <table:table-cell table:formula="of:=[.F330]-AVERAGE([.F$3:.F$1200])" office:value-type="float" office:value="-1.26512339938863" calcext:value-type="float">
            <text:p>-1.26512339938863</text:p>
          </table:table-cell>
          <table:table-cell table:formula="of:=[.G330]*[.G330]" office:value-type="float" office:value="36.1102679479711" calcext:value-type="float">
            <text:p>36.1102679479711</text:p>
          </table:table-cell>
          <table:table-cell table:formula="of:=[.G330]*[.H330]" office:value-type="float" office:value="7.6023567213679" calcext:value-type="float">
            <text:p>7.6023567213679</text:p>
          </table:table-cell>
          <table:table-cell table:formula="of:=[.H330]*[.H330]" office:value-type="float" office:value="1.60053721568064" calcext:value-type="float">
            <text:p>1.60053721568064</text:p>
          </table:table-cell>
          <table:table-cell table:number-columns-repeated="6"/>
        </table:table-row>
        <table:table-row table:style-name="ro1">
          <table:table-cell office:value-type="float" office:value="411077" calcext:value-type="float">
            <text:p>41107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31]" office:value-type="float" office:value="6" calcext:value-type="float">
            <text:p>6</text:p>
          </table:table-cell>
          <table:table-cell table:formula="of:=LOG([.A331]*[.$Q$1])" office:value-type="float" office:value="1.61392317842832" calcext:value-type="float">
            <text:p>1.61392317842832</text:p>
          </table:table-cell>
          <table:table-cell table:formula="of:=[.E331]-AVERAGE([.E$3:.E$1200])" office:value-type="float" office:value="-6.00918196994992" calcext:value-type="float">
            <text:p>-6.00918196994992</text:p>
          </table:table-cell>
          <table:table-cell table:formula="of:=[.F331]-AVERAGE([.F$3:.F$1200])" office:value-type="float" office:value="-0.851949517740756" calcext:value-type="float">
            <text:p>-0.851949517740756</text:p>
          </table:table-cell>
          <table:table-cell table:formula="of:=[.G331]*[.G331]" office:value-type="float" office:value="36.1102679479711" calcext:value-type="float">
            <text:p>36.1102679479711</text:p>
          </table:table-cell>
          <table:table-cell table:formula="of:=[.G331]*[.H331]" office:value-type="float" office:value="5.11951968131528" calcext:value-type="float">
            <text:p>5.11951968131528</text:p>
          </table:table-cell>
          <table:table-cell table:formula="of:=[.H331]*[.H331]" office:value-type="float" office:value="0.725817980778707" calcext:value-type="float">
            <text:p>0.725817980778707</text:p>
          </table:table-cell>
          <table:table-cell table:number-columns-repeated="6"/>
        </table:table-row>
        <table:table-row table:style-name="ro1">
          <table:table-cell office:value-type="float" office:value="165551" calcext:value-type="float">
            <text:p>16555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32]" office:value-type="float" office:value="8" calcext:value-type="float">
            <text:p>8</text:p>
          </table:table-cell>
          <table:table-cell table:formula="of:=LOG([.A332]*[.$Q$1])" office:value-type="float" office:value="1.21893180842346" calcext:value-type="float">
            <text:p>1.21893180842346</text:p>
          </table:table-cell>
          <table:table-cell table:formula="of:=[.E332]-AVERAGE([.E$3:.E$1200])" office:value-type="float" office:value="-4.00918196994992" calcext:value-type="float">
            <text:p>-4.00918196994992</text:p>
          </table:table-cell>
          <table:table-cell table:formula="of:=[.F332]-AVERAGE([.F$3:.F$1200])" office:value-type="float" office:value="-1.24694088774563" calcext:value-type="float">
            <text:p>-1.24694088774563</text:p>
          </table:table-cell>
          <table:table-cell table:formula="of:=[.G332]*[.G332]" office:value-type="float" office:value="16.0735400681715" calcext:value-type="float">
            <text:p>16.0735400681715</text:p>
          </table:table-cell>
          <table:table-cell table:formula="of:=[.G332]*[.H332]" office:value-type="float" office:value="4.9992129247431" calcext:value-type="float">
            <text:p>4.9992129247431</text:p>
          </table:table-cell>
          <table:table-cell table:formula="of:=[.H332]*[.H332]" office:value-type="float" office:value="1.55486157753185" calcext:value-type="float">
            <text:p>1.55486157753185</text:p>
          </table:table-cell>
          <table:table-cell table:number-columns-repeated="6"/>
        </table:table-row>
        <table:table-row table:style-name="ro1">
          <table:table-cell office:value-type="float" office:value="299514" calcext:value-type="float">
            <text:p>29951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33]" office:value-type="float" office:value="8" calcext:value-type="float">
            <text:p>8</text:p>
          </table:table-cell>
          <table:table-cell table:formula="of:=LOG([.A333]*[.$Q$1])" office:value-type="float" office:value="1.47641712716154" calcext:value-type="float">
            <text:p>1.47641712716154</text:p>
          </table:table-cell>
          <table:table-cell table:formula="of:=[.E333]-AVERAGE([.E$3:.E$1200])" office:value-type="float" office:value="-4.00918196994992" calcext:value-type="float">
            <text:p>-4.00918196994992</text:p>
          </table:table-cell>
          <table:table-cell table:formula="of:=[.F333]-AVERAGE([.F$3:.F$1200])" office:value-type="float" office:value="-0.989455569007541" calcext:value-type="float">
            <text:p>-0.989455569007541</text:p>
          </table:table-cell>
          <table:table-cell table:formula="of:=[.G333]*[.G333]" office:value-type="float" office:value="16.0735400681715" calcext:value-type="float">
            <text:p>16.0735400681715</text:p>
          </table:table-cell>
          <table:table-cell table:formula="of:=[.G333]*[.H333]" office:value-type="float" office:value="3.96690742733157" calcext:value-type="float">
            <text:p>3.96690742733157</text:p>
          </table:table-cell>
          <table:table-cell table:formula="of:=[.H333]*[.H333]" office:value-type="float" office:value="0.979022323040037" calcext:value-type="float">
            <text:p>0.979022323040037</text:p>
          </table:table-cell>
          <table:table-cell table:number-columns-repeated="6"/>
        </table:table-row>
        <table:table-row table:style-name="ro1">
          <table:table-cell office:value-type="float" office:value="102831" calcext:value-type="float">
            <text:p>10283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34]" office:value-type="float" office:value="6" calcext:value-type="float">
            <text:p>6</text:p>
          </table:table-cell>
          <table:table-cell table:formula="of:=LOG([.A334]*[.$Q$1])" office:value-type="float" office:value="1.01212405920595" calcext:value-type="float">
            <text:p>1.01212405920595</text:p>
          </table:table-cell>
          <table:table-cell table:formula="of:=[.E334]-AVERAGE([.E$3:.E$1200])" office:value-type="float" office:value="-6.00918196994992" calcext:value-type="float">
            <text:p>-6.00918196994992</text:p>
          </table:table-cell>
          <table:table-cell table:formula="of:=[.F334]-AVERAGE([.F$3:.F$1200])" office:value-type="float" office:value="-1.45374863696313" calcext:value-type="float">
            <text:p>-1.45374863696313</text:p>
          </table:table-cell>
          <table:table-cell table:formula="of:=[.G334]*[.G334]" office:value-type="float" office:value="36.1102679479711" calcext:value-type="float">
            <text:p>36.1102679479711</text:p>
          </table:table-cell>
          <table:table-cell table:formula="of:=[.G334]*[.H334]" office:value-type="float" office:value="8.73584009807808" calcext:value-type="float">
            <text:p>8.73584009807808</text:p>
          </table:table-cell>
          <table:table-cell table:formula="of:=[.H334]*[.H334]" office:value-type="float" office:value="2.11338509947215" calcext:value-type="float">
            <text:p>2.11338509947215</text:p>
          </table:table-cell>
          <table:table-cell table:number-columns-repeated="6"/>
        </table:table-row>
        <table:table-row table:style-name="ro1">
          <table:table-cell office:value-type="float" office:value="404870" calcext:value-type="float">
            <text:p>40487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35]" office:value-type="float" office:value="9" calcext:value-type="float">
            <text:p>9</text:p>
          </table:table-cell>
          <table:table-cell table:formula="of:=LOG([.A335]*[.$Q$1])" office:value-type="float" office:value="1.6073155976695" calcext:value-type="float">
            <text:p>1.6073155976695</text:p>
          </table:table-cell>
          <table:table-cell table:formula="of:=[.E335]-AVERAGE([.E$3:.E$1200])" office:value-type="float" office:value="-3.00918196994992" calcext:value-type="float">
            <text:p>-3.00918196994992</text:p>
          </table:table-cell>
          <table:table-cell table:formula="of:=[.F335]-AVERAGE([.F$3:.F$1200])" office:value-type="float" office:value="-0.85855709849958" calcext:value-type="float">
            <text:p>-0.85855709849958</text:p>
          </table:table-cell>
          <table:table-cell table:formula="of:=[.G335]*[.G335]" office:value-type="float" office:value="9.05517612827166" calcext:value-type="float">
            <text:p>9.05517612827166</text:p>
          </table:table-cell>
          <table:table-cell table:formula="of:=[.G335]*[.H335]" office:value-type="float" office:value="2.58355454097745" calcext:value-type="float">
            <text:p>2.58355454097745</text:p>
          </table:table-cell>
          <table:table-cell table:formula="of:=[.H335]*[.H335]" office:value-type="float" office:value="0.737120291384017" calcext:value-type="float">
            <text:p>0.737120291384017</text:p>
          </table:table-cell>
          <table:table-cell table:number-columns-repeated="6"/>
        </table:table-row>
        <table:table-row table:style-name="ro1">
          <table:table-cell office:value-type="float" office:value="165542" calcext:value-type="float">
            <text:p>16554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336]" office:value-type="float" office:value="7" calcext:value-type="float">
            <text:p>7</text:p>
          </table:table-cell>
          <table:table-cell table:formula="of:=LOG([.A336]*[.$Q$1])" office:value-type="float" office:value="1.21890819783466" calcext:value-type="float">
            <text:p>1.21890819783466</text:p>
          </table:table-cell>
          <table:table-cell table:formula="of:=[.E336]-AVERAGE([.E$3:.E$1200])" office:value-type="float" office:value="-5.00918196994992" calcext:value-type="float">
            <text:p>-5.00918196994992</text:p>
          </table:table-cell>
          <table:table-cell table:formula="of:=[.F336]-AVERAGE([.F$3:.F$1200])" office:value-type="float" office:value="-1.24696449833442" calcext:value-type="float">
            <text:p>-1.24696449833442</text:p>
          </table:table-cell>
          <table:table-cell table:formula="of:=[.G336]*[.G336]" office:value-type="float" office:value="25.0919040080713" calcext:value-type="float">
            <text:p>25.0919040080713</text:p>
          </table:table-cell>
          <table:table-cell table:formula="of:=[.G336]*[.H336]" office:value-type="float" office:value="6.24627208222442" calcext:value-type="float">
            <text:p>6.24627208222442</text:p>
          </table:table-cell>
          <table:table-cell table:formula="of:=[.H336]*[.H336]" office:value-type="float" office:value="1.55492046010641" calcext:value-type="float">
            <text:p>1.55492046010641</text:p>
          </table:table-cell>
          <table:table-cell table:number-columns-repeated="6"/>
        </table:table-row>
        <table:table-row table:style-name="ro1">
          <table:table-cell office:value-type="float" office:value="136820" calcext:value-type="float">
            <text:p>13682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337]" office:value-type="float" office:value="8" calcext:value-type="float">
            <text:p>8</text:p>
          </table:table-cell>
          <table:table-cell table:formula="of:=LOG([.A337]*[.$Q$1])" office:value-type="float" office:value="1.13614958608853" calcext:value-type="float">
            <text:p>1.13614958608853</text:p>
          </table:table-cell>
          <table:table-cell table:formula="of:=[.E337]-AVERAGE([.E$3:.E$1200])" office:value-type="float" office:value="-4.00918196994992" calcext:value-type="float">
            <text:p>-4.00918196994992</text:p>
          </table:table-cell>
          <table:table-cell table:formula="of:=[.F337]-AVERAGE([.F$3:.F$1200])" office:value-type="float" office:value="-1.32972311008055" calcext:value-type="float">
            <text:p>-1.32972311008055</text:p>
          </table:table-cell>
          <table:table-cell table:formula="of:=[.G337]*[.G337]" office:value-type="float" office:value="16.0735400681715" calcext:value-type="float">
            <text:p>16.0735400681715</text:p>
          </table:table-cell>
          <table:table-cell table:formula="of:=[.G337]*[.H337]" office:value-type="float" office:value="5.33110191796067" calcext:value-type="float">
            <text:p>5.33110191796067</text:p>
          </table:table-cell>
          <table:table-cell table:formula="of:=[.H337]*[.H337]" office:value-type="float" office:value="1.76816354948229" calcext:value-type="float">
            <text:p>1.76816354948229</text:p>
          </table:table-cell>
          <table:table-cell table:number-columns-repeated="6"/>
        </table:table-row>
        <table:table-row table:style-name="ro1">
          <table:table-cell office:value-type="float" office:value="193136" calcext:value-type="float">
            <text:p>19313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338]" office:value-type="float" office:value="8" calcext:value-type="float">
            <text:p>8</text:p>
          </table:table-cell>
          <table:table-cell table:formula="of:=LOG([.A338]*[.$Q$1])" office:value-type="float" office:value="1.28586323257865" calcext:value-type="float">
            <text:p>1.28586323257865</text:p>
          </table:table-cell>
          <table:table-cell table:formula="of:=[.E338]-AVERAGE([.E$3:.E$1200])" office:value-type="float" office:value="-4.00918196994992" calcext:value-type="float">
            <text:p>-4.00918196994992</text:p>
          </table:table-cell>
          <table:table-cell table:formula="of:=[.F338]-AVERAGE([.F$3:.F$1200])" office:value-type="float" office:value="-1.18000946359044" calcext:value-type="float">
            <text:p>-1.18000946359044</text:p>
          </table:table-cell>
          <table:table-cell table:formula="of:=[.G338]*[.G338]" office:value-type="float" office:value="16.0735400681715" calcext:value-type="float">
            <text:p>16.0735400681715</text:p>
          </table:table-cell>
          <table:table-cell table:formula="of:=[.G338]*[.H338]" office:value-type="float" office:value="4.73087266579704" calcext:value-type="float">
            <text:p>4.73087266579704</text:p>
          </table:table-cell>
          <table:table-cell table:formula="of:=[.H338]*[.H338]" office:value-type="float" office:value="1.39242233416299" calcext:value-type="float">
            <text:p>1.39242233416299</text:p>
          </table:table-cell>
          <table:table-cell table:number-columns-repeated="6"/>
        </table:table-row>
        <table:table-row table:style-name="ro1">
          <table:table-cell office:value-type="float" office:value="174439" calcext:value-type="float">
            <text:p>17443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339]" office:value-type="float" office:value="6" calcext:value-type="float">
            <text:p>6</text:p>
          </table:table-cell>
          <table:table-cell table:formula="of:=LOG([.A339]*[.$Q$1])" office:value-type="float" office:value="1.24164358834462" calcext:value-type="float">
            <text:p>1.24164358834462</text:p>
          </table:table-cell>
          <table:table-cell table:formula="of:=[.E339]-AVERAGE([.E$3:.E$1200])" office:value-type="float" office:value="-6.00918196994992" calcext:value-type="float">
            <text:p>-6.00918196994992</text:p>
          </table:table-cell>
          <table:table-cell table:formula="of:=[.F339]-AVERAGE([.F$3:.F$1200])" office:value-type="float" office:value="-1.22422910782446" calcext:value-type="float">
            <text:p>-1.22422910782446</text:p>
          </table:table-cell>
          <table:table-cell table:formula="of:=[.G339]*[.G339]" office:value-type="float" office:value="36.1102679479711" calcext:value-type="float">
            <text:p>36.1102679479711</text:p>
          </table:table-cell>
          <table:table-cell table:formula="of:=[.G339]*[.H339]" office:value-type="float" office:value="7.35661548182662" calcext:value-type="float">
            <text:p>7.35661548182662</text:p>
          </table:table-cell>
          <table:table-cell table:formula="of:=[.H339]*[.H339]" office:value-type="float" office:value="1.49873690844468" calcext:value-type="float">
            <text:p>1.49873690844468</text:p>
          </table:table-cell>
          <table:table-cell table:number-columns-repeated="6"/>
        </table:table-row>
        <table:table-row table:style-name="ro1">
          <table:table-cell office:value-type="float" office:value="137924" calcext:value-type="float">
            <text:p>13792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340]" office:value-type="float" office:value="7" calcext:value-type="float">
            <text:p>7</text:p>
          </table:table-cell>
          <table:table-cell table:formula="of:=LOG([.A340]*[.$Q$1])" office:value-type="float" office:value="1.13963984384561" calcext:value-type="float">
            <text:p>1.13963984384561</text:p>
          </table:table-cell>
          <table:table-cell table:formula="of:=[.E340]-AVERAGE([.E$3:.E$1200])" office:value-type="float" office:value="-5.00918196994992" calcext:value-type="float">
            <text:p>-5.00918196994992</text:p>
          </table:table-cell>
          <table:table-cell table:formula="of:=[.F340]-AVERAGE([.F$3:.F$1200])" office:value-type="float" office:value="-1.32623285232347" calcext:value-type="float">
            <text:p>-1.32623285232347</text:p>
          </table:table-cell>
          <table:table-cell table:formula="of:=[.G340]*[.G340]" office:value-type="float" office:value="25.0919040080713" calcext:value-type="float">
            <text:p>25.0919040080713</text:p>
          </table:table-cell>
          <table:table-cell table:formula="of:=[.G340]*[.H340]" office:value-type="float" office:value="6.64334169181398" calcext:value-type="float">
            <text:p>6.64334169181398</text:p>
          </table:table-cell>
          <table:table-cell table:formula="of:=[.H340]*[.H340]" office:value-type="float" office:value="1.75889357858205" calcext:value-type="float">
            <text:p>1.75889357858205</text:p>
          </table:table-cell>
          <table:table-cell table:number-columns-repeated="6"/>
        </table:table-row>
        <table:table-row table:style-name="ro1">
          <table:table-cell office:value-type="float" office:value="181336" calcext:value-type="float">
            <text:p>18133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341]" office:value-type="float" office:value="7" calcext:value-type="float">
            <text:p>7</text:p>
          </table:table-cell>
          <table:table-cell table:formula="of:=LOG([.A341]*[.$Q$1])" office:value-type="float" office:value="1.25848403161511" calcext:value-type="float">
            <text:p>1.25848403161511</text:p>
          </table:table-cell>
          <table:table-cell table:formula="of:=[.E341]-AVERAGE([.E$3:.E$1200])" office:value-type="float" office:value="-5.00918196994992" calcext:value-type="float">
            <text:p>-5.00918196994992</text:p>
          </table:table-cell>
          <table:table-cell table:formula="of:=[.F341]-AVERAGE([.F$3:.F$1200])" office:value-type="float" office:value="-1.20738866455397" calcext:value-type="float">
            <text:p>-1.20738866455397</text:p>
          </table:table-cell>
          <table:table-cell table:formula="of:=[.G341]*[.G341]" office:value-type="float" office:value="25.0919040080713" calcext:value-type="float">
            <text:p>25.0919040080713</text:p>
          </table:table-cell>
          <table:table-cell table:formula="of:=[.G341]*[.H341]" office:value-type="float" office:value="6.04802952920563" calcext:value-type="float">
            <text:p>6.04802952920563</text:p>
          </table:table-cell>
          <table:table-cell table:formula="of:=[.H341]*[.H341]" office:value-type="float" office:value="1.45778738729341" calcext:value-type="float">
            <text:p>1.45778738729341</text:p>
          </table:table-cell>
          <table:table-cell table:number-columns-repeated="6"/>
        </table:table-row>
        <table:table-row table:style-name="ro1">
          <table:table-cell office:value-type="float" office:value="520419" calcext:value-type="float">
            <text:p>52041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342]" office:value-type="float" office:value="8" calcext:value-type="float">
            <text:p>8</text:p>
          </table:table-cell>
          <table:table-cell table:formula="of:=LOG([.A342]*[.$Q$1])" office:value-type="float" office:value="1.7163531438552" calcext:value-type="float">
            <text:p>1.7163531438552</text:p>
          </table:table-cell>
          <table:table-cell table:formula="of:=[.E342]-AVERAGE([.E$3:.E$1200])" office:value-type="float" office:value="-4.00918196994992" calcext:value-type="float">
            <text:p>-4.00918196994992</text:p>
          </table:table-cell>
          <table:table-cell table:formula="of:=[.F342]-AVERAGE([.F$3:.F$1200])" office:value-type="float" office:value="-0.74951955231388" calcext:value-type="float">
            <text:p>-0.74951955231388</text:p>
          </table:table-cell>
          <table:table-cell table:formula="of:=[.G342]*[.G342]" office:value-type="float" office:value="16.0735400681715" calcext:value-type="float">
            <text:p>16.0735400681715</text:p>
          </table:table-cell>
          <table:table-cell table:formula="of:=[.G342]*[.H342]" office:value-type="float" office:value="3.00496027526174" calcext:value-type="float">
            <text:p>3.00496027526174</text:p>
          </table:table-cell>
          <table:table-cell table:formula="of:=[.H342]*[.H342]" office:value-type="float" office:value="0.561779559300799" calcext:value-type="float">
            <text:p>0.561779559300799</text:p>
          </table:table-cell>
          <table:table-cell table:number-columns-repeated="6"/>
        </table:table-row>
        <table:table-row table:style-name="ro1">
          <table:table-cell office:value-type="float" office:value="167396" calcext:value-type="float">
            <text:p>16739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343]" office:value-type="float" office:value="7" calcext:value-type="float">
            <text:p>7</text:p>
          </table:table-cell>
          <table:table-cell table:formula="of:=LOG([.A343]*[.$Q$1])" office:value-type="float" office:value="1.22374507612628" calcext:value-type="float">
            <text:p>1.22374507612628</text:p>
          </table:table-cell>
          <table:table-cell table:formula="of:=[.E343]-AVERAGE([.E$3:.E$1200])" office:value-type="float" office:value="-5.00918196994992" calcext:value-type="float">
            <text:p>-5.00918196994992</text:p>
          </table:table-cell>
          <table:table-cell table:formula="of:=[.F343]-AVERAGE([.F$3:.F$1200])" office:value-type="float" office:value="-1.2421276200428" calcext:value-type="float">
            <text:p>-1.2421276200428</text:p>
          </table:table-cell>
          <table:table-cell table:formula="of:=[.G343]*[.G343]" office:value-type="float" office:value="25.0919040080713" calcext:value-type="float">
            <text:p>25.0919040080713</text:p>
          </table:table-cell>
          <table:table-cell table:formula="of:=[.G343]*[.H343]" office:value-type="float" office:value="6.22204327869519" calcext:value-type="float">
            <text:p>6.22204327869519</text:p>
          </table:table-cell>
          <table:table-cell table:formula="of:=[.H343]*[.H343]" office:value-type="float" office:value="1.54288102447319" calcext:value-type="float">
            <text:p>1.54288102447319</text:p>
          </table:table-cell>
          <table:table-cell table:number-columns-repeated="6"/>
        </table:table-row>
        <table:table-row table:style-name="ro1">
          <table:table-cell office:value-type="float" office:value="328057" calcext:value-type="float">
            <text:p>32805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344]" office:value-type="float" office:value="7" calcext:value-type="float">
            <text:p>7</text:p>
          </table:table-cell>
          <table:table-cell table:formula="of:=LOG([.A344]*[.$Q$1])" office:value-type="float" office:value="1.51594930906158" calcext:value-type="float">
            <text:p>1.51594930906158</text:p>
          </table:table-cell>
          <table:table-cell table:formula="of:=[.E344]-AVERAGE([.E$3:.E$1200])" office:value-type="float" office:value="-5.00918196994992" calcext:value-type="float">
            <text:p>-5.00918196994992</text:p>
          </table:table-cell>
          <table:table-cell table:formula="of:=[.F344]-AVERAGE([.F$3:.F$1200])" office:value-type="float" office:value="-0.949923387107498" calcext:value-type="float">
            <text:p>-0.949923387107498</text:p>
          </table:table-cell>
          <table:table-cell table:formula="of:=[.G344]*[.G344]" office:value-type="float" office:value="25.0919040080713" calcext:value-type="float">
            <text:p>25.0919040080713</text:p>
          </table:table-cell>
          <table:table-cell table:formula="of:=[.G344]*[.H344]" office:value-type="float" office:value="4.75833910353264" calcext:value-type="float">
            <text:p>4.75833910353264</text:p>
          </table:table-cell>
          <table:table-cell table:formula="of:=[.H344]*[.H344]" office:value-type="float" office:value="0.902354441373782" calcext:value-type="float">
            <text:p>0.902354441373782</text:p>
          </table:table-cell>
          <table:table-cell table:number-columns-repeated="6"/>
        </table:table-row>
        <table:table-row table:style-name="ro1">
          <table:table-cell office:value-type="float" office:value="398627" calcext:value-type="float">
            <text:p>39862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345]" office:value-type="float" office:value="10" calcext:value-type="float">
            <text:p>10</text:p>
          </table:table-cell>
          <table:table-cell table:formula="of:=LOG([.A345]*[.$Q$1])" office:value-type="float" office:value="1.60056671120814" calcext:value-type="float">
            <text:p>1.60056671120814</text:p>
          </table:table-cell>
          <table:table-cell table:formula="of:=[.E345]-AVERAGE([.E$3:.E$1200])" office:value-type="float" office:value="-2.00918196994992" calcext:value-type="float">
            <text:p>-2.00918196994992</text:p>
          </table:table-cell>
          <table:table-cell table:formula="of:=[.F345]-AVERAGE([.F$3:.F$1200])" office:value-type="float" office:value="-0.865305984960938" calcext:value-type="float">
            <text:p>-0.865305984960938</text:p>
          </table:table-cell>
          <table:table-cell table:formula="of:=[.G345]*[.G345]" office:value-type="float" office:value="4.03681218837182" calcext:value-type="float">
            <text:p>4.03681218837182</text:p>
          </table:table-cell>
          <table:table-cell table:formula="of:=[.G345]*[.H345]" office:value-type="float" office:value="1.73855718347327" calcext:value-type="float">
            <text:p>1.73855718347327</text:p>
          </table:table-cell>
          <table:table-cell table:formula="of:=[.H345]*[.H345]" office:value-type="float" office:value="0.748754447609219" calcext:value-type="float">
            <text:p>0.748754447609219</text:p>
          </table:table-cell>
          <table:table-cell table:number-columns-repeated="6"/>
        </table:table-row>
        <table:table-row table:style-name="ro1">
          <table:table-cell office:value-type="float" office:value="143983" calcext:value-type="float">
            <text:p>14398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346]" office:value-type="float" office:value="7" calcext:value-type="float">
            <text:p>7</text:p>
          </table:table-cell>
          <table:table-cell table:formula="of:=LOG([.A346]*[.$Q$1])" office:value-type="float" office:value="1.15831121819227" calcext:value-type="float">
            <text:p>1.15831121819227</text:p>
          </table:table-cell>
          <table:table-cell table:formula="of:=[.E346]-AVERAGE([.E$3:.E$1200])" office:value-type="float" office:value="-5.00918196994992" calcext:value-type="float">
            <text:p>-5.00918196994992</text:p>
          </table:table-cell>
          <table:table-cell table:formula="of:=[.F346]-AVERAGE([.F$3:.F$1200])" office:value-type="float" office:value="-1.30756147797681" calcext:value-type="float">
            <text:p>-1.30756147797681</text:p>
          </table:table-cell>
          <table:table-cell table:formula="of:=[.G346]*[.G346]" office:value-type="float" office:value="25.0919040080713" calcext:value-type="float">
            <text:p>25.0919040080713</text:p>
          </table:table-cell>
          <table:table-cell table:formula="of:=[.G346]*[.H346]" office:value-type="float" office:value="6.54981338008251" calcext:value-type="float">
            <text:p>6.54981338008251</text:p>
          </table:table-cell>
          <table:table-cell table:formula="of:=[.H346]*[.H346]" office:value-type="float" office:value="1.7097170186889" calcext:value-type="float">
            <text:p>1.7097170186889</text:p>
          </table:table-cell>
          <table:table-cell table:number-columns-repeated="6"/>
        </table:table-row>
        <table:table-row table:style-name="ro1">
          <table:table-cell office:value-type="float" office:value="314750" calcext:value-type="float">
            <text:p>31475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347]" office:value-type="float" office:value="10" calcext:value-type="float">
            <text:p>10</text:p>
          </table:table-cell>
          <table:table-cell table:formula="of:=LOG([.A347]*[.$Q$1])" office:value-type="float" office:value="1.4979657387799" calcext:value-type="float">
            <text:p>1.4979657387799</text:p>
          </table:table-cell>
          <table:table-cell table:formula="of:=[.E347]-AVERAGE([.E$3:.E$1200])" office:value-type="float" office:value="-2.00918196994992" calcext:value-type="float">
            <text:p>-2.00918196994992</text:p>
          </table:table-cell>
          <table:table-cell table:formula="of:=[.F347]-AVERAGE([.F$3:.F$1200])" office:value-type="float" office:value="-0.967906957389181" calcext:value-type="float">
            <text:p>-0.967906957389181</text:p>
          </table:table-cell>
          <table:table-cell table:formula="of:=[.G347]*[.G347]" office:value-type="float" office:value="4.03681218837182" calcext:value-type="float">
            <text:p>4.03681218837182</text:p>
          </table:table-cell>
          <table:table-cell table:formula="of:=[.G347]*[.H347]" office:value-type="float" office:value="1.94470120737542" calcext:value-type="float">
            <text:p>1.94470120737542</text:p>
          </table:table-cell>
          <table:table-cell table:formula="of:=[.H347]*[.H347]" office:value-type="float" office:value="0.936843878162381" calcext:value-type="float">
            <text:p>0.936843878162381</text:p>
          </table:table-cell>
          <table:table-cell table:number-columns-repeated="6"/>
        </table:table-row>
        <table:table-row table:style-name="ro1">
          <table:table-cell office:value-type="float" office:value="238849" calcext:value-type="float">
            <text:p>23884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348]" office:value-type="float" office:value="7" calcext:value-type="float">
            <text:p>7</text:p>
          </table:table-cell>
          <table:table-cell table:formula="of:=LOG([.A348]*[.$Q$1])" office:value-type="float" office:value="1.37812342734267" calcext:value-type="float">
            <text:p>1.37812342734267</text:p>
          </table:table-cell>
          <table:table-cell table:formula="of:=[.E348]-AVERAGE([.E$3:.E$1200])" office:value-type="float" office:value="-5.00918196994992" calcext:value-type="float">
            <text:p>-5.00918196994992</text:p>
          </table:table-cell>
          <table:table-cell table:formula="of:=[.F348]-AVERAGE([.F$3:.F$1200])" office:value-type="float" office:value="-1.08774926882641" calcext:value-type="float">
            <text:p>-1.08774926882641</text:p>
          </table:table-cell>
          <table:table-cell table:formula="of:=[.G348]*[.G348]" office:value-type="float" office:value="25.0919040080713" calcext:value-type="float">
            <text:p>25.0919040080713</text:p>
          </table:table-cell>
          <table:table-cell table:formula="of:=[.G348]*[.H348]" office:value-type="float" office:value="5.44873402523147" calcext:value-type="float">
            <text:p>5.44873402523147</text:p>
          </table:table-cell>
          <table:table-cell table:formula="of:=[.H348]*[.H348]" office:value-type="float" office:value="1.1831984718324" calcext:value-type="float">
            <text:p>1.1831984718324</text:p>
          </table:table-cell>
          <table:table-cell table:number-columns-repeated="6"/>
        </table:table-row>
        <table:table-row table:style-name="ro1">
          <table:table-cell office:value-type="float" office:value="3757451" calcext:value-type="float">
            <text:p>375745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349]" office:value-type="float" office:value="12" calcext:value-type="float">
            <text:p>12</text:p>
          </table:table-cell>
          <table:table-cell table:formula="of:=LOG([.A349]*[.$Q$1])" office:value-type="float" office:value="2.5748933257677" calcext:value-type="float">
            <text:p>2.5748933257677</text:p>
          </table:table-cell>
          <table:table-cell table:formula="of:=[.E349]-AVERAGE([.E$3:.E$1200])" office:value-type="float" office:value="-0.00918196994991583" calcext:value-type="float">
            <text:p>-0.009181969949916</text:p>
          </table:table-cell>
          <table:table-cell table:formula="of:=[.F349]-AVERAGE([.F$3:.F$1200])" office:value-type="float" office:value="0.109020629598616" calcext:value-type="float">
            <text:p>0.109020629598616</text:p>
          </table:table-cell>
          <table:table-cell table:formula="of:=[.G349]*[.G349]" office:value-type="float" office:value="0.0000843085721611572" calcext:value-type="float">
            <text:p>8.43085721611572E-05</text:p>
          </table:table-cell>
          <table:table-cell table:formula="of:=[.G349]*[.H349]" office:value-type="float" office:value="-0.00100102414489539" calcext:value-type="float">
            <text:p>-0.001001024144895</text:p>
          </table:table-cell>
          <table:table-cell table:formula="of:=[.H349]*[.H349]" office:value-type="float" office:value="0.0118854976780785" calcext:value-type="float">
            <text:p>0.011885497678079</text:p>
          </table:table-cell>
          <table:table-cell table:number-columns-repeated="6"/>
        </table:table-row>
        <table:table-row table:style-name="ro1">
          <table:table-cell office:value-type="float" office:value="409894" calcext:value-type="float">
            <text:p>40989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50]" office:value-type="float" office:value="8" calcext:value-type="float">
            <text:p>8</text:p>
          </table:table-cell>
          <table:table-cell table:formula="of:=LOG([.A350]*[.$Q$1])" office:value-type="float" office:value="1.61267156119046" calcext:value-type="float">
            <text:p>1.61267156119046</text:p>
          </table:table-cell>
          <table:table-cell table:formula="of:=[.E350]-AVERAGE([.E$3:.E$1200])" office:value-type="float" office:value="-4.00918196994992" calcext:value-type="float">
            <text:p>-4.00918196994992</text:p>
          </table:table-cell>
          <table:table-cell table:formula="of:=[.F350]-AVERAGE([.F$3:.F$1200])" office:value-type="float" office:value="-0.853201134978617" calcext:value-type="float">
            <text:p>-0.853201134978617</text:p>
          </table:table-cell>
          <table:table-cell table:formula="of:=[.G350]*[.G350]" office:value-type="float" office:value="16.0735400681715" calcext:value-type="float">
            <text:p>16.0735400681715</text:p>
          </table:table-cell>
          <table:table-cell table:formula="of:=[.G350]*[.H350]" office:value-type="float" office:value="3.42063860709708" calcext:value-type="float">
            <text:p>3.42063860709708</text:p>
          </table:table-cell>
          <table:table-cell table:formula="of:=[.H350]*[.H350]" office:value-type="float" office:value="0.7279521767288" calcext:value-type="float">
            <text:p>0.7279521767288</text:p>
          </table:table-cell>
          <table:table-cell table:number-columns-repeated="6"/>
        </table:table-row>
        <table:table-row table:style-name="ro1">
          <table:table-cell office:value-type="float" office:value="269278" calcext:value-type="float">
            <text:p>26927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51]" office:value-type="float" office:value="7" calcext:value-type="float">
            <text:p>7</text:p>
          </table:table-cell>
          <table:table-cell table:formula="of:=LOG([.A351]*[.$Q$1])" office:value-type="float" office:value="1.43020087302201" calcext:value-type="float">
            <text:p>1.43020087302201</text:p>
          </table:table-cell>
          <table:table-cell table:formula="of:=[.E351]-AVERAGE([.E$3:.E$1200])" office:value-type="float" office:value="-5.00918196994992" calcext:value-type="float">
            <text:p>-5.00918196994992</text:p>
          </table:table-cell>
          <table:table-cell table:formula="of:=[.F351]-AVERAGE([.F$3:.F$1200])" office:value-type="float" office:value="-1.03567182314707" calcext:value-type="float">
            <text:p>-1.03567182314707</text:p>
          </table:table-cell>
          <table:table-cell table:formula="of:=[.G351]*[.G351]" office:value-type="float" office:value="25.0919040080713" calcext:value-type="float">
            <text:p>25.0919040080713</text:p>
          </table:table-cell>
          <table:table-cell table:formula="of:=[.G351]*[.H351]" office:value-type="float" office:value="5.18786862329345" calcext:value-type="float">
            <text:p>5.18786862329345</text:p>
          </table:table-cell>
          <table:table-cell table:formula="of:=[.H351]*[.H351]" office:value-type="float" office:value="1.07261612526077" calcext:value-type="float">
            <text:p>1.07261612526077</text:p>
          </table:table-cell>
          <table:table-cell table:number-columns-repeated="6"/>
        </table:table-row>
        <table:table-row table:style-name="ro1">
          <table:table-cell office:value-type="float" office:value="200723" calcext:value-type="float">
            <text:p>20072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352]" office:value-type="float" office:value="7" calcext:value-type="float">
            <text:p>7</text:p>
          </table:table-cell>
          <table:table-cell table:formula="of:=LOG([.A352]*[.$Q$1])" office:value-type="float" office:value="1.3025971393075" calcext:value-type="float">
            <text:p>1.3025971393075</text:p>
          </table:table-cell>
          <table:table-cell table:formula="of:=[.E352]-AVERAGE([.E$3:.E$1200])" office:value-type="float" office:value="-5.00918196994992" calcext:value-type="float">
            <text:p>-5.00918196994992</text:p>
          </table:table-cell>
          <table:table-cell table:formula="of:=[.F352]-AVERAGE([.F$3:.F$1200])" office:value-type="float" office:value="-1.16327555686158" calcext:value-type="float">
            <text:p>-1.16327555686158</text:p>
          </table:table-cell>
          <table:table-cell table:formula="of:=[.G352]*[.G352]" office:value-type="float" office:value="25.0919040080713" calcext:value-type="float">
            <text:p>25.0919040080713</text:p>
          </table:table-cell>
          <table:table-cell table:formula="of:=[.G352]*[.H352]" office:value-type="float" office:value="5.82705894551449" calcext:value-type="float">
            <text:p>5.82705894551449</text:p>
          </table:table-cell>
          <table:table-cell table:formula="of:=[.H352]*[.H352]" office:value-type="float" office:value="1.35321002119163" calcext:value-type="float">
            <text:p>1.35321002119163</text:p>
          </table:table-cell>
          <table:table-cell table:number-columns-repeated="6"/>
        </table:table-row>
        <table:table-row table:style-name="ro1">
          <table:table-cell office:value-type="float" office:value="228048" calcext:value-type="float">
            <text:p>22804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353]" office:value-type="float" office:value="7" calcext:value-type="float">
            <text:p>7</text:p>
          </table:table-cell>
          <table:table-cell table:formula="of:=LOG([.A353]*[.$Q$1])" office:value-type="float" office:value="1.35802626779479" calcext:value-type="float">
            <text:p>1.35802626779479</text:p>
          </table:table-cell>
          <table:table-cell table:formula="of:=[.E353]-AVERAGE([.E$3:.E$1200])" office:value-type="float" office:value="-5.00918196994992" calcext:value-type="float">
            <text:p>-5.00918196994992</text:p>
          </table:table-cell>
          <table:table-cell table:formula="of:=[.F353]-AVERAGE([.F$3:.F$1200])" office:value-type="float" office:value="-1.10784642837429" calcext:value-type="float">
            <text:p>-1.10784642837429</text:p>
          </table:table-cell>
          <table:table-cell table:formula="of:=[.G353]*[.G353]" office:value-type="float" office:value="25.0919040080713" calcext:value-type="float">
            <text:p>25.0919040080713</text:p>
          </table:table-cell>
          <table:table-cell table:formula="of:=[.G353]*[.H353]" office:value-type="float" office:value="5.5494043544859" calcext:value-type="float">
            <text:p>5.5494043544859</text:p>
          </table:table-cell>
          <table:table-cell table:formula="of:=[.H353]*[.H353]" office:value-type="float" office:value="1.22732370886167" calcext:value-type="float">
            <text:p>1.22732370886167</text:p>
          </table:table-cell>
          <table:table-cell table:number-columns-repeated="6"/>
        </table:table-row>
        <table:table-row table:style-name="ro1">
          <table:table-cell office:value-type="float" office:value="253629" calcext:value-type="float">
            <text:p>25362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354]" office:value-type="float" office:value="7" calcext:value-type="float">
            <text:p>7</text:p>
          </table:table-cell>
          <table:table-cell table:formula="of:=LOG([.A354]*[.$Q$1])" office:value-type="float" office:value="1.40419890938287" calcext:value-type="float">
            <text:p>1.40419890938287</text:p>
          </table:table-cell>
          <table:table-cell table:formula="of:=[.E354]-AVERAGE([.E$3:.E$1200])" office:value-type="float" office:value="-5.00918196994992" calcext:value-type="float">
            <text:p>-5.00918196994992</text:p>
          </table:table-cell>
          <table:table-cell table:formula="of:=[.F354]-AVERAGE([.F$3:.F$1200])" office:value-type="float" office:value="-1.06167378678621" calcext:value-type="float">
            <text:p>-1.06167378678621</text:p>
          </table:table-cell>
          <table:table-cell table:formula="of:=[.G354]*[.G354]" office:value-type="float" office:value="25.0919040080713" calcext:value-type="float">
            <text:p>25.0919040080713</text:p>
          </table:table-cell>
          <table:table-cell table:formula="of:=[.G354]*[.H354]" office:value-type="float" office:value="5.31811719073795" calcext:value-type="float">
            <text:p>5.31811719073795</text:p>
          </table:table-cell>
          <table:table-cell table:formula="of:=[.H354]*[.H354]" office:value-type="float" office:value="1.12715122954898" calcext:value-type="float">
            <text:p>1.12715122954898</text:p>
          </table:table-cell>
          <table:table-cell table:number-columns-repeated="6"/>
        </table:table-row>
        <table:table-row table:style-name="ro1">
          <table:table-cell office:value-type="float" office:value="145873" calcext:value-type="float">
            <text:p>145873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355]" office:value-type="float" office:value="7" calcext:value-type="float">
            <text:p>7</text:p>
          </table:table-cell>
          <table:table-cell table:formula="of:=LOG([.A355]*[.$Q$1])" office:value-type="float" office:value="1.16397491467524" calcext:value-type="float">
            <text:p>1.16397491467524</text:p>
          </table:table-cell>
          <table:table-cell table:formula="of:=[.E355]-AVERAGE([.E$3:.E$1200])" office:value-type="float" office:value="-5.00918196994992" calcext:value-type="float">
            <text:p>-5.00918196994992</text:p>
          </table:table-cell>
          <table:table-cell table:formula="of:=[.F355]-AVERAGE([.F$3:.F$1200])" office:value-type="float" office:value="-1.30189778149384" calcext:value-type="float">
            <text:p>-1.30189778149384</text:p>
          </table:table-cell>
          <table:table-cell table:formula="of:=[.G355]*[.G355]" office:value-type="float" office:value="25.0919040080713" calcext:value-type="float">
            <text:p>25.0919040080713</text:p>
          </table:table-cell>
          <table:table-cell table:formula="of:=[.G355]*[.H355]" office:value-type="float" office:value="6.52144289377675" calcext:value-type="float">
            <text:p>6.52144289377675</text:p>
          </table:table-cell>
          <table:table-cell table:formula="of:=[.H355]*[.H355]" office:value-type="float" office:value="1.69493783345859" calcext:value-type="float">
            <text:p>1.69493783345859</text:p>
          </table:table-cell>
          <table:table-cell table:number-columns-repeated="6"/>
        </table:table-row>
        <table:table-row table:style-name="ro1">
          <table:table-cell office:value-type="float" office:value="208373" calcext:value-type="float">
            <text:p>208373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356]" office:value-type="float" office:value="7" calcext:value-type="float">
            <text:p>7</text:p>
          </table:table-cell>
          <table:table-cell table:formula="of:=LOG([.A356]*[.$Q$1])" office:value-type="float" office:value="1.31884144442271" calcext:value-type="float">
            <text:p>1.31884144442271</text:p>
          </table:table-cell>
          <table:table-cell table:formula="of:=[.E356]-AVERAGE([.E$3:.E$1200])" office:value-type="float" office:value="-5.00918196994992" calcext:value-type="float">
            <text:p>-5.00918196994992</text:p>
          </table:table-cell>
          <table:table-cell table:formula="of:=[.F356]-AVERAGE([.F$3:.F$1200])" office:value-type="float" office:value="-1.14703125174637" calcext:value-type="float">
            <text:p>-1.14703125174637</text:p>
          </table:table-cell>
          <table:table-cell table:formula="of:=[.G356]*[.G356]" office:value-type="float" office:value="25.0919040080713" calcext:value-type="float">
            <text:p>25.0919040080713</text:p>
          </table:table-cell>
          <table:table-cell table:formula="of:=[.G356]*[.H356]" office:value-type="float" office:value="5.745688265217" calcext:value-type="float">
            <text:p>5.745688265217</text:p>
          </table:table-cell>
          <table:table-cell table:formula="of:=[.H356]*[.H356]" office:value-type="float" office:value="1.31568069248285" calcext:value-type="float">
            <text:p>1.31568069248285</text:p>
          </table:table-cell>
          <table:table-cell table:number-columns-repeated="6"/>
        </table:table-row>
        <table:table-row table:style-name="ro1">
          <table:table-cell office:value-type="float" office:value="150620" calcext:value-type="float">
            <text:p>15062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57]" office:value-type="float" office:value="6" calcext:value-type="float">
            <text:p>6</text:p>
          </table:table-cell>
          <table:table-cell table:formula="of:=LOG([.A357]*[.$Q$1])" office:value-type="float" office:value="1.17788264326532" calcext:value-type="float">
            <text:p>1.17788264326532</text:p>
          </table:table-cell>
          <table:table-cell table:formula="of:=[.E357]-AVERAGE([.E$3:.E$1200])" office:value-type="float" office:value="-6.00918196994992" calcext:value-type="float">
            <text:p>-6.00918196994992</text:p>
          </table:table-cell>
          <table:table-cell table:formula="of:=[.F357]-AVERAGE([.F$3:.F$1200])" office:value-type="float" office:value="-1.28799005290376" calcext:value-type="float">
            <text:p>-1.28799005290376</text:p>
          </table:table-cell>
          <table:table-cell table:formula="of:=[.G357]*[.G357]" office:value-type="float" office:value="36.1102679479711" calcext:value-type="float">
            <text:p>36.1102679479711</text:p>
          </table:table-cell>
          <table:table-cell table:formula="of:=[.G357]*[.H357]" office:value-type="float" office:value="7.73976660338409" calcext:value-type="float">
            <text:p>7.73976660338409</text:p>
          </table:table-cell>
          <table:table-cell table:formula="of:=[.H357]*[.H357]" office:value-type="float" office:value="1.65891837637902" calcext:value-type="float">
            <text:p>1.65891837637902</text:p>
          </table:table-cell>
          <table:table-cell table:number-columns-repeated="6"/>
        </table:table-row>
        <table:table-row table:style-name="ro1">
          <table:table-cell office:value-type="float" office:value="293569" calcext:value-type="float">
            <text:p>29356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358]" office:value-type="float" office:value="10" calcext:value-type="float">
            <text:p>10</text:p>
          </table:table-cell>
          <table:table-cell table:formula="of:=LOG([.A358]*[.$Q$1])" office:value-type="float" office:value="1.46771019347923" calcext:value-type="float">
            <text:p>1.46771019347923</text:p>
          </table:table-cell>
          <table:table-cell table:formula="of:=[.E358]-AVERAGE([.E$3:.E$1200])" office:value-type="float" office:value="-2.00918196994992" calcext:value-type="float">
            <text:p>-2.00918196994992</text:p>
          </table:table-cell>
          <table:table-cell table:formula="of:=[.F358]-AVERAGE([.F$3:.F$1200])" office:value-type="float" office:value="-0.998162502689853" calcext:value-type="float">
            <text:p>-0.998162502689853</text:p>
          </table:table-cell>
          <table:table-cell table:formula="of:=[.G358]*[.G358]" office:value-type="float" office:value="4.03681218837182" calcext:value-type="float">
            <text:p>4.03681218837182</text:p>
          </table:table-cell>
          <table:table-cell table:formula="of:=[.G358]*[.H358]" office:value-type="float" office:value="2.00549010348454" calcext:value-type="float">
            <text:p>2.00549010348454</text:p>
          </table:table-cell>
          <table:table-cell table:formula="of:=[.H358]*[.H358]" office:value-type="float" office:value="0.996328381776071" calcext:value-type="float">
            <text:p>0.996328381776071</text:p>
          </table:table-cell>
          <table:table-cell table:number-columns-repeated="6"/>
        </table:table-row>
        <table:table-row table:style-name="ro1">
          <table:table-cell office:value-type="float" office:value="1276693" calcext:value-type="float">
            <text:p>127669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359]" office:value-type="float" office:value="11" calcext:value-type="float">
            <text:p>11</text:p>
          </table:table-cell>
          <table:table-cell table:formula="of:=LOG([.A359]*[.$Q$1])" office:value-type="float" office:value="2.10608647718897" calcext:value-type="float">
            <text:p>2.10608647718897</text:p>
          </table:table-cell>
          <table:table-cell table:formula="of:=[.E359]-AVERAGE([.E$3:.E$1200])" office:value-type="float" office:value="-1.00918196994992" calcext:value-type="float">
            <text:p>-1.00918196994992</text:p>
          </table:table-cell>
          <table:table-cell table:formula="of:=[.F359]-AVERAGE([.F$3:.F$1200])" office:value-type="float" office:value="-0.359786218980112" calcext:value-type="float">
            <text:p>-0.359786218980112</text:p>
          </table:table-cell>
          <table:table-cell table:formula="of:=[.G359]*[.G359]" office:value-type="float" office:value="1.01844824847199" calcext:value-type="float">
            <text:p>1.01844824847199</text:p>
          </table:table-cell>
          <table:table-cell table:formula="of:=[.G359]*[.H359]" office:value-type="float" office:value="0.363089765231181" calcext:value-type="float">
            <text:p>0.363089765231181</text:p>
          </table:table-cell>
          <table:table-cell table:formula="of:=[.H359]*[.H359]" office:value-type="float" office:value="0.129446123368005" calcext:value-type="float">
            <text:p>0.129446123368005</text:p>
          </table:table-cell>
          <table:table-cell table:number-columns-repeated="6"/>
        </table:table-row>
        <table:table-row table:style-name="ro1">
          <table:table-cell office:value-type="float" office:value="337875" calcext:value-type="float">
            <text:p>33787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360]" office:value-type="float" office:value="7" calcext:value-type="float">
            <text:p>7</text:p>
          </table:table-cell>
          <table:table-cell table:formula="of:=LOG([.A360]*[.$Q$1])" office:value-type="float" office:value="1.52875605870678" calcext:value-type="float">
            <text:p>1.52875605870678</text:p>
          </table:table-cell>
          <table:table-cell table:formula="of:=[.E360]-AVERAGE([.E$3:.E$1200])" office:value-type="float" office:value="-5.00918196994992" calcext:value-type="float">
            <text:p>-5.00918196994992</text:p>
          </table:table-cell>
          <table:table-cell table:formula="of:=[.F360]-AVERAGE([.F$3:.F$1200])" office:value-type="float" office:value="-0.937116637462299" calcext:value-type="float">
            <text:p>-0.937116637462299</text:p>
          </table:table-cell>
          <table:table-cell table:formula="of:=[.G360]*[.G360]" office:value-type="float" office:value="25.0919040080713" calcext:value-type="float">
            <text:p>25.0919040080713</text:p>
          </table:table-cell>
          <table:table-cell table:formula="of:=[.G360]*[.H360]" office:value-type="float" office:value="4.69418776411624" calcext:value-type="float">
            <text:p>4.69418776411624</text:p>
          </table:table-cell>
          <table:table-cell table:formula="of:=[.H360]*[.H360]" office:value-type="float" office:value="0.878187592208646" calcext:value-type="float">
            <text:p>0.878187592208646</text:p>
          </table:table-cell>
          <table:table-cell table:number-columns-repeated="6"/>
        </table:table-row>
        <table:table-row table:style-name="ro1">
          <table:table-cell office:value-type="float" office:value="249432" calcext:value-type="float">
            <text:p>24943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61]" office:value-type="float" office:value="8" calcext:value-type="float">
            <text:p>8</text:p>
          </table:table-cell>
          <table:table-cell table:formula="of:=LOG([.A361]*[.$Q$1])" office:value-type="float" office:value="1.39695216899787" calcext:value-type="float">
            <text:p>1.39695216899787</text:p>
          </table:table-cell>
          <table:table-cell table:formula="of:=[.E361]-AVERAGE([.E$3:.E$1200])" office:value-type="float" office:value="-4.00918196994992" calcext:value-type="float">
            <text:p>-4.00918196994992</text:p>
          </table:table-cell>
          <table:table-cell table:formula="of:=[.F361]-AVERAGE([.F$3:.F$1200])" office:value-type="float" office:value="-1.06892052717122" calcext:value-type="float">
            <text:p>-1.06892052717122</text:p>
          </table:table-cell>
          <table:table-cell table:formula="of:=[.G361]*[.G361]" office:value-type="float" office:value="16.0735400681715" calcext:value-type="float">
            <text:p>16.0735400681715</text:p>
          </table:table-cell>
          <table:table-cell table:formula="of:=[.G361]*[.H361]" office:value-type="float" office:value="4.28549690484419" calcext:value-type="float">
            <text:p>4.28549690484419</text:p>
          </table:table-cell>
          <table:table-cell table:formula="of:=[.H361]*[.H361]" office:value-type="float" office:value="1.14259109340799" calcext:value-type="float">
            <text:p>1.14259109340799</text:p>
          </table:table-cell>
          <table:table-cell table:number-columns-repeated="6"/>
        </table:table-row>
        <table:table-row table:style-name="ro1">
          <table:table-cell office:value-type="float" office:value="597182" calcext:value-type="float">
            <text:p>597182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62]" office:value-type="float" office:value="11" calcext:value-type="float">
            <text:p>11</text:p>
          </table:table-cell>
          <table:table-cell table:formula="of:=LOG([.A362]*[.$Q$1])" office:value-type="float" office:value="1.77610670893496" calcext:value-type="float">
            <text:p>1.77610670893496</text:p>
          </table:table-cell>
          <table:table-cell table:formula="of:=[.E362]-AVERAGE([.E$3:.E$1200])" office:value-type="float" office:value="-1.00918196994992" calcext:value-type="float">
            <text:p>-1.00918196994992</text:p>
          </table:table-cell>
          <table:table-cell table:formula="of:=[.F362]-AVERAGE([.F$3:.F$1200])" office:value-type="float" office:value="-0.68976598723412" calcext:value-type="float">
            <text:p>-0.68976598723412</text:p>
          </table:table-cell>
          <table:table-cell table:formula="of:=[.G362]*[.G362]" office:value-type="float" office:value="1.01844824847199" calcext:value-type="float">
            <text:p>1.01844824847199</text:p>
          </table:table-cell>
          <table:table-cell table:formula="of:=[.G362]*[.H362]" office:value-type="float" office:value="0.696099397801378" calcext:value-type="float">
            <text:p>0.696099397801378</text:p>
          </table:table-cell>
          <table:table-cell table:formula="of:=[.H362]*[.H362]" office:value-type="float" office:value="0.475777117145061" calcext:value-type="float">
            <text:p>0.475777117145061</text:p>
          </table:table-cell>
          <table:table-cell table:number-columns-repeated="6"/>
        </table:table-row>
        <table:table-row table:style-name="ro1">
          <table:table-cell office:value-type="float" office:value="176129" calcext:value-type="float">
            <text:p>17612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63]" office:value-type="float" office:value="7" calcext:value-type="float">
            <text:p>7</text:p>
          </table:table-cell>
          <table:table-cell table:formula="of:=LOG([.A363]*[.$Q$1])" office:value-type="float" office:value="1.24583086932934" calcext:value-type="float">
            <text:p>1.24583086932934</text:p>
          </table:table-cell>
          <table:table-cell table:formula="of:=[.E363]-AVERAGE([.E$3:.E$1200])" office:value-type="float" office:value="-5.00918196994992" calcext:value-type="float">
            <text:p>-5.00918196994992</text:p>
          </table:table-cell>
          <table:table-cell table:formula="of:=[.F363]-AVERAGE([.F$3:.F$1200])" office:value-type="float" office:value="-1.22004182683974" calcext:value-type="float">
            <text:p>-1.22004182683974</text:p>
          </table:table-cell>
          <table:table-cell table:formula="of:=[.G363]*[.G363]" office:value-type="float" office:value="25.0919040080713" calcext:value-type="float">
            <text:p>25.0919040080713</text:p>
          </table:table-cell>
          <table:table-cell table:formula="of:=[.G363]*[.H363]" office:value-type="float" office:value="6.11141152159037" calcext:value-type="float">
            <text:p>6.11141152159037</text:p>
          </table:table-cell>
          <table:table-cell table:formula="of:=[.H363]*[.H363]" office:value-type="float" office:value="1.48850205923844" calcext:value-type="float">
            <text:p>1.48850205923844</text:p>
          </table:table-cell>
          <table:table-cell table:number-columns-repeated="6"/>
        </table:table-row>
        <table:table-row table:style-name="ro1">
          <table:table-cell office:value-type="float" office:value="265329" calcext:value-type="float">
            <text:p>26532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64]" office:value-type="float" office:value="7" calcext:value-type="float">
            <text:p>7</text:p>
          </table:table-cell>
          <table:table-cell table:formula="of:=LOG([.A364]*[.$Q$1])" office:value-type="float" office:value="1.42378472021101" calcext:value-type="float">
            <text:p>1.42378472021101</text:p>
          </table:table-cell>
          <table:table-cell table:formula="of:=[.E364]-AVERAGE([.E$3:.E$1200])" office:value-type="float" office:value="-5.00918196994992" calcext:value-type="float">
            <text:p>-5.00918196994992</text:p>
          </table:table-cell>
          <table:table-cell table:formula="of:=[.F364]-AVERAGE([.F$3:.F$1200])" office:value-type="float" office:value="-1.04208797595807" calcext:value-type="float">
            <text:p>-1.04208797595807</text:p>
          </table:table-cell>
          <table:table-cell table:formula="of:=[.G364]*[.G364]" office:value-type="float" office:value="25.0919040080713" calcext:value-type="float">
            <text:p>25.0919040080713</text:p>
          </table:table-cell>
          <table:table-cell table:formula="of:=[.G364]*[.H364]" office:value-type="float" office:value="5.22000830027076" calcext:value-type="float">
            <text:p>5.22000830027076</text:p>
          </table:table-cell>
          <table:table-cell table:formula="of:=[.H364]*[.H364]" office:value-type="float" office:value="1.08594734963639" calcext:value-type="float">
            <text:p>1.08594734963639</text:p>
          </table:table-cell>
          <table:table-cell table:number-columns-repeated="6"/>
        </table:table-row>
        <table:table-row table:style-name="ro1">
          <table:table-cell office:value-type="float" office:value="140180" calcext:value-type="float">
            <text:p>14018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65]" office:value-type="float" office:value="7" calcext:value-type="float">
            <text:p>7</text:p>
          </table:table-cell>
          <table:table-cell table:formula="of:=LOG([.A365]*[.$Q$1])" office:value-type="float" office:value="1.14668605564753" calcext:value-type="float">
            <text:p>1.14668605564753</text:p>
          </table:table-cell>
          <table:table-cell table:formula="of:=[.E365]-AVERAGE([.E$3:.E$1200])" office:value-type="float" office:value="-5.00918196994992" calcext:value-type="float">
            <text:p>-5.00918196994992</text:p>
          </table:table-cell>
          <table:table-cell table:formula="of:=[.F365]-AVERAGE([.F$3:.F$1200])" office:value-type="float" office:value="-1.31918664052156" calcext:value-type="float">
            <text:p>-1.31918664052156</text:p>
          </table:table-cell>
          <table:table-cell table:formula="of:=[.G365]*[.G365]" office:value-type="float" office:value="25.0919040080713" calcext:value-type="float">
            <text:p>25.0919040080713</text:p>
          </table:table-cell>
          <table:table-cell table:formula="of:=[.G365]*[.H365]" office:value-type="float" office:value="6.60804593469938" calcext:value-type="float">
            <text:p>6.60804593469938</text:p>
          </table:table-cell>
          <table:table-cell table:formula="of:=[.H365]*[.H365]" office:value-type="float" office:value="1.74025339253055" calcext:value-type="float">
            <text:p>1.74025339253055</text:p>
          </table:table-cell>
          <table:table-cell table:number-columns-repeated="6"/>
        </table:table-row>
        <table:table-row table:style-name="ro1">
          <table:table-cell office:value-type="float" office:value="437145" calcext:value-type="float">
            <text:p>43714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66]" office:value-type="float" office:value="10" calcext:value-type="float">
            <text:p>10</text:p>
          </table:table-cell>
          <table:table-cell table:formula="of:=LOG([.A366]*[.$Q$1])" office:value-type="float" office:value="1.64062551535662" calcext:value-type="float">
            <text:p>1.64062551535662</text:p>
          </table:table-cell>
          <table:table-cell table:formula="of:=[.E366]-AVERAGE([.E$3:.E$1200])" office:value-type="float" office:value="-2.00918196994992" calcext:value-type="float">
            <text:p>-2.00918196994992</text:p>
          </table:table-cell>
          <table:table-cell table:formula="of:=[.F366]-AVERAGE([.F$3:.F$1200])" office:value-type="float" office:value="-0.825247180812456" calcext:value-type="float">
            <text:p>-0.825247180812456</text:p>
          </table:table-cell>
          <table:table-cell table:formula="of:=[.G366]*[.G366]" office:value-type="float" office:value="4.03681218837182" calcext:value-type="float">
            <text:p>4.03681218837182</text:p>
          </table:table-cell>
          <table:table-cell table:formula="of:=[.G366]*[.H366]" office:value-type="float" office:value="1.65807175644039" calcext:value-type="float">
            <text:p>1.65807175644039</text:p>
          </table:table-cell>
          <table:table-cell table:formula="of:=[.H366]*[.H366]" office:value-type="float" office:value="0.681032909438907" calcext:value-type="float">
            <text:p>0.681032909438907</text:p>
          </table:table-cell>
          <table:table-cell table:number-columns-repeated="6"/>
        </table:table-row>
        <table:table-row table:style-name="ro1">
          <table:table-cell office:value-type="float" office:value="160326" calcext:value-type="float">
            <text:p>16032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67]" office:value-type="float" office:value="7" calcext:value-type="float">
            <text:p>7</text:p>
          </table:table-cell>
          <table:table-cell table:formula="of:=LOG([.A367]*[.$Q$1])" office:value-type="float" office:value="1.20500395741901" calcext:value-type="float">
            <text:p>1.20500395741901</text:p>
          </table:table-cell>
          <table:table-cell table:formula="of:=[.E367]-AVERAGE([.E$3:.E$1200])" office:value-type="float" office:value="-5.00918196994992" calcext:value-type="float">
            <text:p>-5.00918196994992</text:p>
          </table:table-cell>
          <table:table-cell table:formula="of:=[.F367]-AVERAGE([.F$3:.F$1200])" office:value-type="float" office:value="-1.26086873875007" calcext:value-type="float">
            <text:p>-1.26086873875007</text:p>
          </table:table-cell>
          <table:table-cell table:formula="of:=[.G367]*[.G367]" office:value-type="float" office:value="25.0919040080713" calcext:value-type="float">
            <text:p>25.0919040080713</text:p>
          </table:table-cell>
          <table:table-cell table:formula="of:=[.G367]*[.H367]" office:value-type="float" office:value="6.31592095262033" calcext:value-type="float">
            <text:p>6.31592095262033</text:p>
          </table:table-cell>
          <table:table-cell table:formula="of:=[.H367]*[.H367]" office:value-type="float" office:value="1.58978997635719" calcext:value-type="float">
            <text:p>1.58978997635719</text:p>
          </table:table-cell>
          <table:table-cell table:number-columns-repeated="6"/>
        </table:table-row>
        <table:table-row table:style-name="ro1">
          <table:table-cell office:value-type="float" office:value="124801" calcext:value-type="float">
            <text:p>12480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368]" office:value-type="float" office:value="6" calcext:value-type="float">
            <text:p>6</text:p>
          </table:table-cell>
          <table:table-cell table:formula="of:=LOG([.A368]*[.$Q$1])" office:value-type="float" office:value="1.0962180652562" calcext:value-type="float">
            <text:p>1.0962180652562</text:p>
          </table:table-cell>
          <table:table-cell table:formula="of:=[.E368]-AVERAGE([.E$3:.E$1200])" office:value-type="float" office:value="-6.00918196994992" calcext:value-type="float">
            <text:p>-6.00918196994992</text:p>
          </table:table-cell>
          <table:table-cell table:formula="of:=[.F368]-AVERAGE([.F$3:.F$1200])" office:value-type="float" office:value="-1.36965463091288" calcext:value-type="float">
            <text:p>-1.36965463091288</text:p>
          </table:table-cell>
          <table:table-cell table:formula="of:=[.G368]*[.G368]" office:value-type="float" office:value="36.1102679479711" calcext:value-type="float">
            <text:p>36.1102679479711</text:p>
          </table:table-cell>
          <table:table-cell table:formula="of:=[.G368]*[.H368]" office:value-type="float" office:value="8.23050391314011" calcext:value-type="float">
            <text:p>8.23050391314011</text:p>
          </table:table-cell>
          <table:table-cell table:formula="of:=[.H368]*[.H368]" office:value-type="float" office:value="1.87595380798111" calcext:value-type="float">
            <text:p>1.87595380798111</text:p>
          </table:table-cell>
          <table:table-cell table:number-columns-repeated="6"/>
        </table:table-row>
        <table:table-row table:style-name="ro1">
          <table:table-cell office:value-type="float" office:value="263923" calcext:value-type="float">
            <text:p>26392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69]" office:value-type="float" office:value="8" calcext:value-type="float">
            <text:p>8</text:p>
          </table:table-cell>
          <table:table-cell table:formula="of:=LOG([.A369]*[.$Q$1])" office:value-type="float" office:value="1.42147723916975" calcext:value-type="float">
            <text:p>1.42147723916975</text:p>
          </table:table-cell>
          <table:table-cell table:formula="of:=[.E369]-AVERAGE([.E$3:.E$1200])" office:value-type="float" office:value="-4.00918196994992" calcext:value-type="float">
            <text:p>-4.00918196994992</text:p>
          </table:table-cell>
          <table:table-cell table:formula="of:=[.F369]-AVERAGE([.F$3:.F$1200])" office:value-type="float" office:value="-1.04439545699933" calcext:value-type="float">
            <text:p>-1.04439545699933</text:p>
          </table:table-cell>
          <table:table-cell table:formula="of:=[.G369]*[.G369]" office:value-type="float" office:value="16.0735400681715" calcext:value-type="float">
            <text:p>16.0735400681715</text:p>
          </table:table-cell>
          <table:table-cell table:formula="of:=[.G369]*[.H369]" office:value-type="float" office:value="4.1871714356993" calcext:value-type="float">
            <text:p>4.1871714356993</text:p>
          </table:table-cell>
          <table:table-cell table:formula="of:=[.H369]*[.H369]" office:value-type="float" office:value="1.09076187060083" calcext:value-type="float">
            <text:p>1.09076187060083</text:p>
          </table:table-cell>
          <table:table-cell table:number-columns-repeated="6"/>
        </table:table-row>
        <table:table-row table:style-name="ro1">
          <table:table-cell office:value-type="float" office:value="395289" calcext:value-type="float">
            <text:p>39528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70]" office:value-type="float" office:value="9" calcext:value-type="float">
            <text:p>9</text:p>
          </table:table-cell>
          <table:table-cell table:formula="of:=LOG([.A370]*[.$Q$1])" office:value-type="float" office:value="1.59691472907667" calcext:value-type="float">
            <text:p>1.59691472907667</text:p>
          </table:table-cell>
          <table:table-cell table:formula="of:=[.E370]-AVERAGE([.E$3:.E$1200])" office:value-type="float" office:value="-3.00918196994992" calcext:value-type="float">
            <text:p>-3.00918196994992</text:p>
          </table:table-cell>
          <table:table-cell table:formula="of:=[.F370]-AVERAGE([.F$3:.F$1200])" office:value-type="float" office:value="-0.868957967092415" calcext:value-type="float">
            <text:p>-0.868957967092415</text:p>
          </table:table-cell>
          <table:table-cell table:formula="of:=[.G370]*[.G370]" office:value-type="float" office:value="9.05517612827166" calcext:value-type="float">
            <text:p>9.05517612827166</text:p>
          </table:table-cell>
          <table:table-cell table:formula="of:=[.G370]*[.H370]" office:value-type="float" office:value="2.61485264721883" calcext:value-type="float">
            <text:p>2.61485264721883</text:p>
          </table:table-cell>
          <table:table-cell table:formula="of:=[.H370]*[.H370]" office:value-type="float" office:value="0.755087948573382" calcext:value-type="float">
            <text:p>0.755087948573382</text:p>
          </table:table-cell>
          <table:table-cell table:number-columns-repeated="6"/>
        </table:table-row>
        <table:table-row table:style-name="ro1">
          <table:table-cell office:value-type="float" office:value="1032839" calcext:value-type="float">
            <text:p>103283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71]" office:value-type="float" office:value="11" calcext:value-type="float">
            <text:p>11</text:p>
          </table:table-cell>
          <table:table-cell table:formula="of:=LOG([.A371]*[.$Q$1])" office:value-type="float" office:value="2.01403262852735" calcext:value-type="float">
            <text:p>2.01403262852735</text:p>
          </table:table-cell>
          <table:table-cell table:formula="of:=[.E371]-AVERAGE([.E$3:.E$1200])" office:value-type="float" office:value="-1.00918196994992" calcext:value-type="float">
            <text:p>-1.00918196994992</text:p>
          </table:table-cell>
          <table:table-cell table:formula="of:=[.F371]-AVERAGE([.F$3:.F$1200])" office:value-type="float" office:value="-0.451840067641729" calcext:value-type="float">
            <text:p>-0.451840067641729</text:p>
          </table:table-cell>
          <table:table-cell table:formula="of:=[.G371]*[.G371]" office:value-type="float" office:value="1.01844824847199" calcext:value-type="float">
            <text:p>1.01844824847199</text:p>
          </table:table-cell>
          <table:table-cell table:formula="of:=[.G371]*[.H371]" office:value-type="float" office:value="0.455988849564984" calcext:value-type="float">
            <text:p>0.455988849564984</text:p>
          </table:table-cell>
          <table:table-cell table:formula="of:=[.H371]*[.H371]" office:value-type="float" office:value="0.204159446726483" calcext:value-type="float">
            <text:p>0.204159446726483</text:p>
          </table:table-cell>
          <table:table-cell table:number-columns-repeated="6"/>
        </table:table-row>
        <table:table-row table:style-name="ro1">
          <table:table-cell office:value-type="float" office:value="139250" calcext:value-type="float">
            <text:p>13925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72]" office:value-type="float" office:value="6" calcext:value-type="float">
            <text:p>6</text:p>
          </table:table-cell>
          <table:table-cell table:formula="of:=LOG([.A372]*[.$Q$1])" office:value-type="float" office:value="1.14379520384577" calcext:value-type="float">
            <text:p>1.14379520384577</text:p>
          </table:table-cell>
          <table:table-cell table:formula="of:=[.E372]-AVERAGE([.E$3:.E$1200])" office:value-type="float" office:value="-6.00918196994992" calcext:value-type="float">
            <text:p>-6.00918196994992</text:p>
          </table:table-cell>
          <table:table-cell table:formula="of:=[.F372]-AVERAGE([.F$3:.F$1200])" office:value-type="float" office:value="-1.32207749232331" calcext:value-type="float">
            <text:p>-1.32207749232331</text:p>
          </table:table-cell>
          <table:table-cell table:formula="of:=[.G372]*[.G372]" office:value-type="float" office:value="36.1102679479711" calcext:value-type="float">
            <text:p>36.1102679479711</text:p>
          </table:table-cell>
          <table:table-cell table:formula="of:=[.G372]*[.H372]" office:value-type="float" office:value="7.94460422974586" calcext:value-type="float">
            <text:p>7.94460422974586</text:p>
          </table:table-cell>
          <table:table-cell table:formula="of:=[.H372]*[.H372]" office:value-type="float" office:value="1.7478888957079" calcext:value-type="float">
            <text:p>1.7478888957079</text:p>
          </table:table-cell>
          <table:table-cell table:number-columns-repeated="6"/>
        </table:table-row>
        <table:table-row table:style-name="ro1">
          <table:table-cell office:value-type="float" office:value="148949" calcext:value-type="float">
            <text:p>148949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73]" office:value-type="float" office:value="7" calcext:value-type="float">
            <text:p>7</text:p>
          </table:table-cell>
          <table:table-cell table:formula="of:=LOG([.A373]*[.$Q$1])" office:value-type="float" office:value="1.17303759183478" calcext:value-type="float">
            <text:p>1.17303759183478</text:p>
          </table:table-cell>
          <table:table-cell table:formula="of:=[.E373]-AVERAGE([.E$3:.E$1200])" office:value-type="float" office:value="-5.00918196994992" calcext:value-type="float">
            <text:p>-5.00918196994992</text:p>
          </table:table-cell>
          <table:table-cell table:formula="of:=[.F373]-AVERAGE([.F$3:.F$1200])" office:value-type="float" office:value="-1.2928351043343" calcext:value-type="float">
            <text:p>-1.2928351043343</text:p>
          </table:table-cell>
          <table:table-cell table:formula="of:=[.G373]*[.G373]" office:value-type="float" office:value="25.0919040080713" calcext:value-type="float">
            <text:p>25.0919040080713</text:p>
          </table:table-cell>
          <table:table-cell table:formula="of:=[.G373]*[.H373]" office:value-type="float" office:value="6.47604629474968" calcext:value-type="float">
            <text:p>6.47604629474968</text:p>
          </table:table-cell>
          <table:table-cell table:formula="of:=[.H373]*[.H373]" office:value-type="float" office:value="1.67142260699907" calcext:value-type="float">
            <text:p>1.67142260699907</text:p>
          </table:table-cell>
          <table:table-cell table:number-columns-repeated="6"/>
        </table:table-row>
        <table:table-row table:style-name="ro1">
          <table:table-cell office:value-type="float" office:value="348139" calcext:value-type="float">
            <text:p>34813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74]" office:value-type="float" office:value="8" calcext:value-type="float">
            <text:p>8</text:p>
          </table:table-cell>
          <table:table-cell table:formula="of:=LOG([.A374]*[.$Q$1])" office:value-type="float" office:value="1.54175267751024" calcext:value-type="float">
            <text:p>1.54175267751024</text:p>
          </table:table-cell>
          <table:table-cell table:formula="of:=[.E374]-AVERAGE([.E$3:.E$1200])" office:value-type="float" office:value="-4.00918196994992" calcext:value-type="float">
            <text:p>-4.00918196994992</text:p>
          </table:table-cell>
          <table:table-cell table:formula="of:=[.F374]-AVERAGE([.F$3:.F$1200])" office:value-type="float" office:value="-0.924120018658839" calcext:value-type="float">
            <text:p>-0.924120018658839</text:p>
          </table:table-cell>
          <table:table-cell table:formula="of:=[.G374]*[.G374]" office:value-type="float" office:value="16.0735400681715" calcext:value-type="float">
            <text:p>16.0735400681715</text:p>
          </table:table-cell>
          <table:table-cell table:formula="of:=[.G374]*[.H374]" office:value-type="float" office:value="3.70496531687679" calcext:value-type="float">
            <text:p>3.70496531687679</text:p>
          </table:table-cell>
          <table:table-cell table:formula="of:=[.H374]*[.H374]" office:value-type="float" office:value="0.853997808886012" calcext:value-type="float">
            <text:p>0.853997808886012</text:p>
          </table:table-cell>
          <table:table-cell table:number-columns-repeated="6"/>
        </table:table-row>
        <table:table-row table:style-name="ro1">
          <table:table-cell office:value-type="float" office:value="717309" calcext:value-type="float">
            <text:p>71730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75]" office:value-type="float" office:value="11" calcext:value-type="float">
            <text:p>11</text:p>
          </table:table-cell>
          <table:table-cell table:formula="of:=LOG([.A375]*[.$Q$1])" office:value-type="float" office:value="1.85570627991646" calcext:value-type="float">
            <text:p>1.85570627991646</text:p>
          </table:table-cell>
          <table:table-cell table:formula="of:=[.E375]-AVERAGE([.E$3:.E$1200])" office:value-type="float" office:value="-1.00918196994992" calcext:value-type="float">
            <text:p>-1.00918196994992</text:p>
          </table:table-cell>
          <table:table-cell table:formula="of:=[.F375]-AVERAGE([.F$3:.F$1200])" office:value-type="float" office:value="-0.610166416252623" calcext:value-type="float">
            <text:p>-0.610166416252623</text:p>
          </table:table-cell>
          <table:table-cell table:formula="of:=[.G375]*[.G375]" office:value-type="float" office:value="1.01844824847199" calcext:value-type="float">
            <text:p>1.01844824847199</text:p>
          </table:table-cell>
          <table:table-cell table:formula="of:=[.G375]*[.H375]" office:value-type="float" office:value="0.615768945951102" calcext:value-type="float">
            <text:p>0.615768945951102</text:p>
          </table:table-cell>
          <table:table-cell table:formula="of:=[.H375]*[.H375]" office:value-type="float" office:value="0.372303055522569" calcext:value-type="float">
            <text:p>0.372303055522569</text:p>
          </table:table-cell>
          <table:table-cell table:number-columns-repeated="6"/>
        </table:table-row>
        <table:table-row table:style-name="ro1">
          <table:table-cell office:value-type="float" office:value="782661" calcext:value-type="float">
            <text:p>78266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376]" office:value-type="float" office:value="10" calcext:value-type="float">
            <text:p>10</text:p>
          </table:table-cell>
          <table:table-cell table:formula="of:=LOG([.A376]*[.$Q$1])" office:value-type="float" office:value="1.8935736934637" calcext:value-type="float">
            <text:p>1.8935736934637</text:p>
          </table:table-cell>
          <table:table-cell table:formula="of:=[.E376]-AVERAGE([.E$3:.E$1200])" office:value-type="float" office:value="-2.00918196994992" calcext:value-type="float">
            <text:p>-2.00918196994992</text:p>
          </table:table-cell>
          <table:table-cell table:formula="of:=[.F376]-AVERAGE([.F$3:.F$1200])" office:value-type="float" office:value="-0.572299002705381" calcext:value-type="float">
            <text:p>-0.572299002705381</text:p>
          </table:table-cell>
          <table:table-cell table:formula="of:=[.G376]*[.G376]" office:value-type="float" office:value="4.03681218837182" calcext:value-type="float">
            <text:p>4.03681218837182</text:p>
          </table:table-cell>
          <table:table-cell table:formula="of:=[.G376]*[.H376]" office:value-type="float" office:value="1.14985283765597" calcext:value-type="float">
            <text:p>1.14985283765597</text:p>
          </table:table-cell>
          <table:table-cell table:formula="of:=[.H376]*[.H376]" office:value-type="float" office:value="0.327526148497574" calcext:value-type="float">
            <text:p>0.327526148497574</text:p>
          </table:table-cell>
          <table:table-cell table:number-columns-repeated="6"/>
        </table:table-row>
        <table:table-row table:style-name="ro1">
          <table:table-cell office:value-type="float" office:value="309204" calcext:value-type="float">
            <text:p>30920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77]" office:value-type="float" office:value="7" calcext:value-type="float">
            <text:p>7</text:p>
          </table:table-cell>
          <table:table-cell table:formula="of:=LOG([.A377]*[.$Q$1])" office:value-type="float" office:value="1.49024510350855" calcext:value-type="float">
            <text:p>1.49024510350855</text:p>
          </table:table-cell>
          <table:table-cell table:formula="of:=[.E377]-AVERAGE([.E$3:.E$1200])" office:value-type="float" office:value="-5.00918196994992" calcext:value-type="float">
            <text:p>-5.00918196994992</text:p>
          </table:table-cell>
          <table:table-cell table:formula="of:=[.F377]-AVERAGE([.F$3:.F$1200])" office:value-type="float" office:value="-0.975627592660532" calcext:value-type="float">
            <text:p>-0.975627592660532</text:p>
          </table:table-cell>
          <table:table-cell table:formula="of:=[.G377]*[.G377]" office:value-type="float" office:value="25.0919040080713" calcext:value-type="float">
            <text:p>25.0919040080713</text:p>
          </table:table-cell>
          <table:table-cell table:formula="of:=[.G377]*[.H377]" office:value-type="float" office:value="4.88709614654078" calcext:value-type="float">
            <text:p>4.88709614654078</text:p>
          </table:table-cell>
          <table:table-cell table:formula="of:=[.H377]*[.H377]" office:value-type="float" office:value="0.951849199560586" calcext:value-type="float">
            <text:p>0.951849199560586</text:p>
          </table:table-cell>
          <table:table-cell table:number-columns-repeated="6"/>
        </table:table-row>
        <table:table-row table:style-name="ro1">
          <table:table-cell office:value-type="float" office:value="2920723" calcext:value-type="float">
            <text:p>292072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78]" office:value-type="float" office:value="11" calcext:value-type="float">
            <text:p>11</text:p>
          </table:table-cell>
          <table:table-cell table:formula="of:=LOG([.A378]*[.$Q$1])" office:value-type="float" office:value="2.46549037064151" calcext:value-type="float">
            <text:p>2.46549037064151</text:p>
          </table:table-cell>
          <table:table-cell table:formula="of:=[.E378]-AVERAGE([.E$3:.E$1200])" office:value-type="float" office:value="-1.00918196994992" calcext:value-type="float">
            <text:p>-1.00918196994992</text:p>
          </table:table-cell>
          <table:table-cell table:formula="of:=[.F378]-AVERAGE([.F$3:.F$1200])" office:value-type="float" office:value="-0.000382325527569449" calcext:value-type="float">
            <text:p>-0.000382325527569</text:p>
          </table:table-cell>
          <table:table-cell table:formula="of:=[.G378]*[.G378]" office:value-type="float" office:value="1.01844824847199" calcext:value-type="float">
            <text:p>1.01844824847199</text:p>
          </table:table-cell>
          <table:table-cell table:formula="of:=[.G378]*[.H378]" office:value-type="float" office:value="0.000385836029074678" calcext:value-type="float">
            <text:p>0.000385836029075</text:p>
          </table:table-cell>
          <table:table-cell table:formula="of:=[.H378]*[.H378]" office:value-type="float" office:value="0.000000146172809031258" calcext:value-type="float">
            <text:p>1.46172809031258E-07</text:p>
          </table:table-cell>
          <table:table-cell table:number-columns-repeated="6"/>
        </table:table-row>
        <table:table-row table:style-name="ro1">
          <table:table-cell office:value-type="float" office:value="356708" calcext:value-type="float">
            <text:p>35670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79]" office:value-type="float" office:value="10" calcext:value-type="float">
            <text:p>10</text:p>
          </table:table-cell>
          <table:table-cell table:formula="of:=LOG([.A379]*[.$Q$1])" office:value-type="float" office:value="1.55231284950346" calcext:value-type="float">
            <text:p>1.55231284950346</text:p>
          </table:table-cell>
          <table:table-cell table:formula="of:=[.E379]-AVERAGE([.E$3:.E$1200])" office:value-type="float" office:value="-2.00918196994992" calcext:value-type="float">
            <text:p>-2.00918196994992</text:p>
          </table:table-cell>
          <table:table-cell table:formula="of:=[.F379]-AVERAGE([.F$3:.F$1200])" office:value-type="float" office:value="-0.913559846665617" calcext:value-type="float">
            <text:p>-0.913559846665617</text:p>
          </table:table-cell>
          <table:table-cell table:formula="of:=[.G379]*[.G379]" office:value-type="float" office:value="4.03681218837182" calcext:value-type="float">
            <text:p>4.03681218837182</text:p>
          </table:table-cell>
          <table:table-cell table:formula="of:=[.G379]*[.H379]" office:value-type="float" office:value="1.83550797239077" calcext:value-type="float">
            <text:p>1.83550797239077</text:p>
          </table:table-cell>
          <table:table-cell table:formula="of:=[.H379]*[.H379]" office:value-type="float" office:value="0.834591593439706" calcext:value-type="float">
            <text:p>0.834591593439706</text:p>
          </table:table-cell>
          <table:table-cell table:number-columns-repeated="6"/>
        </table:table-row>
        <table:table-row table:style-name="ro1">
          <table:table-cell office:value-type="float" office:value="53476689" calcext:value-type="float">
            <text:p>53476689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80]" office:value-type="float" office:value="16" calcext:value-type="float">
            <text:p>16</text:p>
          </table:table-cell>
          <table:table-cell table:formula="of:=LOG([.A380]*[.$Q$1])" office:value-type="float" office:value="3.7281645101542" calcext:value-type="float">
            <text:p>3.7281645101542</text:p>
          </table:table-cell>
          <table:table-cell table:formula="of:=[.E380]-AVERAGE([.E$3:.E$1200])" office:value-type="float" office:value="3.99081803005008" calcext:value-type="float">
            <text:p>3.99081803005008</text:p>
          </table:table-cell>
          <table:table-cell table:formula="of:=[.F380]-AVERAGE([.F$3:.F$1200])" office:value-type="float" office:value="1.26229181398512" calcext:value-type="float">
            <text:p>1.26229181398512</text:p>
          </table:table-cell>
          <table:table-cell table:formula="of:=[.G380]*[.G380]" office:value-type="float" office:value="15.9266285489728" calcext:value-type="float">
            <text:p>15.9266285489728</text:p>
          </table:table-cell>
          <table:table-cell table:formula="of:=[.G380]*[.H380]" office:value-type="float" office:value="5.03757693043643" calcext:value-type="float">
            <text:p>5.03757693043643</text:p>
          </table:table-cell>
          <table:table-cell table:formula="of:=[.H380]*[.H380]" office:value-type="float" office:value="1.59338062365384" calcext:value-type="float">
            <text:p>1.59338062365384</text:p>
          </table:table-cell>
          <table:table-cell table:number-columns-repeated="6"/>
        </table:table-row>
        <table:table-row table:style-name="ro1">
          <table:table-cell office:value-type="float" office:value="224807" calcext:value-type="float">
            <text:p>224807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81]" office:value-type="float" office:value="7" calcext:value-type="float">
            <text:p>7</text:p>
          </table:table-cell>
          <table:table-cell table:formula="of:=LOG([.A381]*[.$Q$1])" office:value-type="float" office:value="1.35180983009116" calcext:value-type="float">
            <text:p>1.35180983009116</text:p>
          </table:table-cell>
          <table:table-cell table:formula="of:=[.E381]-AVERAGE([.E$3:.E$1200])" office:value-type="float" office:value="-5.00918196994992" calcext:value-type="float">
            <text:p>-5.00918196994992</text:p>
          </table:table-cell>
          <table:table-cell table:formula="of:=[.F381]-AVERAGE([.F$3:.F$1200])" office:value-type="float" office:value="-1.11406286607792" calcext:value-type="float">
            <text:p>-1.11406286607792</text:p>
          </table:table-cell>
          <table:table-cell table:formula="of:=[.G381]*[.G381]" office:value-type="float" office:value="25.0919040080713" calcext:value-type="float">
            <text:p>25.0919040080713</text:p>
          </table:table-cell>
          <table:table-cell table:formula="of:=[.G381]*[.H381]" office:value-type="float" office:value="5.58054362214824" calcext:value-type="float">
            <text:p>5.58054362214824</text:p>
          </table:table-cell>
          <table:table-cell table:formula="of:=[.H381]*[.H381]" office:value-type="float" office:value="1.24113606957375" calcext:value-type="float">
            <text:p>1.24113606957375</text:p>
          </table:table-cell>
          <table:table-cell table:number-columns-repeated="6"/>
        </table:table-row>
        <table:table-row table:style-name="ro1">
          <table:table-cell office:value-type="float" office:value="887648" calcext:value-type="float">
            <text:p>88764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382]" office:value-type="float" office:value="9" calcext:value-type="float">
            <text:p>9</text:p>
          </table:table-cell>
          <table:table-cell table:formula="of:=LOG([.A382]*[.$Q$1])" office:value-type="float" office:value="1.94824077888161" calcext:value-type="float">
            <text:p>1.94824077888161</text:p>
          </table:table-cell>
          <table:table-cell table:formula="of:=[.E382]-AVERAGE([.E$3:.E$1200])" office:value-type="float" office:value="-3.00918196994992" calcext:value-type="float">
            <text:p>-3.00918196994992</text:p>
          </table:table-cell>
          <table:table-cell table:formula="of:=[.F382]-AVERAGE([.F$3:.F$1200])" office:value-type="float" office:value="-0.517631917287469" calcext:value-type="float">
            <text:p>-0.517631917287469</text:p>
          </table:table-cell>
          <table:table-cell table:formula="of:=[.G382]*[.G382]" office:value-type="float" office:value="9.05517612827166" calcext:value-type="float">
            <text:p>9.05517612827166</text:p>
          </table:table-cell>
          <table:table-cell table:formula="of:=[.G382]*[.H382]" office:value-type="float" office:value="1.55764863257206" calcext:value-type="float">
            <text:p>1.55764863257206</text:p>
          </table:table-cell>
          <table:table-cell table:formula="of:=[.H382]*[.H382]" office:value-type="float" office:value="0.267942801794701" calcext:value-type="float">
            <text:p>0.267942801794701</text:p>
          </table:table-cell>
          <table:table-cell table:number-columns-repeated="6"/>
        </table:table-row>
        <table:table-row table:style-name="ro1">
          <table:table-cell office:value-type="float" office:value="1971378" calcext:value-type="float">
            <text:p>1971378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83]" office:value-type="float" office:value="10" calcext:value-type="float">
            <text:p>10</text:p>
          </table:table-cell>
          <table:table-cell table:formula="of:=LOG([.A383]*[.$Q$1])" office:value-type="float" office:value="2.29476990564651" calcext:value-type="float">
            <text:p>2.29476990564651</text:p>
          </table:table-cell>
          <table:table-cell table:formula="of:=[.E383]-AVERAGE([.E$3:.E$1200])" office:value-type="float" office:value="-2.00918196994992" calcext:value-type="float">
            <text:p>-2.00918196994992</text:p>
          </table:table-cell>
          <table:table-cell table:formula="of:=[.F383]-AVERAGE([.F$3:.F$1200])" office:value-type="float" office:value="-0.171102790522573" calcext:value-type="float">
            <text:p>-0.171102790522573</text:p>
          </table:table-cell>
          <table:table-cell table:formula="of:=[.G383]*[.G383]" office:value-type="float" office:value="4.03681218837182" calcext:value-type="float">
            <text:p>4.03681218837182</text:p>
          </table:table-cell>
          <table:table-cell table:formula="of:=[.G383]*[.H383]" office:value-type="float" office:value="0.343776641726071" calcext:value-type="float">
            <text:p>0.343776641726071</text:p>
          </table:table-cell>
          <table:table-cell table:formula="of:=[.H383]*[.H383]" office:value-type="float" office:value="0.0292761649246115" calcext:value-type="float">
            <text:p>0.029276164924612</text:p>
          </table:table-cell>
          <table:table-cell table:number-columns-repeated="6"/>
        </table:table-row>
        <table:table-row table:style-name="ro1">
          <table:table-cell office:value-type="float" office:value="137873" calcext:value-type="float">
            <text:p>137873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84]" office:value-type="float" office:value="7" calcext:value-type="float">
            <text:p>7</text:p>
          </table:table-cell>
          <table:table-cell table:formula="of:=LOG([.A384]*[.$Q$1])" office:value-type="float" office:value="1.13947922557326" calcext:value-type="float">
            <text:p>1.13947922557326</text:p>
          </table:table-cell>
          <table:table-cell table:formula="of:=[.E384]-AVERAGE([.E$3:.E$1200])" office:value-type="float" office:value="-5.00918196994992" calcext:value-type="float">
            <text:p>-5.00918196994992</text:p>
          </table:table-cell>
          <table:table-cell table:formula="of:=[.F384]-AVERAGE([.F$3:.F$1200])" office:value-type="float" office:value="-1.32639347059582" calcext:value-type="float">
            <text:p>-1.32639347059582</text:p>
          </table:table-cell>
          <table:table-cell table:formula="of:=[.G384]*[.G384]" office:value-type="float" office:value="25.0919040080713" calcext:value-type="float">
            <text:p>25.0919040080713</text:p>
          </table:table-cell>
          <table:table-cell table:formula="of:=[.G384]*[.H384]" office:value-type="float" office:value="6.64414625796788" calcext:value-type="float">
            <text:p>6.64414625796788</text:p>
          </table:table-cell>
          <table:table-cell table:formula="of:=[.H384]*[.H384]" office:value-type="float" office:value="1.75931963883922" calcext:value-type="float">
            <text:p>1.75931963883922</text:p>
          </table:table-cell>
          <table:table-cell table:number-columns-repeated="6"/>
        </table:table-row>
        <table:table-row table:style-name="ro1">
          <table:table-cell office:value-type="float" office:value="290312" calcext:value-type="float">
            <text:p>2903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385]" office:value-type="float" office:value="9" calcext:value-type="float">
            <text:p>9</text:p>
          </table:table-cell>
          <table:table-cell table:formula="of:=LOG([.A385]*[.$Q$1])" office:value-type="float" office:value="1.46286498769551" calcext:value-type="float">
            <text:p>1.46286498769551</text:p>
          </table:table-cell>
          <table:table-cell table:formula="of:=[.E385]-AVERAGE([.E$3:.E$1200])" office:value-type="float" office:value="-3.00918196994992" calcext:value-type="float">
            <text:p>-3.00918196994992</text:p>
          </table:table-cell>
          <table:table-cell table:formula="of:=[.F385]-AVERAGE([.F$3:.F$1200])" office:value-type="float" office:value="-1.00300770847357" calcext:value-type="float">
            <text:p>-1.00300770847357</text:p>
          </table:table-cell>
          <table:table-cell table:formula="of:=[.G385]*[.G385]" office:value-type="float" office:value="9.05517612827166" calcext:value-type="float">
            <text:p>9.05517612827166</text:p>
          </table:table-cell>
          <table:table-cell table:formula="of:=[.G385]*[.H385]" office:value-type="float" office:value="3.01823271205944" calcext:value-type="float">
            <text:p>3.01823271205944</text:p>
          </table:table-cell>
          <table:table-cell table:formula="of:=[.H385]*[.H385]" office:value-type="float" office:value="1.0060244632574" calcext:value-type="float">
            <text:p>1.0060244632574</text:p>
          </table:table-cell>
          <table:table-cell table:number-columns-repeated="6"/>
        </table:table-row>
        <table:table-row table:style-name="ro1">
          <table:table-cell office:value-type="float" office:value="453861" calcext:value-type="float">
            <text:p>45386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386]" office:value-type="float" office:value="11" calcext:value-type="float">
            <text:p>11</text:p>
          </table:table-cell>
          <table:table-cell table:formula="of:=LOG([.A386]*[.$Q$1])" office:value-type="float" office:value="1.65692286568515" calcext:value-type="float">
            <text:p>1.65692286568515</text:p>
          </table:table-cell>
          <table:table-cell table:formula="of:=[.E386]-AVERAGE([.E$3:.E$1200])" office:value-type="float" office:value="-1.00918196994992" calcext:value-type="float">
            <text:p>-1.00918196994992</text:p>
          </table:table-cell>
          <table:table-cell table:formula="of:=[.F386]-AVERAGE([.F$3:.F$1200])" office:value-type="float" office:value="-0.808949830483926" calcext:value-type="float">
            <text:p>-0.808949830483926</text:p>
          </table:table-cell>
          <table:table-cell table:formula="of:=[.G386]*[.G386]" office:value-type="float" office:value="1.01844824847199" calcext:value-type="float">
            <text:p>1.01844824847199</text:p>
          </table:table-cell>
          <table:table-cell table:formula="of:=[.G386]*[.H386]" office:value-type="float" office:value="0.816377583518419" calcext:value-type="float">
            <text:p>0.816377583518419</text:p>
          </table:table-cell>
          <table:table-cell table:formula="of:=[.H386]*[.H386]" office:value-type="float" office:value="0.654399828239972" calcext:value-type="float">
            <text:p>0.654399828239972</text:p>
          </table:table-cell>
          <table:table-cell table:number-columns-repeated="6"/>
        </table:table-row>
        <table:table-row table:style-name="ro1">
          <table:table-cell office:value-type="float" office:value="1131039" calcext:value-type="float">
            <text:p>113103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387]" office:value-type="float" office:value="11" calcext:value-type="float">
            <text:p>11</text:p>
          </table:table-cell>
          <table:table-cell table:formula="of:=LOG([.A387]*[.$Q$1])" office:value-type="float" office:value="2.05347758033905" calcext:value-type="float">
            <text:p>2.05347758033905</text:p>
          </table:table-cell>
          <table:table-cell table:formula="of:=[.E387]-AVERAGE([.E$3:.E$1200])" office:value-type="float" office:value="-1.00918196994992" calcext:value-type="float">
            <text:p>-1.00918196994992</text:p>
          </table:table-cell>
          <table:table-cell table:formula="of:=[.F387]-AVERAGE([.F$3:.F$1200])" office:value-type="float" office:value="-0.412395115830031" calcext:value-type="float">
            <text:p>-0.412395115830031</text:p>
          </table:table-cell>
          <table:table-cell table:formula="of:=[.G387]*[.G387]" office:value-type="float" office:value="1.01844824847199" calcext:value-type="float">
            <text:p>1.01844824847199</text:p>
          </table:table-cell>
          <table:table-cell table:formula="of:=[.G387]*[.H387]" office:value-type="float" office:value="0.416181715391075" calcext:value-type="float">
            <text:p>0.416181715391075</text:p>
          </table:table-cell>
          <table:table-cell table:formula="of:=[.H387]*[.H387]" office:value-type="float" office:value="0.170069731560465" calcext:value-type="float">
            <text:p>0.170069731560465</text:p>
          </table:table-cell>
          <table:table-cell table:number-columns-repeated="6"/>
        </table:table-row>
        <table:table-row table:style-name="ro1">
          <table:table-cell office:value-type="float" office:value="5529871" calcext:value-type="float">
            <text:p>5529871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388]" office:value-type="float" office:value="14" calcext:value-type="float">
            <text:p>14</text:p>
          </table:table-cell>
          <table:table-cell table:formula="of:=LOG([.A388]*[.$Q$1])" office:value-type="float" office:value="2.74271500026643" calcext:value-type="float">
            <text:p>2.74271500026643</text:p>
          </table:table-cell>
          <table:table-cell table:formula="of:=[.E388]-AVERAGE([.E$3:.E$1200])" office:value-type="float" office:value="1.99081803005008" calcext:value-type="float">
            <text:p>1.99081803005008</text:p>
          </table:table-cell>
          <table:table-cell table:formula="of:=[.F388]-AVERAGE([.F$3:.F$1200])" office:value-type="float" office:value="0.27684230409735" calcext:value-type="float">
            <text:p>0.27684230409735</text:p>
          </table:table-cell>
          <table:table-cell table:formula="of:=[.G388]*[.G388]" office:value-type="float" office:value="3.9633564287725" calcext:value-type="float">
            <text:p>3.9633564287725</text:p>
          </table:table-cell>
          <table:table-cell table:formula="of:=[.G388]*[.H388]" office:value-type="float" office:value="0.551142650477612" calcext:value-type="float">
            <text:p>0.551142650477612</text:p>
          </table:table-cell>
          <table:table-cell table:formula="of:=[.H388]*[.H388]" office:value-type="float" office:value="0.0766416613379295" calcext:value-type="float">
            <text:p>0.07664166133793</text:p>
          </table:table-cell>
          <table:table-cell table:number-columns-repeated="6"/>
        </table:table-row>
        <table:table-row table:style-name="ro1">
          <table:table-cell office:value-type="float" office:value="485899" calcext:value-type="float">
            <text:p>485899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389]" office:value-type="float" office:value="7" calcext:value-type="float">
            <text:p>7</text:p>
          </table:table-cell>
          <table:table-cell table:formula="of:=LOG([.A389]*[.$Q$1])" office:value-type="float" office:value="1.68654600526813" calcext:value-type="float">
            <text:p>1.68654600526813</text:p>
          </table:table-cell>
          <table:table-cell table:formula="of:=[.E389]-AVERAGE([.E$3:.E$1200])" office:value-type="float" office:value="-5.00918196994992" calcext:value-type="float">
            <text:p>-5.00918196994992</text:p>
          </table:table-cell>
          <table:table-cell table:formula="of:=[.F389]-AVERAGE([.F$3:.F$1200])" office:value-type="float" office:value="-0.779326690900948" calcext:value-type="float">
            <text:p>-0.779326690900948</text:p>
          </table:table-cell>
          <table:table-cell table:formula="of:=[.G389]*[.G389]" office:value-type="float" office:value="25.0919040080713" calcext:value-type="float">
            <text:p>25.0919040080713</text:p>
          </table:table-cell>
          <table:table-cell table:formula="of:=[.G389]*[.H389]" office:value-type="float" office:value="3.90378920876176" calcext:value-type="float">
            <text:p>3.90378920876176</text:p>
          </table:table-cell>
          <table:table-cell table:formula="of:=[.H389]*[.H389]" office:value-type="float" office:value="0.607350091150621" calcext:value-type="float">
            <text:p>0.607350091150621</text:p>
          </table:table-cell>
          <table:table-cell table:number-columns-repeated="6"/>
        </table:table-row>
        <table:table-row table:style-name="ro1">
          <table:table-cell office:value-type="float" office:value="749503" calcext:value-type="float">
            <text:p>749503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390]" office:value-type="float" office:value="9" calcext:value-type="float">
            <text:p>9</text:p>
          </table:table-cell>
          <table:table-cell table:formula="of:=LOG([.A390]*[.$Q$1])" office:value-type="float" office:value="1.87477337551764" calcext:value-type="float">
            <text:p>1.87477337551764</text:p>
          </table:table-cell>
          <table:table-cell table:formula="of:=[.E390]-AVERAGE([.E$3:.E$1200])" office:value-type="float" office:value="-3.00918196994992" calcext:value-type="float">
            <text:p>-3.00918196994992</text:p>
          </table:table-cell>
          <table:table-cell table:formula="of:=[.F390]-AVERAGE([.F$3:.F$1200])" office:value-type="float" office:value="-0.591099320651443" calcext:value-type="float">
            <text:p>-0.591099320651443</text:p>
          </table:table-cell>
          <table:table-cell table:formula="of:=[.G390]*[.G390]" office:value-type="float" office:value="9.05517612827166" calcext:value-type="float">
            <text:p>9.05517612827166</text:p>
          </table:table-cell>
          <table:table-cell table:formula="of:=[.G390]*[.H390]" office:value-type="float" office:value="1.77872541815397" calcext:value-type="float">
            <text:p>1.77872541815397</text:p>
          </table:table-cell>
          <table:table-cell table:formula="of:=[.H390]*[.H390]" office:value-type="float" office:value="0.349398406874597" calcext:value-type="float">
            <text:p>0.349398406874597</text:p>
          </table:table-cell>
          <table:table-cell table:number-columns-repeated="6"/>
        </table:table-row>
        <table:table-row table:style-name="ro1">
          <table:table-cell office:value-type="float" office:value="570547" calcext:value-type="float">
            <text:p>57054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391]" office:value-type="float" office:value="7" calcext:value-type="float">
            <text:p>7</text:p>
          </table:table-cell>
          <table:table-cell table:formula="of:=LOG([.A391]*[.$Q$1])" office:value-type="float" office:value="1.7562914261423" calcext:value-type="float">
            <text:p>1.7562914261423</text:p>
          </table:table-cell>
          <table:table-cell table:formula="of:=[.E391]-AVERAGE([.E$3:.E$1200])" office:value-type="float" office:value="-5.00918196994992" calcext:value-type="float">
            <text:p>-5.00918196994992</text:p>
          </table:table-cell>
          <table:table-cell table:formula="of:=[.F391]-AVERAGE([.F$3:.F$1200])" office:value-type="float" office:value="-0.70958127002678" calcext:value-type="float">
            <text:p>-0.70958127002678</text:p>
          </table:table-cell>
          <table:table-cell table:formula="of:=[.G391]*[.G391]" office:value-type="float" office:value="25.0919040080713" calcext:value-type="float">
            <text:p>25.0919040080713</text:p>
          </table:table-cell>
          <table:table-cell table:formula="of:=[.G391]*[.H391]" office:value-type="float" office:value="3.55442170403231" calcext:value-type="float">
            <text:p>3.55442170403231</text:p>
          </table:table-cell>
          <table:table-cell table:formula="of:=[.H391]*[.H391]" office:value-type="float" office:value="0.503505578772818" calcext:value-type="float">
            <text:p>0.503505578772818</text:p>
          </table:table-cell>
          <table:table-cell table:number-columns-repeated="6"/>
        </table:table-row>
        <table:table-row table:style-name="ro1">
          <table:table-cell office:value-type="float" office:value="2284096" calcext:value-type="float">
            <text:p>2284096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392]" office:value-type="float" office:value="12" calcext:value-type="float">
            <text:p>12</text:p>
          </table:table-cell>
          <table:table-cell table:formula="of:=LOG([.A392]*[.$Q$1])" office:value-type="float" office:value="2.35871435324898" calcext:value-type="float">
            <text:p>2.35871435324898</text:p>
          </table:table-cell>
          <table:table-cell table:formula="of:=[.E392]-AVERAGE([.E$3:.E$1200])" office:value-type="float" office:value="-0.00918196994991583" calcext:value-type="float">
            <text:p>-0.009181969949916</text:p>
          </table:table-cell>
          <table:table-cell table:formula="of:=[.F392]-AVERAGE([.F$3:.F$1200])" office:value-type="float" office:value="-0.107158342920099" calcext:value-type="float">
            <text:p>-0.107158342920099</text:p>
          </table:table-cell>
          <table:table-cell table:formula="of:=[.G392]*[.G392]" office:value-type="float" office:value="0.0000843085721611572" calcext:value-type="float">
            <text:p>8.43085721611572E-05</text:p>
          </table:table-cell>
          <table:table-cell table:formula="of:=[.G392]*[.H392]" office:value-type="float" office:value="0.000983924684575121" calcext:value-type="float">
            <text:p>0.000983924684575</text:p>
          </table:table-cell>
          <table:table-cell table:formula="of:=[.H392]*[.H392]" office:value-type="float" office:value="0.0114829104573815" calcext:value-type="float">
            <text:p>0.011482910457382</text:p>
          </table:table-cell>
          <table:table-cell table:number-columns-repeated="6"/>
        </table:table-row>
        <table:table-row table:style-name="ro1">
          <table:table-cell office:value-type="float" office:value="281946" calcext:value-type="float">
            <text:p>281946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393]" office:value-type="float" office:value="8" calcext:value-type="float">
            <text:p>8</text:p>
          </table:table-cell>
          <table:table-cell table:formula="of:=LOG([.A393]*[.$Q$1])" office:value-type="float" office:value="1.45016593758282" calcext:value-type="float">
            <text:p>1.45016593758282</text:p>
          </table:table-cell>
          <table:table-cell table:formula="of:=[.E393]-AVERAGE([.E$3:.E$1200])" office:value-type="float" office:value="-4.00918196994992" calcext:value-type="float">
            <text:p>-4.00918196994992</text:p>
          </table:table-cell>
          <table:table-cell table:formula="of:=[.F393]-AVERAGE([.F$3:.F$1200])" office:value-type="float" office:value="-1.01570675858626" calcext:value-type="float">
            <text:p>-1.01570675858626</text:p>
          </table:table-cell>
          <table:table-cell table:formula="of:=[.G393]*[.G393]" office:value-type="float" office:value="16.0735400681715" calcext:value-type="float">
            <text:p>16.0735400681715</text:p>
          </table:table-cell>
          <table:table-cell table:formula="of:=[.G393]*[.H393]" office:value-type="float" office:value="4.0721532232803" calcext:value-type="float">
            <text:p>4.0721532232803</text:p>
          </table:table-cell>
          <table:table-cell table:formula="of:=[.H393]*[.H393]" office:value-type="float" office:value="1.03166021943781" calcext:value-type="float">
            <text:p>1.03166021943781</text:p>
          </table:table-cell>
          <table:table-cell table:number-columns-repeated="6"/>
        </table:table-row>
        <table:table-row table:style-name="ro1">
          <table:table-cell office:value-type="float" office:value="4831412" calcext:value-type="float">
            <text:p>4831412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394]" office:value-type="float" office:value="14" calcext:value-type="float">
            <text:p>14</text:p>
          </table:table-cell>
          <table:table-cell table:formula="of:=LOG([.A394]*[.$Q$1])" office:value-type="float" office:value="2.68407407364823" calcext:value-type="float">
            <text:p>2.68407407364823</text:p>
          </table:table-cell>
          <table:table-cell table:formula="of:=[.E394]-AVERAGE([.E$3:.E$1200])" office:value-type="float" office:value="1.99081803005008" calcext:value-type="float">
            <text:p>1.99081803005008</text:p>
          </table:table-cell>
          <table:table-cell table:formula="of:=[.F394]-AVERAGE([.F$3:.F$1200])" office:value-type="float" office:value="0.218201377479145" calcext:value-type="float">
            <text:p>0.218201377479145</text:p>
          </table:table-cell>
          <table:table-cell table:formula="of:=[.G394]*[.G394]" office:value-type="float" office:value="3.9633564287725" calcext:value-type="float">
            <text:p>3.9633564287725</text:p>
          </table:table-cell>
          <table:table-cell table:formula="of:=[.G394]*[.H394]" office:value-type="float" office:value="0.434399236467247" calcext:value-type="float">
            <text:p>0.434399236467247</text:p>
          </table:table-cell>
          <table:table-cell table:formula="of:=[.H394]*[.H394]" office:value-type="float" office:value="0.0476118411337965" calcext:value-type="float">
            <text:p>0.047611841133797</text:p>
          </table:table-cell>
          <table:table-cell table:number-columns-repeated="6"/>
        </table:table-row>
        <table:table-row table:style-name="ro1">
          <table:table-cell office:value-type="float" office:value="1928050" calcext:value-type="float">
            <text:p>192805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395]" office:value-type="float" office:value="12" calcext:value-type="float">
            <text:p>12</text:p>
          </table:table-cell>
          <table:table-cell table:formula="of:=LOG([.A395]*[.$Q$1])" office:value-type="float" office:value="2.28511829224447" calcext:value-type="float">
            <text:p>2.28511829224447</text:p>
          </table:table-cell>
          <table:table-cell table:formula="of:=[.E395]-AVERAGE([.E$3:.E$1200])" office:value-type="float" office:value="-0.00918196994991583" calcext:value-type="float">
            <text:p>-0.009181969949916</text:p>
          </table:table-cell>
          <table:table-cell table:formula="of:=[.F395]-AVERAGE([.F$3:.F$1200])" office:value-type="float" office:value="-0.180754403924608" calcext:value-type="float">
            <text:p>-0.180754403924608</text:p>
          </table:table-cell>
          <table:table-cell table:formula="of:=[.G395]*[.G395]" office:value-type="float" office:value="0.0000843085721611572" calcext:value-type="float">
            <text:p>8.43085721611572E-05</text:p>
          </table:table-cell>
          <table:table-cell table:formula="of:=[.G395]*[.H395]" office:value-type="float" office:value="0.0016596815051507" calcext:value-type="float">
            <text:p>0.001659681505151</text:p>
          </table:table-cell>
          <table:table-cell table:formula="of:=[.H395]*[.H395]" office:value-type="float" office:value="0.0326721545381405" calcext:value-type="float">
            <text:p>0.032672154538141</text:p>
          </table:table-cell>
          <table:table-cell table:number-columns-repeated="6"/>
        </table:table-row>
        <table:table-row table:style-name="ro1">
          <table:table-cell office:value-type="float" office:value="242215" calcext:value-type="float">
            <text:p>24221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396]" office:value-type="float" office:value="7" calcext:value-type="float">
            <text:p>7</text:p>
          </table:table-cell>
          <table:table-cell table:formula="of:=LOG([.A396]*[.$Q$1])" office:value-type="float" office:value="1.38420103482483" calcext:value-type="float">
            <text:p>1.38420103482483</text:p>
          </table:table-cell>
          <table:table-cell table:formula="of:=[.E396]-AVERAGE([.E$3:.E$1200])" office:value-type="float" office:value="-5.00918196994992" calcext:value-type="float">
            <text:p>-5.00918196994992</text:p>
          </table:table-cell>
          <table:table-cell table:formula="of:=[.F396]-AVERAGE([.F$3:.F$1200])" office:value-type="float" office:value="-1.08167166134425" calcext:value-type="float">
            <text:p>-1.08167166134425</text:p>
          </table:table-cell>
          <table:table-cell table:formula="of:=[.G396]*[.G396]" office:value-type="float" office:value="25.0919040080713" calcext:value-type="float">
            <text:p>25.0919040080713</text:p>
          </table:table-cell>
          <table:table-cell table:formula="of:=[.G396]*[.H396]" office:value-type="float" office:value="5.41829018341139" calcext:value-type="float">
            <text:p>5.41829018341139</text:p>
          </table:table-cell>
          <table:table-cell table:formula="of:=[.H396]*[.H396]" office:value-type="float" office:value="1.17001358295523" calcext:value-type="float">
            <text:p>1.17001358295523</text:p>
          </table:table-cell>
          <table:table-cell table:number-columns-repeated="6"/>
        </table:table-row>
        <table:table-row table:style-name="ro1">
          <table:table-cell office:value-type="float" office:value="605560" calcext:value-type="float">
            <text:p>605560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397]" office:value-type="float" office:value="10" calcext:value-type="float">
            <text:p>10</text:p>
          </table:table-cell>
          <table:table-cell table:formula="of:=LOG([.A397]*[.$Q$1])" office:value-type="float" office:value="1.78215718030806" calcext:value-type="float">
            <text:p>1.78215718030806</text:p>
          </table:table-cell>
          <table:table-cell table:formula="of:=[.E397]-AVERAGE([.E$3:.E$1200])" office:value-type="float" office:value="-2.00918196994992" calcext:value-type="float">
            <text:p>-2.00918196994992</text:p>
          </table:table-cell>
          <table:table-cell table:formula="of:=[.F397]-AVERAGE([.F$3:.F$1200])" office:value-type="float" office:value="-0.683715515861024" calcext:value-type="float">
            <text:p>-0.683715515861024</text:p>
          </table:table-cell>
          <table:table-cell table:formula="of:=[.G397]*[.G397]" office:value-type="float" office:value="4.03681218837182" calcext:value-type="float">
            <text:p>4.03681218837182</text:p>
          </table:table-cell>
          <table:table-cell table:formula="of:=[.G397]*[.H397]" office:value-type="float" office:value="1.37370888704298" calcext:value-type="float">
            <text:p>1.37370888704298</text:p>
          </table:table-cell>
          <table:table-cell table:formula="of:=[.H397]*[.H397]" office:value-type="float" office:value="0.467466906629107" calcext:value-type="float">
            <text:p>0.467466906629107</text:p>
          </table:table-cell>
          <table:table-cell table:number-columns-repeated="6"/>
        </table:table-row>
        <table:table-row table:style-name="ro1">
          <table:table-cell office:value-type="float" office:value="399997" calcext:value-type="float">
            <text:p>399997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398]" office:value-type="float" office:value="9" calcext:value-type="float">
            <text:p>9</text:p>
          </table:table-cell>
          <table:table-cell table:formula="of:=LOG([.A398]*[.$Q$1])" office:value-type="float" office:value="1.60205673410713" calcext:value-type="float">
            <text:p>1.60205673410713</text:p>
          </table:table-cell>
          <table:table-cell table:formula="of:=[.E398]-AVERAGE([.E$3:.E$1200])" office:value-type="float" office:value="-3.00918196994992" calcext:value-type="float">
            <text:p>-3.00918196994992</text:p>
          </table:table-cell>
          <table:table-cell table:formula="of:=[.F398]-AVERAGE([.F$3:.F$1200])" office:value-type="float" office:value="-0.863815962061947" calcext:value-type="float">
            <text:p>-0.863815962061947</text:p>
          </table:table-cell>
          <table:table-cell table:formula="of:=[.G398]*[.G398]" office:value-type="float" office:value="9.05517612827166" calcext:value-type="float">
            <text:p>9.05517612827166</text:p>
          </table:table-cell>
          <table:table-cell table:formula="of:=[.G398]*[.H398]" office:value-type="float" office:value="2.59937941839175" calcext:value-type="float">
            <text:p>2.59937941839175</text:p>
          </table:table-cell>
          <table:table-cell table:formula="of:=[.H398]*[.H398]" office:value-type="float" office:value="0.746178016313007" calcext:value-type="float">
            <text:p>0.746178016313007</text:p>
          </table:table-cell>
          <table:table-cell table:number-columns-repeated="6"/>
        </table:table-row>
        <table:table-row table:style-name="ro1">
          <table:table-cell office:value-type="float" office:value="975887" calcext:value-type="float">
            <text:p>975887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399]" office:value-type="float" office:value="10" calcext:value-type="float">
            <text:p>10</text:p>
          </table:table-cell>
          <table:table-cell table:formula="of:=LOG([.A399]*[.$Q$1])" office:value-type="float" office:value="1.98939953271012" calcext:value-type="float">
            <text:p>1.98939953271012</text:p>
          </table:table-cell>
          <table:table-cell table:formula="of:=[.E399]-AVERAGE([.E$3:.E$1200])" office:value-type="float" office:value="-2.00918196994992" calcext:value-type="float">
            <text:p>-2.00918196994992</text:p>
          </table:table-cell>
          <table:table-cell table:formula="of:=[.F399]-AVERAGE([.F$3:.F$1200])" office:value-type="float" office:value="-0.476473163458957" calcext:value-type="float">
            <text:p>-0.476473163458957</text:p>
          </table:table-cell>
          <table:table-cell table:formula="of:=[.G399]*[.G399]" office:value-type="float" office:value="4.03681218837182" calcext:value-type="float">
            <text:p>4.03681218837182</text:p>
          </table:table-cell>
          <table:table-cell table:formula="of:=[.G399]*[.H399]" office:value-type="float" office:value="0.957321289186735" calcext:value-type="float">
            <text:p>0.957321289186735</text:p>
          </table:table-cell>
          <table:table-cell table:formula="of:=[.H399]*[.H399]" office:value-type="float" office:value="0.227026675496586" calcext:value-type="float">
            <text:p>0.227026675496586</text:p>
          </table:table-cell>
          <table:table-cell table:number-columns-repeated="6"/>
        </table:table-row>
        <table:table-row table:style-name="ro1">
          <table:table-cell office:value-type="float" office:value="4574455" calcext:value-type="float">
            <text:p>4574455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400]" office:value-type="float" office:value="12" calcext:value-type="float">
            <text:p>12</text:p>
          </table:table-cell>
          <table:table-cell table:formula="of:=LOG([.A400]*[.$Q$1])" office:value-type="float" office:value="2.6603393596939" calcext:value-type="float">
            <text:p>2.6603393596939</text:p>
          </table:table-cell>
          <table:table-cell table:formula="of:=[.E400]-AVERAGE([.E$3:.E$1200])" office:value-type="float" office:value="-0.00918196994991583" calcext:value-type="float">
            <text:p>-0.009181969949916</text:p>
          </table:table-cell>
          <table:table-cell table:formula="of:=[.F400]-AVERAGE([.F$3:.F$1200])" office:value-type="float" office:value="0.194466663524814" calcext:value-type="float">
            <text:p>0.194466663524814</text:p>
          </table:table-cell>
          <table:table-cell table:formula="of:=[.G400]*[.G400]" office:value-type="float" office:value="0.0000843085721611572" calcext:value-type="float">
            <text:p>8.43085721611572E-05</text:p>
          </table:table-cell>
          <table:table-cell table:formula="of:=[.G400]*[.H400]" office:value-type="float" office:value="-0.00178558706074524" calcext:value-type="float">
            <text:p>-0.001785587060745</text:p>
          </table:table-cell>
          <table:table-cell table:formula="of:=[.H400]*[.H400]" office:value-type="float" office:value="0.0378172832224734" calcext:value-type="float">
            <text:p>0.037817283222473</text:p>
          </table:table-cell>
          <table:table-cell table:number-columns-repeated="6"/>
        </table:table-row>
        <table:table-row table:style-name="ro1">
          <table:table-cell office:value-type="float" office:value="3333301" calcext:value-type="float">
            <text:p>333330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401]" office:value-type="float" office:value="13" calcext:value-type="float">
            <text:p>13</text:p>
          </table:table-cell>
          <table:table-cell table:formula="of:=LOG([.A401]*[.$Q$1])" office:value-type="float" office:value="2.52287453260343" calcext:value-type="float">
            <text:p>2.52287453260343</text:p>
          </table:table-cell>
          <table:table-cell table:formula="of:=[.E401]-AVERAGE([.E$3:.E$1200])" office:value-type="float" office:value="0.990818030050084" calcext:value-type="float">
            <text:p>0.990818030050084</text:p>
          </table:table-cell>
          <table:table-cell table:formula="of:=[.F401]-AVERAGE([.F$3:.F$1200])" office:value-type="float" office:value="0.0570018364343508" calcext:value-type="float">
            <text:p>0.057001836434351</text:p>
          </table:table-cell>
          <table:table-cell table:formula="of:=[.G401]*[.G401]" office:value-type="float" office:value="0.981720368672329" calcext:value-type="float">
            <text:p>0.981720368672329</text:p>
          </table:table-cell>
          <table:table-cell table:formula="of:=[.G401]*[.H401]" office:value-type="float" office:value="0.0564784472851205" calcext:value-type="float">
            <text:p>0.056478447285121</text:p>
          </table:table-cell>
          <table:table-cell table:formula="of:=[.H401]*[.H401]" office:value-type="float" office:value="0.00324920935688848" calcext:value-type="float">
            <text:p>0.003249209356888</text:p>
          </table:table-cell>
          <table:table-cell table:number-columns-repeated="6"/>
        </table:table-row>
        <table:table-row table:style-name="ro1">
          <table:table-cell office:value-type="float" office:value="1574403" calcext:value-type="float">
            <text:p>1574403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402]" office:value-type="float" office:value="12" calcext:value-type="float">
            <text:p>12</text:p>
          </table:table-cell>
          <table:table-cell table:formula="of:=LOG([.A402]*[.$Q$1])" office:value-type="float" office:value="2.19711590862932" calcext:value-type="float">
            <text:p>2.19711590862932</text:p>
          </table:table-cell>
          <table:table-cell table:formula="of:=[.E402]-AVERAGE([.E$3:.E$1200])" office:value-type="float" office:value="-0.00918196994991583" calcext:value-type="float">
            <text:p>-0.009181969949916</text:p>
          </table:table-cell>
          <table:table-cell table:formula="of:=[.F402]-AVERAGE([.F$3:.F$1200])" office:value-type="float" office:value="-0.268756787539764" calcext:value-type="float">
            <text:p>-0.268756787539764</text:p>
          </table:table-cell>
          <table:table-cell table:formula="of:=[.G402]*[.G402]" office:value-type="float" office:value="0.0000843085721611572" calcext:value-type="float">
            <text:p>8.43085721611572E-05</text:p>
          </table:table-cell>
          <table:table-cell table:formula="of:=[.G402]*[.H402]" office:value-type="float" office:value="0.00246771674702603" calcext:value-type="float">
            <text:p>0.002467716747026</text:p>
          </table:table-cell>
          <table:table-cell table:formula="of:=[.H402]*[.H402]" office:value-type="float" office:value="0.072230210848694" calcext:value-type="float">
            <text:p>0.072230210848694</text:p>
          </table:table-cell>
          <table:table-cell table:number-columns-repeated="6"/>
        </table:table-row>
        <table:table-row table:style-name="ro1">
          <table:table-cell office:value-type="float" office:value="379031" calcext:value-type="float">
            <text:p>379031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403]" office:value-type="float" office:value="11" calcext:value-type="float">
            <text:p>11</text:p>
          </table:table-cell>
          <table:table-cell table:formula="of:=LOG([.A403]*[.$Q$1])" office:value-type="float" office:value="1.57867473128302" calcext:value-type="float">
            <text:p>1.57867473128302</text:p>
          </table:table-cell>
          <table:table-cell table:formula="of:=[.E403]-AVERAGE([.E$3:.E$1200])" office:value-type="float" office:value="-1.00918196994992" calcext:value-type="float">
            <text:p>-1.00918196994992</text:p>
          </table:table-cell>
          <table:table-cell table:formula="of:=[.F403]-AVERAGE([.F$3:.F$1200])" office:value-type="float" office:value="-0.887197964886058" calcext:value-type="float">
            <text:p>-0.887197964886058</text:p>
          </table:table-cell>
          <table:table-cell table:formula="of:=[.G403]*[.G403]" office:value-type="float" office:value="1.01844824847199" calcext:value-type="float">
            <text:p>1.01844824847199</text:p>
          </table:table-cell>
          <table:table-cell table:formula="of:=[.G403]*[.H403]" office:value-type="float" office:value="0.895344189939268" calcext:value-type="float">
            <text:p>0.895344189939268</text:p>
          </table:table-cell>
          <table:table-cell table:formula="of:=[.H403]*[.H403]" office:value-type="float" office:value="0.787120228897963" calcext:value-type="float">
            <text:p>0.787120228897963</text:p>
          </table:table-cell>
          <table:table-cell table:number-columns-repeated="6"/>
        </table:table-row>
        <table:table-row table:style-name="ro1">
          <table:table-cell office:value-type="float" office:value="391726" calcext:value-type="float">
            <text:p>39172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404]" office:value-type="float" office:value="8" calcext:value-type="float">
            <text:p>8</text:p>
          </table:table-cell>
          <table:table-cell table:formula="of:=LOG([.A404]*[.$Q$1])" office:value-type="float" office:value="1.59298239789913" calcext:value-type="float">
            <text:p>1.59298239789913</text:p>
          </table:table-cell>
          <table:table-cell table:formula="of:=[.E404]-AVERAGE([.E$3:.E$1200])" office:value-type="float" office:value="-4.00918196994992" calcext:value-type="float">
            <text:p>-4.00918196994992</text:p>
          </table:table-cell>
          <table:table-cell table:formula="of:=[.F404]-AVERAGE([.F$3:.F$1200])" office:value-type="float" office:value="-0.872890298269948" calcext:value-type="float">
            <text:p>-0.872890298269948</text:p>
          </table:table-cell>
          <table:table-cell table:formula="of:=[.G404]*[.G404]" office:value-type="float" office:value="16.0735400681715" calcext:value-type="float">
            <text:p>16.0735400681715</text:p>
          </table:table-cell>
          <table:table-cell table:formula="of:=[.G404]*[.H404]" office:value-type="float" office:value="3.49957604556808" calcext:value-type="float">
            <text:p>3.49957604556808</text:p>
          </table:table-cell>
          <table:table-cell table:formula="of:=[.H404]*[.H404]" office:value-type="float" office:value="0.7619374728138" calcext:value-type="float">
            <text:p>0.7619374728138</text:p>
          </table:table-cell>
          <table:table-cell table:number-columns-repeated="6"/>
        </table:table-row>
        <table:table-row table:style-name="ro1">
          <table:table-cell office:value-type="float" office:value="367805" calcext:value-type="float">
            <text:p>36780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405]" office:value-type="float" office:value="8" calcext:value-type="float">
            <text:p>8</text:p>
          </table:table-cell>
          <table:table-cell table:formula="of:=LOG([.A405]*[.$Q$1])" office:value-type="float" office:value="1.56561762881084" calcext:value-type="float">
            <text:p>1.56561762881084</text:p>
          </table:table-cell>
          <table:table-cell table:formula="of:=[.E405]-AVERAGE([.E$3:.E$1200])" office:value-type="float" office:value="-4.00918196994992" calcext:value-type="float">
            <text:p>-4.00918196994992</text:p>
          </table:table-cell>
          <table:table-cell table:formula="of:=[.F405]-AVERAGE([.F$3:.F$1200])" office:value-type="float" office:value="-0.900255067358241" calcext:value-type="float">
            <text:p>-0.900255067358241</text:p>
          </table:table-cell>
          <table:table-cell table:formula="of:=[.G405]*[.G405]" office:value-type="float" office:value="16.0735400681715" calcext:value-type="float">
            <text:p>16.0735400681715</text:p>
          </table:table-cell>
          <table:table-cell table:formula="of:=[.G405]*[.H405]" office:value-type="float" office:value="3.60928638440871" calcext:value-type="float">
            <text:p>3.60928638440871</text:p>
          </table:table-cell>
          <table:table-cell table:formula="of:=[.H405]*[.H405]" office:value-type="float" office:value="0.810459186304191" calcext:value-type="float">
            <text:p>0.810459186304191</text:p>
          </table:table-cell>
          <table:table-cell table:number-columns-repeated="6"/>
        </table:table-row>
        <table:table-row table:style-name="ro1">
          <table:table-cell office:value-type="float" office:value="283262" calcext:value-type="float">
            <text:p>28326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406]" office:value-type="float" office:value="8" calcext:value-type="float">
            <text:p>8</text:p>
          </table:table-cell>
          <table:table-cell table:formula="of:=LOG([.A406]*[.$Q$1])" office:value-type="float" office:value="1.45218831720584" calcext:value-type="float">
            <text:p>1.45218831720584</text:p>
          </table:table-cell>
          <table:table-cell table:formula="of:=[.E406]-AVERAGE([.E$3:.E$1200])" office:value-type="float" office:value="-4.00918196994992" calcext:value-type="float">
            <text:p>-4.00918196994992</text:p>
          </table:table-cell>
          <table:table-cell table:formula="of:=[.F406]-AVERAGE([.F$3:.F$1200])" office:value-type="float" office:value="-1.01368437896324" calcext:value-type="float">
            <text:p>-1.01368437896324</text:p>
          </table:table-cell>
          <table:table-cell table:formula="of:=[.G406]*[.G406]" office:value-type="float" office:value="16.0735400681715" calcext:value-type="float">
            <text:p>16.0735400681715</text:p>
          </table:table-cell>
          <table:table-cell table:formula="of:=[.G406]*[.H406]" office:value-type="float" office:value="4.06404513535931" calcext:value-type="float">
            <text:p>4.06404513535931</text:p>
          </table:table-cell>
          <table:table-cell table:formula="of:=[.H406]*[.H406]" office:value-type="float" office:value="1.0275560201541" calcext:value-type="float">
            <text:p>1.0275560201541</text:p>
          </table:table-cell>
          <table:table-cell table:number-columns-repeated="6"/>
        </table:table-row>
        <table:table-row table:style-name="ro1">
          <table:table-cell office:value-type="float" office:value="358602" calcext:value-type="float">
            <text:p>35860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407]" office:value-type="float" office:value="9" calcext:value-type="float">
            <text:p>9</text:p>
          </table:table-cell>
          <table:table-cell table:formula="of:=LOG([.A407]*[.$Q$1])" office:value-type="float" office:value="1.55461270738607" calcext:value-type="float">
            <text:p>1.55461270738607</text:p>
          </table:table-cell>
          <table:table-cell table:formula="of:=[.E407]-AVERAGE([.E$3:.E$1200])" office:value-type="float" office:value="-3.00918196994992" calcext:value-type="float">
            <text:p>-3.00918196994992</text:p>
          </table:table-cell>
          <table:table-cell table:formula="of:=[.F407]-AVERAGE([.F$3:.F$1200])" office:value-type="float" office:value="-0.911259988783013" calcext:value-type="float">
            <text:p>-0.911259988783013</text:p>
          </table:table-cell>
          <table:table-cell table:formula="of:=[.G407]*[.G407]" office:value-type="float" office:value="9.05517612827166" calcext:value-type="float">
            <text:p>9.05517612827166</text:p>
          </table:table-cell>
          <table:table-cell table:formula="of:=[.G407]*[.H407]" office:value-type="float" office:value="2.7421471281826" calcext:value-type="float">
            <text:p>2.7421471281826</text:p>
          </table:table-cell>
          <table:table-cell table:formula="of:=[.H407]*[.H407]" office:value-type="float" office:value="0.830394767156816" calcext:value-type="float">
            <text:p>0.830394767156816</text:p>
          </table:table-cell>
          <table:table-cell table:number-columns-repeated="6"/>
        </table:table-row>
        <table:table-row table:style-name="ro1">
          <table:table-cell office:value-type="float" office:value="7550759" calcext:value-type="float">
            <text:p>7550759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408]" office:value-type="float" office:value="14" calcext:value-type="float">
            <text:p>14</text:p>
          </table:table-cell>
          <table:table-cell table:formula="of:=LOG([.A408]*[.$Q$1])" office:value-type="float" office:value="2.87799060897277" calcext:value-type="float">
            <text:p>2.87799060897277</text:p>
          </table:table-cell>
          <table:table-cell table:formula="of:=[.E408]-AVERAGE([.E$3:.E$1200])" office:value-type="float" office:value="1.99081803005008" calcext:value-type="float">
            <text:p>1.99081803005008</text:p>
          </table:table-cell>
          <table:table-cell table:formula="of:=[.F408]-AVERAGE([.F$3:.F$1200])" office:value-type="float" office:value="0.412117912803694" calcext:value-type="float">
            <text:p>0.412117912803694</text:p>
          </table:table-cell>
          <table:table-cell table:formula="of:=[.G408]*[.G408]" office:value-type="float" office:value="3.9633564287725" calcext:value-type="float">
            <text:p>3.9633564287725</text:p>
          </table:table-cell>
          <table:table-cell table:formula="of:=[.G408]*[.H408]" office:value-type="float" office:value="0.820451771316203" calcext:value-type="float">
            <text:p>0.820451771316203</text:p>
          </table:table-cell>
          <table:table-cell table:formula="of:=[.H408]*[.H408]" office:value-type="float" office:value="0.169841174053673" calcext:value-type="float">
            <text:p>0.169841174053673</text:p>
          </table:table-cell>
          <table:table-cell table:number-columns-repeated="6"/>
        </table:table-row>
        <table:table-row table:style-name="ro1">
          <table:table-cell office:value-type="float" office:value="154090" calcext:value-type="float">
            <text:p>15409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409]" office:value-type="float" office:value="8" calcext:value-type="float">
            <text:p>8</text:p>
          </table:table-cell>
          <table:table-cell table:formula="of:=LOG([.A409]*[.$Q$1])" office:value-type="float" office:value="1.18777445516398" calcext:value-type="float">
            <text:p>1.18777445516398</text:p>
          </table:table-cell>
          <table:table-cell table:formula="of:=[.E409]-AVERAGE([.E$3:.E$1200])" office:value-type="float" office:value="-4.00918196994992" calcext:value-type="float">
            <text:p>-4.00918196994992</text:p>
          </table:table-cell>
          <table:table-cell table:formula="of:=[.F409]-AVERAGE([.F$3:.F$1200])" office:value-type="float" office:value="-1.2780982410051" calcext:value-type="float">
            <text:p>-1.2780982410051</text:p>
          </table:table-cell>
          <table:table-cell table:formula="of:=[.G409]*[.G409]" office:value-type="float" office:value="16.0735400681715" calcext:value-type="float">
            <text:p>16.0735400681715</text:p>
          </table:table-cell>
          <table:table-cell table:formula="of:=[.G409]*[.H409]" office:value-type="float" office:value="5.12412842366233" calcext:value-type="float">
            <text:p>5.12412842366233</text:p>
          </table:table-cell>
          <table:table-cell table:formula="of:=[.H409]*[.H409]" office:value-type="float" office:value="1.63353511366032" calcext:value-type="float">
            <text:p>1.63353511366032</text:p>
          </table:table-cell>
          <table:table-cell table:number-columns-repeated="6"/>
        </table:table-row>
        <table:table-row table:style-name="ro1">
          <table:table-cell office:value-type="float" office:value="450268" calcext:value-type="float">
            <text:p>450268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410]" office:value-type="float" office:value="7" calcext:value-type="float">
            <text:p>7</text:p>
          </table:table-cell>
          <table:table-cell table:formula="of:=LOG([.A410]*[.$Q$1])" office:value-type="float" office:value="1.65347108327818" calcext:value-type="float">
            <text:p>1.65347108327818</text:p>
          </table:table-cell>
          <table:table-cell table:formula="of:=[.E410]-AVERAGE([.E$3:.E$1200])" office:value-type="float" office:value="-5.00918196994992" calcext:value-type="float">
            <text:p>-5.00918196994992</text:p>
          </table:table-cell>
          <table:table-cell table:formula="of:=[.F410]-AVERAGE([.F$3:.F$1200])" office:value-type="float" office:value="-0.812401612890904" calcext:value-type="float">
            <text:p>-0.812401612890904</text:p>
          </table:table-cell>
          <table:table-cell table:formula="of:=[.G410]*[.G410]" office:value-type="float" office:value="25.0919040080713" calcext:value-type="float">
            <text:p>25.0919040080713</text:p>
          </table:table-cell>
          <table:table-cell table:formula="of:=[.G410]*[.H410]" office:value-type="float" office:value="4.06946751165135" calcext:value-type="float">
            <text:p>4.06946751165135</text:p>
          </table:table-cell>
          <table:table-cell table:formula="of:=[.H410]*[.H410]" office:value-type="float" office:value="0.659996380627743" calcext:value-type="float">
            <text:p>0.659996380627743</text:p>
          </table:table-cell>
          <table:table-cell table:number-columns-repeated="6"/>
        </table:table-row>
        <table:table-row table:style-name="ro1">
          <table:table-cell office:value-type="float" office:value="179633" calcext:value-type="float">
            <text:p>1796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411]" office:value-type="float" office:value="8" calcext:value-type="float">
            <text:p>8</text:p>
          </table:table-cell>
          <table:table-cell table:formula="of:=LOG([.A411]*[.$Q$1])" office:value-type="float" office:value="1.25438612298495" calcext:value-type="float">
            <text:p>1.25438612298495</text:p>
          </table:table-cell>
          <table:table-cell table:formula="of:=[.E411]-AVERAGE([.E$3:.E$1200])" office:value-type="float" office:value="-4.00918196994992" calcext:value-type="float">
            <text:p>-4.00918196994992</text:p>
          </table:table-cell>
          <table:table-cell table:formula="of:=[.F411]-AVERAGE([.F$3:.F$1200])" office:value-type="float" office:value="-1.21148657318414" calcext:value-type="float">
            <text:p>-1.21148657318414</text:p>
          </table:table-cell>
          <table:table-cell table:formula="of:=[.G411]*[.G411]" office:value-type="float" office:value="16.0735400681715" calcext:value-type="float">
            <text:p>16.0735400681715</text:p>
          </table:table-cell>
          <table:table-cell table:formula="of:=[.G411]*[.H411]" office:value-type="float" office:value="4.85707012604624" calcext:value-type="float">
            <text:p>4.85707012604624</text:p>
          </table:table-cell>
          <table:table-cell table:formula="of:=[.H411]*[.H411]" office:value-type="float" office:value="1.46769971700544" calcext:value-type="float">
            <text:p>1.46769971700544</text:p>
          </table:table-cell>
          <table:table-cell table:number-columns-repeated="6"/>
        </table:table-row>
        <table:table-row table:style-name="ro1">
          <table:table-cell office:value-type="float" office:value="161230" calcext:value-type="float">
            <text:p>16123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412]" office:value-type="float" office:value="7" calcext:value-type="float">
            <text:p>7</text:p>
          </table:table-cell>
          <table:table-cell table:formula="of:=LOG([.A412]*[.$Q$1])" office:value-type="float" office:value="1.20744585398425" calcext:value-type="float">
            <text:p>1.20744585398425</text:p>
          </table:table-cell>
          <table:table-cell table:formula="of:=[.E412]-AVERAGE([.E$3:.E$1200])" office:value-type="float" office:value="-5.00918196994992" calcext:value-type="float">
            <text:p>-5.00918196994992</text:p>
          </table:table-cell>
          <table:table-cell table:formula="of:=[.F412]-AVERAGE([.F$3:.F$1200])" office:value-type="float" office:value="-1.25842684218483" calcext:value-type="float">
            <text:p>-1.25842684218483</text:p>
          </table:table-cell>
          <table:table-cell table:formula="of:=[.G412]*[.G412]" office:value-type="float" office:value="25.0919040080713" calcext:value-type="float">
            <text:p>25.0919040080713</text:p>
          </table:table-cell>
          <table:table-cell table:formula="of:=[.G412]*[.H412]" office:value-type="float" office:value="6.30368904837326" calcext:value-type="float">
            <text:p>6.30368904837326</text:p>
          </table:table-cell>
          <table:table-cell table:formula="of:=[.H412]*[.H412]" office:value-type="float" office:value="1.58363811713128" calcext:value-type="float">
            <text:p>1.58363811713128</text:p>
          </table:table-cell>
          <table:table-cell table:number-columns-repeated="6"/>
        </table:table-row>
        <table:table-row table:style-name="ro1">
          <table:table-cell office:value-type="float" office:value="307592" calcext:value-type="float">
            <text:p>307592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413]" office:value-type="float" office:value="9" calcext:value-type="float">
            <text:p>9</text:p>
          </table:table-cell>
          <table:table-cell table:formula="of:=LOG([.A413]*[.$Q$1])" office:value-type="float" office:value="1.48797503593747" calcext:value-type="float">
            <text:p>1.48797503593747</text:p>
          </table:table-cell>
          <table:table-cell table:formula="of:=[.E413]-AVERAGE([.E$3:.E$1200])" office:value-type="float" office:value="-3.00918196994992" calcext:value-type="float">
            <text:p>-3.00918196994992</text:p>
          </table:table-cell>
          <table:table-cell table:formula="of:=[.F413]-AVERAGE([.F$3:.F$1200])" office:value-type="float" office:value="-0.977897660231612" calcext:value-type="float">
            <text:p>-0.977897660231612</text:p>
          </table:table-cell>
          <table:table-cell table:formula="of:=[.G413]*[.G413]" office:value-type="float" office:value="9.05517612827166" calcext:value-type="float">
            <text:p>9.05517612827166</text:p>
          </table:table-cell>
          <table:table-cell table:formula="of:=[.G413]*[.H413]" office:value-type="float" office:value="2.94267200762518" calcext:value-type="float">
            <text:p>2.94267200762518</text:p>
          </table:table-cell>
          <table:table-cell table:formula="of:=[.H413]*[.H413]" office:value-type="float" office:value="0.956283833886462" calcext:value-type="float">
            <text:p>0.956283833886462</text:p>
          </table:table-cell>
          <table:table-cell table:number-columns-repeated="6"/>
        </table:table-row>
        <table:table-row table:style-name="ro1">
          <table:table-cell office:value-type="float" office:value="202435" calcext:value-type="float">
            <text:p>202435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414]" office:value-type="float" office:value="7" calcext:value-type="float">
            <text:p>7</text:p>
          </table:table-cell>
          <table:table-cell table:formula="of:=LOG([.A414]*[.$Q$1])" office:value-type="float" office:value="1.30628560200552" calcext:value-type="float">
            <text:p>1.30628560200552</text:p>
          </table:table-cell>
          <table:table-cell table:formula="of:=[.E414]-AVERAGE([.E$3:.E$1200])" office:value-type="float" office:value="-5.00918196994992" calcext:value-type="float">
            <text:p>-5.00918196994992</text:p>
          </table:table-cell>
          <table:table-cell table:formula="of:=[.F414]-AVERAGE([.F$3:.F$1200])" office:value-type="float" office:value="-1.15958709416356" calcext:value-type="float">
            <text:p>-1.15958709416356</text:p>
          </table:table-cell>
          <table:table-cell table:formula="of:=[.G414]*[.G414]" office:value-type="float" office:value="25.0919040080713" calcext:value-type="float">
            <text:p>25.0919040080713</text:p>
          </table:table-cell>
          <table:table-cell table:formula="of:=[.G414]*[.H414]" office:value-type="float" office:value="5.80858276467072" calcext:value-type="float">
            <text:p>5.80858276467072</text:p>
          </table:table-cell>
          <table:table-cell table:formula="of:=[.H414]*[.H414]" office:value-type="float" office:value="1.34464222895069" calcext:value-type="float">
            <text:p>1.34464222895069</text:p>
          </table:table-cell>
          <table:table-cell table:number-columns-repeated="6"/>
        </table:table-row>
        <table:table-row table:style-name="ro1">
          <table:table-cell office:value-type="float" office:value="240437" calcext:value-type="float">
            <text:p>240437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415]" office:value-type="float" office:value="7" calcext:value-type="float">
            <text:p>7</text:p>
          </table:table-cell>
          <table:table-cell table:formula="of:=LOG([.A415]*[.$Q$1])" office:value-type="float" office:value="1.38100130051612" calcext:value-type="float">
            <text:p>1.38100130051612</text:p>
          </table:table-cell>
          <table:table-cell table:formula="of:=[.E415]-AVERAGE([.E$3:.E$1200])" office:value-type="float" office:value="-5.00918196994992" calcext:value-type="float">
            <text:p>-5.00918196994992</text:p>
          </table:table-cell>
          <table:table-cell table:formula="of:=[.F415]-AVERAGE([.F$3:.F$1200])" office:value-type="float" office:value="-1.08487139565296" calcext:value-type="float">
            <text:p>-1.08487139565296</text:p>
          </table:table-cell>
          <table:table-cell table:formula="of:=[.G415]*[.G415]" office:value-type="float" office:value="25.0919040080713" calcext:value-type="float">
            <text:p>25.0919040080713</text:p>
          </table:table-cell>
          <table:table-cell table:formula="of:=[.G415]*[.H415]" office:value-type="float" office:value="5.43431823481922" calcext:value-type="float">
            <text:p>5.43431823481922</text:p>
          </table:table-cell>
          <table:table-cell table:formula="of:=[.H415]*[.H415]" office:value-type="float" office:value="1.17694594510601" calcext:value-type="float">
            <text:p>1.17694594510601</text:p>
          </table:table-cell>
          <table:table-cell table:number-columns-repeated="6"/>
        </table:table-row>
        <table:table-row table:style-name="ro1">
          <table:table-cell office:value-type="float" office:value="1962675" calcext:value-type="float">
            <text:p>196267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416]" office:value-type="float" office:value="11" calcext:value-type="float">
            <text:p>11</text:p>
          </table:table-cell>
          <table:table-cell table:formula="of:=LOG([.A416]*[.$Q$1])" office:value-type="float" office:value="2.29284839058719" calcext:value-type="float">
            <text:p>2.29284839058719</text:p>
          </table:table-cell>
          <table:table-cell table:formula="of:=[.E416]-AVERAGE([.E$3:.E$1200])" office:value-type="float" office:value="-1.00918196994992" calcext:value-type="float">
            <text:p>-1.00918196994992</text:p>
          </table:table-cell>
          <table:table-cell table:formula="of:=[.F416]-AVERAGE([.F$3:.F$1200])" office:value-type="float" office:value="-0.17302430558189" calcext:value-type="float">
            <text:p>-0.17302430558189</text:p>
          </table:table-cell>
          <table:table-cell table:formula="of:=[.G416]*[.G416]" office:value-type="float" office:value="1.01844824847199" calcext:value-type="float">
            <text:p>1.01844824847199</text:p>
          </table:table-cell>
          <table:table-cell table:formula="of:=[.G416]*[.H416]" office:value-type="float" office:value="0.174613009556348" calcext:value-type="float">
            <text:p>0.174613009556348</text:p>
          </table:table-cell>
          <table:table-cell table:formula="of:=[.H416]*[.H416]" office:value-type="float" office:value="0.0299374103220952" calcext:value-type="float">
            <text:p>0.029937410322095</text:p>
          </table:table-cell>
          <table:table-cell table:number-columns-repeated="6"/>
        </table:table-row>
        <table:table-row table:style-name="ro1">
          <table:table-cell office:value-type="float" office:value="275479" calcext:value-type="float">
            <text:p>27547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417]" office:value-type="float" office:value="6" calcext:value-type="float">
            <text:p>6</text:p>
          </table:table-cell>
          <table:table-cell table:formula="of:=LOG([.A417]*[.$Q$1])" office:value-type="float" office:value="1.44008849780947" calcext:value-type="float">
            <text:p>1.44008849780947</text:p>
          </table:table-cell>
          <table:table-cell table:formula="of:=[.E417]-AVERAGE([.E$3:.E$1200])" office:value-type="float" office:value="-6.00918196994992" calcext:value-type="float">
            <text:p>-6.00918196994992</text:p>
          </table:table-cell>
          <table:table-cell table:formula="of:=[.F417]-AVERAGE([.F$3:.F$1200])" office:value-type="float" office:value="-1.02578419835961" calcext:value-type="float">
            <text:p>-1.02578419835961</text:p>
          </table:table-cell>
          <table:table-cell table:formula="of:=[.G417]*[.G417]" office:value-type="float" office:value="36.1102679479711" calcext:value-type="float">
            <text:p>36.1102679479711</text:p>
          </table:table-cell>
          <table:table-cell table:formula="of:=[.G417]*[.H417]" office:value-type="float" office:value="6.1641239098421" calcext:value-type="float">
            <text:p>6.1641239098421</text:p>
          </table:table-cell>
          <table:table-cell table:formula="of:=[.H417]*[.H417]" office:value-type="float" office:value="1.05223322160427" calcext:value-type="float">
            <text:p>1.05223322160427</text:p>
          </table:table-cell>
          <table:table-cell table:number-columns-repeated="6"/>
        </table:table-row>
        <table:table-row table:style-name="ro1">
          <table:table-cell office:value-type="float" office:value="459678" calcext:value-type="float">
            <text:p>459678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418]" office:value-type="float" office:value="8" calcext:value-type="float">
            <text:p>8</text:p>
          </table:table-cell>
          <table:table-cell table:formula="of:=LOG([.A418]*[.$Q$1])" office:value-type="float" office:value="1.66245371909241" calcext:value-type="float">
            <text:p>1.66245371909241</text:p>
          </table:table-cell>
          <table:table-cell table:formula="of:=[.E418]-AVERAGE([.E$3:.E$1200])" office:value-type="float" office:value="-4.00918196994992" calcext:value-type="float">
            <text:p>-4.00918196994992</text:p>
          </table:table-cell>
          <table:table-cell table:formula="of:=[.F418]-AVERAGE([.F$3:.F$1200])" office:value-type="float" office:value="-0.803418977076668" calcext:value-type="float">
            <text:p>-0.803418977076668</text:p>
          </table:table-cell>
          <table:table-cell table:formula="of:=[.G418]*[.G418]" office:value-type="float" office:value="16.0735400681715" calcext:value-type="float">
            <text:p>16.0735400681715</text:p>
          </table:table-cell>
          <table:table-cell table:formula="of:=[.G418]*[.H418]" office:value-type="float" office:value="3.22105287721138" calcext:value-type="float">
            <text:p>3.22105287721138</text:p>
          </table:table-cell>
          <table:table-cell table:formula="of:=[.H418]*[.H418]" office:value-type="float" office:value="0.645482052726919" calcext:value-type="float">
            <text:p>0.645482052726919</text:p>
          </table:table-cell>
          <table:table-cell table:number-columns-repeated="6"/>
        </table:table-row>
        <table:table-row table:style-name="ro1">
          <table:table-cell office:value-type="float" office:value="447342" calcext:value-type="float">
            <text:p>44734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419]" office:value-type="float" office:value="8" calcext:value-type="float">
            <text:p>8</text:p>
          </table:table-cell>
          <table:table-cell table:formula="of:=LOG([.A419]*[.$Q$1])" office:value-type="float" office:value="1.65063967508287" calcext:value-type="float">
            <text:p>1.65063967508287</text:p>
          </table:table-cell>
          <table:table-cell table:formula="of:=[.E419]-AVERAGE([.E$3:.E$1200])" office:value-type="float" office:value="-4.00918196994992" calcext:value-type="float">
            <text:p>-4.00918196994992</text:p>
          </table:table-cell>
          <table:table-cell table:formula="of:=[.F419]-AVERAGE([.F$3:.F$1200])" office:value-type="float" office:value="-0.815233021086211" calcext:value-type="float">
            <text:p>-0.815233021086211</text:p>
          </table:table-cell>
          <table:table-cell table:formula="of:=[.G419]*[.G419]" office:value-type="float" office:value="16.0735400681715" calcext:value-type="float">
            <text:p>16.0735400681715</text:p>
          </table:table-cell>
          <table:table-cell table:formula="of:=[.G419]*[.H419]" office:value-type="float" office:value="3.26841752944664" calcext:value-type="float">
            <text:p>3.26841752944664</text:p>
          </table:table-cell>
          <table:table-cell table:formula="of:=[.H419]*[.H419]" office:value-type="float" office:value="0.664604878669351" calcext:value-type="float">
            <text:p>0.664604878669351</text:p>
          </table:table-cell>
          <table:table-cell table:number-columns-repeated="6"/>
        </table:table-row>
        <table:table-row table:style-name="ro1">
          <table:table-cell office:value-type="float" office:value="5145018" calcext:value-type="float">
            <text:p>5145018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420]" office:value-type="float" office:value="13" calcext:value-type="float">
            <text:p>13</text:p>
          </table:table-cell>
          <table:table-cell table:formula="of:=LOG([.A420]*[.$Q$1])" office:value-type="float" office:value="2.7113868984934" calcext:value-type="float">
            <text:p>2.7113868984934</text:p>
          </table:table-cell>
          <table:table-cell table:formula="of:=[.E420]-AVERAGE([.E$3:.E$1200])" office:value-type="float" office:value="0.990818030050084" calcext:value-type="float">
            <text:p>0.990818030050084</text:p>
          </table:table-cell>
          <table:table-cell table:formula="of:=[.F420]-AVERAGE([.F$3:.F$1200])" office:value-type="float" office:value="0.245514202324317" calcext:value-type="float">
            <text:p>0.245514202324317</text:p>
          </table:table-cell>
          <table:table-cell table:formula="of:=[.G420]*[.G420]" office:value-type="float" office:value="0.981720368672329" calcext:value-type="float">
            <text:p>0.981720368672329</text:p>
          </table:table-cell>
          <table:table-cell table:formula="of:=[.G420]*[.H420]" office:value-type="float" office:value="0.243259898296298" calcext:value-type="float">
            <text:p>0.243259898296298</text:p>
          </table:table-cell>
          <table:table-cell table:formula="of:=[.H420]*[.H420]" office:value-type="float" office:value="0.0602772235429458" calcext:value-type="float">
            <text:p>0.060277223542946</text:p>
          </table:table-cell>
          <table:table-cell table:number-columns-repeated="6"/>
        </table:table-row>
        <table:table-row table:style-name="ro1">
          <table:table-cell office:value-type="float" office:value="1203315" calcext:value-type="float">
            <text:p>120331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421]" office:value-type="float" office:value="10" calcext:value-type="float">
            <text:p>10</text:p>
          </table:table-cell>
          <table:table-cell table:formula="of:=LOG([.A421]*[.$Q$1])" office:value-type="float" office:value="2.08037933046066" calcext:value-type="float">
            <text:p>2.08037933046066</text:p>
          </table:table-cell>
          <table:table-cell table:formula="of:=[.E421]-AVERAGE([.E$3:.E$1200])" office:value-type="float" office:value="-2.00918196994992" calcext:value-type="float">
            <text:p>-2.00918196994992</text:p>
          </table:table-cell>
          <table:table-cell table:formula="of:=[.F421]-AVERAGE([.F$3:.F$1200])" office:value-type="float" office:value="-0.385493365708422" calcext:value-type="float">
            <text:p>-0.385493365708422</text:p>
          </table:table-cell>
          <table:table-cell table:formula="of:=[.G421]*[.G421]" office:value-type="float" office:value="4.03681218837182" calcext:value-type="float">
            <text:p>4.03681218837182</text:p>
          </table:table-cell>
          <table:table-cell table:formula="of:=[.G421]*[.H421]" office:value-type="float" office:value="0.774526319916671" calcext:value-type="float">
            <text:p>0.774526319916671</text:p>
          </table:table-cell>
          <table:table-cell table:formula="of:=[.H421]*[.H421]" office:value-type="float" office:value="0.148605135005207" calcext:value-type="float">
            <text:p>0.148605135005207</text:p>
          </table:table-cell>
          <table:table-cell table:number-columns-repeated="6"/>
        </table:table-row>
        <table:table-row table:style-name="ro1">
          <table:table-cell office:value-type="float" office:value="176924" calcext:value-type="float">
            <text:p>17692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422]" office:value-type="float" office:value="8" calcext:value-type="float">
            <text:p>8</text:p>
          </table:table-cell>
          <table:table-cell table:formula="of:=LOG([.A422]*[.$Q$1])" office:value-type="float" office:value="1.2477867495891" calcext:value-type="float">
            <text:p>1.2477867495891</text:p>
          </table:table-cell>
          <table:table-cell table:formula="of:=[.E422]-AVERAGE([.E$3:.E$1200])" office:value-type="float" office:value="-4.00918196994992" calcext:value-type="float">
            <text:p>-4.00918196994992</text:p>
          </table:table-cell>
          <table:table-cell table:formula="of:=[.F422]-AVERAGE([.F$3:.F$1200])" office:value-type="float" office:value="-1.21808594657998" calcext:value-type="float">
            <text:p>-1.21808594657998</text:p>
          </table:table-cell>
          <table:table-cell table:formula="of:=[.G422]*[.G422]" office:value-type="float" office:value="16.0735400681715" calcext:value-type="float">
            <text:p>16.0735400681715</text:p>
          </table:table-cell>
          <table:table-cell table:formula="of:=[.G422]*[.H422]" office:value-type="float" office:value="4.88352821487784" calcext:value-type="float">
            <text:p>4.88352821487784</text:p>
          </table:table-cell>
          <table:table-cell table:formula="of:=[.H422]*[.H422]" office:value-type="float" office:value="1.48373337325565" calcext:value-type="float">
            <text:p>1.48373337325565</text:p>
          </table:table-cell>
          <table:table-cell table:number-columns-repeated="6"/>
        </table:table-row>
        <table:table-row table:style-name="ro1">
          <table:table-cell office:value-type="float" office:value="402811" calcext:value-type="float">
            <text:p>402811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423]" office:value-type="float" office:value="8" calcext:value-type="float">
            <text:p>8</text:p>
          </table:table-cell>
          <table:table-cell table:formula="of:=LOG([.A423]*[.$Q$1])" office:value-type="float" office:value="1.60510132179735" calcext:value-type="float">
            <text:p>1.60510132179735</text:p>
          </table:table-cell>
          <table:table-cell table:formula="of:=[.E423]-AVERAGE([.E$3:.E$1200])" office:value-type="float" office:value="-4.00918196994992" calcext:value-type="float">
            <text:p>-4.00918196994992</text:p>
          </table:table-cell>
          <table:table-cell table:formula="of:=[.F423]-AVERAGE([.F$3:.F$1200])" office:value-type="float" office:value="-0.860771374371732" calcext:value-type="float">
            <text:p>-0.860771374371732</text:p>
          </table:table-cell>
          <table:table-cell table:formula="of:=[.G423]*[.G423]" office:value-type="float" office:value="16.0735400681715" calcext:value-type="float">
            <text:p>16.0735400681715</text:p>
          </table:table-cell>
          <table:table-cell table:formula="of:=[.G423]*[.H423]" office:value-type="float" office:value="3.45098907438016" calcext:value-type="float">
            <text:p>3.45098907438016</text:p>
          </table:table-cell>
          <table:table-cell table:formula="of:=[.H423]*[.H423]" office:value-type="float" office:value="0.7409273589378" calcext:value-type="float">
            <text:p>0.7409273589378</text:p>
          </table:table-cell>
          <table:table-cell table:number-columns-repeated="6"/>
        </table:table-row>
        <table:table-row table:style-name="ro1">
          <table:table-cell office:value-type="float" office:value="1709089" calcext:value-type="float">
            <text:p>1709089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424]" office:value-type="float" office:value="13" calcext:value-type="float">
            <text:p>13</text:p>
          </table:table-cell>
          <table:table-cell table:formula="of:=LOG([.A424]*[.$Q$1])" office:value-type="float" office:value="2.23276467898901" calcext:value-type="float">
            <text:p>2.23276467898901</text:p>
          </table:table-cell>
          <table:table-cell table:formula="of:=[.E424]-AVERAGE([.E$3:.E$1200])" office:value-type="float" office:value="0.990818030050084" calcext:value-type="float">
            <text:p>0.990818030050084</text:p>
          </table:table-cell>
          <table:table-cell table:formula="of:=[.F424]-AVERAGE([.F$3:.F$1200])" office:value-type="float" office:value="-0.233108017180074" calcext:value-type="float">
            <text:p>-0.233108017180074</text:p>
          </table:table-cell>
          <table:table-cell table:formula="of:=[.G424]*[.G424]" office:value-type="float" office:value="0.981720368672329" calcext:value-type="float">
            <text:p>0.981720368672329</text:p>
          </table:table-cell>
          <table:table-cell table:formula="of:=[.G424]*[.H424]" office:value-type="float" office:value="-0.230967626371242" calcext:value-type="float">
            <text:p>-0.230967626371242</text:p>
          </table:table-cell>
          <table:table-cell table:formula="of:=[.H424]*[.H424]" office:value-type="float" office:value="0.0543393476736256" calcext:value-type="float">
            <text:p>0.054339347673626</text:p>
          </table:table-cell>
          <table:table-cell table:number-columns-repeated="6"/>
        </table:table-row>
        <table:table-row table:style-name="ro1">
          <table:table-cell office:value-type="float" office:value="1572409" calcext:value-type="float">
            <text:p>1572409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425]" office:value-type="float" office:value="10" calcext:value-type="float">
            <text:p>10</text:p>
          </table:table-cell>
          <table:table-cell table:formula="of:=LOG([.A425]*[.$Q$1])" office:value-type="float" office:value="2.19656552092721" calcext:value-type="float">
            <text:p>2.19656552092721</text:p>
          </table:table-cell>
          <table:table-cell table:formula="of:=[.E425]-AVERAGE([.E$3:.E$1200])" office:value-type="float" office:value="-2.00918196994992" calcext:value-type="float">
            <text:p>-2.00918196994992</text:p>
          </table:table-cell>
          <table:table-cell table:formula="of:=[.F425]-AVERAGE([.F$3:.F$1200])" office:value-type="float" office:value="-0.269307175241869" calcext:value-type="float">
            <text:p>-0.269307175241869</text:p>
          </table:table-cell>
          <table:table-cell table:formula="of:=[.G425]*[.G425]" office:value-type="float" office:value="4.03681218837182" calcext:value-type="float">
            <text:p>4.03681218837182</text:p>
          </table:table-cell>
          <table:table-cell table:formula="of:=[.G425]*[.H425]" office:value-type="float" office:value="0.541087120874106" calcext:value-type="float">
            <text:p>0.541087120874106</text:p>
          </table:table-cell>
          <table:table-cell table:formula="of:=[.H425]*[.H425]" office:value-type="float" office:value="0.072526354636755" calcext:value-type="float">
            <text:p>0.072526354636755</text:p>
          </table:table-cell>
          <table:table-cell table:number-columns-repeated="6"/>
        </table:table-row>
        <table:table-row table:style-name="ro1">
          <table:table-cell office:value-type="float" office:value="544304" calcext:value-type="float">
            <text:p>544304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426]" office:value-type="float" office:value="10" calcext:value-type="float">
            <text:p>10</text:p>
          </table:table-cell>
          <table:table-cell table:formula="of:=LOG([.A426]*[.$Q$1])" office:value-type="float" office:value="1.73584152588706" calcext:value-type="float">
            <text:p>1.73584152588706</text:p>
          </table:table-cell>
          <table:table-cell table:formula="of:=[.E426]-AVERAGE([.E$3:.E$1200])" office:value-type="float" office:value="-2.00918196994992" calcext:value-type="float">
            <text:p>-2.00918196994992</text:p>
          </table:table-cell>
          <table:table-cell table:formula="of:=[.F426]-AVERAGE([.F$3:.F$1200])" office:value-type="float" office:value="-0.730031170282019" calcext:value-type="float">
            <text:p>-0.730031170282019</text:p>
          </table:table-cell>
          <table:table-cell table:formula="of:=[.G426]*[.G426]" office:value-type="float" office:value="4.03681218837182" calcext:value-type="float">
            <text:p>4.03681218837182</text:p>
          </table:table-cell>
          <table:table-cell table:formula="of:=[.G426]*[.H426]" office:value-type="float" office:value="1.46676546483207" calcext:value-type="float">
            <text:p>1.46676546483207</text:p>
          </table:table-cell>
          <table:table-cell table:formula="of:=[.H426]*[.H426]" office:value-type="float" office:value="0.532945509583334" calcext:value-type="float">
            <text:p>0.532945509583334</text:p>
          </table:table-cell>
          <table:table-cell table:number-columns-repeated="6"/>
        </table:table-row>
        <table:table-row table:style-name="ro1">
          <table:table-cell office:value-type="float" office:value="847560" calcext:value-type="float">
            <text:p>84756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427]" office:value-type="float" office:value="10" calcext:value-type="float">
            <text:p>10</text:p>
          </table:table-cell>
          <table:table-cell table:formula="of:=LOG([.A427]*[.$Q$1])" office:value-type="float" office:value="1.92817045229879" calcext:value-type="float">
            <text:p>1.92817045229879</text:p>
          </table:table-cell>
          <table:table-cell table:formula="of:=[.E427]-AVERAGE([.E$3:.E$1200])" office:value-type="float" office:value="-2.00918196994992" calcext:value-type="float">
            <text:p>-2.00918196994992</text:p>
          </table:table-cell>
          <table:table-cell table:formula="of:=[.F427]-AVERAGE([.F$3:.F$1200])" office:value-type="float" office:value="-0.537702243870289" calcext:value-type="float">
            <text:p>-0.537702243870289</text:p>
          </table:table-cell>
          <table:table-cell table:formula="of:=[.G427]*[.G427]" office:value-type="float" office:value="4.03681218837182" calcext:value-type="float">
            <text:p>4.03681218837182</text:p>
          </table:table-cell>
          <table:table-cell table:formula="of:=[.G427]*[.H427]" office:value-type="float" office:value="1.0803416535858" calcext:value-type="float">
            <text:p>1.0803416535858</text:p>
          </table:table-cell>
          <table:table-cell table:formula="of:=[.H427]*[.H427]" office:value-type="float" office:value="0.289123703063143" calcext:value-type="float">
            <text:p>0.289123703063143</text:p>
          </table:table-cell>
          <table:table-cell table:number-columns-repeated="6"/>
        </table:table-row>
        <table:table-row table:style-name="ro1">
          <table:table-cell office:value-type="float" office:value="372452" calcext:value-type="float">
            <text:p>372452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428]" office:value-type="float" office:value="8" calcext:value-type="float">
            <text:p>8</text:p>
          </table:table-cell>
          <table:table-cell table:formula="of:=LOG([.A428]*[.$Q$1])" office:value-type="float" office:value="1.57107031069947" calcext:value-type="float">
            <text:p>1.57107031069947</text:p>
          </table:table-cell>
          <table:table-cell table:formula="of:=[.E428]-AVERAGE([.E$3:.E$1200])" office:value-type="float" office:value="-4.00918196994992" calcext:value-type="float">
            <text:p>-4.00918196994992</text:p>
          </table:table-cell>
          <table:table-cell table:formula="of:=[.F428]-AVERAGE([.F$3:.F$1200])" office:value-type="float" office:value="-0.894802385469611" calcext:value-type="float">
            <text:p>-0.894802385469611</text:p>
          </table:table-cell>
          <table:table-cell table:formula="of:=[.G428]*[.G428]" office:value-type="float" office:value="16.0735400681715" calcext:value-type="float">
            <text:p>16.0735400681715</text:p>
          </table:table-cell>
          <table:table-cell table:formula="of:=[.G428]*[.H428]" office:value-type="float" office:value="3.58742559049294" calcext:value-type="float">
            <text:p>3.58742559049294</text:p>
          </table:table-cell>
          <table:table-cell table:formula="of:=[.H428]*[.H428]" office:value-type="float" office:value="0.800671309042106" calcext:value-type="float">
            <text:p>0.800671309042106</text:p>
          </table:table-cell>
          <table:table-cell table:number-columns-repeated="6"/>
        </table:table-row>
        <table:table-row table:style-name="ro1">
          <table:table-cell office:value-type="float" office:value="12770035" calcext:value-type="float">
            <text:p>12770035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429]" office:value-type="float" office:value="14" calcext:value-type="float">
            <text:p>14</text:p>
          </table:table-cell>
          <table:table-cell table:formula="of:=LOG([.A429]*[.$Q$1])" office:value-type="float" office:value="3.10619208757556" calcext:value-type="float">
            <text:p>3.10619208757556</text:p>
          </table:table-cell>
          <table:table-cell table:formula="of:=[.E429]-AVERAGE([.E$3:.E$1200])" office:value-type="float" office:value="1.99081803005008" calcext:value-type="float">
            <text:p>1.99081803005008</text:p>
          </table:table-cell>
          <table:table-cell table:formula="of:=[.F429]-AVERAGE([.F$3:.F$1200])" office:value-type="float" office:value="0.640319391406475" calcext:value-type="float">
            <text:p>0.640319391406475</text:p>
          </table:table-cell>
          <table:table-cell table:formula="of:=[.G429]*[.G429]" office:value-type="float" office:value="3.9633564287725" calcext:value-type="float">
            <text:p>3.9633564287725</text:p>
          </table:table-cell>
          <table:table-cell table:formula="of:=[.G429]*[.H429]" office:value-type="float" office:value="1.27475938940271" calcext:value-type="float">
            <text:p>1.27475938940271</text:p>
          </table:table-cell>
          <table:table-cell table:formula="of:=[.H429]*[.H429]" office:value-type="float" office:value="0.410008923011159" calcext:value-type="float">
            <text:p>0.410008923011159</text:p>
          </table:table-cell>
          <table:table-cell table:number-columns-repeated="6"/>
        </table:table-row>
        <table:table-row table:style-name="ro1">
          <table:table-cell office:value-type="float" office:value="555280" calcext:value-type="float">
            <text:p>55528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430]" office:value-type="float" office:value="9" calcext:value-type="float">
            <text:p>9</text:p>
          </table:table-cell>
          <table:table-cell table:formula="of:=LOG([.A430]*[.$Q$1])" office:value-type="float" office:value="1.7445120313943" calcext:value-type="float">
            <text:p>1.7445120313943</text:p>
          </table:table-cell>
          <table:table-cell table:formula="of:=[.E430]-AVERAGE([.E$3:.E$1200])" office:value-type="float" office:value="-3.00918196994992" calcext:value-type="float">
            <text:p>-3.00918196994992</text:p>
          </table:table-cell>
          <table:table-cell table:formula="of:=[.F430]-AVERAGE([.F$3:.F$1200])" office:value-type="float" office:value="-0.721360664774778" calcext:value-type="float">
            <text:p>-0.721360664774778</text:p>
          </table:table-cell>
          <table:table-cell table:formula="of:=[.G430]*[.G430]" office:value-type="float" office:value="9.05517612827166" calcext:value-type="float">
            <text:p>9.05517612827166</text:p>
          </table:table-cell>
          <table:table-cell table:formula="of:=[.G430]*[.H430]" office:value-type="float" office:value="2.17070550627135" calcext:value-type="float">
            <text:p>2.17070550627135</text:p>
          </table:table-cell>
          <table:table-cell table:formula="of:=[.H430]*[.H430]" office:value-type="float" office:value="0.520361208684309" calcext:value-type="float">
            <text:p>0.520361208684309</text:p>
          </table:table-cell>
          <table:table-cell table:number-columns-repeated="6"/>
        </table:table-row>
        <table:table-row table:style-name="ro1">
          <table:table-cell office:value-type="float" office:value="1738039" calcext:value-type="float">
            <text:p>1738039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431]" office:value-type="float" office:value="12" calcext:value-type="float">
            <text:p>12</text:p>
          </table:table-cell>
          <table:table-cell table:formula="of:=LOG([.A431]*[.$Q$1])" office:value-type="float" office:value="2.24005951739157" calcext:value-type="float">
            <text:p>2.24005951739157</text:p>
          </table:table-cell>
          <table:table-cell table:formula="of:=[.E431]-AVERAGE([.E$3:.E$1200])" office:value-type="float" office:value="-0.00918196994991583" calcext:value-type="float">
            <text:p>-0.009181969949916</text:p>
          </table:table-cell>
          <table:table-cell table:formula="of:=[.F431]-AVERAGE([.F$3:.F$1200])" office:value-type="float" office:value="-0.225813178777514" calcext:value-type="float">
            <text:p>-0.225813178777514</text:p>
          </table:table-cell>
          <table:table-cell table:formula="of:=[.G431]*[.G431]" office:value-type="float" office:value="0.0000843085721611572" calcext:value-type="float">
            <text:p>8.43085721611572E-05</text:p>
          </table:table-cell>
          <table:table-cell table:formula="of:=[.G431]*[.H431]" office:value-type="float" office:value="0.0020734098218301" calcext:value-type="float">
            <text:p>0.00207340982183</text:p>
          </table:table-cell>
          <table:table-cell table:formula="of:=[.H431]*[.H431]" office:value-type="float" office:value="0.0509915917096054" calcext:value-type="float">
            <text:p>0.050991591709605</text:p>
          </table:table-cell>
          <table:table-cell table:number-columns-repeated="6"/>
        </table:table-row>
        <table:table-row table:style-name="ro1">
          <table:table-cell office:value-type="float" office:value="10857728" calcext:value-type="float">
            <text:p>10857728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432]" office:value-type="float" office:value="13" calcext:value-type="float">
            <text:p>13</text:p>
          </table:table-cell>
          <table:table-cell table:formula="of:=LOG([.A432]*[.$Q$1])" office:value-type="float" office:value="3.03573895782264" calcext:value-type="float">
            <text:p>3.03573895782264</text:p>
          </table:table-cell>
          <table:table-cell table:formula="of:=[.E432]-AVERAGE([.E$3:.E$1200])" office:value-type="float" office:value="0.990818030050084" calcext:value-type="float">
            <text:p>0.990818030050084</text:p>
          </table:table-cell>
          <table:table-cell table:formula="of:=[.F432]-AVERAGE([.F$3:.F$1200])" office:value-type="float" office:value="0.569866261653556" calcext:value-type="float">
            <text:p>0.569866261653556</text:p>
          </table:table-cell>
          <table:table-cell table:formula="of:=[.G432]*[.G432]" office:value-type="float" office:value="0.981720368672329" calcext:value-type="float">
            <text:p>0.981720368672329</text:p>
          </table:table-cell>
          <table:table-cell table:formula="of:=[.G432]*[.H432]" office:value-type="float" office:value="0.564633766763582" calcext:value-type="float">
            <text:p>0.564633766763582</text:p>
          </table:table-cell>
          <table:table-cell table:formula="of:=[.H432]*[.H432]" office:value-type="float" office:value="0.324747556170999" calcext:value-type="float">
            <text:p>0.324747556170999</text:p>
          </table:table-cell>
          <table:table-cell table:number-columns-repeated="6"/>
        </table:table-row>
        <table:table-row table:style-name="ro1">
          <table:table-cell office:value-type="float" office:value="338448" calcext:value-type="float">
            <text:p>338448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433]" office:value-type="float" office:value="8" calcext:value-type="float">
            <text:p>8</text:p>
          </table:table-cell>
          <table:table-cell table:formula="of:=LOG([.A433]*[.$Q$1])" office:value-type="float" office:value="1.52949195205263" calcext:value-type="float">
            <text:p>1.52949195205263</text:p>
          </table:table-cell>
          <table:table-cell table:formula="of:=[.E433]-AVERAGE([.E$3:.E$1200])" office:value-type="float" office:value="-4.00918196994992" calcext:value-type="float">
            <text:p>-4.00918196994992</text:p>
          </table:table-cell>
          <table:table-cell table:formula="of:=[.F433]-AVERAGE([.F$3:.F$1200])" office:value-type="float" office:value="-0.936380744116451" calcext:value-type="float">
            <text:p>-0.936380744116451</text:p>
          </table:table-cell>
          <table:table-cell table:formula="of:=[.G433]*[.G433]" office:value-type="float" office:value="16.0735400681715" calcext:value-type="float">
            <text:p>16.0735400681715</text:p>
          </table:table-cell>
          <table:table-cell table:formula="of:=[.G433]*[.H433]" office:value-type="float" office:value="3.75412079631996" calcext:value-type="float">
            <text:p>3.75412079631996</text:p>
          </table:table-cell>
          <table:table-cell table:formula="of:=[.H433]*[.H433]" office:value-type="float" office:value="0.876808897952079" calcext:value-type="float">
            <text:p>0.876808897952079</text:p>
          </table:table-cell>
          <table:table-cell table:number-columns-repeated="6"/>
        </table:table-row>
        <table:table-row table:style-name="ro1">
          <table:table-cell office:value-type="float" office:value="506032" calcext:value-type="float">
            <text:p>50603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434]" office:value-type="float" office:value="8" calcext:value-type="float">
            <text:p>8</text:p>
          </table:table-cell>
          <table:table-cell table:formula="of:=LOG([.A434]*[.$Q$1])" office:value-type="float" office:value="1.70417798123505" calcext:value-type="float">
            <text:p>1.70417798123505</text:p>
          </table:table-cell>
          <table:table-cell table:formula="of:=[.E434]-AVERAGE([.E$3:.E$1200])" office:value-type="float" office:value="-4.00918196994992" calcext:value-type="float">
            <text:p>-4.00918196994992</text:p>
          </table:table-cell>
          <table:table-cell table:formula="of:=[.F434]-AVERAGE([.F$3:.F$1200])" office:value-type="float" office:value="-0.761694714934034" calcext:value-type="float">
            <text:p>-0.761694714934034</text:p>
          </table:table-cell>
          <table:table-cell table:formula="of:=[.G434]*[.G434]" office:value-type="float" office:value="16.0735400681715" calcext:value-type="float">
            <text:p>16.0735400681715</text:p>
          </table:table-cell>
          <table:table-cell table:formula="of:=[.G434]*[.H434]" office:value-type="float" office:value="3.05377271771967" calcext:value-type="float">
            <text:p>3.05377271771967</text:p>
          </table:table-cell>
          <table:table-cell table:formula="of:=[.H434]*[.H434]" office:value-type="float" office:value="0.58017883875844" calcext:value-type="float">
            <text:p>0.58017883875844</text:p>
          </table:table-cell>
          <table:table-cell table:number-columns-repeated="6"/>
        </table:table-row>
        <table:table-row table:style-name="ro1">
          <table:table-cell office:value-type="float" office:value="995279" calcext:value-type="float">
            <text:p>995279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435]" office:value-type="float" office:value="11" calcext:value-type="float">
            <text:p>11</text:p>
          </table:table-cell>
          <table:table-cell table:formula="of:=LOG([.A435]*[.$Q$1])" office:value-type="float" office:value="1.99794484072133" calcext:value-type="float">
            <text:p>1.99794484072133</text:p>
          </table:table-cell>
          <table:table-cell table:formula="of:=[.E435]-AVERAGE([.E$3:.E$1200])" office:value-type="float" office:value="-1.00918196994992" calcext:value-type="float">
            <text:p>-1.00918196994992</text:p>
          </table:table-cell>
          <table:table-cell table:formula="of:=[.F435]-AVERAGE([.F$3:.F$1200])" office:value-type="float" office:value="-0.467927855447749" calcext:value-type="float">
            <text:p>-0.467927855447749</text:p>
          </table:table-cell>
          <table:table-cell table:formula="of:=[.G435]*[.G435]" office:value-type="float" office:value="1.01844824847199" calcext:value-type="float">
            <text:p>1.01844824847199</text:p>
          </table:table-cell>
          <table:table-cell table:formula="of:=[.G435]*[.H435]" office:value-type="float" office:value="0.472224354955199" calcext:value-type="float">
            <text:p>0.472224354955199</text:p>
          </table:table-cell>
          <table:table-cell table:formula="of:=[.H435]*[.H435]" office:value-type="float" office:value="0.21895647790393" calcext:value-type="float">
            <text:p>0.21895647790393</text:p>
          </table:table-cell>
          <table:table-cell table:number-columns-repeated="6"/>
        </table:table-row>
        <table:table-row table:style-name="ro1">
          <table:table-cell office:value-type="float" office:value="471727" calcext:value-type="float">
            <text:p>471727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436]" office:value-type="float" office:value="8" calcext:value-type="float">
            <text:p>8</text:p>
          </table:table-cell>
          <table:table-cell table:formula="of:=LOG([.A436]*[.$Q$1])" office:value-type="float" office:value="1.67369073445098" calcext:value-type="float">
            <text:p>1.67369073445098</text:p>
          </table:table-cell>
          <table:table-cell table:formula="of:=[.E436]-AVERAGE([.E$3:.E$1200])" office:value-type="float" office:value="-4.00918196994992" calcext:value-type="float">
            <text:p>-4.00918196994992</text:p>
          </table:table-cell>
          <table:table-cell table:formula="of:=[.F436]-AVERAGE([.F$3:.F$1200])" office:value-type="float" office:value="-0.792181961718103" calcext:value-type="float">
            <text:p>-0.792181961718103</text:p>
          </table:table-cell>
          <table:table-cell table:formula="of:=[.G436]*[.G436]" office:value-type="float" office:value="16.0735400681715" calcext:value-type="float">
            <text:p>16.0735400681715</text:p>
          </table:table-cell>
          <table:table-cell table:formula="of:=[.G436]*[.H436]" office:value-type="float" office:value="3.17600163783977" calcext:value-type="float">
            <text:p>3.17600163783977</text:p>
          </table:table-cell>
          <table:table-cell table:formula="of:=[.H436]*[.H436]" office:value-type="float" office:value="0.627552260471542" calcext:value-type="float">
            <text:p>0.627552260471542</text:p>
          </table:table-cell>
          <table:table-cell table:number-columns-repeated="6"/>
        </table:table-row>
        <table:table-row table:style-name="ro1">
          <table:table-cell office:value-type="float" office:value="191358" calcext:value-type="float">
            <text:p>19135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437]" office:value-type="float" office:value="9" calcext:value-type="float">
            <text:p>9</text:p>
          </table:table-cell>
          <table:table-cell table:formula="of:=LOG([.A437]*[.$Q$1])" office:value-type="float" office:value="1.28184662325364" calcext:value-type="float">
            <text:p>1.28184662325364</text:p>
          </table:table-cell>
          <table:table-cell table:formula="of:=[.E437]-AVERAGE([.E$3:.E$1200])" office:value-type="float" office:value="-3.00918196994992" calcext:value-type="float">
            <text:p>-3.00918196994992</text:p>
          </table:table-cell>
          <table:table-cell table:formula="of:=[.F437]-AVERAGE([.F$3:.F$1200])" office:value-type="float" office:value="-1.18402607291544" calcext:value-type="float">
            <text:p>-1.18402607291544</text:p>
          </table:table-cell>
          <table:table-cell table:formula="of:=[.G437]*[.G437]" office:value-type="float" office:value="9.05517612827166" calcext:value-type="float">
            <text:p>9.05517612827166</text:p>
          </table:table-cell>
          <table:table-cell table:formula="of:=[.G437]*[.H437]" office:value-type="float" office:value="3.56294991056775" calcext:value-type="float">
            <text:p>3.56294991056775</text:p>
          </table:table-cell>
          <table:table-cell table:formula="of:=[.H437]*[.H437]" office:value-type="float" office:value="1.40191774134356" calcext:value-type="float">
            <text:p>1.40191774134356</text:p>
          </table:table-cell>
          <table:table-cell table:number-columns-repeated="6"/>
        </table:table-row>
        <table:table-row table:style-name="ro1">
          <table:table-cell office:value-type="float" office:value="5536710" calcext:value-type="float">
            <text:p>5536710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438]" office:value-type="float" office:value="14" calcext:value-type="float">
            <text:p>14</text:p>
          </table:table-cell>
          <table:table-cell table:formula="of:=LOG([.A438]*[.$Q$1])" office:value-type="float" office:value="2.74325177677217" calcext:value-type="float">
            <text:p>2.74325177677217</text:p>
          </table:table-cell>
          <table:table-cell table:formula="of:=[.E438]-AVERAGE([.E$3:.E$1200])" office:value-type="float" office:value="1.99081803005008" calcext:value-type="float">
            <text:p>1.99081803005008</text:p>
          </table:table-cell>
          <table:table-cell table:formula="of:=[.F438]-AVERAGE([.F$3:.F$1200])" office:value-type="float" office:value="0.277379080603091" calcext:value-type="float">
            <text:p>0.277379080603091</text:p>
          </table:table-cell>
          <table:table-cell table:formula="of:=[.G438]*[.G438]" office:value-type="float" office:value="3.9633564287725" calcext:value-type="float">
            <text:p>3.9633564287725</text:p>
          </table:table-cell>
          <table:table-cell table:formula="of:=[.G438]*[.H438]" office:value-type="float" office:value="0.552211274823349" calcext:value-type="float">
            <text:p>0.552211274823349</text:p>
          </table:table-cell>
          <table:table-cell table:formula="of:=[.H438]*[.H438]" office:value-type="float" office:value="0.0769391543562161" calcext:value-type="float">
            <text:p>0.076939154356216</text:p>
          </table:table-cell>
          <table:table-cell table:number-columns-repeated="6"/>
        </table:table-row>
        <table:table-row table:style-name="ro1">
          <table:table-cell office:value-type="float" office:value="618774" calcext:value-type="float">
            <text:p>618774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439]" office:value-type="float" office:value="11" calcext:value-type="float">
            <text:p>11</text:p>
          </table:table-cell>
          <table:table-cell table:formula="of:=LOG([.A439]*[.$Q$1])" office:value-type="float" office:value="1.79153205697666" calcext:value-type="float">
            <text:p>1.79153205697666</text:p>
          </table:table-cell>
          <table:table-cell table:formula="of:=[.E439]-AVERAGE([.E$3:.E$1200])" office:value-type="float" office:value="-1.00918196994992" calcext:value-type="float">
            <text:p>-1.00918196994992</text:p>
          </table:table-cell>
          <table:table-cell table:formula="of:=[.F439]-AVERAGE([.F$3:.F$1200])" office:value-type="float" office:value="-0.674340639192423" calcext:value-type="float">
            <text:p>-0.674340639192423</text:p>
          </table:table-cell>
          <table:table-cell table:formula="of:=[.G439]*[.G439]" office:value-type="float" office:value="1.01844824847199" calcext:value-type="float">
            <text:p>1.01844824847199</text:p>
          </table:table-cell>
          <table:table-cell table:formula="of:=[.G439]*[.H439]" office:value-type="float" office:value="0.680532414677495" calcext:value-type="float">
            <text:p>0.680532414677495</text:p>
          </table:table-cell>
          <table:table-cell table:formula="of:=[.H439]*[.H439]" office:value-type="float" office:value="0.454735297666446" calcext:value-type="float">
            <text:p>0.454735297666446</text:p>
          </table:table-cell>
          <table:table-cell table:number-columns-repeated="6"/>
        </table:table-row>
        <table:table-row table:style-name="ro1">
          <table:table-cell office:value-type="float" office:value="998701" calcext:value-type="float">
            <text:p>998701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440]" office:value-type="float" office:value="14" calcext:value-type="float">
            <text:p>14</text:p>
          </table:table-cell>
          <table:table-cell table:formula="of:=LOG([.A440]*[.$Q$1])" office:value-type="float" office:value="1.99943548473591" calcext:value-type="float">
            <text:p>1.99943548473591</text:p>
          </table:table-cell>
          <table:table-cell table:formula="of:=[.E440]-AVERAGE([.E$3:.E$1200])" office:value-type="float" office:value="1.99081803005008" calcext:value-type="float">
            <text:p>1.99081803005008</text:p>
          </table:table-cell>
          <table:table-cell table:formula="of:=[.F440]-AVERAGE([.F$3:.F$1200])" office:value-type="float" office:value="-0.466437211433169" calcext:value-type="float">
            <text:p>-0.466437211433169</text:p>
          </table:table-cell>
          <table:table-cell table:formula="of:=[.G440]*[.G440]" office:value-type="float" office:value="3.9633564287725" calcext:value-type="float">
            <text:p>3.9633564287725</text:p>
          </table:table-cell>
          <table:table-cell table:formula="of:=[.G440]*[.H440]" office:value-type="float" office:value="-0.928591610407436" calcext:value-type="float">
            <text:p>-0.928591610407436</text:p>
          </table:table-cell>
          <table:table-cell table:formula="of:=[.H440]*[.H440]" office:value-type="float" office:value="0.217563672209551" calcext:value-type="float">
            <text:p>0.217563672209551</text:p>
          </table:table-cell>
          <table:table-cell table:number-columns-repeated="6"/>
        </table:table-row>
        <table:table-row table:style-name="ro1">
          <table:table-cell office:value-type="float" office:value="449947" calcext:value-type="float">
            <text:p>449947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441]" office:value-type="float" office:value="8" calcext:value-type="float">
            <text:p>8</text:p>
          </table:table-cell>
          <table:table-cell table:formula="of:=LOG([.A441]*[.$Q$1])" office:value-type="float" office:value="1.65316136052395" calcext:value-type="float">
            <text:p>1.65316136052395</text:p>
          </table:table-cell>
          <table:table-cell table:formula="of:=[.E441]-AVERAGE([.E$3:.E$1200])" office:value-type="float" office:value="-4.00918196994992" calcext:value-type="float">
            <text:p>-4.00918196994992</text:p>
          </table:table-cell>
          <table:table-cell table:formula="of:=[.F441]-AVERAGE([.F$3:.F$1200])" office:value-type="float" office:value="-0.812711335645134" calcext:value-type="float">
            <text:p>-0.812711335645134</text:p>
          </table:table-cell>
          <table:table-cell table:formula="of:=[.G441]*[.G441]" office:value-type="float" office:value="16.0735400681715" calcext:value-type="float">
            <text:p>16.0735400681715</text:p>
          </table:table-cell>
          <table:table-cell table:formula="of:=[.G441]*[.H441]" office:value-type="float" office:value="3.25830763364239" calcext:value-type="float">
            <text:p>3.25830763364239</text:p>
          </table:table-cell>
          <table:table-cell table:formula="of:=[.H441]*[.H441]" office:value-type="float" office:value="0.660499715086098" calcext:value-type="float">
            <text:p>0.660499715086098</text:p>
          </table:table-cell>
          <table:table-cell table:number-columns-repeated="6"/>
        </table:table-row>
        <table:table-row table:style-name="ro1">
          <table:table-cell office:value-type="float" office:value="304526" calcext:value-type="float">
            <text:p>30452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42]" office:value-type="float" office:value="8" calcext:value-type="float">
            <text:p>8</text:p>
          </table:table-cell>
          <table:table-cell table:formula="of:=LOG([.A442]*[.$Q$1])" office:value-type="float" office:value="1.48362437800168" calcext:value-type="float">
            <text:p>1.48362437800168</text:p>
          </table:table-cell>
          <table:table-cell table:formula="of:=[.E442]-AVERAGE([.E$3:.E$1200])" office:value-type="float" office:value="-4.00918196994992" calcext:value-type="float">
            <text:p>-4.00918196994992</text:p>
          </table:table-cell>
          <table:table-cell table:formula="of:=[.F442]-AVERAGE([.F$3:.F$1200])" office:value-type="float" office:value="-0.982248318167402" calcext:value-type="float">
            <text:p>-0.982248318167402</text:p>
          </table:table-cell>
          <table:table-cell table:formula="of:=[.G442]*[.G442]" office:value-type="float" office:value="16.0735400681715" calcext:value-type="float">
            <text:p>16.0735400681715</text:p>
          </table:table-cell>
          <table:table-cell table:formula="of:=[.G442]*[.H442]" office:value-type="float" office:value="3.93801224721038" calcext:value-type="float">
            <text:p>3.93801224721038</text:p>
          </table:table-cell>
          <table:table-cell table:formula="of:=[.H442]*[.H442]" office:value-type="float" office:value="0.96481175854269" calcext:value-type="float">
            <text:p>0.96481175854269</text:p>
          </table:table-cell>
          <table:table-cell table:number-columns-repeated="6"/>
        </table:table-row>
        <table:table-row table:style-name="ro1">
          <table:table-cell office:value-type="float" office:value="5422997" calcext:value-type="float">
            <text:p>5422997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B443]" office:value-type="float" office:value="13" calcext:value-type="float">
            <text:p>13</text:p>
          </table:table-cell>
          <table:table-cell table:formula="of:=LOG([.A443]*[.$Q$1])" office:value-type="float" office:value="2.73423936418397" calcext:value-type="float">
            <text:p>2.73423936418397</text:p>
          </table:table-cell>
          <table:table-cell table:formula="of:=[.E443]-AVERAGE([.E$3:.E$1200])" office:value-type="float" office:value="0.990818030050084" calcext:value-type="float">
            <text:p>0.990818030050084</text:p>
          </table:table-cell>
          <table:table-cell table:formula="of:=[.F443]-AVERAGE([.F$3:.F$1200])" office:value-type="float" office:value="0.268366668014889" calcext:value-type="float">
            <text:p>0.268366668014889</text:p>
          </table:table-cell>
          <table:table-cell table:formula="of:=[.G443]*[.G443]" office:value-type="float" office:value="0.981720368672329" calcext:value-type="float">
            <text:p>0.981720368672329</text:p>
          </table:table-cell>
          <table:table-cell table:formula="of:=[.G443]*[.H443]" office:value-type="float" office:value="0.265902533333617" calcext:value-type="float">
            <text:p>0.265902533333617</text:p>
          </table:table-cell>
          <table:table-cell table:formula="of:=[.H443]*[.H443]" office:value-type="float" office:value="0.0720206685014134" calcext:value-type="float">
            <text:p>0.072020668501414</text:p>
          </table:table-cell>
          <table:table-cell table:number-columns-repeated="6"/>
        </table:table-row>
        <table:table-row table:style-name="ro1">
          <table:table-cell office:value-type="float" office:value="37303412" calcext:value-type="float">
            <text:p>37303412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B444]" office:value-type="float" office:value="18" calcext:value-type="float">
            <text:p>18</text:p>
          </table:table-cell>
          <table:table-cell table:formula="of:=LOG([.A444]*[.$Q$1])" office:value-type="float" office:value="3.57174855687577" calcext:value-type="float">
            <text:p>3.57174855687577</text:p>
          </table:table-cell>
          <table:table-cell table:formula="of:=[.E444]-AVERAGE([.E$3:.E$1200])" office:value-type="float" office:value="5.99081803005008" calcext:value-type="float">
            <text:p>5.99081803005008</text:p>
          </table:table-cell>
          <table:table-cell table:formula="of:=[.F444]-AVERAGE([.F$3:.F$1200])" office:value-type="float" office:value="1.10587586070669" calcext:value-type="float">
            <text:p>1.10587586070669</text:p>
          </table:table-cell>
          <table:table-cell table:formula="of:=[.G444]*[.G444]" office:value-type="float" office:value="35.8899006691732" calcext:value-type="float">
            <text:p>35.8899006691732</text:p>
          </table:table-cell>
          <table:table-cell table:formula="of:=[.G444]*[.H444]" office:value-type="float" office:value="6.62510104531881" calcext:value-type="float">
            <text:p>6.62510104531881</text:p>
          </table:table-cell>
          <table:table-cell table:formula="of:=[.H444]*[.H444]" office:value-type="float" office:value="1.22296141929377" calcext:value-type="float">
            <text:p>1.22296141929377</text:p>
          </table:table-cell>
          <table:table-cell table:number-columns-repeated="6"/>
        </table:table-row>
        <table:table-row table:style-name="ro1">
          <table:table-cell office:value-type="float" office:value="50446540" calcext:value-type="float">
            <text:p>50446540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B445]" office:value-type="float" office:value="16" calcext:value-type="float">
            <text:p>16</text:p>
          </table:table-cell>
          <table:table-cell table:formula="of:=LOG([.A445]*[.$Q$1])" office:value-type="float" office:value="3.70283138443937" calcext:value-type="float">
            <text:p>3.70283138443937</text:p>
          </table:table-cell>
          <table:table-cell table:formula="of:=[.E445]-AVERAGE([.E$3:.E$1200])" office:value-type="float" office:value="3.99081803005008" calcext:value-type="float">
            <text:p>3.99081803005008</text:p>
          </table:table-cell>
          <table:table-cell table:formula="of:=[.F445]-AVERAGE([.F$3:.F$1200])" office:value-type="float" office:value="1.23695868827029" calcext:value-type="float">
            <text:p>1.23695868827029</text:p>
          </table:table-cell>
          <table:table-cell table:formula="of:=[.G445]*[.G445]" office:value-type="float" office:value="15.9266285489728" calcext:value-type="float">
            <text:p>15.9266285489728</text:p>
          </table:table-cell>
          <table:table-cell table:formula="of:=[.G445]*[.H445]" office:value-type="float" office:value="4.93647703557618" calcext:value-type="float">
            <text:p>4.93647703557618</text:p>
          </table:table-cell>
          <table:table-cell table:formula="of:=[.H445]*[.H445]" office:value-type="float" office:value="1.53006679648736" calcext:value-type="float">
            <text:p>1.53006679648736</text:p>
          </table:table-cell>
          <table:table-cell table:number-columns-repeated="6"/>
        </table:table-row>
        <table:table-row table:style-name="ro1">
          <table:table-cell office:value-type="float" office:value="503305" calcext:value-type="float">
            <text:p>503305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B446]" office:value-type="float" office:value="8" calcext:value-type="float">
            <text:p>8</text:p>
          </table:table-cell>
          <table:table-cell table:formula="of:=LOG([.A446]*[.$Q$1])" office:value-type="float" office:value="1.70183124484503" calcext:value-type="float">
            <text:p>1.70183124484503</text:p>
          </table:table-cell>
          <table:table-cell table:formula="of:=[.E446]-AVERAGE([.E$3:.E$1200])" office:value-type="float" office:value="-4.00918196994992" calcext:value-type="float">
            <text:p>-4.00918196994992</text:p>
          </table:table-cell>
          <table:table-cell table:formula="of:=[.F446]-AVERAGE([.F$3:.F$1200])" office:value-type="float" office:value="-0.764041451324051" calcext:value-type="float">
            <text:p>-0.764041451324051</text:p>
          </table:table-cell>
          <table:table-cell table:formula="of:=[.G446]*[.G446]" office:value-type="float" office:value="16.0735400681715" calcext:value-type="float">
            <text:p>16.0735400681715</text:p>
          </table:table-cell>
          <table:table-cell table:formula="of:=[.G446]*[.H446]" office:value-type="float" office:value="3.06318121094275" calcext:value-type="float">
            <text:p>3.06318121094275</text:p>
          </table:table-cell>
          <table:table-cell table:formula="of:=[.H446]*[.H446]" office:value-type="float" office:value="0.583759339341362" calcext:value-type="float">
            <text:p>0.583759339341362</text:p>
          </table:table-cell>
          <table:table-cell table:number-columns-repeated="6"/>
        </table:table-row>
        <table:table-row table:style-name="ro1">
          <table:table-cell office:value-type="float" office:value="3606554" calcext:value-type="float">
            <text:p>3606554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447]" office:value-type="float" office:value="12" calcext:value-type="float">
            <text:p>12</text:p>
          </table:table-cell>
          <table:table-cell table:formula="of:=LOG([.A447]*[.$Q$1])" office:value-type="float" office:value="2.55709243915369" calcext:value-type="float">
            <text:p>2.55709243915369</text:p>
          </table:table-cell>
          <table:table-cell table:formula="of:=[.E447]-AVERAGE([.E$3:.E$1200])" office:value-type="float" office:value="-0.00918196994991583" calcext:value-type="float">
            <text:p>-0.009181969949916</text:p>
          </table:table-cell>
          <table:table-cell table:formula="of:=[.F447]-AVERAGE([.F$3:.F$1200])" office:value-type="float" office:value="0.0912197429846078" calcext:value-type="float">
            <text:p>0.091219742984608</text:p>
          </table:table-cell>
          <table:table-cell table:formula="of:=[.G447]*[.G447]" office:value-type="float" office:value="0.0000843085721611572" calcext:value-type="float">
            <text:p>8.43085721611572E-05</text:p>
          </table:table-cell>
          <table:table-cell table:formula="of:=[.G447]*[.H447]" office:value-type="float" office:value="-0.000837576938923713" calcext:value-type="float">
            <text:p>-0.000837576938924</text:p>
          </table:table-cell>
          <table:table-cell table:formula="of:=[.H447]*[.H447]" office:value-type="float" office:value="0.0083210415101779" calcext:value-type="float">
            <text:p>0.008321041510178</text:p>
          </table:table-cell>
          <table:table-cell table:number-columns-repeated="6"/>
        </table:table-row>
        <table:table-row table:style-name="ro1">
          <table:table-cell office:value-type="float" office:value="227833" calcext:value-type="float">
            <text:p>227833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448]" office:value-type="float" office:value="9" calcext:value-type="float">
            <text:p>9</text:p>
          </table:table-cell>
          <table:table-cell table:formula="of:=LOG([.A448]*[.$Q$1])" office:value-type="float" office:value="1.35761662878579" calcext:value-type="float">
            <text:p>1.35761662878579</text:p>
          </table:table-cell>
          <table:table-cell table:formula="of:=[.E448]-AVERAGE([.E$3:.E$1200])" office:value-type="float" office:value="-3.00918196994992" calcext:value-type="float">
            <text:p>-3.00918196994992</text:p>
          </table:table-cell>
          <table:table-cell table:formula="of:=[.F448]-AVERAGE([.F$3:.F$1200])" office:value-type="float" office:value="-1.10825606738329" calcext:value-type="float">
            <text:p>-1.10825606738329</text:p>
          </table:table-cell>
          <table:table-cell table:formula="of:=[.G448]*[.G448]" office:value-type="float" office:value="9.05517612827166" calcext:value-type="float">
            <text:p>9.05517612827166</text:p>
          </table:table-cell>
          <table:table-cell table:formula="of:=[.G448]*[.H448]" office:value-type="float" office:value="3.3349441760574" calcext:value-type="float">
            <text:p>3.3349441760574</text:p>
          </table:table-cell>
          <table:table-cell table:formula="of:=[.H448]*[.H448]" office:value-type="float" office:value="1.22823151089188" calcext:value-type="float">
            <text:p>1.22823151089188</text:p>
          </table:table-cell>
          <table:table-cell table:number-columns-repeated="6"/>
        </table:table-row>
        <table:table-row table:style-name="ro1">
          <table:table-cell office:value-type="float" office:value="629391" calcext:value-type="float">
            <text:p>629391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449]" office:value-type="float" office:value="9" calcext:value-type="float">
            <text:p>9</text:p>
          </table:table-cell>
          <table:table-cell table:formula="of:=LOG([.A449]*[.$Q$1])" office:value-type="float" office:value="1.79892052841152" calcext:value-type="float">
            <text:p>1.79892052841152</text:p>
          </table:table-cell>
          <table:table-cell table:formula="of:=[.E449]-AVERAGE([.E$3:.E$1200])" office:value-type="float" office:value="-3.00918196994992" calcext:value-type="float">
            <text:p>-3.00918196994992</text:p>
          </table:table-cell>
          <table:table-cell table:formula="of:=[.F449]-AVERAGE([.F$3:.F$1200])" office:value-type="float" office:value="-0.666952167757566" calcext:value-type="float">
            <text:p>-0.666952167757566</text:p>
          </table:table-cell>
          <table:table-cell table:formula="of:=[.G449]*[.G449]" office:value-type="float" office:value="9.05517612827166" calcext:value-type="float">
            <text:p>9.05517612827166</text:p>
          </table:table-cell>
          <table:table-cell table:formula="of:=[.G449]*[.H449]" office:value-type="float" office:value="2.00698043803508" calcext:value-type="float">
            <text:p>2.00698043803508</text:p>
          </table:table-cell>
          <table:table-cell table:formula="of:=[.H449]*[.H449]" office:value-type="float" office:value="0.444825194076516" calcext:value-type="float">
            <text:p>0.444825194076516</text:p>
          </table:table-cell>
          <table:table-cell table:number-columns-repeated="6"/>
        </table:table-row>
        <table:table-row table:style-name="ro1">
          <table:table-cell office:value-type="float" office:value="8338927" calcext:value-type="float">
            <text:p>833892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450]" office:value-type="float" office:value="13" calcext:value-type="float">
            <text:p>13</text:p>
          </table:table-cell>
          <table:table-cell table:formula="of:=LOG([.A450]*[.$Q$1])" office:value-type="float" office:value="2.92111017198563" calcext:value-type="float">
            <text:p>2.92111017198563</text:p>
          </table:table-cell>
          <table:table-cell table:formula="of:=[.E450]-AVERAGE([.E$3:.E$1200])" office:value-type="float" office:value="0.990818030050084" calcext:value-type="float">
            <text:p>0.990818030050084</text:p>
          </table:table-cell>
          <table:table-cell table:formula="of:=[.F450]-AVERAGE([.F$3:.F$1200])" office:value-type="float" office:value="0.455237475816545" calcext:value-type="float">
            <text:p>0.455237475816545</text:p>
          </table:table-cell>
          <table:table-cell table:formula="of:=[.G450]*[.G450]" office:value-type="float" office:value="0.981720368672329" calcext:value-type="float">
            <text:p>0.981720368672329</text:p>
          </table:table-cell>
          <table:table-cell table:formula="of:=[.G450]*[.H450]" office:value-type="float" office:value="0.451057498993522" calcext:value-type="float">
            <text:p>0.451057498993522</text:p>
          </table:table-cell>
          <table:table-cell table:formula="of:=[.H450]*[.H450]" office:value-type="float" office:value="0.207241159387819" calcext:value-type="float">
            <text:p>0.207241159387819</text:p>
          </table:table-cell>
          <table:table-cell table:number-columns-repeated="6"/>
        </table:table-row>
        <table:table-row table:style-name="ro1">
          <table:table-cell office:value-type="float" office:value="450226" calcext:value-type="float">
            <text:p>4502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451]" office:value-type="float" office:value="8" calcext:value-type="float">
            <text:p>8</text:p>
          </table:table-cell>
          <table:table-cell table:formula="of:=LOG([.A451]*[.$Q$1])" office:value-type="float" office:value="1.65343057136304" calcext:value-type="float">
            <text:p>1.65343057136304</text:p>
          </table:table-cell>
          <table:table-cell table:formula="of:=[.E451]-AVERAGE([.E$3:.E$1200])" office:value-type="float" office:value="-4.00918196994992" calcext:value-type="float">
            <text:p>-4.00918196994992</text:p>
          </table:table-cell>
          <table:table-cell table:formula="of:=[.F451]-AVERAGE([.F$3:.F$1200])" office:value-type="float" office:value="-0.812442124806038" calcext:value-type="float">
            <text:p>-0.812442124806038</text:p>
          </table:table-cell>
          <table:table-cell table:formula="of:=[.G451]*[.G451]" office:value-type="float" office:value="16.0735400681715" calcext:value-type="float">
            <text:p>16.0735400681715</text:p>
          </table:table-cell>
          <table:table-cell table:formula="of:=[.G451]*[.H451]" office:value-type="float" office:value="3.25722831840017" calcext:value-type="float">
            <text:p>3.25722831840017</text:p>
          </table:table-cell>
          <table:table-cell table:formula="of:=[.H451]*[.H451]" office:value-type="float" office:value="0.66006220615935" calcext:value-type="float">
            <text:p>0.66006220615935</text:p>
          </table:table-cell>
          <table:table-cell table:number-columns-repeated="6"/>
        </table:table-row>
        <table:table-row table:style-name="ro1">
          <table:table-cell office:value-type="float" office:value="470628" calcext:value-type="float">
            <text:p>470628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452]" office:value-type="float" office:value="9" calcext:value-type="float">
            <text:p>9</text:p>
          </table:table-cell>
          <table:table-cell table:formula="of:=LOG([.A452]*[.$Q$1])" office:value-type="float" office:value="1.67267776194699" calcext:value-type="float">
            <text:p>1.67267776194699</text:p>
          </table:table-cell>
          <table:table-cell table:formula="of:=[.E452]-AVERAGE([.E$3:.E$1200])" office:value-type="float" office:value="-3.00918196994992" calcext:value-type="float">
            <text:p>-3.00918196994992</text:p>
          </table:table-cell>
          <table:table-cell table:formula="of:=[.F452]-AVERAGE([.F$3:.F$1200])" office:value-type="float" office:value="-0.793194934222089" calcext:value-type="float">
            <text:p>-0.793194934222089</text:p>
          </table:table-cell>
          <table:table-cell table:formula="of:=[.G452]*[.G452]" office:value-type="float" office:value="9.05517612827166" calcext:value-type="float">
            <text:p>9.05517612827166</text:p>
          </table:table-cell>
          <table:table-cell table:formula="of:=[.G452]*[.H452]" office:value-type="float" office:value="2.38686789471672" calcext:value-type="float">
            <text:p>2.38686789471672</text:p>
          </table:table-cell>
          <table:table-cell table:formula="of:=[.H452]*[.H452]" office:value-type="float" office:value="0.629158203675583" calcext:value-type="float">
            <text:p>0.629158203675583</text:p>
          </table:table-cell>
          <table:table-cell table:number-columns-repeated="6"/>
        </table:table-row>
        <table:table-row table:style-name="ro1">
          <table:table-cell office:value-type="float" office:value="233235" calcext:value-type="float">
            <text:p>233235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B453]" office:value-type="float" office:value="8" calcext:value-type="float">
            <text:p>8</text:p>
          </table:table-cell>
          <table:table-cell table:formula="of:=LOG([.A453]*[.$Q$1])" office:value-type="float" office:value="1.36779372261487" calcext:value-type="float">
            <text:p>1.36779372261487</text:p>
          </table:table-cell>
          <table:table-cell table:formula="of:=[.E453]-AVERAGE([.E$3:.E$1200])" office:value-type="float" office:value="-4.00918196994992" calcext:value-type="float">
            <text:p>-4.00918196994992</text:p>
          </table:table-cell>
          <table:table-cell table:formula="of:=[.F453]-AVERAGE([.F$3:.F$1200])" office:value-type="float" office:value="-1.09807897355421" calcext:value-type="float">
            <text:p>-1.09807897355421</text:p>
          </table:table-cell>
          <table:table-cell table:formula="of:=[.G453]*[.G453]" office:value-type="float" office:value="16.0735400681715" calcext:value-type="float">
            <text:p>16.0735400681715</text:p>
          </table:table-cell>
          <table:table-cell table:formula="of:=[.G453]*[.H453]" office:value-type="float" office:value="4.40239842235463" calcext:value-type="float">
            <text:p>4.40239842235463</text:p>
          </table:table-cell>
          <table:table-cell table:formula="of:=[.H453]*[.H453]" office:value-type="float" office:value="1.20577743216186" calcext:value-type="float">
            <text:p>1.20577743216186</text:p>
          </table:table-cell>
          <table:table-cell table:number-columns-repeated="6"/>
        </table:table-row>
        <table:table-row table:style-name="ro1">
          <table:table-cell office:value-type="float" office:value="392700" calcext:value-type="float">
            <text:p>392700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B454]" office:value-type="float" office:value="8" calcext:value-type="float">
            <text:p>8</text:p>
          </table:table-cell>
          <table:table-cell table:formula="of:=LOG([.A454]*[.$Q$1])" office:value-type="float" office:value="1.59406090127042" calcext:value-type="float">
            <text:p>1.59406090127042</text:p>
          </table:table-cell>
          <table:table-cell table:formula="of:=[.E454]-AVERAGE([.E$3:.E$1200])" office:value-type="float" office:value="-4.00918196994992" calcext:value-type="float">
            <text:p>-4.00918196994992</text:p>
          </table:table-cell>
          <table:table-cell table:formula="of:=[.F454]-AVERAGE([.F$3:.F$1200])" office:value-type="float" office:value="-0.871811794898663" calcext:value-type="float">
            <text:p>-0.871811794898663</text:p>
          </table:table-cell>
          <table:table-cell table:formula="of:=[.G454]*[.G454]" office:value-type="float" office:value="16.0735400681715" calcext:value-type="float">
            <text:p>16.0735400681715</text:p>
          </table:table-cell>
          <table:table-cell table:formula="of:=[.G454]*[.H454]" office:value-type="float" office:value="3.49525212929739" calcext:value-type="float">
            <text:p>3.49525212929739</text:p>
          </table:table-cell>
          <table:table-cell table:formula="of:=[.H454]*[.H454]" office:value-type="float" office:value="0.760055805724428" calcext:value-type="float">
            <text:p>0.760055805724428</text:p>
          </table:table-cell>
          <table:table-cell table:number-columns-repeated="6"/>
        </table:table-row>
        <table:table-row table:style-name="ro1">
          <table:table-cell office:value-type="float" office:value="592987" calcext:value-type="float">
            <text:p>592987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B455]" office:value-type="float" office:value="11" calcext:value-type="float">
            <text:p>11</text:p>
          </table:table-cell>
          <table:table-cell table:formula="of:=LOG([.A455]*[.$Q$1])" office:value-type="float" office:value="1.77304517247025" calcext:value-type="float">
            <text:p>1.77304517247025</text:p>
          </table:table-cell>
          <table:table-cell table:formula="of:=[.E455]-AVERAGE([.E$3:.E$1200])" office:value-type="float" office:value="-1.00918196994992" calcext:value-type="float">
            <text:p>-1.00918196994992</text:p>
          </table:table-cell>
          <table:table-cell table:formula="of:=[.F455]-AVERAGE([.F$3:.F$1200])" office:value-type="float" office:value="-0.692827523698833" calcext:value-type="float">
            <text:p>-0.692827523698833</text:p>
          </table:table-cell>
          <table:table-cell table:formula="of:=[.G455]*[.G455]" office:value-type="float" office:value="1.01844824847199" calcext:value-type="float">
            <text:p>1.01844824847199</text:p>
          </table:table-cell>
          <table:table-cell table:formula="of:=[.G455]*[.H455]" office:value-type="float" office:value="0.69918904520191" calcext:value-type="float">
            <text:p>0.69918904520191</text:p>
          </table:table-cell>
          <table:table-cell table:formula="of:=[.H455]*[.H455]" office:value-type="float" office:value="0.480009977594657" calcext:value-type="float">
            <text:p>0.480009977594657</text:p>
          </table:table-cell>
          <table:table-cell table:number-columns-repeated="6"/>
        </table:table-row>
        <table:table-row table:style-name="ro1">
          <table:table-cell office:value-type="float" office:value="4164404" calcext:value-type="float">
            <text:p>4164404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456]" office:value-type="float" office:value="12" calcext:value-type="float">
            <text:p>12</text:p>
          </table:table-cell>
          <table:table-cell table:formula="of:=LOG([.A456]*[.$Q$1])" office:value-type="float" office:value="2.61955285495467" calcext:value-type="float">
            <text:p>2.61955285495467</text:p>
          </table:table-cell>
          <table:table-cell table:formula="of:=[.E456]-AVERAGE([.E$3:.E$1200])" office:value-type="float" office:value="-0.00918196994991583" calcext:value-type="float">
            <text:p>-0.009181969949916</text:p>
          </table:table-cell>
          <table:table-cell table:formula="of:=[.F456]-AVERAGE([.F$3:.F$1200])" office:value-type="float" office:value="0.153680158785588" calcext:value-type="float">
            <text:p>0.153680158785588</text:p>
          </table:table-cell>
          <table:table-cell table:formula="of:=[.G456]*[.G456]" office:value-type="float" office:value="0.0000843085721611572" calcext:value-type="float">
            <text:p>8.43085721611572E-05</text:p>
          </table:table-cell>
          <table:table-cell table:formula="of:=[.G456]*[.H456]" office:value-type="float" office:value="-0.00141108659986756" calcext:value-type="float">
            <text:p>-0.001411086599868</text:p>
          </table:table-cell>
          <table:table-cell table:formula="of:=[.H456]*[.H456]" office:value-type="float" office:value="0.0236175912043636" calcext:value-type="float">
            <text:p>0.023617591204364</text:p>
          </table:table-cell>
          <table:table-cell table:number-columns-repeated="6"/>
        </table:table-row>
        <table:table-row table:style-name="ro1">
          <table:table-cell office:value-type="float" office:value="4637604" calcext:value-type="float">
            <text:p>4637604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457]" office:value-type="float" office:value="12" calcext:value-type="float">
            <text:p>12</text:p>
          </table:table-cell>
          <table:table-cell table:formula="of:=LOG([.A457]*[.$Q$1])" office:value-type="float" office:value="2.6662936619481" calcext:value-type="float">
            <text:p>2.6662936619481</text:p>
          </table:table-cell>
          <table:table-cell table:formula="of:=[.E457]-AVERAGE([.E$3:.E$1200])" office:value-type="float" office:value="-0.00918196994991583" calcext:value-type="float">
            <text:p>-0.009181969949916</text:p>
          </table:table-cell>
          <table:table-cell table:formula="of:=[.F457]-AVERAGE([.F$3:.F$1200])" office:value-type="float" office:value="0.200420965779019" calcext:value-type="float">
            <text:p>0.200420965779019</text:p>
          </table:table-cell>
          <table:table-cell table:formula="of:=[.G457]*[.G457]" office:value-type="float" office:value="0.0000843085721611572" calcext:value-type="float">
            <text:p>8.43085721611572E-05</text:p>
          </table:table-cell>
          <table:table-cell table:formula="of:=[.G457]*[.H457]" office:value-type="float" office:value="-0.00184025928511606" calcext:value-type="float">
            <text:p>-0.001840259285116</text:p>
          </table:table-cell>
          <table:table-cell table:formula="of:=[.H457]*[.H457]" office:value-type="float" office:value="0.0401685635237946" calcext:value-type="float">
            <text:p>0.040168563523795</text:p>
          </table:table-cell>
          <table:table-cell table:number-columns-repeated="6"/>
        </table:table-row>
        <table:table-row table:style-name="ro1">
          <table:table-cell office:value-type="float" office:value="1058034" calcext:value-type="float">
            <text:p>1058034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458]" office:value-type="float" office:value="9" calcext:value-type="float">
            <text:p>9</text:p>
          </table:table-cell>
          <table:table-cell table:formula="of:=LOG([.A458]*[.$Q$1])" office:value-type="float" office:value="2.02449962400836" calcext:value-type="float">
            <text:p>2.02449962400836</text:p>
          </table:table-cell>
          <table:table-cell table:formula="of:=[.E458]-AVERAGE([.E$3:.E$1200])" office:value-type="float" office:value="-3.00918196994992" calcext:value-type="float">
            <text:p>-3.00918196994992</text:p>
          </table:table-cell>
          <table:table-cell table:formula="of:=[.F458]-AVERAGE([.F$3:.F$1200])" office:value-type="float" office:value="-0.441373072160718" calcext:value-type="float">
            <text:p>-0.441373072160718</text:p>
          </table:table-cell>
          <table:table-cell table:formula="of:=[.G458]*[.G458]" office:value-type="float" office:value="9.05517612827166" calcext:value-type="float">
            <text:p>9.05517612827166</text:p>
          </table:table-cell>
          <table:table-cell table:formula="of:=[.G458]*[.H458]" office:value-type="float" office:value="1.32817189076744" calcext:value-type="float">
            <text:p>1.32817189076744</text:p>
          </table:table-cell>
          <table:table-cell table:formula="of:=[.H458]*[.H458]" office:value-type="float" office:value="0.194810188828591" calcext:value-type="float">
            <text:p>0.194810188828591</text:p>
          </table:table-cell>
          <table:table-cell table:number-columns-repeated="6"/>
        </table:table-row>
        <table:table-row table:style-name="ro1">
          <table:table-cell office:value-type="float" office:value="456620" calcext:value-type="float">
            <text:p>456620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459]" office:value-type="float" office:value="7" calcext:value-type="float">
            <text:p>7</text:p>
          </table:table-cell>
          <table:table-cell table:formula="of:=LOG([.A459]*[.$Q$1])" office:value-type="float" office:value="1.65955492971097" calcext:value-type="float">
            <text:p>1.65955492971097</text:p>
          </table:table-cell>
          <table:table-cell table:formula="of:=[.E459]-AVERAGE([.E$3:.E$1200])" office:value-type="float" office:value="-5.00918196994992" calcext:value-type="float">
            <text:p>-5.00918196994992</text:p>
          </table:table-cell>
          <table:table-cell table:formula="of:=[.F459]-AVERAGE([.F$3:.F$1200])" office:value-type="float" office:value="-0.80631776645811" calcext:value-type="float">
            <text:p>-0.80631776645811</text:p>
          </table:table-cell>
          <table:table-cell table:formula="of:=[.G459]*[.G459]" office:value-type="float" office:value="25.0919040080713" calcext:value-type="float">
            <text:p>25.0919040080713</text:p>
          </table:table-cell>
          <table:table-cell table:formula="of:=[.G459]*[.H459]" office:value-type="float" office:value="4.03899241779225" calcext:value-type="float">
            <text:p>4.03899241779225</text:p>
          </table:table-cell>
          <table:table-cell table:formula="of:=[.H459]*[.H459]" office:value-type="float" office:value="0.650148340505996" calcext:value-type="float">
            <text:p>0.650148340505996</text:p>
          </table:table-cell>
          <table:table-cell table:number-columns-repeated="6"/>
        </table:table-row>
        <table:table-row table:style-name="ro1">
          <table:table-cell office:value-type="float" office:value="2044047" calcext:value-type="float">
            <text:p>2044047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460]" office:value-type="float" office:value="10" calcext:value-type="float">
            <text:p>10</text:p>
          </table:table-cell>
          <table:table-cell table:formula="of:=LOG([.A460]*[.$Q$1])" office:value-type="float" office:value="2.31049087757127" calcext:value-type="float">
            <text:p>2.31049087757127</text:p>
          </table:table-cell>
          <table:table-cell table:formula="of:=[.E460]-AVERAGE([.E$3:.E$1200])" office:value-type="float" office:value="-2.00918196994992" calcext:value-type="float">
            <text:p>-2.00918196994992</text:p>
          </table:table-cell>
          <table:table-cell table:formula="of:=[.F460]-AVERAGE([.F$3:.F$1200])" office:value-type="float" office:value="-0.155381818597806" calcext:value-type="float">
            <text:p>-0.155381818597806</text:p>
          </table:table-cell>
          <table:table-cell table:formula="of:=[.G460]*[.G460]" office:value-type="float" office:value="4.03681218837182" calcext:value-type="float">
            <text:p>4.03681218837182</text:p>
          </table:table-cell>
          <table:table-cell table:formula="of:=[.G460]*[.H460]" office:value-type="float" office:value="0.312190348384741" calcext:value-type="float">
            <text:p>0.312190348384741</text:p>
          </table:table-cell>
          <table:table-cell table:formula="of:=[.H460]*[.H460]" office:value-type="float" office:value="0.0241435095507616" calcext:value-type="float">
            <text:p>0.024143509550762</text:p>
          </table:table-cell>
          <table:table-cell table:number-columns-repeated="6"/>
        </table:table-row>
        <table:table-row table:style-name="ro1">
          <table:table-cell office:value-type="float" office:value="4730346" calcext:value-type="float">
            <text:p>473034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B461]" office:value-type="float" office:value="12" calcext:value-type="float">
            <text:p>12</text:p>
          </table:table-cell>
          <table:table-cell table:formula="of:=LOG([.A461]*[.$Q$1])" office:value-type="float" office:value="2.67489290826319" calcext:value-type="float">
            <text:p>2.67489290826319</text:p>
          </table:table-cell>
          <table:table-cell table:formula="of:=[.E461]-AVERAGE([.E$3:.E$1200])" office:value-type="float" office:value="-0.00918196994991583" calcext:value-type="float">
            <text:p>-0.009181969949916</text:p>
          </table:table-cell>
          <table:table-cell table:formula="of:=[.F461]-AVERAGE([.F$3:.F$1200])" office:value-type="float" office:value="0.209020212094106" calcext:value-type="float">
            <text:p>0.209020212094106</text:p>
          </table:table-cell>
          <table:table-cell table:formula="of:=[.G461]*[.G461]" office:value-type="float" office:value="0.0000843085721611572" calcext:value-type="float">
            <text:p>8.43085721611572E-05</text:p>
          </table:table-cell>
          <table:table-cell table:formula="of:=[.G461]*[.H461]" office:value-type="float" office:value="-0.00191921730637311" calcext:value-type="float">
            <text:p>-0.001919217306373</text:p>
          </table:table-cell>
          <table:table-cell table:formula="of:=[.H461]*[.H461]" office:value-type="float" office:value="0.0436894490638649" calcext:value-type="float">
            <text:p>0.043689449063865</text:p>
          </table:table-cell>
          <table:table-cell table:number-columns-repeated="6"/>
        </table:table-row>
        <table:table-row table:style-name="ro1">
          <table:table-cell office:value-type="float" office:value="1823591" calcext:value-type="float">
            <text:p>1823591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462]" office:value-type="float" office:value="11" calcext:value-type="float">
            <text:p>11</text:p>
          </table:table-cell>
          <table:table-cell table:formula="of:=LOG([.A462]*[.$Q$1])" office:value-type="float" office:value="2.26092744015419" calcext:value-type="float">
            <text:p>2.26092744015419</text:p>
          </table:table-cell>
          <table:table-cell table:formula="of:=[.E462]-AVERAGE([.E$3:.E$1200])" office:value-type="float" office:value="-1.00918196994992" calcext:value-type="float">
            <text:p>-1.00918196994992</text:p>
          </table:table-cell>
          <table:table-cell table:formula="of:=[.F462]-AVERAGE([.F$3:.F$1200])" office:value-type="float" office:value="-0.204945256014887" calcext:value-type="float">
            <text:p>-0.204945256014887</text:p>
          </table:table-cell>
          <table:table-cell table:formula="of:=[.G462]*[.G462]" office:value-type="float" office:value="1.01844824847199" calcext:value-type="float">
            <text:p>1.01844824847199</text:p>
          </table:table-cell>
          <table:table-cell table:formula="of:=[.G462]*[.H462]" office:value-type="float" office:value="0.206827057196993" calcext:value-type="float">
            <text:p>0.206827057196993</text:p>
          </table:table-cell>
          <table:table-cell table:formula="of:=[.H462]*[.H462]" office:value-type="float" office:value="0.0420025579630076" calcext:value-type="float">
            <text:p>0.042002557963008</text:p>
          </table:table-cell>
          <table:table-cell table:number-columns-repeated="6"/>
        </table:table-row>
        <table:table-row table:style-name="ro1">
          <table:table-cell office:value-type="float" office:value="405171" calcext:value-type="float">
            <text:p>40517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463]" office:value-type="float" office:value="7" calcext:value-type="float">
            <text:p>7</text:p>
          </table:table-cell>
          <table:table-cell table:formula="of:=LOG([.A463]*[.$Q$1])" office:value-type="float" office:value="1.60763835329562" calcext:value-type="float">
            <text:p>1.60763835329562</text:p>
          </table:table-cell>
          <table:table-cell table:formula="of:=[.E463]-AVERAGE([.E$3:.E$1200])" office:value-type="float" office:value="-5.00918196994992" calcext:value-type="float">
            <text:p>-5.00918196994992</text:p>
          </table:table-cell>
          <table:table-cell table:formula="of:=[.F463]-AVERAGE([.F$3:.F$1200])" office:value-type="float" office:value="-0.858234342873458" calcext:value-type="float">
            <text:p>-0.858234342873458</text:p>
          </table:table-cell>
          <table:table-cell table:formula="of:=[.G463]*[.G463]" office:value-type="float" office:value="25.0919040080713" calcext:value-type="float">
            <text:p>25.0919040080713</text:p>
          </table:table-cell>
          <table:table-cell table:formula="of:=[.G463]*[.H463]" office:value-type="float" office:value="4.29905199631354" calcext:value-type="float">
            <text:p>4.29905199631354</text:p>
          </table:table-cell>
          <table:table-cell table:formula="of:=[.H463]*[.H463]" office:value-type="float" office:value="0.736566187287437" calcext:value-type="float">
            <text:p>0.736566187287437</text:p>
          </table:table-cell>
          <table:table-cell table:number-columns-repeated="6"/>
        </table:table-row>
        <table:table-row table:style-name="ro1">
          <table:table-cell office:value-type="float" office:value="7321453" calcext:value-type="float">
            <text:p>7321453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464]" office:value-type="float" office:value="12" calcext:value-type="float">
            <text:p>12</text:p>
          </table:table-cell>
          <table:table-cell table:formula="of:=LOG([.A464]*[.$Q$1])" office:value-type="float" office:value="2.86459727877173" calcext:value-type="float">
            <text:p>2.86459727877173</text:p>
          </table:table-cell>
          <table:table-cell table:formula="of:=[.E464]-AVERAGE([.E$3:.E$1200])" office:value-type="float" office:value="-0.00918196994991583" calcext:value-type="float">
            <text:p>-0.009181969949916</text:p>
          </table:table-cell>
          <table:table-cell table:formula="of:=[.F464]-AVERAGE([.F$3:.F$1200])" office:value-type="float" office:value="0.398724582602649" calcext:value-type="float">
            <text:p>0.398724582602649</text:p>
          </table:table-cell>
          <table:table-cell table:formula="of:=[.G464]*[.G464]" office:value-type="float" office:value="0.0000843085721611572" calcext:value-type="float">
            <text:p>8.43085721611572E-05</text:p>
          </table:table-cell>
          <table:table-cell table:formula="of:=[.G464]*[.H464]" office:value-type="float" office:value="-0.00366107713575026" calcext:value-type="float">
            <text:p>-0.00366107713575</text:p>
          </table:table-cell>
          <table:table-cell table:formula="of:=[.H464]*[.H464]" office:value-type="float" office:value="0.158981292771657" calcext:value-type="float">
            <text:p>0.158981292771657</text:p>
          </table:table-cell>
          <table:table-cell table:number-columns-repeated="6"/>
        </table:table-row>
        <table:table-row table:style-name="ro1">
          <table:table-cell office:value-type="float" office:value="343212" calcext:value-type="float">
            <text:p>343212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465]" office:value-type="float" office:value="7" calcext:value-type="float">
            <text:p>7</text:p>
          </table:table-cell>
          <table:table-cell table:formula="of:=LOG([.A465]*[.$Q$1])" office:value-type="float" office:value="1.53556246403294" calcext:value-type="float">
            <text:p>1.53556246403294</text:p>
          </table:table-cell>
          <table:table-cell table:formula="of:=[.E465]-AVERAGE([.E$3:.E$1200])" office:value-type="float" office:value="-5.00918196994992" calcext:value-type="float">
            <text:p>-5.00918196994992</text:p>
          </table:table-cell>
          <table:table-cell table:formula="of:=[.F465]-AVERAGE([.F$3:.F$1200])" office:value-type="float" office:value="-0.930310232136136" calcext:value-type="float">
            <text:p>-0.930310232136136</text:p>
          </table:table-cell>
          <table:table-cell table:formula="of:=[.G465]*[.G465]" office:value-type="float" office:value="25.0919040080713" calcext:value-type="float">
            <text:p>25.0919040080713</text:p>
          </table:table-cell>
          <table:table-cell table:formula="of:=[.G465]*[.H465]" office:value-type="float" office:value="4.66009324127625" calcext:value-type="float">
            <text:p>4.66009324127625</text:p>
          </table:table-cell>
          <table:table-cell table:formula="of:=[.H465]*[.H465]" office:value-type="float" office:value="0.865477128017191" calcext:value-type="float">
            <text:p>0.865477128017191</text:p>
          </table:table-cell>
          <table:table-cell table:number-columns-repeated="6"/>
        </table:table-row>
        <table:table-row table:style-name="ro1">
          <table:table-cell office:value-type="float" office:value="1953993" calcext:value-type="float">
            <text:p>1953993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466]" office:value-type="float" office:value="12" calcext:value-type="float">
            <text:p>12</text:p>
          </table:table-cell>
          <table:table-cell table:formula="of:=LOG([.A466]*[.$Q$1])" office:value-type="float" office:value="2.29092300356555" calcext:value-type="float">
            <text:p>2.29092300356555</text:p>
          </table:table-cell>
          <table:table-cell table:formula="of:=[.E466]-AVERAGE([.E$3:.E$1200])" office:value-type="float" office:value="-0.00918196994991583" calcext:value-type="float">
            <text:p>-0.009181969949916</text:p>
          </table:table-cell>
          <table:table-cell table:formula="of:=[.F466]-AVERAGE([.F$3:.F$1200])" office:value-type="float" office:value="-0.174949692603532" calcext:value-type="float">
            <text:p>-0.174949692603532</text:p>
          </table:table-cell>
          <table:table-cell table:formula="of:=[.G466]*[.G466]" office:value-type="float" office:value="0.0000843085721611572" calcext:value-type="float">
            <text:p>8.43085721611572E-05</text:p>
          </table:table-cell>
          <table:table-cell table:formula="of:=[.G466]*[.H466]" office:value-type="float" office:value="0.00160638282023264" calcext:value-type="float">
            <text:p>0.001606382820233</text:p>
          </table:table-cell>
          <table:table-cell table:formula="of:=[.H466]*[.H466]" office:value-type="float" office:value="0.0306073949420702" calcext:value-type="float">
            <text:p>0.03060739494207</text:p>
          </table:table-cell>
          <table:table-cell table:number-columns-repeated="6"/>
        </table:table-row>
        <table:table-row table:style-name="ro1">
          <table:table-cell office:value-type="float" office:value="1214756" calcext:value-type="float">
            <text:p>1214756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467]" office:value-type="float" office:value="10" calcext:value-type="float">
            <text:p>10</text:p>
          </table:table-cell>
          <table:table-cell table:formula="of:=LOG([.A467]*[.$Q$1])" office:value-type="float" office:value="2.08448905283523" calcext:value-type="float">
            <text:p>2.08448905283523</text:p>
          </table:table-cell>
          <table:table-cell table:formula="of:=[.E467]-AVERAGE([.E$3:.E$1200])" office:value-type="float" office:value="-2.00918196994992" calcext:value-type="float">
            <text:p>-2.00918196994992</text:p>
          </table:table-cell>
          <table:table-cell table:formula="of:=[.F467]-AVERAGE([.F$3:.F$1200])" office:value-type="float" office:value="-0.381383643333847" calcext:value-type="float">
            <text:p>-0.381383643333847</text:p>
          </table:table-cell>
          <table:table-cell table:formula="of:=[.G467]*[.G467]" office:value-type="float" office:value="4.03681218837182" calcext:value-type="float">
            <text:p>4.03681218837182</text:p>
          </table:table-cell>
          <table:table-cell table:formula="of:=[.G467]*[.H467]" office:value-type="float" office:value="0.766269139820174" calcext:value-type="float">
            <text:p>0.766269139820174</text:p>
          </table:table-cell>
          <table:table-cell table:formula="of:=[.H467]*[.H467]" office:value-type="float" office:value="0.145453483402599" calcext:value-type="float">
            <text:p>0.145453483402599</text:p>
          </table:table-cell>
          <table:table-cell table:number-columns-repeated="6"/>
        </table:table-row>
        <table:table-row table:style-name="ro1">
          <table:table-cell office:value-type="float" office:value="19179055" calcext:value-type="float">
            <text:p>19179055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468]" office:value-type="float" office:value="15" calcext:value-type="float">
            <text:p>15</text:p>
          </table:table-cell>
          <table:table-cell table:formula="of:=LOG([.A468]*[.$Q$1])" office:value-type="float" office:value="3.28282720458667" calcext:value-type="float">
            <text:p>3.28282720458667</text:p>
          </table:table-cell>
          <table:table-cell table:formula="of:=[.E468]-AVERAGE([.E$3:.E$1200])" office:value-type="float" office:value="2.99081803005008" calcext:value-type="float">
            <text:p>2.99081803005008</text:p>
          </table:table-cell>
          <table:table-cell table:formula="of:=[.F468]-AVERAGE([.F$3:.F$1200])" office:value-type="float" office:value="0.816954508417589" calcext:value-type="float">
            <text:p>0.816954508417589</text:p>
          </table:table-cell>
          <table:table-cell table:formula="of:=[.G468]*[.G468]" office:value-type="float" office:value="8.94499248887267" calcext:value-type="float">
            <text:p>8.94499248887267</text:p>
          </table:table-cell>
          <table:table-cell table:formula="of:=[.G468]*[.H468]" office:value-type="float" office:value="2.44336227350603" calcext:value-type="float">
            <text:p>2.44336227350603</text:p>
          </table:table-cell>
          <table:table-cell table:formula="of:=[.H468]*[.H468]" office:value-type="float" office:value="0.667414668823825" calcext:value-type="float">
            <text:p>0.667414668823825</text:p>
          </table:table-cell>
          <table:table-cell table:number-columns-repeated="6"/>
        </table:table-row>
        <table:table-row table:style-name="ro1">
          <table:table-cell office:value-type="float" office:value="6316708" calcext:value-type="float">
            <text:p>6316708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469]" office:value-type="float" office:value="12" calcext:value-type="float">
            <text:p>12</text:p>
          </table:table-cell>
          <table:table-cell table:formula="of:=LOG([.A469]*[.$Q$1])" office:value-type="float" office:value="2.80049080139654" calcext:value-type="float">
            <text:p>2.80049080139654</text:p>
          </table:table-cell>
          <table:table-cell table:formula="of:=[.E469]-AVERAGE([.E$3:.E$1200])" office:value-type="float" office:value="-0.00918196994991583" calcext:value-type="float">
            <text:p>-0.009181969949916</text:p>
          </table:table-cell>
          <table:table-cell table:formula="of:=[.F469]-AVERAGE([.F$3:.F$1200])" office:value-type="float" office:value="0.334618105227462" calcext:value-type="float">
            <text:p>0.334618105227462</text:p>
          </table:table-cell>
          <table:table-cell table:formula="of:=[.G469]*[.G469]" office:value-type="float" office:value="0.0000843085721611572" calcext:value-type="float">
            <text:p>8.43085721611572E-05</text:p>
          </table:table-cell>
          <table:table-cell table:formula="of:=[.G469]*[.H469]" office:value-type="float" office:value="-0.00307245338689632" calcext:value-type="float">
            <text:p>-0.003072453386896</text:p>
          </table:table-cell>
          <table:table-cell table:formula="of:=[.H469]*[.H469]" office:value-type="float" office:value="0.111969276346017" calcext:value-type="float">
            <text:p>0.111969276346017</text:p>
          </table:table-cell>
          <table:table-cell table:number-columns-repeated="6"/>
        </table:table-row>
        <table:table-row table:style-name="ro1">
          <table:table-cell office:value-type="float" office:value="346409" calcext:value-type="float">
            <text:p>346409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470]" office:value-type="float" office:value="8" calcext:value-type="float">
            <text:p>8</text:p>
          </table:table-cell>
          <table:table-cell table:formula="of:=LOG([.A470]*[.$Q$1])" office:value-type="float" office:value="1.53958916683134" calcext:value-type="float">
            <text:p>1.53958916683134</text:p>
          </table:table-cell>
          <table:table-cell table:formula="of:=[.E470]-AVERAGE([.E$3:.E$1200])" office:value-type="float" office:value="-4.00918196994992" calcext:value-type="float">
            <text:p>-4.00918196994992</text:p>
          </table:table-cell>
          <table:table-cell table:formula="of:=[.F470]-AVERAGE([.F$3:.F$1200])" office:value-type="float" office:value="-0.926283529337739" calcext:value-type="float">
            <text:p>-0.926283529337739</text:p>
          </table:table-cell>
          <table:table-cell table:formula="of:=[.G470]*[.G470]" office:value-type="float" office:value="16.0735400681715" calcext:value-type="float">
            <text:p>16.0735400681715</text:p>
          </table:table-cell>
          <table:table-cell table:formula="of:=[.G470]*[.H470]" office:value-type="float" office:value="3.71363922488244" calcext:value-type="float">
            <text:p>3.71363922488244</text:p>
          </table:table-cell>
          <table:table-cell table:formula="of:=[.H470]*[.H470]" office:value-type="float" office:value="0.858001176722379" calcext:value-type="float">
            <text:p>0.858001176722379</text:p>
          </table:table-cell>
          <table:table-cell table:number-columns-repeated="6"/>
        </table:table-row>
        <table:table-row table:style-name="ro1">
          <table:table-cell office:value-type="float" office:value="990763" calcext:value-type="float">
            <text:p>990763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471]" office:value-type="float" office:value="8" calcext:value-type="float">
            <text:p>8</text:p>
          </table:table-cell>
          <table:table-cell table:formula="of:=LOG([.A471]*[.$Q$1])" office:value-type="float" office:value="1.9959697795086" calcext:value-type="float">
            <text:p>1.9959697795086</text:p>
          </table:table-cell>
          <table:table-cell table:formula="of:=[.E471]-AVERAGE([.E$3:.E$1200])" office:value-type="float" office:value="-4.00918196994992" calcext:value-type="float">
            <text:p>-4.00918196994992</text:p>
          </table:table-cell>
          <table:table-cell table:formula="of:=[.F471]-AVERAGE([.F$3:.F$1200])" office:value-type="float" office:value="-0.469902916660482" calcext:value-type="float">
            <text:p>-0.469902916660482</text:p>
          </table:table-cell>
          <table:table-cell table:formula="of:=[.G471]*[.G471]" office:value-type="float" office:value="16.0735400681715" calcext:value-type="float">
            <text:p>16.0735400681715</text:p>
          </table:table-cell>
          <table:table-cell table:formula="of:=[.G471]*[.H471]" office:value-type="float" office:value="1.88392630110208" calcext:value-type="float">
            <text:p>1.88392630110208</text:p>
          </table:table-cell>
          <table:table-cell table:formula="of:=[.H471]*[.H471]" office:value-type="float" office:value="0.220808751086028" calcext:value-type="float">
            <text:p>0.220808751086028</text:p>
          </table:table-cell>
          <table:table-cell table:number-columns-repeated="6"/>
        </table:table-row>
        <table:table-row table:style-name="ro1">
          <table:table-cell office:value-type="float" office:value="1457680" calcext:value-type="float">
            <text:p>14576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472]" office:value-type="float" office:value="10" calcext:value-type="float">
            <text:p>10</text:p>
          </table:table-cell>
          <table:table-cell table:formula="of:=LOG([.A472]*[.$Q$1])" office:value-type="float" office:value="2.16366219511544" calcext:value-type="float">
            <text:p>2.16366219511544</text:p>
          </table:table-cell>
          <table:table-cell table:formula="of:=[.E472]-AVERAGE([.E$3:.E$1200])" office:value-type="float" office:value="-2.00918196994992" calcext:value-type="float">
            <text:p>-2.00918196994992</text:p>
          </table:table-cell>
          <table:table-cell table:formula="of:=[.F472]-AVERAGE([.F$3:.F$1200])" office:value-type="float" office:value="-0.302210501053645" calcext:value-type="float">
            <text:p>-0.302210501053645</text:p>
          </table:table-cell>
          <table:table-cell table:formula="of:=[.G472]*[.G472]" office:value-type="float" office:value="4.03681218837182" calcext:value-type="float">
            <text:p>4.03681218837182</text:p>
          </table:table-cell>
          <table:table-cell table:formula="of:=[.G472]*[.H472]" office:value-type="float" office:value="0.607195889846513" calcext:value-type="float">
            <text:p>0.607195889846513</text:p>
          </table:table-cell>
          <table:table-cell table:formula="of:=[.H472]*[.H472]" office:value-type="float" office:value="0.0913311869470951" calcext:value-type="float">
            <text:p>0.091331186947095</text:p>
          </table:table-cell>
          <table:table-cell table:number-columns-repeated="6"/>
        </table:table-row>
        <table:table-row table:style-name="ro1">
          <table:table-cell office:value-type="float" office:value="415178" calcext:value-type="float">
            <text:p>415178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473]" office:value-type="float" office:value="8" calcext:value-type="float">
            <text:p>8</text:p>
          </table:table-cell>
          <table:table-cell table:formula="of:=LOG([.A473]*[.$Q$1])" office:value-type="float" office:value="1.61823433248072" calcext:value-type="float">
            <text:p>1.61823433248072</text:p>
          </table:table-cell>
          <table:table-cell table:formula="of:=[.E473]-AVERAGE([.E$3:.E$1200])" office:value-type="float" office:value="-4.00918196994992" calcext:value-type="float">
            <text:p>-4.00918196994992</text:p>
          </table:table-cell>
          <table:table-cell table:formula="of:=[.F473]-AVERAGE([.F$3:.F$1200])" office:value-type="float" office:value="-0.847638363688362" calcext:value-type="float">
            <text:p>-0.847638363688362</text:p>
          </table:table-cell>
          <table:table-cell table:formula="of:=[.G473]*[.G473]" office:value-type="float" office:value="16.0735400681715" calcext:value-type="float">
            <text:p>16.0735400681715</text:p>
          </table:table-cell>
          <table:table-cell table:formula="of:=[.G473]*[.H473]" office:value-type="float" office:value="3.39833644473723" calcext:value-type="float">
            <text:p>3.39833644473723</text:p>
          </table:table-cell>
          <table:table-cell table:formula="of:=[.H473]*[.H473]" office:value-type="float" office:value="0.718490795596283" calcext:value-type="float">
            <text:p>0.718490795596283</text:p>
          </table:table-cell>
          <table:table-cell table:number-columns-repeated="6"/>
        </table:table-row>
        <table:table-row table:style-name="ro1">
          <table:table-cell office:value-type="float" office:value="22213295" calcext:value-type="float">
            <text:p>22213295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B474]" office:value-type="float" office:value="16" calcext:value-type="float">
            <text:p>16</text:p>
          </table:table-cell>
          <table:table-cell table:formula="of:=LOG([.A474]*[.$Q$1])" office:value-type="float" office:value="3.34661298422066" calcext:value-type="float">
            <text:p>3.34661298422066</text:p>
          </table:table-cell>
          <table:table-cell table:formula="of:=[.E474]-AVERAGE([.E$3:.E$1200])" office:value-type="float" office:value="3.99081803005008" calcext:value-type="float">
            <text:p>3.99081803005008</text:p>
          </table:table-cell>
          <table:table-cell table:formula="of:=[.F474]-AVERAGE([.F$3:.F$1200])" office:value-type="float" office:value="0.880740288051577" calcext:value-type="float">
            <text:p>0.880740288051577</text:p>
          </table:table-cell>
          <table:table-cell table:formula="of:=[.G474]*[.G474]" office:value-type="float" office:value="15.9266285489728" calcext:value-type="float">
            <text:p>15.9266285489728</text:p>
          </table:table-cell>
          <table:table-cell table:formula="of:=[.G474]*[.H474]" office:value-type="float" office:value="3.51487422134774" calcext:value-type="float">
            <text:p>3.51487422134774</text:p>
          </table:table-cell>
          <table:table-cell table:formula="of:=[.H474]*[.H474]" office:value-type="float" office:value="0.775703454997174" calcext:value-type="float">
            <text:p>0.775703454997174</text:p>
          </table:table-cell>
          <table:table-cell table:number-columns-repeated="6"/>
        </table:table-row>
        <table:table-row table:style-name="ro1">
          <table:table-cell office:value-type="float" office:value="367964" calcext:value-type="float">
            <text:p>367964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B475]" office:value-type="float" office:value="8" calcext:value-type="float">
            <text:p>8</text:p>
          </table:table-cell>
          <table:table-cell table:formula="of:=LOG([.A475]*[.$Q$1])" office:value-type="float" office:value="1.56580533126554" calcext:value-type="float">
            <text:p>1.56580533126554</text:p>
          </table:table-cell>
          <table:table-cell table:formula="of:=[.E475]-AVERAGE([.E$3:.E$1200])" office:value-type="float" office:value="-4.00918196994992" calcext:value-type="float">
            <text:p>-4.00918196994992</text:p>
          </table:table-cell>
          <table:table-cell table:formula="of:=[.F475]-AVERAGE([.F$3:.F$1200])" office:value-type="float" office:value="-0.900067364903537" calcext:value-type="float">
            <text:p>-0.900067364903537</text:p>
          </table:table-cell>
          <table:table-cell table:formula="of:=[.G475]*[.G475]" office:value-type="float" office:value="16.0735400681715" calcext:value-type="float">
            <text:p>16.0735400681715</text:p>
          </table:table-cell>
          <table:table-cell table:formula="of:=[.G475]*[.H475]" office:value-type="float" office:value="3.60853385111159" calcext:value-type="float">
            <text:p>3.60853385111159</text:p>
          </table:table-cell>
          <table:table-cell table:formula="of:=[.H475]*[.H475]" office:value-type="float" office:value="0.810121261364397" calcext:value-type="float">
            <text:p>0.810121261364397</text:p>
          </table:table-cell>
          <table:table-cell table:number-columns-repeated="6"/>
        </table:table-row>
        <table:table-row table:style-name="ro1">
          <table:table-cell office:value-type="float" office:value="413408" calcext:value-type="float">
            <text:p>413408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B476]" office:value-type="float" office:value="8" calcext:value-type="float">
            <text:p>8</text:p>
          </table:table-cell>
          <table:table-cell table:formula="of:=LOG([.A476]*[.$Q$1])" office:value-type="float" office:value="1.61637887655406" calcext:value-type="float">
            <text:p>1.61637887655406</text:p>
          </table:table-cell>
          <table:table-cell table:formula="of:=[.E476]-AVERAGE([.E$3:.E$1200])" office:value-type="float" office:value="-4.00918196994992" calcext:value-type="float">
            <text:p>-4.00918196994992</text:p>
          </table:table-cell>
          <table:table-cell table:formula="of:=[.F476]-AVERAGE([.F$3:.F$1200])" office:value-type="float" office:value="-0.849493819615019" calcext:value-type="float">
            <text:p>-0.849493819615019</text:p>
          </table:table-cell>
          <table:table-cell table:formula="of:=[.G476]*[.G476]" office:value-type="float" office:value="16.0735400681715" calcext:value-type="float">
            <text:p>16.0735400681715</text:p>
          </table:table-cell>
          <table:table-cell table:formula="of:=[.G476]*[.H476]" office:value-type="float" office:value="3.40577530518442" calcext:value-type="float">
            <text:p>3.40577530518442</text:p>
          </table:table-cell>
          <table:table-cell table:formula="of:=[.H476]*[.H476]" office:value-type="float" office:value="0.721639749564115" calcext:value-type="float">
            <text:p>0.721639749564115</text:p>
          </table:table-cell>
          <table:table-cell table:number-columns-repeated="6"/>
        </table:table-row>
        <table:table-row table:style-name="ro1">
          <table:table-cell office:value-type="float" office:value="54590633" calcext:value-type="float">
            <text:p>5459063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B477]" office:value-type="float" office:value="18" calcext:value-type="float">
            <text:p>18</text:p>
          </table:table-cell>
          <table:table-cell table:formula="of:=LOG([.A477]*[.$Q$1])" office:value-type="float" office:value="3.7371181301516" calcext:value-type="float">
            <text:p>3.7371181301516</text:p>
          </table:table-cell>
          <table:table-cell table:formula="of:=[.E477]-AVERAGE([.E$3:.E$1200])" office:value-type="float" office:value="5.99081803005008" calcext:value-type="float">
            <text:p>5.99081803005008</text:p>
          </table:table-cell>
          <table:table-cell table:formula="of:=[.F477]-AVERAGE([.F$3:.F$1200])" office:value-type="float" office:value="1.27124543398252" calcext:value-type="float">
            <text:p>1.27124543398252</text:p>
          </table:table-cell>
          <table:table-cell table:formula="of:=[.G477]*[.G477]" office:value-type="float" office:value="35.8899006691732" calcext:value-type="float">
            <text:p>35.8899006691732</text:p>
          </table:table-cell>
          <table:table-cell table:formula="of:=[.G477]*[.H477]" office:value-type="float" office:value="7.6158000665213" calcext:value-type="float">
            <text:p>7.6158000665213</text:p>
          </table:table-cell>
          <table:table-cell table:formula="of:=[.H477]*[.H477]" office:value-type="float" office:value="1.61606495342139" calcext:value-type="float">
            <text:p>1.61606495342139</text:p>
          </table:table-cell>
          <table:table-cell table:number-columns-repeated="6"/>
        </table:table-row>
        <table:table-row table:style-name="ro1">
          <table:table-cell office:value-type="float" office:value="1420356" calcext:value-type="float">
            <text:p>1420356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B478]" office:value-type="float" office:value="10" calcext:value-type="float">
            <text:p>10</text:p>
          </table:table-cell>
          <table:table-cell table:formula="of:=LOG([.A478]*[.$Q$1])" office:value-type="float" office:value="2.15239721019873" calcext:value-type="float">
            <text:p>2.15239721019873</text:p>
          </table:table-cell>
          <table:table-cell table:formula="of:=[.E478]-AVERAGE([.E$3:.E$1200])" office:value-type="float" office:value="-2.00918196994992" calcext:value-type="float">
            <text:p>-2.00918196994992</text:p>
          </table:table-cell>
          <table:table-cell table:formula="of:=[.F478]-AVERAGE([.F$3:.F$1200])" office:value-type="float" office:value="-0.313475485970354" calcext:value-type="float">
            <text:p>-0.313475485970354</text:p>
          </table:table-cell>
          <table:table-cell table:formula="of:=[.G478]*[.G478]" office:value-type="float" office:value="4.03681218837182" calcext:value-type="float">
            <text:p>4.03681218837182</text:p>
          </table:table-cell>
          <table:table-cell table:formula="of:=[.G478]*[.H478]" office:value-type="float" office:value="0.629829294432922" calcext:value-type="float">
            <text:p>0.629829294432922</text:p>
          </table:table-cell>
          <table:table-cell table:formula="of:=[.H478]*[.H478]" office:value-type="float" office:value="0.0982668803043494" calcext:value-type="float">
            <text:p>0.098266880304349</text:p>
          </table:table-cell>
          <table:table-cell table:number-columns-repeated="6"/>
        </table:table-row>
        <table:table-row table:style-name="ro1">
          <table:table-cell office:value-type="float" office:value="2531822" calcext:value-type="float">
            <text:p>2531822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79]" office:value-type="float" office:value="11" calcext:value-type="float">
            <text:p>11</text:p>
          </table:table-cell>
          <table:table-cell table:formula="of:=LOG([.A479]*[.$Q$1])" office:value-type="float" office:value="2.40343316930141" calcext:value-type="float">
            <text:p>2.40343316930141</text:p>
          </table:table-cell>
          <table:table-cell table:formula="of:=[.E479]-AVERAGE([.E$3:.E$1200])" office:value-type="float" office:value="-1.00918196994992" calcext:value-type="float">
            <text:p>-1.00918196994992</text:p>
          </table:table-cell>
          <table:table-cell table:formula="of:=[.F479]-AVERAGE([.F$3:.F$1200])" office:value-type="float" office:value="-0.0624395268676663" calcext:value-type="float">
            <text:p>-0.062439526867666</text:p>
          </table:table-cell>
          <table:table-cell table:formula="of:=[.G479]*[.G479]" office:value-type="float" office:value="1.01844824847199" calcext:value-type="float">
            <text:p>1.01844824847199</text:p>
          </table:table-cell>
          <table:table-cell table:formula="of:=[.G479]*[.H479]" office:value-type="float" office:value="0.0630128447270522" calcext:value-type="float">
            <text:p>0.063012844727052</text:p>
          </table:table-cell>
          <table:table-cell table:formula="of:=[.H479]*[.H479]" office:value-type="float" office:value="0.00389869451545802" calcext:value-type="float">
            <text:p>0.003898694515458</text:p>
          </table:table-cell>
          <table:table-cell table:number-columns-repeated="6"/>
        </table:table-row>
        <table:table-row table:style-name="ro1">
          <table:table-cell office:value-type="float" office:value="4226013" calcext:value-type="float">
            <text:p>4226013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B480]" office:value-type="float" office:value="13" calcext:value-type="float">
            <text:p>13</text:p>
          </table:table-cell>
          <table:table-cell table:formula="of:=LOG([.A480]*[.$Q$1])" office:value-type="float" office:value="2.62593082868875" calcext:value-type="float">
            <text:p>2.62593082868875</text:p>
          </table:table-cell>
          <table:table-cell table:formula="of:=[.E480]-AVERAGE([.E$3:.E$1200])" office:value-type="float" office:value="0.990818030050084" calcext:value-type="float">
            <text:p>0.990818030050084</text:p>
          </table:table-cell>
          <table:table-cell table:formula="of:=[.F480]-AVERAGE([.F$3:.F$1200])" office:value-type="float" office:value="0.160058132519666" calcext:value-type="float">
            <text:p>0.160058132519666</text:p>
          </table:table-cell>
          <table:table-cell table:formula="of:=[.G480]*[.G480]" office:value-type="float" office:value="0.981720368672329" calcext:value-type="float">
            <text:p>0.981720368672329</text:p>
          </table:table-cell>
          <table:table-cell table:formula="of:=[.G480]*[.H480]" office:value-type="float" office:value="0.15858848355663" calcext:value-type="float">
            <text:p>0.15858848355663</text:p>
          </table:table-cell>
          <table:table-cell table:formula="of:=[.H480]*[.H480]" office:value-type="float" office:value="0.0256186057856829" calcext:value-type="float">
            <text:p>0.025618605785683</text:p>
          </table:table-cell>
          <table:table-cell table:number-columns-repeated="6"/>
        </table:table-row>
        <table:table-row table:style-name="ro1">
          <table:table-cell office:value-type="float" office:value="317990" calcext:value-type="float">
            <text:p>317990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B481]" office:value-type="float" office:value="7" calcext:value-type="float">
            <text:p>7</text:p>
          </table:table-cell>
          <table:table-cell table:formula="of:=LOG([.A481]*[.$Q$1])" office:value-type="float" office:value="1.50241346271052" calcext:value-type="float">
            <text:p>1.50241346271052</text:p>
          </table:table-cell>
          <table:table-cell table:formula="of:=[.E481]-AVERAGE([.E$3:.E$1200])" office:value-type="float" office:value="-5.00918196994992" calcext:value-type="float">
            <text:p>-5.00918196994992</text:p>
          </table:table-cell>
          <table:table-cell table:formula="of:=[.F481]-AVERAGE([.F$3:.F$1200])" office:value-type="float" office:value="-0.963459233458566" calcext:value-type="float">
            <text:p>-0.963459233458566</text:p>
          </table:table-cell>
          <table:table-cell table:formula="of:=[.G481]*[.G481]" office:value-type="float" office:value="25.0919040080713" calcext:value-type="float">
            <text:p>25.0919040080713</text:p>
          </table:table-cell>
          <table:table-cell table:formula="of:=[.G481]*[.H481]" office:value-type="float" office:value="4.82614262102241" calcext:value-type="float">
            <text:p>4.82614262102241</text:p>
          </table:table-cell>
          <table:table-cell table:formula="of:=[.H481]*[.H481]" office:value-type="float" office:value="0.928253694536567" calcext:value-type="float">
            <text:p>0.928253694536567</text:p>
          </table:table-cell>
          <table:table-cell table:number-columns-repeated="6"/>
        </table:table-row>
        <table:table-row table:style-name="ro1">
          <table:table-cell office:value-type="float" office:value="684099" calcext:value-type="float">
            <text:p>68409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B482]" office:value-type="float" office:value="11" calcext:value-type="float">
            <text:p>11</text:p>
          </table:table-cell>
          <table:table-cell table:formula="of:=LOG([.A482]*[.$Q$1])" office:value-type="float" office:value="1.83511895558345" calcext:value-type="float">
            <text:p>1.83511895558345</text:p>
          </table:table-cell>
          <table:table-cell table:formula="of:=[.E482]-AVERAGE([.E$3:.E$1200])" office:value-type="float" office:value="-1.00918196994992" calcext:value-type="float">
            <text:p>-1.00918196994992</text:p>
          </table:table-cell>
          <table:table-cell table:formula="of:=[.F482]-AVERAGE([.F$3:.F$1200])" office:value-type="float" office:value="-0.630753740585635" calcext:value-type="float">
            <text:p>-0.630753740585635</text:p>
          </table:table-cell>
          <table:table-cell table:formula="of:=[.G482]*[.G482]" office:value-type="float" office:value="1.01844824847199" calcext:value-type="float">
            <text:p>1.01844824847199</text:p>
          </table:table-cell>
          <table:table-cell table:formula="of:=[.G482]*[.H482]" office:value-type="float" office:value="0.636545302477489" calcext:value-type="float">
            <text:p>0.636545302477489</text:p>
          </table:table-cell>
          <table:table-cell table:formula="of:=[.H482]*[.H482]" office:value-type="float" office:value="0.397850281262771" calcext:value-type="float">
            <text:p>0.397850281262771</text:p>
          </table:table-cell>
          <table:table-cell table:number-columns-repeated="6"/>
        </table:table-row>
        <table:table-row table:style-name="ro1">
          <table:table-cell office:value-type="float" office:value="1273669" calcext:value-type="float">
            <text:p>1273669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B483]" office:value-type="float" office:value="11" calcext:value-type="float">
            <text:p>11</text:p>
          </table:table-cell>
          <table:table-cell table:formula="of:=LOG([.A483]*[.$Q$1])" office:value-type="float" office:value="2.10505657858732" calcext:value-type="float">
            <text:p>2.10505657858732</text:p>
          </table:table-cell>
          <table:table-cell table:formula="of:=[.E483]-AVERAGE([.E$3:.E$1200])" office:value-type="float" office:value="-1.00918196994992" calcext:value-type="float">
            <text:p>-1.00918196994992</text:p>
          </table:table-cell>
          <table:table-cell table:formula="of:=[.F483]-AVERAGE([.F$3:.F$1200])" office:value-type="float" office:value="-0.360816117581756" calcext:value-type="float">
            <text:p>-0.360816117581756</text:p>
          </table:table-cell>
          <table:table-cell table:formula="of:=[.G483]*[.G483]" office:value-type="float" office:value="1.01844824847199" calcext:value-type="float">
            <text:p>1.01844824847199</text:p>
          </table:table-cell>
          <table:table-cell table:formula="of:=[.G483]*[.H483]" office:value-type="float" office:value="0.364129120330837" calcext:value-type="float">
            <text:p>0.364129120330837</text:p>
          </table:table-cell>
          <table:table-cell table:formula="of:=[.H483]*[.H483]" office:value-type="float" office:value="0.130188270706771" calcext:value-type="float">
            <text:p>0.130188270706771</text:p>
          </table:table-cell>
          <table:table-cell table:number-columns-repeated="6"/>
        </table:table-row>
        <table:table-row table:style-name="ro1">
          <table:table-cell office:value-type="float" office:value="12900133" calcext:value-type="float">
            <text:p>12900133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484]" office:value-type="float" office:value="13" calcext:value-type="float">
            <text:p>13</text:p>
          </table:table-cell>
          <table:table-cell table:formula="of:=LOG([.A484]*[.$Q$1])" office:value-type="float" office:value="3.11059418788594" calcext:value-type="float">
            <text:p>3.11059418788594</text:p>
          </table:table-cell>
          <table:table-cell table:formula="of:=[.E484]-AVERAGE([.E$3:.E$1200])" office:value-type="float" office:value="0.990818030050084" calcext:value-type="float">
            <text:p>0.990818030050084</text:p>
          </table:table-cell>
          <table:table-cell table:formula="of:=[.F484]-AVERAGE([.F$3:.F$1200])" office:value-type="float" office:value="0.644721491716861" calcext:value-type="float">
            <text:p>0.644721491716861</text:p>
          </table:table-cell>
          <table:table-cell table:formula="of:=[.G484]*[.G484]" office:value-type="float" office:value="0.981720368672329" calcext:value-type="float">
            <text:p>0.981720368672329</text:p>
          </table:table-cell>
          <table:table-cell table:formula="of:=[.G484]*[.H484]" office:value-type="float" office:value="0.638801678353851" calcext:value-type="float">
            <text:p>0.638801678353851</text:p>
          </table:table-cell>
          <table:table-cell table:formula="of:=[.H484]*[.H484]" office:value-type="float" office:value="0.415665801881614" calcext:value-type="float">
            <text:p>0.415665801881614</text:p>
          </table:table-cell>
          <table:table-cell table:number-columns-repeated="6"/>
        </table:table-row>
        <table:table-row table:style-name="ro1">
          <table:table-cell office:value-type="float" office:value="977500" calcext:value-type="float">
            <text:p>977500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B485]" office:value-type="float" office:value="11" calcext:value-type="float">
            <text:p>11</text:p>
          </table:table-cell>
          <table:table-cell table:formula="of:=LOG([.A485]*[.$Q$1])" office:value-type="float" office:value="1.9901167660679" calcext:value-type="float">
            <text:p>1.9901167660679</text:p>
          </table:table-cell>
          <table:table-cell table:formula="of:=[.E485]-AVERAGE([.E$3:.E$1200])" office:value-type="float" office:value="-1.00918196994992" calcext:value-type="float">
            <text:p>-1.00918196994992</text:p>
          </table:table-cell>
          <table:table-cell table:formula="of:=[.F485]-AVERAGE([.F$3:.F$1200])" office:value-type="float" office:value="-0.475755930101176" calcext:value-type="float">
            <text:p>-0.475755930101176</text:p>
          </table:table-cell>
          <table:table-cell table:formula="of:=[.G485]*[.G485]" office:value-type="float" office:value="1.01844824847199" calcext:value-type="float">
            <text:p>1.01844824847199</text:p>
          </table:table-cell>
          <table:table-cell table:formula="of:=[.G485]*[.H485]" office:value-type="float" office:value="0.48012430675486" calcext:value-type="float">
            <text:p>0.48012430675486</text:p>
          </table:table-cell>
          <table:table-cell table:formula="of:=[.H485]*[.H485]" office:value-type="float" office:value="0.226343705026435" calcext:value-type="float">
            <text:p>0.226343705026435</text:p>
          </table:table-cell>
          <table:table-cell table:number-columns-repeated="6"/>
        </table:table-row>
        <table:table-row table:style-name="ro1">
          <table:table-cell office:value-type="float" office:value="589443" calcext:value-type="float">
            <text:p>589443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B486]" office:value-type="float" office:value="7" calcext:value-type="float">
            <text:p>7</text:p>
          </table:table-cell>
          <table:table-cell table:formula="of:=LOG([.A486]*[.$Q$1])" office:value-type="float" office:value="1.77044181455012" calcext:value-type="float">
            <text:p>1.77044181455012</text:p>
          </table:table-cell>
          <table:table-cell table:formula="of:=[.E486]-AVERAGE([.E$3:.E$1200])" office:value-type="float" office:value="-5.00918196994992" calcext:value-type="float">
            <text:p>-5.00918196994992</text:p>
          </table:table-cell>
          <table:table-cell table:formula="of:=[.F486]-AVERAGE([.F$3:.F$1200])" office:value-type="float" office:value="-0.69543088161896" calcext:value-type="float">
            <text:p>-0.69543088161896</text:p>
          </table:table-cell>
          <table:table-cell table:formula="of:=[.G486]*[.G486]" office:value-type="float" office:value="25.0919040080713" calcext:value-type="float">
            <text:p>25.0919040080713</text:p>
          </table:table-cell>
          <table:table-cell table:formula="of:=[.G486]*[.H486]" office:value-type="float" office:value="3.48353983355207" calcext:value-type="float">
            <text:p>3.48353983355207</text:p>
          </table:table-cell>
          <table:table-cell table:formula="of:=[.H486]*[.H486]" office:value-type="float" office:value="0.483624111109324" calcext:value-type="float">
            <text:p>0.483624111109324</text:p>
          </table:table-cell>
          <table:table-cell table:number-columns-repeated="6"/>
        </table:table-row>
        <table:table-row table:style-name="ro1">
          <table:table-cell office:value-type="float" office:value="10384424" calcext:value-type="float">
            <text:p>10384424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B487]" office:value-type="float" office:value="18" calcext:value-type="float">
            <text:p>18</text:p>
          </table:table-cell>
          <table:table-cell table:formula="of:=LOG([.A487]*[.$Q$1])" office:value-type="float" office:value="3.01638241222796" calcext:value-type="float">
            <text:p>3.01638241222796</text:p>
          </table:table-cell>
          <table:table-cell table:formula="of:=[.E487]-AVERAGE([.E$3:.E$1200])" office:value-type="float" office:value="5.99081803005008" calcext:value-type="float">
            <text:p>5.99081803005008</text:p>
          </table:table-cell>
          <table:table-cell table:formula="of:=[.F487]-AVERAGE([.F$3:.F$1200])" office:value-type="float" office:value="0.550509716058881" calcext:value-type="float">
            <text:p>0.550509716058881</text:p>
          </table:table-cell>
          <table:table-cell table:formula="of:=[.G487]*[.G487]" office:value-type="float" office:value="35.8899006691732" calcext:value-type="float">
            <text:p>35.8899006691732</text:p>
          </table:table-cell>
          <table:table-cell table:formula="of:=[.G487]*[.H487]" office:value-type="float" office:value="3.2980035326833" calcext:value-type="float">
            <text:p>3.2980035326833</text:p>
          </table:table-cell>
          <table:table-cell table:formula="of:=[.H487]*[.H487]" office:value-type="float" office:value="0.30306094747523" calcext:value-type="float">
            <text:p>0.30306094747523</text:p>
          </table:table-cell>
          <table:table-cell table:number-columns-repeated="6"/>
        </table:table-row>
        <table:table-row table:style-name="ro1">
          <table:table-cell office:value-type="float" office:value="602343" calcext:value-type="float">
            <text:p>602343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B488]" office:value-type="float" office:value="8" calcext:value-type="float">
            <text:p>8</text:p>
          </table:table-cell>
          <table:table-cell table:formula="of:=LOG([.A488]*[.$Q$1])" office:value-type="float" office:value="1.77984386764698" calcext:value-type="float">
            <text:p>1.77984386764698</text:p>
          </table:table-cell>
          <table:table-cell table:formula="of:=[.E488]-AVERAGE([.E$3:.E$1200])" office:value-type="float" office:value="-4.00918196994992" calcext:value-type="float">
            <text:p>-4.00918196994992</text:p>
          </table:table-cell>
          <table:table-cell table:formula="of:=[.F488]-AVERAGE([.F$3:.F$1200])" office:value-type="float" office:value="-0.686028828522104" calcext:value-type="float">
            <text:p>-0.686028828522104</text:p>
          </table:table-cell>
          <table:table-cell table:formula="of:=[.G488]*[.G488]" office:value-type="float" office:value="16.0735400681715" calcext:value-type="float">
            <text:p>16.0735400681715</text:p>
          </table:table-cell>
          <table:table-cell table:formula="of:=[.G488]*[.H488]" office:value-type="float" office:value="2.75041441017668" calcext:value-type="float">
            <text:p>2.75041441017668</text:p>
          </table:table-cell>
          <table:table-cell table:formula="of:=[.H488]*[.H488]" office:value-type="float" office:value="0.470635553563411" calcext:value-type="float">
            <text:p>0.470635553563411</text:p>
          </table:table-cell>
          <table:table-cell table:number-columns-repeated="6"/>
        </table:table-row>
        <table:table-row table:style-name="ro1">
          <table:table-cell office:value-type="float" office:value="530752843" calcext:value-type="float">
            <text:p>530752843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B489]" office:value-type="float" office:value="21" calcext:value-type="float">
            <text:p>21</text:p>
          </table:table-cell>
          <table:table-cell table:formula="of:=LOG([.A489]*[.$Q$1])" office:value-type="float" office:value="4.72489232916099" calcext:value-type="float">
            <text:p>4.72489232916099</text:p>
          </table:table-cell>
          <table:table-cell table:formula="of:=[.E489]-AVERAGE([.E$3:.E$1200])" office:value-type="float" office:value="8.99081803005008" calcext:value-type="float">
            <text:p>8.99081803005008</text:p>
          </table:table-cell>
          <table:table-cell table:formula="of:=[.F489]-AVERAGE([.F$3:.F$1200])" office:value-type="float" office:value="2.2590196329919" calcext:value-type="float">
            <text:p>2.2590196329919</text:p>
          </table:table-cell>
          <table:table-cell table:formula="of:=[.G489]*[.G489]" office:value-type="float" office:value="80.8348088494737" calcext:value-type="float">
            <text:p>80.8348088494737</text:p>
          </table:table-cell>
          <table:table-cell table:formula="of:=[.G489]*[.H489]" office:value-type="float" office:value="20.3104344465407" calcext:value-type="float">
            <text:p>20.3104344465407</text:p>
          </table:table-cell>
          <table:table-cell table:formula="of:=[.H489]*[.H489]" office:value-type="float" office:value="5.10316970224288" calcext:value-type="float">
            <text:p>5.10316970224288</text:p>
          </table:table-cell>
          <table:table-cell table:number-columns-repeated="6"/>
        </table:table-row>
        <table:table-row table:style-name="ro1">
          <table:table-cell office:value-type="float" office:value="401164" calcext:value-type="float">
            <text:p>401164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B490]" office:value-type="float" office:value="9" calcext:value-type="float">
            <text:p>9</text:p>
          </table:table-cell>
          <table:table-cell table:formula="of:=LOG([.A490]*[.$Q$1])" office:value-type="float" office:value="1.6033219530053" calcext:value-type="float">
            <text:p>1.6033219530053</text:p>
          </table:table-cell>
          <table:table-cell table:formula="of:=[.E490]-AVERAGE([.E$3:.E$1200])" office:value-type="float" office:value="-3.00918196994992" calcext:value-type="float">
            <text:p>-3.00918196994992</text:p>
          </table:table-cell>
          <table:table-cell table:formula="of:=[.F490]-AVERAGE([.F$3:.F$1200])" office:value-type="float" office:value="-0.862550743163779" calcext:value-type="float">
            <text:p>-0.862550743163779</text:p>
          </table:table-cell>
          <table:table-cell table:formula="of:=[.G490]*[.G490]" office:value-type="float" office:value="9.05517612827166" calcext:value-type="float">
            <text:p>9.05517612827166</text:p>
          </table:table-cell>
          <table:table-cell table:formula="of:=[.G490]*[.H490]" office:value-type="float" office:value="2.59557214449534" calcext:value-type="float">
            <text:p>2.59557214449534</text:p>
          </table:table-cell>
          <table:table-cell table:formula="of:=[.H490]*[.H490]" office:value-type="float" office:value="0.743993784532388" calcext:value-type="float">
            <text:p>0.743993784532388</text:p>
          </table:table-cell>
          <table:table-cell table:number-columns-repeated="6"/>
        </table:table-row>
        <table:table-row table:style-name="ro1">
          <table:table-cell office:value-type="float" office:value="46080871" calcext:value-type="float">
            <text:p>46080871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B491]" office:value-type="float" office:value="16" calcext:value-type="float">
            <text:p>16</text:p>
          </table:table-cell>
          <table:table-cell table:formula="of:=LOG([.A491]*[.$Q$1])" office:value-type="float" office:value="3.66352067933266" calcext:value-type="float">
            <text:p>3.66352067933266</text:p>
          </table:table-cell>
          <table:table-cell table:formula="of:=[.E491]-AVERAGE([.E$3:.E$1200])" office:value-type="float" office:value="3.99081803005008" calcext:value-type="float">
            <text:p>3.99081803005008</text:p>
          </table:table-cell>
          <table:table-cell table:formula="of:=[.F491]-AVERAGE([.F$3:.F$1200])" office:value-type="float" office:value="1.19764798316358" calcext:value-type="float">
            <text:p>1.19764798316358</text:p>
          </table:table-cell>
          <table:table-cell table:formula="of:=[.G491]*[.G491]" office:value-type="float" office:value="15.9266285489728" calcext:value-type="float">
            <text:p>15.9266285489728</text:p>
          </table:table-cell>
          <table:table-cell table:formula="of:=[.G491]*[.H491]" office:value-type="float" office:value="4.77959516486235" calcext:value-type="float">
            <text:p>4.77959516486235</text:p>
          </table:table-cell>
          <table:table-cell table:formula="of:=[.H491]*[.H491]" office:value-type="float" office:value="1.4343606915758" calcext:value-type="float">
            <text:p>1.4343606915758</text:p>
          </table:table-cell>
          <table:table-cell table:number-columns-repeated="6"/>
        </table:table-row>
        <table:table-row table:style-name="ro1">
          <table:table-cell office:value-type="float" office:value="4790170" calcext:value-type="float">
            <text:p>4790170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B492]" office:value-type="float" office:value="12" calcext:value-type="float">
            <text:p>12</text:p>
          </table:table-cell>
          <table:table-cell table:formula="of:=LOG([.A492]*[.$Q$1])" office:value-type="float" office:value="2.68035092651515" calcext:value-type="float">
            <text:p>2.68035092651515</text:p>
          </table:table-cell>
          <table:table-cell table:formula="of:=[.E492]-AVERAGE([.E$3:.E$1200])" office:value-type="float" office:value="-0.00918196994991583" calcext:value-type="float">
            <text:p>-0.009181969949916</text:p>
          </table:table-cell>
          <table:table-cell table:formula="of:=[.F492]-AVERAGE([.F$3:.F$1200])" office:value-type="float" office:value="0.21447823034607" calcext:value-type="float">
            <text:p>0.21447823034607</text:p>
          </table:table-cell>
          <table:table-cell table:formula="of:=[.G492]*[.G492]" office:value-type="float" office:value="0.0000843085721611572" calcext:value-type="float">
            <text:p>8.43085721611572E-05</text:p>
          </table:table-cell>
          <table:table-cell table:formula="of:=[.G492]*[.H492]" office:value-type="float" office:value="-0.00196933266594874" calcext:value-type="float">
            <text:p>-0.001969332665949</text:p>
          </table:table-cell>
          <table:table-cell table:formula="of:=[.H492]*[.H492]" office:value-type="float" office:value="0.046000911292382" calcext:value-type="float">
            <text:p>0.046000911292382</text:p>
          </table:table-cell>
          <table:table-cell table:number-columns-repeated="6"/>
        </table:table-row>
        <table:table-row table:style-name="ro1">
          <table:table-cell office:value-type="float" office:value="1285515" calcext:value-type="float">
            <text:p>1285515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B493]" office:value-type="float" office:value="11" calcext:value-type="float">
            <text:p>11</text:p>
          </table:table-cell>
          <table:table-cell table:formula="of:=LOG([.A493]*[.$Q$1])" office:value-type="float" office:value="2.10907714856287" calcext:value-type="float">
            <text:p>2.10907714856287</text:p>
          </table:table-cell>
          <table:table-cell table:formula="of:=[.E493]-AVERAGE([.E$3:.E$1200])" office:value-type="float" office:value="-1.00918196994992" calcext:value-type="float">
            <text:p>-1.00918196994992</text:p>
          </table:table-cell>
          <table:table-cell table:formula="of:=[.F493]-AVERAGE([.F$3:.F$1200])" office:value-type="float" office:value="-0.356795547606209" calcext:value-type="float">
            <text:p>-0.356795547606209</text:p>
          </table:table-cell>
          <table:table-cell table:formula="of:=[.G493]*[.G493]" office:value-type="float" office:value="1.01844824847199" calcext:value-type="float">
            <text:p>1.01844824847199</text:p>
          </table:table-cell>
          <table:table-cell table:formula="of:=[.G493]*[.H493]" office:value-type="float" office:value="0.360071633602593" calcext:value-type="float">
            <text:p>0.360071633602593</text:p>
          </table:table-cell>
          <table:table-cell table:formula="of:=[.H493]*[.H493]" office:value-type="float" office:value="0.127303062791615" calcext:value-type="float">
            <text:p>0.127303062791615</text:p>
          </table:table-cell>
          <table:table-cell table:number-columns-repeated="6"/>
        </table:table-row>
        <table:table-row table:style-name="ro1">
          <table:table-cell office:value-type="float" office:value="1536261" calcext:value-type="float">
            <text:p>1536261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B494]" office:value-type="float" office:value="8" calcext:value-type="float">
            <text:p>8</text:p>
          </table:table-cell>
          <table:table-cell table:formula="of:=LOG([.A494]*[.$Q$1])" office:value-type="float" office:value="2.18646500555908" calcext:value-type="float">
            <text:p>2.18646500555908</text:p>
          </table:table-cell>
          <table:table-cell table:formula="of:=[.E494]-AVERAGE([.E$3:.E$1200])" office:value-type="float" office:value="-4.00918196994992" calcext:value-type="float">
            <text:p>-4.00918196994992</text:p>
          </table:table-cell>
          <table:table-cell table:formula="of:=[.F494]-AVERAGE([.F$3:.F$1200])" office:value-type="float" office:value="-0.279407690609999" calcext:value-type="float">
            <text:p>-0.279407690609999</text:p>
          </table:table-cell>
          <table:table-cell table:formula="of:=[.G494]*[.G494]" office:value-type="float" office:value="16.0735400681715" calcext:value-type="float">
            <text:p>16.0735400681715</text:p>
          </table:table-cell>
          <table:table-cell table:formula="of:=[.G494]*[.H494]" office:value-type="float" office:value="1.12019627545895" calcext:value-type="float">
            <text:p>1.12019627545895</text:p>
          </table:table-cell>
          <table:table-cell table:formula="of:=[.H494]*[.H494]" office:value-type="float" office:value="0.0780686575720129" calcext:value-type="float">
            <text:p>0.078068657572013</text:p>
          </table:table-cell>
          <table:table-cell table:number-columns-repeated="6"/>
        </table:table-row>
        <table:table-row table:style-name="ro1">
          <table:table-cell office:value-type="float" office:value="842025" calcext:value-type="float">
            <text:p>84202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B495]" office:value-type="float" office:value="9" calcext:value-type="float">
            <text:p>9</text:p>
          </table:table-cell>
          <table:table-cell table:formula="of:=LOG([.A495]*[.$Q$1])" office:value-type="float" office:value="1.9253249860375" calcext:value-type="float">
            <text:p>1.9253249860375</text:p>
          </table:table-cell>
          <table:table-cell table:formula="of:=[.E495]-AVERAGE([.E$3:.E$1200])" office:value-type="float" office:value="-3.00918196994992" calcext:value-type="float">
            <text:p>-3.00918196994992</text:p>
          </table:table-cell>
          <table:table-cell table:formula="of:=[.F495]-AVERAGE([.F$3:.F$1200])" office:value-type="float" office:value="-0.540547710131585" calcext:value-type="float">
            <text:p>-0.540547710131585</text:p>
          </table:table-cell>
          <table:table-cell table:formula="of:=[.G495]*[.G495]" office:value-type="float" office:value="9.05517612827166" calcext:value-type="float">
            <text:p>9.05517612827166</text:p>
          </table:table-cell>
          <table:table-cell table:formula="of:=[.G495]*[.H495]" office:value-type="float" office:value="1.62660642322568" calcext:value-type="float">
            <text:p>1.62660642322568</text:p>
          </table:table-cell>
          <table:table-cell table:formula="of:=[.H495]*[.H495]" office:value-type="float" office:value="0.2921918269285" calcext:value-type="float">
            <text:p>0.2921918269285</text:p>
          </table:table-cell>
          <table:table-cell table:number-columns-repeated="6"/>
        </table:table-row>
        <table:table-row table:style-name="ro1">
          <table:table-cell office:value-type="float" office:value="995398" calcext:value-type="float">
            <text:p>995398</text:p>
          </table:table-cell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B496]" office:value-type="float" office:value="9" calcext:value-type="float">
            <text:p>9</text:p>
          </table:table-cell>
          <table:table-cell table:formula="of:=LOG([.A496]*[.$Q$1])" office:value-type="float" office:value="1.99799676380419" calcext:value-type="float">
            <text:p>1.99799676380419</text:p>
          </table:table-cell>
          <table:table-cell table:formula="of:=[.E496]-AVERAGE([.E$3:.E$1200])" office:value-type="float" office:value="-3.00918196994992" calcext:value-type="float">
            <text:p>-3.00918196994992</text:p>
          </table:table-cell>
          <table:table-cell table:formula="of:=[.F496]-AVERAGE([.F$3:.F$1200])" office:value-type="float" office:value="-0.46787593236489" calcext:value-type="float">
            <text:p>-0.46787593236489</text:p>
          </table:table-cell>
          <table:table-cell table:formula="of:=[.G496]*[.G496]" office:value-type="float" office:value="9.05517612827166" calcext:value-type="float">
            <text:p>9.05517612827166</text:p>
          </table:table-cell>
          <table:table-cell table:formula="of:=[.G496]*[.H496]" office:value-type="float" office:value="1.40792381984593" calcext:value-type="float">
            <text:p>1.40792381984593</text:p>
          </table:table-cell>
          <table:table-cell table:formula="of:=[.H496]*[.H496]" office:value-type="float" office:value="0.218907888086316" calcext:value-type="float">
            <text:p>0.218907888086316</text:p>
          </table:table-cell>
          <table:table-cell table:number-columns-repeated="6"/>
        </table:table-row>
        <table:table-row table:style-name="ro1">
          <table:table-cell office:value-type="float" office:value="30461946" calcext:value-type="float">
            <text:p>30461946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B497]" office:value-type="float" office:value="15" calcext:value-type="float">
            <text:p>15</text:p>
          </table:table-cell>
          <table:table-cell table:formula="of:=LOG([.A497]*[.$Q$1])" office:value-type="float" office:value="3.48375764391356" calcext:value-type="float">
            <text:p>3.48375764391356</text:p>
          </table:table-cell>
          <table:table-cell table:formula="of:=[.E497]-AVERAGE([.E$3:.E$1200])" office:value-type="float" office:value="2.99081803005008" calcext:value-type="float">
            <text:p>2.99081803005008</text:p>
          </table:table-cell>
          <table:table-cell table:formula="of:=[.F497]-AVERAGE([.F$3:.F$1200])" office:value-type="float" office:value="1.01788494774448" calcext:value-type="float">
            <text:p>1.01788494774448</text:p>
          </table:table-cell>
          <table:table-cell table:formula="of:=[.G497]*[.G497]" office:value-type="float" office:value="8.94499248887267" calcext:value-type="float">
            <text:p>8.94499248887267</text:p>
          </table:table-cell>
          <table:table-cell table:formula="of:=[.G497]*[.H497]" office:value-type="float" office:value="3.04430865423077" calcext:value-type="float">
            <text:p>3.04430865423077</text:p>
          </table:table-cell>
          <table:table-cell table:formula="of:=[.H497]*[.H497]" office:value-type="float" office:value="1.03608976684478" calcext:value-type="float">
            <text:p>1.03608976684478</text:p>
          </table:table-cell>
          <table:table-cell table:number-columns-repeated="6"/>
        </table:table-row>
        <table:table-row table:style-name="ro1">
          <table:table-cell office:value-type="float" office:value="990165" calcext:value-type="float">
            <text:p>990165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B498]" office:value-type="float" office:value="10" calcext:value-type="float">
            <text:p>10</text:p>
          </table:table-cell>
          <table:table-cell table:formula="of:=LOG([.A498]*[.$Q$1])" office:value-type="float" office:value="1.99570757098" calcext:value-type="float">
            <text:p>1.99570757098</text:p>
          </table:table-cell>
          <table:table-cell table:formula="of:=[.E498]-AVERAGE([.E$3:.E$1200])" office:value-type="float" office:value="-2.00918196994992" calcext:value-type="float">
            <text:p>-2.00918196994992</text:p>
          </table:table-cell>
          <table:table-cell table:formula="of:=[.F498]-AVERAGE([.F$3:.F$1200])" office:value-type="float" office:value="-0.470165125189078" calcext:value-type="float">
            <text:p>-0.470165125189078</text:p>
          </table:table-cell>
          <table:table-cell table:formula="of:=[.G498]*[.G498]" office:value-type="float" office:value="4.03681218837182" calcext:value-type="float">
            <text:p>4.03681218837182</text:p>
          </table:table-cell>
          <table:table-cell table:formula="of:=[.G498]*[.H498]" office:value-type="float" office:value="0.94464729242914" calcext:value-type="float">
            <text:p>0.94464729242914</text:p>
          </table:table-cell>
          <table:table-cell table:formula="of:=[.H498]*[.H498]" office:value-type="float" office:value="0.221055244944061" calcext:value-type="float">
            <text:p>0.221055244944061</text:p>
          </table:table-cell>
          <table:table-cell table:number-columns-repeated="6"/>
        </table:table-row>
        <table:table-row table:style-name="ro1">
          <table:table-cell office:value-type="float" office:value="683844" calcext:value-type="float">
            <text:p>683844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B499]" office:value-type="float" office:value="9" calcext:value-type="float">
            <text:p>9</text:p>
          </table:table-cell>
          <table:table-cell table:formula="of:=LOG([.A499]*[.$Q$1])" office:value-type="float" office:value="1.83495704080459" calcext:value-type="float">
            <text:p>1.83495704080459</text:p>
          </table:table-cell>
          <table:table-cell table:formula="of:=[.E499]-AVERAGE([.E$3:.E$1200])" office:value-type="float" office:value="-3.00918196994992" calcext:value-type="float">
            <text:p>-3.00918196994992</text:p>
          </table:table-cell>
          <table:table-cell table:formula="of:=[.F499]-AVERAGE([.F$3:.F$1200])" office:value-type="float" office:value="-0.630915655364494" calcext:value-type="float">
            <text:p>-0.630915655364494</text:p>
          </table:table-cell>
          <table:table-cell table:formula="of:=[.G499]*[.G499]" office:value-type="float" office:value="9.05517612827166" calcext:value-type="float">
            <text:p>9.05517612827166</text:p>
          </table:table-cell>
          <table:table-cell table:formula="of:=[.G499]*[.H499]" office:value-type="float" office:value="1.89854001468197" calcext:value-type="float">
            <text:p>1.89854001468197</text:p>
          </table:table-cell>
          <table:table-cell table:formula="of:=[.H499]*[.H499]" office:value-type="float" office:value="0.398054564184009" calcext:value-type="float">
            <text:p>0.398054564184009</text:p>
          </table:table-cell>
          <table:table-cell table:number-columns-repeated="6"/>
        </table:table-row>
        <table:table-row table:style-name="ro1">
          <table:table-cell office:value-type="float" office:value="11822172" calcext:value-type="float">
            <text:p>11822172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B500]" office:value-type="float" office:value="15" calcext:value-type="float">
            <text:p>15</text:p>
          </table:table-cell>
          <table:table-cell table:formula="of:=LOG([.A500]*[.$Q$1])" office:value-type="float" office:value="3.07269727358058" calcext:value-type="float">
            <text:p>3.07269727358058</text:p>
          </table:table-cell>
          <table:table-cell table:formula="of:=[.E500]-AVERAGE([.E$3:.E$1200])" office:value-type="float" office:value="2.99081803005008" calcext:value-type="float">
            <text:p>2.99081803005008</text:p>
          </table:table-cell>
          <table:table-cell table:formula="of:=[.F500]-AVERAGE([.F$3:.F$1200])" office:value-type="float" office:value="0.6068245774115" calcext:value-type="float">
            <text:p>0.6068245774115</text:p>
          </table:table-cell>
          <table:table-cell table:formula="of:=[.G500]*[.G500]" office:value-type="float" office:value="8.94499248887267" calcext:value-type="float">
            <text:p>8.94499248887267</text:p>
          </table:table-cell>
          <table:table-cell table:formula="of:=[.G500]*[.H500]" office:value-type="float" office:value="1.81490188719984" calcext:value-type="float">
            <text:p>1.81490188719984</text:p>
          </table:table-cell>
          <table:table-cell table:formula="of:=[.H500]*[.H500]" office:value-type="float" office:value="0.368236067750645" calcext:value-type="float">
            <text:p>0.368236067750645</text:p>
          </table:table-cell>
          <table:table-cell table:number-columns-repeated="6"/>
        </table:table-row>
        <table:table-row table:style-name="ro1">
          <table:table-cell office:value-type="float" office:value="1294748" calcext:value-type="float">
            <text:p>1294748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B501]" office:value-type="float" office:value="9" calcext:value-type="float">
            <text:p>9</text:p>
          </table:table-cell>
          <table:table-cell table:formula="of:=LOG([.A501]*[.$Q$1])" office:value-type="float" office:value="2.11218524883484" calcext:value-type="float">
            <text:p>2.11218524883484</text:p>
          </table:table-cell>
          <table:table-cell table:formula="of:=[.E501]-AVERAGE([.E$3:.E$1200])" office:value-type="float" office:value="-3.00918196994992" calcext:value-type="float">
            <text:p>-3.00918196994992</text:p>
          </table:table-cell>
          <table:table-cell table:formula="of:=[.F501]-AVERAGE([.F$3:.F$1200])" office:value-type="float" office:value="-0.353687447334245" calcext:value-type="float">
            <text:p>-0.353687447334245</text:p>
          </table:table-cell>
          <table:table-cell table:formula="of:=[.G501]*[.G501]" office:value-type="float" office:value="9.05517612827166" calcext:value-type="float">
            <text:p>9.05517612827166</text:p>
          </table:table-cell>
          <table:table-cell table:formula="of:=[.G501]*[.H501]" office:value-type="float" office:value="1.06430988951582" calcext:value-type="float">
            <text:p>1.06430988951582</text:p>
          </table:table-cell>
          <table:table-cell table:formula="of:=[.H501]*[.H501]" office:value-type="float" office:value="0.125094810401814" calcext:value-type="float">
            <text:p>0.125094810401814</text:p>
          </table:table-cell>
          <table:table-cell table:number-columns-repeated="6"/>
        </table:table-row>
        <table:table-row table:style-name="ro1">
          <table:table-cell office:value-type="float" office:value="490437" calcext:value-type="float">
            <text:p>490437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B502]" office:value-type="float" office:value="9" calcext:value-type="float">
            <text:p>9</text:p>
          </table:table-cell>
          <table:table-cell table:formula="of:=LOG([.A502]*[.$Q$1])" office:value-type="float" office:value="1.69058322719077" calcext:value-type="float">
            <text:p>1.69058322719077</text:p>
          </table:table-cell>
          <table:table-cell table:formula="of:=[.E502]-AVERAGE([.E$3:.E$1200])" office:value-type="float" office:value="-3.00918196994992" calcext:value-type="float">
            <text:p>-3.00918196994992</text:p>
          </table:table-cell>
          <table:table-cell table:formula="of:=[.F502]-AVERAGE([.F$3:.F$1200])" office:value-type="float" office:value="-0.775289468978313" calcext:value-type="float">
            <text:p>-0.775289468978313</text:p>
          </table:table-cell>
          <table:table-cell table:formula="of:=[.G502]*[.G502]" office:value-type="float" office:value="9.05517612827166" calcext:value-type="float">
            <text:p>9.05517612827166</text:p>
          </table:table-cell>
          <table:table-cell table:formula="of:=[.G502]*[.H502]" office:value-type="float" office:value="2.33298709154158" calcext:value-type="float">
            <text:p>2.33298709154158</text:p>
          </table:table-cell>
          <table:table-cell table:formula="of:=[.H502]*[.H502]" office:value-type="float" office:value="0.601073760708674" calcext:value-type="float">
            <text:p>0.601073760708674</text:p>
          </table:table-cell>
          <table:table-cell table:number-columns-repeated="6"/>
        </table:table-row>
        <table:table-row table:style-name="ro1">
          <table:table-cell office:value-type="float" office:value="81753661" calcext:value-type="float">
            <text:p>81753661</text:p>
          </table:table-cell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B503]" office:value-type="float" office:value="16" calcext:value-type="float">
            <text:p>16</text:p>
          </table:table-cell>
          <table:table-cell table:formula="of:=LOG([.A503]*[.$Q$1])" office:value-type="float" office:value="3.91250720985218" calcext:value-type="float">
            <text:p>3.91250720985218</text:p>
          </table:table-cell>
          <table:table-cell table:formula="of:=[.E503]-AVERAGE([.E$3:.E$1200])" office:value-type="float" office:value="3.99081803005008" calcext:value-type="float">
            <text:p>3.99081803005008</text:p>
          </table:table-cell>
          <table:table-cell table:formula="of:=[.F503]-AVERAGE([.F$3:.F$1200])" office:value-type="float" office:value="1.4466345136831" calcext:value-type="float">
            <text:p>1.4466345136831</text:p>
          </table:table-cell>
          <table:table-cell table:formula="of:=[.G503]*[.G503]" office:value-type="float" office:value="15.9266285489728" calcext:value-type="float">
            <text:p>15.9266285489728</text:p>
          </table:table-cell>
          <table:table-cell table:formula="of:=[.G503]*[.H503]" office:value-type="float" office:value="5.77325510009923" calcext:value-type="float">
            <text:p>5.77325510009923</text:p>
          </table:table-cell>
          <table:table-cell table:formula="of:=[.H503]*[.H503]" office:value-type="float" office:value="2.09275141617913" calcext:value-type="float">
            <text:p>2.09275141617913</text:p>
          </table:table-cell>
          <table:table-cell table:number-columns-repeated="6"/>
        </table:table-row>
        <table:table-row table:style-name="ro1">
          <table:table-cell office:value-type="float" office:value="963764" calcext:value-type="float">
            <text:p>963764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B504]" office:value-type="float" office:value="11" calcext:value-type="float">
            <text:p>11</text:p>
          </table:table-cell>
          <table:table-cell table:formula="of:=LOG([.A504]*[.$Q$1])" office:value-type="float" office:value="1.98397069983057" calcext:value-type="float">
            <text:p>1.98397069983057</text:p>
          </table:table-cell>
          <table:table-cell table:formula="of:=[.E504]-AVERAGE([.E$3:.E$1200])" office:value-type="float" office:value="-1.00918196994992" calcext:value-type="float">
            <text:p>-1.00918196994992</text:p>
          </table:table-cell>
          <table:table-cell table:formula="of:=[.F504]-AVERAGE([.F$3:.F$1200])" office:value-type="float" office:value="-0.481901996338513" calcext:value-type="float">
            <text:p>-0.481901996338513</text:p>
          </table:table-cell>
          <table:table-cell table:formula="of:=[.G504]*[.G504]" office:value-type="float" office:value="1.01844824847199" calcext:value-type="float">
            <text:p>1.01844824847199</text:p>
          </table:table-cell>
          <table:table-cell table:formula="of:=[.G504]*[.H504]" office:value-type="float" office:value="0.486326805987698" calcext:value-type="float">
            <text:p>0.486326805987698</text:p>
          </table:table-cell>
          <table:table-cell table:formula="of:=[.H504]*[.H504]" office:value-type="float" office:value="0.232229534075045" calcext:value-type="float">
            <text:p>0.232229534075045</text:p>
          </table:table-cell>
          <table:table-cell table:number-columns-repeated="6"/>
        </table:table-row>
        <table:table-row table:style-name="ro1">
          <table:table-cell office:value-type="float" office:value="511923" calcext:value-type="float">
            <text:p>511923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B505]" office:value-type="float" office:value="10" calcext:value-type="float">
            <text:p>10</text:p>
          </table:table-cell>
          <table:table-cell table:formula="of:=LOG([.A505]*[.$Q$1])" office:value-type="float" office:value="1.70920464224548" calcext:value-type="float">
            <text:p>1.70920464224548</text:p>
          </table:table-cell>
          <table:table-cell table:formula="of:=[.E505]-AVERAGE([.E$3:.E$1200])" office:value-type="float" office:value="-2.00918196994992" calcext:value-type="float">
            <text:p>-2.00918196994992</text:p>
          </table:table-cell>
          <table:table-cell table:formula="of:=[.F505]-AVERAGE([.F$3:.F$1200])" office:value-type="float" office:value="-0.756668053923603" calcext:value-type="float">
            <text:p>-0.756668053923603</text:p>
          </table:table-cell>
          <table:table-cell table:formula="of:=[.G505]*[.G505]" office:value-type="float" office:value="4.03681218837182" calcext:value-type="float">
            <text:p>4.03681218837182</text:p>
          </table:table-cell>
          <table:table-cell table:formula="of:=[.G505]*[.H505]" office:value-type="float" office:value="1.52028381118039" calcext:value-type="float">
            <text:p>1.52028381118039</text:p>
          </table:table-cell>
          <table:table-cell table:formula="of:=[.H505]*[.H505]" office:value-type="float" office:value="0.572546543828533" calcext:value-type="float">
            <text:p>0.572546543828533</text:p>
          </table:table-cell>
          <table:table-cell table:number-columns-repeated="6"/>
        </table:table-row>
        <table:table-row table:style-name="ro1">
          <table:table-cell office:value-type="float" office:value="446579" calcext:value-type="float">
            <text:p>446579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B506]" office:value-type="float" office:value="8" calcext:value-type="float">
            <text:p>8</text:p>
          </table:table-cell>
          <table:table-cell table:formula="of:=LOG([.A506]*[.$Q$1])" office:value-type="float" office:value="1.64989829688466" calcext:value-type="float">
            <text:p>1.64989829688466</text:p>
          </table:table-cell>
          <table:table-cell table:formula="of:=[.E506]-AVERAGE([.E$3:.E$1200])" office:value-type="float" office:value="-4.00918196994992" calcext:value-type="float">
            <text:p>-4.00918196994992</text:p>
          </table:table-cell>
          <table:table-cell table:formula="of:=[.F506]-AVERAGE([.F$3:.F$1200])" office:value-type="float" office:value="-0.815974399284425" calcext:value-type="float">
            <text:p>-0.815974399284425</text:p>
          </table:table-cell>
          <table:table-cell table:formula="of:=[.G506]*[.G506]" office:value-type="float" office:value="16.0735400681715" calcext:value-type="float">
            <text:p>16.0735400681715</text:p>
          </table:table-cell>
          <table:table-cell table:formula="of:=[.G506]*[.H506]" office:value-type="float" office:value="3.27138984955183" calcext:value-type="float">
            <text:p>3.27138984955183</text:p>
          </table:table-cell>
          <table:table-cell table:formula="of:=[.H506]*[.H506]" office:value-type="float" office:value="0.665814220287579" calcext:value-type="float">
            <text:p>0.665814220287579</text:p>
          </table:table-cell>
          <table:table-cell table:number-columns-repeated="6"/>
        </table:table-row>
        <table:table-row table:style-name="ro1">
          <table:table-cell office:value-type="float" office:value="858480" calcext:value-type="float">
            <text:p>858480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B507]" office:value-type="float" office:value="8" calcext:value-type="float">
            <text:p>8</text:p>
          </table:table-cell>
          <table:table-cell table:formula="of:=LOG([.A507]*[.$Q$1])" office:value-type="float" office:value="1.93373018186058" calcext:value-type="float">
            <text:p>1.93373018186058</text:p>
          </table:table-cell>
          <table:table-cell table:formula="of:=[.E507]-AVERAGE([.E$3:.E$1200])" office:value-type="float" office:value="-4.00918196994992" calcext:value-type="float">
            <text:p>-4.00918196994992</text:p>
          </table:table-cell>
          <table:table-cell table:formula="of:=[.F507]-AVERAGE([.F$3:.F$1200])" office:value-type="float" office:value="-0.532142514308505" calcext:value-type="float">
            <text:p>-0.532142514308505</text:p>
          </table:table-cell>
          <table:table-cell table:formula="of:=[.G507]*[.G507]" office:value-type="float" office:value="16.0735400681715" calcext:value-type="float">
            <text:p>16.0735400681715</text:p>
          </table:table-cell>
          <table:table-cell table:formula="of:=[.G507]*[.H507]" office:value-type="float" office:value="2.13345617380947" calcext:value-type="float">
            <text:p>2.13345617380947</text:p>
          </table:table-cell>
          <table:table-cell table:formula="of:=[.H507]*[.H507]" office:value-type="float" office:value="0.283175655534578" calcext:value-type="float">
            <text:p>0.283175655534578</text:p>
          </table:table-cell>
          <table:table-cell table:number-columns-repeated="6"/>
        </table:table-row>
        <table:table-row table:style-name="ro1">
          <table:table-cell office:value-type="float" office:value="2299406" calcext:value-type="float">
            <text:p>2299406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B508]" office:value-type="float" office:value="11" calcext:value-type="float">
            <text:p>11</text:p>
          </table:table-cell>
          <table:table-cell table:formula="of:=LOG([.A508]*[.$Q$1])" office:value-type="float" office:value="2.36161566026112" calcext:value-type="float">
            <text:p>2.36161566026112</text:p>
          </table:table-cell>
          <table:table-cell table:formula="of:=[.E508]-AVERAGE([.E$3:.E$1200])" office:value-type="float" office:value="-1.00918196994992" calcext:value-type="float">
            <text:p>-1.00918196994992</text:p>
          </table:table-cell>
          <table:table-cell table:formula="of:=[.F508]-AVERAGE([.F$3:.F$1200])" office:value-type="float" office:value="-0.10425703590796" calcext:value-type="float">
            <text:p>-0.10425703590796</text:p>
          </table:table-cell>
          <table:table-cell table:formula="of:=[.G508]*[.G508]" office:value-type="float" office:value="1.01844824847199" calcext:value-type="float">
            <text:p>1.01844824847199</text:p>
          </table:table-cell>
          <table:table-cell table:formula="of:=[.G508]*[.H508]" office:value-type="float" office:value="0.105214320878734" calcext:value-type="float">
            <text:p>0.105214320878734</text:p>
          </table:table-cell>
          <table:table-cell table:formula="of:=[.H508]*[.H508]" office:value-type="float" office:value="0.0108695295363136" calcext:value-type="float">
            <text:p>0.010869529536314</text:p>
          </table:table-cell>
          <table:table-cell table:number-columns-repeated="6"/>
        </table:table-row>
        <table:table-row table:style-name="ro1">
          <table:table-cell office:value-type="float" office:value="692371" calcext:value-type="float">
            <text:p>692371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B509]" office:value-type="float" office:value="9" calcext:value-type="float">
            <text:p>9</text:p>
          </table:table-cell>
          <table:table-cell table:formula="of:=LOG([.A509]*[.$Q$1])" office:value-type="float" office:value="1.84033886913442" calcext:value-type="float">
            <text:p>1.84033886913442</text:p>
          </table:table-cell>
          <table:table-cell table:formula="of:=[.E509]-AVERAGE([.E$3:.E$1200])" office:value-type="float" office:value="-3.00918196994992" calcext:value-type="float">
            <text:p>-3.00918196994992</text:p>
          </table:table-cell>
          <table:table-cell table:formula="of:=[.F509]-AVERAGE([.F$3:.F$1200])" office:value-type="float" office:value="-0.625533827034663" calcext:value-type="float">
            <text:p>-0.625533827034663</text:p>
          </table:table-cell>
          <table:table-cell table:formula="of:=[.G509]*[.G509]" office:value-type="float" office:value="9.05517612827166" calcext:value-type="float">
            <text:p>9.05517612827166</text:p>
          </table:table-cell>
          <table:table-cell table:formula="of:=[.G509]*[.H509]" office:value-type="float" office:value="1.88234511390648" calcext:value-type="float">
            <text:p>1.88234511390648</text:p>
          </table:table-cell>
          <table:table-cell table:formula="of:=[.H509]*[.H509]" office:value-type="float" office:value="0.391292568764632" calcext:value-type="float">
            <text:p>0.391292568764632</text:p>
          </table:table-cell>
          <table:table-cell table:number-columns-repeated="6"/>
        </table:table-row>
        <table:table-row table:style-name="ro1">
          <table:table-cell office:value-type="float" office:value="13861547" calcext:value-type="float">
            <text:p>13861547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B510]" office:value-type="float" office:value="16" calcext:value-type="float">
            <text:p>16</text:p>
          </table:table-cell>
          <table:table-cell table:formula="of:=LOG([.A510]*[.$Q$1])" office:value-type="float" office:value="3.14181170185381" calcext:value-type="float">
            <text:p>3.14181170185381</text:p>
          </table:table-cell>
          <table:table-cell table:formula="of:=[.E510]-AVERAGE([.E$3:.E$1200])" office:value-type="float" office:value="3.99081803005008" calcext:value-type="float">
            <text:p>3.99081803005008</text:p>
          </table:table-cell>
          <table:table-cell table:formula="of:=[.F510]-AVERAGE([.F$3:.F$1200])" office:value-type="float" office:value="0.675939005684733" calcext:value-type="float">
            <text:p>0.675939005684733</text:p>
          </table:table-cell>
          <table:table-cell table:formula="of:=[.G510]*[.G510]" office:value-type="float" office:value="15.9266285489728" calcext:value-type="float">
            <text:p>15.9266285489728</text:p>
          </table:table-cell>
          <table:table-cell table:formula="of:=[.G510]*[.H510]" office:value-type="float" office:value="2.69754957110076" calcext:value-type="float">
            <text:p>2.69754957110076</text:p>
          </table:table-cell>
          <table:table-cell table:formula="of:=[.H510]*[.H510]" office:value-type="float" office:value="0.456893539406065" calcext:value-type="float">
            <text:p>0.456893539406065</text:p>
          </table:table-cell>
          <table:table-cell table:number-columns-repeated="6"/>
        </table:table-row>
        <table:table-row table:style-name="ro1">
          <table:table-cell office:value-type="float" office:value="3593111" calcext:value-type="float">
            <text:p>3593111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B511]" office:value-type="float" office:value="14" calcext:value-type="float">
            <text:p>14</text:p>
          </table:table-cell>
          <table:table-cell table:formula="of:=LOG([.A511]*[.$Q$1])" office:value-type="float" office:value="2.55547063383222" calcext:value-type="float">
            <text:p>2.55547063383222</text:p>
          </table:table-cell>
          <table:table-cell table:formula="of:=[.E511]-AVERAGE([.E$3:.E$1200])" office:value-type="float" office:value="1.99081803005008" calcext:value-type="float">
            <text:p>1.99081803005008</text:p>
          </table:table-cell>
          <table:table-cell table:formula="of:=[.F511]-AVERAGE([.F$3:.F$1200])" office:value-type="float" office:value="0.0895979376631426" calcext:value-type="float">
            <text:p>0.089597937663143</text:p>
          </table:table-cell>
          <table:table-cell table:formula="of:=[.G511]*[.G511]" office:value-type="float" office:value="3.9633564287725" calcext:value-type="float">
            <text:p>3.9633564287725</text:p>
          </table:table-cell>
          <table:table-cell table:formula="of:=[.G511]*[.H511]" office:value-type="float" office:value="0.178373189755088" calcext:value-type="float">
            <text:p>0.178373189755088</text:p>
          </table:table-cell>
          <table:table-cell table:formula="of:=[.H511]*[.H511]" office:value-type="float" office:value="0.00802779043348839" calcext:value-type="float">
            <text:p>0.008027790433488</text:p>
          </table:table-cell>
          <table:table-cell table:number-columns-repeated="6"/>
        </table:table-row>
        <table:table-row table:style-name="ro1">
          <table:table-cell office:value-type="float" office:value="65632125" calcext:value-type="float">
            <text:p>65632125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B512]" office:value-type="float" office:value="17" calcext:value-type="float">
            <text:p>17</text:p>
          </table:table-cell>
          <table:table-cell table:formula="of:=LOG([.A512]*[.$Q$1])" office:value-type="float" office:value="3.81711646582684" calcext:value-type="float">
            <text:p>3.81711646582684</text:p>
          </table:table-cell>
          <table:table-cell table:formula="of:=[.E512]-AVERAGE([.E$3:.E$1200])" office:value-type="float" office:value="4.99081803005008" calcext:value-type="float">
            <text:p>4.99081803005008</text:p>
          </table:table-cell>
          <table:table-cell table:formula="of:=[.F512]-AVERAGE([.F$3:.F$1200])" office:value-type="float" office:value="1.35124376965776" calcext:value-type="float">
            <text:p>1.35124376965776</text:p>
          </table:table-cell>
          <table:table-cell table:formula="of:=[.G512]*[.G512]" office:value-type="float" office:value="24.908264609073" calcext:value-type="float">
            <text:p>24.908264609073</text:p>
          </table:table-cell>
          <table:table-cell table:formula="of:=[.G512]*[.H512]" office:value-type="float" office:value="6.74381176860079" calcext:value-type="float">
            <text:p>6.74381176860079</text:p>
          </table:table-cell>
          <table:table-cell table:formula="of:=[.H512]*[.H512]" office:value-type="float" office:value="1.82585972503891" calcext:value-type="float">
            <text:p>1.82585972503891</text:p>
          </table:table-cell>
          <table:table-cell table:number-columns-repeated="6"/>
        </table:table-row>
        <table:table-row table:style-name="ro1">
          <table:table-cell office:value-type="float" office:value="557811" calcext:value-type="float">
            <text:p>557811</text:p>
          </table:table-cell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B513]" office:value-type="float" office:value="11" calcext:value-type="float">
            <text:p>11</text:p>
          </table:table-cell>
          <table:table-cell table:formula="of:=LOG([.A513]*[.$Q$1])" office:value-type="float" office:value="1.74648707427603" calcext:value-type="float">
            <text:p>1.74648707427603</text:p>
          </table:table-cell>
          <table:table-cell table:formula="of:=[.E513]-AVERAGE([.E$3:.E$1200])" office:value-type="float" office:value="-1.00918196994992" calcext:value-type="float">
            <text:p>-1.00918196994992</text:p>
          </table:table-cell>
          <table:table-cell table:formula="of:=[.F513]-AVERAGE([.F$3:.F$1200])" office:value-type="float" office:value="-0.719385621893053" calcext:value-type="float">
            <text:p>-0.719385621893053</text:p>
          </table:table-cell>
          <table:table-cell table:formula="of:=[.G513]*[.G513]" office:value-type="float" office:value="1.01844824847199" calcext:value-type="float">
            <text:p>1.01844824847199</text:p>
          </table:table-cell>
          <table:table-cell table:formula="of:=[.G513]*[.H513]" office:value-type="float" office:value="0.725990999055676" calcext:value-type="float">
            <text:p>0.725990999055676</text:p>
          </table:table-cell>
          <table:table-cell table:formula="of:=[.H513]*[.H513]" office:value-type="float" office:value="0.517515672986454" calcext:value-type="float">
            <text:p>0.517515672986454</text:p>
          </table:table-cell>
          <table:table-cell table:number-columns-repeated="6"/>
        </table:table-row>
        <table:table-row table:style-name="ro1">
          <table:table-cell office:value-type="float" office:value="24382757" calcext:value-type="float">
            <text:p>24382757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B514]" office:value-type="float" office:value="16" calcext:value-type="float">
            <text:p>16</text:p>
          </table:table-cell>
          <table:table-cell table:formula="of:=LOG([.A514]*[.$Q$1])" office:value-type="float" office:value="3.38708281047805" calcext:value-type="float">
            <text:p>3.38708281047805</text:p>
          </table:table-cell>
          <table:table-cell table:formula="of:=[.E514]-AVERAGE([.E$3:.E$1200])" office:value-type="float" office:value="3.99081803005008" calcext:value-type="float">
            <text:p>3.99081803005008</text:p>
          </table:table-cell>
          <table:table-cell table:formula="of:=[.F514]-AVERAGE([.F$3:.F$1200])" office:value-type="float" office:value="0.921210114308969" calcext:value-type="float">
            <text:p>0.921210114308969</text:p>
          </table:table-cell>
          <table:table-cell table:formula="of:=[.G514]*[.G514]" office:value-type="float" office:value="15.9266285489728" calcext:value-type="float">
            <text:p>15.9266285489728</text:p>
          </table:table-cell>
          <table:table-cell table:formula="of:=[.G514]*[.H514]" office:value-type="float" office:value="3.67638193364873" calcext:value-type="float">
            <text:p>3.67638193364873</text:p>
          </table:table-cell>
          <table:table-cell table:formula="of:=[.H514]*[.H514]" office:value-type="float" office:value="0.848628074705144" calcext:value-type="float">
            <text:p>0.848628074705144</text:p>
          </table:table-cell>
          <table:table-cell table:number-columns-repeated="6"/>
        </table:table-row>
        <table:table-row table:style-name="ro1">
          <table:table-cell office:value-type="float" office:value="2024730" calcext:value-type="float">
            <text:p>2024730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515]" office:value-type="float" office:value="12" calcext:value-type="float">
            <text:p>12</text:p>
          </table:table-cell>
          <table:table-cell table:formula="of:=LOG([.A515]*[.$Q$1])" office:value-type="float" office:value="2.30636711775903" calcext:value-type="float">
            <text:p>2.30636711775903</text:p>
          </table:table-cell>
          <table:table-cell table:formula="of:=[.E515]-AVERAGE([.E$3:.E$1200])" office:value-type="float" office:value="-0.00918196994991583" calcext:value-type="float">
            <text:p>-0.009181969949916</text:p>
          </table:table-cell>
          <table:table-cell table:formula="of:=[.F515]-AVERAGE([.F$3:.F$1200])" office:value-type="float" office:value="-0.159505578410053" calcext:value-type="float">
            <text:p>-0.159505578410053</text:p>
          </table:table-cell>
          <table:table-cell table:formula="of:=[.G515]*[.G515]" office:value-type="float" office:value="0.0000843085721611572" calcext:value-type="float">
            <text:p>8.43085721611572E-05</text:p>
          </table:table-cell>
          <table:table-cell table:formula="of:=[.G515]*[.H515]" office:value-type="float" office:value="0.00146457542780504" calcext:value-type="float">
            <text:p>0.001464575427805</text:p>
          </table:table-cell>
          <table:table-cell table:formula="of:=[.H515]*[.H515]" office:value-type="float" office:value="0.0254420295439254" calcext:value-type="float">
            <text:p>0.025442029543926</text:p>
          </table:table-cell>
          <table:table-cell table:number-columns-repeated="6"/>
        </table:table-row>
        <table:table-row table:style-name="ro1">
          <table:table-cell office:value-type="float" office:value="567996497" calcext:value-type="float">
            <text:p>567996497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516]" office:value-type="float" office:value="21" calcext:value-type="float">
            <text:p>21</text:p>
          </table:table-cell>
          <table:table-cell table:formula="of:=LOG([.A516]*[.$Q$1])" office:value-type="float" office:value="4.75434565729859" calcext:value-type="float">
            <text:p>4.75434565729859</text:p>
          </table:table-cell>
          <table:table-cell table:formula="of:=[.E516]-AVERAGE([.E$3:.E$1200])" office:value-type="float" office:value="8.99081803005008" calcext:value-type="float">
            <text:p>8.99081803005008</text:p>
          </table:table-cell>
          <table:table-cell table:formula="of:=[.F516]-AVERAGE([.F$3:.F$1200])" office:value-type="float" office:value="2.28847296112951" calcext:value-type="float">
            <text:p>2.28847296112951</text:p>
          </table:table-cell>
          <table:table-cell table:formula="of:=[.G516]*[.G516]" office:value-type="float" office:value="80.8348088494737" calcext:value-type="float">
            <text:p>80.8348088494737</text:p>
          </table:table-cell>
          <table:table-cell table:formula="of:=[.G516]*[.H516]" office:value-type="float" office:value="20.5752439602053" calcext:value-type="float">
            <text:p>20.5752439602053</text:p>
          </table:table-cell>
          <table:table-cell table:formula="of:=[.H516]*[.H516]" office:value-type="float" office:value="5.23710849382085" calcext:value-type="float">
            <text:p>5.23710849382085</text:p>
          </table:table-cell>
          <table:table-cell table:number-columns-repeated="6"/>
        </table:table-row>
        <table:table-row table:style-name="ro1">
          <table:table-cell office:value-type="float" office:value="1028389" calcext:value-type="float">
            <text:p>1028389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517]" office:value-type="float" office:value="10" calcext:value-type="float">
            <text:p>10</text:p>
          </table:table-cell>
          <table:table-cell table:formula="of:=LOG([.A517]*[.$Q$1])" office:value-type="float" office:value="2.01215742263355" calcext:value-type="float">
            <text:p>2.01215742263355</text:p>
          </table:table-cell>
          <table:table-cell table:formula="of:=[.E517]-AVERAGE([.E$3:.E$1200])" office:value-type="float" office:value="-2.00918196994992" calcext:value-type="float">
            <text:p>-2.00918196994992</text:p>
          </table:table-cell>
          <table:table-cell table:formula="of:=[.F517]-AVERAGE([.F$3:.F$1200])" office:value-type="float" office:value="-0.45371527353553" calcext:value-type="float">
            <text:p>-0.45371527353553</text:p>
          </table:table-cell>
          <table:table-cell table:formula="of:=[.G517]*[.G517]" office:value-type="float" office:value="4.03681218837182" calcext:value-type="float">
            <text:p>4.03681218837182</text:p>
          </table:table-cell>
          <table:table-cell table:formula="of:=[.G517]*[.H517]" office:value-type="float" office:value="0.91159654707848" calcext:value-type="float">
            <text:p>0.91159654707848</text:p>
          </table:table-cell>
          <table:table-cell table:formula="of:=[.H517]*[.H517]" office:value-type="float" office:value="0.20585754943942" calcext:value-type="float">
            <text:p>0.20585754943942</text:p>
          </table:table-cell>
          <table:table-cell table:number-columns-repeated="6"/>
        </table:table-row>
        <table:table-row table:style-name="ro1">
          <table:table-cell office:value-type="float" office:value="463640" calcext:value-type="float">
            <text:p>463640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B518]" office:value-type="float" office:value="8" calcext:value-type="float">
            <text:p>8</text:p>
          </table:table-cell>
          <table:table-cell table:formula="of:=LOG([.A518]*[.$Q$1])" office:value-type="float" office:value="1.66618089715758" calcext:value-type="float">
            <text:p>1.66618089715758</text:p>
          </table:table-cell>
          <table:table-cell table:formula="of:=[.E518]-AVERAGE([.E$3:.E$1200])" office:value-type="float" office:value="-4.00918196994992" calcext:value-type="float">
            <text:p>-4.00918196994992</text:p>
          </table:table-cell>
          <table:table-cell table:formula="of:=[.F518]-AVERAGE([.F$3:.F$1200])" office:value-type="float" office:value="-0.799691799011497" calcext:value-type="float">
            <text:p>-0.799691799011497</text:p>
          </table:table-cell>
          <table:table-cell table:formula="of:=[.G518]*[.G518]" office:value-type="float" office:value="16.0735400681715" calcext:value-type="float">
            <text:p>16.0735400681715</text:p>
          </table:table-cell>
          <table:table-cell table:formula="of:=[.G518]*[.H518]" office:value-type="float" office:value="3.2061099421137" calcext:value-type="float">
            <text:p>3.2061099421137</text:p>
          </table:table-cell>
          <table:table-cell table:formula="of:=[.H518]*[.H518]" office:value-type="float" office:value="0.639506973406244" calcext:value-type="float">
            <text:p>0.639506973406244</text:p>
          </table:table-cell>
          <table:table-cell table:number-columns-repeated="6"/>
        </table:table-row>
        <table:table-row table:style-name="ro1">
          <table:table-cell office:value-type="float" office:value="7714338" calcext:value-type="float">
            <text:p>7714338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B519]" office:value-type="float" office:value="13" calcext:value-type="float">
            <text:p>13</text:p>
          </table:table-cell>
          <table:table-cell table:formula="of:=LOG([.A519]*[.$Q$1])" office:value-type="float" office:value="2.88729866335022" calcext:value-type="float">
            <text:p>2.88729866335022</text:p>
          </table:table-cell>
          <table:table-cell table:formula="of:=[.E519]-AVERAGE([.E$3:.E$1200])" office:value-type="float" office:value="0.990818030050084" calcext:value-type="float">
            <text:p>0.990818030050084</text:p>
          </table:table-cell>
          <table:table-cell table:formula="of:=[.F519]-AVERAGE([.F$3:.F$1200])" office:value-type="float" office:value="0.421425967181144" calcext:value-type="float">
            <text:p>0.421425967181144</text:p>
          </table:table-cell>
          <table:table-cell table:formula="of:=[.G519]*[.G519]" office:value-type="float" office:value="0.981720368672329" calcext:value-type="float">
            <text:p>0.981720368672329</text:p>
          </table:table-cell>
          <table:table-cell table:formula="of:=[.G519]*[.H519]" office:value-type="float" office:value="0.417556446614372" calcext:value-type="float">
            <text:p>0.417556446614372</text:p>
          </table:table-cell>
          <table:table-cell table:formula="of:=[.H519]*[.H519]" office:value-type="float" office:value="0.177599845814562" calcext:value-type="float">
            <text:p>0.177599845814562</text:p>
          </table:table-cell>
          <table:table-cell table:number-columns-repeated="6"/>
        </table:table-row>
        <table:table-row table:style-name="ro1">
          <table:table-cell office:value-type="float" office:value="692752" calcext:value-type="float">
            <text:p>692752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B520]" office:value-type="float" office:value="10" calcext:value-type="float">
            <text:p>10</text:p>
          </table:table-cell>
          <table:table-cell table:formula="of:=LOG([.A520]*[.$Q$1])" office:value-type="float" office:value="1.84057778827991" calcext:value-type="float">
            <text:p>1.84057778827991</text:p>
          </table:table-cell>
          <table:table-cell table:formula="of:=[.E520]-AVERAGE([.E$3:.E$1200])" office:value-type="float" office:value="-2.00918196994992" calcext:value-type="float">
            <text:p>-2.00918196994992</text:p>
          </table:table-cell>
          <table:table-cell table:formula="of:=[.F520]-AVERAGE([.F$3:.F$1200])" office:value-type="float" office:value="-0.625294907889175" calcext:value-type="float">
            <text:p>-0.625294907889175</text:p>
          </table:table-cell>
          <table:table-cell table:formula="of:=[.G520]*[.G520]" office:value-type="float" office:value="4.03681218837182" calcext:value-type="float">
            <text:p>4.03681218837182</text:p>
          </table:table-cell>
          <table:table-cell table:formula="of:=[.G520]*[.H520]" office:value-type="float" office:value="1.25633125483242" calcext:value-type="float">
            <text:p>1.25633125483242</text:p>
          </table:table-cell>
          <table:table-cell table:formula="of:=[.H520]*[.H520]" office:value-type="float" office:value="0.390993721832131" calcext:value-type="float">
            <text:p>0.390993721832131</text:p>
          </table:table-cell>
          <table:table-cell table:number-columns-repeated="6"/>
        </table:table-row>
        <table:table-row table:style-name="ro1">
          <table:table-cell office:value-type="float" office:value="668673" calcext:value-type="float">
            <text:p>668673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B521]" office:value-type="float" office:value="8" calcext:value-type="float">
            <text:p>8</text:p>
          </table:table-cell>
          <table:table-cell table:formula="of:=LOG([.A521]*[.$Q$1])" office:value-type="float" office:value="1.82521378740246" calcext:value-type="float">
            <text:p>1.82521378740246</text:p>
          </table:table-cell>
          <table:table-cell table:formula="of:=[.E521]-AVERAGE([.E$3:.E$1200])" office:value-type="float" office:value="-4.00918196994992" calcext:value-type="float">
            <text:p>-4.00918196994992</text:p>
          </table:table-cell>
          <table:table-cell table:formula="of:=[.F521]-AVERAGE([.F$3:.F$1200])" office:value-type="float" office:value="-0.640658908766618" calcext:value-type="float">
            <text:p>-0.640658908766618</text:p>
          </table:table-cell>
          <table:table-cell table:formula="of:=[.G521]*[.G521]" office:value-type="float" office:value="16.0735400681715" calcext:value-type="float">
            <text:p>16.0735400681715</text:p>
          </table:table-cell>
          <table:table-cell table:formula="of:=[.G521]*[.H521]" office:value-type="float" office:value="2.56851814591491" calcext:value-type="float">
            <text:p>2.56851814591491</text:p>
          </table:table-cell>
          <table:table-cell table:formula="of:=[.H521]*[.H521]" office:value-type="float" office:value="0.410443837382034" calcext:value-type="float">
            <text:p>0.410443837382034</text:p>
          </table:table-cell>
          <table:table-cell table:number-columns-repeated="6"/>
        </table:table-row>
        <table:table-row table:style-name="ro1">
          <table:table-cell office:value-type="float" office:value="1179607" calcext:value-type="float">
            <text:p>1179607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B522]" office:value-type="float" office:value="10" calcext:value-type="float">
            <text:p>10</text:p>
          </table:table-cell>
          <table:table-cell table:formula="of:=LOG([.A522]*[.$Q$1])" office:value-type="float" office:value="2.07173734106894" calcext:value-type="float">
            <text:p>2.07173734106894</text:p>
          </table:table-cell>
          <table:table-cell table:formula="of:=[.E522]-AVERAGE([.E$3:.E$1200])" office:value-type="float" office:value="-2.00918196994992" calcext:value-type="float">
            <text:p>-2.00918196994992</text:p>
          </table:table-cell>
          <table:table-cell table:formula="of:=[.F522]-AVERAGE([.F$3:.F$1200])" office:value-type="float" office:value="-0.394135355100143" calcext:value-type="float">
            <text:p>-0.394135355100143</text:p>
          </table:table-cell>
          <table:table-cell table:formula="of:=[.G522]*[.G522]" office:value-type="float" office:value="4.03681218837182" calcext:value-type="float">
            <text:p>4.03681218837182</text:p>
          </table:table-cell>
          <table:table-cell table:formula="of:=[.G522]*[.H522]" office:value-type="float" office:value="0.791889649187016" calcext:value-type="float">
            <text:p>0.791889649187016</text:p>
          </table:table-cell>
          <table:table-cell table:formula="of:=[.H522]*[.H522]" office:value-type="float" office:value="0.155342678139916" calcext:value-type="float">
            <text:p>0.155342678139916</text:p>
          </table:table-cell>
          <table:table-cell table:number-columns-repeated="6"/>
        </table:table-row>
        <table:table-row table:style-name="ro1">
          <table:table-cell office:value-type="float" office:value="3177591" calcext:value-type="float">
            <text:p>3177591</text:p>
          </table:table-cell>
          <table:table-cell office:value-type="float" office:value="12" calcext:value-type="float">
            <text:p>1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B523]" office:value-type="float" office:value="12" calcext:value-type="float">
            <text:p>12</text:p>
          </table:table-cell>
          <table:table-cell table:formula="of:=LOG([.A523]*[.$Q$1])" office:value-type="float" office:value="2.50209799674987" calcext:value-type="float">
            <text:p>2.50209799674987</text:p>
          </table:table-cell>
          <table:table-cell table:formula="of:=[.E523]-AVERAGE([.E$3:.E$1200])" office:value-type="float" office:value="-0.00918196994991583" calcext:value-type="float">
            <text:p>-0.009181969949916</text:p>
          </table:table-cell>
          <table:table-cell table:formula="of:=[.F523]-AVERAGE([.F$3:.F$1200])" office:value-type="float" office:value="0.0362253005807882" calcext:value-type="float">
            <text:p>0.036225300580788</text:p>
          </table:table-cell>
          <table:table-cell table:formula="of:=[.G523]*[.G523]" office:value-type="float" office:value="0.0000843085721611572" calcext:value-type="float">
            <text:p>8.43085721611572E-05</text:p>
          </table:table-cell>
          <table:table-cell table:formula="of:=[.G523]*[.H523]" office:value-type="float" office:value="-0.000332619621359466" calcext:value-type="float">
            <text:p>-0.000332619621359</text:p>
          </table:table-cell>
          <table:table-cell table:formula="of:=[.H523]*[.H523]" office:value-type="float" office:value="0.00131227240216845" calcext:value-type="float">
            <text:p>0.001312272402168</text:p>
          </table:table-cell>
          <table:table-cell table:number-columns-repeated="6"/>
        </table:table-row>
        <table:table-row table:style-name="ro1">
          <table:table-cell office:value-type="float" office:value="549392" calcext:value-type="float">
            <text:p>549392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B524]" office:value-type="float" office:value="12" calcext:value-type="float">
            <text:p>12</text:p>
          </table:table-cell>
          <table:table-cell table:formula="of:=LOG([.A524]*[.$Q$1])" office:value-type="float" office:value="1.73988233112904" calcext:value-type="float">
            <text:p>1.73988233112904</text:p>
          </table:table-cell>
          <table:table-cell table:formula="of:=[.E524]-AVERAGE([.E$3:.E$1200])" office:value-type="float" office:value="-0.00918196994991583" calcext:value-type="float">
            <text:p>-0.009181969949916</text:p>
          </table:table-cell>
          <table:table-cell table:formula="of:=[.F524]-AVERAGE([.F$3:.F$1200])" office:value-type="float" office:value="-0.725990365040037" calcext:value-type="float">
            <text:p>-0.725990365040037</text:p>
          </table:table-cell>
          <table:table-cell table:formula="of:=[.G524]*[.G524]" office:value-type="float" office:value="0.0000843085721611572" calcext:value-type="float">
            <text:p>8.43085721611572E-05</text:p>
          </table:table-cell>
          <table:table-cell table:formula="of:=[.G524]*[.H524]" office:value-type="float" office:value="0.00666602171572604" calcext:value-type="float">
            <text:p>0.006666021715726</text:p>
          </table:table-cell>
          <table:table-cell table:formula="of:=[.H524]*[.H524]" office:value-type="float" office:value="0.527062010130966" calcext:value-type="float">
            <text:p>0.527062010130966</text:p>
          </table:table-cell>
          <table:table-cell table:number-columns-repeated="6"/>
        </table:table-row>
        <table:table-row table:style-name="ro1">
          <table:table-cell office:value-type="float" office:value="1999687" calcext:value-type="float">
            <text:p>199968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B525]" office:value-type="float" office:value="12" calcext:value-type="float">
            <text:p>12</text:p>
          </table:table-cell>
          <table:table-cell table:formula="of:=LOG([.A525]*[.$Q$1])" office:value-type="float" office:value="2.30096202325858" calcext:value-type="float">
            <text:p>2.30096202325858</text:p>
          </table:table-cell>
          <table:table-cell table:formula="of:=[.E525]-AVERAGE([.E$3:.E$1200])" office:value-type="float" office:value="-0.00918196994991583" calcext:value-type="float">
            <text:p>-0.009181969949916</text:p>
          </table:table-cell>
          <table:table-cell table:formula="of:=[.F525]-AVERAGE([.F$3:.F$1200])" office:value-type="float" office:value="-0.164910672910497" calcext:value-type="float">
            <text:p>-0.164910672910497</text:p>
          </table:table-cell>
          <table:table-cell table:formula="of:=[.G525]*[.G525]" office:value-type="float" office:value="0.0000843085721611572" calcext:value-type="float">
            <text:p>8.43085721611572E-05</text:p>
          </table:table-cell>
          <table:table-cell table:formula="of:=[.G525]*[.H525]" office:value-type="float" office:value="0.00151420484308458" calcext:value-type="float">
            <text:p>0.001514204843085</text:p>
          </table:table-cell>
          <table:table-cell table:formula="of:=[.H525]*[.H525]" office:value-type="float" office:value="0.0271955300397929" calcext:value-type="float">
            <text:p>0.027195530039793</text:p>
          </table:table-cell>
          <table:table-cell table:number-columns-repeated="6"/>
        </table:table-row>
        <table:table-row table:style-name="ro1">
          <table:table-cell office:value-type="float" office:value="380003" calcext:value-type="float">
            <text:p>380003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B526]" office:value-type="float" office:value="8" calcext:value-type="float">
            <text:p>8</text:p>
          </table:table-cell>
          <table:table-cell table:formula="of:=LOG([.A526]*[.$Q$1])" office:value-type="float" office:value="1.57978702524392" calcext:value-type="float">
            <text:p>1.57978702524392</text:p>
          </table:table-cell>
          <table:table-cell table:formula="of:=[.E526]-AVERAGE([.E$3:.E$1200])" office:value-type="float" office:value="-4.00918196994992" calcext:value-type="float">
            <text:p>-4.00918196994992</text:p>
          </table:table-cell>
          <table:table-cell table:formula="of:=[.F526]-AVERAGE([.F$3:.F$1200])" office:value-type="float" office:value="-0.886085670925158" calcext:value-type="float">
            <text:p>-0.886085670925158</text:p>
          </table:table-cell>
          <table:table-cell table:formula="of:=[.G526]*[.G526]" office:value-type="float" office:value="16.0735400681715" calcext:value-type="float">
            <text:p>16.0735400681715</text:p>
          </table:table-cell>
          <table:table-cell table:formula="of:=[.G526]*[.H526]" office:value-type="float" office:value="3.55247869570412" calcext:value-type="float">
            <text:p>3.55247869570412</text:p>
          </table:table-cell>
          <table:table-cell table:formula="of:=[.H526]*[.H526]" office:value-type="float" office:value="0.785147816218888" calcext:value-type="float">
            <text:p>0.785147816218888</text:p>
          </table:table-cell>
          <table:table-cell table:number-columns-repeated="6"/>
        </table:table-row>
        <table:table-row table:style-name="ro1">
          <table:table-cell office:value-type="float" office:value="23064201" calcext:value-type="float">
            <text:p>23064201</text:p>
          </table:table-cell>
          <table:table-cell office:value-type="float" office:value="16" calcext:value-type="float">
            <text:p>16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B527]" office:value-type="float" office:value="16" calcext:value-type="float">
            <text:p>16</text:p>
          </table:table-cell>
          <table:table-cell table:formula="of:=LOG([.A527]*[.$Q$1])" office:value-type="float" office:value="3.3629384141881" calcext:value-type="float">
            <text:p>3.3629384141881</text:p>
          </table:table-cell>
          <table:table-cell table:formula="of:=[.E527]-AVERAGE([.E$3:.E$1200])" office:value-type="float" office:value="3.99081803005008" calcext:value-type="float">
            <text:p>3.99081803005008</text:p>
          </table:table-cell>
          <table:table-cell table:formula="of:=[.F527]-AVERAGE([.F$3:.F$1200])" office:value-type="float" office:value="0.897065718019017" calcext:value-type="float">
            <text:p>0.897065718019017</text:p>
          </table:table-cell>
          <table:table-cell table:formula="of:=[.G527]*[.G527]" office:value-type="float" office:value="15.9266285489728" calcext:value-type="float">
            <text:p>15.9266285489728</text:p>
          </table:table-cell>
          <table:table-cell table:formula="of:=[.G527]*[.H527]" office:value-type="float" office:value="3.58002604161012" calcext:value-type="float">
            <text:p>3.58002604161012</text:p>
          </table:table-cell>
          <table:table-cell table:formula="of:=[.H527]*[.H527]" office:value-type="float" office:value="0.804726902444975" calcext:value-type="float">
            <text:p>0.804726902444975</text:p>
          </table:table-cell>
          <table:table-cell table:number-columns-repeated="6"/>
        </table:table-row>
        <table:table-row table:style-name="ro1">
          <table:table-cell office:value-type="float" office:value="48036349" calcext:value-type="float">
            <text:p>48036349</text:p>
          </table:table-cell>
          <table:table-cell office:value-type="float" office:value="16" calcext:value-type="float">
            <text:p>16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B528]" office:value-type="float" office:value="16" calcext:value-type="float">
            <text:p>16</text:p>
          </table:table-cell>
          <table:table-cell table:formula="of:=LOG([.A528]*[.$Q$1])" office:value-type="float" office:value="3.68156999145758" calcext:value-type="float">
            <text:p>3.68156999145758</text:p>
          </table:table-cell>
          <table:table-cell table:formula="of:=[.E528]-AVERAGE([.E$3:.E$1200])" office:value-type="float" office:value="3.99081803005008" calcext:value-type="float">
            <text:p>3.99081803005008</text:p>
          </table:table-cell>
          <table:table-cell table:formula="of:=[.F528]-AVERAGE([.F$3:.F$1200])" office:value-type="float" office:value="1.2156972952885" calcext:value-type="float">
            <text:p>1.2156972952885</text:p>
          </table:table-cell>
          <table:table-cell table:formula="of:=[.G528]*[.G528]" office:value-type="float" office:value="15.9266285489728" calcext:value-type="float">
            <text:p>15.9266285489728</text:p>
          </table:table-cell>
          <table:table-cell table:formula="of:=[.G528]*[.H528]" office:value-type="float" office:value="4.85162668512045" calcext:value-type="float">
            <text:p>4.85162668512045</text:p>
          </table:table-cell>
          <table:table-cell table:formula="of:=[.H528]*[.H528]" office:value-type="float" office:value="1.47791991377176" calcext:value-type="float">
            <text:p>1.47791991377176</text:p>
          </table:table-cell>
          <table:table-cell table:number-columns-repeated="6"/>
        </table:table-row>
        <table:table-row table:style-name="ro1">
          <table:table-cell office:value-type="float" office:value="7324699" calcext:value-type="float">
            <text:p>732469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529]" office:value-type="float" office:value="13" calcext:value-type="float">
            <text:p>13</text:p>
          </table:table-cell>
          <table:table-cell table:formula="of:=LOG([.A529]*[.$Q$1])" office:value-type="float" office:value="2.8647897825654" calcext:value-type="float">
            <text:p>2.8647897825654</text:p>
          </table:table-cell>
          <table:table-cell table:formula="of:=[.E529]-AVERAGE([.E$3:.E$1200])" office:value-type="float" office:value="0.990818030050084" calcext:value-type="float">
            <text:p>0.990818030050084</text:p>
          </table:table-cell>
          <table:table-cell table:formula="of:=[.F529]-AVERAGE([.F$3:.F$1200])" office:value-type="float" office:value="0.39891708639632" calcext:value-type="float">
            <text:p>0.39891708639632</text:p>
          </table:table-cell>
          <table:table-cell table:formula="of:=[.G529]*[.G529]" office:value-type="float" office:value="0.981720368672329" calcext:value-type="float">
            <text:p>0.981720368672329</text:p>
          </table:table-cell>
          <table:table-cell table:formula="of:=[.G529]*[.H529]" office:value-type="float" office:value="0.395254241696521" calcext:value-type="float">
            <text:p>0.395254241696521</text:p>
          </table:table-cell>
          <table:table-cell table:formula="of:=[.H529]*[.H529]" office:value-type="float" office:value="0.159134841818929" calcext:value-type="float">
            <text:p>0.159134841818929</text:p>
          </table:table-cell>
          <table:table-cell table:number-columns-repeated="6"/>
        </table:table-row>
        <table:table-row table:style-name="ro1">
          <table:table-cell office:value-type="float" office:value="1359618" calcext:value-type="float">
            <text:p>1359618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B530]" office:value-type="float" office:value="10" calcext:value-type="float">
            <text:p>10</text:p>
          </table:table-cell>
          <table:table-cell table:formula="of:=LOG([.A530]*[.$Q$1])" office:value-type="float" office:value="2.13341690557925" calcext:value-type="float">
            <text:p>2.13341690557925</text:p>
          </table:table-cell>
          <table:table-cell table:formula="of:=[.E530]-AVERAGE([.E$3:.E$1200])" office:value-type="float" office:value="-2.00918196994992" calcext:value-type="float">
            <text:p>-2.00918196994992</text:p>
          </table:table-cell>
          <table:table-cell table:formula="of:=[.F530]-AVERAGE([.F$3:.F$1200])" office:value-type="float" office:value="-0.332455790589827" calcext:value-type="float">
            <text:p>-0.332455790589827</text:p>
          </table:table-cell>
          <table:table-cell table:formula="of:=[.G530]*[.G530]" office:value-type="float" office:value="4.03681218837182" calcext:value-type="float">
            <text:p>4.03681218837182</text:p>
          </table:table-cell>
          <table:table-cell table:formula="of:=[.G530]*[.H530]" office:value-type="float" office:value="0.667964180258526" calcext:value-type="float">
            <text:p>0.667964180258526</text:p>
          </table:table-cell>
          <table:table-cell table:formula="of:=[.H530]*[.H530]" office:value-type="float" office:value="0.110526852696707" calcext:value-type="float">
            <text:p>0.110526852696707</text:p>
          </table:table-cell>
          <table:table-cell table:number-columns-repeated="6"/>
        </table:table-row>
        <table:table-row table:style-name="ro1">
          <table:table-cell office:value-type="float" office:value="71217024" calcext:value-type="float">
            <text:p>71217024</text:p>
          </table:table-cell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B531]" office:value-type="float" office:value="15" calcext:value-type="float">
            <text:p>15</text:p>
          </table:table-cell>
          <table:table-cell table:formula="of:=LOG([.A531]*[.$Q$1])" office:value-type="float" office:value="3.85258382152326" calcext:value-type="float">
            <text:p>3.85258382152326</text:p>
          </table:table-cell>
          <table:table-cell table:formula="of:=[.E531]-AVERAGE([.E$3:.E$1200])" office:value-type="float" office:value="2.99081803005008" calcext:value-type="float">
            <text:p>2.99081803005008</text:p>
          </table:table-cell>
          <table:table-cell table:formula="of:=[.F531]-AVERAGE([.F$3:.F$1200])" office:value-type="float" office:value="1.38671112535418" calcext:value-type="float">
            <text:p>1.38671112535418</text:p>
          </table:table-cell>
          <table:table-cell table:formula="of:=[.G531]*[.G531]" office:value-type="float" office:value="8.94499248887267" calcext:value-type="float">
            <text:p>8.94499248887267</text:p>
          </table:table-cell>
          <table:table-cell table:formula="of:=[.G531]*[.H531]" office:value-type="float" office:value="4.14740063618033" calcext:value-type="float">
            <text:p>4.14740063618033</text:p>
          </table:table-cell>
          <table:table-cell table:formula="of:=[.H531]*[.H531]" office:value-type="float" office:value="1.92296774518106" calcext:value-type="float">
            <text:p>1.92296774518106</text:p>
          </table:table-cell>
          <table:table-cell table:number-columns-repeated="6"/>
        </table:table-row>
        <table:table-row table:style-name="ro1">
          <table:table-cell office:value-type="float" office:value="122303134" calcext:value-type="float">
            <text:p>122303134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B532]" office:value-type="float" office:value="17" calcext:value-type="float">
            <text:p>17</text:p>
          </table:table-cell>
          <table:table-cell table:formula="of:=LOG([.A532]*[.$Q$1])" office:value-type="float" office:value="4.08743758591173" calcext:value-type="float">
            <text:p>4.08743758591173</text:p>
          </table:table-cell>
          <table:table-cell table:formula="of:=[.E532]-AVERAGE([.E$3:.E$1200])" office:value-type="float" office:value="4.99081803005008" calcext:value-type="float">
            <text:p>4.99081803005008</text:p>
          </table:table-cell>
          <table:table-cell table:formula="of:=[.F532]-AVERAGE([.F$3:.F$1200])" office:value-type="float" office:value="1.62156488974265" calcext:value-type="float">
            <text:p>1.62156488974265</text:p>
          </table:table-cell>
          <table:table-cell table:formula="of:=[.G532]*[.G532]" office:value-type="float" office:value="24.908264609073" calcext:value-type="float">
            <text:p>24.908264609073</text:p>
          </table:table-cell>
          <table:table-cell table:formula="of:=[.G532]*[.H532]" office:value-type="float" office:value="8.09293528862381" calcext:value-type="float">
            <text:p>8.09293528862381</text:p>
          </table:table-cell>
          <table:table-cell table:formula="of:=[.H532]*[.H532]" office:value-type="float" office:value="2.6294726916461" calcext:value-type="float">
            <text:p>2.6294726916461</text:p>
          </table:table-cell>
          <table:table-cell table:number-columns-repeated="6"/>
        </table:table-row>
        <table:table-row table:style-name="ro1">
          <table:table-cell office:value-type="float" office:value="844536" calcext:value-type="float">
            <text:p>844536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B533]" office:value-type="float" office:value="9" calcext:value-type="float">
            <text:p>9</text:p>
          </table:table-cell>
          <table:table-cell table:formula="of:=LOG([.A533]*[.$Q$1])" office:value-type="float" office:value="1.92661816695394" calcext:value-type="float">
            <text:p>1.92661816695394</text:p>
          </table:table-cell>
          <table:table-cell table:formula="of:=[.E533]-AVERAGE([.E$3:.E$1200])" office:value-type="float" office:value="-3.00918196994992" calcext:value-type="float">
            <text:p>-3.00918196994992</text:p>
          </table:table-cell>
          <table:table-cell table:formula="of:=[.F533]-AVERAGE([.F$3:.F$1200])" office:value-type="float" office:value="-0.539254529215143" calcext:value-type="float">
            <text:p>-0.539254529215143</text:p>
          </table:table-cell>
          <table:table-cell table:formula="of:=[.G533]*[.G533]" office:value-type="float" office:value="9.05517612827166" calcext:value-type="float">
            <text:p>9.05517612827166</text:p>
          </table:table-cell>
          <table:table-cell table:formula="of:=[.G533]*[.H533]" office:value-type="float" office:value="1.62271500652804" calcext:value-type="float">
            <text:p>1.62271500652804</text:p>
          </table:table-cell>
          <table:table-cell table:formula="of:=[.H533]*[.H533]" office:value-type="float" office:value="0.290795447279045" calcext:value-type="float">
            <text:p>0.290795447279045</text:p>
          </table:table-cell>
          <table:table-cell table:number-columns-repeated="6"/>
        </table:table-row>
        <table:table-row table:style-name="ro1">
          <table:table-cell office:value-type="float" office:value="1627094" calcext:value-type="float">
            <text:p>1627094</text:p>
          </table:table-cell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B534]" office:value-type="float" office:value="12" calcext:value-type="float">
            <text:p>12</text:p>
          </table:table-cell>
          <table:table-cell table:formula="of:=LOG([.A534]*[.$Q$1])" office:value-type="float" office:value="2.21141264359577" calcext:value-type="float">
            <text:p>2.21141264359577</text:p>
          </table:table-cell>
          <table:table-cell table:formula="of:=[.E534]-AVERAGE([.E$3:.E$1200])" office:value-type="float" office:value="-0.00918196994991583" calcext:value-type="float">
            <text:p>-0.009181969949916</text:p>
          </table:table-cell>
          <table:table-cell table:formula="of:=[.F534]-AVERAGE([.F$3:.F$1200])" office:value-type="float" office:value="-0.25446005257331" calcext:value-type="float">
            <text:p>-0.25446005257331</text:p>
          </table:table-cell>
          <table:table-cell table:formula="of:=[.G534]*[.G534]" office:value-type="float" office:value="0.0000843085721611572" calcext:value-type="float">
            <text:p>8.43085721611572E-05</text:p>
          </table:table-cell>
          <table:table-cell table:formula="of:=[.G534]*[.H534]" office:value-type="float" office:value="0.00233644455618214" calcext:value-type="float">
            <text:p>0.002336444556182</text:p>
          </table:table-cell>
          <table:table-cell table:formula="of:=[.H534]*[.H534]" office:value-type="float" office:value="0.0647499183556119" calcext:value-type="float">
            <text:p>0.064749918355612</text:p>
          </table:table-cell>
          <table:table-cell table:number-columns-repeated="6"/>
        </table:table-row>
        <table:table-row table:style-name="ro1">
          <table:table-cell office:value-type="float" office:value="45814180" calcext:value-type="float">
            <text:p>45814180</text:p>
          </table:table-cell>
          <table:table-cell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B535]" office:value-type="float" office:value="15" calcext:value-type="float">
            <text:p>15</text:p>
          </table:table-cell>
          <table:table-cell table:formula="of:=LOG([.A535]*[.$Q$1])" office:value-type="float" office:value="3.66099991779916" calcext:value-type="float">
            <text:p>3.66099991779916</text:p>
          </table:table-cell>
          <table:table-cell table:formula="of:=[.E535]-AVERAGE([.E$3:.E$1200])" office:value-type="float" office:value="2.99081803005008" calcext:value-type="float">
            <text:p>2.99081803005008</text:p>
          </table:table-cell>
          <table:table-cell table:formula="of:=[.F535]-AVERAGE([.F$3:.F$1200])" office:value-type="float" office:value="1.19512722163008" calcext:value-type="float">
            <text:p>1.19512722163008</text:p>
          </table:table-cell>
          <table:table-cell table:formula="of:=[.G535]*[.G535]" office:value-type="float" office:value="8.94499248887267" calcext:value-type="float">
            <text:p>8.94499248887267</text:p>
          </table:table-cell>
          <table:table-cell table:formula="of:=[.G535]*[.H535]" office:value-type="float" office:value="3.57440804265491" calcext:value-type="float">
            <text:p>3.57440804265491</text:p>
          </table:table-cell>
          <table:table-cell table:formula="of:=[.H535]*[.H535]" office:value-type="float" office:value="1.42832907588124" calcext:value-type="float">
            <text:p>1.42832907588124</text:p>
          </table:table-cell>
          <table:table-cell table:number-columns-repeated="6"/>
        </table:table-row>
        <table:table-row table:style-name="ro1">
          <table:table-cell office:value-type="float" office:value="769305" calcext:value-type="float">
            <text:p>769305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536]" office:value-type="float" office:value="11" calcext:value-type="float">
            <text:p>11</text:p>
          </table:table-cell>
          <table:table-cell table:formula="of:=LOG([.A536]*[.$Q$1])" office:value-type="float" office:value="1.88609855508867" calcext:value-type="float">
            <text:p>1.88609855508867</text:p>
          </table:table-cell>
          <table:table-cell table:formula="of:=[.E536]-AVERAGE([.E$3:.E$1200])" office:value-type="float" office:value="-1.00918196994992" calcext:value-type="float">
            <text:p>-1.00918196994992</text:p>
          </table:table-cell>
          <table:table-cell table:formula="of:=[.F536]-AVERAGE([.F$3:.F$1200])" office:value-type="float" office:value="-0.579774141080413" calcext:value-type="float">
            <text:p>-0.579774141080413</text:p>
          </table:table-cell>
          <table:table-cell table:formula="of:=[.G536]*[.G536]" office:value-type="float" office:value="1.01844824847199" calcext:value-type="float">
            <text:p>1.01844824847199</text:p>
          </table:table-cell>
          <table:table-cell table:formula="of:=[.G536]*[.H536]" office:value-type="float" office:value="0.585097609821552" calcext:value-type="float">
            <text:p>0.585097609821552</text:p>
          </table:table-cell>
          <table:table-cell table:formula="of:=[.H536]*[.H536]" office:value-type="float" office:value="0.336138054665531" calcext:value-type="float">
            <text:p>0.336138054665531</text:p>
          </table:table-cell>
          <table:table-cell table:number-columns-repeated="6"/>
        </table:table-row>
        <table:table-row table:style-name="ro1">
          <table:table-cell office:value-type="float" office:value="786295" calcext:value-type="float">
            <text:p>786295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B537]" office:value-type="float" office:value="10" calcext:value-type="float">
            <text:p>10</text:p>
          </table:table-cell>
          <table:table-cell table:formula="of:=LOG([.A537]*[.$Q$1])" office:value-type="float" office:value="1.895585514024" calcext:value-type="float">
            <text:p>1.895585514024</text:p>
          </table:table-cell>
          <table:table-cell table:formula="of:=[.E537]-AVERAGE([.E$3:.E$1200])" office:value-type="float" office:value="-2.00918196994992" calcext:value-type="float">
            <text:p>-2.00918196994992</text:p>
          </table:table-cell>
          <table:table-cell table:formula="of:=[.F537]-AVERAGE([.F$3:.F$1200])" office:value-type="float" office:value="-0.570287182145084" calcext:value-type="float">
            <text:p>-0.570287182145084</text:p>
          </table:table-cell>
          <table:table-cell table:formula="of:=[.G537]*[.G537]" office:value-type="float" office:value="4.03681218837182" calcext:value-type="float">
            <text:p>4.03681218837182</text:p>
          </table:table-cell>
          <table:table-cell table:formula="of:=[.G537]*[.H537]" office:value-type="float" office:value="1.14581072405945" calcext:value-type="float">
            <text:p>1.14581072405945</text:p>
          </table:table-cell>
          <table:table-cell table:formula="of:=[.H537]*[.H537]" office:value-type="float" office:value="0.32522747011898" calcext:value-type="float">
            <text:p>0.32522747011898</text:p>
          </table:table-cell>
          <table:table-cell table:number-columns-repeated="6"/>
        </table:table-row>
        <table:table-row table:style-name="ro1">
          <table:table-cell office:value-type="float" office:value="617840" calcext:value-type="float">
            <text:p>617840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B538]" office:value-type="float" office:value="9" calcext:value-type="float">
            <text:p>9</text:p>
          </table:table-cell>
          <table:table-cell table:formula="of:=LOG([.A538]*[.$Q$1])" office:value-type="float" office:value="1.79087602183032" calcext:value-type="float">
            <text:p>1.79087602183032</text:p>
          </table:table-cell>
          <table:table-cell table:formula="of:=[.E538]-AVERAGE([.E$3:.E$1200])" office:value-type="float" office:value="-3.00918196994992" calcext:value-type="float">
            <text:p>-3.00918196994992</text:p>
          </table:table-cell>
          <table:table-cell table:formula="of:=[.F538]-AVERAGE([.F$3:.F$1200])" office:value-type="float" office:value="-0.674996674338766" calcext:value-type="float">
            <text:p>-0.674996674338766</text:p>
          </table:table-cell>
          <table:table-cell table:formula="of:=[.G538]*[.G538]" office:value-type="float" office:value="9.05517612827166" calcext:value-type="float">
            <text:p>9.05517612827166</text:p>
          </table:table-cell>
          <table:table-cell table:formula="of:=[.G538]*[.H538]" office:value-type="float" office:value="2.03118782219637" calcext:value-type="float">
            <text:p>2.03118782219637</text:p>
          </table:table-cell>
          <table:table-cell table:formula="of:=[.H538]*[.H538]" office:value-type="float" office:value="0.455620510368394" calcext:value-type="float">
            <text:p>0.455620510368394</text:p>
          </table:table-cell>
          <table:table-cell table:number-columns-repeated="6"/>
        </table:table-row>
        <table:table-row table:style-name="ro1">
          <table:table-cell office:value-type="float" office:value="56496932" calcext:value-type="float">
            <text:p>56496932</text:p>
          </table:table-cell>
          <table:table-cell office:value-type="float" office:value="15" calcext:value-type="float">
            <text:p>15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B539]" office:value-type="float" office:value="15" calcext:value-type="float">
            <text:p>15</text:p>
          </table:table-cell>
          <table:table-cell table:formula="of:=LOG([.A539]*[.$Q$1])" office:value-type="float" office:value="3.75202486460444" calcext:value-type="float">
            <text:p>3.75202486460444</text:p>
          </table:table-cell>
          <table:table-cell table:formula="of:=[.E539]-AVERAGE([.E$3:.E$1200])" office:value-type="float" office:value="2.99081803005008" calcext:value-type="float">
            <text:p>2.99081803005008</text:p>
          </table:table-cell>
          <table:table-cell table:formula="of:=[.F539]-AVERAGE([.F$3:.F$1200])" office:value-type="float" office:value="1.28615216843536" calcext:value-type="float">
            <text:p>1.28615216843536</text:p>
          </table:table-cell>
          <table:table-cell table:formula="of:=[.G539]*[.G539]" office:value-type="float" office:value="8.94499248887267" calcext:value-type="float">
            <text:p>8.94499248887267</text:p>
          </table:table-cell>
          <table:table-cell table:formula="of:=[.G539]*[.H539]" office:value-type="float" office:value="3.84664709474448" calcext:value-type="float">
            <text:p>3.84664709474448</text:p>
          </table:table-cell>
          <table:table-cell table:formula="of:=[.H539]*[.H539]" office:value-type="float" office:value="1.65418740037098" calcext:value-type="float">
            <text:p>1.65418740037098</text:p>
          </table:table-cell>
          <table:table-cell table:number-columns-repeated="6"/>
        </table:table-row>
        <table:table-row table:style-name="ro1">
          <table:table-cell office:value-type="float" office:value="538518" calcext:value-type="float">
            <text:p>538518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B540]" office:value-type="float" office:value="9" calcext:value-type="float">
            <text:p>9</text:p>
          </table:table-cell>
          <table:table-cell table:formula="of:=LOG([.A540]*[.$Q$1])" office:value-type="float" office:value="1.73120022419858" calcext:value-type="float">
            <text:p>1.73120022419858</text:p>
          </table:table-cell>
          <table:table-cell table:formula="of:=[.E540]-AVERAGE([.E$3:.E$1200])" office:value-type="float" office:value="-3.00918196994992" calcext:value-type="float">
            <text:p>-3.00918196994992</text:p>
          </table:table-cell>
          <table:table-cell table:formula="of:=[.F540]-AVERAGE([.F$3:.F$1200])" office:value-type="float" office:value="-0.734672471970501" calcext:value-type="float">
            <text:p>-0.734672471970501</text:p>
          </table:table-cell>
          <table:table-cell table:formula="of:=[.G540]*[.G540]" office:value-type="float" office:value="9.05517612827166" calcext:value-type="float">
            <text:p>9.05517612827166</text:p>
          </table:table-cell>
          <table:table-cell table:formula="of:=[.G540]*[.H540]" office:value-type="float" office:value="2.21076315647217" calcext:value-type="float">
            <text:p>2.21076315647217</text:p>
          </table:table-cell>
          <table:table-cell table:formula="of:=[.H540]*[.H540]" office:value-type="float" office:value="0.539743641071247" calcext:value-type="float">
            <text:p>0.539743641071247</text:p>
          </table:table-cell>
          <table:table-cell table:number-columns-repeated="6"/>
        </table:table-row>
        <table:table-row table:style-name="ro1">
          <table:table-cell office:value-type="float" office:value="10109310" calcext:value-type="float">
            <text:p>10109310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B541]" office:value-type="float" office:value="14" calcext:value-type="float">
            <text:p>14</text:p>
          </table:table-cell>
          <table:table-cell table:formula="of:=LOG([.A541]*[.$Q$1])" office:value-type="float" office:value="3.00472151430328" calcext:value-type="float">
            <text:p>3.00472151430328</text:p>
          </table:table-cell>
          <table:table-cell table:formula="of:=[.E541]-AVERAGE([.E$3:.E$1200])" office:value-type="float" office:value="1.99081803005008" calcext:value-type="float">
            <text:p>1.99081803005008</text:p>
          </table:table-cell>
          <table:table-cell table:formula="of:=[.F541]-AVERAGE([.F$3:.F$1200])" office:value-type="float" office:value="0.538848818134198" calcext:value-type="float">
            <text:p>0.538848818134198</text:p>
          </table:table-cell>
          <table:table-cell table:formula="of:=[.G541]*[.G541]" office:value-type="float" office:value="3.9633564287725" calcext:value-type="float">
            <text:p>3.9633564287725</text:p>
          </table:table-cell>
          <table:table-cell table:formula="of:=[.G541]*[.H541]" office:value-type="float" office:value="1.07274994261274" calcext:value-type="float">
            <text:p>1.07274994261274</text:p>
          </table:table-cell>
          <table:table-cell table:formula="of:=[.H541]*[.H541]" office:value-type="float" office:value="0.290358048804622" calcext:value-type="float">
            <text:p>0.290358048804622</text:p>
          </table:table-cell>
          <table:table-cell table:number-columns-repeated="6"/>
        </table:table-row>
        <table:table-row table:style-name="ro1">
          <table:table-cell office:value-type="float" office:value="68621266" calcext:value-type="float">
            <text:p>68621266</text:p>
          </table:table-cell>
          <table:table-cell office:value-type="float" office:value="17" calcext:value-type="float">
            <text:p>17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B542]" office:value-type="float" office:value="17" calcext:value-type="float">
            <text:p>17</text:p>
          </table:table-cell>
          <table:table-cell table:formula="of:=LOG([.A542]*[.$Q$1])" office:value-type="float" office:value="3.8364587261326" calcext:value-type="float">
            <text:p>3.8364587261326</text:p>
          </table:table-cell>
          <table:table-cell table:formula="of:=[.E542]-AVERAGE([.E$3:.E$1200])" office:value-type="float" office:value="4.99081803005008" calcext:value-type="float">
            <text:p>4.99081803005008</text:p>
          </table:table-cell>
          <table:table-cell table:formula="of:=[.F542]-AVERAGE([.F$3:.F$1200])" office:value-type="float" office:value="1.37058602996352" calcext:value-type="float">
            <text:p>1.37058602996352</text:p>
          </table:table-cell>
          <table:table-cell table:formula="of:=[.G542]*[.G542]" office:value-type="float" office:value="24.908264609073" calcext:value-type="float">
            <text:p>24.908264609073</text:p>
          </table:table-cell>
          <table:table-cell table:formula="of:=[.G542]*[.H542]" office:value-type="float" office:value="6.84034547007671" calcext:value-type="float">
            <text:p>6.84034547007671</text:p>
          </table:table-cell>
          <table:table-cell table:formula="of:=[.H542]*[.H542]" office:value-type="float" office:value="1.87850606553117" calcext:value-type="float">
            <text:p>1.87850606553117</text:p>
          </table:table-cell>
          <table:table-cell table:number-columns-repeated="6"/>
        </table:table-row>
        <table:table-row table:style-name="ro1">
          <table:table-cell office:value-type="float" office:value="9353420" calcext:value-type="float">
            <text:p>9353420</text:p>
          </table:table-cell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B543]" office:value-type="float" office:value="13" calcext:value-type="float">
            <text:p>13</text:p>
          </table:table-cell>
          <table:table-cell table:formula="of:=LOG([.A543]*[.$Q$1])" office:value-type="float" office:value="2.97097043606541" calcext:value-type="float">
            <text:p>2.97097043606541</text:p>
          </table:table-cell>
          <table:table-cell table:formula="of:=[.E543]-AVERAGE([.E$3:.E$1200])" office:value-type="float" office:value="0.990818030050084" calcext:value-type="float">
            <text:p>0.990818030050084</text:p>
          </table:table-cell>
          <table:table-cell table:formula="of:=[.F543]-AVERAGE([.F$3:.F$1200])" office:value-type="float" office:value="0.505097739896334" calcext:value-type="float">
            <text:p>0.505097739896334</text:p>
          </table:table-cell>
          <table:table-cell table:formula="of:=[.G543]*[.G543]" office:value-type="float" office:value="0.981720368672329" calcext:value-type="float">
            <text:p>0.981720368672329</text:p>
          </table:table-cell>
          <table:table-cell table:formula="of:=[.G543]*[.H543]" office:value-type="float" office:value="0.500459947626835" calcext:value-type="float">
            <text:p>0.500459947626835</text:p>
          </table:table-cell>
          <table:table-cell table:formula="of:=[.H543]*[.H543]" office:value-type="float" office:value="0.255123726848384" calcext:value-type="float">
            <text:p>0.255123726848384</text:p>
          </table:table-cell>
          <table:table-cell table:number-columns-repeated="6"/>
        </table:table-row>
        <table:table-row table:style-name="ro1">
          <table:table-cell office:value-type="float" office:value="24824122" calcext:value-type="float">
            <text:p>24824122</text:p>
          </table:table-cell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B544]" office:value-type="float" office:value="16" calcext:value-type="float">
            <text:p>16</text:p>
          </table:table-cell>
          <table:table-cell table:formula="of:=LOG([.A544]*[.$Q$1])" office:value-type="float" office:value="3.39487389695399" calcext:value-type="float">
            <text:p>3.39487389695399</text:p>
          </table:table-cell>
          <table:table-cell table:formula="of:=[.E544]-AVERAGE([.E$3:.E$1200])" office:value-type="float" office:value="3.99081803005008" calcext:value-type="float">
            <text:p>3.99081803005008</text:p>
          </table:table-cell>
          <table:table-cell table:formula="of:=[.F544]-AVERAGE([.F$3:.F$1200])" office:value-type="float" office:value="0.929001200784912" calcext:value-type="float">
            <text:p>0.929001200784912</text:p>
          </table:table-cell>
          <table:table-cell table:formula="of:=[.G544]*[.G544]" office:value-type="float" office:value="15.9266285489728" calcext:value-type="float">
            <text:p>15.9266285489728</text:p>
          </table:table-cell>
          <table:table-cell table:formula="of:=[.G544]*[.H544]" office:value-type="float" office:value="3.70747474203061" calcext:value-type="float">
            <text:p>3.70747474203061</text:p>
          </table:table-cell>
          <table:table-cell table:formula="of:=[.H544]*[.H544]" office:value-type="float" office:value="0.863043231059809" calcext:value-type="float">
            <text:p>0.863043231059809</text:p>
          </table:table-cell>
          <table:table-cell table:number-columns-repeated="6"/>
        </table:table-row>
        <table:table-row table:style-name="ro1">
          <table:table-cell office:value-type="float" office:value="637634" calcext:value-type="float">
            <text:p>637634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B545]" office:value-type="float" office:value="9" calcext:value-type="float">
            <text:p>9</text:p>
          </table:table-cell>
          <table:table-cell table:formula="of:=LOG([.A545]*[.$Q$1])" office:value-type="float" office:value="1.80457146651023" calcext:value-type="float">
            <text:p>1.80457146651023</text:p>
          </table:table-cell>
          <table:table-cell table:formula="of:=[.E545]-AVERAGE([.E$3:.E$1200])" office:value-type="float" office:value="-3.00918196994992" calcext:value-type="float">
            <text:p>-3.00918196994992</text:p>
          </table:table-cell>
          <table:table-cell table:formula="of:=[.F545]-AVERAGE([.F$3:.F$1200])" office:value-type="float" office:value="-0.661301229658848" calcext:value-type="float">
            <text:p>-0.661301229658848</text:p>
          </table:table-cell>
          <table:table-cell table:formula="of:=[.G545]*[.G545]" office:value-type="float" office:value="9.05517612827166" calcext:value-type="float">
            <text:p>9.05517612827166</text:p>
          </table:table-cell>
          <table:table-cell table:formula="of:=[.G545]*[.H545]" office:value-type="float" office:value="1.98997573699511" calcext:value-type="float">
            <text:p>1.98997573699511</text:p>
          </table:table-cell>
          <table:table-cell table:formula="of:=[.H545]*[.H545]" office:value-type="float" office:value="0.437319316348304" calcext:value-type="float">
            <text:p>0.437319316348304</text:p>
          </table:table-cell>
          <table:table-cell table:number-columns-repeated="6"/>
        </table:table-row>
        <table:table-row table:style-name="ro1">
          <table:table-cell office:value-type="float" office:value="119422492" calcext:value-type="float">
            <text:p>119422492</text:p>
          </table:table-cell>
          <table:table-cell office:value-type="float" office:value="18" calcext:value-type="float">
            <text:p>1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B546]" office:value-type="float" office:value="18" calcext:value-type="float">
            <text:p>18</text:p>
          </table:table-cell>
          <table:table-cell table:formula="of:=LOG([.A546]*[.$Q$1])" office:value-type="float" office:value="4.07708612940276" calcext:value-type="float">
            <text:p>4.07708612940276</text:p>
          </table:table-cell>
          <table:table-cell table:formula="of:=[.E546]-AVERAGE([.E$3:.E$1200])" office:value-type="float" office:value="5.99081803005008" calcext:value-type="float">
            <text:p>5.99081803005008</text:p>
          </table:table-cell>
          <table:table-cell table:formula="of:=[.F546]-AVERAGE([.F$3:.F$1200])" office:value-type="float" office:value="1.61121343323368" calcext:value-type="float">
            <text:p>1.61121343323368</text:p>
          </table:table-cell>
          <table:table-cell table:formula="of:=[.G546]*[.G546]" office:value-type="float" office:value="35.8899006691732" calcext:value-type="float">
            <text:p>35.8899006691732</text:p>
          </table:table-cell>
          <table:table-cell table:formula="of:=[.G546]*[.H546]" office:value-type="float" office:value="9.65248648607523" calcext:value-type="float">
            <text:p>9.65248648607523</text:p>
          </table:table-cell>
          <table:table-cell table:formula="of:=[.H546]*[.H546]" office:value-type="float" office:value="2.59600872743266" calcext:value-type="float">
            <text:p>2.59600872743266</text:p>
          </table:table-cell>
          <table:table-cell table:number-columns-repeated="6"/>
        </table:table-row>
        <table:table-row table:style-name="ro1">
          <table:table-cell office:value-type="float" office:value="597634" calcext:value-type="float">
            <text:p>597634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B547]" office:value-type="float" office:value="10" calcext:value-type="float">
            <text:p>10</text:p>
          </table:table-cell>
          <table:table-cell table:formula="of:=LOG([.A547]*[.$Q$1])" office:value-type="float" office:value="1.77643529696054" calcext:value-type="float">
            <text:p>1.77643529696054</text:p>
          </table:table-cell>
          <table:table-cell table:formula="of:=[.E547]-AVERAGE([.E$3:.E$1200])" office:value-type="float" office:value="-2.00918196994992" calcext:value-type="float">
            <text:p>-2.00918196994992</text:p>
          </table:table-cell>
          <table:table-cell table:formula="of:=[.F547]-AVERAGE([.F$3:.F$1200])" office:value-type="float" office:value="-0.689437399208542" calcext:value-type="float">
            <text:p>-0.689437399208542</text:p>
          </table:table-cell>
          <table:table-cell table:formula="of:=[.G547]*[.G547]" office:value-type="float" office:value="4.03681218837182" calcext:value-type="float">
            <text:p>4.03681218837182</text:p>
          </table:table-cell>
          <table:table-cell table:formula="of:=[.G547]*[.H547]" office:value-type="float" office:value="1.38520519189897" calcext:value-type="float">
            <text:p>1.38520519189897</text:p>
          </table:table-cell>
          <table:table-cell table:formula="of:=[.H547]*[.H547]" office:value-type="float" office:value="0.475323927427439" calcext:value-type="float">
            <text:p>0.475323927427439</text:p>
          </table:table-cell>
          <table:table-cell table:number-columns-repeated="6"/>
        </table:table-row>
        <table:table-row table:style-name="ro1">
          <table:table-cell office:value-type="float" office:value="7272923" calcext:value-type="float">
            <text:p>7272923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B548]" office:value-type="float" office:value="13" calcext:value-type="float">
            <text:p>13</text:p>
          </table:table-cell>
          <table:table-cell table:formula="of:=LOG([.A548]*[.$Q$1])" office:value-type="float" office:value="2.86170898962669" calcext:value-type="float">
            <text:p>2.86170898962669</text:p>
          </table:table-cell>
          <table:table-cell table:formula="of:=[.E548]-AVERAGE([.E$3:.E$1200])" office:value-type="float" office:value="0.990818030050084" calcext:value-type="float">
            <text:p>0.990818030050084</text:p>
          </table:table-cell>
          <table:table-cell table:formula="of:=[.F548]-AVERAGE([.F$3:.F$1200])" office:value-type="float" office:value="0.395836293457609" calcext:value-type="float">
            <text:p>0.395836293457609</text:p>
          </table:table-cell>
          <table:table-cell table:formula="of:=[.G548]*[.G548]" office:value-type="float" office:value="0.981720368672329" calcext:value-type="float">
            <text:p>0.981720368672329</text:p>
          </table:table-cell>
          <table:table-cell table:formula="of:=[.G548]*[.H548]" office:value-type="float" office:value="0.392201736505995" calcext:value-type="float">
            <text:p>0.392201736505995</text:p>
          </table:table-cell>
          <table:table-cell table:formula="of:=[.H548]*[.H548]" office:value-type="float" office:value="0.156686371218258" calcext:value-type="float">
            <text:p>0.156686371218258</text:p>
          </table:table-cell>
          <table:table-cell table:number-columns-repeated="6"/>
        </table:table-row>
        <table:table-row table:style-name="ro1">
          <table:table-cell office:value-type="float" office:value="936712" calcext:value-type="float">
            <text:p>936712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B549]" office:value-type="float" office:value="11" calcext:value-type="float">
            <text:p>11</text:p>
          </table:table-cell>
          <table:table-cell table:formula="of:=LOG([.A549]*[.$Q$1])" office:value-type="float" office:value="1.97160608391149" calcext:value-type="float">
            <text:p>1.97160608391149</text:p>
          </table:table-cell>
          <table:table-cell table:formula="of:=[.E549]-AVERAGE([.E$3:.E$1200])" office:value-type="float" office:value="-1.00918196994992" calcext:value-type="float">
            <text:p>-1.00918196994992</text:p>
          </table:table-cell>
          <table:table-cell table:formula="of:=[.F549]-AVERAGE([.F$3:.F$1200])" office:value-type="float" office:value="-0.494266612257586" calcext:value-type="float">
            <text:p>-0.494266612257586</text:p>
          </table:table-cell>
          <table:table-cell table:formula="of:=[.G549]*[.G549]" office:value-type="float" office:value="1.01844824847199" calcext:value-type="float">
            <text:p>1.01844824847199</text:p>
          </table:table-cell>
          <table:table-cell table:formula="of:=[.G549]*[.H549]" office:value-type="float" office:value="0.498804953438582" calcext:value-type="float">
            <text:p>0.498804953438582</text:p>
          </table:table-cell>
          <table:table-cell table:formula="of:=[.H549]*[.H549]" office:value-type="float" office:value="0.244299483992591" calcext:value-type="float">
            <text:p>0.244299483992591</text:p>
          </table:table-cell>
          <table:table-cell table:number-columns-repeated="6"/>
        </table:table-row>
        <table:table-row table:style-name="ro1">
          <table:table-cell office:value-type="float" office:value="43839025" calcext:value-type="float">
            <text:p>43839025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B550]" office:value-type="float" office:value="17" calcext:value-type="float">
            <text:p>17</text:p>
          </table:table-cell>
          <table:table-cell table:formula="of:=LOG([.A550]*[.$Q$1])" office:value-type="float" office:value="3.64186088667548" calcext:value-type="float">
            <text:p>3.64186088667548</text:p>
          </table:table-cell>
          <table:table-cell table:formula="of:=[.E550]-AVERAGE([.E$3:.E$1200])" office:value-type="float" office:value="4.99081803005008" calcext:value-type="float">
            <text:p>4.99081803005008</text:p>
          </table:table-cell>
          <table:table-cell table:formula="of:=[.F550]-AVERAGE([.F$3:.F$1200])" office:value-type="float" office:value="1.1759881905064" calcext:value-type="float">
            <text:p>1.1759881905064</text:p>
          </table:table-cell>
          <table:table-cell table:formula="of:=[.G550]*[.G550]" office:value-type="float" office:value="24.908264609073" calcext:value-type="float">
            <text:p>24.908264609073</text:p>
          </table:table-cell>
          <table:table-cell table:formula="of:=[.G550]*[.H550]" office:value-type="float" office:value="5.86914306430531" calcext:value-type="float">
            <text:p>5.86914306430531</text:p>
          </table:table-cell>
          <table:table-cell table:formula="of:=[.H550]*[.H550]" office:value-type="float" office:value="1.38294822421051" calcext:value-type="float">
            <text:p>1.38294822421051</text:p>
          </table:table-cell>
          <table:table-cell table:number-columns-repeated="6"/>
        </table:table-row>
        <table:table-row table:style-name="ro1">
          <table:table-cell office:value-type="float" office:value="10730712" calcext:value-type="float">
            <text:p>10730712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B551]" office:value-type="float" office:value="12" calcext:value-type="float">
            <text:p>12</text:p>
          </table:table-cell>
          <table:table-cell table:formula="of:=LOG([.A551]*[.$Q$1])" office:value-type="float" office:value="3.03062853905937" calcext:value-type="float">
            <text:p>3.03062853905937</text:p>
          </table:table-cell>
          <table:table-cell table:formula="of:=[.E551]-AVERAGE([.E$3:.E$1200])" office:value-type="float" office:value="-0.00918196994991583" calcext:value-type="float">
            <text:p>-0.009181969949916</text:p>
          </table:table-cell>
          <table:table-cell table:formula="of:=[.F551]-AVERAGE([.F$3:.F$1200])" office:value-type="float" office:value="0.564755842890285" calcext:value-type="float">
            <text:p>0.564755842890285</text:p>
          </table:table-cell>
          <table:table-cell table:formula="of:=[.G551]*[.G551]" office:value-type="float" office:value="0.0000843085721611572" calcext:value-type="float">
            <text:p>8.43085721611572E-05</text:p>
          </table:table-cell>
          <table:table-cell table:formula="of:=[.G551]*[.H551]" office:value-type="float" office:value="-0.00518557117845798" calcext:value-type="float">
            <text:p>-0.005185571178458</text:p>
          </table:table-cell>
          <table:table-cell table:formula="of:=[.H551]*[.H551]" office:value-type="float" office:value="0.318949162078716" calcext:value-type="float">
            <text:p>0.318949162078716</text:p>
          </table:table-cell>
          <table:table-cell table:number-columns-repeated="6"/>
        </table:table-row>
        <table:table-row table:style-name="ro1">
          <table:table-cell office:value-type="float" office:value="37979911" calcext:value-type="float">
            <text:p>37979911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B552]" office:value-type="float" office:value="16" calcext:value-type="float">
            <text:p>16</text:p>
          </table:table-cell>
          <table:table-cell table:formula="of:=LOG([.A552]*[.$Q$1])" office:value-type="float" office:value="3.57955394270078" calcext:value-type="float">
            <text:p>3.57955394270078</text:p>
          </table:table-cell>
          <table:table-cell table:formula="of:=[.E552]-AVERAGE([.E$3:.E$1200])" office:value-type="float" office:value="3.99081803005008" calcext:value-type="float">
            <text:p>3.99081803005008</text:p>
          </table:table-cell>
          <table:table-cell table:formula="of:=[.F552]-AVERAGE([.F$3:.F$1200])" office:value-type="float" office:value="1.1136812465317" calcext:value-type="float">
            <text:p>1.1136812465317</text:p>
          </table:table-cell>
          <table:table-cell table:formula="of:=[.G552]*[.G552]" office:value-type="float" office:value="15.9266285489728" calcext:value-type="float">
            <text:p>15.9266285489728</text:p>
          </table:table-cell>
          <table:table-cell table:formula="of:=[.G552]*[.H552]" office:value-type="float" office:value="4.44449919838737" calcext:value-type="float">
            <text:p>4.44449919838737</text:p>
          </table:table-cell>
          <table:table-cell table:formula="of:=[.H552]*[.H552]" office:value-type="float" office:value="1.24028591887641" calcext:value-type="float">
            <text:p>1.24028591887641</text:p>
          </table:table-cell>
          <table:table-cell table:number-columns-repeated="6"/>
        </table:table-row>
        <table:table-row table:style-name="ro1">
          <table:table-cell office:value-type="float" office:value="509580200" calcext:value-type="float">
            <text:p>509580200</text:p>
          </table:table-cell>
          <table:table-cell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B553]" office:value-type="float" office:value="19" calcext:value-type="float">
            <text:p>19</text:p>
          </table:table-cell>
          <table:table-cell table:formula="of:=LOG([.A553]*[.$Q$1])" office:value-type="float" office:value="4.70721254492031" calcext:value-type="float">
            <text:p>4.70721254492031</text:p>
          </table:table-cell>
          <table:table-cell table:formula="of:=[.E553]-AVERAGE([.E$3:.E$1200])" office:value-type="float" office:value="6.99081803005008" calcext:value-type="float">
            <text:p>6.99081803005008</text:p>
          </table:table-cell>
          <table:table-cell table:formula="of:=[.F553]-AVERAGE([.F$3:.F$1200])" office:value-type="float" office:value="2.24133984875123" calcext:value-type="float">
            <text:p>2.24133984875123</text:p>
          </table:table-cell>
          <table:table-cell table:formula="of:=[.G553]*[.G553]" office:value-type="float" office:value="48.8715367292733" calcext:value-type="float">
            <text:p>48.8715367292733</text:p>
          </table:table-cell>
          <table:table-cell table:formula="of:=[.G553]*[.H553]" office:value-type="float" office:value="15.6687990261198" calcext:value-type="float">
            <text:p>15.6687990261198</text:p>
          </table:table-cell>
          <table:table-cell table:formula="of:=[.H553]*[.H553]" office:value-type="float" office:value="5.02360431760018" calcext:value-type="float">
            <text:p>5.02360431760018</text:p>
          </table:table-cell>
          <table:table-cell table:number-columns-repeated="6"/>
        </table:table-row>
        <table:table-row table:style-name="ro1">
          <table:table-cell office:value-type="float" office:value="302014" calcext:value-type="float">
            <text:p>302014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B554]" office:value-type="float" office:value="11" calcext:value-type="float">
            <text:p>11</text:p>
          </table:table-cell>
          <table:table-cell table:formula="of:=LOG([.A554]*[.$Q$1])" office:value-type="float" office:value="1.48002707534729" calcext:value-type="float">
            <text:p>1.48002707534729</text:p>
          </table:table-cell>
          <table:table-cell table:formula="of:=[.E554]-AVERAGE([.E$3:.E$1200])" office:value-type="float" office:value="-1.00918196994992" calcext:value-type="float">
            <text:p>-1.00918196994992</text:p>
          </table:table-cell>
          <table:table-cell table:formula="of:=[.F554]-AVERAGE([.F$3:.F$1200])" office:value-type="float" office:value="-0.985845620821794" calcext:value-type="float">
            <text:p>-0.985845620821794</text:p>
          </table:table-cell>
          <table:table-cell table:formula="of:=[.G554]*[.G554]" office:value-type="float" office:value="1.01844824847199" calcext:value-type="float">
            <text:p>1.01844824847199</text:p>
          </table:table-cell>
          <table:table-cell table:formula="of:=[.G554]*[.H554]" office:value-type="float" office:value="0.994897625687436" calcext:value-type="float">
            <text:p>0.994897625687436</text:p>
          </table:table-cell>
          <table:table-cell table:formula="of:=[.H554]*[.H554]" office:value-type="float" office:value="0.971891588093509" calcext:value-type="float">
            <text:p>0.971891588093509</text:p>
          </table:table-cell>
          <table:table-cell table:number-columns-repeated="6"/>
        </table:table-row>
        <table:table-row table:style-name="ro1">
          <table:table-cell office:value-type="float" office:value="1382863" calcext:value-type="float">
            <text:p>1382863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B555]" office:value-type="float" office:value="12" calcext:value-type="float">
            <text:p>12</text:p>
          </table:table-cell>
          <table:table-cell table:formula="of:=LOG([.A555]*[.$Q$1])" office:value-type="float" office:value="2.14077915676067" calcext:value-type="float">
            <text:p>2.14077915676067</text:p>
          </table:table-cell>
          <table:table-cell table:formula="of:=[.E555]-AVERAGE([.E$3:.E$1200])" office:value-type="float" office:value="-0.00918196994991583" calcext:value-type="float">
            <text:p>-0.009181969949916</text:p>
          </table:table-cell>
          <table:table-cell table:formula="of:=[.F555]-AVERAGE([.F$3:.F$1200])" office:value-type="float" office:value="-0.32509353940841" calcext:value-type="float">
            <text:p>-0.32509353940841</text:p>
          </table:table-cell>
          <table:table-cell table:formula="of:=[.G555]*[.G555]" office:value-type="float" office:value="0.0000843085721611572" calcext:value-type="float">
            <text:p>8.43085721611572E-05</text:p>
          </table:table-cell>
          <table:table-cell table:formula="of:=[.G555]*[.H555]" office:value-type="float" office:value="0.0029849991097598" calcext:value-type="float">
            <text:p>0.00298499910976</text:p>
          </table:table-cell>
          <table:table-cell table:formula="of:=[.H555]*[.H555]" office:value-type="float" office:value="0.105685809365088" calcext:value-type="float">
            <text:p>0.105685809365088</text:p>
          </table:table-cell>
          <table:table-cell table:number-columns-repeated="6"/>
        </table:table-row>
        <table:table-row table:style-name="ro1">
          <table:table-cell office:value-type="float" office:value="1534432" calcext:value-type="float">
            <text:p>1534432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B556]" office:value-type="float" office:value="12" calcext:value-type="float">
            <text:p>12</text:p>
          </table:table-cell>
          <table:table-cell table:formula="of:=LOG([.A556]*[.$Q$1])" office:value-type="float" office:value="2.18594764696847" calcext:value-type="float">
            <text:p>2.18594764696847</text:p>
          </table:table-cell>
          <table:table-cell table:formula="of:=[.E556]-AVERAGE([.E$3:.E$1200])" office:value-type="float" office:value="-0.00918196994991583" calcext:value-type="float">
            <text:p>-0.009181969949916</text:p>
          </table:table-cell>
          <table:table-cell table:formula="of:=[.F556]-AVERAGE([.F$3:.F$1200])" office:value-type="float" office:value="-0.279925049200608" calcext:value-type="float">
            <text:p>-0.279925049200608</text:p>
          </table:table-cell>
          <table:table-cell table:formula="of:=[.G556]*[.G556]" office:value-type="float" office:value="0.0000843085721611572" calcext:value-type="float">
            <text:p>8.43085721611572E-05</text:p>
          </table:table-cell>
          <table:table-cell table:formula="of:=[.G556]*[.H556]" office:value-type="float" office:value="0.00257026338998869" calcext:value-type="float">
            <text:p>0.002570263389989</text:p>
          </table:table-cell>
          <table:table-cell table:formula="of:=[.H556]*[.H556]" office:value-type="float" office:value="0.0783580331699628" calcext:value-type="float">
            <text:p>0.078358033169963</text:p>
          </table:table-cell>
          <table:table-cell table:number-columns-repeated="6"/>
        </table:table-row>
        <table:table-row table:style-name="ro1">
          <table:table-cell office:value-type="float" office:value="27142678" calcext:value-type="float">
            <text:p>27142678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B557]" office:value-type="float" office:value="14" calcext:value-type="float">
            <text:p>14</text:p>
          </table:table-cell>
          <table:table-cell table:formula="of:=LOG([.A557]*[.$Q$1])" office:value-type="float" office:value="3.43365269458553" calcext:value-type="float">
            <text:p>3.43365269458553</text:p>
          </table:table-cell>
          <table:table-cell table:formula="of:=[.E557]-AVERAGE([.E$3:.E$1200])" office:value-type="float" office:value="1.99081803005008" calcext:value-type="float">
            <text:p>1.99081803005008</text:p>
          </table:table-cell>
          <table:table-cell table:formula="of:=[.F557]-AVERAGE([.F$3:.F$1200])" office:value-type="float" office:value="0.967779998416451" calcext:value-type="float">
            <text:p>0.967779998416451</text:p>
          </table:table-cell>
          <table:table-cell table:formula="of:=[.G557]*[.G557]" office:value-type="float" office:value="3.9633564287725" calcext:value-type="float">
            <text:p>3.9633564287725</text:p>
          </table:table-cell>
          <table:table-cell table:formula="of:=[.G557]*[.H557]" office:value-type="float" office:value="1.92667386996931" calcext:value-type="float">
            <text:p>1.92667386996931</text:p>
          </table:table-cell>
          <table:table-cell table:formula="of:=[.H557]*[.H557]" office:value-type="float" office:value="0.936598125334947" calcext:value-type="float">
            <text:p>0.936598125334947</text:p>
          </table:table-cell>
          <table:table-cell table:number-columns-repeated="6"/>
        </table:table-row>
        <table:table-row table:style-name="ro1">
          <table:table-cell office:value-type="float" office:value="5652487" calcext:value-type="float">
            <text:p>5652487</text:p>
          </table:table-cell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558]" office:value-type="float" office:value="12" calcext:value-type="float">
            <text:p>12</text:p>
          </table:table-cell>
          <table:table-cell table:formula="of:=LOG([.A558]*[.$Q$1])" office:value-type="float" office:value="2.75223957219656" calcext:value-type="float">
            <text:p>2.75223957219656</text:p>
          </table:table-cell>
          <table:table-cell table:formula="of:=[.E558]-AVERAGE([.E$3:.E$1200])" office:value-type="float" office:value="-0.00918196994991583" calcext:value-type="float">
            <text:p>-0.009181969949916</text:p>
          </table:table-cell>
          <table:table-cell table:formula="of:=[.F558]-AVERAGE([.F$3:.F$1200])" office:value-type="float" office:value="0.286366876027484" calcext:value-type="float">
            <text:p>0.286366876027484</text:p>
          </table:table-cell>
          <table:table-cell table:formula="of:=[.G558]*[.G558]" office:value-type="float" office:value="0.0000843085721611572" calcext:value-type="float">
            <text:p>8.43085721611572E-05</text:p>
          </table:table-cell>
          <table:table-cell table:formula="of:=[.G558]*[.H558]" office:value-type="float" office:value="-0.00262941205033562" calcext:value-type="float">
            <text:p>-0.002629412050336</text:p>
          </table:table-cell>
          <table:table-cell table:formula="of:=[.H558]*[.H558]" office:value-type="float" office:value="0.0820059876857401" calcext:value-type="float">
            <text:p>0.08200598768574</text:p>
          </table:table-cell>
          <table:table-cell table:number-columns-repeated="6"/>
        </table:table-row>
        <table:table-row table:style-name="ro1">
          <table:table-cell office:value-type="float" office:value="9510652" calcext:value-type="float">
            <text:p>9510652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559]" office:value-type="float" office:value="17" calcext:value-type="float">
            <text:p>17</text:p>
          </table:table-cell>
          <table:table-cell table:formula="of:=LOG([.A559]*[.$Q$1])" office:value-type="float" office:value="2.97821029089073" calcext:value-type="float">
            <text:p>2.97821029089073</text:p>
          </table:table-cell>
          <table:table-cell table:formula="of:=[.E559]-AVERAGE([.E$3:.E$1200])" office:value-type="float" office:value="4.99081803005008" calcext:value-type="float">
            <text:p>4.99081803005008</text:p>
          </table:table-cell>
          <table:table-cell table:formula="of:=[.F559]-AVERAGE([.F$3:.F$1200])" office:value-type="float" office:value="0.512337594721646" calcext:value-type="float">
            <text:p>0.512337594721646</text:p>
          </table:table-cell>
          <table:table-cell table:formula="of:=[.G559]*[.G559]" office:value-type="float" office:value="24.908264609073" calcext:value-type="float">
            <text:p>24.908264609073</text:p>
          </table:table-cell>
          <table:table-cell table:formula="of:=[.G559]*[.H559]" office:value-type="float" office:value="2.55698370520928" calcext:value-type="float">
            <text:p>2.55698370520928</text:p>
          </table:table-cell>
          <table:table-cell table:formula="of:=[.H559]*[.H559]" office:value-type="float" office:value="0.262489810965161" calcext:value-type="float">
            <text:p>0.262489810965161</text:p>
          </table:table-cell>
          <table:table-cell table:number-columns-repeated="6"/>
        </table:table-row>
        <table:table-row table:style-name="ro1">
          <table:table-cell office:value-type="float" office:value="1081101" calcext:value-type="float">
            <text:p>108110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B560]" office:value-type="float" office:value="13" calcext:value-type="float">
            <text:p>13</text:p>
          </table:table-cell>
          <table:table-cell table:formula="of:=LOG([.A560]*[.$Q$1])" office:value-type="float" office:value="2.03386626906308" calcext:value-type="float">
            <text:p>2.03386626906308</text:p>
          </table:table-cell>
          <table:table-cell table:formula="of:=[.E560]-AVERAGE([.E$3:.E$1200])" office:value-type="float" office:value="0.990818030050084" calcext:value-type="float">
            <text:p>0.990818030050084</text:p>
          </table:table-cell>
          <table:table-cell table:formula="of:=[.F560]-AVERAGE([.F$3:.F$1200])" office:value-type="float" office:value="-0.432006427106001" calcext:value-type="float">
            <text:p>-0.432006427106001</text:p>
          </table:table-cell>
          <table:table-cell table:formula="of:=[.G560]*[.G560]" office:value-type="float" office:value="0.981720368672329" calcext:value-type="float">
            <text:p>0.981720368672329</text:p>
          </table:table-cell>
          <table:table-cell table:formula="of:=[.G560]*[.H560]" office:value-type="float" office:value="-0.428039757074143" calcext:value-type="float">
            <text:p>-0.428039757074143</text:p>
          </table:table-cell>
          <table:table-cell table:formula="of:=[.H560]*[.H560]" office:value-type="float" office:value="0.186629553060892" calcext:value-type="float">
            <text:p>0.186629553060892</text:p>
          </table:table-cell>
          <table:table-cell table:number-columns-repeated="6"/>
        </table:table-row>
        <table:table-row table:style-name="ro1">
          <table:table-cell office:value-type="float" office:value="947581" calcext:value-type="float">
            <text:p>947581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B561]" office:value-type="float" office:value="11" calcext:value-type="float">
            <text:p>11</text:p>
          </table:table-cell>
          <table:table-cell table:formula="of:=LOG([.A561]*[.$Q$1])" office:value-type="float" office:value="1.97661634407491" calcext:value-type="float">
            <text:p>1.97661634407491</text:p>
          </table:table-cell>
          <table:table-cell table:formula="of:=[.E561]-AVERAGE([.E$3:.E$1200])" office:value-type="float" office:value="-1.00918196994992" calcext:value-type="float">
            <text:p>-1.00918196994992</text:p>
          </table:table-cell>
          <table:table-cell table:formula="of:=[.F561]-AVERAGE([.F$3:.F$1200])" office:value-type="float" office:value="-0.489256352094168" calcext:value-type="float">
            <text:p>-0.489256352094168</text:p>
          </table:table-cell>
          <table:table-cell table:formula="of:=[.G561]*[.G561]" office:value-type="float" office:value="1.01844824847199" calcext:value-type="float">
            <text:p>1.01844824847199</text:p>
          </table:table-cell>
          <table:table-cell table:formula="of:=[.G561]*[.H561]" office:value-type="float" office:value="0.493748689216903" calcext:value-type="float">
            <text:p>0.493748689216903</text:p>
          </table:table-cell>
          <table:table-cell table:formula="of:=[.H561]*[.H561]" office:value-type="float" office:value="0.239371778064493" calcext:value-type="float">
            <text:p>0.239371778064493</text:p>
          </table:table-cell>
          <table:table-cell table:number-columns-repeated="6"/>
        </table:table-row>
        <table:table-row table:style-name="ro1">
          <table:table-cell office:value-type="float" office:value="9249389" calcext:value-type="float">
            <text:p>9249389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B562]" office:value-type="float" office:value="14" calcext:value-type="float">
            <text:p>14</text:p>
          </table:table-cell>
          <table:table-cell table:formula="of:=LOG([.A562]*[.$Q$1])" office:value-type="float" office:value="2.96611304488036" calcext:value-type="float">
            <text:p>2.96611304488036</text:p>
          </table:table-cell>
          <table:table-cell table:formula="of:=[.E562]-AVERAGE([.E$3:.E$1200])" office:value-type="float" office:value="1.99081803005008" calcext:value-type="float">
            <text:p>1.99081803005008</text:p>
          </table:table-cell>
          <table:table-cell table:formula="of:=[.F562]-AVERAGE([.F$3:.F$1200])" office:value-type="float" office:value="0.500240348711284" calcext:value-type="float">
            <text:p>0.500240348711284</text:p>
          </table:table-cell>
          <table:table-cell table:formula="of:=[.G562]*[.G562]" office:value-type="float" office:value="3.9633564287725" calcext:value-type="float">
            <text:p>3.9633564287725</text:p>
          </table:table-cell>
          <table:table-cell table:formula="of:=[.G562]*[.H562]" office:value-type="float" office:value="0.995887505572965" calcext:value-type="float">
            <text:p>0.995887505572965</text:p>
          </table:table-cell>
          <table:table-cell table:formula="of:=[.H562]*[.H562]" office:value-type="float" office:value="0.250240406478787" calcext:value-type="float">
            <text:p>0.250240406478787</text:p>
          </table:table-cell>
          <table:table-cell table:number-columns-repeated="6"/>
        </table:table-row>
        <table:table-row table:style-name="ro1">
          <table:table-cell office:value-type="float" office:value="714744" calcext:value-type="float">
            <text:p>714744</text:p>
          </table:table-cell>
          <table:table-cell office:value-type="float" office:value="11" calcext:value-type="float">
            <text:p>11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B563]" office:value-type="float" office:value="11" calcext:value-type="float">
            <text:p>11</text:p>
          </table:table-cell>
          <table:table-cell table:formula="of:=LOG([.A563]*[.$Q$1])" office:value-type="float" office:value="1.85415051831078" calcext:value-type="float">
            <text:p>1.85415051831078</text:p>
          </table:table-cell>
          <table:table-cell table:formula="of:=[.E563]-AVERAGE([.E$3:.E$1200])" office:value-type="float" office:value="-1.00918196994992" calcext:value-type="float">
            <text:p>-1.00918196994992</text:p>
          </table:table-cell>
          <table:table-cell table:formula="of:=[.F563]-AVERAGE([.F$3:.F$1200])" office:value-type="float" office:value="-0.611722177858297" calcext:value-type="float">
            <text:p>-0.611722177858297</text:p>
          </table:table-cell>
          <table:table-cell table:formula="of:=[.G563]*[.G563]" office:value-type="float" office:value="1.01844824847199" calcext:value-type="float">
            <text:p>1.01844824847199</text:p>
          </table:table-cell>
          <table:table-cell table:formula="of:=[.G563]*[.H563]" office:value-type="float" office:value="0.617338992513089" calcext:value-type="float">
            <text:p>0.617338992513089</text:p>
          </table:table-cell>
          <table:table-cell table:formula="of:=[.H563]*[.H563]" office:value-type="float" office:value="0.374204022883698" calcext:value-type="float">
            <text:p>0.374204022883698</text:p>
          </table:table-cell>
          <table:table-cell table:number-columns-repeated="6"/>
        </table:table-row>
        <table:table-row table:style-name="ro1">
          <table:table-cell office:value-type="float" office:value="829641" calcext:value-type="float">
            <text:p>829641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B564]" office:value-type="float" office:value="11" calcext:value-type="float">
            <text:p>11</text:p>
          </table:table-cell>
          <table:table-cell table:formula="of:=LOG([.A564]*[.$Q$1])" office:value-type="float" office:value="1.91889020629537" calcext:value-type="float">
            <text:p>1.91889020629537</text:p>
          </table:table-cell>
          <table:table-cell table:formula="of:=[.E564]-AVERAGE([.E$3:.E$1200])" office:value-type="float" office:value="-1.00918196994992" calcext:value-type="float">
            <text:p>-1.00918196994992</text:p>
          </table:table-cell>
          <table:table-cell table:formula="of:=[.F564]-AVERAGE([.F$3:.F$1200])" office:value-type="float" office:value="-0.546982489873713" calcext:value-type="float">
            <text:p>-0.546982489873713</text:p>
          </table:table-cell>
          <table:table-cell table:formula="of:=[.G564]*[.G564]" office:value-type="float" office:value="1.01844824847199" calcext:value-type="float">
            <text:p>1.01844824847199</text:p>
          </table:table-cell>
          <table:table-cell table:formula="of:=[.G564]*[.H564]" office:value-type="float" office:value="0.552004866658864" calcext:value-type="float">
            <text:p>0.552004866658864</text:p>
          </table:table-cell>
          <table:table-cell table:formula="of:=[.H564]*[.H564]" office:value-type="float" office:value="0.299189844228447" calcext:value-type="float">
            <text:p>0.299189844228447</text:p>
          </table:table-cell>
          <table:table-cell table:number-columns-repeated="6"/>
        </table:table-row>
        <table:table-row table:style-name="ro1">
          <table:table-cell office:value-type="float" office:value="1728968" calcext:value-type="float">
            <text:p>1728968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B565]" office:value-type="float" office:value="12" calcext:value-type="float">
            <text:p>12</text:p>
          </table:table-cell>
          <table:table-cell table:formula="of:=LOG([.A565]*[.$Q$1])" office:value-type="float" office:value="2.23778695536066" calcext:value-type="float">
            <text:p>2.23778695536066</text:p>
          </table:table-cell>
          <table:table-cell table:formula="of:=[.E565]-AVERAGE([.E$3:.E$1200])" office:value-type="float" office:value="-0.00918196994991583" calcext:value-type="float">
            <text:p>-0.009181969949916</text:p>
          </table:table-cell>
          <table:table-cell table:formula="of:=[.F565]-AVERAGE([.F$3:.F$1200])" office:value-type="float" office:value="-0.228085740808419" calcext:value-type="float">
            <text:p>-0.228085740808419</text:p>
          </table:table-cell>
          <table:table-cell table:formula="of:=[.G565]*[.G565]" office:value-type="float" office:value="0.0000843085721611572" calcext:value-type="float">
            <text:p>8.43085721611572E-05</text:p>
          </table:table-cell>
          <table:table-cell table:formula="of:=[.G565]*[.H565]" office:value-type="float" office:value="0.00209427641810719" calcext:value-type="float">
            <text:p>0.002094276418107</text:p>
          </table:table-cell>
          <table:table-cell table:formula="of:=[.H565]*[.H565]" office:value-type="float" office:value="0.0520231051601254" calcext:value-type="float">
            <text:p>0.052023105160125</text:p>
          </table:table-cell>
          <table:table-cell table:number-columns-repeated="6"/>
        </table:table-row>
        <table:table-row table:style-name="ro1">
          <table:table-cell office:value-type="float" office:value="13531911" calcext:value-type="float">
            <text:p>13531911</text:p>
          </table:table-cell>
          <table:table-cell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B566]" office:value-type="float" office:value="14" calcext:value-type="float">
            <text:p>14</text:p>
          </table:table-cell>
          <table:table-cell table:formula="of:=LOG([.A566]*[.$Q$1])" office:value-type="float" office:value="3.13135913275059" calcext:value-type="float">
            <text:p>3.13135913275059</text:p>
          </table:table-cell>
          <table:table-cell table:formula="of:=[.E566]-AVERAGE([.E$3:.E$1200])" office:value-type="float" office:value="1.99081803005008" calcext:value-type="float">
            <text:p>1.99081803005008</text:p>
          </table:table-cell>
          <table:table-cell table:formula="of:=[.F566]-AVERAGE([.F$3:.F$1200])" office:value-type="float" office:value="0.665486436581506" calcext:value-type="float">
            <text:p>0.665486436581506</text:p>
          </table:table-cell>
          <table:table-cell table:formula="of:=[.G566]*[.G566]" office:value-type="float" office:value="3.9633564287725" calcext:value-type="float">
            <text:p>3.9633564287725</text:p>
          </table:table-cell>
          <table:table-cell table:formula="of:=[.G566]*[.H566]" office:value-type="float" office:value="1.32486239670024" calcext:value-type="float">
            <text:p>1.32486239670024</text:p>
          </table:table-cell>
          <table:table-cell table:formula="of:=[.H566]*[.H566]" office:value-type="float" office:value="0.442872197273951" calcext:value-type="float">
            <text:p>0.442872197273951</text:p>
          </table:table-cell>
          <table:table-cell table:number-columns-repeated="6"/>
        </table:table-row>
        <table:table-row table:style-name="ro1">
          <table:table-cell office:value-type="float" office:value="12395330" calcext:value-type="float">
            <text:p>12395330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B567]" office:value-type="float" office:value="13" calcext:value-type="float">
            <text:p>13</text:p>
          </table:table-cell>
          <table:table-cell table:formula="of:=LOG([.A567]*[.$Q$1])" office:value-type="float" office:value="3.09325809344924" calcext:value-type="float">
            <text:p>3.09325809344924</text:p>
          </table:table-cell>
          <table:table-cell table:formula="of:=[.E567]-AVERAGE([.E$3:.E$1200])" office:value-type="float" office:value="0.990818030050084" calcext:value-type="float">
            <text:p>0.990818030050084</text:p>
          </table:table-cell>
          <table:table-cell table:formula="of:=[.F567]-AVERAGE([.F$3:.F$1200])" office:value-type="float" office:value="0.627385397280161" calcext:value-type="float">
            <text:p>0.627385397280161</text:p>
          </table:table-cell>
          <table:table-cell table:formula="of:=[.G567]*[.G567]" office:value-type="float" office:value="0.981720368672329" calcext:value-type="float">
            <text:p>0.981720368672329</text:p>
          </table:table-cell>
          <table:table-cell table:formula="of:=[.G567]*[.H567]" office:value-type="float" office:value="0.621624763415318" calcext:value-type="float">
            <text:p>0.621624763415318</text:p>
          </table:table-cell>
          <table:table-cell table:formula="of:=[.H567]*[.H567]" office:value-type="float" office:value="0.393612436720385" calcext:value-type="float">
            <text:p>0.393612436720385</text:p>
          </table:table-cell>
          <table:table-cell table:number-columns-repeated="6"/>
        </table:table-row>
        <table:table-row table:style-name="ro1">
          <table:table-cell office:value-type="float" office:value="15791789" calcext:value-type="float">
            <text:p>15791789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B568]" office:value-type="float" office:value="14" calcext:value-type="float">
            <text:p>14</text:p>
          </table:table-cell>
          <table:table-cell table:formula="of:=LOG([.A568]*[.$Q$1])" office:value-type="float" office:value="3.1984313325933" calcext:value-type="float">
            <text:p>3.1984313325933</text:p>
          </table:table-cell>
          <table:table-cell table:formula="of:=[.E568]-AVERAGE([.E$3:.E$1200])" office:value-type="float" office:value="1.99081803005008" calcext:value-type="float">
            <text:p>1.99081803005008</text:p>
          </table:table-cell>
          <table:table-cell table:formula="of:=[.F568]-AVERAGE([.F$3:.F$1200])" office:value-type="float" office:value="0.732558636424219" calcext:value-type="float">
            <text:p>0.732558636424219</text:p>
          </table:table-cell>
          <table:table-cell table:formula="of:=[.G568]*[.G568]" office:value-type="float" office:value="3.9633564287725" calcext:value-type="float">
            <text:p>3.9633564287725</text:p>
          </table:table-cell>
          <table:table-cell table:formula="of:=[.G568]*[.H568]" office:value-type="float" office:value="1.45839094146224" calcext:value-type="float">
            <text:p>1.45839094146224</text:p>
          </table:table-cell>
          <table:table-cell table:formula="of:=[.H568]*[.H568]" office:value-type="float" office:value="0.536642155799711" calcext:value-type="float">
            <text:p>0.536642155799711</text:p>
          </table:table-cell>
          <table:table-cell table:number-columns-repeated="6"/>
        </table:table-row>
        <table:table-row table:style-name="ro1">
          <table:table-cell office:value-type="float" office:value="47055960" calcext:value-type="float">
            <text:p>47055960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B569]" office:value-type="float" office:value="15" calcext:value-type="float">
            <text:p>15</text:p>
          </table:table-cell>
          <table:table-cell table:formula="of:=LOG([.A569]*[.$Q$1])" office:value-type="float" office:value="3.67261463799038" calcext:value-type="float">
            <text:p>3.67261463799038</text:p>
          </table:table-cell>
          <table:table-cell table:formula="of:=[.E569]-AVERAGE([.E$3:.E$1200])" office:value-type="float" office:value="2.99081803005008" calcext:value-type="float">
            <text:p>2.99081803005008</text:p>
          </table:table-cell>
          <table:table-cell table:formula="of:=[.F569]-AVERAGE([.F$3:.F$1200])" office:value-type="float" office:value="1.2067419418213" calcext:value-type="float">
            <text:p>1.2067419418213</text:p>
          </table:table-cell>
          <table:table-cell table:formula="of:=[.G569]*[.G569]" office:value-type="float" office:value="8.94499248887267" calcext:value-type="float">
            <text:p>8.94499248887267</text:p>
          </table:table-cell>
          <table:table-cell table:formula="of:=[.G569]*[.H569]" office:value-type="float" office:value="3.60914555721678" calcext:value-type="float">
            <text:p>3.60914555721678</text:p>
          </table:table-cell>
          <table:table-cell table:formula="of:=[.H569]*[.H569]" office:value-type="float" office:value="1.45622611415063" calcext:value-type="float">
            <text:p>1.45622611415063</text:p>
          </table:table-cell>
          <table:table-cell table:number-columns-repeated="6"/>
        </table:table-row>
        <table:table-row table:style-name="ro1">
          <table:table-cell office:value-type="float" office:value="2866908" calcext:value-type="float">
            <text:p>2866908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B570]" office:value-type="float" office:value="12" calcext:value-type="float">
            <text:p>12</text:p>
          </table:table-cell>
          <table:table-cell table:formula="of:=LOG([.A570]*[.$Q$1])" office:value-type="float" office:value="2.45741375652046" calcext:value-type="float">
            <text:p>2.45741375652046</text:p>
          </table:table-cell>
          <table:table-cell table:formula="of:=[.E570]-AVERAGE([.E$3:.E$1200])" office:value-type="float" office:value="-0.00918196994991583" calcext:value-type="float">
            <text:p>-0.009181969949916</text:p>
          </table:table-cell>
          <table:table-cell table:formula="of:=[.F570]-AVERAGE([.F$3:.F$1200])" office:value-type="float" office:value="-0.00845893964862121" calcext:value-type="float">
            <text:p>-0.008458939648621</text:p>
          </table:table-cell>
          <table:table-cell table:formula="of:=[.G570]*[.G570]" office:value-type="float" office:value="0.0000843085721611572" calcext:value-type="float">
            <text:p>8.43085721611572E-05</text:p>
          </table:table-cell>
          <table:table-cell table:formula="of:=[.G570]*[.H570]" office:value-type="float" office:value="0.0000776697296617915" calcext:value-type="float">
            <text:p>7.76697296617915E-05</text:p>
          </table:table-cell>
          <table:table-cell table:formula="of:=[.H570]*[.H570]" office:value-type="float" office:value="0.0000715536599790159" calcext:value-type="float">
            <text:p>7.15536599790159E-05</text:p>
          </table:table-cell>
          <table:table-cell table:number-columns-repeated="6"/>
        </table:table-row>
        <table:table-row table:style-name="ro1">
          <table:table-cell office:value-type="float" office:value="696183" calcext:value-type="float">
            <text:p>696183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B571]" office:value-type="float" office:value="10" calcext:value-type="float">
            <text:p>10</text:p>
          </table:table-cell>
          <table:table-cell table:formula="of:=LOG([.A571]*[.$Q$1])" office:value-type="float" office:value="1.84272341409861" calcext:value-type="float">
            <text:p>1.84272341409861</text:p>
          </table:table-cell>
          <table:table-cell table:formula="of:=[.E571]-AVERAGE([.E$3:.E$1200])" office:value-type="float" office:value="-2.00918196994992" calcext:value-type="float">
            <text:p>-2.00918196994992</text:p>
          </table:table-cell>
          <table:table-cell table:formula="of:=[.F571]-AVERAGE([.F$3:.F$1200])" office:value-type="float" office:value="-0.623149282070472" calcext:value-type="float">
            <text:p>-0.623149282070472</text:p>
          </table:table-cell>
          <table:table-cell table:formula="of:=[.G571]*[.G571]" office:value-type="float" office:value="4.03681218837182" calcext:value-type="float">
            <text:p>4.03681218837182</text:p>
          </table:table-cell>
          <table:table-cell table:formula="of:=[.G571]*[.H571]" office:value-type="float" office:value="1.25202030212323" calcext:value-type="float">
            <text:p>1.25202030212323</text:p>
          </table:table-cell>
          <table:table-cell table:formula="of:=[.H571]*[.H571]" office:value-type="float" office:value="0.388315027744945" calcext:value-type="float">
            <text:p>0.388315027744945</text:p>
          </table:table-cell>
          <table:table-cell table:number-columns-repeated="6"/>
        </table:table-row>
        <table:table-row table:style-name="ro1">
          <table:table-cell office:value-type="float" office:value="366430" calcext:value-type="float">
            <text:p>36643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572]" office:value-type="float" office:value="9" calcext:value-type="float">
            <text:p>9</text:p>
          </table:table-cell>
          <table:table-cell table:formula="of:=LOG([.A572]*[.$Q$1])" office:value-type="float" office:value="1.56399102258615" calcext:value-type="float">
            <text:p>1.56399102258615</text:p>
          </table:table-cell>
          <table:table-cell table:formula="of:=[.E572]-AVERAGE([.E$3:.E$1200])" office:value-type="float" office:value="-3.00918196994992" calcext:value-type="float">
            <text:p>-3.00918196994992</text:p>
          </table:table-cell>
          <table:table-cell table:formula="of:=[.F572]-AVERAGE([.F$3:.F$1200])" office:value-type="float" office:value="-0.901881673582928" calcext:value-type="float">
            <text:p>-0.901881673582928</text:p>
          </table:table-cell>
          <table:table-cell table:formula="of:=[.G572]*[.G572]" office:value-type="float" office:value="9.05517612827166" calcext:value-type="float">
            <text:p>9.05517612827166</text:p>
          </table:table-cell>
          <table:table-cell table:formula="of:=[.G572]*[.H572]" office:value-type="float" office:value="2.713926071174" calcext:value-type="float">
            <text:p>2.713926071174</text:p>
          </table:table-cell>
          <table:table-cell table:formula="of:=[.H572]*[.H572]" office:value-type="float" office:value="0.813390553144743" calcext:value-type="float">
            <text:p>0.813390553144743</text:p>
          </table:table-cell>
          <table:table-cell table:number-columns-repeated="6"/>
        </table:table-row>
        <table:table-row table:style-name="ro1">
          <table:table-cell office:value-type="float" office:value="6424116" calcext:value-type="float">
            <text:p>6424116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573]" office:value-type="float" office:value="12" calcext:value-type="float">
            <text:p>12</text:p>
          </table:table-cell>
          <table:table-cell table:formula="of:=LOG([.A573]*[.$Q$1])" office:value-type="float" office:value="2.80781337437913" calcext:value-type="float">
            <text:p>2.80781337437913</text:p>
          </table:table-cell>
          <table:table-cell table:formula="of:=[.E573]-AVERAGE([.E$3:.E$1200])" office:value-type="float" office:value="-0.00918196994991583" calcext:value-type="float">
            <text:p>-0.009181969949916</text:p>
          </table:table-cell>
          <table:table-cell table:formula="of:=[.F573]-AVERAGE([.F$3:.F$1200])" office:value-type="float" office:value="0.341940678210052" calcext:value-type="float">
            <text:p>0.341940678210052</text:p>
          </table:table-cell>
          <table:table-cell table:formula="of:=[.G573]*[.G573]" office:value-type="float" office:value="0.0000843085721611572" calcext:value-type="float">
            <text:p>8.43085721611572E-05</text:p>
          </table:table-cell>
          <table:table-cell table:formula="of:=[.G573]*[.H573]" office:value-type="float" office:value="-0.00313968903197854" calcext:value-type="float">
            <text:p>-0.003139689031979</text:p>
          </table:table-cell>
          <table:table-cell table:formula="of:=[.H573]*[.H573]" office:value-type="float" office:value="0.116923427414751" calcext:value-type="float">
            <text:p>0.116923427414751</text:p>
          </table:table-cell>
          <table:table-cell table:number-columns-repeated="6"/>
        </table:table-row>
        <table:table-row table:style-name="ro1">
          <table:table-cell office:value-type="float" office:value="4103281" calcext:value-type="float">
            <text:p>4103281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574]" office:value-type="float" office:value="11" calcext:value-type="float">
            <text:p>11</text:p>
          </table:table-cell>
          <table:table-cell table:formula="of:=LOG([.A574]*[.$Q$1])" office:value-type="float" office:value="2.6131312592459" calcext:value-type="float">
            <text:p>2.6131312592459</text:p>
          </table:table-cell>
          <table:table-cell table:formula="of:=[.E574]-AVERAGE([.E$3:.E$1200])" office:value-type="float" office:value="-1.00918196994992" calcext:value-type="float">
            <text:p>-1.00918196994992</text:p>
          </table:table-cell>
          <table:table-cell table:formula="of:=[.F574]-AVERAGE([.F$3:.F$1200])" office:value-type="float" office:value="0.147258563076816" calcext:value-type="float">
            <text:p>0.147258563076816</text:p>
          </table:table-cell>
          <table:table-cell table:formula="of:=[.G574]*[.G574]" office:value-type="float" office:value="1.01844824847199" calcext:value-type="float">
            <text:p>1.01844824847199</text:p>
          </table:table-cell>
          <table:table-cell table:formula="of:=[.G574]*[.H574]" office:value-type="float" office:value="-0.148610686777855" calcext:value-type="float">
            <text:p>-0.148610686777855</text:p>
          </table:table-cell>
          <table:table-cell table:formula="of:=[.H574]*[.H574]" office:value-type="float" office:value="0.0216850843994486" calcext:value-type="float">
            <text:p>0.021685084399449</text:p>
          </table:table-cell>
          <table:table-cell table:number-columns-repeated="6"/>
        </table:table-row>
        <table:table-row table:style-name="ro1">
          <table:table-cell office:value-type="float" office:value="41486835" calcext:value-type="float">
            <text:p>41486835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575]" office:value-type="float" office:value="15" calcext:value-type="float">
            <text:p>15</text:p>
          </table:table-cell>
          <table:table-cell table:formula="of:=LOG([.A575]*[.$Q$1])" office:value-type="float" office:value="3.61791030408746" calcext:value-type="float">
            <text:p>3.61791030408746</text:p>
          </table:table-cell>
          <table:table-cell table:formula="of:=[.E575]-AVERAGE([.E$3:.E$1200])" office:value-type="float" office:value="2.99081803005008" calcext:value-type="float">
            <text:p>2.99081803005008</text:p>
          </table:table-cell>
          <table:table-cell table:formula="of:=[.F575]-AVERAGE([.F$3:.F$1200])" office:value-type="float" office:value="1.15203760791838" calcext:value-type="float">
            <text:p>1.15203760791838</text:p>
          </table:table-cell>
          <table:table-cell table:formula="of:=[.G575]*[.G575]" office:value-type="float" office:value="8.94499248887267" calcext:value-type="float">
            <text:p>8.94499248887267</text:p>
          </table:table-cell>
          <table:table-cell table:formula="of:=[.G575]*[.H575]" office:value-type="float" office:value="3.44553484905806" calcext:value-type="float">
            <text:p>3.44553484905806</text:p>
          </table:table-cell>
          <table:table-cell table:formula="of:=[.H575]*[.H575]" office:value-type="float" office:value="1.32719065005831" calcext:value-type="float">
            <text:p>1.32719065005831</text:p>
          </table:table-cell>
          <table:table-cell table:number-columns-repeated="6"/>
        </table:table-row>
        <table:table-row table:style-name="ro1">
          <table:table-cell office:value-type="float" office:value="3118586" calcext:value-type="float">
            <text:p>3118586</text:p>
          </table:table-cell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B576]" office:value-type="float" office:value="12" calcext:value-type="float">
            <text:p>12</text:p>
          </table:table-cell>
          <table:table-cell table:formula="of:=LOG([.A576]*[.$Q$1])" office:value-type="float" office:value="2.49395772491768" calcext:value-type="float">
            <text:p>2.49395772491768</text:p>
          </table:table-cell>
          <table:table-cell table:formula="of:=[.E576]-AVERAGE([.E$3:.E$1200])" office:value-type="float" office:value="-0.00918196994991583" calcext:value-type="float">
            <text:p>-0.009181969949916</text:p>
          </table:table-cell>
          <table:table-cell table:formula="of:=[.F576]-AVERAGE([.F$3:.F$1200])" office:value-type="float" office:value="0.0280850287485985" calcext:value-type="float">
            <text:p>0.028085028748599</text:p>
          </table:table-cell>
          <table:table-cell table:formula="of:=[.G576]*[.G576]" office:value-type="float" office:value="0.0000843085721611572" calcext:value-type="float">
            <text:p>8.43085721611572E-05</text:p>
          </table:table-cell>
          <table:table-cell table:formula="of:=[.G576]*[.H576]" office:value-type="float" office:value="-0.000257875890012154" calcext:value-type="float">
            <text:p>-0.000257875890012</text:p>
          </table:table-cell>
          <table:table-cell table:formula="of:=[.H576]*[.H576]" office:value-type="float" office:value="0.000788768839809606" calcext:value-type="float">
            <text:p>0.00078876883981</text:p>
          </table:table-cell>
          <table:table-cell table:number-columns-repeated="6"/>
        </table:table-row>
        <table:table-row table:style-name="ro1">
          <table:table-cell office:value-type="float" office:value="1136062" calcext:value-type="float">
            <text:p>1136062</text:p>
          </table:table-cell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B577]" office:value-type="float" office:value="11" calcext:value-type="float">
            <text:p>11</text:p>
          </table:table-cell>
          <table:table-cell table:formula="of:=LOG([.A577]*[.$Q$1])" office:value-type="float" office:value="2.05540203342" calcext:value-type="float">
            <text:p>2.05540203342</text:p>
          </table:table-cell>
          <table:table-cell table:formula="of:=[.E577]-AVERAGE([.E$3:.E$1200])" office:value-type="float" office:value="-1.00918196994992" calcext:value-type="float">
            <text:p>-1.00918196994992</text:p>
          </table:table-cell>
          <table:table-cell table:formula="of:=[.F577]-AVERAGE([.F$3:.F$1200])" office:value-type="float" office:value="-0.41047066274908" calcext:value-type="float">
            <text:p>-0.41047066274908</text:p>
          </table:table-cell>
          <table:table-cell table:formula="of:=[.G577]*[.G577]" office:value-type="float" office:value="1.01844824847199" calcext:value-type="float">
            <text:p>1.01844824847199</text:p>
          </table:table-cell>
          <table:table-cell table:formula="of:=[.G577]*[.H577]" office:value-type="float" office:value="0.414239592039764" calcext:value-type="float">
            <text:p>0.414239592039764</text:p>
          </table:table-cell>
          <table:table-cell table:formula="of:=[.H577]*[.H577]" office:value-type="float" office:value="0.168486164977669" calcext:value-type="float">
            <text:p>0.168486164977669</text:p>
          </table:table-cell>
          <table:table-cell table:number-columns-repeated="6"/>
        </table:table-row>
        <table:table-row table:style-name="ro1">
          <table:table-cell office:value-type="float" office:value="1168887" calcext:value-type="float">
            <text:p>1168887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B578]" office:value-type="float" office:value="11" calcext:value-type="float">
            <text:p>11</text:p>
          </table:table-cell>
          <table:table-cell table:formula="of:=LOG([.A578]*[.$Q$1])" office:value-type="float" office:value="2.06777252857116" calcext:value-type="float">
            <text:p>2.06777252857116</text:p>
          </table:table-cell>
          <table:table-cell table:formula="of:=[.E578]-AVERAGE([.E$3:.E$1200])" office:value-type="float" office:value="-1.00918196994992" calcext:value-type="float">
            <text:p>-1.00918196994992</text:p>
          </table:table-cell>
          <table:table-cell table:formula="of:=[.F578]-AVERAGE([.F$3:.F$1200])" office:value-type="float" office:value="-0.398100167597925" calcext:value-type="float">
            <text:p>-0.398100167597925</text:p>
          </table:table-cell>
          <table:table-cell table:formula="of:=[.G578]*[.G578]" office:value-type="float" office:value="1.01844824847199" calcext:value-type="float">
            <text:p>1.01844824847199</text:p>
          </table:table-cell>
          <table:table-cell table:formula="of:=[.G578]*[.H578]" office:value-type="float" office:value="0.401755511373865" calcext:value-type="float">
            <text:p>0.401755511373865</text:p>
          </table:table-cell>
          <table:table-cell table:formula="of:=[.H578]*[.H578]" office:value-type="float" office:value="0.158483743441496" calcext:value-type="float">
            <text:p>0.158483743441496</text:p>
          </table:table-cell>
          <table:table-cell table:number-columns-repeated="6"/>
        </table:table-row>
        <table:table-row table:style-name="ro1">
          <table:table-cell office:value-type="float" office:value="4851257" calcext:value-type="float">
            <text:p>4851257</text:p>
          </table:table-cell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B579]" office:value-type="float" office:value="13" calcext:value-type="float">
            <text:p>13</text:p>
          </table:table-cell>
          <table:table-cell table:formula="of:=LOG([.A579]*[.$Q$1])" office:value-type="float" office:value="2.68585428240289" calcext:value-type="float">
            <text:p>2.68585428240289</text:p>
          </table:table-cell>
          <table:table-cell table:formula="of:=[.E579]-AVERAGE([.E$3:.E$1200])" office:value-type="float" office:value="0.990818030050084" calcext:value-type="float">
            <text:p>0.990818030050084</text:p>
          </table:table-cell>
          <table:table-cell table:formula="of:=[.F579]-AVERAGE([.F$3:.F$1200])" office:value-type="float" office:value="0.219981586233807" calcext:value-type="float">
            <text:p>0.219981586233807</text:p>
          </table:table-cell>
          <table:table-cell table:formula="of:=[.G579]*[.G579]" office:value-type="float" office:value="0.981720368672329" calcext:value-type="float">
            <text:p>0.981720368672329</text:p>
          </table:table-cell>
          <table:table-cell table:formula="of:=[.G579]*[.H579]" office:value-type="float" office:value="0.217961721919473" calcext:value-type="float">
            <text:p>0.217961721919473</text:p>
          </table:table-cell>
          <table:table-cell table:formula="of:=[.H579]*[.H579]" office:value-type="float" office:value="0.0483918982819419" calcext:value-type="float">
            <text:p>0.048391898281942</text:p>
          </table:table-cell>
          <table:table-cell table:number-columns-repeated="6"/>
        </table:table-row>
        <table:table-row table:style-name="ro1">
          <table:table-cell office:value-type="float" office:value="14833199" calcext:value-type="float">
            <text:p>14833199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B580]" office:value-type="float" office:value="15" calcext:value-type="float">
            <text:p>15</text:p>
          </table:table-cell>
          <table:table-cell table:formula="of:=LOG([.A580]*[.$Q$1])" office:value-type="float" office:value="3.17123482319456" calcext:value-type="float">
            <text:p>3.17123482319456</text:p>
          </table:table-cell>
          <table:table-cell table:formula="of:=[.E580]-AVERAGE([.E$3:.E$1200])" office:value-type="float" office:value="2.99081803005008" calcext:value-type="float">
            <text:p>2.99081803005008</text:p>
          </table:table-cell>
          <table:table-cell table:formula="of:=[.F580]-AVERAGE([.F$3:.F$1200])" office:value-type="float" office:value="0.705362127025476" calcext:value-type="float">
            <text:p>0.705362127025476</text:p>
          </table:table-cell>
          <table:table-cell table:formula="of:=[.G580]*[.G580]" office:value-type="float" office:value="8.94499248887267" calcext:value-type="float">
            <text:p>8.94499248887267</text:p>
          </table:table-cell>
          <table:table-cell table:formula="of:=[.G580]*[.H580]" office:value-type="float" office:value="2.10960976722227" calcext:value-type="float">
            <text:p>2.10960976722227</text:p>
          </table:table-cell>
          <table:table-cell table:formula="of:=[.H580]*[.H580]" office:value-type="float" office:value="0.497535730241903" calcext:value-type="float">
            <text:p>0.497535730241903</text:p>
          </table:table-cell>
          <table:table-cell table:number-columns-repeated="6"/>
        </table:table-row>
        <table:table-row table:style-name="ro1">
          <table:table-cell office:value-type="float" office:value="777704" calcext:value-type="float">
            <text:p>777704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B581]" office:value-type="float" office:value="9" calcext:value-type="float">
            <text:p>9</text:p>
          </table:table-cell>
          <table:table-cell table:formula="of:=LOG([.A581]*[.$Q$1])" office:value-type="float" office:value="1.89081433268723" calcext:value-type="float">
            <text:p>1.89081433268723</text:p>
          </table:table-cell>
          <table:table-cell table:formula="of:=[.E581]-AVERAGE([.E$3:.E$1200])" office:value-type="float" office:value="-3.00918196994992" calcext:value-type="float">
            <text:p>-3.00918196994992</text:p>
          </table:table-cell>
          <table:table-cell table:formula="of:=[.F581]-AVERAGE([.F$3:.F$1200])" office:value-type="float" office:value="-0.575058363481849" calcext:value-type="float">
            <text:p>-0.575058363481849</text:p>
          </table:table-cell>
          <table:table-cell table:formula="of:=[.G581]*[.G581]" office:value-type="float" office:value="9.05517612827166" calcext:value-type="float">
            <text:p>9.05517612827166</text:p>
          </table:table-cell>
          <table:table-cell table:formula="of:=[.G581]*[.H581]" office:value-type="float" office:value="1.73045525905848" calcext:value-type="float">
            <text:p>1.73045525905848</text:p>
          </table:table-cell>
          <table:table-cell table:formula="of:=[.H581]*[.H581]" office:value-type="float" office:value="0.330692121410422" calcext:value-type="float">
            <text:p>0.330692121410422</text:p>
          </table:table-cell>
          <table:table-cell table:number-columns-repeated="6"/>
        </table:table-row>
        <table:table-row table:style-name="ro1">
          <table:table-cell office:value-type="float" office:value="1027708" calcext:value-type="float">
            <text:p>102770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B582]" office:value-type="float" office:value="10" calcext:value-type="float">
            <text:p>10</text:p>
          </table:table-cell>
          <table:table-cell table:formula="of:=LOG([.A582]*[.$Q$1])" office:value-type="float" office:value="2.01186973722475" calcext:value-type="float">
            <text:p>2.01186973722475</text:p>
          </table:table-cell>
          <table:table-cell table:formula="of:=[.E582]-AVERAGE([.E$3:.E$1200])" office:value-type="float" office:value="-2.00918196994992" calcext:value-type="float">
            <text:p>-2.00918196994992</text:p>
          </table:table-cell>
          <table:table-cell table:formula="of:=[.F582]-AVERAGE([.F$3:.F$1200])" office:value-type="float" office:value="-0.454002958944332" calcext:value-type="float">
            <text:p>-0.454002958944332</text:p>
          </table:table-cell>
          <table:table-cell table:formula="of:=[.G582]*[.G582]" office:value-type="float" office:value="4.03681218837182" calcext:value-type="float">
            <text:p>4.03681218837182</text:p>
          </table:table-cell>
          <table:table-cell table:formula="of:=[.G582]*[.H582]" office:value-type="float" office:value="0.912174559414863" calcext:value-type="float">
            <text:p>0.912174559414863</text:p>
          </table:table-cell>
          <table:table-cell table:formula="of:=[.H582]*[.H582]" office:value-type="float" office:value="0.206118686730208" calcext:value-type="float">
            <text:p>0.206118686730208</text:p>
          </table:table-cell>
          <table:table-cell table:number-columns-repeated="6"/>
        </table:table-row>
        <table:table-row table:style-name="ro1">
          <table:table-cell office:value-type="float" office:value="7583852" calcext:value-type="float">
            <text:p>7583852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B583]" office:value-type="float" office:value="14" calcext:value-type="float">
            <text:p>14</text:p>
          </table:table-cell>
          <table:table-cell table:formula="of:=LOG([.A583]*[.$Q$1])" office:value-type="float" office:value="2.87988984909128" calcext:value-type="float">
            <text:p>2.87988984909128</text:p>
          </table:table-cell>
          <table:table-cell table:formula="of:=[.E583]-AVERAGE([.E$3:.E$1200])" office:value-type="float" office:value="1.99081803005008" calcext:value-type="float">
            <text:p>1.99081803005008</text:p>
          </table:table-cell>
          <table:table-cell table:formula="of:=[.F583]-AVERAGE([.F$3:.F$1200])" office:value-type="float" office:value="0.414017152922204" calcext:value-type="float">
            <text:p>0.414017152922204</text:p>
          </table:table-cell>
          <table:table-cell table:formula="of:=[.G583]*[.G583]" office:value-type="float" office:value="3.9633564287725" calcext:value-type="float">
            <text:p>3.9633564287725</text:p>
          </table:table-cell>
          <table:table-cell table:formula="of:=[.G583]*[.H583]" office:value-type="float" office:value="0.824232812787526" calcext:value-type="float">
            <text:p>0.824232812787526</text:p>
          </table:table-cell>
          <table:table-cell table:formula="of:=[.H583]*[.H583]" office:value-type="float" office:value="0.171410202913807" calcext:value-type="float">
            <text:p>0.171410202913807</text:p>
          </table:table-cell>
          <table:table-cell table:number-columns-repeated="6"/>
        </table:table-row>
        <table:table-row table:style-name="ro1">
          <table:table-cell office:value-type="float" office:value="1107566" calcext:value-type="float">
            <text:p>1107566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B584]" office:value-type="float" office:value="8" calcext:value-type="float">
            <text:p>8</text:p>
          </table:table-cell>
          <table:table-cell table:formula="of:=LOG([.A584]*[.$Q$1])" office:value-type="float" office:value="2.0443696153301" calcext:value-type="float">
            <text:p>2.0443696153301</text:p>
          </table:table-cell>
          <table:table-cell table:formula="of:=[.E584]-AVERAGE([.E$3:.E$1200])" office:value-type="float" office:value="-4.00918196994992" calcext:value-type="float">
            <text:p>-4.00918196994992</text:p>
          </table:table-cell>
          <table:table-cell table:formula="of:=[.F584]-AVERAGE([.F$3:.F$1200])" office:value-type="float" office:value="-0.421503080838976" calcext:value-type="float">
            <text:p>-0.421503080838976</text:p>
          </table:table-cell>
          <table:table-cell table:formula="of:=[.G584]*[.G584]" office:value-type="float" office:value="16.0735400681715" calcext:value-type="float">
            <text:p>16.0735400681715</text:p>
          </table:table-cell>
          <table:table-cell table:formula="of:=[.G584]*[.H584]" office:value-type="float" office:value="1.68988255197796" calcext:value-type="float">
            <text:p>1.68988255197796</text:p>
          </table:table-cell>
          <table:table-cell table:formula="of:=[.H584]*[.H584]" office:value-type="float" office:value="0.177664847156748" calcext:value-type="float">
            <text:p>0.177664847156748</text:p>
          </table:table-cell>
          <table:table-cell table:number-columns-repeated="6"/>
        </table:table-row>
        <table:table-row table:style-name="ro1">
          <table:table-cell office:value-type="float" office:value="2168509" calcext:value-type="float">
            <text:p>2168509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B585]" office:value-type="float" office:value="11" calcext:value-type="float">
            <text:p>11</text:p>
          </table:table-cell>
          <table:table-cell table:formula="of:=LOG([.A585]*[.$Q$1])" office:value-type="float" office:value="2.33616122894834" calcext:value-type="float">
            <text:p>2.33616122894834</text:p>
          </table:table-cell>
          <table:table-cell table:formula="of:=[.E585]-AVERAGE([.E$3:.E$1200])" office:value-type="float" office:value="-1.00918196994992" calcext:value-type="float">
            <text:p>-1.00918196994992</text:p>
          </table:table-cell>
          <table:table-cell table:formula="of:=[.F585]-AVERAGE([.F$3:.F$1200])" office:value-type="float" office:value="-0.129711467220742" calcext:value-type="float">
            <text:p>-0.129711467220742</text:p>
          </table:table-cell>
          <table:table-cell table:formula="of:=[.G585]*[.G585]" office:value-type="float" office:value="1.01844824847199" calcext:value-type="float">
            <text:p>1.01844824847199</text:p>
          </table:table-cell>
          <table:table-cell table:formula="of:=[.G585]*[.H585]" office:value-type="float" office:value="0.130902474014922" calcext:value-type="float">
            <text:p>0.130902474014922</text:p>
          </table:table-cell>
          <table:table-cell table:formula="of:=[.H585]*[.H585]" office:value-type="float" office:value="0.0168250647285576" calcext:value-type="float">
            <text:p>0.016825064728558</text:p>
          </table:table-cell>
          <table:table-cell table:number-columns-repeated="6"/>
        </table:table-row>
        <table:table-row table:style-name="ro1">
          <table:table-cell office:value-type="float" office:value="5561565" calcext:value-type="float">
            <text:p>5561565</text:p>
          </table:table-cell>
          <table:table-cell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B586]" office:value-type="float" office:value="16" calcext:value-type="float">
            <text:p>16</text:p>
          </table:table-cell>
          <table:table-cell table:formula="of:=LOG([.A586]*[.$Q$1])" office:value-type="float" office:value="2.74519701734231" calcext:value-type="float">
            <text:p>2.74519701734231</text:p>
          </table:table-cell>
          <table:table-cell table:formula="of:=[.E586]-AVERAGE([.E$3:.E$1200])" office:value-type="float" office:value="3.99081803005008" calcext:value-type="float">
            <text:p>3.99081803005008</text:p>
          </table:table-cell>
          <table:table-cell table:formula="of:=[.F586]-AVERAGE([.F$3:.F$1200])" office:value-type="float" office:value="0.27932432117323" calcext:value-type="float">
            <text:p>0.27932432117323</text:p>
          </table:table-cell>
          <table:table-cell table:formula="of:=[.G586]*[.G586]" office:value-type="float" office:value="15.9266285489728" calcext:value-type="float">
            <text:p>15.9266285489728</text:p>
          </table:table-cell>
          <table:table-cell table:formula="of:=[.G586]*[.H586]" office:value-type="float" office:value="1.11473253716963" calcext:value-type="float">
            <text:p>1.11473253716963</text:p>
          </table:table-cell>
          <table:table-cell table:formula="of:=[.H586]*[.H586]" office:value-type="float" office:value="0.0780220763988856" calcext:value-type="float">
            <text:p>0.078022076398886</text:p>
          </table:table-cell>
          <table:table-cell table:number-columns-repeated="6"/>
        </table:table-row>
        <table:table-row table:style-name="ro1">
          <table:table-cell office:value-type="float" office:value="3309131" calcext:value-type="float">
            <text:p>3309131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B587]" office:value-type="float" office:value="12" calcext:value-type="float">
            <text:p>12</text:p>
          </table:table-cell>
          <table:table-cell table:formula="of:=LOG([.A587]*[.$Q$1])" office:value-type="float" office:value="2.51971396010364" calcext:value-type="float">
            <text:p>2.51971396010364</text:p>
          </table:table-cell>
          <table:table-cell table:formula="of:=[.E587]-AVERAGE([.E$3:.E$1200])" office:value-type="float" office:value="-0.00918196994991583" calcext:value-type="float">
            <text:p>-0.009181969949916</text:p>
          </table:table-cell>
          <table:table-cell table:formula="of:=[.F587]-AVERAGE([.F$3:.F$1200])" office:value-type="float" office:value="0.0538412639345616" calcext:value-type="float">
            <text:p>0.053841263934562</text:p>
          </table:table-cell>
          <table:table-cell table:formula="of:=[.G587]*[.G587]" office:value-type="float" office:value="0.0000843085721611572" calcext:value-type="float">
            <text:p>8.43085721611572E-05</text:p>
          </table:table-cell>
          <table:table-cell table:formula="of:=[.G587]*[.H587]" office:value-type="float" office:value="-0.000494368867512631" calcext:value-type="float">
            <text:p>-0.000494368867513</text:p>
          </table:table-cell>
          <table:table-cell table:formula="of:=[.H587]*[.H587]" office:value-type="float" office:value="0.00289888170207112" calcext:value-type="float">
            <text:p>0.002898881702071</text:p>
          </table:table-cell>
          <table:table-cell table:number-columns-repeated="6"/>
        </table:table-row>
        <table:table-row table:style-name="ro1">
          <table:table-cell office:value-type="float" office:value="22754182" calcext:value-type="float">
            <text:p>22754182</text:p>
          </table:table-cell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B588]" office:value-type="float" office:value="14" calcext:value-type="float">
            <text:p>14</text:p>
          </table:table-cell>
          <table:table-cell table:formula="of:=LOG([.A588]*[.$Q$1])" office:value-type="float" office:value="3.35706122748154" calcext:value-type="float">
            <text:p>3.35706122748154</text:p>
          </table:table-cell>
          <table:table-cell table:formula="of:=[.E588]-AVERAGE([.E$3:.E$1200])" office:value-type="float" office:value="1.99081803005008" calcext:value-type="float">
            <text:p>1.99081803005008</text:p>
          </table:table-cell>
          <table:table-cell table:formula="of:=[.F588]-AVERAGE([.F$3:.F$1200])" office:value-type="float" office:value="0.891188531312457" calcext:value-type="float">
            <text:p>0.891188531312457</text:p>
          </table:table-cell>
          <table:table-cell table:formula="of:=[.G588]*[.G588]" office:value-type="float" office:value="3.9633564287725" calcext:value-type="float">
            <text:p>3.9633564287725</text:p>
          </table:table-cell>
          <table:table-cell table:formula="of:=[.G588]*[.H588]" office:value-type="float" office:value="1.77419419631069" calcext:value-type="float">
            <text:p>1.77419419631069</text:p>
          </table:table-cell>
          <table:table-cell table:formula="of:=[.H588]*[.H588]" office:value-type="float" office:value="0.794216998342854" calcext:value-type="float">
            <text:p>0.794216998342854</text:p>
          </table:table-cell>
          <table:table-cell table:number-columns-repeated="6"/>
        </table:table-row>
        <table:table-row table:style-name="ro1">
          <table:table-cell office:value-type="float" office:value="1551511" calcext:value-type="float">
            <text:p>1551511</text:p>
          </table:table-cell>
          <table:table-cell office:value-type="float" office:value="9" calcext:value-type="float">
            <text:p>9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B589]" office:value-type="float" office:value="9" calcext:value-type="float">
            <text:p>9</text:p>
          </table:table-cell>
          <table:table-cell table:formula="of:=LOG([.A589]*[.$Q$1])" office:value-type="float" office:value="2.19075485901936" calcext:value-type="float">
            <text:p>2.19075485901936</text:p>
          </table:table-cell>
          <table:table-cell table:formula="of:=[.E589]-AVERAGE([.E$3:.E$1200])" office:value-type="float" office:value="-3.00918196994992" calcext:value-type="float">
            <text:p>-3.00918196994992</text:p>
          </table:table-cell>
          <table:table-cell table:formula="of:=[.F589]-AVERAGE([.F$3:.F$1200])" office:value-type="float" office:value="-0.275117837149724" calcext:value-type="float">
            <text:p>-0.275117837149724</text:p>
          </table:table-cell>
          <table:table-cell table:formula="of:=[.G589]*[.G589]" office:value-type="float" office:value="9.05517612827166" calcext:value-type="float">
            <text:p>9.05517612827166</text:p>
          </table:table-cell>
          <table:table-cell table:formula="of:=[.G589]*[.H589]" office:value-type="float" office:value="0.827879635162567" calcext:value-type="float">
            <text:p>0.827879635162567</text:p>
          </table:table-cell>
          <table:table-cell table:formula="of:=[.H589]*[.H589]" office:value-type="float" office:value="0.0756898243179421" calcext:value-type="float">
            <text:p>0.075689824317942</text:p>
          </table:table-cell>
          <table:table-cell table:number-columns-repeated="6"/>
        </table:table-row>
        <table:table-row table:style-name="ro1">
          <table:table-cell office:value-type="float" office:value="670937" calcext:value-type="float">
            <text:p>670937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B590]" office:value-type="float" office:value="10" calcext:value-type="float">
            <text:p>10</text:p>
          </table:table-cell>
          <table:table-cell table:formula="of:=LOG([.A590]*[.$Q$1])" office:value-type="float" office:value="1.82668174246873" calcext:value-type="float">
            <text:p>1.82668174246873</text:p>
          </table:table-cell>
          <table:table-cell table:formula="of:=[.E590]-AVERAGE([.E$3:.E$1200])" office:value-type="float" office:value="-2.00918196994992" calcext:value-type="float">
            <text:p>-2.00918196994992</text:p>
          </table:table-cell>
          <table:table-cell table:formula="of:=[.F590]-AVERAGE([.F$3:.F$1200])" office:value-type="float" office:value="-0.639190953700354" calcext:value-type="float">
            <text:p>-0.639190953700354</text:p>
          </table:table-cell>
          <table:table-cell table:formula="of:=[.G590]*[.G590]" office:value-type="float" office:value="4.03681218837182" calcext:value-type="float">
            <text:p>4.03681218837182</text:p>
          </table:table-cell>
          <table:table-cell table:formula="of:=[.G590]*[.H590]" office:value-type="float" office:value="1.28425093952984" calcext:value-type="float">
            <text:p>1.28425093952984</text:p>
          </table:table-cell>
          <table:table-cell table:formula="of:=[.H590]*[.H590]" office:value-type="float" office:value="0.408565075292368" calcext:value-type="float">
            <text:p>0.408565075292368</text:p>
          </table:table-cell>
          <table:table-cell table:number-columns-repeated="6"/>
        </table:table-row>
        <table:table-row table:style-name="ro1">
          <table:table-cell office:value-type="float" office:value="2639182" calcext:value-type="float">
            <text:p>2639182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B591]" office:value-type="float" office:value="10" calcext:value-type="float">
            <text:p>10</text:p>
          </table:table-cell>
          <table:table-cell table:formula="of:=LOG([.A591]*[.$Q$1])" office:value-type="float" office:value="2.42146934053087" calcext:value-type="float">
            <text:p>2.42146934053087</text:p>
          </table:table-cell>
          <table:table-cell table:formula="of:=[.E591]-AVERAGE([.E$3:.E$1200])" office:value-type="float" office:value="-2.00918196994992" calcext:value-type="float">
            <text:p>-2.00918196994992</text:p>
          </table:table-cell>
          <table:table-cell table:formula="of:=[.F591]-AVERAGE([.F$3:.F$1200])" office:value-type="float" office:value="-0.0444033556382091" calcext:value-type="float">
            <text:p>-0.044403355638209</text:p>
          </table:table-cell>
          <table:table-cell table:formula="of:=[.G591]*[.G591]" office:value-type="float" office:value="4.03681218837182" calcext:value-type="float">
            <text:p>4.03681218837182</text:p>
          </table:table-cell>
          <table:table-cell table:formula="of:=[.G591]*[.H591]" office:value-type="float" office:value="0.0892144215535636" calcext:value-type="float">
            <text:p>0.089214421553564</text:p>
          </table:table-cell>
          <table:table-cell table:formula="of:=[.H591]*[.H591]" office:value-type="float" office:value="0.00197165799193327" calcext:value-type="float">
            <text:p>0.001971657991933</text:p>
          </table:table-cell>
          <table:table-cell table:number-columns-repeated="6"/>
        </table:table-row>
        <table:table-row table:style-name="ro1">
          <table:table-cell office:value-type="float" office:value="7814171" calcext:value-type="float">
            <text:p>7814171</text:p>
          </table:table-cell>
          <table:table-cell office:value-type="float" office:value="14" calcext:value-type="float">
            <text:p>14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[.B592]" office:value-type="float" office:value="14" calcext:value-type="float">
            <text:p>14</text:p>
          </table:table-cell>
          <table:table-cell table:formula="of:=LOG([.A592]*[.$Q$1])" office:value-type="float" office:value="2.89288291079762" calcext:value-type="float">
            <text:p>2.89288291079762</text:p>
          </table:table-cell>
          <table:table-cell table:formula="of:=[.E592]-AVERAGE([.E$3:.E$1200])" office:value-type="float" office:value="1.99081803005008" calcext:value-type="float">
            <text:p>1.99081803005008</text:p>
          </table:table-cell>
          <table:table-cell table:formula="of:=[.F592]-AVERAGE([.F$3:.F$1200])" office:value-type="float" office:value="0.427010214628544" calcext:value-type="float">
            <text:p>0.427010214628544</text:p>
          </table:table-cell>
          <table:table-cell table:formula="of:=[.G592]*[.G592]" office:value-type="float" office:value="3.9633564287725" calcext:value-type="float">
            <text:p>3.9633564287725</text:p>
          </table:table-cell>
          <table:table-cell table:formula="of:=[.G592]*[.H592]" office:value-type="float" office:value="0.85009963429806" calcext:value-type="float">
            <text:p>0.85009963429806</text:p>
          </table:table-cell>
          <table:table-cell table:formula="of:=[.H592]*[.H592]" office:value-type="float" office:value="0.182337723397115" calcext:value-type="float">
            <text:p>0.182337723397115</text:p>
          </table:table-cell>
          <table:table-cell table:number-columns-repeated="6"/>
        </table:table-row>
        <table:table-row table:style-name="ro1">
          <table:table-cell office:value-type="float" office:value="34113474" calcext:value-type="float">
            <text:p>34113474</text:p>
          </table:table-cell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B593]" office:value-type="float" office:value="16" calcext:value-type="float">
            <text:p>16</text:p>
          </table:table-cell>
          <table:table-cell table:formula="of:=LOG([.A593]*[.$Q$1])" office:value-type="float" office:value="3.53292594873033" calcext:value-type="float">
            <text:p>3.53292594873033</text:p>
          </table:table-cell>
          <table:table-cell table:formula="of:=[.E593]-AVERAGE([.E$3:.E$1200])" office:value-type="float" office:value="3.99081803005008" calcext:value-type="float">
            <text:p>3.99081803005008</text:p>
          </table:table-cell>
          <table:table-cell table:formula="of:=[.F593]-AVERAGE([.F$3:.F$1200])" office:value-type="float" office:value="1.06705325256124" calcext:value-type="float">
            <text:p>1.06705325256124</text:p>
          </table:table-cell>
          <table:table-cell table:formula="of:=[.G593]*[.G593]" office:value-type="float" office:value="15.9266285489728" calcext:value-type="float">
            <text:p>15.9266285489728</text:p>
          </table:table-cell>
          <table:table-cell table:formula="of:=[.G593]*[.H593]" office:value-type="float" office:value="4.258415359345" calcext:value-type="float">
            <text:p>4.258415359345</text:p>
          </table:table-cell>
          <table:table-cell table:formula="of:=[.H593]*[.H593]" office:value-type="float" office:value="1.13860264380153" calcext:value-type="float">
            <text:p>1.13860264380153</text:p>
          </table:table-cell>
          <table:table-cell table:number-columns-repeated="6"/>
        </table:table-row>
        <table:table-row table:style-name="ro1">
          <table:table-cell office:value-type="float" office:value="1945890" calcext:value-type="float">
            <text:p>1945890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B594]" office:value-type="float" office:value="9" calcext:value-type="float">
            <text:p>9</text:p>
          </table:table-cell>
          <table:table-cell table:formula="of:=LOG([.A594]*[.$Q$1])" office:value-type="float" office:value="2.28911828621843" calcext:value-type="float">
            <text:p>2.28911828621843</text:p>
          </table:table-cell>
          <table:table-cell table:formula="of:=[.E594]-AVERAGE([.E$3:.E$1200])" office:value-type="float" office:value="-3.00918196994992" calcext:value-type="float">
            <text:p>-3.00918196994992</text:p>
          </table:table-cell>
          <table:table-cell table:formula="of:=[.F594]-AVERAGE([.F$3:.F$1200])" office:value-type="float" office:value="-0.176754409950652" calcext:value-type="float">
            <text:p>-0.176754409950652</text:p>
          </table:table-cell>
          <table:table-cell table:formula="of:=[.G594]*[.G594]" office:value-type="float" office:value="9.05517612827166" calcext:value-type="float">
            <text:p>9.05517612827166</text:p>
          </table:table-cell>
          <table:table-cell table:formula="of:=[.G594]*[.H594]" office:value-type="float" office:value="0.531886183532636" calcext:value-type="float">
            <text:p>0.531886183532636</text:p>
          </table:table-cell>
          <table:table-cell table:formula="of:=[.H594]*[.H594]" office:value-type="float" office:value="0.031242121437003" calcext:value-type="float">
            <text:p>0.031242121437003</text:p>
          </table:table-cell>
          <table:table-cell table:number-columns-repeated="6"/>
        </table:table-row>
        <table:table-row table:style-name="ro1">
          <table:table-cell office:value-type="float" office:value="10463704" calcext:value-type="float">
            <text:p>10463704</text:p>
          </table:table-cell>
          <table:table-cell office:value-type="float" office:value="14" calcext:value-type="float">
            <text:p>14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B595]" office:value-type="float" office:value="14" calcext:value-type="float">
            <text:p>14</text:p>
          </table:table-cell>
          <table:table-cell table:formula="of:=LOG([.A595]*[.$Q$1])" office:value-type="float" office:value="3.01968544571788" calcext:value-type="float">
            <text:p>3.01968544571788</text:p>
          </table:table-cell>
          <table:table-cell table:formula="of:=[.E595]-AVERAGE([.E$3:.E$1200])" office:value-type="float" office:value="1.99081803005008" calcext:value-type="float">
            <text:p>1.99081803005008</text:p>
          </table:table-cell>
          <table:table-cell table:formula="of:=[.F595]-AVERAGE([.F$3:.F$1200])" office:value-type="float" office:value="0.553812749548796" calcext:value-type="float">
            <text:p>0.553812749548796</text:p>
          </table:table-cell>
          <table:table-cell table:formula="of:=[.G595]*[.G595]" office:value-type="float" office:value="3.9633564287725" calcext:value-type="float">
            <text:p>3.9633564287725</text:p>
          </table:table-cell>
          <table:table-cell table:formula="of:=[.G595]*[.H595]" office:value-type="float" office:value="1.10254040707335" calcext:value-type="float">
            <text:p>1.10254040707335</text:p>
          </table:table-cell>
          <table:table-cell table:formula="of:=[.H595]*[.H595]" office:value-type="float" office:value="0.306708561562797" calcext:value-type="float">
            <text:p>0.306708561562797</text:p>
          </table:table-cell>
          <table:table-cell table:number-columns-repeated="6"/>
        </table:table-row>
        <table:table-row table:style-name="ro1">
          <table:table-cell office:value-type="float" office:value="1713664" calcext:value-type="float">
            <text:p>1713664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B596]" office:value-type="float" office:value="12" calcext:value-type="float">
            <text:p>12</text:p>
          </table:table-cell>
          <table:table-cell table:formula="of:=LOG([.A596]*[.$Q$1])" office:value-type="float" office:value="2.23392567333361" calcext:value-type="float">
            <text:p>2.23392567333361</text:p>
          </table:table-cell>
          <table:table-cell table:formula="of:=[.E596]-AVERAGE([.E$3:.E$1200])" office:value-type="float" office:value="-0.00918196994991583" calcext:value-type="float">
            <text:p>-0.009181969949916</text:p>
          </table:table-cell>
          <table:table-cell table:formula="of:=[.F596]-AVERAGE([.F$3:.F$1200])" office:value-type="float" office:value="-0.231947022835473" calcext:value-type="float">
            <text:p>-0.231947022835473</text:p>
          </table:table-cell>
          <table:table-cell table:formula="of:=[.G596]*[.G596]" office:value-type="float" office:value="0.0000843085721611572" calcext:value-type="float">
            <text:p>8.43085721611572E-05</text:p>
          </table:table-cell>
          <table:table-cell table:formula="of:=[.G596]*[.H596]" office:value-type="float" office:value="0.00212973059364775" calcext:value-type="float">
            <text:p>0.002129730593648</text:p>
          </table:table-cell>
          <table:table-cell table:formula="of:=[.H596]*[.H596]" office:value-type="float" office:value="0.0537994214022394" calcext:value-type="float">
            <text:p>0.05379942140224</text:p>
          </table:table-cell>
          <table:table-cell table:number-columns-repeated="6"/>
        </table:table-row>
        <table:table-row table:style-name="ro1">
          <table:table-cell office:value-type="float" office:value="2963100" calcext:value-type="float">
            <text:p>2963100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B597]" office:value-type="float" office:value="12" calcext:value-type="float">
            <text:p>12</text:p>
          </table:table-cell>
          <table:table-cell table:formula="of:=LOG([.A597]*[.$Q$1])" office:value-type="float" office:value="2.47174630848827" calcext:value-type="float">
            <text:p>2.47174630848827</text:p>
          </table:table-cell>
          <table:table-cell table:formula="of:=[.E597]-AVERAGE([.E$3:.E$1200])" office:value-type="float" office:value="-0.00918196994991583" calcext:value-type="float">
            <text:p>-0.009181969949916</text:p>
          </table:table-cell>
          <table:table-cell table:formula="of:=[.F597]-AVERAGE([.F$3:.F$1200])" office:value-type="float" office:value="0.00587361231918582" calcext:value-type="float">
            <text:p>0.005873612319186</text:p>
          </table:table-cell>
          <table:table-cell table:formula="of:=[.G597]*[.G597]" office:value-type="float" office:value="0.0000843085721611572" calcext:value-type="float">
            <text:p>8.43085721611572E-05</text:p>
          </table:table-cell>
          <table:table-cell table:formula="of:=[.G597]*[.H597]" office:value-type="float" office:value="-0.0000539313318122196" calcext:value-type="float">
            <text:p>-5.39313318122196E-05</text:p>
          </table:table-cell>
          <table:table-cell table:formula="of:=[.H597]*[.H597]" office:value-type="float" office:value="0.0000344993216760914" calcext:value-type="float">
            <text:p>3.44993216760914E-05</text:p>
          </table:table-cell>
          <table:table-cell table:number-columns-repeated="6"/>
        </table:table-row>
        <table:table-row table:style-name="ro1">
          <table:table-cell office:value-type="float" office:value="788936" calcext:value-type="float">
            <text:p>788936</text:p>
          </table:table-cell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B598]" office:value-type="float" office:value="12" calcext:value-type="float">
            <text:p>12</text:p>
          </table:table-cell>
          <table:table-cell table:formula="of:=LOG([.A598]*[.$Q$1])" office:value-type="float" office:value="1.89704177383781" calcext:value-type="float">
            <text:p>1.89704177383781</text:p>
          </table:table-cell>
          <table:table-cell table:formula="of:=[.E598]-AVERAGE([.E$3:.E$1200])" office:value-type="float" office:value="-0.00918196994991583" calcext:value-type="float">
            <text:p>-0.009181969949916</text:p>
          </table:table-cell>
          <table:table-cell table:formula="of:=[.F598]-AVERAGE([.F$3:.F$1200])" office:value-type="float" office:value="-0.568830922331266" calcext:value-type="float">
            <text:p>-0.568830922331266</text:p>
          </table:table-cell>
          <table:table-cell table:formula="of:=[.G598]*[.G598]" office:value-type="float" office:value="0.0000843085721611572" calcext:value-type="float">
            <text:p>8.43085721611572E-05</text:p>
          </table:table-cell>
          <table:table-cell table:formula="of:=[.G598]*[.H598]" office:value-type="float" office:value="0.00522298843542859" calcext:value-type="float">
            <text:p>0.005222988435429</text:p>
          </table:table-cell>
          <table:table-cell table:formula="of:=[.H598]*[.H598]" office:value-type="float" office:value="0.323568618200239" calcext:value-type="float">
            <text:p>0.323568618200239</text:p>
          </table:table-cell>
          <table:table-cell table:number-columns-repeated="6"/>
        </table:table-row>
        <table:table-row table:style-name="ro1">
          <table:table-cell office:value-type="float" office:value="2429742" calcext:value-type="float">
            <text:p>2429742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599]" office:value-type="float" office:value="10" calcext:value-type="float">
            <text:p>10</text:p>
          </table:table-cell>
          <table:table-cell table:formula="of:=LOG([.A599]*[.$Q$1])" office:value-type="float" office:value="2.38556016087198" calcext:value-type="float">
            <text:p>2.38556016087198</text:p>
          </table:table-cell>
          <table:table-cell table:formula="of:=[.E599]-AVERAGE([.E$3:.E$1200])" office:value-type="float" office:value="-2.00918196994992" calcext:value-type="float">
            <text:p>-2.00918196994992</text:p>
          </table:table-cell>
          <table:table-cell table:formula="of:=[.F599]-AVERAGE([.F$3:.F$1200])" office:value-type="float" office:value="-0.080312535297097" calcext:value-type="float">
            <text:p>-0.080312535297097</text:p>
          </table:table-cell>
          <table:table-cell table:formula="of:=[.G599]*[.G599]" office:value-type="float" office:value="4.03681218837182" calcext:value-type="float">
            <text:p>4.03681218837182</text:p>
          </table:table-cell>
          <table:table-cell table:formula="of:=[.G599]*[.H599]" office:value-type="float" office:value="0.161362497879894" calcext:value-type="float">
            <text:p>0.161362497879894</text:p>
          </table:table-cell>
          <table:table-cell table:formula="of:=[.H599]*[.H599]" office:value-type="float" office:value="0.00645010332584746" calcext:value-type="float">
            <text:p>0.006450103325847</text:p>
          </table:table-cell>
          <table:table-cell table:number-columns-repeated="6"/>
        </table:table-row>
        <table:table-row table:style-name="ro1">
          <table:table-cell office:value-type="float" office:value="639940" calcext:value-type="float">
            <text:p>639940</text:p>
          </table:table-cell>
          <table:table-cell office:value-type="float" office:value="9" calcext:value-type="float">
            <text:p>9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B600]" office:value-type="float" office:value="9" calcext:value-type="float">
            <text:p>9</text:p>
          </table:table-cell>
          <table:table-cell table:formula="of:=LOG([.A600]*[.$Q$1])" office:value-type="float" office:value="1.80613925696757" calcext:value-type="float">
            <text:p>1.80613925696757</text:p>
          </table:table-cell>
          <table:table-cell table:formula="of:=[.E600]-AVERAGE([.E$3:.E$1200])" office:value-type="float" office:value="-3.00918196994992" calcext:value-type="float">
            <text:p>-3.00918196994992</text:p>
          </table:table-cell>
          <table:table-cell table:formula="of:=[.F600]-AVERAGE([.F$3:.F$1200])" office:value-type="float" office:value="-0.659733439201512" calcext:value-type="float">
            <text:p>-0.659733439201512</text:p>
          </table:table-cell>
          <table:table-cell table:formula="of:=[.G600]*[.G600]" office:value-type="float" office:value="9.05517612827166" calcext:value-type="float">
            <text:p>9.05517612827166</text:p>
          </table:table-cell>
          <table:table-cell table:formula="of:=[.G600]*[.H600]" office:value-type="float" office:value="1.98525797021824" calcext:value-type="float">
            <text:p>1.98525797021824</text:p>
          </table:table-cell>
          <table:table-cell table:formula="of:=[.H600]*[.H600]" office:value-type="float" office:value="0.435248210800655" calcext:value-type="float">
            <text:p>0.435248210800655</text:p>
          </table:table-cell>
          <table:table-cell table:number-columns-repeated="6"/>
        </table:table-row>
        <table:table-row table:style-name="ro1">
          <table:table-cell office:value-type="float" office:value="1392598" calcext:value-type="float">
            <text:p>1392598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B601]" office:value-type="float" office:value="10" calcext:value-type="float">
            <text:p>10</text:p>
          </table:table-cell>
          <table:table-cell table:formula="of:=LOG([.A601]*[.$Q$1])" office:value-type="float" office:value="2.14382576712163" calcext:value-type="float">
            <text:p>2.14382576712163</text:p>
          </table:table-cell>
          <table:table-cell table:formula="of:=[.E601]-AVERAGE([.E$3:.E$1200])" office:value-type="float" office:value="-2.00918196994992" calcext:value-type="float">
            <text:p>-2.00918196994992</text:p>
          </table:table-cell>
          <table:table-cell table:formula="of:=[.F601]-AVERAGE([.F$3:.F$1200])" office:value-type="float" office:value="-0.322046929047448" calcext:value-type="float">
            <text:p>-0.322046929047448</text:p>
          </table:table-cell>
          <table:table-cell table:formula="of:=[.G601]*[.G601]" office:value-type="float" office:value="4.03681218837182" calcext:value-type="float">
            <text:p>4.03681218837182</text:p>
          </table:table-cell>
          <table:table-cell table:formula="of:=[.G601]*[.H601]" office:value-type="float" office:value="0.647050883319873" calcext:value-type="float">
            <text:p>0.647050883319873</text:p>
          </table:table-cell>
          <table:table-cell table:formula="of:=[.H601]*[.H601]" office:value-type="float" office:value="0.103714224508892" calcext:value-type="float">
            <text:p>0.103714224508892</text:p>
          </table:table-cell>
          <table:table-cell table:number-columns-repeated="6"/>
        </table:table-row>
        <table:table-row table:style-name="ro1">
          <table:table-cell office:value-type="float" office:value="23572372" calcext:value-type="float">
            <text:p>23572372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B602]" office:value-type="float" office:value="16" calcext:value-type="float">
            <text:p>16</text:p>
          </table:table-cell>
          <table:table-cell table:formula="of:=LOG([.A602]*[.$Q$1])" office:value-type="float" office:value="3.37240328615943" calcext:value-type="float">
            <text:p>3.37240328615943</text:p>
          </table:table-cell>
          <table:table-cell table:formula="of:=[.E602]-AVERAGE([.E$3:.E$1200])" office:value-type="float" office:value="3.99081803005008" calcext:value-type="float">
            <text:p>3.99081803005008</text:p>
          </table:table-cell>
          <table:table-cell table:formula="of:=[.F602]-AVERAGE([.F$3:.F$1200])" office:value-type="float" office:value="0.906530589990348" calcext:value-type="float">
            <text:p>0.906530589990348</text:p>
          </table:table-cell>
          <table:table-cell table:formula="of:=[.G602]*[.G602]" office:value-type="float" office:value="15.9266285489728" calcext:value-type="float">
            <text:p>15.9266285489728</text:p>
          </table:table-cell>
          <table:table-cell table:formula="of:=[.G602]*[.H602]" office:value-type="float" office:value="3.61779862332542" calcext:value-type="float">
            <text:p>3.61779862332542</text:p>
          </table:table-cell>
          <table:table-cell table:formula="of:=[.H602]*[.H602]" office:value-type="float" office:value="0.821797710588249" calcext:value-type="float">
            <text:p>0.821797710588249</text:p>
          </table:table-cell>
          <table:table-cell table:number-columns-repeated="6"/>
        </table:table-row>
        <table:table-row table:style-name="ro1">
          <table:table-cell office:value-type="float" office:value="13703265" calcext:value-type="float">
            <text:p>13703265</text:p>
          </table:table-cell>
          <table:table-cell office:value-type="float" office:value="14" calcext:value-type="float">
            <text:p>14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B603]" office:value-type="float" office:value="14" calcext:value-type="float">
            <text:p>14</text:p>
          </table:table-cell>
          <table:table-cell table:formula="of:=LOG([.A603]*[.$Q$1])" office:value-type="float" office:value="3.13682405639319" calcext:value-type="float">
            <text:p>3.13682405639319</text:p>
          </table:table-cell>
          <table:table-cell table:formula="of:=[.E603]-AVERAGE([.E$3:.E$1200])" office:value-type="float" office:value="1.99081803005008" calcext:value-type="float">
            <text:p>1.99081803005008</text:p>
          </table:table-cell>
          <table:table-cell table:formula="of:=[.F603]-AVERAGE([.F$3:.F$1200])" office:value-type="float" office:value="0.67095136022411" calcext:value-type="float">
            <text:p>0.67095136022411</text:p>
          </table:table-cell>
          <table:table-cell table:formula="of:=[.G603]*[.G603]" office:value-type="float" office:value="3.9633564287725" calcext:value-type="float">
            <text:p>3.9633564287725</text:p>
          </table:table-cell>
          <table:table-cell table:formula="of:=[.G603]*[.H603]" office:value-type="float" office:value="1.33574206522079" calcext:value-type="float">
            <text:p>1.33574206522079</text:p>
          </table:table-cell>
          <table:table-cell table:formula="of:=[.H603]*[.H603]" office:value-type="float" office:value="0.450175727786584" calcext:value-type="float">
            <text:p>0.450175727786584</text:p>
          </table:table-cell>
          <table:table-cell table:number-columns-repeated="6"/>
        </table:table-row>
        <table:table-row table:style-name="ro1">
          <table:table-cell office:value-type="float" office:value="1919546" calcext:value-type="float">
            <text:p>1919546</text:p>
          </table:table-cell>
          <table:table-cell office:value-type="float" office:value="9" calcext:value-type="float">
            <text:p>9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B604]" office:value-type="float" office:value="9" calcext:value-type="float">
            <text:p>9</text:p>
          </table:table-cell>
          <table:table-cell table:formula="of:=LOG([.A604]*[.$Q$1])" office:value-type="float" office:value="2.28319852401101" calcext:value-type="float">
            <text:p>2.28319852401101</text:p>
          </table:table-cell>
          <table:table-cell table:formula="of:=[.E604]-AVERAGE([.E$3:.E$1200])" office:value-type="float" office:value="-3.00918196994992" calcext:value-type="float">
            <text:p>-3.00918196994992</text:p>
          </table:table-cell>
          <table:table-cell table:formula="of:=[.F604]-AVERAGE([.F$3:.F$1200])" office:value-type="float" office:value="-0.182674172158067" calcext:value-type="float">
            <text:p>-0.182674172158067</text:p>
          </table:table-cell>
          <table:table-cell table:formula="of:=[.G604]*[.G604]" office:value-type="float" office:value="9.05517612827166" calcext:value-type="float">
            <text:p>9.05517612827166</text:p>
          </table:table-cell>
          <table:table-cell table:formula="of:=[.G604]*[.H604]" office:value-type="float" office:value="0.549699825233582" calcext:value-type="float">
            <text:p>0.549699825233582</text:p>
          </table:table-cell>
          <table:table-cell table:formula="of:=[.H604]*[.H604]" office:value-type="float" office:value="0.0333698531736351" calcext:value-type="float">
            <text:p>0.033369853173635</text:p>
          </table:table-cell>
          <table:table-cell table:number-columns-repeated="6"/>
        </table:table-row>
        <table:table-row table:style-name="ro1">
          <table:table-cell office:value-type="float" office:value="1168332" calcext:value-type="float">
            <text:p>1168332</text:p>
          </table:table-cell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B605]" office:value-type="float" office:value="11" calcext:value-type="float">
            <text:p>11</text:p>
          </table:table-cell>
          <table:table-cell table:formula="of:=LOG([.A605]*[.$Q$1])" office:value-type="float" office:value="2.06756627195422" calcext:value-type="float">
            <text:p>2.06756627195422</text:p>
          </table:table-cell>
          <table:table-cell table:formula="of:=[.E605]-AVERAGE([.E$3:.E$1200])" office:value-type="float" office:value="-1.00918196994992" calcext:value-type="float">
            <text:p>-1.00918196994992</text:p>
          </table:table-cell>
          <table:table-cell table:formula="of:=[.F605]-AVERAGE([.F$3:.F$1200])" office:value-type="float" office:value="-0.398306424214859" calcext:value-type="float">
            <text:p>-0.398306424214859</text:p>
          </table:table-cell>
          <table:table-cell table:formula="of:=[.G605]*[.G605]" office:value-type="float" office:value="1.01844824847199" calcext:value-type="float">
            <text:p>1.01844824847199</text:p>
          </table:table-cell>
          <table:table-cell table:formula="of:=[.G605]*[.H605]" office:value-type="float" office:value="0.401963661832858" calcext:value-type="float">
            <text:p>0.401963661832858</text:p>
          </table:table-cell>
          <table:table-cell table:formula="of:=[.H605]*[.H605]" office:value-type="float" office:value="0.158648007570827" calcext:value-type="float">
            <text:p>0.158648007570827</text:p>
          </table:table-cell>
          <table:table-cell table:number-columns-repeated="6"/>
        </table:table-row>
        <table:table-row table:style-name="ro1">
          <table:table-cell office:value-type="float" office:value="2870527" calcext:value-type="float">
            <text:p>2870527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606]" office:value-type="float" office:value="12" calcext:value-type="float">
            <text:p>12</text:p>
          </table:table-cell>
          <table:table-cell table:formula="of:=LOG([.A606]*[.$Q$1])" office:value-type="float" office:value="2.45796163616997" calcext:value-type="float">
            <text:p>2.45796163616997</text:p>
          </table:table-cell>
          <table:table-cell table:formula="of:=[.E606]-AVERAGE([.E$3:.E$1200])" office:value-type="float" office:value="-0.00918196994991583" calcext:value-type="float">
            <text:p>-0.009181969949916</text:p>
          </table:table-cell>
          <table:table-cell table:formula="of:=[.F606]-AVERAGE([.F$3:.F$1200])" office:value-type="float" office:value="-0.00791105999910791" calcext:value-type="float">
            <text:p>-0.007911059999108</text:p>
          </table:table-cell>
          <table:table-cell table:formula="of:=[.G606]*[.G606]" office:value-type="float" office:value="0.0000843085721611572" calcext:value-type="float">
            <text:p>8.43085721611572E-05</text:p>
          </table:table-cell>
          <table:table-cell table:formula="of:=[.G606]*[.H606]" office:value-type="float" office:value="0.0000726391151837899" calcext:value-type="float">
            <text:p>7.26391151837899E-05</text:p>
          </table:table-cell>
          <table:table-cell table:formula="of:=[.H606]*[.H606]" office:value-type="float" office:value="0.0000625848703094852" calcext:value-type="float">
            <text:p>6.25848703094852E-05</text:p>
          </table:table-cell>
          <table:table-cell table:number-columns-repeated="6"/>
        </table:table-row>
        <table:table-row table:style-name="ro1">
          <table:table-cell office:value-type="float" office:value="13808391" calcext:value-type="float">
            <text:p>13808391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B607]" office:value-type="float" office:value="15" calcext:value-type="float">
            <text:p>15</text:p>
          </table:table-cell>
          <table:table-cell table:formula="of:=LOG([.A607]*[.$Q$1])" office:value-type="float" office:value="3.14014307607813" calcext:value-type="float">
            <text:p>3.14014307607813</text:p>
          </table:table-cell>
          <table:table-cell table:formula="of:=[.E607]-AVERAGE([.E$3:.E$1200])" office:value-type="float" office:value="2.99081803005008" calcext:value-type="float">
            <text:p>2.99081803005008</text:p>
          </table:table-cell>
          <table:table-cell table:formula="of:=[.F607]-AVERAGE([.F$3:.F$1200])" office:value-type="float" office:value="0.674270379909052" calcext:value-type="float">
            <text:p>0.674270379909052</text:p>
          </table:table-cell>
          <table:table-cell table:formula="of:=[.G607]*[.G607]" office:value-type="float" office:value="8.94499248887267" calcext:value-type="float">
            <text:p>8.94499248887267</text:p>
          </table:table-cell>
          <table:table-cell table:formula="of:=[.G607]*[.H607]" office:value-type="float" office:value="2.01662000936071" calcext:value-type="float">
            <text:p>2.01662000936071</text:p>
          </table:table-cell>
          <table:table-cell table:formula="of:=[.H607]*[.H607]" office:value-type="float" office:value="0.454640545222698" calcext:value-type="float">
            <text:p>0.454640545222698</text:p>
          </table:table-cell>
          <table:table-cell table:number-columns-repeated="6"/>
        </table:table-row>
        <table:table-row table:style-name="ro1">
          <table:table-cell office:value-type="float" office:value="3620733" calcext:value-type="float">
            <text:p>3620733</text:p>
          </table:table-cell>
          <table:table-cell office:value-type="float" office:value="12" calcext:value-type="float">
            <text:p>12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B608]" office:value-type="float" office:value="12" calcext:value-type="float">
            <text:p>12</text:p>
          </table:table-cell>
          <table:table-cell table:formula="of:=LOG([.A608]*[.$Q$1])" office:value-type="float" office:value="2.55879650026523" calcext:value-type="float">
            <text:p>2.55879650026523</text:p>
          </table:table-cell>
          <table:table-cell table:formula="of:=[.E608]-AVERAGE([.E$3:.E$1200])" office:value-type="float" office:value="-0.00918196994991583" calcext:value-type="float">
            <text:p>-0.009181969949916</text:p>
          </table:table-cell>
          <table:table-cell table:formula="of:=[.F608]-AVERAGE([.F$3:.F$1200])" office:value-type="float" office:value="0.09292380409615" calcext:value-type="float">
            <text:p>0.09292380409615</text:p>
          </table:table-cell>
          <table:table-cell table:formula="of:=[.G608]*[.G608]" office:value-type="float" office:value="0.0000843085721611572" calcext:value-type="float">
            <text:p>8.43085721611572E-05</text:p>
          </table:table-cell>
          <table:table-cell table:formula="of:=[.G608]*[.H608]" office:value-type="float" office:value="-0.000853223576842714" calcext:value-type="float">
            <text:p>-0.000853223576843</text:p>
          </table:table-cell>
          <table:table-cell table:formula="of:=[.H608]*[.H608]" office:value-type="float" office:value="0.00863483336769966" calcext:value-type="float">
            <text:p>0.0086348333677</text:p>
          </table:table-cell>
          <table:table-cell table:number-columns-repeated="6"/>
        </table:table-row>
        <table:table-row table:style-name="ro1">
          <table:table-cell office:value-type="float" office:value="1663227" calcext:value-type="float">
            <text:p>1663227</text:p>
          </table:table-cell>
          <table:table-cell office:value-type="float" office:value="11" calcext:value-type="float">
            <text:p>1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B609]" office:value-type="float" office:value="11" calcext:value-type="float">
            <text:p>11</text:p>
          </table:table-cell>
          <table:table-cell table:formula="of:=LOG([.A609]*[.$Q$1])" office:value-type="float" office:value="2.22095152650128" calcext:value-type="float">
            <text:p>2.22095152650128</text:p>
          </table:table-cell>
          <table:table-cell table:formula="of:=[.E609]-AVERAGE([.E$3:.E$1200])" office:value-type="float" office:value="-1.00918196994992" calcext:value-type="float">
            <text:p>-1.00918196994992</text:p>
          </table:table-cell>
          <table:table-cell table:formula="of:=[.F609]-AVERAGE([.F$3:.F$1200])" office:value-type="float" office:value="-0.244921169667797" calcext:value-type="float">
            <text:p>-0.244921169667797</text:p>
          </table:table-cell>
          <table:table-cell table:formula="of:=[.G609]*[.G609]" office:value-type="float" office:value="1.01844824847199" calcext:value-type="float">
            <text:p>1.01844824847199</text:p>
          </table:table-cell>
          <table:table-cell table:formula="of:=[.G609]*[.H609]" office:value-type="float" office:value="0.247170028487785" calcext:value-type="float">
            <text:p>0.247170028487785</text:p>
          </table:table-cell>
          <table:table-cell table:formula="of:=[.H609]*[.H609]" office:value-type="float" office:value="0.059986379351442" calcext:value-type="float">
            <text:p>0.059986379351442</text:p>
          </table:table-cell>
          <table:table-cell table:number-columns-repeated="6"/>
        </table:table-row>
        <table:table-row table:style-name="ro1">
          <table:table-cell office:value-type="float" office:value="2903128" calcext:value-type="float">
            <text:p>2903128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B610]" office:value-type="float" office:value="11" calcext:value-type="float">
            <text:p>11</text:p>
          </table:table-cell>
          <table:table-cell table:formula="of:=LOG([.A610]*[.$Q$1])" office:value-type="float" office:value="2.46286618446005" calcext:value-type="float">
            <text:p>2.46286618446005</text:p>
          </table:table-cell>
          <table:table-cell table:formula="of:=[.E610]-AVERAGE([.E$3:.E$1200])" office:value-type="float" office:value="-1.00918196994992" calcext:value-type="float">
            <text:p>-1.00918196994992</text:p>
          </table:table-cell>
          <table:table-cell table:formula="of:=[.F610]-AVERAGE([.F$3:.F$1200])" office:value-type="float" office:value="-0.00300651170902944" calcext:value-type="float">
            <text:p>-0.003006511709029</text:p>
          </table:table-cell>
          <table:table-cell table:formula="of:=[.G610]*[.G610]" office:value-type="float" office:value="1.01844824847199" calcext:value-type="float">
            <text:p>1.01844824847199</text:p>
          </table:table-cell>
          <table:table-cell table:formula="of:=[.G610]*[.H610]" office:value-type="float" office:value="0.00303411740919581" calcext:value-type="float">
            <text:p>0.003034117409196</text:p>
          </table:table-cell>
          <table:table-cell table:formula="of:=[.H610]*[.H610]" office:value-type="float" office:value="0.0000090391126565311" calcext:value-type="float">
            <text:p>9.0391126565311E-06</text:p>
          </table:table-cell>
          <table:table-cell table:number-columns-repeated="6"/>
        </table:table-row>
        <table:table-row table:style-name="ro1">
          <table:table-cell office:value-type="float" office:value="1203127" calcext:value-type="float">
            <text:p>1203127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B611]" office:value-type="float" office:value="9" calcext:value-type="float">
            <text:p>9</text:p>
          </table:table-cell>
          <table:table-cell table:formula="of:=LOG([.A611]*[.$Q$1])" office:value-type="float" office:value="2.08031147313207" calcext:value-type="float">
            <text:p>2.08031147313207</text:p>
          </table:table-cell>
          <table:table-cell table:formula="of:=[.E611]-AVERAGE([.E$3:.E$1200])" office:value-type="float" office:value="-3.00918196994992" calcext:value-type="float">
            <text:p>-3.00918196994992</text:p>
          </table:table-cell>
          <table:table-cell table:formula="of:=[.F611]-AVERAGE([.F$3:.F$1200])" office:value-type="float" office:value="-0.385561223037012" calcext:value-type="float">
            <text:p>-0.385561223037012</text:p>
          </table:table-cell>
          <table:table-cell table:formula="of:=[.G611]*[.G611]" office:value-type="float" office:value="9.05517612827166" calcext:value-type="float">
            <text:p>9.05517612827166</text:p>
          </table:table-cell>
          <table:table-cell table:formula="of:=[.G611]*[.H611]" office:value-type="float" office:value="1.16022388067482" calcext:value-type="float">
            <text:p>1.16022388067482</text:p>
          </table:table-cell>
          <table:table-cell table:formula="of:=[.H611]*[.H611]" office:value-type="float" office:value="0.148657456709797" calcext:value-type="float">
            <text:p>0.148657456709797</text:p>
          </table:table-cell>
          <table:table-cell table:number-columns-repeated="6"/>
        </table:table-row>
        <table:table-row table:style-name="ro1">
          <table:table-cell office:value-type="float" office:value="13035677" calcext:value-type="float">
            <text:p>13035677</text:p>
          </table:table-cell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B612]" office:value-type="float" office:value="16" calcext:value-type="float">
            <text:p>16</text:p>
          </table:table-cell>
          <table:table-cell table:formula="of:=LOG([.A612]*[.$Q$1])" office:value-type="float" office:value="3.11513359091128" calcext:value-type="float">
            <text:p>3.11513359091128</text:p>
          </table:table-cell>
          <table:table-cell table:formula="of:=[.E612]-AVERAGE([.E$3:.E$1200])" office:value-type="float" office:value="3.99081803005008" calcext:value-type="float">
            <text:p>3.99081803005008</text:p>
          </table:table-cell>
          <table:table-cell table:formula="of:=[.F612]-AVERAGE([.F$3:.F$1200])" office:value-type="float" office:value="0.649260894742195" calcext:value-type="float">
            <text:p>0.649260894742195</text:p>
          </table:table-cell>
          <table:table-cell table:formula="of:=[.G612]*[.G612]" office:value-type="float" office:value="15.9266285489728" calcext:value-type="float">
            <text:p>15.9266285489728</text:p>
          </table:table-cell>
          <table:table-cell table:formula="of:=[.G612]*[.H612]" office:value-type="float" office:value="2.5910820849436" calcext:value-type="float">
            <text:p>2.5910820849436</text:p>
          </table:table-cell>
          <table:table-cell table:formula="of:=[.H612]*[.H612]" office:value-type="float" office:value="0.421539709441436" calcext:value-type="float">
            <text:p>0.421539709441436</text:p>
          </table:table-cell>
          <table:table-cell table:number-columns-repeated="6"/>
        </table:table-row>
        <table:table-row table:style-name="ro1">
          <table:table-cell office:value-type="float" office:value="5159807" calcext:value-type="float">
            <text:p>5159807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B613]" office:value-type="float" office:value="11" calcext:value-type="float">
            <text:p>11</text:p>
          </table:table-cell>
          <table:table-cell table:formula="of:=LOG([.A613]*[.$Q$1])" office:value-type="float" office:value="2.71263345736314" calcext:value-type="float">
            <text:p>2.71263345736314</text:p>
          </table:table-cell>
          <table:table-cell table:formula="of:=[.E613]-AVERAGE([.E$3:.E$1200])" office:value-type="float" office:value="-1.00918196994992" calcext:value-type="float">
            <text:p>-1.00918196994992</text:p>
          </table:table-cell>
          <table:table-cell table:formula="of:=[.F613]-AVERAGE([.F$3:.F$1200])" office:value-type="float" office:value="0.246760761194063" calcext:value-type="float">
            <text:p>0.246760761194063</text:p>
          </table:table-cell>
          <table:table-cell table:formula="of:=[.G613]*[.G613]" office:value-type="float" office:value="1.01844824847199" calcext:value-type="float">
            <text:p>1.01844824847199</text:p>
          </table:table-cell>
          <table:table-cell table:formula="of:=[.G613]*[.H613]" office:value-type="float" office:value="-0.249026511088165" calcext:value-type="float">
            <text:p>-0.249026511088165</text:p>
          </table:table-cell>
          <table:table-cell table:formula="of:=[.H613]*[.H613]" office:value-type="float" office:value="0.0608908732650734" calcext:value-type="float">
            <text:p>0.060890873265073</text:p>
          </table:table-cell>
          <table:table-cell table:number-columns-repeated="6"/>
        </table:table-row>
        <table:table-row table:style-name="ro1">
          <table:table-cell office:value-type="float" office:value="1372369" calcext:value-type="float">
            <text:p>1372369</text:p>
          </table:table-cell>
          <table:table-cell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B614]" office:value-type="float" office:value="10" calcext:value-type="float">
            <text:p>10</text:p>
          </table:table-cell>
          <table:table-cell table:formula="of:=LOG([.A614]*[.$Q$1])" office:value-type="float" office:value="2.13747089935718" calcext:value-type="float">
            <text:p>2.13747089935718</text:p>
          </table:table-cell>
          <table:table-cell table:formula="of:=[.E614]-AVERAGE([.E$3:.E$1200])" office:value-type="float" office:value="-2.00918196994992" calcext:value-type="float">
            <text:p>-2.00918196994992</text:p>
          </table:table-cell>
          <table:table-cell table:formula="of:=[.F614]-AVERAGE([.F$3:.F$1200])" office:value-type="float" office:value="-0.328401796811901" calcext:value-type="float">
            <text:p>-0.328401796811901</text:p>
          </table:table-cell>
          <table:table-cell table:formula="of:=[.G614]*[.G614]" office:value-type="float" office:value="4.03681218837182" calcext:value-type="float">
            <text:p>4.03681218837182</text:p>
          </table:table-cell>
          <table:table-cell table:formula="of:=[.G614]*[.H614]" office:value-type="float" office:value="0.659818969053628" calcext:value-type="float">
            <text:p>0.659818969053628</text:p>
          </table:table-cell>
          <table:table-cell table:formula="of:=[.H614]*[.H614]" office:value-type="float" office:value="0.107847740149285" calcext:value-type="float">
            <text:p>0.107847740149285</text:p>
          </table:table-cell>
          <table:table-cell table:number-columns-repeated="6"/>
        </table:table-row>
        <table:table-row table:style-name="ro1">
          <table:table-cell office:value-type="float" office:value="1313234" calcext:value-type="float">
            <text:p>1313234</text:p>
          </table:table-cell>
          <table:table-cell office:value-type="float" office:value="9" calcext:value-type="float">
            <text:p>9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B615]" office:value-type="float" office:value="9" calcext:value-type="float">
            <text:p>9</text:p>
          </table:table-cell>
          <table:table-cell table:formula="of:=LOG([.A615]*[.$Q$1])" office:value-type="float" office:value="2.11834211820993" calcext:value-type="float">
            <text:p>2.11834211820993</text:p>
          </table:table-cell>
          <table:table-cell table:formula="of:=[.E615]-AVERAGE([.E$3:.E$1200])" office:value-type="float" office:value="-3.00918196994992" calcext:value-type="float">
            <text:p>-3.00918196994992</text:p>
          </table:table-cell>
          <table:table-cell table:formula="of:=[.F615]-AVERAGE([.F$3:.F$1200])" office:value-type="float" office:value="-0.347530577959148" calcext:value-type="float">
            <text:p>-0.347530577959148</text:p>
          </table:table-cell>
          <table:table-cell table:formula="of:=[.G615]*[.G615]" office:value-type="float" office:value="9.05517612827166" calcext:value-type="float">
            <text:p>9.05517612827166</text:p>
          </table:table-cell>
          <table:table-cell table:formula="of:=[.G615]*[.H615]" office:value-type="float" office:value="1.04578274920094" calcext:value-type="float">
            <text:p>1.04578274920094</text:p>
          </table:table-cell>
          <table:table-cell table:formula="of:=[.H615]*[.H615]" office:value-type="float" office:value="0.120777502616619" calcext:value-type="float">
            <text:p>0.120777502616619</text:p>
          </table:table-cell>
          <table:table-cell table:number-columns-repeated="6"/>
        </table:table-row>
        <table:table-row table:style-name="ro1">
          <table:table-cell office:value-type="float" office:value="964507" calcext:value-type="float">
            <text:p>964507</text:p>
          </table:table-cell>
          <table:table-cell office:value-type="float" office:value="11" calcext:value-type="float">
            <text:p>11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B616]" office:value-type="float" office:value="11" calcext:value-type="float">
            <text:p>11</text:p>
          </table:table-cell>
          <table:table-cell table:formula="of:=LOG([.A616]*[.$Q$1])" office:value-type="float" office:value="1.98430538392427" calcext:value-type="float">
            <text:p>1.98430538392427</text:p>
          </table:table-cell>
          <table:table-cell table:formula="of:=[.E616]-AVERAGE([.E$3:.E$1200])" office:value-type="float" office:value="-1.00918196994992" calcext:value-type="float">
            <text:p>-1.00918196994992</text:p>
          </table:table-cell>
          <table:table-cell table:formula="of:=[.F616]-AVERAGE([.F$3:.F$1200])" office:value-type="float" office:value="-0.481567312244811" calcext:value-type="float">
            <text:p>-0.481567312244811</text:p>
          </table:table-cell>
          <table:table-cell table:formula="of:=[.G616]*[.G616]" office:value-type="float" office:value="1.01844824847199" calcext:value-type="float">
            <text:p>1.01844824847199</text:p>
          </table:table-cell>
          <table:table-cell table:formula="of:=[.G616]*[.H616]" office:value-type="float" office:value="0.485989048834705" calcext:value-type="float">
            <text:p>0.485989048834705</text:p>
          </table:table-cell>
          <table:table-cell table:formula="of:=[.H616]*[.H616]" office:value-type="float" office:value="0.231907076222691" calcext:value-type="float">
            <text:p>0.231907076222691</text:p>
          </table:table-cell>
          <table:table-cell table:number-columns-repeated="6"/>
        </table:table-row>
        <table:table-row table:style-name="ro1">
          <table:table-cell office:value-type="float" office:value="9887658" calcext:value-type="float">
            <text:p>9887658</text:p>
          </table:table-cell>
          <table:table-cell office:value-type="float" office:value="14" calcext:value-type="float">
            <text:p>14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B617]" office:value-type="float" office:value="14" calcext:value-type="float">
            <text:p>14</text:p>
          </table:table-cell>
          <table:table-cell table:formula="of:=LOG([.A617]*[.$Q$1])" office:value-type="float" office:value="2.99509343637728" calcext:value-type="float">
            <text:p>2.99509343637728</text:p>
          </table:table-cell>
          <table:table-cell table:formula="of:=[.E617]-AVERAGE([.E$3:.E$1200])" office:value-type="float" office:value="1.99081803005008" calcext:value-type="float">
            <text:p>1.99081803005008</text:p>
          </table:table-cell>
          <table:table-cell table:formula="of:=[.F617]-AVERAGE([.F$3:.F$1200])" office:value-type="float" office:value="0.529220740208196" calcext:value-type="float">
            <text:p>0.529220740208196</text:p>
          </table:table-cell>
          <table:table-cell table:formula="of:=[.G617]*[.G617]" office:value-type="float" office:value="3.9633564287725" calcext:value-type="float">
            <text:p>3.9633564287725</text:p>
          </table:table-cell>
          <table:table-cell table:formula="of:=[.G617]*[.H617]" office:value-type="float" office:value="1.05358219148293" calcext:value-type="float">
            <text:p>1.05358219148293</text:p>
          </table:table-cell>
          <table:table-cell table:formula="of:=[.H617]*[.H617]" office:value-type="float" office:value="0.280074591866511" calcext:value-type="float">
            <text:p>0.280074591866511</text:p>
          </table:table-cell>
          <table:table-cell table:number-columns-repeated="6"/>
        </table:table-row>
        <table:table-row table:style-name="ro1">
          <table:table-cell office:value-type="float" office:value="3143987" calcext:value-type="float">
            <text:p>3143987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618]" office:value-type="float" office:value="11" calcext:value-type="float">
            <text:p>11</text:p>
          </table:table-cell>
          <table:table-cell table:formula="of:=LOG([.A618]*[.$Q$1])" office:value-type="float" office:value="2.49748074161675" calcext:value-type="float">
            <text:p>2.49748074161675</text:p>
          </table:table-cell>
          <table:table-cell table:formula="of:=[.E618]-AVERAGE([.E$3:.E$1200])" office:value-type="float" office:value="-1.00918196994992" calcext:value-type="float">
            <text:p>-1.00918196994992</text:p>
          </table:table-cell>
          <table:table-cell table:formula="of:=[.F618]-AVERAGE([.F$3:.F$1200])" office:value-type="float" office:value="0.031608045447673" calcext:value-type="float">
            <text:p>0.031608045447673</text:p>
          </table:table-cell>
          <table:table-cell table:formula="of:=[.G618]*[.G618]" office:value-type="float" office:value="1.01844824847199" calcext:value-type="float">
            <text:p>1.01844824847199</text:p>
          </table:table-cell>
          <table:table-cell table:formula="of:=[.G618]*[.H618]" office:value-type="float" office:value="-0.0318982695711491" calcext:value-type="float">
            <text:p>-0.031898269571149</text:p>
          </table:table-cell>
          <table:table-cell table:formula="of:=[.H618]*[.H618]" office:value-type="float" office:value="0.000999068537022164" calcext:value-type="float">
            <text:p>0.000999068537022</text:p>
          </table:table-cell>
          <table:table-cell table:number-columns-repeated="6"/>
        </table:table-row>
        <table:table-row table:style-name="ro1">
          <table:table-cell office:value-type="float" office:value="7244724" calcext:value-type="float">
            <text:p>7244724</text:p>
          </table:table-cell>
          <table:table-cell office:value-type="float" office:value="13" calcext:value-type="float">
            <text:p>13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B619]" office:value-type="float" office:value="13" calcext:value-type="float">
            <text:p>13</text:p>
          </table:table-cell>
          <table:table-cell table:formula="of:=LOG([.A619]*[.$Q$1])" office:value-type="float" office:value="2.86002184494036" calcext:value-type="float">
            <text:p>2.86002184494036</text:p>
          </table:table-cell>
          <table:table-cell table:formula="of:=[.E619]-AVERAGE([.E$3:.E$1200])" office:value-type="float" office:value="0.990818030050084" calcext:value-type="float">
            <text:p>0.990818030050084</text:p>
          </table:table-cell>
          <table:table-cell table:formula="of:=[.F619]-AVERAGE([.F$3:.F$1200])" office:value-type="float" office:value="0.394149148771278" calcext:value-type="float">
            <text:p>0.394149148771278</text:p>
          </table:table-cell>
          <table:table-cell table:formula="of:=[.G619]*[.G619]" office:value-type="float" office:value="0.981720368672329" calcext:value-type="float">
            <text:p>0.981720368672329</text:p>
          </table:table-cell>
          <table:table-cell table:formula="of:=[.G619]*[.H619]" office:value-type="float" office:value="0.390530083131476" calcext:value-type="float">
            <text:p>0.390530083131476</text:p>
          </table:table-cell>
          <table:table-cell table:formula="of:=[.H619]*[.H619]" office:value-type="float" office:value="0.155353551477123" calcext:value-type="float">
            <text:p>0.155353551477123</text:p>
          </table:table-cell>
          <table:table-cell table:number-columns-repeated="6"/>
        </table:table-row>
        <table:table-row table:style-name="ro1">
          <table:table-cell office:value-type="float" office:value="1467451" calcext:value-type="float">
            <text:p>1467451</text:p>
          </table:table-cell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B620]" office:value-type="float" office:value="10" calcext:value-type="float">
            <text:p>10</text:p>
          </table:table-cell>
          <table:table-cell table:formula="of:=LOG([.A620]*[.$Q$1])" office:value-type="float" office:value="2.16656360853301" calcext:value-type="float">
            <text:p>2.16656360853301</text:p>
          </table:table-cell>
          <table:table-cell table:formula="of:=[.E620]-AVERAGE([.E$3:.E$1200])" office:value-type="float" office:value="-2.00918196994992" calcext:value-type="float">
            <text:p>-2.00918196994992</text:p>
          </table:table-cell>
          <table:table-cell table:formula="of:=[.F620]-AVERAGE([.F$3:.F$1200])" office:value-type="float" office:value="-0.299309087636072" calcext:value-type="float">
            <text:p>-0.299309087636072</text:p>
          </table:table-cell>
          <table:table-cell table:formula="of:=[.G620]*[.G620]" office:value-type="float" office:value="4.03681218837182" calcext:value-type="float">
            <text:p>4.03681218837182</text:p>
          </table:table-cell>
          <table:table-cell table:formula="of:=[.G620]*[.H620]" office:value-type="float" office:value="0.601366422320556" calcext:value-type="float">
            <text:p>0.601366422320556</text:p>
          </table:table-cell>
          <table:table-cell table:formula="of:=[.H620]*[.H620]" office:value-type="float" office:value="0.089585929941538" calcext:value-type="float">
            <text:p>0.089585929941538</text:p>
          </table:table-cell>
          <table:table-cell table:number-columns-repeated="6"/>
        </table:table-row>
        <table:table-row table:style-name="ro1">
          <table:table-cell office:value-type="float" office:value="5353518" calcext:value-type="float">
            <text:p>5353518</text:p>
          </table:table-cell>
          <table:table-cell office:value-type="float" office:value="13" calcext:value-type="float">
            <text:p>13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B621]" office:value-type="float" office:value="13" calcext:value-type="float">
            <text:p>13</text:p>
          </table:table-cell>
          <table:table-cell table:formula="of:=LOG([.A621]*[.$Q$1])" office:value-type="float" office:value="2.7286392672313" calcext:value-type="float">
            <text:p>2.7286392672313</text:p>
          </table:table-cell>
          <table:table-cell table:formula="of:=[.E621]-AVERAGE([.E$3:.E$1200])" office:value-type="float" office:value="0.990818030050084" calcext:value-type="float">
            <text:p>0.990818030050084</text:p>
          </table:table-cell>
          <table:table-cell table:formula="of:=[.F621]-AVERAGE([.F$3:.F$1200])" office:value-type="float" office:value="0.262766571062217" calcext:value-type="float">
            <text:p>0.262766571062217</text:p>
          </table:table-cell>
          <table:table-cell table:formula="of:=[.G621]*[.G621]" office:value-type="float" office:value="0.981720368672329" calcext:value-type="float">
            <text:p>0.981720368672329</text:p>
          </table:table-cell>
          <table:table-cell table:formula="of:=[.G621]*[.H621]" office:value-type="float" office:value="0.260353856302881" calcext:value-type="float">
            <text:p>0.260353856302881</text:p>
          </table:table-cell>
          <table:table-cell table:formula="of:=[.H621]*[.H621]" office:value-type="float" office:value="0.069046270867795" calcext:value-type="float">
            <text:p>0.069046270867795</text:p>
          </table:table-cell>
          <table:table-cell table:number-columns-repeated="6"/>
        </table:table-row>
        <table:table-row table:style-name="ro1">
          <table:table-cell office:value-type="float" office:value="4546331" calcext:value-type="float">
            <text:p>4546331</text:p>
          </table:table-cell>
          <table:table-cell office:value-type="float" office:value="12" calcext:value-type="float">
            <text:p>12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B622]" office:value-type="float" office:value="12" calcext:value-type="float">
            <text:p>12</text:p>
          </table:table-cell>
          <table:table-cell table:formula="of:=LOG([.A622]*[.$Q$1])" office:value-type="float" office:value="2.65766105176739" calcext:value-type="float">
            <text:p>2.65766105176739</text:p>
          </table:table-cell>
          <table:table-cell table:formula="of:=[.E622]-AVERAGE([.E$3:.E$1200])" office:value-type="float" office:value="-0.00918196994991583" calcext:value-type="float">
            <text:p>-0.009181969949916</text:p>
          </table:table-cell>
          <table:table-cell table:formula="of:=[.F622]-AVERAGE([.F$3:.F$1200])" office:value-type="float" office:value="0.191788355598314" calcext:value-type="float">
            <text:p>0.191788355598314</text:p>
          </table:table-cell>
          <table:table-cell table:formula="of:=[.G622]*[.G622]" office:value-type="float" office:value="0.0000843085721611572" calcext:value-type="float">
            <text:p>8.43085721611572E-05</text:p>
          </table:table-cell>
          <table:table-cell table:formula="of:=[.G622]*[.H622]" office:value-type="float" office:value="-0.00176099491784749" calcext:value-type="float">
            <text:p>-0.001760994917848</text:p>
          </table:table-cell>
          <table:table-cell table:formula="of:=[.H622]*[.H622]" office:value-type="float" office:value="0.0367827733431054" calcext:value-type="float">
            <text:p>0.036782773343106</text:p>
          </table:table-cell>
          <table:table-cell table:number-columns-repeated="6"/>
        </table:table-row>
        <table:table-row table:style-name="ro1">
          <table:table-cell office:value-type="float" office:value="2164107" calcext:value-type="float">
            <text:p>2164107</text:p>
          </table:table-cell>
          <table:table-cell office:value-type="float" office:value="11" calcext:value-type="float">
            <text:p>11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B623]" office:value-type="float" office:value="11" calcext:value-type="float">
            <text:p>11</text:p>
          </table:table-cell>
          <table:table-cell table:formula="of:=LOG([.A623]*[.$Q$1])" office:value-type="float" office:value="2.33527872979902" calcext:value-type="float">
            <text:p>2.33527872979902</text:p>
          </table:table-cell>
          <table:table-cell table:formula="of:=[.E623]-AVERAGE([.E$3:.E$1200])" office:value-type="float" office:value="-1.00918196994992" calcext:value-type="float">
            <text:p>-1.00918196994992</text:p>
          </table:table-cell>
          <table:table-cell table:formula="of:=[.F623]-AVERAGE([.F$3:.F$1200])" office:value-type="float" office:value="-0.130593966370063" calcext:value-type="float">
            <text:p>-0.130593966370063</text:p>
          </table:table-cell>
          <table:table-cell table:formula="of:=[.G623]*[.G623]" office:value-type="float" office:value="1.01844824847199" calcext:value-type="float">
            <text:p>1.01844824847199</text:p>
          </table:table-cell>
          <table:table-cell table:formula="of:=[.G623]*[.H623]" office:value-type="float" office:value="0.131793076244913" calcext:value-type="float">
            <text:p>0.131793076244913</text:p>
          </table:table-cell>
          <table:table-cell table:formula="of:=[.H623]*[.H623]" office:value-type="float" office:value="0.0170547840522651" calcext:value-type="float">
            <text:p>0.017054784052265</text:p>
          </table:table-cell>
          <table:table-cell table:number-columns-repeated="6"/>
        </table:table-row>
        <table:table-row table:style-name="ro1">
          <table:table-cell office:value-type="float" office:value="3505727" calcext:value-type="float">
            <text:p>3505727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B624]" office:value-type="float" office:value="12" calcext:value-type="float">
            <text:p>12</text:p>
          </table:table-cell>
          <table:table-cell table:formula="of:=LOG([.A624]*[.$Q$1])" office:value-type="float" office:value="2.54477809344351" calcext:value-type="float">
            <text:p>2.54477809344351</text:p>
          </table:table-cell>
          <table:table-cell table:formula="of:=[.E624]-AVERAGE([.E$3:.E$1200])" office:value-type="float" office:value="-0.00918196994991583" calcext:value-type="float">
            <text:p>-0.009181969949916</text:p>
          </table:table-cell>
          <table:table-cell table:formula="of:=[.F624]-AVERAGE([.F$3:.F$1200])" office:value-type="float" office:value="0.0789053972744282" calcext:value-type="float">
            <text:p>0.078905397274428</text:p>
          </table:table-cell>
          <table:table-cell table:formula="of:=[.G624]*[.G624]" office:value-type="float" office:value="0.0000843085721611572" calcext:value-type="float">
            <text:p>8.43085721611572E-05</text:p>
          </table:table-cell>
          <table:table-cell table:formula="of:=[.G624]*[.H624]" office:value-type="float" office:value="-0.00072450698665997" calcext:value-type="float">
            <text:p>-0.00072450698666</text:p>
          </table:table-cell>
          <table:table-cell table:formula="of:=[.H624]*[.H624]" office:value-type="float" office:value="0.00622606171903535" calcext:value-type="float">
            <text:p>0.006226061719035</text:p>
          </table:table-cell>
          <table:table-cell table:number-columns-repeated="6"/>
        </table:table-row>
        <table:table-row table:style-name="ro1">
          <table:table-cell office:value-type="float" office:value="81287583" calcext:value-type="float">
            <text:p>81287583</text:p>
          </table:table-cell>
          <table:table-cell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B625]" office:value-type="float" office:value="18" calcext:value-type="float">
            <text:p>18</text:p>
          </table:table-cell>
          <table:table-cell table:formula="of:=LOG([.A625]*[.$Q$1])" office:value-type="float" office:value="3.91002421045958" calcext:value-type="float">
            <text:p>3.91002421045958</text:p>
          </table:table-cell>
          <table:table-cell table:formula="of:=[.E625]-AVERAGE([.E$3:.E$1200])" office:value-type="float" office:value="5.99081803005008" calcext:value-type="float">
            <text:p>5.99081803005008</text:p>
          </table:table-cell>
          <table:table-cell table:formula="of:=[.F625]-AVERAGE([.F$3:.F$1200])" office:value-type="float" office:value="1.4441515142905" calcext:value-type="float">
            <text:p>1.4441515142905</text:p>
          </table:table-cell>
          <table:table-cell table:formula="of:=[.G625]*[.G625]" office:value-type="float" office:value="35.8899006691732" calcext:value-type="float">
            <text:p>35.8899006691732</text:p>
          </table:table-cell>
          <table:table-cell table:formula="of:=[.G625]*[.H625]" office:value-type="float" office:value="8.65164892993565" calcext:value-type="float">
            <text:p>8.65164892993565</text:p>
          </table:table-cell>
          <table:table-cell table:formula="of:=[.H625]*[.H625]" office:value-type="float" office:value="2.08557359622754" calcext:value-type="float">
            <text:p>2.08557359622754</text:p>
          </table:table-cell>
          <table:table-cell table:number-columns-repeated="6"/>
        </table:table-row>
        <table:table-row table:style-name="ro1">
          <table:table-cell office:value-type="float" office:value="269985183" calcext:value-type="float">
            <text:p>269985183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B626]" office:value-type="float" office:value="18" calcext:value-type="float">
            <text:p>18</text:p>
          </table:table-cell>
          <table:table-cell table:formula="of:=LOG([.A626]*[.$Q$1])" office:value-type="float" office:value="4.43133993038894" calcext:value-type="float">
            <text:p>4.43133993038894</text:p>
          </table:table-cell>
          <table:table-cell table:formula="of:=[.E626]-AVERAGE([.E$3:.E$1200])" office:value-type="float" office:value="5.99081803005008" calcext:value-type="float">
            <text:p>5.99081803005008</text:p>
          </table:table-cell>
          <table:table-cell table:formula="of:=[.F626]-AVERAGE([.F$3:.F$1200])" office:value-type="float" office:value="1.96546723421986" calcext:value-type="float">
            <text:p>1.96546723421986</text:p>
          </table:table-cell>
          <table:table-cell table:formula="of:=[.G626]*[.G626]" office:value-type="float" office:value="35.8899006691732" calcext:value-type="float">
            <text:p>35.8899006691732</text:p>
          </table:table-cell>
          <table:table-cell table:formula="of:=[.G626]*[.H626]" office:value-type="float" office:value="11.774756544237" calcext:value-type="float">
            <text:p>11.774756544237</text:p>
          </table:table-cell>
          <table:table-cell table:formula="of:=[.H626]*[.H626]" office:value-type="float" office:value="3.86306144879186" calcext:value-type="float">
            <text:p>3.86306144879186</text:p>
          </table:table-cell>
          <table:table-cell table:number-columns-repeated="6"/>
        </table:table-row>
        <table:table-row table:style-name="ro1">
          <table:table-cell office:value-type="float" office:value="38505084" calcext:value-type="float">
            <text:p>38505084</text:p>
          </table:table-cell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627]" office:value-type="float" office:value="18" calcext:value-type="float">
            <text:p>18</text:p>
          </table:table-cell>
          <table:table-cell table:formula="of:=LOG([.A627]*[.$Q$1])" office:value-type="float" office:value="3.58551807515465" calcext:value-type="float">
            <text:p>3.58551807515465</text:p>
          </table:table-cell>
          <table:table-cell table:formula="of:=[.E627]-AVERAGE([.E$3:.E$1200])" office:value-type="float" office:value="5.99081803005008" calcext:value-type="float">
            <text:p>5.99081803005008</text:p>
          </table:table-cell>
          <table:table-cell table:formula="of:=[.F627]-AVERAGE([.F$3:.F$1200])" office:value-type="float" office:value="1.11964537898556" calcext:value-type="float">
            <text:p>1.11964537898556</text:p>
          </table:table-cell>
          <table:table-cell table:formula="of:=[.G627]*[.G627]" office:value-type="float" office:value="35.8899006691732" calcext:value-type="float">
            <text:p>35.8899006691732</text:p>
          </table:table-cell>
          <table:table-cell table:formula="of:=[.G627]*[.H627]" office:value-type="float" office:value="6.70759172368898" calcext:value-type="float">
            <text:p>6.70759172368898</text:p>
          </table:table-cell>
          <table:table-cell table:formula="of:=[.H627]*[.H627]" office:value-type="float" office:value="1.25360577468373" calcext:value-type="float">
            <text:p>1.25360577468373</text:p>
          </table:table-cell>
          <table:table-cell table:number-columns-repeated="6"/>
        </table:table-row>
        <table:table-row table:style-name="ro1">
          <table:table-cell office:value-type="float" office:value="9112124" calcext:value-type="float">
            <text:p>9112124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628]" office:value-type="float" office:value="14" calcext:value-type="float">
            <text:p>14</text:p>
          </table:table-cell>
          <table:table-cell table:formula="of:=LOG([.A628]*[.$Q$1])" office:value-type="float" office:value="2.95961962109621" calcext:value-type="float">
            <text:p>2.95961962109621</text:p>
          </table:table-cell>
          <table:table-cell table:formula="of:=[.E628]-AVERAGE([.E$3:.E$1200])" office:value-type="float" office:value="1.99081803005008" calcext:value-type="float">
            <text:p>1.99081803005008</text:p>
          </table:table-cell>
          <table:table-cell table:formula="of:=[.F628]-AVERAGE([.F$3:.F$1200])" office:value-type="float" office:value="0.493746924927131" calcext:value-type="float">
            <text:p>0.493746924927131</text:p>
          </table:table-cell>
          <table:table-cell table:formula="of:=[.G628]*[.G628]" office:value-type="float" office:value="3.9633564287725" calcext:value-type="float">
            <text:p>3.9633564287725</text:p>
          </table:table-cell>
          <table:table-cell table:formula="of:=[.G628]*[.H628]" office:value-type="float" office:value="0.982960280426718" calcext:value-type="float">
            <text:p>0.982960280426718</text:p>
          </table:table-cell>
          <table:table-cell table:formula="of:=[.H628]*[.H628]" office:value-type="float" office:value="0.243786025874998" calcext:value-type="float">
            <text:p>0.243786025874998</text:p>
          </table:table-cell>
          <table:table-cell table:number-columns-repeated="6"/>
        </table:table-row>
        <table:table-row table:style-name="ro1">
          <table:table-cell office:value-type="float" office:value="3357917" calcext:value-type="float">
            <text:p>3357917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629]" office:value-type="float" office:value="13" calcext:value-type="float">
            <text:p>13</text:p>
          </table:table-cell>
          <table:table-cell table:formula="of:=LOG([.A629]*[.$Q$1])" office:value-type="float" office:value="2.52606995717205" calcext:value-type="float">
            <text:p>2.52606995717205</text:p>
          </table:table-cell>
          <table:table-cell table:formula="of:=[.E629]-AVERAGE([.E$3:.E$1200])" office:value-type="float" office:value="0.990818030050084" calcext:value-type="float">
            <text:p>0.990818030050084</text:p>
          </table:table-cell>
          <table:table-cell table:formula="of:=[.F629]-AVERAGE([.F$3:.F$1200])" office:value-type="float" office:value="0.0601972610029651" calcext:value-type="float">
            <text:p>0.060197261002965</text:p>
          </table:table-cell>
          <table:table-cell table:formula="of:=[.G629]*[.G629]" office:value-type="float" office:value="0.981720368672329" calcext:value-type="float">
            <text:p>0.981720368672329</text:p>
          </table:table-cell>
          <table:table-cell table:formula="of:=[.G629]*[.H629]" office:value-type="float" office:value="0.0596445315613686" calcext:value-type="float">
            <text:p>0.059644531561369</text:p>
          </table:table-cell>
          <table:table-cell table:formula="of:=[.H629]*[.H629]" office:value-type="float" office:value="0.0036237102322591" calcext:value-type="float">
            <text:p>0.003623710232259</text:p>
          </table:table-cell>
          <table:table-cell table:number-columns-repeated="6"/>
        </table:table-row>
        <table:table-row table:style-name="ro1">
          <table:table-cell office:value-type="float" office:value="42616727" calcext:value-type="float">
            <text:p>42616727</text:p>
          </table:table-cell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630]" office:value-type="float" office:value="17" calcext:value-type="float">
            <text:p>17</text:p>
          </table:table-cell>
          <table:table-cell table:formula="of:=LOG([.A630]*[.$Q$1])" office:value-type="float" office:value="3.62958009248231" calcext:value-type="float">
            <text:p>3.62958009248231</text:p>
          </table:table-cell>
          <table:table-cell table:formula="of:=[.E630]-AVERAGE([.E$3:.E$1200])" office:value-type="float" office:value="4.99081803005008" calcext:value-type="float">
            <text:p>4.99081803005008</text:p>
          </table:table-cell>
          <table:table-cell table:formula="of:=[.F630]-AVERAGE([.F$3:.F$1200])" office:value-type="float" office:value="1.16370739631323" calcext:value-type="float">
            <text:p>1.16370739631323</text:p>
          </table:table-cell>
          <table:table-cell table:formula="of:=[.G630]*[.G630]" office:value-type="float" office:value="24.908264609073" calcext:value-type="float">
            <text:p>24.908264609073</text:p>
          </table:table-cell>
          <table:table-cell table:formula="of:=[.G630]*[.H630]" office:value-type="float" office:value="5.80785185522272" calcext:value-type="float">
            <text:p>5.80785185522272</text:p>
          </table:table-cell>
          <table:table-cell table:formula="of:=[.H630]*[.H630]" office:value-type="float" office:value="1.35421490423412" calcext:value-type="float">
            <text:p>1.35421490423412</text:p>
          </table:table-cell>
          <table:table-cell table:number-columns-repeated="6"/>
        </table:table-row>
        <table:table-row table:style-name="ro1">
          <table:table-cell office:value-type="float" office:value="665323" calcext:value-type="float">
            <text:p>665323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B631]" office:value-type="float" office:value="10" calcext:value-type="float">
            <text:p>10</text:p>
          </table:table-cell>
          <table:table-cell table:formula="of:=LOG([.A631]*[.$Q$1])" office:value-type="float" office:value="1.82303253712473" calcext:value-type="float">
            <text:p>1.82303253712473</text:p>
          </table:table-cell>
          <table:table-cell table:formula="of:=[.E631]-AVERAGE([.E$3:.E$1200])" office:value-type="float" office:value="-2.00918196994992" calcext:value-type="float">
            <text:p>-2.00918196994992</text:p>
          </table:table-cell>
          <table:table-cell table:formula="of:=[.F631]-AVERAGE([.F$3:.F$1200])" office:value-type="float" office:value="-0.642840159044349" calcext:value-type="float">
            <text:p>-0.642840159044349</text:p>
          </table:table-cell>
          <table:table-cell table:formula="of:=[.G631]*[.G631]" office:value-type="float" office:value="4.03681218837182" calcext:value-type="float">
            <text:p>4.03681218837182</text:p>
          </table:table-cell>
          <table:table-cell table:formula="of:=[.G631]*[.H631]" office:value-type="float" office:value="1.29158285711164" calcext:value-type="float">
            <text:p>1.29158285711164</text:p>
          </table:table-cell>
          <table:table-cell table:formula="of:=[.H631]*[.H631]" office:value-type="float" office:value="0.413243470080164" calcext:value-type="float">
            <text:p>0.413243470080164</text:p>
          </table:table-cell>
          <table:table-cell table:number-columns-repeated="6"/>
        </table:table-row>
        <table:table-row table:style-name="ro1">
          <table:table-cell office:value-type="float" office:value="2101975" calcext:value-type="float">
            <text:p>2101975</text:p>
          </table:table-cell>
          <table:table-cell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[.B632]" office:value-type="float" office:value="11" calcext:value-type="float">
            <text:p>11</text:p>
          </table:table-cell>
          <table:table-cell table:formula="of:=LOG([.A632]*[.$Q$1])" office:value-type="float" office:value="2.32262754640839" calcext:value-type="float">
            <text:p>2.32262754640839</text:p>
          </table:table-cell>
          <table:table-cell table:formula="of:=[.E632]-AVERAGE([.E$3:.E$1200])" office:value-type="float" office:value="-1.00918196994992" calcext:value-type="float">
            <text:p>-1.00918196994992</text:p>
          </table:table-cell>
          <table:table-cell table:formula="of:=[.F632]-AVERAGE([.F$3:.F$1200])" office:value-type="float" office:value="-0.143245149760689" calcext:value-type="float">
            <text:p>-0.143245149760689</text:p>
          </table:table-cell>
          <table:table-cell table:formula="of:=[.G632]*[.G632]" office:value-type="float" office:value="1.01844824847199" calcext:value-type="float">
            <text:p>1.01844824847199</text:p>
          </table:table-cell>
          <table:table-cell table:formula="of:=[.G632]*[.H632]" office:value-type="float" office:value="0.144560422421262" calcext:value-type="float">
            <text:p>0.144560422421262</text:p>
          </table:table-cell>
          <table:table-cell table:formula="of:=[.H632]*[.H632]" office:value-type="float" office:value="0.0205191729299621" calcext:value-type="float">
            <text:p>0.020519172929962</text:p>
          </table:table-cell>
          <table:table-cell table:number-columns-repeated="6"/>
        </table:table-row>
        <table:table-row table:style-name="ro1">
          <table:table-cell office:value-type="float" office:value="9223524" calcext:value-type="float">
            <text:p>9223524</text:p>
          </table:table-cell>
          <table:table-cell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B633]" office:value-type="float" office:value="16" calcext:value-type="float">
            <text:p>16</text:p>
          </table:table-cell>
          <table:table-cell table:formula="of:=LOG([.A633]*[.$Q$1])" office:value-type="float" office:value="2.96489688215443" calcext:value-type="float">
            <text:p>2.96489688215443</text:p>
          </table:table-cell>
          <table:table-cell table:formula="of:=[.E633]-AVERAGE([.E$3:.E$1200])" office:value-type="float" office:value="3.99081803005008" calcext:value-type="float">
            <text:p>3.99081803005008</text:p>
          </table:table-cell>
          <table:table-cell table:formula="of:=[.F633]-AVERAGE([.F$3:.F$1200])" office:value-type="float" office:value="0.49902418598535" calcext:value-type="float">
            <text:p>0.49902418598535</text:p>
          </table:table-cell>
          <table:table-cell table:formula="of:=[.G633]*[.G633]" office:value-type="float" office:value="15.9266285489728" calcext:value-type="float">
            <text:p>15.9266285489728</text:p>
          </table:table-cell>
          <table:table-cell table:formula="of:=[.G633]*[.H633]" office:value-type="float" office:value="1.9915147188614" calcext:value-type="float">
            <text:p>1.9915147188614</text:p>
          </table:table-cell>
          <table:table-cell table:formula="of:=[.H633]*[.H633]" office:value-type="float" office:value="0.249025138198341" calcext:value-type="float">
            <text:p>0.249025138198341</text:p>
          </table:table-cell>
          <table:table-cell table:number-columns-repeated="6"/>
        </table:table-row>
        <table:table-row table:style-name="ro1">
          <table:table-cell office:value-type="float" office:value="2057748" calcext:value-type="float">
            <text:p>2057748</text:p>
          </table:table-cell>
          <table:table-cell office:value-type="float" office:value="11" calcext:value-type="float">
            <text:p>11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B634]" office:value-type="float" office:value="11" calcext:value-type="float">
            <text:p>11</text:p>
          </table:table-cell>
          <table:table-cell table:formula="of:=LOG([.A634]*[.$Q$1])" office:value-type="float" office:value="2.31339218825414" calcext:value-type="float">
            <text:p>2.31339218825414</text:p>
          </table:table-cell>
          <table:table-cell table:formula="of:=[.E634]-AVERAGE([.E$3:.E$1200])" office:value-type="float" office:value="-1.00918196994992" calcext:value-type="float">
            <text:p>-1.00918196994992</text:p>
          </table:table-cell>
          <table:table-cell table:formula="of:=[.F634]-AVERAGE([.F$3:.F$1200])" office:value-type="float" office:value="-0.152480507914936" calcext:value-type="float">
            <text:p>-0.152480507914936</text:p>
          </table:table-cell>
          <table:table-cell table:formula="of:=[.G634]*[.G634]" office:value-type="float" office:value="1.01844824847199" calcext:value-type="float">
            <text:p>1.01844824847199</text:p>
          </table:table-cell>
          <table:table-cell table:formula="of:=[.G634]*[.H634]" office:value-type="float" office:value="0.153880579356559" calcext:value-type="float">
            <text:p>0.153880579356559</text:p>
          </table:table-cell>
          <table:table-cell table:formula="of:=[.H634]*[.H634]" office:value-type="float" office:value="0.0232503052939969" calcext:value-type="float">
            <text:p>0.023250305293997</text:p>
          </table:table-cell>
          <table:table-cell table:number-columns-repeated="6"/>
        </table:table-row>
        <table:table-row table:style-name="ro1">
          <table:table-cell office:value-type="float" office:value="1135574" calcext:value-type="float">
            <text:p>1135574</text:p>
          </table:table-cell>
          <table:table-cell office:value-type="float" office:value="12" calcext:value-type="float">
            <text:p>12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B635]" office:value-type="float" office:value="12" calcext:value-type="float">
            <text:p>12</text:p>
          </table:table-cell>
          <table:table-cell table:formula="of:=LOG([.A635]*[.$Q$1])" office:value-type="float" office:value="2.05521544040032" calcext:value-type="float">
            <text:p>2.05521544040032</text:p>
          </table:table-cell>
          <table:table-cell table:formula="of:=[.E635]-AVERAGE([.E$3:.E$1200])" office:value-type="float" office:value="-0.00918196994991583" calcext:value-type="float">
            <text:p>-0.009181969949916</text:p>
          </table:table-cell>
          <table:table-cell table:formula="of:=[.F635]-AVERAGE([.F$3:.F$1200])" office:value-type="float" office:value="-0.410657255768761" calcext:value-type="float">
            <text:p>-0.410657255768761</text:p>
          </table:table-cell>
          <table:table-cell table:formula="of:=[.G635]*[.G635]" office:value-type="float" office:value="0.0000843085721611572" calcext:value-type="float">
            <text:p>8.43085721611572E-05</text:p>
          </table:table-cell>
          <table:table-cell table:formula="of:=[.G635]*[.H635]" office:value-type="float" office:value="0.00377064258218366" calcext:value-type="float">
            <text:p>0.003770642582184</text:p>
          </table:table-cell>
          <table:table-cell table:formula="of:=[.H635]*[.H635]" office:value-type="float" office:value="0.16863938171553" calcext:value-type="float">
            <text:p>0.16863938171553</text:p>
          </table:table-cell>
          <table:table-cell table:number-columns-repeated="6"/>
        </table:table-row>
        <table:table-row table:style-name="ro1">
          <table:table-cell office:value-type="float" office:value="11659613" calcext:value-type="float">
            <text:p>11659613</text:p>
          </table:table-cell>
          <table:table-cell office:value-type="float" office:value="14" calcext:value-type="float">
            <text:p>14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B636]" office:value-type="float" office:value="14" calcext:value-type="float">
            <text:p>14</text:p>
          </table:table-cell>
          <table:table-cell table:formula="of:=LOG([.A636]*[.$Q$1])" office:value-type="float" office:value="3.06668413577859" calcext:value-type="float">
            <text:p>3.06668413577859</text:p>
          </table:table-cell>
          <table:table-cell table:formula="of:=[.E636]-AVERAGE([.E$3:.E$1200])" office:value-type="float" office:value="1.99081803005008" calcext:value-type="float">
            <text:p>1.99081803005008</text:p>
          </table:table-cell>
          <table:table-cell table:formula="of:=[.F636]-AVERAGE([.F$3:.F$1200])" office:value-type="float" office:value="0.600811439609511" calcext:value-type="float">
            <text:p>0.600811439609511</text:p>
          </table:table-cell>
          <table:table-cell table:formula="of:=[.G636]*[.G636]" office:value-type="float" office:value="3.9633564287725" calcext:value-type="float">
            <text:p>3.9633564287725</text:p>
          </table:table-cell>
          <table:table-cell table:formula="of:=[.G636]*[.H636]" office:value-type="float" office:value="1.19610624663496" calcext:value-type="float">
            <text:p>1.19610624663496</text:p>
          </table:table-cell>
          <table:table-cell table:formula="of:=[.H636]*[.H636]" office:value-type="float" office:value="0.360974385965653" calcext:value-type="float">
            <text:p>0.360974385965653</text:p>
          </table:table-cell>
          <table:table-cell table:number-columns-repeated="6"/>
        </table:table-row>
        <table:table-row table:style-name="ro1">
          <table:table-cell office:value-type="float" office:value="1667293" calcext:value-type="float">
            <text:p>1667293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B637]" office:value-type="float" office:value="10" calcext:value-type="float">
            <text:p>10</text:p>
          </table:table-cell>
          <table:table-cell table:formula="of:=LOG([.A637]*[.$Q$1])" office:value-type="float" office:value="2.22201192682358" calcext:value-type="float">
            <text:p>2.22201192682358</text:p>
          </table:table-cell>
          <table:table-cell table:formula="of:=[.E637]-AVERAGE([.E$3:.E$1200])" office:value-type="float" office:value="-2.00918196994992" calcext:value-type="float">
            <text:p>-2.00918196994992</text:p>
          </table:table-cell>
          <table:table-cell table:formula="of:=[.F637]-AVERAGE([.F$3:.F$1200])" office:value-type="float" office:value="-0.243860769345503" calcext:value-type="float">
            <text:p>-0.243860769345503</text:p>
          </table:table-cell>
          <table:table-cell table:formula="of:=[.G637]*[.G637]" office:value-type="float" office:value="4.03681218837182" calcext:value-type="float">
            <text:p>4.03681218837182</text:p>
          </table:table-cell>
          <table:table-cell table:formula="of:=[.G637]*[.H637]" office:value-type="float" office:value="0.489960660947099" calcext:value-type="float">
            <text:p>0.489960660947099</text:p>
          </table:table-cell>
          <table:table-cell table:formula="of:=[.H637]*[.H637]" office:value-type="float" office:value="0.0594680748257804" calcext:value-type="float">
            <text:p>0.059468074825781</text:p>
          </table:table-cell>
          <table:table-cell table:number-columns-repeated="6"/>
        </table:table-row>
        <table:table-row table:style-name="ro1">
          <table:table-cell office:value-type="float" office:value="2045173" calcext:value-type="float">
            <text:p>2045173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638]" office:value-type="float" office:value="10" calcext:value-type="float">
            <text:p>10</text:p>
          </table:table-cell>
          <table:table-cell table:formula="of:=LOG([.A638]*[.$Q$1])" office:value-type="float" office:value="2.310730050616" calcext:value-type="float">
            <text:p>2.310730050616</text:p>
          </table:table-cell>
          <table:table-cell table:formula="of:=[.E638]-AVERAGE([.E$3:.E$1200])" office:value-type="float" office:value="-2.00918196994992" calcext:value-type="float">
            <text:p>-2.00918196994992</text:p>
          </table:table-cell>
          <table:table-cell table:formula="of:=[.F638]-AVERAGE([.F$3:.F$1200])" office:value-type="float" office:value="-0.155142645553078" calcext:value-type="float">
            <text:p>-0.155142645553078</text:p>
          </table:table-cell>
          <table:table-cell table:formula="of:=[.G638]*[.G638]" office:value-type="float" office:value="4.03681218837182" calcext:value-type="float">
            <text:p>4.03681218837182</text:p>
          </table:table-cell>
          <table:table-cell table:formula="of:=[.G638]*[.H638]" office:value-type="float" office:value="0.311709806215574" calcext:value-type="float">
            <text:p>0.311709806215574</text:p>
          </table:table-cell>
          <table:table-cell table:formula="of:=[.H638]*[.H638]" office:value-type="float" office:value="0.0240692404692079" calcext:value-type="float">
            <text:p>0.024069240469208</text:p>
          </table:table-cell>
          <table:table-cell table:number-columns-repeated="6"/>
        </table:table-row>
        <table:table-row table:style-name="ro1">
          <table:table-cell office:value-type="float" office:value="21041987" calcext:value-type="float">
            <text:p>21041987</text:p>
          </table:table-cell>
          <table:table-cell office:value-type="float" office:value="15" calcext:value-type="float">
            <text:p>15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B639]" office:value-type="float" office:value="15" calcext:value-type="float">
            <text:p>15</text:p>
          </table:table-cell>
          <table:table-cell table:formula="of:=LOG([.A639]*[.$Q$1])" office:value-type="float" office:value="3.32308674795272" calcext:value-type="float">
            <text:p>3.32308674795272</text:p>
          </table:table-cell>
          <table:table-cell table:formula="of:=[.E639]-AVERAGE([.E$3:.E$1200])" office:value-type="float" office:value="2.99081803005008" calcext:value-type="float">
            <text:p>2.99081803005008</text:p>
          </table:table-cell>
          <table:table-cell table:formula="of:=[.F639]-AVERAGE([.F$3:.F$1200])" office:value-type="float" office:value="0.857214051783642" calcext:value-type="float">
            <text:p>0.857214051783642</text:p>
          </table:table-cell>
          <table:table-cell table:formula="of:=[.G639]*[.G639]" office:value-type="float" office:value="8.94499248887267" calcext:value-type="float">
            <text:p>8.94499248887267</text:p>
          </table:table-cell>
          <table:table-cell table:formula="of:=[.G639]*[.H639]" office:value-type="float" office:value="2.5637712416868" calcext:value-type="float">
            <text:p>2.5637712416868</text:p>
          </table:table-cell>
          <table:table-cell table:formula="of:=[.H639]*[.H639]" office:value-type="float" office:value="0.734815930575328" calcext:value-type="float">
            <text:p>0.734815930575328</text:p>
          </table:table-cell>
          <table:table-cell table:number-columns-repeated="6"/>
        </table:table-row>
        <table:table-row table:style-name="ro1">
          <table:table-cell office:value-type="float" office:value="9313645" calcext:value-type="float">
            <text:p>9313645</text:p>
          </table:table-cell>
          <table:table-cell office:value-type="float" office:value="13" calcext:value-type="float">
            <text:p>13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B640]" office:value-type="float" office:value="13" calcext:value-type="float">
            <text:p>13</text:p>
          </table:table-cell>
          <table:table-cell table:formula="of:=LOG([.A640]*[.$Q$1])" office:value-type="float" office:value="2.96911968029208" calcext:value-type="float">
            <text:p>2.96911968029208</text:p>
          </table:table-cell>
          <table:table-cell table:formula="of:=[.E640]-AVERAGE([.E$3:.E$1200])" office:value-type="float" office:value="0.990818030050084" calcext:value-type="float">
            <text:p>0.990818030050084</text:p>
          </table:table-cell>
          <table:table-cell table:formula="of:=[.F640]-AVERAGE([.F$3:.F$1200])" office:value-type="float" office:value="0.503246984123003" calcext:value-type="float">
            <text:p>0.503246984123003</text:p>
          </table:table-cell>
          <table:table-cell table:formula="of:=[.G640]*[.G640]" office:value-type="float" office:value="0.981720368672329" calcext:value-type="float">
            <text:p>0.981720368672329</text:p>
          </table:table-cell>
          <table:table-cell table:formula="of:=[.G640]*[.H640]" office:value-type="float" office:value="0.4986261854374" calcext:value-type="float">
            <text:p>0.4986261854374</text:p>
          </table:table-cell>
          <table:table-cell table:formula="of:=[.H640]*[.H640]" office:value-type="float" office:value="0.253257527028898" calcext:value-type="float">
            <text:p>0.253257527028898</text:p>
          </table:table-cell>
          <table:table-cell table:number-columns-repeated="6"/>
        </table:table-row>
        <table:table-row table:style-name="ro1">
          <table:table-cell office:value-type="float" office:value="63542818" calcext:value-type="float">
            <text:p>63542818</text:p>
          </table:table-cell>
          <table:table-cell office:value-type="float" office:value="16" calcext:value-type="float">
            <text:p>16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B641]" office:value-type="float" office:value="16" calcext:value-type="float">
            <text:p>16</text:p>
          </table:table-cell>
          <table:table-cell table:formula="of:=LOG([.A641]*[.$Q$1])" office:value-type="float" office:value="3.80306647103114" calcext:value-type="float">
            <text:p>3.80306647103114</text:p>
          </table:table-cell>
          <table:table-cell table:formula="of:=[.E641]-AVERAGE([.E$3:.E$1200])" office:value-type="float" office:value="3.99081803005008" calcext:value-type="float">
            <text:p>3.99081803005008</text:p>
          </table:table-cell>
          <table:table-cell table:formula="of:=[.F641]-AVERAGE([.F$3:.F$1200])" office:value-type="float" office:value="1.33719377486206" calcext:value-type="float">
            <text:p>1.33719377486206</text:p>
          </table:table-cell>
          <table:table-cell table:formula="of:=[.G641]*[.G641]" office:value-type="float" office:value="15.9266285489728" calcext:value-type="float">
            <text:p>15.9266285489728</text:p>
          </table:table-cell>
          <table:table-cell table:formula="of:=[.G641]*[.H641]" office:value-type="float" office:value="5.33649702639022" calcext:value-type="float">
            <text:p>5.33649702639022</text:p>
          </table:table-cell>
          <table:table-cell table:formula="of:=[.H641]*[.H641]" office:value-type="float" office:value="1.78808719152983" calcext:value-type="float">
            <text:p>1.78808719152983</text:p>
          </table:table-cell>
          <table:table-cell table:number-columns-repeated="6"/>
        </table:table-row>
        <table:table-row table:style-name="ro1">
          <table:table-cell office:value-type="float" office:value="13276696" calcext:value-type="float">
            <text:p>13276696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B642]" office:value-type="float" office:value="14" calcext:value-type="float">
            <text:p>14</text:p>
          </table:table-cell>
          <table:table-cell table:formula="of:=LOG([.A642]*[.$Q$1])" office:value-type="float" office:value="3.12309001121445" calcext:value-type="float">
            <text:p>3.12309001121445</text:p>
          </table:table-cell>
          <table:table-cell table:formula="of:=[.E642]-AVERAGE([.E$3:.E$1200])" office:value-type="float" office:value="1.99081803005008" calcext:value-type="float">
            <text:p>1.99081803005008</text:p>
          </table:table-cell>
          <table:table-cell table:formula="of:=[.F642]-AVERAGE([.F$3:.F$1200])" office:value-type="float" office:value="0.65721731504537" calcext:value-type="float">
            <text:p>0.65721731504537</text:p>
          </table:table-cell>
          <table:table-cell table:formula="of:=[.G642]*[.G642]" office:value-type="float" office:value="3.9633564287725" calcext:value-type="float">
            <text:p>3.9633564287725</text:p>
          </table:table-cell>
          <table:table-cell table:formula="of:=[.G642]*[.H642]" office:value-type="float" office:value="1.30840008045343" calcext:value-type="float">
            <text:p>1.30840008045343</text:p>
          </table:table-cell>
          <table:table-cell table:formula="of:=[.H642]*[.H642]" office:value-type="float" office:value="0.431934599195444" calcext:value-type="float">
            <text:p>0.431934599195444</text:p>
          </table:table-cell>
          <table:table-cell table:number-columns-repeated="6"/>
        </table:table-row>
        <table:table-row table:style-name="ro1">
          <table:table-cell office:value-type="float" office:value="2134078" calcext:value-type="float">
            <text:p>2134078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B643]" office:value-type="float" office:value="10" calcext:value-type="float">
            <text:p>10</text:p>
          </table:table-cell>
          <table:table-cell table:formula="of:=LOG([.A643]*[.$Q$1])" office:value-type="float" office:value="2.32921028872974" calcext:value-type="float">
            <text:p>2.32921028872974</text:p>
          </table:table-cell>
          <table:table-cell table:formula="of:=[.E643]-AVERAGE([.E$3:.E$1200])" office:value-type="float" office:value="-2.00918196994992" calcext:value-type="float">
            <text:p>-2.00918196994992</text:p>
          </table:table-cell>
          <table:table-cell table:formula="of:=[.F643]-AVERAGE([.F$3:.F$1200])" office:value-type="float" office:value="-0.136662407439336" calcext:value-type="float">
            <text:p>-0.136662407439336</text:p>
          </table:table-cell>
          <table:table-cell table:formula="of:=[.G643]*[.G643]" office:value-type="float" office:value="4.03681218837182" calcext:value-type="float">
            <text:p>4.03681218837182</text:p>
          </table:table-cell>
          <table:table-cell table:formula="of:=[.G643]*[.H643]" office:value-type="float" office:value="0.274579644997064" calcext:value-type="float">
            <text:p>0.274579644997064</text:p>
          </table:table-cell>
          <table:table-cell table:formula="of:=[.H643]*[.H643]" office:value-type="float" office:value="0.0186766136071152" calcext:value-type="float">
            <text:p>0.018676613607115</text:p>
          </table:table-cell>
          <table:table-cell table:number-columns-repeated="6"/>
        </table:table-row>
        <table:table-row table:style-name="ro1">
          <table:table-cell office:value-type="float" office:value="2716575" calcext:value-type="float">
            <text:p>2716575</text:p>
          </table:table-cell>
          <table:table-cell office:value-type="float" office:value="12" calcext:value-type="float">
            <text:p>12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B644]" office:value-type="float" office:value="12" calcext:value-type="float">
            <text:p>12</text:p>
          </table:table-cell>
          <table:table-cell table:formula="of:=LOG([.A644]*[.$Q$1])" office:value-type="float" office:value="2.43402169966479" calcext:value-type="float">
            <text:p>2.43402169966479</text:p>
          </table:table-cell>
          <table:table-cell table:formula="of:=[.E644]-AVERAGE([.E$3:.E$1200])" office:value-type="float" office:value="-0.00918196994991583" calcext:value-type="float">
            <text:p>-0.009181969949916</text:p>
          </table:table-cell>
          <table:table-cell table:formula="of:=[.F644]-AVERAGE([.F$3:.F$1200])" office:value-type="float" office:value="-0.0318509965042892" calcext:value-type="float">
            <text:p>-0.031850996504289</text:p>
          </table:table-cell>
          <table:table-cell table:formula="of:=[.G644]*[.G644]" office:value-type="float" office:value="0.0000843085721611572" calcext:value-type="float">
            <text:p>8.43085721611572E-05</text:p>
          </table:table-cell>
          <table:table-cell table:formula="of:=[.G644]*[.H644]" office:value-type="float" office:value="0.000292454892777258" calcext:value-type="float">
            <text:p>0.000292454892777</text:p>
          </table:table-cell>
          <table:table-cell table:formula="of:=[.H644]*[.H644]" office:value-type="float" office:value="0.00101448597831625" calcext:value-type="float">
            <text:p>0.001014485978316</text:p>
          </table:table-cell>
          <table:table-cell table:number-columns-repeated="6"/>
        </table:table-row>
        <table:table-row table:style-name="ro1">
          <table:table-cell office:value-type="float" office:value="2892192" calcext:value-type="float">
            <text:p>2892192</text:p>
          </table:table-cell>
          <table:table-cell office:value-type="float" office:value="12" calcext:value-type="float">
            <text:p>12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B645]" office:value-type="float" office:value="12" calcext:value-type="float">
            <text:p>12</text:p>
          </table:table-cell>
          <table:table-cell table:formula="of:=LOG([.A645]*[.$Q$1])" office:value-type="float" office:value="2.4612271204941" calcext:value-type="float">
            <text:p>2.4612271204941</text:p>
          </table:table-cell>
          <table:table-cell table:formula="of:=[.E645]-AVERAGE([.E$3:.E$1200])" office:value-type="float" office:value="-0.00918196994991583" calcext:value-type="float">
            <text:p>-0.009181969949916</text:p>
          </table:table-cell>
          <table:table-cell table:formula="of:=[.F645]-AVERAGE([.F$3:.F$1200])" office:value-type="float" office:value="-0.00464557567497792" calcext:value-type="float">
            <text:p>-0.004645575674978</text:p>
          </table:table-cell>
          <table:table-cell table:formula="of:=[.G645]*[.G645]" office:value-type="float" office:value="0.0000843085721611572" calcext:value-type="float">
            <text:p>8.43085721611572E-05</text:p>
          </table:table-cell>
          <table:table-cell table:formula="of:=[.G645]*[.H645]" office:value-type="float" office:value="0.0000426555362477072" calcext:value-type="float">
            <text:p>4.26555362477072E-05</text:p>
          </table:table-cell>
          <table:table-cell table:formula="of:=[.H645]*[.H645]" office:value-type="float" office:value="0.0000215813733519466" calcext:value-type="float">
            <text:p>2.15813733519466E-05</text:p>
          </table:table-cell>
          <table:table-cell table:number-columns-repeated="6"/>
        </table:table-row>
        <table:table-row table:style-name="ro1">
          <table:table-cell office:value-type="float" office:value="3300534" calcext:value-type="float">
            <text:p>3300534</text:p>
          </table:table-cell>
          <table:table-cell office:value-type="float" office:value="13" calcext:value-type="float">
            <text:p>13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B646]" office:value-type="float" office:value="13" calcext:value-type="float">
            <text:p>13</text:p>
          </table:table-cell>
          <table:table-cell table:formula="of:=LOG([.A646]*[.$Q$1])" office:value-type="float" office:value="2.51858421093591" calcext:value-type="float">
            <text:p>2.51858421093591</text:p>
          </table:table-cell>
          <table:table-cell table:formula="of:=[.E646]-AVERAGE([.E$3:.E$1200])" office:value-type="float" office:value="0.990818030050084" calcext:value-type="float">
            <text:p>0.990818030050084</text:p>
          </table:table-cell>
          <table:table-cell table:formula="of:=[.F646]-AVERAGE([.F$3:.F$1200])" office:value-type="float" office:value="0.0527115147668278" calcext:value-type="float">
            <text:p>0.052711514766828</text:p>
          </table:table-cell>
          <table:table-cell table:formula="of:=[.G646]*[.G646]" office:value-type="float" office:value="0.981720368672329" calcext:value-type="float">
            <text:p>0.981720368672329</text:p>
          </table:table-cell>
          <table:table-cell table:formula="of:=[.G646]*[.H646]" office:value-type="float" office:value="0.0522275192222242" calcext:value-type="float">
            <text:p>0.052227519222224</text:p>
          </table:table-cell>
          <table:table-cell table:formula="of:=[.H646]*[.H646]" office:value-type="float" office:value="0.0027785037890135" calcext:value-type="float">
            <text:p>0.002778503789014</text:p>
          </table:table-cell>
          <table:table-cell table:number-columns-repeated="6"/>
        </table:table-row>
        <table:table-row table:style-name="ro1">
          <table:table-cell office:value-type="float" office:value="25854081" calcext:value-type="float">
            <text:p>25854081</text:p>
          </table:table-cell>
          <table:table-cell office:value-type="float" office:value="16" calcext:value-type="float">
            <text:p>16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B647]" office:value-type="float" office:value="16" calcext:value-type="float">
            <text:p>16</text:p>
          </table:table-cell>
          <table:table-cell table:formula="of:=LOG([.A647]*[.$Q$1])" office:value-type="float" office:value="3.41252910510471" calcext:value-type="float">
            <text:p>3.41252910510471</text:p>
          </table:table-cell>
          <table:table-cell table:formula="of:=[.E647]-AVERAGE([.E$3:.E$1200])" office:value-type="float" office:value="3.99081803005008" calcext:value-type="float">
            <text:p>3.99081803005008</text:p>
          </table:table-cell>
          <table:table-cell table:formula="of:=[.F647]-AVERAGE([.F$3:.F$1200])" office:value-type="float" office:value="0.946656408935634" calcext:value-type="float">
            <text:p>0.946656408935634</text:p>
          </table:table-cell>
          <table:table-cell table:formula="of:=[.G647]*[.G647]" office:value-type="float" office:value="15.9266285489728" calcext:value-type="float">
            <text:p>15.9266285489728</text:p>
          </table:table-cell>
          <table:table-cell table:formula="of:=[.G647]*[.H647]" office:value-type="float" office:value="3.77793346504279" calcext:value-type="float">
            <text:p>3.77793346504279</text:p>
          </table:table-cell>
          <table:table-cell table:formula="of:=[.H647]*[.H647]" office:value-type="float" office:value="0.896158356578911" calcext:value-type="float">
            <text:p>0.896158356578911</text:p>
          </table:table-cell>
          <table:table-cell table:number-columns-repeated="6"/>
        </table:table-row>
        <table:table-row table:style-name="ro1">
          <table:table-cell office:value-type="float" office:value="6601248" calcext:value-type="float">
            <text:p>6601248</text:p>
          </table:table-cell>
          <table:table-cell office:value-type="float" office:value="14" calcext:value-type="float">
            <text:p>14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B648]" office:value-type="float" office:value="14" calcext:value-type="float">
            <text:p>14</text:p>
          </table:table-cell>
          <table:table-cell table:formula="of:=LOG([.A648]*[.$Q$1])" office:value-type="float" office:value="2.81962604891706" calcext:value-type="float">
            <text:p>2.81962604891706</text:p>
          </table:table-cell>
          <table:table-cell table:formula="of:=[.E648]-AVERAGE([.E$3:.E$1200])" office:value-type="float" office:value="1.99081803005008" calcext:value-type="float">
            <text:p>1.99081803005008</text:p>
          </table:table-cell>
          <table:table-cell table:formula="of:=[.F648]-AVERAGE([.F$3:.F$1200])" office:value-type="float" office:value="0.353753352747983" calcext:value-type="float">
            <text:p>0.353753352747983</text:p>
          </table:table-cell>
          <table:table-cell table:formula="of:=[.G648]*[.G648]" office:value-type="float" office:value="3.9633564287725" calcext:value-type="float">
            <text:p>3.9633564287725</text:p>
          </table:table-cell>
          <table:table-cell table:formula="of:=[.G648]*[.H648]" office:value-type="float" office:value="0.704258552841351" calcext:value-type="float">
            <text:p>0.704258552841351</text:p>
          </table:table-cell>
          <table:table-cell table:formula="of:=[.H648]*[.H648]" office:value-type="float" office:value="0.125141434580439" calcext:value-type="float">
            <text:p>0.125141434580439</text:p>
          </table:table-cell>
          <table:table-cell table:number-columns-repeated="6"/>
        </table:table-row>
        <table:table-row table:style-name="ro1">
          <table:table-cell office:value-type="float" office:value="36067369" calcext:value-type="float">
            <text:p>36067369</text:p>
          </table:table-cell>
          <table:table-cell office:value-type="float" office:value="17" calcext:value-type="float">
            <text:p>17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B649]" office:value-type="float" office:value="17" calcext:value-type="float">
            <text:p>17</text:p>
          </table:table-cell>
          <table:table-cell table:formula="of:=LOG([.A649]*[.$Q$1])" office:value-type="float" office:value="3.55711446307089" calcext:value-type="float">
            <text:p>3.55711446307089</text:p>
          </table:table-cell>
          <table:table-cell table:formula="of:=[.E649]-AVERAGE([.E$3:.E$1200])" office:value-type="float" office:value="4.99081803005008" calcext:value-type="float">
            <text:p>4.99081803005008</text:p>
          </table:table-cell>
          <table:table-cell table:formula="of:=[.F649]-AVERAGE([.F$3:.F$1200])" office:value-type="float" office:value="1.09124176690181" calcext:value-type="float">
            <text:p>1.09124176690181</text:p>
          </table:table-cell>
          <table:table-cell table:formula="of:=[.G649]*[.G649]" office:value-type="float" office:value="24.908264609073" calcext:value-type="float">
            <text:p>24.908264609073</text:p>
          </table:table-cell>
          <table:table-cell table:formula="of:=[.G649]*[.H649]" office:value-type="float" office:value="5.44618908539725" calcext:value-type="float">
            <text:p>5.44618908539725</text:p>
          </table:table-cell>
          <table:table-cell table:formula="of:=[.H649]*[.H649]" office:value-type="float" office:value="1.19080859383098" calcext:value-type="float">
            <text:p>1.19080859383098</text:p>
          </table:table-cell>
          <table:table-cell table:number-columns-repeated="6"/>
        </table:table-row>
        <table:table-row table:style-name="ro1">
          <table:table-cell office:value-type="float" office:value="3274105" calcext:value-type="float">
            <text:p>3274105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B650]" office:value-type="float" office:value="11" calcext:value-type="float">
            <text:p>11</text:p>
          </table:table-cell>
          <table:table-cell table:formula="of:=LOG([.A650]*[.$Q$1])" office:value-type="float" office:value="2.51509260305069" calcext:value-type="float">
            <text:p>2.51509260305069</text:p>
          </table:table-cell>
          <table:table-cell table:formula="of:=[.E650]-AVERAGE([.E$3:.E$1200])" office:value-type="float" office:value="-1.00918196994992" calcext:value-type="float">
            <text:p>-1.00918196994992</text:p>
          </table:table-cell>
          <table:table-cell table:formula="of:=[.F650]-AVERAGE([.F$3:.F$1200])" office:value-type="float" office:value="0.0492199068816084" calcext:value-type="float">
            <text:p>0.049219906881608</text:p>
          </table:table-cell>
          <table:table-cell table:formula="of:=[.G650]*[.G650]" office:value-type="float" office:value="1.01844824847199" calcext:value-type="float">
            <text:p>1.01844824847199</text:p>
          </table:table-cell>
          <table:table-cell table:formula="of:=[.G650]*[.H650]" office:value-type="float" office:value="-0.049671842587533" calcext:value-type="float">
            <text:p>-0.049671842587533</text:p>
          </table:table-cell>
          <table:table-cell table:formula="of:=[.H650]*[.H650]" office:value-type="float" office:value="0.0024225992334342" calcext:value-type="float">
            <text:p>0.002422599233434</text:p>
          </table:table-cell>
          <table:table-cell table:number-columns-repeated="6"/>
        </table:table-row>
        <table:table-row table:style-name="ro1">
          <table:table-cell office:value-type="float" office:value="4230337" calcext:value-type="float">
            <text:p>4230337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B651]" office:value-type="float" office:value="12" calcext:value-type="float">
            <text:p>12</text:p>
          </table:table-cell>
          <table:table-cell table:formula="of:=LOG([.A651]*[.$Q$1])" office:value-type="float" office:value="2.62637496581727" calcext:value-type="float">
            <text:p>2.62637496581727</text:p>
          </table:table-cell>
          <table:table-cell table:formula="of:=[.E651]-AVERAGE([.E$3:.E$1200])" office:value-type="float" office:value="-0.00918196994991583" calcext:value-type="float">
            <text:p>-0.009181969949916</text:p>
          </table:table-cell>
          <table:table-cell table:formula="of:=[.F651]-AVERAGE([.F$3:.F$1200])" office:value-type="float" office:value="0.160502269648193" calcext:value-type="float">
            <text:p>0.160502269648193</text:p>
          </table:table-cell>
          <table:table-cell table:formula="of:=[.G651]*[.G651]" office:value-type="float" office:value="0.0000843085721611572" calcext:value-type="float">
            <text:p>8.43085721611572E-05</text:p>
          </table:table-cell>
          <table:table-cell table:formula="of:=[.G651]*[.H651]" office:value-type="float" office:value="-0.001473727016803" calcext:value-type="float">
            <text:p>-0.001473727016803</text:p>
          </table:table-cell>
          <table:table-cell table:formula="of:=[.H651]*[.H651]" office:value-type="float" office:value="0.0257609785622213" calcext:value-type="float">
            <text:p>0.025760978562221</text:p>
          </table:table-cell>
          <table:table-cell table:number-columns-repeated="6"/>
        </table:table-row>
        <table:table-row table:style-name="ro1">
          <table:table-cell office:value-type="float" office:value="3903483" calcext:value-type="float">
            <text:p>3903483</text:p>
          </table:table-cell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B652]" office:value-type="float" office:value="14" calcext:value-type="float">
            <text:p>14</text:p>
          </table:table-cell>
          <table:table-cell table:formula="of:=LOG([.A652]*[.$Q$1])" office:value-type="float" office:value="2.59145229231547" calcext:value-type="float">
            <text:p>2.59145229231547</text:p>
          </table:table-cell>
          <table:table-cell table:formula="of:=[.E652]-AVERAGE([.E$3:.E$1200])" office:value-type="float" office:value="1.99081803005008" calcext:value-type="float">
            <text:p>1.99081803005008</text:p>
          </table:table-cell>
          <table:table-cell table:formula="of:=[.F652]-AVERAGE([.F$3:.F$1200])" office:value-type="float" office:value="0.12557959614639" calcext:value-type="float">
            <text:p>0.12557959614639</text:p>
          </table:table-cell>
          <table:table-cell table:formula="of:=[.G652]*[.G652]" office:value-type="float" office:value="3.9633564287725" calcext:value-type="float">
            <text:p>3.9633564287725</text:p>
          </table:table-cell>
          <table:table-cell table:formula="of:=[.G652]*[.H652]" office:value-type="float" office:value="0.250006124214641" calcext:value-type="float">
            <text:p>0.250006124214641</text:p>
          </table:table-cell>
          <table:table-cell table:formula="of:=[.H652]*[.H652]" office:value-type="float" office:value="0.0157702349682903" calcext:value-type="float">
            <text:p>0.01577023496829</text:p>
          </table:table-cell>
          <table:table-cell table:number-columns-repeated="6"/>
        </table:table-row>
        <table:table-row table:style-name="ro1">
          <table:table-cell office:value-type="float" office:value="12409785" calcext:value-type="float">
            <text:p>12409785</text:p>
          </table:table-cell>
          <table:table-cell office:value-type="float" office:value="15" calcext:value-type="float">
            <text:p>15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B653]" office:value-type="float" office:value="15" calcext:value-type="float">
            <text:p>15</text:p>
          </table:table-cell>
          <table:table-cell table:formula="of:=LOG([.A653]*[.$Q$1])" office:value-type="float" office:value="3.09376425739539" calcext:value-type="float">
            <text:p>3.09376425739539</text:p>
          </table:table-cell>
          <table:table-cell table:formula="of:=[.E653]-AVERAGE([.E$3:.E$1200])" office:value-type="float" office:value="2.99081803005008" calcext:value-type="float">
            <text:p>2.99081803005008</text:p>
          </table:table-cell>
          <table:table-cell table:formula="of:=[.F653]-AVERAGE([.F$3:.F$1200])" office:value-type="float" office:value="0.627891561226309" calcext:value-type="float">
            <text:p>0.627891561226309</text:p>
          </table:table-cell>
          <table:table-cell table:formula="of:=[.G653]*[.G653]" office:value-type="float" office:value="8.94499248887267" calcext:value-type="float">
            <text:p>8.94499248887267</text:p>
          </table:table-cell>
          <table:table-cell table:formula="of:=[.G653]*[.H653]" office:value-type="float" office:value="1.87790940223194" calcext:value-type="float">
            <text:p>1.87790940223194</text:p>
          </table:table-cell>
          <table:table-cell table:formula="of:=[.H653]*[.H653]" office:value-type="float" office:value="0.394247812659212" calcext:value-type="float">
            <text:p>0.394247812659212</text:p>
          </table:table-cell>
          <table:table-cell table:number-columns-repeated="6"/>
        </table:table-row>
        <table:table-row table:style-name="ro1">
          <table:table-cell office:value-type="float" office:value="2472835" calcext:value-type="float">
            <text:p>2472835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B654]" office:value-type="float" office:value="11" calcext:value-type="float">
            <text:p>11</text:p>
          </table:table-cell>
          <table:table-cell table:formula="of:=LOG([.A654]*[.$Q$1])" office:value-type="float" office:value="2.39319513901388" calcext:value-type="float">
            <text:p>2.39319513901388</text:p>
          </table:table-cell>
          <table:table-cell table:formula="of:=[.E654]-AVERAGE([.E$3:.E$1200])" office:value-type="float" office:value="-1.00918196994992" calcext:value-type="float">
            <text:p>-1.00918196994992</text:p>
          </table:table-cell>
          <table:table-cell table:formula="of:=[.F654]-AVERAGE([.F$3:.F$1200])" office:value-type="float" office:value="-0.0726775571552043" calcext:value-type="float">
            <text:p>-0.072677557155204</text:p>
          </table:table-cell>
          <table:table-cell table:formula="of:=[.G654]*[.G654]" office:value-type="float" office:value="1.01844824847199" calcext:value-type="float">
            <text:p>1.01844824847199</text:p>
          </table:table-cell>
          <table:table-cell table:formula="of:=[.G654]*[.H654]" office:value-type="float" office:value="0.0733448803010367" calcext:value-type="float">
            <text:p>0.073344880301037</text:p>
          </table:table-cell>
          <table:table-cell table:formula="of:=[.H654]*[.H654]" office:value-type="float" office:value="0.00528202731404799" calcext:value-type="float">
            <text:p>0.005282027314048</text:p>
          </table:table-cell>
          <table:table-cell table:number-columns-repeated="6"/>
        </table:table-row>
        <table:table-row table:style-name="ro1">
          <table:table-cell office:value-type="float" office:value="18794072" calcext:value-type="float">
            <text:p>18794072</text:p>
          </table:table-cell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B655]" office:value-type="float" office:value="17" calcext:value-type="float">
            <text:p>17</text:p>
          </table:table-cell>
          <table:table-cell table:formula="of:=LOG([.A655]*[.$Q$1])" office:value-type="float" office:value="3.2740208863026" calcext:value-type="float">
            <text:p>3.2740208863026</text:p>
          </table:table-cell>
          <table:table-cell table:formula="of:=[.E655]-AVERAGE([.E$3:.E$1200])" office:value-type="float" office:value="4.99081803005008" calcext:value-type="float">
            <text:p>4.99081803005008</text:p>
          </table:table-cell>
          <table:table-cell table:formula="of:=[.F655]-AVERAGE([.F$3:.F$1200])" office:value-type="float" office:value="0.808148190133521" calcext:value-type="float">
            <text:p>0.808148190133521</text:p>
          </table:table-cell>
          <table:table-cell table:formula="of:=[.G655]*[.G655]" office:value-type="float" office:value="24.908264609073" calcext:value-type="float">
            <text:p>24.908264609073</text:p>
          </table:table-cell>
          <table:table-cell table:formula="of:=[.G655]*[.H655]" office:value-type="float" office:value="4.03332055827072" calcext:value-type="float">
            <text:p>4.03332055827072</text:p>
          </table:table-cell>
          <table:table-cell table:formula="of:=[.H655]*[.H655]" office:value-type="float" office:value="0.653103497216085" calcext:value-type="float">
            <text:p>0.653103497216085</text:p>
          </table:table-cell>
          <table:table-cell table:number-columns-repeated="6"/>
        </table:table-row>
        <table:table-row table:style-name="ro1">
          <table:table-cell office:value-type="float" office:value="31599171" calcext:value-type="float">
            <text:p>31599171</text:p>
          </table:table-cell>
          <table:table-cell office:value-type="float" office:value="15" calcext:value-type="float">
            <text:p>15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B656]" office:value-type="float" office:value="15" calcext:value-type="float">
            <text:p>15</text:p>
          </table:table-cell>
          <table:table-cell table:formula="of:=LOG([.A656]*[.$Q$1])" office:value-type="float" office:value="3.49967568911055" calcext:value-type="float">
            <text:p>3.49967568911055</text:p>
          </table:table-cell>
          <table:table-cell table:formula="of:=[.E656]-AVERAGE([.E$3:.E$1200])" office:value-type="float" office:value="2.99081803005008" calcext:value-type="float">
            <text:p>2.99081803005008</text:p>
          </table:table-cell>
          <table:table-cell table:formula="of:=[.F656]-AVERAGE([.F$3:.F$1200])" office:value-type="float" office:value="1.03380299294147" calcext:value-type="float">
            <text:p>1.03380299294147</text:p>
          </table:table-cell>
          <table:table-cell table:formula="of:=[.G656]*[.G656]" office:value-type="float" office:value="8.94499248887267" calcext:value-type="float">
            <text:p>8.94499248887267</text:p>
          </table:table-cell>
          <table:table-cell table:formula="of:=[.G656]*[.H656]" office:value-type="float" office:value="3.09191663080909" calcext:value-type="float">
            <text:p>3.09191663080909</text:p>
          </table:table-cell>
          <table:table-cell table:formula="of:=[.H656]*[.H656]" office:value-type="float" office:value="1.06874862821474" calcext:value-type="float">
            <text:p>1.06874862821474</text:p>
          </table:table-cell>
          <table:table-cell table:number-columns-repeated="6"/>
        </table:table-row>
        <table:table-row table:style-name="ro1">
          <table:table-cell office:value-type="float" office:value="2953776" calcext:value-type="float">
            <text:p>2953776</text:p>
          </table:table-cell>
          <table:table-cell office:value-type="float" office:value="11" calcext:value-type="float">
            <text:p>11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B657]" office:value-type="float" office:value="11" calcext:value-type="float">
            <text:p>11</text:p>
          </table:table-cell>
          <table:table-cell table:formula="of:=LOG([.A657]*[.$Q$1])" office:value-type="float" office:value="2.47037755744426" calcext:value-type="float">
            <text:p>2.47037755744426</text:p>
          </table:table-cell>
          <table:table-cell table:formula="of:=[.E657]-AVERAGE([.E$3:.E$1200])" office:value-type="float" office:value="-1.00918196994992" calcext:value-type="float">
            <text:p>-1.00918196994992</text:p>
          </table:table-cell>
          <table:table-cell table:formula="of:=[.F657]-AVERAGE([.F$3:.F$1200])" office:value-type="float" office:value="0.00450486127518168" calcext:value-type="float">
            <text:p>0.004504861275182</text:p>
          </table:table-cell>
          <table:table-cell table:formula="of:=[.G657]*[.G657]" office:value-type="float" office:value="1.01844824847199" calcext:value-type="float">
            <text:p>1.01844824847199</text:p>
          </table:table-cell>
          <table:table-cell table:formula="of:=[.G657]*[.H657]" office:value-type="float" office:value="-0.00454622477603894" calcext:value-type="float">
            <text:p>-0.004546224776039</text:p>
          </table:table-cell>
          <table:table-cell table:formula="of:=[.H657]*[.H657]" office:value-type="float" office:value="0.0000202937751086315" calcext:value-type="float">
            <text:p>2.02937751086315E-05</text:p>
          </table:table-cell>
          <table:table-cell table:number-columns-repeated="6"/>
        </table:table-row>
        <table:table-row table:style-name="ro1">
          <table:table-cell office:value-type="float" office:value="10598784" calcext:value-type="float">
            <text:p>10598784</text:p>
          </table:table-cell>
          <table:table-cell office:value-type="float" office:value="13" calcext:value-type="float">
            <text:p>13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B658]" office:value-type="float" office:value="13" calcext:value-type="float">
            <text:p>13</text:p>
          </table:table-cell>
          <table:table-cell table:formula="of:=LOG([.A658]*[.$Q$1])" office:value-type="float" office:value="3.02525604145501" calcext:value-type="float">
            <text:p>3.02525604145501</text:p>
          </table:table-cell>
          <table:table-cell table:formula="of:=[.E658]-AVERAGE([.E$3:.E$1200])" office:value-type="float" office:value="0.990818030050084" calcext:value-type="float">
            <text:p>0.990818030050084</text:p>
          </table:table-cell>
          <table:table-cell table:formula="of:=[.F658]-AVERAGE([.F$3:.F$1200])" office:value-type="float" office:value="0.55938334528593" calcext:value-type="float">
            <text:p>0.55938334528593</text:p>
          </table:table-cell>
          <table:table-cell table:formula="of:=[.G658]*[.G658]" office:value-type="float" office:value="0.981720368672329" calcext:value-type="float">
            <text:p>0.981720368672329</text:p>
          </table:table-cell>
          <table:table-cell table:formula="of:=[.G658]*[.H658]" office:value-type="float" office:value="0.554247104219031" calcext:value-type="float">
            <text:p>0.554247104219031</text:p>
          </table:table-cell>
          <table:table-cell table:formula="of:=[.H658]*[.H658]" office:value-type="float" office:value="0.312909726983277" calcext:value-type="float">
            <text:p>0.312909726983277</text:p>
          </table:table-cell>
          <table:table-cell table:number-columns-repeated="6"/>
        </table:table-row>
        <table:table-row table:style-name="ro1">
          <table:table-cell office:value-type="float" office:value="18224260" calcext:value-type="float">
            <text:p>18224260</text:p>
          </table:table-cell>
          <table:table-cell office:value-type="float" office:value="17" calcext:value-type="float">
            <text:p>17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B659]" office:value-type="float" office:value="17" calcext:value-type="float">
            <text:p>17</text:p>
          </table:table-cell>
          <table:table-cell table:formula="of:=LOG([.A659]*[.$Q$1])" office:value-type="float" office:value="3.26064990272711" calcext:value-type="float">
            <text:p>3.26064990272711</text:p>
          </table:table-cell>
          <table:table-cell table:formula="of:=[.E659]-AVERAGE([.E$3:.E$1200])" office:value-type="float" office:value="4.99081803005008" calcext:value-type="float">
            <text:p>4.99081803005008</text:p>
          </table:table-cell>
          <table:table-cell table:formula="of:=[.F659]-AVERAGE([.F$3:.F$1200])" office:value-type="float" office:value="0.794777206558033" calcext:value-type="float">
            <text:p>0.794777206558033</text:p>
          </table:table-cell>
          <table:table-cell table:formula="of:=[.G659]*[.G659]" office:value-type="float" office:value="24.908264609073" calcext:value-type="float">
            <text:p>24.908264609073</text:p>
          </table:table-cell>
          <table:table-cell table:formula="of:=[.G659]*[.H659]" office:value-type="float" office:value="3.96658841236267" calcext:value-type="float">
            <text:p>3.96658841236267</text:p>
          </table:table-cell>
          <table:table-cell table:formula="of:=[.H659]*[.H659]" office:value-type="float" office:value="0.63167080806419" calcext:value-type="float">
            <text:p>0.63167080806419</text:p>
          </table:table-cell>
          <table:table-cell table:number-columns-repeated="6"/>
        </table:table-row>
        <table:table-row table:style-name="ro1">
          <table:table-cell office:value-type="float" office:value="2256791" calcext:value-type="float">
            <text:p>2256791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B660]" office:value-type="float" office:value="12" calcext:value-type="float">
            <text:p>12</text:p>
          </table:table-cell>
          <table:table-cell table:formula="of:=LOG([.A660]*[.$Q$1])" office:value-type="float" office:value="2.35349134120025" calcext:value-type="float">
            <text:p>2.35349134120025</text:p>
          </table:table-cell>
          <table:table-cell table:formula="of:=[.E660]-AVERAGE([.E$3:.E$1200])" office:value-type="float" office:value="-0.00918196994991583" calcext:value-type="float">
            <text:p>-0.009181969949916</text:p>
          </table:table-cell>
          <table:table-cell table:formula="of:=[.F660]-AVERAGE([.F$3:.F$1200])" office:value-type="float" office:value="-0.112381354968834" calcext:value-type="float">
            <text:p>-0.112381354968834</text:p>
          </table:table-cell>
          <table:table-cell table:formula="of:=[.G660]*[.G660]" office:value-type="float" office:value="0.0000843085721611572" calcext:value-type="float">
            <text:p>8.43085721611572E-05</text:p>
          </table:table-cell>
          <table:table-cell table:formula="of:=[.G660]*[.H660]" office:value-type="float" office:value="0.00103188222425465" calcext:value-type="float">
            <text:p>0.001031882224255</text:p>
          </table:table-cell>
          <table:table-cell table:formula="of:=[.H660]*[.H660]" office:value-type="float" office:value="0.012629568944631" calcext:value-type="float">
            <text:p>0.012629568944631</text:p>
          </table:table-cell>
          <table:table-cell table:number-columns-repeated="6"/>
        </table:table-row>
        <table:table-row table:style-name="ro1">
          <table:table-cell office:value-type="float" office:value="2134494" calcext:value-type="float">
            <text:p>2134494</text:p>
          </table:table-cell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[.B661]" office:value-type="float" office:value="11" calcext:value-type="float">
            <text:p>11</text:p>
          </table:table-cell>
          <table:table-cell table:formula="of:=LOG([.A661]*[.$Q$1])" office:value-type="float" office:value="2.32929493835264" calcext:value-type="float">
            <text:p>2.32929493835264</text:p>
          </table:table-cell>
          <table:table-cell table:formula="of:=[.E661]-AVERAGE([.E$3:.E$1200])" office:value-type="float" office:value="-1.00918196994992" calcext:value-type="float">
            <text:p>-1.00918196994992</text:p>
          </table:table-cell>
          <table:table-cell table:formula="of:=[.F661]-AVERAGE([.F$3:.F$1200])" office:value-type="float" office:value="-0.136577757816445" calcext:value-type="float">
            <text:p>-0.136577757816445</text:p>
          </table:table-cell>
          <table:table-cell table:formula="of:=[.G661]*[.G661]" office:value-type="float" office:value="1.01844824847199" calcext:value-type="float">
            <text:p>1.01844824847199</text:p>
          </table:table-cell>
          <table:table-cell table:formula="of:=[.G661]*[.H661]" office:value-type="float" office:value="0.137831810684542" calcext:value-type="float">
            <text:p>0.137831810684542</text:p>
          </table:table-cell>
          <table:table-cell table:formula="of:=[.H661]*[.H661]" office:value-type="float" office:value="0.0186534839301674" calcext:value-type="float">
            <text:p>0.018653483930167</text:p>
          </table:table-cell>
          <table:table-cell table:number-columns-repeated="6"/>
        </table:table-row>
        <table:table-row table:style-name="ro1">
          <table:table-cell office:value-type="float" office:value="4708838" calcext:value-type="float">
            <text:p>4708838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B662]" office:value-type="float" office:value="13" calcext:value-type="float">
            <text:p>13</text:p>
          </table:table-cell>
          <table:table-cell table:formula="of:=LOG([.A662]*[.$Q$1])" office:value-type="float" office:value="2.67291374949639" calcext:value-type="float">
            <text:p>2.67291374949639</text:p>
          </table:table-cell>
          <table:table-cell table:formula="of:=[.E662]-AVERAGE([.E$3:.E$1200])" office:value-type="float" office:value="0.990818030050084" calcext:value-type="float">
            <text:p>0.990818030050084</text:p>
          </table:table-cell>
          <table:table-cell table:formula="of:=[.F662]-AVERAGE([.F$3:.F$1200])" office:value-type="float" office:value="0.207041053327306" calcext:value-type="float">
            <text:p>0.207041053327306</text:p>
          </table:table-cell>
          <table:table-cell table:formula="of:=[.G662]*[.G662]" office:value-type="float" office:value="0.981720368672329" calcext:value-type="float">
            <text:p>0.981720368672329</text:p>
          </table:table-cell>
          <table:table-cell table:formula="of:=[.G662]*[.H662]" office:value-type="float" office:value="0.205140008597256" calcext:value-type="float">
            <text:p>0.205140008597256</text:p>
          </table:table-cell>
          <table:table-cell table:formula="of:=[.H662]*[.H662]" office:value-type="float" office:value="0.0428659977628805" calcext:value-type="float">
            <text:p>0.042865997762881</text:p>
          </table:table-cell>
          <table:table-cell table:number-columns-repeated="6"/>
        </table:table-row>
        <table:table-row table:style-name="ro1">
          <table:table-cell office:value-type="float" office:value="1798160" calcext:value-type="float">
            <text:p>1798160</text:p>
          </table:table-cell>
          <table:table-cell office:value-type="float" office:value="11" calcext:value-type="float">
            <text:p>11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B663]" office:value-type="float" office:value="11" calcext:value-type="float">
            <text:p>11</text:p>
          </table:table-cell>
          <table:table-cell table:formula="of:=LOG([.A663]*[.$Q$1])" office:value-type="float" office:value="2.2548283325727" calcext:value-type="float">
            <text:p>2.2548283325727</text:p>
          </table:table-cell>
          <table:table-cell table:formula="of:=[.E663]-AVERAGE([.E$3:.E$1200])" office:value-type="float" office:value="-1.00918196994992" calcext:value-type="float">
            <text:p>-1.00918196994992</text:p>
          </table:table-cell>
          <table:table-cell table:formula="of:=[.F663]-AVERAGE([.F$3:.F$1200])" office:value-type="float" office:value="-0.211044363596378" calcext:value-type="float">
            <text:p>-0.211044363596378</text:p>
          </table:table-cell>
          <table:table-cell table:formula="of:=[.G663]*[.G663]" office:value-type="float" office:value="1.01844824847199" calcext:value-type="float">
            <text:p>1.01844824847199</text:p>
          </table:table-cell>
          <table:table-cell table:formula="of:=[.G663]*[.H663]" office:value-type="float" office:value="0.212982166601019" calcext:value-type="float">
            <text:p>0.212982166601019</text:p>
          </table:table-cell>
          <table:table-cell table:formula="of:=[.H663]*[.H663]" office:value-type="float" office:value="0.0445397234058001" calcext:value-type="float">
            <text:p>0.0445397234058</text:p>
          </table:table-cell>
          <table:table-cell table:number-columns-repeated="6"/>
        </table:table-row>
        <table:table-row table:style-name="ro1">
          <table:table-cell office:value-type="float" office:value="4205555" calcext:value-type="float">
            <text:p>4205555</text:p>
          </table:table-cell>
          <table:table-cell office:value-type="float" office:value="12" calcext:value-type="float">
            <text:p>12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[.B664]" office:value-type="float" office:value="12" calcext:value-type="float">
            <text:p>12</text:p>
          </table:table-cell>
          <table:table-cell table:formula="of:=LOG([.A664]*[.$Q$1])" office:value-type="float" office:value="2.62382331702629" calcext:value-type="float">
            <text:p>2.62382331702629</text:p>
          </table:table-cell>
          <table:table-cell table:formula="of:=[.E664]-AVERAGE([.E$3:.E$1200])" office:value-type="float" office:value="-0.00918196994991583" calcext:value-type="float">
            <text:p>-0.009181969949916</text:p>
          </table:table-cell>
          <table:table-cell table:formula="of:=[.F664]-AVERAGE([.F$3:.F$1200])" office:value-type="float" office:value="0.157950620857209" calcext:value-type="float">
            <text:p>0.157950620857209</text:p>
          </table:table-cell>
          <table:table-cell table:formula="of:=[.G664]*[.G664]" office:value-type="float" office:value="0.0000843085721611572" calcext:value-type="float">
            <text:p>8.43085721611572E-05</text:p>
          </table:table-cell>
          <table:table-cell table:formula="of:=[.G664]*[.H664]" office:value-type="float" office:value="-0.00145029785428144" calcext:value-type="float">
            <text:p>-0.001450297854281</text:p>
          </table:table-cell>
          <table:table-cell table:formula="of:=[.H664]*[.H664]" office:value-type="float" office:value="0.0249483986291777" calcext:value-type="float">
            <text:p>0.024948398629178</text:p>
          </table:table-cell>
          <table:table-cell table:number-columns-repeated="6"/>
        </table:table-row>
        <table:table-row table:style-name="ro1">
          <table:table-cell office:value-type="float" office:value="1038225" calcext:value-type="float">
            <text:p>1038225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B665]" office:value-type="float" office:value="10" calcext:value-type="float">
            <text:p>10</text:p>
          </table:table-cell>
          <table:table-cell table:formula="of:=LOG([.A665]*[.$Q$1])" office:value-type="float" office:value="2.01629148228828" calcext:value-type="float">
            <text:p>2.01629148228828</text:p>
          </table:table-cell>
          <table:table-cell table:formula="of:=[.E665]-AVERAGE([.E$3:.E$1200])" office:value-type="float" office:value="-2.00918196994992" calcext:value-type="float">
            <text:p>-2.00918196994992</text:p>
          </table:table-cell>
          <table:table-cell table:formula="of:=[.F665]-AVERAGE([.F$3:.F$1200])" office:value-type="float" office:value="-0.4495812138808" calcext:value-type="float">
            <text:p>-0.4495812138808</text:p>
          </table:table-cell>
          <table:table-cell table:formula="of:=[.G665]*[.G665]" office:value-type="float" office:value="4.03681218837182" calcext:value-type="float">
            <text:p>4.03681218837182</text:p>
          </table:table-cell>
          <table:table-cell table:formula="of:=[.G665]*[.H665]" office:value-type="float" office:value="0.903290468957501" calcext:value-type="float">
            <text:p>0.903290468957501</text:p>
          </table:table-cell>
          <table:table-cell table:formula="of:=[.H665]*[.H665]" office:value-type="float" office:value="0.202123267874534" calcext:value-type="float">
            <text:p>0.202123267874534</text:p>
          </table:table-cell>
          <table:table-cell table:number-columns-repeated="6"/>
        </table:table-row>
        <table:table-row table:style-name="ro1">
          <table:table-cell office:value-type="float" office:value="3220712" calcext:value-type="float">
            <text:p>3220712</text:p>
          </table:table-cell>
          <table:table-cell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B666]" office:value-type="float" office:value="10" calcext:value-type="float">
            <text:p>10</text:p>
          </table:table-cell>
          <table:table-cell table:formula="of:=LOG([.A666]*[.$Q$1])" office:value-type="float" office:value="2.50795189141302" calcext:value-type="float">
            <text:p>2.50795189141302</text:p>
          </table:table-cell>
          <table:table-cell table:formula="of:=[.E666]-AVERAGE([.E$3:.E$1200])" office:value-type="float" office:value="-2.00918196994992" calcext:value-type="float">
            <text:p>-2.00918196994992</text:p>
          </table:table-cell>
          <table:table-cell table:formula="of:=[.F666]-AVERAGE([.F$3:.F$1200])" office:value-type="float" office:value="0.0420791952439412" calcext:value-type="float">
            <text:p>0.042079195243941</text:p>
          </table:table-cell>
          <table:table-cell table:formula="of:=[.G666]*[.G666]" office:value-type="float" office:value="4.03681218837182" calcext:value-type="float">
            <text:p>4.03681218837182</text:p>
          </table:table-cell>
          <table:table-cell table:formula="of:=[.G666]*[.H666]" office:value-type="float" office:value="-0.0845447603941289" calcext:value-type="float">
            <text:p>-0.084544760394129</text:p>
          </table:table-cell>
          <table:table-cell table:formula="of:=[.H666]*[.H666]" office:value-type="float" office:value="0.00177065867237773" calcext:value-type="float">
            <text:p>0.001770658672378</text:p>
          </table:table-cell>
          <table:table-cell table:number-columns-repeated="6"/>
        </table:table-row>
        <table:table-row table:style-name="ro1">
          <table:table-cell office:value-type="float" office:value="12985941" calcext:value-type="float">
            <text:p>12985941</text:p>
          </table:table-cell>
          <table:table-cell office:value-type="float" office:value="15" calcext:value-type="float">
            <text:p>15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B667]" office:value-type="float" office:value="15" calcext:value-type="float">
            <text:p>15</text:p>
          </table:table-cell>
          <table:table-cell table:formula="of:=LOG([.A667]*[.$Q$1])" office:value-type="float" office:value="3.11347342537852" calcext:value-type="float">
            <text:p>3.11347342537852</text:p>
          </table:table-cell>
          <table:table-cell table:formula="of:=[.E667]-AVERAGE([.E$3:.E$1200])" office:value-type="float" office:value="2.99081803005008" calcext:value-type="float">
            <text:p>2.99081803005008</text:p>
          </table:table-cell>
          <table:table-cell table:formula="of:=[.F667]-AVERAGE([.F$3:.F$1200])" office:value-type="float" office:value="0.647600729209437" calcext:value-type="float">
            <text:p>0.647600729209437</text:p>
          </table:table-cell>
          <table:table-cell table:formula="of:=[.G667]*[.G667]" office:value-type="float" office:value="8.94499248887267" calcext:value-type="float">
            <text:p>8.94499248887267</text:p>
          </table:table-cell>
          <table:table-cell table:formula="of:=[.G667]*[.H667]" office:value-type="float" office:value="1.93685593719317" calcext:value-type="float">
            <text:p>1.93685593719317</text:p>
          </table:table-cell>
          <table:table-cell table:formula="of:=[.H667]*[.H667]" office:value-type="float" office:value="0.419386704472594" calcext:value-type="float">
            <text:p>0.419386704472594</text:p>
          </table:table-cell>
          <table:table-cell table:number-columns-repeated="6"/>
        </table:table-row>
        <table:table-row table:style-name="ro1">
          <table:table-cell office:value-type="float" office:value="1197555" calcext:value-type="float">
            <text:p>1197555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[.B668]" office:value-type="float" office:value="10" calcext:value-type="float">
            <text:p>10</text:p>
          </table:table-cell>
          <table:table-cell table:formula="of:=LOG([.A668]*[.$Q$1])" office:value-type="float" office:value="2.07829546834797" calcext:value-type="float">
            <text:p>2.07829546834797</text:p>
          </table:table-cell>
          <table:table-cell table:formula="of:=[.E668]-AVERAGE([.E$3:.E$1200])" office:value-type="float" office:value="-2.00918196994992" calcext:value-type="float">
            <text:p>-2.00918196994992</text:p>
          </table:table-cell>
          <table:table-cell table:formula="of:=[.F668]-AVERAGE([.F$3:.F$1200])" office:value-type="float" office:value="-0.387577227821113" calcext:value-type="float">
            <text:p>-0.387577227821113</text:p>
          </table:table-cell>
          <table:table-cell table:formula="of:=[.G668]*[.G668]" office:value-type="float" office:value="4.03681218837182" calcext:value-type="float">
            <text:p>4.03681218837182</text:p>
          </table:table-cell>
          <table:table-cell table:formula="of:=[.G668]*[.H668]" office:value-type="float" office:value="0.778713178101352" calcext:value-type="float">
            <text:p>0.778713178101352</text:p>
          </table:table-cell>
          <table:table-cell table:formula="of:=[.H668]*[.H668]" office:value-type="float" office:value="0.150216107525499" calcext:value-type="float">
            <text:p>0.150216107525499</text:p>
          </table:table-cell>
          <table:table-cell table:number-columns-repeated="6"/>
        </table:table-row>
        <table:table-row table:style-name="ro1">
          <table:table-cell office:value-type="float" office:value="26930334" calcext:value-type="float">
            <text:p>26930334</text:p>
          </table:table-cell>
          <table:table-cell office:value-type="float" office:value="18" calcext:value-type="float">
            <text:p>18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[.B669]" office:value-type="float" office:value="18" calcext:value-type="float">
            <text:p>18</text:p>
          </table:table-cell>
          <table:table-cell table:formula="of:=LOG([.A669]*[.$Q$1])" office:value-type="float" office:value="3.43024173972631" calcext:value-type="float">
            <text:p>3.43024173972631</text:p>
          </table:table-cell>
          <table:table-cell table:formula="of:=[.E669]-AVERAGE([.E$3:.E$1200])" office:value-type="float" office:value="5.99081803005008" calcext:value-type="float">
            <text:p>5.99081803005008</text:p>
          </table:table-cell>
          <table:table-cell table:formula="of:=[.F669]-AVERAGE([.F$3:.F$1200])" office:value-type="float" office:value="0.964369043557225" calcext:value-type="float">
            <text:p>0.964369043557225</text:p>
          </table:table-cell>
          <table:table-cell table:formula="of:=[.G669]*[.G669]" office:value-type="float" office:value="35.8899006691732" calcext:value-type="float">
            <text:p>35.8899006691732</text:p>
          </table:table-cell>
          <table:table-cell table:formula="of:=[.G669]*[.H669]" office:value-type="float" office:value="5.77735945376478" calcext:value-type="float">
            <text:p>5.77735945376478</text:p>
          </table:table-cell>
          <table:table-cell table:formula="of:=[.H669]*[.H669]" office:value-type="float" office:value="0.930007652171477" calcext:value-type="float">
            <text:p>0.930007652171477</text:p>
          </table:table-cell>
          <table:table-cell table:number-columns-repeated="6"/>
        </table:table-row>
        <table:table-row table:style-name="ro1">
          <table:table-cell office:value-type="float" office:value="8087883" calcext:value-type="float">
            <text:p>8087883</text:p>
          </table:table-cell>
          <table:table-cell office:value-type="float" office:value="12" calcext:value-type="float">
            <text:p>12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B670]" office:value-type="float" office:value="12" calcext:value-type="float">
            <text:p>12</text:p>
          </table:table-cell>
          <table:table-cell table:formula="of:=LOG([.A670]*[.$Q$1])" office:value-type="float" office:value="2.90783486008765" calcext:value-type="float">
            <text:p>2.90783486008765</text:p>
          </table:table-cell>
          <table:table-cell table:formula="of:=[.E670]-AVERAGE([.E$3:.E$1200])" office:value-type="float" office:value="-0.00918196994991583" calcext:value-type="float">
            <text:p>-0.009181969949916</text:p>
          </table:table-cell>
          <table:table-cell table:formula="of:=[.F670]-AVERAGE([.F$3:.F$1200])" office:value-type="float" office:value="0.441962163918573" calcext:value-type="float">
            <text:p>0.441962163918573</text:p>
          </table:table-cell>
          <table:table-cell table:formula="of:=[.G670]*[.G670]" office:value-type="float" office:value="0.0000843085721611572" calcext:value-type="float">
            <text:p>8.43085721611572E-05</text:p>
          </table:table-cell>
          <table:table-cell table:formula="of:=[.G670]*[.H670]" office:value-type="float" office:value="-0.00405808330810011" calcext:value-type="float">
            <text:p>-0.0040580833081</text:p>
          </table:table-cell>
          <table:table-cell table:formula="of:=[.H670]*[.H670]" office:value-type="float" office:value="0.195330554335588" calcext:value-type="float">
            <text:p>0.195330554335588</text:p>
          </table:table-cell>
          <table:table-cell table:number-columns-repeated="6"/>
        </table:table-row>
        <table:table-row table:style-name="ro1">
          <table:table-cell office:value-type="float" office:value="21607983" calcext:value-type="float">
            <text:p>21607983</text:p>
          </table:table-cell>
          <table:table-cell office:value-type="float" office:value="17" calcext:value-type="float">
            <text:p>17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[.B671]" office:value-type="float" office:value="17" calcext:value-type="float">
            <text:p>17</text:p>
          </table:table-cell>
          <table:table-cell table:formula="of:=LOG([.A671]*[.$Q$1])" office:value-type="float" office:value="3.33461422949996" calcext:value-type="float">
            <text:p>3.33461422949996</text:p>
          </table:table-cell>
          <table:table-cell table:formula="of:=[.E671]-AVERAGE([.E$3:.E$1200])" office:value-type="float" office:value="4.99081803005008" calcext:value-type="float">
            <text:p>4.99081803005008</text:p>
          </table:table-cell>
          <table:table-cell table:formula="of:=[.F671]-AVERAGE([.F$3:.F$1200])" office:value-type="float" office:value="0.868741533330884" calcext:value-type="float">
            <text:p>0.868741533330884</text:p>
          </table:table-cell>
          <table:table-cell table:formula="of:=[.G671]*[.G671]" office:value-type="float" office:value="24.908264609073" calcext:value-type="float">
            <text:p>24.908264609073</text:p>
          </table:table-cell>
          <table:table-cell table:formula="of:=[.G671]*[.H671]" office:value-type="float" office:value="4.33573090800113" calcext:value-type="float">
            <text:p>4.33573090800113</text:p>
          </table:table-cell>
          <table:table-cell table:formula="of:=[.H671]*[.H671]" office:value-type="float" office:value="0.754711851734096" calcext:value-type="float">
            <text:p>0.754711851734096</text:p>
          </table:table-cell>
          <table:table-cell table:number-columns-repeated="6"/>
        </table:table-row>
        <table:table-row table:style-name="ro1">
          <table:table-cell office:value-type="float" office:value="1695359" calcext:value-type="float">
            <text:p>1695359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B672]" office:value-type="float" office:value="10" calcext:value-type="float">
            <text:p>10</text:p>
          </table:table-cell>
          <table:table-cell table:formula="of:=LOG([.A672]*[.$Q$1])" office:value-type="float" office:value="2.22926167611452" calcext:value-type="float">
            <text:p>2.22926167611452</text:p>
          </table:table-cell>
          <table:table-cell table:formula="of:=[.E672]-AVERAGE([.E$3:.E$1200])" office:value-type="float" office:value="-2.00918196994992" calcext:value-type="float">
            <text:p>-2.00918196994992</text:p>
          </table:table-cell>
          <table:table-cell table:formula="of:=[.F672]-AVERAGE([.F$3:.F$1200])" office:value-type="float" office:value="-0.236611020054565" calcext:value-type="float">
            <text:p>-0.236611020054565</text:p>
          </table:table-cell>
          <table:table-cell table:formula="of:=[.G672]*[.G672]" office:value-type="float" office:value="4.03681218837182" calcext:value-type="float">
            <text:p>4.03681218837182</text:p>
          </table:table-cell>
          <table:table-cell table:formula="of:=[.G672]*[.H672]" office:value-type="float" office:value="0.475394595385089" calcext:value-type="float">
            <text:p>0.475394595385089</text:p>
          </table:table-cell>
          <table:table-cell table:formula="of:=[.H672]*[.H672]" office:value-type="float" office:value="0.0559847748112616" calcext:value-type="float">
            <text:p>0.055984774811262</text:p>
          </table:table-cell>
          <table:table-cell table:number-columns-repeated="6"/>
        </table:table-row>
        <table:table-row table:style-name="ro1">
          <table:table-cell office:value-type="float" office:value="2227069" calcext:value-type="float">
            <text:p>2227069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[.B673]" office:value-type="float" office:value="10" calcext:value-type="float">
            <text:p>10</text:p>
          </table:table-cell>
          <table:table-cell table:formula="of:=LOG([.A673]*[.$Q$1])" office:value-type="float" office:value="2.34773367273904" calcext:value-type="float">
            <text:p>2.34773367273904</text:p>
          </table:table-cell>
          <table:table-cell table:formula="of:=[.E673]-AVERAGE([.E$3:.E$1200])" office:value-type="float" office:value="-2.00918196994992" calcext:value-type="float">
            <text:p>-2.00918196994992</text:p>
          </table:table-cell>
          <table:table-cell table:formula="of:=[.F673]-AVERAGE([.F$3:.F$1200])" office:value-type="float" office:value="-0.118139023430044" calcext:value-type="float">
            <text:p>-0.118139023430044</text:p>
          </table:table-cell>
          <table:table-cell table:formula="of:=[.G673]*[.G673]" office:value-type="float" office:value="4.03681218837182" calcext:value-type="float">
            <text:p>4.03681218837182</text:p>
          </table:table-cell>
          <table:table-cell table:formula="of:=[.G673]*[.H673]" office:value-type="float" office:value="0.237362795823136" calcext:value-type="float">
            <text:p>0.237362795823136</text:p>
          </table:table-cell>
          <table:table-cell table:formula="of:=[.H673]*[.H673]" office:value-type="float" office:value="0.0139568288570046" calcext:value-type="float">
            <text:p>0.013956828857005</text:p>
          </table:table-cell>
          <table:table-cell table:number-columns-repeated="6"/>
        </table:table-row>
        <table:table-row table:style-name="ro1">
          <table:table-cell office:value-type="float" office:value="21791264" calcext:value-type="float">
            <text:p>21791264</text:p>
          </table:table-cell>
          <table:table-cell office:value-type="float" office:value="15" calcext:value-type="float">
            <text:p>15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B674]" office:value-type="float" office:value="15" calcext:value-type="float">
            <text:p>15</text:p>
          </table:table-cell>
          <table:table-cell table:formula="of:=LOG([.A674]*[.$Q$1])" office:value-type="float" office:value="3.33828242218311" calcext:value-type="float">
            <text:p>3.33828242218311</text:p>
          </table:table-cell>
          <table:table-cell table:formula="of:=[.E674]-AVERAGE([.E$3:.E$1200])" office:value-type="float" office:value="2.99081803005008" calcext:value-type="float">
            <text:p>2.99081803005008</text:p>
          </table:table-cell>
          <table:table-cell table:formula="of:=[.F674]-AVERAGE([.F$3:.F$1200])" office:value-type="float" office:value="0.872409726014025" calcext:value-type="float">
            <text:p>0.872409726014025</text:p>
          </table:table-cell>
          <table:table-cell table:formula="of:=[.G674]*[.G674]" office:value-type="float" office:value="8.94499248887267" calcext:value-type="float">
            <text:p>8.94499248887267</text:p>
          </table:table-cell>
          <table:table-cell table:formula="of:=[.G674]*[.H674]" office:value-type="float" office:value="2.6092187381538" calcext:value-type="float">
            <text:p>2.6092187381538</text:p>
          </table:table-cell>
          <table:table-cell table:formula="of:=[.H674]*[.H674]" office:value-type="float" office:value="0.761098730043866" calcext:value-type="float">
            <text:p>0.761098730043866</text:p>
          </table:table-cell>
          <table:table-cell table:number-columns-repeated="6"/>
        </table:table-row>
        <table:table-row table:style-name="ro1">
          <table:table-cell office:value-type="float" office:value="16839478" calcext:value-type="float">
            <text:p>16839478</text:p>
          </table:table-cell>
          <table:table-cell office:value-type="float" office:value="14" calcext:value-type="float">
            <text:p>14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[.B675]" office:value-type="float" office:value="14" calcext:value-type="float">
            <text:p>14</text:p>
          </table:table-cell>
          <table:table-cell table:formula="of:=LOG([.A675]*[.$Q$1])" office:value-type="float" office:value="3.22632862485762" calcext:value-type="float">
            <text:p>3.22632862485762</text:p>
          </table:table-cell>
          <table:table-cell table:formula="of:=[.E675]-AVERAGE([.E$3:.E$1200])" office:value-type="float" office:value="1.99081803005008" calcext:value-type="float">
            <text:p>1.99081803005008</text:p>
          </table:table-cell>
          <table:table-cell table:formula="of:=[.F675]-AVERAGE([.F$3:.F$1200])" office:value-type="float" office:value="0.760455928688538" calcext:value-type="float">
            <text:p>0.760455928688538</text:p>
          </table:table-cell>
          <table:table-cell table:formula="of:=[.G675]*[.G675]" office:value-type="float" office:value="3.9633564287725" calcext:value-type="float">
            <text:p>3.9633564287725</text:p>
          </table:table-cell>
          <table:table-cell table:formula="of:=[.G675]*[.H675]" office:value-type="float" office:value="1.51392937389162" calcext:value-type="float">
            <text:p>1.51392937389162</text:p>
          </table:table-cell>
          <table:table-cell table:formula="of:=[.H675]*[.H675]" office:value-type="float" office:value="0.578293219477547" calcext:value-type="float">
            <text:p>0.578293219477547</text:p>
          </table:table-cell>
          <table:table-cell table:number-columns-repeated="6"/>
        </table:table-row>
        <table:table-row table:style-name="ro1">
          <table:table-cell office:value-type="float" office:value="23855842" calcext:value-type="float">
            <text:p>23855842</text:p>
          </table:table-cell>
          <table:table-cell office:value-type="float" office:value="16" calcext:value-type="float">
            <text:p>16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B676]" office:value-type="float" office:value="16" calcext:value-type="float">
            <text:p>16</text:p>
          </table:table-cell>
          <table:table-cell table:formula="of:=LOG([.A676]*[.$Q$1])" office:value-type="float" office:value="3.37759474973587" calcext:value-type="float">
            <text:p>3.37759474973587</text:p>
          </table:table-cell>
          <table:table-cell table:formula="of:=[.E676]-AVERAGE([.E$3:.E$1200])" office:value-type="float" office:value="3.99081803005008" calcext:value-type="float">
            <text:p>3.99081803005008</text:p>
          </table:table-cell>
          <table:table-cell table:formula="of:=[.F676]-AVERAGE([.F$3:.F$1200])" office:value-type="float" office:value="0.911722053566792" calcext:value-type="float">
            <text:p>0.911722053566792</text:p>
          </table:table-cell>
          <table:table-cell table:formula="of:=[.G676]*[.G676]" office:value-type="float" office:value="15.9266285489728" calcext:value-type="float">
            <text:p>15.9266285489728</text:p>
          </table:table-cell>
          <table:table-cell table:formula="of:=[.G676]*[.H676]" office:value-type="float" office:value="3.63851680976864" calcext:value-type="float">
            <text:p>3.63851680976864</text:p>
          </table:table-cell>
          <table:table-cell table:formula="of:=[.H676]*[.H676]" office:value-type="float" office:value="0.831237102960049" calcext:value-type="float">
            <text:p>0.831237102960049</text:p>
          </table:table-cell>
          <table:table-cell table:number-columns-repeated="6"/>
        </table:table-row>
        <table:table-row table:style-name="ro1">
          <table:table-cell office:value-type="float" office:value="27511849" calcext:value-type="float">
            <text:p>27511849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677]" office:value-type="float" office:value="18" calcext:value-type="float">
            <text:p>18</text:p>
          </table:table-cell>
          <table:table-cell table:formula="of:=LOG([.A677]*[.$Q$1])" office:value-type="float" office:value="3.43951977917603" calcext:value-type="float">
            <text:p>3.43951977917603</text:p>
          </table:table-cell>
          <table:table-cell table:formula="of:=[.E677]-AVERAGE([.E$3:.E$1200])" office:value-type="float" office:value="5.99081803005008" calcext:value-type="float">
            <text:p>5.99081803005008</text:p>
          </table:table-cell>
          <table:table-cell table:formula="of:=[.F677]-AVERAGE([.F$3:.F$1200])" office:value-type="float" office:value="0.973647083006946" calcext:value-type="float">
            <text:p>0.973647083006946</text:p>
          </table:table-cell>
          <table:table-cell table:formula="of:=[.G677]*[.G677]" office:value-type="float" office:value="35.8899006691732" calcext:value-type="float">
            <text:p>35.8899006691732</text:p>
          </table:table-cell>
          <table:table-cell table:formula="of:=[.G677]*[.H677]" office:value-type="float" office:value="5.83294249978368" calcext:value-type="float">
            <text:p>5.83294249978368</text:p>
          </table:table-cell>
          <table:table-cell table:formula="of:=[.H677]*[.H677]" office:value-type="float" office:value="0.947988642247935" calcext:value-type="float">
            <text:p>0.947988642247935</text:p>
          </table:table-cell>
          <table:table-cell table:number-columns-repeated="6"/>
        </table:table-row>
        <table:table-row table:style-name="ro1">
          <table:table-cell office:value-type="float" office:value="2219063" calcext:value-type="float">
            <text:p>2219063</text:p>
          </table:table-cell>
          <table:table-cell office:value-type="float" office:value="11" calcext:value-type="float">
            <text:p>11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B678]" office:value-type="float" office:value="11" calcext:value-type="float">
            <text:p>11</text:p>
          </table:table-cell>
          <table:table-cell table:formula="of:=LOG([.A678]*[.$Q$1])" office:value-type="float" office:value="2.34616963218422" calcext:value-type="float">
            <text:p>2.34616963218422</text:p>
          </table:table-cell>
          <table:table-cell table:formula="of:=[.E678]-AVERAGE([.E$3:.E$1200])" office:value-type="float" office:value="-1.00918196994992" calcext:value-type="float">
            <text:p>-1.00918196994992</text:p>
          </table:table-cell>
          <table:table-cell table:formula="of:=[.F678]-AVERAGE([.F$3:.F$1200])" office:value-type="float" office:value="-0.119703063984856" calcext:value-type="float">
            <text:p>-0.119703063984856</text:p>
          </table:table-cell>
          <table:table-cell table:formula="of:=[.G678]*[.G678]" office:value-type="float" office:value="1.01844824847199" calcext:value-type="float">
            <text:p>1.01844824847199</text:p>
          </table:table-cell>
          <table:table-cell table:formula="of:=[.G678]*[.H678]" office:value-type="float" office:value="0.120802173921278" calcext:value-type="float">
            <text:p>0.120802173921278</text:p>
          </table:table-cell>
          <table:table-cell table:formula="of:=[.H678]*[.H678]" office:value-type="float" office:value="0.0143288235273625" calcext:value-type="float">
            <text:p>0.014328823527363</text:p>
          </table:table-cell>
          <table:table-cell table:number-columns-repeated="6"/>
        </table:table-row>
        <table:table-row table:style-name="ro1">
          <table:table-cell office:value-type="float" office:value="9676709" calcext:value-type="float">
            <text:p>9676709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B679]" office:value-type="float" office:value="12" calcext:value-type="float">
            <text:p>12</text:p>
          </table:table-cell>
          <table:table-cell table:formula="of:=LOG([.A679]*[.$Q$1])" office:value-type="float" office:value="2.98572768105271" calcext:value-type="float">
            <text:p>2.98572768105271</text:p>
          </table:table-cell>
          <table:table-cell table:formula="of:=[.E679]-AVERAGE([.E$3:.E$1200])" office:value-type="float" office:value="-0.00918196994991583" calcext:value-type="float">
            <text:p>-0.009181969949916</text:p>
          </table:table-cell>
          <table:table-cell table:formula="of:=[.F679]-AVERAGE([.F$3:.F$1200])" office:value-type="float" office:value="0.519854984883632" calcext:value-type="float">
            <text:p>0.519854984883632</text:p>
          </table:table-cell>
          <table:table-cell table:formula="of:=[.G679]*[.G679]" office:value-type="float" office:value="0.0000843085721611572" calcext:value-type="float">
            <text:p>8.43085721611572E-05</text:p>
          </table:table-cell>
          <table:table-cell table:formula="of:=[.G679]*[.H679]" office:value-type="float" office:value="-0.00477329284951545" calcext:value-type="float">
            <text:p>-0.004773292849515</text:p>
          </table:table-cell>
          <table:table-cell table:formula="of:=[.H679]*[.H679]" office:value-type="float" office:value="0.270249205308361" calcext:value-type="float">
            <text:p>0.270249205308361</text:p>
          </table:table-cell>
          <table:table-cell table:number-columns-repeated="6"/>
        </table:table-row>
        <table:table-row table:style-name="ro1">
          <table:table-cell office:value-type="float" office:value="7553819" calcext:value-type="float">
            <text:p>7553819</text:p>
          </table:table-cell>
          <table:table-cell office:value-type="float" office:value="13" calcext:value-type="float">
            <text:p>13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[.B680]" office:value-type="float" office:value="13" calcext:value-type="float">
            <text:p>13</text:p>
          </table:table-cell>
          <table:table-cell table:formula="of:=LOG([.A680]*[.$Q$1])" office:value-type="float" office:value="2.8781665743169" calcext:value-type="float">
            <text:p>2.8781665743169</text:p>
          </table:table-cell>
          <table:table-cell table:formula="of:=[.E680]-AVERAGE([.E$3:.E$1200])" office:value-type="float" office:value="0.990818030050084" calcext:value-type="float">
            <text:p>0.990818030050084</text:p>
          </table:table-cell>
          <table:table-cell table:formula="of:=[.F680]-AVERAGE([.F$3:.F$1200])" office:value-type="float" office:value="0.412293878147818" calcext:value-type="float">
            <text:p>0.412293878147818</text:p>
          </table:table-cell>
          <table:table-cell table:formula="of:=[.G680]*[.G680]" office:value-type="float" office:value="0.981720368672329" calcext:value-type="float">
            <text:p>0.981720368672329</text:p>
          </table:table-cell>
          <table:table-cell table:formula="of:=[.G680]*[.H680]" office:value-type="float" office:value="0.40850820814813" calcext:value-type="float">
            <text:p>0.40850820814813</text:p>
          </table:table-cell>
          <table:table-cell table:formula="of:=[.H680]*[.H680]" office:value-type="float" office:value="0.169986241958167" calcext:value-type="float">
            <text:p>0.169986241958167</text:p>
          </table:table-cell>
          <table:table-cell table:number-columns-repeated="6"/>
        </table:table-row>
        <table:table-row table:style-name="ro1">
          <table:table-cell office:value-type="float" office:value="3206689" calcext:value-type="float">
            <text:p>3206689</text:p>
          </table:table-cell>
          <table:table-cell office:value-type="float" office:value="12" calcext:value-type="float">
            <text:p>12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B681]" office:value-type="float" office:value="12" calcext:value-type="float">
            <text:p>12</text:p>
          </table:table-cell>
          <table:table-cell table:formula="of:=LOG([.A681]*[.$Q$1])" office:value-type="float" office:value="2.50605684201971" calcext:value-type="float">
            <text:p>2.50605684201971</text:p>
          </table:table-cell>
          <table:table-cell table:formula="of:=[.E681]-AVERAGE([.E$3:.E$1200])" office:value-type="float" office:value="-0.00918196994991583" calcext:value-type="float">
            <text:p>-0.009181969949916</text:p>
          </table:table-cell>
          <table:table-cell table:formula="of:=[.F681]-AVERAGE([.F$3:.F$1200])" office:value-type="float" office:value="0.0401841458506249" calcext:value-type="float">
            <text:p>0.040184145850625</text:p>
          </table:table-cell>
          <table:table-cell table:formula="of:=[.G681]*[.G681]" office:value-type="float" office:value="0.0000843085721611572" calcext:value-type="float">
            <text:p>8.43085721611572E-05</text:p>
          </table:table-cell>
          <table:table-cell table:formula="of:=[.G681]*[.H681]" office:value-type="float" office:value="-0.000368969619663473" calcext:value-type="float">
            <text:p>-0.000368969619663</text:p>
          </table:table-cell>
          <table:table-cell table:formula="of:=[.H681]*[.H681]" office:value-type="float" office:value="0.0016147655777443" calcext:value-type="float">
            <text:p>0.001614765577744</text:p>
          </table:table-cell>
          <table:table-cell table:number-columns-repeated="6"/>
        </table:table-row>
        <table:table-row table:style-name="ro1">
          <table:table-cell office:value-type="float" office:value="128218838" calcext:value-type="float">
            <text:p>128218838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B682]" office:value-type="float" office:value="15" calcext:value-type="float">
            <text:p>15</text:p>
          </table:table-cell>
          <table:table-cell table:formula="of:=LOG([.A682]*[.$Q$1])" office:value-type="float" office:value="4.10795183671497" calcext:value-type="float">
            <text:p>4.10795183671497</text:p>
          </table:table-cell>
          <table:table-cell table:formula="of:=[.E682]-AVERAGE([.E$3:.E$1200])" office:value-type="float" office:value="2.99081803005008" calcext:value-type="float">
            <text:p>2.99081803005008</text:p>
          </table:table-cell>
          <table:table-cell table:formula="of:=[.F682]-AVERAGE([.F$3:.F$1200])" office:value-type="float" office:value="1.64207914054589" calcext:value-type="float">
            <text:p>1.64207914054589</text:p>
          </table:table-cell>
          <table:table-cell table:formula="of:=[.G682]*[.G682]" office:value-type="float" office:value="8.94499248887267" calcext:value-type="float">
            <text:p>8.94499248887267</text:p>
          </table:table-cell>
          <table:table-cell table:formula="of:=[.G682]*[.H682]" office:value-type="float" office:value="4.91115990031378" calcext:value-type="float">
            <text:p>4.91115990031378</text:p>
          </table:table-cell>
          <table:table-cell table:formula="of:=[.H682]*[.H682]" office:value-type="float" office:value="2.69642390381592" calcext:value-type="float">
            <text:p>2.69642390381592</text:p>
          </table:table-cell>
          <table:table-cell table:number-columns-repeated="6"/>
        </table:table-row>
        <table:table-row table:style-name="ro1">
          <table:table-cell office:value-type="float" office:value="19967068" calcext:value-type="float">
            <text:p>19967068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[.B683]" office:value-type="float" office:value="15" calcext:value-type="float">
            <text:p>15</text:p>
          </table:table-cell>
          <table:table-cell table:formula="of:=LOG([.A683]*[.$Q$1])" office:value-type="float" office:value="3.30031429697351" calcext:value-type="float">
            <text:p>3.30031429697351</text:p>
          </table:table-cell>
          <table:table-cell table:formula="of:=[.E683]-AVERAGE([.E$3:.E$1200])" office:value-type="float" office:value="2.99081803005008" calcext:value-type="float">
            <text:p>2.99081803005008</text:p>
          </table:table-cell>
          <table:table-cell table:formula="of:=[.F683]-AVERAGE([.F$3:.F$1200])" office:value-type="float" office:value="0.834441600804428" calcext:value-type="float">
            <text:p>0.834441600804428</text:p>
          </table:table-cell>
          <table:table-cell table:formula="of:=[.G683]*[.G683]" office:value-type="float" office:value="8.94499248887267" calcext:value-type="float">
            <text:p>8.94499248887267</text:p>
          </table:table-cell>
          <table:table-cell table:formula="of:=[.G683]*[.H683]" office:value-type="float" office:value="2.49566298470974" calcext:value-type="float">
            <text:p>2.49566298470974</text:p>
          </table:table-cell>
          <table:table-cell table:formula="of:=[.H683]*[.H683]" office:value-type="float" office:value="0.696292785153056" calcext:value-type="float">
            <text:p>0.696292785153056</text:p>
          </table:table-cell>
          <table:table-cell table:number-columns-repeated="6"/>
        </table:table-row>
        <table:table-row table:style-name="ro1">
          <table:table-cell office:value-type="float" office:value="1782938" calcext:value-type="float">
            <text:p>1782938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B684]" office:value-type="float" office:value="10" calcext:value-type="float">
            <text:p>10</text:p>
          </table:table-cell>
          <table:table-cell table:formula="of:=LOG([.A684]*[.$Q$1])" office:value-type="float" office:value="2.25113624125385" calcext:value-type="float">
            <text:p>2.25113624125385</text:p>
          </table:table-cell>
          <table:table-cell table:formula="of:=[.E684]-AVERAGE([.E$3:.E$1200])" office:value-type="float" office:value="-2.00918196994992" calcext:value-type="float">
            <text:p>-2.00918196994992</text:p>
          </table:table-cell>
          <table:table-cell table:formula="of:=[.F684]-AVERAGE([.F$3:.F$1200])" office:value-type="float" office:value="-0.214736454915229" calcext:value-type="float">
            <text:p>-0.214736454915229</text:p>
          </table:table-cell>
          <table:table-cell table:formula="of:=[.G684]*[.G684]" office:value-type="float" office:value="4.03681218837182" calcext:value-type="float">
            <text:p>4.03681218837182</text:p>
          </table:table-cell>
          <table:table-cell table:formula="of:=[.G684]*[.H684]" office:value-type="float" office:value="0.431444613506642" calcext:value-type="float">
            <text:p>0.431444613506642</text:p>
          </table:table-cell>
          <table:table-cell table:formula="of:=[.H684]*[.H684]" office:value-type="float" office:value="0.0461117450695603" calcext:value-type="float">
            <text:p>0.04611174506956</text:p>
          </table:table-cell>
          <table:table-cell table:number-columns-repeated="6"/>
        </table:table-row>
        <table:table-row table:style-name="ro1">
          <table:table-cell office:value-type="float" office:value="2320901" calcext:value-type="float">
            <text:p>2320901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B685]" office:value-type="float" office:value="12" calcext:value-type="float">
            <text:p>12</text:p>
          </table:table-cell>
          <table:table-cell table:formula="of:=LOG([.A685]*[.$Q$1])" office:value-type="float" office:value="2.36565661565165" calcext:value-type="float">
            <text:p>2.36565661565165</text:p>
          </table:table-cell>
          <table:table-cell table:formula="of:=[.E685]-AVERAGE([.E$3:.E$1200])" office:value-type="float" office:value="-0.00918196994991583" calcext:value-type="float">
            <text:p>-0.009181969949916</text:p>
          </table:table-cell>
          <table:table-cell table:formula="of:=[.F685]-AVERAGE([.F$3:.F$1200])" office:value-type="float" office:value="-0.100216080517426" calcext:value-type="float">
            <text:p>-0.100216080517426</text:p>
          </table:table-cell>
          <table:table-cell table:formula="of:=[.G685]*[.G685]" office:value-type="float" office:value="0.0000843085721611572" calcext:value-type="float">
            <text:p>8.43085721611572E-05</text:p>
          </table:table-cell>
          <table:table-cell table:formula="of:=[.G685]*[.H685]" office:value-type="float" office:value="0.000920181039809348" calcext:value-type="float">
            <text:p>0.000920181039809</text:p>
          </table:table-cell>
          <table:table-cell table:formula="of:=[.H685]*[.H685]" office:value-type="float" office:value="0.0100432627942752" calcext:value-type="float">
            <text:p>0.010043262794275</text:p>
          </table:table-cell>
          <table:table-cell table:number-columns-repeated="6"/>
        </table:table-row>
        <table:table-row table:style-name="ro1">
          <table:table-cell office:value-type="float" office:value="3223346" calcext:value-type="float">
            <text:p>3223346</text:p>
          </table:table-cell>
          <table:table-cell office:value-type="float" office:value="14" calcext:value-type="float">
            <text:p>14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686]" office:value-type="float" office:value="14" calcext:value-type="float">
            <text:p>14</text:p>
          </table:table-cell>
          <table:table-cell table:formula="of:=LOG([.A686]*[.$Q$1])" office:value-type="float" office:value="2.50830692599807" calcext:value-type="float">
            <text:p>2.50830692599807</text:p>
          </table:table-cell>
          <table:table-cell table:formula="of:=[.E686]-AVERAGE([.E$3:.E$1200])" office:value-type="float" office:value="1.99081803005008" calcext:value-type="float">
            <text:p>1.99081803005008</text:p>
          </table:table-cell>
          <table:table-cell table:formula="of:=[.F686]-AVERAGE([.F$3:.F$1200])" office:value-type="float" office:value="0.0424342298289933" calcext:value-type="float">
            <text:p>0.042434229828993</text:p>
          </table:table-cell>
          <table:table-cell table:formula="of:=[.G686]*[.G686]" office:value-type="float" office:value="3.9633564287725" calcext:value-type="float">
            <text:p>3.9633564287725</text:p>
          </table:table-cell>
          <table:table-cell table:formula="of:=[.G686]*[.H686]" office:value-type="float" office:value="0.0844788298348489" calcext:value-type="float">
            <text:p>0.084478829834849</text:p>
          </table:table-cell>
          <table:table-cell table:formula="of:=[.H686]*[.H686]" office:value-type="float" office:value="0.00180066386117982" calcext:value-type="float">
            <text:p>0.00180066386118</text:p>
          </table:table-cell>
          <table:table-cell table:number-columns-repeated="6"/>
        </table:table-row>
        <table:table-row table:style-name="ro1">
          <table:table-cell office:value-type="float" office:value="27480827" calcext:value-type="float">
            <text:p>27480827</text:p>
          </table:table-cell>
          <table:table-cell office:value-type="float" office:value="16" calcext:value-type="float">
            <text:p>16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687]" office:value-type="float" office:value="16" calcext:value-type="float">
            <text:p>16</text:p>
          </table:table-cell>
          <table:table-cell table:formula="of:=LOG([.A687]*[.$Q$1])" office:value-type="float" office:value="3.43902979811576" calcext:value-type="float">
            <text:p>3.43902979811576</text:p>
          </table:table-cell>
          <table:table-cell table:formula="of:=[.E687]-AVERAGE([.E$3:.E$1200])" office:value-type="float" office:value="3.99081803005008" calcext:value-type="float">
            <text:p>3.99081803005008</text:p>
          </table:table-cell>
          <table:table-cell table:formula="of:=[.F687]-AVERAGE([.F$3:.F$1200])" office:value-type="float" office:value="0.973157101946679" calcext:value-type="float">
            <text:p>0.973157101946679</text:p>
          </table:table-cell>
          <table:table-cell table:formula="of:=[.G687]*[.G687]" office:value-type="float" office:value="15.9266285489728" calcext:value-type="float">
            <text:p>15.9266285489728</text:p>
          </table:table-cell>
          <table:table-cell table:formula="of:=[.G687]*[.H687]" office:value-type="float" office:value="3.88369290852009" calcext:value-type="float">
            <text:p>3.88369290852009</text:p>
          </table:table-cell>
          <table:table-cell table:formula="of:=[.H687]*[.H687]" office:value-type="float" office:value="0.947034745069258" calcext:value-type="float">
            <text:p>0.947034745069258</text:p>
          </table:table-cell>
          <table:table-cell table:number-columns-repeated="6"/>
        </table:table-row>
        <table:table-row table:style-name="ro1">
          <table:table-cell office:value-type="float" office:value="109523088" calcext:value-type="float">
            <text:p>109523088</text:p>
          </table:table-cell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B688]" office:value-type="float" office:value="17" calcext:value-type="float">
            <text:p>17</text:p>
          </table:table-cell>
          <table:table-cell table:formula="of:=LOG([.A688]*[.$Q$1])" office:value-type="float" office:value="4.03950568021773" calcext:value-type="float">
            <text:p>4.03950568021773</text:p>
          </table:table-cell>
          <table:table-cell table:formula="of:=[.E688]-AVERAGE([.E$3:.E$1200])" office:value-type="float" office:value="4.99081803005008" calcext:value-type="float">
            <text:p>4.99081803005008</text:p>
          </table:table-cell>
          <table:table-cell table:formula="of:=[.F688]-AVERAGE([.F$3:.F$1200])" office:value-type="float" office:value="1.57363298404865" calcext:value-type="float">
            <text:p>1.57363298404865</text:p>
          </table:table-cell>
          <table:table-cell table:formula="of:=[.G688]*[.G688]" office:value-type="float" office:value="24.908264609073" calcext:value-type="float">
            <text:p>24.908264609073</text:p>
          </table:table-cell>
          <table:table-cell table:formula="of:=[.G688]*[.H688]" office:value-type="float" office:value="7.85371586947153" calcext:value-type="float">
            <text:p>7.85371586947153</text:p>
          </table:table-cell>
          <table:table-cell table:formula="of:=[.H688]*[.H688]" office:value-type="float" office:value="2.47632076848586" calcext:value-type="float">
            <text:p>2.47632076848586</text:p>
          </table:table-cell>
          <table:table-cell table:number-columns-repeated="6"/>
        </table:table-row>
        <table:table-row table:style-name="ro1">
          <table:table-cell office:value-type="float" office:value="20650704" calcext:value-type="float">
            <text:p>20650704</text:p>
          </table:table-cell>
          <table:table-cell office:value-type="float" office:value="15" calcext:value-type="float">
            <text:p>15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B689]" office:value-type="float" office:value="15" calcext:value-type="float">
            <text:p>15</text:p>
          </table:table-cell>
          <table:table-cell table:formula="of:=LOG([.A689]*[.$Q$1])" office:value-type="float" office:value="3.31493486171173" calcext:value-type="float">
            <text:p>3.31493486171173</text:p>
          </table:table-cell>
          <table:table-cell table:formula="of:=[.E689]-AVERAGE([.E$3:.E$1200])" office:value-type="float" office:value="2.99081803005008" calcext:value-type="float">
            <text:p>2.99081803005008</text:p>
          </table:table-cell>
          <table:table-cell table:formula="of:=[.F689]-AVERAGE([.F$3:.F$1200])" office:value-type="float" office:value="0.849062165542645" calcext:value-type="float">
            <text:p>0.849062165542645</text:p>
          </table:table-cell>
          <table:table-cell table:formula="of:=[.G689]*[.G689]" office:value-type="float" office:value="8.94499248887267" calcext:value-type="float">
            <text:p>8.94499248887267</text:p>
          </table:table-cell>
          <table:table-cell table:formula="of:=[.G689]*[.H689]" office:value-type="float" office:value="2.53939043333831" calcext:value-type="float">
            <text:p>2.53939043333831</text:p>
          </table:table-cell>
          <table:table-cell table:formula="of:=[.H689]*[.H689]" office:value-type="float" office:value="0.720906560955967" calcext:value-type="float">
            <text:p>0.720906560955967</text:p>
          </table:table-cell>
          <table:table-cell table:number-columns-repeated="6"/>
        </table:table-row>
        <table:table-row table:style-name="ro1">
          <table:table-cell office:value-type="float" office:value="6867210" calcext:value-type="float">
            <text:p>6867210</text:p>
          </table:table-cell>
          <table:table-cell office:value-type="float" office:value="13" calcext:value-type="float">
            <text:p>13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B690]" office:value-type="float" office:value="13" calcext:value-type="float">
            <text:p>13</text:p>
          </table:table-cell>
          <table:table-cell table:formula="of:=LOG([.A690]*[.$Q$1])" office:value-type="float" office:value="2.83678032836795" calcext:value-type="float">
            <text:p>2.83678032836795</text:p>
          </table:table-cell>
          <table:table-cell table:formula="of:=[.E690]-AVERAGE([.E$3:.E$1200])" office:value-type="float" office:value="0.990818030050084" calcext:value-type="float">
            <text:p>0.990818030050084</text:p>
          </table:table-cell>
          <table:table-cell table:formula="of:=[.F690]-AVERAGE([.F$3:.F$1200])" office:value-type="float" office:value="0.370907632198869" calcext:value-type="float">
            <text:p>0.370907632198869</text:p>
          </table:table-cell>
          <table:table-cell table:formula="of:=[.G690]*[.G690]" office:value-type="float" office:value="0.981720368672329" calcext:value-type="float">
            <text:p>0.981720368672329</text:p>
          </table:table-cell>
          <table:table-cell table:formula="of:=[.G690]*[.H690]" office:value-type="float" office:value="0.367501969465825" calcext:value-type="float">
            <text:p>0.367501969465825</text:p>
          </table:table-cell>
          <table:table-cell table:formula="of:=[.H690]*[.H690]" office:value-type="float" office:value="0.137572471623372" calcext:value-type="float">
            <text:p>0.137572471623372</text:p>
          </table:table-cell>
          <table:table-cell table:number-columns-repeated="6"/>
        </table:table-row>
        <table:table-row table:style-name="ro1">
          <table:table-cell office:value-type="float" office:value="2136014" calcext:value-type="float">
            <text:p>2136014</text:p>
          </table:table-cell>
          <table:table-cell office:value-type="float" office:value="11" calcext:value-type="float">
            <text:p>11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[.B691]" office:value-type="float" office:value="11" calcext:value-type="float">
            <text:p>11</text:p>
          </table:table-cell>
          <table:table-cell table:formula="of:=LOG([.A691]*[.$Q$1])" office:value-type="float" office:value="2.3296040948466" calcext:value-type="float">
            <text:p>2.3296040948466</text:p>
          </table:table-cell>
          <table:table-cell table:formula="of:=[.E691]-AVERAGE([.E$3:.E$1200])" office:value-type="float" office:value="-1.00918196994992" calcext:value-type="float">
            <text:p>-1.00918196994992</text:p>
          </table:table-cell>
          <table:table-cell table:formula="of:=[.F691]-AVERAGE([.F$3:.F$1200])" office:value-type="float" office:value="-0.136268601322477" calcext:value-type="float">
            <text:p>-0.136268601322477</text:p>
          </table:table-cell>
          <table:table-cell table:formula="of:=[.G691]*[.G691]" office:value-type="float" office:value="1.01844824847199" calcext:value-type="float">
            <text:p>1.01844824847199</text:p>
          </table:table-cell>
          <table:table-cell table:formula="of:=[.G691]*[.H691]" office:value-type="float" office:value="0.137519815524937" calcext:value-type="float">
            <text:p>0.137519815524937</text:p>
          </table:table-cell>
          <table:table-cell table:formula="of:=[.H691]*[.H691]" office:value-type="float" office:value="0.0185691317063842" calcext:value-type="float">
            <text:p>0.018569131706384</text:p>
          </table:table-cell>
          <table:table-cell table:number-columns-repeated="6"/>
        </table:table-row>
        <table:table-row table:style-name="ro1">
          <table:table-cell office:value-type="float" office:value="51386067" calcext:value-type="float">
            <text:p>51386067</text:p>
          </table:table-cell>
          <table:table-cell office:value-type="float" office:value="17" calcext:value-type="float">
            <text:p>17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B692]" office:value-type="float" office:value="17" calcext:value-type="float">
            <text:p>17</text:p>
          </table:table-cell>
          <table:table-cell table:formula="of:=LOG([.A692]*[.$Q$1])" office:value-type="float" office:value="3.71084537881453" calcext:value-type="float">
            <text:p>3.71084537881453</text:p>
          </table:table-cell>
          <table:table-cell table:formula="of:=[.E692]-AVERAGE([.E$3:.E$1200])" office:value-type="float" office:value="4.99081803005008" calcext:value-type="float">
            <text:p>4.99081803005008</text:p>
          </table:table-cell>
          <table:table-cell table:formula="of:=[.F692]-AVERAGE([.F$3:.F$1200])" office:value-type="float" office:value="1.24497268264545" calcext:value-type="float">
            <text:p>1.24497268264545</text:p>
          </table:table-cell>
          <table:table-cell table:formula="of:=[.G692]*[.G692]" office:value-type="float" office:value="24.908264609073" calcext:value-type="float">
            <text:p>24.908264609073</text:p>
          </table:table-cell>
          <table:table-cell table:formula="of:=[.G692]*[.H692]" office:value-type="float" office:value="6.21343211146673" calcext:value-type="float">
            <text:p>6.21343211146673</text:p>
          </table:table-cell>
          <table:table-cell table:formula="of:=[.H692]*[.H692]" office:value-type="float" office:value="1.5499569805334" calcext:value-type="float">
            <text:p>1.5499569805334</text:p>
          </table:table-cell>
          <table:table-cell table:number-columns-repeated="6"/>
        </table:table-row>
        <table:table-row table:style-name="ro1">
          <table:table-cell office:value-type="float" office:value="1473801" calcext:value-type="float">
            <text:p>1473801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B693]" office:value-type="float" office:value="10" calcext:value-type="float">
            <text:p>10</text:p>
          </table:table-cell>
          <table:table-cell table:formula="of:=LOG([.A693]*[.$Q$1])" office:value-type="float" office:value="2.16843884686335" calcext:value-type="float">
            <text:p>2.16843884686335</text:p>
          </table:table-cell>
          <table:table-cell table:formula="of:=[.E693]-AVERAGE([.E$3:.E$1200])" office:value-type="float" office:value="-2.00918196994992" calcext:value-type="float">
            <text:p>-2.00918196994992</text:p>
          </table:table-cell>
          <table:table-cell table:formula="of:=[.F693]-AVERAGE([.F$3:.F$1200])" office:value-type="float" office:value="-0.297433849305734" calcext:value-type="float">
            <text:p>-0.297433849305734</text:p>
          </table:table-cell>
          <table:table-cell table:formula="of:=[.G693]*[.G693]" office:value-type="float" office:value="4.03681218837182" calcext:value-type="float">
            <text:p>4.03681218837182</text:p>
          </table:table-cell>
          <table:table-cell table:formula="of:=[.G693]*[.H693]" office:value-type="float" office:value="0.597598727277882" calcext:value-type="float">
            <text:p>0.597598727277882</text:p>
          </table:table-cell>
          <table:table-cell table:formula="of:=[.H693]*[.H693]" office:value-type="float" office:value="0.0884668947128264" calcext:value-type="float">
            <text:p>0.088466894712826</text:p>
          </table:table-cell>
          <table:table-cell table:number-columns-repeated="6"/>
        </table:table-row>
        <table:table-row table:style-name="ro1">
          <table:table-cell office:value-type="float" office:value="63229624" calcext:value-type="float">
            <text:p>63229624</text:p>
          </table:table-cell>
          <table:table-cell office:value-type="float" office:value="18" calcext:value-type="float">
            <text:p>18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B694]" office:value-type="float" office:value="18" calcext:value-type="float">
            <text:p>18</text:p>
          </table:table-cell>
          <table:table-cell table:formula="of:=LOG([.A694]*[.$Q$1])" office:value-type="float" office:value="3.80092059925414" calcext:value-type="float">
            <text:p>3.80092059925414</text:p>
          </table:table-cell>
          <table:table-cell table:formula="of:=[.E694]-AVERAGE([.E$3:.E$1200])" office:value-type="float" office:value="5.99081803005008" calcext:value-type="float">
            <text:p>5.99081803005008</text:p>
          </table:table-cell>
          <table:table-cell table:formula="of:=[.F694]-AVERAGE([.F$3:.F$1200])" office:value-type="float" office:value="1.33504790308506" calcext:value-type="float">
            <text:p>1.33504790308506</text:p>
          </table:table-cell>
          <table:table-cell table:formula="of:=[.G694]*[.G694]" office:value-type="float" office:value="35.8899006691732" calcext:value-type="float">
            <text:p>35.8899006691732</text:p>
          </table:table-cell>
          <table:table-cell table:formula="of:=[.G694]*[.H694]" office:value-type="float" office:value="7.99802904878251" calcext:value-type="float">
            <text:p>7.99802904878251</text:p>
          </table:table-cell>
          <table:table-cell table:formula="of:=[.H694]*[.H694]" office:value-type="float" office:value="1.7823529035318" calcext:value-type="float">
            <text:p>1.7823529035318</text:p>
          </table:table-cell>
          <table:table-cell table:number-columns-repeated="6"/>
        </table:table-row>
        <table:table-row table:style-name="ro1">
          <table:table-cell office:value-type="float" office:value="6919586" calcext:value-type="float">
            <text:p>6919586</text:p>
          </table:table-cell>
          <table:table-cell office:value-type="float" office:value="13" calcext:value-type="float">
            <text:p>1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B695]" office:value-type="float" office:value="13" calcext:value-type="float">
            <text:p>13</text:p>
          </table:table-cell>
          <table:table-cell table:formula="of:=LOG([.A695]*[.$Q$1])" office:value-type="float" office:value="2.84008011132178" calcext:value-type="float">
            <text:p>2.84008011132178</text:p>
          </table:table-cell>
          <table:table-cell table:formula="of:=[.E695]-AVERAGE([.E$3:.E$1200])" office:value-type="float" office:value="0.990818030050084" calcext:value-type="float">
            <text:p>0.990818030050084</text:p>
          </table:table-cell>
          <table:table-cell table:formula="of:=[.F695]-AVERAGE([.F$3:.F$1200])" office:value-type="float" office:value="0.374207415152695" calcext:value-type="float">
            <text:p>0.374207415152695</text:p>
          </table:table-cell>
          <table:table-cell table:formula="of:=[.G695]*[.G695]" office:value-type="float" office:value="0.981720368672329" calcext:value-type="float">
            <text:p>0.981720368672329</text:p>
          </table:table-cell>
          <table:table-cell table:formula="of:=[.G695]*[.H695]" office:value-type="float" office:value="0.370771453911728" calcext:value-type="float">
            <text:p>0.370771453911728</text:p>
          </table:table-cell>
          <table:table-cell table:formula="of:=[.H695]*[.H695]" office:value-type="float" office:value="0.140031189555262" calcext:value-type="float">
            <text:p>0.140031189555262</text:p>
          </table:table-cell>
          <table:table-cell table:number-columns-repeated="6"/>
        </table:table-row>
        <table:table-row table:style-name="ro1">
          <table:table-cell office:value-type="float" office:value="1061786" calcext:value-type="float">
            <text:p>1061786</text:p>
          </table:table-cell>
          <table:table-cell office:value-type="float" office:value="11" calcext:value-type="float">
            <text:p>11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B696]" office:value-type="float" office:value="11" calcext:value-type="float">
            <text:p>11</text:p>
          </table:table-cell>
          <table:table-cell table:formula="of:=LOG([.A696]*[.$Q$1])" office:value-type="float" office:value="2.02603699472634" calcext:value-type="float">
            <text:p>2.02603699472634</text:p>
          </table:table-cell>
          <table:table-cell table:formula="of:=[.E696]-AVERAGE([.E$3:.E$1200])" office:value-type="float" office:value="-1.00918196994992" calcext:value-type="float">
            <text:p>-1.00918196994992</text:p>
          </table:table-cell>
          <table:table-cell table:formula="of:=[.F696]-AVERAGE([.F$3:.F$1200])" office:value-type="float" office:value="-0.439835701442743" calcext:value-type="float">
            <text:p>-0.439835701442743</text:p>
          </table:table-cell>
          <table:table-cell table:formula="of:=[.G696]*[.G696]" office:value-type="float" office:value="1.01844824847199" calcext:value-type="float">
            <text:p>1.01844824847199</text:p>
          </table:table-cell>
          <table:table-cell table:formula="of:=[.G696]*[.H696]" office:value-type="float" office:value="0.443874259636291" calcext:value-type="float">
            <text:p>0.443874259636291</text:p>
          </table:table-cell>
          <table:table-cell table:formula="of:=[.H696]*[.H696]" office:value-type="float" office:value="0.19345544426363" calcext:value-type="float">
            <text:p>0.19345544426363</text:p>
          </table:table-cell>
          <table:table-cell table:number-columns-repeated="6"/>
        </table:table-row>
        <table:table-row table:style-name="ro1">
          <table:table-cell office:value-type="float" office:value="118398522" calcext:value-type="float">
            <text:p>118398522</text:p>
          </table:table-cell>
          <table:table-cell office:value-type="float" office:value="18" calcext:value-type="float">
            <text:p>18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B697]" office:value-type="float" office:value="18" calcext:value-type="float">
            <text:p>18</text:p>
          </table:table-cell>
          <table:table-cell table:formula="of:=LOG([.A697]*[.$Q$1])" office:value-type="float" office:value="4.07334628100809" calcext:value-type="float">
            <text:p>4.07334628100809</text:p>
          </table:table-cell>
          <table:table-cell table:formula="of:=[.E697]-AVERAGE([.E$3:.E$1200])" office:value-type="float" office:value="5.99081803005008" calcext:value-type="float">
            <text:p>5.99081803005008</text:p>
          </table:table-cell>
          <table:table-cell table:formula="of:=[.F697]-AVERAGE([.F$3:.F$1200])" office:value-type="float" office:value="1.60747358483901" calcext:value-type="float">
            <text:p>1.60747358483901</text:p>
          </table:table-cell>
          <table:table-cell table:formula="of:=[.G697]*[.G697]" office:value-type="float" office:value="35.8899006691732" calcext:value-type="float">
            <text:p>35.8899006691732</text:p>
          </table:table-cell>
          <table:table-cell table:formula="of:=[.G697]*[.H697]" office:value-type="float" office:value="9.6300817348828" calcext:value-type="float">
            <text:p>9.6300817348828</text:p>
          </table:table-cell>
          <table:table-cell table:formula="of:=[.H697]*[.H697]" office:value-type="float" office:value="2.58397132595519" calcext:value-type="float">
            <text:p>2.58397132595519</text:p>
          </table:table-cell>
          <table:table-cell table:number-columns-repeated="6"/>
        </table:table-row>
        <table:table-row table:style-name="ro1">
          <table:table-cell office:value-type="float" office:value="3147489" calcext:value-type="float">
            <text:p>3147489</text:p>
          </table:table-cell>
          <table:table-cell office:value-type="float" office:value="14" calcext:value-type="float">
            <text:p>14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B698]" office:value-type="float" office:value="14" calcext:value-type="float">
            <text:p>14</text:p>
          </table:table-cell>
          <table:table-cell table:formula="of:=LOG([.A698]*[.$Q$1])" office:value-type="float" office:value="2.49796422098875" calcext:value-type="float">
            <text:p>2.49796422098875</text:p>
          </table:table-cell>
          <table:table-cell table:formula="of:=[.E698]-AVERAGE([.E$3:.E$1200])" office:value-type="float" office:value="1.99081803005008" calcext:value-type="float">
            <text:p>1.99081803005008</text:p>
          </table:table-cell>
          <table:table-cell table:formula="of:=[.F698]-AVERAGE([.F$3:.F$1200])" office:value-type="float" office:value="0.0320915248196676" calcext:value-type="float">
            <text:p>0.032091524819668</text:p>
          </table:table-cell>
          <table:table-cell table:formula="of:=[.G698]*[.G698]" office:value-type="float" office:value="3.9633564287725" calcext:value-type="float">
            <text:p>3.9633564287725</text:p>
          </table:table-cell>
          <table:table-cell table:formula="of:=[.G698]*[.H698]" office:value-type="float" office:value="0.063888386222794" calcext:value-type="float">
            <text:p>0.063888386222794</text:p>
          </table:table-cell>
          <table:table-cell table:formula="of:=[.H698]*[.H698]" office:value-type="float" office:value="0.00102986596525134" calcext:value-type="float">
            <text:p>0.001029865965251</text:p>
          </table:table-cell>
          <table:table-cell table:number-columns-repeated="6"/>
        </table:table-row>
        <table:table-row table:style-name="ro1">
          <table:table-cell office:value-type="float" office:value="3520468" calcext:value-type="float">
            <text:p>3520468</text:p>
          </table:table-cell>
          <table:table-cell office:value-type="float" office:value="13" calcext:value-type="float">
            <text:p>13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[.B699]" office:value-type="float" office:value="13" calcext:value-type="float">
            <text:p>13</text:p>
          </table:table-cell>
          <table:table-cell table:formula="of:=LOG([.A699]*[.$Q$1])" office:value-type="float" office:value="2.54660040106541" calcext:value-type="float">
            <text:p>2.54660040106541</text:p>
          </table:table-cell>
          <table:table-cell table:formula="of:=[.E699]-AVERAGE([.E$3:.E$1200])" office:value-type="float" office:value="0.990818030050084" calcext:value-type="float">
            <text:p>0.990818030050084</text:p>
          </table:table-cell>
          <table:table-cell table:formula="of:=[.F699]-AVERAGE([.F$3:.F$1200])" office:value-type="float" office:value="0.0807277048963329" calcext:value-type="float">
            <text:p>0.080727704896333</text:p>
          </table:table-cell>
          <table:table-cell table:formula="of:=[.G699]*[.G699]" office:value-type="float" office:value="0.981720368672329" calcext:value-type="float">
            <text:p>0.981720368672329</text:p>
          </table:table-cell>
          <table:table-cell table:formula="of:=[.G699]*[.H699]" office:value-type="float" office:value="0.0799864655358491" calcext:value-type="float">
            <text:p>0.079986465535849</text:p>
          </table:table-cell>
          <table:table-cell table:formula="of:=[.H699]*[.H699]" office:value-type="float" office:value="0.0065169623378294" calcext:value-type="float">
            <text:p>0.006516962337829</text:p>
          </table:table-cell>
          <table:table-cell table:number-columns-repeated="6"/>
        </table:table-row>
        <table:table-row table:style-name="ro1">
          <table:table-cell office:value-type="float" office:value="4026225" calcext:value-type="float">
            <text:p>4026225</text:p>
          </table:table-cell>
          <table:table-cell office:value-type="float" office:value="13" calcext:value-type="float">
            <text:p>13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B700]" office:value-type="float" office:value="13" calcext:value-type="float">
            <text:p>13</text:p>
          </table:table-cell>
          <table:table-cell table:formula="of:=LOG([.A700]*[.$Q$1])" office:value-type="float" office:value="2.60489804117559" calcext:value-type="float">
            <text:p>2.60489804117559</text:p>
          </table:table-cell>
          <table:table-cell table:formula="of:=[.E700]-AVERAGE([.E$3:.E$1200])" office:value-type="float" office:value="0.990818030050084" calcext:value-type="float">
            <text:p>0.990818030050084</text:p>
          </table:table-cell>
          <table:table-cell table:formula="of:=[.F700]-AVERAGE([.F$3:.F$1200])" office:value-type="float" office:value="0.139025345006508" calcext:value-type="float">
            <text:p>0.139025345006508</text:p>
          </table:table-cell>
          <table:table-cell table:formula="of:=[.G700]*[.G700]" office:value-type="float" office:value="0.981720368672329" calcext:value-type="float">
            <text:p>0.981720368672329</text:p>
          </table:table-cell>
          <table:table-cell table:formula="of:=[.G700]*[.H700]" office:value-type="float" office:value="0.137748818466382" calcext:value-type="float">
            <text:p>0.137748818466382</text:p>
          </table:table-cell>
          <table:table-cell table:formula="of:=[.H700]*[.H700]" office:value-type="float" office:value="0.0193280465541786" calcext:value-type="float">
            <text:p>0.019328046554179</text:p>
          </table:table-cell>
          <table:table-cell table:number-columns-repeated="6"/>
        </table:table-row>
        <table:table-row table:style-name="ro1">
          <table:table-cell office:value-type="float" office:value="4616207" calcext:value-type="float">
            <text:p>4616207</text:p>
          </table:table-cell>
          <table:table-cell office:value-type="float" office:value="13" calcext:value-type="float">
            <text:p>13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B701]" office:value-type="float" office:value="13" calcext:value-type="float">
            <text:p>13</text:p>
          </table:table-cell>
          <table:table-cell table:formula="of:=LOG([.A701]*[.$Q$1])" office:value-type="float" office:value="2.66428527522179" calcext:value-type="float">
            <text:p>2.66428527522179</text:p>
          </table:table-cell>
          <table:table-cell table:formula="of:=[.E701]-AVERAGE([.E$3:.E$1200])" office:value-type="float" office:value="0.990818030050084" calcext:value-type="float">
            <text:p>0.990818030050084</text:p>
          </table:table-cell>
          <table:table-cell table:formula="of:=[.F701]-AVERAGE([.F$3:.F$1200])" office:value-type="float" office:value="0.198412579052706" calcext:value-type="float">
            <text:p>0.198412579052706</text:p>
          </table:table-cell>
          <table:table-cell table:formula="of:=[.G701]*[.G701]" office:value-type="float" office:value="0.981720368672329" calcext:value-type="float">
            <text:p>0.981720368672329</text:p>
          </table:table-cell>
          <table:table-cell table:formula="of:=[.G701]*[.H701]" office:value-type="float" office:value="0.196590760714158" calcext:value-type="float">
            <text:p>0.196590760714158</text:p>
          </table:table-cell>
          <table:table-cell table:formula="of:=[.H701]*[.H701]" office:value-type="float" office:value="0.0393675515263461" calcext:value-type="float">
            <text:p>0.039367551526346</text:p>
          </table:table-cell>
          <table:table-cell table:number-columns-repeated="6"/>
        </table:table-row>
        <table:table-row table:style-name="ro1">
          <table:table-cell office:value-type="float" office:value="1334985" calcext:value-type="float">
            <text:p>1334985</text:p>
          </table:table-cell>
          <table:table-cell office:value-type="float" office:value="11" calcext:value-type="float">
            <text:p>11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B702]" office:value-type="float" office:value="11" calcext:value-type="float">
            <text:p>11</text:p>
          </table:table-cell>
          <table:table-cell table:formula="of:=LOG([.A702]*[.$Q$1])" office:value-type="float" office:value="2.1254763859599" calcext:value-type="float">
            <text:p>2.1254763859599</text:p>
          </table:table-cell>
          <table:table-cell table:formula="of:=[.E702]-AVERAGE([.E$3:.E$1200])" office:value-type="float" office:value="-1.00918196994992" calcext:value-type="float">
            <text:p>-1.00918196994992</text:p>
          </table:table-cell>
          <table:table-cell table:formula="of:=[.F702]-AVERAGE([.F$3:.F$1200])" office:value-type="float" office:value="-0.340396310209181" calcext:value-type="float">
            <text:p>-0.340396310209181</text:p>
          </table:table-cell>
          <table:table-cell table:formula="of:=[.G702]*[.G702]" office:value-type="float" office:value="1.01844824847199" calcext:value-type="float">
            <text:p>1.01844824847199</text:p>
          </table:table-cell>
          <table:table-cell table:formula="of:=[.G702]*[.H702]" office:value-type="float" office:value="0.343521818900584" calcext:value-type="float">
            <text:p>0.343521818900584</text:p>
          </table:table-cell>
          <table:table-cell table:formula="of:=[.H702]*[.H702]" office:value-type="float" office:value="0.115869648004025" calcext:value-type="float">
            <text:p>0.115869648004025</text:p>
          </table:table-cell>
          <table:table-cell table:number-columns-repeated="6"/>
        </table:table-row>
        <table:table-row table:style-name="ro1">
          <table:table-cell office:value-type="float" office:value="62691856" calcext:value-type="float">
            <text:p>62691856</text:p>
          </table:table-cell>
          <table:table-cell office:value-type="float" office:value="17" calcext:value-type="float">
            <text:p>17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B703]" office:value-type="float" office:value="17" calcext:value-type="float">
            <text:p>17</text:p>
          </table:table-cell>
          <table:table-cell table:formula="of:=LOG([.A703]*[.$Q$1])" office:value-type="float" office:value="3.79721112737009" calcext:value-type="float">
            <text:p>3.79721112737009</text:p>
          </table:table-cell>
          <table:table-cell table:formula="of:=[.E703]-AVERAGE([.E$3:.E$1200])" office:value-type="float" office:value="4.99081803005008" calcext:value-type="float">
            <text:p>4.99081803005008</text:p>
          </table:table-cell>
          <table:table-cell table:formula="of:=[.F703]-AVERAGE([.F$3:.F$1200])" office:value-type="float" office:value="1.33133843120101" calcext:value-type="float">
            <text:p>1.33133843120101</text:p>
          </table:table-cell>
          <table:table-cell table:formula="of:=[.G703]*[.G703]" office:value-type="float" office:value="24.908264609073" calcext:value-type="float">
            <text:p>24.908264609073</text:p>
          </table:table-cell>
          <table:table-cell table:formula="of:=[.G703]*[.H703]" office:value-type="float" office:value="6.6444678465366" calcext:value-type="float">
            <text:p>6.6444678465366</text:p>
          </table:table-cell>
          <table:table-cell table:formula="of:=[.H703]*[.H703]" office:value-type="float" office:value="1.77246201839277" calcext:value-type="float">
            <text:p>1.77246201839277</text:p>
          </table:table-cell>
          <table:table-cell table:number-columns-repeated="6"/>
        </table:table-row>
        <table:table-row table:style-name="ro1">
          <table:table-cell office:value-type="float" office:value="59782766" calcext:value-type="float">
            <text:p>59782766</text:p>
          </table:table-cell>
          <table:table-cell office:value-type="float" office:value="16" calcext:value-type="float">
            <text:p>16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B704]" office:value-type="float" office:value="16" calcext:value-type="float">
            <text:p>16</text:p>
          </table:table-cell>
          <table:table-cell table:formula="of:=LOG([.A704]*[.$Q$1])" office:value-type="float" office:value="3.77657600489441" calcext:value-type="float">
            <text:p>3.77657600489441</text:p>
          </table:table-cell>
          <table:table-cell table:formula="of:=[.E704]-AVERAGE([.E$3:.E$1200])" office:value-type="float" office:value="3.99081803005008" calcext:value-type="float">
            <text:p>3.99081803005008</text:p>
          </table:table-cell>
          <table:table-cell table:formula="of:=[.F704]-AVERAGE([.F$3:.F$1200])" office:value-type="float" office:value="1.31070330872533" calcext:value-type="float">
            <text:p>1.31070330872533</text:p>
          </table:table-cell>
          <table:table-cell table:formula="of:=[.G704]*[.G704]" office:value-type="float" office:value="15.9266285489728" calcext:value-type="float">
            <text:p>15.9266285489728</text:p>
          </table:table-cell>
          <table:table-cell table:formula="of:=[.G704]*[.H704]" office:value-type="float" office:value="5.23077839650735" calcext:value-type="float">
            <text:p>5.23077839650735</text:p>
          </table:table-cell>
          <table:table-cell table:formula="of:=[.H704]*[.H704]" office:value-type="float" office:value="1.71794316350353" calcext:value-type="float">
            <text:p>1.71794316350353</text:p>
          </table:table-cell>
          <table:table-cell table:number-columns-repeated="6"/>
        </table:table-row>
        <table:table-row table:style-name="ro1">
          <table:table-cell office:value-type="float" office:value="18904142" calcext:value-type="float">
            <text:p>18904142</text:p>
          </table:table-cell>
          <table:table-cell office:value-type="float" office:value="16" calcext:value-type="float">
            <text:p>16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B705]" office:value-type="float" office:value="16" calcext:value-type="float">
            <text:p>16</text:p>
          </table:table-cell>
          <table:table-cell table:formula="of:=LOG([.A705]*[.$Q$1])" office:value-type="float" office:value="3.27655697087488" calcext:value-type="float">
            <text:p>3.27655697087488</text:p>
          </table:table-cell>
          <table:table-cell table:formula="of:=[.E705]-AVERAGE([.E$3:.E$1200])" office:value-type="float" office:value="3.99081803005008" calcext:value-type="float">
            <text:p>3.99081803005008</text:p>
          </table:table-cell>
          <table:table-cell table:formula="of:=[.F705]-AVERAGE([.F$3:.F$1200])" office:value-type="float" office:value="0.810684274705804" calcext:value-type="float">
            <text:p>0.810684274705804</text:p>
          </table:table-cell>
          <table:table-cell table:formula="of:=[.G705]*[.G705]" office:value-type="float" office:value="15.9266285489728" calcext:value-type="float">
            <text:p>15.9266285489728</text:p>
          </table:table-cell>
          <table:table-cell table:formula="of:=[.G705]*[.H705]" office:value-type="float" office:value="3.235293420174" calcext:value-type="float">
            <text:p>3.235293420174</text:p>
          </table:table-cell>
          <table:table-cell table:formula="of:=[.H705]*[.H705]" office:value-type="float" office:value="0.657208993255275" calcext:value-type="float">
            <text:p>0.657208993255275</text:p>
          </table:table-cell>
          <table:table-cell table:number-columns-repeated="6"/>
        </table:table-row>
        <table:table-row table:style-name="ro1">
          <table:table-cell office:value-type="float" office:value="47952536" calcext:value-type="float">
            <text:p>47952536</text:p>
          </table:table-cell>
          <table:table-cell office:value-type="float" office:value="17" calcext:value-type="float">
            <text:p>17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B706]" office:value-type="float" office:value="17" calcext:value-type="float">
            <text:p>17</text:p>
          </table:table-cell>
          <table:table-cell table:formula="of:=LOG([.A706]*[.$Q$1])" office:value-type="float" office:value="3.68081158005063" calcext:value-type="float">
            <text:p>3.68081158005063</text:p>
          </table:table-cell>
          <table:table-cell table:formula="of:=[.E706]-AVERAGE([.E$3:.E$1200])" office:value-type="float" office:value="4.99081803005008" calcext:value-type="float">
            <text:p>4.99081803005008</text:p>
          </table:table-cell>
          <table:table-cell table:formula="of:=[.F706]-AVERAGE([.F$3:.F$1200])" office:value-type="float" office:value="1.21493888388155" calcext:value-type="float">
            <text:p>1.21493888388155</text:p>
          </table:table-cell>
          <table:table-cell table:formula="of:=[.G706]*[.G706]" office:value-type="float" office:value="24.908264609073" calcext:value-type="float">
            <text:p>24.908264609073</text:p>
          </table:table-cell>
          <table:table-cell table:formula="of:=[.G706]*[.H706]" office:value-type="float" office:value="6.06353888708496" calcext:value-type="float">
            <text:p>6.06353888708496</text:p>
          </table:table-cell>
          <table:table-cell table:formula="of:=[.H706]*[.H706]" office:value-type="float" office:value="1.47607649156734" calcext:value-type="float">
            <text:p>1.47607649156734</text:p>
          </table:table-cell>
          <table:table-cell table:number-columns-repeated="6"/>
        </table:table-row>
        <table:table-row table:style-name="ro1">
          <table:table-cell office:value-type="float" office:value="3819069" calcext:value-type="float">
            <text:p>3819069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B707]" office:value-type="float" office:value="11" calcext:value-type="float">
            <text:p>11</text:p>
          </table:table-cell>
          <table:table-cell table:formula="of:=LOG([.A707]*[.$Q$1])" office:value-type="float" office:value="2.58195750494272" calcext:value-type="float">
            <text:p>2.58195750494272</text:p>
          </table:table-cell>
          <table:table-cell table:formula="of:=[.E707]-AVERAGE([.E$3:.E$1200])" office:value-type="float" office:value="-1.00918196994992" calcext:value-type="float">
            <text:p>-1.00918196994992</text:p>
          </table:table-cell>
          <table:table-cell table:formula="of:=[.F707]-AVERAGE([.F$3:.F$1200])" office:value-type="float" office:value="0.116084808773639" calcext:value-type="float">
            <text:p>0.116084808773639</text:p>
          </table:table-cell>
          <table:table-cell table:formula="of:=[.G707]*[.G707]" office:value-type="float" office:value="1.01844824847199" calcext:value-type="float">
            <text:p>1.01844824847199</text:p>
          </table:table-cell>
          <table:table-cell table:formula="of:=[.G707]*[.H707]" office:value-type="float" office:value="-0.11715069599944" calcext:value-type="float">
            <text:p>-0.11715069599944</text:p>
          </table:table-cell>
          <table:table-cell table:formula="of:=[.H707]*[.H707]" office:value-type="float" office:value="0.0134756828280122" calcext:value-type="float">
            <text:p>0.013475682828012</text:p>
          </table:table-cell>
          <table:table-cell table:number-columns-repeated="6"/>
        </table:table-row>
        <table:table-row table:style-name="ro1">
          <table:table-cell office:value-type="float" office:value="15544366" calcext:value-type="float">
            <text:p>15544366</text:p>
          </table:table-cell>
          <table:table-cell office:value-type="float" office:value="13" calcext:value-type="float">
            <text:p>13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B708]" office:value-type="float" office:value="13" calcext:value-type="float">
            <text:p>13</text:p>
          </table:table-cell>
          <table:table-cell table:formula="of:=LOG([.A708]*[.$Q$1])" office:value-type="float" office:value="3.19157301339648" calcext:value-type="float">
            <text:p>3.19157301339648</text:p>
          </table:table-cell>
          <table:table-cell table:formula="of:=[.E708]-AVERAGE([.E$3:.E$1200])" office:value-type="float" office:value="0.990818030050084" calcext:value-type="float">
            <text:p>0.990818030050084</text:p>
          </table:table-cell>
          <table:table-cell table:formula="of:=[.F708]-AVERAGE([.F$3:.F$1200])" office:value-type="float" office:value="0.725700317227397" calcext:value-type="float">
            <text:p>0.725700317227397</text:p>
          </table:table-cell>
          <table:table-cell table:formula="of:=[.G708]*[.G708]" office:value-type="float" office:value="0.981720368672329" calcext:value-type="float">
            <text:p>0.981720368672329</text:p>
          </table:table-cell>
          <table:table-cell table:formula="of:=[.G708]*[.H708]" office:value-type="float" office:value="0.719036958721971" calcext:value-type="float">
            <text:p>0.719036958721971</text:p>
          </table:table-cell>
          <table:table-cell table:formula="of:=[.H708]*[.H708]" office:value-type="float" office:value="0.526640950423945" calcext:value-type="float">
            <text:p>0.526640950423945</text:p>
          </table:table-cell>
          <table:table-cell table:number-columns-repeated="6"/>
        </table:table-row>
        <table:table-row table:style-name="ro1">
          <table:table-cell office:value-type="float" office:value="33289959" calcext:value-type="float">
            <text:p>33289959</text:p>
          </table:table-cell>
          <table:table-cell office:value-type="float" office:value="16" calcext:value-type="float">
            <text:p>16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B709]" office:value-type="float" office:value="16" calcext:value-type="float">
            <text:p>16</text:p>
          </table:table-cell>
          <table:table-cell table:formula="of:=LOG([.A709]*[.$Q$1])" office:value-type="float" office:value="3.52231326027878" calcext:value-type="float">
            <text:p>3.52231326027878</text:p>
          </table:table-cell>
          <table:table-cell table:formula="of:=[.E709]-AVERAGE([.E$3:.E$1200])" office:value-type="float" office:value="3.99081803005008" calcext:value-type="float">
            <text:p>3.99081803005008</text:p>
          </table:table-cell>
          <table:table-cell table:formula="of:=[.F709]-AVERAGE([.F$3:.F$1200])" office:value-type="float" office:value="1.0564405641097" calcext:value-type="float">
            <text:p>1.0564405641097</text:p>
          </table:table-cell>
          <table:table-cell table:formula="of:=[.G709]*[.G709]" office:value-type="float" office:value="15.9266285489728" calcext:value-type="float">
            <text:p>15.9266285489728</text:p>
          </table:table-cell>
          <table:table-cell table:formula="of:=[.G709]*[.H709]" office:value-type="float" office:value="4.21606205092529" calcext:value-type="float">
            <text:p>4.21606205092529</text:p>
          </table:table-cell>
          <table:table-cell table:formula="of:=[.H709]*[.H709]" office:value-type="float" office:value="1.11606666549643" calcext:value-type="float">
            <text:p>1.11606666549643</text:p>
          </table:table-cell>
          <table:table-cell table:number-columns-repeated="6"/>
        </table:table-row>
        <table:table-row table:style-name="ro1">
          <table:table-cell office:value-type="float" office:value="2648109" calcext:value-type="float">
            <text:p>2648109</text:p>
          </table:table-cell>
          <table:table-cell office:value-type="float" office:value="11" calcext:value-type="float">
            <text:p>11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B710]" office:value-type="float" office:value="11" calcext:value-type="float">
            <text:p>11</text:p>
          </table:table-cell>
          <table:table-cell table:formula="of:=LOG([.A710]*[.$Q$1])" office:value-type="float" office:value="2.42293585732516" calcext:value-type="float">
            <text:p>2.42293585732516</text:p>
          </table:table-cell>
          <table:table-cell table:formula="of:=[.E710]-AVERAGE([.E$3:.E$1200])" office:value-type="float" office:value="-1.00918196994992" calcext:value-type="float">
            <text:p>-1.00918196994992</text:p>
          </table:table-cell>
          <table:table-cell table:formula="of:=[.F710]-AVERAGE([.F$3:.F$1200])" office:value-type="float" office:value="-0.042936838843918" calcext:value-type="float">
            <text:p>-0.042936838843918</text:p>
          </table:table-cell>
          <table:table-cell table:formula="of:=[.G710]*[.G710]" office:value-type="float" office:value="1.01844824847199" calcext:value-type="float">
            <text:p>1.01844824847199</text:p>
          </table:table-cell>
          <table:table-cell table:formula="of:=[.G710]*[.H710]" office:value-type="float" office:value="0.0433310836079272" calcext:value-type="float">
            <text:p>0.043331083607927</text:p>
          </table:table-cell>
          <table:table-cell table:formula="of:=[.H710]*[.H710]" office:value-type="float" office:value="0.00184357212990858" calcext:value-type="float">
            <text:p>0.001843572129909</text:p>
          </table:table-cell>
          <table:table-cell table:number-columns-repeated="6"/>
        </table:table-row>
        <table:table-row table:style-name="ro1">
          <table:table-cell office:value-type="float" office:value="3774894" calcext:value-type="float">
            <text:p>3774894</text:p>
          </table:table-cell>
          <table:table-cell office:value-type="float" office:value="13" calcext:value-type="float">
            <text:p>13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B711]" office:value-type="float" office:value="13" calcext:value-type="float">
            <text:p>13</text:p>
          </table:table-cell>
          <table:table-cell table:formula="of:=LOG([.A711]*[.$Q$1])" office:value-type="float" office:value="2.57690476103503" calcext:value-type="float">
            <text:p>2.57690476103503</text:p>
          </table:table-cell>
          <table:table-cell table:formula="of:=[.E711]-AVERAGE([.E$3:.E$1200])" office:value-type="float" office:value="0.990818030050084" calcext:value-type="float">
            <text:p>0.990818030050084</text:p>
          </table:table-cell>
          <table:table-cell table:formula="of:=[.F711]-AVERAGE([.F$3:.F$1200])" office:value-type="float" office:value="0.11103206486595" calcext:value-type="float">
            <text:p>0.11103206486595</text:p>
          </table:table-cell>
          <table:table-cell table:formula="of:=[.G711]*[.G711]" office:value-type="float" office:value="0.981720368672329" calcext:value-type="float">
            <text:p>0.981720368672329</text:p>
          </table:table-cell>
          <table:table-cell table:formula="of:=[.G711]*[.H711]" office:value-type="float" office:value="0.110012571782874" calcext:value-type="float">
            <text:p>0.110012571782874</text:p>
          </table:table-cell>
          <table:table-cell table:formula="of:=[.H711]*[.H711]" office:value-type="float" office:value="0.0123281194283965" calcext:value-type="float">
            <text:p>0.012328119428397</text:p>
          </table:table-cell>
          <table:table-cell table:number-columns-repeated="6"/>
        </table:table-row>
        <table:table-row table:style-name="ro1">
          <table:table-cell office:value-type="float" office:value="289470459" calcext:value-type="float">
            <text:p>289470459</text:p>
          </table:table-cell>
          <table:table-cell office:value-type="float" office:value="17" calcext:value-type="float">
            <text:p>17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B712]" office:value-type="float" office:value="17" calcext:value-type="float">
            <text:p>17</text:p>
          </table:table-cell>
          <table:table-cell table:formula="of:=LOG([.A712]*[.$Q$1])" office:value-type="float" office:value="4.46160424976327" calcext:value-type="float">
            <text:p>4.46160424976327</text:p>
          </table:table-cell>
          <table:table-cell table:formula="of:=[.E712]-AVERAGE([.E$3:.E$1200])" office:value-type="float" office:value="4.99081803005008" calcext:value-type="float">
            <text:p>4.99081803005008</text:p>
          </table:table-cell>
          <table:table-cell table:formula="of:=[.F712]-AVERAGE([.F$3:.F$1200])" office:value-type="float" office:value="1.99573155359419" calcext:value-type="float">
            <text:p>1.99573155359419</text:p>
          </table:table-cell>
          <table:table-cell table:formula="of:=[.G712]*[.G712]" office:value-type="float" office:value="24.908264609073" calcext:value-type="float">
            <text:p>24.908264609073</text:p>
          </table:table-cell>
          <table:table-cell table:formula="of:=[.G712]*[.H712]" office:value-type="float" office:value="9.96033302081773" calcext:value-type="float">
            <text:p>9.96033302081773</text:p>
          </table:table-cell>
          <table:table-cell table:formula="of:=[.H712]*[.H712]" office:value-type="float" office:value="3.98294443401146" calcext:value-type="float">
            <text:p>3.98294443401146</text:p>
          </table:table-cell>
          <table:table-cell table:number-columns-repeated="6"/>
        </table:table-row>
        <table:table-row table:style-name="ro1">
          <table:table-cell office:value-type="float" office:value="2596662" calcext:value-type="float">
            <text:p>2596662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[.B713]" office:value-type="float" office:value="11" calcext:value-type="float">
            <text:p>11</text:p>
          </table:table-cell>
          <table:table-cell table:formula="of:=LOG([.A713]*[.$Q$1])" office:value-type="float" office:value="2.41441542244864" calcext:value-type="float">
            <text:p>2.41441542244864</text:p>
          </table:table-cell>
          <table:table-cell table:formula="of:=[.E713]-AVERAGE([.E$3:.E$1200])" office:value-type="float" office:value="-1.00918196994992" calcext:value-type="float">
            <text:p>-1.00918196994992</text:p>
          </table:table-cell>
          <table:table-cell table:formula="of:=[.F713]-AVERAGE([.F$3:.F$1200])" office:value-type="float" office:value="-0.051457273720442" calcext:value-type="float">
            <text:p>-0.051457273720442</text:p>
          </table:table-cell>
          <table:table-cell table:formula="of:=[.G713]*[.G713]" office:value-type="float" office:value="1.01844824847199" calcext:value-type="float">
            <text:p>1.01844824847199</text:p>
          </table:table-cell>
          <table:table-cell table:formula="of:=[.G713]*[.H713]" office:value-type="float" office:value="0.0519297528614476" calcext:value-type="float">
            <text:p>0.051929752861448</text:p>
          </table:table-cell>
          <table:table-cell table:formula="of:=[.H713]*[.H713]" office:value-type="float" office:value="0.00264785101874049" calcext:value-type="float">
            <text:p>0.00264785101874</text:p>
          </table:table-cell>
          <table:table-cell table:number-columns-repeated="6"/>
        </table:table-row>
        <table:table-row table:style-name="ro1">
          <table:table-cell office:value-type="float" office:value="1887283" calcext:value-type="float">
            <text:p>1887283</text:p>
          </table:table-cell>
          <table:table-cell office:value-type="float" office:value="13" calcext:value-type="float">
            <text:p>13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[.B714]" office:value-type="float" office:value="13" calcext:value-type="float">
            <text:p>13</text:p>
          </table:table-cell>
          <table:table-cell table:formula="of:=LOG([.A714]*[.$Q$1])" office:value-type="float" office:value="2.27583702794608" calcext:value-type="float">
            <text:p>2.27583702794608</text:p>
          </table:table-cell>
          <table:table-cell table:formula="of:=[.E714]-AVERAGE([.E$3:.E$1200])" office:value-type="float" office:value="0.990818030050084" calcext:value-type="float">
            <text:p>0.990818030050084</text:p>
          </table:table-cell>
          <table:table-cell table:formula="of:=[.F714]-AVERAGE([.F$3:.F$1200])" office:value-type="float" office:value="-0.190035668223001" calcext:value-type="float">
            <text:p>-0.190035668223001</text:p>
          </table:table-cell>
          <table:table-cell table:formula="of:=[.G714]*[.G714]" office:value-type="float" office:value="0.981720368672329" calcext:value-type="float">
            <text:p>0.981720368672329</text:p>
          </table:table-cell>
          <table:table-cell table:formula="of:=[.G714]*[.H714]" office:value-type="float" office:value="-0.188290766427965" calcext:value-type="float">
            <text:p>-0.188290766427965</text:p>
          </table:table-cell>
          <table:table-cell table:formula="of:=[.H714]*[.H714]" office:value-type="float" office:value="0.0361135551969625" calcext:value-type="float">
            <text:p>0.036113555196963</text:p>
          </table:table-cell>
          <table:table-cell table:number-columns-repeated="6"/>
        </table:table-row>
        <table:table-row table:style-name="ro1">
          <table:table-cell office:value-type="float" office:value="72930763" calcext:value-type="float">
            <text:p>72930763</text:p>
          </table:table-cell>
          <table:table-cell office:value-type="float" office:value="16" calcext:value-type="float">
            <text:p>16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B715]" office:value-type="float" office:value="16" calcext:value-type="float">
            <text:p>16</text:p>
          </table:table-cell>
          <table:table-cell table:formula="of:=LOG([.A715]*[.$Q$1])" office:value-type="float" office:value="3.86291075716585" calcext:value-type="float">
            <text:p>3.86291075716585</text:p>
          </table:table-cell>
          <table:table-cell table:formula="of:=[.E715]-AVERAGE([.E$3:.E$1200])" office:value-type="float" office:value="3.99081803005008" calcext:value-type="float">
            <text:p>3.99081803005008</text:p>
          </table:table-cell>
          <table:table-cell table:formula="of:=[.F715]-AVERAGE([.F$3:.F$1200])" office:value-type="float" office:value="1.39703806099677" calcext:value-type="float">
            <text:p>1.39703806099677</text:p>
          </table:table-cell>
          <table:table-cell table:formula="of:=[.G715]*[.G715]" office:value-type="float" office:value="15.9266285489728" calcext:value-type="float">
            <text:p>15.9266285489728</text:p>
          </table:table-cell>
          <table:table-cell table:formula="of:=[.G715]*[.H715]" office:value-type="float" office:value="5.57532468249213" calcext:value-type="float">
            <text:p>5.57532468249213</text:p>
          </table:table-cell>
          <table:table-cell table:formula="of:=[.H715]*[.H715]" office:value-type="float" office:value="1.95171534387363" calcext:value-type="float">
            <text:p>1.95171534387363</text:p>
          </table:table-cell>
          <table:table-cell table:number-columns-repeated="6"/>
        </table:table-row>
        <table:table-row table:style-name="ro1">
          <table:table-cell office:value-type="float" office:value="18822607" calcext:value-type="float">
            <text:p>18822607</text:p>
          </table:table-cell>
          <table:table-cell office:value-type="float" office:value="14" calcext:value-type="float">
            <text:p>14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B716]" office:value-type="float" office:value="14" calcext:value-type="float">
            <text:p>14</text:p>
          </table:table-cell>
          <table:table-cell table:formula="of:=LOG([.A716]*[.$Q$1])" office:value-type="float" office:value="3.27467977463339" calcext:value-type="float">
            <text:p>3.27467977463339</text:p>
          </table:table-cell>
          <table:table-cell table:formula="of:=[.E716]-AVERAGE([.E$3:.E$1200])" office:value-type="float" office:value="1.99081803005008" calcext:value-type="float">
            <text:p>1.99081803005008</text:p>
          </table:table-cell>
          <table:table-cell table:formula="of:=[.F716]-AVERAGE([.F$3:.F$1200])" office:value-type="float" office:value="0.808807078464313" calcext:value-type="float">
            <text:p>0.808807078464313</text:p>
          </table:table-cell>
          <table:table-cell table:formula="of:=[.G716]*[.G716]" office:value-type="float" office:value="3.9633564287725" calcext:value-type="float">
            <text:p>3.9633564287725</text:p>
          </table:table-cell>
          <table:table-cell table:formula="of:=[.G716]*[.H716]" office:value-type="float" office:value="1.61018771463889" calcext:value-type="float">
            <text:p>1.61018771463889</text:p>
          </table:table-cell>
          <table:table-cell table:formula="of:=[.H716]*[.H716]" office:value-type="float" office:value="0.654168890173978" calcext:value-type="float">
            <text:p>0.654168890173978</text:p>
          </table:table-cell>
          <table:table-cell table:number-columns-repeated="6"/>
        </table:table-row>
        <table:table-row table:style-name="ro1">
          <table:table-cell office:value-type="float" office:value="1657135" calcext:value-type="float">
            <text:p>1657135</text:p>
          </table:table-cell>
          <table:table-cell office:value-type="float" office:value="10" calcext:value-type="float">
            <text:p>10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B717]" office:value-type="float" office:value="10" calcext:value-type="float">
            <text:p>10</text:p>
          </table:table-cell>
          <table:table-cell table:formula="of:=LOG([.A717]*[.$Q$1])" office:value-type="float" office:value="2.21935789005291" calcext:value-type="float">
            <text:p>2.21935789005291</text:p>
          </table:table-cell>
          <table:table-cell table:formula="of:=[.E717]-AVERAGE([.E$3:.E$1200])" office:value-type="float" office:value="-2.00918196994992" calcext:value-type="float">
            <text:p>-2.00918196994992</text:p>
          </table:table-cell>
          <table:table-cell table:formula="of:=[.F717]-AVERAGE([.F$3:.F$1200])" office:value-type="float" office:value="-0.246514806116172" calcext:value-type="float">
            <text:p>-0.246514806116172</text:p>
          </table:table-cell>
          <table:table-cell table:formula="of:=[.G717]*[.G717]" office:value-type="float" office:value="4.03681218837182" calcext:value-type="float">
            <text:p>4.03681218837182</text:p>
          </table:table-cell>
          <table:table-cell table:formula="of:=[.G717]*[.H717]" office:value-type="float" office:value="0.495293103774312" calcext:value-type="float">
            <text:p>0.495293103774312</text:p>
          </table:table-cell>
          <table:table-cell table:formula="of:=[.H717]*[.H717]" office:value-type="float" office:value="0.0607695496344938" calcext:value-type="float">
            <text:p>0.060769549634494</text:p>
          </table:table-cell>
          <table:table-cell table:number-columns-repeated="6"/>
        </table:table-row>
        <table:table-row table:style-name="ro1">
          <table:table-cell office:value-type="float" office:value="1923453" calcext:value-type="float">
            <text:p>1923453</text:p>
          </table:table-cell>
          <table:table-cell office:value-type="float" office:value="10" calcext:value-type="float">
            <text:p>10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B718]" office:value-type="float" office:value="10" calcext:value-type="float">
            <text:p>10</text:p>
          </table:table-cell>
          <table:table-cell table:formula="of:=LOG([.A718]*[.$Q$1])" office:value-type="float" office:value="2.28408157869065" calcext:value-type="float">
            <text:p>2.28408157869065</text:p>
          </table:table-cell>
          <table:table-cell table:formula="of:=[.E718]-AVERAGE([.E$3:.E$1200])" office:value-type="float" office:value="-2.00918196994992" calcext:value-type="float">
            <text:p>-2.00918196994992</text:p>
          </table:table-cell>
          <table:table-cell table:formula="of:=[.F718]-AVERAGE([.F$3:.F$1200])" office:value-type="float" office:value="-0.181791117478433" calcext:value-type="float">
            <text:p>-0.181791117478433</text:p>
          </table:table-cell>
          <table:table-cell table:formula="of:=[.G718]*[.G718]" office:value-type="float" office:value="4.03681218837182" calcext:value-type="float">
            <text:p>4.03681218837182</text:p>
          </table:table-cell>
          <table:table-cell table:formula="of:=[.G718]*[.H718]" office:value-type="float" office:value="0.365251435534715" calcext:value-type="float">
            <text:p>0.365251435534715</text:p>
          </table:table-cell>
          <table:table-cell table:formula="of:=[.H718]*[.H718]" office:value-type="float" office:value="0.0330480103940575" calcext:value-type="float">
            <text:p>0.033048010394058</text:p>
          </table:table-cell>
          <table:table-cell table:number-columns-repeated="6"/>
        </table:table-row>
        <table:table-row table:style-name="ro1">
          <table:table-cell office:value-type="float" office:value="45387347" calcext:value-type="float">
            <text:p>45387347</text:p>
          </table:table-cell>
          <table:table-cell office:value-type="float" office:value="17" calcext:value-type="float">
            <text:p>17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B719]" office:value-type="float" office:value="17" calcext:value-type="float">
            <text:p>17</text:p>
          </table:table-cell>
          <table:table-cell table:formula="of:=LOG([.A719]*[.$Q$1])" office:value-type="float" office:value="3.65693479792386" calcext:value-type="float">
            <text:p>3.65693479792386</text:p>
          </table:table-cell>
          <table:table-cell table:formula="of:=[.E719]-AVERAGE([.E$3:.E$1200])" office:value-type="float" office:value="4.99081803005008" calcext:value-type="float">
            <text:p>4.99081803005008</text:p>
          </table:table-cell>
          <table:table-cell table:formula="of:=[.F719]-AVERAGE([.F$3:.F$1200])" office:value-type="float" office:value="1.19106210175478" calcext:value-type="float">
            <text:p>1.19106210175478</text:p>
          </table:table-cell>
          <table:table-cell table:formula="of:=[.G719]*[.G719]" office:value-type="float" office:value="24.908264609073" calcext:value-type="float">
            <text:p>24.908264609073</text:p>
          </table:table-cell>
          <table:table-cell table:formula="of:=[.G719]*[.H719]" office:value-type="float" office:value="5.94437421234711" calcext:value-type="float">
            <text:p>5.94437421234711</text:p>
          </table:table-cell>
          <table:table-cell table:formula="of:=[.H719]*[.H719]" office:value-type="float" office:value="1.41862893023652" calcext:value-type="float">
            <text:p>1.41862893023652</text:p>
          </table:table-cell>
          <table:table-cell table:number-columns-repeated="6"/>
        </table:table-row>
        <table:table-row table:style-name="ro1">
          <table:table-cell office:value-type="float" office:value="11201724" calcext:value-type="float">
            <text:p>11201724</text:p>
          </table:table-cell>
          <table:table-cell office:value-type="float" office:value="13" calcext:value-type="float">
            <text:p>13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B720]" office:value-type="float" office:value="13" calcext:value-type="float">
            <text:p>13</text:p>
          </table:table-cell>
          <table:table-cell table:formula="of:=LOG([.A720]*[.$Q$1])" office:value-type="float" office:value="3.0492848678548" calcext:value-type="float">
            <text:p>3.0492848678548</text:p>
          </table:table-cell>
          <table:table-cell table:formula="of:=[.E720]-AVERAGE([.E$3:.E$1200])" office:value-type="float" office:value="0.990818030050084" calcext:value-type="float">
            <text:p>0.990818030050084</text:p>
          </table:table-cell>
          <table:table-cell table:formula="of:=[.F720]-AVERAGE([.F$3:.F$1200])" office:value-type="float" office:value="0.583412171685719" calcext:value-type="float">
            <text:p>0.583412171685719</text:p>
          </table:table-cell>
          <table:table-cell table:formula="of:=[.G720]*[.G720]" office:value-type="float" office:value="0.981720368672329" calcext:value-type="float">
            <text:p>0.981720368672329</text:p>
          </table:table-cell>
          <table:table-cell table:formula="of:=[.G720]*[.H720]" office:value-type="float" office:value="0.578055298656886" calcext:value-type="float">
            <text:p>0.578055298656886</text:p>
          </table:table-cell>
          <table:table-cell table:formula="of:=[.H720]*[.H720]" office:value-type="float" office:value="0.340369762071047" calcext:value-type="float">
            <text:p>0.340369762071047</text:p>
          </table:table-cell>
          <table:table-cell table:number-columns-repeated="6"/>
        </table:table-row>
        <table:table-row table:style-name="ro1">
          <table:table-cell office:value-type="float" office:value="4561572" calcext:value-type="float">
            <text:p>4561572</text:p>
          </table:table-cell>
          <table:table-cell office:value-type="float" office:value="13" calcext:value-type="float">
            <text:p>13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721]" office:value-type="float" office:value="13" calcext:value-type="float">
            <text:p>13</text:p>
          </table:table-cell>
          <table:table-cell table:formula="of:=LOG([.A721]*[.$Q$1])" office:value-type="float" office:value="2.65911453417206" calcext:value-type="float">
            <text:p>2.65911453417206</text:p>
          </table:table-cell>
          <table:table-cell table:formula="of:=[.E721]-AVERAGE([.E$3:.E$1200])" office:value-type="float" office:value="0.990818030050084" calcext:value-type="float">
            <text:p>0.990818030050084</text:p>
          </table:table-cell>
          <table:table-cell table:formula="of:=[.F721]-AVERAGE([.F$3:.F$1200])" office:value-type="float" office:value="0.193241838002983" calcext:value-type="float">
            <text:p>0.193241838002983</text:p>
          </table:table-cell>
          <table:table-cell table:formula="of:=[.G721]*[.G721]" office:value-type="float" office:value="0.981720368672329" calcext:value-type="float">
            <text:p>0.981720368672329</text:p>
          </table:table-cell>
          <table:table-cell table:formula="of:=[.G721]*[.H721]" office:value-type="float" office:value="0.191467497253373" calcext:value-type="float">
            <text:p>0.191467497253373</text:p>
          </table:table-cell>
          <table:table-cell table:formula="of:=[.H721]*[.H721]" office:value-type="float" office:value="0.0373424079547709" calcext:value-type="float">
            <text:p>0.037342407954771</text:p>
          </table:table-cell>
          <table:table-cell table:number-columns-repeated="6"/>
        </table:table-row>
        <table:table-row table:style-name="ro1">
          <table:table-cell office:value-type="float" office:value="6999805" calcext:value-type="float">
            <text:p>6999805</text:p>
          </table:table-cell>
          <table:table-cell office:value-type="float" office:value="12" calcext:value-type="float">
            <text:p>12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722]" office:value-type="float" office:value="12" calcext:value-type="float">
            <text:p>12</text:p>
          </table:table-cell>
          <table:table-cell table:formula="of:=LOG([.A722]*[.$Q$1])" office:value-type="float" office:value="2.84508594164232" calcext:value-type="float">
            <text:p>2.84508594164232</text:p>
          </table:table-cell>
          <table:table-cell table:formula="of:=[.E722]-AVERAGE([.E$3:.E$1200])" office:value-type="float" office:value="-0.00918196994991583" calcext:value-type="float">
            <text:p>-0.009181969949916</text:p>
          </table:table-cell>
          <table:table-cell table:formula="of:=[.F722]-AVERAGE([.F$3:.F$1200])" office:value-type="float" office:value="0.379213245473238" calcext:value-type="float">
            <text:p>0.379213245473238</text:p>
          </table:table-cell>
          <table:table-cell table:formula="of:=[.G722]*[.G722]" office:value-type="float" office:value="0.0000843085721611572" calcext:value-type="float">
            <text:p>8.43085721611572E-05</text:p>
          </table:table-cell>
          <table:table-cell table:formula="of:=[.G722]*[.H722]" office:value-type="float" office:value="-0.00348192462454532" calcext:value-type="float">
            <text:p>-0.003481924624545</text:p>
          </table:table-cell>
          <table:table-cell table:formula="of:=[.H722]*[.H722]" office:value-type="float" office:value="0.143802685542346" calcext:value-type="float">
            <text:p>0.143802685542346</text:p>
          </table:table-cell>
          <table:table-cell table:number-columns-repeated="6"/>
        </table:table-row>
        <table:table-row table:style-name="ro1">
          <table:table-cell office:value-type="float" office:value="1705186" calcext:value-type="float">
            <text:p>1705186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B723]" office:value-type="float" office:value="10" calcext:value-type="float">
            <text:p>10</text:p>
          </table:table-cell>
          <table:table-cell table:formula="of:=LOG([.A723]*[.$Q$1])" office:value-type="float" office:value="2.23177175832432" calcext:value-type="float">
            <text:p>2.23177175832432</text:p>
          </table:table-cell>
          <table:table-cell table:formula="of:=[.E723]-AVERAGE([.E$3:.E$1200])" office:value-type="float" office:value="-2.00918196994992" calcext:value-type="float">
            <text:p>-2.00918196994992</text:p>
          </table:table-cell>
          <table:table-cell table:formula="of:=[.F723]-AVERAGE([.F$3:.F$1200])" office:value-type="float" office:value="-0.234100937844764" calcext:value-type="float">
            <text:p>-0.234100937844764</text:p>
          </table:table-cell>
          <table:table-cell table:formula="of:=[.G723]*[.G723]" office:value-type="float" office:value="4.03681218837182" calcext:value-type="float">
            <text:p>4.03681218837182</text:p>
          </table:table-cell>
          <table:table-cell table:formula="of:=[.G723]*[.H723]" office:value-type="float" office:value="0.470351383466066" calcext:value-type="float">
            <text:p>0.470351383466066</text:p>
          </table:table-cell>
          <table:table-cell table:formula="of:=[.H723]*[.H723]" office:value-type="float" office:value="0.0548032490997982" calcext:value-type="float">
            <text:p>0.054803249099798</text:p>
          </table:table-cell>
          <table:table-cell table:number-columns-repeated="6"/>
        </table:table-row>
        <table:table-row table:style-name="ro1">
          <table:table-cell office:value-type="float" office:value="75696279" calcext:value-type="float">
            <text:p>75696279</text:p>
          </table:table-cell>
          <table:table-cell office:value-type="float" office:value="16" calcext:value-type="float">
            <text:p>16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B724]" office:value-type="float" office:value="16" calcext:value-type="float">
            <text:p>16</text:p>
          </table:table-cell>
          <table:table-cell table:formula="of:=LOG([.A724]*[.$Q$1])" office:value-type="float" office:value="3.87907453142232" calcext:value-type="float">
            <text:p>3.87907453142232</text:p>
          </table:table-cell>
          <table:table-cell table:formula="of:=[.E724]-AVERAGE([.E$3:.E$1200])" office:value-type="float" office:value="3.99081803005008" calcext:value-type="float">
            <text:p>3.99081803005008</text:p>
          </table:table-cell>
          <table:table-cell table:formula="of:=[.F724]-AVERAGE([.F$3:.F$1200])" office:value-type="float" office:value="1.41320183525324" calcext:value-type="float">
            <text:p>1.41320183525324</text:p>
          </table:table-cell>
          <table:table-cell table:formula="of:=[.G724]*[.G724]" office:value-type="float" office:value="15.9266285489728" calcext:value-type="float">
            <text:p>15.9266285489728</text:p>
          </table:table-cell>
          <table:table-cell table:formula="of:=[.G724]*[.H724]" office:value-type="float" office:value="5.63983136422851" calcext:value-type="float">
            <text:p>5.63983136422851</text:p>
          </table:table-cell>
          <table:table-cell table:formula="of:=[.H724]*[.H724]" office:value-type="float" office:value="1.99713942716313" calcext:value-type="float">
            <text:p>1.99713942716313</text:p>
          </table:table-cell>
          <table:table-cell table:number-columns-repeated="6"/>
        </table:table-row>
        <table:table-row table:style-name="ro1">
          <table:table-cell office:value-type="float" office:value="156071753" calcext:value-type="float">
            <text:p>156071753</text:p>
          </table:table-cell>
          <table:table-cell office:value-type="float" office:value="16" calcext:value-type="float">
            <text:p>16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B725]" office:value-type="float" office:value="16" calcext:value-type="float">
            <text:p>16</text:p>
          </table:table-cell>
          <table:table-cell table:formula="of:=LOG([.A725]*[.$Q$1])" office:value-type="float" office:value="4.19332430840325" calcext:value-type="float">
            <text:p>4.19332430840325</text:p>
          </table:table-cell>
          <table:table-cell table:formula="of:=[.E725]-AVERAGE([.E$3:.E$1200])" office:value-type="float" office:value="3.99081803005008" calcext:value-type="float">
            <text:p>3.99081803005008</text:p>
          </table:table-cell>
          <table:table-cell table:formula="of:=[.F725]-AVERAGE([.F$3:.F$1200])" office:value-type="float" office:value="1.72745161223417" calcext:value-type="float">
            <text:p>1.72745161223417</text:p>
          </table:table-cell>
          <table:table-cell table:formula="of:=[.G725]*[.G725]" office:value-type="float" office:value="15.9266285489728" calcext:value-type="float">
            <text:p>15.9266285489728</text:p>
          </table:table-cell>
          <table:table-cell table:formula="of:=[.G725]*[.H725]" office:value-type="float" office:value="6.89394504014322" calcext:value-type="float">
            <text:p>6.89394504014322</text:p>
          </table:table-cell>
          <table:table-cell table:formula="of:=[.H725]*[.H725]" office:value-type="float" office:value="2.98408907261044" calcext:value-type="float">
            <text:p>2.98408907261044</text:p>
          </table:table-cell>
          <table:table-cell table:number-columns-repeated="6"/>
        </table:table-row>
        <table:table-row table:style-name="ro1">
          <table:table-cell office:value-type="float" office:value="7381415" calcext:value-type="float">
            <text:p>7381415</text:p>
          </table:table-cell>
          <table:table-cell office:value-type="float" office:value="16" calcext:value-type="float">
            <text:p>16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[.B726]" office:value-type="float" office:value="16" calcext:value-type="float">
            <text:p>16</text:p>
          </table:table-cell>
          <table:table-cell table:formula="of:=LOG([.A726]*[.$Q$1])" office:value-type="float" office:value="2.86813962304072" calcext:value-type="float">
            <text:p>2.86813962304072</text:p>
          </table:table-cell>
          <table:table-cell table:formula="of:=[.E726]-AVERAGE([.E$3:.E$1200])" office:value-type="float" office:value="3.99081803005008" calcext:value-type="float">
            <text:p>3.99081803005008</text:p>
          </table:table-cell>
          <table:table-cell table:formula="of:=[.F726]-AVERAGE([.F$3:.F$1200])" office:value-type="float" office:value="0.402266926871639" calcext:value-type="float">
            <text:p>0.402266926871639</text:p>
          </table:table-cell>
          <table:table-cell table:formula="of:=[.G726]*[.G726]" office:value-type="float" office:value="15.9266285489728" calcext:value-type="float">
            <text:p>15.9266285489728</text:p>
          </table:table-cell>
          <table:table-cell table:formula="of:=[.G726]*[.H726]" office:value-type="float" office:value="1.60537410465217" calcext:value-type="float">
            <text:p>1.60537410465217</text:p>
          </table:table-cell>
          <table:table-cell table:formula="of:=[.H726]*[.H726]" office:value-type="float" office:value="0.161818680454752" calcext:value-type="float">
            <text:p>0.161818680454752</text:p>
          </table:table-cell>
          <table:table-cell table:number-columns-repeated="6"/>
        </table:table-row>
        <table:table-row table:style-name="ro1">
          <table:table-cell office:value-type="float" office:value="1928542" calcext:value-type="float">
            <text:p>1928542</text:p>
          </table:table-cell>
          <table:table-cell office:value-type="float" office:value="11" calcext:value-type="float">
            <text:p>11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B727]" office:value-type="float" office:value="11" calcext:value-type="float">
            <text:p>11</text:p>
          </table:table-cell>
          <table:table-cell table:formula="of:=LOG([.A727]*[.$Q$1])" office:value-type="float" office:value="2.28522910141809" calcext:value-type="float">
            <text:p>2.28522910141809</text:p>
          </table:table-cell>
          <table:table-cell table:formula="of:=[.E727]-AVERAGE([.E$3:.E$1200])" office:value-type="float" office:value="-1.00918196994992" calcext:value-type="float">
            <text:p>-1.00918196994992</text:p>
          </table:table-cell>
          <table:table-cell table:formula="of:=[.F727]-AVERAGE([.F$3:.F$1200])" office:value-type="float" office:value="-0.180643594750988" calcext:value-type="float">
            <text:p>-0.180643594750988</text:p>
          </table:table-cell>
          <table:table-cell table:formula="of:=[.G727]*[.G727]" office:value-type="float" office:value="1.01844824847199" calcext:value-type="float">
            <text:p>1.01844824847199</text:p>
          </table:table-cell>
          <table:table-cell table:formula="of:=[.G727]*[.H727]" office:value-type="float" office:value="0.182302258809636" calcext:value-type="float">
            <text:p>0.182302258809636</text:p>
          </table:table-cell>
          <table:table-cell table:formula="of:=[.H727]*[.H727]" office:value-type="float" office:value="0.0326321083245591" calcext:value-type="float">
            <text:p>0.032632108324559</text:p>
          </table:table-cell>
          <table:table-cell table:number-columns-repeated="6"/>
        </table:table-row>
        <table:table-row table:style-name="ro1">
          <table:table-cell office:value-type="float" office:value="8461810" calcext:value-type="float">
            <text:p>8461810</text:p>
          </table:table-cell>
          <table:table-cell office:value-type="float" office:value="11" calcext:value-type="float">
            <text:p>11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B728]" office:value-type="float" office:value="11" calcext:value-type="float">
            <text:p>11</text:p>
          </table:table-cell>
          <table:table-cell table:formula="of:=LOG([.A728]*[.$Q$1])" office:value-type="float" office:value="2.92746326953251" calcext:value-type="float">
            <text:p>2.92746326953251</text:p>
          </table:table-cell>
          <table:table-cell table:formula="of:=[.E728]-AVERAGE([.E$3:.E$1200])" office:value-type="float" office:value="-1.00918196994992" calcext:value-type="float">
            <text:p>-1.00918196994992</text:p>
          </table:table-cell>
          <table:table-cell table:formula="of:=[.F728]-AVERAGE([.F$3:.F$1200])" office:value-type="float" office:value="0.461590573363425" calcext:value-type="float">
            <text:p>0.461590573363425</text:p>
          </table:table-cell>
          <table:table-cell table:formula="of:=[.G728]*[.G728]" office:value-type="float" office:value="1.01844824847199" calcext:value-type="float">
            <text:p>1.01844824847199</text:p>
          </table:table-cell>
          <table:table-cell table:formula="of:=[.G728]*[.H728]" office:value-type="float" office:value="-0.465828884137213" calcext:value-type="float">
            <text:p>-0.465828884137213</text:p>
          </table:table-cell>
          <table:table-cell table:formula="of:=[.H728]*[.H728]" office:value-type="float" office:value="0.213065857417976" calcext:value-type="float">
            <text:p>0.213065857417976</text:p>
          </table:table-cell>
          <table:table-cell table:number-columns-repeated="6"/>
        </table:table-row>
        <table:table-row table:style-name="ro1">
          <table:table-cell office:value-type="float" office:value="2764308" calcext:value-type="float">
            <text:p>2764308</text:p>
          </table:table-cell>
          <table:table-cell office:value-type="float" office:value="11" calcext:value-type="float">
            <text:p>11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B729]" office:value-type="float" office:value="11" calcext:value-type="float">
            <text:p>11</text:p>
          </table:table-cell>
          <table:table-cell table:formula="of:=LOG([.A729]*[.$Q$1])" office:value-type="float" office:value="2.44158643061541" calcext:value-type="float">
            <text:p>2.44158643061541</text:p>
          </table:table-cell>
          <table:table-cell table:formula="of:=[.E729]-AVERAGE([.E$3:.E$1200])" office:value-type="float" office:value="-1.00918196994992" calcext:value-type="float">
            <text:p>-1.00918196994992</text:p>
          </table:table-cell>
          <table:table-cell table:formula="of:=[.F729]-AVERAGE([.F$3:.F$1200])" office:value-type="float" office:value="-0.0242862655536751" calcext:value-type="float">
            <text:p>-0.024286265553675</text:p>
          </table:table-cell>
          <table:table-cell table:formula="of:=[.G729]*[.G729]" office:value-type="float" office:value="1.01844824847199" calcext:value-type="float">
            <text:p>1.01844824847199</text:p>
          </table:table-cell>
          <table:table-cell table:formula="of:=[.G729]*[.H729]" office:value-type="float" office:value="0.0245092613141846" calcext:value-type="float">
            <text:p>0.024509261314185</text:p>
          </table:table-cell>
          <table:table-cell table:formula="of:=[.H729]*[.H729]" office:value-type="float" office:value="0.000589822694543625" calcext:value-type="float">
            <text:p>0.000589822694544</text:p>
          </table:table-cell>
          <table:table-cell table:number-columns-repeated="6"/>
        </table:table-row>
        <table:table-row table:style-name="ro1">
          <table:table-cell office:value-type="float" office:value="4480157" calcext:value-type="float">
            <text:p>4480157</text:p>
          </table:table-cell>
          <table:table-cell office:value-type="float" office:value="12" calcext:value-type="float">
            <text:p>12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B730]" office:value-type="float" office:value="12" calcext:value-type="float">
            <text:p>12</text:p>
          </table:table-cell>
          <table:table-cell table:formula="of:=LOG([.A730]*[.$Q$1])" office:value-type="float" office:value="2.65129323342648" calcext:value-type="float">
            <text:p>2.65129323342648</text:p>
          </table:table-cell>
          <table:table-cell table:formula="of:=[.E730]-AVERAGE([.E$3:.E$1200])" office:value-type="float" office:value="-0.00918196994991583" calcext:value-type="float">
            <text:p>-0.009181969949916</text:p>
          </table:table-cell>
          <table:table-cell table:formula="of:=[.F730]-AVERAGE([.F$3:.F$1200])" office:value-type="float" office:value="0.185420537257398" calcext:value-type="float">
            <text:p>0.185420537257398</text:p>
          </table:table-cell>
          <table:table-cell table:formula="of:=[.G730]*[.G730]" office:value-type="float" office:value="0.0000843085721611572" calcext:value-type="float">
            <text:p>8.43085721611572E-05</text:p>
          </table:table-cell>
          <table:table-cell table:formula="of:=[.G730]*[.H730]" office:value-type="float" office:value="-0.00170252580119468" calcext:value-type="float">
            <text:p>-0.001702525801195</text:p>
          </table:table-cell>
          <table:table-cell table:formula="of:=[.H730]*[.H730]" office:value-type="float" office:value="0.0343807756368222" calcext:value-type="float">
            <text:p>0.034380775636822</text:p>
          </table:table-cell>
          <table:table-cell table:number-columns-repeated="6"/>
        </table:table-row>
        <table:table-row table:style-name="ro1">
          <table:table-cell office:value-type="float" office:value="109891688" calcext:value-type="float">
            <text:p>109891688</text:p>
          </table:table-cell>
          <table:table-cell office:value-type="float" office:value="18" calcext:value-type="float">
            <text:p>18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B731]" office:value-type="float" office:value="18" calcext:value-type="float">
            <text:p>18</text:p>
          </table:table-cell>
          <table:table-cell table:formula="of:=LOG([.A731]*[.$Q$1])" office:value-type="float" office:value="4.04096484445032" calcext:value-type="float">
            <text:p>4.04096484445032</text:p>
          </table:table-cell>
          <table:table-cell table:formula="of:=[.E731]-AVERAGE([.E$3:.E$1200])" office:value-type="float" office:value="5.99081803005008" calcext:value-type="float">
            <text:p>5.99081803005008</text:p>
          </table:table-cell>
          <table:table-cell table:formula="of:=[.F731]-AVERAGE([.F$3:.F$1200])" office:value-type="float" office:value="1.57509214828124" calcext:value-type="float">
            <text:p>1.57509214828124</text:p>
          </table:table-cell>
          <table:table-cell table:formula="of:=[.G731]*[.G731]" office:value-type="float" office:value="35.8899006691732" calcext:value-type="float">
            <text:p>35.8899006691732</text:p>
          </table:table-cell>
          <table:table-cell table:formula="of:=[.G731]*[.H731]" office:value-type="float" office:value="9.43609044091357" calcext:value-type="float">
            <text:p>9.43609044091357</text:p>
          </table:table-cell>
          <table:table-cell table:formula="of:=[.H731]*[.H731]" office:value-type="float" office:value="2.48091527557721" calcext:value-type="float">
            <text:p>2.48091527557721</text:p>
          </table:table-cell>
          <table:table-cell table:number-columns-repeated="6"/>
        </table:table-row>
        <table:table-row table:style-name="ro1">
          <table:table-cell office:value-type="float" office:value="6871624" calcext:value-type="float">
            <text:p>6871624</text:p>
          </table:table-cell>
          <table:table-cell office:value-type="float" office:value="13" calcext:value-type="float">
            <text:p>13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[.B732]" office:value-type="float" office:value="13" calcext:value-type="float">
            <text:p>13</text:p>
          </table:table-cell>
          <table:table-cell table:formula="of:=LOG([.A732]*[.$Q$1])" office:value-type="float" office:value="2.83705938784404" calcext:value-type="float">
            <text:p>2.83705938784404</text:p>
          </table:table-cell>
          <table:table-cell table:formula="of:=[.E732]-AVERAGE([.E$3:.E$1200])" office:value-type="float" office:value="0.990818030050084" calcext:value-type="float">
            <text:p>0.990818030050084</text:p>
          </table:table-cell>
          <table:table-cell table:formula="of:=[.F732]-AVERAGE([.F$3:.F$1200])" office:value-type="float" office:value="0.371186691674961" calcext:value-type="float">
            <text:p>0.371186691674961</text:p>
          </table:table-cell>
          <table:table-cell table:formula="of:=[.G732]*[.G732]" office:value-type="float" office:value="0.981720368672329" calcext:value-type="float">
            <text:p>0.981720368672329</text:p>
          </table:table-cell>
          <table:table-cell table:formula="of:=[.G732]*[.H732]" office:value-type="float" office:value="0.367778466626193" calcext:value-type="float">
            <text:p>0.367778466626193</text:p>
          </table:table-cell>
          <table:table-cell table:formula="of:=[.H732]*[.H732]" office:value-type="float" office:value="0.137779560076603" calcext:value-type="float">
            <text:p>0.137779560076603</text:p>
          </table:table-cell>
          <table:table-cell table:number-columns-repeated="6"/>
        </table:table-row>
        <table:table-row table:style-name="ro1">
          <table:table-cell office:value-type="float" office:value="91629294" calcext:value-type="float">
            <text:p>91629294</text:p>
          </table:table-cell>
          <table:table-cell office:value-type="float" office:value="19" calcext:value-type="float">
            <text:p>19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[.B733]" office:value-type="float" office:value="19" calcext:value-type="float">
            <text:p>19</text:p>
          </table:table-cell>
          <table:table-cell table:formula="of:=LOG([.A733]*[.$Q$1])" office:value-type="float" office:value="3.96203434035651" calcext:value-type="float">
            <text:p>3.96203434035651</text:p>
          </table:table-cell>
          <table:table-cell table:formula="of:=[.E733]-AVERAGE([.E$3:.E$1200])" office:value-type="float" office:value="6.99081803005008" calcext:value-type="float">
            <text:p>6.99081803005008</text:p>
          </table:table-cell>
          <table:table-cell table:formula="of:=[.F733]-AVERAGE([.F$3:.F$1200])" office:value-type="float" office:value="1.49616164418743" calcext:value-type="float">
            <text:p>1.49616164418743</text:p>
          </table:table-cell>
          <table:table-cell table:formula="of:=[.G733]*[.G733]" office:value-type="float" office:value="48.8715367292733" calcext:value-type="float">
            <text:p>48.8715367292733</text:p>
          </table:table-cell>
          <table:table-cell table:formula="of:=[.G733]*[.H733]" office:value-type="float" office:value="10.4593937980548" calcext:value-type="float">
            <text:p>10.4593937980548</text:p>
          </table:table-cell>
          <table:table-cell table:formula="of:=[.H733]*[.H733]" office:value-type="float" office:value="2.23849966553762" calcext:value-type="float">
            <text:p>2.23849966553762</text:p>
          </table:table-cell>
          <table:table-cell table:number-columns-repeated="6"/>
        </table:table-row>
        <table:table-row table:style-name="ro1">
          <table:table-cell office:value-type="float" office:value="2751167" calcext:value-type="float">
            <text:p>2751167</text:p>
          </table:table-cell>
          <table:table-cell office:value-type="float" office:value="11" calcext:value-type="float">
            <text:p>11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B734]" office:value-type="float" office:value="11" calcext:value-type="float">
            <text:p>11</text:p>
          </table:table-cell>
          <table:table-cell table:formula="of:=LOG([.A734]*[.$Q$1])" office:value-type="float" office:value="2.43951695352206" calcext:value-type="float">
            <text:p>2.43951695352206</text:p>
          </table:table-cell>
          <table:table-cell table:formula="of:=[.E734]-AVERAGE([.E$3:.E$1200])" office:value-type="float" office:value="-1.00918196994992" calcext:value-type="float">
            <text:p>-1.00918196994992</text:p>
          </table:table-cell>
          <table:table-cell table:formula="of:=[.F734]-AVERAGE([.F$3:.F$1200])" office:value-type="float" office:value="-0.0263557426470169" calcext:value-type="float">
            <text:p>-0.026355742647017</text:p>
          </table:table-cell>
          <table:table-cell table:formula="of:=[.G734]*[.G734]" office:value-type="float" office:value="1.01844824847199" calcext:value-type="float">
            <text:p>1.01844824847199</text:p>
          </table:table-cell>
          <table:table-cell table:formula="of:=[.G734]*[.H734]" office:value-type="float" office:value="0.0265977402840095" calcext:value-type="float">
            <text:p>0.02659774028401</text:p>
          </table:table-cell>
          <table:table-cell table:formula="of:=[.H734]*[.H734]" office:value-type="float" office:value="0.000694625170475785" calcext:value-type="float">
            <text:p>0.000694625170476</text:p>
          </table:table-cell>
          <table:table-cell table:number-columns-repeated="6"/>
        </table:table-row>
        <table:table-row table:style-name="ro1">
          <table:table-cell office:value-type="float" office:value="5179315" calcext:value-type="float">
            <text:p>5179315</text:p>
          </table:table-cell>
          <table:table-cell office:value-type="float" office:value="11" calcext:value-type="float">
            <text:p>11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B735]" office:value-type="float" office:value="11" calcext:value-type="float">
            <text:p>11</text:p>
          </table:table-cell>
          <table:table-cell table:formula="of:=LOG([.A735]*[.$Q$1])" office:value-type="float" office:value="2.71427232511359" calcext:value-type="float">
            <text:p>2.71427232511359</text:p>
          </table:table-cell>
          <table:table-cell table:formula="of:=[.E735]-AVERAGE([.E$3:.E$1200])" office:value-type="float" office:value="-1.00918196994992" calcext:value-type="float">
            <text:p>-1.00918196994992</text:p>
          </table:table-cell>
          <table:table-cell table:formula="of:=[.F735]-AVERAGE([.F$3:.F$1200])" office:value-type="float" office:value="0.248399628944511" calcext:value-type="float">
            <text:p>0.248399628944511</text:p>
          </table:table-cell>
          <table:table-cell table:formula="of:=[.G735]*[.G735]" office:value-type="float" office:value="1.01844824847199" calcext:value-type="float">
            <text:p>1.01844824847199</text:p>
          </table:table-cell>
          <table:table-cell table:formula="of:=[.G735]*[.H735]" office:value-type="float" office:value="-0.25068042687305" calcext:value-type="float">
            <text:p>-0.25068042687305</text:p>
          </table:table-cell>
          <table:table-cell table:formula="of:=[.H735]*[.H735]" office:value-type="float" office:value="0.0617023756597708" calcext:value-type="float">
            <text:p>0.061702375659771</text:p>
          </table:table-cell>
          <table:table-cell table:number-columns-repeated="6"/>
        </table:table-row>
        <table:table-row table:style-name="ro1">
          <table:table-cell office:value-type="float" office:value="3062167" calcext:value-type="float">
            <text:p>3062167</text:p>
          </table:table-cell>
          <table:table-cell office:value-type="float" office:value="12" calcext:value-type="float">
            <text:p>12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B736]" office:value-type="float" office:value="12" calcext:value-type="float">
            <text:p>12</text:p>
          </table:table-cell>
          <table:table-cell table:formula="of:=LOG([.A736]*[.$Q$1])" office:value-type="float" office:value="2.48602887192748" calcext:value-type="float">
            <text:p>2.48602887192748</text:p>
          </table:table-cell>
          <table:table-cell table:formula="of:=[.E736]-AVERAGE([.E$3:.E$1200])" office:value-type="float" office:value="-0.00918196994991583" calcext:value-type="float">
            <text:p>-0.009181969949916</text:p>
          </table:table-cell>
          <table:table-cell table:formula="of:=[.F736]-AVERAGE([.F$3:.F$1200])" office:value-type="float" office:value="0.0201561757583968" calcext:value-type="float">
            <text:p>0.020156175758397</text:p>
          </table:table-cell>
          <table:table-cell table:formula="of:=[.G736]*[.G736]" office:value-type="float" office:value="0.0000843085721611572" calcext:value-type="float">
            <text:p>8.43085721611572E-05</text:p>
          </table:table-cell>
          <table:table-cell table:formula="of:=[.G736]*[.H736]" office:value-type="float" office:value="-0.000185073400118821" calcext:value-type="float">
            <text:p>-0.000185073400119</text:p>
          </table:table-cell>
          <table:table-cell table:formula="of:=[.H736]*[.H736]" office:value-type="float" office:value="0.000406271421203382" calcext:value-type="float">
            <text:p>0.000406271421203</text:p>
          </table:table-cell>
          <table:table-cell table:number-columns-repeated="6"/>
        </table:table-row>
        <table:table-row table:style-name="ro1">
          <table:table-cell office:value-type="float" office:value="6710736" calcext:value-type="float">
            <text:p>6710736</text:p>
          </table:table-cell>
          <table:table-cell office:value-type="float" office:value="13" calcext:value-type="float">
            <text:p>13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B737]" office:value-type="float" office:value="13" calcext:value-type="float">
            <text:p>13</text:p>
          </table:table-cell>
          <table:table-cell table:formula="of:=LOG([.A737]*[.$Q$1])" office:value-type="float" office:value="2.82677015403035" calcext:value-type="float">
            <text:p>2.82677015403035</text:p>
          </table:table-cell>
          <table:table-cell table:formula="of:=[.E737]-AVERAGE([.E$3:.E$1200])" office:value-type="float" office:value="0.990818030050084" calcext:value-type="float">
            <text:p>0.990818030050084</text:p>
          </table:table-cell>
          <table:table-cell table:formula="of:=[.F737]-AVERAGE([.F$3:.F$1200])" office:value-type="float" office:value="0.360897457861273" calcext:value-type="float">
            <text:p>0.360897457861273</text:p>
          </table:table-cell>
          <table:table-cell table:formula="of:=[.G737]*[.G737]" office:value-type="float" office:value="0.981720368672329" calcext:value-type="float">
            <text:p>0.981720368672329</text:p>
          </table:table-cell>
          <table:table-cell table:formula="of:=[.G737]*[.H737]" office:value-type="float" office:value="0.35758370824819" calcext:value-type="float">
            <text:p>0.35758370824819</text:p>
          </table:table-cell>
          <table:table-cell table:formula="of:=[.H737]*[.H737]" office:value-type="float" office:value="0.13024697509073" calcext:value-type="float">
            <text:p>0.13024697509073</text:p>
          </table:table-cell>
          <table:table-cell table:number-columns-repeated="6"/>
        </table:table-row>
        <table:table-row table:style-name="ro1">
          <table:table-cell office:value-type="float" office:value="2963386" calcext:value-type="float">
            <text:p>2963386</text:p>
          </table:table-cell>
          <table:table-cell office:value-type="float" office:value="14" calcext:value-type="float">
            <text:p>14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B738]" office:value-type="float" office:value="14" calcext:value-type="float">
            <text:p>14</text:p>
          </table:table-cell>
          <table:table-cell table:formula="of:=LOG([.A738]*[.$Q$1])" office:value-type="float" office:value="2.47178822480155" calcext:value-type="float">
            <text:p>2.47178822480155</text:p>
          </table:table-cell>
          <table:table-cell table:formula="of:=[.E738]-AVERAGE([.E$3:.E$1200])" office:value-type="float" office:value="1.99081803005008" calcext:value-type="float">
            <text:p>1.99081803005008</text:p>
          </table:table-cell>
          <table:table-cell table:formula="of:=[.F738]-AVERAGE([.F$3:.F$1200])" office:value-type="float" office:value="0.00591552863246925" calcext:value-type="float">
            <text:p>0.005915528632469</text:p>
          </table:table-cell>
          <table:table-cell table:formula="of:=[.G738]*[.G738]" office:value-type="float" office:value="3.9633564287725" calcext:value-type="float">
            <text:p>3.9633564287725</text:p>
          </table:table-cell>
          <table:table-cell table:formula="of:=[.G738]*[.H738]" office:value-type="float" office:value="0.0117767410587973" calcext:value-type="float">
            <text:p>0.011776741058797</text:p>
          </table:table-cell>
          <table:table-cell table:formula="of:=[.H738]*[.H738]" office:value-type="float" office:value="0.0000349934790015635" calcext:value-type="float">
            <text:p>3.49934790015635E-05</text:p>
          </table:table-cell>
          <table:table-cell table:number-columns-repeated="6"/>
        </table:table-row>
        <table:table-row table:style-name="ro1">
          <table:table-cell office:value-type="float" office:value="23027054" calcext:value-type="float">
            <text:p>23027054</text:p>
          </table:table-cell>
          <table:table-cell office:value-type="float" office:value="15" calcext:value-type="float">
            <text:p>15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B739]" office:value-type="float" office:value="15" calcext:value-type="float">
            <text:p>15</text:p>
          </table:table-cell>
          <table:table-cell table:formula="of:=LOG([.A739]*[.$Q$1])" office:value-type="float" office:value="3.36223837941524" calcext:value-type="float">
            <text:p>3.36223837941524</text:p>
          </table:table-cell>
          <table:table-cell table:formula="of:=[.E739]-AVERAGE([.E$3:.E$1200])" office:value-type="float" office:value="2.99081803005008" calcext:value-type="float">
            <text:p>2.99081803005008</text:p>
          </table:table-cell>
          <table:table-cell table:formula="of:=[.F739]-AVERAGE([.F$3:.F$1200])" office:value-type="float" office:value="0.896365683246163" calcext:value-type="float">
            <text:p>0.896365683246163</text:p>
          </table:table-cell>
          <table:table-cell table:formula="of:=[.G739]*[.G739]" office:value-type="float" office:value="8.94499248887267" calcext:value-type="float">
            <text:p>8.94499248887267</text:p>
          </table:table-cell>
          <table:table-cell table:formula="of:=[.G739]*[.H739]" office:value-type="float" office:value="2.68086664697079" calcext:value-type="float">
            <text:p>2.68086664697079</text:p>
          </table:table-cell>
          <table:table-cell table:formula="of:=[.H739]*[.H739]" office:value-type="float" office:value="0.803471438101361" calcext:value-type="float">
            <text:p>0.803471438101361</text:p>
          </table:table-cell>
          <table:table-cell table:number-columns-repeated="6"/>
        </table:table-row>
        <table:table-row table:style-name="ro1">
          <table:table-cell office:value-type="float" office:value="2487914" calcext:value-type="float">
            <text:p>2487914</text:p>
          </table:table-cell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B740]" office:value-type="float" office:value="10" calcext:value-type="float">
            <text:p>10</text:p>
          </table:table-cell>
          <table:table-cell table:formula="of:=LOG([.A740]*[.$Q$1])" office:value-type="float" office:value="2.39583536397257" calcext:value-type="float">
            <text:p>2.39583536397257</text:p>
          </table:table-cell>
          <table:table-cell table:formula="of:=[.E740]-AVERAGE([.E$3:.E$1200])" office:value-type="float" office:value="-2.00918196994992" calcext:value-type="float">
            <text:p>-2.00918196994992</text:p>
          </table:table-cell>
          <table:table-cell table:formula="of:=[.F740]-AVERAGE([.F$3:.F$1200])" office:value-type="float" office:value="-0.0700373321965078" calcext:value-type="float">
            <text:p>-0.070037332196508</text:p>
          </table:table-cell>
          <table:table-cell table:formula="of:=[.G740]*[.G740]" office:value-type="float" office:value="4.03681218837182" calcext:value-type="float">
            <text:p>4.03681218837182</text:p>
          </table:table-cell>
          <table:table-cell table:formula="of:=[.G740]*[.H740]" office:value-type="float" office:value="0.140717745072616" calcext:value-type="float">
            <text:p>0.140717745072616</text:p>
          </table:table-cell>
          <table:table-cell table:formula="of:=[.H740]*[.H740]" office:value-type="float" office:value="0.00490522790120398" calcext:value-type="float">
            <text:p>0.004905227901204</text:p>
          </table:table-cell>
          <table:table-cell table:number-columns-repeated="6"/>
        </table:table-row>
        <table:table-row table:style-name="ro1">
          <table:table-cell office:value-type="float" office:value="3623600" calcext:value-type="float">
            <text:p>3623600</text:p>
          </table:table-cell>
          <table:table-cell office:value-type="float" office:value="15" calcext:value-type="float">
            <text:p>15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[.B741]" office:value-type="float" office:value="15" calcext:value-type="float">
            <text:p>15</text:p>
          </table:table-cell>
          <table:table-cell table:formula="of:=LOG([.A741]*[.$Q$1])" office:value-type="float" office:value="2.55914025098586" calcext:value-type="float">
            <text:p>2.55914025098586</text:p>
          </table:table-cell>
          <table:table-cell table:formula="of:=[.E741]-AVERAGE([.E$3:.E$1200])" office:value-type="float" office:value="2.99081803005008" calcext:value-type="float">
            <text:p>2.99081803005008</text:p>
          </table:table-cell>
          <table:table-cell table:formula="of:=[.F741]-AVERAGE([.F$3:.F$1200])" office:value-type="float" office:value="0.0932675548167814" calcext:value-type="float">
            <text:p>0.093267554816781</text:p>
          </table:table-cell>
          <table:table-cell table:formula="of:=[.G741]*[.G741]" office:value-type="float" office:value="8.94499248887267" calcext:value-type="float">
            <text:p>8.94499248887267</text:p>
          </table:table-cell>
          <table:table-cell table:formula="of:=[.G741]*[.H741]" office:value-type="float" office:value="0.278946284564714" calcext:value-type="float">
            <text:p>0.278946284564714</text:p>
          </table:table-cell>
          <table:table-cell table:formula="of:=[.H741]*[.H741]" office:value-type="float" office:value="0.00869883678150132" calcext:value-type="float">
            <text:p>0.008698836781501</text:p>
          </table:table-cell>
          <table:table-cell table:number-columns-repeated="6"/>
        </table:table-row>
        <table:table-row table:style-name="ro1">
          <table:table-cell office:value-type="float" office:value="5794190" calcext:value-type="float">
            <text:p>5794190</text:p>
          </table:table-cell>
          <table:table-cell office:value-type="float" office:value="13" calcext:value-type="float">
            <text:p>13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[.B742]" office:value-type="float" office:value="13" calcext:value-type="float">
            <text:p>13</text:p>
          </table:table-cell>
          <table:table-cell table:formula="of:=LOG([.A742]*[.$Q$1])" office:value-type="float" office:value="2.76299273225515" calcext:value-type="float">
            <text:p>2.76299273225515</text:p>
          </table:table-cell>
          <table:table-cell table:formula="of:=[.E742]-AVERAGE([.E$3:.E$1200])" office:value-type="float" office:value="0.990818030050084" calcext:value-type="float">
            <text:p>0.990818030050084</text:p>
          </table:table-cell>
          <table:table-cell table:formula="of:=[.F742]-AVERAGE([.F$3:.F$1200])" office:value-type="float" office:value="0.297120036086069" calcext:value-type="float">
            <text:p>0.297120036086069</text:p>
          </table:table-cell>
          <table:table-cell table:formula="of:=[.G742]*[.G742]" office:value-type="float" office:value="0.981720368672329" calcext:value-type="float">
            <text:p>0.981720368672329</text:p>
          </table:table-cell>
          <table:table-cell table:formula="of:=[.G742]*[.H742]" office:value-type="float" office:value="0.294391888843209" calcext:value-type="float">
            <text:p>0.294391888843209</text:p>
          </table:table-cell>
          <table:table-cell table:formula="of:=[.H742]*[.H742]" office:value-type="float" office:value="0.0882803158437871" calcext:value-type="float">
            <text:p>0.088280315843787</text:p>
          </table:table-cell>
          <table:table-cell table:number-columns-repeated="6"/>
        </table:table-row>
        <table:table-row table:style-name="ro1">
          <table:table-cell office:value-type="float" office:value="9227206" calcext:value-type="float">
            <text:p>9227206</text:p>
          </table:table-cell>
          <table:table-cell office:value-type="float" office:value="15" calcext:value-type="float">
            <text:p>15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B743]" office:value-type="float" office:value="15" calcext:value-type="float">
            <text:p>15</text:p>
          </table:table-cell>
          <table:table-cell table:formula="of:=LOG([.A743]*[.$Q$1])" office:value-type="float" office:value="2.96507021646734" calcext:value-type="float">
            <text:p>2.96507021646734</text:p>
          </table:table-cell>
          <table:table-cell table:formula="of:=[.E743]-AVERAGE([.E$3:.E$1200])" office:value-type="float" office:value="2.99081803005008" calcext:value-type="float">
            <text:p>2.99081803005008</text:p>
          </table:table-cell>
          <table:table-cell table:formula="of:=[.F743]-AVERAGE([.F$3:.F$1200])" office:value-type="float" office:value="0.499197520298258" calcext:value-type="float">
            <text:p>0.499197520298258</text:p>
          </table:table-cell>
          <table:table-cell table:formula="of:=[.G743]*[.G743]" office:value-type="float" office:value="8.94499248887267" calcext:value-type="float">
            <text:p>8.94499248887267</text:p>
          </table:table-cell>
          <table:table-cell table:formula="of:=[.G743]*[.H743]" office:value-type="float" office:value="1.49300894426432" calcext:value-type="float">
            <text:p>1.49300894426432</text:p>
          </table:table-cell>
          <table:table-cell table:formula="of:=[.H743]*[.H743]" office:value-type="float" office:value="0.249198164271929" calcext:value-type="float">
            <text:p>0.249198164271929</text:p>
          </table:table-cell>
          <table:table-cell table:number-columns-repeated="6"/>
        </table:table-row>
        <table:table-row table:style-name="ro1">
          <table:table-cell office:value-type="float" office:value="2002945" calcext:value-type="float">
            <text:p>2002945</text:p>
          </table:table-cell>
          <table:table-cell office:value-type="float" office:value="10" calcext:value-type="float">
            <text:p>10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[.B744]" office:value-type="float" office:value="10" calcext:value-type="float">
            <text:p>10</text:p>
          </table:table-cell>
          <table:table-cell table:formula="of:=LOG([.A744]*[.$Q$1])" office:value-type="float" office:value="2.30166902391941" calcext:value-type="float">
            <text:p>2.30166902391941</text:p>
          </table:table-cell>
          <table:table-cell table:formula="of:=[.E744]-AVERAGE([.E$3:.E$1200])" office:value-type="float" office:value="-2.00918196994992" calcext:value-type="float">
            <text:p>-2.00918196994992</text:p>
          </table:table-cell>
          <table:table-cell table:formula="of:=[.F744]-AVERAGE([.F$3:.F$1200])" office:value-type="float" office:value="-0.16420367224967" calcext:value-type="float">
            <text:p>-0.16420367224967</text:p>
          </table:table-cell>
          <table:table-cell table:formula="of:=[.G744]*[.G744]" office:value-type="float" office:value="4.03681218837182" calcext:value-type="float">
            <text:p>4.03681218837182</text:p>
          </table:table-cell>
          <table:table-cell table:formula="of:=[.G744]*[.H744]" office:value-type="float" office:value="0.329915057683603" calcext:value-type="float">
            <text:p>0.329915057683603</text:p>
          </table:table-cell>
          <table:table-cell table:formula="of:=[.H744]*[.H744]" office:value-type="float" office:value="0.0269628459802771" calcext:value-type="float">
            <text:p>0.026962845980277</text:p>
          </table:table-cell>
          <table:table-cell table:number-columns-repeated="6"/>
        </table:table-row>
        <table:table-row table:style-name="ro1">
          <table:table-cell office:value-type="float" office:value="91192124" calcext:value-type="float">
            <text:p>91192124</text:p>
          </table:table-cell>
          <table:table-cell office:value-type="float" office:value="17" calcext:value-type="float">
            <text:p>17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B745]" office:value-type="float" office:value="17" calcext:value-type="float">
            <text:p>17</text:p>
          </table:table-cell>
          <table:table-cell table:formula="of:=LOG([.A745]*[.$Q$1])" office:value-type="float" office:value="3.95995733118977" calcext:value-type="float">
            <text:p>3.95995733118977</text:p>
          </table:table-cell>
          <table:table-cell table:formula="of:=[.E745]-AVERAGE([.E$3:.E$1200])" office:value-type="float" office:value="4.99081803005008" calcext:value-type="float">
            <text:p>4.99081803005008</text:p>
          </table:table-cell>
          <table:table-cell table:formula="of:=[.F745]-AVERAGE([.F$3:.F$1200])" office:value-type="float" office:value="1.49408463502069" calcext:value-type="float">
            <text:p>1.49408463502069</text:p>
          </table:table-cell>
          <table:table-cell table:formula="of:=[.G745]*[.G745]" office:value-type="float" office:value="24.908264609073" calcext:value-type="float">
            <text:p>24.908264609073</text:p>
          </table:table-cell>
          <table:table-cell table:formula="of:=[.G745]*[.H745]" office:value-type="float" office:value="7.45670453488204" calcext:value-type="float">
            <text:p>7.45670453488204</text:p>
          </table:table-cell>
          <table:table-cell table:formula="of:=[.H745]*[.H745]" office:value-type="float" office:value="2.2322888966049" calcext:value-type="float">
            <text:p>2.2322888966049</text:p>
          </table:table-cell>
          <table:table-cell table:number-columns-repeated="6"/>
        </table:table-row>
        <table:table-row table:style-name="ro1">
          <table:table-cell office:value-type="float" office:value="3123608" calcext:value-type="float">
            <text:p>3123608</text:p>
          </table:table-cell>
          <table:table-cell office:value-type="float" office:value="11" calcext:value-type="float">
            <text:p>11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746]" office:value-type="float" office:value="11" calcext:value-type="float">
            <text:p>11</text:p>
          </table:table-cell>
          <table:table-cell table:formula="of:=LOG([.A746]*[.$Q$1])" office:value-type="float" office:value="2.49465652644762" calcext:value-type="float">
            <text:p>2.49465652644762</text:p>
          </table:table-cell>
          <table:table-cell table:formula="of:=[.E746]-AVERAGE([.E$3:.E$1200])" office:value-type="float" office:value="-1.00918196994992" calcext:value-type="float">
            <text:p>-1.00918196994992</text:p>
          </table:table-cell>
          <table:table-cell table:formula="of:=[.F746]-AVERAGE([.F$3:.F$1200])" office:value-type="float" office:value="0.0287838302785359" calcext:value-type="float">
            <text:p>0.028783830278536</text:p>
          </table:table-cell>
          <table:table-cell table:formula="of:=[.G746]*[.G746]" office:value-type="float" office:value="1.01844824847199" calcext:value-type="float">
            <text:p>1.01844824847199</text:p>
          </table:table-cell>
          <table:table-cell table:formula="of:=[.G746]*[.H746]" office:value-type="float" office:value="-0.0290481225431969" calcext:value-type="float">
            <text:p>-0.029048122543197</text:p>
          </table:table-cell>
          <table:table-cell table:formula="of:=[.H746]*[.H746]" office:value-type="float" office:value="0.000828508885503562" calcext:value-type="float">
            <text:p>0.000828508885504</text:p>
          </table:table-cell>
          <table:table-cell table:number-columns-repeated="6"/>
        </table:table-row>
        <table:table-row table:style-name="ro1">
          <table:table-cell office:value-type="float" office:value="10581844" calcext:value-type="float">
            <text:p>10581844</text:p>
          </table:table-cell>
          <table:table-cell office:value-type="float" office:value="12" calcext:value-type="float">
            <text:p>12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[.B747]" office:value-type="float" office:value="12" calcext:value-type="float">
            <text:p>12</text:p>
          </table:table-cell>
          <table:table-cell table:formula="of:=LOG([.A747]*[.$Q$1])" office:value-type="float" office:value="3.02456135477319" calcext:value-type="float">
            <text:p>3.02456135477319</text:p>
          </table:table-cell>
          <table:table-cell table:formula="of:=[.E747]-AVERAGE([.E$3:.E$1200])" office:value-type="float" office:value="-0.00918196994991583" calcext:value-type="float">
            <text:p>-0.009181969949916</text:p>
          </table:table-cell>
          <table:table-cell table:formula="of:=[.F747]-AVERAGE([.F$3:.F$1200])" office:value-type="float" office:value="0.55868865860411" calcext:value-type="float">
            <text:p>0.55868865860411</text:p>
          </table:table-cell>
          <table:table-cell table:formula="of:=[.G747]*[.G747]" office:value-type="float" office:value="0.0000843085721611572" calcext:value-type="float">
            <text:p>8.43085721611572E-05</text:p>
          </table:table-cell>
          <table:table-cell table:formula="of:=[.G747]*[.H747]" office:value-type="float" office:value="-0.00512986247466172" calcext:value-type="float">
            <text:p>-0.005129862474662</text:p>
          </table:table-cell>
          <table:table-cell table:formula="of:=[.H747]*[.H747]" office:value-type="float" office:value="0.31213301725286" calcext:value-type="float">
            <text:p>0.31213301725286</text:p>
          </table:table-cell>
          <table:table-cell table:number-columns-repeated="6"/>
        </table:table-row>
        <table:table-row table:style-name="ro1">
          <table:table-cell office:value-type="float" office:value="86695687" calcext:value-type="float">
            <text:p>86695687</text:p>
          </table:table-cell>
          <table:table-cell office:value-type="float" office:value="20" calcext:value-type="float">
            <text:p>20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[.B748]" office:value-type="float" office:value="20" calcext:value-type="float">
            <text:p>20</text:p>
          </table:table-cell>
          <table:table-cell table:formula="of:=LOG([.A748]*[.$Q$1])" office:value-type="float" office:value="3.93799749241632" calcext:value-type="float">
            <text:p>3.93799749241632</text:p>
          </table:table-cell>
          <table:table-cell table:formula="of:=[.E748]-AVERAGE([.E$3:.E$1200])" office:value-type="float" office:value="7.99081803005008" calcext:value-type="float">
            <text:p>7.99081803005008</text:p>
          </table:table-cell>
          <table:table-cell table:formula="of:=[.F748]-AVERAGE([.F$3:.F$1200])" office:value-type="float" office:value="1.47212479624724" calcext:value-type="float">
            <text:p>1.47212479624724</text:p>
          </table:table-cell>
          <table:table-cell table:formula="of:=[.G748]*[.G748]" office:value-type="float" office:value="63.8531727893735" calcext:value-type="float">
            <text:p>63.8531727893735</text:p>
          </table:table-cell>
          <table:table-cell table:formula="of:=[.G748]*[.H748]" office:value-type="float" office:value="11.7634813643363" calcext:value-type="float">
            <text:p>11.7634813643363</text:p>
          </table:table-cell>
          <table:table-cell table:formula="of:=[.H748]*[.H748]" office:value-type="float" office:value="2.16715141572599" calcext:value-type="float">
            <text:p>2.16715141572599</text:p>
          </table:table-cell>
          <table:table-cell table:number-columns-repeated="6"/>
        </table:table-row>
        <table:table-row table:style-name="ro1">
          <table:table-cell office:value-type="float" office:value="5676618" calcext:value-type="float">
            <text:p>5676618</text:p>
          </table:table-cell>
          <table:table-cell office:value-type="float" office:value="15" calcext:value-type="float">
            <text:p>15</text:p>
          </table:table-cell>
          <table:table-cell office:value-type="float" office:value="831" calcext:value-type="float">
            <text:p>831</text:p>
          </table:table-cell>
          <table:table-cell/>
          <table:table-cell table:formula="of:=[.B749]" office:value-type="float" office:value="15" calcext:value-type="float">
            <text:p>15</text:p>
          </table:table-cell>
          <table:table-cell table:formula="of:=LOG([.A749]*[.$Q$1])" office:value-type="float" office:value="2.75408966997423" calcext:value-type="float">
            <text:p>2.75408966997423</text:p>
          </table:table-cell>
          <table:table-cell table:formula="of:=[.E749]-AVERAGE([.E$3:.E$1200])" office:value-type="float" office:value="2.99081803005008" calcext:value-type="float">
            <text:p>2.99081803005008</text:p>
          </table:table-cell>
          <table:table-cell table:formula="of:=[.F749]-AVERAGE([.F$3:.F$1200])" office:value-type="float" office:value="0.288216973805146" calcext:value-type="float">
            <text:p>0.288216973805146</text:p>
          </table:table-cell>
          <table:table-cell table:formula="of:=[.G749]*[.G749]" office:value-type="float" office:value="8.94499248887267" calcext:value-type="float">
            <text:p>8.94499248887267</text:p>
          </table:table-cell>
          <table:table-cell table:formula="of:=[.G749]*[.H749]" office:value-type="float" office:value="0.862004521822904" calcext:value-type="float">
            <text:p>0.862004521822904</text:p>
          </table:table-cell>
          <table:table-cell table:formula="of:=[.H749]*[.H749]" office:value-type="float" office:value="0.0830690239893963" calcext:value-type="float">
            <text:p>0.083069023989396</text:p>
          </table:table-cell>
          <table:table-cell table:number-columns-repeated="6"/>
        </table:table-row>
        <table:table-row table:style-name="ro1">
          <table:table-cell office:value-type="float" office:value="28587055" calcext:value-type="float">
            <text:p>28587055</text:p>
          </table:table-cell>
          <table:table-cell office:value-type="float" office:value="15" calcext:value-type="float">
            <text:p>15</text:p>
          </table:table-cell>
          <table:table-cell office:value-type="float" office:value="831" calcext:value-type="float">
            <text:p>831</text:p>
          </table:table-cell>
          <table:table-cell/>
          <table:table-cell table:formula="of:=[.B750]" office:value-type="float" office:value="15" calcext:value-type="float">
            <text:p>15</text:p>
          </table:table-cell>
          <table:table-cell table:formula="of:=LOG([.A750]*[.$Q$1])" office:value-type="float" office:value="3.45616941722832" calcext:value-type="float">
            <text:p>3.45616941722832</text:p>
          </table:table-cell>
          <table:table-cell table:formula="of:=[.E750]-AVERAGE([.E$3:.E$1200])" office:value-type="float" office:value="2.99081803005008" calcext:value-type="float">
            <text:p>2.99081803005008</text:p>
          </table:table-cell>
          <table:table-cell table:formula="of:=[.F750]-AVERAGE([.F$3:.F$1200])" office:value-type="float" office:value="0.990296721059239" calcext:value-type="float">
            <text:p>0.990296721059239</text:p>
          </table:table-cell>
          <table:table-cell table:formula="of:=[.G750]*[.G750]" office:value-type="float" office:value="8.94499248887267" calcext:value-type="float">
            <text:p>8.94499248887267</text:p>
          </table:table-cell>
          <table:table-cell table:formula="of:=[.G750]*[.H750]" office:value-type="float" office:value="2.96179728844345" calcext:value-type="float">
            <text:p>2.96179728844345</text:p>
          </table:table-cell>
          <table:table-cell table:formula="of:=[.H750]*[.H750]" office:value-type="float" office:value="0.98068759574068" calcext:value-type="float">
            <text:p>0.98068759574068</text:p>
          </table:table-cell>
          <table:table-cell table:number-columns-repeated="6"/>
        </table:table-row>
        <table:table-row table:style-name="ro1">
          <table:table-cell office:value-type="float" office:value="9406542" calcext:value-type="float">
            <text:p>9406542</text:p>
          </table:table-cell>
          <table:table-cell office:value-type="float" office:value="14" calcext:value-type="float">
            <text:p>1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B751]" office:value-type="float" office:value="14" calcext:value-type="float">
            <text:p>14</text:p>
          </table:table-cell>
          <table:table-cell table:formula="of:=LOG([.A751]*[.$Q$1])" office:value-type="float" office:value="2.97342999895052" calcext:value-type="float">
            <text:p>2.97342999895052</text:p>
          </table:table-cell>
          <table:table-cell table:formula="of:=[.E751]-AVERAGE([.E$3:.E$1200])" office:value-type="float" office:value="1.99081803005008" calcext:value-type="float">
            <text:p>1.99081803005008</text:p>
          </table:table-cell>
          <table:table-cell table:formula="of:=[.F751]-AVERAGE([.F$3:.F$1200])" office:value-type="float" office:value="0.507557302781444" calcext:value-type="float">
            <text:p>0.507557302781444</text:p>
          </table:table-cell>
          <table:table-cell table:formula="of:=[.G751]*[.G751]" office:value-type="float" office:value="3.9633564287725" calcext:value-type="float">
            <text:p>3.9633564287725</text:p>
          </table:table-cell>
          <table:table-cell table:formula="of:=[.G751]*[.H751]" office:value-type="float" office:value="1.01045422966089" calcext:value-type="float">
            <text:p>1.01045422966089</text:p>
          </table:table-cell>
          <table:table-cell table:formula="of:=[.H751]*[.H751]" office:value-type="float" office:value="0.257614415606775" calcext:value-type="float">
            <text:p>0.257614415606775</text:p>
          </table:table-cell>
          <table:table-cell table:number-columns-repeated="6"/>
        </table:table-row>
        <table:table-row table:style-name="ro1">
          <table:table-cell office:value-type="float" office:value="128609966" calcext:value-type="float">
            <text:p>128609966</text:p>
          </table:table-cell>
          <table:table-cell office:value-type="float" office:value="18" calcext:value-type="float">
            <text:p>18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B752]" office:value-type="float" office:value="18" calcext:value-type="float">
            <text:p>18</text:p>
          </table:table-cell>
          <table:table-cell table:formula="of:=LOG([.A752]*[.$Q$1])" office:value-type="float" office:value="4.10927462341796" calcext:value-type="float">
            <text:p>4.10927462341796</text:p>
          </table:table-cell>
          <table:table-cell table:formula="of:=[.E752]-AVERAGE([.E$3:.E$1200])" office:value-type="float" office:value="5.99081803005008" calcext:value-type="float">
            <text:p>5.99081803005008</text:p>
          </table:table-cell>
          <table:table-cell table:formula="of:=[.F752]-AVERAGE([.F$3:.F$1200])" office:value-type="float" office:value="1.64340192724888" calcext:value-type="float">
            <text:p>1.64340192724888</text:p>
          </table:table-cell>
          <table:table-cell table:formula="of:=[.G752]*[.G752]" office:value-type="float" office:value="35.8899006691732" calcext:value-type="float">
            <text:p>35.8899006691732</text:p>
          </table:table-cell>
          <table:table-cell table:formula="of:=[.G752]*[.H752]" office:value-type="float" office:value="9.84532189638164" calcext:value-type="float">
            <text:p>9.84532189638164</text:p>
          </table:table-cell>
          <table:table-cell table:formula="of:=[.H752]*[.H752]" office:value-type="float" office:value="2.70076989448533" calcext:value-type="float">
            <text:p>2.70076989448533</text:p>
          </table:table-cell>
          <table:table-cell table:number-columns-repeated="6"/>
        </table:table-row>
        <table:table-row table:style-name="ro1">
          <table:table-cell office:value-type="float" office:value="76507366" calcext:value-type="float">
            <text:p>76507366</text:p>
          </table:table-cell>
          <table:table-cell office:value-type="float" office:value="16" calcext:value-type="float">
            <text:p>16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B753]" office:value-type="float" office:value="16" calcext:value-type="float">
            <text:p>16</text:p>
          </table:table-cell>
          <table:table-cell table:formula="of:=LOG([.A753]*[.$Q$1])" office:value-type="float" office:value="3.88370325030592" calcext:value-type="float">
            <text:p>3.88370325030592</text:p>
          </table:table-cell>
          <table:table-cell table:formula="of:=[.E753]-AVERAGE([.E$3:.E$1200])" office:value-type="float" office:value="3.99081803005008" calcext:value-type="float">
            <text:p>3.99081803005008</text:p>
          </table:table-cell>
          <table:table-cell table:formula="of:=[.F753]-AVERAGE([.F$3:.F$1200])" office:value-type="float" office:value="1.41783055413684" calcext:value-type="float">
            <text:p>1.41783055413684</text:p>
          </table:table-cell>
          <table:table-cell table:formula="of:=[.G753]*[.G753]" office:value-type="float" office:value="15.9266285489728" calcext:value-type="float">
            <text:p>15.9266285489728</text:p>
          </table:table-cell>
          <table:table-cell table:formula="of:=[.G753]*[.H753]" office:value-type="float" office:value="5.65830373900519" calcext:value-type="float">
            <text:p>5.65830373900519</text:p>
          </table:table-cell>
          <table:table-cell table:formula="of:=[.H753]*[.H753]" office:value-type="float" office:value="2.01024348024397" calcext:value-type="float">
            <text:p>2.01024348024397</text:p>
          </table:table-cell>
          <table:table-cell table:number-columns-repeated="6"/>
        </table:table-row>
        <table:table-row table:style-name="ro1">
          <table:table-cell office:value-type="float" office:value="26003602" calcext:value-type="float">
            <text:p>26003602</text:p>
          </table:table-cell>
          <table:table-cell office:value-type="float" office:value="17" calcext:value-type="float">
            <text:p>17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B754]" office:value-type="float" office:value="17" calcext:value-type="float">
            <text:p>17</text:p>
          </table:table-cell>
          <table:table-cell table:formula="of:=LOG([.A754]*[.$Q$1])" office:value-type="float" office:value="3.41503351029289" calcext:value-type="float">
            <text:p>3.41503351029289</text:p>
          </table:table-cell>
          <table:table-cell table:formula="of:=[.E754]-AVERAGE([.E$3:.E$1200])" office:value-type="float" office:value="4.99081803005008" calcext:value-type="float">
            <text:p>4.99081803005008</text:p>
          </table:table-cell>
          <table:table-cell table:formula="of:=[.F754]-AVERAGE([.F$3:.F$1200])" office:value-type="float" office:value="0.949160814123813" calcext:value-type="float">
            <text:p>0.949160814123813</text:p>
          </table:table-cell>
          <table:table-cell table:formula="of:=[.G754]*[.G754]" office:value-type="float" office:value="24.908264609073" calcext:value-type="float">
            <text:p>24.908264609073</text:p>
          </table:table-cell>
          <table:table-cell table:formula="of:=[.G754]*[.H754]" office:value-type="float" office:value="4.73708890454614" calcext:value-type="float">
            <text:p>4.73708890454614</text:p>
          </table:table-cell>
          <table:table-cell table:formula="of:=[.H754]*[.H754]" office:value-type="float" office:value="0.900906251068179" calcext:value-type="float">
            <text:p>0.900906251068179</text:p>
          </table:table-cell>
          <table:table-cell table:number-columns-repeated="6"/>
        </table:table-row>
        <table:table-row table:style-name="ro1">
          <table:table-cell office:value-type="float" office:value="2673527" calcext:value-type="float">
            <text:p>2673527</text:p>
          </table:table-cell>
          <table:table-cell office:value-type="float" office:value="13" calcext:value-type="float">
            <text:p>13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[.B755]" office:value-type="float" office:value="13" calcext:value-type="float">
            <text:p>13</text:p>
          </table:table-cell>
          <table:table-cell table:formula="of:=LOG([.A755]*[.$Q$1])" office:value-type="float" office:value="2.42708457440674" calcext:value-type="float">
            <text:p>2.42708457440674</text:p>
          </table:table-cell>
          <table:table-cell table:formula="of:=[.E755]-AVERAGE([.E$3:.E$1200])" office:value-type="float" office:value="0.990818030050084" calcext:value-type="float">
            <text:p>0.990818030050084</text:p>
          </table:table-cell>
          <table:table-cell table:formula="of:=[.F755]-AVERAGE([.F$3:.F$1200])" office:value-type="float" office:value="-0.0387881217623449" calcext:value-type="float">
            <text:p>-0.038788121762345</text:p>
          </table:table-cell>
          <table:table-cell table:formula="of:=[.G755]*[.G755]" office:value-type="float" office:value="0.981720368672329" calcext:value-type="float">
            <text:p>0.981720368672329</text:p>
          </table:table-cell>
          <table:table-cell table:formula="of:=[.G755]*[.H755]" office:value-type="float" office:value="-0.0384319703939094" calcext:value-type="float">
            <text:p>-0.038431970393909</text:p>
          </table:table-cell>
          <table:table-cell table:formula="of:=[.H755]*[.H755]" office:value-type="float" office:value="0.0015045183898505" calcext:value-type="float">
            <text:p>0.001504518389851</text:p>
          </table:table-cell>
          <table:table-cell table:number-columns-repeated="6"/>
        </table:table-row>
        <table:table-row table:style-name="ro1">
          <table:table-cell office:value-type="float" office:value="108373952" calcext:value-type="float">
            <text:p>108373952</text:p>
          </table:table-cell>
          <table:table-cell office:value-type="float" office:value="19" calcext:value-type="float">
            <text:p>19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B756]" office:value-type="float" office:value="19" calcext:value-type="float">
            <text:p>19</text:p>
          </table:table-cell>
          <table:table-cell table:formula="of:=LOG([.A756]*[.$Q$1])" office:value-type="float" office:value="4.03492491078122" calcext:value-type="float">
            <text:p>4.03492491078122</text:p>
          </table:table-cell>
          <table:table-cell table:formula="of:=[.E756]-AVERAGE([.E$3:.E$1200])" office:value-type="float" office:value="6.99081803005008" calcext:value-type="float">
            <text:p>6.99081803005008</text:p>
          </table:table-cell>
          <table:table-cell table:formula="of:=[.F756]-AVERAGE([.F$3:.F$1200])" office:value-type="float" office:value="1.56905221461214" calcext:value-type="float">
            <text:p>1.56905221461214</text:p>
          </table:table-cell>
          <table:table-cell table:formula="of:=[.G756]*[.G756]" office:value-type="float" office:value="48.8715367292733" calcext:value-type="float">
            <text:p>48.8715367292733</text:p>
          </table:table-cell>
          <table:table-cell table:formula="of:=[.G756]*[.H756]" office:value-type="float" office:value="10.9689585120006" calcext:value-type="float">
            <text:p>10.9689585120006</text:p>
          </table:table-cell>
          <table:table-cell table:formula="of:=[.H756]*[.H756]" office:value-type="float" office:value="2.46192485217926" calcext:value-type="float">
            <text:p>2.46192485217926</text:p>
          </table:table-cell>
          <table:table-cell table:number-columns-repeated="6"/>
        </table:table-row>
        <table:table-row table:style-name="ro1">
          <table:table-cell office:value-type="float" office:value="176900608" calcext:value-type="float">
            <text:p>176900608</text:p>
          </table:table-cell>
          <table:table-cell office:value-type="float" office:value="19" calcext:value-type="float">
            <text:p>19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[.B757]" office:value-type="float" office:value="19" calcext:value-type="float">
            <text:p>19</text:p>
          </table:table-cell>
          <table:table-cell table:formula="of:=LOG([.A757]*[.$Q$1])" office:value-type="float" office:value="4.24772932556428" calcext:value-type="float">
            <text:p>4.24772932556428</text:p>
          </table:table-cell>
          <table:table-cell table:formula="of:=[.E757]-AVERAGE([.E$3:.E$1200])" office:value-type="float" office:value="6.99081803005008" calcext:value-type="float">
            <text:p>6.99081803005008</text:p>
          </table:table-cell>
          <table:table-cell table:formula="of:=[.F757]-AVERAGE([.F$3:.F$1200])" office:value-type="float" office:value="1.7818566293952" calcext:value-type="float">
            <text:p>1.7818566293952</text:p>
          </table:table-cell>
          <table:table-cell table:formula="of:=[.G757]*[.G757]" office:value-type="float" office:value="48.8715367292733" calcext:value-type="float">
            <text:p>48.8715367292733</text:p>
          </table:table-cell>
          <table:table-cell table:formula="of:=[.G757]*[.H757]" office:value-type="float" office:value="12.4566354517402" calcext:value-type="float">
            <text:p>12.4566354517402</text:p>
          </table:table-cell>
          <table:table-cell table:formula="of:=[.H757]*[.H757]" office:value-type="float" office:value="3.17501304771962" calcext:value-type="float">
            <text:p>3.17501304771962</text:p>
          </table:table-cell>
          <table:table-cell table:number-columns-repeated="6"/>
        </table:table-row>
        <table:table-row table:style-name="ro1">
          <table:table-cell office:value-type="float" office:value="1603706" calcext:value-type="float">
            <text:p>1603706</text:p>
          </table:table-cell>
          <table:table-cell office:value-type="float" office:value="12" calcext:value-type="float">
            <text:p>12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B758]" office:value-type="float" office:value="12" calcext:value-type="float">
            <text:p>12</text:p>
          </table:table-cell>
          <table:table-cell table:formula="of:=LOG([.A758]*[.$Q$1])" office:value-type="float" office:value="2.20512475404746" calcext:value-type="float">
            <text:p>2.20512475404746</text:p>
          </table:table-cell>
          <table:table-cell table:formula="of:=[.E758]-AVERAGE([.E$3:.E$1200])" office:value-type="float" office:value="-0.00918196994991583" calcext:value-type="float">
            <text:p>-0.009181969949916</text:p>
          </table:table-cell>
          <table:table-cell table:formula="of:=[.F758]-AVERAGE([.F$3:.F$1200])" office:value-type="float" office:value="-0.260747942121617" calcext:value-type="float">
            <text:p>-0.260747942121617</text:p>
          </table:table-cell>
          <table:table-cell table:formula="of:=[.G758]*[.G758]" office:value-type="float" office:value="0.0000843085721611572" calcext:value-type="float">
            <text:p>8.43085721611572E-05</text:p>
          </table:table-cell>
          <table:table-cell table:formula="of:=[.G758]*[.H758]" office:value-type="float" office:value="0.00239417976906308" calcext:value-type="float">
            <text:p>0.002394179769063</text:p>
          </table:table-cell>
          <table:table-cell table:formula="of:=[.H758]*[.H758]" office:value-type="float" office:value="0.0679894893206584" calcext:value-type="float">
            <text:p>0.067989489320658</text:p>
          </table:table-cell>
          <table:table-cell table:number-columns-repeated="6"/>
        </table:table-row>
        <table:table-row table:style-name="ro1">
          <table:table-cell office:value-type="float" office:value="12045984" calcext:value-type="float">
            <text:p>12045984</text:p>
          </table:table-cell>
          <table:table-cell office:value-type="float" office:value="14" calcext:value-type="float">
            <text:p>14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[.B759]" office:value-type="float" office:value="14" calcext:value-type="float">
            <text:p>14</text:p>
          </table:table-cell>
          <table:table-cell table:formula="of:=LOG([.A759]*[.$Q$1])" office:value-type="float" office:value="3.08084228198612" calcext:value-type="float">
            <text:p>3.08084228198612</text:p>
          </table:table-cell>
          <table:table-cell table:formula="of:=[.E759]-AVERAGE([.E$3:.E$1200])" office:value-type="float" office:value="1.99081803005008" calcext:value-type="float">
            <text:p>1.99081803005008</text:p>
          </table:table-cell>
          <table:table-cell table:formula="of:=[.F759]-AVERAGE([.F$3:.F$1200])" office:value-type="float" office:value="0.614969585817039" calcext:value-type="float">
            <text:p>0.614969585817039</text:p>
          </table:table-cell>
          <table:table-cell table:formula="of:=[.G759]*[.G759]" office:value-type="float" office:value="3.9633564287725" calcext:value-type="float">
            <text:p>3.9633564287725</text:p>
          </table:table-cell>
          <table:table-cell table:formula="of:=[.G759]*[.H759]" office:value-type="float" office:value="1.22429253937699" calcext:value-type="float">
            <text:p>1.22429253937699</text:p>
          </table:table-cell>
          <table:table-cell table:formula="of:=[.H759]*[.H759]" office:value-type="float" office:value="0.378187591479981" calcext:value-type="float">
            <text:p>0.378187591479981</text:p>
          </table:table-cell>
          <table:table-cell table:number-columns-repeated="6"/>
        </table:table-row>
        <table:table-row table:style-name="ro1">
          <table:table-cell office:value-type="float" office:value="22481060" calcext:value-type="float">
            <text:p>22481060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B760]" office:value-type="float" office:value="16" calcext:value-type="float">
            <text:p>16</text:p>
          </table:table-cell>
          <table:table-cell table:formula="of:=LOG([.A760]*[.$Q$1])" office:value-type="float" office:value="3.35181678471276" calcext:value-type="float">
            <text:p>3.35181678471276</text:p>
          </table:table-cell>
          <table:table-cell table:formula="of:=[.E760]-AVERAGE([.E$3:.E$1200])" office:value-type="float" office:value="3.99081803005008" calcext:value-type="float">
            <text:p>3.99081803005008</text:p>
          </table:table-cell>
          <table:table-cell table:formula="of:=[.F760]-AVERAGE([.F$3:.F$1200])" office:value-type="float" office:value="0.885944088543675" calcext:value-type="float">
            <text:p>0.885944088543675</text:p>
          </table:table-cell>
          <table:table-cell table:formula="of:=[.G760]*[.G760]" office:value-type="float" office:value="15.9266285489728" calcext:value-type="float">
            <text:p>15.9266285489728</text:p>
          </table:table-cell>
          <table:table-cell table:formula="of:=[.G760]*[.H760]" office:value-type="float" office:value="3.53564164217639" calcext:value-type="float">
            <text:p>3.53564164217639</text:p>
          </table:table-cell>
          <table:table-cell table:formula="of:=[.H760]*[.H760]" office:value-type="float" office:value="0.784896928025483" calcext:value-type="float">
            <text:p>0.784896928025483</text:p>
          </table:table-cell>
          <table:table-cell table:number-columns-repeated="6"/>
        </table:table-row>
        <table:table-row table:style-name="ro1">
          <table:table-cell office:value-type="float" office:value="37835162" calcext:value-type="float">
            <text:p>37835162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B761]" office:value-type="float" office:value="18" calcext:value-type="float">
            <text:p>18</text:p>
          </table:table-cell>
          <table:table-cell table:formula="of:=LOG([.A761]*[.$Q$1])" office:value-type="float" office:value="3.57789559783987" calcext:value-type="float">
            <text:p>3.57789559783987</text:p>
          </table:table-cell>
          <table:table-cell table:formula="of:=[.E761]-AVERAGE([.E$3:.E$1200])" office:value-type="float" office:value="5.99081803005008" calcext:value-type="float">
            <text:p>5.99081803005008</text:p>
          </table:table-cell>
          <table:table-cell table:formula="of:=[.F761]-AVERAGE([.F$3:.F$1200])" office:value-type="float" office:value="1.11202290167079" calcext:value-type="float">
            <text:p>1.11202290167079</text:p>
          </table:table-cell>
          <table:table-cell table:formula="of:=[.G761]*[.G761]" office:value-type="float" office:value="35.8899006691732" calcext:value-type="float">
            <text:p>35.8899006691732</text:p>
          </table:table-cell>
          <table:table-cell table:formula="of:=[.G761]*[.H761]" office:value-type="float" office:value="6.661926849158" calcext:value-type="float">
            <text:p>6.661926849158</text:p>
          </table:table-cell>
          <table:table-cell table:formula="of:=[.H761]*[.H761]" office:value-type="float" office:value="1.23659493384033" calcext:value-type="float">
            <text:p>1.23659493384033</text:p>
          </table:table-cell>
          <table:table-cell table:number-columns-repeated="6"/>
        </table:table-row>
        <table:table-row table:style-name="ro1">
          <table:table-cell office:value-type="float" office:value="70404524" calcext:value-type="float">
            <text:p>70404524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B762]" office:value-type="float" office:value="18" calcext:value-type="float">
            <text:p>18</text:p>
          </table:table-cell>
          <table:table-cell table:formula="of:=LOG([.A762]*[.$Q$1])" office:value-type="float" office:value="3.84760056660106" calcext:value-type="float">
            <text:p>3.84760056660106</text:p>
          </table:table-cell>
          <table:table-cell table:formula="of:=[.E762]-AVERAGE([.E$3:.E$1200])" office:value-type="float" office:value="5.99081803005008" calcext:value-type="float">
            <text:p>5.99081803005008</text:p>
          </table:table-cell>
          <table:table-cell table:formula="of:=[.F762]-AVERAGE([.F$3:.F$1200])" office:value-type="float" office:value="1.38172787043198" calcext:value-type="float">
            <text:p>1.38172787043198</text:p>
          </table:table-cell>
          <table:table-cell table:formula="of:=[.G762]*[.G762]" office:value-type="float" office:value="35.8899006691732" calcext:value-type="float">
            <text:p>35.8899006691732</text:p>
          </table:table-cell>
          <table:table-cell table:formula="of:=[.G762]*[.H762]" office:value-type="float" office:value="8.27768023880662" calcext:value-type="float">
            <text:p>8.27768023880662</text:p>
          </table:table-cell>
          <table:table-cell table:formula="of:=[.H762]*[.H762]" office:value-type="float" office:value="1.9091719079285" calcext:value-type="float">
            <text:p>1.9091719079285</text:p>
          </table:table-cell>
          <table:table-cell table:number-columns-repeated="6"/>
        </table:table-row>
        <table:table-row table:style-name="ro1">
          <table:table-cell office:value-type="float" office:value="1639223" calcext:value-type="float">
            <text:p>1639223</text:p>
          </table:table-cell>
          <table:table-cell office:value-type="float" office:value="11" calcext:value-type="float">
            <text:p>11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B763]" office:value-type="float" office:value="11" calcext:value-type="float">
            <text:p>11</text:p>
          </table:table-cell>
          <table:table-cell table:formula="of:=LOG([.A763]*[.$Q$1])" office:value-type="float" office:value="2.21463803903821" calcext:value-type="float">
            <text:p>2.21463803903821</text:p>
          </table:table-cell>
          <table:table-cell table:formula="of:=[.E763]-AVERAGE([.E$3:.E$1200])" office:value-type="float" office:value="-1.00918196994992" calcext:value-type="float">
            <text:p>-1.00918196994992</text:p>
          </table:table-cell>
          <table:table-cell table:formula="of:=[.F763]-AVERAGE([.F$3:.F$1200])" office:value-type="float" office:value="-0.251234657130867" calcext:value-type="float">
            <text:p>-0.251234657130867</text:p>
          </table:table-cell>
          <table:table-cell table:formula="of:=[.G763]*[.G763]" office:value-type="float" office:value="1.01844824847199" calcext:value-type="float">
            <text:p>1.01844824847199</text:p>
          </table:table-cell>
          <table:table-cell table:formula="of:=[.G763]*[.H763]" office:value-type="float" office:value="0.25354148620302" calcext:value-type="float">
            <text:p>0.25354148620302</text:p>
          </table:table-cell>
          <table:table-cell table:formula="of:=[.H763]*[.H763]" office:value-type="float" office:value="0.0631188529436644" calcext:value-type="float">
            <text:p>0.063118852943665</text:p>
          </table:table-cell>
          <table:table-cell table:number-columns-repeated="6"/>
        </table:table-row>
        <table:table-row table:style-name="ro1">
          <table:table-cell office:value-type="float" office:value="15581937" calcext:value-type="float">
            <text:p>15581937</text:p>
          </table:table-cell>
          <table:table-cell office:value-type="float" office:value="13" calcext:value-type="float">
            <text:p>13</text:p>
          </table:table-cell>
          <table:table-cell office:value-type="float" office:value="913" calcext:value-type="float">
            <text:p>913</text:p>
          </table:table-cell>
          <table:table-cell/>
          <table:table-cell table:formula="of:=[.B764]" office:value-type="float" office:value="13" calcext:value-type="float">
            <text:p>13</text:p>
          </table:table-cell>
          <table:table-cell table:formula="of:=LOG([.A764]*[.$Q$1])" office:value-type="float" office:value="3.19262144410179" calcext:value-type="float">
            <text:p>3.19262144410179</text:p>
          </table:table-cell>
          <table:table-cell table:formula="of:=[.E764]-AVERAGE([.E$3:.E$1200])" office:value-type="float" office:value="0.990818030050084" calcext:value-type="float">
            <text:p>0.990818030050084</text:p>
          </table:table-cell>
          <table:table-cell table:formula="of:=[.F764]-AVERAGE([.F$3:.F$1200])" office:value-type="float" office:value="0.726748747932707" calcext:value-type="float">
            <text:p>0.726748747932707</text:p>
          </table:table-cell>
          <table:table-cell table:formula="of:=[.G764]*[.G764]" office:value-type="float" office:value="0.981720368672329" calcext:value-type="float">
            <text:p>0.981720368672329</text:p>
          </table:table-cell>
          <table:table-cell table:formula="of:=[.G764]*[.H764]" office:value-type="float" office:value="0.72007576276805" calcext:value-type="float">
            <text:p>0.72007576276805</text:p>
          </table:table-cell>
          <table:table-cell table:formula="of:=[.H764]*[.H764]" office:value-type="float" office:value="0.528163742621757" calcext:value-type="float">
            <text:p>0.528163742621757</text:p>
          </table:table-cell>
          <table:table-cell table:number-columns-repeated="6"/>
        </table:table-row>
        <table:table-row table:style-name="ro1">
          <table:table-cell office:value-type="float" office:value="46332950" calcext:value-type="float">
            <text:p>46332950</text:p>
          </table:table-cell>
          <table:table-cell office:value-type="float" office:value="15" calcext:value-type="float">
            <text:p>15</text:p>
          </table:table-cell>
          <table:table-cell office:value-type="float" office:value="915" calcext:value-type="float">
            <text:p>915</text:p>
          </table:table-cell>
          <table:table-cell/>
          <table:table-cell table:formula="of:=[.B765]" office:value-type="float" office:value="15" calcext:value-type="float">
            <text:p>15</text:p>
          </table:table-cell>
          <table:table-cell table:formula="of:=LOG([.A765]*[.$Q$1])" office:value-type="float" office:value="3.66588995243573" calcext:value-type="float">
            <text:p>3.66588995243573</text:p>
          </table:table-cell>
          <table:table-cell table:formula="of:=[.E765]-AVERAGE([.E$3:.E$1200])" office:value-type="float" office:value="2.99081803005008" calcext:value-type="float">
            <text:p>2.99081803005008</text:p>
          </table:table-cell>
          <table:table-cell table:formula="of:=[.F765]-AVERAGE([.F$3:.F$1200])" office:value-type="float" office:value="1.20001725626664" calcext:value-type="float">
            <text:p>1.20001725626664</text:p>
          </table:table-cell>
          <table:table-cell table:formula="of:=[.G765]*[.G765]" office:value-type="float" office:value="8.94499248887267" calcext:value-type="float">
            <text:p>8.94499248887267</text:p>
          </table:table-cell>
          <table:table-cell table:formula="of:=[.G765]*[.H765]" office:value-type="float" office:value="3.58903324641351" calcext:value-type="float">
            <text:p>3.58903324641351</text:p>
          </table:table-cell>
          <table:table-cell table:formula="of:=[.H765]*[.H765]" office:value-type="float" office:value="1.44004141533773" calcext:value-type="float">
            <text:p>1.44004141533773</text:p>
          </table:table-cell>
          <table:table-cell table:number-columns-repeated="6"/>
        </table:table-row>
        <table:table-row table:style-name="ro1">
          <table:table-cell office:value-type="float" office:value="45347912" calcext:value-type="float">
            <text:p>45347912</text:p>
          </table:table-cell>
          <table:table-cell office:value-type="float" office:value="14" calcext:value-type="float">
            <text:p>14</text:p>
          </table:table-cell>
          <table:table-cell office:value-type="float" office:value="923" calcext:value-type="float">
            <text:p>923</text:p>
          </table:table-cell>
          <table:table-cell/>
          <table:table-cell table:formula="of:=[.B766]" office:value-type="float" office:value="14" calcext:value-type="float">
            <text:p>14</text:p>
          </table:table-cell>
          <table:table-cell table:formula="of:=LOG([.A766]*[.$Q$1])" office:value-type="float" office:value="3.65655729519425" calcext:value-type="float">
            <text:p>3.65655729519425</text:p>
          </table:table-cell>
          <table:table-cell table:formula="of:=[.E766]-AVERAGE([.E$3:.E$1200])" office:value-type="float" office:value="1.99081803005008" calcext:value-type="float">
            <text:p>1.99081803005008</text:p>
          </table:table-cell>
          <table:table-cell table:formula="of:=[.F766]-AVERAGE([.F$3:.F$1200])" office:value-type="float" office:value="1.19068459902517" calcext:value-type="float">
            <text:p>1.19068459902517</text:p>
          </table:table-cell>
          <table:table-cell table:formula="of:=[.G766]*[.G766]" office:value-type="float" office:value="3.9633564287725" calcext:value-type="float">
            <text:p>3.9633564287725</text:p>
          </table:table-cell>
          <table:table-cell table:formula="of:=[.G766]*[.H766]" office:value-type="float" office:value="2.37043636784227" calcext:value-type="float">
            <text:p>2.37043636784227</text:p>
          </table:table-cell>
          <table:table-cell table:formula="of:=[.H766]*[.H766]" office:value-type="float" office:value="1.41772981435573" calcext:value-type="float">
            <text:p>1.41772981435573</text:p>
          </table:table-cell>
          <table:table-cell table:number-columns-repeated="6"/>
        </table:table-row>
        <table:table-row table:style-name="ro1">
          <table:table-cell office:value-type="float" office:value="2191195" calcext:value-type="float">
            <text:p>2191195</text:p>
          </table:table-cell>
          <table:table-cell office:value-type="float" office:value="12" calcext:value-type="float">
            <text:p>12</text:p>
          </table:table-cell>
          <table:table-cell office:value-type="float" office:value="927" calcext:value-type="float">
            <text:p>927</text:p>
          </table:table-cell>
          <table:table-cell/>
          <table:table-cell table:formula="of:=[.B767]" office:value-type="float" office:value="12" calcext:value-type="float">
            <text:p>12</text:p>
          </table:table-cell>
          <table:table-cell table:formula="of:=LOG([.A767]*[.$Q$1])" office:value-type="float" office:value="2.34068102824787" calcext:value-type="float">
            <text:p>2.34068102824787</text:p>
          </table:table-cell>
          <table:table-cell table:formula="of:=[.E767]-AVERAGE([.E$3:.E$1200])" office:value-type="float" office:value="-0.00918196994991583" calcext:value-type="float">
            <text:p>-0.009181969949916</text:p>
          </table:table-cell>
          <table:table-cell table:formula="of:=[.F767]-AVERAGE([.F$3:.F$1200])" office:value-type="float" office:value="-0.125191667921207" calcext:value-type="float">
            <text:p>-0.125191667921207</text:p>
          </table:table-cell>
          <table:table-cell table:formula="of:=[.G767]*[.G767]" office:value-type="float" office:value="0.0000843085721611572" calcext:value-type="float">
            <text:p>8.43085721611572E-05</text:p>
          </table:table-cell>
          <table:table-cell table:formula="of:=[.G767]*[.H767]" office:value-type="float" office:value="0.00114950613283237" calcext:value-type="float">
            <text:p>0.001149506132832</text:p>
          </table:table-cell>
          <table:table-cell table:formula="of:=[.H767]*[.H767]" office:value-type="float" office:value="0.0156729537168938" calcext:value-type="float">
            <text:p>0.015672953716894</text:p>
          </table:table-cell>
          <table:table-cell table:number-columns-repeated="6"/>
        </table:table-row>
        <table:table-row table:style-name="ro1">
          <table:table-cell office:value-type="float" office:value="2931271" calcext:value-type="float">
            <text:p>2931271</text:p>
          </table:table-cell>
          <table:table-cell office:value-type="float" office:value="11" calcext:value-type="float">
            <text:p>11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[.B768]" office:value-type="float" office:value="11" calcext:value-type="float">
            <text:p>11</text:p>
          </table:table-cell>
          <table:table-cell table:formula="of:=LOG([.A768]*[.$Q$1])" office:value-type="float" office:value="2.46705597141147" calcext:value-type="float">
            <text:p>2.46705597141147</text:p>
          </table:table-cell>
          <table:table-cell table:formula="of:=[.E768]-AVERAGE([.E$3:.E$1200])" office:value-type="float" office:value="-1.00918196994992" calcext:value-type="float">
            <text:p>-1.00918196994992</text:p>
          </table:table-cell>
          <table:table-cell table:formula="of:=[.F768]-AVERAGE([.F$3:.F$1200])" office:value-type="float" office:value="0.00118327524238504" calcext:value-type="float">
            <text:p>0.001183275242385</text:p>
          </table:table-cell>
          <table:table-cell table:formula="of:=[.G768]*[.G768]" office:value-type="float" office:value="1.01844824847199" calcext:value-type="float">
            <text:p>1.01844824847199</text:p>
          </table:table-cell>
          <table:table-cell table:formula="of:=[.G768]*[.H768]" office:value-type="float" office:value="-0.0011941400401031" calcext:value-type="float">
            <text:p>-0.001194140040103</text:p>
          </table:table-cell>
          <table:table-cell table:formula="of:=[.H768]*[.H768]" office:value-type="float" office:value="0.00000140014029924138" calcext:value-type="float">
            <text:p>1.40014029924138E-06</text:p>
          </table:table-cell>
          <table:table-cell table:number-columns-repeated="6"/>
        </table:table-row>
        <table:table-row table:style-name="ro1">
          <table:table-cell office:value-type="float" office:value="8627621" calcext:value-type="float">
            <text:p>8627621</text:p>
          </table:table-cell>
          <table:table-cell office:value-type="float" office:value="15" calcext:value-type="float">
            <text:p>15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[.B769]" office:value-type="float" office:value="15" calcext:value-type="float">
            <text:p>15</text:p>
          </table:table-cell>
          <table:table-cell table:formula="of:=LOG([.A769]*[.$Q$1])" office:value-type="float" office:value="2.93589105886631" calcext:value-type="float">
            <text:p>2.93589105886631</text:p>
          </table:table-cell>
          <table:table-cell table:formula="of:=[.E769]-AVERAGE([.E$3:.E$1200])" office:value-type="float" office:value="2.99081803005008" calcext:value-type="float">
            <text:p>2.99081803005008</text:p>
          </table:table-cell>
          <table:table-cell table:formula="of:=[.F769]-AVERAGE([.F$3:.F$1200])" office:value-type="float" office:value="0.470018362697232" calcext:value-type="float">
            <text:p>0.470018362697232</text:p>
          </table:table-cell>
          <table:table-cell table:formula="of:=[.G769]*[.G769]" office:value-type="float" office:value="8.94499248887267" calcext:value-type="float">
            <text:p>8.94499248887267</text:p>
          </table:table-cell>
          <table:table-cell table:formula="of:=[.G769]*[.H769]" office:value-type="float" office:value="1.4057393936095" calcext:value-type="float">
            <text:p>1.4057393936095</text:p>
          </table:table-cell>
          <table:table-cell table:formula="of:=[.H769]*[.H769]" office:value-type="float" office:value="0.220917261272587" calcext:value-type="float">
            <text:p>0.220917261272587</text:p>
          </table:table-cell>
          <table:table-cell table:number-columns-repeated="6"/>
        </table:table-row>
        <table:table-row table:style-name="ro1">
          <table:table-cell office:value-type="float" office:value="90545639" calcext:value-type="float">
            <text:p>90545639</text:p>
          </table:table-cell>
          <table:table-cell office:value-type="float" office:value="16" calcext:value-type="float">
            <text:p>16</text:p>
          </table:table-cell>
          <table:table-cell office:value-type="float" office:value="951" calcext:value-type="float">
            <text:p>951</text:p>
          </table:table-cell>
          <table:table-cell/>
          <table:table-cell table:formula="of:=[.B770]" office:value-type="float" office:value="16" calcext:value-type="float">
            <text:p>16</text:p>
          </table:table-cell>
          <table:table-cell table:formula="of:=LOG([.A770]*[.$Q$1])" office:value-type="float" office:value="3.95686753798697" calcext:value-type="float">
            <text:p>3.95686753798697</text:p>
          </table:table-cell>
          <table:table-cell table:formula="of:=[.E770]-AVERAGE([.E$3:.E$1200])" office:value-type="float" office:value="3.99081803005008" calcext:value-type="float">
            <text:p>3.99081803005008</text:p>
          </table:table-cell>
          <table:table-cell table:formula="of:=[.F770]-AVERAGE([.F$3:.F$1200])" office:value-type="float" office:value="1.49099484181788" calcext:value-type="float">
            <text:p>1.49099484181788</text:p>
          </table:table-cell>
          <table:table-cell table:formula="of:=[.G770]*[.G770]" office:value-type="float" office:value="15.9266285489728" calcext:value-type="float">
            <text:p>15.9266285489728</text:p>
          </table:table-cell>
          <table:table-cell table:formula="of:=[.G770]*[.H770]" office:value-type="float" office:value="5.95028909743849" calcext:value-type="float">
            <text:p>5.95028909743849</text:p>
          </table:table-cell>
          <table:table-cell table:formula="of:=[.H770]*[.H770]" office:value-type="float" office:value="2.22306561832754" calcext:value-type="float">
            <text:p>2.22306561832754</text:p>
          </table:table-cell>
          <table:table-cell table:number-columns-repeated="6"/>
        </table:table-row>
        <table:table-row table:style-name="ro1">
          <table:table-cell office:value-type="float" office:value="37466767" calcext:value-type="float">
            <text:p>37466767</text:p>
          </table:table-cell>
          <table:table-cell office:value-type="float" office:value="17" calcext:value-type="float">
            <text:p>17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[.B771]" office:value-type="float" office:value="17" calcext:value-type="float">
            <text:p>17</text:p>
          </table:table-cell>
          <table:table-cell table:formula="of:=LOG([.A771]*[.$Q$1])" office:value-type="float" office:value="3.57364621952463" calcext:value-type="float">
            <text:p>3.57364621952463</text:p>
          </table:table-cell>
          <table:table-cell table:formula="of:=[.E771]-AVERAGE([.E$3:.E$1200])" office:value-type="float" office:value="4.99081803005008" calcext:value-type="float">
            <text:p>4.99081803005008</text:p>
          </table:table-cell>
          <table:table-cell table:formula="of:=[.F771]-AVERAGE([.F$3:.F$1200])" office:value-type="float" office:value="1.10777352335554" calcext:value-type="float">
            <text:p>1.10777352335554</text:p>
          </table:table-cell>
          <table:table-cell table:formula="of:=[.G771]*[.G771]" office:value-type="float" office:value="24.908264609073" calcext:value-type="float">
            <text:p>24.908264609073</text:p>
          </table:table-cell>
          <table:table-cell table:formula="of:=[.G771]*[.H771]" office:value-type="float" office:value="5.52869607357496" calcext:value-type="float">
            <text:p>5.52869607357496</text:p>
          </table:table-cell>
          <table:table-cell table:formula="of:=[.H771]*[.H771]" office:value-type="float" office:value="1.22716217904756" calcext:value-type="float">
            <text:p>1.22716217904756</text:p>
          </table:table-cell>
          <table:table-cell table:number-columns-repeated="6"/>
        </table:table-row>
        <table:table-row table:style-name="ro1">
          <table:table-cell office:value-type="float" office:value="38091803" calcext:value-type="float">
            <text:p>38091803</text:p>
          </table:table-cell>
          <table:table-cell office:value-type="float" office:value="17" calcext:value-type="float">
            <text:p>17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B772]" office:value-type="float" office:value="17" calcext:value-type="float">
            <text:p>17</text:p>
          </table:table-cell>
          <table:table-cell table:formula="of:=LOG([.A772]*[.$Q$1])" office:value-type="float" office:value="3.58083152961602" calcext:value-type="float">
            <text:p>3.58083152961602</text:p>
          </table:table-cell>
          <table:table-cell table:formula="of:=[.E772]-AVERAGE([.E$3:.E$1200])" office:value-type="float" office:value="4.99081803005008" calcext:value-type="float">
            <text:p>4.99081803005008</text:p>
          </table:table-cell>
          <table:table-cell table:formula="of:=[.F772]-AVERAGE([.F$3:.F$1200])" office:value-type="float" office:value="1.11495883344694" calcext:value-type="float">
            <text:p>1.11495883344694</text:p>
          </table:table-cell>
          <table:table-cell table:formula="of:=[.G772]*[.G772]" office:value-type="float" office:value="24.908264609073" calcext:value-type="float">
            <text:p>24.908264609073</text:p>
          </table:table-cell>
          <table:table-cell table:formula="of:=[.G772]*[.H772]" office:value-type="float" office:value="5.56455664873061" calcext:value-type="float">
            <text:p>5.56455664873061</text:p>
          </table:table-cell>
          <table:table-cell table:formula="of:=[.H772]*[.H772]" office:value-type="float" office:value="1.24313320028137" calcext:value-type="float">
            <text:p>1.24313320028137</text:p>
          </table:table-cell>
          <table:table-cell table:number-columns-repeated="6"/>
        </table:table-row>
        <table:table-row table:style-name="ro1">
          <table:table-cell office:value-type="float" office:value="4649214" calcext:value-type="float">
            <text:p>4649214</text:p>
          </table:table-cell>
          <table:table-cell office:value-type="float" office:value="14" calcext:value-type="float">
            <text:p>14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B773]" office:value-type="float" office:value="14" calcext:value-type="float">
            <text:p>14</text:p>
          </table:table-cell>
          <table:table-cell table:formula="of:=LOG([.A773]*[.$Q$1])" office:value-type="float" office:value="2.667379536908" calcext:value-type="float">
            <text:p>2.667379536908</text:p>
          </table:table-cell>
          <table:table-cell table:formula="of:=[.E773]-AVERAGE([.E$3:.E$1200])" office:value-type="float" office:value="1.99081803005008" calcext:value-type="float">
            <text:p>1.99081803005008</text:p>
          </table:table-cell>
          <table:table-cell table:formula="of:=[.F773]-AVERAGE([.F$3:.F$1200])" office:value-type="float" office:value="0.201506840738922" calcext:value-type="float">
            <text:p>0.201506840738922</text:p>
          </table:table-cell>
          <table:table-cell table:formula="of:=[.G773]*[.G773]" office:value-type="float" office:value="3.9633564287725" calcext:value-type="float">
            <text:p>3.9633564287725</text:p>
          </table:table-cell>
          <table:table-cell table:formula="of:=[.G773]*[.H773]" office:value-type="float" office:value="0.401163451721477" calcext:value-type="float">
            <text:p>0.401163451721477</text:p>
          </table:table-cell>
          <table:table-cell table:formula="of:=[.H773]*[.H773]" office:value-type="float" office:value="0.0406050068645814" calcext:value-type="float">
            <text:p>0.040605006864581</text:p>
          </table:table-cell>
          <table:table-cell table:number-columns-repeated="6"/>
        </table:table-row>
        <table:table-row table:style-name="ro1">
          <table:table-cell office:value-type="float" office:value="48028090" calcext:value-type="float">
            <text:p>48028090</text:p>
          </table:table-cell>
          <table:table-cell office:value-type="float" office:value="17" calcext:value-type="float">
            <text:p>17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[.B774]" office:value-type="float" office:value="17" calcext:value-type="float">
            <text:p>17</text:p>
          </table:table-cell>
          <table:table-cell table:formula="of:=LOG([.A774]*[.$Q$1])" office:value-type="float" office:value="3.68149531578836" calcext:value-type="float">
            <text:p>3.68149531578836</text:p>
          </table:table-cell>
          <table:table-cell table:formula="of:=[.E774]-AVERAGE([.E$3:.E$1200])" office:value-type="float" office:value="4.99081803005008" calcext:value-type="float">
            <text:p>4.99081803005008</text:p>
          </table:table-cell>
          <table:table-cell table:formula="of:=[.F774]-AVERAGE([.F$3:.F$1200])" office:value-type="float" office:value="1.21562261961928" calcext:value-type="float">
            <text:p>1.21562261961928</text:p>
          </table:table-cell>
          <table:table-cell table:formula="of:=[.G774]*[.G774]" office:value-type="float" office:value="24.908264609073" calcext:value-type="float">
            <text:p>24.908264609073</text:p>
          </table:table-cell>
          <table:table-cell table:formula="of:=[.G774]*[.H774]" office:value-type="float" office:value="6.06695128773264" calcext:value-type="float">
            <text:p>6.06695128773264</text:p>
          </table:table-cell>
          <table:table-cell table:formula="of:=[.H774]*[.H774]" office:value-type="float" office:value="1.47773835333005" calcext:value-type="float">
            <text:p>1.47773835333005</text:p>
          </table:table-cell>
          <table:table-cell table:number-columns-repeated="6"/>
        </table:table-row>
        <table:table-row table:style-name="ro1">
          <table:table-cell office:value-type="float" office:value="5768577" calcext:value-type="float">
            <text:p>5768577</text:p>
          </table:table-cell>
          <table:table-cell office:value-type="float" office:value="10" calcext:value-type="float">
            <text:p>10</text:p>
          </table:table-cell>
          <table:table-cell office:value-type="float" office:value="995" calcext:value-type="float">
            <text:p>995</text:p>
          </table:table-cell>
          <table:table-cell/>
          <table:table-cell table:formula="of:=[.B775]" office:value-type="float" office:value="10" calcext:value-type="float">
            <text:p>10</text:p>
          </table:table-cell>
          <table:table-cell table:formula="of:=LOG([.A775]*[.$Q$1])" office:value-type="float" office:value="2.76106869404548" calcext:value-type="float">
            <text:p>2.76106869404548</text:p>
          </table:table-cell>
          <table:table-cell table:formula="of:=[.E775]-AVERAGE([.E$3:.E$1200])" office:value-type="float" office:value="-2.00918196994992" calcext:value-type="float">
            <text:p>-2.00918196994992</text:p>
          </table:table-cell>
          <table:table-cell table:formula="of:=[.F775]-AVERAGE([.F$3:.F$1200])" office:value-type="float" office:value="0.295195997876403" calcext:value-type="float">
            <text:p>0.295195997876403</text:p>
          </table:table-cell>
          <table:table-cell table:formula="of:=[.G775]*[.G775]" office:value-type="float" office:value="4.03681218837182" calcext:value-type="float">
            <text:p>4.03681218837182</text:p>
          </table:table-cell>
          <table:table-cell table:formula="of:=[.G775]*[.H775]" office:value-type="float" office:value="-0.593102476534642" calcext:value-type="float">
            <text:p>-0.593102476534642</text:p>
          </table:table-cell>
          <table:table-cell table:formula="of:=[.H775]*[.H775]" office:value-type="float" office:value="0.0871406771622453" calcext:value-type="float">
            <text:p>0.087140677162245</text:p>
          </table:table-cell>
          <table:table-cell table:number-columns-repeated="6"/>
        </table:table-row>
        <table:table-row table:style-name="ro1">
          <table:table-cell office:value-type="float" office:value="27645360" calcext:value-type="float">
            <text:p>27645360</text:p>
          </table:table-cell>
          <table:table-cell office:value-type="float" office:value="17" calcext:value-type="float">
            <text:p>17</text:p>
          </table:table-cell>
          <table:table-cell office:value-type="float" office:value="1009" calcext:value-type="float">
            <text:p>1009</text:p>
          </table:table-cell>
          <table:table-cell/>
          <table:table-cell table:formula="of:=[.B776]" office:value-type="float" office:value="17" calcext:value-type="float">
            <text:p>17</text:p>
          </table:table-cell>
          <table:table-cell table:formula="of:=LOG([.A776]*[.$Q$1])" office:value-type="float" office:value="3.44162224972766" calcext:value-type="float">
            <text:p>3.44162224972766</text:p>
          </table:table-cell>
          <table:table-cell table:formula="of:=[.E776]-AVERAGE([.E$3:.E$1200])" office:value-type="float" office:value="4.99081803005008" calcext:value-type="float">
            <text:p>4.99081803005008</text:p>
          </table:table-cell>
          <table:table-cell table:formula="of:=[.F776]-AVERAGE([.F$3:.F$1200])" office:value-type="float" office:value="0.975749553558577" calcext:value-type="float">
            <text:p>0.975749553558577</text:p>
          </table:table-cell>
          <table:table-cell table:formula="of:=[.G776]*[.G776]" office:value-type="float" office:value="24.908264609073" calcext:value-type="float">
            <text:p>24.908264609073</text:p>
          </table:table-cell>
          <table:table-cell table:formula="of:=[.G776]*[.H776]" office:value-type="float" office:value="4.86978846471347" calcext:value-type="float">
            <text:p>4.86978846471347</text:p>
          </table:table-cell>
          <table:table-cell table:formula="of:=[.H776]*[.H776]" office:value-type="float" office:value="0.952087191269763" calcext:value-type="float">
            <text:p>0.952087191269763</text:p>
          </table:table-cell>
          <table:table-cell table:number-columns-repeated="6"/>
        </table:table-row>
        <table:table-row table:style-name="ro1">
          <table:table-cell office:value-type="float" office:value="13670157" calcext:value-type="float">
            <text:p>13670157</text:p>
          </table:table-cell>
          <table:table-cell office:value-type="float" office:value="15" calcext:value-type="float">
            <text:p>15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B777]" office:value-type="float" office:value="15" calcext:value-type="float">
            <text:p>15</text:p>
          </table:table-cell>
          <table:table-cell table:formula="of:=LOG([.A777]*[.$Q$1])" office:value-type="float" office:value="3.13577350241289" calcext:value-type="float">
            <text:p>3.13577350241289</text:p>
          </table:table-cell>
          <table:table-cell table:formula="of:=[.E777]-AVERAGE([.E$3:.E$1200])" office:value-type="float" office:value="2.99081803005008" calcext:value-type="float">
            <text:p>2.99081803005008</text:p>
          </table:table-cell>
          <table:table-cell table:formula="of:=[.F777]-AVERAGE([.F$3:.F$1200])" office:value-type="float" office:value="0.669900806243812" calcext:value-type="float">
            <text:p>0.669900806243812</text:p>
          </table:table-cell>
          <table:table-cell table:formula="of:=[.G777]*[.G777]" office:value-type="float" office:value="8.94499248887267" calcext:value-type="float">
            <text:p>8.94499248887267</text:p>
          </table:table-cell>
          <table:table-cell table:formula="of:=[.G777]*[.H777]" office:value-type="float" office:value="2.00355140965908" calcext:value-type="float">
            <text:p>2.00355140965908</text:p>
          </table:table-cell>
          <table:table-cell table:formula="of:=[.H777]*[.H777]" office:value-type="float" office:value="0.448767090206109" calcext:value-type="float">
            <text:p>0.448767090206109</text:p>
          </table:table-cell>
          <table:table-cell table:number-columns-repeated="6"/>
        </table:table-row>
        <table:table-row table:style-name="ro1">
          <table:table-cell office:value-type="float" office:value="32214567" calcext:value-type="float">
            <text:p>32214567</text:p>
          </table:table-cell>
          <table:table-cell office:value-type="float" office:value="16" calcext:value-type="float">
            <text:p>16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[.B778]" office:value-type="float" office:value="16" calcext:value-type="float">
            <text:p>16</text:p>
          </table:table-cell>
          <table:table-cell table:formula="of:=LOG([.A778]*[.$Q$1])" office:value-type="float" office:value="3.50805229831547" calcext:value-type="float">
            <text:p>3.50805229831547</text:p>
          </table:table-cell>
          <table:table-cell table:formula="of:=[.E778]-AVERAGE([.E$3:.E$1200])" office:value-type="float" office:value="3.99081803005008" calcext:value-type="float">
            <text:p>3.99081803005008</text:p>
          </table:table-cell>
          <table:table-cell table:formula="of:=[.F778]-AVERAGE([.F$3:.F$1200])" office:value-type="float" office:value="1.04217960214639" calcext:value-type="float">
            <text:p>1.04217960214639</text:p>
          </table:table-cell>
          <table:table-cell table:formula="of:=[.G778]*[.G778]" office:value-type="float" office:value="15.9266285489728" calcext:value-type="float">
            <text:p>15.9266285489728</text:p>
          </table:table-cell>
          <table:table-cell table:formula="of:=[.G778]*[.H778]" office:value-type="float" office:value="4.15914914679624" calcext:value-type="float">
            <text:p>4.15914914679624</text:p>
          </table:table-cell>
          <table:table-cell table:formula="of:=[.H778]*[.H778]" office:value-type="float" office:value="1.08613832313001" calcext:value-type="float">
            <text:p>1.08613832313001</text:p>
          </table:table-cell>
          <table:table-cell table:number-columns-repeated="6"/>
        </table:table-row>
        <table:table-row table:style-name="ro1">
          <table:table-cell office:value-type="float" office:value="7762124" calcext:value-type="float">
            <text:p>7762124</text:p>
          </table:table-cell>
          <table:table-cell office:value-type="float" office:value="12" calcext:value-type="float">
            <text:p>12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[.B779]" office:value-type="float" office:value="12" calcext:value-type="float">
            <text:p>12</text:p>
          </table:table-cell>
          <table:table-cell table:formula="of:=LOG([.A779]*[.$Q$1])" office:value-type="float" office:value="2.88998057631763" calcext:value-type="float">
            <text:p>2.88998057631763</text:p>
          </table:table-cell>
          <table:table-cell table:formula="of:=[.E779]-AVERAGE([.E$3:.E$1200])" office:value-type="float" office:value="-0.00918196994991583" calcext:value-type="float">
            <text:p>-0.009181969949916</text:p>
          </table:table-cell>
          <table:table-cell table:formula="of:=[.F779]-AVERAGE([.F$3:.F$1200])" office:value-type="float" office:value="0.424107880148547" calcext:value-type="float">
            <text:p>0.424107880148547</text:p>
          </table:table-cell>
          <table:table-cell table:formula="of:=[.G779]*[.G779]" office:value-type="float" office:value="0.0000843085721611572" calcext:value-type="float">
            <text:p>8.43085721611572E-05</text:p>
          </table:table-cell>
          <table:table-cell table:formula="of:=[.G779]*[.H779]" office:value-type="float" office:value="-0.00389414581104646" calcext:value-type="float">
            <text:p>-0.003894145811046</text:p>
          </table:table-cell>
          <table:table-cell table:formula="of:=[.H779]*[.H779]" office:value-type="float" office:value="0.179867494004094" calcext:value-type="float">
            <text:p>0.179867494004094</text:p>
          </table:table-cell>
          <table:table-cell table:number-columns-repeated="6"/>
        </table:table-row>
        <table:table-row table:style-name="ro1">
          <table:table-cell office:value-type="float" office:value="7814064" calcext:value-type="float">
            <text:p>7814064</text:p>
          </table:table-cell>
          <table:table-cell office:value-type="float" office:value="15" calcext:value-type="float">
            <text:p>15</text:p>
          </table:table-cell>
          <table:table-cell office:value-type="float" office:value="1042" calcext:value-type="float">
            <text:p>1042</text:p>
          </table:table-cell>
          <table:table-cell/>
          <table:table-cell table:formula="of:=[.B780]" office:value-type="float" office:value="15" calcext:value-type="float">
            <text:p>15</text:p>
          </table:table-cell>
          <table:table-cell table:formula="of:=LOG([.A780]*[.$Q$1])" office:value-type="float" office:value="2.89287696393164" calcext:value-type="float">
            <text:p>2.89287696393164</text:p>
          </table:table-cell>
          <table:table-cell table:formula="of:=[.E780]-AVERAGE([.E$3:.E$1200])" office:value-type="float" office:value="2.99081803005008" calcext:value-type="float">
            <text:p>2.99081803005008</text:p>
          </table:table-cell>
          <table:table-cell table:formula="of:=[.F780]-AVERAGE([.F$3:.F$1200])" office:value-type="float" office:value="0.427004267762559" calcext:value-type="float">
            <text:p>0.427004267762559</text:p>
          </table:table-cell>
          <table:table-cell table:formula="of:=[.G780]*[.G780]" office:value-type="float" office:value="8.94499248887267" calcext:value-type="float">
            <text:p>8.94499248887267</text:p>
          </table:table-cell>
          <table:table-cell table:formula="of:=[.G780]*[.H780]" office:value-type="float" office:value="1.27709206293259" calcext:value-type="float">
            <text:p>1.27709206293259</text:p>
          </table:table-cell>
          <table:table-cell table:formula="of:=[.H780]*[.H780]" office:value-type="float" office:value="0.182332644687439" calcext:value-type="float">
            <text:p>0.182332644687439</text:p>
          </table:table-cell>
          <table:table-cell table:number-columns-repeated="6"/>
        </table:table-row>
        <table:table-row table:style-name="ro1">
          <table:table-cell office:value-type="float" office:value="3278603" calcext:value-type="float">
            <text:p>3278603</text:p>
          </table:table-cell>
          <table:table-cell office:value-type="float" office:value="12" calcext:value-type="float">
            <text:p>12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B781]" office:value-type="float" office:value="12" calcext:value-type="float">
            <text:p>12</text:p>
          </table:table-cell>
          <table:table-cell table:formula="of:=LOG([.A781]*[.$Q$1])" office:value-type="float" office:value="2.5156888319339" calcext:value-type="float">
            <text:p>2.5156888319339</text:p>
          </table:table-cell>
          <table:table-cell table:formula="of:=[.E781]-AVERAGE([.E$3:.E$1200])" office:value-type="float" office:value="-0.00918196994991583" calcext:value-type="float">
            <text:p>-0.009181969949916</text:p>
          </table:table-cell>
          <table:table-cell table:formula="of:=[.F781]-AVERAGE([.F$3:.F$1200])" office:value-type="float" office:value="0.0498161357648175" calcext:value-type="float">
            <text:p>0.049816135764818</text:p>
          </table:table-cell>
          <table:table-cell table:formula="of:=[.G781]*[.G781]" office:value-type="float" office:value="0.0000843085721611572" calcext:value-type="float">
            <text:p>8.43085721611572E-05</text:p>
          </table:table-cell>
          <table:table-cell table:formula="of:=[.G781]*[.H781]" office:value-type="float" office:value="-0.000457410261613481" calcext:value-type="float">
            <text:p>-0.000457410261613</text:p>
          </table:table-cell>
          <table:table-cell table:formula="of:=[.H781]*[.H781]" office:value-type="float" office:value="0.00248164738253873" calcext:value-type="float">
            <text:p>0.002481647382539</text:p>
          </table:table-cell>
          <table:table-cell table:number-columns-repeated="6"/>
        </table:table-row>
        <table:table-row table:style-name="ro1">
          <table:table-cell office:value-type="float" office:value="51174182" calcext:value-type="float">
            <text:p>51174182</text:p>
          </table:table-cell>
          <table:table-cell office:value-type="float" office:value="17" calcext:value-type="float">
            <text:p>17</text:p>
          </table:table-cell>
          <table:table-cell office:value-type="float" office:value="1049" calcext:value-type="float">
            <text:p>1049</text:p>
          </table:table-cell>
          <table:table-cell/>
          <table:table-cell table:formula="of:=[.B782]" office:value-type="float" office:value="17" calcext:value-type="float">
            <text:p>17</text:p>
          </table:table-cell>
          <table:table-cell table:formula="of:=LOG([.A782]*[.$Q$1])" office:value-type="float" office:value="3.70905090935652" calcext:value-type="float">
            <text:p>3.70905090935652</text:p>
          </table:table-cell>
          <table:table-cell table:formula="of:=[.E782]-AVERAGE([.E$3:.E$1200])" office:value-type="float" office:value="4.99081803005008" calcext:value-type="float">
            <text:p>4.99081803005008</text:p>
          </table:table-cell>
          <table:table-cell table:formula="of:=[.F782]-AVERAGE([.F$3:.F$1200])" office:value-type="float" office:value="1.24317821318744" calcext:value-type="float">
            <text:p>1.24317821318744</text:p>
          </table:table-cell>
          <table:table-cell table:formula="of:=[.G782]*[.G782]" office:value-type="float" office:value="24.908264609073" calcext:value-type="float">
            <text:p>24.908264609073</text:p>
          </table:table-cell>
          <table:table-cell table:formula="of:=[.G782]*[.H782]" office:value-type="float" office:value="6.2044762409413" calcext:value-type="float">
            <text:p>6.2044762409413</text:p>
          </table:table-cell>
          <table:table-cell table:formula="of:=[.H782]*[.H782]" office:value-type="float" office:value="1.54549206974391" calcext:value-type="float">
            <text:p>1.54549206974391</text:p>
          </table:table-cell>
          <table:table-cell table:number-columns-repeated="6"/>
        </table:table-row>
        <table:table-row table:style-name="ro1">
          <table:table-cell office:value-type="float" office:value="5899448" calcext:value-type="float">
            <text:p>5899448</text:p>
          </table:table-cell>
          <table:table-cell office:value-type="float" office:value="12" calcext:value-type="float">
            <text:p>12</text:p>
          </table:table-cell>
          <table:table-cell office:value-type="float" office:value="1054" calcext:value-type="float">
            <text:p>1054</text:p>
          </table:table-cell>
          <table:table-cell/>
          <table:table-cell table:formula="of:=[.B783]" office:value-type="float" office:value="12" calcext:value-type="float">
            <text:p>12</text:p>
          </table:table-cell>
          <table:table-cell table:formula="of:=LOG([.A783]*[.$Q$1])" office:value-type="float" office:value="2.77081137744397" calcext:value-type="float">
            <text:p>2.77081137744397</text:p>
          </table:table-cell>
          <table:table-cell table:formula="of:=[.E783]-AVERAGE([.E$3:.E$1200])" office:value-type="float" office:value="-0.00918196994991583" calcext:value-type="float">
            <text:p>-0.009181969949916</text:p>
          </table:table-cell>
          <table:table-cell table:formula="of:=[.F783]-AVERAGE([.F$3:.F$1200])" office:value-type="float" office:value="0.30493868127489" calcext:value-type="float">
            <text:p>0.30493868127489</text:p>
          </table:table-cell>
          <table:table-cell table:formula="of:=[.G783]*[.G783]" office:value-type="float" office:value="0.0000843085721611572" calcext:value-type="float">
            <text:p>8.43085721611572E-05</text:p>
          </table:table-cell>
          <table:table-cell table:formula="of:=[.G783]*[.H783]" office:value-type="float" office:value="-0.002799937808033" calcext:value-type="float">
            <text:p>-0.002799937808033</text:p>
          </table:table-cell>
          <table:table-cell table:formula="of:=[.H783]*[.H783]" office:value-type="float" office:value="0.0929875993376688" calcext:value-type="float">
            <text:p>0.092987599337669</text:p>
          </table:table-cell>
          <table:table-cell table:number-columns-repeated="6"/>
        </table:table-row>
        <table:table-row table:style-name="ro1">
          <table:table-cell office:value-type="float" office:value="15079259" calcext:value-type="float">
            <text:p>15079259</text:p>
          </table:table-cell>
          <table:table-cell office:value-type="float" office:value="19" calcext:value-type="float">
            <text:p>19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[.B784]" office:value-type="float" office:value="19" calcext:value-type="float">
            <text:p>19</text:p>
          </table:table-cell>
          <table:table-cell table:formula="of:=LOG([.A784]*[.$Q$1])" office:value-type="float" office:value="3.17838000067713" calcext:value-type="float">
            <text:p>3.17838000067713</text:p>
          </table:table-cell>
          <table:table-cell table:formula="of:=[.E784]-AVERAGE([.E$3:.E$1200])" office:value-type="float" office:value="6.99081803005008" calcext:value-type="float">
            <text:p>6.99081803005008</text:p>
          </table:table-cell>
          <table:table-cell table:formula="of:=[.F784]-AVERAGE([.F$3:.F$1200])" office:value-type="float" office:value="0.712507304508047" calcext:value-type="float">
            <text:p>0.712507304508047</text:p>
          </table:table-cell>
          <table:table-cell table:formula="of:=[.G784]*[.G784]" office:value-type="float" office:value="48.8715367292733" calcext:value-type="float">
            <text:p>48.8715367292733</text:p>
          </table:table-cell>
          <table:table-cell table:formula="of:=[.G784]*[.H784]" office:value-type="float" office:value="4.98100891089724" calcext:value-type="float">
            <text:p>4.98100891089724</text:p>
          </table:table-cell>
          <table:table-cell table:formula="of:=[.H784]*[.H784]" office:value-type="float" office:value="0.507666658977323" calcext:value-type="float">
            <text:p>0.507666658977323</text:p>
          </table:table-cell>
          <table:table-cell table:number-columns-repeated="6"/>
        </table:table-row>
        <table:table-row table:style-name="ro1">
          <table:table-cell office:value-type="float" office:value="3974810" calcext:value-type="float">
            <text:p>3974810</text:p>
          </table:table-cell>
          <table:table-cell office:value-type="float" office:value="11" calcext:value-type="float">
            <text:p>11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[.B785]" office:value-type="float" office:value="11" calcext:value-type="float">
            <text:p>11</text:p>
          </table:table-cell>
          <table:table-cell table:formula="of:=LOG([.A785]*[.$Q$1])" office:value-type="float" office:value="2.5993163737664" calcext:value-type="float">
            <text:p>2.5993163737664</text:p>
          </table:table-cell>
          <table:table-cell table:formula="of:=[.E785]-AVERAGE([.E$3:.E$1200])" office:value-type="float" office:value="-1.00918196994992" calcext:value-type="float">
            <text:p>-1.00918196994992</text:p>
          </table:table-cell>
          <table:table-cell table:formula="of:=[.F785]-AVERAGE([.F$3:.F$1200])" office:value-type="float" office:value="0.133443677597319" calcext:value-type="float">
            <text:p>0.133443677597319</text:p>
          </table:table-cell>
          <table:table-cell table:formula="of:=[.G785]*[.G785]" office:value-type="float" office:value="1.01844824847199" calcext:value-type="float">
            <text:p>1.01844824847199</text:p>
          </table:table-cell>
          <table:table-cell table:formula="of:=[.G785]*[.H785]" office:value-type="float" office:value="-0.134668953435024" calcext:value-type="float">
            <text:p>-0.134668953435024</text:p>
          </table:table-cell>
          <table:table-cell table:formula="of:=[.H785]*[.H785]" office:value-type="float" office:value="0.0178072150906972" calcext:value-type="float">
            <text:p>0.017807215090697</text:p>
          </table:table-cell>
          <table:table-cell table:number-columns-repeated="6"/>
        </table:table-row>
        <table:table-row table:style-name="ro1">
          <table:table-cell office:value-type="float" office:value="24341117" calcext:value-type="float">
            <text:p>24341117</text:p>
          </table:table-cell>
          <table:table-cell office:value-type="float" office:value="16" calcext:value-type="float">
            <text:p>16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B786]" office:value-type="float" office:value="16" calcext:value-type="float">
            <text:p>16</text:p>
          </table:table-cell>
          <table:table-cell table:formula="of:=LOG([.A786]*[.$Q$1])" office:value-type="float" office:value="3.38634050387784" calcext:value-type="float">
            <text:p>3.38634050387784</text:p>
          </table:table-cell>
          <table:table-cell table:formula="of:=[.E786]-AVERAGE([.E$3:.E$1200])" office:value-type="float" office:value="3.99081803005008" calcext:value-type="float">
            <text:p>3.99081803005008</text:p>
          </table:table-cell>
          <table:table-cell table:formula="of:=[.F786]-AVERAGE([.F$3:.F$1200])" office:value-type="float" office:value="0.920467807708756" calcext:value-type="float">
            <text:p>0.920467807708756</text:p>
          </table:table-cell>
          <table:table-cell table:formula="of:=[.G786]*[.G786]" office:value-type="float" office:value="15.9266285489728" calcext:value-type="float">
            <text:p>15.9266285489728</text:p>
          </table:table-cell>
          <table:table-cell table:formula="of:=[.G786]*[.H786]" office:value-type="float" office:value="3.67341952308478" calcext:value-type="float">
            <text:p>3.67341952308478</text:p>
          </table:table-cell>
          <table:table-cell table:formula="of:=[.H786]*[.H786]" office:value-type="float" office:value="0.847260985028164" calcext:value-type="float">
            <text:p>0.847260985028164</text:p>
          </table:table-cell>
          <table:table-cell table:number-columns-repeated="6"/>
        </table:table-row>
        <table:table-row table:style-name="ro1">
          <table:table-cell office:value-type="float" office:value="37797899" calcext:value-type="float">
            <text:p>37797899</text:p>
          </table:table-cell>
          <table:table-cell office:value-type="float" office:value="18" calcext:value-type="float">
            <text:p>18</text:p>
          </table:table-cell>
          <table:table-cell office:value-type="float" office:value="1093" calcext:value-type="float">
            <text:p>1093</text:p>
          </table:table-cell>
          <table:table-cell/>
          <table:table-cell table:formula="of:=[.B787]" office:value-type="float" office:value="18" calcext:value-type="float">
            <text:p>18</text:p>
          </table:table-cell>
          <table:table-cell table:formula="of:=LOG([.A787]*[.$Q$1])" office:value-type="float" office:value="3.57746766020586" calcext:value-type="float">
            <text:p>3.57746766020586</text:p>
          </table:table-cell>
          <table:table-cell table:formula="of:=[.E787]-AVERAGE([.E$3:.E$1200])" office:value-type="float" office:value="5.99081803005008" calcext:value-type="float">
            <text:p>5.99081803005008</text:p>
          </table:table-cell>
          <table:table-cell table:formula="of:=[.F787]-AVERAGE([.F$3:.F$1200])" office:value-type="float" office:value="1.11159496403678" calcext:value-type="float">
            <text:p>1.11159496403678</text:p>
          </table:table-cell>
          <table:table-cell table:formula="of:=[.G787]*[.G787]" office:value-type="float" office:value="35.8899006691732" calcext:value-type="float">
            <text:p>35.8899006691732</text:p>
          </table:table-cell>
          <table:table-cell table:formula="of:=[.G787]*[.H787]" office:value-type="float" office:value="6.65936315266444" calcext:value-type="float">
            <text:p>6.65936315266444</text:p>
          </table:table-cell>
          <table:table-cell table:formula="of:=[.H787]*[.H787]" office:value-type="float" office:value="1.23564336407194" calcext:value-type="float">
            <text:p>1.23564336407194</text:p>
          </table:table-cell>
          <table:table-cell table:number-columns-repeated="6"/>
        </table:table-row>
        <table:table-row table:style-name="ro1">
          <table:table-cell office:value-type="float" office:value="4070881" calcext:value-type="float">
            <text:p>4070881</text:p>
          </table:table-cell>
          <table:table-cell office:value-type="float" office:value="12" calcext:value-type="float">
            <text:p>12</text:p>
          </table:table-cell>
          <table:table-cell office:value-type="float" office:value="1110" calcext:value-type="float">
            <text:p>1110</text:p>
          </table:table-cell>
          <table:table-cell/>
          <table:table-cell table:formula="of:=[.B788]" office:value-type="float" office:value="12" calcext:value-type="float">
            <text:p>12</text:p>
          </table:table-cell>
          <table:table-cell table:formula="of:=LOG([.A788]*[.$Q$1])" office:value-type="float" office:value="2.60968840726795" calcext:value-type="float">
            <text:p>2.60968840726795</text:p>
          </table:table-cell>
          <table:table-cell table:formula="of:=[.E788]-AVERAGE([.E$3:.E$1200])" office:value-type="float" office:value="-0.00918196994991583" calcext:value-type="float">
            <text:p>-0.009181969949916</text:p>
          </table:table-cell>
          <table:table-cell table:formula="of:=[.F788]-AVERAGE([.F$3:.F$1200])" office:value-type="float" office:value="0.14381571109887" calcext:value-type="float">
            <text:p>0.14381571109887</text:p>
          </table:table-cell>
          <table:table-cell table:formula="of:=[.G788]*[.G788]" office:value-type="float" office:value="0.0000843085721611572" calcext:value-type="float">
            <text:p>8.43085721611572E-05</text:p>
          </table:table-cell>
          <table:table-cell table:formula="of:=[.G788]*[.H788]" office:value-type="float" office:value="-0.0013205115376356" calcext:value-type="float">
            <text:p>-0.001320511537636</text:p>
          </table:table-cell>
          <table:table-cell table:formula="of:=[.H788]*[.H788]" office:value-type="float" office:value="0.0206829587588735" calcext:value-type="float">
            <text:p>0.020682958758874</text:p>
          </table:table-cell>
          <table:table-cell table:number-columns-repeated="6"/>
        </table:table-row>
        <table:table-row table:style-name="ro1">
          <table:table-cell office:value-type="float" office:value="7045384" calcext:value-type="float">
            <text:p>7045384</text:p>
          </table:table-cell>
          <table:table-cell office:value-type="float" office:value="13" calcext:value-type="float">
            <text:p>13</text:p>
          </table:table-cell>
          <table:table-cell office:value-type="float" office:value="1122" calcext:value-type="float">
            <text:p>1122</text:p>
          </table:table-cell>
          <table:table-cell/>
          <table:table-cell table:formula="of:=[.B789]" office:value-type="float" office:value="13" calcext:value-type="float">
            <text:p>13</text:p>
          </table:table-cell>
          <table:table-cell table:formula="of:=LOG([.A789]*[.$Q$1])" office:value-type="float" office:value="2.8479046687777" calcext:value-type="float">
            <text:p>2.8479046687777</text:p>
          </table:table-cell>
          <table:table-cell table:formula="of:=[.E789]-AVERAGE([.E$3:.E$1200])" office:value-type="float" office:value="0.990818030050084" calcext:value-type="float">
            <text:p>0.990818030050084</text:p>
          </table:table-cell>
          <table:table-cell table:formula="of:=[.F789]-AVERAGE([.F$3:.F$1200])" office:value-type="float" office:value="0.382031972608615" calcext:value-type="float">
            <text:p>0.382031972608615</text:p>
          </table:table-cell>
          <table:table-cell table:formula="of:=[.G789]*[.G789]" office:value-type="float" office:value="0.981720368672329" calcext:value-type="float">
            <text:p>0.981720368672329</text:p>
          </table:table-cell>
          <table:table-cell table:formula="of:=[.G789]*[.H789]" office:value-type="float" office:value="0.378524166516215" calcext:value-type="float">
            <text:p>0.378524166516215</text:p>
          </table:table-cell>
          <table:table-cell table:formula="of:=[.H789]*[.H789]" office:value-type="float" office:value="0.145948428095229" calcext:value-type="float">
            <text:p>0.145948428095229</text:p>
          </table:table-cell>
          <table:table-cell table:number-columns-repeated="6"/>
        </table:table-row>
        <table:table-row table:style-name="ro1">
          <table:table-cell office:value-type="float" office:value="8872038" calcext:value-type="float">
            <text:p>8872038</text:p>
          </table:table-cell>
          <table:table-cell office:value-type="float" office:value="13" calcext:value-type="float">
            <text:p>13</text:p>
          </table:table-cell>
          <table:table-cell office:value-type="float" office:value="1131" calcext:value-type="float">
            <text:p>1131</text:p>
          </table:table-cell>
          <table:table-cell/>
          <table:table-cell table:formula="of:=[.B790]" office:value-type="float" office:value="13" calcext:value-type="float">
            <text:p>13</text:p>
          </table:table-cell>
          <table:table-cell table:formula="of:=LOG([.A790]*[.$Q$1])" office:value-type="float" office:value="2.9480233932803" calcext:value-type="float">
            <text:p>2.9480233932803</text:p>
          </table:table-cell>
          <table:table-cell table:formula="of:=[.E790]-AVERAGE([.E$3:.E$1200])" office:value-type="float" office:value="0.990818030050084" calcext:value-type="float">
            <text:p>0.990818030050084</text:p>
          </table:table-cell>
          <table:table-cell table:formula="of:=[.F790]-AVERAGE([.F$3:.F$1200])" office:value-type="float" office:value="0.482150697111222" calcext:value-type="float">
            <text:p>0.482150697111222</text:p>
          </table:table-cell>
          <table:table-cell table:formula="of:=[.G790]*[.G790]" office:value-type="float" office:value="0.981720368672329" calcext:value-type="float">
            <text:p>0.981720368672329</text:p>
          </table:table-cell>
          <table:table-cell table:formula="of:=[.G790]*[.H790]" office:value-type="float" office:value="0.477723603899015" calcext:value-type="float">
            <text:p>0.477723603899015</text:p>
          </table:table-cell>
          <table:table-cell table:formula="of:=[.H790]*[.H790]" office:value-type="float" office:value="0.232469294724837" calcext:value-type="float">
            <text:p>0.232469294724837</text:p>
          </table:table-cell>
          <table:table-cell table:number-columns-repeated="6"/>
        </table:table-row>
        <table:table-row table:style-name="ro1">
          <table:table-cell office:value-type="float" office:value="30399398" calcext:value-type="float">
            <text:p>30399398</text:p>
          </table:table-cell>
          <table:table-cell office:value-type="float" office:value="16" calcext:value-type="float">
            <text:p>16</text:p>
          </table:table-cell>
          <table:table-cell office:value-type="float" office:value="1140" calcext:value-type="float">
            <text:p>1140</text:p>
          </table:table-cell>
          <table:table-cell/>
          <table:table-cell table:formula="of:=[.B791]" office:value-type="float" office:value="16" calcext:value-type="float">
            <text:p>16</text:p>
          </table:table-cell>
          <table:table-cell table:formula="of:=LOG([.A791]*[.$Q$1])" office:value-type="float" office:value="3.48286498334998" calcext:value-type="float">
            <text:p>3.48286498334998</text:p>
          </table:table-cell>
          <table:table-cell table:formula="of:=[.E791]-AVERAGE([.E$3:.E$1200])" office:value-type="float" office:value="3.99081803005008" calcext:value-type="float">
            <text:p>3.99081803005008</text:p>
          </table:table-cell>
          <table:table-cell table:formula="of:=[.F791]-AVERAGE([.F$3:.F$1200])" office:value-type="float" office:value="1.0169922871809" calcext:value-type="float">
            <text:p>1.0169922871809</text:p>
          </table:table-cell>
          <table:table-cell table:formula="of:=[.G791]*[.G791]" office:value-type="float" office:value="15.9266285489728" calcext:value-type="float">
            <text:p>15.9266285489728</text:p>
          </table:table-cell>
          <table:table-cell table:formula="of:=[.G791]*[.H791]" office:value-type="float" office:value="4.0586311561034" calcext:value-type="float">
            <text:p>4.0586311561034</text:p>
          </table:table-cell>
          <table:table-cell table:formula="of:=[.H791]*[.H791]" office:value-type="float" office:value="1.03427331218543" calcext:value-type="float">
            <text:p>1.03427331218543</text:p>
          </table:table-cell>
          <table:table-cell table:number-columns-repeated="6"/>
        </table:table-row>
        <table:table-row table:style-name="ro1">
          <table:table-cell office:value-type="float" office:value="99655287" calcext:value-type="float">
            <text:p>99655287</text:p>
          </table:table-cell>
          <table:table-cell office:value-type="float" office:value="19" calcext:value-type="float">
            <text:p>19</text:p>
          </table:table-cell>
          <table:table-cell office:value-type="float" office:value="1163" calcext:value-type="float">
            <text:p>1163</text:p>
          </table:table-cell>
          <table:table-cell/>
          <table:table-cell table:formula="of:=[.B792]" office:value-type="float" office:value="19" calcext:value-type="float">
            <text:p>19</text:p>
          </table:table-cell>
          <table:table-cell table:formula="of:=LOG([.A792]*[.$Q$1])" office:value-type="float" office:value="3.99850034422082" calcext:value-type="float">
            <text:p>3.99850034422082</text:p>
          </table:table-cell>
          <table:table-cell table:formula="of:=[.E792]-AVERAGE([.E$3:.E$1200])" office:value-type="float" office:value="6.99081803005008" calcext:value-type="float">
            <text:p>6.99081803005008</text:p>
          </table:table-cell>
          <table:table-cell table:formula="of:=[.F792]-AVERAGE([.F$3:.F$1200])" office:value-type="float" office:value="1.53262764805174" calcext:value-type="float">
            <text:p>1.53262764805174</text:p>
          </table:table-cell>
          <table:table-cell table:formula="of:=[.G792]*[.G792]" office:value-type="float" office:value="48.8715367292733" calcext:value-type="float">
            <text:p>48.8715367292733</text:p>
          </table:table-cell>
          <table:table-cell table:formula="of:=[.G792]*[.H792]" office:value-type="float" office:value="10.7143209953534" calcext:value-type="float">
            <text:p>10.7143209953534</text:p>
          </table:table-cell>
          <table:table-cell table:formula="of:=[.H792]*[.H792]" office:value-type="float" office:value="2.34894750757261" calcext:value-type="float">
            <text:p>2.34894750757261</text:p>
          </table:table-cell>
          <table:table-cell table:number-columns-repeated="6"/>
        </table:table-row>
        <table:table-row table:style-name="ro1">
          <table:table-cell office:value-type="float" office:value="25083272" calcext:value-type="float">
            <text:p>25083272</text:p>
          </table:table-cell>
          <table:table-cell office:value-type="float" office:value="16" calcext:value-type="float">
            <text:p>16</text:p>
          </table:table-cell>
          <table:table-cell office:value-type="float" office:value="1169" calcext:value-type="float">
            <text:p>1169</text:p>
          </table:table-cell>
          <table:table-cell/>
          <table:table-cell table:formula="of:=[.B793]" office:value-type="float" office:value="16" calcext:value-type="float">
            <text:p>16</text:p>
          </table:table-cell>
          <table:table-cell table:formula="of:=LOG([.A793]*[.$Q$1])" office:value-type="float" office:value="3.39938418761556" calcext:value-type="float">
            <text:p>3.39938418761556</text:p>
          </table:table-cell>
          <table:table-cell table:formula="of:=[.E793]-AVERAGE([.E$3:.E$1200])" office:value-type="float" office:value="3.99081803005008" calcext:value-type="float">
            <text:p>3.99081803005008</text:p>
          </table:table-cell>
          <table:table-cell table:formula="of:=[.F793]-AVERAGE([.F$3:.F$1200])" office:value-type="float" office:value="0.933511491446475" calcext:value-type="float">
            <text:p>0.933511491446475</text:p>
          </table:table-cell>
          <table:table-cell table:formula="of:=[.G793]*[.G793]" office:value-type="float" office:value="15.9266285489728" calcext:value-type="float">
            <text:p>15.9266285489728</text:p>
          </table:table-cell>
          <table:table-cell table:formula="of:=[.G793]*[.H793]" office:value-type="float" office:value="3.72547449132354" calcext:value-type="float">
            <text:p>3.72547449132354</text:p>
          </table:table-cell>
          <table:table-cell table:formula="of:=[.H793]*[.H793]" office:value-type="float" office:value="0.871443704662622" calcext:value-type="float">
            <text:p>0.871443704662622</text:p>
          </table:table-cell>
          <table:table-cell table:number-columns-repeated="6"/>
        </table:table-row>
        <table:table-row table:style-name="ro1">
          <table:table-cell office:value-type="float" office:value="7431646" calcext:value-type="float">
            <text:p>7431646</text:p>
          </table:table-cell>
          <table:table-cell office:value-type="float" office:value="14" calcext:value-type="float">
            <text:p>14</text:p>
          </table:table-cell>
          <table:table-cell office:value-type="float" office:value="1197" calcext:value-type="float">
            <text:p>1197</text:p>
          </table:table-cell>
          <table:table-cell/>
          <table:table-cell table:formula="of:=[.B794]" office:value-type="float" office:value="14" calcext:value-type="float">
            <text:p>14</text:p>
          </table:table-cell>
          <table:table-cell table:formula="of:=LOG([.A794]*[.$Q$1])" office:value-type="float" office:value="2.87108501423798" calcext:value-type="float">
            <text:p>2.87108501423798</text:p>
          </table:table-cell>
          <table:table-cell table:formula="of:=[.E794]-AVERAGE([.E$3:.E$1200])" office:value-type="float" office:value="1.99081803005008" calcext:value-type="float">
            <text:p>1.99081803005008</text:p>
          </table:table-cell>
          <table:table-cell table:formula="of:=[.F794]-AVERAGE([.F$3:.F$1200])" office:value-type="float" office:value="0.405212318068902" calcext:value-type="float">
            <text:p>0.405212318068902</text:p>
          </table:table-cell>
          <table:table-cell table:formula="of:=[.G794]*[.G794]" office:value-type="float" office:value="3.9633564287725" calcext:value-type="float">
            <text:p>3.9633564287725</text:p>
          </table:table-cell>
          <table:table-cell table:formula="of:=[.G794]*[.H794]" office:value-type="float" office:value="0.80670398880996" calcext:value-type="float">
            <text:p>0.80670398880996</text:p>
          </table:table-cell>
          <table:table-cell table:formula="of:=[.H794]*[.H794]" office:value-type="float" office:value="0.164197022714773" calcext:value-type="float">
            <text:p>0.164197022714773</text:p>
          </table:table-cell>
          <table:table-cell table:number-columns-repeated="6"/>
        </table:table-row>
        <table:table-row table:style-name="ro1">
          <table:table-cell office:value-type="float" office:value="6709590" calcext:value-type="float">
            <text:p>6709590</text:p>
          </table:table-cell>
          <table:table-cell office:value-type="float" office:value="12" calcext:value-type="float">
            <text:p>12</text:p>
          </table:table-cell>
          <table:table-cell office:value-type="float" office:value="1223" calcext:value-type="float">
            <text:p>1223</text:p>
          </table:table-cell>
          <table:table-cell/>
          <table:table-cell table:formula="of:=[.B795]" office:value-type="float" office:value="12" calcext:value-type="float">
            <text:p>12</text:p>
          </table:table-cell>
          <table:table-cell table:formula="of:=LOG([.A795]*[.$Q$1])" office:value-type="float" office:value="2.82669598273564" calcext:value-type="float">
            <text:p>2.82669598273564</text:p>
          </table:table-cell>
          <table:table-cell table:formula="of:=[.E795]-AVERAGE([.E$3:.E$1200])" office:value-type="float" office:value="-0.00918196994991583" calcext:value-type="float">
            <text:p>-0.009181969949916</text:p>
          </table:table-cell>
          <table:table-cell table:formula="of:=[.F795]-AVERAGE([.F$3:.F$1200])" office:value-type="float" office:value="0.360823286566557" calcext:value-type="float">
            <text:p>0.360823286566557</text:p>
          </table:table-cell>
          <table:table-cell table:formula="of:=[.G795]*[.G795]" office:value-type="float" office:value="0.0000843085721611572" calcext:value-type="float">
            <text:p>8.43085721611572E-05</text:p>
          </table:table-cell>
          <table:table-cell table:formula="of:=[.G795]*[.H795]" office:value-type="float" office:value="-0.00331306857448399" calcext:value-type="float">
            <text:p>-0.003313068574484</text:p>
          </table:table-cell>
          <table:table-cell table:formula="of:=[.H795]*[.H795]" office:value-type="float" office:value="0.130193444128691" calcext:value-type="float">
            <text:p>0.130193444128691</text:p>
          </table:table-cell>
          <table:table-cell table:number-columns-repeated="6"/>
        </table:table-row>
        <table:table-row table:style-name="ro1">
          <table:table-cell office:value-type="float" office:value="19745786" calcext:value-type="float">
            <text:p>19745786</text:p>
          </table:table-cell>
          <table:table-cell office:value-type="float" office:value="17" calcext:value-type="float">
            <text:p>17</text:p>
          </table:table-cell>
          <table:table-cell office:value-type="float" office:value="1252" calcext:value-type="float">
            <text:p>1252</text:p>
          </table:table-cell>
          <table:table-cell/>
          <table:table-cell table:formula="of:=[.B796]" office:value-type="float" office:value="17" calcext:value-type="float">
            <text:p>17</text:p>
          </table:table-cell>
          <table:table-cell table:formula="of:=LOG([.A796]*[.$Q$1])" office:value-type="float" office:value="3.29547442592613" calcext:value-type="float">
            <text:p>3.29547442592613</text:p>
          </table:table-cell>
          <table:table-cell table:formula="of:=[.E796]-AVERAGE([.E$3:.E$1200])" office:value-type="float" office:value="4.99081803005008" calcext:value-type="float">
            <text:p>4.99081803005008</text:p>
          </table:table-cell>
          <table:table-cell table:formula="of:=[.F796]-AVERAGE([.F$3:.F$1200])" office:value-type="float" office:value="0.82960172975705" calcext:value-type="float">
            <text:p>0.82960172975705</text:p>
          </table:table-cell>
          <table:table-cell table:formula="of:=[.G796]*[.G796]" office:value-type="float" office:value="24.908264609073" calcext:value-type="float">
            <text:p>24.908264609073</text:p>
          </table:table-cell>
          <table:table-cell table:formula="of:=[.G796]*[.H796]" office:value-type="float" office:value="4.14039127063222" calcext:value-type="float">
            <text:p>4.14039127063222</text:p>
          </table:table-cell>
          <table:table-cell table:formula="of:=[.H796]*[.H796]" office:value-type="float" office:value="0.688239030015889" calcext:value-type="float">
            <text:p>0.688239030015889</text:p>
          </table:table-cell>
          <table:table-cell table:number-columns-repeated="6"/>
        </table:table-row>
        <table:table-row table:style-name="ro1">
          <table:table-cell office:value-type="float" office:value="7023247" calcext:value-type="float">
            <text:p>7023247</text:p>
          </table:table-cell>
          <table:table-cell office:value-type="float" office:value="12" calcext:value-type="float">
            <text:p>12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B797]" office:value-type="float" office:value="12" calcext:value-type="float">
            <text:p>12</text:p>
          </table:table-cell>
          <table:table-cell table:formula="of:=LOG([.A797]*[.$Q$1])" office:value-type="float" office:value="2.84653794235203" calcext:value-type="float">
            <text:p>2.84653794235203</text:p>
          </table:table-cell>
          <table:table-cell table:formula="of:=[.E797]-AVERAGE([.E$3:.E$1200])" office:value-type="float" office:value="-0.00918196994991583" calcext:value-type="float">
            <text:p>-0.009181969949916</text:p>
          </table:table-cell>
          <table:table-cell table:formula="of:=[.F797]-AVERAGE([.F$3:.F$1200])" office:value-type="float" office:value="0.380665246182947" calcext:value-type="float">
            <text:p>0.380665246182947</text:p>
          </table:table-cell>
          <table:table-cell table:formula="of:=[.G797]*[.G797]" office:value-type="float" office:value="0.0000843085721611572" calcext:value-type="float">
            <text:p>8.43085721611572E-05</text:p>
          </table:table-cell>
          <table:table-cell table:formula="of:=[.G797]*[.H797]" office:value-type="float" office:value="-0.00349525685142913" calcext:value-type="float">
            <text:p>-0.003495256851429</text:p>
          </table:table-cell>
          <table:table-cell table:formula="of:=[.H797]*[.H797]" office:value-type="float" office:value="0.144906029651524" calcext:value-type="float">
            <text:p>0.144906029651524</text:p>
          </table:table-cell>
          <table:table-cell table:number-columns-repeated="6"/>
        </table:table-row>
        <table:table-row table:style-name="ro1">
          <table:table-cell office:value-type="float" office:value="7975926" calcext:value-type="float">
            <text:p>7975926</text:p>
          </table:table-cell>
          <table:table-cell office:value-type="float" office:value="12" calcext:value-type="float">
            <text:p>12</text:p>
          </table:table-cell>
          <table:table-cell office:value-type="float" office:value="1254" calcext:value-type="float">
            <text:p>1254</text:p>
          </table:table-cell>
          <table:table-cell/>
          <table:table-cell table:formula="of:=[.B798]" office:value-type="float" office:value="12" calcext:value-type="float">
            <text:p>12</text:p>
          </table:table-cell>
          <table:table-cell table:formula="of:=LOG([.A798]*[.$Q$1])" office:value-type="float" office:value="2.90178111597301" calcext:value-type="float">
            <text:p>2.90178111597301</text:p>
          </table:table-cell>
          <table:table-cell table:formula="of:=[.E798]-AVERAGE([.E$3:.E$1200])" office:value-type="float" office:value="-0.00918196994991583" calcext:value-type="float">
            <text:p>-0.009181969949916</text:p>
          </table:table-cell>
          <table:table-cell table:formula="of:=[.F798]-AVERAGE([.F$3:.F$1200])" office:value-type="float" office:value="0.435908419803933" calcext:value-type="float">
            <text:p>0.435908419803933</text:p>
          </table:table-cell>
          <table:table-cell table:formula="of:=[.G798]*[.G798]" office:value-type="float" office:value="0.0000843085721611572" calcext:value-type="float">
            <text:p>8.43085721611572E-05</text:p>
          </table:table-cell>
          <table:table-cell table:formula="of:=[.G798]*[.H798]" office:value-type="float" office:value="-0.00400249801155501" calcext:value-type="float">
            <text:p>-0.004002498011555</text:p>
          </table:table-cell>
          <table:table-cell table:formula="of:=[.H798]*[.H798]" office:value-type="float" office:value="0.190016150455962" calcext:value-type="float">
            <text:p>0.190016150455962</text:p>
          </table:table-cell>
          <table:table-cell table:number-columns-repeated="6"/>
        </table:table-row>
        <table:table-row table:style-name="ro1">
          <table:table-cell office:value-type="float" office:value="5075472" calcext:value-type="float">
            <text:p>5075472</text:p>
          </table:table-cell>
          <table:table-cell office:value-type="float" office:value="12" calcext:value-type="float">
            <text:p>12</text:p>
          </table:table-cell>
          <table:table-cell office:value-type="float" office:value="1265" calcext:value-type="float">
            <text:p>1265</text:p>
          </table:table-cell>
          <table:table-cell/>
          <table:table-cell table:formula="of:=[.B799]" office:value-type="float" office:value="12" calcext:value-type="float">
            <text:p>12</text:p>
          </table:table-cell>
          <table:table-cell table:formula="of:=LOG([.A799]*[.$Q$1])" office:value-type="float" office:value="2.70547643623326" calcext:value-type="float">
            <text:p>2.70547643623326</text:p>
          </table:table-cell>
          <table:table-cell table:formula="of:=[.E799]-AVERAGE([.E$3:.E$1200])" office:value-type="float" office:value="-0.00918196994991583" calcext:value-type="float">
            <text:p>-0.009181969949916</text:p>
          </table:table-cell>
          <table:table-cell table:formula="of:=[.F799]-AVERAGE([.F$3:.F$1200])" office:value-type="float" office:value="0.239603740064179" calcext:value-type="float">
            <text:p>0.239603740064179</text:p>
          </table:table-cell>
          <table:table-cell table:formula="of:=[.G799]*[.G799]" office:value-type="float" office:value="0.0000843085721611572" calcext:value-type="float">
            <text:p>8.43085721611572E-05</text:p>
          </table:table-cell>
          <table:table-cell table:formula="of:=[.G799]*[.H799]" office:value-type="float" office:value="-0.00220003434115673" calcext:value-type="float">
            <text:p>-0.002200034341157</text:p>
          </table:table-cell>
          <table:table-cell table:formula="of:=[.H799]*[.H799]" office:value-type="float" office:value="0.0574099522527427" calcext:value-type="float">
            <text:p>0.057409952252743</text:p>
          </table:table-cell>
          <table:table-cell table:number-columns-repeated="6"/>
        </table:table-row>
        <table:table-row table:style-name="ro1">
          <table:table-cell office:value-type="float" office:value="45944812" calcext:value-type="float">
            <text:p>45944812</text:p>
          </table:table-cell>
          <table:table-cell office:value-type="float" office:value="15" calcext:value-type="float">
            <text:p>15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[.B800]" office:value-type="float" office:value="15" calcext:value-type="float">
            <text:p>15</text:p>
          </table:table-cell>
          <table:table-cell table:formula="of:=LOG([.A800]*[.$Q$1])" office:value-type="float" office:value="3.6622364787912" calcext:value-type="float">
            <text:p>3.6622364787912</text:p>
          </table:table-cell>
          <table:table-cell table:formula="of:=[.E800]-AVERAGE([.E$3:.E$1200])" office:value-type="float" office:value="2.99081803005008" calcext:value-type="float">
            <text:p>2.99081803005008</text:p>
          </table:table-cell>
          <table:table-cell table:formula="of:=[.F800]-AVERAGE([.F$3:.F$1200])" office:value-type="float" office:value="1.19636378262212" calcext:value-type="float">
            <text:p>1.19636378262212</text:p>
          </table:table-cell>
          <table:table-cell table:formula="of:=[.G800]*[.G800]" office:value-type="float" office:value="8.94499248887267" calcext:value-type="float">
            <text:p>8.94499248887267</text:p>
          </table:table-cell>
          <table:table-cell table:formula="of:=[.G800]*[.H800]" office:value-type="float" office:value="3.57810637156515" calcext:value-type="float">
            <text:p>3.57810637156515</text:p>
          </table:table-cell>
          <table:table-cell table:formula="of:=[.H800]*[.H800]" office:value-type="float" office:value="1.4312863003699" calcext:value-type="float">
            <text:p>1.4312863003699</text:p>
          </table:table-cell>
          <table:table-cell table:number-columns-repeated="6"/>
        </table:table-row>
        <table:table-row table:style-name="ro1">
          <table:table-cell office:value-type="float" office:value="16380207" calcext:value-type="float">
            <text:p>16380207</text:p>
          </table:table-cell>
          <table:table-cell office:value-type="float" office:value="15" calcext:value-type="float">
            <text:p>15</text:p>
          </table:table-cell>
          <table:table-cell office:value-type="float" office:value="1271" calcext:value-type="float">
            <text:p>1271</text:p>
          </table:table-cell>
          <table:table-cell/>
          <table:table-cell table:formula="of:=[.B801]" office:value-type="float" office:value="15" calcext:value-type="float">
            <text:p>15</text:p>
          </table:table-cell>
          <table:table-cell table:formula="of:=LOG([.A801]*[.$Q$1])" office:value-type="float" office:value="3.21431938572658" calcext:value-type="float">
            <text:p>3.21431938572658</text:p>
          </table:table-cell>
          <table:table-cell table:formula="of:=[.E801]-AVERAGE([.E$3:.E$1200])" office:value-type="float" office:value="2.99081803005008" calcext:value-type="float">
            <text:p>2.99081803005008</text:p>
          </table:table-cell>
          <table:table-cell table:formula="of:=[.F801]-AVERAGE([.F$3:.F$1200])" office:value-type="float" office:value="0.7484466895575" calcext:value-type="float">
            <text:p>0.7484466895575</text:p>
          </table:table-cell>
          <table:table-cell table:formula="of:=[.G801]*[.G801]" office:value-type="float" office:value="8.94499248887267" calcext:value-type="float">
            <text:p>8.94499248887267</text:p>
          </table:table-cell>
          <table:table-cell table:formula="of:=[.G801]*[.H801]" office:value-type="float" office:value="2.23846785365987" calcext:value-type="float">
            <text:p>2.23846785365987</text:p>
          </table:table-cell>
          <table:table-cell table:formula="of:=[.H801]*[.H801]" office:value-type="float" office:value="0.56017244710958" calcext:value-type="float">
            <text:p>0.56017244710958</text:p>
          </table:table-cell>
          <table:table-cell table:number-columns-repeated="6"/>
        </table:table-row>
        <table:table-row table:style-name="ro1">
          <table:table-cell office:value-type="float" office:value="165011648" calcext:value-type="float">
            <text:p>165011648</text:p>
          </table:table-cell>
          <table:table-cell office:value-type="float" office:value="18" calcext:value-type="float">
            <text:p>18</text:p>
          </table:table-cell>
          <table:table-cell office:value-type="float" office:value="1271" calcext:value-type="float">
            <text:p>1271</text:p>
          </table:table-cell>
          <table:table-cell/>
          <table:table-cell table:formula="of:=[.B802]" office:value-type="float" office:value="18" calcext:value-type="float">
            <text:p>18</text:p>
          </table:table-cell>
          <table:table-cell table:formula="of:=LOG([.A802]*[.$Q$1])" office:value-type="float" office:value="4.21751460169014" calcext:value-type="float">
            <text:p>4.21751460169014</text:p>
          </table:table-cell>
          <table:table-cell table:formula="of:=[.E802]-AVERAGE([.E$3:.E$1200])" office:value-type="float" office:value="5.99081803005008" calcext:value-type="float">
            <text:p>5.99081803005008</text:p>
          </table:table-cell>
          <table:table-cell table:formula="of:=[.F802]-AVERAGE([.F$3:.F$1200])" office:value-type="float" office:value="1.75164190552106" calcext:value-type="float">
            <text:p>1.75164190552106</text:p>
          </table:table-cell>
          <table:table-cell table:formula="of:=[.G802]*[.G802]" office:value-type="float" office:value="35.8899006691732" calcext:value-type="float">
            <text:p>35.8899006691732</text:p>
          </table:table-cell>
          <table:table-cell table:formula="of:=[.G802]*[.H802]" office:value-type="float" office:value="10.4937679097868" calcext:value-type="float">
            <text:p>10.4937679097868</text:p>
          </table:table-cell>
          <table:table-cell table:formula="of:=[.H802]*[.H802]" office:value-type="float" office:value="3.06824936517744" calcext:value-type="float">
            <text:p>3.06824936517744</text:p>
          </table:table-cell>
          <table:table-cell table:number-columns-repeated="6"/>
        </table:table-row>
        <table:table-row table:style-name="ro1">
          <table:table-cell office:value-type="float" office:value="18765376" calcext:value-type="float">
            <text:p>18765376</text:p>
          </table:table-cell>
          <table:table-cell office:value-type="float" office:value="13" calcext:value-type="float">
            <text:p>13</text:p>
          </table:table-cell>
          <table:table-cell office:value-type="float" office:value="1285" calcext:value-type="float">
            <text:p>1285</text:p>
          </table:table-cell>
          <table:table-cell/>
          <table:table-cell table:formula="of:=[.B803]" office:value-type="float" office:value="13" calcext:value-type="float">
            <text:p>13</text:p>
          </table:table-cell>
          <table:table-cell table:formula="of:=LOG([.A803]*[.$Q$1])" office:value-type="float" office:value="3.27335727075226" calcext:value-type="float">
            <text:p>3.27335727075226</text:p>
          </table:table-cell>
          <table:table-cell table:formula="of:=[.E803]-AVERAGE([.E$3:.E$1200])" office:value-type="float" office:value="0.990818030050084" calcext:value-type="float">
            <text:p>0.990818030050084</text:p>
          </table:table-cell>
          <table:table-cell table:formula="of:=[.F803]-AVERAGE([.F$3:.F$1200])" office:value-type="float" office:value="0.807484574583176" calcext:value-type="float">
            <text:p>0.807484574583176</text:p>
          </table:table-cell>
          <table:table-cell table:formula="of:=[.G803]*[.G803]" office:value-type="float" office:value="0.981720368672329" calcext:value-type="float">
            <text:p>0.981720368672329</text:p>
          </table:table-cell>
          <table:table-cell table:formula="of:=[.G803]*[.H803]" office:value-type="float" office:value="0.800070275484333" calcext:value-type="float">
            <text:p>0.800070275484333</text:p>
          </table:table-cell>
          <table:table-cell table:formula="of:=[.H803]*[.H803]" office:value-type="float" office:value="0.652031338189773" calcext:value-type="float">
            <text:p>0.652031338189773</text:p>
          </table:table-cell>
          <table:table-cell table:number-columns-repeated="6"/>
        </table:table-row>
        <table:table-row table:style-name="ro1">
          <table:table-cell office:value-type="float" office:value="12169670" calcext:value-type="float">
            <text:p>12169670</text:p>
          </table:table-cell>
          <table:table-cell office:value-type="float" office:value="16" calcext:value-type="float">
            <text:p>16</text:p>
          </table:table-cell>
          <table:table-cell office:value-type="float" office:value="1287" calcext:value-type="float">
            <text:p>1287</text:p>
          </table:table-cell>
          <table:table-cell/>
          <table:table-cell table:formula="of:=[.B804]" office:value-type="float" office:value="16" calcext:value-type="float">
            <text:p>16</text:p>
          </table:table-cell>
          <table:table-cell table:formula="of:=LOG([.A804]*[.$Q$1])" office:value-type="float" office:value="3.08527880180261" calcext:value-type="float">
            <text:p>3.08527880180261</text:p>
          </table:table-cell>
          <table:table-cell table:formula="of:=[.E804]-AVERAGE([.E$3:.E$1200])" office:value-type="float" office:value="3.99081803005008" calcext:value-type="float">
            <text:p>3.99081803005008</text:p>
          </table:table-cell>
          <table:table-cell table:formula="of:=[.F804]-AVERAGE([.F$3:.F$1200])" office:value-type="float" office:value="0.619406105633527" calcext:value-type="float">
            <text:p>0.619406105633527</text:p>
          </table:table-cell>
          <table:table-cell table:formula="of:=[.G804]*[.G804]" office:value-type="float" office:value="15.9266285489728" calcext:value-type="float">
            <text:p>15.9266285489728</text:p>
          </table:table-cell>
          <table:table-cell table:formula="of:=[.G804]*[.H804]" office:value-type="float" office:value="2.47193705428539" calcext:value-type="float">
            <text:p>2.47193705428539</text:p>
          </table:table-cell>
          <table:table-cell table:formula="of:=[.H804]*[.H804]" office:value-type="float" office:value="0.383663923696092" calcext:value-type="float">
            <text:p>0.383663923696092</text:p>
          </table:table-cell>
          <table:table-cell table:number-columns-repeated="6"/>
        </table:table-row>
        <table:table-row table:style-name="ro1">
          <table:table-cell office:value-type="float" office:value="4910373" calcext:value-type="float">
            <text:p>4910373</text:p>
          </table:table-cell>
          <table:table-cell office:value-type="float" office:value="14" calcext:value-type="float">
            <text:p>14</text:p>
          </table:table-cell>
          <table:table-cell office:value-type="float" office:value="1292" calcext:value-type="float">
            <text:p>1292</text:p>
          </table:table-cell>
          <table:table-cell/>
          <table:table-cell table:formula="of:=[.B805]" office:value-type="float" office:value="14" calcext:value-type="float">
            <text:p>14</text:p>
          </table:table-cell>
          <table:table-cell table:formula="of:=LOG([.A805]*[.$Q$1])" office:value-type="float" office:value="2.69111448309833" calcext:value-type="float">
            <text:p>2.69111448309833</text:p>
          </table:table-cell>
          <table:table-cell table:formula="of:=[.E805]-AVERAGE([.E$3:.E$1200])" office:value-type="float" office:value="1.99081803005008" calcext:value-type="float">
            <text:p>1.99081803005008</text:p>
          </table:table-cell>
          <table:table-cell table:formula="of:=[.F805]-AVERAGE([.F$3:.F$1200])" office:value-type="float" office:value="0.225241786929246" calcext:value-type="float">
            <text:p>0.225241786929246</text:p>
          </table:table-cell>
          <table:table-cell table:formula="of:=[.G805]*[.G805]" office:value-type="float" office:value="3.9633564287725" calcext:value-type="float">
            <text:p>3.9633564287725</text:p>
          </table:table-cell>
          <table:table-cell table:formula="of:=[.G805]*[.H805]" office:value-type="float" office:value="0.448415410539443" calcext:value-type="float">
            <text:p>0.448415410539443</text:p>
          </table:table-cell>
          <table:table-cell table:formula="of:=[.H805]*[.H805]" office:value-type="float" office:value="0.05073386257908" calcext:value-type="float">
            <text:p>0.05073386257908</text:p>
          </table:table-cell>
          <table:table-cell table:number-columns-repeated="6"/>
        </table:table-row>
        <table:table-row table:style-name="ro1">
          <table:table-cell office:value-type="float" office:value="128214945" calcext:value-type="float">
            <text:p>128214945</text:p>
          </table:table-cell>
          <table:table-cell office:value-type="float" office:value="18" calcext:value-type="float">
            <text:p>18</text:p>
          </table:table-cell>
          <table:table-cell office:value-type="float" office:value="1297" calcext:value-type="float">
            <text:p>1297</text:p>
          </table:table-cell>
          <table:table-cell/>
          <table:table-cell table:formula="of:=[.B806]" office:value-type="float" office:value="18" calcext:value-type="float">
            <text:p>18</text:p>
          </table:table-cell>
          <table:table-cell table:formula="of:=LOG([.A806]*[.$Q$1])" office:value-type="float" office:value="4.1079386503992" calcext:value-type="float">
            <text:p>4.1079386503992</text:p>
          </table:table-cell>
          <table:table-cell table:formula="of:=[.E806]-AVERAGE([.E$3:.E$1200])" office:value-type="float" office:value="5.99081803005008" calcext:value-type="float">
            <text:p>5.99081803005008</text:p>
          </table:table-cell>
          <table:table-cell table:formula="of:=[.F806]-AVERAGE([.F$3:.F$1200])" office:value-type="float" office:value="1.64206595423012" calcext:value-type="float">
            <text:p>1.64206595423012</text:p>
          </table:table-cell>
          <table:table-cell table:formula="of:=[.G806]*[.G806]" office:value-type="float" office:value="35.8899006691732" calcext:value-type="float">
            <text:p>35.8899006691732</text:p>
          </table:table-cell>
          <table:table-cell table:formula="of:=[.G806]*[.H806]" office:value-type="float" office:value="9.83731832513318" calcext:value-type="float">
            <text:p>9.83731832513318</text:p>
          </table:table-cell>
          <table:table-cell table:formula="of:=[.H806]*[.H806]" office:value-type="float" office:value="2.69638059804166" calcext:value-type="float">
            <text:p>2.69638059804166</text:p>
          </table:table-cell>
          <table:table-cell table:number-columns-repeated="6"/>
        </table:table-row>
        <table:table-row table:style-name="ro1">
          <table:table-cell office:value-type="float" office:value="47869094" calcext:value-type="float">
            <text:p>47869094</text:p>
          </table:table-cell>
          <table:table-cell office:value-type="float" office:value="16" calcext:value-type="float">
            <text:p>16</text:p>
          </table:table-cell>
          <table:table-cell office:value-type="float" office:value="1330" calcext:value-type="float">
            <text:p>1330</text:p>
          </table:table-cell>
          <table:table-cell/>
          <table:table-cell table:formula="of:=[.B807]" office:value-type="float" office:value="16" calcext:value-type="float">
            <text:p>16</text:p>
          </table:table-cell>
          <table:table-cell table:formula="of:=LOG([.A807]*[.$Q$1])" office:value-type="float" office:value="3.68005520783448" calcext:value-type="float">
            <text:p>3.68005520783448</text:p>
          </table:table-cell>
          <table:table-cell table:formula="of:=[.E807]-AVERAGE([.E$3:.E$1200])" office:value-type="float" office:value="3.99081803005008" calcext:value-type="float">
            <text:p>3.99081803005008</text:p>
          </table:table-cell>
          <table:table-cell table:formula="of:=[.F807]-AVERAGE([.F$3:.F$1200])" office:value-type="float" office:value="1.2141825116654" calcext:value-type="float">
            <text:p>1.2141825116654</text:p>
          </table:table-cell>
          <table:table-cell table:formula="of:=[.G807]*[.G807]" office:value-type="float" office:value="15.9266285489728" calcext:value-type="float">
            <text:p>15.9266285489728</text:p>
          </table:table-cell>
          <table:table-cell table:formula="of:=[.G807]*[.H807]" office:value-type="float" office:value="4.84558145932579" calcext:value-type="float">
            <text:p>4.84558145932579</text:p>
          </table:table-cell>
          <table:table-cell table:formula="of:=[.H807]*[.H807]" office:value-type="float" office:value="1.47423917163411" calcext:value-type="float">
            <text:p>1.47423917163411</text:p>
          </table:table-cell>
          <table:table-cell table:number-columns-repeated="6"/>
        </table:table-row>
        <table:table-row table:style-name="ro1">
          <table:table-cell office:value-type="float" office:value="31860968" calcext:value-type="float">
            <text:p>31860968</text:p>
          </table:table-cell>
          <table:table-cell office:value-type="float" office:value="14" calcext:value-type="float">
            <text:p>14</text:p>
          </table:table-cell>
          <table:table-cell office:value-type="float" office:value="1331" calcext:value-type="float">
            <text:p>1331</text:p>
          </table:table-cell>
          <table:table-cell/>
          <table:table-cell table:formula="of:=[.B808]" office:value-type="float" office:value="14" calcext:value-type="float">
            <text:p>14</text:p>
          </table:table-cell>
          <table:table-cell table:formula="of:=LOG([.A808]*[.$Q$1])" office:value-type="float" office:value="3.50325896640146" calcext:value-type="float">
            <text:p>3.50325896640146</text:p>
          </table:table-cell>
          <table:table-cell table:formula="of:=[.E808]-AVERAGE([.E$3:.E$1200])" office:value-type="float" office:value="1.99081803005008" calcext:value-type="float">
            <text:p>1.99081803005008</text:p>
          </table:table-cell>
          <table:table-cell table:formula="of:=[.F808]-AVERAGE([.F$3:.F$1200])" office:value-type="float" office:value="1.03738627023238" calcext:value-type="float">
            <text:p>1.03738627023238</text:p>
          </table:table-cell>
          <table:table-cell table:formula="of:=[.G808]*[.G808]" office:value-type="float" office:value="3.9633564287725" calcext:value-type="float">
            <text:p>3.9633564287725</text:p>
          </table:table-cell>
          <table:table-cell table:formula="of:=[.G808]*[.H808]" office:value-type="float" office:value="2.06524729090504" calcext:value-type="float">
            <text:p>2.06524729090504</text:p>
          </table:table-cell>
          <table:table-cell table:formula="of:=[.H808]*[.H808]" office:value-type="float" office:value="1.07617027366666" calcext:value-type="float">
            <text:p>1.07617027366666</text:p>
          </table:table-cell>
          <table:table-cell table:number-columns-repeated="6"/>
        </table:table-row>
        <table:table-row table:style-name="ro1">
          <table:table-cell office:value-type="float" office:value="7528340" calcext:value-type="float">
            <text:p>7528340</text:p>
          </table:table-cell>
          <table:table-cell office:value-type="float" office:value="13" calcext:value-type="float">
            <text:p>13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[.B809]" office:value-type="float" office:value="13" calcext:value-type="float">
            <text:p>13</text:p>
          </table:table-cell>
          <table:table-cell table:formula="of:=LOG([.A809]*[.$Q$1])" office:value-type="float" office:value="2.87669922476424" calcext:value-type="float">
            <text:p>2.87669922476424</text:p>
          </table:table-cell>
          <table:table-cell table:formula="of:=[.E809]-AVERAGE([.E$3:.E$1200])" office:value-type="float" office:value="0.990818030050084" calcext:value-type="float">
            <text:p>0.990818030050084</text:p>
          </table:table-cell>
          <table:table-cell table:formula="of:=[.F809]-AVERAGE([.F$3:.F$1200])" office:value-type="float" office:value="0.410826528595156" calcext:value-type="float">
            <text:p>0.410826528595156</text:p>
          </table:table-cell>
          <table:table-cell table:formula="of:=[.G809]*[.G809]" office:value-type="float" office:value="0.981720368672329" calcext:value-type="float">
            <text:p>0.981720368672329</text:p>
          </table:table-cell>
          <table:table-cell table:formula="of:=[.G809]*[.H809]" office:value-type="float" office:value="0.407054331754967" calcext:value-type="float">
            <text:p>0.407054331754967</text:p>
          </table:table-cell>
          <table:table-cell table:formula="of:=[.H809]*[.H809]" office:value-type="float" office:value="0.168778436597546" calcext:value-type="float">
            <text:p>0.168778436597546</text:p>
          </table:table-cell>
          <table:table-cell table:number-columns-repeated="6"/>
        </table:table-row>
        <table:table-row table:style-name="ro1">
          <table:table-cell office:value-type="float" office:value="3421548" calcext:value-type="float">
            <text:p>3421548</text:p>
          </table:table-cell>
          <table:table-cell office:value-type="float" office:value="13" calcext:value-type="float">
            <text:p>13</text:p>
          </table:table-cell>
          <table:table-cell office:value-type="float" office:value="1341" calcext:value-type="float">
            <text:p>1341</text:p>
          </table:table-cell>
          <table:table-cell/>
          <table:table-cell table:formula="of:=[.B810]" office:value-type="float" office:value="13" calcext:value-type="float">
            <text:p>13</text:p>
          </table:table-cell>
          <table:table-cell table:formula="of:=LOG([.A810]*[.$Q$1])" office:value-type="float" office:value="2.53422263697851" calcext:value-type="float">
            <text:p>2.53422263697851</text:p>
          </table:table-cell>
          <table:table-cell table:formula="of:=[.E810]-AVERAGE([.E$3:.E$1200])" office:value-type="float" office:value="0.990818030050084" calcext:value-type="float">
            <text:p>0.990818030050084</text:p>
          </table:table-cell>
          <table:table-cell table:formula="of:=[.F810]-AVERAGE([.F$3:.F$1200])" office:value-type="float" office:value="0.0683499408094299" calcext:value-type="float">
            <text:p>0.06834994080943</text:p>
          </table:table-cell>
          <table:table-cell table:formula="of:=[.G810]*[.G810]" office:value-type="float" office:value="0.981720368672329" calcext:value-type="float">
            <text:p>0.981720368672329</text:p>
          </table:table-cell>
          <table:table-cell table:formula="of:=[.G810]*[.H810]" office:value-type="float" office:value="0.0677223537068392" calcext:value-type="float">
            <text:p>0.067722353706839</text:p>
          </table:table-cell>
          <table:table-cell table:formula="of:=[.H810]*[.H810]" office:value-type="float" office:value="0.00467171440865257" calcext:value-type="float">
            <text:p>0.004671714408653</text:p>
          </table:table-cell>
          <table:table-cell table:number-columns-repeated="6"/>
        </table:table-row>
        <table:table-row table:style-name="ro1">
          <table:table-cell office:value-type="float" office:value="6674387" calcext:value-type="float">
            <text:p>6674387</text:p>
          </table:table-cell>
          <table:table-cell office:value-type="float" office:value="15" calcext:value-type="float">
            <text:p>15</text:p>
          </table:table-cell>
          <table:table-cell office:value-type="float" office:value="1342" calcext:value-type="float">
            <text:p>1342</text:p>
          </table:table-cell>
          <table:table-cell/>
          <table:table-cell table:formula="of:=[.B811]" office:value-type="float" office:value="15" calcext:value-type="float">
            <text:p>15</text:p>
          </table:table-cell>
          <table:table-cell table:formula="of:=LOG([.A811]*[.$Q$1])" office:value-type="float" office:value="2.82441138468194" calcext:value-type="float">
            <text:p>2.82441138468194</text:p>
          </table:table-cell>
          <table:table-cell table:formula="of:=[.E811]-AVERAGE([.E$3:.E$1200])" office:value-type="float" office:value="2.99081803005008" calcext:value-type="float">
            <text:p>2.99081803005008</text:p>
          </table:table-cell>
          <table:table-cell table:formula="of:=[.F811]-AVERAGE([.F$3:.F$1200])" office:value-type="float" office:value="0.358538688512857" calcext:value-type="float">
            <text:p>0.358538688512857</text:p>
          </table:table-cell>
          <table:table-cell table:formula="of:=[.G811]*[.G811]" office:value-type="float" office:value="8.94499248887267" calcext:value-type="float">
            <text:p>8.94499248887267</text:p>
          </table:table-cell>
          <table:table-cell table:formula="of:=[.G811]*[.H811]" office:value-type="float" office:value="1.07232397407476" calcext:value-type="float">
            <text:p>1.07232397407476</text:p>
          </table:table-cell>
          <table:table-cell table:formula="of:=[.H811]*[.H811]" office:value-type="float" office:value="0.128549991160519" calcext:value-type="float">
            <text:p>0.128549991160519</text:p>
          </table:table-cell>
          <table:table-cell table:number-columns-repeated="6"/>
        </table:table-row>
        <table:table-row table:style-name="ro1">
          <table:table-cell office:value-type="float" office:value="5745752" calcext:value-type="float">
            <text:p>5745752</text:p>
          </table:table-cell>
          <table:table-cell office:value-type="float" office:value="13" calcext:value-type="float">
            <text:p>13</text:p>
          </table:table-cell>
          <table:table-cell office:value-type="float" office:value="1358" calcext:value-type="float">
            <text:p>1358</text:p>
          </table:table-cell>
          <table:table-cell/>
          <table:table-cell table:formula="of:=[.B812]" office:value-type="float" office:value="13" calcext:value-type="float">
            <text:p>13</text:p>
          </table:table-cell>
          <table:table-cell table:formula="of:=LOG([.A812]*[.$Q$1])" office:value-type="float" office:value="2.75934687690203" calcext:value-type="float">
            <text:p>2.75934687690203</text:p>
          </table:table-cell>
          <table:table-cell table:formula="of:=[.E812]-AVERAGE([.E$3:.E$1200])" office:value-type="float" office:value="0.990818030050084" calcext:value-type="float">
            <text:p>0.990818030050084</text:p>
          </table:table-cell>
          <table:table-cell table:formula="of:=[.F812]-AVERAGE([.F$3:.F$1200])" office:value-type="float" office:value="0.293474180732953" calcext:value-type="float">
            <text:p>0.293474180732953</text:p>
          </table:table-cell>
          <table:table-cell table:formula="of:=[.G812]*[.G812]" office:value-type="float" office:value="0.981720368672329" calcext:value-type="float">
            <text:p>0.981720368672329</text:p>
          </table:table-cell>
          <table:table-cell table:formula="of:=[.G812]*[.H812]" office:value-type="float" office:value="0.290779509624387" calcext:value-type="float">
            <text:p>0.290779509624387</text:p>
          </table:table-cell>
          <table:table-cell table:formula="of:=[.H812]*[.H812]" office:value-type="float" office:value="0.0861270947568779" calcext:value-type="float">
            <text:p>0.086127094756878</text:p>
          </table:table-cell>
          <table:table-cell table:number-columns-repeated="6"/>
        </table:table-row>
        <table:table-row table:style-name="ro1">
          <table:table-cell office:value-type="float" office:value="22784858" calcext:value-type="float">
            <text:p>22784858</text:p>
          </table:table-cell>
          <table:table-cell office:value-type="float" office:value="15" calcext:value-type="float">
            <text:p>15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B813]" office:value-type="float" office:value="15" calcext:value-type="float">
            <text:p>15</text:p>
          </table:table-cell>
          <table:table-cell table:formula="of:=LOG([.A813]*[.$Q$1])" office:value-type="float" office:value="3.35764632631287" calcext:value-type="float">
            <text:p>3.35764632631287</text:p>
          </table:table-cell>
          <table:table-cell table:formula="of:=[.E813]-AVERAGE([.E$3:.E$1200])" office:value-type="float" office:value="2.99081803005008" calcext:value-type="float">
            <text:p>2.99081803005008</text:p>
          </table:table-cell>
          <table:table-cell table:formula="of:=[.F813]-AVERAGE([.F$3:.F$1200])" office:value-type="float" office:value="0.891773630143786" calcext:value-type="float">
            <text:p>0.891773630143786</text:p>
          </table:table-cell>
          <table:table-cell table:formula="of:=[.G813]*[.G813]" office:value-type="float" office:value="8.94499248887267" calcext:value-type="float">
            <text:p>8.94499248887267</text:p>
          </table:table-cell>
          <table:table-cell table:formula="of:=[.G813]*[.H813]" office:value-type="float" office:value="2.66713265175725" calcext:value-type="float">
            <text:p>2.66713265175725</text:p>
          </table:table-cell>
          <table:table-cell table:formula="of:=[.H813]*[.H813]" office:value-type="float" office:value="0.795260207419826" calcext:value-type="float">
            <text:p>0.795260207419826</text:p>
          </table:table-cell>
          <table:table-cell table:number-columns-repeated="6"/>
        </table:table-row>
        <table:table-row table:style-name="ro1">
          <table:table-cell office:value-type="float" office:value="13299054" calcext:value-type="float">
            <text:p>13299054</text:p>
          </table:table-cell>
          <table:table-cell office:value-type="float" office:value="13" calcext:value-type="float">
            <text:p>13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[.B814]" office:value-type="float" office:value="13" calcext:value-type="float">
            <text:p>13</text:p>
          </table:table-cell>
          <table:table-cell table:formula="of:=LOG([.A814]*[.$Q$1])" office:value-type="float" office:value="3.12382074944891" calcext:value-type="float">
            <text:p>3.12382074944891</text:p>
          </table:table-cell>
          <table:table-cell table:formula="of:=[.E814]-AVERAGE([.E$3:.E$1200])" office:value-type="float" office:value="0.990818030050084" calcext:value-type="float">
            <text:p>0.990818030050084</text:p>
          </table:table-cell>
          <table:table-cell table:formula="of:=[.F814]-AVERAGE([.F$3:.F$1200])" office:value-type="float" office:value="0.657948053279829" calcext:value-type="float">
            <text:p>0.657948053279829</text:p>
          </table:table-cell>
          <table:table-cell table:formula="of:=[.G814]*[.G814]" office:value-type="float" office:value="0.981720368672329" calcext:value-type="float">
            <text:p>0.981720368672329</text:p>
          </table:table-cell>
          <table:table-cell table:formula="of:=[.G814]*[.H814]" office:value-type="float" office:value="0.651906794026008" calcext:value-type="float">
            <text:p>0.651906794026008</text:p>
          </table:table-cell>
          <table:table-cell table:formula="of:=[.H814]*[.H814]" office:value-type="float" office:value="0.432895640814716" calcext:value-type="float">
            <text:p>0.432895640814716</text:p>
          </table:table-cell>
          <table:table-cell table:number-columns-repeated="6"/>
        </table:table-row>
        <table:table-row table:style-name="ro1">
          <table:table-cell office:value-type="float" office:value="20814033" calcext:value-type="float">
            <text:p>20814033</text:p>
          </table:table-cell>
          <table:table-cell office:value-type="float" office:value="16" calcext:value-type="float">
            <text:p>16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[.B815]" office:value-type="float" office:value="16" calcext:value-type="float">
            <text:p>16</text:p>
          </table:table-cell>
          <table:table-cell table:formula="of:=LOG([.A815]*[.$Q$1])" office:value-type="float" office:value="3.3183562387866" calcext:value-type="float">
            <text:p>3.3183562387866</text:p>
          </table:table-cell>
          <table:table-cell table:formula="of:=[.E815]-AVERAGE([.E$3:.E$1200])" office:value-type="float" office:value="3.99081803005008" calcext:value-type="float">
            <text:p>3.99081803005008</text:p>
          </table:table-cell>
          <table:table-cell table:formula="of:=[.F815]-AVERAGE([.F$3:.F$1200])" office:value-type="float" office:value="0.852483542617521" calcext:value-type="float">
            <text:p>0.852483542617521</text:p>
          </table:table-cell>
          <table:table-cell table:formula="of:=[.G815]*[.G815]" office:value-type="float" office:value="15.9266285489728" calcext:value-type="float">
            <text:p>15.9266285489728</text:p>
          </table:table-cell>
          <table:table-cell table:formula="of:=[.G815]*[.H815]" office:value-type="float" office:value="3.40210669219897" calcext:value-type="float">
            <text:p>3.40210669219897</text:p>
          </table:table-cell>
          <table:table-cell table:formula="of:=[.H815]*[.H815]" office:value-type="float" office:value="0.726728190433719" calcext:value-type="float">
            <text:p>0.726728190433719</text:p>
          </table:table-cell>
          <table:table-cell table:number-columns-repeated="6"/>
        </table:table-row>
        <table:table-row table:style-name="ro1">
          <table:table-cell office:value-type="float" office:value="7476209" calcext:value-type="float">
            <text:p>7476209</text:p>
          </table:table-cell>
          <table:table-cell office:value-type="float" office:value="17" calcext:value-type="float">
            <text:p>17</text:p>
          </table:table-cell>
          <table:table-cell office:value-type="float" office:value="1418" calcext:value-type="float">
            <text:p>1418</text:p>
          </table:table-cell>
          <table:table-cell/>
          <table:table-cell table:formula="of:=[.B816]" office:value-type="float" office:value="17" calcext:value-type="float">
            <text:p>17</text:p>
          </table:table-cell>
          <table:table-cell table:formula="of:=LOG([.A816]*[.$Q$1])" office:value-type="float" office:value="2.87368143372846" calcext:value-type="float">
            <text:p>2.87368143372846</text:p>
          </table:table-cell>
          <table:table-cell table:formula="of:=[.E816]-AVERAGE([.E$3:.E$1200])" office:value-type="float" office:value="4.99081803005008" calcext:value-type="float">
            <text:p>4.99081803005008</text:p>
          </table:table-cell>
          <table:table-cell table:formula="of:=[.F816]-AVERAGE([.F$3:.F$1200])" office:value-type="float" office:value="0.407808737559381" calcext:value-type="float">
            <text:p>0.407808737559381</text:p>
          </table:table-cell>
          <table:table-cell table:formula="of:=[.G816]*[.G816]" office:value-type="float" office:value="24.908264609073" calcext:value-type="float">
            <text:p>24.908264609073</text:p>
          </table:table-cell>
          <table:table-cell table:formula="of:=[.G816]*[.H816]" office:value-type="float" office:value="2.03529920022332" calcext:value-type="float">
            <text:p>2.03529920022332</text:p>
          </table:table-cell>
          <table:table-cell table:formula="of:=[.H816]*[.H816]" office:value-type="float" office:value="0.166307966429776" calcext:value-type="float">
            <text:p>0.166307966429776</text:p>
          </table:table-cell>
          <table:table-cell table:number-columns-repeated="6"/>
        </table:table-row>
        <table:table-row table:style-name="ro1">
          <table:table-cell office:value-type="float" office:value="8888969" calcext:value-type="float">
            <text:p>8888969</text:p>
          </table:table-cell>
          <table:table-cell office:value-type="float" office:value="14" calcext:value-type="float">
            <text:p>14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B817]" office:value-type="float" office:value="14" calcext:value-type="float">
            <text:p>14</text:p>
          </table:table-cell>
          <table:table-cell table:formula="of:=LOG([.A817]*[.$Q$1])" office:value-type="float" office:value="2.948851391614" calcext:value-type="float">
            <text:p>2.948851391614</text:p>
          </table:table-cell>
          <table:table-cell table:formula="of:=[.E817]-AVERAGE([.E$3:.E$1200])" office:value-type="float" office:value="1.99081803005008" calcext:value-type="float">
            <text:p>1.99081803005008</text:p>
          </table:table-cell>
          <table:table-cell table:formula="of:=[.F817]-AVERAGE([.F$3:.F$1200])" office:value-type="float" office:value="0.482978695444918" calcext:value-type="float">
            <text:p>0.482978695444918</text:p>
          </table:table-cell>
          <table:table-cell table:formula="of:=[.G817]*[.G817]" office:value-type="float" office:value="3.9633564287725" calcext:value-type="float">
            <text:p>3.9633564287725</text:p>
          </table:table-cell>
          <table:table-cell table:formula="of:=[.G817]*[.H817]" office:value-type="float" office:value="0.961522695021812" calcext:value-type="float">
            <text:p>0.961522695021812</text:p>
          </table:table-cell>
          <table:table-cell table:formula="of:=[.H817]*[.H817]" office:value-type="float" office:value="0.233268420253675" calcext:value-type="float">
            <text:p>0.233268420253675</text:p>
          </table:table-cell>
          <table:table-cell table:number-columns-repeated="6"/>
        </table:table-row>
        <table:table-row table:style-name="ro1">
          <table:table-cell office:value-type="float" office:value="8929339" calcext:value-type="float">
            <text:p>8929339</text:p>
          </table:table-cell>
          <table:table-cell office:value-type="float" office:value="15" calcext:value-type="float">
            <text:p>15</text:p>
          </table:table-cell>
          <table:table-cell office:value-type="float" office:value="1431" calcext:value-type="float">
            <text:p>1431</text:p>
          </table:table-cell>
          <table:table-cell/>
          <table:table-cell table:formula="of:=[.B818]" office:value-type="float" office:value="15" calcext:value-type="float">
            <text:p>15</text:p>
          </table:table-cell>
          <table:table-cell table:formula="of:=LOG([.A818]*[.$Q$1])" office:value-type="float" office:value="2.9508193111531" calcext:value-type="float">
            <text:p>2.9508193111531</text:p>
          </table:table-cell>
          <table:table-cell table:formula="of:=[.E818]-AVERAGE([.E$3:.E$1200])" office:value-type="float" office:value="2.99081803005008" calcext:value-type="float">
            <text:p>2.99081803005008</text:p>
          </table:table-cell>
          <table:table-cell table:formula="of:=[.F818]-AVERAGE([.F$3:.F$1200])" office:value-type="float" office:value="0.484946614984024" calcext:value-type="float">
            <text:p>0.484946614984024</text:p>
          </table:table-cell>
          <table:table-cell table:formula="of:=[.G818]*[.G818]" office:value-type="float" office:value="8.94499248887267" calcext:value-type="float">
            <text:p>8.94499248887267</text:p>
          </table:table-cell>
          <table:table-cell table:formula="of:=[.G818]*[.H818]" office:value-type="float" office:value="1.45038707970597" calcext:value-type="float">
            <text:p>1.45038707970597</text:p>
          </table:table-cell>
          <table:table-cell table:formula="of:=[.H818]*[.H818]" office:value-type="float" office:value="0.235173219384463" calcext:value-type="float">
            <text:p>0.235173219384463</text:p>
          </table:table-cell>
          <table:table-cell table:number-columns-repeated="6"/>
        </table:table-row>
        <table:table-row table:style-name="ro1">
          <table:table-cell office:value-type="float" office:value="15758762" calcext:value-type="float">
            <text:p>15758762</text:p>
          </table:table-cell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/>
          <table:table-cell table:formula="of:=[.B819]" office:value-type="float" office:value="15" calcext:value-type="float">
            <text:p>15</text:p>
          </table:table-cell>
          <table:table-cell table:formula="of:=LOG([.A819]*[.$Q$1])" office:value-type="float" office:value="3.19752209654903" calcext:value-type="float">
            <text:p>3.19752209654903</text:p>
          </table:table-cell>
          <table:table-cell table:formula="of:=[.E819]-AVERAGE([.E$3:.E$1200])" office:value-type="float" office:value="2.99081803005008" calcext:value-type="float">
            <text:p>2.99081803005008</text:p>
          </table:table-cell>
          <table:table-cell table:formula="of:=[.F819]-AVERAGE([.F$3:.F$1200])" office:value-type="float" office:value="0.731649400379947" calcext:value-type="float">
            <text:p>0.731649400379947</text:p>
          </table:table-cell>
          <table:table-cell table:formula="of:=[.G819]*[.G819]" office:value-type="float" office:value="8.94499248887267" calcext:value-type="float">
            <text:p>8.94499248887267</text:p>
          </table:table-cell>
          <table:table-cell table:formula="of:=[.G819]*[.H819]" office:value-type="float" office:value="2.18823021833168" calcext:value-type="float">
            <text:p>2.18823021833168</text:p>
          </table:table-cell>
          <table:table-cell table:formula="of:=[.H819]*[.H819]" office:value-type="float" office:value="0.535310845076337" calcext:value-type="float">
            <text:p>0.535310845076337</text:p>
          </table:table-cell>
          <table:table-cell table:number-columns-repeated="6"/>
        </table:table-row>
        <table:table-row table:style-name="ro1">
          <table:table-cell office:value-type="float" office:value="3912740" calcext:value-type="float">
            <text:p>3912740</text:p>
          </table:table-cell>
          <table:table-cell office:value-type="float" office:value="14" calcext:value-type="float">
            <text:p>14</text:p>
          </table:table-cell>
          <table:table-cell office:value-type="float" office:value="1443" calcext:value-type="float">
            <text:p>1443</text:p>
          </table:table-cell>
          <table:table-cell/>
          <table:table-cell table:formula="of:=[.B820]" office:value-type="float" office:value="14" calcext:value-type="float">
            <text:p>14</text:p>
          </table:table-cell>
          <table:table-cell table:formula="of:=LOG([.A820]*[.$Q$1])" office:value-type="float" office:value="2.59248099016573" calcext:value-type="float">
            <text:p>2.59248099016573</text:p>
          </table:table-cell>
          <table:table-cell table:formula="of:=[.E820]-AVERAGE([.E$3:.E$1200])" office:value-type="float" office:value="1.99081803005008" calcext:value-type="float">
            <text:p>1.99081803005008</text:p>
          </table:table-cell>
          <table:table-cell table:formula="of:=[.F820]-AVERAGE([.F$3:.F$1200])" office:value-type="float" office:value="0.126608293996654" calcext:value-type="float">
            <text:p>0.126608293996654</text:p>
          </table:table-cell>
          <table:table-cell table:formula="of:=[.G820]*[.G820]" office:value-type="float" office:value="3.9633564287725" calcext:value-type="float">
            <text:p>3.9633564287725</text:p>
          </table:table-cell>
          <table:table-cell table:formula="of:=[.G820]*[.H820]" office:value-type="float" office:value="0.25205407444242" calcext:value-type="float">
            <text:p>0.25205407444242</text:p>
          </table:table-cell>
          <table:table-cell table:formula="of:=[.H820]*[.H820]" office:value-type="float" office:value="0.0160296601087431" calcext:value-type="float">
            <text:p>0.016029660108743</text:p>
          </table:table-cell>
          <table:table-cell table:number-columns-repeated="6"/>
        </table:table-row>
        <table:table-row table:style-name="ro1">
          <table:table-cell office:value-type="float" office:value="69160815" calcext:value-type="float">
            <text:p>69160815</text:p>
          </table:table-cell>
          <table:table-cell office:value-type="float" office:value="19" calcext:value-type="float">
            <text:p>19</text:p>
          </table:table-cell>
          <table:table-cell office:value-type="float" office:value="1465" calcext:value-type="float">
            <text:p>1465</text:p>
          </table:table-cell>
          <table:table-cell/>
          <table:table-cell table:formula="of:=[.B821]" office:value-type="float" office:value="19" calcext:value-type="float">
            <text:p>19</text:p>
          </table:table-cell>
          <table:table-cell table:formula="of:=LOG([.A821]*[.$Q$1])" office:value-type="float" office:value="3.83986010241445" calcext:value-type="float">
            <text:p>3.83986010241445</text:p>
          </table:table-cell>
          <table:table-cell table:formula="of:=[.E821]-AVERAGE([.E$3:.E$1200])" office:value-type="float" office:value="6.99081803005008" calcext:value-type="float">
            <text:p>6.99081803005008</text:p>
          </table:table-cell>
          <table:table-cell table:formula="of:=[.F821]-AVERAGE([.F$3:.F$1200])" office:value-type="float" office:value="1.37398740624537" calcext:value-type="float">
            <text:p>1.37398740624537</text:p>
          </table:table-cell>
          <table:table-cell table:formula="of:=[.G821]*[.G821]" office:value-type="float" office:value="48.8715367292733" calcext:value-type="float">
            <text:p>48.8715367292733</text:p>
          </table:table-cell>
          <table:table-cell table:formula="of:=[.G821]*[.H821]" office:value-type="float" office:value="9.6052959326419" calcext:value-type="float">
            <text:p>9.6052959326419</text:p>
          </table:table-cell>
          <table:table-cell table:formula="of:=[.H821]*[.H821]" office:value-type="float" office:value="1.88784139252089" calcext:value-type="float">
            <text:p>1.88784139252089</text:p>
          </table:table-cell>
          <table:table-cell table:number-columns-repeated="6"/>
        </table:table-row>
        <table:table-row table:style-name="ro1">
          <table:table-cell office:value-type="float" office:value="30797927" calcext:value-type="float">
            <text:p>30797927</text:p>
          </table:table-cell>
          <table:table-cell office:value-type="float" office:value="17" calcext:value-type="float">
            <text:p>17</text:p>
          </table:table-cell>
          <table:table-cell office:value-type="float" office:value="1474" calcext:value-type="float">
            <text:p>1474</text:p>
          </table:table-cell>
          <table:table-cell/>
          <table:table-cell table:formula="of:=[.B822]" office:value-type="float" office:value="17" calcext:value-type="float">
            <text:p>17</text:p>
          </table:table-cell>
          <table:table-cell table:formula="of:=LOG([.A822]*[.$Q$1])" office:value-type="float" office:value="3.48852148524202" calcext:value-type="float">
            <text:p>3.48852148524202</text:p>
          </table:table-cell>
          <table:table-cell table:formula="of:=[.E822]-AVERAGE([.E$3:.E$1200])" office:value-type="float" office:value="4.99081803005008" calcext:value-type="float">
            <text:p>4.99081803005008</text:p>
          </table:table-cell>
          <table:table-cell table:formula="of:=[.F822]-AVERAGE([.F$3:.F$1200])" office:value-type="float" office:value="1.02264878907294" calcext:value-type="float">
            <text:p>1.02264878907294</text:p>
          </table:table-cell>
          <table:table-cell table:formula="of:=[.G822]*[.G822]" office:value-type="float" office:value="24.908264609073" calcext:value-type="float">
            <text:p>24.908264609073</text:p>
          </table:table-cell>
          <table:table-cell table:formula="of:=[.G822]*[.H822]" office:value-type="float" office:value="5.1038540149141" calcext:value-type="float">
            <text:p>5.1038540149141</text:p>
          </table:table-cell>
          <table:table-cell table:formula="of:=[.H822]*[.H822]" office:value-type="float" office:value="1.04581054579235" calcext:value-type="float">
            <text:p>1.04581054579235</text:p>
          </table:table-cell>
          <table:table-cell table:number-columns-repeated="6"/>
        </table:table-row>
        <table:table-row table:style-name="ro1">
          <table:table-cell office:value-type="float" office:value="8363026" calcext:value-type="float">
            <text:p>8363026</text:p>
          </table:table-cell>
          <table:table-cell office:value-type="float" office:value="13" calcext:value-type="float">
            <text:p>13</text:p>
          </table:table-cell>
          <table:table-cell office:value-type="float" office:value="1478" calcext:value-type="float">
            <text:p>1478</text:p>
          </table:table-cell>
          <table:table-cell/>
          <table:table-cell table:formula="of:=[.B823]" office:value-type="float" office:value="13" calcext:value-type="float">
            <text:p>13</text:p>
          </table:table-cell>
          <table:table-cell table:formula="of:=LOG([.A823]*[.$Q$1])" office:value-type="float" office:value="2.92236344697479" calcext:value-type="float">
            <text:p>2.92236344697479</text:p>
          </table:table-cell>
          <table:table-cell table:formula="of:=[.E823]-AVERAGE([.E$3:.E$1200])" office:value-type="float" office:value="0.990818030050084" calcext:value-type="float">
            <text:p>0.990818030050084</text:p>
          </table:table-cell>
          <table:table-cell table:formula="of:=[.F823]-AVERAGE([.F$3:.F$1200])" office:value-type="float" office:value="0.45649075080571" calcext:value-type="float">
            <text:p>0.45649075080571</text:p>
          </table:table-cell>
          <table:table-cell table:formula="of:=[.G823]*[.G823]" office:value-type="float" office:value="0.981720368672329" calcext:value-type="float">
            <text:p>0.981720368672329</text:p>
          </table:table-cell>
          <table:table-cell table:formula="of:=[.G823]*[.H823]" office:value-type="float" office:value="0.452299266449397" calcext:value-type="float">
            <text:p>0.452299266449397</text:p>
          </table:table-cell>
          <table:table-cell table:formula="of:=[.H823]*[.H823]" office:value-type="float" office:value="0.208383805571161" calcext:value-type="float">
            <text:p>0.208383805571161</text:p>
          </table:table-cell>
          <table:table-cell table:number-columns-repeated="6"/>
        </table:table-row>
        <table:table-row table:style-name="ro1">
          <table:table-cell office:value-type="float" office:value="33867187" calcext:value-type="float">
            <text:p>33867187</text:p>
          </table:table-cell>
          <table:table-cell office:value-type="float" office:value="15" calcext:value-type="float">
            <text:p>15</text:p>
          </table:table-cell>
          <table:table-cell office:value-type="float" office:value="1485" calcext:value-type="float">
            <text:p>1485</text:p>
          </table:table-cell>
          <table:table-cell/>
          <table:table-cell table:formula="of:=[.B824]" office:value-type="float" office:value="15" calcext:value-type="float">
            <text:p>15</text:p>
          </table:table-cell>
          <table:table-cell table:formula="of:=LOG([.A824]*[.$Q$1])" office:value-type="float" office:value="3.52977912575263" calcext:value-type="float">
            <text:p>3.52977912575263</text:p>
          </table:table-cell>
          <table:table-cell table:formula="of:=[.E824]-AVERAGE([.E$3:.E$1200])" office:value-type="float" office:value="2.99081803005008" calcext:value-type="float">
            <text:p>2.99081803005008</text:p>
          </table:table-cell>
          <table:table-cell table:formula="of:=[.F824]-AVERAGE([.F$3:.F$1200])" office:value-type="float" office:value="1.06390642958355" calcext:value-type="float">
            <text:p>1.06390642958355</text:p>
          </table:table-cell>
          <table:table-cell table:formula="of:=[.G824]*[.G824]" office:value-type="float" office:value="8.94499248887267" calcext:value-type="float">
            <text:p>8.94499248887267</text:p>
          </table:table-cell>
          <table:table-cell table:formula="of:=[.G824]*[.H824]" office:value-type="float" office:value="3.18195053188469" calcext:value-type="float">
            <text:p>3.18195053188469</text:p>
          </table:table-cell>
          <table:table-cell table:formula="of:=[.H824]*[.H824]" office:value-type="float" office:value="1.13189689090922" calcext:value-type="float">
            <text:p>1.13189689090922</text:p>
          </table:table-cell>
          <table:table-cell table:number-columns-repeated="6"/>
        </table:table-row>
        <table:table-row table:style-name="ro1">
          <table:table-cell office:value-type="float" office:value="41894739" calcext:value-type="float">
            <text:p>41894739</text:p>
          </table:table-cell>
          <table:table-cell office:value-type="float" office:value="15" calcext:value-type="float">
            <text:p>15</text:p>
          </table:table-cell>
          <table:table-cell office:value-type="float" office:value="1502" calcext:value-type="float">
            <text:p>1502</text:p>
          </table:table-cell>
          <table:table-cell/>
          <table:table-cell table:formula="of:=[.B825]" office:value-type="float" office:value="15" calcext:value-type="float">
            <text:p>15</text:p>
          </table:table-cell>
          <table:table-cell table:formula="of:=LOG([.A825]*[.$Q$1])" office:value-type="float" office:value="3.62215948915428" calcext:value-type="float">
            <text:p>3.62215948915428</text:p>
          </table:table-cell>
          <table:table-cell table:formula="of:=[.E825]-AVERAGE([.E$3:.E$1200])" office:value-type="float" office:value="2.99081803005008" calcext:value-type="float">
            <text:p>2.99081803005008</text:p>
          </table:table-cell>
          <table:table-cell table:formula="of:=[.F825]-AVERAGE([.F$3:.F$1200])" office:value-type="float" office:value="1.1562867929852" calcext:value-type="float">
            <text:p>1.1562867929852</text:p>
          </table:table-cell>
          <table:table-cell table:formula="of:=[.G825]*[.G825]" office:value-type="float" office:value="8.94499248887267" calcext:value-type="float">
            <text:p>8.94499248887267</text:p>
          </table:table-cell>
          <table:table-cell table:formula="of:=[.G825]*[.H825]" office:value-type="float" office:value="3.45824338836892" calcext:value-type="float">
            <text:p>3.45824338836892</text:p>
          </table:table-cell>
          <table:table-cell table:formula="of:=[.H825]*[.H825]" office:value-type="float" office:value="1.33699914763199" calcext:value-type="float">
            <text:p>1.33699914763199</text:p>
          </table:table-cell>
          <table:table-cell table:number-columns-repeated="6"/>
        </table:table-row>
        <table:table-row table:style-name="ro1">
          <table:table-cell office:value-type="float" office:value="25037994" calcext:value-type="float">
            <text:p>25037994</text:p>
          </table:table-cell>
          <table:table-cell office:value-type="float" office:value="14" calcext:value-type="float">
            <text:p>14</text:p>
          </table:table-cell>
          <table:table-cell office:value-type="float" office:value="1502" calcext:value-type="float">
            <text:p>1502</text:p>
          </table:table-cell>
          <table:table-cell/>
          <table:table-cell table:formula="of:=[.B826]" office:value-type="float" office:value="14" calcext:value-type="float">
            <text:p>14</text:p>
          </table:table-cell>
          <table:table-cell table:formula="of:=LOG([.A826]*[.$Q$1])" office:value-type="float" office:value="3.39859953102285" calcext:value-type="float">
            <text:p>3.39859953102285</text:p>
          </table:table-cell>
          <table:table-cell table:formula="of:=[.E826]-AVERAGE([.E$3:.E$1200])" office:value-type="float" office:value="1.99081803005008" calcext:value-type="float">
            <text:p>1.99081803005008</text:p>
          </table:table-cell>
          <table:table-cell table:formula="of:=[.F826]-AVERAGE([.F$3:.F$1200])" office:value-type="float" office:value="0.932726834853773" calcext:value-type="float">
            <text:p>0.932726834853773</text:p>
          </table:table-cell>
          <table:table-cell table:formula="of:=[.G826]*[.G826]" office:value-type="float" office:value="3.9633564287725" calcext:value-type="float">
            <text:p>3.9633564287725</text:p>
          </table:table-cell>
          <table:table-cell table:formula="of:=[.G826]*[.H826]" office:value-type="float" office:value="1.85688939993844" calcext:value-type="float">
            <text:p>1.85688939993844</text:p>
          </table:table-cell>
          <table:table-cell table:formula="of:=[.H826]*[.H826]" office:value-type="float" office:value="0.869979348456338" calcext:value-type="float">
            <text:p>0.869979348456338</text:p>
          </table:table-cell>
          <table:table-cell table:number-columns-repeated="6"/>
        </table:table-row>
        <table:table-row table:style-name="ro1">
          <table:table-cell office:value-type="float" office:value="13115665" calcext:value-type="float">
            <text:p>13115665</text:p>
          </table:table-cell>
          <table:table-cell office:value-type="float" office:value="15" calcext:value-type="float">
            <text:p>15</text:p>
          </table:table-cell>
          <table:table-cell office:value-type="float" office:value="1523" calcext:value-type="float">
            <text:p>1523</text:p>
          </table:table-cell>
          <table:table-cell/>
          <table:table-cell table:formula="of:=[.B827]" office:value-type="float" office:value="15" calcext:value-type="float">
            <text:p>15</text:p>
          </table:table-cell>
          <table:table-cell table:formula="of:=LOG([.A827]*[.$Q$1])" office:value-type="float" office:value="3.11779031539978" calcext:value-type="float">
            <text:p>3.11779031539978</text:p>
          </table:table-cell>
          <table:table-cell table:formula="of:=[.E827]-AVERAGE([.E$3:.E$1200])" office:value-type="float" office:value="2.99081803005008" calcext:value-type="float">
            <text:p>2.99081803005008</text:p>
          </table:table-cell>
          <table:table-cell table:formula="of:=[.F827]-AVERAGE([.F$3:.F$1200])" office:value-type="float" office:value="0.651917619230697" calcext:value-type="float">
            <text:p>0.651917619230697</text:p>
          </table:table-cell>
          <table:table-cell table:formula="of:=[.G827]*[.G827]" office:value-type="float" office:value="8.94499248887267" calcext:value-type="float">
            <text:p>8.94499248887267</text:p>
          </table:table-cell>
          <table:table-cell table:formula="of:=[.G827]*[.H827]" office:value-type="float" office:value="1.9497669697025" calcext:value-type="float">
            <text:p>1.9497669697025</text:p>
          </table:table-cell>
          <table:table-cell table:formula="of:=[.H827]*[.H827]" office:value-type="float" office:value="0.424996582263421" calcext:value-type="float">
            <text:p>0.424996582263421</text:p>
          </table:table-cell>
          <table:table-cell table:number-columns-repeated="6"/>
        </table:table-row>
        <table:table-row table:style-name="ro1">
          <table:table-cell office:value-type="float" office:value="18074683" calcext:value-type="float">
            <text:p>18074683</text:p>
          </table:table-cell>
          <table:table-cell office:value-type="float" office:value="14" calcext:value-type="float">
            <text:p>14</text:p>
          </table:table-cell>
          <table:table-cell office:value-type="float" office:value="1526" calcext:value-type="float">
            <text:p>1526</text:p>
          </table:table-cell>
          <table:table-cell/>
          <table:table-cell table:formula="of:=[.B828]" office:value-type="float" office:value="14" calcext:value-type="float">
            <text:p>14</text:p>
          </table:table-cell>
          <table:table-cell table:formula="of:=LOG([.A828]*[.$Q$1])" office:value-type="float" office:value="3.25707068922754" calcext:value-type="float">
            <text:p>3.25707068922754</text:p>
          </table:table-cell>
          <table:table-cell table:formula="of:=[.E828]-AVERAGE([.E$3:.E$1200])" office:value-type="float" office:value="1.99081803005008" calcext:value-type="float">
            <text:p>1.99081803005008</text:p>
          </table:table-cell>
          <table:table-cell table:formula="of:=[.F828]-AVERAGE([.F$3:.F$1200])" office:value-type="float" office:value="0.791197993058455" calcext:value-type="float">
            <text:p>0.791197993058455</text:p>
          </table:table-cell>
          <table:table-cell table:formula="of:=[.G828]*[.G828]" office:value-type="float" office:value="3.9633564287725" calcext:value-type="float">
            <text:p>3.9633564287725</text:p>
          </table:table-cell>
          <table:table-cell table:formula="of:=[.G828]*[.H828]" office:value-type="float" office:value="1.57513122992021" calcext:value-type="float">
            <text:p>1.57513122992021</text:p>
          </table:table-cell>
          <table:table-cell table:formula="of:=[.H828]*[.H828]" office:value-type="float" office:value="0.625994264219726" calcext:value-type="float">
            <text:p>0.625994264219726</text:p>
          </table:table-cell>
          <table:table-cell table:number-columns-repeated="6"/>
        </table:table-row>
        <table:table-row table:style-name="ro1">
          <table:table-cell office:value-type="float" office:value="33008286" calcext:value-type="float">
            <text:p>33008286</text:p>
          </table:table-cell>
          <table:table-cell office:value-type="float" office:value="15" calcext:value-type="float">
            <text:p>15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B829]" office:value-type="float" office:value="15" calcext:value-type="float">
            <text:p>15</text:p>
          </table:table-cell>
          <table:table-cell table:formula="of:=LOG([.A829]*[.$Q$1])" office:value-type="float" office:value="3.51862297358605" calcext:value-type="float">
            <text:p>3.51862297358605</text:p>
          </table:table-cell>
          <table:table-cell table:formula="of:=[.E829]-AVERAGE([.E$3:.E$1200])" office:value-type="float" office:value="2.99081803005008" calcext:value-type="float">
            <text:p>2.99081803005008</text:p>
          </table:table-cell>
          <table:table-cell table:formula="of:=[.F829]-AVERAGE([.F$3:.F$1200])" office:value-type="float" office:value="1.05275027741697" calcext:value-type="float">
            <text:p>1.05275027741697</text:p>
          </table:table-cell>
          <table:table-cell table:formula="of:=[.G829]*[.G829]" office:value-type="float" office:value="8.94499248887267" calcext:value-type="float">
            <text:p>8.94499248887267</text:p>
          </table:table-cell>
          <table:table-cell table:formula="of:=[.G829]*[.H829]" office:value-type="float" office:value="3.14858451083889" calcext:value-type="float">
            <text:p>3.14858451083889</text:p>
          </table:table-cell>
          <table:table-cell table:formula="of:=[.H829]*[.H829]" office:value-type="float" office:value="1.1082831466015" calcext:value-type="float">
            <text:p>1.1082831466015</text:p>
          </table:table-cell>
          <table:table-cell table:number-columns-repeated="6"/>
        </table:table-row>
        <table:table-row table:style-name="ro1">
          <table:table-cell office:value-type="float" office:value="13434185" calcext:value-type="float">
            <text:p>13434185</text:p>
          </table:table-cell>
          <table:table-cell office:value-type="float" office:value="14" calcext:value-type="float">
            <text:p>14</text:p>
          </table:table-cell>
          <table:table-cell office:value-type="float" office:value="1553" calcext:value-type="float">
            <text:p>1553</text:p>
          </table:table-cell>
          <table:table-cell/>
          <table:table-cell table:formula="of:=[.B830]" office:value-type="float" office:value="14" calcext:value-type="float">
            <text:p>14</text:p>
          </table:table-cell>
          <table:table-cell table:formula="of:=LOG([.A830]*[.$Q$1])" office:value-type="float" office:value="3.12821132460328" calcext:value-type="float">
            <text:p>3.12821132460328</text:p>
          </table:table-cell>
          <table:table-cell table:formula="of:=[.E830]-AVERAGE([.E$3:.E$1200])" office:value-type="float" office:value="1.99081803005008" calcext:value-type="float">
            <text:p>1.99081803005008</text:p>
          </table:table-cell>
          <table:table-cell table:formula="of:=[.F830]-AVERAGE([.F$3:.F$1200])" office:value-type="float" office:value="0.662338628434202" calcext:value-type="float">
            <text:p>0.662338628434202</text:p>
          </table:table-cell>
          <table:table-cell table:formula="of:=[.G830]*[.G830]" office:value-type="float" office:value="3.9633564287725" calcext:value-type="float">
            <text:p>3.9633564287725</text:p>
          </table:table-cell>
          <table:table-cell table:formula="of:=[.G830]*[.H830]" office:value-type="float" office:value="1.31859568348545" calcext:value-type="float">
            <text:p>1.31859568348545</text:p>
          </table:table-cell>
          <table:table-cell table:formula="of:=[.H830]*[.H830]" office:value-type="float" office:value="0.4386924587161" calcext:value-type="float">
            <text:p>0.4386924587161</text:p>
          </table:table-cell>
          <table:table-cell table:number-columns-repeated="6"/>
        </table:table-row>
        <table:table-row table:style-name="ro1">
          <table:table-cell office:value-type="float" office:value="57115690" calcext:value-type="float">
            <text:p>57115690</text:p>
          </table:table-cell>
          <table:table-cell office:value-type="float" office:value="16" calcext:value-type="float">
            <text:p>16</text:p>
          </table:table-cell>
          <table:table-cell office:value-type="float" office:value="1557" calcext:value-type="float">
            <text:p>1557</text:p>
          </table:table-cell>
          <table:table-cell/>
          <table:table-cell table:formula="of:=[.B831]" office:value-type="float" office:value="16" calcext:value-type="float">
            <text:p>16</text:p>
          </table:table-cell>
          <table:table-cell table:formula="of:=LOG([.A831]*[.$Q$1])" office:value-type="float" office:value="3.75675542776253" calcext:value-type="float">
            <text:p>3.75675542776253</text:p>
          </table:table-cell>
          <table:table-cell table:formula="of:=[.E831]-AVERAGE([.E$3:.E$1200])" office:value-type="float" office:value="3.99081803005008" calcext:value-type="float">
            <text:p>3.99081803005008</text:p>
          </table:table-cell>
          <table:table-cell table:formula="of:=[.F831]-AVERAGE([.F$3:.F$1200])" office:value-type="float" office:value="1.29088273159344" calcext:value-type="float">
            <text:p>1.29088273159344</text:p>
          </table:table-cell>
          <table:table-cell table:formula="of:=[.G831]*[.G831]" office:value-type="float" office:value="15.9266285489728" calcext:value-type="float">
            <text:p>15.9266285489728</text:p>
          </table:table-cell>
          <table:table-cell table:formula="of:=[.G831]*[.H831]" office:value-type="float" office:value="5.15167807992342" calcext:value-type="float">
            <text:p>5.15167807992342</text:p>
          </table:table-cell>
          <table:table-cell table:formula="of:=[.H831]*[.H831]" office:value-type="float" office:value="1.66637822672615" calcext:value-type="float">
            <text:p>1.66637822672615</text:p>
          </table:table-cell>
          <table:table-cell table:number-columns-repeated="6"/>
        </table:table-row>
        <table:table-row table:style-name="ro1">
          <table:table-cell office:value-type="float" office:value="23982017" calcext:value-type="float">
            <text:p>23982017</text:p>
          </table:table-cell>
          <table:table-cell office:value-type="float" office:value="17" calcext:value-type="float">
            <text:p>17</text:p>
          </table:table-cell>
          <table:table-cell office:value-type="float" office:value="1558" calcext:value-type="float">
            <text:p>1558</text:p>
          </table:table-cell>
          <table:table-cell/>
          <table:table-cell table:formula="of:=[.B832]" office:value-type="float" office:value="17" calcext:value-type="float">
            <text:p>17</text:p>
          </table:table-cell>
          <table:table-cell table:formula="of:=LOG([.A832]*[.$Q$1])" office:value-type="float" office:value="3.37988570649979" calcext:value-type="float">
            <text:p>3.37988570649979</text:p>
          </table:table-cell>
          <table:table-cell table:formula="of:=[.E832]-AVERAGE([.E$3:.E$1200])" office:value-type="float" office:value="4.99081803005008" calcext:value-type="float">
            <text:p>4.99081803005008</text:p>
          </table:table-cell>
          <table:table-cell table:formula="of:=[.F832]-AVERAGE([.F$3:.F$1200])" office:value-type="float" office:value="0.914013010330709" calcext:value-type="float">
            <text:p>0.914013010330709</text:p>
          </table:table-cell>
          <table:table-cell table:formula="of:=[.G832]*[.G832]" office:value-type="float" office:value="24.908264609073" calcext:value-type="float">
            <text:p>24.908264609073</text:p>
          </table:table-cell>
          <table:table-cell table:formula="of:=[.G832]*[.H832]" office:value-type="float" office:value="4.56167261165885" calcext:value-type="float">
            <text:p>4.56167261165885</text:p>
          </table:table-cell>
          <table:table-cell table:formula="of:=[.H832]*[.H832]" office:value-type="float" office:value="0.835419783053804" calcext:value-type="float">
            <text:p>0.835419783053804</text:p>
          </table:table-cell>
          <table:table-cell table:number-columns-repeated="6"/>
        </table:table-row>
        <table:table-row table:style-name="ro1">
          <table:table-cell office:value-type="float" office:value="18511182" calcext:value-type="float">
            <text:p>18511182</text:p>
          </table:table-cell>
          <table:table-cell office:value-type="float" office:value="16" calcext:value-type="float">
            <text:p>16</text:p>
          </table:table-cell>
          <table:table-cell office:value-type="float" office:value="1607" calcext:value-type="float">
            <text:p>1607</text:p>
          </table:table-cell>
          <table:table-cell/>
          <table:table-cell table:formula="of:=[.B833]" office:value-type="float" office:value="16" calcext:value-type="float">
            <text:p>16</text:p>
          </table:table-cell>
          <table:table-cell table:formula="of:=LOG([.A833]*[.$Q$1])" office:value-type="float" office:value="3.26743415077279" calcext:value-type="float">
            <text:p>3.26743415077279</text:p>
          </table:table-cell>
          <table:table-cell table:formula="of:=[.E833]-AVERAGE([.E$3:.E$1200])" office:value-type="float" office:value="3.99081803005008" calcext:value-type="float">
            <text:p>3.99081803005008</text:p>
          </table:table-cell>
          <table:table-cell table:formula="of:=[.F833]-AVERAGE([.F$3:.F$1200])" office:value-type="float" office:value="0.801561454603713" calcext:value-type="float">
            <text:p>0.801561454603713</text:p>
          </table:table-cell>
          <table:table-cell table:formula="of:=[.G833]*[.G833]" office:value-type="float" office:value="15.9266285489728" calcext:value-type="float">
            <text:p>15.9266285489728</text:p>
          </table:table-cell>
          <table:table-cell table:formula="of:=[.G833]*[.H833]" office:value-type="float" office:value="3.19888590522567" calcext:value-type="float">
            <text:p>3.19888590522567</text:p>
          </table:table-cell>
          <table:table-cell table:formula="of:=[.H833]*[.H833]" office:value-type="float" office:value="0.64250076550642" calcext:value-type="float">
            <text:p>0.64250076550642</text:p>
          </table:table-cell>
          <table:table-cell table:number-columns-repeated="6"/>
        </table:table-row>
        <table:table-row table:style-name="ro1">
          <table:table-cell office:value-type="float" office:value="5023112" calcext:value-type="float">
            <text:p>5023112</text:p>
          </table:table-cell>
          <table:table-cell office:value-type="float" office:value="12" calcext:value-type="float">
            <text:p>12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[.B834]" office:value-type="float" office:value="12" calcext:value-type="float">
            <text:p>12</text:p>
          </table:table-cell>
          <table:table-cell table:formula="of:=LOG([.A834]*[.$Q$1])" office:value-type="float" office:value="2.70097286170319" calcext:value-type="float">
            <text:p>2.70097286170319</text:p>
          </table:table-cell>
          <table:table-cell table:formula="of:=[.E834]-AVERAGE([.E$3:.E$1200])" office:value-type="float" office:value="-0.00918196994991583" calcext:value-type="float">
            <text:p>-0.009181969949916</text:p>
          </table:table-cell>
          <table:table-cell table:formula="of:=[.F834]-AVERAGE([.F$3:.F$1200])" office:value-type="float" office:value="0.235100165534107" calcext:value-type="float">
            <text:p>0.235100165534107</text:p>
          </table:table-cell>
          <table:table-cell table:formula="of:=[.G834]*[.G834]" office:value-type="float" office:value="0.0000843085721611572" calcext:value-type="float">
            <text:p>8.43085721611572E-05</text:p>
          </table:table-cell>
          <table:table-cell table:formula="of:=[.G834]*[.H834]" office:value-type="float" office:value="-0.00215868265515441" calcext:value-type="float">
            <text:p>-0.002158682655154</text:p>
          </table:table-cell>
          <table:table-cell table:formula="of:=[.H834]*[.H834]" office:value-type="float" office:value="0.0552720878341645" calcext:value-type="float">
            <text:p>0.055272087834165</text:p>
          </table:table-cell>
          <table:table-cell table:number-columns-repeated="6"/>
        </table:table-row>
        <table:table-row table:style-name="ro1">
          <table:table-cell office:value-type="float" office:value="19491121" calcext:value-type="float">
            <text:p>19491121</text:p>
          </table:table-cell>
          <table:table-cell office:value-type="float" office:value="15" calcext:value-type="float">
            <text:p>15</text:p>
          </table:table-cell>
          <table:table-cell office:value-type="float" office:value="1617" calcext:value-type="float">
            <text:p>1617</text:p>
          </table:table-cell>
          <table:table-cell/>
          <table:table-cell table:formula="of:=[.B835]" office:value-type="float" office:value="15" calcext:value-type="float">
            <text:p>15</text:p>
          </table:table-cell>
          <table:table-cell table:formula="of:=LOG([.A835]*[.$Q$1])" office:value-type="float" office:value="3.28983681757395" calcext:value-type="float">
            <text:p>3.28983681757395</text:p>
          </table:table-cell>
          <table:table-cell table:formula="of:=[.E835]-AVERAGE([.E$3:.E$1200])" office:value-type="float" office:value="2.99081803005008" calcext:value-type="float">
            <text:p>2.99081803005008</text:p>
          </table:table-cell>
          <table:table-cell table:formula="of:=[.F835]-AVERAGE([.F$3:.F$1200])" office:value-type="float" office:value="0.823964121404873" calcext:value-type="float">
            <text:p>0.823964121404873</text:p>
          </table:table-cell>
          <table:table-cell table:formula="of:=[.G835]*[.G835]" office:value-type="float" office:value="8.94499248887267" calcext:value-type="float">
            <text:p>8.94499248887267</text:p>
          </table:table-cell>
          <table:table-cell table:formula="of:=[.G835]*[.H835]" office:value-type="float" office:value="2.46432675041207" calcext:value-type="float">
            <text:p>2.46432675041207</text:p>
          </table:table-cell>
          <table:table-cell table:formula="of:=[.H835]*[.H835]" office:value-type="float" office:value="0.678916873362505" calcext:value-type="float">
            <text:p>0.678916873362505</text:p>
          </table:table-cell>
          <table:table-cell table:number-columns-repeated="6"/>
        </table:table-row>
        <table:table-row table:style-name="ro1">
          <table:table-cell office:value-type="float" office:value="137649893" calcext:value-type="float">
            <text:p>137649893</text:p>
          </table:table-cell>
          <table:table-cell office:value-type="float" office:value="20" calcext:value-type="float">
            <text:p>20</text:p>
          </table:table-cell>
          <table:table-cell office:value-type="float" office:value="1621" calcext:value-type="float">
            <text:p>1621</text:p>
          </table:table-cell>
          <table:table-cell/>
          <table:table-cell table:formula="of:=[.B836]" office:value-type="float" office:value="20" calcext:value-type="float">
            <text:p>20</text:p>
          </table:table-cell>
          <table:table-cell table:formula="of:=LOG([.A836]*[.$Q$1])" office:value-type="float" office:value="4.13877587813743" calcext:value-type="float">
            <text:p>4.13877587813743</text:p>
          </table:table-cell>
          <table:table-cell table:formula="of:=[.E836]-AVERAGE([.E$3:.E$1200])" office:value-type="float" office:value="7.99081803005008" calcext:value-type="float">
            <text:p>7.99081803005008</text:p>
          </table:table-cell>
          <table:table-cell table:formula="of:=[.F836]-AVERAGE([.F$3:.F$1200])" office:value-type="float" office:value="1.67290318196835" calcext:value-type="float">
            <text:p>1.67290318196835</text:p>
          </table:table-cell>
          <table:table-cell table:formula="of:=[.G836]*[.G836]" office:value-type="float" office:value="63.8531727893735" calcext:value-type="float">
            <text:p>63.8531727893735</text:p>
          </table:table-cell>
          <table:table-cell table:formula="of:=[.G836]*[.H836]" office:value-type="float" office:value="13.3678649090008" calcext:value-type="float">
            <text:p>13.3678649090008</text:p>
          </table:table-cell>
          <table:table-cell table:formula="of:=[.H836]*[.H836]" office:value-type="float" office:value="2.79860505623983" calcext:value-type="float">
            <text:p>2.79860505623983</text:p>
          </table:table-cell>
          <table:table-cell table:number-columns-repeated="6"/>
        </table:table-row>
        <table:table-row table:style-name="ro1">
          <table:table-cell office:value-type="float" office:value="83137264" calcext:value-type="float">
            <text:p>83137264</text:p>
          </table:table-cell>
          <table:table-cell office:value-type="float" office:value="19" calcext:value-type="float">
            <text:p>19</text:p>
          </table:table-cell>
          <table:table-cell office:value-type="float" office:value="1624" calcext:value-type="float">
            <text:p>1624</text:p>
          </table:table-cell>
          <table:table-cell/>
          <table:table-cell table:formula="of:=[.B837]" office:value-type="float" office:value="19" calcext:value-type="float">
            <text:p>19</text:p>
          </table:table-cell>
          <table:table-cell table:formula="of:=LOG([.A837]*[.$Q$1])" office:value-type="float" office:value="3.91979572802136" calcext:value-type="float">
            <text:p>3.91979572802136</text:p>
          </table:table-cell>
          <table:table-cell table:formula="of:=[.E837]-AVERAGE([.E$3:.E$1200])" office:value-type="float" office:value="6.99081803005008" calcext:value-type="float">
            <text:p>6.99081803005008</text:p>
          </table:table-cell>
          <table:table-cell table:formula="of:=[.F837]-AVERAGE([.F$3:.F$1200])" office:value-type="float" office:value="1.45392303185228" calcext:value-type="float">
            <text:p>1.45392303185228</text:p>
          </table:table-cell>
          <table:table-cell table:formula="of:=[.G837]*[.G837]" office:value-type="float" office:value="48.8715367292733" calcext:value-type="float">
            <text:p>48.8715367292733</text:p>
          </table:table-cell>
          <table:table-cell table:formula="of:=[.G837]*[.H837]" office:value-type="float" office:value="10.164111345378" calcext:value-type="float">
            <text:p>10.164111345378</text:p>
          </table:table-cell>
          <table:table-cell table:formula="of:=[.H837]*[.H837]" office:value-type="float" office:value="2.11389218255052" calcext:value-type="float">
            <text:p>2.11389218255052</text:p>
          </table:table-cell>
          <table:table-cell table:number-columns-repeated="6"/>
        </table:table-row>
        <table:table-row table:style-name="ro1">
          <table:table-cell office:value-type="float" office:value="16921189" calcext:value-type="float">
            <text:p>16921189</text:p>
          </table:table-cell>
          <table:table-cell office:value-type="float" office:value="15" calcext:value-type="float">
            <text:p>15</text:p>
          </table:table-cell>
          <table:table-cell office:value-type="float" office:value="1654" calcext:value-type="float">
            <text:p>1654</text:p>
          </table:table-cell>
          <table:table-cell/>
          <table:table-cell table:formula="of:=[.B838]" office:value-type="float" office:value="15" calcext:value-type="float">
            <text:p>15</text:p>
          </table:table-cell>
          <table:table-cell table:formula="of:=LOG([.A838]*[.$Q$1])" office:value-type="float" office:value="3.22843087631509" calcext:value-type="float">
            <text:p>3.22843087631509</text:p>
          </table:table-cell>
          <table:table-cell table:formula="of:=[.E838]-AVERAGE([.E$3:.E$1200])" office:value-type="float" office:value="2.99081803005008" calcext:value-type="float">
            <text:p>2.99081803005008</text:p>
          </table:table-cell>
          <table:table-cell table:formula="of:=[.F838]-AVERAGE([.F$3:.F$1200])" office:value-type="float" office:value="0.762558180146009" calcext:value-type="float">
            <text:p>0.762558180146009</text:p>
          </table:table-cell>
          <table:table-cell table:formula="of:=[.G838]*[.G838]" office:value-type="float" office:value="8.94499248887267" calcext:value-type="float">
            <text:p>8.94499248887267</text:p>
          </table:table-cell>
          <table:table-cell table:formula="of:=[.G838]*[.H838]" office:value-type="float" office:value="2.28067275414286" calcext:value-type="float">
            <text:p>2.28067275414286</text:p>
          </table:table-cell>
          <table:table-cell table:formula="of:=[.H838]*[.H838]" office:value-type="float" office:value="0.581494978107593" calcext:value-type="float">
            <text:p>0.581494978107593</text:p>
          </table:table-cell>
          <table:table-cell table:number-columns-repeated="6"/>
        </table:table-row>
        <table:table-row table:style-name="ro1">
          <table:table-cell office:value-type="float" office:value="7104800" calcext:value-type="float">
            <text:p>7104800</text:p>
          </table:table-cell>
          <table:table-cell office:value-type="float" office:value="16" calcext:value-type="float">
            <text:p>16</text:p>
          </table:table-cell>
          <table:table-cell office:value-type="float" office:value="1656" calcext:value-type="float">
            <text:p>1656</text:p>
          </table:table-cell>
          <table:table-cell/>
          <table:table-cell table:formula="of:=[.B839]" office:value-type="float" office:value="16" calcext:value-type="float">
            <text:p>16</text:p>
          </table:table-cell>
          <table:table-cell table:formula="of:=LOG([.A839]*[.$Q$1])" office:value-type="float" office:value="2.85155185705323" calcext:value-type="float">
            <text:p>2.85155185705323</text:p>
          </table:table-cell>
          <table:table-cell table:formula="of:=[.E839]-AVERAGE([.E$3:.E$1200])" office:value-type="float" office:value="3.99081803005008" calcext:value-type="float">
            <text:p>3.99081803005008</text:p>
          </table:table-cell>
          <table:table-cell table:formula="of:=[.F839]-AVERAGE([.F$3:.F$1200])" office:value-type="float" office:value="0.385679160884146" calcext:value-type="float">
            <text:p>0.385679160884146</text:p>
          </table:table-cell>
          <table:table-cell table:formula="of:=[.G839]*[.G839]" office:value-type="float" office:value="15.9266285489728" calcext:value-type="float">
            <text:p>15.9266285489728</text:p>
          </table:table-cell>
          <table:table-cell table:formula="of:=[.G839]*[.H839]" office:value-type="float" office:value="1.53917534907104" calcext:value-type="float">
            <text:p>1.53917534907104</text:p>
          </table:table-cell>
          <table:table-cell table:formula="of:=[.H839]*[.H839]" office:value-type="float" office:value="0.148748415140299" calcext:value-type="float">
            <text:p>0.148748415140299</text:p>
          </table:table-cell>
          <table:table-cell table:number-columns-repeated="6"/>
        </table:table-row>
        <table:table-row table:style-name="ro1">
          <table:table-cell office:value-type="float" office:value="46255658" calcext:value-type="float">
            <text:p>46255658</text:p>
          </table:table-cell>
          <table:table-cell office:value-type="float" office:value="15" calcext:value-type="float">
            <text:p>15</text:p>
          </table:table-cell>
          <table:table-cell office:value-type="float" office:value="1656" calcext:value-type="float">
            <text:p>1656</text:p>
          </table:table-cell>
          <table:table-cell/>
          <table:table-cell table:formula="of:=[.B840]" office:value-type="float" office:value="15" calcext:value-type="float">
            <text:p>15</text:p>
          </table:table-cell>
          <table:table-cell table:formula="of:=LOG([.A840]*[.$Q$1])" office:value-type="float" office:value="3.66516486329965" calcext:value-type="float">
            <text:p>3.66516486329965</text:p>
          </table:table-cell>
          <table:table-cell table:formula="of:=[.E840]-AVERAGE([.E$3:.E$1200])" office:value-type="float" office:value="2.99081803005008" calcext:value-type="float">
            <text:p>2.99081803005008</text:p>
          </table:table-cell>
          <table:table-cell table:formula="of:=[.F840]-AVERAGE([.F$3:.F$1200])" office:value-type="float" office:value="1.19929216713057" calcext:value-type="float">
            <text:p>1.19929216713057</text:p>
          </table:table-cell>
          <table:table-cell table:formula="of:=[.G840]*[.G840]" office:value-type="float" office:value="8.94499248887267" calcext:value-type="float">
            <text:p>8.94499248887267</text:p>
          </table:table-cell>
          <table:table-cell table:formula="of:=[.G840]*[.H840]" office:value-type="float" office:value="3.58686463675194" calcext:value-type="float">
            <text:p>3.58686463675194</text:p>
          </table:table-cell>
          <table:table-cell table:formula="of:=[.H840]*[.H840]" office:value-type="float" office:value="1.43830170214073" calcext:value-type="float">
            <text:p>1.43830170214073</text:p>
          </table:table-cell>
          <table:table-cell table:number-columns-repeated="6"/>
        </table:table-row>
        <table:table-row table:style-name="ro1">
          <table:table-cell office:value-type="float" office:value="5470975" calcext:value-type="float">
            <text:p>5470975</text:p>
          </table:table-cell>
          <table:table-cell office:value-type="float" office:value="12" calcext:value-type="float">
            <text:p>12</text:p>
          </table:table-cell>
          <table:table-cell office:value-type="float" office:value="1667" calcext:value-type="float">
            <text:p>1667</text:p>
          </table:table-cell>
          <table:table-cell/>
          <table:table-cell table:formula="of:=[.B841]" office:value-type="float" office:value="12" calcext:value-type="float">
            <text:p>12</text:p>
          </table:table-cell>
          <table:table-cell table:formula="of:=LOG([.A841]*[.$Q$1])" office:value-type="float" office:value="2.73806473024322" calcext:value-type="float">
            <text:p>2.73806473024322</text:p>
          </table:table-cell>
          <table:table-cell table:formula="of:=[.E841]-AVERAGE([.E$3:.E$1200])" office:value-type="float" office:value="-0.00918196994991583" calcext:value-type="float">
            <text:p>-0.009181969949916</text:p>
          </table:table-cell>
          <table:table-cell table:formula="of:=[.F841]-AVERAGE([.F$3:.F$1200])" office:value-type="float" office:value="0.272192034074143" calcext:value-type="float">
            <text:p>0.272192034074143</text:p>
          </table:table-cell>
          <table:table-cell table:formula="of:=[.G841]*[.G841]" office:value-type="float" office:value="0.0000843085721611572" calcext:value-type="float">
            <text:p>8.43085721611572E-05</text:p>
          </table:table-cell>
          <table:table-cell table:formula="of:=[.G841]*[.H841]" office:value-type="float" office:value="-0.00249925907747525" calcext:value-type="float">
            <text:p>-0.002499259077475</text:p>
          </table:table-cell>
          <table:table-cell table:formula="of:=[.H841]*[.H841]" office:value-type="float" office:value="0.0740885034134197" calcext:value-type="float">
            <text:p>0.07408850341342</text:p>
          </table:table-cell>
          <table:table-cell table:number-columns-repeated="6"/>
        </table:table-row>
        <table:table-row table:style-name="ro1">
          <table:table-cell office:value-type="float" office:value="28976515" calcext:value-type="float">
            <text:p>28976515</text:p>
          </table:table-cell>
          <table:table-cell office:value-type="float" office:value="16" calcext:value-type="float">
            <text:p>16</text:p>
          </table:table-cell>
          <table:table-cell office:value-type="float" office:value="1680" calcext:value-type="float">
            <text:p>1680</text:p>
          </table:table-cell>
          <table:table-cell/>
          <table:table-cell table:formula="of:=[.B842]" office:value-type="float" office:value="16" calcext:value-type="float">
            <text:p>16</text:p>
          </table:table-cell>
          <table:table-cell table:formula="of:=LOG([.A842]*[.$Q$1])" office:value-type="float" office:value="3.46204615176038" calcext:value-type="float">
            <text:p>3.46204615176038</text:p>
          </table:table-cell>
          <table:table-cell table:formula="of:=[.E842]-AVERAGE([.E$3:.E$1200])" office:value-type="float" office:value="3.99081803005008" calcext:value-type="float">
            <text:p>3.99081803005008</text:p>
          </table:table-cell>
          <table:table-cell table:formula="of:=[.F842]-AVERAGE([.F$3:.F$1200])" office:value-type="float" office:value="0.996173455591301" calcext:value-type="float">
            <text:p>0.996173455591301</text:p>
          </table:table-cell>
          <table:table-cell table:formula="of:=[.G842]*[.G842]" office:value-type="float" office:value="15.9266285489728" calcext:value-type="float">
            <text:p>15.9266285489728</text:p>
          </table:table-cell>
          <table:table-cell table:formula="of:=[.G842]*[.H842]" office:value-type="float" office:value="3.97554698763106" calcext:value-type="float">
            <text:p>3.97554698763106</text:p>
          </table:table-cell>
          <table:table-cell table:formula="of:=[.H842]*[.H842]" office:value-type="float" office:value="0.992361553624714" calcext:value-type="float">
            <text:p>0.992361553624714</text:p>
          </table:table-cell>
          <table:table-cell table:number-columns-repeated="6"/>
        </table:table-row>
        <table:table-row table:style-name="ro1">
          <table:table-cell office:value-type="float" office:value="24767458" calcext:value-type="float">
            <text:p>24767458</text:p>
          </table:table-cell>
          <table:table-cell office:value-type="float" office:value="13" calcext:value-type="float">
            <text:p>13</text:p>
          </table:table-cell>
          <table:table-cell office:value-type="float" office:value="1688" calcext:value-type="float">
            <text:p>1688</text:p>
          </table:table-cell>
          <table:table-cell/>
          <table:table-cell table:formula="of:=[.B843]" office:value-type="float" office:value="13" calcext:value-type="float">
            <text:p>13</text:p>
          </table:table-cell>
          <table:table-cell table:formula="of:=LOG([.A843]*[.$Q$1])" office:value-type="float" office:value="3.39388143520012" calcext:value-type="float">
            <text:p>3.39388143520012</text:p>
          </table:table-cell>
          <table:table-cell table:formula="of:=[.E843]-AVERAGE([.E$3:.E$1200])" office:value-type="float" office:value="0.990818030050084" calcext:value-type="float">
            <text:p>0.990818030050084</text:p>
          </table:table-cell>
          <table:table-cell table:formula="of:=[.F843]-AVERAGE([.F$3:.F$1200])" office:value-type="float" office:value="0.92800873903104" calcext:value-type="float">
            <text:p>0.92800873903104</text:p>
          </table:table-cell>
          <table:table-cell table:formula="of:=[.G843]*[.G843]" office:value-type="float" office:value="0.981720368672329" calcext:value-type="float">
            <text:p>0.981720368672329</text:p>
          </table:table-cell>
          <table:table-cell table:formula="of:=[.G843]*[.H843]" office:value-type="float" office:value="0.919487790675997" calcext:value-type="float">
            <text:p>0.919487790675997</text:p>
          </table:table-cell>
          <table:table-cell table:formula="of:=[.H843]*[.H843]" office:value-type="float" office:value="0.86120021971798" calcext:value-type="float">
            <text:p>0.86120021971798</text:p>
          </table:table-cell>
          <table:table-cell table:number-columns-repeated="6"/>
        </table:table-row>
        <table:table-row table:style-name="ro1">
          <table:table-cell office:value-type="float" office:value="11429906" calcext:value-type="float">
            <text:p>11429906</text:p>
          </table:table-cell>
          <table:table-cell office:value-type="float" office:value="15" calcext:value-type="float">
            <text:p>15</text:p>
          </table:table-cell>
          <table:table-cell office:value-type="float" office:value="1692" calcext:value-type="float">
            <text:p>1692</text:p>
          </table:table-cell>
          <table:table-cell/>
          <table:table-cell table:formula="of:=[.B844]" office:value-type="float" office:value="15" calcext:value-type="float">
            <text:p>15</text:p>
          </table:table-cell>
          <table:table-cell table:formula="of:=LOG([.A844]*[.$Q$1])" office:value-type="float" office:value="3.05804265875493" calcext:value-type="float">
            <text:p>3.05804265875493</text:p>
          </table:table-cell>
          <table:table-cell table:formula="of:=[.E844]-AVERAGE([.E$3:.E$1200])" office:value-type="float" office:value="2.99081803005008" calcext:value-type="float">
            <text:p>2.99081803005008</text:p>
          </table:table-cell>
          <table:table-cell table:formula="of:=[.F844]-AVERAGE([.F$3:.F$1200])" office:value-type="float" office:value="0.592169962585854" calcext:value-type="float">
            <text:p>0.592169962585854</text:p>
          </table:table-cell>
          <table:table-cell table:formula="of:=[.G844]*[.G844]" office:value-type="float" office:value="8.94499248887267" calcext:value-type="float">
            <text:p>8.94499248887267</text:p>
          </table:table-cell>
          <table:table-cell table:formula="of:=[.G844]*[.H844]" office:value-type="float" office:value="1.77107260095586" calcext:value-type="float">
            <text:p>1.77107260095586</text:p>
          </table:table-cell>
          <table:table-cell table:formula="of:=[.H844]*[.H844]" office:value-type="float" office:value="0.350665264588932" calcext:value-type="float">
            <text:p>0.350665264588932</text:p>
          </table:table-cell>
          <table:table-cell table:number-columns-repeated="6"/>
        </table:table-row>
        <table:table-row table:style-name="ro1">
          <table:table-cell office:value-type="float" office:value="35854316" calcext:value-type="float">
            <text:p>35854316</text:p>
          </table:table-cell>
          <table:table-cell office:value-type="float" office:value="18" calcext:value-type="float">
            <text:p>18</text:p>
          </table:table-cell>
          <table:table-cell office:value-type="float" office:value="1716" calcext:value-type="float">
            <text:p>1716</text:p>
          </table:table-cell>
          <table:table-cell/>
          <table:table-cell table:formula="of:=[.B845]" office:value-type="float" office:value="18" calcext:value-type="float">
            <text:p>18</text:p>
          </table:table-cell>
          <table:table-cell table:formula="of:=LOG([.A845]*[.$Q$1])" office:value-type="float" office:value="3.55454144179355" calcext:value-type="float">
            <text:p>3.55454144179355</text:p>
          </table:table-cell>
          <table:table-cell table:formula="of:=[.E845]-AVERAGE([.E$3:.E$1200])" office:value-type="float" office:value="5.99081803005008" calcext:value-type="float">
            <text:p>5.99081803005008</text:p>
          </table:table-cell>
          <table:table-cell table:formula="of:=[.F845]-AVERAGE([.F$3:.F$1200])" office:value-type="float" office:value="1.08866874562447" calcext:value-type="float">
            <text:p>1.08866874562447</text:p>
          </table:table-cell>
          <table:table-cell table:formula="of:=[.G845]*[.G845]" office:value-type="float" office:value="35.8899006691732" calcext:value-type="float">
            <text:p>35.8899006691732</text:p>
          </table:table-cell>
          <table:table-cell table:formula="of:=[.G845]*[.H845]" office:value-type="float" office:value="6.52201635003911" calcext:value-type="float">
            <text:p>6.52201635003911</text:p>
          </table:table-cell>
          <table:table-cell table:formula="of:=[.H845]*[.H845]" office:value-type="float" office:value="1.18519963769957" calcext:value-type="float">
            <text:p>1.18519963769957</text:p>
          </table:table-cell>
          <table:table-cell table:number-columns-repeated="6"/>
        </table:table-row>
        <table:table-row table:style-name="ro1">
          <table:table-cell office:value-type="float" office:value="818758134" calcext:value-type="float">
            <text:p>818758134</text:p>
          </table:table-cell>
          <table:table-cell office:value-type="float" office:value="21" calcext:value-type="float">
            <text:p>21</text:p>
          </table:table-cell>
          <table:table-cell office:value-type="float" office:value="1718" calcext:value-type="float">
            <text:p>1718</text:p>
          </table:table-cell>
          <table:table-cell/>
          <table:table-cell table:formula="of:=[.B846]" office:value-type="float" office:value="21" calcext:value-type="float">
            <text:p>21</text:p>
          </table:table-cell>
          <table:table-cell table:formula="of:=LOG([.A846]*[.$Q$1])" office:value-type="float" office:value="4.9131556275449" calcext:value-type="float">
            <text:p>4.9131556275449</text:p>
          </table:table-cell>
          <table:table-cell table:formula="of:=[.E846]-AVERAGE([.E$3:.E$1200])" office:value-type="float" office:value="8.99081803005008" calcext:value-type="float">
            <text:p>8.99081803005008</text:p>
          </table:table-cell>
          <table:table-cell table:formula="of:=[.F846]-AVERAGE([.F$3:.F$1200])" office:value-type="float" office:value="2.44728293137582" calcext:value-type="float">
            <text:p>2.44728293137582</text:p>
          </table:table-cell>
          <table:table-cell table:formula="of:=[.G846]*[.G846]" office:value-type="float" office:value="80.8348088494737" calcext:value-type="float">
            <text:p>80.8348088494737</text:p>
          </table:table-cell>
          <table:table-cell table:formula="of:=[.G846]*[.H846]" office:value-type="float" office:value="22.0030755040475" calcext:value-type="float">
            <text:p>22.0030755040475</text:p>
          </table:table-cell>
          <table:table-cell table:formula="of:=[.H846]*[.H846]" office:value-type="float" office:value="5.98919374620342" calcext:value-type="float">
            <text:p>5.98919374620342</text:p>
          </table:table-cell>
          <table:table-cell table:number-columns-repeated="6"/>
        </table:table-row>
        <table:table-row table:style-name="ro1">
          <table:table-cell office:value-type="float" office:value="6960409" calcext:value-type="float">
            <text:p>6960409</text:p>
          </table:table-cell>
          <table:table-cell office:value-type="float" office:value="12" calcext:value-type="float">
            <text:p>12</text:p>
          </table:table-cell>
          <table:table-cell office:value-type="float" office:value="1731" calcext:value-type="float">
            <text:p>1731</text:p>
          </table:table-cell>
          <table:table-cell/>
          <table:table-cell table:formula="of:=[.B847]" office:value-type="float" office:value="12" calcext:value-type="float">
            <text:p>12</text:p>
          </table:table-cell>
          <table:table-cell table:formula="of:=LOG([.A847]*[.$Q$1])" office:value-type="float" office:value="2.8426347599014" calcext:value-type="float">
            <text:p>2.8426347599014</text:p>
          </table:table-cell>
          <table:table-cell table:formula="of:=[.E847]-AVERAGE([.E$3:.E$1200])" office:value-type="float" office:value="-0.00918196994991583" calcext:value-type="float">
            <text:p>-0.009181969949916</text:p>
          </table:table-cell>
          <table:table-cell table:formula="of:=[.F847]-AVERAGE([.F$3:.F$1200])" office:value-type="float" office:value="0.376762063732321" calcext:value-type="float">
            <text:p>0.376762063732321</text:p>
          </table:table-cell>
          <table:table-cell table:formula="of:=[.G847]*[.G847]" office:value-type="float" office:value="0.0000843085721611572" calcext:value-type="float">
            <text:p>8.43085721611572E-05</text:p>
          </table:table-cell>
          <table:table-cell table:formula="of:=[.G847]*[.H847]" office:value-type="float" office:value="-0.00345941794745845" calcext:value-type="float">
            <text:p>-0.003459417947458</text:p>
          </table:table-cell>
          <table:table-cell table:formula="of:=[.H847]*[.H847]" office:value-type="float" office:value="0.141949652667838" calcext:value-type="float">
            <text:p>0.141949652667838</text:p>
          </table:table-cell>
          <table:table-cell table:number-columns-repeated="6"/>
        </table:table-row>
        <table:table-row table:style-name="ro1">
          <table:table-cell office:value-type="float" office:value="6702661" calcext:value-type="float">
            <text:p>6702661</text:p>
          </table:table-cell>
          <table:table-cell office:value-type="float" office:value="13" calcext:value-type="float">
            <text:p>13</text:p>
          </table:table-cell>
          <table:table-cell office:value-type="float" office:value="1733" calcext:value-type="float">
            <text:p>1733</text:p>
          </table:table-cell>
          <table:table-cell/>
          <table:table-cell table:formula="of:=[.B848]" office:value-type="float" office:value="13" calcext:value-type="float">
            <text:p>13</text:p>
          </table:table-cell>
          <table:table-cell table:formula="of:=LOG([.A848]*[.$Q$1])" office:value-type="float" office:value="2.82624725466862" calcext:value-type="float">
            <text:p>2.82624725466862</text:p>
          </table:table-cell>
          <table:table-cell table:formula="of:=[.E848]-AVERAGE([.E$3:.E$1200])" office:value-type="float" office:value="0.990818030050084" calcext:value-type="float">
            <text:p>0.990818030050084</text:p>
          </table:table-cell>
          <table:table-cell table:formula="of:=[.F848]-AVERAGE([.F$3:.F$1200])" office:value-type="float" office:value="0.360374558499535" calcext:value-type="float">
            <text:p>0.360374558499535</text:p>
          </table:table-cell>
          <table:table-cell table:formula="of:=[.G848]*[.G848]" office:value-type="float" office:value="0.981720368672329" calcext:value-type="float">
            <text:p>0.981720368672329</text:p>
          </table:table-cell>
          <table:table-cell table:formula="of:=[.G848]*[.H848]" office:value-type="float" office:value="0.357065610132678" calcext:value-type="float">
            <text:p>0.357065610132678</text:p>
          </table:table-cell>
          <table:table-cell table:formula="of:=[.H848]*[.H848]" office:value-type="float" office:value="0.129869822413735" calcext:value-type="float">
            <text:p>0.129869822413735</text:p>
          </table:table-cell>
          <table:table-cell table:number-columns-repeated="6"/>
        </table:table-row>
        <table:table-row table:style-name="ro1">
          <table:table-cell office:value-type="float" office:value="48157956" calcext:value-type="float">
            <text:p>48157956</text:p>
          </table:table-cell>
          <table:table-cell office:value-type="float" office:value="17" calcext:value-type="float">
            <text:p>17</text:p>
          </table:table-cell>
          <table:table-cell office:value-type="float" office:value="1745" calcext:value-type="float">
            <text:p>1745</text:p>
          </table:table-cell>
          <table:table-cell/>
          <table:table-cell table:formula="of:=[.B849]" office:value-type="float" office:value="17" calcext:value-type="float">
            <text:p>17</text:p>
          </table:table-cell>
          <table:table-cell table:formula="of:=LOG([.A849]*[.$Q$1])" office:value-type="float" office:value="3.68266804559281" calcext:value-type="float">
            <text:p>3.68266804559281</text:p>
          </table:table-cell>
          <table:table-cell table:formula="of:=[.E849]-AVERAGE([.E$3:.E$1200])" office:value-type="float" office:value="4.99081803005008" calcext:value-type="float">
            <text:p>4.99081803005008</text:p>
          </table:table-cell>
          <table:table-cell table:formula="of:=[.F849]-AVERAGE([.F$3:.F$1200])" office:value-type="float" office:value="1.21679534942373" calcext:value-type="float">
            <text:p>1.21679534942373</text:p>
          </table:table-cell>
          <table:table-cell table:formula="of:=[.G849]*[.G849]" office:value-type="float" office:value="24.908264609073" calcext:value-type="float">
            <text:p>24.908264609073</text:p>
          </table:table-cell>
          <table:table-cell table:formula="of:=[.G849]*[.H849]" office:value-type="float" office:value="6.07280416878502" calcext:value-type="float">
            <text:p>6.07280416878502</text:p>
          </table:table-cell>
          <table:table-cell table:formula="of:=[.H849]*[.H849]" office:value-type="float" office:value="1.4805909223792" calcext:value-type="float">
            <text:p>1.4805909223792</text:p>
          </table:table-cell>
          <table:table-cell table:number-columns-repeated="6"/>
        </table:table-row>
        <table:table-row table:style-name="ro1">
          <table:table-cell office:value-type="float" office:value="225199129" calcext:value-type="float">
            <text:p>225199129</text:p>
          </table:table-cell>
          <table:table-cell office:value-type="float" office:value="20" calcext:value-type="float">
            <text:p>20</text:p>
          </table:table-cell>
          <table:table-cell office:value-type="float" office:value="1748" calcext:value-type="float">
            <text:p>1748</text:p>
          </table:table-cell>
          <table:table-cell/>
          <table:table-cell table:formula="of:=[.B850]" office:value-type="float" office:value="20" calcext:value-type="float">
            <text:p>20</text:p>
          </table:table-cell>
          <table:table-cell table:formula="of:=LOG([.A850]*[.$Q$1])" office:value-type="float" office:value="4.35256670646694" calcext:value-type="float">
            <text:p>4.35256670646694</text:p>
          </table:table-cell>
          <table:table-cell table:formula="of:=[.E850]-AVERAGE([.E$3:.E$1200])" office:value-type="float" office:value="7.99081803005008" calcext:value-type="float">
            <text:p>7.99081803005008</text:p>
          </table:table-cell>
          <table:table-cell table:formula="of:=[.F850]-AVERAGE([.F$3:.F$1200])" office:value-type="float" office:value="1.88669401029786" calcext:value-type="float">
            <text:p>1.88669401029786</text:p>
          </table:table-cell>
          <table:table-cell table:formula="of:=[.G850]*[.G850]" office:value-type="float" office:value="63.8531727893735" calcext:value-type="float">
            <text:p>63.8531727893735</text:p>
          </table:table-cell>
          <table:table-cell table:formula="of:=[.G850]*[.H850]" office:value-type="float" office:value="15.0762285146756" calcext:value-type="float">
            <text:p>15.0762285146756</text:p>
          </table:table-cell>
          <table:table-cell table:formula="of:=[.H850]*[.H850]" office:value-type="float" office:value="3.55961428849382" calcext:value-type="float">
            <text:p>3.55961428849382</text:p>
          </table:table-cell>
          <table:table-cell table:number-columns-repeated="6"/>
        </table:table-row>
        <table:table-row table:style-name="ro1">
          <table:table-cell office:value-type="float" office:value="23148845" calcext:value-type="float">
            <text:p>23148845</text:p>
          </table:table-cell>
          <table:table-cell office:value-type="float" office:value="15" calcext:value-type="float">
            <text:p>15</text:p>
          </table:table-cell>
          <table:table-cell office:value-type="float" office:value="1773" calcext:value-type="float">
            <text:p>1773</text:p>
          </table:table-cell>
          <table:table-cell/>
          <table:table-cell table:formula="of:=[.B851]" office:value-type="float" office:value="15" calcext:value-type="float">
            <text:p>15</text:p>
          </table:table-cell>
          <table:table-cell table:formula="of:=LOG([.A851]*[.$Q$1])" office:value-type="float" office:value="3.36452932698938" calcext:value-type="float">
            <text:p>3.36452932698938</text:p>
          </table:table-cell>
          <table:table-cell table:formula="of:=[.E851]-AVERAGE([.E$3:.E$1200])" office:value-type="float" office:value="2.99081803005008" calcext:value-type="float">
            <text:p>2.99081803005008</text:p>
          </table:table-cell>
          <table:table-cell table:formula="of:=[.F851]-AVERAGE([.F$3:.F$1200])" office:value-type="float" office:value="0.898656630820304" calcext:value-type="float">
            <text:p>0.898656630820304</text:p>
          </table:table-cell>
          <table:table-cell table:formula="of:=[.G851]*[.G851]" office:value-type="float" office:value="8.94499248887267" calcext:value-type="float">
            <text:p>8.94499248887267</text:p>
          </table:table-cell>
          <table:table-cell table:formula="of:=[.G851]*[.H851]" office:value-type="float" office:value="2.68771845428143" calcext:value-type="float">
            <text:p>2.68771845428143</text:p>
          </table:table-cell>
          <table:table-cell table:formula="of:=[.H851]*[.H851]" office:value-type="float" office:value="0.807583740117301" calcext:value-type="float">
            <text:p>0.807583740117301</text:p>
          </table:table-cell>
          <table:table-cell table:number-columns-repeated="6"/>
        </table:table-row>
        <table:table-row table:style-name="ro1">
          <table:table-cell office:value-type="float" office:value="20447008" calcext:value-type="float">
            <text:p>20447008</text:p>
          </table:table-cell>
          <table:table-cell office:value-type="float" office:value="15" calcext:value-type="float">
            <text:p>15</text:p>
          </table:table-cell>
          <table:table-cell office:value-type="float" office:value="1782" calcext:value-type="float">
            <text:p>1782</text:p>
          </table:table-cell>
          <table:table-cell/>
          <table:table-cell table:formula="of:=[.B852]" office:value-type="float" office:value="15" calcext:value-type="float">
            <text:p>15</text:p>
          </table:table-cell>
          <table:table-cell table:formula="of:=LOG([.A852]*[.$Q$1])" office:value-type="float" office:value="3.31062976690785" calcext:value-type="float">
            <text:p>3.31062976690785</text:p>
          </table:table-cell>
          <table:table-cell table:formula="of:=[.E852]-AVERAGE([.E$3:.E$1200])" office:value-type="float" office:value="2.99081803005008" calcext:value-type="float">
            <text:p>2.99081803005008</text:p>
          </table:table-cell>
          <table:table-cell table:formula="of:=[.F852]-AVERAGE([.F$3:.F$1200])" office:value-type="float" office:value="0.844757070738772" calcext:value-type="float">
            <text:p>0.844757070738772</text:p>
          </table:table-cell>
          <table:table-cell table:formula="of:=[.G852]*[.G852]" office:value-type="float" office:value="8.94499248887267" calcext:value-type="float">
            <text:p>8.94499248887267</text:p>
          </table:table-cell>
          <table:table-cell table:formula="of:=[.G852]*[.H852]" office:value-type="float" office:value="2.52651467817781" calcext:value-type="float">
            <text:p>2.52651467817781</text:p>
          </table:table-cell>
          <table:table-cell table:formula="of:=[.H852]*[.H852]" office:value-type="float" office:value="0.71361450856315" calcext:value-type="float">
            <text:p>0.71361450856315</text:p>
          </table:table-cell>
          <table:table-cell table:number-columns-repeated="6"/>
        </table:table-row>
        <table:table-row table:style-name="ro1">
          <table:table-cell office:value-type="float" office:value="21110585" calcext:value-type="float">
            <text:p>21110585</text:p>
          </table:table-cell>
          <table:table-cell office:value-type="float" office:value="15" calcext:value-type="float">
            <text:p>15</text:p>
          </table:table-cell>
          <table:table-cell office:value-type="float" office:value="1788" calcext:value-type="float">
            <text:p>1788</text:p>
          </table:table-cell>
          <table:table-cell/>
          <table:table-cell table:formula="of:=[.B853]" office:value-type="float" office:value="15" calcext:value-type="float">
            <text:p>15</text:p>
          </table:table-cell>
          <table:table-cell table:formula="of:=LOG([.A853]*[.$Q$1])" office:value-type="float" office:value="3.324500268303" calcext:value-type="float">
            <text:p>3.324500268303</text:p>
          </table:table-cell>
          <table:table-cell table:formula="of:=[.E853]-AVERAGE([.E$3:.E$1200])" office:value-type="float" office:value="2.99081803005008" calcext:value-type="float">
            <text:p>2.99081803005008</text:p>
          </table:table-cell>
          <table:table-cell table:formula="of:=[.F853]-AVERAGE([.F$3:.F$1200])" office:value-type="float" office:value="0.858627572133919" calcext:value-type="float">
            <text:p>0.858627572133919</text:p>
          </table:table-cell>
          <table:table-cell table:formula="of:=[.G853]*[.G853]" office:value-type="float" office:value="8.94499248887267" calcext:value-type="float">
            <text:p>8.94499248887267</text:p>
          </table:table-cell>
          <table:table-cell table:formula="of:=[.G853]*[.H853]" office:value-type="float" office:value="2.56799882383625" calcext:value-type="float">
            <text:p>2.56799882383625</text:p>
          </table:table-cell>
          <table:table-cell table:formula="of:=[.H853]*[.H853]" office:value-type="float" office:value="0.737241307628588" calcext:value-type="float">
            <text:p>0.737241307628588</text:p>
          </table:table-cell>
          <table:table-cell table:number-columns-repeated="6"/>
        </table:table-row>
        <table:table-row table:style-name="ro1">
          <table:table-cell office:value-type="float" office:value="11802425" calcext:value-type="float">
            <text:p>11802425</text:p>
          </table:table-cell>
          <table:table-cell office:value-type="float" office:value="14" calcext:value-type="float">
            <text:p>14</text:p>
          </table:table-cell>
          <table:table-cell office:value-type="float" office:value="1789" calcext:value-type="float">
            <text:p>1789</text:p>
          </table:table-cell>
          <table:table-cell/>
          <table:table-cell table:formula="of:=[.B854]" office:value-type="float" office:value="14" calcext:value-type="float">
            <text:p>14</text:p>
          </table:table-cell>
          <table:table-cell table:formula="of:=LOG([.A854]*[.$Q$1])" office:value-type="float" office:value="3.07197124933294" calcext:value-type="float">
            <text:p>3.07197124933294</text:p>
          </table:table-cell>
          <table:table-cell table:formula="of:=[.E854]-AVERAGE([.E$3:.E$1200])" office:value-type="float" office:value="1.99081803005008" calcext:value-type="float">
            <text:p>1.99081803005008</text:p>
          </table:table-cell>
          <table:table-cell table:formula="of:=[.F854]-AVERAGE([.F$3:.F$1200])" office:value-type="float" office:value="0.606098553163855" calcext:value-type="float">
            <text:p>0.606098553163855</text:p>
          </table:table-cell>
          <table:table-cell table:formula="of:=[.G854]*[.G854]" office:value-type="float" office:value="3.9633564287725" calcext:value-type="float">
            <text:p>3.9633564287725</text:p>
          </table:table-cell>
          <table:table-cell table:formula="of:=[.G854]*[.H854]" office:value-type="float" office:value="1.20663192762587" calcext:value-type="float">
            <text:p>1.20663192762587</text:p>
          </table:table-cell>
          <table:table-cell table:formula="of:=[.H854]*[.H854]" office:value-type="float" office:value="0.367355456147318" calcext:value-type="float">
            <text:p>0.367355456147318</text:p>
          </table:table-cell>
          <table:table-cell table:number-columns-repeated="6"/>
        </table:table-row>
        <table:table-row table:style-name="ro1">
          <table:table-cell office:value-type="float" office:value="4760723" calcext:value-type="float">
            <text:p>4760723</text:p>
          </table:table-cell>
          <table:table-cell office:value-type="float" office:value="12" calcext:value-type="float">
            <text:p>12</text:p>
          </table:table-cell>
          <table:table-cell office:value-type="float" office:value="1798" calcext:value-type="float">
            <text:p>1798</text:p>
          </table:table-cell>
          <table:table-cell/>
          <table:table-cell table:formula="of:=[.B855]" office:value-type="float" office:value="12" calcext:value-type="float">
            <text:p>12</text:p>
          </table:table-cell>
          <table:table-cell table:formula="of:=LOG([.A855]*[.$Q$1])" office:value-type="float" office:value="2.67767291302855" calcext:value-type="float">
            <text:p>2.67767291302855</text:p>
          </table:table-cell>
          <table:table-cell table:formula="of:=[.E855]-AVERAGE([.E$3:.E$1200])" office:value-type="float" office:value="-0.00918196994991583" calcext:value-type="float">
            <text:p>-0.009181969949916</text:p>
          </table:table-cell>
          <table:table-cell table:formula="of:=[.F855]-AVERAGE([.F$3:.F$1200])" office:value-type="float" office:value="0.211800216859473" calcext:value-type="float">
            <text:p>0.211800216859473</text:p>
          </table:table-cell>
          <table:table-cell table:formula="of:=[.G855]*[.G855]" office:value-type="float" office:value="0.0000843085721611572" calcext:value-type="float">
            <text:p>8.43085721611572E-05</text:p>
          </table:table-cell>
          <table:table-cell table:formula="of:=[.G855]*[.H855]" office:value-type="float" office:value="-0.00194474322658933" calcext:value-type="float">
            <text:p>-0.001944743226589</text:p>
          </table:table-cell>
          <table:table-cell table:formula="of:=[.H855]*[.H855]" office:value-type="float" office:value="0.0448593318617197" calcext:value-type="float">
            <text:p>0.04485933186172</text:p>
          </table:table-cell>
          <table:table-cell table:number-columns-repeated="6"/>
        </table:table-row>
        <table:table-row table:style-name="ro1">
          <table:table-cell office:value-type="float" office:value="50359681" calcext:value-type="float">
            <text:p>50359681</text:p>
          </table:table-cell>
          <table:table-cell office:value-type="float" office:value="16" calcext:value-type="float">
            <text:p>16</text:p>
          </table:table-cell>
          <table:table-cell office:value-type="float" office:value="1803" calcext:value-type="float">
            <text:p>1803</text:p>
          </table:table-cell>
          <table:table-cell/>
          <table:table-cell table:formula="of:=[.B856]" office:value-type="float" office:value="16" calcext:value-type="float">
            <text:p>16</text:p>
          </table:table-cell>
          <table:table-cell table:formula="of:=LOG([.A856]*[.$Q$1])" office:value-type="float" office:value="3.70208297043546" calcext:value-type="float">
            <text:p>3.70208297043546</text:p>
          </table:table-cell>
          <table:table-cell table:formula="of:=[.E856]-AVERAGE([.E$3:.E$1200])" office:value-type="float" office:value="3.99081803005008" calcext:value-type="float">
            <text:p>3.99081803005008</text:p>
          </table:table-cell>
          <table:table-cell table:formula="of:=[.F856]-AVERAGE([.F$3:.F$1200])" office:value-type="float" office:value="1.23621027426638" calcext:value-type="float">
            <text:p>1.23621027426638</text:p>
          </table:table-cell>
          <table:table-cell table:formula="of:=[.G856]*[.G856]" office:value-type="float" office:value="15.9266285489728" calcext:value-type="float">
            <text:p>15.9266285489728</text:p>
          </table:table-cell>
          <table:table-cell table:formula="of:=[.G856]*[.H856]" office:value-type="float" office:value="4.93349025147541" calcext:value-type="float">
            <text:p>4.93349025147541</text:p>
          </table:table-cell>
          <table:table-cell table:formula="of:=[.H856]*[.H856]" office:value-type="float" office:value="1.52821584220175" calcext:value-type="float">
            <text:p>1.52821584220175</text:p>
          </table:table-cell>
          <table:table-cell table:number-columns-repeated="6"/>
        </table:table-row>
        <table:table-row table:style-name="ro1">
          <table:table-cell office:value-type="float" office:value="20448671" calcext:value-type="float">
            <text:p>20448671</text:p>
          </table:table-cell>
          <table:table-cell office:value-type="float" office:value="16" calcext:value-type="float">
            <text:p>16</text:p>
          </table:table-cell>
          <table:table-cell office:value-type="float" office:value="1819" calcext:value-type="float">
            <text:p>1819</text:p>
          </table:table-cell>
          <table:table-cell/>
          <table:table-cell table:formula="of:=[.B857]" office:value-type="float" office:value="16" calcext:value-type="float">
            <text:p>16</text:p>
          </table:table-cell>
          <table:table-cell table:formula="of:=LOG([.A857]*[.$Q$1])" office:value-type="float" office:value="3.31066508759412" calcext:value-type="float">
            <text:p>3.31066508759412</text:p>
          </table:table-cell>
          <table:table-cell table:formula="of:=[.E857]-AVERAGE([.E$3:.E$1200])" office:value-type="float" office:value="3.99081803005008" calcext:value-type="float">
            <text:p>3.99081803005008</text:p>
          </table:table-cell>
          <table:table-cell table:formula="of:=[.F857]-AVERAGE([.F$3:.F$1200])" office:value-type="float" office:value="0.844792391425038" calcext:value-type="float">
            <text:p>0.844792391425038</text:p>
          </table:table-cell>
          <table:table-cell table:formula="of:=[.G857]*[.G857]" office:value-type="float" office:value="15.9266285489728" calcext:value-type="float">
            <text:p>15.9266285489728</text:p>
          </table:table-cell>
          <table:table-cell table:formula="of:=[.G857]*[.H857]" office:value-type="float" office:value="3.37141270734817" calcext:value-type="float">
            <text:p>3.37141270734817</text:p>
          </table:table-cell>
          <table:table-cell table:formula="of:=[.H857]*[.H857]" office:value-type="float" office:value="0.713674184609634" calcext:value-type="float">
            <text:p>0.713674184609634</text:p>
          </table:table-cell>
          <table:table-cell table:number-columns-repeated="6"/>
        </table:table-row>
        <table:table-row table:style-name="ro1">
          <table:table-cell office:value-type="float" office:value="8847905" calcext:value-type="float">
            <text:p>8847905</text:p>
          </table:table-cell>
          <table:table-cell office:value-type="float" office:value="11" calcext:value-type="float">
            <text:p>11</text:p>
          </table:table-cell>
          <table:table-cell office:value-type="float" office:value="1820" calcext:value-type="float">
            <text:p>1820</text:p>
          </table:table-cell>
          <table:table-cell/>
          <table:table-cell table:formula="of:=[.B858]" office:value-type="float" office:value="11" calcext:value-type="float">
            <text:p>11</text:p>
          </table:table-cell>
          <table:table-cell table:formula="of:=LOG([.A858]*[.$Q$1])" office:value-type="float" office:value="2.94684045096364" calcext:value-type="float">
            <text:p>2.94684045096364</text:p>
          </table:table-cell>
          <table:table-cell table:formula="of:=[.E858]-AVERAGE([.E$3:.E$1200])" office:value-type="float" office:value="-1.00918196994992" calcext:value-type="float">
            <text:p>-1.00918196994992</text:p>
          </table:table-cell>
          <table:table-cell table:formula="of:=[.F858]-AVERAGE([.F$3:.F$1200])" office:value-type="float" office:value="0.480967754794563" calcext:value-type="float">
            <text:p>0.480967754794563</text:p>
          </table:table-cell>
          <table:table-cell table:formula="of:=[.G858]*[.G858]" office:value-type="float" office:value="1.01844824847199" calcext:value-type="float">
            <text:p>1.01844824847199</text:p>
          </table:table-cell>
          <table:table-cell table:formula="of:=[.G858]*[.H858]" office:value-type="float" office:value="-0.485383986265965" calcext:value-type="float">
            <text:p>-0.485383986265965</text:p>
          </table:table-cell>
          <table:table-cell table:formula="of:=[.H858]*[.H858]" office:value-type="float" office:value="0.231329981152122" calcext:value-type="float">
            <text:p>0.231329981152122</text:p>
          </table:table-cell>
          <table:table-cell table:number-columns-repeated="6"/>
        </table:table-row>
        <table:table-row table:style-name="ro1">
          <table:table-cell office:value-type="float" office:value="9227273" calcext:value-type="float">
            <text:p>9227273</text:p>
          </table:table-cell>
          <table:table-cell office:value-type="float" office:value="12" calcext:value-type="float">
            <text:p>12</text:p>
          </table:table-cell>
          <table:table-cell office:value-type="float" office:value="1851" calcext:value-type="float">
            <text:p>1851</text:p>
          </table:table-cell>
          <table:table-cell/>
          <table:table-cell table:formula="of:=[.B859]" office:value-type="float" office:value="12" calcext:value-type="float">
            <text:p>12</text:p>
          </table:table-cell>
          <table:table-cell table:formula="of:=LOG([.A859]*[.$Q$1])" office:value-type="float" office:value="2.9650733699273" calcext:value-type="float">
            <text:p>2.9650733699273</text:p>
          </table:table-cell>
          <table:table-cell table:formula="of:=[.E859]-AVERAGE([.E$3:.E$1200])" office:value-type="float" office:value="-0.00918196994991583" calcext:value-type="float">
            <text:p>-0.009181969949916</text:p>
          </table:table-cell>
          <table:table-cell table:formula="of:=[.F859]-AVERAGE([.F$3:.F$1200])" office:value-type="float" office:value="0.499200673758216" calcext:value-type="float">
            <text:p>0.499200673758216</text:p>
          </table:table-cell>
          <table:table-cell table:formula="of:=[.G859]*[.G859]" office:value-type="float" office:value="0.0000843085721611572" calcext:value-type="float">
            <text:p>8.43085721611572E-05</text:p>
          </table:table-cell>
          <table:table-cell table:formula="of:=[.G859]*[.H859]" office:value-type="float" office:value="-0.00458364558542567" calcext:value-type="float">
            <text:p>-0.004583645585426</text:p>
          </table:table-cell>
          <table:table-cell table:formula="of:=[.H859]*[.H859]" office:value-type="float" office:value="0.249201312680656" calcext:value-type="float">
            <text:p>0.249201312680656</text:p>
          </table:table-cell>
          <table:table-cell table:number-columns-repeated="6"/>
        </table:table-row>
        <table:table-row table:style-name="ro1">
          <table:table-cell office:value-type="float" office:value="12107058" calcext:value-type="float">
            <text:p>12107058</text:p>
          </table:table-cell>
          <table:table-cell office:value-type="float" office:value="12" calcext:value-type="float">
            <text:p>12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B860]" office:value-type="float" office:value="12" calcext:value-type="float">
            <text:p>12</text:p>
          </table:table-cell>
          <table:table-cell table:formula="of:=LOG([.A860]*[.$Q$1])" office:value-type="float" office:value="3.08303862294551" calcext:value-type="float">
            <text:p>3.08303862294551</text:p>
          </table:table-cell>
          <table:table-cell table:formula="of:=[.E860]-AVERAGE([.E$3:.E$1200])" office:value-type="float" office:value="-0.00918196994991583" calcext:value-type="float">
            <text:p>-0.009181969949916</text:p>
          </table:table-cell>
          <table:table-cell table:formula="of:=[.F860]-AVERAGE([.F$3:.F$1200])" office:value-type="float" office:value="0.617165926776428" calcext:value-type="float">
            <text:p>0.617165926776428</text:p>
          </table:table-cell>
          <table:table-cell table:formula="of:=[.G860]*[.G860]" office:value-type="float" office:value="0.0000843085721611572" calcext:value-type="float">
            <text:p>8.43085721611572E-05</text:p>
          </table:table-cell>
          <table:table-cell table:formula="of:=[.G860]*[.H860]" office:value-type="float" office:value="-0.00566679899377311" calcext:value-type="float">
            <text:p>-0.005666798993773</text:p>
          </table:table-cell>
          <table:table-cell table:formula="of:=[.H860]*[.H860]" office:value-type="float" office:value="0.380893781173807" calcext:value-type="float">
            <text:p>0.380893781173807</text:p>
          </table:table-cell>
          <table:table-cell table:number-columns-repeated="6"/>
        </table:table-row>
        <table:table-row table:style-name="ro1">
          <table:table-cell office:value-type="float" office:value="6301808" calcext:value-type="float">
            <text:p>6301808</text:p>
          </table:table-cell>
          <table:table-cell office:value-type="float" office:value="13" calcext:value-type="float">
            <text:p>13</text:p>
          </table:table-cell>
          <table:table-cell office:value-type="float" office:value="1891" calcext:value-type="float">
            <text:p>1891</text:p>
          </table:table-cell>
          <table:table-cell/>
          <table:table-cell table:formula="of:=[.B861]" office:value-type="float" office:value="13" calcext:value-type="float">
            <text:p>13</text:p>
          </table:table-cell>
          <table:table-cell table:formula="of:=LOG([.A861]*[.$Q$1])" office:value-type="float" office:value="2.79946516719552" calcext:value-type="float">
            <text:p>2.79946516719552</text:p>
          </table:table-cell>
          <table:table-cell table:formula="of:=[.E861]-AVERAGE([.E$3:.E$1200])" office:value-type="float" office:value="0.990818030050084" calcext:value-type="float">
            <text:p>0.990818030050084</text:p>
          </table:table-cell>
          <table:table-cell table:formula="of:=[.F861]-AVERAGE([.F$3:.F$1200])" office:value-type="float" office:value="0.333592471026442" calcext:value-type="float">
            <text:p>0.333592471026442</text:p>
          </table:table-cell>
          <table:table-cell table:formula="of:=[.G861]*[.G861]" office:value-type="float" office:value="0.981720368672329" calcext:value-type="float">
            <text:p>0.981720368672329</text:p>
          </table:table-cell>
          <table:table-cell table:formula="of:=[.G861]*[.H861]" office:value-type="float" office:value="0.330529434981959" calcext:value-type="float">
            <text:p>0.330529434981959</text:p>
          </table:table-cell>
          <table:table-cell table:formula="of:=[.H861]*[.H861]" office:value-type="float" office:value="0.111283936725528" calcext:value-type="float">
            <text:p>0.111283936725528</text:p>
          </table:table-cell>
          <table:table-cell table:number-columns-repeated="6"/>
        </table:table-row>
        <table:table-row table:style-name="ro1">
          <table:table-cell office:value-type="float" office:value="190136599" calcext:value-type="float">
            <text:p>190136599</text:p>
          </table:table-cell>
          <table:table-cell office:value-type="float" office:value="18" calcext:value-type="float">
            <text:p>18</text:p>
          </table:table-cell>
          <table:table-cell office:value-type="float" office:value="1891" calcext:value-type="float">
            <text:p>1891</text:p>
          </table:table-cell>
          <table:table-cell/>
          <table:table-cell table:formula="of:=[.B862]" office:value-type="float" office:value="18" calcext:value-type="float">
            <text:p>18</text:p>
          </table:table-cell>
          <table:table-cell table:formula="of:=LOG([.A862]*[.$Q$1])" office:value-type="float" office:value="4.27906572135714" calcext:value-type="float">
            <text:p>4.27906572135714</text:p>
          </table:table-cell>
          <table:table-cell table:formula="of:=[.E862]-AVERAGE([.E$3:.E$1200])" office:value-type="float" office:value="5.99081803005008" calcext:value-type="float">
            <text:p>5.99081803005008</text:p>
          </table:table-cell>
          <table:table-cell table:formula="of:=[.F862]-AVERAGE([.F$3:.F$1200])" office:value-type="float" office:value="1.81319302518806" calcext:value-type="float">
            <text:p>1.81319302518806</text:p>
          </table:table-cell>
          <table:table-cell table:formula="of:=[.G862]*[.G862]" office:value-type="float" office:value="35.8899006691732" calcext:value-type="float">
            <text:p>35.8899006691732</text:p>
          </table:table-cell>
          <table:table-cell table:formula="of:=[.G862]*[.H862]" office:value-type="float" office:value="10.8625094672577" calcext:value-type="float">
            <text:p>10.8625094672577</text:p>
          </table:table-cell>
          <table:table-cell table:formula="of:=[.H862]*[.H862]" office:value-type="float" office:value="3.28766894659063" calcext:value-type="float">
            <text:p>3.28766894659063</text:p>
          </table:table-cell>
          <table:table-cell table:number-columns-repeated="6"/>
        </table:table-row>
        <table:table-row table:style-name="ro1">
          <table:table-cell office:value-type="float" office:value="8467868" calcext:value-type="float">
            <text:p>8467868</text:p>
          </table:table-cell>
          <table:table-cell office:value-type="float" office:value="11" calcext:value-type="float">
            <text:p>11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[.B863]" office:value-type="float" office:value="11" calcext:value-type="float">
            <text:p>11</text:p>
          </table:table-cell>
          <table:table-cell table:formula="of:=LOG([.A863]*[.$Q$1])" office:value-type="float" office:value="2.92777407947038" calcext:value-type="float">
            <text:p>2.92777407947038</text:p>
          </table:table-cell>
          <table:table-cell table:formula="of:=[.E863]-AVERAGE([.E$3:.E$1200])" office:value-type="float" office:value="-1.00918196994992" calcext:value-type="float">
            <text:p>-1.00918196994992</text:p>
          </table:table-cell>
          <table:table-cell table:formula="of:=[.F863]-AVERAGE([.F$3:.F$1200])" office:value-type="float" office:value="0.461901383301295" calcext:value-type="float">
            <text:p>0.461901383301295</text:p>
          </table:table-cell>
          <table:table-cell table:formula="of:=[.G863]*[.G863]" office:value-type="float" office:value="1.01844824847199" calcext:value-type="float">
            <text:p>1.01844824847199</text:p>
          </table:table-cell>
          <table:table-cell table:formula="of:=[.G863]*[.H863]" office:value-type="float" office:value="-0.466142547922592" calcext:value-type="float">
            <text:p>-0.466142547922592</text:p>
          </table:table-cell>
          <table:table-cell table:formula="of:=[.H863]*[.H863]" office:value-type="float" office:value="0.21335288789565" calcext:value-type="float">
            <text:p>0.21335288789565</text:p>
          </table:table-cell>
          <table:table-cell table:number-columns-repeated="6"/>
        </table:table-row>
        <table:table-row table:style-name="ro1">
          <table:table-cell office:value-type="float" office:value="111236493" calcext:value-type="float">
            <text:p>111236493</text:p>
          </table:table-cell>
          <table:table-cell office:value-type="float" office:value="17" calcext:value-type="float">
            <text:p>17</text:p>
          </table:table-cell>
          <table:table-cell office:value-type="float" office:value="1924" calcext:value-type="float">
            <text:p>1924</text:p>
          </table:table-cell>
          <table:table-cell/>
          <table:table-cell table:formula="of:=[.B864]" office:value-type="float" office:value="17" calcext:value-type="float">
            <text:p>17</text:p>
          </table:table-cell>
          <table:table-cell table:formula="of:=LOG([.A864]*[.$Q$1])" office:value-type="float" office:value="4.04624728822199" calcext:value-type="float">
            <text:p>4.04624728822199</text:p>
          </table:table-cell>
          <table:table-cell table:formula="of:=[.E864]-AVERAGE([.E$3:.E$1200])" office:value-type="float" office:value="4.99081803005008" calcext:value-type="float">
            <text:p>4.99081803005008</text:p>
          </table:table-cell>
          <table:table-cell table:formula="of:=[.F864]-AVERAGE([.F$3:.F$1200])" office:value-type="float" office:value="1.58037459205291" calcext:value-type="float">
            <text:p>1.58037459205291</text:p>
          </table:table-cell>
          <table:table-cell table:formula="of:=[.G864]*[.G864]" office:value-type="float" office:value="24.908264609073" calcext:value-type="float">
            <text:p>24.908264609073</text:p>
          </table:table-cell>
          <table:table-cell table:formula="of:=[.G864]*[.H864]" office:value-type="float" office:value="7.88736200825073" calcext:value-type="float">
            <text:p>7.88736200825073</text:p>
          </table:table-cell>
          <table:table-cell table:formula="of:=[.H864]*[.H864]" office:value-type="float" office:value="2.49758385120641" calcext:value-type="float">
            <text:p>2.49758385120641</text:p>
          </table:table-cell>
          <table:table-cell table:number-columns-repeated="6"/>
        </table:table-row>
        <table:table-row table:style-name="ro1">
          <table:table-cell office:value-type="float" office:value="4776678" calcext:value-type="float">
            <text:p>4776678</text:p>
          </table:table-cell>
          <table:table-cell office:value-type="float" office:value="14" calcext:value-type="float">
            <text:p>14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B865]" office:value-type="float" office:value="14" calcext:value-type="float">
            <text:p>14</text:p>
          </table:table-cell>
          <table:table-cell table:formula="of:=LOG([.A865]*[.$Q$1])" office:value-type="float" office:value="2.679125966103" calcext:value-type="float">
            <text:p>2.679125966103</text:p>
          </table:table-cell>
          <table:table-cell table:formula="of:=[.E865]-AVERAGE([.E$3:.E$1200])" office:value-type="float" office:value="1.99081803005008" calcext:value-type="float">
            <text:p>1.99081803005008</text:p>
          </table:table-cell>
          <table:table-cell table:formula="of:=[.F865]-AVERAGE([.F$3:.F$1200])" office:value-type="float" office:value="0.213253269933924" calcext:value-type="float">
            <text:p>0.213253269933924</text:p>
          </table:table-cell>
          <table:table-cell table:formula="of:=[.G865]*[.G865]" office:value-type="float" office:value="3.9633564287725" calcext:value-type="float">
            <text:p>3.9633564287725</text:p>
          </table:table-cell>
          <table:table-cell table:formula="of:=[.G865]*[.H865]" office:value-type="float" office:value="0.424548454751593" calcext:value-type="float">
            <text:p>0.424548454751593</text:p>
          </table:table-cell>
          <table:table-cell table:formula="of:=[.H865]*[.H865]" office:value-type="float" office:value="0.0454769571375109" calcext:value-type="float">
            <text:p>0.045476957137511</text:p>
          </table:table-cell>
          <table:table-cell table:number-columns-repeated="6"/>
        </table:table-row>
        <table:table-row table:style-name="ro1">
          <table:table-cell office:value-type="float" office:value="19504100" calcext:value-type="float">
            <text:p>19504100</text:p>
          </table:table-cell>
          <table:table-cell office:value-type="float" office:value="14" calcext:value-type="float">
            <text:p>14</text:p>
          </table:table-cell>
          <table:table-cell office:value-type="float" office:value="1932" calcext:value-type="float">
            <text:p>1932</text:p>
          </table:table-cell>
          <table:table-cell/>
          <table:table-cell table:formula="of:=[.B866]" office:value-type="float" office:value="14" calcext:value-type="float">
            <text:p>14</text:p>
          </table:table-cell>
          <table:table-cell table:formula="of:=LOG([.A866]*[.$Q$1])" office:value-type="float" office:value="3.29012591496303" calcext:value-type="float">
            <text:p>3.29012591496303</text:p>
          </table:table-cell>
          <table:table-cell table:formula="of:=[.E866]-AVERAGE([.E$3:.E$1200])" office:value-type="float" office:value="1.99081803005008" calcext:value-type="float">
            <text:p>1.99081803005008</text:p>
          </table:table-cell>
          <table:table-cell table:formula="of:=[.F866]-AVERAGE([.F$3:.F$1200])" office:value-type="float" office:value="0.824253218793949" calcext:value-type="float">
            <text:p>0.824253218793949</text:p>
          </table:table-cell>
          <table:table-cell table:formula="of:=[.G866]*[.G866]" office:value-type="float" office:value="3.9633564287725" calcext:value-type="float">
            <text:p>3.9633564287725</text:p>
          </table:table-cell>
          <table:table-cell table:formula="of:=[.G866]*[.H866]" office:value-type="float" office:value="1.64093816930181" calcext:value-type="float">
            <text:p>1.64093816930181</text:p>
          </table:table-cell>
          <table:table-cell table:formula="of:=[.H866]*[.H866]" office:value-type="float" office:value="0.679393368692185" calcext:value-type="float">
            <text:p>0.679393368692185</text:p>
          </table:table-cell>
          <table:table-cell table:number-columns-repeated="6"/>
        </table:table-row>
        <table:table-row table:style-name="ro1">
          <table:table-cell office:value-type="float" office:value="25203016" calcext:value-type="float">
            <text:p>25203016</text:p>
          </table:table-cell>
          <table:table-cell office:value-type="float" office:value="15" calcext:value-type="float">
            <text:p>15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B867]" office:value-type="float" office:value="15" calcext:value-type="float">
            <text:p>15</text:p>
          </table:table-cell>
          <table:table-cell table:formula="of:=LOG([.A867]*[.$Q$1])" office:value-type="float" office:value="3.40145251513796" calcext:value-type="float">
            <text:p>3.40145251513796</text:p>
          </table:table-cell>
          <table:table-cell table:formula="of:=[.E867]-AVERAGE([.E$3:.E$1200])" office:value-type="float" office:value="2.99081803005008" calcext:value-type="float">
            <text:p>2.99081803005008</text:p>
          </table:table-cell>
          <table:table-cell table:formula="of:=[.F867]-AVERAGE([.F$3:.F$1200])" office:value-type="float" office:value="0.935579818968878" calcext:value-type="float">
            <text:p>0.935579818968878</text:p>
          </table:table-cell>
          <table:table-cell table:formula="of:=[.G867]*[.G867]" office:value-type="float" office:value="8.94499248887267" calcext:value-type="float">
            <text:p>8.94499248887267</text:p>
          </table:table-cell>
          <table:table-cell table:formula="of:=[.G867]*[.H867]" office:value-type="float" office:value="2.79814899112311" calcext:value-type="float">
            <text:p>2.79814899112311</text:p>
          </table:table-cell>
          <table:table-cell table:formula="of:=[.H867]*[.H867]" office:value-type="float" office:value="0.875309597661839" calcext:value-type="float">
            <text:p>0.875309597661839</text:p>
          </table:table-cell>
          <table:table-cell table:number-columns-repeated="6"/>
        </table:table-row>
        <table:table-row table:style-name="ro1">
          <table:table-cell office:value-type="float" office:value="16130897" calcext:value-type="float">
            <text:p>16130897</text:p>
          </table:table-cell>
          <table:table-cell office:value-type="float" office:value="13" calcext:value-type="float">
            <text:p>13</text:p>
          </table:table-cell>
          <table:table-cell office:value-type="float" office:value="1984" calcext:value-type="float">
            <text:p>1984</text:p>
          </table:table-cell>
          <table:table-cell/>
          <table:table-cell table:formula="of:=[.B868]" office:value-type="float" office:value="13" calcext:value-type="float">
            <text:p>13</text:p>
          </table:table-cell>
          <table:table-cell table:formula="of:=LOG([.A868]*[.$Q$1])" office:value-type="float" office:value="3.20765851812168" calcext:value-type="float">
            <text:p>3.20765851812168</text:p>
          </table:table-cell>
          <table:table-cell table:formula="of:=[.E868]-AVERAGE([.E$3:.E$1200])" office:value-type="float" office:value="0.990818030050084" calcext:value-type="float">
            <text:p>0.990818030050084</text:p>
          </table:table-cell>
          <table:table-cell table:formula="of:=[.F868]-AVERAGE([.F$3:.F$1200])" office:value-type="float" office:value="0.7417858219526" calcext:value-type="float">
            <text:p>0.7417858219526</text:p>
          </table:table-cell>
          <table:table-cell table:formula="of:=[.G868]*[.G868]" office:value-type="float" office:value="0.981720368672329" calcext:value-type="float">
            <text:p>0.981720368672329</text:p>
          </table:table-cell>
          <table:table-cell table:formula="of:=[.G868]*[.H868]" office:value-type="float" office:value="0.734974766826158" calcext:value-type="float">
            <text:p>0.734974766826158</text:p>
          </table:table-cell>
          <table:table-cell table:formula="of:=[.H868]*[.H868]" office:value-type="float" office:value="0.550246205649894" calcext:value-type="float">
            <text:p>0.550246205649894</text:p>
          </table:table-cell>
          <table:table-cell table:number-columns-repeated="6"/>
        </table:table-row>
        <table:table-row table:style-name="ro1">
          <table:table-cell office:value-type="float" office:value="26669972" calcext:value-type="float">
            <text:p>26669972</text:p>
          </table:table-cell>
          <table:table-cell office:value-type="float" office:value="15" calcext:value-type="float">
            <text:p>15</text:p>
          </table:table-cell>
          <table:table-cell office:value-type="float" office:value="1987" calcext:value-type="float">
            <text:p>1987</text:p>
          </table:table-cell>
          <table:table-cell/>
          <table:table-cell table:formula="of:=[.B869]" office:value-type="float" office:value="15" calcext:value-type="float">
            <text:p>15</text:p>
          </table:table-cell>
          <table:table-cell table:formula="of:=LOG([.A869]*[.$Q$1])" office:value-type="float" office:value="3.42602255973742" calcext:value-type="float">
            <text:p>3.42602255973742</text:p>
          </table:table-cell>
          <table:table-cell table:formula="of:=[.E869]-AVERAGE([.E$3:.E$1200])" office:value-type="float" office:value="2.99081803005008" calcext:value-type="float">
            <text:p>2.99081803005008</text:p>
          </table:table-cell>
          <table:table-cell table:formula="of:=[.F869]-AVERAGE([.F$3:.F$1200])" office:value-type="float" office:value="0.960149863568344" calcext:value-type="float">
            <text:p>0.960149863568344</text:p>
          </table:table-cell>
          <table:table-cell table:formula="of:=[.G869]*[.G869]" office:value-type="float" office:value="8.94499248887267" calcext:value-type="float">
            <text:p>8.94499248887267</text:p>
          </table:table-cell>
          <table:table-cell table:formula="of:=[.G869]*[.H869]" office:value-type="float" office:value="2.87163352351033" calcext:value-type="float">
            <text:p>2.87163352351033</text:p>
          </table:table-cell>
          <table:table-cell table:formula="of:=[.H869]*[.H869]" office:value-type="float" office:value="0.921887760510309" calcext:value-type="float">
            <text:p>0.921887760510309</text:p>
          </table:table-cell>
          <table:table-cell table:number-columns-repeated="6"/>
        </table:table-row>
        <table:table-row table:style-name="ro1">
          <table:table-cell office:value-type="float" office:value="17884525" calcext:value-type="float">
            <text:p>17884525</text:p>
          </table:table-cell>
          <table:table-cell office:value-type="float" office:value="17" calcext:value-type="float">
            <text:p>17</text:p>
          </table:table-cell>
          <table:table-cell office:value-type="float" office:value="1987" calcext:value-type="float">
            <text:p>1987</text:p>
          </table:table-cell>
          <table:table-cell/>
          <table:table-cell table:formula="of:=[.B870]" office:value-type="float" office:value="17" calcext:value-type="float">
            <text:p>17</text:p>
          </table:table-cell>
          <table:table-cell table:formula="of:=LOG([.A870]*[.$Q$1])" office:value-type="float" office:value="3.25247741009201" calcext:value-type="float">
            <text:p>3.25247741009201</text:p>
          </table:table-cell>
          <table:table-cell table:formula="of:=[.E870]-AVERAGE([.E$3:.E$1200])" office:value-type="float" office:value="4.99081803005008" calcext:value-type="float">
            <text:p>4.99081803005008</text:p>
          </table:table-cell>
          <table:table-cell table:formula="of:=[.F870]-AVERAGE([.F$3:.F$1200])" office:value-type="float" office:value="0.786604713922934" calcext:value-type="float">
            <text:p>0.786604713922934</text:p>
          </table:table-cell>
          <table:table-cell table:formula="of:=[.G870]*[.G870]" office:value-type="float" office:value="24.908264609073" calcext:value-type="float">
            <text:p>24.908264609073</text:p>
          </table:table-cell>
          <table:table-cell table:formula="of:=[.G870]*[.H870]" office:value-type="float" office:value="3.92580098876897" calcext:value-type="float">
            <text:p>3.92580098876897</text:p>
          </table:table-cell>
          <table:table-cell table:formula="of:=[.H870]*[.H870]" office:value-type="float" office:value="0.61874697596578" calcext:value-type="float">
            <text:p>0.61874697596578</text:p>
          </table:table-cell>
          <table:table-cell table:number-columns-repeated="6"/>
        </table:table-row>
        <table:table-row table:style-name="ro1">
          <table:table-cell office:value-type="float" office:value="33941909" calcext:value-type="float">
            <text:p>33941909</text:p>
          </table:table-cell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[.B871]" office:value-type="float" office:value="14" calcext:value-type="float">
            <text:p>14</text:p>
          </table:table-cell>
          <table:table-cell table:formula="of:=LOG([.A871]*[.$Q$1])" office:value-type="float" office:value="3.53073626475982" calcext:value-type="float">
            <text:p>3.53073626475982</text:p>
          </table:table-cell>
          <table:table-cell table:formula="of:=[.E871]-AVERAGE([.E$3:.E$1200])" office:value-type="float" office:value="1.99081803005008" calcext:value-type="float">
            <text:p>1.99081803005008</text:p>
          </table:table-cell>
          <table:table-cell table:formula="of:=[.F871]-AVERAGE([.F$3:.F$1200])" office:value-type="float" office:value="1.06486356859074" calcext:value-type="float">
            <text:p>1.06486356859074</text:p>
          </table:table-cell>
          <table:table-cell table:formula="of:=[.G871]*[.G871]" office:value-type="float" office:value="3.9633564287725" calcext:value-type="float">
            <text:p>3.9633564287725</text:p>
          </table:table-cell>
          <table:table-cell table:formula="of:=[.G871]*[.H871]" office:value-type="float" office:value="2.11994959189392" calcext:value-type="float">
            <text:p>2.11994959189392</text:p>
          </table:table-cell>
          <table:table-cell table:formula="of:=[.H871]*[.H871]" office:value-type="float" office:value="1.1339344197118" calcext:value-type="float">
            <text:p>1.1339344197118</text:p>
          </table:table-cell>
          <table:table-cell table:number-columns-repeated="6"/>
        </table:table-row>
        <table:table-row table:style-name="ro1">
          <table:table-cell office:value-type="float" office:value="50493811" calcext:value-type="float">
            <text:p>50493811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.B872]" office:value-type="float" office:value="18" calcext:value-type="float">
            <text:p>18</text:p>
          </table:table-cell>
          <table:table-cell table:formula="of:=LOG([.A872]*[.$Q$1])" office:value-type="float" office:value="3.7032381501332" calcext:value-type="float">
            <text:p>3.7032381501332</text:p>
          </table:table-cell>
          <table:table-cell table:formula="of:=[.E872]-AVERAGE([.E$3:.E$1200])" office:value-type="float" office:value="5.99081803005008" calcext:value-type="float">
            <text:p>5.99081803005008</text:p>
          </table:table-cell>
          <table:table-cell table:formula="of:=[.F872]-AVERAGE([.F$3:.F$1200])" office:value-type="float" office:value="1.23736545396412" calcext:value-type="float">
            <text:p>1.23736545396412</text:p>
          </table:table-cell>
          <table:table-cell table:formula="of:=[.G872]*[.G872]" office:value-type="float" office:value="35.8899006691732" calcext:value-type="float">
            <text:p>35.8899006691732</text:p>
          </table:table-cell>
          <table:table-cell table:formula="of:=[.G872]*[.H872]" office:value-type="float" office:value="7.41283127136934" calcext:value-type="float">
            <text:p>7.41283127136934</text:p>
          </table:table-cell>
          <table:table-cell table:formula="of:=[.H872]*[.H872]" office:value-type="float" office:value="1.53107326666383" calcext:value-type="float">
            <text:p>1.53107326666383</text:p>
          </table:table-cell>
          <table:table-cell table:number-columns-repeated="6"/>
        </table:table-row>
        <table:table-row table:style-name="ro1">
          <table:table-cell office:value-type="float" office:value="5932583" calcext:value-type="float">
            <text:p>5932583</text:p>
          </table:table-cell>
          <table:table-cell office:value-type="float" office:value="14" calcext:value-type="float">
            <text:p>14</text:p>
          </table:table-cell>
          <table:table-cell office:value-type="float" office:value="2046" calcext:value-type="float">
            <text:p>2046</text:p>
          </table:table-cell>
          <table:table-cell/>
          <table:table-cell table:formula="of:=[.B873]" office:value-type="float" office:value="14" calcext:value-type="float">
            <text:p>14</text:p>
          </table:table-cell>
          <table:table-cell table:formula="of:=LOG([.A873]*[.$Q$1])" office:value-type="float" office:value="2.77324382294329" calcext:value-type="float">
            <text:p>2.77324382294329</text:p>
          </table:table-cell>
          <table:table-cell table:formula="of:=[.E873]-AVERAGE([.E$3:.E$1200])" office:value-type="float" office:value="1.99081803005008" calcext:value-type="float">
            <text:p>1.99081803005008</text:p>
          </table:table-cell>
          <table:table-cell table:formula="of:=[.F873]-AVERAGE([.F$3:.F$1200])" office:value-type="float" office:value="0.30737112677421" calcext:value-type="float">
            <text:p>0.30737112677421</text:p>
          </table:table-cell>
          <table:table-cell table:formula="of:=[.G873]*[.G873]" office:value-type="float" office:value="3.9633564287725" calcext:value-type="float">
            <text:p>3.9633564287725</text:p>
          </table:table-cell>
          <table:table-cell table:formula="of:=[.G873]*[.H873]" office:value-type="float" office:value="0.611919981098907" calcext:value-type="float">
            <text:p>0.611919981098907</text:p>
          </table:table-cell>
          <table:table-cell table:formula="of:=[.H873]*[.H873]" office:value-type="float" office:value="0.0944770095744473" calcext:value-type="float">
            <text:p>0.094477009574447</text:p>
          </table:table-cell>
          <table:table-cell table:number-columns-repeated="6"/>
        </table:table-row>
        <table:table-row table:style-name="ro1">
          <table:table-cell office:value-type="float" office:value="14711739" calcext:value-type="float">
            <text:p>14711739</text:p>
          </table:table-cell>
          <table:table-cell office:value-type="float" office:value="15" calcext:value-type="float">
            <text:p>1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B874]" office:value-type="float" office:value="15" calcext:value-type="float">
            <text:p>15</text:p>
          </table:table-cell>
          <table:table-cell table:formula="of:=LOG([.A874]*[.$Q$1])" office:value-type="float" office:value="3.16766401150835" calcext:value-type="float">
            <text:p>3.16766401150835</text:p>
          </table:table-cell>
          <table:table-cell table:formula="of:=[.E874]-AVERAGE([.E$3:.E$1200])" office:value-type="float" office:value="2.99081803005008" calcext:value-type="float">
            <text:p>2.99081803005008</text:p>
          </table:table-cell>
          <table:table-cell table:formula="of:=[.F874]-AVERAGE([.F$3:.F$1200])" office:value-type="float" office:value="0.701791315339268" calcext:value-type="float">
            <text:p>0.701791315339268</text:p>
          </table:table-cell>
          <table:table-cell table:formula="of:=[.G874]*[.G874]" office:value-type="float" office:value="8.94499248887267" calcext:value-type="float">
            <text:p>8.94499248887267</text:p>
          </table:table-cell>
          <table:table-cell table:formula="of:=[.G874]*[.H874]" office:value-type="float" office:value="2.09893011924925" calcext:value-type="float">
            <text:p>2.09893011924925</text:p>
          </table:table-cell>
          <table:table-cell table:formula="of:=[.H874]*[.H874]" office:value-type="float" office:value="0.492511050285619" calcext:value-type="float">
            <text:p>0.492511050285619</text:p>
          </table:table-cell>
          <table:table-cell table:number-columns-repeated="6"/>
        </table:table-row>
        <table:table-row table:style-name="ro1">
          <table:table-cell office:value-type="float" office:value="246760594" calcext:value-type="float">
            <text:p>246760594</text:p>
          </table:table-cell>
          <table:table-cell office:value-type="float" office:value="18" calcext:value-type="float">
            <text:p>18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B875]" office:value-type="float" office:value="18" calcext:value-type="float">
            <text:p>18</text:p>
          </table:table-cell>
          <table:table-cell table:formula="of:=LOG([.A875]*[.$Q$1])" office:value-type="float" office:value="4.39227580700318" calcext:value-type="float">
            <text:p>4.39227580700318</text:p>
          </table:table-cell>
          <table:table-cell table:formula="of:=[.E875]-AVERAGE([.E$3:.E$1200])" office:value-type="float" office:value="5.99081803005008" calcext:value-type="float">
            <text:p>5.99081803005008</text:p>
          </table:table-cell>
          <table:table-cell table:formula="of:=[.F875]-AVERAGE([.F$3:.F$1200])" office:value-type="float" office:value="1.9264031108341" calcext:value-type="float">
            <text:p>1.9264031108341</text:p>
          </table:table-cell>
          <table:table-cell table:formula="of:=[.G875]*[.G875]" office:value-type="float" office:value="35.8899006691732" calcext:value-type="float">
            <text:p>35.8899006691732</text:p>
          </table:table-cell>
          <table:table-cell table:formula="of:=[.G875]*[.H875]" office:value-type="float" office:value="11.5407304895295" calcext:value-type="float">
            <text:p>11.5407304895295</text:p>
          </table:table-cell>
          <table:table-cell table:formula="of:=[.H875]*[.H875]" office:value-type="float" office:value="3.71102894543128" calcext:value-type="float">
            <text:p>3.71102894543128</text:p>
          </table:table-cell>
          <table:table-cell table:number-columns-repeated="6"/>
        </table:table-row>
        <table:table-row table:style-name="ro1">
          <table:table-cell office:value-type="float" office:value="7658974" calcext:value-type="float">
            <text:p>7658974</text:p>
          </table:table-cell>
          <table:table-cell office:value-type="float" office:value="15" calcext:value-type="float">
            <text:p>15</text:p>
          </table:table-cell>
          <table:table-cell office:value-type="float" office:value="2078" calcext:value-type="float">
            <text:p>2078</text:p>
          </table:table-cell>
          <table:table-cell/>
          <table:table-cell table:formula="of:=[.B876]" office:value-type="float" office:value="15" calcext:value-type="float">
            <text:p>15</text:p>
          </table:table-cell>
          <table:table-cell table:formula="of:=LOG([.A876]*[.$Q$1])" office:value-type="float" office:value="2.88417059522235" calcext:value-type="float">
            <text:p>2.88417059522235</text:p>
          </table:table-cell>
          <table:table-cell table:formula="of:=[.E876]-AVERAGE([.E$3:.E$1200])" office:value-type="float" office:value="2.99081803005008" calcext:value-type="float">
            <text:p>2.99081803005008</text:p>
          </table:table-cell>
          <table:table-cell table:formula="of:=[.F876]-AVERAGE([.F$3:.F$1200])" office:value-type="float" office:value="0.418297899053266" calcext:value-type="float">
            <text:p>0.418297899053266</text:p>
          </table:table-cell>
          <table:table-cell table:formula="of:=[.G876]*[.G876]" office:value-type="float" office:value="8.94499248887267" calcext:value-type="float">
            <text:p>8.94499248887267</text:p>
          </table:table-cell>
          <table:table-cell table:formula="of:=[.G876]*[.H876]" office:value-type="float" office:value="1.25105289842058" calcext:value-type="float">
            <text:p>1.25105289842058</text:p>
          </table:table-cell>
          <table:table-cell table:formula="of:=[.H876]*[.H876]" office:value-type="float" office:value="0.174973132352376" calcext:value-type="float">
            <text:p>0.174973132352376</text:p>
          </table:table-cell>
          <table:table-cell table:number-columns-repeated="6"/>
        </table:table-row>
        <table:table-row table:style-name="ro1">
          <table:table-cell office:value-type="float" office:value="63578679" calcext:value-type="float">
            <text:p>63578679</text:p>
          </table:table-cell>
          <table:table-cell office:value-type="float" office:value="18" calcext:value-type="float">
            <text:p>18</text:p>
          </table:table-cell>
          <table:table-cell office:value-type="float" office:value="2080" calcext:value-type="float">
            <text:p>2080</text:p>
          </table:table-cell>
          <table:table-cell/>
          <table:table-cell table:formula="of:=[.B877]" office:value-type="float" office:value="18" calcext:value-type="float">
            <text:p>18</text:p>
          </table:table-cell>
          <table:table-cell table:formula="of:=LOG([.A877]*[.$Q$1])" office:value-type="float" office:value="3.8033115001599" calcext:value-type="float">
            <text:p>3.8033115001599</text:p>
          </table:table-cell>
          <table:table-cell table:formula="of:=[.E877]-AVERAGE([.E$3:.E$1200])" office:value-type="float" office:value="5.99081803005008" calcext:value-type="float">
            <text:p>5.99081803005008</text:p>
          </table:table-cell>
          <table:table-cell table:formula="of:=[.F877]-AVERAGE([.F$3:.F$1200])" office:value-type="float" office:value="1.33743880399082" calcext:value-type="float">
            <text:p>1.33743880399082</text:p>
          </table:table-cell>
          <table:table-cell table:formula="of:=[.G877]*[.G877]" office:value-type="float" office:value="35.8899006691732" calcext:value-type="float">
            <text:p>35.8899006691732</text:p>
          </table:table-cell>
          <table:table-cell table:formula="of:=[.G877]*[.H877]" office:value-type="float" office:value="8.01235250103684" calcext:value-type="float">
            <text:p>8.01235250103684</text:p>
          </table:table-cell>
          <table:table-cell table:formula="of:=[.H877]*[.H877]" office:value-type="float" office:value="1.7887425544204" calcext:value-type="float">
            <text:p>1.7887425544204</text:p>
          </table:table-cell>
          <table:table-cell table:number-columns-repeated="6"/>
        </table:table-row>
        <table:table-row table:style-name="ro1">
          <table:table-cell office:value-type="float" office:value="8008922" calcext:value-type="float">
            <text:p>8008922</text:p>
          </table:table-cell>
          <table:table-cell office:value-type="float" office:value="14" calcext:value-type="float">
            <text:p>14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B878]" office:value-type="float" office:value="14" calcext:value-type="float">
            <text:p>14</text:p>
          </table:table-cell>
          <table:table-cell table:formula="of:=LOG([.A878]*[.$Q$1])" office:value-type="float" office:value="2.90357406402957" calcext:value-type="float">
            <text:p>2.90357406402957</text:p>
          </table:table-cell>
          <table:table-cell table:formula="of:=[.E878]-AVERAGE([.E$3:.E$1200])" office:value-type="float" office:value="1.99081803005008" calcext:value-type="float">
            <text:p>1.99081803005008</text:p>
          </table:table-cell>
          <table:table-cell table:formula="of:=[.F878]-AVERAGE([.F$3:.F$1200])" office:value-type="float" office:value="0.437701367860493" calcext:value-type="float">
            <text:p>0.437701367860493</text:p>
          </table:table-cell>
          <table:table-cell table:formula="of:=[.G878]*[.G878]" office:value-type="float" office:value="3.9633564287725" calcext:value-type="float">
            <text:p>3.9633564287725</text:p>
          </table:table-cell>
          <table:table-cell table:formula="of:=[.G878]*[.H878]" office:value-type="float" office:value="0.871383774914253" calcext:value-type="float">
            <text:p>0.871383774914253</text:p>
          </table:table-cell>
          <table:table-cell table:formula="of:=[.H878]*[.H878]" office:value-type="float" office:value="0.191582487426946" calcext:value-type="float">
            <text:p>0.191582487426946</text:p>
          </table:table-cell>
          <table:table-cell table:number-columns-repeated="6"/>
        </table:table-row>
        <table:table-row table:style-name="ro1">
          <table:table-cell office:value-type="float" office:value="243469481" calcext:value-type="float">
            <text:p>243469481</text:p>
          </table:table-cell>
          <table:table-cell office:value-type="float" office:value="19" calcext:value-type="float">
            <text:p>19</text:p>
          </table:table-cell>
          <table:table-cell office:value-type="float" office:value="2115" calcext:value-type="float">
            <text:p>2115</text:p>
          </table:table-cell>
          <table:table-cell/>
          <table:table-cell table:formula="of:=[.B879]" office:value-type="float" office:value="19" calcext:value-type="float">
            <text:p>19</text:p>
          </table:table-cell>
          <table:table-cell table:formula="of:=LOG([.A879]*[.$Q$1])" office:value-type="float" office:value="4.38644452996967" calcext:value-type="float">
            <text:p>4.38644452996967</text:p>
          </table:table-cell>
          <table:table-cell table:formula="of:=[.E879]-AVERAGE([.E$3:.E$1200])" office:value-type="float" office:value="6.99081803005008" calcext:value-type="float">
            <text:p>6.99081803005008</text:p>
          </table:table-cell>
          <table:table-cell table:formula="of:=[.F879]-AVERAGE([.F$3:.F$1200])" office:value-type="float" office:value="1.92057183380058" calcext:value-type="float">
            <text:p>1.92057183380058</text:p>
          </table:table-cell>
          <table:table-cell table:formula="of:=[.G879]*[.G879]" office:value-type="float" office:value="48.8715367292733" calcext:value-type="float">
            <text:p>48.8715367292733</text:p>
          </table:table-cell>
          <table:table-cell table:formula="of:=[.G879]*[.H879]" office:value-type="float" office:value="13.4263682037395" calcext:value-type="float">
            <text:p>13.4263682037395</text:p>
          </table:table-cell>
          <table:table-cell table:formula="of:=[.H879]*[.H879]" office:value-type="float" office:value="3.68859616878814" calcext:value-type="float">
            <text:p>3.68859616878814</text:p>
          </table:table-cell>
          <table:table-cell table:number-columns-repeated="6"/>
        </table:table-row>
        <table:table-row table:style-name="ro1">
          <table:table-cell office:value-type="float" office:value="104172164" calcext:value-type="float">
            <text:p>104172164</text:p>
          </table:table-cell>
          <table:table-cell office:value-type="float" office:value="17" calcext:value-type="float">
            <text:p>17</text:p>
          </table:table-cell>
          <table:table-cell office:value-type="float" office:value="2153" calcext:value-type="float">
            <text:p>2153</text:p>
          </table:table-cell>
          <table:table-cell/>
          <table:table-cell table:formula="of:=[.B880]" office:value-type="float" office:value="17" calcext:value-type="float">
            <text:p>17</text:p>
          </table:table-cell>
          <table:table-cell table:formula="of:=LOG([.A880]*[.$Q$1])" office:value-type="float" office:value="4.01775168598637" calcext:value-type="float">
            <text:p>4.01775168598637</text:p>
          </table:table-cell>
          <table:table-cell table:formula="of:=[.E880]-AVERAGE([.E$3:.E$1200])" office:value-type="float" office:value="4.99081803005008" calcext:value-type="float">
            <text:p>4.99081803005008</text:p>
          </table:table-cell>
          <table:table-cell table:formula="of:=[.F880]-AVERAGE([.F$3:.F$1200])" office:value-type="float" office:value="1.55187898981729" calcext:value-type="float">
            <text:p>1.55187898981729</text:p>
          </table:table-cell>
          <table:table-cell table:formula="of:=[.G880]*[.G880]" office:value-type="float" office:value="24.908264609073" calcext:value-type="float">
            <text:p>24.908264609073</text:p>
          </table:table-cell>
          <table:table-cell table:formula="of:=[.G880]*[.H880]" office:value-type="float" office:value="7.74514564283605" calcext:value-type="float">
            <text:p>7.74514564283605</text:p>
          </table:table-cell>
          <table:table-cell table:formula="of:=[.H880]*[.H880]" office:value-type="float" office:value="2.40832839903634" calcext:value-type="float">
            <text:p>2.40832839903634</text:p>
          </table:table-cell>
          <table:table-cell table:number-columns-repeated="6"/>
        </table:table-row>
        <table:table-row table:style-name="ro1">
          <table:table-cell office:value-type="float" office:value="18216545" calcext:value-type="float">
            <text:p>18216545</text:p>
          </table:table-cell>
          <table:table-cell office:value-type="float" office:value="13" calcext:value-type="float">
            <text:p>13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B881]" office:value-type="float" office:value="13" calcext:value-type="float">
            <text:p>13</text:p>
          </table:table-cell>
          <table:table-cell table:formula="of:=LOG([.A881]*[.$Q$1])" office:value-type="float" office:value="3.26046601096194" calcext:value-type="float">
            <text:p>3.26046601096194</text:p>
          </table:table-cell>
          <table:table-cell table:formula="of:=[.E881]-AVERAGE([.E$3:.E$1200])" office:value-type="float" office:value="0.990818030050084" calcext:value-type="float">
            <text:p>0.990818030050084</text:p>
          </table:table-cell>
          <table:table-cell table:formula="of:=[.F881]-AVERAGE([.F$3:.F$1200])" office:value-type="float" office:value="0.794593314792857" calcext:value-type="float">
            <text:p>0.794593314792857</text:p>
          </table:table-cell>
          <table:table-cell table:formula="of:=[.G881]*[.G881]" office:value-type="float" office:value="0.981720368672329" calcext:value-type="float">
            <text:p>0.981720368672329</text:p>
          </table:table-cell>
          <table:table-cell table:formula="of:=[.G881]*[.H881]" office:value-type="float" office:value="0.787297382854024" calcext:value-type="float">
            <text:p>0.787297382854024</text:p>
          </table:table-cell>
          <table:table-cell table:formula="of:=[.H881]*[.H881]" office:value-type="float" office:value="0.6313785359135" calcext:value-type="float">
            <text:p>0.6313785359135</text:p>
          </table:table-cell>
          <table:table-cell table:number-columns-repeated="6"/>
        </table:table-row>
        <table:table-row table:style-name="ro1">
          <table:table-cell office:value-type="float" office:value="17224947" calcext:value-type="float">
            <text:p>17224947</text:p>
          </table:table-cell>
          <table:table-cell office:value-type="float" office:value="14" calcext:value-type="float">
            <text:p>14</text:p>
          </table:table-cell>
          <table:table-cell office:value-type="float" office:value="2185" calcext:value-type="float">
            <text:p>2185</text:p>
          </table:table-cell>
          <table:table-cell/>
          <table:table-cell table:formula="of:=[.B882]" office:value-type="float" office:value="14" calcext:value-type="float">
            <text:p>14</text:p>
          </table:table-cell>
          <table:table-cell table:formula="of:=LOG([.A882]*[.$Q$1])" office:value-type="float" office:value="3.23615789428689" calcext:value-type="float">
            <text:p>3.23615789428689</text:p>
          </table:table-cell>
          <table:table-cell table:formula="of:=[.E882]-AVERAGE([.E$3:.E$1200])" office:value-type="float" office:value="1.99081803005008" calcext:value-type="float">
            <text:p>1.99081803005008</text:p>
          </table:table-cell>
          <table:table-cell table:formula="of:=[.F882]-AVERAGE([.F$3:.F$1200])" office:value-type="float" office:value="0.770285198117813" calcext:value-type="float">
            <text:p>0.770285198117813</text:p>
          </table:table-cell>
          <table:table-cell table:formula="of:=[.G882]*[.G882]" office:value-type="float" office:value="3.9633564287725" calcext:value-type="float">
            <text:p>3.9633564287725</text:p>
          </table:table-cell>
          <table:table-cell table:formula="of:=[.G882]*[.H882]" office:value-type="float" office:value="1.53349766069364" calcext:value-type="float">
            <text:p>1.53349766069364</text:p>
          </table:table-cell>
          <table:table-cell table:formula="of:=[.H882]*[.H882]" office:value-type="float" office:value="0.593339286439399" calcext:value-type="float">
            <text:p>0.593339286439399</text:p>
          </table:table-cell>
          <table:table-cell table:number-columns-repeated="6"/>
        </table:table-row>
        <table:table-row table:style-name="ro1">
          <table:table-cell office:value-type="float" office:value="11206417" calcext:value-type="float">
            <text:p>11206417</text:p>
          </table:table-cell>
          <table:table-cell office:value-type="float" office:value="14" calcext:value-type="float">
            <text:p>14</text:p>
          </table:table-cell>
          <table:table-cell office:value-type="float" office:value="2190" calcext:value-type="float">
            <text:p>2190</text:p>
          </table:table-cell>
          <table:table-cell/>
          <table:table-cell table:formula="of:=[.B883]" office:value-type="float" office:value="14" calcext:value-type="float">
            <text:p>14</text:p>
          </table:table-cell>
          <table:table-cell table:formula="of:=LOG([.A883]*[.$Q$1])" office:value-type="float" office:value="3.04946677888735" calcext:value-type="float">
            <text:p>3.04946677888735</text:p>
          </table:table-cell>
          <table:table-cell table:formula="of:=[.E883]-AVERAGE([.E$3:.E$1200])" office:value-type="float" office:value="1.99081803005008" calcext:value-type="float">
            <text:p>1.99081803005008</text:p>
          </table:table-cell>
          <table:table-cell table:formula="of:=[.F883]-AVERAGE([.F$3:.F$1200])" office:value-type="float" office:value="0.583594082718265" calcext:value-type="float">
            <text:p>0.583594082718265</text:p>
          </table:table-cell>
          <table:table-cell table:formula="of:=[.G883]*[.G883]" office:value-type="float" office:value="3.9633564287725" calcext:value-type="float">
            <text:p>3.9633564287725</text:p>
          </table:table-cell>
          <table:table-cell table:formula="of:=[.G883]*[.H883]" office:value-type="float" office:value="1.16182962210606" calcext:value-type="float">
            <text:p>1.16182962210606</text:p>
          </table:table-cell>
          <table:table-cell table:formula="of:=[.H883]*[.H883]" office:value-type="float" office:value="0.340582053383773" calcext:value-type="float">
            <text:p>0.340582053383773</text:p>
          </table:table-cell>
          <table:table-cell table:number-columns-repeated="6"/>
        </table:table-row>
        <table:table-row table:style-name="ro1">
          <table:table-cell office:value-type="float" office:value="21497762" calcext:value-type="float">
            <text:p>21497762</text:p>
          </table:table-cell>
          <table:table-cell office:value-type="float" office:value="16" calcext:value-type="float">
            <text:p>16</text:p>
          </table:table-cell>
          <table:table-cell office:value-type="float" office:value="2194" calcext:value-type="float">
            <text:p>2194</text:p>
          </table:table-cell>
          <table:table-cell/>
          <table:table-cell table:formula="of:=[.B884]" office:value-type="float" office:value="16" calcext:value-type="float">
            <text:p>16</text:p>
          </table:table-cell>
          <table:table-cell table:formula="of:=LOG([.A884]*[.$Q$1])" office:value-type="float" office:value="3.33239325053697" calcext:value-type="float">
            <text:p>3.33239325053697</text:p>
          </table:table-cell>
          <table:table-cell table:formula="of:=[.E884]-AVERAGE([.E$3:.E$1200])" office:value-type="float" office:value="3.99081803005008" calcext:value-type="float">
            <text:p>3.99081803005008</text:p>
          </table:table-cell>
          <table:table-cell table:formula="of:=[.F884]-AVERAGE([.F$3:.F$1200])" office:value-type="float" office:value="0.866520554367888" calcext:value-type="float">
            <text:p>0.866520554367888</text:p>
          </table:table-cell>
          <table:table-cell table:formula="of:=[.G884]*[.G884]" office:value-type="float" office:value="15.9266285489728" calcext:value-type="float">
            <text:p>15.9266285489728</text:p>
          </table:table-cell>
          <table:table-cell table:formula="of:=[.G884]*[.H884]" office:value-type="float" office:value="3.45812585178036" calcext:value-type="float">
            <text:p>3.45812585178036</text:p>
          </table:table-cell>
          <table:table-cell table:formula="of:=[.H884]*[.H884]" office:value-type="float" office:value="0.750857871142033" calcext:value-type="float">
            <text:p>0.750857871142033</text:p>
          </table:table-cell>
          <table:table-cell table:number-columns-repeated="6"/>
        </table:table-row>
        <table:table-row table:style-name="ro1">
          <table:table-cell office:value-type="float" office:value="10484081" calcext:value-type="float">
            <text:p>10484081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/>
          <table:table-cell table:formula="of:=[.B885]" office:value-type="float" office:value="15" calcext:value-type="float">
            <text:p>15</text:p>
          </table:table-cell>
          <table:table-cell table:formula="of:=LOG([.A885]*[.$Q$1])" office:value-type="float" office:value="3.02053036764629" calcext:value-type="float">
            <text:p>3.02053036764629</text:p>
          </table:table-cell>
          <table:table-cell table:formula="of:=[.E885]-AVERAGE([.E$3:.E$1200])" office:value-type="float" office:value="2.99081803005008" calcext:value-type="float">
            <text:p>2.99081803005008</text:p>
          </table:table-cell>
          <table:table-cell table:formula="of:=[.F885]-AVERAGE([.F$3:.F$1200])" office:value-type="float" office:value="0.554657671477205" calcext:value-type="float">
            <text:p>0.554657671477205</text:p>
          </table:table-cell>
          <table:table-cell table:formula="of:=[.G885]*[.G885]" office:value-type="float" office:value="8.94499248887267" calcext:value-type="float">
            <text:p>8.94499248887267</text:p>
          </table:table-cell>
          <table:table-cell table:formula="of:=[.G885]*[.H885]" office:value-type="float" office:value="1.65888016435962" calcext:value-type="float">
            <text:p>1.65888016435962</text:p>
          </table:table-cell>
          <table:table-cell table:formula="of:=[.H885]*[.H885]" office:value-type="float" office:value="0.307645132528515" calcext:value-type="float">
            <text:p>0.307645132528515</text:p>
          </table:table-cell>
          <table:table-cell table:number-columns-repeated="6"/>
        </table:table-row>
        <table:table-row table:style-name="ro1">
          <table:table-cell office:value-type="float" office:value="65396068" calcext:value-type="float">
            <text:p>65396068</text:p>
          </table:table-cell>
          <table:table-cell office:value-type="float" office:value="16" calcext:value-type="float">
            <text:p>16</text:p>
          </table:table-cell>
          <table:table-cell office:value-type="float" office:value="2213" calcext:value-type="float">
            <text:p>2213</text:p>
          </table:table-cell>
          <table:table-cell/>
          <table:table-cell table:formula="of:=[.B886]" office:value-type="float" office:value="16" calcext:value-type="float">
            <text:p>16</text:p>
          </table:table-cell>
          <table:table-cell table:formula="of:=LOG([.A886]*[.$Q$1])" office:value-type="float" office:value="3.81555163674569" calcext:value-type="float">
            <text:p>3.81555163674569</text:p>
          </table:table-cell>
          <table:table-cell table:formula="of:=[.E886]-AVERAGE([.E$3:.E$1200])" office:value-type="float" office:value="3.99081803005008" calcext:value-type="float">
            <text:p>3.99081803005008</text:p>
          </table:table-cell>
          <table:table-cell table:formula="of:=[.F886]-AVERAGE([.F$3:.F$1200])" office:value-type="float" office:value="1.34967894057661" calcext:value-type="float">
            <text:p>1.34967894057661</text:p>
          </table:table-cell>
          <table:table-cell table:formula="of:=[.G886]*[.G886]" office:value-type="float" office:value="15.9266285489728" calcext:value-type="float">
            <text:p>15.9266285489728</text:p>
          </table:table-cell>
          <table:table-cell table:formula="of:=[.G886]*[.H886]" office:value-type="float" office:value="5.38632305083204" calcext:value-type="float">
            <text:p>5.38632305083204</text:p>
          </table:table-cell>
          <table:table-cell table:formula="of:=[.H886]*[.H886]" office:value-type="float" office:value="1.82163324263601" calcext:value-type="float">
            <text:p>1.82163324263601</text:p>
          </table:table-cell>
          <table:table-cell table:number-columns-repeated="6"/>
        </table:table-row>
        <table:table-row table:style-name="ro1">
          <table:table-cell office:value-type="float" office:value="22843484" calcext:value-type="float">
            <text:p>22843484</text:p>
          </table:table-cell>
          <table:table-cell office:value-type="float" office:value="18" calcext:value-type="float">
            <text:p>18</text:p>
          </table:table-cell>
          <table:table-cell office:value-type="float" office:value="2225" calcext:value-type="float">
            <text:p>2225</text:p>
          </table:table-cell>
          <table:table-cell/>
          <table:table-cell table:formula="of:=[.B887]" office:value-type="float" office:value="18" calcext:value-type="float">
            <text:p>18</text:p>
          </table:table-cell>
          <table:table-cell table:formula="of:=LOG([.A887]*[.$Q$1])" office:value-type="float" office:value="3.35876234154335" calcext:value-type="float">
            <text:p>3.35876234154335</text:p>
          </table:table-cell>
          <table:table-cell table:formula="of:=[.E887]-AVERAGE([.E$3:.E$1200])" office:value-type="float" office:value="5.99081803005008" calcext:value-type="float">
            <text:p>5.99081803005008</text:p>
          </table:table-cell>
          <table:table-cell table:formula="of:=[.F887]-AVERAGE([.F$3:.F$1200])" office:value-type="float" office:value="0.892889645374273" calcext:value-type="float">
            <text:p>0.892889645374273</text:p>
          </table:table-cell>
          <table:table-cell table:formula="of:=[.G887]*[.G887]" office:value-type="float" office:value="35.8899006691732" calcext:value-type="float">
            <text:p>35.8899006691732</text:p>
          </table:table-cell>
          <table:table-cell table:formula="of:=[.G887]*[.H887]" office:value-type="float" office:value="5.34913938635322" calcext:value-type="float">
            <text:p>5.34913938635322</text:p>
          </table:table-cell>
          <table:table-cell table:formula="of:=[.H887]*[.H887]" office:value-type="float" office:value="0.797251918816595" calcext:value-type="float">
            <text:p>0.797251918816595</text:p>
          </table:table-cell>
          <table:table-cell table:number-columns-repeated="6"/>
        </table:table-row>
        <table:table-row table:style-name="ro1">
          <table:table-cell office:value-type="float" office:value="177023189" calcext:value-type="float">
            <text:p>177023189</text:p>
          </table:table-cell>
          <table:table-cell office:value-type="float" office:value="19" calcext:value-type="float">
            <text:p>19</text:p>
          </table:table-cell>
          <table:table-cell office:value-type="float" office:value="2237" calcext:value-type="float">
            <text:p>2237</text:p>
          </table:table-cell>
          <table:table-cell/>
          <table:table-cell table:formula="of:=[.B888]" office:value-type="float" office:value="19" calcext:value-type="float">
            <text:p>19</text:p>
          </table:table-cell>
          <table:table-cell table:formula="of:=LOG([.A888]*[.$Q$1])" office:value-type="float" office:value="4.24803016011944" calcext:value-type="float">
            <text:p>4.24803016011944</text:p>
          </table:table-cell>
          <table:table-cell table:formula="of:=[.E888]-AVERAGE([.E$3:.E$1200])" office:value-type="float" office:value="6.99081803005008" calcext:value-type="float">
            <text:p>6.99081803005008</text:p>
          </table:table-cell>
          <table:table-cell table:formula="of:=[.F888]-AVERAGE([.F$3:.F$1200])" office:value-type="float" office:value="1.78215746395036" calcext:value-type="float">
            <text:p>1.78215746395036</text:p>
          </table:table-cell>
          <table:table-cell table:formula="of:=[.G888]*[.G888]" office:value-type="float" office:value="48.8715367292733" calcext:value-type="float">
            <text:p>48.8715367292733</text:p>
          </table:table-cell>
          <table:table-cell table:formula="of:=[.G888]*[.H888]" office:value-type="float" office:value="12.4587385313725" calcext:value-type="float">
            <text:p>12.4587385313725</text:p>
          </table:table-cell>
          <table:table-cell table:formula="of:=[.H888]*[.H888]" office:value-type="float" office:value="3.17608522631396" calcext:value-type="float">
            <text:p>3.17608522631396</text:p>
          </table:table-cell>
          <table:table-cell table:number-columns-repeated="6"/>
        </table:table-row>
        <table:table-row table:style-name="ro1">
          <table:table-cell office:value-type="float" office:value="6712724" calcext:value-type="float">
            <text:p>6712724</text:p>
          </table:table-cell>
          <table:table-cell office:value-type="float" office:value="15" calcext:value-type="float">
            <text:p>15</text:p>
          </table:table-cell>
          <table:table-cell office:value-type="float" office:value="2237" calcext:value-type="float">
            <text:p>2237</text:p>
          </table:table-cell>
          <table:table-cell/>
          <table:table-cell table:formula="of:=[.B889]" office:value-type="float" office:value="15" calcext:value-type="float">
            <text:p>15</text:p>
          </table:table-cell>
          <table:table-cell table:formula="of:=LOG([.A889]*[.$Q$1])" office:value-type="float" office:value="2.82689879112337" calcext:value-type="float">
            <text:p>2.82689879112337</text:p>
          </table:table-cell>
          <table:table-cell table:formula="of:=[.E889]-AVERAGE([.E$3:.E$1200])" office:value-type="float" office:value="2.99081803005008" calcext:value-type="float">
            <text:p>2.99081803005008</text:p>
          </table:table-cell>
          <table:table-cell table:formula="of:=[.F889]-AVERAGE([.F$3:.F$1200])" office:value-type="float" office:value="0.361026094954294" calcext:value-type="float">
            <text:p>0.361026094954294</text:p>
          </table:table-cell>
          <table:table-cell table:formula="of:=[.G889]*[.G889]" office:value-type="float" office:value="8.94499248887267" calcext:value-type="float">
            <text:p>8.94499248887267</text:p>
          </table:table-cell>
          <table:table-cell table:formula="of:=[.G889]*[.H889]" office:value-type="float" office:value="1.07976335410788" calcext:value-type="float">
            <text:p>1.07976335410788</text:p>
          </table:table-cell>
          <table:table-cell table:formula="of:=[.H889]*[.H889]" office:value-type="float" office:value="0.130339841237947" calcext:value-type="float">
            <text:p>0.130339841237947</text:p>
          </table:table-cell>
          <table:table-cell table:number-columns-repeated="6"/>
        </table:table-row>
        <table:table-row table:style-name="ro1">
          <table:table-cell office:value-type="float" office:value="41050044" calcext:value-type="float">
            <text:p>41050044</text:p>
          </table:table-cell>
          <table:table-cell office:value-type="float" office:value="15" calcext:value-type="float">
            <text:p>15</text:p>
          </table:table-cell>
          <table:table-cell office:value-type="float" office:value="2241" calcext:value-type="float">
            <text:p>2241</text:p>
          </table:table-cell>
          <table:table-cell/>
          <table:table-cell table:formula="of:=[.B890]" office:value-type="float" office:value="15" calcext:value-type="float">
            <text:p>15</text:p>
          </table:table-cell>
          <table:table-cell table:formula="of:=LOG([.A890]*[.$Q$1])" office:value-type="float" office:value="3.61331362695965" calcext:value-type="float">
            <text:p>3.61331362695965</text:p>
          </table:table-cell>
          <table:table-cell table:formula="of:=[.E890]-AVERAGE([.E$3:.E$1200])" office:value-type="float" office:value="2.99081803005008" calcext:value-type="float">
            <text:p>2.99081803005008</text:p>
          </table:table-cell>
          <table:table-cell table:formula="of:=[.F890]-AVERAGE([.F$3:.F$1200])" office:value-type="float" office:value="1.14744093079057" calcext:value-type="float">
            <text:p>1.14744093079057</text:p>
          </table:table-cell>
          <table:table-cell table:formula="of:=[.G890]*[.G890]" office:value-type="float" office:value="8.94499248887267" calcext:value-type="float">
            <text:p>8.94499248887267</text:p>
          </table:table-cell>
          <table:table-cell table:formula="of:=[.G890]*[.H890]" office:value-type="float" office:value="3.43178702422588" calcext:value-type="float">
            <text:p>3.43178702422588</text:p>
          </table:table-cell>
          <table:table-cell table:formula="of:=[.H890]*[.H890]" office:value-type="float" office:value="1.31662068965352" calcext:value-type="float">
            <text:p>1.31662068965352</text:p>
          </table:table-cell>
          <table:table-cell table:number-columns-repeated="6"/>
        </table:table-row>
        <table:table-row table:style-name="ro1">
          <table:table-cell office:value-type="float" office:value="42785802" calcext:value-type="float">
            <text:p>42785802</text:p>
          </table:table-cell>
          <table:table-cell office:value-type="float" office:value="18" calcext:value-type="float">
            <text:p>18</text:p>
          </table:table-cell>
          <table:table-cell office:value-type="float" office:value="2290" calcext:value-type="float">
            <text:p>2290</text:p>
          </table:table-cell>
          <table:table-cell/>
          <table:table-cell table:formula="of:=[.B891]" office:value-type="float" office:value="18" calcext:value-type="float">
            <text:p>18</text:p>
          </table:table-cell>
          <table:table-cell table:formula="of:=LOG([.A891]*[.$Q$1])" office:value-type="float" office:value="3.6312996770501" calcext:value-type="float">
            <text:p>3.6312996770501</text:p>
          </table:table-cell>
          <table:table-cell table:formula="of:=[.E891]-AVERAGE([.E$3:.E$1200])" office:value-type="float" office:value="5.99081803005008" calcext:value-type="float">
            <text:p>5.99081803005008</text:p>
          </table:table-cell>
          <table:table-cell table:formula="of:=[.F891]-AVERAGE([.F$3:.F$1200])" office:value-type="float" office:value="1.16542698088102" calcext:value-type="float">
            <text:p>1.16542698088102</text:p>
          </table:table-cell>
          <table:table-cell table:formula="of:=[.G891]*[.G891]" office:value-type="float" office:value="35.8899006691732" calcext:value-type="float">
            <text:p>35.8899006691732</text:p>
          </table:table-cell>
          <table:table-cell table:formula="of:=[.G891]*[.H891]" office:value-type="float" office:value="6.98186096976885" calcext:value-type="float">
            <text:p>6.98186096976885</text:p>
          </table:table-cell>
          <table:table-cell table:formula="of:=[.H891]*[.H891]" office:value-type="float" office:value="1.35822004776545" calcext:value-type="float">
            <text:p>1.35822004776545</text:p>
          </table:table-cell>
          <table:table-cell table:number-columns-repeated="6"/>
        </table:table-row>
        <table:table-row table:style-name="ro1">
          <table:table-cell office:value-type="float" office:value="108026614" calcext:value-type="float">
            <text:p>108026614</text:p>
          </table:table-cell>
          <table:table-cell office:value-type="float" office:value="17" calcext:value-type="float">
            <text:p>17</text:p>
          </table:table-cell>
          <table:table-cell office:value-type="float" office:value="2319" calcext:value-type="float">
            <text:p>2319</text:p>
          </table:table-cell>
          <table:table-cell/>
          <table:table-cell table:formula="of:=[.B892]" office:value-type="float" office:value="17" calcext:value-type="float">
            <text:p>17</text:p>
          </table:table-cell>
          <table:table-cell table:formula="of:=LOG([.A892]*[.$Q$1])" office:value-type="float" office:value="4.03353076372252" calcext:value-type="float">
            <text:p>4.03353076372252</text:p>
          </table:table-cell>
          <table:table-cell table:formula="of:=[.E892]-AVERAGE([.E$3:.E$1200])" office:value-type="float" office:value="4.99081803005008" calcext:value-type="float">
            <text:p>4.99081803005008</text:p>
          </table:table-cell>
          <table:table-cell table:formula="of:=[.F892]-AVERAGE([.F$3:.F$1200])" office:value-type="float" office:value="1.56765806755344" calcext:value-type="float">
            <text:p>1.56765806755344</text:p>
          </table:table-cell>
          <table:table-cell table:formula="of:=[.G892]*[.G892]" office:value-type="float" office:value="24.908264609073" calcext:value-type="float">
            <text:p>24.908264609073</text:p>
          </table:table-cell>
          <table:table-cell table:formula="of:=[.G892]*[.H892]" office:value-type="float" office:value="7.82389614849916" calcext:value-type="float">
            <text:p>7.82389614849916</text:p>
          </table:table-cell>
          <table:table-cell table:formula="of:=[.H892]*[.H892]" office:value-type="float" office:value="2.45755181676537" calcext:value-type="float">
            <text:p>2.45755181676537</text:p>
          </table:table-cell>
          <table:table-cell table:number-columns-repeated="6"/>
        </table:table-row>
        <table:table-row table:style-name="ro1">
          <table:table-cell office:value-type="float" office:value="21280228" calcext:value-type="float">
            <text:p>21280228</text:p>
          </table:table-cell>
          <table:table-cell office:value-type="float" office:value="16" calcext:value-type="float">
            <text:p>16</text:p>
          </table:table-cell>
          <table:table-cell office:value-type="float" office:value="2328" calcext:value-type="float">
            <text:p>2328</text:p>
          </table:table-cell>
          <table:table-cell/>
          <table:table-cell table:formula="of:=[.B893]" office:value-type="float" office:value="16" calcext:value-type="float">
            <text:p>16</text:p>
          </table:table-cell>
          <table:table-cell table:formula="of:=LOG([.A893]*[.$Q$1])" office:value-type="float" office:value="3.32797627675325" calcext:value-type="float">
            <text:p>3.32797627675325</text:p>
          </table:table-cell>
          <table:table-cell table:formula="of:=[.E893]-AVERAGE([.E$3:.E$1200])" office:value-type="float" office:value="3.99081803005008" calcext:value-type="float">
            <text:p>3.99081803005008</text:p>
          </table:table-cell>
          <table:table-cell table:formula="of:=[.F893]-AVERAGE([.F$3:.F$1200])" office:value-type="float" office:value="0.862103580584165" calcext:value-type="float">
            <text:p>0.862103580584165</text:p>
          </table:table-cell>
          <table:table-cell table:formula="of:=[.G893]*[.G893]" office:value-type="float" office:value="15.9266285489728" calcext:value-type="float">
            <text:p>15.9266285489728</text:p>
          </table:table-cell>
          <table:table-cell table:formula="of:=[.G893]*[.H893]" office:value-type="float" office:value="3.44049851316602" calcext:value-type="float">
            <text:p>3.44049851316602</text:p>
          </table:table-cell>
          <table:table-cell table:formula="of:=[.H893]*[.H893]" office:value-type="float" office:value="0.743222583656039" calcext:value-type="float">
            <text:p>0.743222583656039</text:p>
          </table:table-cell>
          <table:table-cell table:number-columns-repeated="6"/>
        </table:table-row>
        <table:table-row table:style-name="ro1">
          <table:table-cell office:value-type="float" office:value="7840509" calcext:value-type="float">
            <text:p>7840509</text:p>
          </table:table-cell>
          <table:table-cell office:value-type="float" office:value="13" calcext:value-type="float">
            <text:p>13</text:p>
          </table:table-cell>
          <table:table-cell office:value-type="float" office:value="2337" calcext:value-type="float">
            <text:p>2337</text:p>
          </table:table-cell>
          <table:table-cell/>
          <table:table-cell table:formula="of:=[.B894]" office:value-type="float" office:value="13" calcext:value-type="float">
            <text:p>13</text:p>
          </table:table-cell>
          <table:table-cell table:formula="of:=LOG([.A894]*[.$Q$1])" office:value-type="float" office:value="2.89434425767369" calcext:value-type="float">
            <text:p>2.89434425767369</text:p>
          </table:table-cell>
          <table:table-cell table:formula="of:=[.E894]-AVERAGE([.E$3:.E$1200])" office:value-type="float" office:value="0.990818030050084" calcext:value-type="float">
            <text:p>0.990818030050084</text:p>
          </table:table-cell>
          <table:table-cell table:formula="of:=[.F894]-AVERAGE([.F$3:.F$1200])" office:value-type="float" office:value="0.42847156150461" calcext:value-type="float">
            <text:p>0.42847156150461</text:p>
          </table:table-cell>
          <table:table-cell table:formula="of:=[.G894]*[.G894]" office:value-type="float" office:value="0.981720368672329" calcext:value-type="float">
            <text:p>0.981720368672329</text:p>
          </table:table-cell>
          <table:table-cell table:formula="of:=[.G894]*[.H894]" office:value-type="float" office:value="0.424537348502482" calcext:value-type="float">
            <text:p>0.424537348502482</text:p>
          </table:table-cell>
          <table:table-cell table:formula="of:=[.H894]*[.H894]" office:value-type="float" office:value="0.183587879018199" calcext:value-type="float">
            <text:p>0.183587879018199</text:p>
          </table:table-cell>
          <table:table-cell table:number-columns-repeated="6"/>
        </table:table-row>
        <table:table-row table:style-name="ro1">
          <table:table-cell office:value-type="float" office:value="10877188" calcext:value-type="float">
            <text:p>10877188</text:p>
          </table:table-cell>
          <table:table-cell office:value-type="float" office:value="14" calcext:value-type="float">
            <text:p>14</text:p>
          </table:table-cell>
          <table:table-cell office:value-type="float" office:value="2339" calcext:value-type="float">
            <text:p>2339</text:p>
          </table:table-cell>
          <table:table-cell/>
          <table:table-cell table:formula="of:=[.B895]" office:value-type="float" office:value="14" calcext:value-type="float">
            <text:p>14</text:p>
          </table:table-cell>
          <table:table-cell table:formula="of:=LOG([.A895]*[.$Q$1])" office:value-type="float" office:value="3.03651663489082" calcext:value-type="float">
            <text:p>3.03651663489082</text:p>
          </table:table-cell>
          <table:table-cell table:formula="of:=[.E895]-AVERAGE([.E$3:.E$1200])" office:value-type="float" office:value="1.99081803005008" calcext:value-type="float">
            <text:p>1.99081803005008</text:p>
          </table:table-cell>
          <table:table-cell table:formula="of:=[.F895]-AVERAGE([.F$3:.F$1200])" office:value-type="float" office:value="0.570643938721744" calcext:value-type="float">
            <text:p>0.570643938721744</text:p>
          </table:table-cell>
          <table:table-cell table:formula="of:=[.G895]*[.G895]" office:value-type="float" office:value="3.9633564287725" calcext:value-type="float">
            <text:p>3.9633564287725</text:p>
          </table:table-cell>
          <table:table-cell table:formula="of:=[.G895]*[.H895]" office:value-type="float" office:value="1.13604824194604" calcext:value-type="float">
            <text:p>1.13604824194604</text:p>
          </table:table-cell>
          <table:table-cell table:formula="of:=[.H895]*[.H895]" office:value-type="float" office:value="0.325634504799866" calcext:value-type="float">
            <text:p>0.325634504799866</text:p>
          </table:table-cell>
          <table:table-cell table:number-columns-repeated="6"/>
        </table:table-row>
        <table:table-row table:style-name="ro1">
          <table:table-cell office:value-type="float" office:value="227151202" calcext:value-type="float">
            <text:p>227151202</text:p>
          </table:table-cell>
          <table:table-cell office:value-type="float" office:value="18" calcext:value-type="float">
            <text:p>18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B896]" office:value-type="float" office:value="18" calcext:value-type="float">
            <text:p>18</text:p>
          </table:table-cell>
          <table:table-cell table:formula="of:=LOG([.A896]*[.$Q$1])" office:value-type="float" office:value="4.35631503928221" calcext:value-type="float">
            <text:p>4.35631503928221</text:p>
          </table:table-cell>
          <table:table-cell table:formula="of:=[.E896]-AVERAGE([.E$3:.E$1200])" office:value-type="float" office:value="5.99081803005008" calcext:value-type="float">
            <text:p>5.99081803005008</text:p>
          </table:table-cell>
          <table:table-cell table:formula="of:=[.F896]-AVERAGE([.F$3:.F$1200])" office:value-type="float" office:value="1.89044234311313" calcext:value-type="float">
            <text:p>1.89044234311313</text:p>
          </table:table-cell>
          <table:table-cell table:formula="of:=[.G896]*[.G896]" office:value-type="float" office:value="35.8899006691732" calcext:value-type="float">
            <text:p>35.8899006691732</text:p>
          </table:table-cell>
          <table:table-cell table:formula="of:=[.G896]*[.H896]" office:value-type="float" office:value="11.3252960738923" calcext:value-type="float">
            <text:p>11.3252960738923</text:p>
          </table:table-cell>
          <table:table-cell table:formula="of:=[.H896]*[.H896]" office:value-type="float" office:value="3.57377225263507" calcext:value-type="float">
            <text:p>3.57377225263507</text:p>
          </table:table-cell>
          <table:table-cell table:number-columns-repeated="6"/>
        </table:table-row>
        <table:table-row table:style-name="ro1">
          <table:table-cell office:value-type="float" office:value="11398702" calcext:value-type="float">
            <text:p>11398702</text:p>
          </table:table-cell>
          <table:table-cell office:value-type="float" office:value="13" calcext:value-type="float">
            <text:p>13</text:p>
          </table:table-cell>
          <table:table-cell office:value-type="float" office:value="2351" calcext:value-type="float">
            <text:p>2351</text:p>
          </table:table-cell>
          <table:table-cell/>
          <table:table-cell table:formula="of:=[.B897]" office:value-type="float" office:value="13" calcext:value-type="float">
            <text:p>13</text:p>
          </table:table-cell>
          <table:table-cell table:formula="of:=LOG([.A897]*[.$Q$1])" office:value-type="float" office:value="3.05685539990383" calcext:value-type="float">
            <text:p>3.05685539990383</text:p>
          </table:table-cell>
          <table:table-cell table:formula="of:=[.E897]-AVERAGE([.E$3:.E$1200])" office:value-type="float" office:value="0.990818030050084" calcext:value-type="float">
            <text:p>0.990818030050084</text:p>
          </table:table-cell>
          <table:table-cell table:formula="of:=[.F897]-AVERAGE([.F$3:.F$1200])" office:value-type="float" office:value="0.590982703734751" calcext:value-type="float">
            <text:p>0.590982703734751</text:p>
          </table:table-cell>
          <table:table-cell table:formula="of:=[.G897]*[.G897]" office:value-type="float" office:value="0.981720368672329" calcext:value-type="float">
            <text:p>0.981720368672329</text:p>
          </table:table-cell>
          <table:table-cell table:formula="of:=[.G897]*[.H897]" office:value-type="float" office:value="0.585556318308139" calcext:value-type="float">
            <text:p>0.585556318308139</text:p>
          </table:table-cell>
          <table:table-cell table:formula="of:=[.H897]*[.H897]" office:value-type="float" office:value="0.349260556113637" calcext:value-type="float">
            <text:p>0.349260556113637</text:p>
          </table:table-cell>
          <table:table-cell table:number-columns-repeated="6"/>
        </table:table-row>
        <table:table-row table:style-name="ro1">
          <table:table-cell office:value-type="float" office:value="31617708" calcext:value-type="float">
            <text:p>31617708</text:p>
          </table:table-cell>
          <table:table-cell office:value-type="float" office:value="18" calcext:value-type="float">
            <text:p>18</text:p>
          </table:table-cell>
          <table:table-cell office:value-type="float" office:value="2351" calcext:value-type="float">
            <text:p>2351</text:p>
          </table:table-cell>
          <table:table-cell/>
          <table:table-cell table:formula="of:=[.B898]" office:value-type="float" office:value="18" calcext:value-type="float">
            <text:p>18</text:p>
          </table:table-cell>
          <table:table-cell table:formula="of:=LOG([.A898]*[.$Q$1])" office:value-type="float" office:value="3.49993038428593" calcext:value-type="float">
            <text:p>3.49993038428593</text:p>
          </table:table-cell>
          <table:table-cell table:formula="of:=[.E898]-AVERAGE([.E$3:.E$1200])" office:value-type="float" office:value="5.99081803005008" calcext:value-type="float">
            <text:p>5.99081803005008</text:p>
          </table:table-cell>
          <table:table-cell table:formula="of:=[.F898]-AVERAGE([.F$3:.F$1200])" office:value-type="float" office:value="1.03405768811685" calcext:value-type="float">
            <text:p>1.03405768811685</text:p>
          </table:table-cell>
          <table:table-cell table:formula="of:=[.G898]*[.G898]" office:value-type="float" office:value="35.8899006691732" calcext:value-type="float">
            <text:p>35.8899006691732</text:p>
          </table:table-cell>
          <table:table-cell table:formula="of:=[.G898]*[.H898]" office:value-type="float" office:value="6.1948514420823" calcext:value-type="float">
            <text:p>6.1948514420823</text:p>
          </table:table-cell>
          <table:table-cell table:formula="of:=[.H898]*[.H898]" office:value-type="float" office:value="1.06927530235355" calcext:value-type="float">
            <text:p>1.06927530235355</text:p>
          </table:table-cell>
          <table:table-cell table:number-columns-repeated="6"/>
        </table:table-row>
        <table:table-row table:style-name="ro1">
          <table:table-cell office:value-type="float" office:value="6485894" calcext:value-type="float">
            <text:p>6485894</text:p>
          </table:table-cell>
          <table:table-cell office:value-type="float" office:value="13" calcext:value-type="float">
            <text:p>13</text:p>
          </table:table-cell>
          <table:table-cell office:value-type="float" office:value="2360" calcext:value-type="float">
            <text:p>2360</text:p>
          </table:table-cell>
          <table:table-cell/>
          <table:table-cell table:formula="of:=[.B899]" office:value-type="float" office:value="13" calcext:value-type="float">
            <text:p>13</text:p>
          </table:table-cell>
          <table:table-cell table:formula="of:=LOG([.A899]*[.$Q$1])" office:value-type="float" office:value="2.81196984665097" calcext:value-type="float">
            <text:p>2.81196984665097</text:p>
          </table:table-cell>
          <table:table-cell table:formula="of:=[.E899]-AVERAGE([.E$3:.E$1200])" office:value-type="float" office:value="0.990818030050084" calcext:value-type="float">
            <text:p>0.990818030050084</text:p>
          </table:table-cell>
          <table:table-cell table:formula="of:=[.F899]-AVERAGE([.F$3:.F$1200])" office:value-type="float" office:value="0.346097150481894" calcext:value-type="float">
            <text:p>0.346097150481894</text:p>
          </table:table-cell>
          <table:table-cell table:formula="of:=[.G899]*[.G899]" office:value-type="float" office:value="0.981720368672329" calcext:value-type="float">
            <text:p>0.981720368672329</text:p>
          </table:table-cell>
          <table:table-cell table:formula="of:=[.G899]*[.H899]" office:value-type="float" office:value="0.342919296846418" calcext:value-type="float">
            <text:p>0.342919296846418</text:p>
          </table:table-cell>
          <table:table-cell table:formula="of:=[.H899]*[.H899]" office:value-type="float" office:value="0.119783237571687" calcext:value-type="float">
            <text:p>0.119783237571687</text:p>
          </table:table-cell>
          <table:table-cell table:number-columns-repeated="6"/>
        </table:table-row>
        <table:table-row table:style-name="ro1">
          <table:table-cell office:value-type="float" office:value="5401002" calcext:value-type="float">
            <text:p>5401002</text:p>
          </table:table-cell>
          <table:table-cell office:value-type="float" office:value="12" calcext:value-type="float">
            <text:p>12</text:p>
          </table:table-cell>
          <table:table-cell office:value-type="float" office:value="2361" calcext:value-type="float">
            <text:p>2361</text:p>
          </table:table-cell>
          <table:table-cell/>
          <table:table-cell table:formula="of:=[.B900]" office:value-type="float" office:value="12" calcext:value-type="float">
            <text:p>12</text:p>
          </table:table-cell>
          <table:table-cell table:formula="of:=LOG([.A900]*[.$Q$1])" office:value-type="float" office:value="2.73247433810119" calcext:value-type="float">
            <text:p>2.73247433810119</text:p>
          </table:table-cell>
          <table:table-cell table:formula="of:=[.E900]-AVERAGE([.E$3:.E$1200])" office:value-type="float" office:value="-0.00918196994991583" calcext:value-type="float">
            <text:p>-0.009181969949916</text:p>
          </table:table-cell>
          <table:table-cell table:formula="of:=[.F900]-AVERAGE([.F$3:.F$1200])" office:value-type="float" office:value="0.266601641932109" calcext:value-type="float">
            <text:p>0.266601641932109</text:p>
          </table:table-cell>
          <table:table-cell table:formula="of:=[.G900]*[.G900]" office:value-type="float" office:value="0.0000843085721611572" calcext:value-type="float">
            <text:p>8.43085721611572E-05</text:p>
          </table:table-cell>
          <table:table-cell table:formula="of:=[.G900]*[.H900]" office:value-type="float" office:value="-0.00244792826481885" calcext:value-type="float">
            <text:p>-0.002447928264819</text:p>
          </table:table-cell>
          <table:table-cell table:formula="of:=[.H900]*[.H900]" office:value-type="float" office:value="0.0710764354808966" calcext:value-type="float">
            <text:p>0.071076435480897</text:p>
          </table:table-cell>
          <table:table-cell table:number-columns-repeated="6"/>
        </table:table-row>
        <table:table-row table:style-name="ro1">
          <table:table-cell office:value-type="float" office:value="279427457" calcext:value-type="float">
            <text:p>279427457</text:p>
          </table:table-cell>
          <table:table-cell office:value-type="float" office:value="19" calcext:value-type="float">
            <text:p>19</text:p>
          </table:table-cell>
          <table:table-cell office:value-type="float" office:value="2373" calcext:value-type="float">
            <text:p>2373</text:p>
          </table:table-cell>
          <table:table-cell/>
          <table:table-cell table:formula="of:=[.B901]" office:value-type="float" office:value="19" calcext:value-type="float">
            <text:p>19</text:p>
          </table:table-cell>
          <table:table-cell table:formula="of:=LOG([.A901]*[.$Q$1])" office:value-type="float" office:value="4.44626907836268" calcext:value-type="float">
            <text:p>4.44626907836268</text:p>
          </table:table-cell>
          <table:table-cell table:formula="of:=[.E901]-AVERAGE([.E$3:.E$1200])" office:value-type="float" office:value="6.99081803005008" calcext:value-type="float">
            <text:p>6.99081803005008</text:p>
          </table:table-cell>
          <table:table-cell table:formula="of:=[.F901]-AVERAGE([.F$3:.F$1200])" office:value-type="float" office:value="1.9803963821936" calcext:value-type="float">
            <text:p>1.9803963821936</text:p>
          </table:table-cell>
          <table:table-cell table:formula="of:=[.G901]*[.G901]" office:value-type="float" office:value="48.8715367292733" calcext:value-type="float">
            <text:p>48.8715367292733</text:p>
          </table:table-cell>
          <table:table-cell table:formula="of:=[.G901]*[.H901]" office:value-type="float" office:value="13.844590735285" calcext:value-type="float">
            <text:p>13.844590735285</text:p>
          </table:table-cell>
          <table:table-cell table:formula="of:=[.H901]*[.H901]" office:value-type="float" office:value="3.92196983060549" calcext:value-type="float">
            <text:p>3.92196983060549</text:p>
          </table:table-cell>
          <table:table-cell table:number-columns-repeated="6"/>
        </table:table-row>
        <table:table-row table:style-name="ro1">
          <table:table-cell office:value-type="float" office:value="41479942" calcext:value-type="float">
            <text:p>41479942</text:p>
          </table:table-cell>
          <table:table-cell office:value-type="float" office:value="17" calcext:value-type="float">
            <text:p>17</text:p>
          </table:table-cell>
          <table:table-cell office:value-type="float" office:value="2373" calcext:value-type="float">
            <text:p>2373</text:p>
          </table:table-cell>
          <table:table-cell/>
          <table:table-cell table:formula="of:=[.B902]" office:value-type="float" office:value="17" calcext:value-type="float">
            <text:p>17</text:p>
          </table:table-cell>
          <table:table-cell table:formula="of:=LOG([.A902]*[.$Q$1])" office:value-type="float" office:value="3.61783814045814" calcext:value-type="float">
            <text:p>3.61783814045814</text:p>
          </table:table-cell>
          <table:table-cell table:formula="of:=[.E902]-AVERAGE([.E$3:.E$1200])" office:value-type="float" office:value="4.99081803005008" calcext:value-type="float">
            <text:p>4.99081803005008</text:p>
          </table:table-cell>
          <table:table-cell table:formula="of:=[.F902]-AVERAGE([.F$3:.F$1200])" office:value-type="float" office:value="1.15196544428906" calcext:value-type="float">
            <text:p>1.15196544428906</text:p>
          </table:table-cell>
          <table:table-cell table:formula="of:=[.G902]*[.G902]" office:value-type="float" office:value="24.908264609073" calcext:value-type="float">
            <text:p>24.908264609073</text:p>
          </table:table-cell>
          <table:table-cell table:formula="of:=[.G902]*[.H902]" office:value-type="float" office:value="5.7492499093525" calcext:value-type="float">
            <text:p>5.7492499093525</text:p>
          </table:table-cell>
          <table:table-cell table:formula="of:=[.H902]*[.H902]" office:value-type="float" office:value="1.32702438483609" calcext:value-type="float">
            <text:p>1.32702438483609</text:p>
          </table:table-cell>
          <table:table-cell table:number-columns-repeated="6"/>
        </table:table-row>
        <table:table-row table:style-name="ro1">
          <table:table-cell office:value-type="float" office:value="21265325" calcext:value-type="float">
            <text:p>21265325</text:p>
          </table:table-cell>
          <table:table-cell office:value-type="float" office:value="17" calcext:value-type="float">
            <text:p>17</text:p>
          </table:table-cell>
          <table:table-cell office:value-type="float" office:value="2384" calcext:value-type="float">
            <text:p>2384</text:p>
          </table:table-cell>
          <table:table-cell/>
          <table:table-cell table:formula="of:=[.B903]" office:value-type="float" office:value="17" calcext:value-type="float">
            <text:p>17</text:p>
          </table:table-cell>
          <table:table-cell table:formula="of:=LOG([.A903]*[.$Q$1])" office:value-type="float" office:value="3.32767202446495" calcext:value-type="float">
            <text:p>3.32767202446495</text:p>
          </table:table-cell>
          <table:table-cell table:formula="of:=[.E903]-AVERAGE([.E$3:.E$1200])" office:value-type="float" office:value="4.99081803005008" calcext:value-type="float">
            <text:p>4.99081803005008</text:p>
          </table:table-cell>
          <table:table-cell table:formula="of:=[.F903]-AVERAGE([.F$3:.F$1200])" office:value-type="float" office:value="0.86179932829587" calcext:value-type="float">
            <text:p>0.86179932829587</text:p>
          </table:table-cell>
          <table:table-cell table:formula="of:=[.G903]*[.G903]" office:value-type="float" office:value="24.908264609073" calcext:value-type="float">
            <text:p>24.908264609073</text:p>
          </table:table-cell>
          <table:table-cell table:formula="of:=[.G903]*[.H903]" office:value-type="float" office:value="4.30108362594408" calcext:value-type="float">
            <text:p>4.30108362594408</text:p>
          </table:table-cell>
          <table:table-cell table:formula="of:=[.H903]*[.H903]" office:value-type="float" office:value="0.742698082251213" calcext:value-type="float">
            <text:p>0.742698082251213</text:p>
          </table:table-cell>
          <table:table-cell table:number-columns-repeated="6"/>
        </table:table-row>
        <table:table-row table:style-name="ro1">
          <table:table-cell office:value-type="float" office:value="42951111" calcext:value-type="float">
            <text:p>42951111</text:p>
          </table:table-cell>
          <table:table-cell office:value-type="float" office:value="15" calcext:value-type="float">
            <text:p>15</text:p>
          </table:table-cell>
          <table:table-cell office:value-type="float" office:value="2418" calcext:value-type="float">
            <text:p>2418</text:p>
          </table:table-cell>
          <table:table-cell/>
          <table:table-cell table:formula="of:=[.B904]" office:value-type="float" office:value="15" calcext:value-type="float">
            <text:p>15</text:p>
          </table:table-cell>
          <table:table-cell table:formula="of:=LOG([.A904]*[.$Q$1])" office:value-type="float" office:value="3.63297440204221" calcext:value-type="float">
            <text:p>3.63297440204221</text:p>
          </table:table-cell>
          <table:table-cell table:formula="of:=[.E904]-AVERAGE([.E$3:.E$1200])" office:value-type="float" office:value="2.99081803005008" calcext:value-type="float">
            <text:p>2.99081803005008</text:p>
          </table:table-cell>
          <table:table-cell table:formula="of:=[.F904]-AVERAGE([.F$3:.F$1200])" office:value-type="float" office:value="1.16710170587313" calcext:value-type="float">
            <text:p>1.16710170587313</text:p>
          </table:table-cell>
          <table:table-cell table:formula="of:=[.G904]*[.G904]" office:value-type="float" office:value="8.94499248887267" calcext:value-type="float">
            <text:p>8.94499248887267</text:p>
          </table:table-cell>
          <table:table-cell table:formula="of:=[.G904]*[.H904]" office:value-type="float" office:value="3.49058882482756" calcext:value-type="float">
            <text:p>3.49058882482756</text:p>
          </table:table-cell>
          <table:table-cell table:formula="of:=[.H904]*[.H904]" office:value-type="float" office:value="1.36212639185197" calcext:value-type="float">
            <text:p>1.36212639185197</text:p>
          </table:table-cell>
          <table:table-cell table:number-columns-repeated="6"/>
        </table:table-row>
        <table:table-row table:style-name="ro1">
          <table:table-cell office:value-type="float" office:value="58306989" calcext:value-type="float">
            <text:p>58306989</text:p>
          </table:table-cell>
          <table:table-cell office:value-type="float" office:value="17" calcext:value-type="float">
            <text:p>17</text:p>
          </table:table-cell>
          <table:table-cell office:value-type="float" office:value="2448" calcext:value-type="float">
            <text:p>2448</text:p>
          </table:table-cell>
          <table:table-cell/>
          <table:table-cell table:formula="of:=[.B905]" office:value-type="float" office:value="17" calcext:value-type="float">
            <text:p>17</text:p>
          </table:table-cell>
          <table:table-cell table:formula="of:=LOG([.A905]*[.$Q$1])" office:value-type="float" office:value="3.76572061483129" calcext:value-type="float">
            <text:p>3.76572061483129</text:p>
          </table:table-cell>
          <table:table-cell table:formula="of:=[.E905]-AVERAGE([.E$3:.E$1200])" office:value-type="float" office:value="4.99081803005008" calcext:value-type="float">
            <text:p>4.99081803005008</text:p>
          </table:table-cell>
          <table:table-cell table:formula="of:=[.F905]-AVERAGE([.F$3:.F$1200])" office:value-type="float" office:value="1.29984791866221" calcext:value-type="float">
            <text:p>1.29984791866221</text:p>
          </table:table-cell>
          <table:table-cell table:formula="of:=[.G905]*[.G905]" office:value-type="float" office:value="24.908264609073" calcext:value-type="float">
            <text:p>24.908264609073</text:p>
          </table:table-cell>
          <table:table-cell table:formula="of:=[.G905]*[.H905]" office:value-type="float" office:value="6.48730442878243" calcext:value-type="float">
            <text:p>6.48730442878243</text:p>
          </table:table-cell>
          <table:table-cell table:formula="of:=[.H905]*[.H905]" office:value-type="float" office:value="1.68960461165048" calcext:value-type="float">
            <text:p>1.68960461165048</text:p>
          </table:table-cell>
          <table:table-cell table:number-columns-repeated="6"/>
        </table:table-row>
        <table:table-row table:style-name="ro1">
          <table:table-cell office:value-type="float" office:value="203676095" calcext:value-type="float">
            <text:p>203676095</text:p>
          </table:table-cell>
          <table:table-cell office:value-type="float" office:value="22" calcext:value-type="float">
            <text:p>22</text:p>
          </table:table-cell>
          <table:table-cell office:value-type="float" office:value="2494" calcext:value-type="float">
            <text:p>2494</text:p>
          </table:table-cell>
          <table:table-cell/>
          <table:table-cell table:formula="of:=[.B906]" office:value-type="float" office:value="22" calcext:value-type="float">
            <text:p>22</text:p>
          </table:table-cell>
          <table:table-cell table:formula="of:=LOG([.A906]*[.$Q$1])" office:value-type="float" office:value="4.30894005983565" calcext:value-type="float">
            <text:p>4.30894005983565</text:p>
          </table:table-cell>
          <table:table-cell table:formula="of:=[.E906]-AVERAGE([.E$3:.E$1200])" office:value-type="float" office:value="9.99081803005008" calcext:value-type="float">
            <text:p>9.99081803005008</text:p>
          </table:table-cell>
          <table:table-cell table:formula="of:=[.F906]-AVERAGE([.F$3:.F$1200])" office:value-type="float" office:value="1.84306736366657" calcext:value-type="float">
            <text:p>1.84306736366657</text:p>
          </table:table-cell>
          <table:table-cell table:formula="of:=[.G906]*[.G906]" office:value-type="float" office:value="99.8164449095738" calcext:value-type="float">
            <text:p>99.8164449095738</text:p>
          </table:table-cell>
          <table:table-cell table:formula="of:=[.G906]*[.H906]" office:value-type="float" office:value="18.4137506475169" calcext:value-type="float">
            <text:p>18.4137506475169</text:p>
          </table:table-cell>
          <table:table-cell table:formula="of:=[.H906]*[.H906]" office:value-type="float" office:value="3.39689730701285" calcext:value-type="float">
            <text:p>3.39689730701285</text:p>
          </table:table-cell>
          <table:table-cell table:number-columns-repeated="6"/>
        </table:table-row>
        <table:table-row table:style-name="ro1">
          <table:table-cell office:value-type="float" office:value="5812134" calcext:value-type="float">
            <text:p>5812134</text:p>
          </table:table-cell>
          <table:table-cell office:value-type="float" office:value="17" calcext:value-type="float">
            <text:p>17</text:p>
          </table:table-cell>
          <table:table-cell office:value-type="float" office:value="2516" calcext:value-type="float">
            <text:p>2516</text:p>
          </table:table-cell>
          <table:table-cell/>
          <table:table-cell table:formula="of:=[.B907]" office:value-type="float" office:value="17" calcext:value-type="float">
            <text:p>17</text:p>
          </table:table-cell>
          <table:table-cell table:formula="of:=LOG([.A907]*[.$Q$1])" office:value-type="float" office:value="2.76433561849414" calcext:value-type="float">
            <text:p>2.76433561849414</text:p>
          </table:table-cell>
          <table:table-cell table:formula="of:=[.E907]-AVERAGE([.E$3:.E$1200])" office:value-type="float" office:value="4.99081803005008" calcext:value-type="float">
            <text:p>4.99081803005008</text:p>
          </table:table-cell>
          <table:table-cell table:formula="of:=[.F907]-AVERAGE([.F$3:.F$1200])" office:value-type="float" office:value="0.298462922325058" calcext:value-type="float">
            <text:p>0.298462922325058</text:p>
          </table:table-cell>
          <table:table-cell table:formula="of:=[.G907]*[.G907]" office:value-type="float" office:value="24.908264609073" calcext:value-type="float">
            <text:p>24.908264609073</text:p>
          </table:table-cell>
          <table:table-cell table:formula="of:=[.G907]*[.H907]" office:value-type="float" office:value="1.48957413404134" calcext:value-type="float">
            <text:p>1.48957413404134</text:p>
          </table:table-cell>
          <table:table-cell table:formula="of:=[.H907]*[.H907]" office:value-type="float" office:value="0.0890801160028135" calcext:value-type="float">
            <text:p>0.089080116002814</text:p>
          </table:table-cell>
          <table:table-cell table:number-columns-repeated="6"/>
        </table:table-row>
        <table:table-row table:style-name="ro1">
          <table:table-cell office:value-type="float" office:value="112013687" calcext:value-type="float">
            <text:p>112013687</text:p>
          </table:table-cell>
          <table:table-cell office:value-type="float" office:value="19" calcext:value-type="float">
            <text:p>19</text:p>
          </table:table-cell>
          <table:table-cell office:value-type="float" office:value="2517" calcext:value-type="float">
            <text:p>2517</text:p>
          </table:table-cell>
          <table:table-cell/>
          <table:table-cell table:formula="of:=[.B908]" office:value-type="float" office:value="19" calcext:value-type="float">
            <text:p>19</text:p>
          </table:table-cell>
          <table:table-cell table:formula="of:=LOG([.A908]*[.$Q$1])" office:value-type="float" office:value="4.0492710925398" calcext:value-type="float">
            <text:p>4.0492710925398</text:p>
          </table:table-cell>
          <table:table-cell table:formula="of:=[.E908]-AVERAGE([.E$3:.E$1200])" office:value-type="float" office:value="6.99081803005008" calcext:value-type="float">
            <text:p>6.99081803005008</text:p>
          </table:table-cell>
          <table:table-cell table:formula="of:=[.F908]-AVERAGE([.F$3:.F$1200])" office:value-type="float" office:value="1.58339839637072" calcext:value-type="float">
            <text:p>1.58339839637072</text:p>
          </table:table-cell>
          <table:table-cell table:formula="of:=[.G908]*[.G908]" office:value-type="float" office:value="48.8715367292733" calcext:value-type="float">
            <text:p>48.8715367292733</text:p>
          </table:table-cell>
          <table:table-cell table:formula="of:=[.G908]*[.H908]" office:value-type="float" office:value="11.0692500581008" calcext:value-type="float">
            <text:p>11.0692500581008</text:p>
          </table:table-cell>
          <table:table-cell table:formula="of:=[.H908]*[.H908]" office:value-type="float" office:value="2.50715048162937" calcext:value-type="float">
            <text:p>2.50715048162937</text:p>
          </table:table-cell>
          <table:table-cell table:number-columns-repeated="6"/>
        </table:table-row>
        <table:table-row table:style-name="ro1">
          <table:table-cell office:value-type="float" office:value="11847736" calcext:value-type="float">
            <text:p>11847736</text:p>
          </table:table-cell>
          <table:table-cell office:value-type="float" office:value="15" calcext:value-type="float">
            <text:p>15</text:p>
          </table:table-cell>
          <table:table-cell office:value-type="float" office:value="2523" calcext:value-type="float">
            <text:p>2523</text:p>
          </table:table-cell>
          <table:table-cell/>
          <table:table-cell table:formula="of:=[.B909]" office:value-type="float" office:value="15" calcext:value-type="float">
            <text:p>15</text:p>
          </table:table-cell>
          <table:table-cell table:formula="of:=LOG([.A909]*[.$Q$1])" office:value-type="float" office:value="3.07363536835071" calcext:value-type="float">
            <text:p>3.07363536835071</text:p>
          </table:table-cell>
          <table:table-cell table:formula="of:=[.E909]-AVERAGE([.E$3:.E$1200])" office:value-type="float" office:value="2.99081803005008" calcext:value-type="float">
            <text:p>2.99081803005008</text:p>
          </table:table-cell>
          <table:table-cell table:formula="of:=[.F909]-AVERAGE([.F$3:.F$1200])" office:value-type="float" office:value="0.607762672181629" calcext:value-type="float">
            <text:p>0.607762672181629</text:p>
          </table:table-cell>
          <table:table-cell table:formula="of:=[.G909]*[.G909]" office:value-type="float" office:value="8.94499248887267" calcext:value-type="float">
            <text:p>8.94499248887267</text:p>
          </table:table-cell>
          <table:table-cell table:formula="of:=[.G909]*[.H909]" office:value-type="float" office:value="1.81770755795224" calcext:value-type="float">
            <text:p>1.81770755795224</text:p>
          </table:table-cell>
          <table:table-cell table:formula="of:=[.H909]*[.H909]" office:value-type="float" office:value="0.369375465697354" calcext:value-type="float">
            <text:p>0.369375465697354</text:p>
          </table:table-cell>
          <table:table-cell table:number-columns-repeated="6"/>
        </table:table-row>
        <table:table-row table:style-name="ro1">
          <table:table-cell office:value-type="float" office:value="18113580" calcext:value-type="float">
            <text:p>18113580</text:p>
          </table:table-cell>
          <table:table-cell office:value-type="float" office:value="15" calcext:value-type="float">
            <text:p>15</text:p>
          </table:table-cell>
          <table:table-cell office:value-type="float" office:value="2530" calcext:value-type="float">
            <text:p>2530</text:p>
          </table:table-cell>
          <table:table-cell/>
          <table:table-cell table:formula="of:=[.B910]" office:value-type="float" office:value="15" calcext:value-type="float">
            <text:p>15</text:p>
          </table:table-cell>
          <table:table-cell table:formula="of:=LOG([.A910]*[.$Q$1])" office:value-type="float" office:value="3.25800429352725" calcext:value-type="float">
            <text:p>3.25800429352725</text:p>
          </table:table-cell>
          <table:table-cell table:formula="of:=[.E910]-AVERAGE([.E$3:.E$1200])" office:value-type="float" office:value="2.99081803005008" calcext:value-type="float">
            <text:p>2.99081803005008</text:p>
          </table:table-cell>
          <table:table-cell table:formula="of:=[.F910]-AVERAGE([.F$3:.F$1200])" office:value-type="float" office:value="0.79213159735817" calcext:value-type="float">
            <text:p>0.79213159735817</text:p>
          </table:table-cell>
          <table:table-cell table:formula="of:=[.G910]*[.G910]" office:value-type="float" office:value="8.94499248887267" calcext:value-type="float">
            <text:p>8.94499248887267</text:p>
          </table:table-cell>
          <table:table-cell table:formula="of:=[.G910]*[.H910]" office:value-type="float" office:value="2.36912146355119" calcext:value-type="float">
            <text:p>2.36912146355119</text:p>
          </table:table-cell>
          <table:table-cell table:formula="of:=[.H910]*[.H910]" office:value-type="float" office:value="0.627472467533207" calcext:value-type="float">
            <text:p>0.627472467533207</text:p>
          </table:table-cell>
          <table:table-cell table:number-columns-repeated="6"/>
        </table:table-row>
        <table:table-row table:style-name="ro1">
          <table:table-cell office:value-type="float" office:value="7784562" calcext:value-type="float">
            <text:p>7784562</text:p>
          </table:table-cell>
          <table:table-cell office:value-type="float" office:value="13" calcext:value-type="float">
            <text:p>13</text:p>
          </table:table-cell>
          <table:table-cell office:value-type="float" office:value="2541" calcext:value-type="float">
            <text:p>2541</text:p>
          </table:table-cell>
          <table:table-cell/>
          <table:table-cell table:formula="of:=[.B911]" office:value-type="float" office:value="13" calcext:value-type="float">
            <text:p>13</text:p>
          </table:table-cell>
          <table:table-cell table:formula="of:=LOG([.A911]*[.$Q$1])" office:value-type="float" office:value="2.8912341819222" calcext:value-type="float">
            <text:p>2.8912341819222</text:p>
          </table:table-cell>
          <table:table-cell table:formula="of:=[.E911]-AVERAGE([.E$3:.E$1200])" office:value-type="float" office:value="0.990818030050084" calcext:value-type="float">
            <text:p>0.990818030050084</text:p>
          </table:table-cell>
          <table:table-cell table:formula="of:=[.F911]-AVERAGE([.F$3:.F$1200])" office:value-type="float" office:value="0.425361485753121" calcext:value-type="float">
            <text:p>0.425361485753121</text:p>
          </table:table-cell>
          <table:table-cell table:formula="of:=[.G911]*[.G911]" office:value-type="float" office:value="0.981720368672329" calcext:value-type="float">
            <text:p>0.981720368672329</text:p>
          </table:table-cell>
          <table:table-cell table:formula="of:=[.G911]*[.H911]" office:value-type="float" office:value="0.421455829373084" calcext:value-type="float">
            <text:p>0.421455829373084</text:p>
          </table:table-cell>
          <table:table-cell table:formula="of:=[.H911]*[.H911]" office:value-type="float" office:value="0.180932393562102" calcext:value-type="float">
            <text:p>0.180932393562102</text:p>
          </table:table-cell>
          <table:table-cell table:number-columns-repeated="6"/>
        </table:table-row>
        <table:table-row table:style-name="ro1">
          <table:table-cell office:value-type="float" office:value="5227132" calcext:value-type="float">
            <text:p>5227132</text:p>
          </table:table-cell>
          <table:table-cell office:value-type="float" office:value="12" calcext:value-type="float">
            <text:p>12</text:p>
          </table:table-cell>
          <table:table-cell office:value-type="float" office:value="2558" calcext:value-type="float">
            <text:p>2558</text:p>
          </table:table-cell>
          <table:table-cell/>
          <table:table-cell table:formula="of:=[.B912]" office:value-type="float" office:value="12" calcext:value-type="float">
            <text:p>12</text:p>
          </table:table-cell>
          <table:table-cell table:formula="of:=LOG([.A912]*[.$Q$1])" office:value-type="float" office:value="2.71826346741127" calcext:value-type="float">
            <text:p>2.71826346741127</text:p>
          </table:table-cell>
          <table:table-cell table:formula="of:=[.E912]-AVERAGE([.E$3:.E$1200])" office:value-type="float" office:value="-0.00918196994991583" calcext:value-type="float">
            <text:p>-0.009181969949916</text:p>
          </table:table-cell>
          <table:table-cell table:formula="of:=[.F912]-AVERAGE([.F$3:.F$1200])" office:value-type="float" office:value="0.25239077124219" calcext:value-type="float">
            <text:p>0.25239077124219</text:p>
          </table:table-cell>
          <table:table-cell table:formula="of:=[.G912]*[.G912]" office:value-type="float" office:value="0.0000843085721611572" calcext:value-type="float">
            <text:p>8.43085721611572E-05</text:p>
          </table:table-cell>
          <table:table-cell table:formula="of:=[.G912]*[.H912]" office:value-type="float" office:value="-0.00231744447718187" calcext:value-type="float">
            <text:p>-0.002317444477182</text:p>
          </table:table-cell>
          <table:table-cell table:formula="of:=[.H912]*[.H912]" office:value-type="float" office:value="0.0637011014082274" calcext:value-type="float">
            <text:p>0.063701101408227</text:p>
          </table:table-cell>
          <table:table-cell table:number-columns-repeated="6"/>
        </table:table-row>
        <table:table-row table:style-name="ro1">
          <table:table-cell office:value-type="float" office:value="187784848" calcext:value-type="float">
            <text:p>187784848</text:p>
          </table:table-cell>
          <table:table-cell office:value-type="float" office:value="17" calcext:value-type="float">
            <text:p>17</text:p>
          </table:table-cell>
          <table:table-cell office:value-type="float" office:value="2588" calcext:value-type="float">
            <text:p>2588</text:p>
          </table:table-cell>
          <table:table-cell/>
          <table:table-cell table:formula="of:=[.B913]" office:value-type="float" office:value="17" calcext:value-type="float">
            <text:p>17</text:p>
          </table:table-cell>
          <table:table-cell table:formula="of:=LOG([.A913]*[.$Q$1])" office:value-type="float" office:value="4.27366054695318" calcext:value-type="float">
            <text:p>4.27366054695318</text:p>
          </table:table-cell>
          <table:table-cell table:formula="of:=[.E913]-AVERAGE([.E$3:.E$1200])" office:value-type="float" office:value="4.99081803005008" calcext:value-type="float">
            <text:p>4.99081803005008</text:p>
          </table:table-cell>
          <table:table-cell table:formula="of:=[.F913]-AVERAGE([.F$3:.F$1200])" office:value-type="float" office:value="1.8077878507841" calcext:value-type="float">
            <text:p>1.8077878507841</text:p>
          </table:table-cell>
          <table:table-cell table:formula="of:=[.G913]*[.G913]" office:value-type="float" office:value="24.908264609073" calcext:value-type="float">
            <text:p>24.908264609073</text:p>
          </table:table-cell>
          <table:table-cell table:formula="of:=[.G913]*[.H913]" office:value-type="float" office:value="9.02234020019878" calcext:value-type="float">
            <text:p>9.02234020019878</text:p>
          </table:table-cell>
          <table:table-cell table:formula="of:=[.H913]*[.H913]" office:value-type="float" office:value="3.2680969134426" calcext:value-type="float">
            <text:p>3.2680969134426</text:p>
          </table:table-cell>
          <table:table-cell table:number-columns-repeated="6"/>
        </table:table-row>
        <table:table-row table:style-name="ro1">
          <table:table-cell office:value-type="float" office:value="174803462" calcext:value-type="float">
            <text:p>174803462</text:p>
          </table:table-cell>
          <table:table-cell office:value-type="float" office:value="17" calcext:value-type="float">
            <text:p>17</text:p>
          </table:table-cell>
          <table:table-cell office:value-type="float" office:value="2592" calcext:value-type="float">
            <text:p>2592</text:p>
          </table:table-cell>
          <table:table-cell/>
          <table:table-cell table:formula="of:=[.B914]" office:value-type="float" office:value="17" calcext:value-type="float">
            <text:p>17</text:p>
          </table:table-cell>
          <table:table-cell table:formula="of:=LOG([.A914]*[.$Q$1])" office:value-type="float" office:value="4.24255002962909" calcext:value-type="float">
            <text:p>4.24255002962909</text:p>
          </table:table-cell>
          <table:table-cell table:formula="of:=[.E914]-AVERAGE([.E$3:.E$1200])" office:value-type="float" office:value="4.99081803005008" calcext:value-type="float">
            <text:p>4.99081803005008</text:p>
          </table:table-cell>
          <table:table-cell table:formula="of:=[.F914]-AVERAGE([.F$3:.F$1200])" office:value-type="float" office:value="1.77667733346001" calcext:value-type="float">
            <text:p>1.77667733346001</text:p>
          </table:table-cell>
          <table:table-cell table:formula="of:=[.G914]*[.G914]" office:value-type="float" office:value="24.908264609073" calcext:value-type="float">
            <text:p>24.908264609073</text:p>
          </table:table-cell>
          <table:table-cell table:formula="of:=[.G914]*[.H914]" office:value-type="float" office:value="8.86707326941352" calcext:value-type="float">
            <text:p>8.86707326941352</text:p>
          </table:table-cell>
          <table:table-cell table:formula="of:=[.H914]*[.H914]" office:value-type="float" office:value="3.15658234723057" calcext:value-type="float">
            <text:p>3.15658234723057</text:p>
          </table:table-cell>
          <table:table-cell table:number-columns-repeated="6"/>
        </table:table-row>
        <table:table-row table:style-name="ro1">
          <table:table-cell office:value-type="float" office:value="16857107" calcext:value-type="float">
            <text:p>16857107</text:p>
          </table:table-cell>
          <table:table-cell office:value-type="float" office:value="15" calcext:value-type="float">
            <text:p>15</text:p>
          </table:table-cell>
          <table:table-cell office:value-type="float" office:value="2593" calcext:value-type="float">
            <text:p>2593</text:p>
          </table:table-cell>
          <table:table-cell/>
          <table:table-cell table:formula="of:=[.B915]" office:value-type="float" office:value="15" calcext:value-type="float">
            <text:p>15</text:p>
          </table:table-cell>
          <table:table-cell table:formula="of:=LOG([.A915]*[.$Q$1])" office:value-type="float" office:value="3.226783043495" calcext:value-type="float">
            <text:p>3.226783043495</text:p>
          </table:table-cell>
          <table:table-cell table:formula="of:=[.E915]-AVERAGE([.E$3:.E$1200])" office:value-type="float" office:value="2.99081803005008" calcext:value-type="float">
            <text:p>2.99081803005008</text:p>
          </table:table-cell>
          <table:table-cell table:formula="of:=[.F915]-AVERAGE([.F$3:.F$1200])" office:value-type="float" office:value="0.760910347325916" calcext:value-type="float">
            <text:p>0.760910347325916</text:p>
          </table:table-cell>
          <table:table-cell table:formula="of:=[.G915]*[.G915]" office:value-type="float" office:value="8.94499248887267" calcext:value-type="float">
            <text:p>8.94499248887267</text:p>
          </table:table-cell>
          <table:table-cell table:formula="of:=[.G915]*[.H915]" office:value-type="float" office:value="2.27574438603402" calcext:value-type="float">
            <text:p>2.27574438603402</text:p>
          </table:table-cell>
          <table:table-cell table:formula="of:=[.H915]*[.H915]" office:value-type="float" office:value="0.578984556667646" calcext:value-type="float">
            <text:p>0.578984556667646</text:p>
          </table:table-cell>
          <table:table-cell table:number-columns-repeated="6"/>
        </table:table-row>
        <table:table-row table:style-name="ro1">
          <table:table-cell office:value-type="float" office:value="100964698" calcext:value-type="float">
            <text:p>100964698</text:p>
          </table:table-cell>
          <table:table-cell office:value-type="float" office:value="17" calcext:value-type="float">
            <text:p>17</text:p>
          </table:table-cell>
          <table:table-cell office:value-type="float" office:value="2604" calcext:value-type="float">
            <text:p>2604</text:p>
          </table:table-cell>
          <table:table-cell/>
          <table:table-cell table:formula="of:=[.B916]" office:value-type="float" office:value="17" calcext:value-type="float">
            <text:p>17</text:p>
          </table:table-cell>
          <table:table-cell table:formula="of:=LOG([.A916]*[.$Q$1])" office:value-type="float" office:value="4.00416955057682" calcext:value-type="float">
            <text:p>4.00416955057682</text:p>
          </table:table-cell>
          <table:table-cell table:formula="of:=[.E916]-AVERAGE([.E$3:.E$1200])" office:value-type="float" office:value="4.99081803005008" calcext:value-type="float">
            <text:p>4.99081803005008</text:p>
          </table:table-cell>
          <table:table-cell table:formula="of:=[.F916]-AVERAGE([.F$3:.F$1200])" office:value-type="float" office:value="1.53829685440774" calcext:value-type="float">
            <text:p>1.53829685440774</text:p>
          </table:table-cell>
          <table:table-cell table:formula="of:=[.G916]*[.G916]" office:value-type="float" office:value="24.908264609073" calcext:value-type="float">
            <text:p>24.908264609073</text:p>
          </table:table-cell>
          <table:table-cell table:formula="of:=[.G916]*[.H916]" office:value-type="float" office:value="7.67735967654749" calcext:value-type="float">
            <text:p>7.67735967654749</text:p>
          </table:table-cell>
          <table:table-cell table:formula="of:=[.H916]*[.H916]" office:value-type="float" office:value="2.36635721228076" calcext:value-type="float">
            <text:p>2.36635721228076</text:p>
          </table:table-cell>
          <table:table-cell table:number-columns-repeated="6"/>
        </table:table-row>
        <table:table-row table:style-name="ro1">
          <table:table-cell office:value-type="float" office:value="14074952" calcext:value-type="float">
            <text:p>14074952</text:p>
          </table:table-cell>
          <table:table-cell office:value-type="float" office:value="13" calcext:value-type="float">
            <text:p>13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B917]" office:value-type="float" office:value="13" calcext:value-type="float">
            <text:p>13</text:p>
          </table:table-cell>
          <table:table-cell table:formula="of:=LOG([.A917]*[.$Q$1])" office:value-type="float" office:value="3.14844692244554" calcext:value-type="float">
            <text:p>3.14844692244554</text:p>
          </table:table-cell>
          <table:table-cell table:formula="of:=[.E917]-AVERAGE([.E$3:.E$1200])" office:value-type="float" office:value="0.990818030050084" calcext:value-type="float">
            <text:p>0.990818030050084</text:p>
          </table:table-cell>
          <table:table-cell table:formula="of:=[.F917]-AVERAGE([.F$3:.F$1200])" office:value-type="float" office:value="0.682574226276457" calcext:value-type="float">
            <text:p>0.682574226276457</text:p>
          </table:table-cell>
          <table:table-cell table:formula="of:=[.G917]*[.G917]" office:value-type="float" office:value="0.981720368672329" calcext:value-type="float">
            <text:p>0.981720368672329</text:p>
          </table:table-cell>
          <table:table-cell table:formula="of:=[.G917]*[.H917]" office:value-type="float" office:value="0.676306850242199" calcext:value-type="float">
            <text:p>0.676306850242199</text:p>
          </table:table-cell>
          <table:table-cell table:formula="of:=[.H917]*[.H917]" office:value-type="float" office:value="0.465907574376904" calcext:value-type="float">
            <text:p>0.465907574376904</text:p>
          </table:table-cell>
          <table:table-cell table:number-columns-repeated="6"/>
        </table:table-row>
        <table:table-row table:style-name="ro1">
          <table:table-cell office:value-type="float" office:value="14035386" calcext:value-type="float">
            <text:p>14035386</text:p>
          </table:table-cell>
          <table:table-cell office:value-type="float" office:value="14" calcext:value-type="float">
            <text:p>14</text:p>
          </table:table-cell>
          <table:table-cell office:value-type="float" office:value="2626" calcext:value-type="float">
            <text:p>2626</text:p>
          </table:table-cell>
          <table:table-cell/>
          <table:table-cell table:formula="of:=[.B918]" office:value-type="float" office:value="14" calcext:value-type="float">
            <text:p>14</text:p>
          </table:table-cell>
          <table:table-cell table:formula="of:=LOG([.A918]*[.$Q$1])" office:value-type="float" office:value="3.14722436106485" calcext:value-type="float">
            <text:p>3.14722436106485</text:p>
          </table:table-cell>
          <table:table-cell table:formula="of:=[.E918]-AVERAGE([.E$3:.E$1200])" office:value-type="float" office:value="1.99081803005008" calcext:value-type="float">
            <text:p>1.99081803005008</text:p>
          </table:table-cell>
          <table:table-cell table:formula="of:=[.F918]-AVERAGE([.F$3:.F$1200])" office:value-type="float" office:value="0.681351664895771" calcext:value-type="float">
            <text:p>0.681351664895771</text:p>
          </table:table-cell>
          <table:table-cell table:formula="of:=[.G918]*[.G918]" office:value-type="float" office:value="3.9633564287725" calcext:value-type="float">
            <text:p>3.9633564287725</text:p>
          </table:table-cell>
          <table:table-cell table:formula="of:=[.G918]*[.H918]" office:value-type="float" office:value="1.35644717927914" calcext:value-type="float">
            <text:p>1.35644717927914</text:p>
          </table:table-cell>
          <table:table-cell table:formula="of:=[.H918]*[.H918]" office:value-type="float" office:value="0.464240091256239" calcext:value-type="float">
            <text:p>0.464240091256239</text:p>
          </table:table-cell>
          <table:table-cell table:number-columns-repeated="6"/>
        </table:table-row>
        <table:table-row table:style-name="ro1">
          <table:table-cell office:value-type="float" office:value="597384949" calcext:value-type="float">
            <text:p>597384949</text:p>
          </table:table-cell>
          <table:table-cell office:value-type="float" office:value="20" calcext:value-type="float">
            <text:p>20</text:p>
          </table:table-cell>
          <table:table-cell office:value-type="float" office:value="2628" calcext:value-type="float">
            <text:p>2628</text:p>
          </table:table-cell>
          <table:table-cell/>
          <table:table-cell table:formula="of:=[.B919]" office:value-type="float" office:value="20" calcext:value-type="float">
            <text:p>20</text:p>
          </table:table-cell>
          <table:table-cell table:formula="of:=LOG([.A919]*[.$Q$1])" office:value-type="float" office:value="4.7762542764392" calcext:value-type="float">
            <text:p>4.7762542764392</text:p>
          </table:table-cell>
          <table:table-cell table:formula="of:=[.E919]-AVERAGE([.E$3:.E$1200])" office:value-type="float" office:value="7.99081803005008" calcext:value-type="float">
            <text:p>7.99081803005008</text:p>
          </table:table-cell>
          <table:table-cell table:formula="of:=[.F919]-AVERAGE([.F$3:.F$1200])" office:value-type="float" office:value="2.31038158027012" calcext:value-type="float">
            <text:p>2.31038158027012</text:p>
          </table:table-cell>
          <table:table-cell table:formula="of:=[.G919]*[.G919]" office:value-type="float" office:value="63.8531727893735" calcext:value-type="float">
            <text:p>63.8531727893735</text:p>
          </table:table-cell>
          <table:table-cell table:formula="of:=[.G919]*[.H919]" office:value-type="float" office:value="18.4618387879181" calcext:value-type="float">
            <text:p>18.4618387879181</text:p>
          </table:table-cell>
          <table:table-cell table:formula="of:=[.H919]*[.H919]" office:value-type="float" office:value="5.33786304645146" calcext:value-type="float">
            <text:p>5.33786304645146</text:p>
          </table:table-cell>
          <table:table-cell table:number-columns-repeated="6"/>
        </table:table-row>
        <table:table-row table:style-name="ro1">
          <table:table-cell office:value-type="float" office:value="178260252" calcext:value-type="float">
            <text:p>178260252</text:p>
          </table:table-cell>
          <table:table-cell office:value-type="float" office:value="21" calcext:value-type="float">
            <text:p>2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B920]" office:value-type="float" office:value="21" calcext:value-type="float">
            <text:p>21</text:p>
          </table:table-cell>
          <table:table-cell table:formula="of:=LOG([.A920]*[.$Q$1])" office:value-type="float" office:value="4.25105451613397" calcext:value-type="float">
            <text:p>4.25105451613397</text:p>
          </table:table-cell>
          <table:table-cell table:formula="of:=[.E920]-AVERAGE([.E$3:.E$1200])" office:value-type="float" office:value="8.99081803005008" calcext:value-type="float">
            <text:p>8.99081803005008</text:p>
          </table:table-cell>
          <table:table-cell table:formula="of:=[.F920]-AVERAGE([.F$3:.F$1200])" office:value-type="float" office:value="1.78518181996489" calcext:value-type="float">
            <text:p>1.78518181996489</text:p>
          </table:table-cell>
          <table:table-cell table:formula="of:=[.G920]*[.G920]" office:value-type="float" office:value="80.8348088494737" calcext:value-type="float">
            <text:p>80.8348088494737</text:p>
          </table:table-cell>
          <table:table-cell table:formula="of:=[.G920]*[.H920]" office:value-type="float" office:value="16.050244893858" calcext:value-type="float">
            <text:p>16.050244893858</text:p>
          </table:table-cell>
          <table:table-cell table:formula="of:=[.H920]*[.H920]" office:value-type="float" office:value="3.18687413033315" calcext:value-type="float">
            <text:p>3.18687413033315</text:p>
          </table:table-cell>
          <table:table-cell table:number-columns-repeated="6"/>
        </table:table-row>
        <table:table-row table:style-name="ro1">
          <table:table-cell office:value-type="float" office:value="24468314" calcext:value-type="float">
            <text:p>24468314</text:p>
          </table:table-cell>
          <table:table-cell office:value-type="float" office:value="14" calcext:value-type="float">
            <text:p>14</text:p>
          </table:table-cell>
          <table:table-cell office:value-type="float" office:value="2642" calcext:value-type="float">
            <text:p>2642</text:p>
          </table:table-cell>
          <table:table-cell/>
          <table:table-cell table:formula="of:=[.B921]" office:value-type="float" office:value="14" calcext:value-type="float">
            <text:p>14</text:p>
          </table:table-cell>
          <table:table-cell table:formula="of:=LOG([.A921]*[.$Q$1])" office:value-type="float" office:value="3.38860404512936" calcext:value-type="float">
            <text:p>3.38860404512936</text:p>
          </table:table-cell>
          <table:table-cell table:formula="of:=[.E921]-AVERAGE([.E$3:.E$1200])" office:value-type="float" office:value="1.99081803005008" calcext:value-type="float">
            <text:p>1.99081803005008</text:p>
          </table:table-cell>
          <table:table-cell table:formula="of:=[.F921]-AVERAGE([.F$3:.F$1200])" office:value-type="float" office:value="0.922731348960277" calcext:value-type="float">
            <text:p>0.922731348960277</text:p>
          </table:table-cell>
          <table:table-cell table:formula="of:=[.G921]*[.G921]" office:value-type="float" office:value="3.9633564287725" calcext:value-type="float">
            <text:p>3.9633564287725</text:p>
          </table:table-cell>
          <table:table-cell table:formula="of:=[.G921]*[.H921]" office:value-type="float" office:value="1.83699020640256" calcext:value-type="float">
            <text:p>1.83699020640256</text:p>
          </table:table-cell>
          <table:table-cell table:formula="of:=[.H921]*[.H921]" office:value-type="float" office:value="0.851433142354052" calcext:value-type="float">
            <text:p>0.851433142354052</text:p>
          </table:table-cell>
          <table:table-cell table:number-columns-repeated="6"/>
        </table:table-row>
        <table:table-row table:style-name="ro1">
          <table:table-cell office:value-type="float" office:value="15365369" calcext:value-type="float">
            <text:p>15365369</text:p>
          </table:table-cell>
          <table:table-cell office:value-type="float" office:value="13" calcext:value-type="float">
            <text:p>13</text:p>
          </table:table-cell>
          <table:table-cell office:value-type="float" office:value="2646" calcext:value-type="float">
            <text:p>2646</text:p>
          </table:table-cell>
          <table:table-cell/>
          <table:table-cell table:formula="of:=[.B922]" office:value-type="float" office:value="13" calcext:value-type="float">
            <text:p>13</text:p>
          </table:table-cell>
          <table:table-cell table:formula="of:=LOG([.A922]*[.$Q$1])" office:value-type="float" office:value="3.18654299431837" calcext:value-type="float">
            <text:p>3.18654299431837</text:p>
          </table:table-cell>
          <table:table-cell table:formula="of:=[.E922]-AVERAGE([.E$3:.E$1200])" office:value-type="float" office:value="0.990818030050084" calcext:value-type="float">
            <text:p>0.990818030050084</text:p>
          </table:table-cell>
          <table:table-cell table:formula="of:=[.F922]-AVERAGE([.F$3:.F$1200])" office:value-type="float" office:value="0.720670298149287" calcext:value-type="float">
            <text:p>0.720670298149287</text:p>
          </table:table-cell>
          <table:table-cell table:formula="of:=[.G922]*[.G922]" office:value-type="float" office:value="0.981720368672329" calcext:value-type="float">
            <text:p>0.981720368672329</text:p>
          </table:table-cell>
          <table:table-cell table:formula="of:=[.G922]*[.H922]" office:value-type="float" office:value="0.714053125127884" calcext:value-type="float">
            <text:p>0.714053125127884</text:p>
          </table:table-cell>
          <table:table-cell table:formula="of:=[.H922]*[.H922]" office:value-type="float" office:value="0.519365678634583" calcext:value-type="float">
            <text:p>0.519365678634583</text:p>
          </table:table-cell>
          <table:table-cell table:number-columns-repeated="6"/>
        </table:table-row>
        <table:table-row table:style-name="ro1">
          <table:table-cell office:value-type="float" office:value="36885151" calcext:value-type="float">
            <text:p>36885151</text:p>
          </table:table-cell>
          <table:table-cell office:value-type="float" office:value="15" calcext:value-type="float">
            <text:p>15</text:p>
          </table:table-cell>
          <table:table-cell office:value-type="float" office:value="2673" calcext:value-type="float">
            <text:p>2673</text:p>
          </table:table-cell>
          <table:table-cell/>
          <table:table-cell table:formula="of:=[.B923]" office:value-type="float" office:value="15" calcext:value-type="float">
            <text:p>15</text:p>
          </table:table-cell>
          <table:table-cell table:formula="of:=LOG([.A923]*[.$Q$1])" office:value-type="float" office:value="3.56685156570771" calcext:value-type="float">
            <text:p>3.56685156570771</text:p>
          </table:table-cell>
          <table:table-cell table:formula="of:=[.E923]-AVERAGE([.E$3:.E$1200])" office:value-type="float" office:value="2.99081803005008" calcext:value-type="float">
            <text:p>2.99081803005008</text:p>
          </table:table-cell>
          <table:table-cell table:formula="of:=[.F923]-AVERAGE([.F$3:.F$1200])" office:value-type="float" office:value="1.10097886953863" calcext:value-type="float">
            <text:p>1.10097886953863</text:p>
          </table:table-cell>
          <table:table-cell table:formula="of:=[.G923]*[.G923]" office:value-type="float" office:value="8.94499248887267" calcext:value-type="float">
            <text:p>8.94499248887267</text:p>
          </table:table-cell>
          <table:table-cell table:formula="of:=[.G923]*[.H923]" office:value-type="float" office:value="3.29282745372029" calcext:value-type="float">
            <text:p>3.29282745372029</text:p>
          </table:table-cell>
          <table:table-cell table:formula="of:=[.H923]*[.H923]" office:value-type="float" office:value="1.21215447117056" calcext:value-type="float">
            <text:p>1.21215447117056</text:p>
          </table:table-cell>
          <table:table-cell table:number-columns-repeated="6"/>
        </table:table-row>
        <table:table-row table:style-name="ro1">
          <table:table-cell office:value-type="float" office:value="59675413" calcext:value-type="float">
            <text:p>59675413</text:p>
          </table:table-cell>
          <table:table-cell office:value-type="float" office:value="17" calcext:value-type="float">
            <text:p>17</text:p>
          </table:table-cell>
          <table:table-cell office:value-type="float" office:value="2677" calcext:value-type="float">
            <text:p>2677</text:p>
          </table:table-cell>
          <table:table-cell/>
          <table:table-cell table:formula="of:=[.B924]" office:value-type="float" office:value="17" calcext:value-type="float">
            <text:p>17</text:p>
          </table:table-cell>
          <table:table-cell table:formula="of:=LOG([.A924]*[.$Q$1])" office:value-type="float" office:value="3.77579543334281" calcext:value-type="float">
            <text:p>3.77579543334281</text:p>
          </table:table-cell>
          <table:table-cell table:formula="of:=[.E924]-AVERAGE([.E$3:.E$1200])" office:value-type="float" office:value="4.99081803005008" calcext:value-type="float">
            <text:p>4.99081803005008</text:p>
          </table:table-cell>
          <table:table-cell table:formula="of:=[.F924]-AVERAGE([.F$3:.F$1200])" office:value-type="float" office:value="1.30992273717373" calcext:value-type="float">
            <text:p>1.30992273717373</text:p>
          </table:table-cell>
          <table:table-cell table:formula="of:=[.G924]*[.G924]" office:value-type="float" office:value="24.908264609073" calcext:value-type="float">
            <text:p>24.908264609073</text:p>
          </table:table-cell>
          <table:table-cell table:formula="of:=[.G924]*[.H924]" office:value-type="float" office:value="6.53758601465921" calcext:value-type="float">
            <text:p>6.53758601465921</text:p>
          </table:table-cell>
          <table:table-cell table:formula="of:=[.H924]*[.H924]" office:value-type="float" office:value="1.71589757736472" calcext:value-type="float">
            <text:p>1.71589757736472</text:p>
          </table:table-cell>
          <table:table-cell table:number-columns-repeated="6"/>
        </table:table-row>
        <table:table-row table:style-name="ro1">
          <table:table-cell office:value-type="float" office:value="65380854" calcext:value-type="float">
            <text:p>65380854</text:p>
          </table:table-cell>
          <table:table-cell office:value-type="float" office:value="17" calcext:value-type="float">
            <text:p>17</text:p>
          </table:table-cell>
          <table:table-cell office:value-type="float" office:value="2691" calcext:value-type="float">
            <text:p>2691</text:p>
          </table:table-cell>
          <table:table-cell/>
          <table:table-cell table:formula="of:=[.B925]" office:value-type="float" office:value="17" calcext:value-type="float">
            <text:p>17</text:p>
          </table:table-cell>
          <table:table-cell table:formula="of:=LOG([.A925]*[.$Q$1])" office:value-type="float" office:value="3.8154505890046" calcext:value-type="float">
            <text:p>3.8154505890046</text:p>
          </table:table-cell>
          <table:table-cell table:formula="of:=[.E925]-AVERAGE([.E$3:.E$1200])" office:value-type="float" office:value="4.99081803005008" calcext:value-type="float">
            <text:p>4.99081803005008</text:p>
          </table:table-cell>
          <table:table-cell table:formula="of:=[.F925]-AVERAGE([.F$3:.F$1200])" office:value-type="float" office:value="1.34957789283552" calcext:value-type="float">
            <text:p>1.34957789283552</text:p>
          </table:table-cell>
          <table:table-cell table:formula="of:=[.G925]*[.G925]" office:value-type="float" office:value="24.908264609073" calcext:value-type="float">
            <text:p>24.908264609073</text:p>
          </table:table-cell>
          <table:table-cell table:formula="of:=[.G925]*[.H925]" office:value-type="float" office:value="6.73549768052052" calcext:value-type="float">
            <text:p>6.73549768052052</text:p>
          </table:table-cell>
          <table:table-cell table:formula="of:=[.H925]*[.H925]" office:value-type="float" office:value="1.82136048883037" calcext:value-type="float">
            <text:p>1.82136048883037</text:p>
          </table:table-cell>
          <table:table-cell table:number-columns-repeated="6"/>
        </table:table-row>
        <table:table-row table:style-name="ro1">
          <table:table-cell office:value-type="float" office:value="58922452" calcext:value-type="float">
            <text:p>58922452</text:p>
          </table:table-cell>
          <table:table-cell office:value-type="float" office:value="17" calcext:value-type="float">
            <text:p>17</text:p>
          </table:table-cell>
          <table:table-cell office:value-type="float" office:value="2705" calcext:value-type="float">
            <text:p>2705</text:p>
          </table:table-cell>
          <table:table-cell/>
          <table:table-cell table:formula="of:=[.B926]" office:value-type="float" office:value="17" calcext:value-type="float">
            <text:p>17</text:p>
          </table:table-cell>
          <table:table-cell table:formula="of:=LOG([.A926]*[.$Q$1])" office:value-type="float" office:value="3.77028081128519" calcext:value-type="float">
            <text:p>3.77028081128519</text:p>
          </table:table-cell>
          <table:table-cell table:formula="of:=[.E926]-AVERAGE([.E$3:.E$1200])" office:value-type="float" office:value="4.99081803005008" calcext:value-type="float">
            <text:p>4.99081803005008</text:p>
          </table:table-cell>
          <table:table-cell table:formula="of:=[.F926]-AVERAGE([.F$3:.F$1200])" office:value-type="float" office:value="1.30440811511611" calcext:value-type="float">
            <text:p>1.30440811511611</text:p>
          </table:table-cell>
          <table:table-cell table:formula="of:=[.G926]*[.G926]" office:value-type="float" office:value="24.908264609073" calcext:value-type="float">
            <text:p>24.908264609073</text:p>
          </table:table-cell>
          <table:table-cell table:formula="of:=[.G926]*[.H926]" office:value-type="float" office:value="6.51006353946513" calcext:value-type="float">
            <text:p>6.51006353946513</text:p>
          </table:table-cell>
          <table:table-cell table:formula="of:=[.H926]*[.H926]" office:value-type="float" office:value="1.70148053078077" calcext:value-type="float">
            <text:p>1.70148053078077</text:p>
          </table:table-cell>
          <table:table-cell table:number-columns-repeated="6"/>
        </table:table-row>
        <table:table-row table:style-name="ro1">
          <table:table-cell office:value-type="float" office:value="23208055" calcext:value-type="float">
            <text:p>23208055</text:p>
          </table:table-cell>
          <table:table-cell office:value-type="float" office:value="18" calcext:value-type="float">
            <text:p>18</text:p>
          </table:table-cell>
          <table:table-cell office:value-type="float" office:value="2709" calcext:value-type="float">
            <text:p>2709</text:p>
          </table:table-cell>
          <table:table-cell/>
          <table:table-cell table:formula="of:=[.B927]" office:value-type="float" office:value="18" calcext:value-type="float">
            <text:p>18</text:p>
          </table:table-cell>
          <table:table-cell table:formula="of:=LOG([.A927]*[.$Q$1])" office:value-type="float" office:value="3.36563874501592" calcext:value-type="float">
            <text:p>3.36563874501592</text:p>
          </table:table-cell>
          <table:table-cell table:formula="of:=[.E927]-AVERAGE([.E$3:.E$1200])" office:value-type="float" office:value="5.99081803005008" calcext:value-type="float">
            <text:p>5.99081803005008</text:p>
          </table:table-cell>
          <table:table-cell table:formula="of:=[.F927]-AVERAGE([.F$3:.F$1200])" office:value-type="float" office:value="0.899766048846838" calcext:value-type="float">
            <text:p>0.899766048846838</text:p>
          </table:table-cell>
          <table:table-cell table:formula="of:=[.G927]*[.G927]" office:value-type="float" office:value="35.8899006691732" calcext:value-type="float">
            <text:p>35.8899006691732</text:p>
          </table:table-cell>
          <table:table-cell table:formula="of:=[.G927]*[.H927]" office:value-type="float" office:value="5.39033466825856" calcext:value-type="float">
            <text:p>5.39033466825856</text:p>
          </table:table-cell>
          <table:table-cell table:formula="of:=[.H927]*[.H927]" office:value-type="float" office:value="0.809578942657451" calcext:value-type="float">
            <text:p>0.809578942657451</text:p>
          </table:table-cell>
          <table:table-cell table:number-columns-repeated="6"/>
        </table:table-row>
        <table:table-row table:style-name="ro1">
          <table:table-cell office:value-type="float" office:value="4870405" calcext:value-type="float">
            <text:p>4870405</text:p>
          </table:table-cell>
          <table:table-cell office:value-type="float" office:value="11" calcext:value-type="float">
            <text:p>11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[.B928]" office:value-type="float" office:value="11" calcext:value-type="float">
            <text:p>11</text:p>
          </table:table-cell>
          <table:table-cell table:formula="of:=LOG([.A928]*[.$Q$1])" office:value-type="float" office:value="2.68756507660517" calcext:value-type="float">
            <text:p>2.68756507660517</text:p>
          </table:table-cell>
          <table:table-cell table:formula="of:=[.E928]-AVERAGE([.E$3:.E$1200])" office:value-type="float" office:value="-1.00918196994992" calcext:value-type="float">
            <text:p>-1.00918196994992</text:p>
          </table:table-cell>
          <table:table-cell table:formula="of:=[.F928]-AVERAGE([.F$3:.F$1200])" office:value-type="float" office:value="0.221692380436088" calcext:value-type="float">
            <text:p>0.221692380436088</text:p>
          </table:table-cell>
          <table:table-cell table:formula="of:=[.G928]*[.G928]" office:value-type="float" office:value="1.01844824847199" calcext:value-type="float">
            <text:p>1.01844824847199</text:p>
          </table:table-cell>
          <table:table-cell table:formula="of:=[.G928]*[.H928]" office:value-type="float" office:value="-0.223727953211378" calcext:value-type="float">
            <text:p>-0.223727953211378</text:p>
          </table:table-cell>
          <table:table-cell table:formula="of:=[.H928]*[.H928]" office:value-type="float" office:value="0.0491475115434194" calcext:value-type="float">
            <text:p>0.049147511543419</text:p>
          </table:table-cell>
          <table:table-cell table:number-columns-repeated="6"/>
        </table:table-row>
        <table:table-row table:style-name="ro1">
          <table:table-cell office:value-type="float" office:value="100509907" calcext:value-type="float">
            <text:p>100509907</text:p>
          </table:table-cell>
          <table:table-cell office:value-type="float" office:value="16" calcext:value-type="float">
            <text:p>16</text:p>
          </table:table-cell>
          <table:table-cell office:value-type="float" office:value="2733" calcext:value-type="float">
            <text:p>2733</text:p>
          </table:table-cell>
          <table:table-cell/>
          <table:table-cell table:formula="of:=[.B929]" office:value-type="float" office:value="16" calcext:value-type="float">
            <text:p>16</text:p>
          </table:table-cell>
          <table:table-cell table:formula="of:=LOG([.A929]*[.$Q$1])" office:value-type="float" office:value="4.00220887114337" calcext:value-type="float">
            <text:p>4.00220887114337</text:p>
          </table:table-cell>
          <table:table-cell table:formula="of:=[.E929]-AVERAGE([.E$3:.E$1200])" office:value-type="float" office:value="3.99081803005008" calcext:value-type="float">
            <text:p>3.99081803005008</text:p>
          </table:table-cell>
          <table:table-cell table:formula="of:=[.F929]-AVERAGE([.F$3:.F$1200])" office:value-type="float" office:value="1.53633617497429" calcext:value-type="float">
            <text:p>1.53633617497429</text:p>
          </table:table-cell>
          <table:table-cell table:formula="of:=[.G929]*[.G929]" office:value-type="float" office:value="15.9266285489728" calcext:value-type="float">
            <text:p>15.9266285489728</text:p>
          </table:table-cell>
          <table:table-cell table:formula="of:=[.G929]*[.H929]" office:value-type="float" office:value="6.13123810730556" calcext:value-type="float">
            <text:p>6.13123810730556</text:p>
          </table:table-cell>
          <table:table-cell table:formula="of:=[.H929]*[.H929]" office:value-type="float" office:value="2.36032884253462" calcext:value-type="float">
            <text:p>2.36032884253462</text:p>
          </table:table-cell>
          <table:table-cell table:number-columns-repeated="6"/>
        </table:table-row>
        <table:table-row table:style-name="ro1">
          <table:table-cell office:value-type="float" office:value="20268689" calcext:value-type="float">
            <text:p>20268689</text:p>
          </table:table-cell>
          <table:table-cell office:value-type="float" office:value="15" calcext:value-type="float">
            <text:p>15</text:p>
          </table:table-cell>
          <table:table-cell office:value-type="float" office:value="2738" calcext:value-type="float">
            <text:p>2738</text:p>
          </table:table-cell>
          <table:table-cell/>
          <table:table-cell table:formula="of:=[.B930]" office:value-type="float" office:value="15" calcext:value-type="float">
            <text:p>15</text:p>
          </table:table-cell>
          <table:table-cell table:formula="of:=LOG([.A930]*[.$Q$1])" office:value-type="float" office:value="3.30682565898019" calcext:value-type="float">
            <text:p>3.30682565898019</text:p>
          </table:table-cell>
          <table:table-cell table:formula="of:=[.E930]-AVERAGE([.E$3:.E$1200])" office:value-type="float" office:value="2.99081803005008" calcext:value-type="float">
            <text:p>2.99081803005008</text:p>
          </table:table-cell>
          <table:table-cell table:formula="of:=[.F930]-AVERAGE([.F$3:.F$1200])" office:value-type="float" office:value="0.840952962811112" calcext:value-type="float">
            <text:p>0.840952962811112</text:p>
          </table:table-cell>
          <table:table-cell table:formula="of:=[.G930]*[.G930]" office:value-type="float" office:value="8.94499248887267" calcext:value-type="float">
            <text:p>8.94499248887267</text:p>
          </table:table-cell>
          <table:table-cell table:formula="of:=[.G930]*[.H930]" office:value-type="float" office:value="2.51513728359951" calcext:value-type="float">
            <text:p>2.51513728359951</text:p>
          </table:table-cell>
          <table:table-cell table:formula="of:=[.H930]*[.H930]" office:value-type="float" office:value="0.707201885660787" calcext:value-type="float">
            <text:p>0.707201885660787</text:p>
          </table:table-cell>
          <table:table-cell table:number-columns-repeated="6"/>
        </table:table-row>
        <table:table-row table:style-name="ro1">
          <table:table-cell office:value-type="float" office:value="62089927" calcext:value-type="float">
            <text:p>62089927</text:p>
          </table:table-cell>
          <table:table-cell office:value-type="float" office:value="15" calcext:value-type="float">
            <text:p>15</text:p>
          </table:table-cell>
          <table:table-cell office:value-type="float" office:value="2755" calcext:value-type="float">
            <text:p>2755</text:p>
          </table:table-cell>
          <table:table-cell/>
          <table:table-cell table:formula="of:=[.B931]" office:value-type="float" office:value="15" calcext:value-type="float">
            <text:p>15</text:p>
          </table:table-cell>
          <table:table-cell table:formula="of:=LOG([.A931]*[.$Q$1])" office:value-type="float" office:value="3.79302114924016" calcext:value-type="float">
            <text:p>3.79302114924016</text:p>
          </table:table-cell>
          <table:table-cell table:formula="of:=[.E931]-AVERAGE([.E$3:.E$1200])" office:value-type="float" office:value="2.99081803005008" calcext:value-type="float">
            <text:p>2.99081803005008</text:p>
          </table:table-cell>
          <table:table-cell table:formula="of:=[.F931]-AVERAGE([.F$3:.F$1200])" office:value-type="float" office:value="1.32714845307107" calcext:value-type="float">
            <text:p>1.32714845307107</text:p>
          </table:table-cell>
          <table:table-cell table:formula="of:=[.G931]*[.G931]" office:value-type="float" office:value="8.94499248887267" calcext:value-type="float">
            <text:p>8.94499248887267</text:p>
          </table:table-cell>
          <table:table-cell table:formula="of:=[.G931]*[.H931]" office:value-type="float" office:value="3.96925952199805" calcext:value-type="float">
            <text:p>3.96925952199805</text:p>
          </table:table-cell>
          <table:table-cell table:formula="of:=[.H931]*[.H931]" office:value-type="float" office:value="1.76132301648895" calcext:value-type="float">
            <text:p>1.76132301648895</text:p>
          </table:table-cell>
          <table:table-cell table:number-columns-repeated="6"/>
        </table:table-row>
        <table:table-row table:style-name="ro1">
          <table:table-cell office:value-type="float" office:value="22384553" calcext:value-type="float">
            <text:p>22384553</text:p>
          </table:table-cell>
          <table:table-cell office:value-type="float" office:value="15" calcext:value-type="float">
            <text:p>15</text:p>
          </table:table-cell>
          <table:table-cell office:value-type="float" office:value="2777" calcext:value-type="float">
            <text:p>2777</text:p>
          </table:table-cell>
          <table:table-cell/>
          <table:table-cell table:formula="of:=[.B932]" office:value-type="float" office:value="15" calcext:value-type="float">
            <text:p>15</text:p>
          </table:table-cell>
          <table:table-cell table:formula="of:=LOG([.A932]*[.$Q$1])" office:value-type="float" office:value="3.34994842632403" calcext:value-type="float">
            <text:p>3.34994842632403</text:p>
          </table:table-cell>
          <table:table-cell table:formula="of:=[.E932]-AVERAGE([.E$3:.E$1200])" office:value-type="float" office:value="2.99081803005008" calcext:value-type="float">
            <text:p>2.99081803005008</text:p>
          </table:table-cell>
          <table:table-cell table:formula="of:=[.F932]-AVERAGE([.F$3:.F$1200])" office:value-type="float" office:value="0.884075730154953" calcext:value-type="float">
            <text:p>0.884075730154953</text:p>
          </table:table-cell>
          <table:table-cell table:formula="of:=[.G932]*[.G932]" office:value-type="float" office:value="8.94499248887267" calcext:value-type="float">
            <text:p>8.94499248887267</text:p>
          </table:table-cell>
          <table:table-cell table:formula="of:=[.G932]*[.H932]" office:value-type="float" office:value="2.64410963367713" calcext:value-type="float">
            <text:p>2.64410963367713</text:p>
          </table:table-cell>
          <table:table-cell table:formula="of:=[.H932]*[.H932]" office:value-type="float" office:value="0.781589896649013" calcext:value-type="float">
            <text:p>0.781589896649013</text:p>
          </table:table-cell>
          <table:table-cell table:number-columns-repeated="6"/>
        </table:table-row>
        <table:table-row table:style-name="ro1">
          <table:table-cell office:value-type="float" office:value="20068122" calcext:value-type="float">
            <text:p>20068122</text:p>
          </table:table-cell>
          <table:table-cell office:value-type="float" office:value="15" calcext:value-type="float">
            <text:p>15</text:p>
          </table:table-cell>
          <table:table-cell office:value-type="float" office:value="2780" calcext:value-type="float">
            <text:p>2780</text:p>
          </table:table-cell>
          <table:table-cell/>
          <table:table-cell table:formula="of:=[.B933]" office:value-type="float" office:value="15" calcext:value-type="float">
            <text:p>15</text:p>
          </table:table-cell>
          <table:table-cell table:formula="of:=LOG([.A933]*[.$Q$1])" office:value-type="float" office:value="3.30250673256728" calcext:value-type="float">
            <text:p>3.30250673256728</text:p>
          </table:table-cell>
          <table:table-cell table:formula="of:=[.E933]-AVERAGE([.E$3:.E$1200])" office:value-type="float" office:value="2.99081803005008" calcext:value-type="float">
            <text:p>2.99081803005008</text:p>
          </table:table-cell>
          <table:table-cell table:formula="of:=[.F933]-AVERAGE([.F$3:.F$1200])" office:value-type="float" office:value="0.8366340363982" calcext:value-type="float">
            <text:p>0.8366340363982</text:p>
          </table:table-cell>
          <table:table-cell table:formula="of:=[.G933]*[.G933]" office:value-type="float" office:value="8.94499248887267" calcext:value-type="float">
            <text:p>8.94499248887267</text:p>
          </table:table-cell>
          <table:table-cell table:formula="of:=[.G933]*[.H933]" office:value-type="float" office:value="2.50222016061332" calcext:value-type="float">
            <text:p>2.50222016061332</text:p>
          </table:table-cell>
          <table:table-cell table:formula="of:=[.H933]*[.H933]" office:value-type="float" office:value="0.699956510859946" calcext:value-type="float">
            <text:p>0.699956510859946</text:p>
          </table:table-cell>
          <table:table-cell table:number-columns-repeated="6"/>
        </table:table-row>
        <table:table-row table:style-name="ro1">
          <table:table-cell office:value-type="float" office:value="54166327" calcext:value-type="float">
            <text:p>54166327</text:p>
          </table:table-cell>
          <table:table-cell office:value-type="float" office:value="15" calcext:value-type="float">
            <text:p>15</text:p>
          </table:table-cell>
          <table:table-cell office:value-type="float" office:value="2785" calcext:value-type="float">
            <text:p>2785</text:p>
          </table:table-cell>
          <table:table-cell/>
          <table:table-cell table:formula="of:=[.B934]" office:value-type="float" office:value="15" calcext:value-type="float">
            <text:p>15</text:p>
          </table:table-cell>
          <table:table-cell table:formula="of:=LOG([.A934]*[.$Q$1])" office:value-type="float" office:value="3.73372938722622" calcext:value-type="float">
            <text:p>3.73372938722622</text:p>
          </table:table-cell>
          <table:table-cell table:formula="of:=[.E934]-AVERAGE([.E$3:.E$1200])" office:value-type="float" office:value="2.99081803005008" calcext:value-type="float">
            <text:p>2.99081803005008</text:p>
          </table:table-cell>
          <table:table-cell table:formula="of:=[.F934]-AVERAGE([.F$3:.F$1200])" office:value-type="float" office:value="1.26785669105714" calcext:value-type="float">
            <text:p>1.26785669105714</text:p>
          </table:table-cell>
          <table:table-cell table:formula="of:=[.G934]*[.G934]" office:value-type="float" office:value="8.94499248887267" calcext:value-type="float">
            <text:p>8.94499248887267</text:p>
          </table:table-cell>
          <table:table-cell table:formula="of:=[.G934]*[.H934]" office:value-type="float" office:value="3.79192865113332" calcext:value-type="float">
            <text:p>3.79192865113332</text:p>
          </table:table-cell>
          <table:table-cell table:formula="of:=[.H934]*[.H934]" office:value-type="float" office:value="1.60746058905835" calcext:value-type="float">
            <text:p>1.60746058905835</text:p>
          </table:table-cell>
          <table:table-cell table:number-columns-repeated="6"/>
        </table:table-row>
        <table:table-row table:style-name="ro1">
          <table:table-cell office:value-type="float" office:value="70330263" calcext:value-type="float">
            <text:p>70330263</text:p>
          </table:table-cell>
          <table:table-cell office:value-type="float" office:value="17" calcext:value-type="float">
            <text:p>17</text:p>
          </table:table-cell>
          <table:table-cell office:value-type="float" office:value="2807" calcext:value-type="float">
            <text:p>2807</text:p>
          </table:table-cell>
          <table:table-cell/>
          <table:table-cell table:formula="of:=[.B935]" office:value-type="float" office:value="17" calcext:value-type="float">
            <text:p>17</text:p>
          </table:table-cell>
          <table:table-cell table:formula="of:=LOG([.A935]*[.$Q$1])" office:value-type="float" office:value="3.84714224146054" calcext:value-type="float">
            <text:p>3.84714224146054</text:p>
          </table:table-cell>
          <table:table-cell table:formula="of:=[.E935]-AVERAGE([.E$3:.E$1200])" office:value-type="float" office:value="4.99081803005008" calcext:value-type="float">
            <text:p>4.99081803005008</text:p>
          </table:table-cell>
          <table:table-cell table:formula="of:=[.F935]-AVERAGE([.F$3:.F$1200])" office:value-type="float" office:value="1.38126954529146" calcext:value-type="float">
            <text:p>1.38126954529146</text:p>
          </table:table-cell>
          <table:table-cell table:formula="of:=[.G935]*[.G935]" office:value-type="float" office:value="24.908264609073" calcext:value-type="float">
            <text:p>24.908264609073</text:p>
          </table:table-cell>
          <table:table-cell table:formula="of:=[.G935]*[.H935]" office:value-type="float" office:value="6.89366495099971" calcext:value-type="float">
            <text:p>6.89366495099971</text:p>
          </table:table-cell>
          <table:table-cell table:formula="of:=[.H935]*[.H935]" office:value-type="float" office:value="1.90790555674968" calcext:value-type="float">
            <text:p>1.90790555674968</text:p>
          </table:table-cell>
          <table:table-cell table:number-columns-repeated="6"/>
        </table:table-row>
        <table:table-row table:style-name="ro1">
          <table:table-cell office:value-type="float" office:value="11415557" calcext:value-type="float">
            <text:p>11415557</text:p>
          </table:table-cell>
          <table:table-cell office:value-type="float" office:value="12" calcext:value-type="float">
            <text:p>12</text:p>
          </table:table-cell>
          <table:table-cell office:value-type="float" office:value="2809" calcext:value-type="float">
            <text:p>2809</text:p>
          </table:table-cell>
          <table:table-cell/>
          <table:table-cell table:formula="of:=[.B936]" office:value-type="float" office:value="12" calcext:value-type="float">
            <text:p>12</text:p>
          </table:table-cell>
          <table:table-cell table:formula="of:=LOG([.A936]*[.$Q$1])" office:value-type="float" office:value="3.05749710690157" calcext:value-type="float">
            <text:p>3.05749710690157</text:p>
          </table:table-cell>
          <table:table-cell table:formula="of:=[.E936]-AVERAGE([.E$3:.E$1200])" office:value-type="float" office:value="-0.00918196994991583" calcext:value-type="float">
            <text:p>-0.009181969949916</text:p>
          </table:table-cell>
          <table:table-cell table:formula="of:=[.F936]-AVERAGE([.F$3:.F$1200])" office:value-type="float" office:value="0.591624410732491" calcext:value-type="float">
            <text:p>0.591624410732491</text:p>
          </table:table-cell>
          <table:table-cell table:formula="of:=[.G936]*[.G936]" office:value-type="float" office:value="0.0000843085721611572" calcext:value-type="float">
            <text:p>8.43085721611572E-05</text:p>
          </table:table-cell>
          <table:table-cell table:formula="of:=[.G936]*[.H936]" office:value-type="float" office:value="-0.00543227756098239" calcext:value-type="float">
            <text:p>-0.005432277560982</text:p>
          </table:table-cell>
          <table:table-cell table:formula="of:=[.H936]*[.H936]" office:value-type="float" office:value="0.350019443374567" calcext:value-type="float">
            <text:p>0.350019443374567</text:p>
          </table:table-cell>
          <table:table-cell table:number-columns-repeated="6"/>
        </table:table-row>
        <table:table-row table:style-name="ro1">
          <table:table-cell office:value-type="float" office:value="11996509" calcext:value-type="float">
            <text:p>11996509</text:p>
          </table:table-cell>
          <table:table-cell office:value-type="float" office:value="14" calcext:value-type="float">
            <text:p>14</text:p>
          </table:table-cell>
          <table:table-cell office:value-type="float" office:value="2817" calcext:value-type="float">
            <text:p>2817</text:p>
          </table:table-cell>
          <table:table-cell/>
          <table:table-cell table:formula="of:=[.B937]" office:value-type="float" office:value="14" calcext:value-type="float">
            <text:p>14</text:p>
          </table:table-cell>
          <table:table-cell table:formula="of:=LOG([.A937]*[.$Q$1])" office:value-type="float" office:value="3.07905488416332" calcext:value-type="float">
            <text:p>3.07905488416332</text:p>
          </table:table-cell>
          <table:table-cell table:formula="of:=[.E937]-AVERAGE([.E$3:.E$1200])" office:value-type="float" office:value="1.99081803005008" calcext:value-type="float">
            <text:p>1.99081803005008</text:p>
          </table:table-cell>
          <table:table-cell table:formula="of:=[.F937]-AVERAGE([.F$3:.F$1200])" office:value-type="float" office:value="0.613182187994236" calcext:value-type="float">
            <text:p>0.613182187994236</text:p>
          </table:table-cell>
          <table:table-cell table:formula="of:=[.G937]*[.G937]" office:value-type="float" office:value="3.9633564287725" calcext:value-type="float">
            <text:p>3.9633564287725</text:p>
          </table:table-cell>
          <table:table-cell table:formula="of:=[.G937]*[.H937]" office:value-type="float" office:value="1.22073415556449" calcext:value-type="float">
            <text:p>1.22073415556449</text:p>
          </table:table-cell>
          <table:table-cell table:formula="of:=[.H937]*[.H937]" office:value-type="float" office:value="0.375992395673399" calcext:value-type="float">
            <text:p>0.375992395673399</text:p>
          </table:table-cell>
          <table:table-cell table:number-columns-repeated="6"/>
        </table:table-row>
        <table:table-row table:style-name="ro1">
          <table:table-cell office:value-type="float" office:value="29704998" calcext:value-type="float">
            <text:p>29704998</text:p>
          </table:table-cell>
          <table:table-cell office:value-type="float" office:value="16" calcext:value-type="float">
            <text:p>16</text:p>
          </table:table-cell>
          <table:table-cell office:value-type="float" office:value="2825" calcext:value-type="float">
            <text:p>2825</text:p>
          </table:table-cell>
          <table:table-cell/>
          <table:table-cell table:formula="of:=[.B938]" office:value-type="float" office:value="16" calcext:value-type="float">
            <text:p>16</text:p>
          </table:table-cell>
          <table:table-cell table:formula="of:=LOG([.A938]*[.$Q$1])" office:value-type="float" office:value="3.47282952747221" calcext:value-type="float">
            <text:p>3.47282952747221</text:p>
          </table:table-cell>
          <table:table-cell table:formula="of:=[.E938]-AVERAGE([.E$3:.E$1200])" office:value-type="float" office:value="3.99081803005008" calcext:value-type="float">
            <text:p>3.99081803005008</text:p>
          </table:table-cell>
          <table:table-cell table:formula="of:=[.F938]-AVERAGE([.F$3:.F$1200])" office:value-type="float" office:value="1.00695683130313" calcext:value-type="float">
            <text:p>1.00695683130313</text:p>
          </table:table-cell>
          <table:table-cell table:formula="of:=[.G938]*[.G938]" office:value-type="float" office:value="15.9266285489728" calcext:value-type="float">
            <text:p>15.9266285489728</text:p>
          </table:table-cell>
          <table:table-cell table:formula="of:=[.G938]*[.H938]" office:value-type="float" office:value="4.01858147784662" calcext:value-type="float">
            <text:p>4.01858147784662</text:p>
          </table:table-cell>
          <table:table-cell table:formula="of:=[.H938]*[.H938]" office:value-type="float" office:value="1.01396206010803" calcext:value-type="float">
            <text:p>1.01396206010803</text:p>
          </table:table-cell>
          <table:table-cell table:number-columns-repeated="6"/>
        </table:table-row>
        <table:table-row table:style-name="ro1">
          <table:table-cell office:value-type="float" office:value="143159685" calcext:value-type="float">
            <text:p>143159685</text:p>
          </table:table-cell>
          <table:table-cell office:value-type="float" office:value="18" calcext:value-type="float">
            <text:p>18</text:p>
          </table:table-cell>
          <table:table-cell office:value-type="float" office:value="2858" calcext:value-type="float">
            <text:p>2858</text:p>
          </table:table-cell>
          <table:table-cell/>
          <table:table-cell table:formula="of:=[.B939]" office:value-type="float" office:value="18" calcext:value-type="float">
            <text:p>18</text:p>
          </table:table-cell>
          <table:table-cell table:formula="of:=LOG([.A939]*[.$Q$1])" office:value-type="float" office:value="4.15582073412344" calcext:value-type="float">
            <text:p>4.15582073412344</text:p>
          </table:table-cell>
          <table:table-cell table:formula="of:=[.E939]-AVERAGE([.E$3:.E$1200])" office:value-type="float" office:value="5.99081803005008" calcext:value-type="float">
            <text:p>5.99081803005008</text:p>
          </table:table-cell>
          <table:table-cell table:formula="of:=[.F939]-AVERAGE([.F$3:.F$1200])" office:value-type="float" office:value="1.68994803795436" calcext:value-type="float">
            <text:p>1.68994803795436</text:p>
          </table:table-cell>
          <table:table-cell table:formula="of:=[.G939]*[.G939]" office:value-type="float" office:value="35.8899006691732" calcext:value-type="float">
            <text:p>35.8899006691732</text:p>
          </table:table-cell>
          <table:table-cell table:formula="of:=[.G939]*[.H939]" office:value-type="float" office:value="10.1241711756247" calcext:value-type="float">
            <text:p>10.1241711756247</text:p>
          </table:table-cell>
          <table:table-cell table:formula="of:=[.H939]*[.H939]" office:value-type="float" office:value="2.85592437098579" calcext:value-type="float">
            <text:p>2.85592437098579</text:p>
          </table:table-cell>
          <table:table-cell table:number-columns-repeated="6"/>
        </table:table-row>
        <table:table-row table:style-name="ro1">
          <table:table-cell office:value-type="float" office:value="8670822" calcext:value-type="float">
            <text:p>8670822</text:p>
          </table:table-cell>
          <table:table-cell office:value-type="float" office:value="14" calcext:value-type="float">
            <text:p>14</text:p>
          </table:table-cell>
          <table:table-cell office:value-type="float" office:value="2860" calcext:value-type="float">
            <text:p>2860</text:p>
          </table:table-cell>
          <table:table-cell/>
          <table:table-cell table:formula="of:=[.B940]" office:value-type="float" office:value="14" calcext:value-type="float">
            <text:p>14</text:p>
          </table:table-cell>
          <table:table-cell table:formula="of:=LOG([.A940]*[.$Q$1])" office:value-type="float" office:value="2.93806027084901" calcext:value-type="float">
            <text:p>2.93806027084901</text:p>
          </table:table-cell>
          <table:table-cell table:formula="of:=[.E940]-AVERAGE([.E$3:.E$1200])" office:value-type="float" office:value="1.99081803005008" calcext:value-type="float">
            <text:p>1.99081803005008</text:p>
          </table:table-cell>
          <table:table-cell table:formula="of:=[.F940]-AVERAGE([.F$3:.F$1200])" office:value-type="float" office:value="0.472187574679925" calcext:value-type="float">
            <text:p>0.472187574679925</text:p>
          </table:table-cell>
          <table:table-cell table:formula="of:=[.G940]*[.G940]" office:value-type="float" office:value="3.9633564287725" calcext:value-type="float">
            <text:p>3.9633564287725</text:p>
          </table:table-cell>
          <table:table-cell table:formula="of:=[.G940]*[.H940]" office:value-type="float" office:value="0.940039537238415" calcext:value-type="float">
            <text:p>0.940039537238415</text:p>
          </table:table-cell>
          <table:table-cell table:formula="of:=[.H940]*[.H940]" office:value-type="float" office:value="0.22296110568211" calcext:value-type="float">
            <text:p>0.22296110568211</text:p>
          </table:table-cell>
          <table:table-cell table:number-columns-repeated="6"/>
        </table:table-row>
        <table:table-row table:style-name="ro1">
          <table:table-cell office:value-type="float" office:value="11658443" calcext:value-type="float">
            <text:p>11658443</text:p>
          </table:table-cell>
          <table:table-cell office:value-type="float" office:value="17" calcext:value-type="float">
            <text:p>17</text:p>
          </table:table-cell>
          <table:table-cell office:value-type="float" office:value="2861" calcext:value-type="float">
            <text:p>2861</text:p>
          </table:table-cell>
          <table:table-cell/>
          <table:table-cell table:formula="of:=[.B941]" office:value-type="float" office:value="17" calcext:value-type="float">
            <text:p>17</text:p>
          </table:table-cell>
          <table:table-cell table:formula="of:=LOG([.A941]*[.$Q$1])" office:value-type="float" office:value="3.06664055371118" calcext:value-type="float">
            <text:p>3.06664055371118</text:p>
          </table:table-cell>
          <table:table-cell table:formula="of:=[.E941]-AVERAGE([.E$3:.E$1200])" office:value-type="float" office:value="4.99081803005008" calcext:value-type="float">
            <text:p>4.99081803005008</text:p>
          </table:table-cell>
          <table:table-cell table:formula="of:=[.F941]-AVERAGE([.F$3:.F$1200])" office:value-type="float" office:value="0.600767857542099" calcext:value-type="float">
            <text:p>0.600767857542099</text:p>
          </table:table-cell>
          <table:table-cell table:formula="of:=[.G941]*[.G941]" office:value-type="float" office:value="24.908264609073" calcext:value-type="float">
            <text:p>24.908264609073</text:p>
          </table:table-cell>
          <table:table-cell table:formula="of:=[.G941]*[.H941]" office:value-type="float" office:value="2.99832305529567" calcext:value-type="float">
            <text:p>2.99832305529567</text:p>
          </table:table-cell>
          <table:table-cell table:formula="of:=[.H941]*[.H941]" office:value-type="float" office:value="0.360922018655724" calcext:value-type="float">
            <text:p>0.360922018655724</text:p>
          </table:table-cell>
          <table:table-cell table:number-columns-repeated="6"/>
        </table:table-row>
        <table:table-row table:style-name="ro1">
          <table:table-cell office:value-type="float" office:value="16417476" calcext:value-type="float">
            <text:p>16417476</text:p>
          </table:table-cell>
          <table:table-cell office:value-type="float" office:value="16" calcext:value-type="float">
            <text:p>16</text:p>
          </table:table-cell>
          <table:table-cell office:value-type="float" office:value="2866" calcext:value-type="float">
            <text:p>2866</text:p>
          </table:table-cell>
          <table:table-cell/>
          <table:table-cell table:formula="of:=[.B942]" office:value-type="float" office:value="16" calcext:value-type="float">
            <text:p>16</text:p>
          </table:table-cell>
          <table:table-cell table:formula="of:=LOG([.A942]*[.$Q$1])" office:value-type="float" office:value="3.21530639008373" calcext:value-type="float">
            <text:p>3.21530639008373</text:p>
          </table:table-cell>
          <table:table-cell table:formula="of:=[.E942]-AVERAGE([.E$3:.E$1200])" office:value-type="float" office:value="3.99081803005008" calcext:value-type="float">
            <text:p>3.99081803005008</text:p>
          </table:table-cell>
          <table:table-cell table:formula="of:=[.F942]-AVERAGE([.F$3:.F$1200])" office:value-type="float" office:value="0.749433693914645" calcext:value-type="float">
            <text:p>0.749433693914645</text:p>
          </table:table-cell>
          <table:table-cell table:formula="of:=[.G942]*[.G942]" office:value-type="float" office:value="15.9266285489728" calcext:value-type="float">
            <text:p>15.9266285489728</text:p>
          </table:table-cell>
          <table:table-cell table:formula="of:=[.G942]*[.H942]" office:value-type="float" office:value="2.9908534980016" calcext:value-type="float">
            <text:p>2.9908534980016</text:p>
          </table:table-cell>
          <table:table-cell table:formula="of:=[.H942]*[.H942]" office:value-type="float" office:value="0.56165086157455" calcext:value-type="float">
            <text:p>0.56165086157455</text:p>
          </table:table-cell>
          <table:table-cell table:number-columns-repeated="6"/>
        </table:table-row>
        <table:table-row table:style-name="ro1">
          <table:table-cell office:value-type="float" office:value="19641760" calcext:value-type="float">
            <text:p>19641760</text:p>
          </table:table-cell>
          <table:table-cell office:value-type="float" office:value="16" calcext:value-type="float">
            <text:p>16</text:p>
          </table:table-cell>
          <table:table-cell office:value-type="float" office:value="2883" calcext:value-type="float">
            <text:p>2883</text:p>
          </table:table-cell>
          <table:table-cell/>
          <table:table-cell table:formula="of:=[.B943]" office:value-type="float" office:value="16" calcext:value-type="float">
            <text:p>16</text:p>
          </table:table-cell>
          <table:table-cell table:formula="of:=LOG([.A943]*[.$Q$1])" office:value-type="float" office:value="3.29318040015368" calcext:value-type="float">
            <text:p>3.29318040015368</text:p>
          </table:table-cell>
          <table:table-cell table:formula="of:=[.E943]-AVERAGE([.E$3:.E$1200])" office:value-type="float" office:value="3.99081803005008" calcext:value-type="float">
            <text:p>3.99081803005008</text:p>
          </table:table-cell>
          <table:table-cell table:formula="of:=[.F943]-AVERAGE([.F$3:.F$1200])" office:value-type="float" office:value="0.827307703984597" calcext:value-type="float">
            <text:p>0.827307703984597</text:p>
          </table:table-cell>
          <table:table-cell table:formula="of:=[.G943]*[.G943]" office:value-type="float" office:value="15.9266285489728" calcext:value-type="float">
            <text:p>15.9266285489728</text:p>
          </table:table-cell>
          <table:table-cell table:formula="of:=[.G943]*[.H943]" office:value-type="float" office:value="3.30163450146107" calcext:value-type="float">
            <text:p>3.30163450146107</text:p>
          </table:table-cell>
          <table:table-cell table:formula="of:=[.H943]*[.H943]" office:value-type="float" office:value="0.684438037072266" calcext:value-type="float">
            <text:p>0.684438037072266</text:p>
          </table:table-cell>
          <table:table-cell table:number-columns-repeated="6"/>
        </table:table-row>
        <table:table-row table:style-name="ro1">
          <table:table-cell office:value-type="float" office:value="28866431" calcext:value-type="float">
            <text:p>28866431</text:p>
          </table:table-cell>
          <table:table-cell office:value-type="float" office:value="14" calcext:value-type="float">
            <text:p>14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B944]" office:value-type="float" office:value="14" calcext:value-type="float">
            <text:p>14</text:p>
          </table:table-cell>
          <table:table-cell table:formula="of:=LOG([.A944]*[.$Q$1])" office:value-type="float" office:value="3.4603930917151" calcext:value-type="float">
            <text:p>3.4603930917151</text:p>
          </table:table-cell>
          <table:table-cell table:formula="of:=[.E944]-AVERAGE([.E$3:.E$1200])" office:value-type="float" office:value="1.99081803005008" calcext:value-type="float">
            <text:p>1.99081803005008</text:p>
          </table:table-cell>
          <table:table-cell table:formula="of:=[.F944]-AVERAGE([.F$3:.F$1200])" office:value-type="float" office:value="0.994520395546016" calcext:value-type="float">
            <text:p>0.994520395546016</text:p>
          </table:table-cell>
          <table:table-cell table:formula="of:=[.G944]*[.G944]" office:value-type="float" office:value="3.9633564287725" calcext:value-type="float">
            <text:p>3.9633564287725</text:p>
          </table:table-cell>
          <table:table-cell table:formula="of:=[.G944]*[.H944]" office:value-type="float" office:value="1.97990913470555" calcext:value-type="float">
            <text:p>1.97990913470555</text:p>
          </table:table-cell>
          <table:table-cell table:formula="of:=[.H944]*[.H944]" office:value-type="float" office:value="0.989070817157004" calcext:value-type="float">
            <text:p>0.989070817157004</text:p>
          </table:table-cell>
          <table:table-cell table:number-columns-repeated="6"/>
        </table:table-row>
        <table:table-row table:style-name="ro1">
          <table:table-cell office:value-type="float" office:value="71325983" calcext:value-type="float">
            <text:p>71325983</text:p>
          </table:table-cell>
          <table:table-cell office:value-type="float" office:value="18" calcext:value-type="float">
            <text:p>18</text:p>
          </table:table-cell>
          <table:table-cell office:value-type="float" office:value="2911" calcext:value-type="float">
            <text:p>2911</text:p>
          </table:table-cell>
          <table:table-cell/>
          <table:table-cell table:formula="of:=[.B945]" office:value-type="float" office:value="18" calcext:value-type="float">
            <text:p>18</text:p>
          </table:table-cell>
          <table:table-cell table:formula="of:=LOG([.A945]*[.$Q$1])" office:value-type="float" office:value="3.85324776572742" calcext:value-type="float">
            <text:p>3.85324776572742</text:p>
          </table:table-cell>
          <table:table-cell table:formula="of:=[.E945]-AVERAGE([.E$3:.E$1200])" office:value-type="float" office:value="5.99081803005008" calcext:value-type="float">
            <text:p>5.99081803005008</text:p>
          </table:table-cell>
          <table:table-cell table:formula="of:=[.F945]-AVERAGE([.F$3:.F$1200])" office:value-type="float" office:value="1.38737506955834" calcext:value-type="float">
            <text:p>1.38737506955834</text:p>
          </table:table-cell>
          <table:table-cell table:formula="of:=[.G945]*[.G945]" office:value-type="float" office:value="35.8899006691732" calcext:value-type="float">
            <text:p>35.8899006691732</text:p>
          </table:table-cell>
          <table:table-cell table:formula="of:=[.G945]*[.H945]" office:value-type="float" office:value="8.31151158115206" calcext:value-type="float">
            <text:p>8.31151158115206</text:p>
          </table:table-cell>
          <table:table-cell table:formula="of:=[.H945]*[.H945]" office:value-type="float" office:value="1.924809583632" calcext:value-type="float">
            <text:p>1.924809583632</text:p>
          </table:table-cell>
          <table:table-cell table:number-columns-repeated="6"/>
        </table:table-row>
        <table:table-row table:style-name="ro1">
          <table:table-cell office:value-type="float" office:value="74673563" calcext:value-type="float">
            <text:p>74673563</text:p>
          </table:table-cell>
          <table:table-cell office:value-type="float" office:value="15" calcext:value-type="float">
            <text:p>15</text:p>
          </table:table-cell>
          <table:table-cell office:value-type="float" office:value="2916" calcext:value-type="float">
            <text:p>2916</text:p>
          </table:table-cell>
          <table:table-cell/>
          <table:table-cell table:formula="of:=[.B946]" office:value-type="float" office:value="15" calcext:value-type="float">
            <text:p>15</text:p>
          </table:table-cell>
          <table:table-cell table:formula="of:=LOG([.A946]*[.$Q$1])" office:value-type="float" office:value="3.87316687389853" calcext:value-type="float">
            <text:p>3.87316687389853</text:p>
          </table:table-cell>
          <table:table-cell table:formula="of:=[.E946]-AVERAGE([.E$3:.E$1200])" office:value-type="float" office:value="2.99081803005008" calcext:value-type="float">
            <text:p>2.99081803005008</text:p>
          </table:table-cell>
          <table:table-cell table:formula="of:=[.F946]-AVERAGE([.F$3:.F$1200])" office:value-type="float" office:value="1.40729417772944" calcext:value-type="float">
            <text:p>1.40729417772944</text:p>
          </table:table-cell>
          <table:table-cell table:formula="of:=[.G946]*[.G946]" office:value-type="float" office:value="8.94499248887267" calcext:value-type="float">
            <text:p>8.94499248887267</text:p>
          </table:table-cell>
          <table:table-cell table:formula="of:=[.G946]*[.H946]" office:value-type="float" office:value="4.20896080033773" calcext:value-type="float">
            <text:p>4.20896080033773</text:p>
          </table:table-cell>
          <table:table-cell table:formula="of:=[.H946]*[.H946]" office:value-type="float" office:value="1.98047690267119" calcext:value-type="float">
            <text:p>1.98047690267119</text:p>
          </table:table-cell>
          <table:table-cell table:number-columns-repeated="6"/>
        </table:table-row>
        <table:table-row table:style-name="ro1">
          <table:table-cell office:value-type="float" office:value="103521883" calcext:value-type="float">
            <text:p>103521883</text:p>
          </table:table-cell>
          <table:table-cell office:value-type="float" office:value="18" calcext:value-type="float">
            <text:p>18</text:p>
          </table:table-cell>
          <table:table-cell office:value-type="float" office:value="2945" calcext:value-type="float">
            <text:p>2945</text:p>
          </table:table-cell>
          <table:table-cell/>
          <table:table-cell table:formula="of:=[.B947]" office:value-type="float" office:value="18" calcext:value-type="float">
            <text:p>18</text:p>
          </table:table-cell>
          <table:table-cell table:formula="of:=LOG([.A947]*[.$Q$1])" office:value-type="float" office:value="4.01503216294858" calcext:value-type="float">
            <text:p>4.01503216294858</text:p>
          </table:table-cell>
          <table:table-cell table:formula="of:=[.E947]-AVERAGE([.E$3:.E$1200])" office:value-type="float" office:value="5.99081803005008" calcext:value-type="float">
            <text:p>5.99081803005008</text:p>
          </table:table-cell>
          <table:table-cell table:formula="of:=[.F947]-AVERAGE([.F$3:.F$1200])" office:value-type="float" office:value="1.5491594667795" calcext:value-type="float">
            <text:p>1.5491594667795</text:p>
          </table:table-cell>
          <table:table-cell table:formula="of:=[.G947]*[.G947]" office:value-type="float" office:value="35.8899006691732" calcext:value-type="float">
            <text:p>35.8899006691732</text:p>
          </table:table-cell>
          <table:table-cell table:formula="of:=[.G947]*[.H947]" office:value-type="float" office:value="9.28073246500541" calcext:value-type="float">
            <text:p>9.28073246500541</text:p>
          </table:table-cell>
          <table:table-cell table:formula="of:=[.H947]*[.H947]" office:value-type="float" office:value="2.39989505351255" calcext:value-type="float">
            <text:p>2.39989505351255</text:p>
          </table:table-cell>
          <table:table-cell table:number-columns-repeated="6"/>
        </table:table-row>
        <table:table-row table:style-name="ro1">
          <table:table-cell office:value-type="float" office:value="51441595" calcext:value-type="float">
            <text:p>51441595</text:p>
          </table:table-cell>
          <table:table-cell office:value-type="float" office:value="19" calcext:value-type="float">
            <text:p>19</text:p>
          </table:table-cell>
          <table:table-cell office:value-type="float" office:value="2963" calcext:value-type="float">
            <text:p>2963</text:p>
          </table:table-cell>
          <table:table-cell/>
          <table:table-cell table:formula="of:=[.B948]" office:value-type="float" office:value="19" calcext:value-type="float">
            <text:p>19</text:p>
          </table:table-cell>
          <table:table-cell table:formula="of:=LOG([.A948]*[.$Q$1])" office:value-type="float" office:value="3.71131442587572" calcext:value-type="float">
            <text:p>3.71131442587572</text:p>
          </table:table-cell>
          <table:table-cell table:formula="of:=[.E948]-AVERAGE([.E$3:.E$1200])" office:value-type="float" office:value="6.99081803005008" calcext:value-type="float">
            <text:p>6.99081803005008</text:p>
          </table:table-cell>
          <table:table-cell table:formula="of:=[.F948]-AVERAGE([.F$3:.F$1200])" office:value-type="float" office:value="1.24544172970664" calcext:value-type="float">
            <text:p>1.24544172970664</text:p>
          </table:table-cell>
          <table:table-cell table:formula="of:=[.G948]*[.G948]" office:value-type="float" office:value="48.8715367292733" calcext:value-type="float">
            <text:p>48.8715367292733</text:p>
          </table:table-cell>
          <table:table-cell table:formula="of:=[.G948]*[.H948]" office:value-type="float" office:value="8.70665649940995" calcext:value-type="float">
            <text:p>8.70665649940995</text:p>
          </table:table-cell>
          <table:table-cell table:formula="of:=[.H948]*[.H948]" office:value-type="float" office:value="1.55112510209467" calcext:value-type="float">
            <text:p>1.55112510209467</text:p>
          </table:table-cell>
          <table:table-cell table:number-columns-repeated="6"/>
        </table:table-row>
        <table:table-row table:style-name="ro1">
          <table:table-cell office:value-type="float" office:value="17543870" calcext:value-type="float">
            <text:p>17543870</text:p>
          </table:table-cell>
          <table:table-cell office:value-type="float" office:value="14" calcext:value-type="float">
            <text:p>14</text:p>
          </table:table-cell>
          <table:table-cell office:value-type="float" office:value="2965" calcext:value-type="float">
            <text:p>2965</text:p>
          </table:table-cell>
          <table:table-cell/>
          <table:table-cell table:formula="of:=[.B949]" office:value-type="float" office:value="14" calcext:value-type="float">
            <text:p>14</text:p>
          </table:table-cell>
          <table:table-cell table:formula="of:=LOG([.A949]*[.$Q$1])" office:value-type="float" office:value="3.24412540056118" calcext:value-type="float">
            <text:p>3.24412540056118</text:p>
          </table:table-cell>
          <table:table-cell table:formula="of:=[.E949]-AVERAGE([.E$3:.E$1200])" office:value-type="float" office:value="1.99081803005008" calcext:value-type="float">
            <text:p>1.99081803005008</text:p>
          </table:table-cell>
          <table:table-cell table:formula="of:=[.F949]-AVERAGE([.F$3:.F$1200])" office:value-type="float" office:value="0.778252704392096" calcext:value-type="float">
            <text:p>0.778252704392096</text:p>
          </table:table-cell>
          <table:table-cell table:formula="of:=[.G949]*[.G949]" office:value-type="float" office:value="3.9633564287725" calcext:value-type="float">
            <text:p>3.9633564287725</text:p>
          </table:table-cell>
          <table:table-cell table:formula="of:=[.G949]*[.H949]" office:value-type="float" office:value="1.54935951583902" calcext:value-type="float">
            <text:p>1.54935951583902</text:p>
          </table:table-cell>
          <table:table-cell table:formula="of:=[.H949]*[.H949]" office:value-type="float" office:value="0.605677271893612" calcext:value-type="float">
            <text:p>0.605677271893612</text:p>
          </table:table-cell>
          <table:table-cell table:number-columns-repeated="6"/>
        </table:table-row>
        <table:table-row table:style-name="ro1">
          <table:table-cell office:value-type="float" office:value="29617835" calcext:value-type="float">
            <text:p>29617835</text:p>
          </table:table-cell>
          <table:table-cell office:value-type="float" office:value="17" calcext:value-type="float">
            <text:p>17</text:p>
          </table:table-cell>
          <table:table-cell office:value-type="float" office:value="2966" calcext:value-type="float">
            <text:p>2966</text:p>
          </table:table-cell>
          <table:table-cell/>
          <table:table-cell table:formula="of:=[.B950]" office:value-type="float" office:value="17" calcext:value-type="float">
            <text:p>17</text:p>
          </table:table-cell>
          <table:table-cell table:formula="of:=LOG([.A950]*[.$Q$1])" office:value-type="float" office:value="3.4715533093534" calcext:value-type="float">
            <text:p>3.4715533093534</text:p>
          </table:table-cell>
          <table:table-cell table:formula="of:=[.E950]-AVERAGE([.E$3:.E$1200])" office:value-type="float" office:value="4.99081803005008" calcext:value-type="float">
            <text:p>4.99081803005008</text:p>
          </table:table-cell>
          <table:table-cell table:formula="of:=[.F950]-AVERAGE([.F$3:.F$1200])" office:value-type="float" office:value="1.00568061318432" calcext:value-type="float">
            <text:p>1.00568061318432</text:p>
          </table:table-cell>
          <table:table-cell table:formula="of:=[.G950]*[.G950]" office:value-type="float" office:value="24.908264609073" calcext:value-type="float">
            <text:p>24.908264609073</text:p>
          </table:table-cell>
          <table:table-cell table:formula="of:=[.G950]*[.H950]" office:value-type="float" office:value="5.01916893675214" calcext:value-type="float">
            <text:p>5.01916893675214</text:p>
          </table:table-cell>
          <table:table-cell table:formula="of:=[.H950]*[.H950]" office:value-type="float" office:value="1.01139349573479" calcext:value-type="float">
            <text:p>1.01139349573479</text:p>
          </table:table-cell>
          <table:table-cell table:number-columns-repeated="6"/>
        </table:table-row>
        <table:table-row table:style-name="ro1">
          <table:table-cell office:value-type="float" office:value="35854332" calcext:value-type="float">
            <text:p>35854332</text:p>
          </table:table-cell>
          <table:table-cell office:value-type="float" office:value="17" calcext:value-type="float">
            <text:p>17</text:p>
          </table:table-cell>
          <table:table-cell office:value-type="float" office:value="2976" calcext:value-type="float">
            <text:p>2976</text:p>
          </table:table-cell>
          <table:table-cell/>
          <table:table-cell table:formula="of:=[.B951]" office:value-type="float" office:value="17" calcext:value-type="float">
            <text:p>17</text:p>
          </table:table-cell>
          <table:table-cell table:formula="of:=LOG([.A951]*[.$Q$1])" office:value-type="float" office:value="3.55454163559756" calcext:value-type="float">
            <text:p>3.55454163559756</text:p>
          </table:table-cell>
          <table:table-cell table:formula="of:=[.E951]-AVERAGE([.E$3:.E$1200])" office:value-type="float" office:value="4.99081803005008" calcext:value-type="float">
            <text:p>4.99081803005008</text:p>
          </table:table-cell>
          <table:table-cell table:formula="of:=[.F951]-AVERAGE([.F$3:.F$1200])" office:value-type="float" office:value="1.08866893942848" calcext:value-type="float">
            <text:p>1.08866893942848</text:p>
          </table:table-cell>
          <table:table-cell table:formula="of:=[.G951]*[.G951]" office:value-type="float" office:value="24.908264609073" calcext:value-type="float">
            <text:p>24.908264609073</text:p>
          </table:table-cell>
          <table:table-cell table:formula="of:=[.G951]*[.H951]" office:value-type="float" office:value="5.43334857165517" calcext:value-type="float">
            <text:p>5.43334857165517</text:p>
          </table:table-cell>
          <table:table-cell table:formula="of:=[.H951]*[.H951]" office:value-type="float" office:value="1.18520005967634" calcext:value-type="float">
            <text:p>1.18520005967634</text:p>
          </table:table-cell>
          <table:table-cell table:number-columns-repeated="6"/>
        </table:table-row>
        <table:table-row table:style-name="ro1">
          <table:table-cell office:value-type="float" office:value="59038256" calcext:value-type="float">
            <text:p>59038256</text:p>
          </table:table-cell>
          <table:table-cell office:value-type="float" office:value="16" calcext:value-type="float">
            <text:p>16</text:p>
          </table:table-cell>
          <table:table-cell office:value-type="float" office:value="2986" calcext:value-type="float">
            <text:p>2986</text:p>
          </table:table-cell>
          <table:table-cell/>
          <table:table-cell table:formula="of:=[.B952]" office:value-type="float" office:value="16" calcext:value-type="float">
            <text:p>16</text:p>
          </table:table-cell>
          <table:table-cell table:formula="of:=LOG([.A952]*[.$Q$1])" office:value-type="float" office:value="3.77113351987252" calcext:value-type="float">
            <text:p>3.77113351987252</text:p>
          </table:table-cell>
          <table:table-cell table:formula="of:=[.E952]-AVERAGE([.E$3:.E$1200])" office:value-type="float" office:value="3.99081803005008" calcext:value-type="float">
            <text:p>3.99081803005008</text:p>
          </table:table-cell>
          <table:table-cell table:formula="of:=[.F952]-AVERAGE([.F$3:.F$1200])" office:value-type="float" office:value="1.30526082370344" calcext:value-type="float">
            <text:p>1.30526082370344</text:p>
          </table:table-cell>
          <table:table-cell table:formula="of:=[.G952]*[.G952]" office:value-type="float" office:value="15.9266285489728" calcext:value-type="float">
            <text:p>15.9266285489728</text:p>
          </table:table-cell>
          <table:table-cell table:formula="of:=[.G952]*[.H952]" office:value-type="float" office:value="5.2090584291537" calcext:value-type="float">
            <text:p>5.2090584291537</text:p>
          </table:table-cell>
          <table:table-cell table:formula="of:=[.H952]*[.H952]" office:value-type="float" office:value="1.70370581789497" calcext:value-type="float">
            <text:p>1.70370581789497</text:p>
          </table:table-cell>
          <table:table-cell table:number-columns-repeated="6"/>
        </table:table-row>
        <table:table-row table:style-name="ro1">
          <table:table-cell office:value-type="float" office:value="6763366" calcext:value-type="float">
            <text:p>6763366</text:p>
          </table:table-cell>
          <table:table-cell office:value-type="float" office:value="14" calcext:value-type="float">
            <text:p>14</text:p>
          </table:table-cell>
          <table:table-cell office:value-type="float" office:value="2991" calcext:value-type="float">
            <text:p>2991</text:p>
          </table:table-cell>
          <table:table-cell/>
          <table:table-cell table:formula="of:=[.B953]" office:value-type="float" office:value="14" calcext:value-type="float">
            <text:p>14</text:p>
          </table:table-cell>
          <table:table-cell table:formula="of:=LOG([.A953]*[.$Q$1])" office:value-type="float" office:value="2.83016288993598" calcext:value-type="float">
            <text:p>2.83016288993598</text:p>
          </table:table-cell>
          <table:table-cell table:formula="of:=[.E953]-AVERAGE([.E$3:.E$1200])" office:value-type="float" office:value="1.99081803005008" calcext:value-type="float">
            <text:p>1.99081803005008</text:p>
          </table:table-cell>
          <table:table-cell table:formula="of:=[.F953]-AVERAGE([.F$3:.F$1200])" office:value-type="float" office:value="0.364290193766901" calcext:value-type="float">
            <text:p>0.364290193766901</text:p>
          </table:table-cell>
          <table:table-cell table:formula="of:=[.G953]*[.G953]" office:value-type="float" office:value="3.9633564287725" calcext:value-type="float">
            <text:p>3.9633564287725</text:p>
          </table:table-cell>
          <table:table-cell table:formula="of:=[.G953]*[.H953]" office:value-type="float" office:value="0.725235485921586" calcext:value-type="float">
            <text:p>0.725235485921586</text:p>
          </table:table-cell>
          <table:table-cell table:formula="of:=[.H953]*[.H953]" office:value-type="float" office:value="0.132707345274726" calcext:value-type="float">
            <text:p>0.132707345274726</text:p>
          </table:table-cell>
          <table:table-cell table:number-columns-repeated="6"/>
        </table:table-row>
        <table:table-row table:style-name="ro1">
          <table:table-cell office:value-type="float" office:value="39147979" calcext:value-type="float">
            <text:p>39147979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B954]" office:value-type="float" office:value="15" calcext:value-type="float">
            <text:p>15</text:p>
          </table:table-cell>
          <table:table-cell table:formula="of:=LOG([.A954]*[.$Q$1])" office:value-type="float" office:value="3.59270934667996" calcext:value-type="float">
            <text:p>3.59270934667996</text:p>
          </table:table-cell>
          <table:table-cell table:formula="of:=[.E954]-AVERAGE([.E$3:.E$1200])" office:value-type="float" office:value="2.99081803005008" calcext:value-type="float">
            <text:p>2.99081803005008</text:p>
          </table:table-cell>
          <table:table-cell table:formula="of:=[.F954]-AVERAGE([.F$3:.F$1200])" office:value-type="float" office:value="1.12683665051088" calcext:value-type="float">
            <text:p>1.12683665051088</text:p>
          </table:table-cell>
          <table:table-cell table:formula="of:=[.G954]*[.G954]" office:value-type="float" office:value="8.94499248887267" calcext:value-type="float">
            <text:p>8.94499248887267</text:p>
          </table:table-cell>
          <table:table-cell table:formula="of:=[.G954]*[.H954]" office:value-type="float" office:value="3.37016337126918" calcext:value-type="float">
            <text:p>3.37016337126918</text:p>
          </table:table-cell>
          <table:table-cell table:formula="of:=[.H954]*[.H954]" office:value-type="float" office:value="1.26976083693457" calcext:value-type="float">
            <text:p>1.26976083693457</text:p>
          </table:table-cell>
          <table:table-cell table:number-columns-repeated="6"/>
        </table:table-row>
        <table:table-row table:style-name="ro1">
          <table:table-cell office:value-type="float" office:value="15490934" calcext:value-type="float">
            <text:p>15490934</text:p>
          </table:table-cell>
          <table:table-cell office:value-type="float" office:value="12" calcext:value-type="float">
            <text:p>12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B955]" office:value-type="float" office:value="12" calcext:value-type="float">
            <text:p>12</text:p>
          </table:table-cell>
          <table:table-cell table:formula="of:=LOG([.A955]*[.$Q$1])" office:value-type="float" office:value="3.19007760360927" calcext:value-type="float">
            <text:p>3.19007760360927</text:p>
          </table:table-cell>
          <table:table-cell table:formula="of:=[.E955]-AVERAGE([.E$3:.E$1200])" office:value-type="float" office:value="-0.00918196994991583" calcext:value-type="float">
            <text:p>-0.009181969949916</text:p>
          </table:table-cell>
          <table:table-cell table:formula="of:=[.F955]-AVERAGE([.F$3:.F$1200])" office:value-type="float" office:value="0.724204907440185" calcext:value-type="float">
            <text:p>0.724204907440185</text:p>
          </table:table-cell>
          <table:table-cell table:formula="of:=[.G955]*[.G955]" office:value-type="float" office:value="0.0000843085721611572" calcext:value-type="float">
            <text:p>8.43085721611572E-05</text:p>
          </table:table-cell>
          <table:table-cell table:formula="of:=[.G955]*[.H955]" office:value-type="float" office:value="-0.00664962769769735" calcext:value-type="float">
            <text:p>-0.006649627697697</text:p>
          </table:table-cell>
          <table:table-cell table:formula="of:=[.H955]*[.H955]" office:value-type="float" office:value="0.524472747960447" calcext:value-type="float">
            <text:p>0.524472747960447</text:p>
          </table:table-cell>
          <table:table-cell table:number-columns-repeated="6"/>
        </table:table-row>
        <table:table-row table:style-name="ro1">
          <table:table-cell office:value-type="float" office:value="5759980" calcext:value-type="float">
            <text:p>5759980</text:p>
          </table:table-cell>
          <table:table-cell office:value-type="float" office:value="13" calcext:value-type="float">
            <text:p>13</text:p>
          </table:table-cell>
          <table:table-cell office:value-type="float" office:value="3016" calcext:value-type="float">
            <text:p>3016</text:p>
          </table:table-cell>
          <table:table-cell/>
          <table:table-cell table:formula="of:=[.B956]" office:value-type="float" office:value="13" calcext:value-type="float">
            <text:p>13</text:p>
          </table:table-cell>
          <table:table-cell table:formula="of:=LOG([.A956]*[.$Q$1])" office:value-type="float" office:value="2.76042097545364" calcext:value-type="float">
            <text:p>2.76042097545364</text:p>
          </table:table-cell>
          <table:table-cell table:formula="of:=[.E956]-AVERAGE([.E$3:.E$1200])" office:value-type="float" office:value="0.990818030050084" calcext:value-type="float">
            <text:p>0.990818030050084</text:p>
          </table:table-cell>
          <table:table-cell table:formula="of:=[.F956]-AVERAGE([.F$3:.F$1200])" office:value-type="float" office:value="0.294548279284562" calcext:value-type="float">
            <text:p>0.294548279284562</text:p>
          </table:table-cell>
          <table:table-cell table:formula="of:=[.G956]*[.G956]" office:value-type="float" office:value="0.981720368672329" calcext:value-type="float">
            <text:p>0.981720368672329</text:p>
          </table:table-cell>
          <table:table-cell table:formula="of:=[.G956]*[.H956]" office:value-type="float" office:value="0.291843745835372" calcext:value-type="float">
            <text:p>0.291843745835372</text:p>
          </table:table-cell>
          <table:table-cell table:formula="of:=[.H956]*[.H956]" office:value-type="float" office:value="0.0867586888294963" calcext:value-type="float">
            <text:p>0.086758688829496</text:p>
          </table:table-cell>
          <table:table-cell table:number-columns-repeated="6"/>
        </table:table-row>
        <table:table-row table:style-name="ro1">
          <table:table-cell office:value-type="float" office:value="9308673" calcext:value-type="float">
            <text:p>9308673</text:p>
          </table:table-cell>
          <table:table-cell office:value-type="float" office:value="17" calcext:value-type="float">
            <text:p>17</text:p>
          </table:table-cell>
          <table:table-cell office:value-type="float" office:value="3025" calcext:value-type="float">
            <text:p>3025</text:p>
          </table:table-cell>
          <table:table-cell/>
          <table:table-cell table:formula="of:=[.B957]" office:value-type="float" office:value="17" calcext:value-type="float">
            <text:p>17</text:p>
          </table:table-cell>
          <table:table-cell table:formula="of:=LOG([.A957]*[.$Q$1])" office:value-type="float" office:value="2.96888777444499" calcext:value-type="float">
            <text:p>2.96888777444499</text:p>
          </table:table-cell>
          <table:table-cell table:formula="of:=[.E957]-AVERAGE([.E$3:.E$1200])" office:value-type="float" office:value="4.99081803005008" calcext:value-type="float">
            <text:p>4.99081803005008</text:p>
          </table:table-cell>
          <table:table-cell table:formula="of:=[.F957]-AVERAGE([.F$3:.F$1200])" office:value-type="float" office:value="0.503015078275909" calcext:value-type="float">
            <text:p>0.503015078275909</text:p>
          </table:table-cell>
          <table:table-cell table:formula="of:=[.G957]*[.G957]" office:value-type="float" office:value="24.908264609073" calcext:value-type="float">
            <text:p>24.908264609073</text:p>
          </table:table-cell>
          <table:table-cell table:formula="of:=[.G957]*[.H957]" office:value-type="float" office:value="2.51045672204646" calcext:value-type="float">
            <text:p>2.51045672204646</text:p>
          </table:table-cell>
          <table:table-cell table:formula="of:=[.H957]*[.H957]" office:value-type="float" office:value="0.253024168972919" calcext:value-type="float">
            <text:p>0.253024168972919</text:p>
          </table:table-cell>
          <table:table-cell table:number-columns-repeated="6"/>
        </table:table-row>
        <table:table-row table:style-name="ro1">
          <table:table-cell office:value-type="float" office:value="15058193" calcext:value-type="float">
            <text:p>15058193</text:p>
          </table:table-cell>
          <table:table-cell office:value-type="float" office:value="14" calcext:value-type="float">
            <text:p>14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B958]" office:value-type="float" office:value="14" calcext:value-type="float">
            <text:p>14</text:p>
          </table:table-cell>
          <table:table-cell table:formula="of:=LOG([.A958]*[.$Q$1])" office:value-type="float" office:value="3.1777728591679" calcext:value-type="float">
            <text:p>3.1777728591679</text:p>
          </table:table-cell>
          <table:table-cell table:formula="of:=[.E958]-AVERAGE([.E$3:.E$1200])" office:value-type="float" office:value="1.99081803005008" calcext:value-type="float">
            <text:p>1.99081803005008</text:p>
          </table:table-cell>
          <table:table-cell table:formula="of:=[.F958]-AVERAGE([.F$3:.F$1200])" office:value-type="float" office:value="0.711900162998817" calcext:value-type="float">
            <text:p>0.711900162998817</text:p>
          </table:table-cell>
          <table:table-cell table:formula="of:=[.G958]*[.G958]" office:value-type="float" office:value="3.9633564287725" calcext:value-type="float">
            <text:p>3.9633564287725</text:p>
          </table:table-cell>
          <table:table-cell table:formula="of:=[.G958]*[.H958]" office:value-type="float" office:value="1.41726368009364" calcext:value-type="float">
            <text:p>1.41726368009364</text:p>
          </table:table-cell>
          <table:table-cell table:formula="of:=[.H958]*[.H958]" office:value-type="float" office:value="0.506801842077742" calcext:value-type="float">
            <text:p>0.506801842077742</text:p>
          </table:table-cell>
          <table:table-cell table:number-columns-repeated="6"/>
        </table:table-row>
        <table:table-row table:style-name="ro1">
          <table:table-cell office:value-type="float" office:value="14173208" calcext:value-type="float">
            <text:p>14173208</text:p>
          </table:table-cell>
          <table:table-cell office:value-type="float" office:value="15" calcext:value-type="float">
            <text:p>15</text:p>
          </table:table-cell>
          <table:table-cell office:value-type="float" office:value="3047" calcext:value-type="float">
            <text:p>3047</text:p>
          </table:table-cell>
          <table:table-cell/>
          <table:table-cell table:formula="of:=[.B959]" office:value-type="float" office:value="15" calcext:value-type="float">
            <text:p>15</text:p>
          </table:table-cell>
          <table:table-cell table:formula="of:=LOG([.A959]*[.$Q$1])" office:value-type="float" office:value="3.15146816069305" calcext:value-type="float">
            <text:p>3.15146816069305</text:p>
          </table:table-cell>
          <table:table-cell table:formula="of:=[.E959]-AVERAGE([.E$3:.E$1200])" office:value-type="float" office:value="2.99081803005008" calcext:value-type="float">
            <text:p>2.99081803005008</text:p>
          </table:table-cell>
          <table:table-cell table:formula="of:=[.F959]-AVERAGE([.F$3:.F$1200])" office:value-type="float" office:value="0.685595464523965" calcext:value-type="float">
            <text:p>0.685595464523965</text:p>
          </table:table-cell>
          <table:table-cell table:formula="of:=[.G959]*[.G959]" office:value-type="float" office:value="8.94499248887267" calcext:value-type="float">
            <text:p>8.94499248887267</text:p>
          </table:table-cell>
          <table:table-cell table:formula="of:=[.G959]*[.H959]" office:value-type="float" office:value="2.05049127661884" calcext:value-type="float">
            <text:p>2.05049127661884</text:p>
          </table:table-cell>
          <table:table-cell table:formula="of:=[.H959]*[.H959]" office:value-type="float" office:value="0.470041140975831" calcext:value-type="float">
            <text:p>0.470041140975831</text:p>
          </table:table-cell>
          <table:table-cell table:number-columns-repeated="6"/>
        </table:table-row>
        <table:table-row table:style-name="ro1">
          <table:table-cell office:value-type="float" office:value="40968190" calcext:value-type="float">
            <text:p>40968190</text:p>
          </table:table-cell>
          <table:table-cell office:value-type="float" office:value="18" calcext:value-type="float">
            <text:p>18</text:p>
          </table:table-cell>
          <table:table-cell office:value-type="float" office:value="3056" calcext:value-type="float">
            <text:p>3056</text:p>
          </table:table-cell>
          <table:table-cell/>
          <table:table-cell table:formula="of:=[.B960]" office:value-type="float" office:value="18" calcext:value-type="float">
            <text:p>18</text:p>
          </table:table-cell>
          <table:table-cell table:formula="of:=LOG([.A960]*[.$Q$1])" office:value-type="float" office:value="3.61244677697788" calcext:value-type="float">
            <text:p>3.61244677697788</text:p>
          </table:table-cell>
          <table:table-cell table:formula="of:=[.E960]-AVERAGE([.E$3:.E$1200])" office:value-type="float" office:value="5.99081803005008" calcext:value-type="float">
            <text:p>5.99081803005008</text:p>
          </table:table-cell>
          <table:table-cell table:formula="of:=[.F960]-AVERAGE([.F$3:.F$1200])" office:value-type="float" office:value="1.1465740808088" calcext:value-type="float">
            <text:p>1.1465740808088</text:p>
          </table:table-cell>
          <table:table-cell table:formula="of:=[.G960]*[.G960]" office:value-type="float" office:value="35.8899006691732" calcext:value-type="float">
            <text:p>35.8899006691732</text:p>
          </table:table-cell>
          <table:table-cell table:formula="of:=[.G960]*[.H960]" office:value-type="float" office:value="6.86891667609744" calcext:value-type="float">
            <text:p>6.86891667609744</text:p>
          </table:table-cell>
          <table:table-cell table:formula="of:=[.H960]*[.H960]" office:value-type="float" office:value="1.31463212278254" calcext:value-type="float">
            <text:p>1.31463212278254</text:p>
          </table:table-cell>
          <table:table-cell table:number-columns-repeated="6"/>
        </table:table-row>
        <table:table-row table:style-name="ro1">
          <table:table-cell office:value-type="float" office:value="173565108" calcext:value-type="float">
            <text:p>173565108</text:p>
          </table:table-cell>
          <table:table-cell office:value-type="float" office:value="17" calcext:value-type="float">
            <text:p>17</text:p>
          </table:table-cell>
          <table:table-cell office:value-type="float" office:value="3093" calcext:value-type="float">
            <text:p>3093</text:p>
          </table:table-cell>
          <table:table-cell/>
          <table:table-cell table:formula="of:=[.B961]" office:value-type="float" office:value="17" calcext:value-type="float">
            <text:p>17</text:p>
          </table:table-cell>
          <table:table-cell table:formula="of:=LOG([.A961]*[.$Q$1])" office:value-type="float" office:value="4.23946242287899" calcext:value-type="float">
            <text:p>4.23946242287899</text:p>
          </table:table-cell>
          <table:table-cell table:formula="of:=[.E961]-AVERAGE([.E$3:.E$1200])" office:value-type="float" office:value="4.99081803005008" calcext:value-type="float">
            <text:p>4.99081803005008</text:p>
          </table:table-cell>
          <table:table-cell table:formula="of:=[.F961]-AVERAGE([.F$3:.F$1200])" office:value-type="float" office:value="1.77358972670991" calcext:value-type="float">
            <text:p>1.77358972670991</text:p>
          </table:table-cell>
          <table:table-cell table:formula="of:=[.G961]*[.G961]" office:value-type="float" office:value="24.908264609073" calcext:value-type="float">
            <text:p>24.908264609073</text:p>
          </table:table-cell>
          <table:table-cell table:formula="of:=[.G961]*[.H961]" office:value-type="float" office:value="8.8516635859754" calcext:value-type="float">
            <text:p>8.8516635859754</text:p>
          </table:table-cell>
          <table:table-cell table:formula="of:=[.H961]*[.H961]" office:value-type="float" office:value="3.14562051869092" calcext:value-type="float">
            <text:p>3.14562051869092</text:p>
          </table:table-cell>
          <table:table-cell table:number-columns-repeated="6"/>
        </table:table-row>
        <table:table-row table:style-name="ro1">
          <table:table-cell office:value-type="float" office:value="26180839" calcext:value-type="float">
            <text:p>26180839</text:p>
          </table:table-cell>
          <table:table-cell office:value-type="float" office:value="17" calcext:value-type="float">
            <text:p>17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B962]" office:value-type="float" office:value="17" calcext:value-type="float">
            <text:p>17</text:p>
          </table:table-cell>
          <table:table-cell table:formula="of:=LOG([.A962]*[.$Q$1])" office:value-type="float" office:value="3.41798355998524" calcext:value-type="float">
            <text:p>3.41798355998524</text:p>
          </table:table-cell>
          <table:table-cell table:formula="of:=[.E962]-AVERAGE([.E$3:.E$1200])" office:value-type="float" office:value="4.99081803005008" calcext:value-type="float">
            <text:p>4.99081803005008</text:p>
          </table:table-cell>
          <table:table-cell table:formula="of:=[.F962]-AVERAGE([.F$3:.F$1200])" office:value-type="float" office:value="0.952110863816162" calcext:value-type="float">
            <text:p>0.952110863816162</text:p>
          </table:table-cell>
          <table:table-cell table:formula="of:=[.G962]*[.G962]" office:value-type="float" office:value="24.908264609073" calcext:value-type="float">
            <text:p>24.908264609073</text:p>
          </table:table-cell>
          <table:table-cell table:formula="of:=[.G962]*[.H962]" office:value-type="float" office:value="4.75181206574026" calcext:value-type="float">
            <text:p>4.75181206574026</text:p>
          </table:table-cell>
          <table:table-cell table:formula="of:=[.H962]*[.H962]" office:value-type="float" office:value="0.906515096996758" calcext:value-type="float">
            <text:p>0.906515096996758</text:p>
          </table:table-cell>
          <table:table-cell table:number-columns-repeated="6"/>
        </table:table-row>
        <table:table-row table:style-name="ro1">
          <table:table-cell office:value-type="float" office:value="323600238" calcext:value-type="float">
            <text:p>323600238</text:p>
          </table:table-cell>
          <table:table-cell office:value-type="float" office:value="20" calcext:value-type="float">
            <text:p>20</text:p>
          </table:table-cell>
          <table:table-cell office:value-type="float" office:value="3159" calcext:value-type="float">
            <text:p>3159</text:p>
          </table:table-cell>
          <table:table-cell/>
          <table:table-cell table:formula="of:=[.B963]" office:value-type="float" office:value="20" calcext:value-type="float">
            <text:p>20</text:p>
          </table:table-cell>
          <table:table-cell table:formula="of:=LOG([.A963]*[.$Q$1])" office:value-type="float" office:value="4.51000883235324" calcext:value-type="float">
            <text:p>4.51000883235324</text:p>
          </table:table-cell>
          <table:table-cell table:formula="of:=[.E963]-AVERAGE([.E$3:.E$1200])" office:value-type="float" office:value="7.99081803005008" calcext:value-type="float">
            <text:p>7.99081803005008</text:p>
          </table:table-cell>
          <table:table-cell table:formula="of:=[.F963]-AVERAGE([.F$3:.F$1200])" office:value-type="float" office:value="2.04413613618416" calcext:value-type="float">
            <text:p>2.04413613618416</text:p>
          </table:table-cell>
          <table:table-cell table:formula="of:=[.G963]*[.G963]" office:value-type="float" office:value="63.8531727893735" calcext:value-type="float">
            <text:p>63.8531727893735</text:p>
          </table:table-cell>
          <table:table-cell table:formula="of:=[.G963]*[.H963]" office:value-type="float" office:value="16.3343198928973" calcext:value-type="float">
            <text:p>16.3343198928973</text:p>
          </table:table-cell>
          <table:table-cell table:formula="of:=[.H963]*[.H963]" office:value-type="float" office:value="4.17849254325391" calcext:value-type="float">
            <text:p>4.17849254325391</text:p>
          </table:table-cell>
          <table:table-cell table:number-columns-repeated="6"/>
        </table:table-row>
        <table:table-row table:style-name="ro1">
          <table:table-cell office:value-type="float" office:value="12589671" calcext:value-type="float">
            <text:p>12589671</text:p>
          </table:table-cell>
          <table:table-cell office:value-type="float" office:value="14" calcext:value-type="float">
            <text:p>14</text:p>
          </table:table-cell>
          <table:table-cell office:value-type="float" office:value="3189" calcext:value-type="float">
            <text:p>3189</text:p>
          </table:table-cell>
          <table:table-cell/>
          <table:table-cell table:formula="of:=[.B964]" office:value-type="float" office:value="14" calcext:value-type="float">
            <text:p>14</text:p>
          </table:table-cell>
          <table:table-cell table:formula="of:=LOG([.A964]*[.$Q$1])" office:value-type="float" office:value="3.10001438104103" calcext:value-type="float">
            <text:p>3.10001438104103</text:p>
          </table:table-cell>
          <table:table-cell table:formula="of:=[.E964]-AVERAGE([.E$3:.E$1200])" office:value-type="float" office:value="1.99081803005008" calcext:value-type="float">
            <text:p>1.99081803005008</text:p>
          </table:table-cell>
          <table:table-cell table:formula="of:=[.F964]-AVERAGE([.F$3:.F$1200])" office:value-type="float" office:value="0.634141684871945" calcext:value-type="float">
            <text:p>0.634141684871945</text:p>
          </table:table-cell>
          <table:table-cell table:formula="of:=[.G964]*[.G964]" office:value-type="float" office:value="3.9633564287725" calcext:value-type="float">
            <text:p>3.9633564287725</text:p>
          </table:table-cell>
          <table:table-cell table:formula="of:=[.G964]*[.H964]" office:value-type="float" office:value="1.26246069984941" calcext:value-type="float">
            <text:p>1.26246069984941</text:p>
          </table:table-cell>
          <table:table-cell table:formula="of:=[.H964]*[.H964]" office:value-type="float" office:value="0.402135676492229" calcext:value-type="float">
            <text:p>0.402135676492229</text:p>
          </table:table-cell>
          <table:table-cell table:number-columns-repeated="6"/>
        </table:table-row>
        <table:table-row table:style-name="ro1">
          <table:table-cell office:value-type="float" office:value="4894285" calcext:value-type="float">
            <text:p>4894285</text:p>
          </table:table-cell>
          <table:table-cell office:value-type="float" office:value="14" calcext:value-type="float">
            <text:p>14</text:p>
          </table:table-cell>
          <table:table-cell office:value-type="float" office:value="3232" calcext:value-type="float">
            <text:p>3232</text:p>
          </table:table-cell>
          <table:table-cell/>
          <table:table-cell table:formula="of:=[.B965]" office:value-type="float" office:value="14" calcext:value-type="float">
            <text:p>14</text:p>
          </table:table-cell>
          <table:table-cell table:formula="of:=LOG([.A965]*[.$Q$1])" office:value-type="float" office:value="2.68968925523308" calcext:value-type="float">
            <text:p>2.68968925523308</text:p>
          </table:table-cell>
          <table:table-cell table:formula="of:=[.E965]-AVERAGE([.E$3:.E$1200])" office:value-type="float" office:value="1.99081803005008" calcext:value-type="float">
            <text:p>1.99081803005008</text:p>
          </table:table-cell>
          <table:table-cell table:formula="of:=[.F965]-AVERAGE([.F$3:.F$1200])" office:value-type="float" office:value="0.223816559064001" calcext:value-type="float">
            <text:p>0.223816559064001</text:p>
          </table:table-cell>
          <table:table-cell table:formula="of:=[.G965]*[.G965]" office:value-type="float" office:value="3.9633564287725" calcext:value-type="float">
            <text:p>3.9633564287725</text:p>
          </table:table-cell>
          <table:table-cell table:formula="of:=[.G965]*[.H965]" office:value-type="float" office:value="0.445578041208382" calcext:value-type="float">
            <text:p>0.445578041208382</text:p>
          </table:table-cell>
          <table:table-cell table:formula="of:=[.H965]*[.H965]" office:value-type="float" office:value="0.0500938521112493" calcext:value-type="float">
            <text:p>0.050093852111249</text:p>
          </table:table-cell>
          <table:table-cell table:number-columns-repeated="6"/>
        </table:table-row>
        <table:table-row table:style-name="ro1">
          <table:table-cell office:value-type="float" office:value="15080556" calcext:value-type="float">
            <text:p>15080556</text:p>
          </table:table-cell>
          <table:table-cell office:value-type="float" office:value="17" calcext:value-type="float">
            <text:p>17</text:p>
          </table:table-cell>
          <table:table-cell office:value-type="float" office:value="3235" calcext:value-type="float">
            <text:p>3235</text:p>
          </table:table-cell>
          <table:table-cell/>
          <table:table-cell table:formula="of:=[.B966]" office:value-type="float" office:value="17" calcext:value-type="float">
            <text:p>17</text:p>
          </table:table-cell>
          <table:table-cell table:formula="of:=LOG([.A966]*[.$Q$1])" office:value-type="float" office:value="3.17841735368764" calcext:value-type="float">
            <text:p>3.17841735368764</text:p>
          </table:table-cell>
          <table:table-cell table:formula="of:=[.E966]-AVERAGE([.E$3:.E$1200])" office:value-type="float" office:value="4.99081803005008" calcext:value-type="float">
            <text:p>4.99081803005008</text:p>
          </table:table-cell>
          <table:table-cell table:formula="of:=[.F966]-AVERAGE([.F$3:.F$1200])" office:value-type="float" office:value="0.712544657518559" calcext:value-type="float">
            <text:p>0.712544657518559</text:p>
          </table:table-cell>
          <table:table-cell table:formula="of:=[.G966]*[.G966]" office:value-type="float" office:value="24.908264609073" calcext:value-type="float">
            <text:p>24.908264609073</text:p>
          </table:table-cell>
          <table:table-cell table:formula="of:=[.G966]*[.H966]" office:value-type="float" office:value="3.55618072395949" calcext:value-type="float">
            <text:p>3.55618072395949</text:p>
          </table:table-cell>
          <table:table-cell table:formula="of:=[.H966]*[.H966]" office:value-type="float" office:value="0.507719888958241" calcext:value-type="float">
            <text:p>0.507719888958241</text:p>
          </table:table-cell>
          <table:table-cell table:number-columns-repeated="6"/>
        </table:table-row>
        <table:table-row table:style-name="ro1">
          <table:table-cell office:value-type="float" office:value="56462367" calcext:value-type="float">
            <text:p>56462367</text:p>
          </table:table-cell>
          <table:table-cell office:value-type="float" office:value="16" calcext:value-type="float">
            <text:p>16</text:p>
          </table:table-cell>
          <table:table-cell office:value-type="float" office:value="3238" calcext:value-type="float">
            <text:p>3238</text:p>
          </table:table-cell>
          <table:table-cell/>
          <table:table-cell table:formula="of:=[.B967]" office:value-type="float" office:value="16" calcext:value-type="float">
            <text:p>16</text:p>
          </table:table-cell>
          <table:table-cell table:formula="of:=LOG([.A967]*[.$Q$1])" office:value-type="float" office:value="3.75175908056774" calcext:value-type="float">
            <text:p>3.75175908056774</text:p>
          </table:table-cell>
          <table:table-cell table:formula="of:=[.E967]-AVERAGE([.E$3:.E$1200])" office:value-type="float" office:value="3.99081803005008" calcext:value-type="float">
            <text:p>3.99081803005008</text:p>
          </table:table-cell>
          <table:table-cell table:formula="of:=[.F967]-AVERAGE([.F$3:.F$1200])" office:value-type="float" office:value="1.28588638439866" calcext:value-type="float">
            <text:p>1.28588638439866</text:p>
          </table:table-cell>
          <table:table-cell table:formula="of:=[.G967]*[.G967]" office:value-type="float" office:value="15.9266285489728" calcext:value-type="float">
            <text:p>15.9266285489728</text:p>
          </table:table-cell>
          <table:table-cell table:formula="of:=[.G967]*[.H967]" office:value-type="float" office:value="5.13173856745408" calcext:value-type="float">
            <text:p>5.13173856745408</text:p>
          </table:table-cell>
          <table:table-cell table:formula="of:=[.H967]*[.H967]" office:value-type="float" office:value="1.65350379358185" calcext:value-type="float">
            <text:p>1.65350379358185</text:p>
          </table:table-cell>
          <table:table-cell table:number-columns-repeated="6"/>
        </table:table-row>
        <table:table-row table:style-name="ro1">
          <table:table-cell office:value-type="float" office:value="11051648" calcext:value-type="float">
            <text:p>11051648</text:p>
          </table:table-cell>
          <table:table-cell office:value-type="float" office:value="15" calcext:value-type="float">
            <text:p>15</text:p>
          </table:table-cell>
          <table:table-cell office:value-type="float" office:value="3253" calcext:value-type="float">
            <text:p>3253</text:p>
          </table:table-cell>
          <table:table-cell/>
          <table:table-cell table:formula="of:=[.B968]" office:value-type="float" office:value="15" calcext:value-type="float">
            <text:p>15</text:p>
          </table:table-cell>
          <table:table-cell table:formula="of:=LOG([.A968]*[.$Q$1])" office:value-type="float" office:value="3.04342704398858" calcext:value-type="float">
            <text:p>3.04342704398858</text:p>
          </table:table-cell>
          <table:table-cell table:formula="of:=[.E968]-AVERAGE([.E$3:.E$1200])" office:value-type="float" office:value="2.99081803005008" calcext:value-type="float">
            <text:p>2.99081803005008</text:p>
          </table:table-cell>
          <table:table-cell table:formula="of:=[.F968]-AVERAGE([.F$3:.F$1200])" office:value-type="float" office:value="0.577554347819501" calcext:value-type="float">
            <text:p>0.577554347819501</text:p>
          </table:table-cell>
          <table:table-cell table:formula="of:=[.G968]*[.G968]" office:value-type="float" office:value="8.94499248887267" calcext:value-type="float">
            <text:p>8.94499248887267</text:p>
          </table:table-cell>
          <table:table-cell table:formula="of:=[.G968]*[.H968]" office:value-type="float" office:value="1.72735995679238" calcext:value-type="float">
            <text:p>1.72735995679238</text:p>
          </table:table-cell>
          <table:table-cell table:formula="of:=[.H968]*[.H968]" office:value-type="float" office:value="0.333569024685209" calcext:value-type="float">
            <text:p>0.333569024685209</text:p>
          </table:table-cell>
          <table:table-cell table:number-columns-repeated="6"/>
        </table:table-row>
        <table:table-row table:style-name="ro1">
          <table:table-cell office:value-type="float" office:value="39228928" calcext:value-type="float">
            <text:p>39228928</text:p>
          </table:table-cell>
          <table:table-cell office:value-type="float" office:value="15" calcext:value-type="float">
            <text:p>15</text:p>
          </table:table-cell>
          <table:table-cell office:value-type="float" office:value="3322" calcext:value-type="float">
            <text:p>3322</text:p>
          </table:table-cell>
          <table:table-cell/>
          <table:table-cell table:formula="of:=[.B969]" office:value-type="float" office:value="15" calcext:value-type="float">
            <text:p>15</text:p>
          </table:table-cell>
          <table:table-cell table:formula="of:=LOG([.A969]*[.$Q$1])" office:value-type="float" office:value="3.59360644042508" calcext:value-type="float">
            <text:p>3.59360644042508</text:p>
          </table:table-cell>
          <table:table-cell table:formula="of:=[.E969]-AVERAGE([.E$3:.E$1200])" office:value-type="float" office:value="2.99081803005008" calcext:value-type="float">
            <text:p>2.99081803005008</text:p>
          </table:table-cell>
          <table:table-cell table:formula="of:=[.F969]-AVERAGE([.F$3:.F$1200])" office:value-type="float" office:value="1.127733744256" calcext:value-type="float">
            <text:p>1.127733744256</text:p>
          </table:table-cell>
          <table:table-cell table:formula="of:=[.G969]*[.G969]" office:value-type="float" office:value="8.94499248887267" calcext:value-type="float">
            <text:p>8.94499248887267</text:p>
          </table:table-cell>
          <table:table-cell table:formula="of:=[.G969]*[.H969]" office:value-type="float" office:value="3.37284641541674" calcext:value-type="float">
            <text:p>3.37284641541674</text:p>
          </table:table-cell>
          <table:table-cell table:formula="of:=[.H969]*[.H969]" office:value-type="float" office:value="1.27178339793366" calcext:value-type="float">
            <text:p>1.27178339793366</text:p>
          </table:table-cell>
          <table:table-cell table:number-columns-repeated="6"/>
        </table:table-row>
        <table:table-row table:style-name="ro1">
          <table:table-cell office:value-type="float" office:value="39574526" calcext:value-type="float">
            <text:p>39574526</text:p>
          </table:table-cell>
          <table:table-cell office:value-type="float" office:value="17" calcext:value-type="float">
            <text:p>17</text:p>
          </table:table-cell>
          <table:table-cell office:value-type="float" office:value="3333" calcext:value-type="float">
            <text:p>3333</text:p>
          </table:table-cell>
          <table:table-cell/>
          <table:table-cell table:formula="of:=[.B970]" office:value-type="float" office:value="17" calcext:value-type="float">
            <text:p>17</text:p>
          </table:table-cell>
          <table:table-cell table:formula="of:=LOG([.A970]*[.$Q$1])" office:value-type="float" office:value="3.59741572184602" calcext:value-type="float">
            <text:p>3.59741572184602</text:p>
          </table:table-cell>
          <table:table-cell table:formula="of:=[.E970]-AVERAGE([.E$3:.E$1200])" office:value-type="float" office:value="4.99081803005008" calcext:value-type="float">
            <text:p>4.99081803005008</text:p>
          </table:table-cell>
          <table:table-cell table:formula="of:=[.F970]-AVERAGE([.F$3:.F$1200])" office:value-type="float" office:value="1.13154302567694" calcext:value-type="float">
            <text:p>1.13154302567694</text:p>
          </table:table-cell>
          <table:table-cell table:formula="of:=[.G970]*[.G970]" office:value-type="float" office:value="24.908264609073" calcext:value-type="float">
            <text:p>24.908264609073</text:p>
          </table:table-cell>
          <table:table-cell table:formula="of:=[.G970]*[.H970]" office:value-type="float" office:value="5.64732533432592" calcext:value-type="float">
            <text:p>5.64732533432592</text:p>
          </table:table-cell>
          <table:table-cell table:formula="of:=[.H970]*[.H970]" office:value-type="float" office:value="1.28038961895813" calcext:value-type="float">
            <text:p>1.28038961895813</text:p>
          </table:table-cell>
          <table:table-cell table:number-columns-repeated="6"/>
        </table:table-row>
        <table:table-row table:style-name="ro1">
          <table:table-cell office:value-type="float" office:value="8331483" calcext:value-type="float">
            <text:p>8331483</text:p>
          </table:table-cell>
          <table:table-cell office:value-type="float" office:value="14" calcext:value-type="float">
            <text:p>14</text:p>
          </table:table-cell>
          <table:table-cell office:value-type="float" office:value="3357" calcext:value-type="float">
            <text:p>3357</text:p>
          </table:table-cell>
          <table:table-cell/>
          <table:table-cell table:formula="of:=[.B971]" office:value-type="float" office:value="14" calcext:value-type="float">
            <text:p>14</text:p>
          </table:table-cell>
          <table:table-cell table:formula="of:=LOG([.A971]*[.$Q$1])" office:value-type="float" office:value="2.92072231249829" calcext:value-type="float">
            <text:p>2.92072231249829</text:p>
          </table:table-cell>
          <table:table-cell table:formula="of:=[.E971]-AVERAGE([.E$3:.E$1200])" office:value-type="float" office:value="1.99081803005008" calcext:value-type="float">
            <text:p>1.99081803005008</text:p>
          </table:table-cell>
          <table:table-cell table:formula="of:=[.F971]-AVERAGE([.F$3:.F$1200])" office:value-type="float" office:value="0.454849616329206" calcext:value-type="float">
            <text:p>0.454849616329206</text:p>
          </table:table-cell>
          <table:table-cell table:formula="of:=[.G971]*[.G971]" office:value-type="float" office:value="3.9633564287725" calcext:value-type="float">
            <text:p>3.9633564287725</text:p>
          </table:table-cell>
          <table:table-cell table:formula="of:=[.G971]*[.H971]" office:value-type="float" office:value="0.905522817149547" calcext:value-type="float">
            <text:p>0.905522817149547</text:p>
          </table:table-cell>
          <table:table-cell table:formula="of:=[.H971]*[.H971]" office:value-type="float" office:value="0.206888173474826" calcext:value-type="float">
            <text:p>0.206888173474826</text:p>
          </table:table-cell>
          <table:table-cell table:number-columns-repeated="6"/>
        </table:table-row>
        <table:table-row table:style-name="ro1">
          <table:table-cell office:value-type="float" office:value="130368716" calcext:value-type="float">
            <text:p>130368716</text:p>
          </table:table-cell>
          <table:table-cell office:value-type="float" office:value="22" calcext:value-type="float">
            <text:p>22</text:p>
          </table:table-cell>
          <table:table-cell office:value-type="float" office:value="3359" calcext:value-type="float">
            <text:p>3359</text:p>
          </table:table-cell>
          <table:table-cell/>
          <table:table-cell table:formula="of:=[.B972]" office:value-type="float" office:value="22" calcext:value-type="float">
            <text:p>22</text:p>
          </table:table-cell>
          <table:table-cell table:formula="of:=LOG([.A972]*[.$Q$1])" office:value-type="float" office:value="4.1151733881859" calcext:value-type="float">
            <text:p>4.1151733881859</text:p>
          </table:table-cell>
          <table:table-cell table:formula="of:=[.E972]-AVERAGE([.E$3:.E$1200])" office:value-type="float" office:value="9.99081803005008" calcext:value-type="float">
            <text:p>9.99081803005008</text:p>
          </table:table-cell>
          <table:table-cell table:formula="of:=[.F972]-AVERAGE([.F$3:.F$1200])" office:value-type="float" office:value="1.64930069201682" calcext:value-type="float">
            <text:p>1.64930069201682</text:p>
          </table:table-cell>
          <table:table-cell table:formula="of:=[.G972]*[.G972]" office:value-type="float" office:value="99.8164449095738" calcext:value-type="float">
            <text:p>99.8164449095738</text:p>
          </table:table-cell>
          <table:table-cell table:formula="of:=[.G972]*[.H972]" office:value-type="float" office:value="16.4778630907758" calcext:value-type="float">
            <text:p>16.4778630907758</text:p>
          </table:table-cell>
          <table:table-cell table:formula="of:=[.H972]*[.H972]" office:value-type="float" office:value="2.72019277268717" calcext:value-type="float">
            <text:p>2.72019277268717</text:p>
          </table:table-cell>
          <table:table-cell table:number-columns-repeated="6"/>
        </table:table-row>
        <table:table-row table:style-name="ro1">
          <table:table-cell office:value-type="float" office:value="45440115" calcext:value-type="float">
            <text:p>45440115</text:p>
          </table:table-cell>
          <table:table-cell office:value-type="float" office:value="16" calcext:value-type="float">
            <text:p>16</text:p>
          </table:table-cell>
          <table:table-cell office:value-type="float" office:value="3364" calcext:value-type="float">
            <text:p>3364</text:p>
          </table:table-cell>
          <table:table-cell/>
          <table:table-cell table:formula="of:=[.B973]" office:value-type="float" office:value="16" calcext:value-type="float">
            <text:p>16</text:p>
          </table:table-cell>
          <table:table-cell table:formula="of:=LOG([.A973]*[.$Q$1])" office:value-type="float" office:value="3.65743942181833" calcext:value-type="float">
            <text:p>3.65743942181833</text:p>
          </table:table-cell>
          <table:table-cell table:formula="of:=[.E973]-AVERAGE([.E$3:.E$1200])" office:value-type="float" office:value="3.99081803005008" calcext:value-type="float">
            <text:p>3.99081803005008</text:p>
          </table:table-cell>
          <table:table-cell table:formula="of:=[.F973]-AVERAGE([.F$3:.F$1200])" office:value-type="float" office:value="1.19156672564925" calcext:value-type="float">
            <text:p>1.19156672564925</text:p>
          </table:table-cell>
          <table:table-cell table:formula="of:=[.G973]*[.G973]" office:value-type="float" office:value="15.9266285489728" calcext:value-type="float">
            <text:p>15.9266285489728</text:p>
          </table:table-cell>
          <table:table-cell table:formula="of:=[.G973]*[.H973]" office:value-type="float" office:value="4.75532597272876" calcext:value-type="float">
            <text:p>4.75532597272876</text:p>
          </table:table-cell>
          <table:table-cell table:formula="of:=[.H973]*[.H973]" office:value-type="float" office:value="1.41983126167447" calcext:value-type="float">
            <text:p>1.41983126167447</text:p>
          </table:table-cell>
          <table:table-cell table:number-columns-repeated="6"/>
        </table:table-row>
        <table:table-row table:style-name="ro1">
          <table:table-cell office:value-type="float" office:value="27074743" calcext:value-type="float">
            <text:p>27074743</text:p>
          </table:table-cell>
          <table:table-cell office:value-type="float" office:value="15" calcext:value-type="float">
            <text:p>15</text:p>
          </table:table-cell>
          <table:table-cell office:value-type="float" office:value="3391" calcext:value-type="float">
            <text:p>3391</text:p>
          </table:table-cell>
          <table:table-cell/>
          <table:table-cell table:formula="of:=[.B974]" office:value-type="float" office:value="15" calcext:value-type="float">
            <text:p>15</text:p>
          </table:table-cell>
          <table:table-cell table:formula="of:=LOG([.A974]*[.$Q$1])" office:value-type="float" office:value="3.4325643428888" calcext:value-type="float">
            <text:p>3.4325643428888</text:p>
          </table:table-cell>
          <table:table-cell table:formula="of:=[.E974]-AVERAGE([.E$3:.E$1200])" office:value-type="float" office:value="2.99081803005008" calcext:value-type="float">
            <text:p>2.99081803005008</text:p>
          </table:table-cell>
          <table:table-cell table:formula="of:=[.F974]-AVERAGE([.F$3:.F$1200])" office:value-type="float" office:value="0.966691646719723" calcext:value-type="float">
            <text:p>0.966691646719723</text:p>
          </table:table-cell>
          <table:table-cell table:formula="of:=[.G974]*[.G974]" office:value-type="float" office:value="8.94499248887267" calcext:value-type="float">
            <text:p>8.94499248887267</text:p>
          </table:table-cell>
          <table:table-cell table:formula="of:=[.G974]*[.H974]" office:value-type="float" office:value="2.89119880650816" calcext:value-type="float">
            <text:p>2.89119880650816</text:p>
          </table:table-cell>
          <table:table-cell table:formula="of:=[.H974]*[.H974]" office:value-type="float" office:value="0.934492739837691" calcext:value-type="float">
            <text:p>0.934492739837691</text:p>
          </table:table-cell>
          <table:table-cell table:number-columns-repeated="6"/>
        </table:table-row>
        <table:table-row table:style-name="ro1">
          <table:table-cell office:value-type="float" office:value="135096339" calcext:value-type="float">
            <text:p>135096339</text:p>
          </table:table-cell>
          <table:table-cell office:value-type="float" office:value="17" calcext:value-type="float">
            <text:p>17</text:p>
          </table:table-cell>
          <table:table-cell office:value-type="float" office:value="3401" calcext:value-type="float">
            <text:p>3401</text:p>
          </table:table-cell>
          <table:table-cell/>
          <table:table-cell table:formula="of:=[.B975]" office:value-type="float" office:value="17" calcext:value-type="float">
            <text:p>17</text:p>
          </table:table-cell>
          <table:table-cell table:formula="of:=LOG([.A975]*[.$Q$1])" office:value-type="float" office:value="4.13064358015718" calcext:value-type="float">
            <text:p>4.13064358015718</text:p>
          </table:table-cell>
          <table:table-cell table:formula="of:=[.E975]-AVERAGE([.E$3:.E$1200])" office:value-type="float" office:value="4.99081803005008" calcext:value-type="float">
            <text:p>4.99081803005008</text:p>
          </table:table-cell>
          <table:table-cell table:formula="of:=[.F975]-AVERAGE([.F$3:.F$1200])" office:value-type="float" office:value="1.6647708839881" calcext:value-type="float">
            <text:p>1.6647708839881</text:p>
          </table:table-cell>
          <table:table-cell table:formula="of:=[.G975]*[.G975]" office:value-type="float" office:value="24.908264609073" calcext:value-type="float">
            <text:p>24.908264609073</text:p>
          </table:table-cell>
          <table:table-cell table:formula="of:=[.G975]*[.H975]" office:value-type="float" office:value="8.30856854371022" calcext:value-type="float">
            <text:p>8.30856854371022</text:p>
          </table:table-cell>
          <table:table-cell table:formula="of:=[.H975]*[.H975]" office:value-type="float" office:value="2.77146209617452" calcext:value-type="float">
            <text:p>2.77146209617452</text:p>
          </table:table-cell>
          <table:table-cell table:number-columns-repeated="6"/>
        </table:table-row>
        <table:table-row table:style-name="ro1">
          <table:table-cell office:value-type="float" office:value="10802825" calcext:value-type="float">
            <text:p>10802825</text:p>
          </table:table-cell>
          <table:table-cell office:value-type="float" office:value="13" calcext:value-type="float">
            <text:p>13</text:p>
          </table:table-cell>
          <table:table-cell office:value-type="float" office:value="3413" calcext:value-type="float">
            <text:p>3413</text:p>
          </table:table-cell>
          <table:table-cell/>
          <table:table-cell table:formula="of:=[.B976]" office:value-type="float" office:value="13" calcext:value-type="float">
            <text:p>13</text:p>
          </table:table-cell>
          <table:table-cell table:formula="of:=LOG([.A976]*[.$Q$1])" office:value-type="float" office:value="3.03353734080909" calcext:value-type="float">
            <text:p>3.03353734080909</text:p>
          </table:table-cell>
          <table:table-cell table:formula="of:=[.E976]-AVERAGE([.E$3:.E$1200])" office:value-type="float" office:value="0.990818030050084" calcext:value-type="float">
            <text:p>0.990818030050084</text:p>
          </table:table-cell>
          <table:table-cell table:formula="of:=[.F976]-AVERAGE([.F$3:.F$1200])" office:value-type="float" office:value="0.567664644640008" calcext:value-type="float">
            <text:p>0.567664644640008</text:p>
          </table:table-cell>
          <table:table-cell table:formula="of:=[.G976]*[.G976]" office:value-type="float" office:value="0.981720368672329" calcext:value-type="float">
            <text:p>0.981720368672329</text:p>
          </table:table-cell>
          <table:table-cell table:formula="of:=[.G976]*[.H976]" office:value-type="float" office:value="0.562452364931294" calcext:value-type="float">
            <text:p>0.562452364931294</text:p>
          </table:table-cell>
          <table:table-cell table:formula="of:=[.H976]*[.H976]" office:value-type="float" office:value="0.322243148774266" calcext:value-type="float">
            <text:p>0.322243148774266</text:p>
          </table:table-cell>
          <table:table-cell table:number-columns-repeated="6"/>
        </table:table-row>
        <table:table-row table:style-name="ro1">
          <table:table-cell office:value-type="float" office:value="33890770" calcext:value-type="float">
            <text:p>33890770</text:p>
          </table:table-cell>
          <table:table-cell office:value-type="float" office:value="16" calcext:value-type="float">
            <text:p>16</text:p>
          </table:table-cell>
          <table:table-cell office:value-type="float" office:value="3434" calcext:value-type="float">
            <text:p>3434</text:p>
          </table:table-cell>
          <table:table-cell/>
          <table:table-cell table:formula="of:=[.B977]" office:value-type="float" office:value="16" calcext:value-type="float">
            <text:p>16</text:p>
          </table:table-cell>
          <table:table-cell table:formula="of:=LOG([.A977]*[.$Q$1])" office:value-type="float" office:value="3.53008143614196" calcext:value-type="float">
            <text:p>3.53008143614196</text:p>
          </table:table-cell>
          <table:table-cell table:formula="of:=[.E977]-AVERAGE([.E$3:.E$1200])" office:value-type="float" office:value="3.99081803005008" calcext:value-type="float">
            <text:p>3.99081803005008</text:p>
          </table:table-cell>
          <table:table-cell table:formula="of:=[.F977]-AVERAGE([.F$3:.F$1200])" office:value-type="float" office:value="1.06420873997288" calcext:value-type="float">
            <text:p>1.06420873997288</text:p>
          </table:table-cell>
          <table:table-cell table:formula="of:=[.G977]*[.G977]" office:value-type="float" office:value="15.9266285489728" calcext:value-type="float">
            <text:p>15.9266285489728</text:p>
          </table:table-cell>
          <table:table-cell table:formula="of:=[.G977]*[.H977]" office:value-type="float" office:value="4.24706342722063" calcext:value-type="float">
            <text:p>4.24706342722063</text:p>
          </table:table-cell>
          <table:table-cell table:formula="of:=[.H977]*[.H977]" office:value-type="float" office:value="1.13254024223466" calcext:value-type="float">
            <text:p>1.13254024223466</text:p>
          </table:table-cell>
          <table:table-cell table:number-columns-repeated="6"/>
        </table:table-row>
        <table:table-row table:style-name="ro1">
          <table:table-cell office:value-type="float" office:value="36811573" calcext:value-type="float">
            <text:p>36811573</text:p>
          </table:table-cell>
          <table:table-cell office:value-type="float" office:value="17" calcext:value-type="float">
            <text:p>17</text:p>
          </table:table-cell>
          <table:table-cell office:value-type="float" office:value="3436" calcext:value-type="float">
            <text:p>3436</text:p>
          </table:table-cell>
          <table:table-cell/>
          <table:table-cell table:formula="of:=[.B978]" office:value-type="float" office:value="17" calcext:value-type="float">
            <text:p>17</text:p>
          </table:table-cell>
          <table:table-cell table:formula="of:=LOG([.A978]*[.$Q$1])" office:value-type="float" office:value="3.56598437573583" calcext:value-type="float">
            <text:p>3.56598437573583</text:p>
          </table:table-cell>
          <table:table-cell table:formula="of:=[.E978]-AVERAGE([.E$3:.E$1200])" office:value-type="float" office:value="4.99081803005008" calcext:value-type="float">
            <text:p>4.99081803005008</text:p>
          </table:table-cell>
          <table:table-cell table:formula="of:=[.F978]-AVERAGE([.F$3:.F$1200])" office:value-type="float" office:value="1.10011167956675" calcext:value-type="float">
            <text:p>1.10011167956675</text:p>
          </table:table-cell>
          <table:table-cell table:formula="of:=[.G978]*[.G978]" office:value-type="float" office:value="24.908264609073" calcext:value-type="float">
            <text:p>24.908264609073</text:p>
          </table:table-cell>
          <table:table-cell table:formula="of:=[.G978]*[.H978]" office:value-type="float" office:value="5.49045720545041" calcext:value-type="float">
            <text:p>5.49045720545041</text:p>
          </table:table-cell>
          <table:table-cell table:formula="of:=[.H978]*[.H978]" office:value-type="float" office:value="1.21024570751917" calcext:value-type="float">
            <text:p>1.21024570751917</text:p>
          </table:table-cell>
          <table:table-cell table:number-columns-repeated="6"/>
        </table:table-row>
        <table:table-row table:style-name="ro1">
          <table:table-cell office:value-type="float" office:value="54480358" calcext:value-type="float">
            <text:p>54480358</text:p>
          </table:table-cell>
          <table:table-cell office:value-type="float" office:value="17" calcext:value-type="float">
            <text:p>17</text:p>
          </table:table-cell>
          <table:table-cell office:value-type="float" office:value="3452" calcext:value-type="float">
            <text:p>3452</text:p>
          </table:table-cell>
          <table:table-cell/>
          <table:table-cell table:formula="of:=[.B979]" office:value-type="float" office:value="17" calcext:value-type="float">
            <text:p>17</text:p>
          </table:table-cell>
          <table:table-cell table:formula="of:=LOG([.A979]*[.$Q$1])" office:value-type="float" office:value="3.73623995273941" calcext:value-type="float">
            <text:p>3.73623995273941</text:p>
          </table:table-cell>
          <table:table-cell table:formula="of:=[.E979]-AVERAGE([.E$3:.E$1200])" office:value-type="float" office:value="4.99081803005008" calcext:value-type="float">
            <text:p>4.99081803005008</text:p>
          </table:table-cell>
          <table:table-cell table:formula="of:=[.F979]-AVERAGE([.F$3:.F$1200])" office:value-type="float" office:value="1.27036725657033" calcext:value-type="float">
            <text:p>1.27036725657033</text:p>
          </table:table-cell>
          <table:table-cell table:formula="of:=[.G979]*[.G979]" office:value-type="float" office:value="24.908264609073" calcext:value-type="float">
            <text:p>24.908264609073</text:p>
          </table:table-cell>
          <table:table-cell table:formula="of:=[.G979]*[.H979]" office:value-type="float" office:value="6.34017180887648" calcext:value-type="float">
            <text:p>6.34017180887648</text:p>
          </table:table-cell>
          <table:table-cell table:formula="of:=[.H979]*[.H979]" office:value-type="float" office:value="1.61383296656604" calcext:value-type="float">
            <text:p>1.61383296656604</text:p>
          </table:table-cell>
          <table:table-cell table:number-columns-repeated="6"/>
        </table:table-row>
        <table:table-row table:style-name="ro1">
          <table:table-cell office:value-type="float" office:value="85913153" calcext:value-type="float">
            <text:p>85913153</text:p>
          </table:table-cell>
          <table:table-cell office:value-type="float" office:value="19" calcext:value-type="float">
            <text:p>19</text:p>
          </table:table-cell>
          <table:table-cell office:value-type="float" office:value="3522" calcext:value-type="float">
            <text:p>3522</text:p>
          </table:table-cell>
          <table:table-cell/>
          <table:table-cell table:formula="of:=[.B980]" office:value-type="float" office:value="19" calcext:value-type="float">
            <text:p>19</text:p>
          </table:table-cell>
          <table:table-cell table:formula="of:=LOG([.A980]*[.$Q$1])" office:value-type="float" office:value="3.93405965787121" calcext:value-type="float">
            <text:p>3.93405965787121</text:p>
          </table:table-cell>
          <table:table-cell table:formula="of:=[.E980]-AVERAGE([.E$3:.E$1200])" office:value-type="float" office:value="6.99081803005008" calcext:value-type="float">
            <text:p>6.99081803005008</text:p>
          </table:table-cell>
          <table:table-cell table:formula="of:=[.F980]-AVERAGE([.F$3:.F$1200])" office:value-type="float" office:value="1.46818696170213" calcext:value-type="float">
            <text:p>1.46818696170213</text:p>
          </table:table-cell>
          <table:table-cell table:formula="of:=[.G980]*[.G980]" office:value-type="float" office:value="48.8715367292733" calcext:value-type="float">
            <text:p>48.8715367292733</text:p>
          </table:table-cell>
          <table:table-cell table:formula="of:=[.G980]*[.H980]" office:value-type="float" office:value="10.2638278833517" calcext:value-type="float">
            <text:p>10.2638278833517</text:p>
          </table:table-cell>
          <table:table-cell table:formula="of:=[.H980]*[.H980]" office:value-type="float" office:value="2.15557295451214" calcext:value-type="float">
            <text:p>2.15557295451214</text:p>
          </table:table-cell>
          <table:table-cell table:number-columns-repeated="6"/>
        </table:table-row>
        <table:table-row table:style-name="ro1">
          <table:table-cell office:value-type="float" office:value="20439743" calcext:value-type="float">
            <text:p>20439743</text:p>
          </table:table-cell>
          <table:table-cell office:value-type="float" office:value="15" calcext:value-type="float">
            <text:p>15</text:p>
          </table:table-cell>
          <table:table-cell office:value-type="float" office:value="3541" calcext:value-type="float">
            <text:p>3541</text:p>
          </table:table-cell>
          <table:table-cell/>
          <table:table-cell table:formula="of:=[.B981]" office:value-type="float" office:value="15" calcext:value-type="float">
            <text:p>15</text:p>
          </table:table-cell>
          <table:table-cell table:formula="of:=LOG([.A981]*[.$Q$1])" office:value-type="float" office:value="3.3104754308764" calcext:value-type="float">
            <text:p>3.3104754308764</text:p>
          </table:table-cell>
          <table:table-cell table:formula="of:=[.E981]-AVERAGE([.E$3:.E$1200])" office:value-type="float" office:value="2.99081803005008" calcext:value-type="float">
            <text:p>2.99081803005008</text:p>
          </table:table-cell>
          <table:table-cell table:formula="of:=[.F981]-AVERAGE([.F$3:.F$1200])" office:value-type="float" office:value="0.844602734707316" calcext:value-type="float">
            <text:p>0.844602734707316</text:p>
          </table:table-cell>
          <table:table-cell table:formula="of:=[.G981]*[.G981]" office:value-type="float" office:value="8.94499248887267" calcext:value-type="float">
            <text:p>8.94499248887267</text:p>
          </table:table-cell>
          <table:table-cell table:formula="of:=[.G981]*[.H981]" office:value-type="float" office:value="2.52605308719225" calcext:value-type="float">
            <text:p>2.52605308719225</text:p>
          </table:table-cell>
          <table:table-cell table:formula="of:=[.H981]*[.H981]" office:value-type="float" office:value="0.713353779475076" calcext:value-type="float">
            <text:p>0.713353779475076</text:p>
          </table:table-cell>
          <table:table-cell table:number-columns-repeated="6"/>
        </table:table-row>
        <table:table-row table:style-name="ro1">
          <table:table-cell office:value-type="float" office:value="364331993" calcext:value-type="float">
            <text:p>364331993</text:p>
          </table:table-cell>
          <table:table-cell office:value-type="float" office:value="20" calcext:value-type="float">
            <text:p>20</text:p>
          </table:table-cell>
          <table:table-cell office:value-type="float" office:value="3555" calcext:value-type="float">
            <text:p>3555</text:p>
          </table:table-cell>
          <table:table-cell/>
          <table:table-cell table:formula="of:=[.B982]" office:value-type="float" office:value="20" calcext:value-type="float">
            <text:p>20</text:p>
          </table:table-cell>
          <table:table-cell table:formula="of:=LOG([.A982]*[.$Q$1])" office:value-type="float" office:value="4.56149730951611" calcext:value-type="float">
            <text:p>4.56149730951611</text:p>
          </table:table-cell>
          <table:table-cell table:formula="of:=[.E982]-AVERAGE([.E$3:.E$1200])" office:value-type="float" office:value="7.99081803005008" calcext:value-type="float">
            <text:p>7.99081803005008</text:p>
          </table:table-cell>
          <table:table-cell table:formula="of:=[.F982]-AVERAGE([.F$3:.F$1200])" office:value-type="float" office:value="2.09562461334703" calcext:value-type="float">
            <text:p>2.09562461334703</text:p>
          </table:table-cell>
          <table:table-cell table:formula="of:=[.G982]*[.G982]" office:value-type="float" office:value="63.8531727893735" calcext:value-type="float">
            <text:p>63.8531727893735</text:p>
          </table:table-cell>
          <table:table-cell table:formula="of:=[.G982]*[.H982]" office:value-type="float" office:value="16.7457549445502" calcext:value-type="float">
            <text:p>16.7457549445502</text:p>
          </table:table-cell>
          <table:table-cell table:formula="of:=[.H982]*[.H982]" office:value-type="float" office:value="4.39164252006589" calcext:value-type="float">
            <text:p>4.39164252006589</text:p>
          </table:table-cell>
          <table:table-cell table:number-columns-repeated="6"/>
        </table:table-row>
        <table:table-row table:style-name="ro1">
          <table:table-cell office:value-type="float" office:value="33074121" calcext:value-type="float">
            <text:p>33074121</text:p>
          </table:table-cell>
          <table:table-cell office:value-type="float" office:value="13" calcext:value-type="float">
            <text:p>13</text:p>
          </table:table-cell>
          <table:table-cell office:value-type="float" office:value="3564" calcext:value-type="float">
            <text:p>3564</text:p>
          </table:table-cell>
          <table:table-cell/>
          <table:table-cell table:formula="of:=[.B983]" office:value-type="float" office:value="13" calcext:value-type="float">
            <text:p>13</text:p>
          </table:table-cell>
          <table:table-cell table:formula="of:=LOG([.A983]*[.$Q$1])" office:value-type="float" office:value="3.51948831091177" calcext:value-type="float">
            <text:p>3.51948831091177</text:p>
          </table:table-cell>
          <table:table-cell table:formula="of:=[.E983]-AVERAGE([.E$3:.E$1200])" office:value-type="float" office:value="0.990818030050084" calcext:value-type="float">
            <text:p>0.990818030050084</text:p>
          </table:table-cell>
          <table:table-cell table:formula="of:=[.F983]-AVERAGE([.F$3:.F$1200])" office:value-type="float" office:value="1.05361561474269" calcext:value-type="float">
            <text:p>1.05361561474269</text:p>
          </table:table-cell>
          <table:table-cell table:formula="of:=[.G983]*[.G983]" office:value-type="float" office:value="0.981720368672329" calcext:value-type="float">
            <text:p>0.981720368672329</text:p>
          </table:table-cell>
          <table:table-cell table:formula="of:=[.G983]*[.H983]" office:value-type="float" office:value="1.04394134782936" calcext:value-type="float">
            <text:p>1.04394134782936</text:p>
          </table:table-cell>
          <table:table-cell table:formula="of:=[.H983]*[.H983]" office:value-type="float" office:value="1.11010586362962" calcext:value-type="float">
            <text:p>1.11010586362962</text:p>
          </table:table-cell>
          <table:table-cell table:number-columns-repeated="6"/>
        </table:table-row>
        <table:table-row table:style-name="ro1">
          <table:table-cell office:value-type="float" office:value="31273890" calcext:value-type="float">
            <text:p>31273890</text:p>
          </table:table-cell>
          <table:table-cell office:value-type="float" office:value="18" calcext:value-type="float">
            <text:p>18</text:p>
          </table:table-cell>
          <table:table-cell office:value-type="float" office:value="3581" calcext:value-type="float">
            <text:p>3581</text:p>
          </table:table-cell>
          <table:table-cell/>
          <table:table-cell table:formula="of:=[.B984]" office:value-type="float" office:value="18" calcext:value-type="float">
            <text:p>18</text:p>
          </table:table-cell>
          <table:table-cell table:formula="of:=LOG([.A984]*[.$Q$1])" office:value-type="float" office:value="3.49518190428297" calcext:value-type="float">
            <text:p>3.49518190428297</text:p>
          </table:table-cell>
          <table:table-cell table:formula="of:=[.E984]-AVERAGE([.E$3:.E$1200])" office:value-type="float" office:value="5.99081803005008" calcext:value-type="float">
            <text:p>5.99081803005008</text:p>
          </table:table-cell>
          <table:table-cell table:formula="of:=[.F984]-AVERAGE([.F$3:.F$1200])" office:value-type="float" office:value="1.02930920811389" calcext:value-type="float">
            <text:p>1.02930920811389</text:p>
          </table:table-cell>
          <table:table-cell table:formula="of:=[.G984]*[.G984]" office:value-type="float" office:value="35.8899006691732" calcext:value-type="float">
            <text:p>35.8899006691732</text:p>
          </table:table-cell>
          <table:table-cell table:formula="of:=[.G984]*[.H984]" office:value-type="float" office:value="6.16640416246527" calcext:value-type="float">
            <text:p>6.16640416246527</text:p>
          </table:table-cell>
          <table:table-cell table:formula="of:=[.H984]*[.H984]" office:value-type="float" office:value="1.05947744590804" calcext:value-type="float">
            <text:p>1.05947744590804</text:p>
          </table:table-cell>
          <table:table-cell table:number-columns-repeated="6"/>
        </table:table-row>
        <table:table-row table:style-name="ro1">
          <table:table-cell office:value-type="float" office:value="18877392" calcext:value-type="float">
            <text:p>18877392</text:p>
          </table:table-cell>
          <table:table-cell office:value-type="float" office:value="16" calcext:value-type="float">
            <text:p>16</text:p>
          </table:table-cell>
          <table:table-cell office:value-type="float" office:value="3613" calcext:value-type="float">
            <text:p>3613</text:p>
          </table:table-cell>
          <table:table-cell/>
          <table:table-cell table:formula="of:=[.B985]" office:value-type="float" office:value="16" calcext:value-type="float">
            <text:p>16</text:p>
          </table:table-cell>
          <table:table-cell table:formula="of:=LOG([.A985]*[.$Q$1])" office:value-type="float" office:value="3.2759419942923" calcext:value-type="float">
            <text:p>3.2759419942923</text:p>
          </table:table-cell>
          <table:table-cell table:formula="of:=[.E985]-AVERAGE([.E$3:.E$1200])" office:value-type="float" office:value="3.99081803005008" calcext:value-type="float">
            <text:p>3.99081803005008</text:p>
          </table:table-cell>
          <table:table-cell table:formula="of:=[.F985]-AVERAGE([.F$3:.F$1200])" office:value-type="float" office:value="0.810069298123215" calcext:value-type="float">
            <text:p>0.810069298123215</text:p>
          </table:table-cell>
          <table:table-cell table:formula="of:=[.G985]*[.G985]" office:value-type="float" office:value="15.9266285489728" calcext:value-type="float">
            <text:p>15.9266285489728</text:p>
          </table:table-cell>
          <table:table-cell table:formula="of:=[.G985]*[.H985]" office:value-type="float" office:value="3.23283916054014" calcext:value-type="float">
            <text:p>3.23283916054014</text:p>
          </table:table-cell>
          <table:table-cell table:formula="of:=[.H985]*[.H985]" office:value-type="float" office:value="0.656212267761839" calcext:value-type="float">
            <text:p>0.656212267761839</text:p>
          </table:table-cell>
          <table:table-cell table:number-columns-repeated="6"/>
        </table:table-row>
        <table:table-row table:style-name="ro1">
          <table:table-cell office:value-type="float" office:value="54572150" calcext:value-type="float">
            <text:p>54572150</text:p>
          </table:table-cell>
          <table:table-cell office:value-type="float" office:value="15" calcext:value-type="float">
            <text:p>15</text:p>
          </table:table-cell>
          <table:table-cell office:value-type="float" office:value="3625" calcext:value-type="float">
            <text:p>3625</text:p>
          </table:table-cell>
          <table:table-cell/>
          <table:table-cell table:formula="of:=[.B986]" office:value-type="float" office:value="15" calcext:value-type="float">
            <text:p>15</text:p>
          </table:table-cell>
          <table:table-cell table:formula="of:=LOG([.A986]*[.$Q$1])" office:value-type="float" office:value="3.73697106418708" calcext:value-type="float">
            <text:p>3.73697106418708</text:p>
          </table:table-cell>
          <table:table-cell table:formula="of:=[.E986]-AVERAGE([.E$3:.E$1200])" office:value-type="float" office:value="2.99081803005008" calcext:value-type="float">
            <text:p>2.99081803005008</text:p>
          </table:table-cell>
          <table:table-cell table:formula="of:=[.F986]-AVERAGE([.F$3:.F$1200])" office:value-type="float" office:value="1.271098368018" calcext:value-type="float">
            <text:p>1.271098368018</text:p>
          </table:table-cell>
          <table:table-cell table:formula="of:=[.G986]*[.G986]" office:value-type="float" office:value="8.94499248887267" calcext:value-type="float">
            <text:p>8.94499248887267</text:p>
          </table:table-cell>
          <table:table-cell table:formula="of:=[.G986]*[.H986]" office:value-type="float" office:value="3.80162391703546" calcext:value-type="float">
            <text:p>3.80162391703546</text:p>
          </table:table-cell>
          <table:table-cell table:formula="of:=[.H986]*[.H986]" office:value-type="float" office:value="1.61569106117801" calcext:value-type="float">
            <text:p>1.61569106117801</text:p>
          </table:table-cell>
          <table:table-cell table:number-columns-repeated="6"/>
        </table:table-row>
        <table:table-row table:style-name="ro1">
          <table:table-cell office:value-type="float" office:value="266930354" calcext:value-type="float">
            <text:p>266930354</text:p>
          </table:table-cell>
          <table:table-cell office:value-type="float" office:value="20" calcext:value-type="float">
            <text:p>20</text:p>
          </table:table-cell>
          <table:table-cell office:value-type="float" office:value="3650" calcext:value-type="float">
            <text:p>3650</text:p>
          </table:table-cell>
          <table:table-cell/>
          <table:table-cell table:formula="of:=[.B987]" office:value-type="float" office:value="20" calcext:value-type="float">
            <text:p>20</text:p>
          </table:table-cell>
          <table:table-cell table:formula="of:=LOG([.A987]*[.$Q$1])" office:value-type="float" office:value="4.42639796241676" calcext:value-type="float">
            <text:p>4.42639796241676</text:p>
          </table:table-cell>
          <table:table-cell table:formula="of:=[.E987]-AVERAGE([.E$3:.E$1200])" office:value-type="float" office:value="7.99081803005008" calcext:value-type="float">
            <text:p>7.99081803005008</text:p>
          </table:table-cell>
          <table:table-cell table:formula="of:=[.F987]-AVERAGE([.F$3:.F$1200])" office:value-type="float" office:value="1.96052526624768" calcext:value-type="float">
            <text:p>1.96052526624768</text:p>
          </table:table-cell>
          <table:table-cell table:formula="of:=[.G987]*[.G987]" office:value-type="float" office:value="63.8531727893735" calcext:value-type="float">
            <text:p>63.8531727893735</text:p>
          </table:table-cell>
          <table:table-cell table:formula="of:=[.G987]*[.H987]" office:value-type="float" office:value="15.6662006459007" calcext:value-type="float">
            <text:p>15.6662006459007</text:p>
          </table:table-cell>
          <table:table-cell table:formula="of:=[.H987]*[.H987]" office:value-type="float" office:value="3.84365931959552" calcext:value-type="float">
            <text:p>3.84365931959552</text:p>
          </table:table-cell>
          <table:table-cell table:number-columns-repeated="6"/>
        </table:table-row>
        <table:table-row table:style-name="ro1">
          <table:table-cell office:value-type="float" office:value="43630494" calcext:value-type="float">
            <text:p>43630494</text:p>
          </table:table-cell>
          <table:table-cell office:value-type="float" office:value="16" calcext:value-type="float">
            <text:p>16</text:p>
          </table:table-cell>
          <table:table-cell office:value-type="float" office:value="3695" calcext:value-type="float">
            <text:p>3695</text:p>
          </table:table-cell>
          <table:table-cell/>
          <table:table-cell table:formula="of:=[.B988]" office:value-type="float" office:value="16" calcext:value-type="float">
            <text:p>16</text:p>
          </table:table-cell>
          <table:table-cell table:formula="of:=LOG([.A988]*[.$Q$1])" office:value-type="float" office:value="3.63979013025153" calcext:value-type="float">
            <text:p>3.63979013025153</text:p>
          </table:table-cell>
          <table:table-cell table:formula="of:=[.E988]-AVERAGE([.E$3:.E$1200])" office:value-type="float" office:value="3.99081803005008" calcext:value-type="float">
            <text:p>3.99081803005008</text:p>
          </table:table-cell>
          <table:table-cell table:formula="of:=[.F988]-AVERAGE([.F$3:.F$1200])" office:value-type="float" office:value="1.17391743408245" calcext:value-type="float">
            <text:p>1.17391743408245</text:p>
          </table:table-cell>
          <table:table-cell table:formula="of:=[.G988]*[.G988]" office:value-type="float" office:value="15.9266285489728" calcext:value-type="float">
            <text:p>15.9266285489728</text:p>
          </table:table-cell>
          <table:table-cell table:formula="of:=[.G988]*[.H988]" office:value-type="float" office:value="4.68489086172639" calcext:value-type="float">
            <text:p>4.68489086172639</text:p>
          </table:table-cell>
          <table:table-cell table:formula="of:=[.H988]*[.H988]" office:value-type="float" office:value="1.37808214204273" calcext:value-type="float">
            <text:p>1.37808214204273</text:p>
          </table:table-cell>
          <table:table-cell table:number-columns-repeated="6"/>
        </table:table-row>
        <table:table-row table:style-name="ro1">
          <table:table-cell office:value-type="float" office:value="25141029" calcext:value-type="float">
            <text:p>25141029</text:p>
          </table:table-cell>
          <table:table-cell office:value-type="float" office:value="14" calcext:value-type="float">
            <text:p>14</text:p>
          </table:table-cell>
          <table:table-cell office:value-type="float" office:value="3824" calcext:value-type="float">
            <text:p>3824</text:p>
          </table:table-cell>
          <table:table-cell/>
          <table:table-cell table:formula="of:=[.B989]" office:value-type="float" office:value="14" calcext:value-type="float">
            <text:p>14</text:p>
          </table:table-cell>
          <table:table-cell table:formula="of:=LOG([.A989]*[.$Q$1])" office:value-type="float" office:value="3.40038304900135" calcext:value-type="float">
            <text:p>3.40038304900135</text:p>
          </table:table-cell>
          <table:table-cell table:formula="of:=[.E989]-AVERAGE([.E$3:.E$1200])" office:value-type="float" office:value="1.99081803005008" calcext:value-type="float">
            <text:p>1.99081803005008</text:p>
          </table:table-cell>
          <table:table-cell table:formula="of:=[.F989]-AVERAGE([.F$3:.F$1200])" office:value-type="float" office:value="0.934510352832265" calcext:value-type="float">
            <text:p>0.934510352832265</text:p>
          </table:table-cell>
          <table:table-cell table:formula="of:=[.G989]*[.G989]" office:value-type="float" office:value="3.9633564287725" calcext:value-type="float">
            <text:p>3.9633564287725</text:p>
          </table:table-cell>
          <table:table-cell table:formula="of:=[.G989]*[.H989]" office:value-type="float" office:value="1.86044005968694" calcext:value-type="float">
            <text:p>1.86044005968694</text:p>
          </table:table-cell>
          <table:table-cell table:formula="of:=[.H989]*[.H989]" office:value-type="float" office:value="0.873309599550684" calcext:value-type="float">
            <text:p>0.873309599550684</text:p>
          </table:table-cell>
          <table:table-cell table:number-columns-repeated="6"/>
        </table:table-row>
        <table:table-row table:style-name="ro1">
          <table:table-cell office:value-type="float" office:value="54358576" calcext:value-type="float">
            <text:p>54358576</text:p>
          </table:table-cell>
          <table:table-cell office:value-type="float" office:value="17" calcext:value-type="float">
            <text:p>17</text:p>
          </table:table-cell>
          <table:table-cell office:value-type="float" office:value="3851" calcext:value-type="float">
            <text:p>3851</text:p>
          </table:table-cell>
          <table:table-cell/>
          <table:table-cell table:formula="of:=[.B990]" office:value-type="float" office:value="17" calcext:value-type="float">
            <text:p>17</text:p>
          </table:table-cell>
          <table:table-cell table:formula="of:=LOG([.A990]*[.$Q$1])" office:value-type="float" office:value="3.73526807124952" calcext:value-type="float">
            <text:p>3.73526807124952</text:p>
          </table:table-cell>
          <table:table-cell table:formula="of:=[.E990]-AVERAGE([.E$3:.E$1200])" office:value-type="float" office:value="4.99081803005008" calcext:value-type="float">
            <text:p>4.99081803005008</text:p>
          </table:table-cell>
          <table:table-cell table:formula="of:=[.F990]-AVERAGE([.F$3:.F$1200])" office:value-type="float" office:value="1.26939537508044" calcext:value-type="float">
            <text:p>1.26939537508044</text:p>
          </table:table-cell>
          <table:table-cell table:formula="of:=[.G990]*[.G990]" office:value-type="float" office:value="24.908264609073" calcext:value-type="float">
            <text:p>24.908264609073</text:p>
          </table:table-cell>
          <table:table-cell table:formula="of:=[.G990]*[.H990]" office:value-type="float" office:value="6.33532132521364" calcext:value-type="float">
            <text:p>6.33532132521364</text:p>
          </table:table-cell>
          <table:table-cell table:formula="of:=[.H990]*[.H990]" office:value-type="float" office:value="1.61136461827561" calcext:value-type="float">
            <text:p>1.61136461827561</text:p>
          </table:table-cell>
          <table:table-cell table:number-columns-repeated="6"/>
        </table:table-row>
        <table:table-row table:style-name="ro1">
          <table:table-cell office:value-type="float" office:value="14597011" calcext:value-type="float">
            <text:p>14597011</text:p>
          </table:table-cell>
          <table:table-cell office:value-type="float" office:value="16" calcext:value-type="float">
            <text:p>16</text:p>
          </table:table-cell>
          <table:table-cell office:value-type="float" office:value="3855" calcext:value-type="float">
            <text:p>3855</text:p>
          </table:table-cell>
          <table:table-cell/>
          <table:table-cell table:formula="of:=[.B991]" office:value-type="float" office:value="16" calcext:value-type="float">
            <text:p>16</text:p>
          </table:table-cell>
          <table:table-cell table:formula="of:=LOG([.A991]*[.$Q$1])" office:value-type="float" office:value="3.16426393529796" calcext:value-type="float">
            <text:p>3.16426393529796</text:p>
          </table:table-cell>
          <table:table-cell table:formula="of:=[.E991]-AVERAGE([.E$3:.E$1200])" office:value-type="float" office:value="3.99081803005008" calcext:value-type="float">
            <text:p>3.99081803005008</text:p>
          </table:table-cell>
          <table:table-cell table:formula="of:=[.F991]-AVERAGE([.F$3:.F$1200])" office:value-type="float" office:value="0.698391239128876" calcext:value-type="float">
            <text:p>0.698391239128876</text:p>
          </table:table-cell>
          <table:table-cell table:formula="of:=[.G991]*[.G991]" office:value-type="float" office:value="15.9266285489728" calcext:value-type="float">
            <text:p>15.9266285489728</text:p>
          </table:table-cell>
          <table:table-cell table:formula="of:=[.G991]*[.H991]" office:value-type="float" office:value="2.78715234914454" calcext:value-type="float">
            <text:p>2.78715234914454</text:p>
          </table:table-cell>
          <table:table-cell table:formula="of:=[.H991]*[.H991]" office:value-type="float" office:value="0.487750322891967" calcext:value-type="float">
            <text:p>0.487750322891967</text:p>
          </table:table-cell>
          <table:table-cell table:number-columns-repeated="6"/>
        </table:table-row>
        <table:table-row table:style-name="ro1">
          <table:table-cell office:value-type="float" office:value="37519050" calcext:value-type="float">
            <text:p>37519050</text:p>
          </table:table-cell>
          <table:table-cell office:value-type="float" office:value="19" calcext:value-type="float">
            <text:p>19</text:p>
          </table:table-cell>
          <table:table-cell office:value-type="float" office:value="3915" calcext:value-type="float">
            <text:p>3915</text:p>
          </table:table-cell>
          <table:table-cell/>
          <table:table-cell table:formula="of:=[.B992]" office:value-type="float" office:value="19" calcext:value-type="float">
            <text:p>19</text:p>
          </table:table-cell>
          <table:table-cell table:formula="of:=LOG([.A992]*[.$Q$1])" office:value-type="float" office:value="3.57425183330561" calcext:value-type="float">
            <text:p>3.57425183330561</text:p>
          </table:table-cell>
          <table:table-cell table:formula="of:=[.E992]-AVERAGE([.E$3:.E$1200])" office:value-type="float" office:value="6.99081803005008" calcext:value-type="float">
            <text:p>6.99081803005008</text:p>
          </table:table-cell>
          <table:table-cell table:formula="of:=[.F992]-AVERAGE([.F$3:.F$1200])" office:value-type="float" office:value="1.10837913713653" calcext:value-type="float">
            <text:p>1.10837913713653</text:p>
          </table:table-cell>
          <table:table-cell table:formula="of:=[.G992]*[.G992]" office:value-type="float" office:value="48.8715367292733" calcext:value-type="float">
            <text:p>48.8715367292733</text:p>
          </table:table-cell>
          <table:table-cell table:formula="of:=[.G992]*[.H992]" office:value-type="float" office:value="7.74847685602541" calcext:value-type="float">
            <text:p>7.74847685602541</text:p>
          </table:table-cell>
          <table:table-cell table:formula="of:=[.H992]*[.H992]" office:value-type="float" office:value="1.22850431163952" calcext:value-type="float">
            <text:p>1.22850431163952</text:p>
          </table:table-cell>
          <table:table-cell table:number-columns-repeated="6"/>
        </table:table-row>
        <table:table-row table:style-name="ro1">
          <table:table-cell office:value-type="float" office:value="385985537" calcext:value-type="float">
            <text:p>385985537</text:p>
          </table:table-cell>
          <table:table-cell office:value-type="float" office:value="19" calcext:value-type="float">
            <text:p>19</text:p>
          </table:table-cell>
          <table:table-cell office:value-type="float" office:value="3944" calcext:value-type="float">
            <text:p>3944</text:p>
          </table:table-cell>
          <table:table-cell/>
          <table:table-cell table:formula="of:=[.B993]" office:value-type="float" office:value="19" calcext:value-type="float">
            <text:p>19</text:p>
          </table:table-cell>
          <table:table-cell table:formula="of:=LOG([.A993]*[.$Q$1])" office:value-type="float" office:value="4.5865710318252" calcext:value-type="float">
            <text:p>4.5865710318252</text:p>
          </table:table-cell>
          <table:table-cell table:formula="of:=[.E993]-AVERAGE([.E$3:.E$1200])" office:value-type="float" office:value="6.99081803005008" calcext:value-type="float">
            <text:p>6.99081803005008</text:p>
          </table:table-cell>
          <table:table-cell table:formula="of:=[.F993]-AVERAGE([.F$3:.F$1200])" office:value-type="float" office:value="2.12069833565612" calcext:value-type="float">
            <text:p>2.12069833565612</text:p>
          </table:table-cell>
          <table:table-cell table:formula="of:=[.G993]*[.G993]" office:value-type="float" office:value="48.8715367292733" calcext:value-type="float">
            <text:p>48.8715367292733</text:p>
          </table:table-cell>
          <table:table-cell table:formula="of:=[.G993]*[.H993]" office:value-type="float" office:value="14.825416161202" calcext:value-type="float">
            <text:p>14.825416161202</text:p>
          </table:table-cell>
          <table:table-cell table:formula="of:=[.H993]*[.H993]" office:value-type="float" office:value="4.49736143085464" calcext:value-type="float">
            <text:p>4.49736143085464</text:p>
          </table:table-cell>
          <table:table-cell table:number-columns-repeated="6"/>
        </table:table-row>
        <table:table-row table:style-name="ro1">
          <table:table-cell office:value-type="float" office:value="56633777" calcext:value-type="float">
            <text:p>56633777</text:p>
          </table:table-cell>
          <table:table-cell office:value-type="float" office:value="16" calcext:value-type="float">
            <text:p>16</text:p>
          </table:table-cell>
          <table:table-cell office:value-type="float" office:value="3949" calcext:value-type="float">
            <text:p>3949</text:p>
          </table:table-cell>
          <table:table-cell/>
          <table:table-cell table:formula="of:=[.B994]" office:value-type="float" office:value="16" calcext:value-type="float">
            <text:p>16</text:p>
          </table:table-cell>
          <table:table-cell table:formula="of:=LOG([.A994]*[.$Q$1])" office:value-type="float" office:value="3.75307552640772" calcext:value-type="float">
            <text:p>3.75307552640772</text:p>
          </table:table-cell>
          <table:table-cell table:formula="of:=[.E994]-AVERAGE([.E$3:.E$1200])" office:value-type="float" office:value="3.99081803005008" calcext:value-type="float">
            <text:p>3.99081803005008</text:p>
          </table:table-cell>
          <table:table-cell table:formula="of:=[.F994]-AVERAGE([.F$3:.F$1200])" office:value-type="float" office:value="1.28720283023864" calcext:value-type="float">
            <text:p>1.28720283023864</text:p>
          </table:table-cell>
          <table:table-cell table:formula="of:=[.G994]*[.G994]" office:value-type="float" office:value="15.9266285489728" calcext:value-type="float">
            <text:p>15.9266285489728</text:p>
          </table:table-cell>
          <table:table-cell table:formula="of:=[.G994]*[.H994]" office:value-type="float" office:value="5.13699226324785" calcext:value-type="float">
            <text:p>5.13699226324785</text:p>
          </table:table-cell>
          <table:table-cell table:formula="of:=[.H994]*[.H994]" office:value-type="float" office:value="1.65689112617436" calcext:value-type="float">
            <text:p>1.65689112617436</text:p>
          </table:table-cell>
          <table:table-cell table:number-columns-repeated="6"/>
        </table:table-row>
        <table:table-row table:style-name="ro1">
          <table:table-cell office:value-type="float" office:value="284879812" calcext:value-type="float">
            <text:p>284879812</text:p>
          </table:table-cell>
          <table:table-cell office:value-type="float" office:value="19" calcext:value-type="float">
            <text:p>19</text:p>
          </table:table-cell>
          <table:table-cell office:value-type="float" office:value="3974" calcext:value-type="float">
            <text:p>3974</text:p>
          </table:table-cell>
          <table:table-cell/>
          <table:table-cell table:formula="of:=[.B995]" office:value-type="float" office:value="19" calcext:value-type="float">
            <text:p>19</text:p>
          </table:table-cell>
          <table:table-cell table:formula="of:=LOG([.A995]*[.$Q$1])" office:value-type="float" office:value="4.45466167406345" calcext:value-type="float">
            <text:p>4.45466167406345</text:p>
          </table:table-cell>
          <table:table-cell table:formula="of:=[.E995]-AVERAGE([.E$3:.E$1200])" office:value-type="float" office:value="6.99081803005008" calcext:value-type="float">
            <text:p>6.99081803005008</text:p>
          </table:table-cell>
          <table:table-cell table:formula="of:=[.F995]-AVERAGE([.F$3:.F$1200])" office:value-type="float" office:value="1.98878897789437" calcext:value-type="float">
            <text:p>1.98878897789437</text:p>
          </table:table-cell>
          <table:table-cell table:formula="of:=[.G995]*[.G995]" office:value-type="float" office:value="48.8715367292733" calcext:value-type="float">
            <text:p>48.8715367292733</text:p>
          </table:table-cell>
          <table:table-cell table:formula="of:=[.G995]*[.H995]" office:value-type="float" office:value="13.9032618446289" calcext:value-type="float">
            <text:p>13.9032618446289</text:p>
          </table:table-cell>
          <table:table-cell table:formula="of:=[.H995]*[.H995]" office:value-type="float" office:value="3.95528159859414" calcext:value-type="float">
            <text:p>3.95528159859414</text:p>
          </table:table-cell>
          <table:table-cell table:number-columns-repeated="6"/>
        </table:table-row>
        <table:table-row table:style-name="ro1">
          <table:table-cell office:value-type="float" office:value="94831657" calcext:value-type="float">
            <text:p>94831657</text:p>
          </table:table-cell>
          <table:table-cell office:value-type="float" office:value="18" calcext:value-type="float">
            <text:p>18</text:p>
          </table:table-cell>
          <table:table-cell office:value-type="float" office:value="4003" calcext:value-type="float">
            <text:p>4003</text:p>
          </table:table-cell>
          <table:table-cell/>
          <table:table-cell table:formula="of:=[.B996]" office:value-type="float" office:value="18" calcext:value-type="float">
            <text:p>18</text:p>
          </table:table-cell>
          <table:table-cell table:formula="of:=LOG([.A996]*[.$Q$1])" office:value-type="float" office:value="3.97695333908259" calcext:value-type="float">
            <text:p>3.97695333908259</text:p>
          </table:table-cell>
          <table:table-cell table:formula="of:=[.E996]-AVERAGE([.E$3:.E$1200])" office:value-type="float" office:value="5.99081803005008" calcext:value-type="float">
            <text:p>5.99081803005008</text:p>
          </table:table-cell>
          <table:table-cell table:formula="of:=[.F996]-AVERAGE([.F$3:.F$1200])" office:value-type="float" office:value="1.51108064291351" calcext:value-type="float">
            <text:p>1.51108064291351</text:p>
          </table:table-cell>
          <table:table-cell table:formula="of:=[.G996]*[.G996]" office:value-type="float" office:value="35.8899006691732" calcext:value-type="float">
            <text:p>35.8899006691732</text:p>
          </table:table-cell>
          <table:table-cell table:formula="of:=[.G996]*[.H996]" office:value-type="float" office:value="9.05260916042595" calcext:value-type="float">
            <text:p>9.05260916042595</text:p>
          </table:table-cell>
          <table:table-cell table:formula="of:=[.H996]*[.H996]" office:value-type="float" office:value="2.28336470938792" calcext:value-type="float">
            <text:p>2.28336470938792</text:p>
          </table:table-cell>
          <table:table-cell table:number-columns-repeated="6"/>
        </table:table-row>
        <table:table-row table:style-name="ro1">
          <table:table-cell office:value-type="float" office:value="64291281" calcext:value-type="float">
            <text:p>64291281</text:p>
          </table:table-cell>
          <table:table-cell office:value-type="float" office:value="16" calcext:value-type="float">
            <text:p>16</text:p>
          </table:table-cell>
          <table:table-cell office:value-type="float" office:value="4066" calcext:value-type="float">
            <text:p>4066</text:p>
          </table:table-cell>
          <table:table-cell/>
          <table:table-cell table:formula="of:=[.B997]" office:value-type="float" office:value="16" calcext:value-type="float">
            <text:p>16</text:p>
          </table:table-cell>
          <table:table-cell table:formula="of:=LOG([.A997]*[.$Q$1])" office:value-type="float" office:value="3.80815207913976" calcext:value-type="float">
            <text:p>3.80815207913976</text:p>
          </table:table-cell>
          <table:table-cell table:formula="of:=[.E997]-AVERAGE([.E$3:.E$1200])" office:value-type="float" office:value="3.99081803005008" calcext:value-type="float">
            <text:p>3.99081803005008</text:p>
          </table:table-cell>
          <table:table-cell table:formula="of:=[.F997]-AVERAGE([.F$3:.F$1200])" office:value-type="float" office:value="1.34227938297068" calcext:value-type="float">
            <text:p>1.34227938297068</text:p>
          </table:table-cell>
          <table:table-cell table:formula="of:=[.G997]*[.G997]" office:value-type="float" office:value="15.9266285489728" calcext:value-type="float">
            <text:p>15.9266285489728</text:p>
          </table:table-cell>
          <table:table-cell table:formula="of:=[.G997]*[.H997]" office:value-type="float" office:value="5.35679276292388" calcext:value-type="float">
            <text:p>5.35679276292388</text:p>
          </table:table-cell>
          <table:table-cell table:formula="of:=[.H997]*[.H997]" office:value-type="float" office:value="1.80171394194814" calcext:value-type="float">
            <text:p>1.80171394194814</text:p>
          </table:table-cell>
          <table:table-cell table:number-columns-repeated="6"/>
        </table:table-row>
        <table:table-row table:style-name="ro1">
          <table:table-cell office:value-type="float" office:value="168587176" calcext:value-type="float">
            <text:p>168587176</text:p>
          </table:table-cell>
          <table:table-cell office:value-type="float" office:value="18" calcext:value-type="float">
            <text:p>18</text:p>
          </table:table-cell>
          <table:table-cell office:value-type="float" office:value="4108" calcext:value-type="float">
            <text:p>4108</text:p>
          </table:table-cell>
          <table:table-cell/>
          <table:table-cell table:formula="of:=[.B998]" office:value-type="float" office:value="18" calcext:value-type="float">
            <text:p>18</text:p>
          </table:table-cell>
          <table:table-cell table:formula="of:=LOG([.A998]*[.$Q$1])" office:value-type="float" office:value="4.22682453586254" calcext:value-type="float">
            <text:p>4.22682453586254</text:p>
          </table:table-cell>
          <table:table-cell table:formula="of:=[.E998]-AVERAGE([.E$3:.E$1200])" office:value-type="float" office:value="5.99081803005008" calcext:value-type="float">
            <text:p>5.99081803005008</text:p>
          </table:table-cell>
          <table:table-cell table:formula="of:=[.F998]-AVERAGE([.F$3:.F$1200])" office:value-type="float" office:value="1.76095183969345" calcext:value-type="float">
            <text:p>1.76095183969345</text:p>
          </table:table-cell>
          <table:table-cell table:formula="of:=[.G998]*[.G998]" office:value-type="float" office:value="35.8899006691732" calcext:value-type="float">
            <text:p>35.8899006691732</text:p>
          </table:table-cell>
          <table:table-cell table:formula="of:=[.G998]*[.H998]" office:value-type="float" office:value="10.5495420312854" calcext:value-type="float">
            <text:p>10.5495420312854</text:p>
          </table:table-cell>
          <table:table-cell table:formula="of:=[.H998]*[.H998]" office:value-type="float" office:value="3.10095138171976" calcext:value-type="float">
            <text:p>3.10095138171976</text:p>
          </table:table-cell>
          <table:table-cell table:number-columns-repeated="6"/>
        </table:table-row>
        <table:table-row table:style-name="ro1">
          <table:table-cell office:value-type="float" office:value="60647140" calcext:value-type="float">
            <text:p>60647140</text:p>
          </table:table-cell>
          <table:table-cell office:value-type="float" office:value="17" calcext:value-type="float">
            <text:p>17</text:p>
          </table:table-cell>
          <table:table-cell office:value-type="float" office:value="4113" calcext:value-type="float">
            <text:p>4113</text:p>
          </table:table-cell>
          <table:table-cell/>
          <table:table-cell table:formula="of:=[.B999]" office:value-type="float" office:value="17" calcext:value-type="float">
            <text:p>17</text:p>
          </table:table-cell>
          <table:table-cell table:formula="of:=LOG([.A999]*[.$Q$1])" office:value-type="float" office:value="3.78281032521076" calcext:value-type="float">
            <text:p>3.78281032521076</text:p>
          </table:table-cell>
          <table:table-cell table:formula="of:=[.E999]-AVERAGE([.E$3:.E$1200])" office:value-type="float" office:value="4.99081803005008" calcext:value-type="float">
            <text:p>4.99081803005008</text:p>
          </table:table-cell>
          <table:table-cell table:formula="of:=[.F999]-AVERAGE([.F$3:.F$1200])" office:value-type="float" office:value="1.31693762904167" calcext:value-type="float">
            <text:p>1.31693762904167</text:p>
          </table:table-cell>
          <table:table-cell table:formula="of:=[.G999]*[.G999]" office:value-type="float" office:value="24.908264609073" calcext:value-type="float">
            <text:p>24.908264609073</text:p>
          </table:table-cell>
          <table:table-cell table:formula="of:=[.G999]*[.H999]" office:value-type="float" office:value="6.5725960634726" calcext:value-type="float">
            <text:p>6.5725960634726</text:p>
          </table:table-cell>
          <table:table-cell table:formula="of:=[.H999]*[.H999]" office:value-type="float" office:value="1.73432471878591" calcext:value-type="float">
            <text:p>1.73432471878591</text:p>
          </table:table-cell>
          <table:table-cell table:number-columns-repeated="6"/>
        </table:table-row>
        <table:table-row table:style-name="ro1">
          <table:table-cell office:value-type="float" office:value="105025001" calcext:value-type="float">
            <text:p>105025001</text:p>
          </table:table-cell>
          <table:table-cell office:value-type="float" office:value="16" calcext:value-type="float">
            <text:p>16</text:p>
          </table:table-cell>
          <table:table-cell office:value-type="float" office:value="4152" calcext:value-type="float">
            <text:p>4152</text:p>
          </table:table-cell>
          <table:table-cell/>
          <table:table-cell table:formula="of:=[.B1000]" office:value-type="float" office:value="16" calcext:value-type="float">
            <text:p>16</text:p>
          </table:table-cell>
          <table:table-cell table:formula="of:=LOG([.A1000]*[.$Q$1])" office:value-type="float" office:value="4.02129269434518" calcext:value-type="float">
            <text:p>4.02129269434518</text:p>
          </table:table-cell>
          <table:table-cell table:formula="of:=[.E1000]-AVERAGE([.E$3:.E$1200])" office:value-type="float" office:value="3.99081803005008" calcext:value-type="float">
            <text:p>3.99081803005008</text:p>
          </table:table-cell>
          <table:table-cell table:formula="of:=[.F1000]-AVERAGE([.F$3:.F$1200])" office:value-type="float" office:value="1.5554199981761" calcext:value-type="float">
            <text:p>1.5554199981761</text:p>
          </table:table-cell>
          <table:table-cell table:formula="of:=[.G1000]*[.G1000]" office:value-type="float" office:value="15.9266285489728" calcext:value-type="float">
            <text:p>15.9266285489728</text:p>
          </table:table-cell>
          <table:table-cell table:formula="of:=[.G1000]*[.H1000]" office:value-type="float" office:value="6.20739817302166" calcext:value-type="float">
            <text:p>6.20739817302166</text:p>
          </table:table-cell>
          <table:table-cell table:formula="of:=[.H1000]*[.H1000]" office:value-type="float" office:value="2.41933137072615" calcext:value-type="float">
            <text:p>2.41933137072615</text:p>
          </table:table-cell>
          <table:table-cell table:number-columns-repeated="6"/>
        </table:table-row>
        <table:table-row table:style-name="ro1">
          <table:table-cell office:value-type="float" office:value="16201869" calcext:value-type="float">
            <text:p>16201869</text:p>
          </table:table-cell>
          <table:table-cell office:value-type="float" office:value="12" calcext:value-type="float">
            <text:p>12</text:p>
          </table:table-cell>
          <table:table-cell office:value-type="float" office:value="4215" calcext:value-type="float">
            <text:p>4215</text:p>
          </table:table-cell>
          <table:table-cell/>
          <table:table-cell table:formula="of:=[.B1001]" office:value-type="float" office:value="12" calcext:value-type="float">
            <text:p>12</text:p>
          </table:table-cell>
          <table:table-cell table:formula="of:=LOG([.A1001]*[.$Q$1])" office:value-type="float" office:value="3.20956511636778" calcext:value-type="float">
            <text:p>3.20956511636778</text:p>
          </table:table-cell>
          <table:table-cell table:formula="of:=[.E1001]-AVERAGE([.E$3:.E$1200])" office:value-type="float" office:value="-0.00918196994991583" calcext:value-type="float">
            <text:p>-0.009181969949916</text:p>
          </table:table-cell>
          <table:table-cell table:formula="of:=[.F1001]-AVERAGE([.F$3:.F$1200])" office:value-type="float" office:value="0.7436924201987" calcext:value-type="float">
            <text:p>0.7436924201987</text:p>
          </table:table-cell>
          <table:table-cell table:formula="of:=[.G1001]*[.G1001]" office:value-type="float" office:value="0.0000843085721611572" calcext:value-type="float">
            <text:p>8.43085721611572E-05</text:p>
          </table:table-cell>
          <table:table-cell table:formula="of:=[.G1001]*[.H1001]" office:value-type="float" office:value="-0.00682856145424463" calcext:value-type="float">
            <text:p>-0.006828561454245</text:p>
          </table:table-cell>
          <table:table-cell table:formula="of:=[.H1001]*[.H1001]" office:value-type="float" office:value="0.553078415860999" calcext:value-type="float">
            <text:p>0.553078415860999</text:p>
          </table:table-cell>
          <table:table-cell table:number-columns-repeated="6"/>
        </table:table-row>
        <table:table-row table:style-name="ro1">
          <table:table-cell office:value-type="float" office:value="18095841" calcext:value-type="float">
            <text:p>18095841</text:p>
          </table:table-cell>
          <table:table-cell office:value-type="float" office:value="13" calcext:value-type="float">
            <text:p>13</text:p>
          </table:table-cell>
          <table:table-cell office:value-type="float" office:value="4272" calcext:value-type="float">
            <text:p>4272</text:p>
          </table:table-cell>
          <table:table-cell/>
          <table:table-cell table:formula="of:=[.B1002]" office:value-type="float" office:value="13" calcext:value-type="float">
            <text:p>13</text:p>
          </table:table-cell>
          <table:table-cell table:formula="of:=LOG([.A1002]*[.$Q$1])" office:value-type="float" office:value="3.25757877164825" calcext:value-type="float">
            <text:p>3.25757877164825</text:p>
          </table:table-cell>
          <table:table-cell table:formula="of:=[.E1002]-AVERAGE([.E$3:.E$1200])" office:value-type="float" office:value="0.990818030050084" calcext:value-type="float">
            <text:p>0.990818030050084</text:p>
          </table:table-cell>
          <table:table-cell table:formula="of:=[.F1002]-AVERAGE([.F$3:.F$1200])" office:value-type="float" office:value="0.791706075479166" calcext:value-type="float">
            <text:p>0.791706075479166</text:p>
          </table:table-cell>
          <table:table-cell table:formula="of:=[.G1002]*[.G1002]" office:value-type="float" office:value="0.981720368672329" calcext:value-type="float">
            <text:p>0.981720368672329</text:p>
          </table:table-cell>
          <table:table-cell table:formula="of:=[.G1002]*[.H1002]" office:value-type="float" office:value="0.78443665408495" calcext:value-type="float">
            <text:p>0.78443665408495</text:p>
          </table:table-cell>
          <table:table-cell table:formula="of:=[.H1002]*[.H1002]" office:value-type="float" office:value="0.626798509950622" calcext:value-type="float">
            <text:p>0.626798509950622</text:p>
          </table:table-cell>
          <table:table-cell table:number-columns-repeated="6"/>
        </table:table-row>
        <table:table-row table:style-name="ro1">
          <table:table-cell office:value-type="float" office:value="341461865" calcext:value-type="float">
            <text:p>341461865</text:p>
          </table:table-cell>
          <table:table-cell office:value-type="float" office:value="21" calcext:value-type="float">
            <text:p>21</text:p>
          </table:table-cell>
          <table:table-cell office:value-type="float" office:value="4295" calcext:value-type="float">
            <text:p>4295</text:p>
          </table:table-cell>
          <table:table-cell/>
          <table:table-cell table:formula="of:=[.B1003]" office:value-type="float" office:value="21" calcext:value-type="float">
            <text:p>21</text:p>
          </table:table-cell>
          <table:table-cell table:formula="of:=LOG([.A1003]*[.$Q$1])" office:value-type="float" office:value="4.53334220803261" calcext:value-type="float">
            <text:p>4.53334220803261</text:p>
          </table:table-cell>
          <table:table-cell table:formula="of:=[.E1003]-AVERAGE([.E$3:.E$1200])" office:value-type="float" office:value="8.99081803005008" calcext:value-type="float">
            <text:p>8.99081803005008</text:p>
          </table:table-cell>
          <table:table-cell table:formula="of:=[.F1003]-AVERAGE([.F$3:.F$1200])" office:value-type="float" office:value="2.06746951186353" calcext:value-type="float">
            <text:p>2.06746951186353</text:p>
          </table:table-cell>
          <table:table-cell table:formula="of:=[.G1003]*[.G1003]" office:value-type="float" office:value="80.8348088494737" calcext:value-type="float">
            <text:p>80.8348088494737</text:p>
          </table:table-cell>
          <table:table-cell table:formula="of:=[.G1003]*[.H1003]" office:value-type="float" office:value="18.5882421638415" calcext:value-type="float">
            <text:p>18.5882421638415</text:p>
          </table:table-cell>
          <table:table-cell table:formula="of:=[.H1003]*[.H1003]" office:value-type="float" office:value="4.27443018248521" calcext:value-type="float">
            <text:p>4.27443018248521</text:p>
          </table:table-cell>
          <table:table-cell table:number-columns-repeated="6"/>
        </table:table-row>
        <table:table-row table:style-name="ro1">
          <table:table-cell office:value-type="float" office:value="16874640" calcext:value-type="float">
            <text:p>16874640</text:p>
          </table:table-cell>
          <table:table-cell office:value-type="float" office:value="14" calcext:value-type="float">
            <text:p>14</text:p>
          </table:table-cell>
          <table:table-cell office:value-type="float" office:value="4304" calcext:value-type="float">
            <text:p>4304</text:p>
          </table:table-cell>
          <table:table-cell/>
          <table:table-cell table:formula="of:=[.B1004]" office:value-type="float" office:value="14" calcext:value-type="float">
            <text:p>14</text:p>
          </table:table-cell>
          <table:table-cell table:formula="of:=LOG([.A1004]*[.$Q$1])" office:value-type="float" office:value="3.22723451645529" calcext:value-type="float">
            <text:p>3.22723451645529</text:p>
          </table:table-cell>
          <table:table-cell table:formula="of:=[.E1004]-AVERAGE([.E$3:.E$1200])" office:value-type="float" office:value="1.99081803005008" calcext:value-type="float">
            <text:p>1.99081803005008</text:p>
          </table:table-cell>
          <table:table-cell table:formula="of:=[.F1004]-AVERAGE([.F$3:.F$1200])" office:value-type="float" office:value="0.761361820286207" calcext:value-type="float">
            <text:p>0.761361820286207</text:p>
          </table:table-cell>
          <table:table-cell table:formula="of:=[.G1004]*[.G1004]" office:value-type="float" office:value="3.9633564287725" calcext:value-type="float">
            <text:p>3.9633564287725</text:p>
          </table:table-cell>
          <table:table-cell table:formula="of:=[.G1004]*[.H1004]" office:value-type="float" office:value="1.51573283921753" calcext:value-type="float">
            <text:p>1.51573283921753</text:p>
          </table:table-cell>
          <table:table-cell table:formula="of:=[.H1004]*[.H1004]" office:value-type="float" office:value="0.579671821389526" calcext:value-type="float">
            <text:p>0.579671821389526</text:p>
          </table:table-cell>
          <table:table-cell table:number-columns-repeated="6"/>
        </table:table-row>
        <table:table-row table:style-name="ro1">
          <table:table-cell office:value-type="float" office:value="43497103" calcext:value-type="float">
            <text:p>43497103</text:p>
          </table:table-cell>
          <table:table-cell office:value-type="float" office:value="17" calcext:value-type="float">
            <text:p>17</text:p>
          </table:table-cell>
          <table:table-cell office:value-type="float" office:value="4305" calcext:value-type="float">
            <text:p>4305</text:p>
          </table:table-cell>
          <table:table-cell/>
          <table:table-cell table:formula="of:=[.B1005]" office:value-type="float" office:value="17" calcext:value-type="float">
            <text:p>17</text:p>
          </table:table-cell>
          <table:table-cell table:formula="of:=LOG([.A1005]*[.$Q$1])" office:value-type="float" office:value="3.63846033297737" calcext:value-type="float">
            <text:p>3.63846033297737</text:p>
          </table:table-cell>
          <table:table-cell table:formula="of:=[.E1005]-AVERAGE([.E$3:.E$1200])" office:value-type="float" office:value="4.99081803005008" calcext:value-type="float">
            <text:p>4.99081803005008</text:p>
          </table:table-cell>
          <table:table-cell table:formula="of:=[.F1005]-AVERAGE([.F$3:.F$1200])" office:value-type="float" office:value="1.17258763680829" calcext:value-type="float">
            <text:p>1.17258763680829</text:p>
          </table:table-cell>
          <table:table-cell table:formula="of:=[.G1005]*[.G1005]" office:value-type="float" office:value="24.908264609073" calcext:value-type="float">
            <text:p>24.908264609073</text:p>
          </table:table-cell>
          <table:table-cell table:formula="of:=[.G1005]*[.H1005]" office:value-type="float" office:value="5.85217151959665" calcext:value-type="float">
            <text:p>5.85217151959665</text:p>
          </table:table-cell>
          <table:table-cell table:formula="of:=[.H1005]*[.H1005]" office:value-type="float" office:value="1.37496176599566" calcext:value-type="float">
            <text:p>1.37496176599566</text:p>
          </table:table-cell>
          <table:table-cell table:number-columns-repeated="6"/>
        </table:table-row>
        <table:table-row table:style-name="ro1">
          <table:table-cell office:value-type="float" office:value="249168025" calcext:value-type="float">
            <text:p>249168025</text:p>
          </table:table-cell>
          <table:table-cell office:value-type="float" office:value="19" calcext:value-type="float">
            <text:p>19</text:p>
          </table:table-cell>
          <table:table-cell office:value-type="float" office:value="4333" calcext:value-type="float">
            <text:p>4333</text:p>
          </table:table-cell>
          <table:table-cell/>
          <table:table-cell table:formula="of:=[.B1006]" office:value-type="float" office:value="19" calcext:value-type="float">
            <text:p>19</text:p>
          </table:table-cell>
          <table:table-cell table:formula="of:=LOG([.A1006]*[.$Q$1])" office:value-type="float" office:value="4.3964923098289" calcext:value-type="float">
            <text:p>4.3964923098289</text:p>
          </table:table-cell>
          <table:table-cell table:formula="of:=[.E1006]-AVERAGE([.E$3:.E$1200])" office:value-type="float" office:value="6.99081803005008" calcext:value-type="float">
            <text:p>6.99081803005008</text:p>
          </table:table-cell>
          <table:table-cell table:formula="of:=[.F1006]-AVERAGE([.F$3:.F$1200])" office:value-type="float" office:value="1.93061961365982" calcext:value-type="float">
            <text:p>1.93061961365982</text:p>
          </table:table-cell>
          <table:table-cell table:formula="of:=[.G1006]*[.G1006]" office:value-type="float" office:value="48.8715367292733" calcext:value-type="float">
            <text:p>48.8715367292733</text:p>
          </table:table-cell>
          <table:table-cell table:formula="of:=[.G1006]*[.H1006]" office:value-type="float" office:value="13.4966104043414" calcext:value-type="float">
            <text:p>13.4966104043414</text:p>
          </table:table-cell>
          <table:table-cell table:formula="of:=[.H1006]*[.H1006]" office:value-type="float" office:value="3.72729209264798" calcext:value-type="float">
            <text:p>3.72729209264798</text:p>
          </table:table-cell>
          <table:table-cell table:number-columns-repeated="6"/>
        </table:table-row>
        <table:table-row table:style-name="ro1">
          <table:table-cell office:value-type="float" office:value="29587668" calcext:value-type="float">
            <text:p>29587668</text:p>
          </table:table-cell>
          <table:table-cell office:value-type="float" office:value="17" calcext:value-type="float">
            <text:p>17</text:p>
          </table:table-cell>
          <table:table-cell office:value-type="float" office:value="4336" calcext:value-type="float">
            <text:p>4336</text:p>
          </table:table-cell>
          <table:table-cell/>
          <table:table-cell table:formula="of:=[.B1007]" office:value-type="float" office:value="17" calcext:value-type="float">
            <text:p>17</text:p>
          </table:table-cell>
          <table:table-cell table:formula="of:=LOG([.A1007]*[.$Q$1])" office:value-type="float" office:value="3.47111073688613" calcext:value-type="float">
            <text:p>3.47111073688613</text:p>
          </table:table-cell>
          <table:table-cell table:formula="of:=[.E1007]-AVERAGE([.E$3:.E$1200])" office:value-type="float" office:value="4.99081803005008" calcext:value-type="float">
            <text:p>4.99081803005008</text:p>
          </table:table-cell>
          <table:table-cell table:formula="of:=[.F1007]-AVERAGE([.F$3:.F$1200])" office:value-type="float" office:value="1.00523804071705" calcext:value-type="float">
            <text:p>1.00523804071705</text:p>
          </table:table-cell>
          <table:table-cell table:formula="of:=[.G1007]*[.G1007]" office:value-type="float" office:value="24.908264609073" calcext:value-type="float">
            <text:p>24.908264609073</text:p>
          </table:table-cell>
          <table:table-cell table:formula="of:=[.G1007]*[.H1007]" office:value-type="float" office:value="5.01696013810288" calcext:value-type="float">
            <text:p>5.01696013810288</text:p>
          </table:table-cell>
          <table:table-cell table:formula="of:=[.H1007]*[.H1007]" office:value-type="float" office:value="1.01050351850466" calcext:value-type="float">
            <text:p>1.01050351850466</text:p>
          </table:table-cell>
          <table:table-cell table:number-columns-repeated="6"/>
        </table:table-row>
        <table:table-row table:style-name="ro1">
          <table:table-cell office:value-type="float" office:value="56789632" calcext:value-type="float">
            <text:p>56789632</text:p>
          </table:table-cell>
          <table:table-cell office:value-type="float" office:value="17" calcext:value-type="float">
            <text:p>17</text:p>
          </table:table-cell>
          <table:table-cell office:value-type="float" office:value="4341" calcext:value-type="float">
            <text:p>4341</text:p>
          </table:table-cell>
          <table:table-cell/>
          <table:table-cell table:formula="of:=[.B1008]" office:value-type="float" office:value="17" calcext:value-type="float">
            <text:p>17</text:p>
          </table:table-cell>
          <table:table-cell table:formula="of:=LOG([.A1008]*[.$Q$1])" office:value-type="float" office:value="3.75426905443998" calcext:value-type="float">
            <text:p>3.75426905443998</text:p>
          </table:table-cell>
          <table:table-cell table:formula="of:=[.E1008]-AVERAGE([.E$3:.E$1200])" office:value-type="float" office:value="4.99081803005008" calcext:value-type="float">
            <text:p>4.99081803005008</text:p>
          </table:table-cell>
          <table:table-cell table:formula="of:=[.F1008]-AVERAGE([.F$3:.F$1200])" office:value-type="float" office:value="1.2883963582709" calcext:value-type="float">
            <text:p>1.2883963582709</text:p>
          </table:table-cell>
          <table:table-cell table:formula="of:=[.G1008]*[.G1008]" office:value-type="float" office:value="24.908264609073" calcext:value-type="float">
            <text:p>24.908264609073</text:p>
          </table:table-cell>
          <table:table-cell table:formula="of:=[.G1008]*[.H1008]" office:value-type="float" office:value="6.43015177470927" calcext:value-type="float">
            <text:p>6.43015177470927</text:p>
          </table:table-cell>
          <table:table-cell table:formula="of:=[.H1008]*[.H1008]" office:value-type="float" office:value="1.65996517600572" calcext:value-type="float">
            <text:p>1.65996517600572</text:p>
          </table:table-cell>
          <table:table-cell table:number-columns-repeated="6"/>
        </table:table-row>
        <table:table-row table:style-name="ro1">
          <table:table-cell office:value-type="float" office:value="108042694" calcext:value-type="float">
            <text:p>108042694</text:p>
          </table:table-cell>
          <table:table-cell office:value-type="float" office:value="17" calcext:value-type="float">
            <text:p>17</text:p>
          </table:table-cell>
          <table:table-cell office:value-type="float" office:value="4351" calcext:value-type="float">
            <text:p>4351</text:p>
          </table:table-cell>
          <table:table-cell/>
          <table:table-cell table:formula="of:=[.B1009]" office:value-type="float" office:value="17" calcext:value-type="float">
            <text:p>17</text:p>
          </table:table-cell>
          <table:table-cell table:formula="of:=LOG([.A1009]*[.$Q$1])" office:value-type="float" office:value="4.03359540460415" calcext:value-type="float">
            <text:p>4.03359540460415</text:p>
          </table:table-cell>
          <table:table-cell table:formula="of:=[.E1009]-AVERAGE([.E$3:.E$1200])" office:value-type="float" office:value="4.99081803005008" calcext:value-type="float">
            <text:p>4.99081803005008</text:p>
          </table:table-cell>
          <table:table-cell table:formula="of:=[.F1009]-AVERAGE([.F$3:.F$1200])" office:value-type="float" office:value="1.56772270843507" calcext:value-type="float">
            <text:p>1.56772270843507</text:p>
          </table:table-cell>
          <table:table-cell table:formula="of:=[.G1009]*[.G1009]" office:value-type="float" office:value="24.908264609073" calcext:value-type="float">
            <text:p>24.908264609073</text:p>
          </table:table-cell>
          <table:table-cell table:formula="of:=[.G1009]*[.H1009]" office:value-type="float" office:value="7.82421875937671" calcext:value-type="float">
            <text:p>7.82421875937671</text:p>
          </table:table-cell>
          <table:table-cell table:formula="of:=[.H1009]*[.H1009]" office:value-type="float" office:value="2.457754490543" calcext:value-type="float">
            <text:p>2.457754490543</text:p>
          </table:table-cell>
          <table:table-cell table:number-columns-repeated="6"/>
        </table:table-row>
        <table:table-row table:style-name="ro1">
          <table:table-cell office:value-type="float" office:value="75037629" calcext:value-type="float">
            <text:p>75037629</text:p>
          </table:table-cell>
          <table:table-cell office:value-type="float" office:value="16" calcext:value-type="float">
            <text:p>16</text:p>
          </table:table-cell>
          <table:table-cell office:value-type="float" office:value="4353" calcext:value-type="float">
            <text:p>4353</text:p>
          </table:table-cell>
          <table:table-cell/>
          <table:table-cell table:formula="of:=[.B1010]" office:value-type="float" office:value="16" calcext:value-type="float">
            <text:p>16</text:p>
          </table:table-cell>
          <table:table-cell table:formula="of:=LOG([.A1010]*[.$Q$1])" office:value-type="float" office:value="3.87527910297649" calcext:value-type="float">
            <text:p>3.87527910297649</text:p>
          </table:table-cell>
          <table:table-cell table:formula="of:=[.E1010]-AVERAGE([.E$3:.E$1200])" office:value-type="float" office:value="3.99081803005008" calcext:value-type="float">
            <text:p>3.99081803005008</text:p>
          </table:table-cell>
          <table:table-cell table:formula="of:=[.F1010]-AVERAGE([.F$3:.F$1200])" office:value-type="float" office:value="1.40940640680741" calcext:value-type="float">
            <text:p>1.40940640680741</text:p>
          </table:table-cell>
          <table:table-cell table:formula="of:=[.G1010]*[.G1010]" office:value-type="float" office:value="15.9266285489728" calcext:value-type="float">
            <text:p>15.9266285489728</text:p>
          </table:table-cell>
          <table:table-cell table:formula="of:=[.G1010]*[.H1010]" office:value-type="float" office:value="5.62468449995511" calcext:value-type="float">
            <text:p>5.62468449995511</text:p>
          </table:table-cell>
          <table:table-cell table:formula="of:=[.H1010]*[.H1010]" office:value-type="float" office:value="1.98642641954977" calcext:value-type="float">
            <text:p>1.98642641954977</text:p>
          </table:table-cell>
          <table:table-cell table:number-columns-repeated="6"/>
        </table:table-row>
        <table:table-row table:style-name="ro1">
          <table:table-cell office:value-type="float" office:value="33651210" calcext:value-type="float">
            <text:p>33651210</text:p>
          </table:table-cell>
          <table:table-cell office:value-type="float" office:value="18" calcext:value-type="float">
            <text:p>18</text:p>
          </table:table-cell>
          <table:table-cell office:value-type="float" office:value="4385" calcext:value-type="float">
            <text:p>4385</text:p>
          </table:table-cell>
          <table:table-cell/>
          <table:table-cell table:formula="of:=[.B1011]" office:value-type="float" office:value="18" calcext:value-type="float">
            <text:p>18</text:p>
          </table:table-cell>
          <table:table-cell table:formula="of:=LOG([.A1011]*[.$Q$1])" office:value-type="float" office:value="3.52700068481186" calcext:value-type="float">
            <text:p>3.52700068481186</text:p>
          </table:table-cell>
          <table:table-cell table:formula="of:=[.E1011]-AVERAGE([.E$3:.E$1200])" office:value-type="float" office:value="5.99081803005008" calcext:value-type="float">
            <text:p>5.99081803005008</text:p>
          </table:table-cell>
          <table:table-cell table:formula="of:=[.F1011]-AVERAGE([.F$3:.F$1200])" office:value-type="float" office:value="1.06112798864278" calcext:value-type="float">
            <text:p>1.06112798864278</text:p>
          </table:table-cell>
          <table:table-cell table:formula="of:=[.G1011]*[.G1011]" office:value-type="float" office:value="35.8899006691732" calcext:value-type="float">
            <text:p>35.8899006691732</text:p>
          </table:table-cell>
          <table:table-cell table:formula="of:=[.G1011]*[.H1011]" office:value-type="float" office:value="6.35702468655196" calcext:value-type="float">
            <text:p>6.35702468655196</text:p>
          </table:table-cell>
          <table:table-cell table:formula="of:=[.H1011]*[.H1011]" office:value-type="float" office:value="1.12599260828108" calcext:value-type="float">
            <text:p>1.12599260828108</text:p>
          </table:table-cell>
          <table:table-cell table:number-columns-repeated="6"/>
        </table:table-row>
        <table:table-row table:style-name="ro1">
          <table:table-cell office:value-type="float" office:value="605460673" calcext:value-type="float">
            <text:p>605460673</text:p>
          </table:table-cell>
          <table:table-cell office:value-type="float" office:value="23" calcext:value-type="float">
            <text:p>23</text:p>
          </table:table-cell>
          <table:table-cell office:value-type="float" office:value="4440" calcext:value-type="float">
            <text:p>4440</text:p>
          </table:table-cell>
          <table:table-cell/>
          <table:table-cell table:formula="of:=[.B1012]" office:value-type="float" office:value="23" calcext:value-type="float">
            <text:p>23</text:p>
          </table:table-cell>
          <table:table-cell table:formula="of:=LOG([.A1012]*[.$Q$1])" office:value-type="float" office:value="4.78208593929779" calcext:value-type="float">
            <text:p>4.78208593929779</text:p>
          </table:table-cell>
          <table:table-cell table:formula="of:=[.E1012]-AVERAGE([.E$3:.E$1200])" office:value-type="float" office:value="10.9908180300501" calcext:value-type="float">
            <text:p>10.9908180300501</text:p>
          </table:table-cell>
          <table:table-cell table:formula="of:=[.F1012]-AVERAGE([.F$3:.F$1200])" office:value-type="float" office:value="2.31621324312871" calcext:value-type="float">
            <text:p>2.31621324312871</text:p>
          </table:table-cell>
          <table:table-cell table:formula="of:=[.G1012]*[.G1012]" office:value-type="float" office:value="120.798080969674" calcext:value-type="float">
            <text:p>120.798080969674</text:p>
          </table:table-cell>
          <table:table-cell table:formula="of:=[.G1012]*[.H1012]" office:value-type="float" office:value="25.4570782740198" calcext:value-type="float">
            <text:p>25.4570782740198</text:p>
          </table:table-cell>
          <table:table-cell table:formula="of:=[.H1012]*[.H1012]" office:value-type="float" office:value="5.3648437876448" calcext:value-type="float">
            <text:p>5.3648437876448</text:p>
          </table:table-cell>
          <table:table-cell table:number-columns-repeated="6"/>
        </table:table-row>
        <table:table-row table:style-name="ro1">
          <table:table-cell office:value-type="float" office:value="157796170" calcext:value-type="float">
            <text:p>157796170</text:p>
          </table:table-cell>
          <table:table-cell office:value-type="float" office:value="18" calcext:value-type="float">
            <text:p>18</text:p>
          </table:table-cell>
          <table:table-cell office:value-type="float" office:value="4488" calcext:value-type="float">
            <text:p>4488</text:p>
          </table:table-cell>
          <table:table-cell/>
          <table:table-cell table:formula="of:=[.B1013]" office:value-type="float" office:value="18" calcext:value-type="float">
            <text:p>18</text:p>
          </table:table-cell>
          <table:table-cell table:formula="of:=LOG([.A1013]*[.$Q$1])" office:value-type="float" office:value="4.19809645788448" calcext:value-type="float">
            <text:p>4.19809645788448</text:p>
          </table:table-cell>
          <table:table-cell table:formula="of:=[.E1013]-AVERAGE([.E$3:.E$1200])" office:value-type="float" office:value="5.99081803005008" calcext:value-type="float">
            <text:p>5.99081803005008</text:p>
          </table:table-cell>
          <table:table-cell table:formula="of:=[.F1013]-AVERAGE([.F$3:.F$1200])" office:value-type="float" office:value="1.7322237617154" calcext:value-type="float">
            <text:p>1.7322237617154</text:p>
          </table:table-cell>
          <table:table-cell table:formula="of:=[.G1013]*[.G1013]" office:value-type="float" office:value="35.8899006691732" calcext:value-type="float">
            <text:p>35.8899006691732</text:p>
          </table:table-cell>
          <table:table-cell table:formula="of:=[.G1013]*[.H1013]" office:value-type="float" office:value="10.3774373437658" calcext:value-type="float">
            <text:p>10.3774373437658</text:p>
          </table:table-cell>
          <table:table-cell table:formula="of:=[.H1013]*[.H1013]" office:value-type="float" office:value="3.00059916065145" calcext:value-type="float">
            <text:p>3.00059916065145</text:p>
          </table:table-cell>
          <table:table-cell table:number-columns-repeated="6"/>
        </table:table-row>
        <table:table-row table:style-name="ro1">
          <table:table-cell office:value-type="float" office:value="59377353" calcext:value-type="float">
            <text:p>59377353</text:p>
          </table:table-cell>
          <table:table-cell office:value-type="float" office:value="17" calcext:value-type="float">
            <text:p>17</text:p>
          </table:table-cell>
          <table:table-cell office:value-type="float" office:value="4502" calcext:value-type="float">
            <text:p>4502</text:p>
          </table:table-cell>
          <table:table-cell/>
          <table:table-cell table:formula="of:=[.B1014]" office:value-type="float" office:value="17" calcext:value-type="float">
            <text:p>17</text:p>
          </table:table-cell>
          <table:table-cell table:formula="of:=LOG([.A1014]*[.$Q$1])" office:value-type="float" office:value="3.77362083315364" calcext:value-type="float">
            <text:p>3.77362083315364</text:p>
          </table:table-cell>
          <table:table-cell table:formula="of:=[.E1014]-AVERAGE([.E$3:.E$1200])" office:value-type="float" office:value="4.99081803005008" calcext:value-type="float">
            <text:p>4.99081803005008</text:p>
          </table:table-cell>
          <table:table-cell table:formula="of:=[.F1014]-AVERAGE([.F$3:.F$1200])" office:value-type="float" office:value="1.30774813698456" calcext:value-type="float">
            <text:p>1.30774813698456</text:p>
          </table:table-cell>
          <table:table-cell table:formula="of:=[.G1014]*[.G1014]" office:value-type="float" office:value="24.908264609073" calcext:value-type="float">
            <text:p>24.908264609073</text:p>
          </table:table-cell>
          <table:table-cell table:formula="of:=[.G1014]*[.H1014]" office:value-type="float" office:value="6.52673298082697" calcext:value-type="float">
            <text:p>6.52673298082697</text:p>
          </table:table-cell>
          <table:table-cell table:formula="of:=[.H1014]*[.H1014]" office:value-type="float" office:value="1.7102051897866" calcext:value-type="float">
            <text:p>1.7102051897866</text:p>
          </table:table-cell>
          <table:table-cell table:number-columns-repeated="6"/>
        </table:table-row>
        <table:table-row table:style-name="ro1">
          <table:table-cell office:value-type="float" office:value="15906891" calcext:value-type="float">
            <text:p>15906891</text:p>
          </table:table-cell>
          <table:table-cell office:value-type="float" office:value="16" calcext:value-type="float">
            <text:p>16</text:p>
          </table:table-cell>
          <table:table-cell office:value-type="float" office:value="4525" calcext:value-type="float">
            <text:p>4525</text:p>
          </table:table-cell>
          <table:table-cell/>
          <table:table-cell table:formula="of:=[.B1015]" office:value-type="float" office:value="16" calcext:value-type="float">
            <text:p>16</text:p>
          </table:table-cell>
          <table:table-cell table:formula="of:=LOG([.A1015]*[.$Q$1])" office:value-type="float" office:value="3.20158530513458" calcext:value-type="float">
            <text:p>3.20158530513458</text:p>
          </table:table-cell>
          <table:table-cell table:formula="of:=[.E1015]-AVERAGE([.E$3:.E$1200])" office:value-type="float" office:value="3.99081803005008" calcext:value-type="float">
            <text:p>3.99081803005008</text:p>
          </table:table-cell>
          <table:table-cell table:formula="of:=[.F1015]-AVERAGE([.F$3:.F$1200])" office:value-type="float" office:value="0.735712608965498" calcext:value-type="float">
            <text:p>0.735712608965498</text:p>
          </table:table-cell>
          <table:table-cell table:formula="of:=[.G1015]*[.G1015]" office:value-type="float" office:value="15.9266285489728" calcext:value-type="float">
            <text:p>15.9266285489728</text:p>
          </table:table-cell>
          <table:table-cell table:formula="of:=[.G1015]*[.H1015]" office:value-type="float" office:value="2.9360951447947" calcext:value-type="float">
            <text:p>2.9360951447947</text:p>
          </table:table-cell>
          <table:table-cell table:formula="of:=[.H1015]*[.H1015]" office:value-type="float" office:value="0.54127304299082" calcext:value-type="float">
            <text:p>0.54127304299082</text:p>
          </table:table-cell>
          <table:table-cell table:number-columns-repeated="6"/>
        </table:table-row>
        <table:table-row table:style-name="ro1">
          <table:table-cell office:value-type="float" office:value="71686992" calcext:value-type="float">
            <text:p>71686992</text:p>
          </table:table-cell>
          <table:table-cell office:value-type="float" office:value="17" calcext:value-type="float">
            <text:p>17</text:p>
          </table:table-cell>
          <table:table-cell office:value-type="float" office:value="4527" calcext:value-type="float">
            <text:p>4527</text:p>
          </table:table-cell>
          <table:table-cell/>
          <table:table-cell table:formula="of:=[.B1016]" office:value-type="float" office:value="17" calcext:value-type="float">
            <text:p>17</text:p>
          </table:table-cell>
          <table:table-cell table:formula="of:=LOG([.A1016]*[.$Q$1])" office:value-type="float" office:value="3.85544035768819" calcext:value-type="float">
            <text:p>3.85544035768819</text:p>
          </table:table-cell>
          <table:table-cell table:formula="of:=[.E1016]-AVERAGE([.E$3:.E$1200])" office:value-type="float" office:value="4.99081803005008" calcext:value-type="float">
            <text:p>4.99081803005008</text:p>
          </table:table-cell>
          <table:table-cell table:formula="of:=[.F1016]-AVERAGE([.F$3:.F$1200])" office:value-type="float" office:value="1.38956766151911" calcext:value-type="float">
            <text:p>1.38956766151911</text:p>
          </table:table-cell>
          <table:table-cell table:formula="of:=[.G1016]*[.G1016]" office:value-type="float" office:value="24.908264609073" calcext:value-type="float">
            <text:p>24.908264609073</text:p>
          </table:table-cell>
          <table:table-cell table:formula="of:=[.G1016]*[.H1016]" office:value-type="float" office:value="6.93507933908409" calcext:value-type="float">
            <text:p>6.93507933908409</text:p>
          </table:table-cell>
          <table:table-cell table:formula="of:=[.H1016]*[.H1016]" office:value-type="float" office:value="1.93089828593968" calcext:value-type="float">
            <text:p>1.93089828593968</text:p>
          </table:table-cell>
          <table:table-cell table:number-columns-repeated="6"/>
        </table:table-row>
        <table:table-row table:style-name="ro1">
          <table:table-cell office:value-type="float" office:value="34254564" calcext:value-type="float">
            <text:p>34254564</text:p>
          </table:table-cell>
          <table:table-cell office:value-type="float" office:value="16" calcext:value-type="float">
            <text:p>16</text:p>
          </table:table-cell>
          <table:table-cell office:value-type="float" office:value="4538" calcext:value-type="float">
            <text:p>4538</text:p>
          </table:table-cell>
          <table:table-cell/>
          <table:table-cell table:formula="of:=[.B1017]" office:value-type="float" office:value="16" calcext:value-type="float">
            <text:p>16</text:p>
          </table:table-cell>
          <table:table-cell table:formula="of:=LOG([.A1017]*[.$Q$1])" office:value-type="float" office:value="3.53471844409014" calcext:value-type="float">
            <text:p>3.53471844409014</text:p>
          </table:table-cell>
          <table:table-cell table:formula="of:=[.E1017]-AVERAGE([.E$3:.E$1200])" office:value-type="float" office:value="3.99081803005008" calcext:value-type="float">
            <text:p>3.99081803005008</text:p>
          </table:table-cell>
          <table:table-cell table:formula="of:=[.F1017]-AVERAGE([.F$3:.F$1200])" office:value-type="float" office:value="1.06884574792106" calcext:value-type="float">
            <text:p>1.06884574792106</text:p>
          </table:table-cell>
          <table:table-cell table:formula="of:=[.G1017]*[.G1017]" office:value-type="float" office:value="15.9266285489728" calcext:value-type="float">
            <text:p>15.9266285489728</text:p>
          </table:table-cell>
          <table:table-cell table:formula="of:=[.G1017]*[.H1017]" office:value-type="float" office:value="4.26556888214572" calcext:value-type="float">
            <text:p>4.26556888214572</text:p>
          </table:table-cell>
          <table:table-cell table:formula="of:=[.H1017]*[.H1017]" office:value-type="float" office:value="1.14243123284892" calcext:value-type="float">
            <text:p>1.14243123284892</text:p>
          </table:table-cell>
          <table:table-cell table:number-columns-repeated="6"/>
        </table:table-row>
        <table:table-row table:style-name="ro1">
          <table:table-cell office:value-type="float" office:value="66776905" calcext:value-type="float">
            <text:p>66776905</text:p>
          </table:table-cell>
          <table:table-cell office:value-type="float" office:value="17" calcext:value-type="float">
            <text:p>17</text:p>
          </table:table-cell>
          <table:table-cell office:value-type="float" office:value="4561" calcext:value-type="float">
            <text:p>4561</text:p>
          </table:table-cell>
          <table:table-cell/>
          <table:table-cell table:formula="of:=[.B1018]" office:value-type="float" office:value="17" calcext:value-type="float">
            <text:p>17</text:p>
          </table:table-cell>
          <table:table-cell table:formula="of:=LOG([.A1018]*[.$Q$1])" office:value-type="float" office:value="3.82462628634803" calcext:value-type="float">
            <text:p>3.82462628634803</text:p>
          </table:table-cell>
          <table:table-cell table:formula="of:=[.E1018]-AVERAGE([.E$3:.E$1200])" office:value-type="float" office:value="4.99081803005008" calcext:value-type="float">
            <text:p>4.99081803005008</text:p>
          </table:table-cell>
          <table:table-cell table:formula="of:=[.F1018]-AVERAGE([.F$3:.F$1200])" office:value-type="float" office:value="1.35875359017895" calcext:value-type="float">
            <text:p>1.35875359017895</text:p>
          </table:table-cell>
          <table:table-cell table:formula="of:=[.G1018]*[.G1018]" office:value-type="float" office:value="24.908264609073" calcext:value-type="float">
            <text:p>24.908264609073</text:p>
          </table:table-cell>
          <table:table-cell table:formula="of:=[.G1018]*[.H1018]" office:value-type="float" office:value="6.78129191626036" calcext:value-type="float">
            <text:p>6.78129191626036</text:p>
          </table:table-cell>
          <table:table-cell table:formula="of:=[.H1018]*[.H1018]" office:value-type="float" office:value="1.84621131882417" calcext:value-type="float">
            <text:p>1.84621131882417</text:p>
          </table:table-cell>
          <table:table-cell table:number-columns-repeated="6"/>
        </table:table-row>
        <table:table-row table:style-name="ro1">
          <table:table-cell office:value-type="float" office:value="43801737" calcext:value-type="float">
            <text:p>43801737</text:p>
          </table:table-cell>
          <table:table-cell office:value-type="float" office:value="18" calcext:value-type="float">
            <text:p>18</text:p>
          </table:table-cell>
          <table:table-cell office:value-type="float" office:value="4753" calcext:value-type="float">
            <text:p>4753</text:p>
          </table:table-cell>
          <table:table-cell/>
          <table:table-cell table:formula="of:=[.B1019]" office:value-type="float" office:value="18" calcext:value-type="float">
            <text:p>18</text:p>
          </table:table-cell>
          <table:table-cell table:formula="of:=LOG([.A1019]*[.$Q$1])" office:value-type="float" office:value="3.64149133321089" calcext:value-type="float">
            <text:p>3.64149133321089</text:p>
          </table:table-cell>
          <table:table-cell table:formula="of:=[.E1019]-AVERAGE([.E$3:.E$1200])" office:value-type="float" office:value="5.99081803005008" calcext:value-type="float">
            <text:p>5.99081803005008</text:p>
          </table:table-cell>
          <table:table-cell table:formula="of:=[.F1019]-AVERAGE([.F$3:.F$1200])" office:value-type="float" office:value="1.1756186370418" calcext:value-type="float">
            <text:p>1.1756186370418</text:p>
          </table:table-cell>
          <table:table-cell table:formula="of:=[.G1019]*[.G1019]" office:value-type="float" office:value="35.8899006691732" calcext:value-type="float">
            <text:p>35.8899006691732</text:p>
          </table:table-cell>
          <table:table-cell table:formula="of:=[.G1019]*[.H1019]" office:value-type="float" office:value="7.04291732725295" calcext:value-type="float">
            <text:p>7.04291732725295</text:p>
          </table:table-cell>
          <table:table-cell table:formula="of:=[.H1019]*[.H1019]" office:value-type="float" office:value="1.38207917976003" calcext:value-type="float">
            <text:p>1.38207917976003</text:p>
          </table:table-cell>
          <table:table-cell table:number-columns-repeated="6"/>
        </table:table-row>
        <table:table-row table:style-name="ro1">
          <table:table-cell office:value-type="float" office:value="102979687" calcext:value-type="float">
            <text:p>102979687</text:p>
          </table:table-cell>
          <table:table-cell office:value-type="float" office:value="17" calcext:value-type="float">
            <text:p>17</text:p>
          </table:table-cell>
          <table:table-cell office:value-type="float" office:value="4835" calcext:value-type="float">
            <text:p>4835</text:p>
          </table:table-cell>
          <table:table-cell/>
          <table:table-cell table:formula="of:=[.B1020]" office:value-type="float" office:value="17" calcext:value-type="float">
            <text:p>17</text:p>
          </table:table-cell>
          <table:table-cell table:formula="of:=LOG([.A1020]*[.$Q$1])" office:value-type="float" office:value="4.01275156748365" calcext:value-type="float">
            <text:p>4.01275156748365</text:p>
          </table:table-cell>
          <table:table-cell table:formula="of:=[.E1020]-AVERAGE([.E$3:.E$1200])" office:value-type="float" office:value="4.99081803005008" calcext:value-type="float">
            <text:p>4.99081803005008</text:p>
          </table:table-cell>
          <table:table-cell table:formula="of:=[.F1020]-AVERAGE([.F$3:.F$1200])" office:value-type="float" office:value="1.54687887131457" calcext:value-type="float">
            <text:p>1.54687887131457</text:p>
          </table:table-cell>
          <table:table-cell table:formula="of:=[.G1020]*[.G1020]" office:value-type="float" office:value="24.908264609073" calcext:value-type="float">
            <text:p>24.908264609073</text:p>
          </table:table-cell>
          <table:table-cell table:formula="of:=[.G1020]*[.H1020]" office:value-type="float" office:value="7.72019096126026" calcext:value-type="float">
            <text:p>7.72019096126026</text:p>
          </table:table-cell>
          <table:table-cell table:formula="of:=[.H1020]*[.H1020]" office:value-type="float" office:value="2.39283424251943" calcext:value-type="float">
            <text:p>2.39283424251943</text:p>
          </table:table-cell>
          <table:table-cell table:number-columns-repeated="6"/>
        </table:table-row>
        <table:table-row table:style-name="ro1">
          <table:table-cell office:value-type="float" office:value="35444932" calcext:value-type="float">
            <text:p>35444932</text:p>
          </table:table-cell>
          <table:table-cell office:value-type="float" office:value="14" calcext:value-type="float">
            <text:p>14</text:p>
          </table:table-cell>
          <table:table-cell office:value-type="float" office:value="4901" calcext:value-type="float">
            <text:p>4901</text:p>
          </table:table-cell>
          <table:table-cell/>
          <table:table-cell table:formula="of:=[.B1021]" office:value-type="float" office:value="14" calcext:value-type="float">
            <text:p>14</text:p>
          </table:table-cell>
          <table:table-cell table:formula="of:=LOG([.A1021]*[.$Q$1])" office:value-type="float" office:value="3.54955414750839" calcext:value-type="float">
            <text:p>3.54955414750839</text:p>
          </table:table-cell>
          <table:table-cell table:formula="of:=[.E1021]-AVERAGE([.E$3:.E$1200])" office:value-type="float" office:value="1.99081803005008" calcext:value-type="float">
            <text:p>1.99081803005008</text:p>
          </table:table-cell>
          <table:table-cell table:formula="of:=[.F1021]-AVERAGE([.F$3:.F$1200])" office:value-type="float" office:value="1.08368145133931" calcext:value-type="float">
            <text:p>1.08368145133931</text:p>
          </table:table-cell>
          <table:table-cell table:formula="of:=[.G1021]*[.G1021]" office:value-type="float" office:value="3.9633564287725" calcext:value-type="float">
            <text:p>3.9633564287725</text:p>
          </table:table-cell>
          <table:table-cell table:formula="of:=[.G1021]*[.H1021]" office:value-type="float" office:value="2.15741257215714" calcext:value-type="float">
            <text:p>2.15741257215714</text:p>
          </table:table-cell>
          <table:table-cell table:formula="of:=[.H1021]*[.H1021]" office:value-type="float" office:value="1.17436548797687" calcext:value-type="float">
            <text:p>1.17436548797687</text:p>
          </table:table-cell>
          <table:table-cell table:number-columns-repeated="6"/>
        </table:table-row>
        <table:table-row table:style-name="ro1">
          <table:table-cell office:value-type="float" office:value="47000969" calcext:value-type="float">
            <text:p>47000969</text:p>
          </table:table-cell>
          <table:table-cell office:value-type="float" office:value="17" calcext:value-type="float">
            <text:p>17</text:p>
          </table:table-cell>
          <table:table-cell office:value-type="float" office:value="4932" calcext:value-type="float">
            <text:p>4932</text:p>
          </table:table-cell>
          <table:table-cell/>
          <table:table-cell table:formula="of:=[.B1022]" office:value-type="float" office:value="17" calcext:value-type="float">
            <text:p>17</text:p>
          </table:table-cell>
          <table:table-cell table:formula="of:=LOG([.A1022]*[.$Q$1])" office:value-type="float" office:value="3.67210681170199" calcext:value-type="float">
            <text:p>3.67210681170199</text:p>
          </table:table-cell>
          <table:table-cell table:formula="of:=[.E1022]-AVERAGE([.E$3:.E$1200])" office:value-type="float" office:value="4.99081803005008" calcext:value-type="float">
            <text:p>4.99081803005008</text:p>
          </table:table-cell>
          <table:table-cell table:formula="of:=[.F1022]-AVERAGE([.F$3:.F$1200])" office:value-type="float" office:value="1.20623411553291" calcext:value-type="float">
            <text:p>1.20623411553291</text:p>
          </table:table-cell>
          <table:table-cell table:formula="of:=[.G1022]*[.G1022]" office:value-type="float" office:value="24.908264609073" calcext:value-type="float">
            <text:p>24.908264609073</text:p>
          </table:table-cell>
          <table:table-cell table:formula="of:=[.G1022]*[.H1022]" office:value-type="float" office:value="6.02009497226316" calcext:value-type="float">
            <text:p>6.02009497226316</text:p>
          </table:table-cell>
          <table:table-cell table:formula="of:=[.H1022]*[.H1022]" office:value-type="float" office:value="1.45500074147546" calcext:value-type="float">
            <text:p>1.45500074147546</text:p>
          </table:table-cell>
          <table:table-cell table:number-columns-repeated="6"/>
        </table:table-row>
        <table:table-row table:style-name="ro1">
          <table:table-cell office:value-type="float" office:value="332017038" calcext:value-type="float">
            <text:p>332017038</text:p>
          </table:table-cell>
          <table:table-cell office:value-type="float" office:value="19" calcext:value-type="float">
            <text:p>19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B1023]" office:value-type="float" office:value="19" calcext:value-type="float">
            <text:p>19</text:p>
          </table:table-cell>
          <table:table-cell table:formula="of:=LOG([.A1023]*[.$Q$1])" office:value-type="float" office:value="4.52116037081103" calcext:value-type="float">
            <text:p>4.52116037081103</text:p>
          </table:table-cell>
          <table:table-cell table:formula="of:=[.E1023]-AVERAGE([.E$3:.E$1200])" office:value-type="float" office:value="6.99081803005008" calcext:value-type="float">
            <text:p>6.99081803005008</text:p>
          </table:table-cell>
          <table:table-cell table:formula="of:=[.F1023]-AVERAGE([.F$3:.F$1200])" office:value-type="float" office:value="2.05528767464194" calcext:value-type="float">
            <text:p>2.05528767464194</text:p>
          </table:table-cell>
          <table:table-cell table:formula="of:=[.G1023]*[.G1023]" office:value-type="float" office:value="48.8715367292733" calcext:value-type="float">
            <text:p>48.8715367292733</text:p>
          </table:table-cell>
          <table:table-cell table:formula="of:=[.G1023]*[.H1023]" office:value-type="float" office:value="14.3681421328266" calcext:value-type="float">
            <text:p>14.3681421328266</text:p>
          </table:table-cell>
          <table:table-cell table:formula="of:=[.H1023]*[.H1023]" office:value-type="float" office:value="4.22420742553509" calcext:value-type="float">
            <text:p>4.22420742553509</text:p>
          </table:table-cell>
          <table:table-cell table:number-columns-repeated="6"/>
        </table:table-row>
        <table:table-row table:style-name="ro1">
          <table:table-cell office:value-type="float" office:value="9030619" calcext:value-type="float">
            <text:p>9030619</text:p>
          </table:table-cell>
          <table:table-cell office:value-type="float" office:value="14" calcext:value-type="float">
            <text:p>14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B1024]" office:value-type="float" office:value="14" calcext:value-type="float">
            <text:p>14</text:p>
          </table:table-cell>
          <table:table-cell table:formula="of:=LOG([.A1024]*[.$Q$1])" office:value-type="float" office:value="2.9557175198673" calcext:value-type="float">
            <text:p>2.9557175198673</text:p>
          </table:table-cell>
          <table:table-cell table:formula="of:=[.E1024]-AVERAGE([.E$3:.E$1200])" office:value-type="float" office:value="1.99081803005008" calcext:value-type="float">
            <text:p>1.99081803005008</text:p>
          </table:table-cell>
          <table:table-cell table:formula="of:=[.F1024]-AVERAGE([.F$3:.F$1200])" office:value-type="float" office:value="0.489844823698215" calcext:value-type="float">
            <text:p>0.489844823698215</text:p>
          </table:table-cell>
          <table:table-cell table:formula="of:=[.G1024]*[.G1024]" office:value-type="float" office:value="3.9633564287725" calcext:value-type="float">
            <text:p>3.9633564287725</text:p>
          </table:table-cell>
          <table:table-cell table:formula="of:=[.G1024]*[.H1024]" office:value-type="float" office:value="0.975191906945111" calcext:value-type="float">
            <text:p>0.975191906945111</text:p>
          </table:table-cell>
          <table:table-cell table:formula="of:=[.H1024]*[.H1024]" office:value-type="float" office:value="0.239947951303935" calcext:value-type="float">
            <text:p>0.239947951303935</text:p>
          </table:table-cell>
          <table:table-cell table:number-columns-repeated="6"/>
        </table:table-row>
        <table:table-row table:style-name="ro1">
          <table:table-cell office:value-type="float" office:value="169512344" calcext:value-type="float">
            <text:p>169512344</text:p>
          </table:table-cell>
          <table:table-cell office:value-type="float" office:value="19" calcext:value-type="float">
            <text:p>19</text:p>
          </table:table-cell>
          <table:table-cell office:value-type="float" office:value="4979" calcext:value-type="float">
            <text:p>4979</text:p>
          </table:table-cell>
          <table:table-cell/>
          <table:table-cell table:formula="of:=[.B1025]" office:value-type="float" office:value="19" calcext:value-type="float">
            <text:p>19</text:p>
          </table:table-cell>
          <table:table-cell table:formula="of:=LOG([.A1025]*[.$Q$1])" office:value-type="float" office:value="4.22920132929949" calcext:value-type="float">
            <text:p>4.22920132929949</text:p>
          </table:table-cell>
          <table:table-cell table:formula="of:=[.E1025]-AVERAGE([.E$3:.E$1200])" office:value-type="float" office:value="6.99081803005008" calcext:value-type="float">
            <text:p>6.99081803005008</text:p>
          </table:table-cell>
          <table:table-cell table:formula="of:=[.F1025]-AVERAGE([.F$3:.F$1200])" office:value-type="float" office:value="1.76332863313041" calcext:value-type="float">
            <text:p>1.76332863313041</text:p>
          </table:table-cell>
          <table:table-cell table:formula="of:=[.G1025]*[.G1025]" office:value-type="float" office:value="48.8715367292733" calcext:value-type="float">
            <text:p>48.8715367292733</text:p>
          </table:table-cell>
          <table:table-cell table:formula="of:=[.G1025]*[.H1025]" office:value-type="float" office:value="12.3271096013917" calcext:value-type="float">
            <text:p>12.3271096013917</text:p>
          </table:table-cell>
          <table:table-cell table:formula="of:=[.H1025]*[.H1025]" office:value-type="float" office:value="3.10932786841757" calcext:value-type="float">
            <text:p>3.10932786841757</text:p>
          </table:table-cell>
          <table:table-cell table:number-columns-repeated="6"/>
        </table:table-row>
        <table:table-row table:style-name="ro1">
          <table:table-cell office:value-type="float" office:value="45208974" calcext:value-type="float">
            <text:p>45208974</text:p>
          </table:table-cell>
          <table:table-cell office:value-type="float" office:value="17" calcext:value-type="float">
            <text:p>17</text:p>
          </table:table-cell>
          <table:table-cell office:value-type="float" office:value="5019" calcext:value-type="float">
            <text:p>5019</text:p>
          </table:table-cell>
          <table:table-cell/>
          <table:table-cell table:formula="of:=[.B1026]" office:value-type="float" office:value="17" calcext:value-type="float">
            <text:p>17</text:p>
          </table:table-cell>
          <table:table-cell table:formula="of:=LOG([.A1026]*[.$Q$1])" office:value-type="float" office:value="3.65522465100256" calcext:value-type="float">
            <text:p>3.65522465100256</text:p>
          </table:table-cell>
          <table:table-cell table:formula="of:=[.E1026]-AVERAGE([.E$3:.E$1200])" office:value-type="float" office:value="4.99081803005008" calcext:value-type="float">
            <text:p>4.99081803005008</text:p>
          </table:table-cell>
          <table:table-cell table:formula="of:=[.F1026]-AVERAGE([.F$3:.F$1200])" office:value-type="float" office:value="1.18935195483348" calcext:value-type="float">
            <text:p>1.18935195483348</text:p>
          </table:table-cell>
          <table:table-cell table:formula="of:=[.G1026]*[.G1026]" office:value-type="float" office:value="24.908264609073" calcext:value-type="float">
            <text:p>24.908264609073</text:p>
          </table:table-cell>
          <table:table-cell table:formula="of:=[.G1026]*[.H1026]" office:value-type="float" office:value="5.93583918025825" calcext:value-type="float">
            <text:p>5.93583918025825</text:p>
          </table:table-cell>
          <table:table-cell table:formula="of:=[.H1026]*[.H1026]" office:value-type="float" office:value="1.41455807246622" calcext:value-type="float">
            <text:p>1.41455807246622</text:p>
          </table:table-cell>
          <table:table-cell table:number-columns-repeated="6"/>
        </table:table-row>
        <table:table-row table:style-name="ro1">
          <table:table-cell office:value-type="float" office:value="39144315" calcext:value-type="float">
            <text:p>39144315</text:p>
          </table:table-cell>
          <table:table-cell office:value-type="float" office:value="16" calcext:value-type="float">
            <text:p>16</text:p>
          </table:table-cell>
          <table:table-cell office:value-type="float" office:value="5100" calcext:value-type="float">
            <text:p>5100</text:p>
          </table:table-cell>
          <table:table-cell/>
          <table:table-cell table:formula="of:=[.B1027]" office:value-type="float" office:value="16" calcext:value-type="float">
            <text:p>16</text:p>
          </table:table-cell>
          <table:table-cell table:formula="of:=LOG([.A1027]*[.$Q$1])" office:value-type="float" office:value="3.59266869759685" calcext:value-type="float">
            <text:p>3.59266869759685</text:p>
          </table:table-cell>
          <table:table-cell table:formula="of:=[.E1027]-AVERAGE([.E$3:.E$1200])" office:value-type="float" office:value="3.99081803005008" calcext:value-type="float">
            <text:p>3.99081803005008</text:p>
          </table:table-cell>
          <table:table-cell table:formula="of:=[.F1027]-AVERAGE([.F$3:.F$1200])" office:value-type="float" office:value="1.12679600142777" calcext:value-type="float">
            <text:p>1.12679600142777</text:p>
          </table:table-cell>
          <table:table-cell table:formula="of:=[.G1027]*[.G1027]" office:value-type="float" office:value="15.9266285489728" calcext:value-type="float">
            <text:p>15.9266285489728</text:p>
          </table:table-cell>
          <table:table-cell table:formula="of:=[.G1027]*[.H1027]" office:value-type="float" office:value="4.49683779868627" calcext:value-type="float">
            <text:p>4.49683779868627</text:p>
          </table:table-cell>
          <table:table-cell table:formula="of:=[.H1027]*[.H1027]" office:value-type="float" office:value="1.26966922883361" calcext:value-type="float">
            <text:p>1.26966922883361</text:p>
          </table:table-cell>
          <table:table-cell table:number-columns-repeated="6"/>
        </table:table-row>
        <table:table-row table:style-name="ro1">
          <table:table-cell office:value-type="float" office:value="200364559" calcext:value-type="float">
            <text:p>200364559</text:p>
          </table:table-cell>
          <table:table-cell office:value-type="float" office:value="19" calcext:value-type="float">
            <text:p>19</text:p>
          </table:table-cell>
          <table:table-cell office:value-type="float" office:value="5114" calcext:value-type="float">
            <text:p>5114</text:p>
          </table:table-cell>
          <table:table-cell/>
          <table:table-cell table:formula="of:=[.B1028]" office:value-type="float" office:value="19" calcext:value-type="float">
            <text:p>19</text:p>
          </table:table-cell>
          <table:table-cell table:formula="of:=LOG([.A1028]*[.$Q$1])" office:value-type="float" office:value="4.30182090486025" calcext:value-type="float">
            <text:p>4.30182090486025</text:p>
          </table:table-cell>
          <table:table-cell table:formula="of:=[.E1028]-AVERAGE([.E$3:.E$1200])" office:value-type="float" office:value="6.99081803005008" calcext:value-type="float">
            <text:p>6.99081803005008</text:p>
          </table:table-cell>
          <table:table-cell table:formula="of:=[.F1028]-AVERAGE([.F$3:.F$1200])" office:value-type="float" office:value="1.83594820869117" calcext:value-type="float">
            <text:p>1.83594820869117</text:p>
          </table:table-cell>
          <table:table-cell table:formula="of:=[.G1028]*[.G1028]" office:value-type="float" office:value="48.8715367292733" calcext:value-type="float">
            <text:p>48.8715367292733</text:p>
          </table:table-cell>
          <table:table-cell table:formula="of:=[.G1028]*[.H1028]" office:value-type="float" office:value="12.8347798395564" calcext:value-type="float">
            <text:p>12.8347798395564</text:p>
          </table:table-cell>
          <table:table-cell table:formula="of:=[.H1028]*[.H1028]" office:value-type="float" office:value="3.3707058249963" calcext:value-type="float">
            <text:p>3.3707058249963</text:p>
          </table:table-cell>
          <table:table-cell table:number-columns-repeated="6"/>
        </table:table-row>
        <table:table-row table:style-name="ro1">
          <table:table-cell office:value-type="float" office:value="1359133766" calcext:value-type="float">
            <text:p>1359133766</text:p>
          </table:table-cell>
          <table:table-cell office:value-type="float" office:value="19" calcext:value-type="float">
            <text:p>19</text:p>
          </table:table-cell>
          <table:table-cell office:value-type="float" office:value="5121" calcext:value-type="float">
            <text:p>5121</text:p>
          </table:table-cell>
          <table:table-cell/>
          <table:table-cell table:formula="of:=[.B1029]" office:value-type="float" office:value="19" calcext:value-type="float">
            <text:p>19</text:p>
          </table:table-cell>
          <table:table-cell table:formula="of:=LOG([.A1029]*[.$Q$1])" office:value-type="float" office:value="5.13326220211643" calcext:value-type="float">
            <text:p>5.13326220211643</text:p>
          </table:table-cell>
          <table:table-cell table:formula="of:=[.E1029]-AVERAGE([.E$3:.E$1200])" office:value-type="float" office:value="6.99081803005008" calcext:value-type="float">
            <text:p>6.99081803005008</text:p>
          </table:table-cell>
          <table:table-cell table:formula="of:=[.F1029]-AVERAGE([.F$3:.F$1200])" office:value-type="float" office:value="2.66738950594735" calcext:value-type="float">
            <text:p>2.66738950594735</text:p>
          </table:table-cell>
          <table:table-cell table:formula="of:=[.G1029]*[.G1029]" office:value-type="float" office:value="48.8715367292733" calcext:value-type="float">
            <text:p>48.8715367292733</text:p>
          </table:table-cell>
          <table:table-cell table:formula="of:=[.G1029]*[.H1029]" office:value-type="float" office:value="18.6472346513431" calcext:value-type="float">
            <text:p>18.6472346513431</text:p>
          </table:table-cell>
          <table:table-cell table:formula="of:=[.H1029]*[.H1029]" office:value-type="float" office:value="7.11496677643806" calcext:value-type="float">
            <text:p>7.11496677643806</text:p>
          </table:table-cell>
          <table:table-cell table:number-columns-repeated="6"/>
        </table:table-row>
        <table:table-row table:style-name="ro1">
          <table:table-cell office:value-type="float" office:value="39433475" calcext:value-type="float">
            <text:p>39433475</text:p>
          </table:table-cell>
          <table:table-cell office:value-type="float" office:value="17" calcext:value-type="float">
            <text:p>17</text:p>
          </table:table-cell>
          <table:table-cell office:value-type="float" office:value="5147" calcext:value-type="float">
            <text:p>5147</text:p>
          </table:table-cell>
          <table:table-cell/>
          <table:table-cell table:formula="of:=[.B1030]" office:value-type="float" office:value="17" calcext:value-type="float">
            <text:p>17</text:p>
          </table:table-cell>
          <table:table-cell table:formula="of:=LOG([.A1030]*[.$Q$1])" office:value-type="float" office:value="3.59586505013501" calcext:value-type="float">
            <text:p>3.59586505013501</text:p>
          </table:table-cell>
          <table:table-cell table:formula="of:=[.E1030]-AVERAGE([.E$3:.E$1200])" office:value-type="float" office:value="4.99081803005008" calcext:value-type="float">
            <text:p>4.99081803005008</text:p>
          </table:table-cell>
          <table:table-cell table:formula="of:=[.F1030]-AVERAGE([.F$3:.F$1200])" office:value-type="float" office:value="1.12999235396593" calcext:value-type="float">
            <text:p>1.12999235396593</text:p>
          </table:table-cell>
          <table:table-cell table:formula="of:=[.G1030]*[.G1030]" office:value-type="float" office:value="24.908264609073" calcext:value-type="float">
            <text:p>24.908264609073</text:p>
          </table:table-cell>
          <table:table-cell table:formula="of:=[.G1030]*[.H1030]" office:value-type="float" office:value="5.63958621399188" calcext:value-type="float">
            <text:p>5.63958621399188</text:p>
          </table:table-cell>
          <table:table-cell table:formula="of:=[.H1030]*[.H1030]" office:value-type="float" office:value="1.27688272002146" calcext:value-type="float">
            <text:p>1.27688272002146</text:p>
          </table:table-cell>
          <table:table-cell table:number-columns-repeated="6"/>
        </table:table-row>
        <table:table-row table:style-name="ro1">
          <table:table-cell office:value-type="float" office:value="45558272" calcext:value-type="float">
            <text:p>45558272</text:p>
          </table:table-cell>
          <table:table-cell office:value-type="float" office:value="14" calcext:value-type="float">
            <text:p>14</text:p>
          </table:table-cell>
          <table:table-cell office:value-type="float" office:value="5150" calcext:value-type="float">
            <text:p>5150</text:p>
          </table:table-cell>
          <table:table-cell/>
          <table:table-cell table:formula="of:=[.B1031]" office:value-type="float" office:value="14" calcext:value-type="float">
            <text:p>14</text:p>
          </table:table-cell>
          <table:table-cell table:formula="of:=LOG([.A1031]*[.$Q$1])" office:value-type="float" office:value="3.65856724317052" calcext:value-type="float">
            <text:p>3.65856724317052</text:p>
          </table:table-cell>
          <table:table-cell table:formula="of:=[.E1031]-AVERAGE([.E$3:.E$1200])" office:value-type="float" office:value="1.99081803005008" calcext:value-type="float">
            <text:p>1.99081803005008</text:p>
          </table:table-cell>
          <table:table-cell table:formula="of:=[.F1031]-AVERAGE([.F$3:.F$1200])" office:value-type="float" office:value="1.19269454700144" calcext:value-type="float">
            <text:p>1.19269454700144</text:p>
          </table:table-cell>
          <table:table-cell table:formula="of:=[.G1031]*[.G1031]" office:value-type="float" office:value="3.9633564287725" calcext:value-type="float">
            <text:p>3.9633564287725</text:p>
          </table:table-cell>
          <table:table-cell table:formula="of:=[.G1031]*[.H1031]" office:value-type="float" office:value="2.37443780851288" calcext:value-type="float">
            <text:p>2.37443780851288</text:p>
          </table:table-cell>
          <table:table-cell table:formula="of:=[.H1031]*[.H1031]" office:value-type="float" office:value="1.42252028244697" calcext:value-type="float">
            <text:p>1.42252028244697</text:p>
          </table:table-cell>
          <table:table-cell table:number-columns-repeated="6"/>
        </table:table-row>
        <table:table-row table:style-name="ro1">
          <table:table-cell office:value-type="float" office:value="53826763" calcext:value-type="float">
            <text:p>53826763</text:p>
          </table:table-cell>
          <table:table-cell office:value-type="float" office:value="18" calcext:value-type="float">
            <text:p>18</text:p>
          </table:table-cell>
          <table:table-cell office:value-type="float" office:value="5180" calcext:value-type="float">
            <text:p>5180</text:p>
          </table:table-cell>
          <table:table-cell/>
          <table:table-cell table:formula="of:=[.B1032]" office:value-type="float" office:value="18" calcext:value-type="float">
            <text:p>18</text:p>
          </table:table-cell>
          <table:table-cell table:formula="of:=LOG([.A1032]*[.$Q$1])" office:value-type="float" office:value="3.73099826327272" calcext:value-type="float">
            <text:p>3.73099826327272</text:p>
          </table:table-cell>
          <table:table-cell table:formula="of:=[.E1032]-AVERAGE([.E$3:.E$1200])" office:value-type="float" office:value="5.99081803005008" calcext:value-type="float">
            <text:p>5.99081803005008</text:p>
          </table:table-cell>
          <table:table-cell table:formula="of:=[.F1032]-AVERAGE([.F$3:.F$1200])" office:value-type="float" office:value="1.26512556710364" calcext:value-type="float">
            <text:p>1.26512556710364</text:p>
          </table:table-cell>
          <table:table-cell table:formula="of:=[.G1032]*[.G1032]" office:value-type="float" office:value="35.8899006691732" calcext:value-type="float">
            <text:p>35.8899006691732</text:p>
          </table:table-cell>
          <table:table-cell table:formula="of:=[.G1032]*[.H1032]" office:value-type="float" office:value="7.57913705768182" calcext:value-type="float">
            <text:p>7.57913705768182</text:p>
          </table:table-cell>
          <table:table-cell table:formula="of:=[.H1032]*[.H1032]" office:value-type="float" office:value="1.6005427005393" calcext:value-type="float">
            <text:p>1.6005427005393</text:p>
          </table:table-cell>
          <table:table-cell table:number-columns-repeated="6"/>
        </table:table-row>
        <table:table-row table:style-name="ro1">
          <table:table-cell office:value-type="float" office:value="19321314" calcext:value-type="float">
            <text:p>19321314</text:p>
          </table:table-cell>
          <table:table-cell office:value-type="float" office:value="13" calcext:value-type="float">
            <text:p>13</text:p>
          </table:table-cell>
          <table:table-cell office:value-type="float" office:value="5321" calcext:value-type="float">
            <text:p>5321</text:p>
          </table:table-cell>
          <table:table-cell/>
          <table:table-cell table:formula="of:=[.B1033]" office:value-type="float" office:value="13" calcext:value-type="float">
            <text:p>13</text:p>
          </table:table-cell>
          <table:table-cell table:formula="of:=LOG([.A1033]*[.$Q$1])" office:value-type="float" office:value="3.2860366584948" calcext:value-type="float">
            <text:p>3.2860366584948</text:p>
          </table:table-cell>
          <table:table-cell table:formula="of:=[.E1033]-AVERAGE([.E$3:.E$1200])" office:value-type="float" office:value="0.990818030050084" calcext:value-type="float">
            <text:p>0.990818030050084</text:p>
          </table:table-cell>
          <table:table-cell table:formula="of:=[.F1033]-AVERAGE([.F$3:.F$1200])" office:value-type="float" office:value="0.820163962325715" calcext:value-type="float">
            <text:p>0.820163962325715</text:p>
          </table:table-cell>
          <table:table-cell table:formula="of:=[.G1033]*[.G1033]" office:value-type="float" office:value="0.981720368672329" calcext:value-type="float">
            <text:p>0.981720368672329</text:p>
          </table:table-cell>
          <table:table-cell table:formula="of:=[.G1033]*[.H1033]" office:value-type="float" office:value="0.812633241469636" calcext:value-type="float">
            <text:p>0.812633241469636</text:p>
          </table:table-cell>
          <table:table-cell table:formula="of:=[.H1033]*[.H1033]" office:value-type="float" office:value="0.672668925097817" calcext:value-type="float">
            <text:p>0.672668925097817</text:p>
          </table:table-cell>
          <table:table-cell table:number-columns-repeated="6"/>
        </table:table-row>
        <table:table-row table:style-name="ro1">
          <table:table-cell office:value-type="float" office:value="25338504" calcext:value-type="float">
            <text:p>25338504</text:p>
          </table:table-cell>
          <table:table-cell office:value-type="float" office:value="15" calcext:value-type="float">
            <text:p>15</text:p>
          </table:table-cell>
          <table:table-cell office:value-type="float" office:value="5354" calcext:value-type="float">
            <text:p>5354</text:p>
          </table:table-cell>
          <table:table-cell/>
          <table:table-cell table:formula="of:=[.B1034]" office:value-type="float" office:value="15" calcext:value-type="float">
            <text:p>15</text:p>
          </table:table-cell>
          <table:table-cell table:formula="of:=LOG([.A1034]*[.$Q$1])" office:value-type="float" office:value="3.40378097030575" calcext:value-type="float">
            <text:p>3.40378097030575</text:p>
          </table:table-cell>
          <table:table-cell table:formula="of:=[.E1034]-AVERAGE([.E$3:.E$1200])" office:value-type="float" office:value="2.99081803005008" calcext:value-type="float">
            <text:p>2.99081803005008</text:p>
          </table:table-cell>
          <table:table-cell table:formula="of:=[.F1034]-AVERAGE([.F$3:.F$1200])" office:value-type="float" office:value="0.937908274136667" calcext:value-type="float">
            <text:p>0.937908274136667</text:p>
          </table:table-cell>
          <table:table-cell table:formula="of:=[.G1034]*[.G1034]" office:value-type="float" office:value="8.94499248887267" calcext:value-type="float">
            <text:p>8.94499248887267</text:p>
          </table:table-cell>
          <table:table-cell table:formula="of:=[.G1034]*[.H1034]" office:value-type="float" office:value="2.8051129768211" calcext:value-type="float">
            <text:p>2.8051129768211</text:p>
          </table:table-cell>
          <table:table-cell table:formula="of:=[.H1034]*[.H1034]" office:value-type="float" office:value="0.879671930694022" calcext:value-type="float">
            <text:p>0.879671930694022</text:p>
          </table:table-cell>
          <table:table-cell table:number-columns-repeated="6"/>
        </table:table-row>
        <table:table-row table:style-name="ro1">
          <table:table-cell office:value-type="float" office:value="45598359" calcext:value-type="float">
            <text:p>45598359</text:p>
          </table:table-cell>
          <table:table-cell office:value-type="float" office:value="16" calcext:value-type="float">
            <text:p>16</text:p>
          </table:table-cell>
          <table:table-cell office:value-type="float" office:value="5387" calcext:value-type="float">
            <text:p>5387</text:p>
          </table:table-cell>
          <table:table-cell/>
          <table:table-cell table:formula="of:=[.B1035]" office:value-type="float" office:value="16" calcext:value-type="float">
            <text:p>16</text:p>
          </table:table-cell>
          <table:table-cell table:formula="of:=LOG([.A1035]*[.$Q$1])" office:value-type="float" office:value="3.65894921349626" calcext:value-type="float">
            <text:p>3.65894921349626</text:p>
          </table:table-cell>
          <table:table-cell table:formula="of:=[.E1035]-AVERAGE([.E$3:.E$1200])" office:value-type="float" office:value="3.99081803005008" calcext:value-type="float">
            <text:p>3.99081803005008</text:p>
          </table:table-cell>
          <table:table-cell table:formula="of:=[.F1035]-AVERAGE([.F$3:.F$1200])" office:value-type="float" office:value="1.19307651732718" calcext:value-type="float">
            <text:p>1.19307651732718</text:p>
          </table:table-cell>
          <table:table-cell table:formula="of:=[.G1035]*[.G1035]" office:value-type="float" office:value="15.9266285489728" calcext:value-type="float">
            <text:p>15.9266285489728</text:p>
          </table:table-cell>
          <table:table-cell table:formula="of:=[.G1035]*[.H1035]" office:value-type="float" office:value="4.76135127657868" calcext:value-type="float">
            <text:p>4.76135127657868</text:p>
          </table:table-cell>
          <table:table-cell table:formula="of:=[.H1035]*[.H1035]" office:value-type="float" office:value="1.42343157619756" calcext:value-type="float">
            <text:p>1.42343157619756</text:p>
          </table:table-cell>
          <table:table-cell table:number-columns-repeated="6"/>
        </table:table-row>
        <table:table-row table:style-name="ro1">
          <table:table-cell office:value-type="float" office:value="85470344" calcext:value-type="float">
            <text:p>85470344</text:p>
          </table:table-cell>
          <table:table-cell office:value-type="float" office:value="17" calcext:value-type="float">
            <text:p>17</text:p>
          </table:table-cell>
          <table:table-cell office:value-type="float" office:value="5466" calcext:value-type="float">
            <text:p>5466</text:p>
          </table:table-cell>
          <table:table-cell/>
          <table:table-cell table:formula="of:=[.B1036]" office:value-type="float" office:value="17" calcext:value-type="float">
            <text:p>17</text:p>
          </table:table-cell>
          <table:table-cell table:formula="of:=LOG([.A1036]*[.$Q$1])" office:value-type="float" office:value="3.9318154519058" calcext:value-type="float">
            <text:p>3.9318154519058</text:p>
          </table:table-cell>
          <table:table-cell table:formula="of:=[.E1036]-AVERAGE([.E$3:.E$1200])" office:value-type="float" office:value="4.99081803005008" calcext:value-type="float">
            <text:p>4.99081803005008</text:p>
          </table:table-cell>
          <table:table-cell table:formula="of:=[.F1036]-AVERAGE([.F$3:.F$1200])" office:value-type="float" office:value="1.46594275573672" calcext:value-type="float">
            <text:p>1.46594275573672</text:p>
          </table:table-cell>
          <table:table-cell table:formula="of:=[.G1036]*[.G1036]" office:value-type="float" office:value="24.908264609073" calcext:value-type="float">
            <text:p>24.908264609073</text:p>
          </table:table-cell>
          <table:table-cell table:formula="of:=[.G1036]*[.H1036]" office:value-type="float" office:value="7.31625353635213" calcext:value-type="float">
            <text:p>7.31625353635213</text:p>
          </table:table-cell>
          <table:table-cell table:formula="of:=[.H1036]*[.H1036]" office:value-type="float" office:value="2.14898816309697" calcext:value-type="float">
            <text:p>2.14898816309697</text:p>
          </table:table-cell>
          <table:table-cell table:number-columns-repeated="6"/>
        </table:table-row>
        <table:table-row table:style-name="ro1">
          <table:table-cell office:value-type="float" office:value="26121655" calcext:value-type="float">
            <text:p>26121655</text:p>
          </table:table-cell>
          <table:table-cell office:value-type="float" office:value="15" calcext:value-type="float">
            <text:p>15</text:p>
          </table:table-cell>
          <table:table-cell office:value-type="float" office:value="5518" calcext:value-type="float">
            <text:p>5518</text:p>
          </table:table-cell>
          <table:table-cell/>
          <table:table-cell table:formula="of:=[.B1037]" office:value-type="float" office:value="15" calcext:value-type="float">
            <text:p>15</text:p>
          </table:table-cell>
          <table:table-cell table:formula="of:=LOG([.A1037]*[.$Q$1])" office:value-type="float" office:value="3.41700068924154" calcext:value-type="float">
            <text:p>3.41700068924154</text:p>
          </table:table-cell>
          <table:table-cell table:formula="of:=[.E1037]-AVERAGE([.E$3:.E$1200])" office:value-type="float" office:value="2.99081803005008" calcext:value-type="float">
            <text:p>2.99081803005008</text:p>
          </table:table-cell>
          <table:table-cell table:formula="of:=[.F1037]-AVERAGE([.F$3:.F$1200])" office:value-type="float" office:value="0.951127993072461" calcext:value-type="float">
            <text:p>0.951127993072461</text:p>
          </table:table-cell>
          <table:table-cell table:formula="of:=[.G1037]*[.G1037]" office:value-type="float" office:value="8.94499248887267" calcext:value-type="float">
            <text:p>8.94499248887267</text:p>
          </table:table-cell>
          <table:table-cell table:formula="of:=[.G1037]*[.H1037]" office:value-type="float" office:value="2.84465075056647" calcext:value-type="float">
            <text:p>2.84465075056647</text:p>
          </table:table-cell>
          <table:table-cell table:formula="of:=[.H1037]*[.H1037]" office:value-type="float" office:value="0.904644459206048" calcext:value-type="float">
            <text:p>0.904644459206048</text:p>
          </table:table-cell>
          <table:table-cell table:number-columns-repeated="6"/>
        </table:table-row>
        <table:table-row table:style-name="ro1">
          <table:table-cell office:value-type="float" office:value="111090519" calcext:value-type="float">
            <text:p>111090519</text:p>
          </table:table-cell>
          <table:table-cell office:value-type="float" office:value="19" calcext:value-type="float">
            <text:p>19</text:p>
          </table:table-cell>
          <table:table-cell office:value-type="float" office:value="5522" calcext:value-type="float">
            <text:p>5522</text:p>
          </table:table-cell>
          <table:table-cell/>
          <table:table-cell table:formula="of:=[.B1038]" office:value-type="float" office:value="19" calcext:value-type="float">
            <text:p>19</text:p>
          </table:table-cell>
          <table:table-cell table:formula="of:=LOG([.A1038]*[.$Q$1])" office:value-type="float" office:value="4.0456769957394" calcext:value-type="float">
            <text:p>4.0456769957394</text:p>
          </table:table-cell>
          <table:table-cell table:formula="of:=[.E1038]-AVERAGE([.E$3:.E$1200])" office:value-type="float" office:value="6.99081803005008" calcext:value-type="float">
            <text:p>6.99081803005008</text:p>
          </table:table-cell>
          <table:table-cell table:formula="of:=[.F1038]-AVERAGE([.F$3:.F$1200])" office:value-type="float" office:value="1.57980429957032" calcext:value-type="float">
            <text:p>1.57980429957032</text:p>
          </table:table-cell>
          <table:table-cell table:formula="of:=[.G1038]*[.G1038]" office:value-type="float" office:value="48.8715367292733" calcext:value-type="float">
            <text:p>48.8715367292733</text:p>
          </table:table-cell>
          <table:table-cell table:formula="of:=[.G1038]*[.H1038]" office:value-type="float" office:value="11.0441243813868" calcext:value-type="float">
            <text:p>11.0441243813868</text:p>
          </table:table-cell>
          <table:table-cell table:formula="of:=[.H1038]*[.H1038]" office:value-type="float" office:value="2.49578162494085" calcext:value-type="float">
            <text:p>2.49578162494085</text:p>
          </table:table-cell>
          <table:table-cell table:number-columns-repeated="6"/>
        </table:table-row>
        <table:table-row table:style-name="ro1">
          <table:table-cell office:value-type="float" office:value="45600161" calcext:value-type="float">
            <text:p>45600161</text:p>
          </table:table-cell>
          <table:table-cell office:value-type="float" office:value="16" calcext:value-type="float">
            <text:p>16</text:p>
          </table:table-cell>
          <table:table-cell office:value-type="float" office:value="5593" calcext:value-type="float">
            <text:p>5593</text:p>
          </table:table-cell>
          <table:table-cell/>
          <table:table-cell table:formula="of:=[.B1039]" office:value-type="float" office:value="16" calcext:value-type="float">
            <text:p>16</text:p>
          </table:table-cell>
          <table:table-cell table:formula="of:=LOG([.A1039]*[.$Q$1])" office:value-type="float" office:value="3.65896637602602" calcext:value-type="float">
            <text:p>3.65896637602602</text:p>
          </table:table-cell>
          <table:table-cell table:formula="of:=[.E1039]-AVERAGE([.E$3:.E$1200])" office:value-type="float" office:value="3.99081803005008" calcext:value-type="float">
            <text:p>3.99081803005008</text:p>
          </table:table-cell>
          <table:table-cell table:formula="of:=[.F1039]-AVERAGE([.F$3:.F$1200])" office:value-type="float" office:value="1.19309367985694" calcext:value-type="float">
            <text:p>1.19309367985694</text:p>
          </table:table-cell>
          <table:table-cell table:formula="of:=[.G1039]*[.G1039]" office:value-type="float" office:value="15.9266285489728" calcext:value-type="float">
            <text:p>15.9266285489728</text:p>
          </table:table-cell>
          <table:table-cell table:formula="of:=[.G1039]*[.H1039]" office:value-type="float" office:value="4.76141976911186" calcext:value-type="float">
            <text:p>4.76141976911186</text:p>
          </table:table-cell>
          <table:table-cell table:formula="of:=[.H1039]*[.H1039]" office:value-type="float" office:value="1.42347252891457" calcext:value-type="float">
            <text:p>1.42347252891457</text:p>
          </table:table-cell>
          <table:table-cell table:number-columns-repeated="6"/>
        </table:table-row>
        <table:table-row table:style-name="ro1">
          <table:table-cell office:value-type="float" office:value="14496253" calcext:value-type="float">
            <text:p>14496253</text:p>
          </table:table-cell>
          <table:table-cell office:value-type="float" office:value="13" calcext:value-type="float">
            <text:p>13</text:p>
          </table:table-cell>
          <table:table-cell office:value-type="float" office:value="5658" calcext:value-type="float">
            <text:p>5658</text:p>
          </table:table-cell>
          <table:table-cell/>
          <table:table-cell table:formula="of:=[.B1040]" office:value-type="float" office:value="13" calcext:value-type="float">
            <text:p>13</text:p>
          </table:table-cell>
          <table:table-cell table:formula="of:=LOG([.A1040]*[.$Q$1])" office:value-type="float" office:value="3.16125576004749" calcext:value-type="float">
            <text:p>3.16125576004749</text:p>
          </table:table-cell>
          <table:table-cell table:formula="of:=[.E1040]-AVERAGE([.E$3:.E$1200])" office:value-type="float" office:value="0.990818030050084" calcext:value-type="float">
            <text:p>0.990818030050084</text:p>
          </table:table-cell>
          <table:table-cell table:formula="of:=[.F1040]-AVERAGE([.F$3:.F$1200])" office:value-type="float" office:value="0.695383063878412" calcext:value-type="float">
            <text:p>0.695383063878412</text:p>
          </table:table-cell>
          <table:table-cell table:formula="of:=[.G1040]*[.G1040]" office:value-type="float" office:value="0.981720368672329" calcext:value-type="float">
            <text:p>0.981720368672329</text:p>
          </table:table-cell>
          <table:table-cell table:formula="of:=[.G1040]*[.H1040]" office:value-type="float" office:value="0.6889980774822" calcext:value-type="float">
            <text:p>0.6889980774822</text:p>
          </table:table-cell>
          <table:table-cell table:formula="of:=[.H1040]*[.H1040]" office:value-type="float" office:value="0.483557605528928" calcext:value-type="float">
            <text:p>0.483557605528928</text:p>
          </table:table-cell>
          <table:table-cell table:number-columns-repeated="6"/>
        </table:table-row>
        <table:table-row table:style-name="ro1">
          <table:table-cell office:value-type="float" office:value="122610522" calcext:value-type="float">
            <text:p>122610522</text:p>
          </table:table-cell>
          <table:table-cell office:value-type="float" office:value="19" calcext:value-type="float">
            <text:p>19</text:p>
          </table:table-cell>
          <table:table-cell office:value-type="float" office:value="5712" calcext:value-type="float">
            <text:p>5712</text:p>
          </table:table-cell>
          <table:table-cell/>
          <table:table-cell table:formula="of:=[.B1041]" office:value-type="float" office:value="19" calcext:value-type="float">
            <text:p>19</text:p>
          </table:table-cell>
          <table:table-cell table:formula="of:=LOG([.A1041]*[.$Q$1])" office:value-type="float" office:value="4.08852774139331" calcext:value-type="float">
            <text:p>4.08852774139331</text:p>
          </table:table-cell>
          <table:table-cell table:formula="of:=[.E1041]-AVERAGE([.E$3:.E$1200])" office:value-type="float" office:value="6.99081803005008" calcext:value-type="float">
            <text:p>6.99081803005008</text:p>
          </table:table-cell>
          <table:table-cell table:formula="of:=[.F1041]-AVERAGE([.F$3:.F$1200])" office:value-type="float" office:value="1.62265504522423" calcext:value-type="float">
            <text:p>1.62265504522423</text:p>
          </table:table-cell>
          <table:table-cell table:formula="of:=[.G1041]*[.G1041]" office:value-type="float" office:value="48.8715367292733" calcext:value-type="float">
            <text:p>48.8715367292733</text:p>
          </table:table-cell>
          <table:table-cell table:formula="of:=[.G1041]*[.H1041]" office:value-type="float" office:value="11.3436861467053" calcext:value-type="float">
            <text:p>11.3436861467053</text:p>
          </table:table-cell>
          <table:table-cell table:formula="of:=[.H1041]*[.H1041]" office:value-type="float" office:value="2.63300939579163" calcext:value-type="float">
            <text:p>2.63300939579163</text:p>
          </table:table-cell>
          <table:table-cell table:number-columns-repeated="6"/>
        </table:table-row>
        <table:table-row table:style-name="ro1">
          <table:table-cell office:value-type="float" office:value="40880841" calcext:value-type="float">
            <text:p>40880841</text:p>
          </table:table-cell>
          <table:table-cell office:value-type="float" office:value="16" calcext:value-type="float">
            <text:p>16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[.B1042]" office:value-type="float" office:value="16" calcext:value-type="float">
            <text:p>16</text:p>
          </table:table-cell>
          <table:table-cell table:formula="of:=LOG([.A1042]*[.$Q$1])" office:value-type="float" office:value="3.61151982151761" calcext:value-type="float">
            <text:p>3.61151982151761</text:p>
          </table:table-cell>
          <table:table-cell table:formula="of:=[.E1042]-AVERAGE([.E$3:.E$1200])" office:value-type="float" office:value="3.99081803005008" calcext:value-type="float">
            <text:p>3.99081803005008</text:p>
          </table:table-cell>
          <table:table-cell table:formula="of:=[.F1042]-AVERAGE([.F$3:.F$1200])" office:value-type="float" office:value="1.14564712534853" calcext:value-type="float">
            <text:p>1.14564712534853</text:p>
          </table:table-cell>
          <table:table-cell table:formula="of:=[.G1042]*[.G1042]" office:value-type="float" office:value="15.9266285489728" calcext:value-type="float">
            <text:p>15.9266285489728</text:p>
          </table:table-cell>
          <table:table-cell table:formula="of:=[.G1042]*[.H1042]" office:value-type="float" office:value="4.57206920391598" calcext:value-type="float">
            <text:p>4.57206920391598</text:p>
          </table:table-cell>
          <table:table-cell table:formula="of:=[.H1042]*[.H1042]" office:value-type="float" office:value="1.31250733581936" calcext:value-type="float">
            <text:p>1.31250733581936</text:p>
          </table:table-cell>
          <table:table-cell table:number-columns-repeated="6"/>
        </table:table-row>
        <table:table-row table:style-name="ro1">
          <table:table-cell office:value-type="float" office:value="32639502" calcext:value-type="float">
            <text:p>32639502</text:p>
          </table:table-cell>
          <table:table-cell office:value-type="float" office:value="15" calcext:value-type="float">
            <text:p>15</text:p>
          </table:table-cell>
          <table:table-cell office:value-type="float" office:value="5835" calcext:value-type="float">
            <text:p>5835</text:p>
          </table:table-cell>
          <table:table-cell/>
          <table:table-cell table:formula="of:=[.B1043]" office:value-type="float" office:value="15" calcext:value-type="float">
            <text:p>15</text:p>
          </table:table-cell>
          <table:table-cell table:formula="of:=LOG([.A1043]*[.$Q$1])" office:value-type="float" office:value="3.51374352384708" calcext:value-type="float">
            <text:p>3.51374352384708</text:p>
          </table:table-cell>
          <table:table-cell table:formula="of:=[.E1043]-AVERAGE([.E$3:.E$1200])" office:value-type="float" office:value="2.99081803005008" calcext:value-type="float">
            <text:p>2.99081803005008</text:p>
          </table:table-cell>
          <table:table-cell table:formula="of:=[.F1043]-AVERAGE([.F$3:.F$1200])" office:value-type="float" office:value="1.047870827678" calcext:value-type="float">
            <text:p>1.047870827678</text:p>
          </table:table-cell>
          <table:table-cell table:formula="of:=[.G1043]*[.G1043]" office:value-type="float" office:value="8.94499248887267" calcext:value-type="float">
            <text:p>8.94499248887267</text:p>
          </table:table-cell>
          <table:table-cell table:formula="of:=[.G1043]*[.H1043]" office:value-type="float" office:value="3.13399096458288" calcext:value-type="float">
            <text:p>3.13399096458288</text:p>
          </table:table-cell>
          <table:table-cell table:formula="of:=[.H1043]*[.H1043]" office:value-type="float" office:value="1.09803327149858" calcext:value-type="float">
            <text:p>1.09803327149858</text:p>
          </table:table-cell>
          <table:table-cell table:number-columns-repeated="6"/>
        </table:table-row>
        <table:table-row table:style-name="ro1">
          <table:table-cell office:value-type="float" office:value="27346770" calcext:value-type="float">
            <text:p>27346770</text:p>
          </table:table-cell>
          <table:table-cell office:value-type="float" office:value="13" calcext:value-type="float">
            <text:p>13</text:p>
          </table:table-cell>
          <table:table-cell office:value-type="float" office:value="5999" calcext:value-type="float">
            <text:p>5999</text:p>
          </table:table-cell>
          <table:table-cell/>
          <table:table-cell table:formula="of:=[.B1044]" office:value-type="float" office:value="13" calcext:value-type="float">
            <text:p>13</text:p>
          </table:table-cell>
          <table:table-cell table:formula="of:=LOG([.A1044]*[.$Q$1])" office:value-type="float" office:value="3.43690603801805" calcext:value-type="float">
            <text:p>3.43690603801805</text:p>
          </table:table-cell>
          <table:table-cell table:formula="of:=[.E1044]-AVERAGE([.E$3:.E$1200])" office:value-type="float" office:value="0.990818030050084" calcext:value-type="float">
            <text:p>0.990818030050084</text:p>
          </table:table-cell>
          <table:table-cell table:formula="of:=[.F1044]-AVERAGE([.F$3:.F$1200])" office:value-type="float" office:value="0.971033341848968" calcext:value-type="float">
            <text:p>0.971033341848968</text:p>
          </table:table-cell>
          <table:table-cell table:formula="of:=[.G1044]*[.G1044]" office:value-type="float" office:value="0.981720368672329" calcext:value-type="float">
            <text:p>0.981720368672329</text:p>
          </table:table-cell>
          <table:table-cell table:formula="of:=[.G1044]*[.H1044]" office:value-type="float" office:value="0.962117342883744" calcext:value-type="float">
            <text:p>0.962117342883744</text:p>
          </table:table-cell>
          <table:table-cell table:formula="of:=[.H1044]*[.H1044]" office:value-type="float" office:value="0.942905750982375" calcext:value-type="float">
            <text:p>0.942905750982375</text:p>
          </table:table-cell>
          <table:table-cell table:number-columns-repeated="6"/>
        </table:table-row>
        <table:table-row table:style-name="ro1">
          <table:table-cell office:value-type="float" office:value="108192447" calcext:value-type="float">
            <text:p>108192447</text:p>
          </table:table-cell>
          <table:table-cell office:value-type="float" office:value="17" calcext:value-type="float">
            <text:p>17</text:p>
          </table:table-cell>
          <table:table-cell office:value-type="float" office:value="6030" calcext:value-type="float">
            <text:p>6030</text:p>
          </table:table-cell>
          <table:table-cell/>
          <table:table-cell table:formula="of:=[.B1045]" office:value-type="float" office:value="17" calcext:value-type="float">
            <text:p>17</text:p>
          </table:table-cell>
          <table:table-cell table:formula="of:=LOG([.A1045]*[.$Q$1])" office:value-type="float" office:value="4.0341969433887" calcext:value-type="float">
            <text:p>4.0341969433887</text:p>
          </table:table-cell>
          <table:table-cell table:formula="of:=[.E1045]-AVERAGE([.E$3:.E$1200])" office:value-type="float" office:value="4.99081803005008" calcext:value-type="float">
            <text:p>4.99081803005008</text:p>
          </table:table-cell>
          <table:table-cell table:formula="of:=[.F1045]-AVERAGE([.F$3:.F$1200])" office:value-type="float" office:value="1.56832424721961" calcext:value-type="float">
            <text:p>1.56832424721961</text:p>
          </table:table-cell>
          <table:table-cell table:formula="of:=[.G1045]*[.G1045]" office:value-type="float" office:value="24.908264609073" calcext:value-type="float">
            <text:p>24.908264609073</text:p>
          </table:table-cell>
          <table:table-cell table:formula="of:=[.G1045]*[.H1045]" office:value-type="float" office:value="7.82722092998838" calcext:value-type="float">
            <text:p>7.82722092998838</text:p>
          </table:table-cell>
          <table:table-cell table:formula="of:=[.H1045]*[.H1045]" office:value-type="float" office:value="2.45964094441697" calcext:value-type="float">
            <text:p>2.45964094441697</text:p>
          </table:table-cell>
          <table:table-cell table:number-columns-repeated="6"/>
        </table:table-row>
        <table:table-row table:style-name="ro1">
          <table:table-cell office:value-type="float" office:value="19272733" calcext:value-type="float">
            <text:p>19272733</text:p>
          </table:table-cell>
          <table:table-cell office:value-type="float" office:value="16" calcext:value-type="float">
            <text:p>16</text:p>
          </table:table-cell>
          <table:table-cell office:value-type="float" office:value="6057" calcext:value-type="float">
            <text:p>6057</text:p>
          </table:table-cell>
          <table:table-cell/>
          <table:table-cell table:formula="of:=[.B1046]" office:value-type="float" office:value="16" calcext:value-type="float">
            <text:p>16</text:p>
          </table:table-cell>
          <table:table-cell table:formula="of:=LOG([.A1046]*[.$Q$1])" office:value-type="float" office:value="3.28494330482972" calcext:value-type="float">
            <text:p>3.28494330482972</text:p>
          </table:table-cell>
          <table:table-cell table:formula="of:=[.E1046]-AVERAGE([.E$3:.E$1200])" office:value-type="float" office:value="3.99081803005008" calcext:value-type="float">
            <text:p>3.99081803005008</text:p>
          </table:table-cell>
          <table:table-cell table:formula="of:=[.F1046]-AVERAGE([.F$3:.F$1200])" office:value-type="float" office:value="0.819070608660636" calcext:value-type="float">
            <text:p>0.819070608660636</text:p>
          </table:table-cell>
          <table:table-cell table:formula="of:=[.G1046]*[.G1046]" office:value-type="float" office:value="15.9266285489728" calcext:value-type="float">
            <text:p>15.9266285489728</text:p>
          </table:table-cell>
          <table:table-cell table:formula="of:=[.G1046]*[.H1046]" office:value-type="float" office:value="3.26876175292696" calcext:value-type="float">
            <text:p>3.26876175292696</text:p>
          </table:table-cell>
          <table:table-cell table:formula="of:=[.H1046]*[.H1046]" office:value-type="float" office:value="0.670876661971704" calcext:value-type="float">
            <text:p>0.670876661971704</text:p>
          </table:table-cell>
          <table:table-cell table:number-columns-repeated="6"/>
        </table:table-row>
        <table:table-row table:style-name="ro1">
          <table:table-cell office:value-type="float" office:value="79634160" calcext:value-type="float">
            <text:p>79634160</text:p>
          </table:table-cell>
          <table:table-cell office:value-type="float" office:value="16" calcext:value-type="float">
            <text:p>16</text:p>
          </table:table-cell>
          <table:table-cell office:value-type="float" office:value="6079" calcext:value-type="float">
            <text:p>6079</text:p>
          </table:table-cell>
          <table:table-cell/>
          <table:table-cell table:formula="of:=[.B1047]" office:value-type="float" office:value="16" calcext:value-type="float">
            <text:p>16</text:p>
          </table:table-cell>
          <table:table-cell table:formula="of:=LOG([.A1047]*[.$Q$1])" office:value-type="float" office:value="3.90109940337984" calcext:value-type="float">
            <text:p>3.90109940337984</text:p>
          </table:table-cell>
          <table:table-cell table:formula="of:=[.E1047]-AVERAGE([.E$3:.E$1200])" office:value-type="float" office:value="3.99081803005008" calcext:value-type="float">
            <text:p>3.99081803005008</text:p>
          </table:table-cell>
          <table:table-cell table:formula="of:=[.F1047]-AVERAGE([.F$3:.F$1200])" office:value-type="float" office:value="1.43522670721076" calcext:value-type="float">
            <text:p>1.43522670721076</text:p>
          </table:table-cell>
          <table:table-cell table:formula="of:=[.G1047]*[.G1047]" office:value-type="float" office:value="15.9266285489728" calcext:value-type="float">
            <text:p>15.9266285489728</text:p>
          </table:table-cell>
          <table:table-cell table:formula="of:=[.G1047]*[.H1047]" office:value-type="float" office:value="5.7277286203461" calcext:value-type="float">
            <text:p>5.7277286203461</text:p>
          </table:table-cell>
          <table:table-cell table:formula="of:=[.H1047]*[.H1047]" office:value-type="float" office:value="2.05987570109103" calcext:value-type="float">
            <text:p>2.05987570109103</text:p>
          </table:table-cell>
          <table:table-cell table:number-columns-repeated="6"/>
        </table:table-row>
        <table:table-row table:style-name="ro1">
          <table:table-cell office:value-type="float" office:value="306148905" calcext:value-type="float">
            <text:p>306148905</text:p>
          </table:table-cell>
          <table:table-cell office:value-type="float" office:value="18" calcext:value-type="float">
            <text:p>18</text:p>
          </table:table-cell>
          <table:table-cell office:value-type="float" office:value="6103" calcext:value-type="float">
            <text:p>6103</text:p>
          </table:table-cell>
          <table:table-cell/>
          <table:table-cell table:formula="of:=[.B1048]" office:value-type="float" office:value="18" calcext:value-type="float">
            <text:p>18</text:p>
          </table:table-cell>
          <table:table-cell table:formula="of:=LOG([.A1048]*[.$Q$1])" office:value-type="float" office:value="4.48593271043741" calcext:value-type="float">
            <text:p>4.48593271043741</text:p>
          </table:table-cell>
          <table:table-cell table:formula="of:=[.E1048]-AVERAGE([.E$3:.E$1200])" office:value-type="float" office:value="5.99081803005008" calcext:value-type="float">
            <text:p>5.99081803005008</text:p>
          </table:table-cell>
          <table:table-cell table:formula="of:=[.F1048]-AVERAGE([.F$3:.F$1200])" office:value-type="float" office:value="2.02006001426833" calcext:value-type="float">
            <text:p>2.02006001426833</text:p>
          </table:table-cell>
          <table:table-cell table:formula="of:=[.G1048]*[.G1048]" office:value-type="float" office:value="35.8899006691732" calcext:value-type="float">
            <text:p>35.8899006691732</text:p>
          </table:table-cell>
          <table:table-cell table:formula="of:=[.G1048]*[.H1048]" office:value-type="float" office:value="12.1018119552619" calcext:value-type="float">
            <text:p>12.1018119552619</text:p>
          </table:table-cell>
          <table:table-cell table:formula="of:=[.H1048]*[.H1048]" office:value-type="float" office:value="4.08064246124577" calcext:value-type="float">
            <text:p>4.08064246124577</text:p>
          </table:table-cell>
          <table:table-cell table:number-columns-repeated="6"/>
        </table:table-row>
        <table:table-row table:style-name="ro1">
          <table:table-cell office:value-type="float" office:value="94766462" calcext:value-type="float">
            <text:p>94766462</text:p>
          </table:table-cell>
          <table:table-cell office:value-type="float" office:value="21" calcext:value-type="float">
            <text:p>21</text:p>
          </table:table-cell>
          <table:table-cell office:value-type="float" office:value="6304" calcext:value-type="float">
            <text:p>6304</text:p>
          </table:table-cell>
          <table:table-cell/>
          <table:table-cell table:formula="of:=[.B1049]" office:value-type="float" office:value="21" calcext:value-type="float">
            <text:p>21</text:p>
          </table:table-cell>
          <table:table-cell table:formula="of:=LOG([.A1049]*[.$Q$1])" office:value-type="float" office:value="3.97665466702811" calcext:value-type="float">
            <text:p>3.97665466702811</text:p>
          </table:table-cell>
          <table:table-cell table:formula="of:=[.E1049]-AVERAGE([.E$3:.E$1200])" office:value-type="float" office:value="8.99081803005008" calcext:value-type="float">
            <text:p>8.99081803005008</text:p>
          </table:table-cell>
          <table:table-cell table:formula="of:=[.F1049]-AVERAGE([.F$3:.F$1200])" office:value-type="float" office:value="1.51078197085903" calcext:value-type="float">
            <text:p>1.51078197085903</text:p>
          </table:table-cell>
          <table:table-cell table:formula="of:=[.G1049]*[.G1049]" office:value-type="float" office:value="80.8348088494737" calcext:value-type="float">
            <text:p>80.8348088494737</text:p>
          </table:table-cell>
          <table:table-cell table:formula="of:=[.G1049]*[.H1049]" office:value-type="float" office:value="13.583165783074" calcext:value-type="float">
            <text:p>13.583165783074</text:p>
          </table:table-cell>
          <table:table-cell table:formula="of:=[.H1049]*[.H1049]" office:value-type="float" office:value="2.2824621634727" calcext:value-type="float">
            <text:p>2.2824621634727</text:p>
          </table:table-cell>
          <table:table-cell table:number-columns-repeated="6"/>
        </table:table-row>
        <table:table-row table:style-name="ro1">
          <table:table-cell office:value-type="float" office:value="257753110" calcext:value-type="float">
            <text:p>257753110</text:p>
          </table:table-cell>
          <table:table-cell office:value-type="float" office:value="21" calcext:value-type="float">
            <text:p>21</text:p>
          </table:table-cell>
          <table:table-cell office:value-type="float" office:value="6313" calcext:value-type="float">
            <text:p>6313</text:p>
          </table:table-cell>
          <table:table-cell/>
          <table:table-cell table:formula="of:=[.B1050]" office:value-type="float" office:value="21" calcext:value-type="float">
            <text:p>21</text:p>
          </table:table-cell>
          <table:table-cell table:formula="of:=LOG([.A1050]*[.$Q$1])" office:value-type="float" office:value="4.41120391410178" calcext:value-type="float">
            <text:p>4.41120391410178</text:p>
          </table:table-cell>
          <table:table-cell table:formula="of:=[.E1050]-AVERAGE([.E$3:.E$1200])" office:value-type="float" office:value="8.99081803005008" calcext:value-type="float">
            <text:p>8.99081803005008</text:p>
          </table:table-cell>
          <table:table-cell table:formula="of:=[.F1050]-AVERAGE([.F$3:.F$1200])" office:value-type="float" office:value="1.9453312179327" calcext:value-type="float">
            <text:p>1.9453312179327</text:p>
          </table:table-cell>
          <table:table-cell table:formula="of:=[.G1050]*[.G1050]" office:value-type="float" office:value="80.8348088494737" calcext:value-type="float">
            <text:p>80.8348088494737</text:p>
          </table:table-cell>
          <table:table-cell table:formula="of:=[.G1050]*[.H1050]" office:value-type="float" office:value="17.4901189886086" calcext:value-type="float">
            <text:p>17.4901189886086</text:p>
          </table:table-cell>
          <table:table-cell table:formula="of:=[.H1050]*[.H1050]" office:value-type="float" office:value="3.78431354746352" calcext:value-type="float">
            <text:p>3.78431354746352</text:p>
          </table:table-cell>
          <table:table-cell table:number-columns-repeated="6"/>
        </table:table-row>
        <table:table-row table:style-name="ro1">
          <table:table-cell office:value-type="float" office:value="32625436" calcext:value-type="float">
            <text:p>32625436</text:p>
          </table:table-cell>
          <table:table-cell office:value-type="float" office:value="15" calcext:value-type="float">
            <text:p>15</text:p>
          </table:table-cell>
          <table:table-cell office:value-type="float" office:value="6417" calcext:value-type="float">
            <text:p>6417</text:p>
          </table:table-cell>
          <table:table-cell/>
          <table:table-cell table:formula="of:=[.B1051]" office:value-type="float" office:value="15" calcext:value-type="float">
            <text:p>15</text:p>
          </table:table-cell>
          <table:table-cell table:formula="of:=LOG([.A1051]*[.$Q$1])" office:value-type="float" office:value="3.51355632421236" calcext:value-type="float">
            <text:p>3.51355632421236</text:p>
          </table:table-cell>
          <table:table-cell table:formula="of:=[.E1051]-AVERAGE([.E$3:.E$1200])" office:value-type="float" office:value="2.99081803005008" calcext:value-type="float">
            <text:p>2.99081803005008</text:p>
          </table:table-cell>
          <table:table-cell table:formula="of:=[.F1051]-AVERAGE([.F$3:.F$1200])" office:value-type="float" office:value="1.04768362804328" calcext:value-type="float">
            <text:p>1.04768362804328</text:p>
          </table:table-cell>
          <table:table-cell table:formula="of:=[.G1051]*[.G1051]" office:value-type="float" office:value="8.94499248887267" calcext:value-type="float">
            <text:p>8.94499248887267</text:p>
          </table:table-cell>
          <table:table-cell table:formula="of:=[.G1051]*[.H1051]" office:value-type="float" office:value="3.13343108454011" calcext:value-type="float">
            <text:p>3.13343108454011</text:p>
          </table:table-cell>
          <table:table-cell table:formula="of:=[.H1051]*[.H1051]" office:value-type="float" office:value="1.09764098446992" calcext:value-type="float">
            <text:p>1.09764098446992</text:p>
          </table:table-cell>
          <table:table-cell table:number-columns-repeated="6"/>
        </table:table-row>
        <table:table-row table:style-name="ro1">
          <table:table-cell office:value-type="float" office:value="14287678" calcext:value-type="float">
            <text:p>14287678</text:p>
          </table:table-cell>
          <table:table-cell office:value-type="float" office:value="15" calcext:value-type="float">
            <text:p>15</text:p>
          </table:table-cell>
          <table:table-cell office:value-type="float" office:value="6448" calcext:value-type="float">
            <text:p>6448</text:p>
          </table:table-cell>
          <table:table-cell/>
          <table:table-cell table:formula="of:=[.B1052]" office:value-type="float" office:value="15" calcext:value-type="float">
            <text:p>15</text:p>
          </table:table-cell>
          <table:table-cell table:formula="of:=LOG([.A1052]*[.$Q$1])" office:value-type="float" office:value="3.15496165400255" calcext:value-type="float">
            <text:p>3.15496165400255</text:p>
          </table:table-cell>
          <table:table-cell table:formula="of:=[.E1052]-AVERAGE([.E$3:.E$1200])" office:value-type="float" office:value="2.99081803005008" calcext:value-type="float">
            <text:p>2.99081803005008</text:p>
          </table:table-cell>
          <table:table-cell table:formula="of:=[.F1052]-AVERAGE([.F$3:.F$1200])" office:value-type="float" office:value="0.689088957833469" calcext:value-type="float">
            <text:p>0.689088957833469</text:p>
          </table:table-cell>
          <table:table-cell table:formula="of:=[.G1052]*[.G1052]" office:value-type="float" office:value="8.94499248887267" calcext:value-type="float">
            <text:p>8.94499248887267</text:p>
          </table:table-cell>
          <table:table-cell table:formula="of:=[.G1052]*[.H1052]" office:value-type="float" office:value="2.06093967939676" calcext:value-type="float">
            <text:p>2.06093967939676</text:p>
          </table:table-cell>
          <table:table-cell table:formula="of:=[.H1052]*[.H1052]" office:value-type="float" office:value="0.474843591808016" calcext:value-type="float">
            <text:p>0.474843591808016</text:p>
          </table:table-cell>
          <table:table-cell table:number-columns-repeated="6"/>
        </table:table-row>
        <table:table-row table:style-name="ro1">
          <table:table-cell office:value-type="float" office:value="95574242" calcext:value-type="float">
            <text:p>95574242</text:p>
          </table:table-cell>
          <table:table-cell office:value-type="float" office:value="18" calcext:value-type="float">
            <text:p>18</text:p>
          </table:table-cell>
          <table:table-cell office:value-type="float" office:value="6567" calcext:value-type="float">
            <text:p>6567</text:p>
          </table:table-cell>
          <table:table-cell/>
          <table:table-cell table:formula="of:=[.B1053]" office:value-type="float" office:value="18" calcext:value-type="float">
            <text:p>18</text:p>
          </table:table-cell>
          <table:table-cell table:formula="of:=LOG([.A1053]*[.$Q$1])" office:value-type="float" office:value="3.98034086231207" calcext:value-type="float">
            <text:p>3.98034086231207</text:p>
          </table:table-cell>
          <table:table-cell table:formula="of:=[.E1053]-AVERAGE([.E$3:.E$1200])" office:value-type="float" office:value="5.99081803005008" calcext:value-type="float">
            <text:p>5.99081803005008</text:p>
          </table:table-cell>
          <table:table-cell table:formula="of:=[.F1053]-AVERAGE([.F$3:.F$1200])" office:value-type="float" office:value="1.51446816614299" calcext:value-type="float">
            <text:p>1.51446816614299</text:p>
          </table:table-cell>
          <table:table-cell table:formula="of:=[.G1053]*[.G1053]" office:value-type="float" office:value="35.8899006691732" calcext:value-type="float">
            <text:p>35.8899006691732</text:p>
          </table:table-cell>
          <table:table-cell table:formula="of:=[.G1053]*[.H1053]" office:value-type="float" office:value="9.07290319566629" calcext:value-type="float">
            <text:p>9.07290319566629</text:p>
          </table:table-cell>
          <table:table-cell table:formula="of:=[.H1053]*[.H1053]" office:value-type="float" office:value="2.2936138262605" calcext:value-type="float">
            <text:p>2.2936138262605</text:p>
          </table:table-cell>
          <table:table-cell table:number-columns-repeated="6"/>
        </table:table-row>
        <table:table-row table:style-name="ro1">
          <table:table-cell office:value-type="float" office:value="53132680" calcext:value-type="float">
            <text:p>53132680</text:p>
          </table:table-cell>
          <table:table-cell office:value-type="float" office:value="15" calcext:value-type="float">
            <text:p>15</text:p>
          </table:table-cell>
          <table:table-cell office:value-type="float" office:value="6644" calcext:value-type="float">
            <text:p>6644</text:p>
          </table:table-cell>
          <table:table-cell/>
          <table:table-cell table:formula="of:=[.B1054]" office:value-type="float" office:value="15" calcext:value-type="float">
            <text:p>15</text:p>
          </table:table-cell>
          <table:table-cell table:formula="of:=LOG([.A1054]*[.$Q$1])" office:value-type="float" office:value="3.7253617221747" calcext:value-type="float">
            <text:p>3.7253617221747</text:p>
          </table:table-cell>
          <table:table-cell table:formula="of:=[.E1054]-AVERAGE([.E$3:.E$1200])" office:value-type="float" office:value="2.99081803005008" calcext:value-type="float">
            <text:p>2.99081803005008</text:p>
          </table:table-cell>
          <table:table-cell table:formula="of:=[.F1054]-AVERAGE([.F$3:.F$1200])" office:value-type="float" office:value="1.25948902600562" calcext:value-type="float">
            <text:p>1.25948902600562</text:p>
          </table:table-cell>
          <table:table-cell table:formula="of:=[.G1054]*[.G1054]" office:value-type="float" office:value="8.94499248887267" calcext:value-type="float">
            <text:p>8.94499248887267</text:p>
          </table:table-cell>
          <table:table-cell table:formula="of:=[.G1054]*[.H1054]" office:value-type="float" office:value="3.76690248762782" calcext:value-type="float">
            <text:p>3.76690248762782</text:p>
          </table:table-cell>
          <table:table-cell table:formula="of:=[.H1054]*[.H1054]" office:value-type="float" office:value="1.58631260662858" calcext:value-type="float">
            <text:p>1.58631260662858</text:p>
          </table:table-cell>
          <table:table-cell table:number-columns-repeated="6"/>
        </table:table-row>
        <table:table-row table:style-name="ro1">
          <table:table-cell office:value-type="float" office:value="45816215" calcext:value-type="float">
            <text:p>45816215</text:p>
          </table:table-cell>
          <table:table-cell office:value-type="float" office:value="13" calcext:value-type="float">
            <text:p>13</text:p>
          </table:table-cell>
          <table:table-cell office:value-type="float" office:value="6657" calcext:value-type="float">
            <text:p>6657</text:p>
          </table:table-cell>
          <table:table-cell/>
          <table:table-cell table:formula="of:=[.B1055]" office:value-type="float" office:value="13" calcext:value-type="float">
            <text:p>13</text:p>
          </table:table-cell>
          <table:table-cell table:formula="of:=LOG([.A1055]*[.$Q$1])" office:value-type="float" office:value="3.66101920810716" calcext:value-type="float">
            <text:p>3.66101920810716</text:p>
          </table:table-cell>
          <table:table-cell table:formula="of:=[.E1055]-AVERAGE([.E$3:.E$1200])" office:value-type="float" office:value="0.990818030050084" calcext:value-type="float">
            <text:p>0.990818030050084</text:p>
          </table:table-cell>
          <table:table-cell table:formula="of:=[.F1055]-AVERAGE([.F$3:.F$1200])" office:value-type="float" office:value="1.19514651193808" calcext:value-type="float">
            <text:p>1.19514651193808</text:p>
          </table:table-cell>
          <table:table-cell table:formula="of:=[.G1055]*[.G1055]" office:value-type="float" office:value="0.981720368672329" calcext:value-type="float">
            <text:p>0.981720368672329</text:p>
          </table:table-cell>
          <table:table-cell table:formula="of:=[.G1055]*[.H1055]" office:value-type="float" office:value="1.18417271257972" calcext:value-type="float">
            <text:p>1.18417271257972</text:p>
          </table:table-cell>
          <table:table-cell table:formula="of:=[.H1055]*[.H1055]" office:value-type="float" office:value="1.42837518499776" calcext:value-type="float">
            <text:p>1.42837518499776</text:p>
          </table:table-cell>
          <table:table-cell table:number-columns-repeated="6"/>
        </table:table-row>
        <table:table-row table:style-name="ro1">
          <table:table-cell office:value-type="float" office:value="44295161" calcext:value-type="float">
            <text:p>44295161</text:p>
          </table:table-cell>
          <table:table-cell office:value-type="float" office:value="17" calcext:value-type="float">
            <text:p>17</text:p>
          </table:table-cell>
          <table:table-cell office:value-type="float" office:value="6680" calcext:value-type="float">
            <text:p>6680</text:p>
          </table:table-cell>
          <table:table-cell/>
          <table:table-cell table:formula="of:=[.B1056]" office:value-type="float" office:value="17" calcext:value-type="float">
            <text:p>17</text:p>
          </table:table-cell>
          <table:table-cell table:formula="of:=LOG([.A1056]*[.$Q$1])" office:value-type="float" office:value="3.64635628455749" calcext:value-type="float">
            <text:p>3.64635628455749</text:p>
          </table:table-cell>
          <table:table-cell table:formula="of:=[.E1056]-AVERAGE([.E$3:.E$1200])" office:value-type="float" office:value="4.99081803005008" calcext:value-type="float">
            <text:p>4.99081803005008</text:p>
          </table:table-cell>
          <table:table-cell table:formula="of:=[.F1056]-AVERAGE([.F$3:.F$1200])" office:value-type="float" office:value="1.18048358838841" calcext:value-type="float">
            <text:p>1.18048358838841</text:p>
          </table:table-cell>
          <table:table-cell table:formula="of:=[.G1056]*[.G1056]" office:value-type="float" office:value="24.908264609073" calcext:value-type="float">
            <text:p>24.908264609073</text:p>
          </table:table-cell>
          <table:table-cell table:formula="of:=[.G1056]*[.H1056]" office:value-type="float" office:value="5.8915787771071" calcext:value-type="float">
            <text:p>5.8915787771071</text:p>
          </table:table-cell>
          <table:table-cell table:formula="of:=[.H1056]*[.H1056]" office:value-type="float" office:value="1.39354150245438" calcext:value-type="float">
            <text:p>1.39354150245438</text:p>
          </table:table-cell>
          <table:table-cell table:number-columns-repeated="6"/>
        </table:table-row>
        <table:table-row table:style-name="ro1">
          <table:table-cell office:value-type="float" office:value="131185809" calcext:value-type="float">
            <text:p>131185809</text:p>
          </table:table-cell>
          <table:table-cell office:value-type="float" office:value="17" calcext:value-type="float">
            <text:p>17</text:p>
          </table:table-cell>
          <table:table-cell office:value-type="float" office:value="7087" calcext:value-type="float">
            <text:p>7087</text:p>
          </table:table-cell>
          <table:table-cell/>
          <table:table-cell table:formula="of:=[.B1057]" office:value-type="float" office:value="17" calcext:value-type="float">
            <text:p>17</text:p>
          </table:table-cell>
          <table:table-cell table:formula="of:=LOG([.A1057]*[.$Q$1])" office:value-type="float" office:value="4.11788685785728" calcext:value-type="float">
            <text:p>4.11788685785728</text:p>
          </table:table-cell>
          <table:table-cell table:formula="of:=[.E1057]-AVERAGE([.E$3:.E$1200])" office:value-type="float" office:value="4.99081803005008" calcext:value-type="float">
            <text:p>4.99081803005008</text:p>
          </table:table-cell>
          <table:table-cell table:formula="of:=[.F1057]-AVERAGE([.F$3:.F$1200])" office:value-type="float" office:value="1.6520141616882" calcext:value-type="float">
            <text:p>1.6520141616882</text:p>
          </table:table-cell>
          <table:table-cell table:formula="of:=[.G1057]*[.G1057]" office:value-type="float" office:value="24.908264609073" calcext:value-type="float">
            <text:p>24.908264609073</text:p>
          </table:table-cell>
          <table:table-cell table:formula="of:=[.G1057]*[.H1057]" office:value-type="float" office:value="8.24490206405156" calcext:value-type="float">
            <text:p>8.24490206405156</text:p>
          </table:table-cell>
          <table:table-cell table:formula="of:=[.H1057]*[.H1057]" office:value-type="float" office:value="2.72915079041838" calcext:value-type="float">
            <text:p>2.72915079041838</text:p>
          </table:table-cell>
          <table:table-cell table:number-columns-repeated="6"/>
        </table:table-row>
        <table:table-row table:style-name="ro1">
          <table:table-cell office:value-type="float" office:value="228439341" calcext:value-type="float">
            <text:p>228439341</text:p>
          </table:table-cell>
          <table:table-cell office:value-type="float" office:value="19" calcext:value-type="float">
            <text:p>19</text:p>
          </table:table-cell>
          <table:table-cell office:value-type="float" office:value="7194" calcext:value-type="float">
            <text:p>7194</text:p>
          </table:table-cell>
          <table:table-cell/>
          <table:table-cell table:formula="of:=[.B1058]" office:value-type="float" office:value="19" calcext:value-type="float">
            <text:p>19</text:p>
          </table:table-cell>
          <table:table-cell table:formula="of:=LOG([.A1058]*[.$Q$1])" office:value-type="float" office:value="4.35877089864526" calcext:value-type="float">
            <text:p>4.35877089864526</text:p>
          </table:table-cell>
          <table:table-cell table:formula="of:=[.E1058]-AVERAGE([.E$3:.E$1200])" office:value-type="float" office:value="6.99081803005008" calcext:value-type="float">
            <text:p>6.99081803005008</text:p>
          </table:table-cell>
          <table:table-cell table:formula="of:=[.F1058]-AVERAGE([.F$3:.F$1200])" office:value-type="float" office:value="1.89289820247618" calcext:value-type="float">
            <text:p>1.89289820247618</text:p>
          </table:table-cell>
          <table:table-cell table:formula="of:=[.G1058]*[.G1058]" office:value-type="float" office:value="48.8715367292733" calcext:value-type="float">
            <text:p>48.8715367292733</text:p>
          </table:table-cell>
          <table:table-cell table:formula="of:=[.G1058]*[.H1058]" office:value-type="float" office:value="13.2329068829199" calcext:value-type="float">
            <text:p>13.2329068829199</text:p>
          </table:table-cell>
          <table:table-cell table:formula="of:=[.H1058]*[.H1058]" office:value-type="float" office:value="3.58306360493756" calcext:value-type="float">
            <text:p>3.58306360493756</text:p>
          </table:table-cell>
          <table:table-cell table:number-columns-repeated="6"/>
        </table:table-row>
        <table:table-row table:style-name="ro1">
          <table:table-cell office:value-type="float" office:value="53337593" calcext:value-type="float">
            <text:p>53337593</text:p>
          </table:table-cell>
          <table:table-cell office:value-type="float" office:value="15" calcext:value-type="float">
            <text:p>15</text:p>
          </table:table-cell>
          <table:table-cell office:value-type="float" office:value="7205" calcext:value-type="float">
            <text:p>7205</text:p>
          </table:table-cell>
          <table:table-cell/>
          <table:table-cell table:formula="of:=[.B1059]" office:value-type="float" office:value="15" calcext:value-type="float">
            <text:p>15</text:p>
          </table:table-cell>
          <table:table-cell table:formula="of:=LOG([.A1059]*[.$Q$1])" office:value-type="float" office:value="3.72703341310855" calcext:value-type="float">
            <text:p>3.72703341310855</text:p>
          </table:table-cell>
          <table:table-cell table:formula="of:=[.E1059]-AVERAGE([.E$3:.E$1200])" office:value-type="float" office:value="2.99081803005008" calcext:value-type="float">
            <text:p>2.99081803005008</text:p>
          </table:table-cell>
          <table:table-cell table:formula="of:=[.F1059]-AVERAGE([.F$3:.F$1200])" office:value-type="float" office:value="1.26116071693947" calcext:value-type="float">
            <text:p>1.26116071693947</text:p>
          </table:table-cell>
          <table:table-cell table:formula="of:=[.G1059]*[.G1059]" office:value-type="float" office:value="8.94499248887267" calcext:value-type="float">
            <text:p>8.94499248887267</text:p>
          </table:table-cell>
          <table:table-cell table:formula="of:=[.G1059]*[.H1059]" office:value-type="float" office:value="3.77190221101346" calcext:value-type="float">
            <text:p>3.77190221101346</text:p>
          </table:table-cell>
          <table:table-cell table:formula="of:=[.H1059]*[.H1059]" office:value-type="float" office:value="1.59052635395128" calcext:value-type="float">
            <text:p>1.59052635395128</text:p>
          </table:table-cell>
          <table:table-cell table:number-columns-repeated="6"/>
        </table:table-row>
        <table:table-row table:style-name="ro1">
          <table:table-cell office:value-type="float" office:value="20600202" calcext:value-type="float">
            <text:p>20600202</text:p>
          </table:table-cell>
          <table:table-cell office:value-type="float" office:value="16" calcext:value-type="float">
            <text:p>16</text:p>
          </table:table-cell>
          <table:table-cell office:value-type="float" office:value="7248" calcext:value-type="float">
            <text:p>7248</text:p>
          </table:table-cell>
          <table:table-cell/>
          <table:table-cell table:formula="of:=[.B1060]" office:value-type="float" office:value="16" calcext:value-type="float">
            <text:p>16</text:p>
          </table:table-cell>
          <table:table-cell table:formula="of:=LOG([.A1060]*[.$Q$1])" office:value-type="float" office:value="3.31387147896407" calcext:value-type="float">
            <text:p>3.31387147896407</text:p>
          </table:table-cell>
          <table:table-cell table:formula="of:=[.E1060]-AVERAGE([.E$3:.E$1200])" office:value-type="float" office:value="3.99081803005008" calcext:value-type="float">
            <text:p>3.99081803005008</text:p>
          </table:table-cell>
          <table:table-cell table:formula="of:=[.F1060]-AVERAGE([.F$3:.F$1200])" office:value-type="float" office:value="0.847998782794986" calcext:value-type="float">
            <text:p>0.847998782794986</text:p>
          </table:table-cell>
          <table:table-cell table:formula="of:=[.G1060]*[.G1060]" office:value-type="float" office:value="15.9266285489728" calcext:value-type="float">
            <text:p>15.9266285489728</text:p>
          </table:table-cell>
          <table:table-cell table:formula="of:=[.G1060]*[.H1060]" office:value-type="float" office:value="3.38420883183876" calcext:value-type="float">
            <text:p>3.38420883183876</text:p>
          </table:table-cell>
          <table:table-cell table:formula="of:=[.H1060]*[.H1060]" office:value-type="float" office:value="0.719101935621778" calcext:value-type="float">
            <text:p>0.719101935621778</text:p>
          </table:table-cell>
          <table:table-cell table:number-columns-repeated="6"/>
        </table:table-row>
        <table:table-row table:style-name="ro1">
          <table:table-cell office:value-type="float" office:value="246985829" calcext:value-type="float">
            <text:p>246985829</text:p>
          </table:table-cell>
          <table:table-cell office:value-type="float" office:value="17" calcext:value-type="float">
            <text:p>17</text:p>
          </table:table-cell>
          <table:table-cell office:value-type="float" office:value="7303" calcext:value-type="float">
            <text:p>7303</text:p>
          </table:table-cell>
          <table:table-cell/>
          <table:table-cell table:formula="of:=[.B1061]" office:value-type="float" office:value="17" calcext:value-type="float">
            <text:p>17</text:p>
          </table:table-cell>
          <table:table-cell table:formula="of:=LOG([.A1061]*[.$Q$1])" office:value-type="float" office:value="4.3926720359979" calcext:value-type="float">
            <text:p>4.3926720359979</text:p>
          </table:table-cell>
          <table:table-cell table:formula="of:=[.E1061]-AVERAGE([.E$3:.E$1200])" office:value-type="float" office:value="4.99081803005008" calcext:value-type="float">
            <text:p>4.99081803005008</text:p>
          </table:table-cell>
          <table:table-cell table:formula="of:=[.F1061]-AVERAGE([.F$3:.F$1200])" office:value-type="float" office:value="1.92679933982882" calcext:value-type="float">
            <text:p>1.92679933982882</text:p>
          </table:table-cell>
          <table:table-cell table:formula="of:=[.G1061]*[.G1061]" office:value-type="float" office:value="24.908264609073" calcext:value-type="float">
            <text:p>24.908264609073</text:p>
          </table:table-cell>
          <table:table-cell table:formula="of:=[.G1061]*[.H1061]" office:value-type="float" office:value="9.61630488550627" calcext:value-type="float">
            <text:p>9.61630488550627</text:p>
          </table:table-cell>
          <table:table-cell table:formula="of:=[.H1061]*[.H1061]" office:value-type="float" office:value="3.71255569596478" calcext:value-type="float">
            <text:p>3.71255569596478</text:p>
          </table:table-cell>
          <table:table-cell table:number-columns-repeated="6"/>
        </table:table-row>
        <table:table-row table:style-name="ro1">
          <table:table-cell office:value-type="float" office:value="19855171" calcext:value-type="float">
            <text:p>19855171</text:p>
          </table:table-cell>
          <table:table-cell office:value-type="float" office:value="15" calcext:value-type="float">
            <text:p>15</text:p>
          </table:table-cell>
          <table:table-cell office:value-type="float" office:value="7561" calcext:value-type="float">
            <text:p>7561</text:p>
          </table:table-cell>
          <table:table-cell/>
          <table:table-cell table:formula="of:=[.B1062]" office:value-type="float" office:value="15" calcext:value-type="float">
            <text:p>15</text:p>
          </table:table-cell>
          <table:table-cell table:formula="of:=LOG([.A1062]*[.$Q$1])" office:value-type="float" office:value="3.29787363171905" calcext:value-type="float">
            <text:p>3.29787363171905</text:p>
          </table:table-cell>
          <table:table-cell table:formula="of:=[.E1062]-AVERAGE([.E$3:.E$1200])" office:value-type="float" office:value="2.99081803005008" calcext:value-type="float">
            <text:p>2.99081803005008</text:p>
          </table:table-cell>
          <table:table-cell table:formula="of:=[.F1062]-AVERAGE([.F$3:.F$1200])" office:value-type="float" office:value="0.832000935549965" calcext:value-type="float">
            <text:p>0.832000935549965</text:p>
          </table:table-cell>
          <table:table-cell table:formula="of:=[.G1062]*[.G1062]" office:value-type="float" office:value="8.94499248887267" calcext:value-type="float">
            <text:p>8.94499248887267</text:p>
          </table:table-cell>
          <table:table-cell table:formula="of:=[.G1062]*[.H1062]" office:value-type="float" office:value="2.48836339906137" calcext:value-type="float">
            <text:p>2.48836339906137</text:p>
          </table:table-cell>
          <table:table-cell table:formula="of:=[.H1062]*[.H1062]" office:value-type="float" office:value="0.692225556756018" calcext:value-type="float">
            <text:p>0.692225556756018</text:p>
          </table:table-cell>
          <table:table-cell table:number-columns-repeated="6"/>
        </table:table-row>
        <table:table-row table:style-name="ro1">
          <table:table-cell office:value-type="float" office:value="39184424" calcext:value-type="float">
            <text:p>39184424</text:p>
          </table:table-cell>
          <table:table-cell office:value-type="float" office:value="16" calcext:value-type="float">
            <text:p>16</text:p>
          </table:table-cell>
          <table:table-cell office:value-type="float" office:value="7694" calcext:value-type="float">
            <text:p>7694</text:p>
          </table:table-cell>
          <table:table-cell/>
          <table:table-cell table:formula="of:=[.B1063]" office:value-type="float" office:value="16" calcext:value-type="float">
            <text:p>16</text:p>
          </table:table-cell>
          <table:table-cell table:formula="of:=LOG([.A1063]*[.$Q$1])" office:value-type="float" office:value="3.59311346714426" calcext:value-type="float">
            <text:p>3.59311346714426</text:p>
          </table:table-cell>
          <table:table-cell table:formula="of:=[.E1063]-AVERAGE([.E$3:.E$1200])" office:value-type="float" office:value="3.99081803005008" calcext:value-type="float">
            <text:p>3.99081803005008</text:p>
          </table:table-cell>
          <table:table-cell table:formula="of:=[.F1063]-AVERAGE([.F$3:.F$1200])" office:value-type="float" office:value="1.12724077097518" calcext:value-type="float">
            <text:p>1.12724077097518</text:p>
          </table:table-cell>
          <table:table-cell table:formula="of:=[.G1063]*[.G1063]" office:value-type="float" office:value="15.9266285489728" calcext:value-type="float">
            <text:p>15.9266285489728</text:p>
          </table:table-cell>
          <table:table-cell table:formula="of:=[.G1063]*[.H1063]" office:value-type="float" office:value="4.49861279301529" calcext:value-type="float">
            <text:p>4.49861279301529</text:p>
          </table:table-cell>
          <table:table-cell table:formula="of:=[.H1063]*[.H1063]" office:value-type="float" office:value="1.27067175574871" calcext:value-type="float">
            <text:p>1.27067175574871</text:p>
          </table:table-cell>
          <table:table-cell table:number-columns-repeated="6"/>
        </table:table-row>
        <table:table-row table:style-name="ro1">
          <table:table-cell office:value-type="float" office:value="46588335" calcext:value-type="float">
            <text:p>46588335</text:p>
          </table:table-cell>
          <table:table-cell office:value-type="float" office:value="19" calcext:value-type="float">
            <text:p>19</text:p>
          </table:table-cell>
          <table:table-cell office:value-type="float" office:value="7892" calcext:value-type="float">
            <text:p>7892</text:p>
          </table:table-cell>
          <table:table-cell/>
          <table:table-cell table:formula="of:=[.B1064]" office:value-type="float" office:value="19" calcext:value-type="float">
            <text:p>19</text:p>
          </table:table-cell>
          <table:table-cell table:formula="of:=LOG([.A1064]*[.$Q$1])" office:value-type="float" office:value="3.66827718966622" calcext:value-type="float">
            <text:p>3.66827718966622</text:p>
          </table:table-cell>
          <table:table-cell table:formula="of:=[.E1064]-AVERAGE([.E$3:.E$1200])" office:value-type="float" office:value="6.99081803005008" calcext:value-type="float">
            <text:p>6.99081803005008</text:p>
          </table:table-cell>
          <table:table-cell table:formula="of:=[.F1064]-AVERAGE([.F$3:.F$1200])" office:value-type="float" office:value="1.20240449349714" calcext:value-type="float">
            <text:p>1.20240449349714</text:p>
          </table:table-cell>
          <table:table-cell table:formula="of:=[.G1064]*[.G1064]" office:value-type="float" office:value="48.8715367292733" calcext:value-type="float">
            <text:p>48.8715367292733</text:p>
          </table:table-cell>
          <table:table-cell table:formula="of:=[.G1064]*[.H1064]" office:value-type="float" office:value="8.40579101255303" calcext:value-type="float">
            <text:p>8.40579101255303</text:p>
          </table:table-cell>
          <table:table-cell table:formula="of:=[.H1064]*[.H1064]" office:value-type="float" office:value="1.44577656598211" calcext:value-type="float">
            <text:p>1.44577656598211</text:p>
          </table:table-cell>
          <table:table-cell table:number-columns-repeated="6"/>
        </table:table-row>
        <table:table-row table:style-name="ro1">
          <table:table-cell office:value-type="float" office:value="19704951" calcext:value-type="float">
            <text:p>19704951</text:p>
          </table:table-cell>
          <table:table-cell office:value-type="float" office:value="14" calcext:value-type="float">
            <text:p>14</text:p>
          </table:table-cell>
          <table:table-cell office:value-type="float" office:value="7907" calcext:value-type="float">
            <text:p>7907</text:p>
          </table:table-cell>
          <table:table-cell/>
          <table:table-cell table:formula="of:=[.B1065]" office:value-type="float" office:value="14" calcext:value-type="float">
            <text:p>14</text:p>
          </table:table-cell>
          <table:table-cell table:formula="of:=LOG([.A1065]*[.$Q$1])" office:value-type="float" office:value="3.29457535924952" calcext:value-type="float">
            <text:p>3.29457535924952</text:p>
          </table:table-cell>
          <table:table-cell table:formula="of:=[.E1065]-AVERAGE([.E$3:.E$1200])" office:value-type="float" office:value="1.99081803005008" calcext:value-type="float">
            <text:p>1.99081803005008</text:p>
          </table:table-cell>
          <table:table-cell table:formula="of:=[.F1065]-AVERAGE([.F$3:.F$1200])" office:value-type="float" office:value="0.828702663080444" calcext:value-type="float">
            <text:p>0.828702663080444</text:p>
          </table:table-cell>
          <table:table-cell table:formula="of:=[.G1065]*[.G1065]" office:value-type="float" office:value="3.9633564287725" calcext:value-type="float">
            <text:p>3.9633564287725</text:p>
          </table:table-cell>
          <table:table-cell table:formula="of:=[.G1065]*[.H1065]" office:value-type="float" office:value="1.64979620321107" calcext:value-type="float">
            <text:p>1.64979620321107</text:p>
          </table:table-cell>
          <table:table-cell table:formula="of:=[.H1065]*[.H1065]" office:value-type="float" office:value="0.686748103796619" calcext:value-type="float">
            <text:p>0.686748103796619</text:p>
          </table:table-cell>
          <table:table-cell table:number-columns-repeated="6"/>
        </table:table-row>
        <table:table-row table:style-name="ro1">
          <table:table-cell office:value-type="float" office:value="85057481" calcext:value-type="float">
            <text:p>85057481</text:p>
          </table:table-cell>
          <table:table-cell office:value-type="float" office:value="17" calcext:value-type="float">
            <text:p>17</text:p>
          </table:table-cell>
          <table:table-cell office:value-type="float" office:value="7908" calcext:value-type="float">
            <text:p>7908</text:p>
          </table:table-cell>
          <table:table-cell/>
          <table:table-cell table:formula="of:=[.B1066]" office:value-type="float" office:value="17" calcext:value-type="float">
            <text:p>17</text:p>
          </table:table-cell>
          <table:table-cell table:formula="of:=LOG([.A1066]*[.$Q$1])" office:value-type="float" office:value="3.92971251682147" calcext:value-type="float">
            <text:p>3.92971251682147</text:p>
          </table:table-cell>
          <table:table-cell table:formula="of:=[.E1066]-AVERAGE([.E$3:.E$1200])" office:value-type="float" office:value="4.99081803005008" calcext:value-type="float">
            <text:p>4.99081803005008</text:p>
          </table:table-cell>
          <table:table-cell table:formula="of:=[.F1066]-AVERAGE([.F$3:.F$1200])" office:value-type="float" office:value="1.46383982065239" calcext:value-type="float">
            <text:p>1.46383982065239</text:p>
          </table:table-cell>
          <table:table-cell table:formula="of:=[.G1066]*[.G1066]" office:value-type="float" office:value="24.908264609073" calcext:value-type="float">
            <text:p>24.908264609073</text:p>
          </table:table-cell>
          <table:table-cell table:formula="of:=[.G1066]*[.H1066]" office:value-type="float" office:value="7.30575817001721" calcext:value-type="float">
            <text:p>7.30575817001721</text:p>
          </table:table-cell>
          <table:table-cell table:formula="of:=[.H1066]*[.H1066]" office:value-type="float" office:value="2.14282702052761" calcext:value-type="float">
            <text:p>2.14282702052761</text:p>
          </table:table-cell>
          <table:table-cell table:number-columns-repeated="6"/>
        </table:table-row>
        <table:table-row table:style-name="ro1">
          <table:table-cell office:value-type="float" office:value="163886964" calcext:value-type="float">
            <text:p>163886964</text:p>
          </table:table-cell>
          <table:table-cell office:value-type="float" office:value="21" calcext:value-type="float">
            <text:p>21</text:p>
          </table:table-cell>
          <table:table-cell office:value-type="float" office:value="8066" calcext:value-type="float">
            <text:p>8066</text:p>
          </table:table-cell>
          <table:table-cell/>
          <table:table-cell table:formula="of:=[.B1067]" office:value-type="float" office:value="21" calcext:value-type="float">
            <text:p>21</text:p>
          </table:table-cell>
          <table:table-cell table:formula="of:=LOG([.A1067]*[.$Q$1])" office:value-type="float" office:value="4.21454441001941" calcext:value-type="float">
            <text:p>4.21454441001941</text:p>
          </table:table-cell>
          <table:table-cell table:formula="of:=[.E1067]-AVERAGE([.E$3:.E$1200])" office:value-type="float" office:value="8.99081803005008" calcext:value-type="float">
            <text:p>8.99081803005008</text:p>
          </table:table-cell>
          <table:table-cell table:formula="of:=[.F1067]-AVERAGE([.F$3:.F$1200])" office:value-type="float" office:value="1.74867171385033" calcext:value-type="float">
            <text:p>1.74867171385033</text:p>
          </table:table-cell>
          <table:table-cell table:formula="of:=[.G1067]*[.G1067]" office:value-type="float" office:value="80.8348088494737" calcext:value-type="float">
            <text:p>80.8348088494737</text:p>
          </table:table-cell>
          <table:table-cell table:formula="of:=[.G1067]*[.H1067]" office:value-type="float" office:value="15.7219891735241" calcext:value-type="float">
            <text:p>15.7219891735241</text:p>
          </table:table-cell>
          <table:table-cell table:formula="of:=[.H1067]*[.H1067]" office:value-type="float" office:value="3.05785276282024" calcext:value-type="float">
            <text:p>3.05785276282024</text:p>
          </table:table-cell>
          <table:table-cell table:number-columns-repeated="6"/>
        </table:table-row>
        <table:table-row table:style-name="ro1">
          <table:table-cell office:value-type="float" office:value="39578658" calcext:value-type="float">
            <text:p>39578658</text:p>
          </table:table-cell>
          <table:table-cell office:value-type="float" office:value="17" calcext:value-type="float">
            <text:p>17</text:p>
          </table:table-cell>
          <table:table-cell office:value-type="float" office:value="8258" calcext:value-type="float">
            <text:p>8258</text:p>
          </table:table-cell>
          <table:table-cell/>
          <table:table-cell table:formula="of:=[.B1068]" office:value-type="float" office:value="17" calcext:value-type="float">
            <text:p>17</text:p>
          </table:table-cell>
          <table:table-cell table:formula="of:=LOG([.A1068]*[.$Q$1])" office:value-type="float" office:value="3.59746106442633" calcext:value-type="float">
            <text:p>3.59746106442633</text:p>
          </table:table-cell>
          <table:table-cell table:formula="of:=[.E1068]-AVERAGE([.E$3:.E$1200])" office:value-type="float" office:value="4.99081803005008" calcext:value-type="float">
            <text:p>4.99081803005008</text:p>
          </table:table-cell>
          <table:table-cell table:formula="of:=[.F1068]-AVERAGE([.F$3:.F$1200])" office:value-type="float" office:value="1.13158836825725" calcext:value-type="float">
            <text:p>1.13158836825725</text:p>
          </table:table-cell>
          <table:table-cell table:formula="of:=[.G1068]*[.G1068]" office:value-type="float" office:value="24.908264609073" calcext:value-type="float">
            <text:p>24.908264609073</text:p>
          </table:table-cell>
          <table:table-cell table:formula="of:=[.G1068]*[.H1068]" office:value-type="float" office:value="5.64755163089321" calcext:value-type="float">
            <text:p>5.64755163089321</text:p>
          </table:table-cell>
          <table:table-cell table:formula="of:=[.H1068]*[.H1068]" office:value-type="float" office:value="1.28049223517509" calcext:value-type="float">
            <text:p>1.28049223517509</text:p>
          </table:table-cell>
          <table:table-cell table:number-columns-repeated="6"/>
        </table:table-row>
        <table:table-row table:style-name="ro1">
          <table:table-cell office:value-type="float" office:value="41646161" calcext:value-type="float">
            <text:p>41646161</text:p>
          </table:table-cell>
          <table:table-cell office:value-type="float" office:value="15" calcext:value-type="float">
            <text:p>15</text:p>
          </table:table-cell>
          <table:table-cell office:value-type="float" office:value="8259" calcext:value-type="float">
            <text:p>8259</text:p>
          </table:table-cell>
          <table:table-cell/>
          <table:table-cell table:formula="of:=[.B1069]" office:value-type="float" office:value="15" calcext:value-type="float">
            <text:p>15</text:p>
          </table:table-cell>
          <table:table-cell table:formula="of:=LOG([.A1069]*[.$Q$1])" office:value-type="float" office:value="3.61957497372939" calcext:value-type="float">
            <text:p>3.61957497372939</text:p>
          </table:table-cell>
          <table:table-cell table:formula="of:=[.E1069]-AVERAGE([.E$3:.E$1200])" office:value-type="float" office:value="2.99081803005008" calcext:value-type="float">
            <text:p>2.99081803005008</text:p>
          </table:table-cell>
          <table:table-cell table:formula="of:=[.F1069]-AVERAGE([.F$3:.F$1200])" office:value-type="float" office:value="1.15370227756031" calcext:value-type="float">
            <text:p>1.15370227756031</text:p>
          </table:table-cell>
          <table:table-cell table:formula="of:=[.G1069]*[.G1069]" office:value-type="float" office:value="8.94499248887267" calcext:value-type="float">
            <text:p>8.94499248887267</text:p>
          </table:table-cell>
          <table:table-cell table:formula="of:=[.G1069]*[.H1069]" office:value-type="float" office:value="3.45051357303723" calcext:value-type="float">
            <text:p>3.45051357303723</text:p>
          </table:table-cell>
          <table:table-cell table:formula="of:=[.H1069]*[.H1069]" office:value-type="float" office:value="1.33102894524785" calcext:value-type="float">
            <text:p>1.33102894524785</text:p>
          </table:table-cell>
          <table:table-cell table:number-columns-repeated="6"/>
        </table:table-row>
        <table:table-row table:style-name="ro1">
          <table:table-cell office:value-type="float" office:value="101719052" calcext:value-type="float">
            <text:p>101719052</text:p>
          </table:table-cell>
          <table:table-cell office:value-type="float" office:value="17" calcext:value-type="float">
            <text:p>17</text:p>
          </table:table-cell>
          <table:table-cell office:value-type="float" office:value="8344" calcext:value-type="float">
            <text:p>8344</text:p>
          </table:table-cell>
          <table:table-cell/>
          <table:table-cell table:formula="of:=[.B1070]" office:value-type="float" office:value="17" calcext:value-type="float">
            <text:p>17</text:p>
          </table:table-cell>
          <table:table-cell table:formula="of:=LOG([.A1070]*[.$Q$1])" office:value-type="float" office:value="4.00740230399003" calcext:value-type="float">
            <text:p>4.00740230399003</text:p>
          </table:table-cell>
          <table:table-cell table:formula="of:=[.E1070]-AVERAGE([.E$3:.E$1200])" office:value-type="float" office:value="4.99081803005008" calcext:value-type="float">
            <text:p>4.99081803005008</text:p>
          </table:table-cell>
          <table:table-cell table:formula="of:=[.F1070]-AVERAGE([.F$3:.F$1200])" office:value-type="float" office:value="1.54152960782095" calcext:value-type="float">
            <text:p>1.54152960782095</text:p>
          </table:table-cell>
          <table:table-cell table:formula="of:=[.G1070]*[.G1070]" office:value-type="float" office:value="24.908264609073" calcext:value-type="float">
            <text:p>24.908264609073</text:p>
          </table:table-cell>
          <table:table-cell table:formula="of:=[.G1070]*[.H1070]" office:value-type="float" office:value="7.69349376056884" calcext:value-type="float">
            <text:p>7.69349376056884</text:p>
          </table:table-cell>
          <table:table-cell table:formula="of:=[.H1070]*[.H1070]" office:value-type="float" office:value="2.37631353178862" calcext:value-type="float">
            <text:p>2.37631353178862</text:p>
          </table:table-cell>
          <table:table-cell table:number-columns-repeated="6"/>
        </table:table-row>
        <table:table-row table:style-name="ro1">
          <table:table-cell office:value-type="float" office:value="29332006" calcext:value-type="float">
            <text:p>29332006</text:p>
          </table:table-cell>
          <table:table-cell office:value-type="float" office:value="15" calcext:value-type="float">
            <text:p>15</text:p>
          </table:table-cell>
          <table:table-cell office:value-type="float" office:value="8377" calcext:value-type="float">
            <text:p>8377</text:p>
          </table:table-cell>
          <table:table-cell/>
          <table:table-cell table:formula="of:=[.B1071]" office:value-type="float" office:value="15" calcext:value-type="float">
            <text:p>15</text:p>
          </table:table-cell>
          <table:table-cell table:formula="of:=LOG([.A1071]*[.$Q$1])" office:value-type="float" office:value="3.46734176516056" calcext:value-type="float">
            <text:p>3.46734176516056</text:p>
          </table:table-cell>
          <table:table-cell table:formula="of:=[.E1071]-AVERAGE([.E$3:.E$1200])" office:value-type="float" office:value="2.99081803005008" calcext:value-type="float">
            <text:p>2.99081803005008</text:p>
          </table:table-cell>
          <table:table-cell table:formula="of:=[.F1071]-AVERAGE([.F$3:.F$1200])" office:value-type="float" office:value="1.00146906899148" calcext:value-type="float">
            <text:p>1.00146906899148</text:p>
          </table:table-cell>
          <table:table-cell table:formula="of:=[.G1071]*[.G1071]" office:value-type="float" office:value="8.94499248887267" calcext:value-type="float">
            <text:p>8.94499248887267</text:p>
          </table:table-cell>
          <table:table-cell table:formula="of:=[.G1071]*[.H1071]" office:value-type="float" office:value="2.9952117480772" calcext:value-type="float">
            <text:p>2.9952117480772</text:p>
          </table:table-cell>
          <table:table-cell table:formula="of:=[.H1071]*[.H1071]" office:value-type="float" office:value="1.00294029614667" calcext:value-type="float">
            <text:p>1.00294029614667</text:p>
          </table:table-cell>
          <table:table-cell table:number-columns-repeated="6"/>
        </table:table-row>
        <table:table-row table:style-name="ro1">
          <table:table-cell office:value-type="float" office:value="146062869" calcext:value-type="float">
            <text:p>146062869</text:p>
          </table:table-cell>
          <table:table-cell office:value-type="float" office:value="21" calcext:value-type="float">
            <text:p>21</text:p>
          </table:table-cell>
          <table:table-cell office:value-type="float" office:value="8384" calcext:value-type="float">
            <text:p>8384</text:p>
          </table:table-cell>
          <table:table-cell/>
          <table:table-cell table:formula="of:=[.B1072]" office:value-type="float" office:value="21" calcext:value-type="float">
            <text:p>21</text:p>
          </table:table-cell>
          <table:table-cell table:formula="of:=LOG([.A1072]*[.$Q$1])" office:value-type="float" office:value="4.16453982689992" calcext:value-type="float">
            <text:p>4.16453982689992</text:p>
          </table:table-cell>
          <table:table-cell table:formula="of:=[.E1072]-AVERAGE([.E$3:.E$1200])" office:value-type="float" office:value="8.99081803005008" calcext:value-type="float">
            <text:p>8.99081803005008</text:p>
          </table:table-cell>
          <table:table-cell table:formula="of:=[.F1072]-AVERAGE([.F$3:.F$1200])" office:value-type="float" office:value="1.69866713073084" calcext:value-type="float">
            <text:p>1.69866713073084</text:p>
          </table:table-cell>
          <table:table-cell table:formula="of:=[.G1072]*[.G1072]" office:value-type="float" office:value="80.8348088494737" calcext:value-type="float">
            <text:p>80.8348088494737</text:p>
          </table:table-cell>
          <table:table-cell table:formula="of:=[.G1072]*[.H1072]" office:value-type="float" office:value="15.2724070660283" calcext:value-type="float">
            <text:p>15.2724070660283</text:p>
          </table:table-cell>
          <table:table-cell table:formula="of:=[.H1072]*[.H1072]" office:value-type="float" office:value="2.88547002102535" calcext:value-type="float">
            <text:p>2.88547002102535</text:p>
          </table:table-cell>
          <table:table-cell table:number-columns-repeated="6"/>
        </table:table-row>
        <table:table-row table:style-name="ro1">
          <table:table-cell office:value-type="float" office:value="41672894" calcext:value-type="float">
            <text:p>41672894</text:p>
          </table:table-cell>
          <table:table-cell office:value-type="float" office:value="18" calcext:value-type="float">
            <text:p>18</text:p>
          </table:table-cell>
          <table:table-cell office:value-type="float" office:value="8648" calcext:value-type="float">
            <text:p>8648</text:p>
          </table:table-cell>
          <table:table-cell/>
          <table:table-cell table:formula="of:=[.B1073]" office:value-type="float" office:value="18" calcext:value-type="float">
            <text:p>18</text:p>
          </table:table-cell>
          <table:table-cell table:formula="of:=LOG([.A1073]*[.$Q$1])" office:value-type="float" office:value="3.61985366135453" calcext:value-type="float">
            <text:p>3.61985366135453</text:p>
          </table:table-cell>
          <table:table-cell table:formula="of:=[.E1073]-AVERAGE([.E$3:.E$1200])" office:value-type="float" office:value="5.99081803005008" calcext:value-type="float">
            <text:p>5.99081803005008</text:p>
          </table:table-cell>
          <table:table-cell table:formula="of:=[.F1073]-AVERAGE([.F$3:.F$1200])" office:value-type="float" office:value="1.15398096518544" calcext:value-type="float">
            <text:p>1.15398096518544</text:p>
          </table:table-cell>
          <table:table-cell table:formula="of:=[.G1073]*[.G1073]" office:value-type="float" office:value="35.8899006691732" calcext:value-type="float">
            <text:p>35.8899006691732</text:p>
          </table:table-cell>
          <table:table-cell table:formula="of:=[.G1073]*[.H1073]" office:value-type="float" office:value="6.91328997256756" calcext:value-type="float">
            <text:p>6.91328997256756</text:p>
          </table:table-cell>
          <table:table-cell table:formula="of:=[.H1073]*[.H1073]" office:value-type="float" office:value="1.33167206801033" calcext:value-type="float">
            <text:p>1.33167206801033</text:p>
          </table:table-cell>
          <table:table-cell table:number-columns-repeated="6"/>
        </table:table-row>
        <table:table-row table:style-name="ro1">
          <table:table-cell office:value-type="float" office:value="35153625" calcext:value-type="float">
            <text:p>35153625</text:p>
          </table:table-cell>
          <table:table-cell office:value-type="float" office:value="15" calcext:value-type="float">
            <text:p>15</text:p>
          </table:table-cell>
          <table:table-cell office:value-type="float" office:value="8684" calcext:value-type="float">
            <text:p>8684</text:p>
          </table:table-cell>
          <table:table-cell/>
          <table:table-cell table:formula="of:=[.B1074]" office:value-type="float" office:value="15" calcext:value-type="float">
            <text:p>15</text:p>
          </table:table-cell>
          <table:table-cell table:formula="of:=LOG([.A1074]*[.$Q$1])" office:value-type="float" office:value="3.54597011559548" calcext:value-type="float">
            <text:p>3.54597011559548</text:p>
          </table:table-cell>
          <table:table-cell table:formula="of:=[.E1074]-AVERAGE([.E$3:.E$1200])" office:value-type="float" office:value="2.99081803005008" calcext:value-type="float">
            <text:p>2.99081803005008</text:p>
          </table:table-cell>
          <table:table-cell table:formula="of:=[.F1074]-AVERAGE([.F$3:.F$1200])" office:value-type="float" office:value="1.0800974194264" calcext:value-type="float">
            <text:p>1.0800974194264</text:p>
          </table:table-cell>
          <table:table-cell table:formula="of:=[.G1074]*[.G1074]" office:value-type="float" office:value="8.94499248887267" calcext:value-type="float">
            <text:p>8.94499248887267</text:p>
          </table:table-cell>
          <table:table-cell table:formula="of:=[.G1074]*[.H1074]" office:value-type="float" office:value="3.23037483623104" calcext:value-type="float">
            <text:p>3.23037483623104</text:p>
          </table:table-cell>
          <table:table-cell table:formula="of:=[.H1074]*[.H1074]" office:value-type="float" office:value="1.16661043545157" calcext:value-type="float">
            <text:p>1.16661043545157</text:p>
          </table:table-cell>
          <table:table-cell table:number-columns-repeated="6"/>
        </table:table-row>
        <table:table-row table:style-name="ro1">
          <table:table-cell office:value-type="float" office:value="181146046" calcext:value-type="float">
            <text:p>181146046</text:p>
          </table:table-cell>
          <table:table-cell office:value-type="float" office:value="17" calcext:value-type="float">
            <text:p>17</text:p>
          </table:table-cell>
          <table:table-cell office:value-type="float" office:value="8724" calcext:value-type="float">
            <text:p>8724</text:p>
          </table:table-cell>
          <table:table-cell/>
          <table:table-cell table:formula="of:=[.B1075]" office:value-type="float" office:value="17" calcext:value-type="float">
            <text:p>17</text:p>
          </table:table-cell>
          <table:table-cell table:formula="of:=LOG([.A1075]*[.$Q$1])" office:value-type="float" office:value="4.25802885882806" calcext:value-type="float">
            <text:p>4.25802885882806</text:p>
          </table:table-cell>
          <table:table-cell table:formula="of:=[.E1075]-AVERAGE([.E$3:.E$1200])" office:value-type="float" office:value="4.99081803005008" calcext:value-type="float">
            <text:p>4.99081803005008</text:p>
          </table:table-cell>
          <table:table-cell table:formula="of:=[.F1075]-AVERAGE([.F$3:.F$1200])" office:value-type="float" office:value="1.79215616265898" calcext:value-type="float">
            <text:p>1.79215616265898</text:p>
          </table:table-cell>
          <table:table-cell table:formula="of:=[.G1075]*[.G1075]" office:value-type="float" office:value="24.908264609073" calcext:value-type="float">
            <text:p>24.908264609073</text:p>
          </table:table-cell>
          <table:table-cell table:formula="of:=[.G1075]*[.H1075]" office:value-type="float" office:value="8.94432528926382" calcext:value-type="float">
            <text:p>8.94432528926382</text:p>
          </table:table-cell>
          <table:table-cell table:formula="of:=[.H1075]*[.H1075]" office:value-type="float" office:value="3.21182371135657" calcext:value-type="float">
            <text:p>3.21182371135657</text:p>
          </table:table-cell>
          <table:table-cell table:number-columns-repeated="6"/>
        </table:table-row>
        <table:table-row table:style-name="ro1">
          <table:table-cell office:value-type="float" office:value="12395721" calcext:value-type="float">
            <text:p>12395721</text:p>
          </table:table-cell>
          <table:table-cell office:value-type="float" office:value="15" calcext:value-type="float">
            <text:p>15</text:p>
          </table:table-cell>
          <table:table-cell office:value-type="float" office:value="8737" calcext:value-type="float">
            <text:p>8737</text:p>
          </table:table-cell>
          <table:table-cell/>
          <table:table-cell table:formula="of:=[.B1076]" office:value-type="float" office:value="15" calcext:value-type="float">
            <text:p>15</text:p>
          </table:table-cell>
          <table:table-cell table:formula="of:=LOG([.A1076]*[.$Q$1])" office:value-type="float" office:value="3.09327179267824" calcext:value-type="float">
            <text:p>3.09327179267824</text:p>
          </table:table-cell>
          <table:table-cell table:formula="of:=[.E1076]-AVERAGE([.E$3:.E$1200])" office:value-type="float" office:value="2.99081803005008" calcext:value-type="float">
            <text:p>2.99081803005008</text:p>
          </table:table-cell>
          <table:table-cell table:formula="of:=[.F1076]-AVERAGE([.F$3:.F$1200])" office:value-type="float" office:value="0.627399096509164" calcext:value-type="float">
            <text:p>0.627399096509164</text:p>
          </table:table-cell>
          <table:table-cell table:formula="of:=[.G1076]*[.G1076]" office:value-type="float" office:value="8.94499248887267" calcext:value-type="float">
            <text:p>8.94499248887267</text:p>
          </table:table-cell>
          <table:table-cell table:formula="of:=[.G1076]*[.H1076]" office:value-type="float" office:value="1.87643652987674" calcext:value-type="float">
            <text:p>1.87643652987674</text:p>
          </table:table-cell>
          <table:table-cell table:formula="of:=[.H1076]*[.H1076]" office:value-type="float" office:value="0.393629626300515" calcext:value-type="float">
            <text:p>0.393629626300515</text:p>
          </table:table-cell>
          <table:table-cell table:number-columns-repeated="6"/>
        </table:table-row>
        <table:table-row table:style-name="ro1">
          <table:table-cell office:value-type="float" office:value="25761252" calcext:value-type="float">
            <text:p>25761252</text:p>
          </table:table-cell>
          <table:table-cell office:value-type="float" office:value="15" calcext:value-type="float">
            <text:p>15</text:p>
          </table:table-cell>
          <table:table-cell office:value-type="float" office:value="8793" calcext:value-type="float">
            <text:p>8793</text:p>
          </table:table-cell>
          <table:table-cell/>
          <table:table-cell table:formula="of:=[.B1077]" office:value-type="float" office:value="15" calcext:value-type="float">
            <text:p>15</text:p>
          </table:table-cell>
          <table:table-cell table:formula="of:=LOG([.A1077]*[.$Q$1])" office:value-type="float" office:value="3.41096696596566" calcext:value-type="float">
            <text:p>3.41096696596566</text:p>
          </table:table-cell>
          <table:table-cell table:formula="of:=[.E1077]-AVERAGE([.E$3:.E$1200])" office:value-type="float" office:value="2.99081803005008" calcext:value-type="float">
            <text:p>2.99081803005008</text:p>
          </table:table-cell>
          <table:table-cell table:formula="of:=[.F1077]-AVERAGE([.F$3:.F$1200])" office:value-type="float" office:value="0.945094269796578" calcext:value-type="float">
            <text:p>0.945094269796578</text:p>
          </table:table-cell>
          <table:table-cell table:formula="of:=[.G1077]*[.G1077]" office:value-type="float" office:value="8.94499248887267" calcext:value-type="float">
            <text:p>8.94499248887267</text:p>
          </table:table-cell>
          <table:table-cell table:formula="of:=[.G1077]*[.H1077]" office:value-type="float" office:value="2.82660498220462" calcext:value-type="float">
            <text:p>2.82660498220462</text:p>
          </table:table-cell>
          <table:table-cell table:formula="of:=[.H1077]*[.H1077]" office:value-type="float" office:value="0.893203178802326" calcext:value-type="float">
            <text:p>0.893203178802326</text:p>
          </table:table-cell>
          <table:table-cell table:number-columns-repeated="6"/>
        </table:table-row>
        <table:table-row table:style-name="ro1">
          <table:table-cell office:value-type="float" office:value="53473650" calcext:value-type="float">
            <text:p>53473650</text:p>
          </table:table-cell>
          <table:table-cell office:value-type="float" office:value="17" calcext:value-type="float">
            <text:p>17</text:p>
          </table:table-cell>
          <table:table-cell office:value-type="float" office:value="8836" calcext:value-type="float">
            <text:p>8836</text:p>
          </table:table-cell>
          <table:table-cell/>
          <table:table-cell table:formula="of:=[.B1078]" office:value-type="float" office:value="17" calcext:value-type="float">
            <text:p>17</text:p>
          </table:table-cell>
          <table:table-cell table:formula="of:=LOG([.A1078]*[.$Q$1])" office:value-type="float" office:value="3.7281398291491" calcext:value-type="float">
            <text:p>3.7281398291491</text:p>
          </table:table-cell>
          <table:table-cell table:formula="of:=[.E1078]-AVERAGE([.E$3:.E$1200])" office:value-type="float" office:value="4.99081803005008" calcext:value-type="float">
            <text:p>4.99081803005008</text:p>
          </table:table-cell>
          <table:table-cell table:formula="of:=[.F1078]-AVERAGE([.F$3:.F$1200])" office:value-type="float" office:value="1.26226713298002" calcext:value-type="float">
            <text:p>1.26226713298002</text:p>
          </table:table-cell>
          <table:table-cell table:formula="of:=[.G1078]*[.G1078]" office:value-type="float" office:value="24.908264609073" calcext:value-type="float">
            <text:p>24.908264609073</text:p>
          </table:table-cell>
          <table:table-cell table:formula="of:=[.G1078]*[.H1078]" office:value-type="float" office:value="6.29974556601633" calcext:value-type="float">
            <text:p>6.29974556601633</text:p>
          </table:table-cell>
          <table:table-cell table:formula="of:=[.H1078]*[.H1078]" office:value-type="float" office:value="1.59331831500161" calcext:value-type="float">
            <text:p>1.59331831500161</text:p>
          </table:table-cell>
          <table:table-cell table:number-columns-repeated="6"/>
        </table:table-row>
        <table:table-row table:style-name="ro1">
          <table:table-cell office:value-type="float" office:value="651290742" calcext:value-type="float">
            <text:p>651290742</text:p>
          </table:table-cell>
          <table:table-cell office:value-type="float" office:value="20" calcext:value-type="float">
            <text:p>20</text:p>
          </table:table-cell>
          <table:table-cell office:value-type="float" office:value="8860" calcext:value-type="float">
            <text:p>8860</text:p>
          </table:table-cell>
          <table:table-cell/>
          <table:table-cell table:formula="of:=[.B1079]" office:value-type="float" office:value="20" calcext:value-type="float">
            <text:p>20</text:p>
          </table:table-cell>
          <table:table-cell table:formula="of:=LOG([.A1079]*[.$Q$1])" office:value-type="float" office:value="4.81377490478718" calcext:value-type="float">
            <text:p>4.81377490478718</text:p>
          </table:table-cell>
          <table:table-cell table:formula="of:=[.E1079]-AVERAGE([.E$3:.E$1200])" office:value-type="float" office:value="7.99081803005008" calcext:value-type="float">
            <text:p>7.99081803005008</text:p>
          </table:table-cell>
          <table:table-cell table:formula="of:=[.F1079]-AVERAGE([.F$3:.F$1200])" office:value-type="float" office:value="2.3479022086181" calcext:value-type="float">
            <text:p>2.3479022086181</text:p>
          </table:table-cell>
          <table:table-cell table:formula="of:=[.G1079]*[.G1079]" office:value-type="float" office:value="63.8531727893735" calcext:value-type="float">
            <text:p>63.8531727893735</text:p>
          </table:table-cell>
          <table:table-cell table:formula="of:=[.G1079]*[.H1079]" office:value-type="float" office:value="18.7616593014199" calcext:value-type="float">
            <text:p>18.7616593014199</text:p>
          </table:table-cell>
          <table:table-cell table:formula="of:=[.H1079]*[.H1079]" office:value-type="float" office:value="5.51264478123374" calcext:value-type="float">
            <text:p>5.51264478123374</text:p>
          </table:table-cell>
          <table:table-cell table:number-columns-repeated="6"/>
        </table:table-row>
        <table:table-row table:style-name="ro1">
          <table:table-cell office:value-type="float" office:value="56738741" calcext:value-type="float">
            <text:p>56738741</text:p>
          </table:table-cell>
          <table:table-cell office:value-type="float" office:value="16" calcext:value-type="float">
            <text:p>16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B1080]" office:value-type="float" office:value="16" calcext:value-type="float">
            <text:p>16</text:p>
          </table:table-cell>
          <table:table-cell table:formula="of:=LOG([.A1080]*[.$Q$1])" office:value-type="float" office:value="3.7538796948222" calcext:value-type="float">
            <text:p>3.7538796948222</text:p>
          </table:table-cell>
          <table:table-cell table:formula="of:=[.E1080]-AVERAGE([.E$3:.E$1200])" office:value-type="float" office:value="3.99081803005008" calcext:value-type="float">
            <text:p>3.99081803005008</text:p>
          </table:table-cell>
          <table:table-cell table:formula="of:=[.F1080]-AVERAGE([.F$3:.F$1200])" office:value-type="float" office:value="1.28800699865312" calcext:value-type="float">
            <text:p>1.28800699865312</text:p>
          </table:table-cell>
          <table:table-cell table:formula="of:=[.G1080]*[.G1080]" office:value-type="float" office:value="15.9266285489728" calcext:value-type="float">
            <text:p>15.9266285489728</text:p>
          </table:table-cell>
          <table:table-cell table:formula="of:=[.G1080]*[.H1080]" office:value-type="float" office:value="5.14020155305558" calcext:value-type="float">
            <text:p>5.14020155305558</text:p>
          </table:table-cell>
          <table:table-cell table:formula="of:=[.H1080]*[.H1080]" office:value-type="float" office:value="1.65896202857943" calcext:value-type="float">
            <text:p>1.65896202857943</text:p>
          </table:table-cell>
          <table:table-cell table:number-columns-repeated="6"/>
        </table:table-row>
        <table:table-row table:style-name="ro1">
          <table:table-cell office:value-type="float" office:value="60221658" calcext:value-type="float">
            <text:p>60221658</text:p>
          </table:table-cell>
          <table:table-cell office:value-type="float" office:value="15" calcext:value-type="float">
            <text:p>15</text:p>
          </table:table-cell>
          <table:table-cell office:value-type="float" office:value="8935" calcext:value-type="float">
            <text:p>8935</text:p>
          </table:table-cell>
          <table:table-cell/>
          <table:table-cell table:formula="of:=[.B1081]" office:value-type="float" office:value="15" calcext:value-type="float">
            <text:p>15</text:p>
          </table:table-cell>
          <table:table-cell table:formula="of:=LOG([.A1081]*[.$Q$1])" office:value-type="float" office:value="3.7797527081734" calcext:value-type="float">
            <text:p>3.7797527081734</text:p>
          </table:table-cell>
          <table:table-cell table:formula="of:=[.E1081]-AVERAGE([.E$3:.E$1200])" office:value-type="float" office:value="2.99081803005008" calcext:value-type="float">
            <text:p>2.99081803005008</text:p>
          </table:table-cell>
          <table:table-cell table:formula="of:=[.F1081]-AVERAGE([.F$3:.F$1200])" office:value-type="float" office:value="1.31388001200432" calcext:value-type="float">
            <text:p>1.31388001200432</text:p>
          </table:table-cell>
          <table:table-cell table:formula="of:=[.G1081]*[.G1081]" office:value-type="float" office:value="8.94499248887267" calcext:value-type="float">
            <text:p>8.94499248887267</text:p>
          </table:table-cell>
          <table:table-cell table:formula="of:=[.G1081]*[.H1081]" office:value-type="float" office:value="3.92957602922493" calcext:value-type="float">
            <text:p>3.92957602922493</text:p>
          </table:table-cell>
          <table:table-cell table:formula="of:=[.H1081]*[.H1081]" office:value-type="float" office:value="1.72628068594446" calcext:value-type="float">
            <text:p>1.72628068594446</text:p>
          </table:table-cell>
          <table:table-cell table:number-columns-repeated="6"/>
        </table:table-row>
        <table:table-row table:style-name="ro1">
          <table:table-cell office:value-type="float" office:value="48851898" calcext:value-type="float">
            <text:p>48851898</text:p>
          </table:table-cell>
          <table:table-cell office:value-type="float" office:value="18" calcext:value-type="float">
            <text:p>18</text:p>
          </table:table-cell>
          <table:table-cell office:value-type="float" office:value="8991" calcext:value-type="float">
            <text:p>8991</text:p>
          </table:table-cell>
          <table:table-cell/>
          <table:table-cell table:formula="of:=[.B1082]" office:value-type="float" office:value="18" calcext:value-type="float">
            <text:p>18</text:p>
          </table:table-cell>
          <table:table-cell table:formula="of:=LOG([.A1082]*[.$Q$1])" office:value-type="float" office:value="3.68888144164566" calcext:value-type="float">
            <text:p>3.68888144164566</text:p>
          </table:table-cell>
          <table:table-cell table:formula="of:=[.E1082]-AVERAGE([.E$3:.E$1200])" office:value-type="float" office:value="5.99081803005008" calcext:value-type="float">
            <text:p>5.99081803005008</text:p>
          </table:table-cell>
          <table:table-cell table:formula="of:=[.F1082]-AVERAGE([.F$3:.F$1200])" office:value-type="float" office:value="1.22300874547658" calcext:value-type="float">
            <text:p>1.22300874547658</text:p>
          </table:table-cell>
          <table:table-cell table:formula="of:=[.G1082]*[.G1082]" office:value-type="float" office:value="35.8899006691732" calcext:value-type="float">
            <text:p>35.8899006691732</text:p>
          </table:table-cell>
          <table:table-cell table:formula="of:=[.G1082]*[.H1082]" office:value-type="float" office:value="7.32682284331" calcext:value-type="float">
            <text:p>7.32682284331</text:p>
          </table:table-cell>
          <table:table-cell table:formula="of:=[.H1082]*[.H1082]" office:value-type="float" office:value="1.49575039151219" calcext:value-type="float">
            <text:p>1.49575039151219</text:p>
          </table:table-cell>
          <table:table-cell table:number-columns-repeated="6"/>
        </table:table-row>
        <table:table-row table:style-name="ro1">
          <table:table-cell office:value-type="float" office:value="80770232" calcext:value-type="float">
            <text:p>80770232</text:p>
          </table:table-cell>
          <table:table-cell office:value-type="float" office:value="18" calcext:value-type="float">
            <text:p>18</text:p>
          </table:table-cell>
          <table:table-cell office:value-type="float" office:value="9326" calcext:value-type="float">
            <text:p>9326</text:p>
          </table:table-cell>
          <table:table-cell/>
          <table:table-cell table:formula="of:=[.B1083]" office:value-type="float" office:value="18" calcext:value-type="float">
            <text:p>18</text:p>
          </table:table-cell>
          <table:table-cell table:formula="of:=LOG([.A1083]*[.$Q$1])" office:value-type="float" office:value="3.90725133032685" calcext:value-type="float">
            <text:p>3.90725133032685</text:p>
          </table:table-cell>
          <table:table-cell table:formula="of:=[.E1083]-AVERAGE([.E$3:.E$1200])" office:value-type="float" office:value="5.99081803005008" calcext:value-type="float">
            <text:p>5.99081803005008</text:p>
          </table:table-cell>
          <table:table-cell table:formula="of:=[.F1083]-AVERAGE([.F$3:.F$1200])" office:value-type="float" office:value="1.44137863415777" calcext:value-type="float">
            <text:p>1.44137863415777</text:p>
          </table:table-cell>
          <table:table-cell table:formula="of:=[.G1083]*[.G1083]" office:value-type="float" office:value="35.8899006691732" calcext:value-type="float">
            <text:p>35.8899006691732</text:p>
          </table:table-cell>
          <table:table-cell table:formula="of:=[.G1083]*[.H1083]" office:value-type="float" office:value="8.63503710964135" calcext:value-type="float">
            <text:p>8.63503710964135</text:p>
          </table:table-cell>
          <table:table-cell table:formula="of:=[.H1083]*[.H1083]" office:value-type="float" office:value="2.07757236700653" calcext:value-type="float">
            <text:p>2.07757236700653</text:p>
          </table:table-cell>
          <table:table-cell table:number-columns-repeated="6"/>
        </table:table-row>
        <table:table-row table:style-name="ro1">
          <table:table-cell office:value-type="float" office:value="55626164" calcext:value-type="float">
            <text:p>55626164</text:p>
          </table:table-cell>
          <table:table-cell office:value-type="float" office:value="15" calcext:value-type="float">
            <text:p>15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B1084]" office:value-type="float" office:value="15" calcext:value-type="float">
            <text:p>15</text:p>
          </table:table-cell>
          <table:table-cell table:formula="of:=LOG([.A1084]*[.$Q$1])" office:value-type="float" office:value="3.74527911187191" calcext:value-type="float">
            <text:p>3.74527911187191</text:p>
          </table:table-cell>
          <table:table-cell table:formula="of:=[.E1084]-AVERAGE([.E$3:.E$1200])" office:value-type="float" office:value="2.99081803005008" calcext:value-type="float">
            <text:p>2.99081803005008</text:p>
          </table:table-cell>
          <table:table-cell table:formula="of:=[.F1084]-AVERAGE([.F$3:.F$1200])" office:value-type="float" office:value="1.27940641570283" calcext:value-type="float">
            <text:p>1.27940641570283</text:p>
          </table:table-cell>
          <table:table-cell table:formula="of:=[.G1084]*[.G1084]" office:value-type="float" office:value="8.94499248887267" calcext:value-type="float">
            <text:p>8.94499248887267</text:p>
          </table:table-cell>
          <table:table-cell table:formula="of:=[.G1084]*[.H1084]" office:value-type="float" office:value="3.82647177584579" calcext:value-type="float">
            <text:p>3.82647177584579</text:p>
          </table:table-cell>
          <table:table-cell table:formula="of:=[.H1084]*[.H1084]" office:value-type="float" office:value="1.63688077654157" calcext:value-type="float">
            <text:p>1.63688077654157</text:p>
          </table:table-cell>
          <table:table-cell table:number-columns-repeated="6"/>
        </table:table-row>
        <table:table-row table:style-name="ro1">
          <table:table-cell office:value-type="float" office:value="55434550" calcext:value-type="float">
            <text:p>55434550</text:p>
          </table:table-cell>
          <table:table-cell office:value-type="float" office:value="16" calcext:value-type="float">
            <text:p>16</text:p>
          </table:table-cell>
          <table:table-cell office:value-type="float" office:value="9425" calcext:value-type="float">
            <text:p>9425</text:p>
          </table:table-cell>
          <table:table-cell/>
          <table:table-cell table:formula="of:=[.B1085]" office:value-type="float" office:value="16" calcext:value-type="float">
            <text:p>16</text:p>
          </table:table-cell>
          <table:table-cell table:formula="of:=LOG([.A1085]*[.$Q$1])" office:value-type="float" office:value="3.74378052641485" calcext:value-type="float">
            <text:p>3.74378052641485</text:p>
          </table:table-cell>
          <table:table-cell table:formula="of:=[.E1085]-AVERAGE([.E$3:.E$1200])" office:value-type="float" office:value="3.99081803005008" calcext:value-type="float">
            <text:p>3.99081803005008</text:p>
          </table:table-cell>
          <table:table-cell table:formula="of:=[.F1085]-AVERAGE([.F$3:.F$1200])" office:value-type="float" office:value="1.27790783024577" calcext:value-type="float">
            <text:p>1.27790783024577</text:p>
          </table:table-cell>
          <table:table-cell table:formula="of:=[.G1085]*[.G1085]" office:value-type="float" office:value="15.9266285489728" calcext:value-type="float">
            <text:p>15.9266285489728</text:p>
          </table:table-cell>
          <table:table-cell table:formula="of:=[.G1085]*[.H1085]" office:value-type="float" office:value="5.099897609687" calcext:value-type="float">
            <text:p>5.099897609687</text:p>
          </table:table-cell>
          <table:table-cell table:formula="of:=[.H1085]*[.H1085]" office:value-type="float" office:value="1.63304842260345" calcext:value-type="float">
            <text:p>1.63304842260345</text:p>
          </table:table-cell>
          <table:table-cell table:number-columns-repeated="6"/>
        </table:table-row>
        <table:table-row table:style-name="ro1">
          <table:table-cell office:value-type="float" office:value="50526862" calcext:value-type="float">
            <text:p>50526862</text:p>
          </table:table-cell>
          <table:table-cell office:value-type="float" office:value="17" calcext:value-type="float">
            <text:p>17</text:p>
          </table:table-cell>
          <table:table-cell office:value-type="float" office:value="9493" calcext:value-type="float">
            <text:p>9493</text:p>
          </table:table-cell>
          <table:table-cell/>
          <table:table-cell table:formula="of:=[.B1086]" office:value-type="float" office:value="17" calcext:value-type="float">
            <text:p>17</text:p>
          </table:table-cell>
          <table:table-cell table:formula="of:=LOG([.A1086]*[.$Q$1])" office:value-type="float" office:value="3.70352232696567" calcext:value-type="float">
            <text:p>3.70352232696567</text:p>
          </table:table-cell>
          <table:table-cell table:formula="of:=[.E1086]-AVERAGE([.E$3:.E$1200])" office:value-type="float" office:value="4.99081803005008" calcext:value-type="float">
            <text:p>4.99081803005008</text:p>
          </table:table-cell>
          <table:table-cell table:formula="of:=[.F1086]-AVERAGE([.F$3:.F$1200])" office:value-type="float" office:value="1.23764963079659" calcext:value-type="float">
            <text:p>1.23764963079659</text:p>
          </table:table-cell>
          <table:table-cell table:formula="of:=[.G1086]*[.G1086]" office:value-type="float" office:value="24.908264609073" calcext:value-type="float">
            <text:p>24.908264609073</text:p>
          </table:table-cell>
          <table:table-cell table:formula="of:=[.G1086]*[.H1086]" office:value-type="float" office:value="6.17688409226444" calcext:value-type="float">
            <text:p>6.17688409226444</text:p>
          </table:table-cell>
          <table:table-cell table:formula="of:=[.H1086]*[.H1086]" office:value-type="float" office:value="1.53177660861093" calcext:value-type="float">
            <text:p>1.53177660861093</text:p>
          </table:table-cell>
          <table:table-cell table:number-columns-repeated="6"/>
        </table:table-row>
        <table:table-row table:style-name="ro1">
          <table:table-cell office:value-type="float" office:value="61502427" calcext:value-type="float">
            <text:p>61502427</text:p>
          </table:table-cell>
          <table:table-cell office:value-type="float" office:value="16" calcext:value-type="float">
            <text:p>16</text:p>
          </table:table-cell>
          <table:table-cell office:value-type="float" office:value="9608" calcext:value-type="float">
            <text:p>9608</text:p>
          </table:table-cell>
          <table:table-cell/>
          <table:table-cell table:formula="of:=[.B1087]" office:value-type="float" office:value="16" calcext:value-type="float">
            <text:p>16</text:p>
          </table:table-cell>
          <table:table-cell table:formula="of:=LOG([.A1087]*[.$Q$1])" office:value-type="float" office:value="3.78889225418046" calcext:value-type="float">
            <text:p>3.78889225418046</text:p>
          </table:table-cell>
          <table:table-cell table:formula="of:=[.E1087]-AVERAGE([.E$3:.E$1200])" office:value-type="float" office:value="3.99081803005008" calcext:value-type="float">
            <text:p>3.99081803005008</text:p>
          </table:table-cell>
          <table:table-cell table:formula="of:=[.F1087]-AVERAGE([.F$3:.F$1200])" office:value-type="float" office:value="1.32301955801138" calcext:value-type="float">
            <text:p>1.32301955801138</text:p>
          </table:table-cell>
          <table:table-cell table:formula="of:=[.G1087]*[.G1087]" office:value-type="float" office:value="15.9266285489728" calcext:value-type="float">
            <text:p>15.9266285489728</text:p>
          </table:table-cell>
          <table:table-cell table:formula="of:=[.G1087]*[.H1087]" office:value-type="float" office:value="5.27993030622071" calcext:value-type="float">
            <text:p>5.27993030622071</text:p>
          </table:table-cell>
          <table:table-cell table:formula="of:=[.H1087]*[.H1087]" office:value-type="float" office:value="1.75038075088063" calcext:value-type="float">
            <text:p>1.75038075088063</text:p>
          </table:table-cell>
          <table:table-cell table:number-columns-repeated="6"/>
        </table:table-row>
        <table:table-row table:style-name="ro1">
          <table:table-cell office:value-type="float" office:value="1070316046" calcext:value-type="float">
            <text:p>1070316046</text:p>
          </table:table-cell>
          <table:table-cell office:value-type="float" office:value="20" calcext:value-type="float">
            <text:p>20</text:p>
          </table:table-cell>
          <table:table-cell office:value-type="float" office:value="9810" calcext:value-type="float">
            <text:p>9810</text:p>
          </table:table-cell>
          <table:table-cell/>
          <table:table-cell table:formula="of:=[.B1088]" office:value-type="float" office:value="20" calcext:value-type="float">
            <text:p>20</text:p>
          </table:table-cell>
          <table:table-cell table:formula="of:=LOG([.A1088]*[.$Q$1])" office:value-type="float" office:value="5.02951203634596" calcext:value-type="float">
            <text:p>5.02951203634596</text:p>
          </table:table-cell>
          <table:table-cell table:formula="of:=[.E1088]-AVERAGE([.E$3:.E$1200])" office:value-type="float" office:value="7.99081803005008" calcext:value-type="float">
            <text:p>7.99081803005008</text:p>
          </table:table-cell>
          <table:table-cell table:formula="of:=[.F1088]-AVERAGE([.F$3:.F$1200])" office:value-type="float" office:value="2.56363934017688" calcext:value-type="float">
            <text:p>2.56363934017688</text:p>
          </table:table-cell>
          <table:table-cell table:formula="of:=[.G1088]*[.G1088]" office:value-type="float" office:value="63.8531727893735" calcext:value-type="float">
            <text:p>63.8531727893735</text:p>
          </table:table-cell>
          <table:table-cell table:formula="of:=[.G1088]*[.H1088]" office:value-type="float" office:value="20.4855754620311" calcext:value-type="float">
            <text:p>20.4855754620311</text:p>
          </table:table-cell>
          <table:table-cell table:formula="of:=[.H1088]*[.H1088]" office:value-type="float" office:value="6.57224666650256" calcext:value-type="float">
            <text:p>6.57224666650256</text:p>
          </table:table-cell>
          <table:table-cell table:number-columns-repeated="6"/>
        </table:table-row>
        <table:table-row table:style-name="ro1">
          <table:table-cell office:value-type="float" office:value="31546152" calcext:value-type="float">
            <text:p>31546152</text:p>
          </table:table-cell>
          <table:table-cell office:value-type="float" office:value="15" calcext:value-type="float">
            <text:p>15</text:p>
          </table:table-cell>
          <table:table-cell office:value-type="float" office:value="9928" calcext:value-type="float">
            <text:p>9928</text:p>
          </table:table-cell>
          <table:table-cell/>
          <table:table-cell table:formula="of:=[.B1089]" office:value-type="float" office:value="15" calcext:value-type="float">
            <text:p>15</text:p>
          </table:table-cell>
          <table:table-cell table:formula="of:=LOG([.A1089]*[.$Q$1])" office:value-type="float" office:value="3.49894639156473" calcext:value-type="float">
            <text:p>3.49894639156473</text:p>
          </table:table-cell>
          <table:table-cell table:formula="of:=[.E1089]-AVERAGE([.E$3:.E$1200])" office:value-type="float" office:value="2.99081803005008" calcext:value-type="float">
            <text:p>2.99081803005008</text:p>
          </table:table-cell>
          <table:table-cell table:formula="of:=[.F1089]-AVERAGE([.F$3:.F$1200])" office:value-type="float" office:value="1.03307369539565" calcext:value-type="float">
            <text:p>1.03307369539565</text:p>
          </table:table-cell>
          <table:table-cell table:formula="of:=[.G1089]*[.G1089]" office:value-type="float" office:value="8.94499248887267" calcext:value-type="float">
            <text:p>8.94499248887267</text:p>
          </table:table-cell>
          <table:table-cell table:formula="of:=[.G1089]*[.H1089]" office:value-type="float" office:value="3.08973543455978" calcext:value-type="float">
            <text:p>3.08973543455978</text:p>
          </table:table-cell>
          <table:table-cell table:formula="of:=[.H1089]*[.H1089]" office:value-type="float" office:value="1.06724126011842" calcext:value-type="float">
            <text:p>1.06724126011842</text:p>
          </table:table-cell>
          <table:table-cell table:number-columns-repeated="6"/>
        </table:table-row>
        <table:table-row table:style-name="ro1">
          <table:table-cell office:value-type="float" office:value="55827335" calcext:value-type="float">
            <text:p>55827335</text:p>
          </table:table-cell>
          <table:table-cell office:value-type="float" office:value="16" calcext:value-type="float">
            <text:p>16</text:p>
          </table:table-cell>
          <table:table-cell office:value-type="float" office:value="10038" calcext:value-type="float">
            <text:p>10038</text:p>
          </table:table-cell>
          <table:table-cell/>
          <table:table-cell table:formula="of:=[.B1090]" office:value-type="float" office:value="16" calcext:value-type="float">
            <text:p>16</text:p>
          </table:table-cell>
          <table:table-cell table:formula="of:=LOG([.A1090]*[.$Q$1])" office:value-type="float" office:value="3.74684689665898" calcext:value-type="float">
            <text:p>3.74684689665898</text:p>
          </table:table-cell>
          <table:table-cell table:formula="of:=[.E1090]-AVERAGE([.E$3:.E$1200])" office:value-type="float" office:value="3.99081803005008" calcext:value-type="float">
            <text:p>3.99081803005008</text:p>
          </table:table-cell>
          <table:table-cell table:formula="of:=[.F1090]-AVERAGE([.F$3:.F$1200])" office:value-type="float" office:value="1.2809742004899" calcext:value-type="float">
            <text:p>1.2809742004899</text:p>
          </table:table-cell>
          <table:table-cell table:formula="of:=[.G1090]*[.G1090]" office:value-type="float" office:value="15.9266285489728" calcext:value-type="float">
            <text:p>15.9266285489728</text:p>
          </table:table-cell>
          <table:table-cell table:formula="of:=[.G1090]*[.H1090]" office:value-type="float" office:value="5.11213493534407" calcext:value-type="float">
            <text:p>5.11213493534407</text:p>
          </table:table-cell>
          <table:table-cell table:formula="of:=[.H1090]*[.H1090]" office:value-type="float" office:value="1.64089490232073" calcext:value-type="float">
            <text:p>1.64089490232073</text:p>
          </table:table-cell>
          <table:table-cell table:number-columns-repeated="6"/>
        </table:table-row>
        <table:table-row table:style-name="ro1">
          <table:table-cell office:value-type="float" office:value="32774503" calcext:value-type="float">
            <text:p>32774503</text:p>
          </table:table-cell>
          <table:table-cell office:value-type="float" office:value="15" calcext:value-type="float">
            <text:p>15</text:p>
          </table:table-cell>
          <table:table-cell office:value-type="float" office:value="10146" calcext:value-type="float">
            <text:p>10146</text:p>
          </table:table-cell>
          <table:table-cell/>
          <table:table-cell table:formula="of:=[.B1091]" office:value-type="float" office:value="15" calcext:value-type="float">
            <text:p>15</text:p>
          </table:table-cell>
          <table:table-cell table:formula="of:=LOG([.A1091]*[.$Q$1])" office:value-type="float" office:value="3.51553611467199" calcext:value-type="float">
            <text:p>3.51553611467199</text:p>
          </table:table-cell>
          <table:table-cell table:formula="of:=[.E1091]-AVERAGE([.E$3:.E$1200])" office:value-type="float" office:value="2.99081803005008" calcext:value-type="float">
            <text:p>2.99081803005008</text:p>
          </table:table-cell>
          <table:table-cell table:formula="of:=[.F1091]-AVERAGE([.F$3:.F$1200])" office:value-type="float" office:value="1.04966341850291" calcext:value-type="float">
            <text:p>1.04966341850291</text:p>
          </table:table-cell>
          <table:table-cell table:formula="of:=[.G1091]*[.G1091]" office:value-type="float" office:value="8.94499248887267" calcext:value-type="float">
            <text:p>8.94499248887267</text:p>
          </table:table-cell>
          <table:table-cell table:formula="of:=[.G1091]*[.H1091]" office:value-type="float" office:value="3.13935227754251" calcext:value-type="float">
            <text:p>3.13935227754251</text:p>
          </table:table-cell>
          <table:table-cell table:formula="of:=[.H1091]*[.H1091]" office:value-type="float" office:value="1.10179329214321" calcext:value-type="float">
            <text:p>1.10179329214321</text:p>
          </table:table-cell>
          <table:table-cell table:number-columns-repeated="6"/>
        </table:table-row>
        <table:table-row table:style-name="ro1">
          <table:table-cell office:value-type="float" office:value="54671202" calcext:value-type="float">
            <text:p>54671202</text:p>
          </table:table-cell>
          <table:table-cell office:value-type="float" office:value="17" calcext:value-type="float">
            <text:p>17</text:p>
          </table:table-cell>
          <table:table-cell office:value-type="float" office:value="10302" calcext:value-type="float">
            <text:p>10302</text:p>
          </table:table-cell>
          <table:table-cell/>
          <table:table-cell table:formula="of:=[.B1092]" office:value-type="float" office:value="17" calcext:value-type="float">
            <text:p>17</text:p>
          </table:table-cell>
          <table:table-cell table:formula="of:=LOG([.A1092]*[.$Q$1])" office:value-type="float" office:value="3.73775862238668" calcext:value-type="float">
            <text:p>3.73775862238668</text:p>
          </table:table-cell>
          <table:table-cell table:formula="of:=[.E1092]-AVERAGE([.E$3:.E$1200])" office:value-type="float" office:value="4.99081803005008" calcext:value-type="float">
            <text:p>4.99081803005008</text:p>
          </table:table-cell>
          <table:table-cell table:formula="of:=[.F1092]-AVERAGE([.F$3:.F$1200])" office:value-type="float" office:value="1.2718859262176" calcext:value-type="float">
            <text:p>1.2718859262176</text:p>
          </table:table-cell>
          <table:table-cell table:formula="of:=[.G1092]*[.G1092]" office:value-type="float" office:value="24.908264609073" calcext:value-type="float">
            <text:p>24.908264609073</text:p>
          </table:table-cell>
          <table:table-cell table:formula="of:=[.G1092]*[.H1092]" office:value-type="float" office:value="6.34775121273377" calcext:value-type="float">
            <text:p>6.34775121273377</text:p>
          </table:table-cell>
          <table:table-cell table:formula="of:=[.H1092]*[.H1092]" office:value-type="float" office:value="1.61769380931041" calcext:value-type="float">
            <text:p>1.61769380931041</text:p>
          </table:table-cell>
          <table:table-cell table:number-columns-repeated="6"/>
        </table:table-row>
        <table:table-row table:style-name="ro1">
          <table:table-cell office:value-type="float" office:value="118754134" calcext:value-type="float">
            <text:p>118754134</text:p>
          </table:table-cell>
          <table:table-cell office:value-type="float" office:value="17" calcext:value-type="float">
            <text:p>17</text:p>
          </table:table-cell>
          <table:table-cell office:value-type="float" office:value="10407" calcext:value-type="float">
            <text:p>10407</text:p>
          </table:table-cell>
          <table:table-cell/>
          <table:table-cell table:formula="of:=[.B1093]" office:value-type="float" office:value="17" calcext:value-type="float">
            <text:p>17</text:p>
          </table:table-cell>
          <table:table-cell table:formula="of:=LOG([.A1093]*[.$Q$1])" office:value-type="float" office:value="4.07464873696754" calcext:value-type="float">
            <text:p>4.07464873696754</text:p>
          </table:table-cell>
          <table:table-cell table:formula="of:=[.E1093]-AVERAGE([.E$3:.E$1200])" office:value-type="float" office:value="4.99081803005008" calcext:value-type="float">
            <text:p>4.99081803005008</text:p>
          </table:table-cell>
          <table:table-cell table:formula="of:=[.F1093]-AVERAGE([.F$3:.F$1200])" office:value-type="float" office:value="1.60877604079846" calcext:value-type="float">
            <text:p>1.60877604079846</text:p>
          </table:table-cell>
          <table:table-cell table:formula="of:=[.G1093]*[.G1093]" office:value-type="float" office:value="24.908264609073" calcext:value-type="float">
            <text:p>24.908264609073</text:p>
          </table:table-cell>
          <table:table-cell table:formula="of:=[.G1093]*[.H1093]" office:value-type="float" office:value="8.02910847072954" calcext:value-type="float">
            <text:p>8.02910847072954</text:p>
          </table:table-cell>
          <table:table-cell table:formula="of:=[.H1093]*[.H1093]" office:value-type="float" office:value="2.58816034944717" calcext:value-type="float">
            <text:p>2.58816034944717</text:p>
          </table:table-cell>
          <table:table-cell table:number-columns-repeated="6"/>
        </table:table-row>
        <table:table-row table:style-name="ro1">
          <table:table-cell office:value-type="float" office:value="35348460" calcext:value-type="float">
            <text:p>35348460</text:p>
          </table:table-cell>
          <table:table-cell office:value-type="float" office:value="16" calcext:value-type="float">
            <text:p>16</text:p>
          </table:table-cell>
          <table:table-cell office:value-type="float" office:value="10527" calcext:value-type="float">
            <text:p>10527</text:p>
          </table:table-cell>
          <table:table-cell/>
          <table:table-cell table:formula="of:=[.B1094]" office:value-type="float" office:value="16" calcext:value-type="float">
            <text:p>16</text:p>
          </table:table-cell>
          <table:table-cell table:formula="of:=LOG([.A1094]*[.$Q$1])" office:value-type="float" office:value="3.54837049796118" calcext:value-type="float">
            <text:p>3.54837049796118</text:p>
          </table:table-cell>
          <table:table-cell table:formula="of:=[.E1094]-AVERAGE([.E$3:.E$1200])" office:value-type="float" office:value="3.99081803005008" calcext:value-type="float">
            <text:p>3.99081803005008</text:p>
          </table:table-cell>
          <table:table-cell table:formula="of:=[.F1094]-AVERAGE([.F$3:.F$1200])" office:value-type="float" office:value="1.0824978017921" calcext:value-type="float">
            <text:p>1.0824978017921</text:p>
          </table:table-cell>
          <table:table-cell table:formula="of:=[.G1094]*[.G1094]" office:value-type="float" office:value="15.9266285489728" calcext:value-type="float">
            <text:p>15.9266285489728</text:p>
          </table:table-cell>
          <table:table-cell table:formula="of:=[.G1094]*[.H1094]" office:value-type="float" office:value="4.32005174488151" calcext:value-type="float">
            <text:p>4.32005174488151</text:p>
          </table:table-cell>
          <table:table-cell table:formula="of:=[.H1094]*[.H1094]" office:value-type="float" office:value="1.17180149088474" calcext:value-type="float">
            <text:p>1.17180149088474</text:p>
          </table:table-cell>
          <table:table-cell table:number-columns-repeated="6"/>
        </table:table-row>
        <table:table-row table:style-name="ro1">
          <table:table-cell office:value-type="float" office:value="94872378" calcext:value-type="float">
            <text:p>94872378</text:p>
          </table:table-cell>
          <table:table-cell office:value-type="float" office:value="17" calcext:value-type="float">
            <text:p>17</text:p>
          </table:table-cell>
          <table:table-cell office:value-type="float" office:value="10569" calcext:value-type="float">
            <text:p>10569</text:p>
          </table:table-cell>
          <table:table-cell/>
          <table:table-cell table:formula="of:=[.B1095]" office:value-type="float" office:value="17" calcext:value-type="float">
            <text:p>17</text:p>
          </table:table-cell>
          <table:table-cell table:formula="of:=LOG([.A1095]*[.$Q$1])" office:value-type="float" office:value="3.97713978641746" calcext:value-type="float">
            <text:p>3.97713978641746</text:p>
          </table:table-cell>
          <table:table-cell table:formula="of:=[.E1095]-AVERAGE([.E$3:.E$1200])" office:value-type="float" office:value="4.99081803005008" calcext:value-type="float">
            <text:p>4.99081803005008</text:p>
          </table:table-cell>
          <table:table-cell table:formula="of:=[.F1095]-AVERAGE([.F$3:.F$1200])" office:value-type="float" office:value="1.51126709024838" calcext:value-type="float">
            <text:p>1.51126709024838</text:p>
          </table:table-cell>
          <table:table-cell table:formula="of:=[.G1095]*[.G1095]" office:value-type="float" office:value="24.908264609073" calcext:value-type="float">
            <text:p>24.908264609073</text:p>
          </table:table-cell>
          <table:table-cell table:formula="of:=[.G1095]*[.H1095]" office:value-type="float" office:value="7.54245904223292" calcext:value-type="float">
            <text:p>7.54245904223292</text:p>
          </table:table-cell>
          <table:table-cell table:formula="of:=[.H1095]*[.H1095]" office:value-type="float" office:value="2.28392821806779" calcext:value-type="float">
            <text:p>2.28392821806779</text:p>
          </table:table-cell>
          <table:table-cell table:number-columns-repeated="6"/>
        </table:table-row>
        <table:table-row table:style-name="ro1">
          <table:table-cell office:value-type="float" office:value="795311812" calcext:value-type="float">
            <text:p>795311812</text:p>
          </table:table-cell>
          <table:table-cell office:value-type="float" office:value="24" calcext:value-type="float">
            <text:p>24</text:p>
          </table:table-cell>
          <table:table-cell office:value-type="float" office:value="10776" calcext:value-type="float">
            <text:p>10776</text:p>
          </table:table-cell>
          <table:table-cell/>
          <table:table-cell table:formula="of:=[.B1096]" office:value-type="float" office:value="24" calcext:value-type="float">
            <text:p>24</text:p>
          </table:table-cell>
          <table:table-cell table:formula="of:=LOG([.A1096]*[.$Q$1])" office:value-type="float" office:value="4.90053743265812" calcext:value-type="float">
            <text:p>4.90053743265812</text:p>
          </table:table-cell>
          <table:table-cell table:formula="of:=[.E1096]-AVERAGE([.E$3:.E$1200])" office:value-type="float" office:value="11.9908180300501" calcext:value-type="float">
            <text:p>11.9908180300501</text:p>
          </table:table-cell>
          <table:table-cell table:formula="of:=[.F1096]-AVERAGE([.F$3:.F$1200])" office:value-type="float" office:value="2.43466473648904" calcext:value-type="float">
            <text:p>2.43466473648904</text:p>
          </table:table-cell>
          <table:table-cell table:formula="of:=[.G1096]*[.G1096]" office:value-type="float" office:value="143.779717029774" calcext:value-type="float">
            <text:p>143.779717029774</text:p>
          </table:table-cell>
          <table:table-cell table:formula="of:=[.G1096]*[.H1096]" office:value-type="float" office:value="29.1936218194199" calcext:value-type="float">
            <text:p>29.1936218194199</text:p>
          </table:table-cell>
          <table:table-cell table:formula="of:=[.H1096]*[.H1096]" office:value-type="float" office:value="5.92759237910324" calcext:value-type="float">
            <text:p>5.92759237910324</text:p>
          </table:table-cell>
          <table:table-cell table:number-columns-repeated="6"/>
        </table:table-row>
        <table:table-row table:style-name="ro1">
          <table:table-cell office:value-type="float" office:value="44839680" calcext:value-type="float">
            <text:p>44839680</text:p>
          </table:table-cell>
          <table:table-cell office:value-type="float" office:value="18" calcext:value-type="float">
            <text:p>18</text:p>
          </table:table-cell>
          <table:table-cell office:value-type="float" office:value="10843" calcext:value-type="float">
            <text:p>10843</text:p>
          </table:table-cell>
          <table:table-cell/>
          <table:table-cell table:formula="of:=[.B1097]" office:value-type="float" office:value="18" calcext:value-type="float">
            <text:p>18</text:p>
          </table:table-cell>
          <table:table-cell table:formula="of:=LOG([.A1097]*[.$Q$1])" office:value-type="float" office:value="3.6516625045757" calcext:value-type="float">
            <text:p>3.6516625045757</text:p>
          </table:table-cell>
          <table:table-cell table:formula="of:=[.E1097]-AVERAGE([.E$3:.E$1200])" office:value-type="float" office:value="5.99081803005008" calcext:value-type="float">
            <text:p>5.99081803005008</text:p>
          </table:table-cell>
          <table:table-cell table:formula="of:=[.F1097]-AVERAGE([.F$3:.F$1200])" office:value-type="float" office:value="1.18578980840662" calcext:value-type="float">
            <text:p>1.18578980840662</text:p>
          </table:table-cell>
          <table:table-cell table:formula="of:=[.G1097]*[.G1097]" office:value-type="float" office:value="35.8899006691732" calcext:value-type="float">
            <text:p>35.8899006691732</text:p>
          </table:table-cell>
          <table:table-cell table:formula="of:=[.G1097]*[.H1097]" office:value-type="float" office:value="7.103850964052" calcext:value-type="float">
            <text:p>7.103850964052</text:p>
          </table:table-cell>
          <table:table-cell table:formula="of:=[.H1097]*[.H1097]" office:value-type="float" office:value="1.406097469721" calcext:value-type="float">
            <text:p>1.406097469721</text:p>
          </table:table-cell>
          <table:table-cell table:number-columns-repeated="6"/>
        </table:table-row>
        <table:table-row table:style-name="ro1">
          <table:table-cell office:value-type="float" office:value="56503179" calcext:value-type="float">
            <text:p>56503179</text:p>
          </table:table-cell>
          <table:table-cell office:value-type="float" office:value="15" calcext:value-type="float">
            <text:p>15</text:p>
          </table:table-cell>
          <table:table-cell office:value-type="float" office:value="11155" calcext:value-type="float">
            <text:p>11155</text:p>
          </table:table-cell>
          <table:table-cell/>
          <table:table-cell table:formula="of:=[.B1098]" office:value-type="float" office:value="15" calcext:value-type="float">
            <text:p>15</text:p>
          </table:table-cell>
          <table:table-cell table:formula="of:=LOG([.A1098]*[.$Q$1])" office:value-type="float" office:value="3.75207288292242" calcext:value-type="float">
            <text:p>3.75207288292242</text:p>
          </table:table-cell>
          <table:table-cell table:formula="of:=[.E1098]-AVERAGE([.E$3:.E$1200])" office:value-type="float" office:value="2.99081803005008" calcext:value-type="float">
            <text:p>2.99081803005008</text:p>
          </table:table-cell>
          <table:table-cell table:formula="of:=[.F1098]-AVERAGE([.F$3:.F$1200])" office:value-type="float" office:value="1.28620018675334" calcext:value-type="float">
            <text:p>1.28620018675334</text:p>
          </table:table-cell>
          <table:table-cell table:formula="of:=[.G1098]*[.G1098]" office:value-type="float" office:value="8.94499248887267" calcext:value-type="float">
            <text:p>8.94499248887267</text:p>
          </table:table-cell>
          <table:table-cell table:formula="of:=[.G1098]*[.H1098]" office:value-type="float" office:value="3.84679070879569" calcext:value-type="float">
            <text:p>3.84679070879569</text:p>
          </table:table-cell>
          <table:table-cell table:formula="of:=[.H1098]*[.H1098]" office:value-type="float" office:value="1.65431092040434" calcext:value-type="float">
            <text:p>1.65431092040434</text:p>
          </table:table-cell>
          <table:table-cell table:number-columns-repeated="6"/>
        </table:table-row>
        <table:table-row table:style-name="ro1">
          <table:table-cell office:value-type="float" office:value="409126443" calcext:value-type="float">
            <text:p>409126443</text:p>
          </table:table-cell>
          <table:table-cell office:value-type="float" office:value="21" calcext:value-type="float">
            <text:p>21</text:p>
          </table:table-cell>
          <table:table-cell office:value-type="float" office:value="11199" calcext:value-type="float">
            <text:p>11199</text:p>
          </table:table-cell>
          <table:table-cell/>
          <table:table-cell table:formula="of:=[.B1099]" office:value-type="float" office:value="21" calcext:value-type="float">
            <text:p>21</text:p>
          </table:table-cell>
          <table:table-cell table:formula="of:=LOG([.A1099]*[.$Q$1])" office:value-type="float" office:value="4.61185755008711" calcext:value-type="float">
            <text:p>4.61185755008711</text:p>
          </table:table-cell>
          <table:table-cell table:formula="of:=[.E1099]-AVERAGE([.E$3:.E$1200])" office:value-type="float" office:value="8.99081803005008" calcext:value-type="float">
            <text:p>8.99081803005008</text:p>
          </table:table-cell>
          <table:table-cell table:formula="of:=[.F1099]-AVERAGE([.F$3:.F$1200])" office:value-type="float" office:value="2.14598485391803" calcext:value-type="float">
            <text:p>2.14598485391803</text:p>
          </table:table-cell>
          <table:table-cell table:formula="of:=[.G1099]*[.G1099]" office:value-type="float" office:value="80.8348088494737" calcext:value-type="float">
            <text:p>80.8348088494737</text:p>
          </table:table-cell>
          <table:table-cell table:formula="of:=[.G1099]*[.H1099]" office:value-type="float" office:value="19.2941593168206" calcext:value-type="float">
            <text:p>19.2941593168206</text:p>
          </table:table-cell>
          <table:table-cell table:formula="of:=[.H1099]*[.H1099]" office:value-type="float" office:value="4.6052509932456" calcext:value-type="float">
            <text:p>4.6052509932456</text:p>
          </table:table-cell>
          <table:table-cell table:number-columns-repeated="6"/>
        </table:table-row>
        <table:table-row table:style-name="ro1">
          <table:table-cell office:value-type="float" office:value="115908576" calcext:value-type="float">
            <text:p>115908576</text:p>
          </table:table-cell>
          <table:table-cell office:value-type="float" office:value="17" calcext:value-type="float">
            <text:p>17</text:p>
          </table:table-cell>
          <table:table-cell office:value-type="float" office:value="11208" calcext:value-type="float">
            <text:p>11208</text:p>
          </table:table-cell>
          <table:table-cell/>
          <table:table-cell table:formula="of:=[.B1100]" office:value-type="float" office:value="17" calcext:value-type="float">
            <text:p>17</text:p>
          </table:table-cell>
          <table:table-cell table:formula="of:=LOG([.A1100]*[.$Q$1])" office:value-type="float" office:value="4.06411557031809" calcext:value-type="float">
            <text:p>4.06411557031809</text:p>
          </table:table-cell>
          <table:table-cell table:formula="of:=[.E1100]-AVERAGE([.E$3:.E$1200])" office:value-type="float" office:value="4.99081803005008" calcext:value-type="float">
            <text:p>4.99081803005008</text:p>
          </table:table-cell>
          <table:table-cell table:formula="of:=[.F1100]-AVERAGE([.F$3:.F$1200])" office:value-type="float" office:value="1.59824287414901" calcext:value-type="float">
            <text:p>1.59824287414901</text:p>
          </table:table-cell>
          <table:table-cell table:formula="of:=[.G1100]*[.G1100]" office:value-type="float" office:value="24.908264609073" calcext:value-type="float">
            <text:p>24.908264609073</text:p>
          </table:table-cell>
          <table:table-cell table:formula="of:=[.G1100]*[.H1100]" office:value-type="float" office:value="7.97653935270196" calcext:value-type="float">
            <text:p>7.97653935270196</text:p>
          </table:table-cell>
          <table:table-cell table:formula="of:=[.H1100]*[.H1100]" office:value-type="float" office:value="2.5543802847681" calcext:value-type="float">
            <text:p>2.5543802847681</text:p>
          </table:table-cell>
          <table:table-cell table:number-columns-repeated="6"/>
        </table:table-row>
        <table:table-row table:style-name="ro1">
          <table:table-cell office:value-type="float" office:value="149754304" calcext:value-type="float">
            <text:p>149754304</text:p>
          </table:table-cell>
          <table:table-cell office:value-type="float" office:value="16" calcext:value-type="float">
            <text:p>16</text:p>
          </table:table-cell>
          <table:table-cell office:value-type="float" office:value="11246" calcext:value-type="float">
            <text:p>11246</text:p>
          </table:table-cell>
          <table:table-cell/>
          <table:table-cell table:formula="of:=[.B1101]" office:value-type="float" office:value="16" calcext:value-type="float">
            <text:p>16</text:p>
          </table:table-cell>
          <table:table-cell table:formula="of:=LOG([.A1101]*[.$Q$1])" office:value-type="float" office:value="4.17537931304191" calcext:value-type="float">
            <text:p>4.17537931304191</text:p>
          </table:table-cell>
          <table:table-cell table:formula="of:=[.E1101]-AVERAGE([.E$3:.E$1200])" office:value-type="float" office:value="3.99081803005008" calcext:value-type="float">
            <text:p>3.99081803005008</text:p>
          </table:table-cell>
          <table:table-cell table:formula="of:=[.F1101]-AVERAGE([.F$3:.F$1200])" office:value-type="float" office:value="1.70950661687283" calcext:value-type="float">
            <text:p>1.70950661687283</text:p>
          </table:table-cell>
          <table:table-cell table:formula="of:=[.G1101]*[.G1101]" office:value-type="float" office:value="15.9266285489728" calcext:value-type="float">
            <text:p>15.9266285489728</text:p>
          </table:table-cell>
          <table:table-cell table:formula="of:=[.G1101]*[.H1101]" office:value-type="float" office:value="6.82232982910601" calcext:value-type="float">
            <text:p>6.82232982910601</text:p>
          </table:table-cell>
          <table:table-cell table:formula="of:=[.H1101]*[.H1101]" office:value-type="float" office:value="2.92241287313198" calcext:value-type="float">
            <text:p>2.92241287313198</text:p>
          </table:table-cell>
          <table:table-cell table:number-columns-repeated="6"/>
        </table:table-row>
        <table:table-row table:style-name="ro1">
          <table:table-cell office:value-type="float" office:value="112943022" calcext:value-type="float">
            <text:p>112943022</text:p>
          </table:table-cell>
          <table:table-cell office:value-type="float" office:value="19" calcext:value-type="float">
            <text:p>19</text:p>
          </table:table-cell>
          <table:table-cell office:value-type="float" office:value="11334" calcext:value-type="float">
            <text:p>11334</text:p>
          </table:table-cell>
          <table:table-cell/>
          <table:table-cell table:formula="of:=[.B1102]" office:value-type="float" office:value="19" calcext:value-type="float">
            <text:p>19</text:p>
          </table:table-cell>
          <table:table-cell table:formula="of:=LOG([.A1102]*[.$Q$1])" office:value-type="float" office:value="4.05285940391056" calcext:value-type="float">
            <text:p>4.05285940391056</text:p>
          </table:table-cell>
          <table:table-cell table:formula="of:=[.E1102]-AVERAGE([.E$3:.E$1200])" office:value-type="float" office:value="6.99081803005008" calcext:value-type="float">
            <text:p>6.99081803005008</text:p>
          </table:table-cell>
          <table:table-cell table:formula="of:=[.F1102]-AVERAGE([.F$3:.F$1200])" office:value-type="float" office:value="1.58698670774148" calcext:value-type="float">
            <text:p>1.58698670774148</text:p>
          </table:table-cell>
          <table:table-cell table:formula="of:=[.G1102]*[.G1102]" office:value-type="float" office:value="48.8715367292733" calcext:value-type="float">
            <text:p>48.8715367292733</text:p>
          </table:table-cell>
          <table:table-cell table:formula="of:=[.G1102]*[.H1102]" office:value-type="float" office:value="11.094335289929" calcext:value-type="float">
            <text:p>11.094335289929</text:p>
          </table:table-cell>
          <table:table-cell table:formula="of:=[.H1102]*[.H1102]" office:value-type="float" office:value="2.51852681054815" calcext:value-type="float">
            <text:p>2.51852681054815</text:p>
          </table:table-cell>
          <table:table-cell table:number-columns-repeated="6"/>
        </table:table-row>
        <table:table-row table:style-name="ro1">
          <table:table-cell office:value-type="float" office:value="73343094" calcext:value-type="float">
            <text:p>73343094</text:p>
          </table:table-cell>
          <table:table-cell office:value-type="float" office:value="16" calcext:value-type="float">
            <text:p>16</text:p>
          </table:table-cell>
          <table:table-cell office:value-type="float" office:value="11467" calcext:value-type="float">
            <text:p>11467</text:p>
          </table:table-cell>
          <table:table-cell/>
          <table:table-cell table:formula="of:=[.B1103]" office:value-type="float" office:value="16" calcext:value-type="float">
            <text:p>16</text:p>
          </table:table-cell>
          <table:table-cell table:formula="of:=LOG([.A1103]*[.$Q$1])" office:value-type="float" office:value="3.86535922685153" calcext:value-type="float">
            <text:p>3.86535922685153</text:p>
          </table:table-cell>
          <table:table-cell table:formula="of:=[.E1103]-AVERAGE([.E$3:.E$1200])" office:value-type="float" office:value="3.99081803005008" calcext:value-type="float">
            <text:p>3.99081803005008</text:p>
          </table:table-cell>
          <table:table-cell table:formula="of:=[.F1103]-AVERAGE([.F$3:.F$1200])" office:value-type="float" office:value="1.39948653068245" calcext:value-type="float">
            <text:p>1.39948653068245</text:p>
          </table:table-cell>
          <table:table-cell table:formula="of:=[.G1103]*[.G1103]" office:value-type="float" office:value="15.9266285489728" calcext:value-type="float">
            <text:p>15.9266285489728</text:p>
          </table:table-cell>
          <table:table-cell table:formula="of:=[.G1103]*[.H1103]" office:value-type="float" office:value="5.58509607945976" calcext:value-type="float">
            <text:p>5.58509607945976</text:p>
          </table:table-cell>
          <table:table-cell table:formula="of:=[.H1103]*[.H1103]" office:value-type="float" office:value="1.9585625495616" calcext:value-type="float">
            <text:p>1.9585625495616</text:p>
          </table:table-cell>
          <table:table-cell table:number-columns-repeated="6"/>
        </table:table-row>
        <table:table-row table:style-name="ro1">
          <table:table-cell office:value-type="float" office:value="40225294" calcext:value-type="float">
            <text:p>40225294</text:p>
          </table:table-cell>
          <table:table-cell office:value-type="float" office:value="18" calcext:value-type="float">
            <text:p>18</text:p>
          </table:table-cell>
          <table:table-cell office:value-type="float" office:value="11750" calcext:value-type="float">
            <text:p>11750</text:p>
          </table:table-cell>
          <table:table-cell/>
          <table:table-cell table:formula="of:=[.B1104]" office:value-type="float" office:value="18" calcext:value-type="float">
            <text:p>18</text:p>
          </table:table-cell>
          <table:table-cell table:formula="of:=LOG([.A1104]*[.$Q$1])" office:value-type="float" office:value="3.60449922696898" calcext:value-type="float">
            <text:p>3.60449922696898</text:p>
          </table:table-cell>
          <table:table-cell table:formula="of:=[.E1104]-AVERAGE([.E$3:.E$1200])" office:value-type="float" office:value="5.99081803005008" calcext:value-type="float">
            <text:p>5.99081803005008</text:p>
          </table:table-cell>
          <table:table-cell table:formula="of:=[.F1104]-AVERAGE([.F$3:.F$1200])" office:value-type="float" office:value="1.1386265307999" calcext:value-type="float">
            <text:p>1.1386265307999</text:p>
          </table:table-cell>
          <table:table-cell table:formula="of:=[.G1104]*[.G1104]" office:value-type="float" office:value="35.8899006691732" calcext:value-type="float">
            <text:p>35.8899006691732</text:p>
          </table:table-cell>
          <table:table-cell table:formula="of:=[.G1104]*[.H1104]" office:value-type="float" office:value="6.82130435020942" calcext:value-type="float">
            <text:p>6.82130435020942</text:p>
          </table:table-cell>
          <table:table-cell table:formula="of:=[.H1104]*[.H1104]" office:value-type="float" office:value="1.29647037664141" calcext:value-type="float">
            <text:p>1.29647037664141</text:p>
          </table:table-cell>
          <table:table-cell table:number-columns-repeated="6"/>
        </table:table-row>
        <table:table-row table:style-name="ro1">
          <table:table-cell office:value-type="float" office:value="37071918" calcext:value-type="float">
            <text:p>37071918</text:p>
          </table:table-cell>
          <table:table-cell office:value-type="float" office:value="17" calcext:value-type="float">
            <text:p>17</text:p>
          </table:table-cell>
          <table:table-cell office:value-type="float" office:value="11780" calcext:value-type="float">
            <text:p>11780</text:p>
          </table:table-cell>
          <table:table-cell/>
          <table:table-cell table:formula="of:=[.B1105]" office:value-type="float" office:value="17" calcext:value-type="float">
            <text:p>17</text:p>
          </table:table-cell>
          <table:table-cell table:formula="of:=LOG([.A1105]*[.$Q$1])" office:value-type="float" office:value="3.56904505582368" calcext:value-type="float">
            <text:p>3.56904505582368</text:p>
          </table:table-cell>
          <table:table-cell table:formula="of:=[.E1105]-AVERAGE([.E$3:.E$1200])" office:value-type="float" office:value="4.99081803005008" calcext:value-type="float">
            <text:p>4.99081803005008</text:p>
          </table:table-cell>
          <table:table-cell table:formula="of:=[.F1105]-AVERAGE([.F$3:.F$1200])" office:value-type="float" office:value="1.1031723596546" calcext:value-type="float">
            <text:p>1.1031723596546</text:p>
          </table:table-cell>
          <table:table-cell table:formula="of:=[.G1105]*[.G1105]" office:value-type="float" office:value="24.908264609073" calcext:value-type="float">
            <text:p>24.908264609073</text:p>
          </table:table-cell>
          <table:table-cell table:formula="of:=[.G1105]*[.H1105]" office:value-type="float" office:value="5.50573250281707" calcext:value-type="float">
            <text:p>5.50573250281707</text:p>
          </table:table-cell>
          <table:table-cell table:formula="of:=[.H1105]*[.H1105]" office:value-type="float" office:value="1.2169892551059" calcext:value-type="float">
            <text:p>1.2169892551059</text:p>
          </table:table-cell>
          <table:table-cell table:number-columns-repeated="6"/>
        </table:table-row>
        <table:table-row table:style-name="ro1">
          <table:table-cell office:value-type="float" office:value="26509644" calcext:value-type="float">
            <text:p>26509644</text:p>
          </table:table-cell>
          <table:table-cell office:value-type="float" office:value="19" calcext:value-type="float">
            <text:p>19</text:p>
          </table:table-cell>
          <table:table-cell office:value-type="float" office:value="11788" calcext:value-type="float">
            <text:p>11788</text:p>
          </table:table-cell>
          <table:table-cell/>
          <table:table-cell table:formula="of:=[.B1106]" office:value-type="float" office:value="19" calcext:value-type="float">
            <text:p>19</text:p>
          </table:table-cell>
          <table:table-cell table:formula="of:=LOG([.A1106]*[.$Q$1])" office:value-type="float" office:value="3.42340389559904" calcext:value-type="float">
            <text:p>3.42340389559904</text:p>
          </table:table-cell>
          <table:table-cell table:formula="of:=[.E1106]-AVERAGE([.E$3:.E$1200])" office:value-type="float" office:value="6.99081803005008" calcext:value-type="float">
            <text:p>6.99081803005008</text:p>
          </table:table-cell>
          <table:table-cell table:formula="of:=[.F1106]-AVERAGE([.F$3:.F$1200])" office:value-type="float" office:value="0.957531199429962" calcext:value-type="float">
            <text:p>0.957531199429962</text:p>
          </table:table-cell>
          <table:table-cell table:formula="of:=[.G1106]*[.G1106]" office:value-type="float" office:value="48.8715367292733" calcext:value-type="float">
            <text:p>48.8715367292733</text:p>
          </table:table-cell>
          <table:table-cell table:formula="of:=[.G1106]*[.H1106]" office:value-type="float" office:value="6.69392637331046" calcext:value-type="float">
            <text:p>6.69392637331046</text:p>
          </table:table-cell>
          <table:table-cell table:formula="of:=[.H1106]*[.H1106]" office:value-type="float" office:value="0.916865997881781" calcext:value-type="float">
            <text:p>0.916865997881781</text:p>
          </table:table-cell>
          <table:table-cell table:number-columns-repeated="6"/>
        </table:table-row>
        <table:table-row table:style-name="ro1">
          <table:table-cell office:value-type="float" office:value="1172747471" calcext:value-type="float">
            <text:p>1172747471</text:p>
          </table:table-cell>
          <table:table-cell office:value-type="float" office:value="21" calcext:value-type="float">
            <text:p>21</text:p>
          </table:table-cell>
          <table:table-cell office:value-type="float" office:value="11850" calcext:value-type="float">
            <text:p>11850</text:p>
          </table:table-cell>
          <table:table-cell/>
          <table:table-cell table:formula="of:=[.B1107]" office:value-type="float" office:value="21" calcext:value-type="float">
            <text:p>21</text:p>
          </table:table-cell>
          <table:table-cell table:formula="of:=LOG([.A1107]*[.$Q$1])" office:value-type="float" office:value="5.06920450507524" calcext:value-type="float">
            <text:p>5.06920450507524</text:p>
          </table:table-cell>
          <table:table-cell table:formula="of:=[.E1107]-AVERAGE([.E$3:.E$1200])" office:value-type="float" office:value="8.99081803005008" calcext:value-type="float">
            <text:p>8.99081803005008</text:p>
          </table:table-cell>
          <table:table-cell table:formula="of:=[.F1107]-AVERAGE([.F$3:.F$1200])" office:value-type="float" office:value="2.60333180890615" calcext:value-type="float">
            <text:p>2.60333180890615</text:p>
          </table:table-cell>
          <table:table-cell table:formula="of:=[.G1107]*[.G1107]" office:value-type="float" office:value="80.8348088494737" calcext:value-type="float">
            <text:p>80.8348088494737</text:p>
          </table:table-cell>
          <table:table-cell table:formula="of:=[.G1107]*[.H1107]" office:value-type="float" office:value="23.4060825657164" calcext:value-type="float">
            <text:p>23.4060825657164</text:p>
          </table:table-cell>
          <table:table-cell table:formula="of:=[.H1107]*[.H1107]" office:value-type="float" office:value="6.77733650726259" calcext:value-type="float">
            <text:p>6.77733650726259</text:p>
          </table:table-cell>
          <table:table-cell table:number-columns-repeated="6"/>
        </table:table-row>
        <table:table-row table:style-name="ro1">
          <table:table-cell office:value-type="float" office:value="177689711" calcext:value-type="float">
            <text:p>177689711</text:p>
          </table:table-cell>
          <table:table-cell office:value-type="float" office:value="21" calcext:value-type="float">
            <text:p>21</text:p>
          </table:table-cell>
          <table:table-cell office:value-type="float" office:value="11883" calcext:value-type="float">
            <text:p>11883</text:p>
          </table:table-cell>
          <table:table-cell/>
          <table:table-cell table:formula="of:=[.B1108]" office:value-type="float" office:value="21" calcext:value-type="float">
            <text:p>21</text:p>
          </table:table-cell>
          <table:table-cell table:formula="of:=LOG([.A1108]*[.$Q$1])" office:value-type="float" office:value="4.2496622810113" calcext:value-type="float">
            <text:p>4.2496622810113</text:p>
          </table:table-cell>
          <table:table-cell table:formula="of:=[.E1108]-AVERAGE([.E$3:.E$1200])" office:value-type="float" office:value="8.99081803005008" calcext:value-type="float">
            <text:p>8.99081803005008</text:p>
          </table:table-cell>
          <table:table-cell table:formula="of:=[.F1108]-AVERAGE([.F$3:.F$1200])" office:value-type="float" office:value="1.78378958484222" calcext:value-type="float">
            <text:p>1.78378958484222</text:p>
          </table:table-cell>
          <table:table-cell table:formula="of:=[.G1108]*[.G1108]" office:value-type="float" office:value="80.8348088494737" calcext:value-type="float">
            <text:p>80.8348088494737</text:p>
          </table:table-cell>
          <table:table-cell table:formula="of:=[.G1108]*[.H1108]" office:value-type="float" office:value="16.037727561215" calcext:value-type="float">
            <text:p>16.037727561215</text:p>
          </table:table-cell>
          <table:table-cell table:formula="of:=[.H1108]*[.H1108]" office:value-type="float" office:value="3.18190528299159" calcext:value-type="float">
            <text:p>3.18190528299159</text:p>
          </table:table-cell>
          <table:table-cell table:number-columns-repeated="6"/>
        </table:table-row>
        <table:table-row table:style-name="ro1">
          <table:table-cell office:value-type="float" office:value="186628810" calcext:value-type="float">
            <text:p>186628810</text:p>
          </table:table-cell>
          <table:table-cell office:value-type="float" office:value="18" calcext:value-type="float">
            <text:p>18</text:p>
          </table:table-cell>
          <table:table-cell office:value-type="float" office:value="11885" calcext:value-type="float">
            <text:p>11885</text:p>
          </table:table-cell>
          <table:table-cell/>
          <table:table-cell table:formula="of:=[.B1109]" office:value-type="float" office:value="18" calcext:value-type="float">
            <text:p>18</text:p>
          </table:table-cell>
          <table:table-cell table:formula="of:=LOG([.A1109]*[.$Q$1])" office:value-type="float" office:value="4.27097868688224" calcext:value-type="float">
            <text:p>4.27097868688224</text:p>
          </table:table-cell>
          <table:table-cell table:formula="of:=[.E1109]-AVERAGE([.E$3:.E$1200])" office:value-type="float" office:value="5.99081803005008" calcext:value-type="float">
            <text:p>5.99081803005008</text:p>
          </table:table-cell>
          <table:table-cell table:formula="of:=[.F1109]-AVERAGE([.F$3:.F$1200])" office:value-type="float" office:value="1.80510599071316" calcext:value-type="float">
            <text:p>1.80510599071316</text:p>
          </table:table-cell>
          <table:table-cell table:formula="of:=[.G1109]*[.G1109]" office:value-type="float" office:value="35.8899006691732" calcext:value-type="float">
            <text:p>35.8899006691732</text:p>
          </table:table-cell>
          <table:table-cell table:formula="of:=[.G1109]*[.H1109]" office:value-type="float" office:value="10.8140615153158" calcext:value-type="float">
            <text:p>10.8140615153158</text:p>
          </table:table-cell>
          <table:table-cell table:formula="of:=[.H1109]*[.H1109]" office:value-type="float" office:value="3.25840763770853" calcext:value-type="float">
            <text:p>3.25840763770853</text:p>
          </table:table-cell>
          <table:table-cell table:number-columns-repeated="6"/>
        </table:table-row>
        <table:table-row table:style-name="ro1">
          <table:table-cell office:value-type="float" office:value="59276397" calcext:value-type="float">
            <text:p>59276397</text:p>
          </table:table-cell>
          <table:table-cell office:value-type="float" office:value="15" calcext:value-type="float">
            <text:p>15</text:p>
          </table:table-cell>
          <table:table-cell office:value-type="float" office:value="11896" calcext:value-type="float">
            <text:p>11896</text:p>
          </table:table-cell>
          <table:table-cell/>
          <table:table-cell table:formula="of:=[.B1110]" office:value-type="float" office:value="15" calcext:value-type="float">
            <text:p>15</text:p>
          </table:table-cell>
          <table:table-cell table:formula="of:=LOG([.A1110]*[.$Q$1])" office:value-type="float" office:value="3.77288179803178" calcext:value-type="float">
            <text:p>3.77288179803178</text:p>
          </table:table-cell>
          <table:table-cell table:formula="of:=[.E1110]-AVERAGE([.E$3:.E$1200])" office:value-type="float" office:value="2.99081803005008" calcext:value-type="float">
            <text:p>2.99081803005008</text:p>
          </table:table-cell>
          <table:table-cell table:formula="of:=[.F1110]-AVERAGE([.F$3:.F$1200])" office:value-type="float" office:value="1.3070091018627" calcext:value-type="float">
            <text:p>1.3070091018627</text:p>
          </table:table-cell>
          <table:table-cell table:formula="of:=[.G1110]*[.G1110]" office:value-type="float" office:value="8.94499248887267" calcext:value-type="float">
            <text:p>8.94499248887267</text:p>
          </table:table-cell>
          <table:table-cell table:formula="of:=[.G1110]*[.H1110]" office:value-type="float" office:value="3.90902638729054" calcext:value-type="float">
            <text:p>3.90902638729054</text:p>
          </table:table-cell>
          <table:table-cell table:formula="of:=[.H1110]*[.H1110]" office:value-type="float" office:value="1.70827279235195" calcext:value-type="float">
            <text:p>1.70827279235195</text:p>
          </table:table-cell>
          <table:table-cell table:number-columns-repeated="6"/>
        </table:table-row>
        <table:table-row table:style-name="ro1">
          <table:table-cell office:value-type="float" office:value="28444057" calcext:value-type="float">
            <text:p>28444057</text:p>
          </table:table-cell>
          <table:table-cell office:value-type="float" office:value="15" calcext:value-type="float">
            <text:p>15</text:p>
          </table:table-cell>
          <table:table-cell office:value-type="float" office:value="12417" calcext:value-type="float">
            <text:p>12417</text:p>
          </table:table-cell>
          <table:table-cell/>
          <table:table-cell table:formula="of:=[.B1111]" office:value-type="float" office:value="15" calcext:value-type="float">
            <text:p>15</text:p>
          </table:table-cell>
          <table:table-cell table:formula="of:=LOG([.A1111]*[.$Q$1])" office:value-type="float" office:value="3.45399154026638" calcext:value-type="float">
            <text:p>3.45399154026638</text:p>
          </table:table-cell>
          <table:table-cell table:formula="of:=[.E1111]-AVERAGE([.E$3:.E$1200])" office:value-type="float" office:value="2.99081803005008" calcext:value-type="float">
            <text:p>2.99081803005008</text:p>
          </table:table-cell>
          <table:table-cell table:formula="of:=[.F1111]-AVERAGE([.F$3:.F$1200])" office:value-type="float" office:value="0.988118844097302" calcext:value-type="float">
            <text:p>0.988118844097302</text:p>
          </table:table-cell>
          <table:table-cell table:formula="of:=[.G1111]*[.G1111]" office:value-type="float" office:value="8.94499248887267" calcext:value-type="float">
            <text:p>8.94499248887267</text:p>
          </table:table-cell>
          <table:table-cell table:formula="of:=[.G1111]*[.H1111]" office:value-type="float" office:value="2.95528365475846" calcext:value-type="float">
            <text:p>2.95528365475846</text:p>
          </table:table-cell>
          <table:table-cell table:formula="of:=[.H1111]*[.H1111]" office:value-type="float" office:value="0.976378850060188" calcext:value-type="float">
            <text:p>0.976378850060188</text:p>
          </table:table-cell>
          <table:table-cell table:number-columns-repeated="6"/>
        </table:table-row>
        <table:table-row table:style-name="ro1">
          <table:table-cell office:value-type="float" office:value="40377814" calcext:value-type="float">
            <text:p>40377814</text:p>
          </table:table-cell>
          <table:table-cell office:value-type="float" office:value="15" calcext:value-type="float">
            <text:p>15</text:p>
          </table:table-cell>
          <table:table-cell office:value-type="float" office:value="12516" calcext:value-type="float">
            <text:p>12516</text:p>
          </table:table-cell>
          <table:table-cell/>
          <table:table-cell table:formula="of:=[.B1112]" office:value-type="float" office:value="15" calcext:value-type="float">
            <text:p>15</text:p>
          </table:table-cell>
          <table:table-cell table:formula="of:=LOG([.A1112]*[.$Q$1])" office:value-type="float" office:value="3.60614280313076" calcext:value-type="float">
            <text:p>3.60614280313076</text:p>
          </table:table-cell>
          <table:table-cell table:formula="of:=[.E1112]-AVERAGE([.E$3:.E$1200])" office:value-type="float" office:value="2.99081803005008" calcext:value-type="float">
            <text:p>2.99081803005008</text:p>
          </table:table-cell>
          <table:table-cell table:formula="of:=[.F1112]-AVERAGE([.F$3:.F$1200])" office:value-type="float" office:value="1.14027010696168" calcext:value-type="float">
            <text:p>1.14027010696168</text:p>
          </table:table-cell>
          <table:table-cell table:formula="of:=[.G1112]*[.G1112]" office:value-type="float" office:value="8.94499248887267" calcext:value-type="float">
            <text:p>8.94499248887267</text:p>
          </table:table-cell>
          <table:table-cell table:formula="of:=[.G1112]*[.H1112]" office:value-type="float" office:value="3.41034039502812" calcext:value-type="float">
            <text:p>3.41034039502812</text:p>
          </table:table-cell>
          <table:table-cell table:formula="of:=[.H1112]*[.H1112]" office:value-type="float" office:value="1.30021591683039" calcext:value-type="float">
            <text:p>1.30021591683039</text:p>
          </table:table-cell>
          <table:table-cell table:number-columns-repeated="6"/>
        </table:table-row>
        <table:table-row table:style-name="ro1">
          <table:table-cell office:value-type="float" office:value="104457290" calcext:value-type="float">
            <text:p>104457290</text:p>
          </table:table-cell>
          <table:table-cell office:value-type="float" office:value="17" calcext:value-type="float">
            <text:p>17</text:p>
          </table:table-cell>
          <table:table-cell office:value-type="float" office:value="12584" calcext:value-type="float">
            <text:p>12584</text:p>
          </table:table-cell>
          <table:table-cell/>
          <table:table-cell table:formula="of:=[.B1113]" office:value-type="float" office:value="17" calcext:value-type="float">
            <text:p>17</text:p>
          </table:table-cell>
          <table:table-cell table:formula="of:=LOG([.A1113]*[.$Q$1])" office:value-type="float" office:value="4.01893875447711" calcext:value-type="float">
            <text:p>4.01893875447711</text:p>
          </table:table-cell>
          <table:table-cell table:formula="of:=[.E1113]-AVERAGE([.E$3:.E$1200])" office:value-type="float" office:value="4.99081803005008" calcext:value-type="float">
            <text:p>4.99081803005008</text:p>
          </table:table-cell>
          <table:table-cell table:formula="of:=[.F1113]-AVERAGE([.F$3:.F$1200])" office:value-type="float" office:value="1.55306605830803" calcext:value-type="float">
            <text:p>1.55306605830803</text:p>
          </table:table-cell>
          <table:table-cell table:formula="of:=[.G1113]*[.G1113]" office:value-type="float" office:value="24.908264609073" calcext:value-type="float">
            <text:p>24.908264609073</text:p>
          </table:table-cell>
          <table:table-cell table:formula="of:=[.G1113]*[.H1113]" office:value-type="float" office:value="7.75107008566253" calcext:value-type="float">
            <text:p>7.75107008566253</text:p>
          </table:table-cell>
          <table:table-cell table:formula="of:=[.H1113]*[.H1113]" office:value-type="float" office:value="2.41201418146844" calcext:value-type="float">
            <text:p>2.41201418146844</text:p>
          </table:table-cell>
          <table:table-cell table:number-columns-repeated="6"/>
        </table:table-row>
        <table:table-row table:style-name="ro1">
          <table:table-cell office:value-type="float" office:value="52852252" calcext:value-type="float">
            <text:p>52852252</text:p>
          </table:table-cell>
          <table:table-cell office:value-type="float" office:value="15" calcext:value-type="float">
            <text:p>15</text:p>
          </table:table-cell>
          <table:table-cell office:value-type="float" office:value="12777" calcext:value-type="float">
            <text:p>12777</text:p>
          </table:table-cell>
          <table:table-cell/>
          <table:table-cell table:formula="of:=[.B1114]" office:value-type="float" office:value="15" calcext:value-type="float">
            <text:p>15</text:p>
          </table:table-cell>
          <table:table-cell table:formula="of:=LOG([.A1114]*[.$Q$1])" office:value-type="float" office:value="3.72306349704243" calcext:value-type="float">
            <text:p>3.72306349704243</text:p>
          </table:table-cell>
          <table:table-cell table:formula="of:=[.E1114]-AVERAGE([.E$3:.E$1200])" office:value-type="float" office:value="2.99081803005008" calcext:value-type="float">
            <text:p>2.99081803005008</text:p>
          </table:table-cell>
          <table:table-cell table:formula="of:=[.F1114]-AVERAGE([.F$3:.F$1200])" office:value-type="float" office:value="1.25719080087335" calcext:value-type="float">
            <text:p>1.25719080087335</text:p>
          </table:table-cell>
          <table:table-cell table:formula="of:=[.G1114]*[.G1114]" office:value-type="float" office:value="8.94499248887267" calcext:value-type="float">
            <text:p>8.94499248887267</text:p>
          </table:table-cell>
          <table:table-cell table:formula="of:=[.G1114]*[.H1114]" office:value-type="float" office:value="3.76002891446512" calcext:value-type="float">
            <text:p>3.76002891446512</text:p>
          </table:table-cell>
          <table:table-cell table:formula="of:=[.H1114]*[.H1114]" office:value-type="float" office:value="1.58052870980057" calcext:value-type="float">
            <text:p>1.58052870980057</text:p>
          </table:table-cell>
          <table:table-cell table:number-columns-repeated="6"/>
        </table:table-row>
        <table:table-row table:style-name="ro1">
          <table:table-cell office:value-type="float" office:value="91749407" calcext:value-type="float">
            <text:p>91749407</text:p>
          </table:table-cell>
          <table:table-cell office:value-type="float" office:value="19" calcext:value-type="float">
            <text:p>19</text:p>
          </table:table-cell>
          <table:table-cell office:value-type="float" office:value="12857" calcext:value-type="float">
            <text:p>12857</text:p>
          </table:table-cell>
          <table:table-cell/>
          <table:table-cell table:formula="of:=[.B1115]" office:value-type="float" office:value="19" calcext:value-type="float">
            <text:p>19</text:p>
          </table:table-cell>
          <table:table-cell table:formula="of:=LOG([.A1115]*[.$Q$1])" office:value-type="float" office:value="3.96260326597633" calcext:value-type="float">
            <text:p>3.96260326597633</text:p>
          </table:table-cell>
          <table:table-cell table:formula="of:=[.E1115]-AVERAGE([.E$3:.E$1200])" office:value-type="float" office:value="6.99081803005008" calcext:value-type="float">
            <text:p>6.99081803005008</text:p>
          </table:table-cell>
          <table:table-cell table:formula="of:=[.F1115]-AVERAGE([.F$3:.F$1200])" office:value-type="float" office:value="1.49673056980725" calcext:value-type="float">
            <text:p>1.49673056980725</text:p>
          </table:table-cell>
          <table:table-cell table:formula="of:=[.G1115]*[.G1115]" office:value-type="float" office:value="48.8715367292733" calcext:value-type="float">
            <text:p>48.8715367292733</text:p>
          </table:table-cell>
          <table:table-cell table:formula="of:=[.G1115]*[.H1115]" office:value-type="float" office:value="10.4633710535357" calcext:value-type="float">
            <text:p>10.4633710535357</text:p>
          </table:table-cell>
          <table:table-cell table:formula="of:=[.H1115]*[.H1115]" office:value-type="float" office:value="2.24020239859554" calcext:value-type="float">
            <text:p>2.24020239859554</text:p>
          </table:table-cell>
          <table:table-cell table:number-columns-repeated="6"/>
        </table:table-row>
        <table:table-row table:style-name="ro1">
          <table:table-cell office:value-type="float" office:value="84225886" calcext:value-type="float">
            <text:p>84225886</text:p>
          </table:table-cell>
          <table:table-cell office:value-type="float" office:value="18" calcext:value-type="float">
            <text:p>18</text:p>
          </table:table-cell>
          <table:table-cell office:value-type="float" office:value="12865" calcext:value-type="float">
            <text:p>12865</text:p>
          </table:table-cell>
          <table:table-cell/>
          <table:table-cell table:formula="of:=[.B1116]" office:value-type="float" office:value="18" calcext:value-type="float">
            <text:p>18</text:p>
          </table:table-cell>
          <table:table-cell table:formula="of:=LOG([.A1116]*[.$Q$1])" office:value-type="float" office:value="3.92544558816473" calcext:value-type="float">
            <text:p>3.92544558816473</text:p>
          </table:table-cell>
          <table:table-cell table:formula="of:=[.E1116]-AVERAGE([.E$3:.E$1200])" office:value-type="float" office:value="5.99081803005008" calcext:value-type="float">
            <text:p>5.99081803005008</text:p>
          </table:table-cell>
          <table:table-cell table:formula="of:=[.F1116]-AVERAGE([.F$3:.F$1200])" office:value-type="float" office:value="1.45957289199565" calcext:value-type="float">
            <text:p>1.45957289199565</text:p>
          </table:table-cell>
          <table:table-cell table:formula="of:=[.G1116]*[.G1116]" office:value-type="float" office:value="35.8899006691732" calcext:value-type="float">
            <text:p>35.8899006691732</text:p>
          </table:table-cell>
          <table:table-cell table:formula="of:=[.G1116]*[.H1116]" office:value-type="float" office:value="8.74403559753988" calcext:value-type="float">
            <text:p>8.74403559753988</text:p>
          </table:table-cell>
          <table:table-cell table:formula="of:=[.H1116]*[.H1116]" office:value-type="float" office:value="2.13035302704854" calcext:value-type="float">
            <text:p>2.13035302704854</text:p>
          </table:table-cell>
          <table:table-cell table:number-columns-repeated="6"/>
        </table:table-row>
        <table:table-row table:style-name="ro1">
          <table:table-cell office:value-type="float" office:value="89769289" calcext:value-type="float">
            <text:p>89769289</text:p>
          </table:table-cell>
          <table:table-cell office:value-type="float" office:value="19" calcext:value-type="float">
            <text:p>19</text:p>
          </table:table-cell>
          <table:table-cell office:value-type="float" office:value="13236" calcext:value-type="float">
            <text:p>13236</text:p>
          </table:table-cell>
          <table:table-cell/>
          <table:table-cell table:formula="of:=[.B1117]" office:value-type="float" office:value="19" calcext:value-type="float">
            <text:p>19</text:p>
          </table:table-cell>
          <table:table-cell table:formula="of:=LOG([.A1117]*[.$Q$1])" office:value-type="float" office:value="3.95312778545303" calcext:value-type="float">
            <text:p>3.95312778545303</text:p>
          </table:table-cell>
          <table:table-cell table:formula="of:=[.E1117]-AVERAGE([.E$3:.E$1200])" office:value-type="float" office:value="6.99081803005008" calcext:value-type="float">
            <text:p>6.99081803005008</text:p>
          </table:table-cell>
          <table:table-cell table:formula="of:=[.F1117]-AVERAGE([.F$3:.F$1200])" office:value-type="float" office:value="1.48725508928395" calcext:value-type="float">
            <text:p>1.48725508928395</text:p>
          </table:table-cell>
          <table:table-cell table:formula="of:=[.G1117]*[.G1117]" office:value-type="float" office:value="48.8715367292733" calcext:value-type="float">
            <text:p>48.8715367292733</text:p>
          </table:table-cell>
          <table:table-cell table:formula="of:=[.G1117]*[.H1117]" office:value-type="float" office:value="10.39712969345" calcext:value-type="float">
            <text:p>10.39712969345</text:p>
          </table:table-cell>
          <table:table-cell table:formula="of:=[.H1117]*[.H1117]" office:value-type="float" office:value="2.211927700601" calcext:value-type="float">
            <text:p>2.211927700601</text:p>
          </table:table-cell>
          <table:table-cell table:number-columns-repeated="6"/>
        </table:table-row>
        <table:table-row table:style-name="ro1">
          <table:table-cell office:value-type="float" office:value="40656694" calcext:value-type="float">
            <text:p>40656694</text:p>
          </table:table-cell>
          <table:table-cell office:value-type="float" office:value="16" calcext:value-type="float">
            <text:p>16</text:p>
          </table:table-cell>
          <table:table-cell office:value-type="float" office:value="13718" calcext:value-type="float">
            <text:p>13718</text:p>
          </table:table-cell>
          <table:table-cell/>
          <table:table-cell table:formula="of:=[.B1118]" office:value-type="float" office:value="16" calcext:value-type="float">
            <text:p>16</text:p>
          </table:table-cell>
          <table:table-cell table:formula="of:=LOG([.A1118]*[.$Q$1])" office:value-type="float" office:value="3.60913206107205" calcext:value-type="float">
            <text:p>3.60913206107205</text:p>
          </table:table-cell>
          <table:table-cell table:formula="of:=[.E1118]-AVERAGE([.E$3:.E$1200])" office:value-type="float" office:value="3.99081803005008" calcext:value-type="float">
            <text:p>3.99081803005008</text:p>
          </table:table-cell>
          <table:table-cell table:formula="of:=[.F1118]-AVERAGE([.F$3:.F$1200])" office:value-type="float" office:value="1.14325936490296" calcext:value-type="float">
            <text:p>1.14325936490296</text:p>
          </table:table-cell>
          <table:table-cell table:formula="of:=[.G1118]*[.G1118]" office:value-type="float" office:value="15.9266285489728" calcext:value-type="float">
            <text:p>15.9266285489728</text:p>
          </table:table-cell>
          <table:table-cell table:formula="of:=[.G1118]*[.H1118]" office:value-type="float" office:value="4.56254008647836" calcext:value-type="float">
            <text:p>4.56254008647836</text:p>
          </table:table-cell>
          <table:table-cell table:formula="of:=[.H1118]*[.H1118]" office:value-type="float" office:value="1.30704197543833" calcext:value-type="float">
            <text:p>1.30704197543833</text:p>
          </table:table-cell>
          <table:table-cell table:number-columns-repeated="6"/>
        </table:table-row>
        <table:table-row table:style-name="ro1">
          <table:table-cell office:value-type="float" office:value="34277547" calcext:value-type="float">
            <text:p>34277547</text:p>
          </table:table-cell>
          <table:table-cell office:value-type="float" office:value="17" calcext:value-type="float">
            <text:p>17</text:p>
          </table:table-cell>
          <table:table-cell office:value-type="float" office:value="14011" calcext:value-type="float">
            <text:p>14011</text:p>
          </table:table-cell>
          <table:table-cell/>
          <table:table-cell table:formula="of:=[.B1119]" office:value-type="float" office:value="17" calcext:value-type="float">
            <text:p>17</text:p>
          </table:table-cell>
          <table:table-cell table:formula="of:=LOG([.A1119]*[.$Q$1])" office:value-type="float" office:value="3.53500973499906" calcext:value-type="float">
            <text:p>3.53500973499906</text:p>
          </table:table-cell>
          <table:table-cell table:formula="of:=[.E1119]-AVERAGE([.E$3:.E$1200])" office:value-type="float" office:value="4.99081803005008" calcext:value-type="float">
            <text:p>4.99081803005008</text:p>
          </table:table-cell>
          <table:table-cell table:formula="of:=[.F1119]-AVERAGE([.F$3:.F$1200])" office:value-type="float" office:value="1.06913703882998" calcext:value-type="float">
            <text:p>1.06913703882998</text:p>
          </table:table-cell>
          <table:table-cell table:formula="of:=[.G1119]*[.G1119]" office:value-type="float" office:value="24.908264609073" calcext:value-type="float">
            <text:p>24.908264609073</text:p>
          </table:table-cell>
          <table:table-cell table:formula="of:=[.G1119]*[.H1119]" office:value-type="float" office:value="5.33586840998701" calcext:value-type="float">
            <text:p>5.33586840998701</text:p>
          </table:table-cell>
          <table:table-cell table:formula="of:=[.H1119]*[.H1119]" office:value-type="float" office:value="1.14305400779813" calcext:value-type="float">
            <text:p>1.14305400779813</text:p>
          </table:table-cell>
          <table:table-cell table:number-columns-repeated="6"/>
        </table:table-row>
        <table:table-row table:style-name="ro1">
          <table:table-cell office:value-type="float" office:value="70335051" calcext:value-type="float">
            <text:p>70335051</text:p>
          </table:table-cell>
          <table:table-cell office:value-type="float" office:value="17" calcext:value-type="float">
            <text:p>17</text:p>
          </table:table-cell>
          <table:table-cell office:value-type="float" office:value="14213" calcext:value-type="float">
            <text:p>14213</text:p>
          </table:table-cell>
          <table:table-cell/>
          <table:table-cell table:formula="of:=[.B1120]" office:value-type="float" office:value="17" calcext:value-type="float">
            <text:p>17</text:p>
          </table:table-cell>
          <table:table-cell table:formula="of:=LOG([.A1120]*[.$Q$1])" office:value-type="float" office:value="3.84717180670191" calcext:value-type="float">
            <text:p>3.84717180670191</text:p>
          </table:table-cell>
          <table:table-cell table:formula="of:=[.E1120]-AVERAGE([.E$3:.E$1200])" office:value-type="float" office:value="4.99081803005008" calcext:value-type="float">
            <text:p>4.99081803005008</text:p>
          </table:table-cell>
          <table:table-cell table:formula="of:=[.F1120]-AVERAGE([.F$3:.F$1200])" office:value-type="float" office:value="1.38129911053283" calcext:value-type="float">
            <text:p>1.38129911053283</text:p>
          </table:table-cell>
          <table:table-cell table:formula="of:=[.G1120]*[.G1120]" office:value-type="float" office:value="24.908264609073" calcext:value-type="float">
            <text:p>24.908264609073</text:p>
          </table:table-cell>
          <table:table-cell table:formula="of:=[.G1120]*[.H1120]" office:value-type="float" office:value="6.89381250573939" calcext:value-type="float">
            <text:p>6.89381250573939</text:p>
          </table:table-cell>
          <table:table-cell table:formula="of:=[.H1120]*[.H1120]" office:value-type="float" office:value="1.90798723275878" calcext:value-type="float">
            <text:p>1.90798723275878</text:p>
          </table:table-cell>
          <table:table-cell table:number-columns-repeated="6"/>
        </table:table-row>
        <table:table-row table:style-name="ro1">
          <table:table-cell office:value-type="float" office:value="79798238" calcext:value-type="float">
            <text:p>79798238</text:p>
          </table:table-cell>
          <table:table-cell office:value-type="float" office:value="16" calcext:value-type="float">
            <text:p>16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B1121]" office:value-type="float" office:value="16" calcext:value-type="float">
            <text:p>16</text:p>
          </table:table-cell>
          <table:table-cell table:formula="of:=LOG([.A1121]*[.$Q$1])" office:value-type="float" office:value="3.90199330193562" calcext:value-type="float">
            <text:p>3.90199330193562</text:p>
          </table:table-cell>
          <table:table-cell table:formula="of:=[.E1121]-AVERAGE([.E$3:.E$1200])" office:value-type="float" office:value="3.99081803005008" calcext:value-type="float">
            <text:p>3.99081803005008</text:p>
          </table:table-cell>
          <table:table-cell table:formula="of:=[.F1121]-AVERAGE([.F$3:.F$1200])" office:value-type="float" office:value="1.43612060576654" calcext:value-type="float">
            <text:p>1.43612060576654</text:p>
          </table:table-cell>
          <table:table-cell table:formula="of:=[.G1121]*[.G1121]" office:value-type="float" office:value="15.9266285489728" calcext:value-type="float">
            <text:p>15.9266285489728</text:p>
          </table:table-cell>
          <table:table-cell table:formula="of:=[.G1121]*[.H1121]" office:value-type="float" office:value="5.73129600681957" calcext:value-type="float">
            <text:p>5.73129600681957</text:p>
          </table:table-cell>
          <table:table-cell table:formula="of:=[.H1121]*[.H1121]" office:value-type="float" office:value="2.06244239430726" calcext:value-type="float">
            <text:p>2.06244239430726</text:p>
          </table:table-cell>
          <table:table-cell table:number-columns-repeated="6"/>
        </table:table-row>
        <table:table-row table:style-name="ro1">
          <table:table-cell office:value-type="float" office:value="40868594" calcext:value-type="float">
            <text:p>40868594</text:p>
          </table:table-cell>
          <table:table-cell office:value-type="float" office:value="17" calcext:value-type="float">
            <text:p>17</text:p>
          </table:table-cell>
          <table:table-cell office:value-type="float" office:value="15417" calcext:value-type="float">
            <text:p>15417</text:p>
          </table:table-cell>
          <table:table-cell/>
          <table:table-cell table:formula="of:=[.B1122]" office:value-type="float" office:value="17" calcext:value-type="float">
            <text:p>17</text:p>
          </table:table-cell>
          <table:table-cell table:formula="of:=LOG([.A1122]*[.$Q$1])" office:value-type="float" office:value="3.61138969695933" calcext:value-type="float">
            <text:p>3.61138969695933</text:p>
          </table:table-cell>
          <table:table-cell table:formula="of:=[.E1122]-AVERAGE([.E$3:.E$1200])" office:value-type="float" office:value="4.99081803005008" calcext:value-type="float">
            <text:p>4.99081803005008</text:p>
          </table:table-cell>
          <table:table-cell table:formula="of:=[.F1122]-AVERAGE([.F$3:.F$1200])" office:value-type="float" office:value="1.14551700079025" calcext:value-type="float">
            <text:p>1.14551700079025</text:p>
          </table:table-cell>
          <table:table-cell table:formula="of:=[.G1122]*[.G1122]" office:value-type="float" office:value="24.908264609073" calcext:value-type="float">
            <text:p>24.908264609073</text:p>
          </table:table-cell>
          <table:table-cell table:formula="of:=[.G1122]*[.H1122]" office:value-type="float" office:value="5.71706690127288" calcext:value-type="float">
            <text:p>5.71706690127288</text:p>
          </table:table-cell>
          <table:table-cell table:formula="of:=[.H1122]*[.H1122]" office:value-type="float" office:value="1.31220919909949" calcext:value-type="float">
            <text:p>1.31220919909949</text:p>
          </table:table-cell>
          <table:table-cell table:number-columns-repeated="6"/>
        </table:table-row>
        <table:table-row table:style-name="ro1">
          <table:table-cell office:value-type="float" office:value="135829485" calcext:value-type="float">
            <text:p>135829485</text:p>
          </table:table-cell>
          <table:table-cell office:value-type="float" office:value="19" calcext:value-type="float">
            <text:p>19</text:p>
          </table:table-cell>
          <table:table-cell office:value-type="float" office:value="15768" calcext:value-type="float">
            <text:p>15768</text:p>
          </table:table-cell>
          <table:table-cell/>
          <table:table-cell table:formula="of:=[.B1123]" office:value-type="float" office:value="19" calcext:value-type="float">
            <text:p>19</text:p>
          </table:table-cell>
          <table:table-cell table:formula="of:=LOG([.A1123]*[.$Q$1])" office:value-type="float" office:value="4.13299405405984" calcext:value-type="float">
            <text:p>4.13299405405984</text:p>
          </table:table-cell>
          <table:table-cell table:formula="of:=[.E1123]-AVERAGE([.E$3:.E$1200])" office:value-type="float" office:value="6.99081803005008" calcext:value-type="float">
            <text:p>6.99081803005008</text:p>
          </table:table-cell>
          <table:table-cell table:formula="of:=[.F1123]-AVERAGE([.F$3:.F$1200])" office:value-type="float" office:value="1.66712135789076" calcext:value-type="float">
            <text:p>1.66712135789076</text:p>
          </table:table-cell>
          <table:table-cell table:formula="of:=[.G1123]*[.G1123]" office:value-type="float" office:value="48.8715367292733" calcext:value-type="float">
            <text:p>48.8715367292733</text:p>
          </table:table-cell>
          <table:table-cell table:formula="of:=[.G1123]*[.H1123]" office:value-type="float" office:value="11.6545420470243" calcext:value-type="float">
            <text:p>11.6545420470243</text:p>
          </table:table-cell>
          <table:table-cell table:formula="of:=[.H1123]*[.H1123]" office:value-type="float" office:value="2.77929362193553" calcext:value-type="float">
            <text:p>2.77929362193553</text:p>
          </table:table-cell>
          <table:table-cell table:number-columns-repeated="6"/>
        </table:table-row>
        <table:table-row table:style-name="ro1">
          <table:table-cell office:value-type="float" office:value="74619140" calcext:value-type="float">
            <text:p>74619140</text:p>
          </table:table-cell>
          <table:table-cell office:value-type="float" office:value="18" calcext:value-type="float">
            <text:p>18</text:p>
          </table:table-cell>
          <table:table-cell office:value-type="float" office:value="16310" calcext:value-type="float">
            <text:p>16310</text:p>
          </table:table-cell>
          <table:table-cell/>
          <table:table-cell table:formula="of:=[.B1124]" office:value-type="float" office:value="18" calcext:value-type="float">
            <text:p>18</text:p>
          </table:table-cell>
          <table:table-cell table:formula="of:=LOG([.A1124]*[.$Q$1])" office:value-type="float" office:value="3.87285023940587" calcext:value-type="float">
            <text:p>3.87285023940587</text:p>
          </table:table-cell>
          <table:table-cell table:formula="of:=[.E1124]-AVERAGE([.E$3:.E$1200])" office:value-type="float" office:value="5.99081803005008" calcext:value-type="float">
            <text:p>5.99081803005008</text:p>
          </table:table-cell>
          <table:table-cell table:formula="of:=[.F1124]-AVERAGE([.F$3:.F$1200])" office:value-type="float" office:value="1.40697754323679" calcext:value-type="float">
            <text:p>1.40697754323679</text:p>
          </table:table-cell>
          <table:table-cell table:formula="of:=[.G1124]*[.G1124]" office:value-type="float" office:value="35.8899006691732" calcext:value-type="float">
            <text:p>35.8899006691732</text:p>
          </table:table-cell>
          <table:table-cell table:formula="of:=[.G1124]*[.H1124]" office:value-type="float" office:value="8.42894643389855" calcext:value-type="float">
            <text:p>8.42894643389855</text:p>
          </table:table-cell>
          <table:table-cell table:formula="of:=[.H1124]*[.H1124]" office:value-type="float" office:value="1.97958580717264" calcext:value-type="float">
            <text:p>1.97958580717264</text:p>
          </table:table-cell>
          <table:table-cell table:number-columns-repeated="6"/>
        </table:table-row>
        <table:table-row table:style-name="ro1">
          <table:table-cell office:value-type="float" office:value="68070740" calcext:value-type="float">
            <text:p>68070740</text:p>
          </table:table-cell>
          <table:table-cell office:value-type="float" office:value="16" calcext:value-type="float">
            <text:p>16</text:p>
          </table:table-cell>
          <table:table-cell office:value-type="float" office:value="16789" calcext:value-type="float">
            <text:p>16789</text:p>
          </table:table-cell>
          <table:table-cell/>
          <table:table-cell table:formula="of:=[.B1125]" office:value-type="float" office:value="16" calcext:value-type="float">
            <text:p>16</text:p>
          </table:table-cell>
          <table:table-cell table:formula="of:=LOG([.A1125]*[.$Q$1])" office:value-type="float" office:value="3.83296047186462" calcext:value-type="float">
            <text:p>3.83296047186462</text:p>
          </table:table-cell>
          <table:table-cell table:formula="of:=[.E1125]-AVERAGE([.E$3:.E$1200])" office:value-type="float" office:value="3.99081803005008" calcext:value-type="float">
            <text:p>3.99081803005008</text:p>
          </table:table-cell>
          <table:table-cell table:formula="of:=[.F1125]-AVERAGE([.F$3:.F$1200])" office:value-type="float" office:value="1.36708777569554" calcext:value-type="float">
            <text:p>1.36708777569554</text:p>
          </table:table-cell>
          <table:table-cell table:formula="of:=[.G1125]*[.G1125]" office:value-type="float" office:value="15.9266285489728" calcext:value-type="float">
            <text:p>15.9266285489728</text:p>
          </table:table-cell>
          <table:table-cell table:formula="of:=[.G1125]*[.H1125]" office:value-type="float" office:value="5.45579854390683" calcext:value-type="float">
            <text:p>5.45579854390683</text:p>
          </table:table-cell>
          <table:table-cell table:formula="of:=[.H1125]*[.H1125]" office:value-type="float" office:value="1.86892898645618" calcext:value-type="float">
            <text:p>1.86892898645618</text:p>
          </table:table-cell>
          <table:table-cell table:number-columns-repeated="6"/>
        </table:table-row>
        <table:table-row table:style-name="ro1">
          <table:table-cell office:value-type="float" office:value="201975411" calcext:value-type="float">
            <text:p>201975411</text:p>
          </table:table-cell>
          <table:table-cell office:value-type="float" office:value="20" calcext:value-type="float">
            <text:p>20</text:p>
          </table:table-cell>
          <table:table-cell office:value-type="float" office:value="17207" calcext:value-type="float">
            <text:p>17207</text:p>
          </table:table-cell>
          <table:table-cell/>
          <table:table-cell table:formula="of:=[.B1126]" office:value-type="float" office:value="20" calcext:value-type="float">
            <text:p>20</text:p>
          </table:table-cell>
          <table:table-cell table:formula="of:=LOG([.A1126]*[.$Q$1])" office:value-type="float" office:value="4.30529850055046" calcext:value-type="float">
            <text:p>4.30529850055046</text:p>
          </table:table-cell>
          <table:table-cell table:formula="of:=[.E1126]-AVERAGE([.E$3:.E$1200])" office:value-type="float" office:value="7.99081803005008" calcext:value-type="float">
            <text:p>7.99081803005008</text:p>
          </table:table-cell>
          <table:table-cell table:formula="of:=[.F1126]-AVERAGE([.F$3:.F$1200])" office:value-type="float" office:value="1.83942580438138" calcext:value-type="float">
            <text:p>1.83942580438138</text:p>
          </table:table-cell>
          <table:table-cell table:formula="of:=[.G1126]*[.G1126]" office:value-type="float" office:value="63.8531727893735" calcext:value-type="float">
            <text:p>63.8531727893735</text:p>
          </table:table-cell>
          <table:table-cell table:formula="of:=[.G1126]*[.H1126]" office:value-type="float" office:value="14.6985168825901" calcext:value-type="float">
            <text:p>14.6985168825901</text:p>
          </table:table-cell>
          <table:table-cell table:formula="of:=[.H1126]*[.H1126]" office:value-type="float" office:value="3.38348728982408" calcext:value-type="float">
            <text:p>3.38348728982408</text:p>
          </table:table-cell>
          <table:table-cell table:number-columns-repeated="6"/>
        </table:table-row>
        <table:table-row table:style-name="ro1">
          <table:table-cell office:value-type="float" office:value="545958203" calcext:value-type="float">
            <text:p>545958203</text:p>
          </table:table-cell>
          <table:table-cell office:value-type="float" office:value="20" calcext:value-type="float">
            <text:p>20</text:p>
          </table:table-cell>
          <table:table-cell office:value-type="float" office:value="17795" calcext:value-type="float">
            <text:p>17795</text:p>
          </table:table-cell>
          <table:table-cell/>
          <table:table-cell table:formula="of:=[.B1127]" office:value-type="float" office:value="20" calcext:value-type="float">
            <text:p>20</text:p>
          </table:table-cell>
          <table:table-cell table:formula="of:=LOG([.A1127]*[.$Q$1])" office:value-type="float" office:value="4.73715939563279" calcext:value-type="float">
            <text:p>4.73715939563279</text:p>
          </table:table-cell>
          <table:table-cell table:formula="of:=[.E1127]-AVERAGE([.E$3:.E$1200])" office:value-type="float" office:value="7.99081803005008" calcext:value-type="float">
            <text:p>7.99081803005008</text:p>
          </table:table-cell>
          <table:table-cell table:formula="of:=[.F1127]-AVERAGE([.F$3:.F$1200])" office:value-type="float" office:value="2.27128669946371" calcext:value-type="float">
            <text:p>2.27128669946371</text:p>
          </table:table-cell>
          <table:table-cell table:formula="of:=[.G1127]*[.G1127]" office:value-type="float" office:value="63.8531727893735" calcext:value-type="float">
            <text:p>63.8531727893735</text:p>
          </table:table-cell>
          <table:table-cell table:formula="of:=[.G1127]*[.H1127]" office:value-type="float" office:value="18.1494387094876" calcext:value-type="float">
            <text:p>18.1494387094876</text:p>
          </table:table-cell>
          <table:table-cell table:formula="of:=[.H1127]*[.H1127]" office:value-type="float" office:value="5.15874327116075" calcext:value-type="float">
            <text:p>5.15874327116075</text:p>
          </table:table-cell>
          <table:table-cell table:number-columns-repeated="6"/>
        </table:table-row>
        <table:table-row table:style-name="ro1">
          <table:table-cell office:value-type="float" office:value="313685512" calcext:value-type="float">
            <text:p>313685512</text:p>
          </table:table-cell>
          <table:table-cell office:value-type="float" office:value="16" calcext:value-type="float">
            <text:p>16</text:p>
          </table:table-cell>
          <table:table-cell office:value-type="float" office:value="17957" calcext:value-type="float">
            <text:p>17957</text:p>
          </table:table-cell>
          <table:table-cell/>
          <table:table-cell table:formula="of:=[.B1128]" office:value-type="float" office:value="16" calcext:value-type="float">
            <text:p>16</text:p>
          </table:table-cell>
          <table:table-cell table:formula="of:=LOG([.A1128]*[.$Q$1])" office:value-type="float" office:value="4.49649446066856" calcext:value-type="float">
            <text:p>4.49649446066856</text:p>
          </table:table-cell>
          <table:table-cell table:formula="of:=[.E1128]-AVERAGE([.E$3:.E$1200])" office:value-type="float" office:value="3.99081803005008" calcext:value-type="float">
            <text:p>3.99081803005008</text:p>
          </table:table-cell>
          <table:table-cell table:formula="of:=[.F1128]-AVERAGE([.F$3:.F$1200])" office:value-type="float" office:value="2.03062176449948" calcext:value-type="float">
            <text:p>2.03062176449948</text:p>
          </table:table-cell>
          <table:table-cell table:formula="of:=[.G1128]*[.G1128]" office:value-type="float" office:value="15.9266285489728" calcext:value-type="float">
            <text:p>15.9266285489728</text:p>
          </table:table-cell>
          <table:table-cell table:formula="of:=[.G1128]*[.H1128]" office:value-type="float" office:value="8.10384194997664" calcext:value-type="float">
            <text:p>8.10384194997664</text:p>
          </table:table-cell>
          <table:table-cell table:formula="of:=[.H1128]*[.H1128]" office:value-type="float" office:value="4.12342475045898" calcext:value-type="float">
            <text:p>4.12342475045898</text:p>
          </table:table-cell>
          <table:table-cell table:number-columns-repeated="6"/>
        </table:table-row>
        <table:table-row table:style-name="ro1">
          <table:table-cell office:value-type="float" office:value="52783244" calcext:value-type="float">
            <text:p>52783244</text:p>
          </table:table-cell>
          <table:table-cell office:value-type="float" office:value="15" calcext:value-type="float">
            <text:p>15</text:p>
          </table:table-cell>
          <table:table-cell office:value-type="float" office:value="18170" calcext:value-type="float">
            <text:p>18170</text:p>
          </table:table-cell>
          <table:table-cell/>
          <table:table-cell table:formula="of:=[.B1129]" office:value-type="float" office:value="15" calcext:value-type="float">
            <text:p>15</text:p>
          </table:table-cell>
          <table:table-cell table:formula="of:=LOG([.A1129]*[.$Q$1])" office:value-type="float" office:value="3.72249607796446" calcext:value-type="float">
            <text:p>3.72249607796446</text:p>
          </table:table-cell>
          <table:table-cell table:formula="of:=[.E1129]-AVERAGE([.E$3:.E$1200])" office:value-type="float" office:value="2.99081803005008" calcext:value-type="float">
            <text:p>2.99081803005008</text:p>
          </table:table-cell>
          <table:table-cell table:formula="of:=[.F1129]-AVERAGE([.F$3:.F$1200])" office:value-type="float" office:value="1.25662338179538" calcext:value-type="float">
            <text:p>1.25662338179538</text:p>
          </table:table-cell>
          <table:table-cell table:formula="of:=[.G1129]*[.G1129]" office:value-type="float" office:value="8.94499248887267" calcext:value-type="float">
            <text:p>8.94499248887267</text:p>
          </table:table-cell>
          <table:table-cell table:formula="of:=[.G1129]*[.H1129]" office:value-type="float" office:value="3.75833186725614" calcext:value-type="float">
            <text:p>3.75833186725614</text:p>
          </table:table-cell>
          <table:table-cell table:formula="of:=[.H1129]*[.H1129]" office:value-type="float" office:value="1.57910232367486" calcext:value-type="float">
            <text:p>1.57910232367486</text:p>
          </table:table-cell>
          <table:table-cell table:number-columns-repeated="6"/>
        </table:table-row>
        <table:table-row table:style-name="ro1">
          <table:table-cell office:value-type="float" office:value="27339048" calcext:value-type="float">
            <text:p>27339048</text:p>
          </table:table-cell>
          <table:table-cell office:value-type="float" office:value="16" calcext:value-type="float">
            <text:p>16</text:p>
          </table:table-cell>
          <table:table-cell office:value-type="float" office:value="18426" calcext:value-type="float">
            <text:p>18426</text:p>
          </table:table-cell>
          <table:table-cell/>
          <table:table-cell table:formula="of:=[.B1130]" office:value-type="float" office:value="16" calcext:value-type="float">
            <text:p>16</text:p>
          </table:table-cell>
          <table:table-cell table:formula="of:=LOG([.A1130]*[.$Q$1])" office:value-type="float" office:value="3.43678338749789" calcext:value-type="float">
            <text:p>3.43678338749789</text:p>
          </table:table-cell>
          <table:table-cell table:formula="of:=[.E1130]-AVERAGE([.E$3:.E$1200])" office:value-type="float" office:value="3.99081803005008" calcext:value-type="float">
            <text:p>3.99081803005008</text:p>
          </table:table-cell>
          <table:table-cell table:formula="of:=[.F1130]-AVERAGE([.F$3:.F$1200])" office:value-type="float" office:value="0.970910691328808" calcext:value-type="float">
            <text:p>0.970910691328808</text:p>
          </table:table-cell>
          <table:table-cell table:formula="of:=[.G1130]*[.G1130]" office:value-type="float" office:value="15.9266285489728" calcext:value-type="float">
            <text:p>15.9266285489728</text:p>
          </table:table-cell>
          <table:table-cell table:formula="of:=[.G1130]*[.H1130]" office:value-type="float" office:value="3.8747278925234" calcext:value-type="float">
            <text:p>3.8747278925234</text:p>
          </table:table-cell>
          <table:table-cell table:formula="of:=[.H1130]*[.H1130]" office:value-type="float" office:value="0.942667570536583" calcext:value-type="float">
            <text:p>0.942667570536583</text:p>
          </table:table-cell>
          <table:table-cell table:number-columns-repeated="6"/>
        </table:table-row>
        <table:table-row table:style-name="ro1">
          <table:table-cell office:value-type="float" office:value="35798048" calcext:value-type="float">
            <text:p>35798048</text:p>
          </table:table-cell>
          <table:table-cell office:value-type="float" office:value="16" calcext:value-type="float">
            <text:p>16</text:p>
          </table:table-cell>
          <table:table-cell office:value-type="float" office:value="18524" calcext:value-type="float">
            <text:p>18524</text:p>
          </table:table-cell>
          <table:table-cell/>
          <table:table-cell table:formula="of:=[.B1131]" office:value-type="float" office:value="16" calcext:value-type="float">
            <text:p>16</text:p>
          </table:table-cell>
          <table:table-cell table:formula="of:=LOG([.A1131]*[.$Q$1])" office:value-type="float" office:value="3.55385934603099" calcext:value-type="float">
            <text:p>3.55385934603099</text:p>
          </table:table-cell>
          <table:table-cell table:formula="of:=[.E1131]-AVERAGE([.E$3:.E$1200])" office:value-type="float" office:value="3.99081803005008" calcext:value-type="float">
            <text:p>3.99081803005008</text:p>
          </table:table-cell>
          <table:table-cell table:formula="of:=[.F1131]-AVERAGE([.F$3:.F$1200])" office:value-type="float" office:value="1.08798664986191" calcext:value-type="float">
            <text:p>1.08798664986191</text:p>
          </table:table-cell>
          <table:table-cell table:formula="of:=[.G1131]*[.G1131]" office:value-type="float" office:value="15.9266285489728" calcext:value-type="float">
            <text:p>15.9266285489728</text:p>
          </table:table-cell>
          <table:table-cell table:formula="of:=[.G1131]*[.H1131]" office:value-type="float" office:value="4.34195673872271" calcext:value-type="float">
            <text:p>4.34195673872271</text:p>
          </table:table-cell>
          <table:table-cell table:formula="of:=[.H1131]*[.H1131]" office:value-type="float" office:value="1.18371495027775" calcext:value-type="float">
            <text:p>1.18371495027775</text:p>
          </table:table-cell>
          <table:table-cell table:number-columns-repeated="6"/>
        </table:table-row>
        <table:table-row table:style-name="ro1">
          <table:table-cell office:value-type="float" office:value="69780916" calcext:value-type="float">
            <text:p>69780916</text:p>
          </table:table-cell>
          <table:table-cell office:value-type="float" office:value="17" calcext:value-type="float">
            <text:p>17</text:p>
          </table:table-cell>
          <table:table-cell office:value-type="float" office:value="18976" calcext:value-type="float">
            <text:p>18976</text:p>
          </table:table-cell>
          <table:table-cell/>
          <table:table-cell table:formula="of:=[.B1132]" office:value-type="float" office:value="17" calcext:value-type="float">
            <text:p>17</text:p>
          </table:table-cell>
          <table:table-cell table:formula="of:=LOG([.A1132]*[.$Q$1])" office:value-type="float" office:value="3.84373666604552" calcext:value-type="float">
            <text:p>3.84373666604552</text:p>
          </table:table-cell>
          <table:table-cell table:formula="of:=[.E1132]-AVERAGE([.E$3:.E$1200])" office:value-type="float" office:value="4.99081803005008" calcext:value-type="float">
            <text:p>4.99081803005008</text:p>
          </table:table-cell>
          <table:table-cell table:formula="of:=[.F1132]-AVERAGE([.F$3:.F$1200])" office:value-type="float" office:value="1.37786396987644" calcext:value-type="float">
            <text:p>1.37786396987644</text:p>
          </table:table-cell>
          <table:table-cell table:formula="of:=[.G1132]*[.G1132]" office:value-type="float" office:value="24.908264609073" calcext:value-type="float">
            <text:p>24.908264609073</text:p>
          </table:table-cell>
          <table:table-cell table:formula="of:=[.G1132]*[.H1132]" office:value-type="float" office:value="6.87666834381571" calcext:value-type="float">
            <text:p>6.87666834381571</text:p>
          </table:table-cell>
          <table:table-cell table:formula="of:=[.H1132]*[.H1132]" office:value-type="float" office:value="1.89850911948365" calcext:value-type="float">
            <text:p>1.89850911948365</text:p>
          </table:table-cell>
          <table:table-cell table:number-columns-repeated="6"/>
        </table:table-row>
        <table:table-row table:style-name="ro1">
          <table:table-cell office:value-type="float" office:value="231189141" calcext:value-type="float">
            <text:p>231189141</text:p>
          </table:table-cell>
          <table:table-cell office:value-type="float" office:value="21" calcext:value-type="float">
            <text:p>21</text:p>
          </table:table-cell>
          <table:table-cell office:value-type="float" office:value="19061" calcext:value-type="float">
            <text:p>19061</text:p>
          </table:table-cell>
          <table:table-cell/>
          <table:table-cell table:formula="of:=[.B1133]" office:value-type="float" office:value="21" calcext:value-type="float">
            <text:p>21</text:p>
          </table:table-cell>
          <table:table-cell table:formula="of:=LOG([.A1133]*[.$Q$1])" office:value-type="float" office:value="4.36396743132923" calcext:value-type="float">
            <text:p>4.36396743132923</text:p>
          </table:table-cell>
          <table:table-cell table:formula="of:=[.E1133]-AVERAGE([.E$3:.E$1200])" office:value-type="float" office:value="8.99081803005008" calcext:value-type="float">
            <text:p>8.99081803005008</text:p>
          </table:table-cell>
          <table:table-cell table:formula="of:=[.F1133]-AVERAGE([.F$3:.F$1200])" office:value-type="float" office:value="1.89809473516015" calcext:value-type="float">
            <text:p>1.89809473516015</text:p>
          </table:table-cell>
          <table:table-cell table:formula="of:=[.G1133]*[.G1133]" office:value-type="float" office:value="80.8348088494737" calcext:value-type="float">
            <text:p>80.8348088494737</text:p>
          </table:table-cell>
          <table:table-cell table:formula="of:=[.G1133]*[.H1133]" office:value-type="float" office:value="17.065424367621" calcext:value-type="float">
            <text:p>17.065424367621</text:p>
          </table:table-cell>
          <table:table-cell table:formula="of:=[.H1133]*[.H1133]" office:value-type="float" office:value="3.60276362364268" calcext:value-type="float">
            <text:p>3.60276362364268</text:p>
          </table:table-cell>
          <table:table-cell table:number-columns-repeated="6"/>
        </table:table-row>
        <table:table-row table:style-name="ro1">
          <table:table-cell office:value-type="float" office:value="39659235" calcext:value-type="float">
            <text:p>39659235</text:p>
          </table:table-cell>
          <table:table-cell office:value-type="float" office:value="17" calcext:value-type="float">
            <text:p>17</text:p>
          </table:table-cell>
          <table:table-cell office:value-type="float" office:value="19531" calcext:value-type="float">
            <text:p>19531</text:p>
          </table:table-cell>
          <table:table-cell/>
          <table:table-cell table:formula="of:=[.B1134]" office:value-type="float" office:value="17" calcext:value-type="float">
            <text:p>17</text:p>
          </table:table-cell>
          <table:table-cell table:formula="of:=LOG([.A1134]*[.$Q$1])" office:value-type="float" office:value="3.59834433270128" calcext:value-type="float">
            <text:p>3.59834433270128</text:p>
          </table:table-cell>
          <table:table-cell table:formula="of:=[.E1134]-AVERAGE([.E$3:.E$1200])" office:value-type="float" office:value="4.99081803005008" calcext:value-type="float">
            <text:p>4.99081803005008</text:p>
          </table:table-cell>
          <table:table-cell table:formula="of:=[.F1134]-AVERAGE([.F$3:.F$1200])" office:value-type="float" office:value="1.1324716365322" calcext:value-type="float">
            <text:p>1.1324716365322</text:p>
          </table:table-cell>
          <table:table-cell table:formula="of:=[.G1134]*[.G1134]" office:value-type="float" office:value="24.908264609073" calcext:value-type="float">
            <text:p>24.908264609073</text:p>
          </table:table-cell>
          <table:table-cell table:formula="of:=[.G1134]*[.H1134]" office:value-type="float" office:value="5.65195986212524" calcext:value-type="float">
            <text:p>5.65195986212524</text:p>
          </table:table-cell>
          <table:table-cell table:formula="of:=[.H1134]*[.H1134]" office:value-type="float" office:value="1.28249200754992" calcext:value-type="float">
            <text:p>1.28249200754992</text:p>
          </table:table-cell>
          <table:table-cell table:number-columns-repeated="6"/>
        </table:table-row>
        <table:table-row table:style-name="ro1">
          <table:table-cell office:value-type="float" office:value="236467289" calcext:value-type="float">
            <text:p>236467289</text:p>
          </table:table-cell>
          <table:table-cell office:value-type="float" office:value="18" calcext:value-type="float">
            <text:p>18</text:p>
          </table:table-cell>
          <table:table-cell office:value-type="float" office:value="19774" calcext:value-type="float">
            <text:p>19774</text:p>
          </table:table-cell>
          <table:table-cell/>
          <table:table-cell table:formula="of:=[.B1135]" office:value-type="float" office:value="18" calcext:value-type="float">
            <text:p>18</text:p>
          </table:table-cell>
          <table:table-cell table:formula="of:=LOG([.A1135]*[.$Q$1])" office:value-type="float" office:value="4.37377107239164" calcext:value-type="float">
            <text:p>4.37377107239164</text:p>
          </table:table-cell>
          <table:table-cell table:formula="of:=[.E1135]-AVERAGE([.E$3:.E$1200])" office:value-type="float" office:value="5.99081803005008" calcext:value-type="float">
            <text:p>5.99081803005008</text:p>
          </table:table-cell>
          <table:table-cell table:formula="of:=[.F1135]-AVERAGE([.F$3:.F$1200])" office:value-type="float" office:value="1.90789837622255" calcext:value-type="float">
            <text:p>1.90789837622255</text:p>
          </table:table-cell>
          <table:table-cell table:formula="of:=[.G1135]*[.G1135]" office:value-type="float" office:value="35.8899006691732" calcext:value-type="float">
            <text:p>35.8899006691732</text:p>
          </table:table-cell>
          <table:table-cell table:formula="of:=[.G1135]*[.H1135]" office:value-type="float" office:value="11.4298719917774" calcext:value-type="float">
            <text:p>11.4298719917774</text:p>
          </table:table-cell>
          <table:table-cell table:formula="of:=[.H1135]*[.H1135]" office:value-type="float" office:value="3.64007621399266" calcext:value-type="float">
            <text:p>3.64007621399266</text:p>
          </table:table-cell>
          <table:table-cell table:number-columns-repeated="6"/>
        </table:table-row>
        <table:table-row table:style-name="ro1">
          <table:table-cell office:value-type="float" office:value="275264206" calcext:value-type="float">
            <text:p>275264206</text:p>
          </table:table-cell>
          <table:table-cell office:value-type="float" office:value="17" calcext:value-type="float">
            <text:p>17</text:p>
          </table:table-cell>
          <table:table-cell office:value-type="float" office:value="19824" calcext:value-type="float">
            <text:p>19824</text:p>
          </table:table-cell>
          <table:table-cell/>
          <table:table-cell table:formula="of:=[.B1136]" office:value-type="float" office:value="17" calcext:value-type="float">
            <text:p>17</text:p>
          </table:table-cell>
          <table:table-cell table:formula="of:=LOG([.A1136]*[.$Q$1])" office:value-type="float" office:value="4.43974974155189" calcext:value-type="float">
            <text:p>4.43974974155189</text:p>
          </table:table-cell>
          <table:table-cell table:formula="of:=[.E1136]-AVERAGE([.E$3:.E$1200])" office:value-type="float" office:value="4.99081803005008" calcext:value-type="float">
            <text:p>4.99081803005008</text:p>
          </table:table-cell>
          <table:table-cell table:formula="of:=[.F1136]-AVERAGE([.F$3:.F$1200])" office:value-type="float" office:value="1.97387704538281" calcext:value-type="float">
            <text:p>1.97387704538281</text:p>
          </table:table-cell>
          <table:table-cell table:formula="of:=[.G1136]*[.G1136]" office:value-type="float" office:value="24.908264609073" calcext:value-type="float">
            <text:p>24.908264609073</text:p>
          </table:table-cell>
          <table:table-cell table:formula="of:=[.G1136]*[.H1136]" office:value-type="float" office:value="9.85126114719852" calcext:value-type="float">
            <text:p>9.85126114719852</text:p>
          </table:table-cell>
          <table:table-cell table:formula="of:=[.H1136]*[.H1136]" office:value-type="float" office:value="3.89619059028918" calcext:value-type="float">
            <text:p>3.89619059028918</text:p>
          </table:table-cell>
          <table:table-cell table:number-columns-repeated="6"/>
        </table:table-row>
        <table:table-row table:style-name="ro1">
          <table:table-cell office:value-type="float" office:value="167293343" calcext:value-type="float">
            <text:p>167293343</text:p>
          </table:table-cell>
          <table:table-cell office:value-type="float" office:value="18" calcext:value-type="float">
            <text:p>18</text:p>
          </table:table-cell>
          <table:table-cell office:value-type="float" office:value="19888" calcext:value-type="float">
            <text:p>19888</text:p>
          </table:table-cell>
          <table:table-cell/>
          <table:table-cell table:formula="of:=[.B1137]" office:value-type="float" office:value="18" calcext:value-type="float">
            <text:p>18</text:p>
          </table:table-cell>
          <table:table-cell table:formula="of:=LOG([.A1137]*[.$Q$1])" office:value-type="float" office:value="4.22347865969588" calcext:value-type="float">
            <text:p>4.22347865969588</text:p>
          </table:table-cell>
          <table:table-cell table:formula="of:=[.E1137]-AVERAGE([.E$3:.E$1200])" office:value-type="float" office:value="5.99081803005008" calcext:value-type="float">
            <text:p>5.99081803005008</text:p>
          </table:table-cell>
          <table:table-cell table:formula="of:=[.F1137]-AVERAGE([.F$3:.F$1200])" office:value-type="float" office:value="1.7576059635268" calcext:value-type="float">
            <text:p>1.7576059635268</text:p>
          </table:table-cell>
          <table:table-cell table:formula="of:=[.G1137]*[.G1137]" office:value-type="float" office:value="35.8899006691732" calcext:value-type="float">
            <text:p>35.8899006691732</text:p>
          </table:table-cell>
          <table:table-cell table:formula="of:=[.G1137]*[.H1137]" office:value-type="float" office:value="10.5294974960199" calcext:value-type="float">
            <text:p>10.5294974960199</text:p>
          </table:table-cell>
          <table:table-cell table:formula="of:=[.H1137]*[.H1137]" office:value-type="float" office:value="3.08917872302499" calcext:value-type="float">
            <text:p>3.08917872302499</text:p>
          </table:table-cell>
          <table:table-cell table:number-columns-repeated="6"/>
        </table:table-row>
        <table:table-row table:style-name="ro1">
          <table:table-cell office:value-type="float" office:value="437776248" calcext:value-type="float">
            <text:p>437776248</text:p>
          </table:table-cell>
          <table:table-cell office:value-type="float" office:value="19" calcext:value-type="float">
            <text:p>19</text:p>
          </table:table-cell>
          <table:table-cell office:value-type="float" office:value="19986" calcext:value-type="float">
            <text:p>19986</text:p>
          </table:table-cell>
          <table:table-cell/>
          <table:table-cell table:formula="of:=[.B1138]" office:value-type="float" office:value="19" calcext:value-type="float">
            <text:p>19</text:p>
          </table:table-cell>
          <table:table-cell table:formula="of:=LOG([.A1138]*[.$Q$1])" office:value-type="float" office:value="4.6412521947779" calcext:value-type="float">
            <text:p>4.6412521947779</text:p>
          </table:table-cell>
          <table:table-cell table:formula="of:=[.E1138]-AVERAGE([.E$3:.E$1200])" office:value-type="float" office:value="6.99081803005008" calcext:value-type="float">
            <text:p>6.99081803005008</text:p>
          </table:table-cell>
          <table:table-cell table:formula="of:=[.F1138]-AVERAGE([.F$3:.F$1200])" office:value-type="float" office:value="2.17537949860882" calcext:value-type="float">
            <text:p>2.17537949860882</text:p>
          </table:table-cell>
          <table:table-cell table:formula="of:=[.G1138]*[.G1138]" office:value-type="float" office:value="48.8715367292733" calcext:value-type="float">
            <text:p>48.8715367292733</text:p>
          </table:table-cell>
          <table:table-cell table:formula="of:=[.G1138]*[.H1138]" office:value-type="float" office:value="15.2076822210759" calcext:value-type="float">
            <text:p>15.2076822210759</text:p>
          </table:table-cell>
          <table:table-cell table:formula="of:=[.H1138]*[.H1138]" office:value-type="float" office:value="4.73227596296758" calcext:value-type="float">
            <text:p>4.73227596296758</text:p>
          </table:table-cell>
          <table:table-cell table:number-columns-repeated="6"/>
        </table:table-row>
        <table:table-row table:style-name="ro1">
          <table:table-cell office:value-type="float" office:value="81026287" calcext:value-type="float">
            <text:p>81026287</text:p>
          </table:table-cell>
          <table:table-cell office:value-type="float" office:value="17" calcext:value-type="float">
            <text:p>17</text:p>
          </table:table-cell>
          <table:table-cell office:value-type="float" office:value="20050" calcext:value-type="float">
            <text:p>20050</text:p>
          </table:table-cell>
          <table:table-cell/>
          <table:table-cell table:formula="of:=[.B1139]" office:value-type="float" office:value="17" calcext:value-type="float">
            <text:p>17</text:p>
          </table:table-cell>
          <table:table-cell table:formula="of:=LOG([.A1139]*[.$Q$1])" office:value-type="float" office:value="3.90862593797712" calcext:value-type="float">
            <text:p>3.90862593797712</text:p>
          </table:table-cell>
          <table:table-cell table:formula="of:=[.E1139]-AVERAGE([.E$3:.E$1200])" office:value-type="float" office:value="4.99081803005008" calcext:value-type="float">
            <text:p>4.99081803005008</text:p>
          </table:table-cell>
          <table:table-cell table:formula="of:=[.F1139]-AVERAGE([.F$3:.F$1200])" office:value-type="float" office:value="1.44275324180804" calcext:value-type="float">
            <text:p>1.44275324180804</text:p>
          </table:table-cell>
          <table:table-cell table:formula="of:=[.G1139]*[.G1139]" office:value-type="float" office:value="24.908264609073" calcext:value-type="float">
            <text:p>24.908264609073</text:p>
          </table:table-cell>
          <table:table-cell table:formula="of:=[.G1139]*[.H1139]" office:value-type="float" office:value="7.20051889212875" calcext:value-type="float">
            <text:p>7.20051889212875</text:p>
          </table:table-cell>
          <table:table-cell table:formula="of:=[.H1139]*[.H1139]" office:value-type="float" office:value="2.08153691674759" calcext:value-type="float">
            <text:p>2.08153691674759</text:p>
          </table:table-cell>
          <table:table-cell table:number-columns-repeated="6"/>
        </table:table-row>
        <table:table-row table:style-name="ro1">
          <table:table-cell office:value-type="float" office:value="226343641" calcext:value-type="float">
            <text:p>226343641</text:p>
          </table:table-cell>
          <table:table-cell office:value-type="float" office:value="21" calcext:value-type="float">
            <text:p>21</text:p>
          </table:table-cell>
          <table:table-cell office:value-type="float" office:value="20596" calcext:value-type="float">
            <text:p>20596</text:p>
          </table:table-cell>
          <table:table-cell/>
          <table:table-cell table:formula="of:=[.B1140]" office:value-type="float" office:value="21" calcext:value-type="float">
            <text:p>21</text:p>
          </table:table-cell>
          <table:table-cell table:formula="of:=LOG([.A1140]*[.$Q$1])" office:value-type="float" office:value="4.35476829773826" calcext:value-type="float">
            <text:p>4.35476829773826</text:p>
          </table:table-cell>
          <table:table-cell table:formula="of:=[.E1140]-AVERAGE([.E$3:.E$1200])" office:value-type="float" office:value="8.99081803005008" calcext:value-type="float">
            <text:p>8.99081803005008</text:p>
          </table:table-cell>
          <table:table-cell table:formula="of:=[.F1140]-AVERAGE([.F$3:.F$1200])" office:value-type="float" office:value="1.88889560156917" calcext:value-type="float">
            <text:p>1.88889560156917</text:p>
          </table:table-cell>
          <table:table-cell table:formula="of:=[.G1140]*[.G1140]" office:value-type="float" office:value="80.8348088494737" calcext:value-type="float">
            <text:p>80.8348088494737</text:p>
          </table:table-cell>
          <table:table-cell table:formula="of:=[.G1140]*[.H1140]" office:value-type="float" office:value="16.9827166314704" calcext:value-type="float">
            <text:p>16.9827166314704</text:p>
          </table:table-cell>
          <table:table-cell table:formula="of:=[.H1140]*[.H1140]" office:value-type="float" office:value="3.56792659362737" calcext:value-type="float">
            <text:p>3.56792659362737</text:p>
          </table:table-cell>
          <table:table-cell table:number-columns-repeated="6"/>
        </table:table-row>
        <table:table-row table:style-name="ro1">
          <table:table-cell office:value-type="float" office:value="79371987" calcext:value-type="float">
            <text:p>79371987</text:p>
          </table:table-cell>
          <table:table-cell office:value-type="float" office:value="17" calcext:value-type="float">
            <text:p>17</text:p>
          </table:table-cell>
          <table:table-cell office:value-type="float" office:value="21525" calcext:value-type="float">
            <text:p>21525</text:p>
          </table:table-cell>
          <table:table-cell/>
          <table:table-cell table:formula="of:=[.B1141]" office:value-type="float" office:value="17" calcext:value-type="float">
            <text:p>17</text:p>
          </table:table-cell>
          <table:table-cell table:formula="of:=LOG([.A1141]*[.$Q$1])" office:value-type="float" office:value="3.89966725257896" calcext:value-type="float">
            <text:p>3.89966725257896</text:p>
          </table:table-cell>
          <table:table-cell table:formula="of:=[.E1141]-AVERAGE([.E$3:.E$1200])" office:value-type="float" office:value="4.99081803005008" calcext:value-type="float">
            <text:p>4.99081803005008</text:p>
          </table:table-cell>
          <table:table-cell table:formula="of:=[.F1141]-AVERAGE([.F$3:.F$1200])" office:value-type="float" office:value="1.43379455640988" calcext:value-type="float">
            <text:p>1.43379455640988</text:p>
          </table:table-cell>
          <table:table-cell table:formula="of:=[.G1141]*[.G1141]" office:value-type="float" office:value="24.908264609073" calcext:value-type="float">
            <text:p>24.908264609073</text:p>
          </table:table-cell>
          <table:table-cell table:formula="of:=[.G1141]*[.H1141]" office:value-type="float" office:value="7.1558077235181" calcext:value-type="float">
            <text:p>7.1558077235181</text:p>
          </table:table-cell>
          <table:table-cell table:formula="of:=[.H1141]*[.H1141]" office:value-type="float" office:value="2.05576682999061" calcext:value-type="float">
            <text:p>2.05576682999061</text:p>
          </table:table-cell>
          <table:table-cell table:number-columns-repeated="6"/>
        </table:table-row>
        <table:table-row table:style-name="ro1">
          <table:table-cell office:value-type="float" office:value="64110156" calcext:value-type="float">
            <text:p>64110156</text:p>
          </table:table-cell>
          <table:table-cell office:value-type="float" office:value="16" calcext:value-type="float">
            <text:p>16</text:p>
          </table:table-cell>
          <table:table-cell office:value-type="float" office:value="21625" calcext:value-type="float">
            <text:p>21625</text:p>
          </table:table-cell>
          <table:table-cell/>
          <table:table-cell table:formula="of:=[.B1142]" office:value-type="float" office:value="16" calcext:value-type="float">
            <text:p>16</text:p>
          </table:table-cell>
          <table:table-cell table:formula="of:=LOG([.A1142]*[.$Q$1])" office:value-type="float" office:value="3.80692683365891" calcext:value-type="float">
            <text:p>3.80692683365891</text:p>
          </table:table-cell>
          <table:table-cell table:formula="of:=[.E1142]-AVERAGE([.E$3:.E$1200])" office:value-type="float" office:value="3.99081803005008" calcext:value-type="float">
            <text:p>3.99081803005008</text:p>
          </table:table-cell>
          <table:table-cell table:formula="of:=[.F1142]-AVERAGE([.F$3:.F$1200])" office:value-type="float" office:value="1.34105413748983" calcext:value-type="float">
            <text:p>1.34105413748983</text:p>
          </table:table-cell>
          <table:table-cell table:formula="of:=[.G1142]*[.G1142]" office:value-type="float" office:value="15.9266285489728" calcext:value-type="float">
            <text:p>15.9266285489728</text:p>
          </table:table-cell>
          <table:table-cell table:formula="of:=[.G1142]*[.H1142]" office:value-type="float" office:value="5.35190303116768" calcext:value-type="float">
            <text:p>5.35190303116768</text:p>
          </table:table-cell>
          <table:table-cell table:formula="of:=[.H1142]*[.H1142]" office:value-type="float" office:value="1.79842619967859" calcext:value-type="float">
            <text:p>1.79842619967859</text:p>
          </table:table-cell>
          <table:table-cell table:number-columns-repeated="6"/>
        </table:table-row>
        <table:table-row table:style-name="ro1">
          <table:table-cell office:value-type="float" office:value="222546112" calcext:value-type="float">
            <text:p>222546112</text:p>
          </table:table-cell>
          <table:table-cell office:value-type="float" office:value="19" calcext:value-type="float">
            <text:p>19</text:p>
          </table:table-cell>
          <table:table-cell office:value-type="float" office:value="22490" calcext:value-type="float">
            <text:p>22490</text:p>
          </table:table-cell>
          <table:table-cell/>
          <table:table-cell table:formula="of:=[.B1143]" office:value-type="float" office:value="19" calcext:value-type="float">
            <text:p>19</text:p>
          </table:table-cell>
          <table:table-cell table:formula="of:=LOG([.A1143]*[.$Q$1])" office:value-type="float" office:value="4.34742001132717" calcext:value-type="float">
            <text:p>4.34742001132717</text:p>
          </table:table-cell>
          <table:table-cell table:formula="of:=[.E1143]-AVERAGE([.E$3:.E$1200])" office:value-type="float" office:value="6.99081803005008" calcext:value-type="float">
            <text:p>6.99081803005008</text:p>
          </table:table-cell>
          <table:table-cell table:formula="of:=[.F1143]-AVERAGE([.F$3:.F$1200])" office:value-type="float" office:value="1.88154731515809" calcext:value-type="float">
            <text:p>1.88154731515809</text:p>
          </table:table-cell>
          <table:table-cell table:formula="of:=[.G1143]*[.G1143]" office:value-type="float" office:value="48.8715367292733" calcext:value-type="float">
            <text:p>48.8715367292733</text:p>
          </table:table-cell>
          <table:table-cell table:formula="of:=[.G1143]*[.H1143]" office:value-type="float" office:value="13.1535548951995" calcext:value-type="float">
            <text:p>13.1535548951995</text:p>
          </table:table-cell>
          <table:table-cell table:formula="of:=[.H1143]*[.H1143]" office:value-type="float" office:value="3.5402202991786" calcext:value-type="float">
            <text:p>3.5402202991786</text:p>
          </table:table-cell>
          <table:table-cell table:number-columns-repeated="6"/>
        </table:table-row>
        <table:table-row table:style-name="ro1">
          <table:table-cell office:value-type="float" office:value="115023692" calcext:value-type="float">
            <text:p>115023692</text:p>
          </table:table-cell>
          <table:table-cell office:value-type="float" office:value="18" calcext:value-type="float">
            <text:p>18</text:p>
          </table:table-cell>
          <table:table-cell office:value-type="float" office:value="22809" calcext:value-type="float">
            <text:p>22809</text:p>
          </table:table-cell>
          <table:table-cell/>
          <table:table-cell table:formula="of:=[.B1144]" office:value-type="float" office:value="18" calcext:value-type="float">
            <text:p>18</text:p>
          </table:table-cell>
          <table:table-cell table:formula="of:=LOG([.A1144]*[.$Q$1])" office:value-type="float" office:value="4.06078730335468" calcext:value-type="float">
            <text:p>4.06078730335468</text:p>
          </table:table-cell>
          <table:table-cell table:formula="of:=[.E1144]-AVERAGE([.E$3:.E$1200])" office:value-type="float" office:value="5.99081803005008" calcext:value-type="float">
            <text:p>5.99081803005008</text:p>
          </table:table-cell>
          <table:table-cell table:formula="of:=[.F1144]-AVERAGE([.F$3:.F$1200])" office:value-type="float" office:value="1.5949146071856" calcext:value-type="float">
            <text:p>1.5949146071856</text:p>
          </table:table-cell>
          <table:table-cell table:formula="of:=[.G1144]*[.G1144]" office:value-type="float" office:value="35.8899006691732" calcext:value-type="float">
            <text:p>35.8899006691732</text:p>
          </table:table-cell>
          <table:table-cell table:formula="of:=[.G1144]*[.H1144]" office:value-type="float" office:value="9.55484318511774" calcext:value-type="float">
            <text:p>9.55484318511774</text:p>
          </table:table-cell>
          <table:table-cell table:formula="of:=[.H1144]*[.H1144]" office:value-type="float" office:value="2.543752604214" calcext:value-type="float">
            <text:p>2.543752604214</text:p>
          </table:table-cell>
          <table:table-cell table:number-columns-repeated="6"/>
        </table:table-row>
        <table:table-row table:style-name="ro1">
          <table:table-cell office:value-type="float" office:value="136901725" calcext:value-type="float">
            <text:p>136901725</text:p>
          </table:table-cell>
          <table:table-cell office:value-type="float" office:value="20" calcext:value-type="float">
            <text:p>20</text:p>
          </table:table-cell>
          <table:table-cell office:value-type="float" office:value="22909" calcext:value-type="float">
            <text:p>22909</text:p>
          </table:table-cell>
          <table:table-cell/>
          <table:table-cell table:formula="of:=[.B1145]" office:value-type="float" office:value="20" calcext:value-type="float">
            <text:p>20</text:p>
          </table:table-cell>
          <table:table-cell table:formula="of:=LOG([.A1145]*[.$Q$1])" office:value-type="float" office:value="4.13640892040033" calcext:value-type="float">
            <text:p>4.13640892040033</text:p>
          </table:table-cell>
          <table:table-cell table:formula="of:=[.E1145]-AVERAGE([.E$3:.E$1200])" office:value-type="float" office:value="7.99081803005008" calcext:value-type="float">
            <text:p>7.99081803005008</text:p>
          </table:table-cell>
          <table:table-cell table:formula="of:=[.F1145]-AVERAGE([.F$3:.F$1200])" office:value-type="float" office:value="1.67053622423125" calcext:value-type="float">
            <text:p>1.67053622423125</text:p>
          </table:table-cell>
          <table:table-cell table:formula="of:=[.G1145]*[.G1145]" office:value-type="float" office:value="63.8531727893735" calcext:value-type="float">
            <text:p>63.8531727893735</text:p>
          </table:table-cell>
          <table:table-cell table:formula="of:=[.G1145]*[.H1145]" office:value-type="float" office:value="13.3489509804388" calcext:value-type="float">
            <text:p>13.3489509804388</text:p>
          </table:table-cell>
          <table:table-cell table:formula="of:=[.H1145]*[.H1145]" office:value-type="float" office:value="2.79069127646879" calcext:value-type="float">
            <text:p>2.79069127646879</text:p>
          </table:table-cell>
          <table:table-cell table:number-columns-repeated="6"/>
        </table:table-row>
        <table:table-row table:style-name="ro1">
          <table:table-cell office:value-type="float" office:value="57209009" calcext:value-type="float">
            <text:p>57209009</text:p>
          </table:table-cell>
          <table:table-cell office:value-type="float" office:value="16" calcext:value-type="float">
            <text:p>16</text:p>
          </table:table-cell>
          <table:table-cell office:value-type="float" office:value="23731" calcext:value-type="float">
            <text:p>23731</text:p>
          </table:table-cell>
          <table:table-cell/>
          <table:table-cell table:formula="of:=[.B1146]" office:value-type="float" office:value="16" calcext:value-type="float">
            <text:p>16</text:p>
          </table:table-cell>
          <table:table-cell table:formula="of:=LOG([.A1146]*[.$Q$1])" office:value-type="float" office:value="3.75746442478788" calcext:value-type="float">
            <text:p>3.75746442478788</text:p>
          </table:table-cell>
          <table:table-cell table:formula="of:=[.E1146]-AVERAGE([.E$3:.E$1200])" office:value-type="float" office:value="3.99081803005008" calcext:value-type="float">
            <text:p>3.99081803005008</text:p>
          </table:table-cell>
          <table:table-cell table:formula="of:=[.F1146]-AVERAGE([.F$3:.F$1200])" office:value-type="float" office:value="1.2915917286188" calcext:value-type="float">
            <text:p>1.2915917286188</text:p>
          </table:table-cell>
          <table:table-cell table:formula="of:=[.G1146]*[.G1146]" office:value-type="float" office:value="15.9266285489728" calcext:value-type="float">
            <text:p>15.9266285489728</text:p>
          </table:table-cell>
          <table:table-cell table:formula="of:=[.G1146]*[.H1146]" office:value-type="float" office:value="5.15450755803546" calcext:value-type="float">
            <text:p>5.15450755803546</text:p>
          </table:table-cell>
          <table:table-cell table:formula="of:=[.H1146]*[.H1146]" office:value-type="float" office:value="1.6682091934365" calcext:value-type="float">
            <text:p>1.6682091934365</text:p>
          </table:table-cell>
          <table:table-cell table:number-columns-repeated="6"/>
        </table:table-row>
        <table:table-row table:style-name="ro1">
          <table:table-cell office:value-type="float" office:value="45172563" calcext:value-type="float">
            <text:p>45172563</text:p>
          </table:table-cell>
          <table:table-cell office:value-type="float" office:value="18" calcext:value-type="float">
            <text:p>18</text:p>
          </table:table-cell>
          <table:table-cell office:value-type="float" office:value="24493" calcext:value-type="float">
            <text:p>24493</text:p>
          </table:table-cell>
          <table:table-cell/>
          <table:table-cell table:formula="of:=[.B1147]" office:value-type="float" office:value="18" calcext:value-type="float">
            <text:p>18</text:p>
          </table:table-cell>
          <table:table-cell table:formula="of:=LOG([.A1147]*[.$Q$1])" office:value-type="float" office:value="3.65487473225232" calcext:value-type="float">
            <text:p>3.65487473225232</text:p>
          </table:table-cell>
          <table:table-cell table:formula="of:=[.E1147]-AVERAGE([.E$3:.E$1200])" office:value-type="float" office:value="5.99081803005008" calcext:value-type="float">
            <text:p>5.99081803005008</text:p>
          </table:table-cell>
          <table:table-cell table:formula="of:=[.F1147]-AVERAGE([.F$3:.F$1200])" office:value-type="float" office:value="1.18900203608324" calcext:value-type="float">
            <text:p>1.18900203608324</text:p>
          </table:table-cell>
          <table:table-cell table:formula="of:=[.G1147]*[.G1147]" office:value-type="float" office:value="35.8899006691732" calcext:value-type="float">
            <text:p>35.8899006691732</text:p>
          </table:table-cell>
          <table:table-cell table:formula="of:=[.G1147]*[.H1147]" office:value-type="float" office:value="7.12309483553372" calcext:value-type="float">
            <text:p>7.12309483553372</text:p>
          </table:table-cell>
          <table:table-cell table:formula="of:=[.H1147]*[.H1147]" office:value-type="float" office:value="1.41372584181009" calcext:value-type="float">
            <text:p>1.41372584181009</text:p>
          </table:table-cell>
          <table:table-cell table:number-columns-repeated="6"/>
        </table:table-row>
        <table:table-row table:style-name="ro1">
          <table:table-cell office:value-type="float" office:value="224745383" calcext:value-type="float">
            <text:p>224745383</text:p>
          </table:table-cell>
          <table:table-cell office:value-type="float" office:value="18" calcext:value-type="float">
            <text:p>18</text:p>
          </table:table-cell>
          <table:table-cell office:value-type="float" office:value="24819" calcext:value-type="float">
            <text:p>24819</text:p>
          </table:table-cell>
          <table:table-cell/>
          <table:table-cell table:formula="of:=[.B1148]" office:value-type="float" office:value="18" calcext:value-type="float">
            <text:p>18</text:p>
          </table:table-cell>
          <table:table-cell table:formula="of:=LOG([.A1148]*[.$Q$1])" office:value-type="float" office:value="4.35169077867793" calcext:value-type="float">
            <text:p>4.35169077867793</text:p>
          </table:table-cell>
          <table:table-cell table:formula="of:=[.E1148]-AVERAGE([.E$3:.E$1200])" office:value-type="float" office:value="5.99081803005008" calcext:value-type="float">
            <text:p>5.99081803005008</text:p>
          </table:table-cell>
          <table:table-cell table:formula="of:=[.F1148]-AVERAGE([.F$3:.F$1200])" office:value-type="float" office:value="1.88581808250885" calcext:value-type="float">
            <text:p>1.88581808250885</text:p>
          </table:table-cell>
          <table:table-cell table:formula="of:=[.G1148]*[.G1148]" office:value-type="float" office:value="35.8899006691732" calcext:value-type="float">
            <text:p>35.8899006691732</text:p>
          </table:table-cell>
          <table:table-cell table:formula="of:=[.G1148]*[.H1148]" office:value-type="float" office:value="11.2975929700885" calcext:value-type="float">
            <text:p>11.2975929700885</text:p>
          </table:table-cell>
          <table:table-cell table:formula="of:=[.H1148]*[.H1148]" office:value-type="float" office:value="3.55630984031735" calcext:value-type="float">
            <text:p>3.55630984031735</text:p>
          </table:table-cell>
          <table:table-cell table:number-columns-repeated="6"/>
        </table:table-row>
        <table:table-row table:style-name="ro1">
          <table:table-cell office:value-type="float" office:value="42813126" calcext:value-type="float">
            <text:p>42813126</text:p>
          </table:table-cell>
          <table:table-cell office:value-type="float" office:value="16" calcext:value-type="float">
            <text:p>16</text:p>
          </table:table-cell>
          <table:table-cell office:value-type="float" office:value="25187" calcext:value-type="float">
            <text:p>25187</text:p>
          </table:table-cell>
          <table:table-cell/>
          <table:table-cell table:formula="of:=[.B1149]" office:value-type="float" office:value="16" calcext:value-type="float">
            <text:p>16</text:p>
          </table:table-cell>
          <table:table-cell table:formula="of:=LOG([.A1149]*[.$Q$1])" office:value-type="float" office:value="3.63157693899961" calcext:value-type="float">
            <text:p>3.63157693899961</text:p>
          </table:table-cell>
          <table:table-cell table:formula="of:=[.E1149]-AVERAGE([.E$3:.E$1200])" office:value-type="float" office:value="3.99081803005008" calcext:value-type="float">
            <text:p>3.99081803005008</text:p>
          </table:table-cell>
          <table:table-cell table:formula="of:=[.F1149]-AVERAGE([.F$3:.F$1200])" office:value-type="float" office:value="1.16570424283053" calcext:value-type="float">
            <text:p>1.16570424283053</text:p>
          </table:table-cell>
          <table:table-cell table:formula="of:=[.G1149]*[.G1149]" office:value-type="float" office:value="15.9266285489728" calcext:value-type="float">
            <text:p>15.9266285489728</text:p>
          </table:table-cell>
          <table:table-cell table:formula="of:=[.G1149]*[.H1149]" office:value-type="float" office:value="4.65211350999395" calcext:value-type="float">
            <text:p>4.65211350999395</text:p>
          </table:table-cell>
          <table:table-cell table:formula="of:=[.H1149]*[.H1149]" office:value-type="float" office:value="1.35886638175309" calcext:value-type="float">
            <text:p>1.35886638175309</text:p>
          </table:table-cell>
          <table:table-cell table:number-columns-repeated="6"/>
        </table:table-row>
        <table:table-row table:style-name="ro1">
          <table:table-cell office:value-type="float" office:value="41322218" calcext:value-type="float">
            <text:p>41322218</text:p>
          </table:table-cell>
          <table:table-cell office:value-type="float" office:value="18" calcext:value-type="float">
            <text:p>18</text:p>
          </table:table-cell>
          <table:table-cell office:value-type="float" office:value="26109" calcext:value-type="float">
            <text:p>26109</text:p>
          </table:table-cell>
          <table:table-cell/>
          <table:table-cell table:formula="of:=[.B1150]" office:value-type="float" office:value="18" calcext:value-type="float">
            <text:p>18</text:p>
          </table:table-cell>
          <table:table-cell table:formula="of:=LOG([.A1150]*[.$Q$1])" office:value-type="float" office:value="3.6161836245443" calcext:value-type="float">
            <text:p>3.6161836245443</text:p>
          </table:table-cell>
          <table:table-cell table:formula="of:=[.E1150]-AVERAGE([.E$3:.E$1200])" office:value-type="float" office:value="5.99081803005008" calcext:value-type="float">
            <text:p>5.99081803005008</text:p>
          </table:table-cell>
          <table:table-cell table:formula="of:=[.F1150]-AVERAGE([.F$3:.F$1200])" office:value-type="float" office:value="1.15031092837522" calcext:value-type="float">
            <text:p>1.15031092837522</text:p>
          </table:table-cell>
          <table:table-cell table:formula="of:=[.G1150]*[.G1150]" office:value-type="float" office:value="35.8899006691732" calcext:value-type="float">
            <text:p>35.8899006691732</text:p>
          </table:table-cell>
          <table:table-cell table:formula="of:=[.G1150]*[.H1150]" office:value-type="float" office:value="6.89130344987392" calcext:value-type="float">
            <text:p>6.89130344987392</text:p>
          </table:table-cell>
          <table:table-cell table:formula="of:=[.H1150]*[.H1150]" office:value-type="float" office:value="1.32321523193946" calcext:value-type="float">
            <text:p>1.32321523193946</text:p>
          </table:table-cell>
          <table:table-cell table:number-columns-repeated="6"/>
        </table:table-row>
        <table:table-row table:style-name="ro1">
          <table:table-cell office:value-type="float" office:value="782186242" calcext:value-type="float">
            <text:p>782186242</text:p>
          </table:table-cell>
          <table:table-cell office:value-type="float" office:value="18" calcext:value-type="float">
            <text:p>18</text:p>
          </table:table-cell>
          <table:table-cell office:value-type="float" office:value="27128" calcext:value-type="float">
            <text:p>27128</text:p>
          </table:table-cell>
          <table:table-cell/>
          <table:table-cell table:formula="of:=[.B1151]" office:value-type="float" office:value="18" calcext:value-type="float">
            <text:p>18</text:p>
          </table:table-cell>
          <table:table-cell table:formula="of:=LOG([.A1151]*[.$Q$1])" office:value-type="float" office:value="4.89331017280759" calcext:value-type="float">
            <text:p>4.89331017280759</text:p>
          </table:table-cell>
          <table:table-cell table:formula="of:=[.E1151]-AVERAGE([.E$3:.E$1200])" office:value-type="float" office:value="5.99081803005008" calcext:value-type="float">
            <text:p>5.99081803005008</text:p>
          </table:table-cell>
          <table:table-cell table:formula="of:=[.F1151]-AVERAGE([.F$3:.F$1200])" office:value-type="float" office:value="2.4274374766385" calcext:value-type="float">
            <text:p>2.4274374766385</text:p>
          </table:table-cell>
          <table:table-cell table:formula="of:=[.G1151]*[.G1151]" office:value-type="float" office:value="35.8899006691732" calcext:value-type="float">
            <text:p>35.8899006691732</text:p>
          </table:table-cell>
          <table:table-cell table:formula="of:=[.G1151]*[.H1151]" office:value-type="float" office:value="14.5423362018652" calcext:value-type="float">
            <text:p>14.5423362018652</text:p>
          </table:table-cell>
          <table:table-cell table:formula="of:=[.H1151]*[.H1151]" office:value-type="float" office:value="5.89245270298911" calcext:value-type="float">
            <text:p>5.89245270298911</text:p>
          </table:table-cell>
          <table:table-cell table:number-columns-repeated="6"/>
        </table:table-row>
        <table:table-row table:style-name="ro1">
          <table:table-cell office:value-type="float" office:value="155189612" calcext:value-type="float">
            <text:p>155189612</text:p>
          </table:table-cell>
          <table:table-cell office:value-type="float" office:value="18" calcext:value-type="float">
            <text:p>18</text:p>
          </table:table-cell>
          <table:table-cell office:value-type="float" office:value="28064" calcext:value-type="float">
            <text:p>28064</text:p>
          </table:table-cell>
          <table:table-cell/>
          <table:table-cell table:formula="of:=[.B1152]" office:value-type="float" office:value="18" calcext:value-type="float">
            <text:p>18</text:p>
          </table:table-cell>
          <table:table-cell table:formula="of:=LOG([.A1152]*[.$Q$1])" office:value-type="float" office:value="4.19086264732122" calcext:value-type="float">
            <text:p>4.19086264732122</text:p>
          </table:table-cell>
          <table:table-cell table:formula="of:=[.E1152]-AVERAGE([.E$3:.E$1200])" office:value-type="float" office:value="5.99081803005008" calcext:value-type="float">
            <text:p>5.99081803005008</text:p>
          </table:table-cell>
          <table:table-cell table:formula="of:=[.F1152]-AVERAGE([.F$3:.F$1200])" office:value-type="float" office:value="1.72498995115214" calcext:value-type="float">
            <text:p>1.72498995115214</text:p>
          </table:table-cell>
          <table:table-cell table:formula="of:=[.G1152]*[.G1152]" office:value-type="float" office:value="35.8899006691732" calcext:value-type="float">
            <text:p>35.8899006691732</text:p>
          </table:table-cell>
          <table:table-cell table:formula="of:=[.G1152]*[.H1152]" office:value-type="float" office:value="10.3341009010175" calcext:value-type="float">
            <text:p>10.3341009010175</text:p>
          </table:table-cell>
          <table:table-cell table:formula="of:=[.H1152]*[.H1152]" office:value-type="float" office:value="2.97559033157586" calcext:value-type="float">
            <text:p>2.97559033157586</text:p>
          </table:table-cell>
          <table:table-cell table:number-columns-repeated="6"/>
        </table:table-row>
        <table:table-row table:style-name="ro1">
          <table:table-cell office:value-type="float" office:value="129416912" calcext:value-type="float">
            <text:p>129416912</text:p>
          </table:table-cell>
          <table:table-cell office:value-type="float" office:value="19" calcext:value-type="float">
            <text:p>19</text:p>
          </table:table-cell>
          <table:table-cell office:value-type="float" office:value="28434" calcext:value-type="float">
            <text:p>28434</text:p>
          </table:table-cell>
          <table:table-cell/>
          <table:table-cell table:formula="of:=[.B1153]" office:value-type="float" office:value="19" calcext:value-type="float">
            <text:p>19</text:p>
          </table:table-cell>
          <table:table-cell table:formula="of:=LOG([.A1153]*[.$Q$1])" office:value-type="float" office:value="4.11199103296602" calcext:value-type="float">
            <text:p>4.11199103296602</text:p>
          </table:table-cell>
          <table:table-cell table:formula="of:=[.E1153]-AVERAGE([.E$3:.E$1200])" office:value-type="float" office:value="6.99081803005008" calcext:value-type="float">
            <text:p>6.99081803005008</text:p>
          </table:table-cell>
          <table:table-cell table:formula="of:=[.F1153]-AVERAGE([.F$3:.F$1200])" office:value-type="float" office:value="1.64611833679694" calcext:value-type="float">
            <text:p>1.64611833679694</text:p>
          </table:table-cell>
          <table:table-cell table:formula="of:=[.G1153]*[.G1153]" office:value-type="float" office:value="48.8715367292733" calcext:value-type="float">
            <text:p>48.8715367292733</text:p>
          </table:table-cell>
          <table:table-cell table:formula="of:=[.G1153]*[.H1153]" office:value-type="float" office:value="11.5077137484761" calcext:value-type="float">
            <text:p>11.5077137484761</text:p>
          </table:table-cell>
          <table:table-cell table:formula="of:=[.H1153]*[.H1153]" office:value-type="float" office:value="2.70970557873913" calcext:value-type="float">
            <text:p>2.70970557873913</text:p>
          </table:table-cell>
          <table:table-cell table:number-columns-repeated="6"/>
        </table:table-row>
        <table:table-row table:style-name="ro1">
          <table:table-cell office:value-type="float" office:value="199529300" calcext:value-type="float">
            <text:p>199529300</text:p>
          </table:table-cell>
          <table:table-cell office:value-type="float" office:value="19" calcext:value-type="float">
            <text:p>19</text:p>
          </table:table-cell>
          <table:table-cell office:value-type="float" office:value="28764" calcext:value-type="float">
            <text:p>28764</text:p>
          </table:table-cell>
          <table:table-cell/>
          <table:table-cell table:formula="of:=[.B1154]" office:value-type="float" office:value="19" calcext:value-type="float">
            <text:p>19</text:p>
          </table:table-cell>
          <table:table-cell table:formula="of:=LOG([.A1154]*[.$Q$1])" office:value-type="float" office:value="4.30000667893997" calcext:value-type="float">
            <text:p>4.30000667893997</text:p>
          </table:table-cell>
          <table:table-cell table:formula="of:=[.E1154]-AVERAGE([.E$3:.E$1200])" office:value-type="float" office:value="6.99081803005008" calcext:value-type="float">
            <text:p>6.99081803005008</text:p>
          </table:table-cell>
          <table:table-cell table:formula="of:=[.F1154]-AVERAGE([.F$3:.F$1200])" office:value-type="float" office:value="1.83413398277089" calcext:value-type="float">
            <text:p>1.83413398277089</text:p>
          </table:table-cell>
          <table:table-cell table:formula="of:=[.G1154]*[.G1154]" office:value-type="float" office:value="48.8715367292733" calcext:value-type="float">
            <text:p>48.8715367292733</text:p>
          </table:table-cell>
          <table:table-cell table:formula="of:=[.G1154]*[.H1154]" office:value-type="float" office:value="12.8220969162823" calcext:value-type="float">
            <text:p>12.8220969162823</text:p>
          </table:table-cell>
          <table:table-cell table:formula="of:=[.H1154]*[.H1154]" office:value-type="float" office:value="3.36404746675499" calcext:value-type="float">
            <text:p>3.36404746675499</text:p>
          </table:table-cell>
          <table:table-cell table:number-columns-repeated="6"/>
        </table:table-row>
        <table:table-row table:style-name="ro1">
          <table:table-cell office:value-type="float" office:value="116431284" calcext:value-type="float">
            <text:p>116431284</text:p>
          </table:table-cell>
          <table:table-cell office:value-type="float" office:value="19" calcext:value-type="float">
            <text:p>19</text:p>
          </table:table-cell>
          <table:table-cell office:value-type="float" office:value="29623" calcext:value-type="float">
            <text:p>29623</text:p>
          </table:table-cell>
          <table:table-cell/>
          <table:table-cell table:formula="of:=[.B1155]" office:value-type="float" office:value="19" calcext:value-type="float">
            <text:p>19</text:p>
          </table:table-cell>
          <table:table-cell table:formula="of:=LOG([.A1155]*[.$Q$1])" office:value-type="float" office:value="4.06606968686997" calcext:value-type="float">
            <text:p>4.06606968686997</text:p>
          </table:table-cell>
          <table:table-cell table:formula="of:=[.E1155]-AVERAGE([.E$3:.E$1200])" office:value-type="float" office:value="6.99081803005008" calcext:value-type="float">
            <text:p>6.99081803005008</text:p>
          </table:table-cell>
          <table:table-cell table:formula="of:=[.F1155]-AVERAGE([.F$3:.F$1200])" office:value-type="float" office:value="1.60019699070089" calcext:value-type="float">
            <text:p>1.60019699070089</text:p>
          </table:table-cell>
          <table:table-cell table:formula="of:=[.G1155]*[.G1155]" office:value-type="float" office:value="48.8715367292733" calcext:value-type="float">
            <text:p>48.8715367292733</text:p>
          </table:table-cell>
          <table:table-cell table:formula="of:=[.G1155]*[.H1155]" office:value-type="float" office:value="11.1866859742236" calcext:value-type="float">
            <text:p>11.1866859742236</text:p>
          </table:table-cell>
          <table:table-cell table:formula="of:=[.H1155]*[.H1155]" office:value-type="float" office:value="2.56063040904817" calcext:value-type="float">
            <text:p>2.56063040904817</text:p>
          </table:table-cell>
          <table:table-cell table:number-columns-repeated="6"/>
        </table:table-row>
        <table:table-row table:style-name="ro1">
          <table:table-cell office:value-type="float" office:value="116277005" calcext:value-type="float">
            <text:p>116277005</text:p>
          </table:table-cell>
          <table:table-cell office:value-type="float" office:value="19" calcext:value-type="float">
            <text:p>19</text:p>
          </table:table-cell>
          <table:table-cell office:value-type="float" office:value="30252" calcext:value-type="float">
            <text:p>30252</text:p>
          </table:table-cell>
          <table:table-cell/>
          <table:table-cell table:formula="of:=[.B1156]" office:value-type="float" office:value="19" calcext:value-type="float">
            <text:p>19</text:p>
          </table:table-cell>
          <table:table-cell table:formula="of:=LOG([.A1156]*[.$Q$1])" office:value-type="float" office:value="4.06549383692085" calcext:value-type="float">
            <text:p>4.06549383692085</text:p>
          </table:table-cell>
          <table:table-cell table:formula="of:=[.E1156]-AVERAGE([.E$3:.E$1200])" office:value-type="float" office:value="6.99081803005008" calcext:value-type="float">
            <text:p>6.99081803005008</text:p>
          </table:table-cell>
          <table:table-cell table:formula="of:=[.F1156]-AVERAGE([.F$3:.F$1200])" office:value-type="float" office:value="1.59962114075177" calcext:value-type="float">
            <text:p>1.59962114075177</text:p>
          </table:table-cell>
          <table:table-cell table:formula="of:=[.G1156]*[.G1156]" office:value-type="float" office:value="48.8715367292733" calcext:value-type="float">
            <text:p>48.8715367292733</text:p>
          </table:table-cell>
          <table:table-cell table:formula="of:=[.G1156]*[.H1156]" office:value-type="float" office:value="11.1826603120167" calcext:value-type="float">
            <text:p>11.1826603120167</text:p>
          </table:table-cell>
          <table:table-cell table:formula="of:=[.H1156]*[.H1156]" office:value-type="float" office:value="2.55878779393998" calcext:value-type="float">
            <text:p>2.55878779393998</text:p>
          </table:table-cell>
          <table:table-cell table:number-columns-repeated="6"/>
        </table:table-row>
        <table:table-row table:style-name="ro1">
          <table:table-cell office:value-type="float" office:value="64890777" calcext:value-type="float">
            <text:p>64890777</text:p>
          </table:table-cell>
          <table:table-cell office:value-type="float" office:value="19" calcext:value-type="float">
            <text:p>19</text:p>
          </table:table-cell>
          <table:table-cell office:value-type="float" office:value="31239" calcext:value-type="float">
            <text:p>31239</text:p>
          </table:table-cell>
          <table:table-cell/>
          <table:table-cell table:formula="of:=[.B1157]" office:value-type="float" office:value="19" calcext:value-type="float">
            <text:p>19</text:p>
          </table:table-cell>
          <table:table-cell table:formula="of:=LOG([.A1157]*[.$Q$1])" office:value-type="float" office:value="3.81218297441753" calcext:value-type="float">
            <text:p>3.81218297441753</text:p>
          </table:table-cell>
          <table:table-cell table:formula="of:=[.E1157]-AVERAGE([.E$3:.E$1200])" office:value-type="float" office:value="6.99081803005008" calcext:value-type="float">
            <text:p>6.99081803005008</text:p>
          </table:table-cell>
          <table:table-cell table:formula="of:=[.F1157]-AVERAGE([.F$3:.F$1200])" office:value-type="float" office:value="1.34631027824845" calcext:value-type="float">
            <text:p>1.34631027824845</text:p>
          </table:table-cell>
          <table:table-cell table:formula="of:=[.G1157]*[.G1157]" office:value-type="float" office:value="48.8715367292733" calcext:value-type="float">
            <text:p>48.8715367292733</text:p>
          </table:table-cell>
          <table:table-cell table:formula="of:=[.G1157]*[.H1157]" office:value-type="float" office:value="9.41181016722102" calcext:value-type="float">
            <text:p>9.41181016722102</text:p>
          </table:table-cell>
          <table:table-cell table:formula="of:=[.H1157]*[.H1157]" office:value-type="float" office:value="1.81255136531742" calcext:value-type="float">
            <text:p>1.81255136531742</text:p>
          </table:table-cell>
          <table:table-cell table:number-columns-repeated="6"/>
        </table:table-row>
        <table:table-row table:style-name="ro1">
          <table:table-cell office:value-type="float" office:value="192702281" calcext:value-type="float">
            <text:p>192702281</text:p>
          </table:table-cell>
          <table:table-cell office:value-type="float" office:value="19" calcext:value-type="float">
            <text:p>19</text:p>
          </table:table-cell>
          <table:table-cell office:value-type="float" office:value="31442" calcext:value-type="float">
            <text:p>31442</text:p>
          </table:table-cell>
          <table:table-cell/>
          <table:table-cell table:formula="of:=[.B1158]" office:value-type="float" office:value="19" calcext:value-type="float">
            <text:p>19</text:p>
          </table:table-cell>
          <table:table-cell table:formula="of:=LOG([.A1158]*[.$Q$1])" office:value-type="float" office:value="4.28488685539157" calcext:value-type="float">
            <text:p>4.28488685539157</text:p>
          </table:table-cell>
          <table:table-cell table:formula="of:=[.E1158]-AVERAGE([.E$3:.E$1200])" office:value-type="float" office:value="6.99081803005008" calcext:value-type="float">
            <text:p>6.99081803005008</text:p>
          </table:table-cell>
          <table:table-cell table:formula="of:=[.F1158]-AVERAGE([.F$3:.F$1200])" office:value-type="float" office:value="1.81901415922249" calcext:value-type="float">
            <text:p>1.81901415922249</text:p>
          </table:table-cell>
          <table:table-cell table:formula="of:=[.G1158]*[.G1158]" office:value-type="float" office:value="48.8715367292733" calcext:value-type="float">
            <text:p>48.8715367292733</text:p>
          </table:table-cell>
          <table:table-cell table:formula="of:=[.G1158]*[.H1158]" office:value-type="float" office:value="12.716396981209" calcext:value-type="float">
            <text:p>12.716396981209</text:p>
          </table:table-cell>
          <table:table-cell table:formula="of:=[.H1158]*[.H1158]" office:value-type="float" office:value="3.30881251145191" calcext:value-type="float">
            <text:p>3.30881251145191</text:p>
          </table:table-cell>
          <table:table-cell table:number-columns-repeated="6"/>
        </table:table-row>
        <table:table-row table:style-name="ro1">
          <table:table-cell office:value-type="float" office:value="129815667" calcext:value-type="float">
            <text:p>129815667</text:p>
          </table:table-cell>
          <table:table-cell office:value-type="float" office:value="20" calcext:value-type="float">
            <text:p>20</text:p>
          </table:table-cell>
          <table:table-cell office:value-type="float" office:value="31545" calcext:value-type="float">
            <text:p>31545</text:p>
          </table:table-cell>
          <table:table-cell/>
          <table:table-cell table:formula="of:=[.B1159]" office:value-type="float" office:value="20" calcext:value-type="float">
            <text:p>20</text:p>
          </table:table-cell>
          <table:table-cell table:formula="of:=LOG([.A1159]*[.$Q$1])" office:value-type="float" office:value="4.11332710911343" calcext:value-type="float">
            <text:p>4.11332710911343</text:p>
          </table:table-cell>
          <table:table-cell table:formula="of:=[.E1159]-AVERAGE([.E$3:.E$1200])" office:value-type="float" office:value="7.99081803005008" calcext:value-type="float">
            <text:p>7.99081803005008</text:p>
          </table:table-cell>
          <table:table-cell table:formula="of:=[.F1159]-AVERAGE([.F$3:.F$1200])" office:value-type="float" office:value="1.64745441294435" calcext:value-type="float">
            <text:p>1.64745441294435</text:p>
          </table:table-cell>
          <table:table-cell table:formula="of:=[.G1159]*[.G1159]" office:value-type="float" office:value="63.8531727893735" calcext:value-type="float">
            <text:p>63.8531727893735</text:p>
          </table:table-cell>
          <table:table-cell table:formula="of:=[.G1159]*[.H1159]" office:value-type="float" office:value="13.1645084266413" calcext:value-type="float">
            <text:p>13.1645084266413</text:p>
          </table:table-cell>
          <table:table-cell table:formula="of:=[.H1159]*[.H1159]" office:value-type="float" office:value="2.71410604272981" calcext:value-type="float">
            <text:p>2.71410604272981</text:p>
          </table:table-cell>
          <table:table-cell table:number-columns-repeated="6"/>
        </table:table-row>
        <table:table-row table:style-name="ro1">
          <table:table-cell office:value-type="float" office:value="102200550" calcext:value-type="float">
            <text:p>102200550</text:p>
          </table:table-cell>
          <table:table-cell office:value-type="float" office:value="18" calcext:value-type="float">
            <text:p>18</text:p>
          </table:table-cell>
          <table:table-cell office:value-type="float" office:value="32145" calcext:value-type="float">
            <text:p>32145</text:p>
          </table:table-cell>
          <table:table-cell/>
          <table:table-cell table:formula="of:=[.B1160]" office:value-type="float" office:value="18" calcext:value-type="float">
            <text:p>18</text:p>
          </table:table-cell>
          <table:table-cell table:formula="of:=LOG([.A1160]*[.$Q$1])" office:value-type="float" office:value="4.00945323299363" calcext:value-type="float">
            <text:p>4.00945323299363</text:p>
          </table:table-cell>
          <table:table-cell table:formula="of:=[.E1160]-AVERAGE([.E$3:.E$1200])" office:value-type="float" office:value="5.99081803005008" calcext:value-type="float">
            <text:p>5.99081803005008</text:p>
          </table:table-cell>
          <table:table-cell table:formula="of:=[.F1160]-AVERAGE([.F$3:.F$1200])" office:value-type="float" office:value="1.54358053682455" calcext:value-type="float">
            <text:p>1.54358053682455</text:p>
          </table:table-cell>
          <table:table-cell table:formula="of:=[.G1160]*[.G1160]" office:value-type="float" office:value="35.8899006691732" calcext:value-type="float">
            <text:p>35.8899006691732</text:p>
          </table:table-cell>
          <table:table-cell table:formula="of:=[.G1160]*[.H1160]" office:value-type="float" office:value="9.24731011084289" calcext:value-type="float">
            <text:p>9.24731011084289</text:p>
          </table:table-cell>
          <table:table-cell table:formula="of:=[.H1160]*[.H1160]" office:value-type="float" office:value="2.38264087366356" calcext:value-type="float">
            <text:p>2.38264087366356</text:p>
          </table:table-cell>
          <table:table-cell table:number-columns-repeated="6"/>
        </table:table-row>
        <table:table-row table:style-name="ro1">
          <table:table-cell office:value-type="float" office:value="213885582" calcext:value-type="float">
            <text:p>213885582</text:p>
          </table:table-cell>
          <table:table-cell office:value-type="float" office:value="18" calcext:value-type="float">
            <text:p>18</text:p>
          </table:table-cell>
          <table:table-cell office:value-type="float" office:value="33088" calcext:value-type="float">
            <text:p>33088</text:p>
          </table:table-cell>
          <table:table-cell/>
          <table:table-cell table:formula="of:=[.B1161]" office:value-type="float" office:value="18" calcext:value-type="float">
            <text:p>18</text:p>
          </table:table-cell>
          <table:table-cell table:formula="of:=LOG([.A1161]*[.$Q$1])" office:value-type="float" office:value="4.33018150982219" calcext:value-type="float">
            <text:p>4.33018150982219</text:p>
          </table:table-cell>
          <table:table-cell table:formula="of:=[.E1161]-AVERAGE([.E$3:.E$1200])" office:value-type="float" office:value="5.99081803005008" calcext:value-type="float">
            <text:p>5.99081803005008</text:p>
          </table:table-cell>
          <table:table-cell table:formula="of:=[.F1161]-AVERAGE([.F$3:.F$1200])" office:value-type="float" office:value="1.86430881365311" calcext:value-type="float">
            <text:p>1.86430881365311</text:p>
          </table:table-cell>
          <table:table-cell table:formula="of:=[.G1161]*[.G1161]" office:value-type="float" office:value="35.8899006691732" calcext:value-type="float">
            <text:p>35.8899006691732</text:p>
          </table:table-cell>
          <table:table-cell table:formula="of:=[.G1161]*[.H1161]" office:value-type="float" office:value="11.1687348544143" calcext:value-type="float">
            <text:p>11.1687348544143</text:p>
          </table:table-cell>
          <table:table-cell table:formula="of:=[.H1161]*[.H1161]" office:value-type="float" office:value="3.47564735266465" calcext:value-type="float">
            <text:p>3.47564735266465</text:p>
          </table:table-cell>
          <table:table-cell table:number-columns-repeated="6"/>
        </table:table-row>
        <table:table-row table:style-name="ro1">
          <table:table-cell office:value-type="float" office:value="174377403" calcext:value-type="float">
            <text:p>174377403</text:p>
          </table:table-cell>
          <table:table-cell office:value-type="float" office:value="17" calcext:value-type="float">
            <text:p>17</text:p>
          </table:table-cell>
          <table:table-cell office:value-type="float" office:value="33263" calcext:value-type="float">
            <text:p>33263</text:p>
          </table:table-cell>
          <table:table-cell/>
          <table:table-cell table:formula="of:=[.B1162]" office:value-type="float" office:value="17" calcext:value-type="float">
            <text:p>17</text:p>
          </table:table-cell>
          <table:table-cell table:formula="of:=LOG([.A1162]*[.$Q$1])" office:value-type="float" office:value="4.24149020543459" calcext:value-type="float">
            <text:p>4.24149020543459</text:p>
          </table:table-cell>
          <table:table-cell table:formula="of:=[.E1162]-AVERAGE([.E$3:.E$1200])" office:value-type="float" office:value="4.99081803005008" calcext:value-type="float">
            <text:p>4.99081803005008</text:p>
          </table:table-cell>
          <table:table-cell table:formula="of:=[.F1162]-AVERAGE([.F$3:.F$1200])" office:value-type="float" office:value="1.77561750926551" calcext:value-type="float">
            <text:p>1.77561750926551</text:p>
          </table:table-cell>
          <table:table-cell table:formula="of:=[.G1162]*[.G1162]" office:value-type="float" office:value="24.908264609073" calcext:value-type="float">
            <text:p>24.908264609073</text:p>
          </table:table-cell>
          <table:table-cell table:formula="of:=[.G1162]*[.H1162]" office:value-type="float" office:value="8.8617838797149" calcext:value-type="float">
            <text:p>8.8617838797149</text:p>
          </table:table-cell>
          <table:table-cell table:formula="of:=[.H1162]*[.H1162]" office:value-type="float" office:value="3.15281753921024" calcext:value-type="float">
            <text:p>3.15281753921024</text:p>
          </table:table-cell>
          <table:table-cell table:number-columns-repeated="6"/>
        </table:table-row>
        <table:table-row table:style-name="ro1">
          <table:table-cell office:value-type="float" office:value="67370079" calcext:value-type="float">
            <text:p>67370079</text:p>
          </table:table-cell>
          <table:table-cell office:value-type="float" office:value="16" calcext:value-type="float">
            <text:p>16</text:p>
          </table:table-cell>
          <table:table-cell office:value-type="float" office:value="34560" calcext:value-type="float">
            <text:p>34560</text:p>
          </table:table-cell>
          <table:table-cell/>
          <table:table-cell table:formula="of:=[.B1163]" office:value-type="float" office:value="16" calcext:value-type="float">
            <text:p>16</text:p>
          </table:table-cell>
          <table:table-cell table:formula="of:=LOG([.A1163]*[.$Q$1])" office:value-type="float" office:value="3.82846705661858" calcext:value-type="float">
            <text:p>3.82846705661858</text:p>
          </table:table-cell>
          <table:table-cell table:formula="of:=[.E1163]-AVERAGE([.E$3:.E$1200])" office:value-type="float" office:value="3.99081803005008" calcext:value-type="float">
            <text:p>3.99081803005008</text:p>
          </table:table-cell>
          <table:table-cell table:formula="of:=[.F1163]-AVERAGE([.F$3:.F$1200])" office:value-type="float" office:value="1.3625943604495" calcext:value-type="float">
            <text:p>1.3625943604495</text:p>
          </table:table-cell>
          <table:table-cell table:formula="of:=[.G1163]*[.G1163]" office:value-type="float" office:value="15.9266285489728" calcext:value-type="float">
            <text:p>15.9266285489728</text:p>
          </table:table-cell>
          <table:table-cell table:formula="of:=[.G1163]*[.H1163]" office:value-type="float" office:value="5.43786614132643" calcext:value-type="float">
            <text:p>5.43786614132643</text:p>
          </table:table-cell>
          <table:table-cell table:formula="of:=[.H1163]*[.H1163]" office:value-type="float" office:value="1.85666339112879" calcext:value-type="float">
            <text:p>1.85666339112879</text:p>
          </table:table-cell>
          <table:table-cell table:number-columns-repeated="6"/>
        </table:table-row>
        <table:table-row table:style-name="ro1">
          <table:table-cell office:value-type="float" office:value="469840149" calcext:value-type="float">
            <text:p>469840149</text:p>
          </table:table-cell>
          <table:table-cell office:value-type="float" office:value="21" calcext:value-type="float">
            <text:p>21</text:p>
          </table:table-cell>
          <table:table-cell office:value-type="float" office:value="34628" calcext:value-type="float">
            <text:p>34628</text:p>
          </table:table-cell>
          <table:table-cell/>
          <table:table-cell table:formula="of:=[.B1164]" office:value-type="float" office:value="21" calcext:value-type="float">
            <text:p>21</text:p>
          </table:table-cell>
          <table:table-cell table:formula="of:=LOG([.A1164]*[.$Q$1])" office:value-type="float" office:value="4.67195012556236" calcext:value-type="float">
            <text:p>4.67195012556236</text:p>
          </table:table-cell>
          <table:table-cell table:formula="of:=[.E1164]-AVERAGE([.E$3:.E$1200])" office:value-type="float" office:value="8.99081803005008" calcext:value-type="float">
            <text:p>8.99081803005008</text:p>
          </table:table-cell>
          <table:table-cell table:formula="of:=[.F1164]-AVERAGE([.F$3:.F$1200])" office:value-type="float" office:value="2.20607742939327" calcext:value-type="float">
            <text:p>2.20607742939327</text:p>
          </table:table-cell>
          <table:table-cell table:formula="of:=[.G1164]*[.G1164]" office:value-type="float" office:value="80.8348088494737" calcext:value-type="float">
            <text:p>80.8348088494737</text:p>
          </table:table-cell>
          <table:table-cell table:formula="of:=[.G1164]*[.H1164]" office:value-type="float" office:value="19.8344407278756" calcext:value-type="float">
            <text:p>19.8344407278756</text:p>
          </table:table-cell>
          <table:table-cell table:formula="of:=[.H1164]*[.H1164]" office:value-type="float" office:value="4.86677762447844" calcext:value-type="float">
            <text:p>4.86677762447844</text:p>
          </table:table-cell>
          <table:table-cell table:number-columns-repeated="6"/>
        </table:table-row>
        <table:table-row table:style-name="ro1">
          <table:table-cell office:value-type="float" office:value="75949585" calcext:value-type="float">
            <text:p>75949585</text:p>
          </table:table-cell>
          <table:table-cell office:value-type="float" office:value="16" calcext:value-type="float">
            <text:p>16</text:p>
          </table:table-cell>
          <table:table-cell office:value-type="float" office:value="34711" calcext:value-type="float">
            <text:p>34711</text:p>
          </table:table-cell>
          <table:table-cell/>
          <table:table-cell table:formula="of:=[.B1165]" office:value-type="float" office:value="16" calcext:value-type="float">
            <text:p>16</text:p>
          </table:table-cell>
          <table:table-cell table:formula="of:=LOG([.A1165]*[.$Q$1])" office:value-type="float" office:value="3.88052540515467" calcext:value-type="float">
            <text:p>3.88052540515467</text:p>
          </table:table-cell>
          <table:table-cell table:formula="of:=[.E1165]-AVERAGE([.E$3:.E$1200])" office:value-type="float" office:value="3.99081803005008" calcext:value-type="float">
            <text:p>3.99081803005008</text:p>
          </table:table-cell>
          <table:table-cell table:formula="of:=[.F1165]-AVERAGE([.F$3:.F$1200])" office:value-type="float" office:value="1.41465270898558" calcext:value-type="float">
            <text:p>1.41465270898558</text:p>
          </table:table-cell>
          <table:table-cell table:formula="of:=[.G1165]*[.G1165]" office:value-type="float" office:value="15.9266285489728" calcext:value-type="float">
            <text:p>15.9266285489728</text:p>
          </table:table-cell>
          <table:table-cell table:formula="of:=[.G1165]*[.H1165]" office:value-type="float" office:value="5.64562153727887" calcext:value-type="float">
            <text:p>5.64562153727887</text:p>
          </table:table-cell>
          <table:table-cell table:formula="of:=[.H1165]*[.H1165]" office:value-type="float" office:value="2.00124228704025" calcext:value-type="float">
            <text:p>2.00124228704025</text:p>
          </table:table-cell>
          <table:table-cell table:number-columns-repeated="6"/>
        </table:table-row>
        <table:table-row table:style-name="ro1">
          <table:table-cell office:value-type="float" office:value="260426569" calcext:value-type="float">
            <text:p>260426569</text:p>
          </table:table-cell>
          <table:table-cell office:value-type="float" office:value="17" calcext:value-type="float">
            <text:p>17</text:p>
          </table:table-cell>
          <table:table-cell office:value-type="float" office:value="36448" calcext:value-type="float">
            <text:p>36448</text:p>
          </table:table-cell>
          <table:table-cell/>
          <table:table-cell table:formula="of:=[.B1166]" office:value-type="float" office:value="17" calcext:value-type="float">
            <text:p>17</text:p>
          </table:table-cell>
          <table:table-cell table:formula="of:=LOG([.A1166]*[.$Q$1])" office:value-type="float" office:value="4.41568528934881" calcext:value-type="float">
            <text:p>4.41568528934881</text:p>
          </table:table-cell>
          <table:table-cell table:formula="of:=[.E1166]-AVERAGE([.E$3:.E$1200])" office:value-type="float" office:value="4.99081803005008" calcext:value-type="float">
            <text:p>4.99081803005008</text:p>
          </table:table-cell>
          <table:table-cell table:formula="of:=[.F1166]-AVERAGE([.F$3:.F$1200])" office:value-type="float" office:value="1.94981259317973" calcext:value-type="float">
            <text:p>1.94981259317973</text:p>
          </table:table-cell>
          <table:table-cell table:formula="of:=[.G1166]*[.G1166]" office:value-type="float" office:value="24.908264609073" calcext:value-type="float">
            <text:p>24.908264609073</text:p>
          </table:table-cell>
          <table:table-cell table:formula="of:=[.G1166]*[.H1166]" office:value-type="float" office:value="9.73115984526009" calcext:value-type="float">
            <text:p>9.73115984526009</text:p>
          </table:table-cell>
          <table:table-cell table:formula="of:=[.H1166]*[.H1166]" office:value-type="float" office:value="3.80176914852225" calcext:value-type="float">
            <text:p>3.80176914852225</text:p>
          </table:table-cell>
          <table:table-cell table:number-columns-repeated="6"/>
        </table:table-row>
        <table:table-row table:style-name="ro1">
          <table:table-cell office:value-type="float" office:value="207882412" calcext:value-type="float">
            <text:p>207882412</text:p>
          </table:table-cell>
          <table:table-cell office:value-type="float" office:value="20" calcext:value-type="float">
            <text:p>20</text:p>
          </table:table-cell>
          <table:table-cell office:value-type="float" office:value="37527" calcext:value-type="float">
            <text:p>37527</text:p>
          </table:table-cell>
          <table:table-cell/>
          <table:table-cell table:formula="of:=[.B1167]" office:value-type="float" office:value="20" calcext:value-type="float">
            <text:p>20</text:p>
          </table:table-cell>
          <table:table-cell table:formula="of:=LOG([.A1167]*[.$Q$1])" office:value-type="float" office:value="4.31781774717436" calcext:value-type="float">
            <text:p>4.31781774717436</text:p>
          </table:table-cell>
          <table:table-cell table:formula="of:=[.E1167]-AVERAGE([.E$3:.E$1200])" office:value-type="float" office:value="7.99081803005008" calcext:value-type="float">
            <text:p>7.99081803005008</text:p>
          </table:table-cell>
          <table:table-cell table:formula="of:=[.F1167]-AVERAGE([.F$3:.F$1200])" office:value-type="float" office:value="1.85194505100528" calcext:value-type="float">
            <text:p>1.85194505100528</text:p>
          </table:table-cell>
          <table:table-cell table:formula="of:=[.G1167]*[.G1167]" office:value-type="float" office:value="63.8531727893735" calcext:value-type="float">
            <text:p>63.8531727893735</text:p>
          </table:table-cell>
          <table:table-cell table:formula="of:=[.G1167]*[.H1167]" office:value-type="float" office:value="14.798555904235" calcext:value-type="float">
            <text:p>14.798555904235</text:p>
          </table:table-cell>
          <table:table-cell table:formula="of:=[.H1167]*[.H1167]" office:value-type="float" office:value="3.42970047194295" calcext:value-type="float">
            <text:p>3.42970047194295</text:p>
          </table:table-cell>
          <table:table-cell table:number-columns-repeated="6"/>
        </table:table-row>
        <table:table-row table:style-name="ro1">
          <table:table-cell office:value-type="float" office:value="1655247625" calcext:value-type="float">
            <text:p>1655247625</text:p>
          </table:table-cell>
          <table:table-cell office:value-type="float" office:value="19" calcext:value-type="float">
            <text:p>19</text:p>
          </table:table-cell>
          <table:table-cell office:value-type="float" office:value="37776" calcext:value-type="float">
            <text:p>37776</text:p>
          </table:table-cell>
          <table:table-cell/>
          <table:table-cell table:formula="of:=[.B1168]" office:value-type="float" office:value="19" calcext:value-type="float">
            <text:p>19</text:p>
          </table:table-cell>
          <table:table-cell table:formula="of:=LOG([.A1168]*[.$Q$1])" office:value-type="float" office:value="5.21886297341478" calcext:value-type="float">
            <text:p>5.21886297341478</text:p>
          </table:table-cell>
          <table:table-cell table:formula="of:=[.E1168]-AVERAGE([.E$3:.E$1200])" office:value-type="float" office:value="6.99081803005008" calcext:value-type="float">
            <text:p>6.99081803005008</text:p>
          </table:table-cell>
          <table:table-cell table:formula="of:=[.F1168]-AVERAGE([.F$3:.F$1200])" office:value-type="float" office:value="2.75299027724569" calcext:value-type="float">
            <text:p>2.75299027724569</text:p>
          </table:table-cell>
          <table:table-cell table:formula="of:=[.G1168]*[.G1168]" office:value-type="float" office:value="48.8715367292733" calcext:value-type="float">
            <text:p>48.8715367292733</text:p>
          </table:table-cell>
          <table:table-cell table:formula="of:=[.G1168]*[.H1168]" office:value-type="float" office:value="19.2456540667218" calcext:value-type="float">
            <text:p>19.2456540667218</text:p>
          </table:table-cell>
          <table:table-cell table:formula="of:=[.H1168]*[.H1168]" office:value-type="float" office:value="7.57895546660933" calcext:value-type="float">
            <text:p>7.57895546660933</text:p>
          </table:table-cell>
          <table:table-cell table:number-columns-repeated="6"/>
        </table:table-row>
        <table:table-row table:style-name="ro1">
          <table:table-cell office:value-type="float" office:value="360078489" calcext:value-type="float">
            <text:p>360078489</text:p>
          </table:table-cell>
          <table:table-cell office:value-type="float" office:value="21" calcext:value-type="float">
            <text:p>21</text:p>
          </table:table-cell>
          <table:table-cell office:value-type="float" office:value="39133" calcext:value-type="float">
            <text:p>39133</text:p>
          </table:table-cell>
          <table:table-cell/>
          <table:table-cell table:formula="of:=[.B1169]" office:value-type="float" office:value="21" calcext:value-type="float">
            <text:p>21</text:p>
          </table:table-cell>
          <table:table-cell table:formula="of:=LOG([.A1169]*[.$Q$1])" office:value-type="float" office:value="4.55639717750113" calcext:value-type="float">
            <text:p>4.55639717750113</text:p>
          </table:table-cell>
          <table:table-cell table:formula="of:=[.E1169]-AVERAGE([.E$3:.E$1200])" office:value-type="float" office:value="8.99081803005008" calcext:value-type="float">
            <text:p>8.99081803005008</text:p>
          </table:table-cell>
          <table:table-cell table:formula="of:=[.F1169]-AVERAGE([.F$3:.F$1200])" office:value-type="float" office:value="2.09052448133205" calcext:value-type="float">
            <text:p>2.09052448133205</text:p>
          </table:table-cell>
          <table:table-cell table:formula="of:=[.G1169]*[.G1169]" office:value-type="float" office:value="80.8348088494737" calcext:value-type="float">
            <text:p>80.8348088494737</text:p>
          </table:table-cell>
          <table:table-cell table:formula="of:=[.G1169]*[.H1169]" office:value-type="float" office:value="18.7955251990213" calcext:value-type="float">
            <text:p>18.7955251990213</text:p>
          </table:table-cell>
          <table:table-cell table:formula="of:=[.H1169]*[.H1169]" office:value-type="float" office:value="4.37029260704864" calcext:value-type="float">
            <text:p>4.37029260704864</text:p>
          </table:table-cell>
          <table:table-cell table:number-columns-repeated="6"/>
        </table:table-row>
        <table:table-row table:style-name="ro1">
          <table:table-cell office:value-type="float" office:value="2114050518" calcext:value-type="float">
            <text:p>2114050518</text:p>
          </table:table-cell>
          <table:table-cell office:value-type="float" office:value="22" calcext:value-type="float">
            <text:p>22</text:p>
          </table:table-cell>
          <table:table-cell office:value-type="float" office:value="41741" calcext:value-type="float">
            <text:p>41741</text:p>
          </table:table-cell>
          <table:table-cell/>
          <table:table-cell table:formula="of:=[.B1170]" office:value-type="float" office:value="22" calcext:value-type="float">
            <text:p>22</text:p>
          </table:table-cell>
          <table:table-cell table:formula="of:=LOG([.A1170]*[.$Q$1])" office:value-type="float" office:value="5.32511536112964" calcext:value-type="float">
            <text:p>5.32511536112964</text:p>
          </table:table-cell>
          <table:table-cell table:formula="of:=[.E1170]-AVERAGE([.E$3:.E$1200])" office:value-type="float" office:value="9.99081803005008" calcext:value-type="float">
            <text:p>9.99081803005008</text:p>
          </table:table-cell>
          <table:table-cell table:formula="of:=[.F1170]-AVERAGE([.F$3:.F$1200])" office:value-type="float" office:value="2.85924266496055" calcext:value-type="float">
            <text:p>2.85924266496055</text:p>
          </table:table-cell>
          <table:table-cell table:formula="of:=[.G1170]*[.G1170]" office:value-type="float" office:value="99.8164449095738" calcext:value-type="float">
            <text:p>99.8164449095738</text:p>
          </table:table-cell>
          <table:table-cell table:formula="of:=[.G1170]*[.H1170]" office:value-type="float" office:value="28.5661731693764" calcext:value-type="float">
            <text:p>28.5661731693764</text:p>
          </table:table-cell>
          <table:table-cell table:formula="of:=[.H1170]*[.H1170]" office:value-type="float" office:value="8.17526861713074" calcext:value-type="float">
            <text:p>8.17526861713074</text:p>
          </table:table-cell>
          <table:table-cell table:number-columns-repeated="6"/>
        </table:table-row>
        <table:table-row table:style-name="ro1">
          <table:table-cell office:value-type="float" office:value="341716185" calcext:value-type="float">
            <text:p>341716185</text:p>
          </table:table-cell>
          <table:table-cell office:value-type="float" office:value="19" calcext:value-type="float">
            <text:p>19</text:p>
          </table:table-cell>
          <table:table-cell office:value-type="float" office:value="43267" calcext:value-type="float">
            <text:p>43267</text:p>
          </table:table-cell>
          <table:table-cell/>
          <table:table-cell table:formula="of:=[.B1171]" office:value-type="float" office:value="19" calcext:value-type="float">
            <text:p>19</text:p>
          </table:table-cell>
          <table:table-cell table:formula="of:=LOG([.A1171]*[.$Q$1])" office:value-type="float" office:value="4.53366554915207" calcext:value-type="float">
            <text:p>4.53366554915207</text:p>
          </table:table-cell>
          <table:table-cell table:formula="of:=[.E1171]-AVERAGE([.E$3:.E$1200])" office:value-type="float" office:value="6.99081803005008" calcext:value-type="float">
            <text:p>6.99081803005008</text:p>
          </table:table-cell>
          <table:table-cell table:formula="of:=[.F1171]-AVERAGE([.F$3:.F$1200])" office:value-type="float" office:value="2.06779285298299" calcext:value-type="float">
            <text:p>2.06779285298299</text:p>
          </table:table-cell>
          <table:table-cell table:formula="of:=[.G1171]*[.G1171]" office:value-type="float" office:value="48.8715367292733" calcext:value-type="float">
            <text:p>48.8715367292733</text:p>
          </table:table-cell>
          <table:table-cell table:formula="of:=[.G1171]*[.H1171]" office:value-type="float" office:value="14.4555635590422" calcext:value-type="float">
            <text:p>14.4555635590422</text:p>
          </table:table-cell>
          <table:table-cell table:formula="of:=[.H1171]*[.H1171]" office:value-type="float" office:value="4.27576728284753" calcext:value-type="float">
            <text:p>4.27576728284753</text:p>
          </table:table-cell>
          <table:table-cell table:number-columns-repeated="6"/>
        </table:table-row>
        <table:table-row table:style-name="ro1">
          <table:table-cell office:value-type="float" office:value="102290494" calcext:value-type="float">
            <text:p>102290494</text:p>
          </table:table-cell>
          <table:table-cell office:value-type="float" office:value="18" calcext:value-type="float">
            <text:p>18</text:p>
          </table:table-cell>
          <table:table-cell office:value-type="float" office:value="43567" calcext:value-type="float">
            <text:p>43567</text:p>
          </table:table-cell>
          <table:table-cell/>
          <table:table-cell table:formula="of:=[.B1172]" office:value-type="float" office:value="18" calcext:value-type="float">
            <text:p>18</text:p>
          </table:table-cell>
          <table:table-cell table:formula="of:=LOG([.A1172]*[.$Q$1])" office:value-type="float" office:value="4.00983527598813" calcext:value-type="float">
            <text:p>4.00983527598813</text:p>
          </table:table-cell>
          <table:table-cell table:formula="of:=[.E1172]-AVERAGE([.E$3:.E$1200])" office:value-type="float" office:value="5.99081803005008" calcext:value-type="float">
            <text:p>5.99081803005008</text:p>
          </table:table-cell>
          <table:table-cell table:formula="of:=[.F1172]-AVERAGE([.F$3:.F$1200])" office:value-type="float" office:value="1.54396257981905" calcext:value-type="float">
            <text:p>1.54396257981905</text:p>
          </table:table-cell>
          <table:table-cell table:formula="of:=[.G1172]*[.G1172]" office:value-type="float" office:value="35.8899006691732" calcext:value-type="float">
            <text:p>35.8899006691732</text:p>
          </table:table-cell>
          <table:table-cell table:formula="of:=[.G1172]*[.H1172]" office:value-type="float" office:value="9.2495988609026" calcext:value-type="float">
            <text:p>9.2495988609026</text:p>
          </table:table-cell>
          <table:table-cell table:formula="of:=[.H1172]*[.H1172]" office:value-type="float" office:value="2.38382044788149" calcext:value-type="float">
            <text:p>2.38382044788149</text:p>
          </table:table-cell>
          <table:table-cell table:number-columns-repeated="6"/>
        </table:table-row>
        <table:table-row table:style-name="ro1">
          <table:table-cell office:value-type="float" office:value="166691667" calcext:value-type="float">
            <text:p>166691667</text:p>
          </table:table-cell>
          <table:table-cell office:value-type="float" office:value="16" calcext:value-type="float">
            <text:p>16</text:p>
          </table:table-cell>
          <table:table-cell office:value-type="float" office:value="44682" calcext:value-type="float">
            <text:p>44682</text:p>
          </table:table-cell>
          <table:table-cell/>
          <table:table-cell table:formula="of:=[.B1173]" office:value-type="float" office:value="16" calcext:value-type="float">
            <text:p>16</text:p>
          </table:table-cell>
          <table:table-cell table:formula="of:=LOG([.A1173]*[.$Q$1])" office:value-type="float" office:value="4.22191388977178" calcext:value-type="float">
            <text:p>4.22191388977178</text:p>
          </table:table-cell>
          <table:table-cell table:formula="of:=[.E1173]-AVERAGE([.E$3:.E$1200])" office:value-type="float" office:value="3.99081803005008" calcext:value-type="float">
            <text:p>3.99081803005008</text:p>
          </table:table-cell>
          <table:table-cell table:formula="of:=[.F1173]-AVERAGE([.F$3:.F$1200])" office:value-type="float" office:value="1.7560411936027" calcext:value-type="float">
            <text:p>1.7560411936027</text:p>
          </table:table-cell>
          <table:table-cell table:formula="of:=[.G1173]*[.G1173]" office:value-type="float" office:value="15.9266285489728" calcext:value-type="float">
            <text:p>15.9266285489728</text:p>
          </table:table-cell>
          <table:table-cell table:formula="of:=[.G1173]*[.H1173]" office:value-type="float" office:value="7.00804085694031" calcext:value-type="float">
            <text:p>7.00804085694031</text:p>
          </table:table-cell>
          <table:table-cell table:formula="of:=[.H1173]*[.H1173]" office:value-type="float" office:value="3.08368067362958" calcext:value-type="float">
            <text:p>3.08368067362958</text:p>
          </table:table-cell>
          <table:table-cell table:number-columns-repeated="6"/>
        </table:table-row>
        <table:table-row table:style-name="ro1">
          <table:table-cell office:value-type="float" office:value="515791570" calcext:value-type="float">
            <text:p>515791570</text:p>
          </table:table-cell>
          <table:table-cell office:value-type="float" office:value="22" calcext:value-type="float">
            <text:p>22</text:p>
          </table:table-cell>
          <table:table-cell office:value-type="float" office:value="44806" calcext:value-type="float">
            <text:p>44806</text:p>
          </table:table-cell>
          <table:table-cell/>
          <table:table-cell table:formula="of:=[.B1174]" office:value-type="float" office:value="22" calcext:value-type="float">
            <text:p>22</text:p>
          </table:table-cell>
          <table:table-cell table:formula="of:=LOG([.A1174]*[.$Q$1])" office:value-type="float" office:value="4.71247423983294" calcext:value-type="float">
            <text:p>4.71247423983294</text:p>
          </table:table-cell>
          <table:table-cell table:formula="of:=[.E1174]-AVERAGE([.E$3:.E$1200])" office:value-type="float" office:value="9.99081803005008" calcext:value-type="float">
            <text:p>9.99081803005008</text:p>
          </table:table-cell>
          <table:table-cell table:formula="of:=[.F1174]-AVERAGE([.F$3:.F$1200])" office:value-type="float" office:value="2.24660154366386" calcext:value-type="float">
            <text:p>2.24660154366386</text:p>
          </table:table-cell>
          <table:table-cell table:formula="of:=[.G1174]*[.G1174]" office:value-type="float" office:value="99.8164449095738" calcext:value-type="float">
            <text:p>99.8164449095738</text:p>
          </table:table-cell>
          <table:table-cell table:formula="of:=[.G1174]*[.H1174]" office:value-type="float" office:value="22.4453872087752" calcext:value-type="float">
            <text:p>22.4453872087752</text:p>
          </table:table-cell>
          <table:table-cell table:formula="of:=[.H1174]*[.H1174]" office:value-type="float" office:value="5.04721849599282" calcext:value-type="float">
            <text:p>5.04721849599282</text:p>
          </table:table-cell>
          <table:table-cell table:number-columns-repeated="6"/>
        </table:table-row>
        <table:table-row table:style-name="ro1">
          <table:table-cell office:value-type="float" office:value="137597488" calcext:value-type="float">
            <text:p>137597488</text:p>
          </table:table-cell>
          <table:table-cell office:value-type="float" office:value="20" calcext:value-type="float">
            <text:p>20</text:p>
          </table:table-cell>
          <table:table-cell office:value-type="float" office:value="44988" calcext:value-type="float">
            <text:p>44988</text:p>
          </table:table-cell>
          <table:table-cell/>
          <table:table-cell table:formula="of:=[.B1175]" office:value-type="float" office:value="20" calcext:value-type="float">
            <text:p>20</text:p>
          </table:table-cell>
          <table:table-cell table:formula="of:=LOG([.A1175]*[.$Q$1])" office:value-type="float" office:value="4.13861050542786" calcext:value-type="float">
            <text:p>4.13861050542786</text:p>
          </table:table-cell>
          <table:table-cell table:formula="of:=[.E1175]-AVERAGE([.E$3:.E$1200])" office:value-type="float" office:value="7.99081803005008" calcext:value-type="float">
            <text:p>7.99081803005008</text:p>
          </table:table-cell>
          <table:table-cell table:formula="of:=[.F1175]-AVERAGE([.F$3:.F$1200])" office:value-type="float" office:value="1.67273780925878" calcext:value-type="float">
            <text:p>1.67273780925878</text:p>
          </table:table-cell>
          <table:table-cell table:formula="of:=[.G1175]*[.G1175]" office:value-type="float" office:value="63.8531727893735" calcext:value-type="float">
            <text:p>63.8531727893735</text:p>
          </table:table-cell>
          <table:table-cell table:formula="of:=[.G1175]*[.H1175]" office:value-type="float" office:value="13.3665434457715" calcext:value-type="float">
            <text:p>13.3665434457715</text:p>
          </table:table-cell>
          <table:table-cell table:formula="of:=[.H1175]*[.H1175]" office:value-type="float" office:value="2.79805177852386" calcext:value-type="float">
            <text:p>2.79805177852386</text:p>
          </table:table-cell>
          <table:table-cell table:number-columns-repeated="6"/>
        </table:table-row>
        <table:table-row table:style-name="ro1">
          <table:table-cell office:value-type="float" office:value="110658183" calcext:value-type="float">
            <text:p>110658183</text:p>
          </table:table-cell>
          <table:table-cell office:value-type="float" office:value="20" calcext:value-type="float">
            <text:p>20</text:p>
          </table:table-cell>
          <table:table-cell office:value-type="float" office:value="46032" calcext:value-type="float">
            <text:p>46032</text:p>
          </table:table-cell>
          <table:table-cell/>
          <table:table-cell table:formula="of:=[.B1176]" office:value-type="float" office:value="20" calcext:value-type="float">
            <text:p>20</text:p>
          </table:table-cell>
          <table:table-cell table:formula="of:=LOG([.A1176]*[.$Q$1])" office:value-type="float" office:value="4.04398353485019" calcext:value-type="float">
            <text:p>4.04398353485019</text:p>
          </table:table-cell>
          <table:table-cell table:formula="of:=[.E1176]-AVERAGE([.E$3:.E$1200])" office:value-type="float" office:value="7.99081803005008" calcext:value-type="float">
            <text:p>7.99081803005008</text:p>
          </table:table-cell>
          <table:table-cell table:formula="of:=[.F1176]-AVERAGE([.F$3:.F$1200])" office:value-type="float" office:value="1.57811083868111" calcext:value-type="float">
            <text:p>1.57811083868111</text:p>
          </table:table-cell>
          <table:table-cell table:formula="of:=[.G1176]*[.G1176]" office:value-type="float" office:value="63.8531727893735" calcext:value-type="float">
            <text:p>63.8531727893735</text:p>
          </table:table-cell>
          <table:table-cell table:formula="of:=[.G1176]*[.H1176]" office:value-type="float" office:value="12.6103965431505" calcext:value-type="float">
            <text:p>12.6103965431505</text:p>
          </table:table-cell>
          <table:table-cell table:formula="of:=[.H1176]*[.H1176]" office:value-type="float" office:value="2.49043381916279" calcext:value-type="float">
            <text:p>2.49043381916279</text:p>
          </table:table-cell>
          <table:table-cell table:number-columns-repeated="6"/>
        </table:table-row>
        <table:table-row table:style-name="ro1">
          <table:table-cell office:value-type="float" office:value="133036424" calcext:value-type="float">
            <text:p>133036424</text:p>
          </table:table-cell>
          <table:table-cell office:value-type="float" office:value="20" calcext:value-type="float">
            <text:p>20</text:p>
          </table:table-cell>
          <table:table-cell office:value-type="float" office:value="48275" calcext:value-type="float">
            <text:p>48275</text:p>
          </table:table-cell>
          <table:table-cell/>
          <table:table-cell table:formula="of:=[.B1177]" office:value-type="float" office:value="20" calcext:value-type="float">
            <text:p>20</text:p>
          </table:table-cell>
          <table:table-cell table:formula="of:=LOG([.A1177]*[.$Q$1])" office:value-type="float" office:value="4.12397056259496" calcext:value-type="float">
            <text:p>4.12397056259496</text:p>
          </table:table-cell>
          <table:table-cell table:formula="of:=[.E1177]-AVERAGE([.E$3:.E$1200])" office:value-type="float" office:value="7.99081803005008" calcext:value-type="float">
            <text:p>7.99081803005008</text:p>
          </table:table-cell>
          <table:table-cell table:formula="of:=[.F1177]-AVERAGE([.F$3:.F$1200])" office:value-type="float" office:value="1.65809786642588" calcext:value-type="float">
            <text:p>1.65809786642588</text:p>
          </table:table-cell>
          <table:table-cell table:formula="of:=[.G1177]*[.G1177]" office:value-type="float" office:value="63.8531727893735" calcext:value-type="float">
            <text:p>63.8531727893735</text:p>
          </table:table-cell>
          <table:table-cell table:formula="of:=[.G1177]*[.H1177]" office:value-type="float" office:value="13.2495583266235" calcext:value-type="float">
            <text:p>13.2495583266235</text:p>
          </table:table-cell>
          <table:table-cell table:formula="of:=[.H1177]*[.H1177]" office:value-type="float" office:value="2.74928853464605" calcext:value-type="float">
            <text:p>2.74928853464605</text:p>
          </table:table-cell>
          <table:table-cell table:number-columns-repeated="6"/>
        </table:table-row>
        <table:table-row table:style-name="ro1">
          <table:table-cell office:value-type="float" office:value="1263837391" calcext:value-type="float">
            <text:p>1263837391</text:p>
          </table:table-cell>
          <table:table-cell office:value-type="float" office:value="20" calcext:value-type="float">
            <text:p>20</text:p>
          </table:table-cell>
          <table:table-cell office:value-type="float" office:value="48459" calcext:value-type="float">
            <text:p>48459</text:p>
          </table:table-cell>
          <table:table-cell/>
          <table:table-cell table:formula="of:=[.B1178]" office:value-type="float" office:value="20" calcext:value-type="float">
            <text:p>20</text:p>
          </table:table-cell>
          <table:table-cell table:formula="of:=LOG([.A1178]*[.$Q$1])" office:value-type="float" office:value="5.1016911999477" calcext:value-type="float">
            <text:p>5.1016911999477</text:p>
          </table:table-cell>
          <table:table-cell table:formula="of:=[.E1178]-AVERAGE([.E$3:.E$1200])" office:value-type="float" office:value="7.99081803005008" calcext:value-type="float">
            <text:p>7.99081803005008</text:p>
          </table:table-cell>
          <table:table-cell table:formula="of:=[.F1178]-AVERAGE([.F$3:.F$1200])" office:value-type="float" office:value="2.63581850377862" calcext:value-type="float">
            <text:p>2.63581850377862</text:p>
          </table:table-cell>
          <table:table-cell table:formula="of:=[.G1178]*[.G1178]" office:value-type="float" office:value="63.8531727893735" calcext:value-type="float">
            <text:p>63.8531727893735</text:p>
          </table:table-cell>
          <table:table-cell table:formula="of:=[.G1178]*[.H1178]" office:value-type="float" office:value="21.0623460239338" calcext:value-type="float">
            <text:p>21.0623460239338</text:p>
          </table:table-cell>
          <table:table-cell table:formula="of:=[.H1178]*[.H1178]" office:value-type="float" office:value="6.94753918486176" calcext:value-type="float">
            <text:p>6.94753918486176</text:p>
          </table:table-cell>
          <table:table-cell table:number-columns-repeated="6"/>
        </table:table-row>
        <table:table-row table:style-name="ro1">
          <table:table-cell office:value-type="float" office:value="1396209309" calcext:value-type="float">
            <text:p>1396209309</text:p>
          </table:table-cell>
          <table:table-cell office:value-type="float" office:value="20" calcext:value-type="float">
            <text:p>20</text:p>
          </table:table-cell>
          <table:table-cell office:value-type="float" office:value="48481" calcext:value-type="float">
            <text:p>48481</text:p>
          </table:table-cell>
          <table:table-cell/>
          <table:table-cell table:formula="of:=[.B1179]" office:value-type="float" office:value="20" calcext:value-type="float">
            <text:p>20</text:p>
          </table:table-cell>
          <table:table-cell table:formula="of:=LOG([.A1179]*[.$Q$1])" office:value-type="float" office:value="5.14495052926832" calcext:value-type="float">
            <text:p>5.14495052926832</text:p>
          </table:table-cell>
          <table:table-cell table:formula="of:=[.E1179]-AVERAGE([.E$3:.E$1200])" office:value-type="float" office:value="7.99081803005008" calcext:value-type="float">
            <text:p>7.99081803005008</text:p>
          </table:table-cell>
          <table:table-cell table:formula="of:=[.F1179]-AVERAGE([.F$3:.F$1200])" office:value-type="float" office:value="2.67907783309924" calcext:value-type="float">
            <text:p>2.67907783309924</text:p>
          </table:table-cell>
          <table:table-cell table:formula="of:=[.G1179]*[.G1179]" office:value-type="float" office:value="63.8531727893735" calcext:value-type="float">
            <text:p>63.8531727893735</text:p>
          </table:table-cell>
          <table:table-cell table:formula="of:=[.G1179]*[.H1179]" office:value-type="float" office:value="21.4080234526369" calcext:value-type="float">
            <text:p>21.4080234526369</text:p>
          </table:table-cell>
          <table:table-cell table:formula="of:=[.H1179]*[.H1179]" office:value-type="float" office:value="7.17745803580372" calcext:value-type="float">
            <text:p>7.17745803580372</text:p>
          </table:table-cell>
          <table:table-cell table:number-columns-repeated="6"/>
        </table:table-row>
        <table:table-row table:style-name="ro1">
          <table:table-cell office:value-type="float" office:value="134107058" calcext:value-type="float">
            <text:p>134107058</text:p>
          </table:table-cell>
          <table:table-cell office:value-type="float" office:value="18" calcext:value-type="float">
            <text:p>18</text:p>
          </table:table-cell>
          <table:table-cell office:value-type="float" office:value="48889" calcext:value-type="float">
            <text:p>48889</text:p>
          </table:table-cell>
          <table:table-cell/>
          <table:table-cell table:formula="of:=[.B1180]" office:value-type="float" office:value="18" calcext:value-type="float">
            <text:p>18</text:p>
          </table:table-cell>
          <table:table-cell table:formula="of:=LOG([.A1180]*[.$Q$1])" office:value-type="float" office:value="4.1274516351953" calcext:value-type="float">
            <text:p>4.1274516351953</text:p>
          </table:table-cell>
          <table:table-cell table:formula="of:=[.E1180]-AVERAGE([.E$3:.E$1200])" office:value-type="float" office:value="5.99081803005008" calcext:value-type="float">
            <text:p>5.99081803005008</text:p>
          </table:table-cell>
          <table:table-cell table:formula="of:=[.F1180]-AVERAGE([.F$3:.F$1200])" office:value-type="float" office:value="1.66157893902622" calcext:value-type="float">
            <text:p>1.66157893902622</text:p>
          </table:table-cell>
          <table:table-cell table:formula="of:=[.G1180]*[.G1180]" office:value-type="float" office:value="35.8899006691732" calcext:value-type="float">
            <text:p>35.8899006691732</text:p>
          </table:table-cell>
          <table:table-cell table:formula="of:=[.G1180]*[.H1180]" office:value-type="float" office:value="9.95421706626977" calcext:value-type="float">
            <text:p>9.95421706626977</text:p>
          </table:table-cell>
          <table:table-cell table:formula="of:=[.H1180]*[.H1180]" office:value-type="float" office:value="2.7608445706155" calcext:value-type="float">
            <text:p>2.7608445706155</text:p>
          </table:table-cell>
          <table:table-cell table:number-columns-repeated="6"/>
        </table:table-row>
        <table:table-row table:style-name="ro1">
          <table:table-cell office:value-type="float" office:value="273464978" calcext:value-type="float">
            <text:p>273464978</text:p>
          </table:table-cell>
          <table:table-cell office:value-type="float" office:value="21" calcext:value-type="float">
            <text:p>21</text:p>
          </table:table-cell>
          <table:table-cell office:value-type="float" office:value="53480" calcext:value-type="float">
            <text:p>53480</text:p>
          </table:table-cell>
          <table:table-cell/>
          <table:table-cell table:formula="of:=[.B1181]" office:value-type="float" office:value="21" calcext:value-type="float">
            <text:p>21</text:p>
          </table:table-cell>
          <table:table-cell table:formula="of:=LOG([.A1181]*[.$Q$1])" office:value-type="float" office:value="4.43690171518408" calcext:value-type="float">
            <text:p>4.43690171518408</text:p>
          </table:table-cell>
          <table:table-cell table:formula="of:=[.E1181]-AVERAGE([.E$3:.E$1200])" office:value-type="float" office:value="8.99081803005008" calcext:value-type="float">
            <text:p>8.99081803005008</text:p>
          </table:table-cell>
          <table:table-cell table:formula="of:=[.F1181]-AVERAGE([.F$3:.F$1200])" office:value-type="float" office:value="1.971029019015" calcext:value-type="float">
            <text:p>1.971029019015</text:p>
          </table:table-cell>
          <table:table-cell table:formula="of:=[.G1181]*[.G1181]" office:value-type="float" office:value="80.8348088494737" calcext:value-type="float">
            <text:p>80.8348088494737</text:p>
          </table:table-cell>
          <table:table-cell table:formula="of:=[.G1181]*[.H1181]" office:value-type="float" office:value="17.721163241912" calcext:value-type="float">
            <text:p>17.721163241912</text:p>
          </table:table-cell>
          <table:table-cell table:formula="of:=[.H1181]*[.H1181]" office:value-type="float" office:value="3.88495539379923" calcext:value-type="float">
            <text:p>3.88495539379923</text:p>
          </table:table-cell>
          <table:table-cell table:number-columns-repeated="6"/>
        </table:table-row>
        <table:table-row table:style-name="ro1">
          <table:table-cell office:value-type="float" office:value="137449826" calcext:value-type="float">
            <text:p>137449826</text:p>
          </table:table-cell>
          <table:table-cell office:value-type="float" office:value="18" calcext:value-type="float">
            <text:p>18</text:p>
          </table:table-cell>
          <table:table-cell office:value-type="float" office:value="57800" calcext:value-type="float">
            <text:p>57800</text:p>
          </table:table-cell>
          <table:table-cell/>
          <table:table-cell table:formula="of:=[.B1182]" office:value-type="float" office:value="18" calcext:value-type="float">
            <text:p>18</text:p>
          </table:table-cell>
          <table:table-cell table:formula="of:=LOG([.A1182]*[.$Q$1])" office:value-type="float" office:value="4.13814419439929" calcext:value-type="float">
            <text:p>4.13814419439929</text:p>
          </table:table-cell>
          <table:table-cell table:formula="of:=[.E1182]-AVERAGE([.E$3:.E$1200])" office:value-type="float" office:value="5.99081803005008" calcext:value-type="float">
            <text:p>5.99081803005008</text:p>
          </table:table-cell>
          <table:table-cell table:formula="of:=[.F1182]-AVERAGE([.F$3:.F$1200])" office:value-type="float" office:value="1.67227149823021" calcext:value-type="float">
            <text:p>1.67227149823021</text:p>
          </table:table-cell>
          <table:table-cell table:formula="of:=[.G1182]*[.G1182]" office:value-type="float" office:value="35.8899006691732" calcext:value-type="float">
            <text:p>35.8899006691732</text:p>
          </table:table-cell>
          <table:table-cell table:formula="of:=[.G1182]*[.H1182]" office:value-type="float" office:value="10.0182742427364" calcext:value-type="float">
            <text:p>10.0182742427364</text:p>
          </table:table-cell>
          <table:table-cell table:formula="of:=[.H1182]*[.H1182]" office:value-type="float" office:value="2.79649196379312" calcext:value-type="float">
            <text:p>2.79649196379312</text:p>
          </table:table-cell>
          <table:table-cell table:number-columns-repeated="6"/>
        </table:table-row>
        <table:table-row table:style-name="ro1">
          <table:table-cell office:value-type="float" office:value="167180286" calcext:value-type="float">
            <text:p>167180286</text:p>
          </table:table-cell>
          <table:table-cell office:value-type="float" office:value="17" calcext:value-type="float">
            <text:p>17</text:p>
          </table:table-cell>
          <table:table-cell office:value-type="float" office:value="61032" calcext:value-type="float">
            <text:p>61032</text:p>
          </table:table-cell>
          <table:table-cell/>
          <table:table-cell table:formula="of:=[.B1183]" office:value-type="float" office:value="17" calcext:value-type="float">
            <text:p>17</text:p>
          </table:table-cell>
          <table:table-cell table:formula="of:=LOG([.A1183]*[.$Q$1])" office:value-type="float" office:value="4.22318506385542" calcext:value-type="float">
            <text:p>4.22318506385542</text:p>
          </table:table-cell>
          <table:table-cell table:formula="of:=[.E1183]-AVERAGE([.E$3:.E$1200])" office:value-type="float" office:value="4.99081803005008" calcext:value-type="float">
            <text:p>4.99081803005008</text:p>
          </table:table-cell>
          <table:table-cell table:formula="of:=[.F1183]-AVERAGE([.F$3:.F$1200])" office:value-type="float" office:value="1.75731236768633" calcext:value-type="float">
            <text:p>1.75731236768633</text:p>
          </table:table-cell>
          <table:table-cell table:formula="of:=[.G1183]*[.G1183]" office:value-type="float" office:value="24.908264609073" calcext:value-type="float">
            <text:p>24.908264609073</text:p>
          </table:table-cell>
          <table:table-cell table:formula="of:=[.G1183]*[.H1183]" office:value-type="float" office:value="8.77042624907896" calcext:value-type="float">
            <text:p>8.77042624907896</text:p>
          </table:table-cell>
          <table:table-cell table:formula="of:=[.H1183]*[.H1183]" office:value-type="float" office:value="3.08814675762335" calcext:value-type="float">
            <text:p>3.08814675762335</text:p>
          </table:table-cell>
          <table:table-cell table:number-columns-repeated="6"/>
        </table:table-row>
        <table:table-row table:style-name="ro1">
          <table:table-cell office:value-type="float" office:value="466273859" calcext:value-type="float">
            <text:p>466273859</text:p>
          </table:table-cell>
          <table:table-cell office:value-type="float" office:value="19" calcext:value-type="float">
            <text:p>19</text:p>
          </table:table-cell>
          <table:table-cell office:value-type="float" office:value="62508" calcext:value-type="float">
            <text:p>62508</text:p>
          </table:table-cell>
          <table:table-cell/>
          <table:table-cell table:formula="of:=[.B1184]" office:value-type="float" office:value="19" calcext:value-type="float">
            <text:p>19</text:p>
          </table:table-cell>
          <table:table-cell table:formula="of:=LOG([.A1184]*[.$Q$1])" office:value-type="float" office:value="4.6686410680166" calcext:value-type="float">
            <text:p>4.6686410680166</text:p>
          </table:table-cell>
          <table:table-cell table:formula="of:=[.E1184]-AVERAGE([.E$3:.E$1200])" office:value-type="float" office:value="6.99081803005008" calcext:value-type="float">
            <text:p>6.99081803005008</text:p>
          </table:table-cell>
          <table:table-cell table:formula="of:=[.F1184]-AVERAGE([.F$3:.F$1200])" office:value-type="float" office:value="2.20276837184752" calcext:value-type="float">
            <text:p>2.20276837184752</text:p>
          </table:table-cell>
          <table:table-cell table:formula="of:=[.G1184]*[.G1184]" office:value-type="float" office:value="48.8715367292733" calcext:value-type="float">
            <text:p>48.8715367292733</text:p>
          </table:table-cell>
          <table:table-cell table:formula="of:=[.G1184]*[.H1184]" office:value-type="float" office:value="15.3991528499357" calcext:value-type="float">
            <text:p>15.3991528499357</text:p>
          </table:table-cell>
          <table:table-cell table:formula="of:=[.H1184]*[.H1184]" office:value-type="float" office:value="4.85218850001179" calcext:value-type="float">
            <text:p>4.85218850001179</text:p>
          </table:table-cell>
          <table:table-cell table:number-columns-repeated="6"/>
        </table:table-row>
        <table:table-row table:style-name="ro1">
          <table:table-cell office:value-type="float" office:value="327184891" calcext:value-type="float">
            <text:p>327184891</text:p>
          </table:table-cell>
          <table:table-cell office:value-type="float" office:value="19" calcext:value-type="float">
            <text:p>19</text:p>
          </table:table-cell>
          <table:table-cell office:value-type="float" office:value="62581" calcext:value-type="float">
            <text:p>62581</text:p>
          </table:table-cell>
          <table:table-cell/>
          <table:table-cell table:formula="of:=[.B1185]" office:value-type="float" office:value="19" calcext:value-type="float">
            <text:p>19</text:p>
          </table:table-cell>
          <table:table-cell table:formula="of:=LOG([.A1185]*[.$Q$1])" office:value-type="float" office:value="4.5147932402718" calcext:value-type="float">
            <text:p>4.5147932402718</text:p>
          </table:table-cell>
          <table:table-cell table:formula="of:=[.E1185]-AVERAGE([.E$3:.E$1200])" office:value-type="float" office:value="6.99081803005008" calcext:value-type="float">
            <text:p>6.99081803005008</text:p>
          </table:table-cell>
          <table:table-cell table:formula="of:=[.F1185]-AVERAGE([.F$3:.F$1200])" office:value-type="float" office:value="2.04892054410272" calcext:value-type="float">
            <text:p>2.04892054410272</text:p>
          </table:table-cell>
          <table:table-cell table:formula="of:=[.G1185]*[.G1185]" office:value-type="float" office:value="48.8715367292733" calcext:value-type="float">
            <text:p>48.8715367292733</text:p>
          </table:table-cell>
          <table:table-cell table:formula="of:=[.G1185]*[.H1185]" office:value-type="float" office:value="14.3236306818533" calcext:value-type="float">
            <text:p>14.3236306818533</text:p>
          </table:table-cell>
          <table:table-cell table:formula="of:=[.H1185]*[.H1185]" office:value-type="float" office:value="4.1980753960462" calcext:value-type="float">
            <text:p>4.1980753960462</text:p>
          </table:table-cell>
          <table:table-cell table:number-columns-repeated="6"/>
        </table:table-row>
        <table:table-row table:style-name="ro1">
          <table:table-cell office:value-type="float" office:value="836017110" calcext:value-type="float">
            <text:p>836017110</text:p>
          </table:table-cell>
          <table:table-cell office:value-type="float" office:value="21" calcext:value-type="float">
            <text:p>21</text:p>
          </table:table-cell>
          <table:table-cell office:value-type="float" office:value="66406" calcext:value-type="float">
            <text:p>66406</text:p>
          </table:table-cell>
          <table:table-cell/>
          <table:table-cell table:formula="of:=[.B1186]" office:value-type="float" office:value="21" calcext:value-type="float">
            <text:p>21</text:p>
          </table:table-cell>
          <table:table-cell table:formula="of:=LOG([.A1186]*[.$Q$1])" office:value-type="float" office:value="4.92221516583919" calcext:value-type="float">
            <text:p>4.92221516583919</text:p>
          </table:table-cell>
          <table:table-cell table:formula="of:=[.E1186]-AVERAGE([.E$3:.E$1200])" office:value-type="float" office:value="8.99081803005008" calcext:value-type="float">
            <text:p>8.99081803005008</text:p>
          </table:table-cell>
          <table:table-cell table:formula="of:=[.F1186]-AVERAGE([.F$3:.F$1200])" office:value-type="float" office:value="2.45634246967011" calcext:value-type="float">
            <text:p>2.45634246967011</text:p>
          </table:table-cell>
          <table:table-cell table:formula="of:=[.G1186]*[.G1186]" office:value-type="float" office:value="80.8348088494737" calcext:value-type="float">
            <text:p>80.8348088494737</text:p>
          </table:table-cell>
          <table:table-cell table:formula="of:=[.G1186]*[.H1186]" office:value-type="float" office:value="22.0845281642878" calcext:value-type="float">
            <text:p>22.0845281642878</text:p>
          </table:table-cell>
          <table:table-cell table:formula="of:=[.H1186]*[.H1186]" office:value-type="float" office:value="6.03361832830505" calcext:value-type="float">
            <text:p>6.03361832830505</text:p>
          </table:table-cell>
          <table:table-cell table:number-columns-repeated="6"/>
        </table:table-row>
        <table:table-row table:style-name="ro1">
          <table:table-cell office:value-type="float" office:value="562709281" calcext:value-type="float">
            <text:p>562709281</text:p>
          </table:table-cell>
          <table:table-cell office:value-type="float" office:value="20" calcext:value-type="float">
            <text:p>20</text:p>
          </table:table-cell>
          <table:table-cell office:value-type="float" office:value="73826" calcext:value-type="float">
            <text:p>73826</text:p>
          </table:table-cell>
          <table:table-cell/>
          <table:table-cell table:formula="of:=[.B1187]" office:value-type="float" office:value="20" calcext:value-type="float">
            <text:p>20</text:p>
          </table:table-cell>
          <table:table-cell table:formula="of:=LOG([.A1187]*[.$Q$1])" office:value-type="float" office:value="4.75028407821397" calcext:value-type="float">
            <text:p>4.75028407821397</text:p>
          </table:table-cell>
          <table:table-cell table:formula="of:=[.E1187]-AVERAGE([.E$3:.E$1200])" office:value-type="float" office:value="7.99081803005008" calcext:value-type="float">
            <text:p>7.99081803005008</text:p>
          </table:table-cell>
          <table:table-cell table:formula="of:=[.F1187]-AVERAGE([.F$3:.F$1200])" office:value-type="float" office:value="2.28441138204488" calcext:value-type="float">
            <text:p>2.28441138204488</text:p>
          </table:table-cell>
          <table:table-cell table:formula="of:=[.G1187]*[.G1187]" office:value-type="float" office:value="63.8531727893735" calcext:value-type="float">
            <text:p>63.8531727893735</text:p>
          </table:table-cell>
          <table:table-cell table:formula="of:=[.G1187]*[.H1187]" office:value-type="float" office:value="18.2543156596959" calcext:value-type="float">
            <text:p>18.2543156596959</text:p>
          </table:table-cell>
          <table:table-cell table:formula="of:=[.H1187]*[.H1187]" office:value-type="float" office:value="5.21853536241622" calcext:value-type="float">
            <text:p>5.21853536241622</text:p>
          </table:table-cell>
          <table:table-cell table:number-columns-repeated="6"/>
        </table:table-row>
        <table:table-row table:style-name="ro1">
          <table:table-cell office:value-type="float" office:value="305679106" calcext:value-type="float">
            <text:p>305679106</text:p>
          </table:table-cell>
          <table:table-cell office:value-type="float" office:value="18" calcext:value-type="float">
            <text:p>18</text:p>
          </table:table-cell>
          <table:table-cell office:value-type="float" office:value="75647" calcext:value-type="float">
            <text:p>75647</text:p>
          </table:table-cell>
          <table:table-cell/>
          <table:table-cell table:formula="of:=[.B1188]" office:value-type="float" office:value="18" calcext:value-type="float">
            <text:p>18</text:p>
          </table:table-cell>
          <table:table-cell table:formula="of:=LOG([.A1188]*[.$Q$1])" office:value-type="float" office:value="4.4852657545291" calcext:value-type="float">
            <text:p>4.4852657545291</text:p>
          </table:table-cell>
          <table:table-cell table:formula="of:=[.E1188]-AVERAGE([.E$3:.E$1200])" office:value-type="float" office:value="5.99081803005008" calcext:value-type="float">
            <text:p>5.99081803005008</text:p>
          </table:table-cell>
          <table:table-cell table:formula="of:=[.F1188]-AVERAGE([.F$3:.F$1200])" office:value-type="float" office:value="2.01939305836002" calcext:value-type="float">
            <text:p>2.01939305836002</text:p>
          </table:table-cell>
          <table:table-cell table:formula="of:=[.G1188]*[.G1188]" office:value-type="float" office:value="35.8899006691732" calcext:value-type="float">
            <text:p>35.8899006691732</text:p>
          </table:table-cell>
          <table:table-cell table:formula="of:=[.G1188]*[.H1188]" office:value-type="float" office:value="12.0978163437812" calcext:value-type="float">
            <text:p>12.0978163437812</text:p>
          </table:table-cell>
          <table:table-cell table:formula="of:=[.H1188]*[.H1188]" office:value-type="float" office:value="4.07794832415263" calcext:value-type="float">
            <text:p>4.07794832415263</text:p>
          </table:table-cell>
          <table:table-cell table:number-columns-repeated="6"/>
        </table:table-row>
        <table:table-row table:style-name="ro1">
          <table:table-cell office:value-type="float" office:value="1704049469" calcext:value-type="float">
            <text:p>1704049469</text:p>
          </table:table-cell>
          <table:table-cell office:value-type="float" office:value="22" calcext:value-type="float">
            <text:p>22</text:p>
          </table:table-cell>
          <table:table-cell office:value-type="float" office:value="84913" calcext:value-type="float">
            <text:p>84913</text:p>
          </table:table-cell>
          <table:table-cell/>
          <table:table-cell table:formula="of:=[.B1189]" office:value-type="float" office:value="22" calcext:value-type="float">
            <text:p>22</text:p>
          </table:table-cell>
          <table:table-cell table:formula="of:=LOG([.A1189]*[.$Q$1])" office:value-type="float" office:value="5.23148219829563" calcext:value-type="float">
            <text:p>5.23148219829563</text:p>
          </table:table-cell>
          <table:table-cell table:formula="of:=[.E1189]-AVERAGE([.E$3:.E$1200])" office:value-type="float" office:value="9.99081803005008" calcext:value-type="float">
            <text:p>9.99081803005008</text:p>
          </table:table-cell>
          <table:table-cell table:formula="of:=[.F1189]-AVERAGE([.F$3:.F$1200])" office:value-type="float" office:value="2.76560950212655" calcext:value-type="float">
            <text:p>2.76560950212655</text:p>
          </table:table-cell>
          <table:table-cell table:formula="of:=[.G1189]*[.G1189]" office:value-type="float" office:value="99.8164449095738" calcext:value-type="float">
            <text:p>99.8164449095738</text:p>
          </table:table-cell>
          <table:table-cell table:formula="of:=[.G1189]*[.H1189]" office:value-type="float" office:value="27.6307012779238" calcext:value-type="float">
            <text:p>27.6307012779238</text:p>
          </table:table-cell>
          <table:table-cell table:formula="of:=[.H1189]*[.H1189]" office:value-type="float" office:value="7.64859591825267" calcext:value-type="float">
            <text:p>7.64859591825267</text:p>
          </table:table-cell>
          <table:table-cell table:number-columns-repeated="6"/>
        </table:table-row>
        <table:table-row table:style-name="ro1">
          <table:table-cell office:value-type="float" office:value="313841292" calcext:value-type="float">
            <text:p>313841292</text:p>
          </table:table-cell>
          <table:table-cell office:value-type="float" office:value="21" calcext:value-type="float">
            <text:p>21</text:p>
          </table:table-cell>
          <table:table-cell office:value-type="float" office:value="85675" calcext:value-type="float">
            <text:p>85675</text:p>
          </table:table-cell>
          <table:table-cell/>
          <table:table-cell table:formula="of:=[.B1190]" office:value-type="float" office:value="21" calcext:value-type="float">
            <text:p>21</text:p>
          </table:table-cell>
          <table:table-cell table:formula="of:=LOG([.A1190]*[.$Q$1])" office:value-type="float" office:value="4.49671008299847" calcext:value-type="float">
            <text:p>4.49671008299847</text:p>
          </table:table-cell>
          <table:table-cell table:formula="of:=[.E1190]-AVERAGE([.E$3:.E$1200])" office:value-type="float" office:value="8.99081803005008" calcext:value-type="float">
            <text:p>8.99081803005008</text:p>
          </table:table-cell>
          <table:table-cell table:formula="of:=[.F1190]-AVERAGE([.F$3:.F$1200])" office:value-type="float" office:value="2.03083738682939" calcext:value-type="float">
            <text:p>2.03083738682939</text:p>
          </table:table-cell>
          <table:table-cell table:formula="of:=[.G1190]*[.G1190]" office:value-type="float" office:value="80.8348088494737" calcext:value-type="float">
            <text:p>80.8348088494737</text:p>
          </table:table-cell>
          <table:table-cell table:formula="of:=[.G1190]*[.H1190]" office:value-type="float" office:value="18.2588893936055" calcext:value-type="float">
            <text:p>18.2588893936055</text:p>
          </table:table-cell>
          <table:table-cell table:formula="of:=[.H1190]*[.H1190]" office:value-type="float" office:value="4.12430049174403" calcext:value-type="float">
            <text:p>4.12430049174403</text:p>
          </table:table-cell>
          <table:table-cell table:number-columns-repeated="6"/>
        </table:table-row>
        <table:table-row table:style-name="ro1">
          <table:table-cell office:value-type="float" office:value="156945203" calcext:value-type="float">
            <text:p>156945203</text:p>
          </table:table-cell>
          <table:table-cell office:value-type="float" office:value="18" calcext:value-type="float">
            <text:p>18</text:p>
          </table:table-cell>
          <table:table-cell office:value-type="float" office:value="86955" calcext:value-type="float">
            <text:p>86955</text:p>
          </table:table-cell>
          <table:table-cell/>
          <table:table-cell table:formula="of:=[.B1191]" office:value-type="float" office:value="18" calcext:value-type="float">
            <text:p>18</text:p>
          </table:table-cell>
          <table:table-cell table:formula="of:=LOG([.A1191]*[.$Q$1])" office:value-type="float" office:value="4.19574804611145" calcext:value-type="float">
            <text:p>4.19574804611145</text:p>
          </table:table-cell>
          <table:table-cell table:formula="of:=[.E1191]-AVERAGE([.E$3:.E$1200])" office:value-type="float" office:value="5.99081803005008" calcext:value-type="float">
            <text:p>5.99081803005008</text:p>
          </table:table-cell>
          <table:table-cell table:formula="of:=[.F1191]-AVERAGE([.F$3:.F$1200])" office:value-type="float" office:value="1.72987534994237" calcext:value-type="float">
            <text:p>1.72987534994237</text:p>
          </table:table-cell>
          <table:table-cell table:formula="of:=[.G1191]*[.G1191]" office:value-type="float" office:value="35.8899006691732" calcext:value-type="float">
            <text:p>35.8899006691732</text:p>
          </table:table-cell>
          <table:table-cell table:formula="of:=[.G1191]*[.H1191]" office:value-type="float" office:value="10.363368436174" calcext:value-type="float">
            <text:p>10.363368436174</text:p>
          </table:table-cell>
          <table:table-cell table:formula="of:=[.H1191]*[.H1191]" office:value-type="float" office:value="2.99246872633824" calcext:value-type="float">
            <text:p>2.99246872633824</text:p>
          </table:table-cell>
          <table:table-cell table:number-columns-repeated="6"/>
        </table:table-row>
        <table:table-row table:style-name="ro1">
          <table:table-cell office:value-type="float" office:value="284243847" calcext:value-type="float">
            <text:p>284243847</text:p>
          </table:table-cell>
          <table:table-cell office:value-type="float" office:value="18" calcext:value-type="float">
            <text:p>18</text:p>
          </table:table-cell>
          <table:table-cell office:value-type="float" office:value="90790" calcext:value-type="float">
            <text:p>90790</text:p>
          </table:table-cell>
          <table:table-cell/>
          <table:table-cell table:formula="of:=[.B1192]" office:value-type="float" office:value="18" calcext:value-type="float">
            <text:p>18</text:p>
          </table:table-cell>
          <table:table-cell table:formula="of:=LOG([.A1192]*[.$Q$1])" office:value-type="float" office:value="4.45369107232945" calcext:value-type="float">
            <text:p>4.45369107232945</text:p>
          </table:table-cell>
          <table:table-cell table:formula="of:=[.E1192]-AVERAGE([.E$3:.E$1200])" office:value-type="float" office:value="5.99081803005008" calcext:value-type="float">
            <text:p>5.99081803005008</text:p>
          </table:table-cell>
          <table:table-cell table:formula="of:=[.F1192]-AVERAGE([.F$3:.F$1200])" office:value-type="float" office:value="1.98781837616037" calcext:value-type="float">
            <text:p>1.98781837616037</text:p>
          </table:table-cell>
          <table:table-cell table:formula="of:=[.G1192]*[.G1192]" office:value-type="float" office:value="35.8899006691732" calcext:value-type="float">
            <text:p>35.8899006691732</text:p>
          </table:table-cell>
          <table:table-cell table:formula="of:=[.G1192]*[.H1192]" office:value-type="float" office:value="11.9086581683664" calcext:value-type="float">
            <text:p>11.9086581683664</text:p>
          </table:table-cell>
          <table:table-cell table:formula="of:=[.H1192]*[.H1192]" office:value-type="float" office:value="3.95142189660084" calcext:value-type="float">
            <text:p>3.95142189660084</text:p>
          </table:table-cell>
          <table:table-cell table:number-columns-repeated="6"/>
        </table:table-row>
        <table:table-row table:style-name="ro1">
          <table:table-cell office:value-type="float" office:value="845496504" calcext:value-type="float">
            <text:p>845496504</text:p>
          </table:table-cell>
          <table:table-cell office:value-type="float" office:value="18" calcext:value-type="float">
            <text:p>18</text:p>
          </table:table-cell>
          <table:table-cell office:value-type="float" office:value="103562" calcext:value-type="float">
            <text:p>103562</text:p>
          </table:table-cell>
          <table:table-cell/>
          <table:table-cell table:formula="of:=[.B1193]" office:value-type="float" office:value="18" calcext:value-type="float">
            <text:p>18</text:p>
          </table:table-cell>
          <table:table-cell table:formula="of:=LOG([.A1193]*[.$Q$1])" office:value-type="float" office:value="4.92711181619556" calcext:value-type="float">
            <text:p>4.92711181619556</text:p>
          </table:table-cell>
          <table:table-cell table:formula="of:=[.E1193]-AVERAGE([.E$3:.E$1200])" office:value-type="float" office:value="5.99081803005008" calcext:value-type="float">
            <text:p>5.99081803005008</text:p>
          </table:table-cell>
          <table:table-cell table:formula="of:=[.F1193]-AVERAGE([.F$3:.F$1200])" office:value-type="float" office:value="2.46123912002648" calcext:value-type="float">
            <text:p>2.46123912002648</text:p>
          </table:table-cell>
          <table:table-cell table:formula="of:=[.G1193]*[.G1193]" office:value-type="float" office:value="35.8899006691732" calcext:value-type="float">
            <text:p>35.8899006691732</text:p>
          </table:table-cell>
          <table:table-cell table:formula="of:=[.G1193]*[.H1193]" office:value-type="float" office:value="14.7448356965192" calcext:value-type="float">
            <text:p>14.7448356965192</text:p>
          </table:table-cell>
          <table:table-cell table:formula="of:=[.H1193]*[.H1193]" office:value-type="float" office:value="6.05769800594872" calcext:value-type="float">
            <text:p>6.05769800594872</text:p>
          </table:table-cell>
          <table:table-cell table:number-columns-repeated="6"/>
        </table:table-row>
        <table:table-row table:style-name="ro1">
          <table:table-cell office:value-type="float" office:value="313433192" calcext:value-type="float">
            <text:p>313433192</text:p>
          </table:table-cell>
          <table:table-cell office:value-type="float" office:value="21" calcext:value-type="float">
            <text:p>21</text:p>
          </table:table-cell>
          <table:table-cell office:value-type="float" office:value="105395" calcext:value-type="float">
            <text:p>105395</text:p>
          </table:table-cell>
          <table:table-cell/>
          <table:table-cell table:formula="of:=[.B1194]" office:value-type="float" office:value="21" calcext:value-type="float">
            <text:p>21</text:p>
          </table:table-cell>
          <table:table-cell table:formula="of:=LOG([.A1194]*[.$Q$1])" office:value-type="float" office:value="4.49614498555679" calcext:value-type="float">
            <text:p>4.49614498555679</text:p>
          </table:table-cell>
          <table:table-cell table:formula="of:=[.E1194]-AVERAGE([.E$3:.E$1200])" office:value-type="float" office:value="8.99081803005008" calcext:value-type="float">
            <text:p>8.99081803005008</text:p>
          </table:table-cell>
          <table:table-cell table:formula="of:=[.F1194]-AVERAGE([.F$3:.F$1200])" office:value-type="float" office:value="2.03027228938771" calcext:value-type="float">
            <text:p>2.03027228938771</text:p>
          </table:table-cell>
          <table:table-cell table:formula="of:=[.G1194]*[.G1194]" office:value-type="float" office:value="80.8348088494737" calcext:value-type="float">
            <text:p>80.8348088494737</text:p>
          </table:table-cell>
          <table:table-cell table:formula="of:=[.G1194]*[.H1194]" office:value-type="float" office:value="18.2538087053381" calcext:value-type="float">
            <text:p>18.2538087053381</text:p>
          </table:table-cell>
          <table:table-cell table:formula="of:=[.H1194]*[.H1194]" office:value-type="float" office:value="4.12200556905561" calcext:value-type="float">
            <text:p>4.12200556905561</text:p>
          </table:table-cell>
          <table:table-cell table:number-columns-repeated="6"/>
        </table:table-row>
        <table:table-row table:style-name="ro1">
          <table:table-cell office:value-type="float" office:value="292573473" calcext:value-type="float">
            <text:p>292573473</text:p>
          </table:table-cell>
          <table:table-cell office:value-type="float" office:value="18" calcext:value-type="float">
            <text:p>18</text:p>
          </table:table-cell>
          <table:table-cell office:value-type="float" office:value="111235" calcext:value-type="float">
            <text:p>111235</text:p>
          </table:table-cell>
          <table:table-cell/>
          <table:table-cell table:formula="of:=[.B1195]" office:value-type="float" office:value="18" calcext:value-type="float">
            <text:p>18</text:p>
          </table:table-cell>
          <table:table-cell table:formula="of:=LOG([.A1195]*[.$Q$1])" office:value-type="float" office:value="4.46623494703886" calcext:value-type="float">
            <text:p>4.46623494703886</text:p>
          </table:table-cell>
          <table:table-cell table:formula="of:=[.E1195]-AVERAGE([.E$3:.E$1200])" office:value-type="float" office:value="5.99081803005008" calcext:value-type="float">
            <text:p>5.99081803005008</text:p>
          </table:table-cell>
          <table:table-cell table:formula="of:=[.F1195]-AVERAGE([.F$3:.F$1200])" office:value-type="float" office:value="2.00036225086978" calcext:value-type="float">
            <text:p>2.00036225086978</text:p>
          </table:table-cell>
          <table:table-cell table:formula="of:=[.G1195]*[.G1195]" office:value-type="float" office:value="35.8899006691732" calcext:value-type="float">
            <text:p>35.8899006691732</text:p>
          </table:table-cell>
          <table:table-cell table:formula="of:=[.G1195]*[.H1195]" office:value-type="float" office:value="11.9838062391422" calcext:value-type="float">
            <text:p>11.9838062391422</text:p>
          </table:table-cell>
          <table:table-cell table:formula="of:=[.H1195]*[.H1195]" office:value-type="float" office:value="4.00144913470481" calcext:value-type="float">
            <text:p>4.00144913470481</text:p>
          </table:table-cell>
          <table:table-cell table:number-columns-repeated="6"/>
        </table:table-row>
        <table:table-row table:style-name="ro1">
          <table:table-cell office:value-type="float" office:value="411819121" calcext:value-type="float">
            <text:p>411819121</text:p>
          </table:table-cell>
          <table:table-cell office:value-type="float" office:value="18" calcext:value-type="float">
            <text:p>18</text:p>
          </table:table-cell>
          <table:table-cell office:value-type="float" office:value="113398" calcext:value-type="float">
            <text:p>113398</text:p>
          </table:table-cell>
          <table:table-cell/>
          <table:table-cell table:formula="of:=[.B1196]" office:value-type="float" office:value="18" calcext:value-type="float">
            <text:p>18</text:p>
          </table:table-cell>
          <table:table-cell table:formula="of:=LOG([.A1196]*[.$Q$1])" office:value-type="float" office:value="4.61470650729416" calcext:value-type="float">
            <text:p>4.61470650729416</text:p>
          </table:table-cell>
          <table:table-cell table:formula="of:=[.E1196]-AVERAGE([.E$3:.E$1200])" office:value-type="float" office:value="5.99081803005008" calcext:value-type="float">
            <text:p>5.99081803005008</text:p>
          </table:table-cell>
          <table:table-cell table:formula="of:=[.F1196]-AVERAGE([.F$3:.F$1200])" office:value-type="float" office:value="2.14883381112508" calcext:value-type="float">
            <text:p>2.14883381112508</text:p>
          </table:table-cell>
          <table:table-cell table:formula="of:=[.G1196]*[.G1196]" office:value-type="float" office:value="35.8899006691732" calcext:value-type="float">
            <text:p>35.8899006691732</text:p>
          </table:table-cell>
          <table:table-cell table:formula="of:=[.G1196]*[.H1196]" office:value-type="float" office:value="12.8732723392694" calcext:value-type="float">
            <text:p>12.8732723392694</text:p>
          </table:table-cell>
          <table:table-cell table:formula="of:=[.H1196]*[.H1196]" office:value-type="float" office:value="4.61748674783433" calcext:value-type="float">
            <text:p>4.61748674783433</text:p>
          </table:table-cell>
          <table:table-cell table:number-columns-repeated="6"/>
        </table:table-row>
        <table:table-row table:style-name="ro1">
          <table:table-cell office:value-type="float" office:value="381809125" calcext:value-type="float">
            <text:p>381809125</text:p>
          </table:table-cell>
          <table:table-cell office:value-type="float" office:value="20" calcext:value-type="float">
            <text:p>20</text:p>
          </table:table-cell>
          <table:table-cell office:value-type="float" office:value="117826" calcext:value-type="float">
            <text:p>117826</text:p>
          </table:table-cell>
          <table:table-cell/>
          <table:table-cell table:formula="of:=[.B1197]" office:value-type="float" office:value="20" calcext:value-type="float">
            <text:p>20</text:p>
          </table:table-cell>
          <table:table-cell table:formula="of:=LOG([.A1197]*[.$Q$1])" office:value-type="float" office:value="4.58184630354898" calcext:value-type="float">
            <text:p>4.58184630354898</text:p>
          </table:table-cell>
          <table:table-cell table:formula="of:=[.E1197]-AVERAGE([.E$3:.E$1200])" office:value-type="float" office:value="7.99081803005008" calcext:value-type="float">
            <text:p>7.99081803005008</text:p>
          </table:table-cell>
          <table:table-cell table:formula="of:=[.F1197]-AVERAGE([.F$3:.F$1200])" office:value-type="float" office:value="2.1159736073799" calcext:value-type="float">
            <text:p>2.1159736073799</text:p>
          </table:table-cell>
          <table:table-cell table:formula="of:=[.G1197]*[.G1197]" office:value-type="float" office:value="63.8531727893735" calcext:value-type="float">
            <text:p>63.8531727893735</text:p>
          </table:table-cell>
          <table:table-cell table:formula="of:=[.G1197]*[.H1197]" office:value-type="float" office:value="16.9083600529614" calcext:value-type="float">
            <text:p>16.9083600529614</text:p>
          </table:table-cell>
          <table:table-cell table:formula="of:=[.H1197]*[.H1197]" office:value-type="float" office:value="4.47734430712831" calcext:value-type="float">
            <text:p>4.47734430712831</text:p>
          </table:table-cell>
          <table:table-cell table:number-columns-repeated="6"/>
        </table:table-row>
        <table:table-row table:style-name="ro1">
          <table:table-cell office:value-type="float" office:value="587762620" calcext:value-type="float">
            <text:p>587762620</text:p>
          </table:table-cell>
          <table:table-cell office:value-type="float" office:value="21" calcext:value-type="float">
            <text:p>21</text:p>
          </table:table-cell>
          <table:table-cell office:value-type="float" office:value="131683" calcext:value-type="float">
            <text:p>131683</text:p>
          </table:table-cell>
          <table:table-cell/>
          <table:table-cell table:formula="of:=[.B1198]" office:value-type="float" office:value="21" calcext:value-type="float">
            <text:p>21</text:p>
          </table:table-cell>
          <table:table-cell table:formula="of:=LOG([.A1198]*[.$Q$1])" office:value-type="float" office:value="4.76920196274384" calcext:value-type="float">
            <text:p>4.76920196274384</text:p>
          </table:table-cell>
          <table:table-cell table:formula="of:=[.E1198]-AVERAGE([.E$3:.E$1200])" office:value-type="float" office:value="8.99081803005008" calcext:value-type="float">
            <text:p>8.99081803005008</text:p>
          </table:table-cell>
          <table:table-cell table:formula="of:=[.F1198]-AVERAGE([.F$3:.F$1200])" office:value-type="float" office:value="2.30332926657476" calcext:value-type="float">
            <text:p>2.30332926657476</text:p>
          </table:table-cell>
          <table:table-cell table:formula="of:=[.G1198]*[.G1198]" office:value-type="float" office:value="80.8348088494737" calcext:value-type="float">
            <text:p>80.8348088494737</text:p>
          </table:table-cell>
          <table:table-cell table:formula="of:=[.G1198]*[.H1198]" office:value-type="float" office:value="20.7088142990624" calcext:value-type="float">
            <text:p>20.7088142990624</text:p>
          </table:table-cell>
          <table:table-cell table:formula="of:=[.H1198]*[.H1198]" office:value-type="float" office:value="5.30532571025984" calcext:value-type="float">
            <text:p>5.30532571025984</text:p>
          </table:table-cell>
          <table:table-cell table:number-columns-repeated="6"/>
        </table:table-row>
        <table:table-row table:style-name="ro1">
          <table:table-cell office:value-type="float" office:value="295895649" calcext:value-type="float">
            <text:p>295895649</text:p>
          </table:table-cell>
          <table:table-cell office:value-type="float" office:value="21" calcext:value-type="float">
            <text:p>21</text:p>
          </table:table-cell>
          <table:table-cell office:value-type="float" office:value="150195" calcext:value-type="float">
            <text:p>150195</text:p>
          </table:table-cell>
          <table:table-cell/>
          <table:table-cell table:formula="of:=[.B1199]" office:value-type="float" office:value="21" calcext:value-type="float">
            <text:p>21</text:p>
          </table:table-cell>
          <table:table-cell table:formula="of:=LOG([.A1199]*[.$Q$1])" office:value-type="float" office:value="4.47113857912081" calcext:value-type="float">
            <text:p>4.47113857912081</text:p>
          </table:table-cell>
          <table:table-cell table:formula="of:=[.E1199]-AVERAGE([.E$3:.E$1200])" office:value-type="float" office:value="8.99081803005008" calcext:value-type="float">
            <text:p>8.99081803005008</text:p>
          </table:table-cell>
          <table:table-cell table:formula="of:=[.F1199]-AVERAGE([.F$3:.F$1200])" office:value-type="float" office:value="2.00526588295173" calcext:value-type="float">
            <text:p>2.00526588295173</text:p>
          </table:table-cell>
          <table:table-cell table:formula="of:=[.G1199]*[.G1199]" office:value-type="float" office:value="80.8348088494737" calcext:value-type="float">
            <text:p>80.8348088494737</text:p>
          </table:table-cell>
          <table:table-cell table:formula="of:=[.G1199]*[.H1199]" office:value-type="float" office:value="18.0289806554867" calcext:value-type="float">
            <text:p>18.0289806554867</text:p>
          </table:table-cell>
          <table:table-cell table:formula="of:=[.H1199]*[.H1199]" office:value-type="float" office:value="4.02109126133018" calcext:value-type="float">
            <text:p>4.02109126133018</text:p>
          </table:table-cell>
          <table:table-cell table:number-columns-repeated="6"/>
        </table:table-row>
        <table:table-row table:style-name="ro1">
          <table:table-cell office:value-type="float" office:value="566458040" calcext:value-type="float">
            <text:p>566458040</text:p>
          </table:table-cell>
          <table:table-cell office:value-type="float" office:value="21" calcext:value-type="float">
            <text:p>21</text:p>
          </table:table-cell>
          <table:table-cell office:value-type="float" office:value="170877" calcext:value-type="float">
            <text:p>170877</text:p>
          </table:table-cell>
          <table:table-cell/>
          <table:table-cell table:formula="of:=[.B1200]" office:value-type="float" office:value="21" calcext:value-type="float">
            <text:p>21</text:p>
          </table:table-cell>
          <table:table-cell table:formula="of:=LOG([.A1200]*[.$Q$1])" office:value-type="float" office:value="4.75316774531791" calcext:value-type="float">
            <text:p>4.75316774531791</text:p>
          </table:table-cell>
          <table:table-cell table:formula="of:=[.E1200]-AVERAGE([.E$3:.E$1200])" office:value-type="float" office:value="8.99081803005008" calcext:value-type="float">
            <text:p>8.99081803005008</text:p>
          </table:table-cell>
          <table:table-cell table:formula="of:=[.F1200]-AVERAGE([.F$3:.F$1200])" office:value-type="float" office:value="2.28729504914883" calcext:value-type="float">
            <text:p>2.28729504914883</text:p>
          </table:table-cell>
          <table:table-cell table:formula="of:=[.G1200]*[.G1200]" office:value-type="float" office:value="80.8348088494737" calcext:value-type="float">
            <text:p>80.8348088494737</text:p>
          </table:table-cell>
          <table:table-cell table:formula="of:=[.G1200]*[.H1200]" office:value-type="float" office:value="20.5646535679316" calcext:value-type="float">
            <text:p>20.5646535679316</text:p>
          </table:table-cell>
          <table:table-cell table:formula="of:=[.H1200]*[.H1200]" office:value-type="float" office:value="5.23171864186075" calcext:value-type="float">
            <text:p>5.23171864186075</text:p>
          </table:table-cell>
          <table:table-cell table:number-columns-repeated="6"/>
        </table:table-row>
        <table:table-row table:style-name="ro1">
          <table:table-cell office:value-type="float" office:value="1535014699" calcext:value-type="float">
            <text:p>1535014699</text:p>
          </table:table-cell>
          <table:table-cell office:value-type="float" office:value="20" calcext:value-type="float">
            <text:p>20</text:p>
          </table:table-cell>
          <table:table-cell office:value-type="float" office:value="365301" calcext:value-type="float">
            <text:p>365301</text:p>
          </table:table-cell>
          <table:table-cell/>
          <table:table-cell table:formula="of:=[.B1201]" office:value-type="float" office:value="20" calcext:value-type="float">
            <text:p>20</text:p>
          </table:table-cell>
          <table:table-cell table:formula="of:=LOG([.A1201]*[.$Q$1])" office:value-type="float" office:value="5.18611253855198" calcext:value-type="float">
            <text:p>5.18611253855198</text:p>
          </table:table-cell>
          <table:table-cell table:formula="of:=[.E1201]-AVERAGE([.E$3:.E$1200])" office:value-type="float" office:value="7.99081803005008" calcext:value-type="float">
            <text:p>7.99081803005008</text:p>
          </table:table-cell>
          <table:table-cell table:formula="of:=[.F1201]-AVERAGE([.F$3:.F$1200])" office:value-type="float" office:value="2.7202398423829" calcext:value-type="float">
            <text:p>2.7202398423829</text:p>
          </table:table-cell>
          <table:table-cell table:formula="of:=[.G1201]*[.G1201]" office:value-type="float" office:value="63.8531727893735" calcext:value-type="float">
            <text:p>63.8531727893735</text:p>
          </table:table-cell>
          <table:table-cell table:formula="of:=[.G1201]*[.H1201]" office:value-type="float" office:value="21.7369415785739" calcext:value-type="float">
            <text:p>21.7369415785739</text:p>
          </table:table-cell>
          <table:table-cell table:formula="of:=[.H1201]*[.H1201]" office:value-type="float" office:value="7.39970480008736" calcext:value-type="float">
            <text:p>7.39970480008736</text:p>
          </table:table-cell>
          <table:table-cell table:number-columns-repeated="6"/>
        </table:table-row>
        <table:table-row table:style-name="ro1">
          <table:table-cell office:value-type="float" office:value="2864469558" calcext:value-type="float">
            <text:p>2864469558</text:p>
          </table:table-cell>
          <table:table-cell office:value-type="float" office:value="21" calcext:value-type="float">
            <text:p>21</text:p>
          </table:table-cell>
          <table:table-cell office:value-type="float" office:value="751411" calcext:value-type="float">
            <text:p>751411</text:p>
          </table:table-cell>
          <table:table-cell/>
          <table:table-cell table:formula="of:=[.B1202]" office:value-type="float" office:value="21" calcext:value-type="float">
            <text:p>21</text:p>
          </table:table-cell>
          <table:table-cell table:formula="of:=LOG([.A1202]*[.$Q$1])" office:value-type="float" office:value="5.45704421116833" calcext:value-type="float">
            <text:p>5.45704421116833</text:p>
          </table:table-cell>
          <table:table-cell table:formula="of:=[.E1202]-AVERAGE([.E$3:.E$1200])" office:value-type="float" office:value="8.99081803005008" calcext:value-type="float">
            <text:p>8.99081803005008</text:p>
          </table:table-cell>
          <table:table-cell table:formula="of:=[.F1202]-AVERAGE([.F$3:.F$1200])" office:value-type="float" office:value="2.99117151499925" calcext:value-type="float">
            <text:p>2.99117151499925</text:p>
          </table:table-cell>
          <table:table-cell table:formula="of:=[.G1202]*[.G1202]" office:value-type="float" office:value="80.8348088494737" calcext:value-type="float">
            <text:p>80.8348088494737</text:p>
          </table:table-cell>
          <table:table-cell table:formula="of:=[.G1202]*[.H1202]" office:value-type="float" office:value="26.8930787880274" calcext:value-type="float">
            <text:p>26.8930787880274</text:p>
          </table:table-cell>
          <table:table-cell table:formula="of:=[.H1202]*[.H1202]" office:value-type="float" office:value="8.94710703214288" calcext:value-type="float">
            <text:p>8.94710703214288</text:p>
          </table:table-cell>
          <table:table-cell table:number-columns-repeated="6"/>
        </table:table-row>
        <table:table-row table:style-name="ro1">
          <table:table-cell office:value-type="float" office:value="23423221591" calcext:value-type="float">
            <text:p>23423221591</text:p>
          </table:table-cell>
          <table:table-cell office:value-type="float" office:value="31" calcext:value-type="float">
            <text:p>31</text:p>
          </table:table-cell>
          <table:table-cell office:value-type="float" office:value="1119648" calcext:value-type="float">
            <text:p>1119648</text:p>
          </table:table-cell>
          <table:table-cell/>
          <table:table-cell table:formula="of:=[.B1203]" office:value-type="float" office:value="31" calcext:value-type="float">
            <text:p>31</text:p>
          </table:table-cell>
          <table:table-cell table:formula="of:=LOG([.A1203]*[.$Q$1])" office:value-type="float" office:value="6.36964662698628" calcext:value-type="float">
            <text:p>6.36964662698628</text:p>
          </table:table-cell>
          <table:table-cell table:formula="of:=[.E1203]-AVERAGE([.E$3:.E$1200])" office:value-type="float" office:value="18.9908180300501" calcext:value-type="float">
            <text:p>18.9908180300501</text:p>
          </table:table-cell>
          <table:table-cell table:formula="of:=[.F1203]-AVERAGE([.F$3:.F$1200])" office:value-type="float" office:value="3.9037739308172" calcext:value-type="float">
            <text:p>3.9037739308172</text:p>
          </table:table-cell>
          <table:table-cell table:formula="of:=[.G1203]*[.G1203]" office:value-type="float" office:value="360.651169450475" calcext:value-type="float">
            <text:p>360.651169450475</text:p>
          </table:table-cell>
          <table:table-cell table:formula="of:=[.G1203]*[.H1203]" office:value-type="float" office:value="74.1358603506028" calcext:value-type="float">
            <text:p>74.1358603506028</text:p>
          </table:table-cell>
          <table:table-cell table:formula="of:=[.H1203]*[.H1203]" office:value-type="float" office:value="15.239450902928" calcext:value-type="float">
            <text:p>15.2394509029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8T16:37:27.976050418</dc:date>
    <meta:editing-duration>PT43M49S</meta:editing-duration>
    <meta:editing-cycles>12</meta:editing-cycles>
    <meta:generator>LibreOffice/5.4.2.2.0$Linux_X86_64 LibreOffice_project/40m0$Build-2</meta:generator>
    <meta:document-statistic meta:table-count="1" meta:cell-count="12043" meta:object-count="0"/>
  </office:meta>
</office:document-meta>
</file>